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automatic-styles>
    <style:style style:name="ce1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" style:family="table-cell" style:parent-style-name="Default" style:data-style-name="N3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21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2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3" style:family="table-cell" style:parent-style-name="Default" style:data-style-name="N3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24" style:family="table-cell" style:parent-style-name="Default" style:data-style-name="N3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25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6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7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8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/>
    </style:style>
    <style:style style:name="ce29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0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1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2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5" style:family="table-cell" style:parent-style-name="Default" style:data-style-name="N30">
      <style:table-cell-properties fo:border-top="thin solid #000000" fo:border-bottom="none" fo:border-left="none" fo:border-right="none"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6" style:family="table-cell" style:parent-style-name="Default" style:data-style-name="N30">
      <style:table-cell-properties fo:border-top="thin solid #000000" fo:border-bottom="none" fo:border-left="none" fo:border-right="thin solid #000000"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7" style:family="table-cell" style:parent-style-name="Default" style:data-style-name="N30">
      <style:table-cell-properties fo:border-top="thin solid #000000" fo:border-bottom="none" fo:border-left="none" fo:border-right="none" style:vertical-align="top"/>
      <style:text-properties fo:color="#000000" style:font-name="微軟正黑體" style:font-name-asian="微軟正黑體" style:font-name-complex="微軟正黑體"/>
    </style:style>
    <style:style style:name="ce38" style:family="table-cell" style:parent-style-name="Default" style:data-style-name="N30">
      <style:table-cell-properties fo:border-top="thin solid #000000" fo:border-bottom="none" fo:border-left="none" fo:border-right="thin solid #000000" style:vertical-align="top"/>
      <style:text-properties fo:color="#000000" style:font-name="微軟正黑體" style:font-name-asian="微軟正黑體" style:font-name-complex="微軟正黑體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2" style:family="table-cell" style:parent-style-name="Default" style:data-style-name="N30">
      <style:table-cell-properties fo:border-top="thin solid #000000" fo:border-bottom="none" fo:border-left="thin solid #000000" fo:border-right="none"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3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44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/>
    </style:style>
    <style:style style:name="ce45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7" style:family="table-cell" style:parent-style-name="Default" style:data-style-name="N30">
      <style:table-cell-properties fo:border-top="thin solid #000000" fo:border-bottom="thin solid #D9D9D9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8" style:family="table-cell" style:parent-style-name="Default" style:data-style-name="N30">
      <style:table-cell-properties fo:border-top="thin solid #D9D9D9" fo:border-bottom="thin solid #D9D9D9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9" style:family="table-cell" style:parent-style-name="Default" style:data-style-name="N30">
      <style:table-cell-properties fo:border-top="thin solid #D9D9D9" fo:border-bottom="thin solid #000000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50" style:family="table-cell" style:parent-style-name="Default" style:data-style-name="N30">
      <style:table-cell-properties fo:border-top="none" fo:border-bottom="thin solid #D9D9D9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51" style:family="table-cell" style:parent-style-name="Default" style:data-style-name="N0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2" style:family="table-cell" style:parent-style-name="Default" style:data-style-name="N57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3" style:family="table-cell" style:parent-style-name="Default" style:data-style-name="N57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4" style:family="table-cell" style:parent-style-name="Default" style:data-style-name="N0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5" style:family="table-cell" style:parent-style-name="Default" style:data-style-name="N57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6" style:family="table-cell" style:parent-style-name="Default" style:data-style-name="N0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7" style:family="table-cell" style:parent-style-name="Default" style:data-style-name="N57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8" style:family="table-cell" style:parent-style-name="Default" style:data-style-name="N0">
      <style:table-cell-properties fo:border-top="none" fo:border-bottom="thin solid #D9D9D9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9" style:family="table-cell" style:parent-style-name="Default" style:data-style-name="N57">
      <style:table-cell-properties fo:border-top="none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0" style:family="table-cell" style:parent-style-name="Default" style:data-style-name="N57">
      <style:table-cell-properties fo:border-top="thin solid #000000" fo:border-bottom="thin solid #D9D9D9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1" style:family="table-cell" style:parent-style-name="Default" style:data-style-name="N57">
      <style:table-cell-properties fo:border-top="thin solid #D9D9D9" fo:border-bottom="thin solid #D9D9D9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2" style:family="table-cell" style:parent-style-name="Default" style:data-style-name="N57">
      <style:table-cell-properties fo:border-top="thin solid #D9D9D9" fo:border-bottom="thin solid #000000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4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6" style:family="table-cell" style:parent-style-name="Default" style:data-style-name="N57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7" style:family="table-cell" style:parent-style-name="Default" style:data-style-name="N57">
      <style:table-cell-properties fo:border-top="none" fo:border-bottom="thin solid #D9D9D9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8" style:family="table-cell" style:parent-style-name="Default" style:data-style-name="N3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9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70" style:family="table-cell" style:parent-style-name="Default" style:data-style-name="N57">
      <style:table-cell-properties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1" style:family="table-cell" style:parent-style-name="Default" style:data-style-name="N57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2" style:family="table-cell" style:parent-style-name="Default" style:data-style-name="N57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5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6" style:family="table-cell" style:parent-style-name="Default" style:data-style-name="N57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7" style:family="table-cell" style:parent-style-name="Default" style:data-style-name="N57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8" style:family="table-cell" style:parent-style-name="Default" style:data-style-name="N57">
      <style:table-cell-properties fo:border-top="none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9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80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1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2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8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4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85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86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87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8" style:family="table-cell" style:parent-style-name="Default" style:data-style-name="N57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9" style:family="table-cell" style:parent-style-name="Default" style:data-style-name="N57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0" style:family="table-cell" style:parent-style-name="Default" style:data-style-name="N57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1" style:family="table-cell" style:parent-style-name="Default" style:data-style-name="N57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2" style:family="table-cell" style:parent-style-name="Default" style:data-style-name="N57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3" style:family="table-cell" style:parent-style-name="Default" style:data-style-name="N57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4" style:family="table-cell" style:parent-style-name="Default" style:data-style-name="N57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5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6pt" style:font-size-asian="6pt" style:font-size-complex="6pt"/>
    </style:style>
    <style:style style:name="ce96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7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0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0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3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0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7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8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9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0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1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12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13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15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16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7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9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20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6pt" style:font-size-asian="6pt" style:font-size-complex="6pt"/>
    </style:style>
    <style:style style:name="ce121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6pt" style:font-size-asian="6pt" style:font-size-complex="6pt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3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124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5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6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28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9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0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1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3" style:family="table-cell" style:parent-style-name="Default" style:data-style-name="N3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5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6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7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8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9" style:family="table-cell" style:parent-style-name="Default" style:data-style-name="N3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40" style:family="table-cell" style:parent-style-name="Default" style:data-style-name="N3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41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2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3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4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5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6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7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8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9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0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1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2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3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4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5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6" style:family="table-cell" style:parent-style-name="Default" style:data-style-name="N3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7" style:family="table-cell" style:parent-style-name="Default" style:data-style-name="N30">
      <style:table-cell-properties fo:border-top="none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9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/>
    </style:style>
    <style:style style:name="ce1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1" style:family="table-cell" style:parent-style-name="Default" style:data-style-name="N0">
      <style:table-cell-properties fo:border-top="none" fo:border-bottom="none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6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3" style:family="table-cell" style:parent-style-name="Default" style:data-style-name="N30">
      <style:table-cell-properties fo:border-top="thin solid #000000" fo:border-bottom="thin solid #000000" fo:border-left="none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5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6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7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69" style:family="table-cell" style:parent-style-name="Default" style:data-style-name="N3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0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1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2" style:family="table-cell" style:parent-style-name="Default" style:data-style-name="N30">
      <style:table-cell-properties fo:border-top="thin solid #000000" fo:border-bottom="none" fo:border-left="none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3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4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5" style:family="table-cell" style:parent-style-name="Default" style:data-style-name="N30">
      <style:table-cell-properties fo:border-top="none" fo:border-bottom="none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6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7" style:family="table-cell" style:parent-style-name="Default" style:data-style-name="N3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8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9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0" style:family="table-cell" style:parent-style-name="Default" style:data-style-name="N30">
      <style:table-cell-properties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3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6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7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94" style:family="table-cell" style:parent-style-name="Default" style:data-style-name="N30">
      <style:table-cell-properties fo:border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9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7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9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1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2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4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7" style:family="table-cell" style:parent-style-name="Default" style:data-style-name="N3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8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1" style:family="table-cell" style:parent-style-name="Default" style:data-style-name="N3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4" style:family="table-cell" style:parent-style-name="Default" style:data-style-name="N3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7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8" style:family="table-cell" style:parent-style-name="Default" style:data-style-name="N30">
      <style:table-cell-properties fo:border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1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2" style:family="table-cell" style:parent-style-name="Default" style:data-style-name="N3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4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666875cm" style:use-optimal-column-width="true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9pt" style:use-optimal-row-height="false" fo:break-before="auto"/>
    </style:style>
    <style:style style:name="ro3" style:family="table-row">
      <style:table-row-properties style:row-height="8.4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draw:fill="none" draw:stroke="solid" svg:stroke-width="0.01042in" svg:stroke-color="#000000" svg:stroke-opacity="100%" draw:stroke-linejoin="round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13">
      <style:graphic-properties draw:fill="none" draw:stroke="solid" svg:stroke-width="0.01042in" svg:stroke-color="#000000" svg:stroke-opacity="100%" draw:stroke-linejoin="round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graphic" style:name="a14">
      <style:graphic-properties draw:fill="none" draw:stroke="solid" svg:stroke-width="0.01042in" svg:stroke-color="#000000" svg:stroke-opacity="100%" draw:stroke-linejoin="round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graphic" style:name="a4">
      <style:graphic-properties draw:fill="none" draw:stroke="solid" svg:stroke-width="0.01042in" svg:stroke-color="#000000" svg:stroke-opacity="100%" draw:stroke-linejoin="round"/>
    </style:style>
    <style:style style:family="graphic" style:name="a5">
      <style:graphic-properties draw:fill="none" draw:stroke="solid" svg:stroke-width="0.01042in" svg:stroke-color="#000000" svg:stroke-opacity="100%" draw:stroke-linejoin="round"/>
    </style:style>
    <style:style style:family="graphic" style:name="a6">
      <style:graphic-properties draw:fill="none" draw:stroke="solid" svg:stroke-width="0.01042in" svg:stroke-color="#000000" svg:stroke-opacity="100%" draw:stroke-linejoin="round"/>
    </style:style>
    <style:style style:family="graphic" style:name="a7">
      <style:graphic-properties draw:fill="none" draw:stroke="solid" svg:stroke-width="0.01042in" svg:stroke-color="#000000" svg:stroke-opacity="100%" draw:stroke-linejoin="round"/>
    </style:style>
    <style:style style:family="graphic" style:name="a8">
      <style:graphic-properties draw:fill="none" draw:stroke="solid" svg:stroke-width="0.01042in" svg:stroke-color="#000000" svg:stroke-opacity="100%" draw:stroke-linejoin="round"/>
    </style:style>
    <style:style style:family="graphic" style:name="a9">
      <style:graphic-properties draw:fill="none" draw:stroke="solid" svg:stroke-width="0.01042in" svg:stroke-color="#000000" svg:stroke-opacity="100%" draw:stroke-linejoin="round"/>
    </style:style>
    <style:style style:family="graphic" style:name="a10">
      <style:graphic-properties draw:fill="none" draw:stroke="solid" svg:stroke-width="0.01042in" svg:stroke-color="#000000" svg:stroke-opacity="100%" draw:stroke-linejoin="round"/>
    </style:style>
    <style:style style:family="graphic" style:name="a11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false"/>
      <table:table table:name="漁業生產量值-漁業種類別魚類別生產量值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82"/>
        <table:table-column table:style-name="co5" table:default-cell-style-name="ce82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style-name="ce1"/>
          <table:table-cell table:number-columns-repeated="2" table:style-name="ce82"/>
          <table:table-cell table:number-columns-repeated="3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6">
            <text:p>(1) 漁業種類別魚類別生產量值</text:p>
          </table:table-cell>
          <table:covered-table-cell table:number-columns-repeated="2"/>
          <table:table-cell table:style-name="ce82"/>
          <table:table-cell office:value-type="string" table:style-name="ce83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</text:p>
          </table:table-cell>
          <table:table-cell table:number-columns-repeated="3" table:style-name="ce1"/>
          <table:table-cell office:value-type="string" table:style-name="ce5">
            <text:p>Value：Thousand NT $</text:p>
          </table:table-cell>
          <table:table-cell table:number-columns-repeated="2" table:style-name="ce1"/>
          <table:table-cell table:style-name="ce6"/>
          <table:table-cell table:number-columns-repeated="16368"/>
        </table:table-row>
        <table:table-row table:style-name="ro3">
          <table:table-cell table:style-name="ce7"/>
          <table:table-cell office:value-type="string" table:number-columns-spanned="1" table:number-rows-spanned="3" table:style-name="ce118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8"/>
          <table:table-cell table:style-name="ce9"/>
          <table:table-cell office:value-type="string" table:number-columns-spanned="12" table:number-rows-spanned="1" table:style-name="ce190">
            <text:p>主 <text:s text:c="3"/>要 <text:s text:c="3"/>魚 <text:s text:c="3"/>類</text:p>
          </table:table-cell>
          <table:covered-table-cell table:number-columns-repeated="11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186">
            <text:p>總計</text:p>
          </table:table-cell>
          <table:covered-table-cell/>
          <table:table-cell table:number-columns-spanned="2" table:number-rows-spanned="1" table:style-name="ce193"/>
          <table:covered-table-cell/>
          <table:table-cell table:number-columns-spanned="2" table:number-rows-spanned="1" table:style-name="ce182"/>
          <table:covered-table-cell/>
          <table:table-cell office:value-type="string" table:number-columns-spanned="8" table:number-rows-spanned="1" table:style-name="ce189">
            <text:p>鯉科</text:p>
          </table:table-cell>
          <table:covered-table-cell table:number-columns-repeated="7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186">
            <text:p><text:s/>Grand Total</text:p>
          </table:table-cell>
          <table:covered-table-cell/>
          <table:table-cell office:value-type="string" table:number-columns-spanned="2" table:number-rows-spanned="1" table:style-name="ce183">
            <text:p><text:span text:style-name="T1">合計</text:span></text:p>
          </table:table-cell>
          <table:covered-table-cell/>
          <table:table-cell office:value-type="string" table:number-columns-spanned="2" table:number-rows-spanned="1" table:style-name="ce187">
            <text:p>吳郭魚類</text:p>
          </table:table-cell>
          <table:covered-table-cell/>
          <table:table-cell office:value-type="string" table:number-columns-spanned="2" table:number-rows-spanned="1" table:style-name="ce182">
            <text:p><text:span text:style-name="T1">小計</text:span></text:p>
          </table:table-cell>
          <table:covered-table-cell/>
          <table:table-cell office:value-type="string" table:number-columns-spanned="2" table:number-rows-spanned="1" table:style-name="ce182">
            <text:p>鯉魚</text:p>
          </table:table-cell>
          <table:covered-table-cell/>
          <table:table-cell office:value-type="string" table:number-columns-spanned="2" table:number-rows-spanned="1" table:style-name="ce182">
            <text:p>鯽魚</text:p>
          </table:table-cell>
          <table:covered-table-cell/>
          <table:table-cell office:value-type="string" table:number-columns-spanned="2" table:number-rows-spanned="1" table:style-name="ce191">
            <text:p>草魚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85">
            <text:p>漁業種類</text:p>
            <text:p><text:span text:style-name="T1">Type of Fishery</text:span></text:p>
          </table:table-cell>
          <table:table-cell table:number-columns-spanned="2" table:number-rows-spanned="1" table:style-name="ce188"/>
          <table:covered-table-cell/>
          <table:table-cell office:value-type="string" table:number-columns-spanned="2" table:number-rows-spanned="1" table:style-name="ce184">
            <text:p>Total</text:p>
          </table:table-cell>
          <table:covered-table-cell/>
          <table:table-cell office:value-type="string" table:number-columns-spanned="2" table:number-rows-spanned="1" table:style-name="ce181">
            <text:p>01001</text:p>
          </table:table-cell>
          <table:covered-table-cell/>
          <table:table-cell office:value-type="string" table:number-columns-spanned="2" table:number-rows-spanned="1" table:style-name="ce181">
            <text:p>Sub Total</text:p>
          </table:table-cell>
          <table:covered-table-cell/>
          <table:table-cell office:value-type="string" table:number-columns-spanned="2" table:number-rows-spanned="1" table:style-name="ce181">
            <text:p>02001</text:p>
          </table:table-cell>
          <table:covered-table-cell/>
          <table:table-cell office:value-type="string" table:number-columns-spanned="2" table:number-rows-spanned="1" table:style-name="ce181">
            <text:p>02002</text:p>
          </table:table-cell>
          <table:covered-table-cell/>
          <table:table-cell office:value-type="string" table:number-columns-spanned="2" table:number-rows-spanned="1" table:style-name="ce192">
            <text:p>02003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1299740.89016" table:formula="msoxl:=  IF(SUM(C11,C19,C36,C54,C58,C62)=0,&quot;-&quot;,SUM(C11,C19,C36,C54,C58,C62))" table:style-name="ce45">
            <text:p>1,299,741<text:s/></text:p>
          </table:table-cell>
          <table:table-cell office:value-type="float" office:value="92294567.631889999" table:formula="msoxl:=  IF(SUM(D11,D19,D36,D54,D58,D62)=0,&quot;-&quot;,SUM(D11,D19,D36,D54,D58,D62))" table:style-name="ce45">
            <text:p>92,294,568<text:s/></text:p>
          </table:table-cell>
          <table:table-cell office:value-type="float" office:value="1260410.3273100001" table:formula="msoxl:=  IF(SUM(E11,E19,E36,E54,E58,E62)=0,&quot;-&quot;,SUM(E11,E19,E36,E54,E58,E62))" table:style-name="ce45">
            <text:p>1,260,410<text:s/></text:p>
          </table:table-cell>
          <table:table-cell office:value-type="float" office:value="87739421.627149984" table:formula="msoxl:=  IF(SUM(F11,F19,F36,F54,F58,F62)=0,&quot;-&quot;,SUM(F11,F19,F36,F54,F58,F62))" table:style-name="ce45">
            <text:p>87,739,422<text:s/></text:p>
          </table:table-cell>
          <table:table-cell office:value-type="float" office:value="70471.955250000014" table:formula="msoxl:=  IF(SUM(G11,G19,G36,G54,G58,G62)=0,&quot;-&quot;,SUM(G11,G19,G36,G54,G58,G62))" table:style-name="ce45">
            <text:p>70,472<text:s/></text:p>
          </table:table-cell>
          <table:table-cell office:value-type="float" office:value="3529049.9378399998" table:formula="msoxl:=  IF(SUM(H11,H19,H36,H54,H58,H62)=0,&quot;-&quot;,SUM(H11,H19,H36,H54,H58,H62))" table:style-name="ce45">
            <text:p>3,529,050<text:s/></text:p>
          </table:table-cell>
          <table:table-cell office:value-type="float" office:value="1920.3725100000001" table:formula="msoxl:=  IF(SUM(I11,I19,I36,I54,I58,I62)=0,&quot;-&quot;,SUM(I11,I19,I36,I54,I58,I62))" table:style-name="ce45">
            <text:p>1,920<text:s/></text:p>
          </table:table-cell>
          <table:table-cell office:value-type="float" office:value="132249.05946000002" table:formula="msoxl:=  IF(SUM(J11,J19,J36,J54,J58,J62)=0,&quot;-&quot;,SUM(J11,J19,J36,J54,J58,J62))" table:style-name="ce45">
            <text:p>132,249<text:s/></text:p>
          </table:table-cell>
          <table:table-cell office:value-type="float" office:value="178.14950999999999" table:formula="msoxl:=  IF(SUM(K11,K19,K36,K54,K58,K62)=0,&quot;-&quot;,SUM(K11,K19,K36,K54,K58,K62))" table:style-name="ce45">
            <text:p>178<text:s/></text:p>
          </table:table-cell>
          <table:table-cell office:value-type="float" office:value="8783.9905099999996" table:formula="msoxl:=  IF(SUM(L11,L19,L36,L54,L58,L62)=0,&quot;-&quot;,SUM(L11,L19,L36,L54,L58,L62))" table:style-name="ce45">
            <text:p>8,784<text:s/></text:p>
          </table:table-cell>
          <table:table-cell office:value-type="float" office:value="381.84899999999999" table:formula="msoxl:=  IF(SUM(M11,M19,M36,M54,M58,M62)=0,&quot;-&quot;,SUM(M11,M19,M36,M54,M58,M62))" table:style-name="ce45">
            <text:p>382<text:s/></text:p>
          </table:table-cell>
          <table:table-cell office:value-type="float" office:value="32076.46" table:formula="msoxl:=  IF(SUM(N11,N19,N36,N54,N58,N62)=0,&quot;-&quot;,SUM(N11,N19,N36,N54,N58,N62))" table:style-name="ce45">
            <text:p>32,076<text:s/></text:p>
          </table:table-cell>
          <table:table-cell office:value-type="float" office:value="694.13499999999999" table:formula="msoxl:=  IF(SUM(O11,O19,O36,O54,O58,O62)=0,&quot;-&quot;,SUM(O11,O19,O36,O54,O58,O62))" table:style-name="ce45">
            <text:p>694<text:s/></text:p>
          </table:table-cell>
          <table:table-cell office:value-type="float" office:value="54225.675300000003" table:formula="msoxl:=  IF(SUM(P11,P19,P36,P54,P58,P62)=0,&quot;-&quot;,SUM(P11,P19,P36,P54,P58,P62))" table:style-name="ce45">
            <text:p>54,226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float" office:value="825024.07079000003" table:formula="msoxl:=  IF(SUM(C12:C18)=0,&quot;-&quot;,SUM(C12:C18))" table:style-name="ce52">
            <text:p>825,024<text:s/></text:p>
          </table:table-cell>
          <table:table-cell office:value-type="float" office:value="39172115.74227" table:formula="msoxl:=  IF(SUM(D12:D18)=0,&quot;-&quot;,SUM(D12:D18))" table:style-name="ce52">
            <text:p>39,172,116<text:s/></text:p>
          </table:table-cell>
          <table:table-cell office:value-type="float" office:value="819429.72358999995" table:formula="msoxl:=  IF(SUM(E12:E18)=0,&quot;-&quot;,SUM(E12:E18))" table:style-name="ce52">
            <text:p>819,430<text:s/></text:p>
          </table:table-cell>
          <table:table-cell office:value-type="float" office:value="38781378.987619996" table:formula="msoxl:=  IF(SUM(F12:F18)=0,&quot;-&quot;,SUM(F12:F18))" table:style-name="ce53">
            <text:p>38,781,379<text:s/>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52">
            <text:p>-</text:p>
          </table:table-cell>
          <table:table-cell office:value-type="string" office:string-value="-" table:formula="msoxl:=  IF(SUM(I12:I18)=0,&quot;-&quot;,SUM(I12:I18))" table:style-name="ce52">
            <text:p>-</text:p>
          </table:table-cell>
          <table:table-cell office:value-type="string" office:string-value="-" table:formula="msoxl:=  IF(SUM(J12:J18)=0,&quot;-&quot;,SUM(J12:J18))" table:style-name="ce53">
            <text:p>-</text:p>
          </table:table-cell>
          <table:table-cell office:value-type="string" office:string-value="-" table:formula="msoxl:=  IF(SUM(K12:K18)=0,&quot;-&quot;,SUM(K12:K18))" table:style-name="ce52">
            <text:p>-</text:p>
          </table:table-cell>
          <table:table-cell office:value-type="string" office:string-value="-" table:formula="msoxl:=  IF(SUM(L12:L18)=0,&quot;-&quot;,SUM(L12:L18))" table:style-name="ce52">
            <text:p>-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52">
            <text:p>-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float" office:value="15886.0828" table:style-name="ce55">
            <text:p>15,886<text:s/></text:p>
          </table:table-cell>
          <table:table-cell office:value-type="float" office:value="1863423.3382000001" table:style-name="ce55">
            <text:p>1,863,423<text:s/></text:p>
          </table:table-cell>
          <table:table-cell office:value-type="float" office:value="10669.627799999998" table:formula="msoxl:=  IF(SUM(G12,I12)&#10;+SUM('漁業生產量值-漁業種類別魚類別生產量值1'!E12,'漁業生產量值-漁業種類別魚類別生產量值1'!G12,'漁業生產量值-漁業種類別魚類別生產量值1'!I12)&#10;+SUM('漁業生產量值-漁業種類別魚類別生產量值2'!C12,'漁業生產量值-漁業種類別魚類別生產量值2'!E12,'漁業生產量值-漁業種類別魚類別生產量值2'!G12,'漁業生產量值-漁業種類別魚類別生產量值2'!I12)&#10;+SUM('漁業生產量值-漁業種類別魚類別生產量值3'!E12,'漁業生產量值-漁業種類別魚類別生產量值3'!I12,'漁業生產量值-漁業種類別魚類別生產量值3'!K12,'漁業生產量值-漁業種類別魚類別生產量值3'!M12)&#10;+SUM('漁業生產量值-漁業種類別魚類別生產量值4'!G12,'漁業生產量值-漁業種類別魚類別生產量值4'!I12,'漁業生產量值-漁業種類別魚類別生產量值4'!K12,'漁業生產量值-漁業種類別魚類別生產量值4'!M12,'漁業生產量值-漁業種類別魚類別生產量值4'!O12)&#10;+SUM('漁業生產量值-漁業種類別魚類別生產量值5'!K12,'漁業生產量值-漁業種類別魚類別生產量值5'!M12,'漁業生產量值-漁業種類別魚類別生產量值5'!O12)&#10;+SUM('漁業生產量值-漁業種類別魚類別生產量值6'!C12,'漁業生產量值-漁業種類別魚類別生產量值6'!E12,'漁業生產量值-漁業種類別魚類別生產量值6'!G12,'漁業生產量值-漁業種類別魚類別生產量值6'!I12,'漁業生產量值-漁業種類別魚類別生產量值6'!K12,'漁業生產量值-漁業種類別魚類別生產量值6'!M12,'漁業生產量值-漁業種類別魚類別生產量值6'!O12)&#10;+SUM('漁業生產量值-漁業種類別魚類別生產量值7'!C12,'漁業生產量值-漁業種類別魚類別生產量值7'!E12,'漁業生產量值-漁業種類別魚類別生產量值7'!G12)&#10;+SUM('漁業生產量值-漁業種類別魚類別生產量值9'!I12,'漁業生產量值-漁業種類別魚類別生產量值9'!K12)&#10;+SUM('漁業生產量值-漁業種類別魚類別生產量值10'!G12)&#10;+SUM('漁業生產量值-漁業種類別魚類別生產量值11'!C12,'漁業生產量值-漁業種類別魚類別生產量值11'!E12,'漁業生產量值-漁業種類別魚類別生產量值11'!G12,'漁業生產量值-漁業種類別魚類別生產量值11'!I12,'漁業生產量值-漁業種類別魚類別生產量值11'!K12)&#10;+SUM('漁業生產量值-漁業種類別魚類別生產量值12'!G12)&#10;+SUM('漁業生產量值-漁業種類別魚類別生產量值14'!C12,'漁業生產量值-漁業種類別魚類別生產量值14'!O12)&#10;+SUM('漁業生產量值-漁業種類別魚類別生產量值15'!C12,'漁業生產量值-漁業種類別魚類別生產量值15'!E12,'漁業生產量值-漁業種類別魚類別生產量值15'!G12,'漁業生產量值-漁業種類別魚類別生產量值15'!I12)=0,&quot;-&quot;,&#10;SUM(G12,I12)&#10;+SUM('漁業生產量值-漁業種類別魚類別生產量值1'!E12,'漁業生產量值-漁業種類別魚類別生產量值1'!G12,'漁業生產量值-漁業種類別魚類別生產量值1'!I12)&#10;+SUM('漁業生產量值-漁業種類別魚類別生產量值2'!C12,'漁業生產量值-漁業種類別魚類別生產量值2'!E12,'漁業生產量值-漁業種類別魚類別生產量值2'!G12,'漁業生產量值-漁業種類別魚類別生產量值2'!I12)&#10;+SUM('漁業生產量值-漁業種類別魚類別生產量值3'!E12,'漁業生產量值-漁業種類別魚類別生產量值3'!I12,'漁業生產量值-漁業種類別魚類別生產量值3'!K12,'漁業生產量值-漁業種類別魚類別生產量值3'!M12)&#10;+SUM('漁業生產量值-漁業種類別魚類別生產量值4'!G12,'漁業生產量值-漁業種類別魚類別生產量值4'!I12,'漁業生產量值-漁業種類別魚類別生產量值4'!K12,'漁業生產量值-漁業種類別魚類別生產量值4'!M12,'漁業生產量值-漁業種類別魚類別生產量值4'!O12)&#10;+SUM('漁業生產量值-漁業種類別魚類別生產量值5'!K12,'漁業生產量值-漁業種類別魚類別生產量值5'!M12,'漁業生產量值-漁業種類別魚類別生產量值5'!O12)&#10;+SUM('漁業生產量值-漁業種類別魚類別生產量值6'!C12,'漁業生產量值-漁業種類別魚類別生產量值6'!E12,'漁業生產量值-漁業種類別魚類別生產量值6'!G12,'漁業生產量值-漁業種類別魚類別生產量值6'!I12,'漁業生產量值-漁業種類別魚類別生產量值6'!K12,'漁業生產量值-漁業種類別魚類別生產量值6'!M12,'漁業生產量值-漁業種類別魚類別生產量值6'!O12)&#10;+SUM('漁業生產量值-漁業種類別魚類別生產量值7'!C12,'漁業生產量值-漁業種類別魚類別生產量值7'!E12,'漁業生產量值-漁業種類別魚類別生產量值7'!G12)&#10;+SUM('漁業生產量值-漁業種類別魚類別生產量值9'!I12,'漁業生產量值-漁業種類別魚類別生產量值9'!K12)&#10;+SUM('漁業生產量值-漁業種類別魚類別生產量值10'!G12)&#10;+SUM('漁業生產量值-漁業種類別魚類別生產量值11'!C12,'漁業生產量值-漁業種類別魚類別生產量值11'!E12,'漁業生產量值-漁業種類別魚類別生產量值11'!G12,'漁業生產量值-漁業種類別魚類別生產量值11'!I12,'漁業生產量值-漁業種類別魚類別生產量值11'!K12)&#10;+SUM('漁業生產量值-漁業種類別魚類別生產量值12'!G12)&#10;+SUM('漁業生產量值-漁業種類別魚類別生產量值14'!C12,'漁業生產量值-漁業種類別魚類別生產量值14'!O12)&#10;+SUM('漁業生產量值-漁業種類別魚類別生產量值15'!C12,'漁業生產量值-漁業種類別魚類別生產量值15'!E12,'漁業生產量值-漁業種類別魚類別生產量值15'!G12,'漁業生產量值-漁業種類別魚類別生產量值15'!I12)&#10;)" table:style-name="ce55">
            <text:p>10,670<text:s/></text:p>
          </table:table-cell>
          <table:table-cell office:value-type="float" office:value="1485236.1566400002" table:formula="msoxl:=  IF(SUM(H12,J12)&#10;+SUM('漁業生產量值-漁業種類別魚類別生產量值1'!F12,'漁業生產量值-漁業種類別魚類別生產量值1'!H12,'漁業生產量值-漁業種類別魚類別生產量值1'!J12,'漁業生產量值-漁業種類別魚類別生產量值1'!P12)&#10;+SUM('漁業生產量值-漁業種類別魚類別生產量值2'!D12,'漁業生產量值-漁業種類別魚類別生產量值2'!F12,'漁業生產量值-漁業種類別魚類別生產量值2'!H12,'漁業生產量值-漁業種類別魚類別生產量值2'!J12)&#10;+SUM('漁業生產量值-漁業種類別魚類別生產量值3'!F12,'漁業生產量值-漁業種類別魚類別生產量值3'!J12,'漁業生產量值-漁業種類別魚類別生產量值3'!L12,'漁業生產量值-漁業種類別魚類別生產量值3'!N12)&#10;+SUM('漁業生產量值-漁業種類別魚類別生產量值4'!H12,'漁業生產量值-漁業種類別魚類別生產量值4'!J12,'漁業生產量值-漁業種類別魚類別生產量值4'!L12,'漁業生產量值-漁業種類別魚類別生產量值4'!N12,'漁業生產量值-漁業種類別魚類別生產量值4'!P12)&#10;+SUM('漁業生產量值-漁業種類別魚類別生產量值5'!L12,'漁業生產量值-漁業種類別魚類別生產量值5'!N12,'漁業生產量值-漁業種類別魚類別生產量值5'!P12)&#10;+SUM('漁業生產量值-漁業種類別魚類別生產量值6'!D12,'漁業生產量值-漁業種類別魚類別生產量值6'!F12,'漁業生產量值-漁業種類別魚類別生產量值6'!H12,'漁業生產量值-漁業種類別魚類別生產量值6'!J12,'漁業生產量值-漁業種類別魚類別生產量值6'!L12,'漁業生產量值-漁業種類別魚類別生產量值6'!N12,'漁業生產量值-漁業種類別魚類別生產量值6'!P12)&#10;+SUM('漁業生產量值-漁業種類別魚類別生產量值7'!D12,'漁業生產量值-漁業種類別魚類別生產量值7'!F12,'漁業生產量值-漁業種類別魚類別生產量值7'!H12)&#10;+SUM('漁業生產量值-漁業種類別魚類別生產量值9'!J12,'漁業生產量值-漁業種類別魚類別生產量值9'!L12)&#10;+SUM('漁業生產量值-漁業種類別魚類別生產量值10'!H12)&#10;+SUM('漁業生產量值-漁業種類別魚類別生產量值11'!D12,'漁業生產量值-漁業種類別魚類別生產量值11'!F12,'漁業生產量值-漁業種類別魚類別生產量值11'!H12,'漁業生產量值-漁業種類別魚類別生產量值11'!J12,'漁業生產量值-漁業種類別魚類別生產量值11'!L12)&#10;+SUM('漁業生產量值-漁業種類別魚類別生產量值12'!H12)&#10;+SUM('漁業生產量值-漁業種類別魚類別生產量值14'!D12,'漁業生產量值-漁業種類別魚類別生產量值14'!P12)&#10;+SUM('漁業生產量值-漁業種類別魚類別生產量值15'!D12,'漁業生產量值-漁業種類別魚類別生產量值15'!F12,'漁業生產量值-漁業種類別魚類別生產量值15'!H12,'漁業生產量值-漁業種類別魚類別生產量值15'!J12)=0,&quot;-&quot;,&#10;SUM(H12,J12)&#10;+SUM('漁業生產量值-漁業種類別魚類別生產量值1'!F12,'漁業生產量值-漁業種類別魚類別生產量值1'!H12,'漁業生產量值-漁業種類別魚類別生產量值1'!J12,'漁業生產量值-漁業種類別魚類別生產量值1'!P12)&#10;+SUM('漁業生產量值-漁業種類別魚類別生產量值2'!D12,'漁業生產量值-漁業種類別魚類別生產量值2'!F12,'漁業生產量值-漁業種類別魚類別生產量值2'!H12,'漁業生產量值-漁業種類別魚類別生產量值2'!J12)&#10;+SUM('漁業生產量值-漁業種類別魚類別生產量值3'!F12,'漁業生產量值-漁業種類別魚類別生產量值3'!J12,'漁業生產量值-漁業種類別魚類別生產量值3'!L12,'漁業生產量值-漁業種類別魚類別生產量值3'!N12)&#10;+SUM('漁業生產量值-漁業種類別魚類別生產量值4'!H12,'漁業生產量值-漁業種類別魚類別生產量值4'!J12,'漁業生產量值-漁業種類別魚類別生產量值4'!L12,'漁業生產量值-漁業種類別魚類別生產量值4'!N12,'漁業生產量值-漁業種類別魚類別生產量值4'!P12)&#10;+SUM('漁業生產量值-漁業種類別魚類別生產量值5'!L12,'漁業生產量值-漁業種類別魚類別生產量值5'!N12,'漁業生產量值-漁業種類別魚類別生產量值5'!P12)&#10;+SUM('漁業生產量值-漁業種類別魚類別生產量值6'!D12,'漁業生產量值-漁業種類別魚類別生產量值6'!F12,'漁業生產量值-漁業種類別魚類別生產量值6'!H12,'漁業生產量值-漁業種類別魚類別生產量值6'!J12,'漁業生產量值-漁業種類別魚類別生產量值6'!L12,'漁業生產量值-漁業種類別魚類別生產量值6'!N12,'漁業生產量值-漁業種類別魚類別生產量值6'!P12)&#10;+SUM('漁業生產量值-漁業種類別魚類別生產量值7'!D12,'漁業生產量值-漁業種類別魚類別生產量值7'!F12,'漁業生產量值-漁業種類別魚類別生產量值7'!H12)&#10;+SUM('漁業生產量值-漁業種類別魚類別生產量值9'!J12,'漁業生產量值-漁業種類別魚類別生產量值9'!L12)&#10;+SUM('漁業生產量值-漁業種類別魚類別生產量值10'!H12)&#10;+SUM('漁業生產量值-漁業種類別魚類別生產量值11'!D12,'漁業生產量值-漁業種類別魚類別生產量值11'!F12,'漁業生產量值-漁業種類別魚類別生產量值11'!H12,'漁業生產量值-漁業種類別魚類別生產量值11'!J12,'漁業生產量值-漁業種類別魚類別生產量值11'!L12)&#10;+SUM('漁業生產量值-漁業種類別魚類別生產量值12'!H12)&#10;+SUM('漁業生產量值-漁業種類別魚類別生產量值14'!D12,'漁業生產量值-漁業種類別魚類別生產量值14'!P12)&#10;+SUM('漁業生產量值-漁業種類別魚類別生產量值15'!D12,'漁業生產量值-漁業種類別魚類別生產量值15'!F12,'漁業生產量值-漁業種類別魚類別生產量值15'!H12,'漁業生產量值-漁業種類別魚類別生產量值15'!J12)&#10;)" table:style-name="ce55">
            <text:p>1,485,23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2,M12,O12,'漁業生產量值-漁業種類別魚類別生產量值1'!C12)=0,&quot;-&quot;,SUM(K12,M12,O12,'漁業生產量值-漁業種類別魚類別生產量值1'!C12))" table:style-name="ce55">
            <text:p>-</text:p>
          </table:table-cell>
          <table:table-cell office:value-type="string" office:string-value="-" table:formula="msoxl:=  IF(SUM(L12,N12,P12,'漁業生產量值-漁業種類別魚類別生產量值1'!D12)=0,&quot;-&quot;,SUM(L12,N12,P12,'漁業生產量值-漁業種類別魚類別生產量值1'!D1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13,I13)&#10;+SUM('漁業生產量值-漁業種類別魚類別生產量值1'!E13,'漁業生產量值-漁業種類別魚類別生產量值1'!G13,'漁業生產量值-漁業種類別魚類別生產量值1'!I13)&#10;+SUM('漁業生產量值-漁業種類別魚類別生產量值2'!C13,'漁業生產量值-漁業種類別魚類別生產量值2'!E13,'漁業生產量值-漁業種類別魚類別生產量值2'!G13,'漁業生產量值-漁業種類別魚類別生產量值2'!I13)&#10;+SUM('漁業生產量值-漁業種類別魚類別生產量值3'!E13,'漁業生產量值-漁業種類別魚類別生產量值3'!I13,'漁業生產量值-漁業種類別魚類別生產量值3'!K13,'漁業生產量值-漁業種類別魚類別生產量值3'!M13)&#10;+SUM('漁業生產量值-漁業種類別魚類別生產量值4'!G13,'漁業生產量值-漁業種類別魚類別生產量值4'!I13,'漁業生產量值-漁業種類別魚類別生產量值4'!K13,'漁業生產量值-漁業種類別魚類別生產量值4'!M13,'漁業生產量值-漁業種類別魚類別生產量值4'!O13)&#10;+SUM('漁業生產量值-漁業種類別魚類別生產量值5'!K13,'漁業生產量值-漁業種類別魚類別生產量值5'!M13,'漁業生產量值-漁業種類別魚類別生產量值5'!O13)&#10;+SUM('漁業生產量值-漁業種類別魚類別生產量值6'!C13,'漁業生產量值-漁業種類別魚類別生產量值6'!E13,'漁業生產量值-漁業種類別魚類別生產量值6'!G13,'漁業生產量值-漁業種類別魚類別生產量值6'!I13,'漁業生產量值-漁業種類別魚類別生產量值6'!K13,'漁業生產量值-漁業種類別魚類別生產量值6'!M13,'漁業生產量值-漁業種類別魚類別生產量值6'!O13)&#10;+SUM('漁業生產量值-漁業種類別魚類別生產量值7'!C13,'漁業生產量值-漁業種類別魚類別生產量值7'!E13,'漁業生產量值-漁業種類別魚類別生產量值7'!G13)&#10;+SUM('漁業生產量值-漁業種類別魚類別生產量值9'!I13,'漁業生產量值-漁業種類別魚類別生產量值9'!K13)&#10;+SUM('漁業生產量值-漁業種類別魚類別生產量值10'!G13)&#10;+SUM('漁業生產量值-漁業種類別魚類別生產量值11'!C13,'漁業生產量值-漁業種類別魚類別生產量值11'!E13,'漁業生產量值-漁業種類別魚類別生產量值11'!G13,'漁業生產量值-漁業種類別魚類別生產量值11'!I13,'漁業生產量值-漁業種類別魚類別生產量值11'!K13)&#10;+SUM('漁業生產量值-漁業種類別魚類別生產量值12'!G13)&#10;+SUM('漁業生產量值-漁業種類別魚類別生產量值14'!C13,'漁業生產量值-漁業種類別魚類別生產量值14'!O13)&#10;+SUM('漁業生產量值-漁業種類別魚類別生產量值15'!C13,'漁業生產量值-漁業種類別魚類別生產量值15'!E13,'漁業生產量值-漁業種類別魚類別生產量值15'!G13,'漁業生產量值-漁業種類別魚類別生產量值15'!I13)=0,&quot;-&quot;,&#10;SUM(G13,I13)&#10;+SUM('漁業生產量值-漁業種類別魚類別生產量值1'!E13,'漁業生產量值-漁業種類別魚類別生產量值1'!G13,'漁業生產量值-漁業種類別魚類別生產量值1'!I13)&#10;+SUM('漁業生產量值-漁業種類別魚類別生產量值2'!C13,'漁業生產量值-漁業種類別魚類別生產量值2'!E13,'漁業生產量值-漁業種類別魚類別生產量值2'!G13,'漁業生產量值-漁業種類別魚類別生產量值2'!I13)&#10;+SUM('漁業生產量值-漁業種類別魚類別生產量值3'!E13,'漁業生產量值-漁業種類別魚類別生產量值3'!I13,'漁業生產量值-漁業種類別魚類別生產量值3'!K13,'漁業生產量值-漁業種類別魚類別生產量值3'!M13)&#10;+SUM('漁業生產量值-漁業種類別魚類別生產量值4'!G13,'漁業生產量值-漁業種類別魚類別生產量值4'!I13,'漁業生產量值-漁業種類別魚類別生產量值4'!K13,'漁業生產量值-漁業種類別魚類別生產量值4'!M13,'漁業生產量值-漁業種類別魚類別生產量值4'!O13)&#10;+SUM('漁業生產量值-漁業種類別魚類別生產量值5'!K13,'漁業生產量值-漁業種類別魚類別生產量值5'!M13,'漁業生產量值-漁業種類別魚類別生產量值5'!O13)&#10;+SUM('漁業生產量值-漁業種類別魚類別生產量值6'!C13,'漁業生產量值-漁業種類別魚類別生產量值6'!E13,'漁業生產量值-漁業種類別魚類別生產量值6'!G13,'漁業生產量值-漁業種類別魚類別生產量值6'!I13,'漁業生產量值-漁業種類別魚類別生產量值6'!K13,'漁業生產量值-漁業種類別魚類別生產量值6'!M13,'漁業生產量值-漁業種類別魚類別生產量值6'!O13)&#10;+SUM('漁業生產量值-漁業種類別魚類別生產量值7'!C13,'漁業生產量值-漁業種類別魚類別生產量值7'!E13,'漁業生產量值-漁業種類別魚類別生產量值7'!G13)&#10;+SUM('漁業生產量值-漁業種類別魚類別生產量值9'!I13,'漁業生產量值-漁業種類別魚類別生產量值9'!K13)&#10;+SUM('漁業生產量值-漁業種類別魚類別生產量值10'!G13)&#10;+SUM('漁業生產量值-漁業種類別魚類別生產量值11'!C13,'漁業生產量值-漁業種類別魚類別生產量值11'!E13,'漁業生產量值-漁業種類別魚類別生產量值11'!G13,'漁業生產量值-漁業種類別魚類別生產量值11'!I13,'漁業生產量值-漁業種類別魚類別生產量值11'!K13)&#10;+SUM('漁業生產量值-漁業種類別魚類別生產量值12'!G13)&#10;+SUM('漁業生產量值-漁業種類別魚類別生產量值14'!C13,'漁業生產量值-漁業種類別魚類別生產量值14'!O13)&#10;+SUM('漁業生產量值-漁業種類別魚類別生產量值15'!C13,'漁業生產量值-漁業種類別魚類別生產量值15'!E13,'漁業生產量值-漁業種類別魚類別生產量值15'!G13,'漁業生產量值-漁業種類別魚類別生產量值15'!I13)&#10;)" table:style-name="ce55">
            <text:p>-</text:p>
          </table:table-cell>
          <table:table-cell office:value-type="string" office:string-value="-" table:formula="msoxl:=  IF(SUM(H13,J13)&#10;+SUM('漁業生產量值-漁業種類別魚類別生產量值1'!F13,'漁業生產量值-漁業種類別魚類別生產量值1'!H13,'漁業生產量值-漁業種類別魚類別生產量值1'!J13,'漁業生產量值-漁業種類別魚類別生產量值1'!P13)&#10;+SUM('漁業生產量值-漁業種類別魚類別生產量值2'!D13,'漁業生產量值-漁業種類別魚類別生產量值2'!F13,'漁業生產量值-漁業種類別魚類別生產量值2'!H13,'漁業生產量值-漁業種類別魚類別生產量值2'!J13)&#10;+SUM('漁業生產量值-漁業種類別魚類別生產量值3'!F13,'漁業生產量值-漁業種類別魚類別生產量值3'!J13,'漁業生產量值-漁業種類別魚類別生產量值3'!L13,'漁業生產量值-漁業種類別魚類別生產量值3'!N13)&#10;+SUM('漁業生產量值-漁業種類別魚類別生產量值4'!H13,'漁業生產量值-漁業種類別魚類別生產量值4'!J13,'漁業生產量值-漁業種類別魚類別生產量值4'!L13,'漁業生產量值-漁業種類別魚類別生產量值4'!N13,'漁業生產量值-漁業種類別魚類別生產量值4'!P13)&#10;+SUM('漁業生產量值-漁業種類別魚類別生產量值5'!L13,'漁業生產量值-漁業種類別魚類別生產量值5'!N13,'漁業生產量值-漁業種類別魚類別生產量值5'!P13)&#10;+SUM('漁業生產量值-漁業種類別魚類別生產量值6'!D13,'漁業生產量值-漁業種類別魚類別生產量值6'!F13,'漁業生產量值-漁業種類別魚類別生產量值6'!H13,'漁業生產量值-漁業種類別魚類別生產量值6'!J13,'漁業生產量值-漁業種類別魚類別生產量值6'!L13,'漁業生產量值-漁業種類別魚類別生產量值6'!N13,'漁業生產量值-漁業種類別魚類別生產量值6'!P13)&#10;+SUM('漁業生產量值-漁業種類別魚類別生產量值7'!D13,'漁業生產量值-漁業種類別魚類別生產量值7'!F13,'漁業生產量值-漁業種類別魚類別生產量值7'!H13)&#10;+SUM('漁業生產量值-漁業種類別魚類別生產量值9'!J13,'漁業生產量值-漁業種類別魚類別生產量值9'!L13)&#10;+SUM('漁業生產量值-漁業種類別魚類別生產量值10'!H13)&#10;+SUM('漁業生產量值-漁業種類別魚類別生產量值11'!D13,'漁業生產量值-漁業種類別魚類別生產量值11'!F13,'漁業生產量值-漁業種類別魚類別生產量值11'!H13,'漁業生產量值-漁業種類別魚類別生產量值11'!J13,'漁業生產量值-漁業種類別魚類別生產量值11'!L13)&#10;+SUM('漁業生產量值-漁業種類別魚類別生產量值12'!H13)&#10;+SUM('漁業生產量值-漁業種類別魚類別生產量值14'!D13,'漁業生產量值-漁業種類別魚類別生產量值14'!P13)&#10;+SUM('漁業生產量值-漁業種類別魚類別生產量值15'!D13,'漁業生產量值-漁業種類別魚類別生產量值15'!F13,'漁業生產量值-漁業種類別魚類別生產量值15'!H13,'漁業生產量值-漁業種類別魚類別生產量值15'!J13)=0,&quot;-&quot;,&#10;SUM(H13,J13)&#10;+SUM('漁業生產量值-漁業種類別魚類別生產量值1'!F13,'漁業生產量值-漁業種類別魚類別生產量值1'!H13,'漁業生產量值-漁業種類別魚類別生產量值1'!J13,'漁業生產量值-漁業種類別魚類別生產量值1'!P13)&#10;+SUM('漁業生產量值-漁業種類別魚類別生產量值2'!D13,'漁業生產量值-漁業種類別魚類別生產量值2'!F13,'漁業生產量值-漁業種類別魚類別生產量值2'!H13,'漁業生產量值-漁業種類別魚類別生產量值2'!J13)&#10;+SUM('漁業生產量值-漁業種類別魚類別生產量值3'!F13,'漁業生產量值-漁業種類別魚類別生產量值3'!J13,'漁業生產量值-漁業種類別魚類別生產量值3'!L13,'漁業生產量值-漁業種類別魚類別生產量值3'!N13)&#10;+SUM('漁業生產量值-漁業種類別魚類別生產量值4'!H13,'漁業生產量值-漁業種類別魚類別生產量值4'!J13,'漁業生產量值-漁業種類別魚類別生產量值4'!L13,'漁業生產量值-漁業種類別魚類別生產量值4'!N13,'漁業生產量值-漁業種類別魚類別生產量值4'!P13)&#10;+SUM('漁業生產量值-漁業種類別魚類別生產量值5'!L13,'漁業生產量值-漁業種類別魚類別生產量值5'!N13,'漁業生產量值-漁業種類別魚類別生產量值5'!P13)&#10;+SUM('漁業生產量值-漁業種類別魚類別生產量值6'!D13,'漁業生產量值-漁業種類別魚類別生產量值6'!F13,'漁業生產量值-漁業種類別魚類別生產量值6'!H13,'漁業生產量值-漁業種類別魚類別生產量值6'!J13,'漁業生產量值-漁業種類別魚類別生產量值6'!L13,'漁業生產量值-漁業種類別魚類別生產量值6'!N13,'漁業生產量值-漁業種類別魚類別生產量值6'!P13)&#10;+SUM('漁業生產量值-漁業種類別魚類別生產量值7'!D13,'漁業生產量值-漁業種類別魚類別生產量值7'!F13,'漁業生產量值-漁業種類別魚類別生產量值7'!H13)&#10;+SUM('漁業生產量值-漁業種類別魚類別生產量值9'!J13,'漁業生產量值-漁業種類別魚類別生產量值9'!L13)&#10;+SUM('漁業生產量值-漁業種類別魚類別生產量值10'!H13)&#10;+SUM('漁業生產量值-漁業種類別魚類別生產量值11'!D13,'漁業生產量值-漁業種類別魚類別生產量值11'!F13,'漁業生產量值-漁業種類別魚類別生產量值11'!H13,'漁業生產量值-漁業種類別魚類別生產量值11'!J13,'漁業生產量值-漁業種類別魚類別生產量值11'!L13)&#10;+SUM('漁業生產量值-漁業種類別魚類別生產量值12'!H13)&#10;+SUM('漁業生產量值-漁業種類別魚類別生產量值14'!D13,'漁業生產量值-漁業種類別魚類別生產量值14'!P13)&#10;+SUM('漁業生產量值-漁業種類別魚類別生產量值15'!D13,'漁業生產量值-漁業種類別魚類別生產量值15'!F13,'漁業生產量值-漁業種類別魚類別生產量值15'!H13,'漁業生產量值-漁業種類別魚類別生產量值15'!J13)&#10;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3,M13,O13,'漁業生產量值-漁業種類別魚類別生產量值1'!C13)=0,&quot;-&quot;,SUM(K13,M13,O13,'漁業生產量值-漁業種類別魚類別生產量值1'!C13))" table:style-name="ce55">
            <text:p>-</text:p>
          </table:table-cell>
          <table:table-cell office:value-type="string" office:string-value="-" table:formula="msoxl:=  IF(SUM(L13,N13,P13,'漁業生產量值-漁業種類別魚類別生產量值1'!D13)=0,&quot;-&quot;,SUM(L13,N13,P13,'漁業生產量值-漁業種類別魚類別生產量值1'!D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float" office:value="194514.56052" table:style-name="ce55">
            <text:p>194,515<text:s/></text:p>
          </table:table-cell>
          <table:table-cell office:value-type="float" office:value="5398236.1644900003" table:style-name="ce55">
            <text:p>5,398,236<text:s/></text:p>
          </table:table-cell>
          <table:table-cell office:value-type="float" office:value="194514.56051999997" table:formula="msoxl:=  IF(SUM(G14,I14)&#10;+SUM('漁業生產量值-漁業種類別魚類別生產量值1'!E14,'漁業生產量值-漁業種類別魚類別生產量值1'!G14,'漁業生產量值-漁業種類別魚類別生產量值1'!I14)&#10;+SUM('漁業生產量值-漁業種類別魚類別生產量值2'!C14,'漁業生產量值-漁業種類別魚類別生產量值2'!E14,'漁業生產量值-漁業種類別魚類別生產量值2'!G14,'漁業生產量值-漁業種類別魚類別生產量值2'!I14)&#10;+SUM('漁業生產量值-漁業種類別魚類別生產量值3'!E14,'漁業生產量值-漁業種類別魚類別生產量值3'!I14,'漁業生產量值-漁業種類別魚類別生產量值3'!K14,'漁業生產量值-漁業種類別魚類別生產量值3'!M14)&#10;+SUM('漁業生產量值-漁業種類別魚類別生產量值4'!G14,'漁業生產量值-漁業種類別魚類別生產量值4'!I14,'漁業生產量值-漁業種類別魚類別生產量值4'!K14,'漁業生產量值-漁業種類別魚類別生產量值4'!M14,'漁業生產量值-漁業種類別魚類別生產量值4'!O14)&#10;+SUM('漁業生產量值-漁業種類別魚類別生產量值5'!K14,'漁業生產量值-漁業種類別魚類別生產量值5'!M14,'漁業生產量值-漁業種類別魚類別生產量值5'!O14)&#10;+SUM('漁業生產量值-漁業種類別魚類別生產量值6'!C14,'漁業生產量值-漁業種類別魚類別生產量值6'!E14,'漁業生產量值-漁業種類別魚類別生產量值6'!G14,'漁業生產量值-漁業種類別魚類別生產量值6'!I14,'漁業生產量值-漁業種類別魚類別生產量值6'!K14,'漁業生產量值-漁業種類別魚類別生產量值6'!M14,'漁業生產量值-漁業種類別魚類別生產量值6'!O14)&#10;+SUM('漁業生產量值-漁業種類別魚類別生產量值7'!C14,'漁業生產量值-漁業種類別魚類別生產量值7'!E14,'漁業生產量值-漁業種類別魚類別生產量值7'!G14)&#10;+SUM('漁業生產量值-漁業種類別魚類別生產量值9'!I14,'漁業生產量值-漁業種類別魚類別生產量值9'!K14)&#10;+SUM('漁業生產量值-漁業種類別魚類別生產量值10'!G14)&#10;+SUM('漁業生產量值-漁業種類別魚類別生產量值11'!C14,'漁業生產量值-漁業種類別魚類別生產量值11'!E14,'漁業生產量值-漁業種類別魚類別生產量值11'!G14,'漁業生產量值-漁業種類別魚類別生產量值11'!I14,'漁業生產量值-漁業種類別魚類別生產量值11'!K14)&#10;+SUM('漁業生產量值-漁業種類別魚類別生產量值12'!G14)&#10;+SUM('漁業生產量值-漁業種類別魚類別生產量值14'!C14,'漁業生產量值-漁業種類別魚類別生產量值14'!O14)&#10;+SUM('漁業生產量值-漁業種類別魚類別生產量值15'!C14,'漁業生產量值-漁業種類別魚類別生產量值15'!E14,'漁業生產量值-漁業種類別魚類別生產量值15'!G14,'漁業生產量值-漁業種類別魚類別生產量值15'!I14)=0,&quot;-&quot;,&#10;SUM(G14,I14)&#10;+SUM('漁業生產量值-漁業種類別魚類別生產量值1'!E14,'漁業生產量值-漁業種類別魚類別生產量值1'!G14,'漁業生產量值-漁業種類別魚類別生產量值1'!I14)&#10;+SUM('漁業生產量值-漁業種類別魚類別生產量值2'!C14,'漁業生產量值-漁業種類別魚類別生產量值2'!E14,'漁業生產量值-漁業種類別魚類別生產量值2'!G14,'漁業生產量值-漁業種類別魚類別生產量值2'!I14)&#10;+SUM('漁業生產量值-漁業種類別魚類別生產量值3'!E14,'漁業生產量值-漁業種類別魚類別生產量值3'!I14,'漁業生產量值-漁業種類別魚類別生產量值3'!K14,'漁業生產量值-漁業種類別魚類別生產量值3'!M14)&#10;+SUM('漁業生產量值-漁業種類別魚類別生產量值4'!G14,'漁業生產量值-漁業種類別魚類別生產量值4'!I14,'漁業生產量值-漁業種類別魚類別生產量值4'!K14,'漁業生產量值-漁業種類別魚類別生產量值4'!M14,'漁業生產量值-漁業種類別魚類別生產量值4'!O14)&#10;+SUM('漁業生產量值-漁業種類別魚類別生產量值5'!K14,'漁業生產量值-漁業種類別魚類別生產量值5'!M14,'漁業生產量值-漁業種類別魚類別生產量值5'!O14)&#10;+SUM('漁業生產量值-漁業種類別魚類別生產量值6'!C14,'漁業生產量值-漁業種類別魚類別生產量值6'!E14,'漁業生產量值-漁業種類別魚類別生產量值6'!G14,'漁業生產量值-漁業種類別魚類別生產量值6'!I14,'漁業生產量值-漁業種類別魚類別生產量值6'!K14,'漁業生產量值-漁業種類別魚類別生產量值6'!M14,'漁業生產量值-漁業種類別魚類別生產量值6'!O14)&#10;+SUM('漁業生產量值-漁業種類別魚類別生產量值7'!C14,'漁業生產量值-漁業種類別魚類別生產量值7'!E14,'漁業生產量值-漁業種類別魚類別生產量值7'!G14)&#10;+SUM('漁業生產量值-漁業種類別魚類別生產量值9'!I14,'漁業生產量值-漁業種類別魚類別生產量值9'!K14)&#10;+SUM('漁業生產量值-漁業種類別魚類別生產量值10'!G14)&#10;+SUM('漁業生產量值-漁業種類別魚類別生產量值11'!C14,'漁業生產量值-漁業種類別魚類別生產量值11'!E14,'漁業生產量值-漁業種類別魚類別生產量值11'!G14,'漁業生產量值-漁業種類別魚類別生產量值11'!I14,'漁業生產量值-漁業種類別魚類別生產量值11'!K14)&#10;+SUM('漁業生產量值-漁業種類別魚類別生產量值12'!G14)&#10;+SUM('漁業生產量值-漁業種類別魚類別生產量值14'!C14,'漁業生產量值-漁業種類別魚類別生產量值14'!O14)&#10;+SUM('漁業生產量值-漁業種類別魚類別生產量值15'!C14,'漁業生產量值-漁業種類別魚類別生產量值15'!E14,'漁業生產量值-漁業種類別魚類別生產量值15'!G14,'漁業生產量值-漁業種類別魚類別生產量值15'!I14)&#10;)" table:style-name="ce55">
            <text:p>194,515<text:s/></text:p>
          </table:table-cell>
          <table:table-cell office:value-type="float" office:value="5398236.1644900003" table:formula="msoxl:=  IF(SUM(H14,J14)&#10;+SUM('漁業生產量值-漁業種類別魚類別生產量值1'!F14,'漁業生產量值-漁業種類別魚類別生產量值1'!H14,'漁業生產量值-漁業種類別魚類別生產量值1'!J14,'漁業生產量值-漁業種類別魚類別生產量值1'!P14)&#10;+SUM('漁業生產量值-漁業種類別魚類別生產量值2'!D14,'漁業生產量值-漁業種類別魚類別生產量值2'!F14,'漁業生產量值-漁業種類別魚類別生產量值2'!H14,'漁業生產量值-漁業種類別魚類別生產量值2'!J14)&#10;+SUM('漁業生產量值-漁業種類別魚類別生產量值3'!F14,'漁業生產量值-漁業種類別魚類別生產量值3'!J14,'漁業生產量值-漁業種類別魚類別生產量值3'!L14,'漁業生產量值-漁業種類別魚類別生產量值3'!N14)&#10;+SUM('漁業生產量值-漁業種類別魚類別生產量值4'!H14,'漁業生產量值-漁業種類別魚類別生產量值4'!J14,'漁業生產量值-漁業種類別魚類別生產量值4'!L14,'漁業生產量值-漁業種類別魚類別生產量值4'!N14,'漁業生產量值-漁業種類別魚類別生產量值4'!P14)&#10;+SUM('漁業生產量值-漁業種類別魚類別生產量值5'!L14,'漁業生產量值-漁業種類別魚類別生產量值5'!N14,'漁業生產量值-漁業種類別魚類別生產量值5'!P14)&#10;+SUM('漁業生產量值-漁業種類別魚類別生產量值6'!D14,'漁業生產量值-漁業種類別魚類別生產量值6'!F14,'漁業生產量值-漁業種類別魚類別生產量值6'!H14,'漁業生產量值-漁業種類別魚類別生產量值6'!J14,'漁業生產量值-漁業種類別魚類別生產量值6'!L14,'漁業生產量值-漁業種類別魚類別生產量值6'!N14,'漁業生產量值-漁業種類別魚類別生產量值6'!P14)&#10;+SUM('漁業生產量值-漁業種類別魚類別生產量值7'!D14,'漁業生產量值-漁業種類別魚類別生產量值7'!F14,'漁業生產量值-漁業種類別魚類別生產量值7'!H14)&#10;+SUM('漁業生產量值-漁業種類別魚類別生產量值9'!J14,'漁業生產量值-漁業種類別魚類別生產量值9'!L14)&#10;+SUM('漁業生產量值-漁業種類別魚類別生產量值10'!H14)&#10;+SUM('漁業生產量值-漁業種類別魚類別生產量值11'!D14,'漁業生產量值-漁業種類別魚類別生產量值11'!F14,'漁業生產量值-漁業種類別魚類別生產量值11'!H14,'漁業生產量值-漁業種類別魚類別生產量值11'!J14,'漁業生產量值-漁業種類別魚類別生產量值11'!L14)&#10;+SUM('漁業生產量值-漁業種類別魚類別生產量值12'!H14)&#10;+SUM('漁業生產量值-漁業種類別魚類別生產量值14'!D14,'漁業生產量值-漁業種類別魚類別生產量值14'!P14)&#10;+SUM('漁業生產量值-漁業種類別魚類別生產量值15'!D14,'漁業生產量值-漁業種類別魚類別生產量值15'!F14,'漁業生產量值-漁業種類別魚類別生產量值15'!H14,'漁業生產量值-漁業種類別魚類別生產量值15'!J14)=0,&quot;-&quot;,&#10;SUM(H14,J14)&#10;+SUM('漁業生產量值-漁業種類別魚類別生產量值1'!F14,'漁業生產量值-漁業種類別魚類別生產量值1'!H14,'漁業生產量值-漁業種類別魚類別生產量值1'!J14,'漁業生產量值-漁業種類別魚類別生產量值1'!P14)&#10;+SUM('漁業生產量值-漁業種類別魚類別生產量值2'!D14,'漁業生產量值-漁業種類別魚類別生產量值2'!F14,'漁業生產量值-漁業種類別魚類別生產量值2'!H14,'漁業生產量值-漁業種類別魚類別生產量值2'!J14)&#10;+SUM('漁業生產量值-漁業種類別魚類別生產量值3'!F14,'漁業生產量值-漁業種類別魚類別生產量值3'!J14,'漁業生產量值-漁業種類別魚類別生產量值3'!L14,'漁業生產量值-漁業種類別魚類別生產量值3'!N14)&#10;+SUM('漁業生產量值-漁業種類別魚類別生產量值4'!H14,'漁業生產量值-漁業種類別魚類別生產量值4'!J14,'漁業生產量值-漁業種類別魚類別生產量值4'!L14,'漁業生產量值-漁業種類別魚類別生產量值4'!N14,'漁業生產量值-漁業種類別魚類別生產量值4'!P14)&#10;+SUM('漁業生產量值-漁業種類別魚類別生產量值5'!L14,'漁業生產量值-漁業種類別魚類別生產量值5'!N14,'漁業生產量值-漁業種類別魚類別生產量值5'!P14)&#10;+SUM('漁業生產量值-漁業種類別魚類別生產量值6'!D14,'漁業生產量值-漁業種類別魚類別生產量值6'!F14,'漁業生產量值-漁業種類別魚類別生產量值6'!H14,'漁業生產量值-漁業種類別魚類別生產量值6'!J14,'漁業生產量值-漁業種類別魚類別生產量值6'!L14,'漁業生產量值-漁業種類別魚類別生產量值6'!N14,'漁業生產量值-漁業種類別魚類別生產量值6'!P14)&#10;+SUM('漁業生產量值-漁業種類別魚類別生產量值7'!D14,'漁業生產量值-漁業種類別魚類別生產量值7'!F14,'漁業生產量值-漁業種類別魚類別生產量值7'!H14)&#10;+SUM('漁業生產量值-漁業種類別魚類別生產量值9'!J14,'漁業生產量值-漁業種類別魚類別生產量值9'!L14)&#10;+SUM('漁業生產量值-漁業種類別魚類別生產量值10'!H14)&#10;+SUM('漁業生產量值-漁業種類別魚類別生產量值11'!D14,'漁業生產量值-漁業種類別魚類別生產量值11'!F14,'漁業生產量值-漁業種類別魚類別生產量值11'!H14,'漁業生產量值-漁業種類別魚類別生產量值11'!J14,'漁業生產量值-漁業種類別魚類別生產量值11'!L14)&#10;+SUM('漁業生產量值-漁業種類別魚類別生產量值12'!H14)&#10;+SUM('漁業生產量值-漁業種類別魚類別生產量值14'!D14,'漁業生產量值-漁業種類別魚類別生產量值14'!P14)&#10;+SUM('漁業生產量值-漁業種類別魚類別生產量值15'!D14,'漁業生產量值-漁業種類別魚類別生產量值15'!F14,'漁業生產量值-漁業種類別魚類別生產量值15'!H14,'漁業生產量值-漁業種類別魚類別生產量值15'!J14)&#10;)" table:style-name="ce55">
            <text:p>5,398,23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4,M14,O14,'漁業生產量值-漁業種類別魚類別生產量值1'!C14)=0,&quot;-&quot;,SUM(K14,M14,O14,'漁業生產量值-漁業種類別魚類別生產量值1'!C14))" table:style-name="ce55">
            <text:p>-</text:p>
          </table:table-cell>
          <table:table-cell office:value-type="string" office:string-value="-" table:formula="msoxl:=  IF(SUM(L14,N14,P14,'漁業生產量值-漁業種類別魚類別生產量值1'!D14)=0,&quot;-&quot;,SUM(L14,N14,P14,'漁業生產量值-漁業種類別魚類別生產量值1'!D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float" office:value="152271.00000999999" table:style-name="ce55">
            <text:p>152,271<text:s/></text:p>
          </table:table-cell>
          <table:table-cell office:value-type="float" office:value="3994977.50391" table:style-name="ce55">
            <text:p>3,994,978<text:s/></text:p>
          </table:table-cell>
          <table:table-cell office:value-type="float" office:value="152271.00000999999" table:formula="msoxl:=  IF(SUM(G15,I15)&#10;+SUM('漁業生產量值-漁業種類別魚類別生產量值1'!E15,'漁業生產量值-漁業種類別魚類別生產量值1'!G15,'漁業生產量值-漁業種類別魚類別生產量值1'!I15)&#10;+SUM('漁業生產量值-漁業種類別魚類別生產量值2'!C15,'漁業生產量值-漁業種類別魚類別生產量值2'!E15,'漁業生產量值-漁業種類別魚類別生產量值2'!G15,'漁業生產量值-漁業種類別魚類別生產量值2'!I15)&#10;+SUM('漁業生產量值-漁業種類別魚類別生產量值3'!E15,'漁業生產量值-漁業種類別魚類別生產量值3'!I15,'漁業生產量值-漁業種類別魚類別生產量值3'!K15,'漁業生產量值-漁業種類別魚類別生產量值3'!M15)&#10;+SUM('漁業生產量值-漁業種類別魚類別生產量值4'!G15,'漁業生產量值-漁業種類別魚類別生產量值4'!I15,'漁業生產量值-漁業種類別魚類別生產量值4'!K15,'漁業生產量值-漁業種類別魚類別生產量值4'!M15,'漁業生產量值-漁業種類別魚類別生產量值4'!O15)&#10;+SUM('漁業生產量值-漁業種類別魚類別生產量值5'!K15,'漁業生產量值-漁業種類別魚類別生產量值5'!M15,'漁業生產量值-漁業種類別魚類別生產量值5'!O15)&#10;+SUM('漁業生產量值-漁業種類別魚類別生產量值6'!C15,'漁業生產量值-漁業種類別魚類別生產量值6'!E15,'漁業生產量值-漁業種類別魚類別生產量值6'!G15,'漁業生產量值-漁業種類別魚類別生產量值6'!I15,'漁業生產量值-漁業種類別魚類別生產量值6'!K15,'漁業生產量值-漁業種類別魚類別生產量值6'!M15,'漁業生產量值-漁業種類別魚類別生產量值6'!O15)&#10;+SUM('漁業生產量值-漁業種類別魚類別生產量值7'!C15,'漁業生產量值-漁業種類別魚類別生產量值7'!E15,'漁業生產量值-漁業種類別魚類別生產量值7'!G15)&#10;+SUM('漁業生產量值-漁業種類別魚類別生產量值9'!I15,'漁業生產量值-漁業種類別魚類別生產量值9'!K15)&#10;+SUM('漁業生產量值-漁業種類別魚類別生產量值10'!G15)&#10;+SUM('漁業生產量值-漁業種類別魚類別生產量值11'!C15,'漁業生產量值-漁業種類別魚類別生產量值11'!E15,'漁業生產量值-漁業種類別魚類別生產量值11'!G15,'漁業生產量值-漁業種類別魚類別生產量值11'!I15,'漁業生產量值-漁業種類別魚類別生產量值11'!K15)&#10;+SUM('漁業生產量值-漁業種類別魚類別生產量值12'!G15)&#10;+SUM('漁業生產量值-漁業種類別魚類別生產量值14'!C15,'漁業生產量值-漁業種類別魚類別生產量值14'!O15)&#10;+SUM('漁業生產量值-漁業種類別魚類別生產量值15'!C15,'漁業生產量值-漁業種類別魚類別生產量值15'!E15,'漁業生產量值-漁業種類別魚類別生產量值15'!G15,'漁業生產量值-漁業種類別魚類別生產量值15'!I15)=0,&quot;-&quot;,&#10;SUM(G15,I15)&#10;+SUM('漁業生產量值-漁業種類別魚類別生產量值1'!E15,'漁業生產量值-漁業種類別魚類別生產量值1'!G15,'漁業生產量值-漁業種類別魚類別生產量值1'!I15)&#10;+SUM('漁業生產量值-漁業種類別魚類別生產量值2'!C15,'漁業生產量值-漁業種類別魚類別生產量值2'!E15,'漁業生產量值-漁業種類別魚類別生產量值2'!G15,'漁業生產量值-漁業種類別魚類別生產量值2'!I15)&#10;+SUM('漁業生產量值-漁業種類別魚類別生產量值3'!E15,'漁業生產量值-漁業種類別魚類別生產量值3'!I15,'漁業生產量值-漁業種類別魚類別生產量值3'!K15,'漁業生產量值-漁業種類別魚類別生產量值3'!M15)&#10;+SUM('漁業生產量值-漁業種類別魚類別生產量值4'!G15,'漁業生產量值-漁業種類別魚類別生產量值4'!I15,'漁業生產量值-漁業種類別魚類別生產量值4'!K15,'漁業生產量值-漁業種類別魚類別生產量值4'!M15,'漁業生產量值-漁業種類別魚類別生產量值4'!O15)&#10;+SUM('漁業生產量值-漁業種類別魚類別生產量值5'!K15,'漁業生產量值-漁業種類別魚類別生產量值5'!M15,'漁業生產量值-漁業種類別魚類別生產量值5'!O15)&#10;+SUM('漁業生產量值-漁業種類別魚類別生產量值6'!C15,'漁業生產量值-漁業種類別魚類別生產量值6'!E15,'漁業生產量值-漁業種類別魚類別生產量值6'!G15,'漁業生產量值-漁業種類別魚類別生產量值6'!I15,'漁業生產量值-漁業種類別魚類別生產量值6'!K15,'漁業生產量值-漁業種類別魚類別生產量值6'!M15,'漁業生產量值-漁業種類別魚類別生產量值6'!O15)&#10;+SUM('漁業生產量值-漁業種類別魚類別生產量值7'!C15,'漁業生產量值-漁業種類別魚類別生產量值7'!E15,'漁業生產量值-漁業種類別魚類別生產量值7'!G15)&#10;+SUM('漁業生產量值-漁業種類別魚類別生產量值9'!I15,'漁業生產量值-漁業種類別魚類別生產量值9'!K15)&#10;+SUM('漁業生產量值-漁業種類別魚類別生產量值10'!G15)&#10;+SUM('漁業生產量值-漁業種類別魚類別生產量值11'!C15,'漁業生產量值-漁業種類別魚類別生產量值11'!E15,'漁業生產量值-漁業種類別魚類別生產量值11'!G15,'漁業生產量值-漁業種類別魚類別生產量值11'!I15,'漁業生產量值-漁業種類別魚類別生產量值11'!K15)&#10;+SUM('漁業生產量值-漁業種類別魚類別生產量值12'!G15)&#10;+SUM('漁業生產量值-漁業種類別魚類別生產量值14'!C15,'漁業生產量值-漁業種類別魚類別生產量值14'!O15)&#10;+SUM('漁業生產量值-漁業種類別魚類別生產量值15'!C15,'漁業生產量值-漁業種類別魚類別生產量值15'!E15,'漁業生產量值-漁業種類別魚類別生產量值15'!G15,'漁業生產量值-漁業種類別魚類別生產量值15'!I15)&#10;)" table:style-name="ce55">
            <text:p>152,271<text:s/></text:p>
          </table:table-cell>
          <table:table-cell office:value-type="float" office:value="3994977.50391" table:formula="msoxl:=  IF(SUM(H15,J15)&#10;+SUM('漁業生產量值-漁業種類別魚類別生產量值1'!F15,'漁業生產量值-漁業種類別魚類別生產量值1'!H15,'漁業生產量值-漁業種類別魚類別生產量值1'!J15,'漁業生產量值-漁業種類別魚類別生產量值1'!P15)&#10;+SUM('漁業生產量值-漁業種類別魚類別生產量值2'!D15,'漁業生產量值-漁業種類別魚類別生產量值2'!F15,'漁業生產量值-漁業種類別魚類別生產量值2'!H15,'漁業生產量值-漁業種類別魚類別生產量值2'!J15)&#10;+SUM('漁業生產量值-漁業種類別魚類別生產量值3'!F15,'漁業生產量值-漁業種類別魚類別生產量值3'!J15,'漁業生產量值-漁業種類別魚類別生產量值3'!L15,'漁業生產量值-漁業種類別魚類別生產量值3'!N15)&#10;+SUM('漁業生產量值-漁業種類別魚類別生產量值4'!H15,'漁業生產量值-漁業種類別魚類別生產量值4'!J15,'漁業生產量值-漁業種類別魚類別生產量值4'!L15,'漁業生產量值-漁業種類別魚類別生產量值4'!N15,'漁業生產量值-漁業種類別魚類別生產量值4'!P15)&#10;+SUM('漁業生產量值-漁業種類別魚類別生產量值5'!L15,'漁業生產量值-漁業種類別魚類別生產量值5'!N15,'漁業生產量值-漁業種類別魚類別生產量值5'!P15)&#10;+SUM('漁業生產量值-漁業種類別魚類別生產量值6'!D15,'漁業生產量值-漁業種類別魚類別生產量值6'!F15,'漁業生產量值-漁業種類別魚類別生產量值6'!H15,'漁業生產量值-漁業種類別魚類別生產量值6'!J15,'漁業生產量值-漁業種類別魚類別生產量值6'!L15,'漁業生產量值-漁業種類別魚類別生產量值6'!N15,'漁業生產量值-漁業種類別魚類別生產量值6'!P15)&#10;+SUM('漁業生產量值-漁業種類別魚類別生產量值7'!D15,'漁業生產量值-漁業種類別魚類別生產量值7'!F15,'漁業生產量值-漁業種類別魚類別生產量值7'!H15)&#10;+SUM('漁業生產量值-漁業種類別魚類別生產量值9'!J15,'漁業生產量值-漁業種類別魚類別生產量值9'!L15)&#10;+SUM('漁業生產量值-漁業種類別魚類別生產量值10'!H15)&#10;+SUM('漁業生產量值-漁業種類別魚類別生產量值11'!D15,'漁業生產量值-漁業種類別魚類別生產量值11'!F15,'漁業生產量值-漁業種類別魚類別生產量值11'!H15,'漁業生產量值-漁業種類別魚類別生產量值11'!J15,'漁業生產量值-漁業種類別魚類別生產量值11'!L15)&#10;+SUM('漁業生產量值-漁業種類別魚類別生產量值12'!H15)&#10;+SUM('漁業生產量值-漁業種類別魚類別生產量值14'!D15,'漁業生產量值-漁業種類別魚類別生產量值14'!P15)&#10;+SUM('漁業生產量值-漁業種類別魚類別生產量值15'!D15,'漁業生產量值-漁業種類別魚類別生產量值15'!F15,'漁業生產量值-漁業種類別魚類別生產量值15'!H15,'漁業生產量值-漁業種類別魚類別生產量值15'!J15)=0,&quot;-&quot;,&#10;SUM(H15,J15)&#10;+SUM('漁業生產量值-漁業種類別魚類別生產量值1'!F15,'漁業生產量值-漁業種類別魚類別生產量值1'!H15,'漁業生產量值-漁業種類別魚類別生產量值1'!J15,'漁業生產量值-漁業種類別魚類別生產量值1'!P15)&#10;+SUM('漁業生產量值-漁業種類別魚類別生產量值2'!D15,'漁業生產量值-漁業種類別魚類別生產量值2'!F15,'漁業生產量值-漁業種類別魚類別生產量值2'!H15,'漁業生產量值-漁業種類別魚類別生產量值2'!J15)&#10;+SUM('漁業生產量值-漁業種類別魚類別生產量值3'!F15,'漁業生產量值-漁業種類別魚類別生產量值3'!J15,'漁業生產量值-漁業種類別魚類別生產量值3'!L15,'漁業生產量值-漁業種類別魚類別生產量值3'!N15)&#10;+SUM('漁業生產量值-漁業種類別魚類別生產量值4'!H15,'漁業生產量值-漁業種類別魚類別生產量值4'!J15,'漁業生產量值-漁業種類別魚類別生產量值4'!L15,'漁業生產量值-漁業種類別魚類別生產量值4'!N15,'漁業生產量值-漁業種類別魚類別生產量值4'!P15)&#10;+SUM('漁業生產量值-漁業種類別魚類別生產量值5'!L15,'漁業生產量值-漁業種類別魚類別生產量值5'!N15,'漁業生產量值-漁業種類別魚類別生產量值5'!P15)&#10;+SUM('漁業生產量值-漁業種類別魚類別生產量值6'!D15,'漁業生產量值-漁業種類別魚類別生產量值6'!F15,'漁業生產量值-漁業種類別魚類別生產量值6'!H15,'漁業生產量值-漁業種類別魚類別生產量值6'!J15,'漁業生產量值-漁業種類別魚類別生產量值6'!L15,'漁業生產量值-漁業種類別魚類別生產量值6'!N15,'漁業生產量值-漁業種類別魚類別生產量值6'!P15)&#10;+SUM('漁業生產量值-漁業種類別魚類別生產量值7'!D15,'漁業生產量值-漁業種類別魚類別生產量值7'!F15,'漁業生產量值-漁業種類別魚類別生產量值7'!H15)&#10;+SUM('漁業生產量值-漁業種類別魚類別生產量值9'!J15,'漁業生產量值-漁業種類別魚類別生產量值9'!L15)&#10;+SUM('漁業生產量值-漁業種類別魚類別生產量值10'!H15)&#10;+SUM('漁業生產量值-漁業種類別魚類別生產量值11'!D15,'漁業生產量值-漁業種類別魚類別生產量值11'!F15,'漁業生產量值-漁業種類別魚類別生產量值11'!H15,'漁業生產量值-漁業種類別魚類別生產量值11'!J15,'漁業生產量值-漁業種類別魚類別生產量值11'!L15)&#10;+SUM('漁業生產量值-漁業種類別魚類別生產量值12'!H15)&#10;+SUM('漁業生產量值-漁業種類別魚類別生產量值14'!D15,'漁業生產量值-漁業種類別魚類別生產量值14'!P15)&#10;+SUM('漁業生產量值-漁業種類別魚類別生產量值15'!D15,'漁業生產量值-漁業種類別魚類別生產量值15'!F15,'漁業生產量值-漁業種類別魚類別生產量值15'!H15,'漁業生產量值-漁業種類別魚類別生產量值15'!J15)&#10;)" table:style-name="ce55">
            <text:p>3,994,97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5,M15,O15,'漁業生產量值-漁業種類別魚類別生產量值1'!C15)=0,&quot;-&quot;,SUM(K15,M15,O15,'漁業生產量值-漁業種類別魚類別生產量值1'!C15))" table:style-name="ce55">
            <text:p>-</text:p>
          </table:table-cell>
          <table:table-cell office:value-type="string" office:string-value="-" table:formula="msoxl:=  IF(SUM(L15,N15,P15,'漁業生產量值-漁業種類別魚類別生產量值1'!D15)=0,&quot;-&quot;,SUM(L15,N15,P15,'漁業生產量值-漁業種類別魚類別生產量值1'!D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float" office:value="195440.00464999999" table:style-name="ce55">
            <text:p>195,440<text:s/></text:p>
          </table:table-cell>
          <table:table-cell office:value-type="float" office:value="21204521.562759999" table:style-name="ce55">
            <text:p>21,204,522<text:s/></text:p>
          </table:table-cell>
          <table:table-cell office:value-type="float" office:value="195062.11244999996" table:formula="msoxl:=  IF(SUM(G16,I16)&#10;+SUM('漁業生產量值-漁業種類別魚類別生產量值1'!E16,'漁業生產量值-漁業種類別魚類別生產量值1'!G16,'漁業生產量值-漁業種類別魚類別生產量值1'!I16)&#10;+SUM('漁業生產量值-漁業種類別魚類別生產量值2'!C16,'漁業生產量值-漁業種類別魚類別生產量值2'!E16,'漁業生產量值-漁業種類別魚類別生產量值2'!G16,'漁業生產量值-漁業種類別魚類別生產量值2'!I16)&#10;+SUM('漁業生產量值-漁業種類別魚類別生產量值3'!E16,'漁業生產量值-漁業種類別魚類別生產量值3'!I16,'漁業生產量值-漁業種類別魚類別生產量值3'!K16,'漁業生產量值-漁業種類別魚類別生產量值3'!M16)&#10;+SUM('漁業生產量值-漁業種類別魚類別生產量值4'!G16,'漁業生產量值-漁業種類別魚類別生產量值4'!I16,'漁業生產量值-漁業種類別魚類別生產量值4'!K16,'漁業生產量值-漁業種類別魚類別生產量值4'!M16,'漁業生產量值-漁業種類別魚類別生產量值4'!O16)&#10;+SUM('漁業生產量值-漁業種類別魚類別生產量值5'!K16,'漁業生產量值-漁業種類別魚類別生產量值5'!M16,'漁業生產量值-漁業種類別魚類別生產量值5'!O16)&#10;+SUM('漁業生產量值-漁業種類別魚類別生產量值6'!C16,'漁業生產量值-漁業種類別魚類別生產量值6'!E16,'漁業生產量值-漁業種類別魚類別生產量值6'!G16,'漁業生產量值-漁業種類別魚類別生產量值6'!I16,'漁業生產量值-漁業種類別魚類別生產量值6'!K16,'漁業生產量值-漁業種類別魚類別生產量值6'!M16,'漁業生產量值-漁業種類別魚類別生產量值6'!O16)&#10;+SUM('漁業生產量值-漁業種類別魚類別生產量值7'!C16,'漁業生產量值-漁業種類別魚類別生產量值7'!E16,'漁業生產量值-漁業種類別魚類別生產量值7'!G16)&#10;+SUM('漁業生產量值-漁業種類別魚類別生產量值9'!I16,'漁業生產量值-漁業種類別魚類別生產量值9'!K16)&#10;+SUM('漁業生產量值-漁業種類別魚類別生產量值10'!G16)&#10;+SUM('漁業生產量值-漁業種類別魚類別生產量值11'!C16,'漁業生產量值-漁業種類別魚類別生產量值11'!E16,'漁業生產量值-漁業種類別魚類別生產量值11'!G16,'漁業生產量值-漁業種類別魚類別生產量值11'!I16,'漁業生產量值-漁業種類別魚類別生產量值11'!K16)&#10;+SUM('漁業生產量值-漁業種類別魚類別生產量值12'!G16)&#10;+SUM('漁業生產量值-漁業種類別魚類別生產量值14'!C16,'漁業生產量值-漁業種類別魚類別生產量值14'!O16)&#10;+SUM('漁業生產量值-漁業種類別魚類別生產量值15'!C16,'漁業生產量值-漁業種類別魚類別生產量值15'!E16,'漁業生產量值-漁業種類別魚類別生產量值15'!G16,'漁業生產量值-漁業種類別魚類別生產量值15'!I16)=0,&quot;-&quot;,&#10;SUM(G16,I16)&#10;+SUM('漁業生產量值-漁業種類別魚類別生產量值1'!E16,'漁業生產量值-漁業種類別魚類別生產量值1'!G16,'漁業生產量值-漁業種類別魚類別生產量值1'!I16)&#10;+SUM('漁業生產量值-漁業種類別魚類別生產量值2'!C16,'漁業生產量值-漁業種類別魚類別生產量值2'!E16,'漁業生產量值-漁業種類別魚類別生產量值2'!G16,'漁業生產量值-漁業種類別魚類別生產量值2'!I16)&#10;+SUM('漁業生產量值-漁業種類別魚類別生產量值3'!E16,'漁業生產量值-漁業種類別魚類別生產量值3'!I16,'漁業生產量值-漁業種類別魚類別生產量值3'!K16,'漁業生產量值-漁業種類別魚類別生產量值3'!M16)&#10;+SUM('漁業生產量值-漁業種類別魚類別生產量值4'!G16,'漁業生產量值-漁業種類別魚類別生產量值4'!I16,'漁業生產量值-漁業種類別魚類別生產量值4'!K16,'漁業生產量值-漁業種類別魚類別生產量值4'!M16,'漁業生產量值-漁業種類別魚類別生產量值4'!O16)&#10;+SUM('漁業生產量值-漁業種類別魚類別生產量值5'!K16,'漁業生產量值-漁業種類別魚類別生產量值5'!M16,'漁業生產量值-漁業種類別魚類別生產量值5'!O16)&#10;+SUM('漁業生產量值-漁業種類別魚類別生產量值6'!C16,'漁業生產量值-漁業種類別魚類別生產量值6'!E16,'漁業生產量值-漁業種類別魚類別生產量值6'!G16,'漁業生產量值-漁業種類別魚類別生產量值6'!I16,'漁業生產量值-漁業種類別魚類別生產量值6'!K16,'漁業生產量值-漁業種類別魚類別生產量值6'!M16,'漁業生產量值-漁業種類別魚類別生產量值6'!O16)&#10;+SUM('漁業生產量值-漁業種類別魚類別生產量值7'!C16,'漁業生產量值-漁業種類別魚類別生產量值7'!E16,'漁業生產量值-漁業種類別魚類別生產量值7'!G16)&#10;+SUM('漁業生產量值-漁業種類別魚類別生產量值9'!I16,'漁業生產量值-漁業種類別魚類別生產量值9'!K16)&#10;+SUM('漁業生產量值-漁業種類別魚類別生產量值10'!G16)&#10;+SUM('漁業生產量值-漁業種類別魚類別生產量值11'!C16,'漁業生產量值-漁業種類別魚類別生產量值11'!E16,'漁業生產量值-漁業種類別魚類別生產量值11'!G16,'漁業生產量值-漁業種類別魚類別生產量值11'!I16,'漁業生產量值-漁業種類別魚類別生產量值11'!K16)&#10;+SUM('漁業生產量值-漁業種類別魚類別生產量值12'!G16)&#10;+SUM('漁業生產量值-漁業種類別魚類別生產量值14'!C16,'漁業生產量值-漁業種類別魚類別生產量值14'!O16)&#10;+SUM('漁業生產量值-漁業種類別魚類別生產量值15'!C16,'漁業生產量值-漁業種類別魚類別生產量值15'!E16,'漁業生產量值-漁業種類別魚類別生產量值15'!G16,'漁業生產量值-漁業種類別魚類別生產量值15'!I16)&#10;)" table:style-name="ce55">
            <text:p>195,062<text:s/></text:p>
          </table:table-cell>
          <table:table-cell office:value-type="float" office:value="21191971.989669997" table:formula="msoxl:=  IF(SUM(H16,J16)&#10;+SUM('漁業生產量值-漁業種類別魚類別生產量值1'!F16,'漁業生產量值-漁業種類別魚類別生產量值1'!H16,'漁業生產量值-漁業種類別魚類別生產量值1'!J16,'漁業生產量值-漁業種類別魚類別生產量值1'!P16)&#10;+SUM('漁業生產量值-漁業種類別魚類別生產量值2'!D16,'漁業生產量值-漁業種類別魚類別生產量值2'!F16,'漁業生產量值-漁業種類別魚類別生產量值2'!H16,'漁業生產量值-漁業種類別魚類別生產量值2'!J16)&#10;+SUM('漁業生產量值-漁業種類別魚類別生產量值3'!F16,'漁業生產量值-漁業種類別魚類別生產量值3'!J16,'漁業生產量值-漁業種類別魚類別生產量值3'!L16,'漁業生產量值-漁業種類別魚類別生產量值3'!N16)&#10;+SUM('漁業生產量值-漁業種類別魚類別生產量值4'!H16,'漁業生產量值-漁業種類別魚類別生產量值4'!J16,'漁業生產量值-漁業種類別魚類別生產量值4'!L16,'漁業生產量值-漁業種類別魚類別生產量值4'!N16,'漁業生產量值-漁業種類別魚類別生產量值4'!P16)&#10;+SUM('漁業生產量值-漁業種類別魚類別生產量值5'!L16,'漁業生產量值-漁業種類別魚類別生產量值5'!N16,'漁業生產量值-漁業種類別魚類別生產量值5'!P16)&#10;+SUM('漁業生產量值-漁業種類別魚類別生產量值6'!D16,'漁業生產量值-漁業種類別魚類別生產量值6'!F16,'漁業生產量值-漁業種類別魚類別生產量值6'!H16,'漁業生產量值-漁業種類別魚類別生產量值6'!J16,'漁業生產量值-漁業種類別魚類別生產量值6'!L16,'漁業生產量值-漁業種類別魚類別生產量值6'!N16,'漁業生產量值-漁業種類別魚類別生產量值6'!P16)&#10;+SUM('漁業生產量值-漁業種類別魚類別生產量值7'!D16,'漁業生產量值-漁業種類別魚類別生產量值7'!F16,'漁業生產量值-漁業種類別魚類別生產量值7'!H16)&#10;+SUM('漁業生產量值-漁業種類別魚類別生產量值9'!J16,'漁業生產量值-漁業種類別魚類別生產量值9'!L16)&#10;+SUM('漁業生產量值-漁業種類別魚類別生產量值10'!H16)&#10;+SUM('漁業生產量值-漁業種類別魚類別生產量值11'!D16,'漁業生產量值-漁業種類別魚類別生產量值11'!F16,'漁業生產量值-漁業種類別魚類別生產量值11'!H16,'漁業生產量值-漁業種類別魚類別生產量值11'!J16,'漁業生產量值-漁業種類別魚類別生產量值11'!L16)&#10;+SUM('漁業生產量值-漁業種類別魚類別生產量值12'!H16)&#10;+SUM('漁業生產量值-漁業種類別魚類別生產量值14'!D16,'漁業生產量值-漁業種類別魚類別生產量值14'!P16)&#10;+SUM('漁業生產量值-漁業種類別魚類別生產量值15'!D16,'漁業生產量值-漁業種類別魚類別生產量值15'!F16,'漁業生產量值-漁業種類別魚類別生產量值15'!H16,'漁業生產量值-漁業種類別魚類別生產量值15'!J16)=0,&quot;-&quot;,&#10;SUM(H16,J16)&#10;+SUM('漁業生產量值-漁業種類別魚類別生產量值1'!F16,'漁業生產量值-漁業種類別魚類別生產量值1'!H16,'漁業生產量值-漁業種類別魚類別生產量值1'!J16,'漁業生產量值-漁業種類別魚類別生產量值1'!P16)&#10;+SUM('漁業生產量值-漁業種類別魚類別生產量值2'!D16,'漁業生產量值-漁業種類別魚類別生產量值2'!F16,'漁業生產量值-漁業種類別魚類別生產量值2'!H16,'漁業生產量值-漁業種類別魚類別生產量值2'!J16)&#10;+SUM('漁業生產量值-漁業種類別魚類別生產量值3'!F16,'漁業生產量值-漁業種類別魚類別生產量值3'!J16,'漁業生產量值-漁業種類別魚類別生產量值3'!L16,'漁業生產量值-漁業種類別魚類別生產量值3'!N16)&#10;+SUM('漁業生產量值-漁業種類別魚類別生產量值4'!H16,'漁業生產量值-漁業種類別魚類別生產量值4'!J16,'漁業生產量值-漁業種類別魚類別生產量值4'!L16,'漁業生產量值-漁業種類別魚類別生產量值4'!N16,'漁業生產量值-漁業種類別魚類別生產量值4'!P16)&#10;+SUM('漁業生產量值-漁業種類別魚類別生產量值5'!L16,'漁業生產量值-漁業種類別魚類別生產量值5'!N16,'漁業生產量值-漁業種類別魚類別生產量值5'!P16)&#10;+SUM('漁業生產量值-漁業種類別魚類別生產量值6'!D16,'漁業生產量值-漁業種類別魚類別生產量值6'!F16,'漁業生產量值-漁業種類別魚類別生產量值6'!H16,'漁業生產量值-漁業種類別魚類別生產量值6'!J16,'漁業生產量值-漁業種類別魚類別生產量值6'!L16,'漁業生產量值-漁業種類別魚類別生產量值6'!N16,'漁業生產量值-漁業種類別魚類別生產量值6'!P16)&#10;+SUM('漁業生產量值-漁業種類別魚類別生產量值7'!D16,'漁業生產量值-漁業種類別魚類別生產量值7'!F16,'漁業生產量值-漁業種類別魚類別生產量值7'!H16)&#10;+SUM('漁業生產量值-漁業種類別魚類別生產量值9'!J16,'漁業生產量值-漁業種類別魚類別生產量值9'!L16)&#10;+SUM('漁業生產量值-漁業種類別魚類別生產量值10'!H16)&#10;+SUM('漁業生產量值-漁業種類別魚類別生產量值11'!D16,'漁業生產量值-漁業種類別魚類別生產量值11'!F16,'漁業生產量值-漁業種類別魚類別生產量值11'!H16,'漁業生產量值-漁業種類別魚類別生產量值11'!J16,'漁業生產量值-漁業種類別魚類別生產量值11'!L16)&#10;+SUM('漁業生產量值-漁業種類別魚類別生產量值12'!H16)&#10;+SUM('漁業生產量值-漁業種類別魚類別生產量值14'!D16,'漁業生產量值-漁業種類別魚類別生產量值14'!P16)&#10;+SUM('漁業生產量值-漁業種類別魚類別生產量值15'!D16,'漁業生產量值-漁業種類別魚類別生產量值15'!F16,'漁業生產量值-漁業種類別魚類別生產量值15'!H16,'漁業生產量值-漁業種類別魚類別生產量值15'!J16)&#10;)" table:style-name="ce55">
            <text:p>21,191,97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6,M16,O16,'漁業生產量值-漁業種類別魚類別生產量值1'!C16)=0,&quot;-&quot;,SUM(K16,M16,O16,'漁業生產量值-漁業種類別魚類別生產量值1'!C16))" table:style-name="ce55">
            <text:p>-</text:p>
          </table:table-cell>
          <table:table-cell office:value-type="string" office:string-value="-" table:formula="msoxl:=  IF(SUM(L16,N16,P16,'漁業生產量值-漁業種類別魚類別生產量值1'!D16)=0,&quot;-&quot;,SUM(L16,N16,P16,'漁業生產量值-漁業種類別魚類別生產量值1'!D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float" office:value="266912.42281000002" table:style-name="ce55">
            <text:p>266,912<text:s/></text:p>
          </table:table-cell>
          <table:table-cell office:value-type="float" office:value="6710957.1729100002" table:style-name="ce55">
            <text:p>6,710,957<text:s/></text:p>
          </table:table-cell>
          <table:table-cell office:value-type="float" office:value="266912.42281000002" table:formula="msoxl:=  IF(SUM(G17,I17)&#10;+SUM('漁業生產量值-漁業種類別魚類別生產量值1'!E17,'漁業生產量值-漁業種類別魚類別生產量值1'!G17,'漁業生產量值-漁業種類別魚類別生產量值1'!I17)&#10;+SUM('漁業生產量值-漁業種類別魚類別生產量值2'!C17,'漁業生產量值-漁業種類別魚類別生產量值2'!E17,'漁業生產量值-漁業種類別魚類別生產量值2'!G17,'漁業生產量值-漁業種類別魚類別生產量值2'!I17)&#10;+SUM('漁業生產量值-漁業種類別魚類別生產量值3'!E17,'漁業生產量值-漁業種類別魚類別生產量值3'!I17,'漁業生產量值-漁業種類別魚類別生產量值3'!K17,'漁業生產量值-漁業種類別魚類別生產量值3'!M17)&#10;+SUM('漁業生產量值-漁業種類別魚類別生產量值4'!G17,'漁業生產量值-漁業種類別魚類別生產量值4'!I17,'漁業生產量值-漁業種類別魚類別生產量值4'!K17,'漁業生產量值-漁業種類別魚類別生產量值4'!M17,'漁業生產量值-漁業種類別魚類別生產量值4'!O17)&#10;+SUM('漁業生產量值-漁業種類別魚類別生產量值5'!K17,'漁業生產量值-漁業種類別魚類別生產量值5'!M17,'漁業生產量值-漁業種類別魚類別生產量值5'!O17)&#10;+SUM('漁業生產量值-漁業種類別魚類別生產量值6'!C17,'漁業生產量值-漁業種類別魚類別生產量值6'!E17,'漁業生產量值-漁業種類別魚類別生產量值6'!G17,'漁業生產量值-漁業種類別魚類別生產量值6'!I17,'漁業生產量值-漁業種類別魚類別生產量值6'!K17,'漁業生產量值-漁業種類別魚類別生產量值6'!M17,'漁業生產量值-漁業種類別魚類別生產量值6'!O17)&#10;+SUM('漁業生產量值-漁業種類別魚類別生產量值7'!C17,'漁業生產量值-漁業種類別魚類別生產量值7'!E17,'漁業生產量值-漁業種類別魚類別生產量值7'!G17)&#10;+SUM('漁業生產量值-漁業種類別魚類別生產量值9'!I17,'漁業生產量值-漁業種類別魚類別生產量值9'!K17)&#10;+SUM('漁業生產量值-漁業種類別魚類別生產量值10'!G17)&#10;+SUM('漁業生產量值-漁業種類別魚類別生產量值11'!C17,'漁業生產量值-漁業種類別魚類別生產量值11'!E17,'漁業生產量值-漁業種類別魚類別生產量值11'!G17,'漁業生產量值-漁業種類別魚類別生產量值11'!I17,'漁業生產量值-漁業種類別魚類別生產量值11'!K17)&#10;+SUM('漁業生產量值-漁業種類別魚類別生產量值12'!G17)&#10;+SUM('漁業生產量值-漁業種類別魚類別生產量值14'!C17,'漁業生產量值-漁業種類別魚類別生產量值14'!O17)&#10;+SUM('漁業生產量值-漁業種類別魚類別生產量值15'!C17,'漁業生產量值-漁業種類別魚類別生產量值15'!E17,'漁業生產量值-漁業種類別魚類別生產量值15'!G17,'漁業生產量值-漁業種類別魚類別生產量值15'!I17)=0,&quot;-&quot;,&#10;SUM(G17,I17)&#10;+SUM('漁業生產量值-漁業種類別魚類別生產量值1'!E17,'漁業生產量值-漁業種類別魚類別生產量值1'!G17,'漁業生產量值-漁業種類別魚類別生產量值1'!I17)&#10;+SUM('漁業生產量值-漁業種類別魚類別生產量值2'!C17,'漁業生產量值-漁業種類別魚類別生產量值2'!E17,'漁業生產量值-漁業種類別魚類別生產量值2'!G17,'漁業生產量值-漁業種類別魚類別生產量值2'!I17)&#10;+SUM('漁業生產量值-漁業種類別魚類別生產量值3'!E17,'漁業生產量值-漁業種類別魚類別生產量值3'!I17,'漁業生產量值-漁業種類別魚類別生產量值3'!K17,'漁業生產量值-漁業種類別魚類別生產量值3'!M17)&#10;+SUM('漁業生產量值-漁業種類別魚類別生產量值4'!G17,'漁業生產量值-漁業種類別魚類別生產量值4'!I17,'漁業生產量值-漁業種類別魚類別生產量值4'!K17,'漁業生產量值-漁業種類別魚類別生產量值4'!M17,'漁業生產量值-漁業種類別魚類別生產量值4'!O17)&#10;+SUM('漁業生產量值-漁業種類別魚類別生產量值5'!K17,'漁業生產量值-漁業種類別魚類別生產量值5'!M17,'漁業生產量值-漁業種類別魚類別生產量值5'!O17)&#10;+SUM('漁業生產量值-漁業種類別魚類別生產量值6'!C17,'漁業生產量值-漁業種類別魚類別生產量值6'!E17,'漁業生產量值-漁業種類別魚類別生產量值6'!G17,'漁業生產量值-漁業種類別魚類別生產量值6'!I17,'漁業生產量值-漁業種類別魚類別生產量值6'!K17,'漁業生產量值-漁業種類別魚類別生產量值6'!M17,'漁業生產量值-漁業種類別魚類別生產量值6'!O17)&#10;+SUM('漁業生產量值-漁業種類別魚類別生產量值7'!C17,'漁業生產量值-漁業種類別魚類別生產量值7'!E17,'漁業生產量值-漁業種類別魚類別生產量值7'!G17)&#10;+SUM('漁業生產量值-漁業種類別魚類別生產量值9'!I17,'漁業生產量值-漁業種類別魚類別生產量值9'!K17)&#10;+SUM('漁業生產量值-漁業種類別魚類別生產量值10'!G17)&#10;+SUM('漁業生產量值-漁業種類別魚類別生產量值11'!C17,'漁業生產量值-漁業種類別魚類別生產量值11'!E17,'漁業生產量值-漁業種類別魚類別生產量值11'!G17,'漁業生產量值-漁業種類別魚類別生產量值11'!I17,'漁業生產量值-漁業種類別魚類別生產量值11'!K17)&#10;+SUM('漁業生產量值-漁業種類別魚類別生產量值12'!G17)&#10;+SUM('漁業生產量值-漁業種類別魚類別生產量值14'!C17,'漁業生產量值-漁業種類別魚類別生產量值14'!O17)&#10;+SUM('漁業生產量值-漁業種類別魚類別生產量值15'!C17,'漁業生產量值-漁業種類別魚類別生產量值15'!E17,'漁業生產量值-漁業種類別魚類別生產量值15'!G17,'漁業生產量值-漁業種類別魚類別生產量值15'!I17)&#10;)" table:style-name="ce55">
            <text:p>266,912<text:s/></text:p>
          </table:table-cell>
          <table:table-cell office:value-type="float" office:value="6710957.1729100002" table:formula="msoxl:=  IF(SUM(H17,J17)&#10;+SUM('漁業生產量值-漁業種類別魚類別生產量值1'!F17,'漁業生產量值-漁業種類別魚類別生產量值1'!H17,'漁業生產量值-漁業種類別魚類別生產量值1'!J17,'漁業生產量值-漁業種類別魚類別生產量值1'!P17)&#10;+SUM('漁業生產量值-漁業種類別魚類別生產量值2'!D17,'漁業生產量值-漁業種類別魚類別生產量值2'!F17,'漁業生產量值-漁業種類別魚類別生產量值2'!H17,'漁業生產量值-漁業種類別魚類別生產量值2'!J17)&#10;+SUM('漁業生產量值-漁業種類別魚類別生產量值3'!F17,'漁業生產量值-漁業種類別魚類別生產量值3'!J17,'漁業生產量值-漁業種類別魚類別生產量值3'!L17,'漁業生產量值-漁業種類別魚類別生產量值3'!N17)&#10;+SUM('漁業生產量值-漁業種類別魚類別生產量值4'!H17,'漁業生產量值-漁業種類別魚類別生產量值4'!J17,'漁業生產量值-漁業種類別魚類別生產量值4'!L17,'漁業生產量值-漁業種類別魚類別生產量值4'!N17,'漁業生產量值-漁業種類別魚類別生產量值4'!P17)&#10;+SUM('漁業生產量值-漁業種類別魚類別生產量值5'!L17,'漁業生產量值-漁業種類別魚類別生產量值5'!N17,'漁業生產量值-漁業種類別魚類別生產量值5'!P17)&#10;+SUM('漁業生產量值-漁業種類別魚類別生產量值6'!D17,'漁業生產量值-漁業種類別魚類別生產量值6'!F17,'漁業生產量值-漁業種類別魚類別生產量值6'!H17,'漁業生產量值-漁業種類別魚類別生產量值6'!J17,'漁業生產量值-漁業種類別魚類別生產量值6'!L17,'漁業生產量值-漁業種類別魚類別生產量值6'!N17,'漁業生產量值-漁業種類別魚類別生產量值6'!P17)&#10;+SUM('漁業生產量值-漁業種類別魚類別生產量值7'!D17,'漁業生產量值-漁業種類別魚類別生產量值7'!F17,'漁業生產量值-漁業種類別魚類別生產量值7'!H17)&#10;+SUM('漁業生產量值-漁業種類別魚類別生產量值9'!J17,'漁業生產量值-漁業種類別魚類別生產量值9'!L17)&#10;+SUM('漁業生產量值-漁業種類別魚類別生產量值10'!H17)&#10;+SUM('漁業生產量值-漁業種類別魚類別生產量值11'!D17,'漁業生產量值-漁業種類別魚類別生產量值11'!F17,'漁業生產量值-漁業種類別魚類別生產量值11'!H17,'漁業生產量值-漁業種類別魚類別生產量值11'!J17,'漁業生產量值-漁業種類別魚類別生產量值11'!L17)&#10;+SUM('漁業生產量值-漁業種類別魚類別生產量值12'!H17)&#10;+SUM('漁業生產量值-漁業種類別魚類別生產量值14'!D17,'漁業生產量值-漁業種類別魚類別生產量值14'!P17)&#10;+SUM('漁業生產量值-漁業種類別魚類別生產量值15'!D17,'漁業生產量值-漁業種類別魚類別生產量值15'!F17,'漁業生產量值-漁業種類別魚類別生產量值15'!H17,'漁業生產量值-漁業種類別魚類別生產量值15'!J17)=0,&quot;-&quot;,&#10;SUM(H17,J17)&#10;+SUM('漁業生產量值-漁業種類別魚類別生產量值1'!F17,'漁業生產量值-漁業種類別魚類別生產量值1'!H17,'漁業生產量值-漁業種類別魚類別生產量值1'!J17,'漁業生產量值-漁業種類別魚類別生產量值1'!P17)&#10;+SUM('漁業生產量值-漁業種類別魚類別生產量值2'!D17,'漁業生產量值-漁業種類別魚類別生產量值2'!F17,'漁業生產量值-漁業種類別魚類別生產量值2'!H17,'漁業生產量值-漁業種類別魚類別生產量值2'!J17)&#10;+SUM('漁業生產量值-漁業種類別魚類別生產量值3'!F17,'漁業生產量值-漁業種類別魚類別生產量值3'!J17,'漁業生產量值-漁業種類別魚類別生產量值3'!L17,'漁業生產量值-漁業種類別魚類別生產量值3'!N17)&#10;+SUM('漁業生產量值-漁業種類別魚類別生產量值4'!H17,'漁業生產量值-漁業種類別魚類別生產量值4'!J17,'漁業生產量值-漁業種類別魚類別生產量值4'!L17,'漁業生產量值-漁業種類別魚類別生產量值4'!N17,'漁業生產量值-漁業種類別魚類別生產量值4'!P17)&#10;+SUM('漁業生產量值-漁業種類別魚類別生產量值5'!L17,'漁業生產量值-漁業種類別魚類別生產量值5'!N17,'漁業生產量值-漁業種類別魚類別生產量值5'!P17)&#10;+SUM('漁業生產量值-漁業種類別魚類別生產量值6'!D17,'漁業生產量值-漁業種類別魚類別生產量值6'!F17,'漁業生產量值-漁業種類別魚類別生產量值6'!H17,'漁業生產量值-漁業種類別魚類別生產量值6'!J17,'漁業生產量值-漁業種類別魚類別生產量值6'!L17,'漁業生產量值-漁業種類別魚類別生產量值6'!N17,'漁業生產量值-漁業種類別魚類別生產量值6'!P17)&#10;+SUM('漁業生產量值-漁業種類別魚類別生產量值7'!D17,'漁業生產量值-漁業種類別魚類別生產量值7'!F17,'漁業生產量值-漁業種類別魚類別生產量值7'!H17)&#10;+SUM('漁業生產量值-漁業種類別魚類別生產量值9'!J17,'漁業生產量值-漁業種類別魚類別生產量值9'!L17)&#10;+SUM('漁業生產量值-漁業種類別魚類別生產量值10'!H17)&#10;+SUM('漁業生產量值-漁業種類別魚類別生產量值11'!D17,'漁業生產量值-漁業種類別魚類別生產量值11'!F17,'漁業生產量值-漁業種類別魚類別生產量值11'!H17,'漁業生產量值-漁業種類別魚類別生產量值11'!J17,'漁業生產量值-漁業種類別魚類別生產量值11'!L17)&#10;+SUM('漁業生產量值-漁業種類別魚類別生產量值12'!H17)&#10;+SUM('漁業生產量值-漁業種類別魚類別生產量值14'!D17,'漁業生產量值-漁業種類別魚類別生產量值14'!P17)&#10;+SUM('漁業生產量值-漁業種類別魚類別生產量值15'!D17,'漁業生產量值-漁業種類別魚類別生產量值15'!F17,'漁業生產量值-漁業種類別魚類別生產量值15'!H17,'漁業生產量值-漁業種類別魚類別生產量值15'!J17)&#10;)" table:style-name="ce55">
            <text:p>6,710,95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7,M17,O17,'漁業生產量值-漁業種類別魚類別生產量值1'!C17)=0,&quot;-&quot;,SUM(K17,M17,O17,'漁業生產量值-漁業種類別魚類別生產量值1'!C17))" table:style-name="ce55">
            <text:p>-</text:p>
          </table:table-cell>
          <table:table-cell office:value-type="string" office:string-value="-" table:formula="msoxl:=  IF(SUM(L17,N17,P17,'漁業生產量值-漁業種類別魚類別生產量值1'!D17)=0,&quot;-&quot;,SUM(L17,N17,P17,'漁業生產量值-漁業種類別魚類別生產量值1'!D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18,I18)&#10;+SUM('漁業生產量值-漁業種類別魚類別生產量值1'!E18,'漁業生產量值-漁業種類別魚類別生產量值1'!G18,'漁業生產量值-漁業種類別魚類別生產量值1'!I18)&#10;+SUM('漁業生產量值-漁業種類別魚類別生產量值2'!C18,'漁業生產量值-漁業種類別魚類別生產量值2'!E18,'漁業生產量值-漁業種類別魚類別生產量值2'!G18,'漁業生產量值-漁業種類別魚類別生產量值2'!I18)&#10;+SUM('漁業生產量值-漁業種類別魚類別生產量值3'!E18,'漁業生產量值-漁業種類別魚類別生產量值3'!I18,'漁業生產量值-漁業種類別魚類別生產量值3'!K18,'漁業生產量值-漁業種類別魚類別生產量值3'!M18)&#10;+SUM('漁業生產量值-漁業種類別魚類別生產量值4'!G18,'漁業生產量值-漁業種類別魚類別生產量值4'!I18,'漁業生產量值-漁業種類別魚類別生產量值4'!K18,'漁業生產量值-漁業種類別魚類別生產量值4'!M18,'漁業生產量值-漁業種類別魚類別生產量值4'!O18)&#10;+SUM('漁業生產量值-漁業種類別魚類別生產量值5'!K18,'漁業生產量值-漁業種類別魚類別生產量值5'!M18,'漁業生產量值-漁業種類別魚類別生產量值5'!O18)&#10;+SUM('漁業生產量值-漁業種類別魚類別生產量值6'!C18,'漁業生產量值-漁業種類別魚類別生產量值6'!E18,'漁業生產量值-漁業種類別魚類別生產量值6'!G18,'漁業生產量值-漁業種類別魚類別生產量值6'!I18,'漁業生產量值-漁業種類別魚類別生產量值6'!K18,'漁業生產量值-漁業種類別魚類別生產量值6'!M18,'漁業生產量值-漁業種類別魚類別生產量值6'!O18)&#10;+SUM('漁業生產量值-漁業種類別魚類別生產量值7'!C18,'漁業生產量值-漁業種類別魚類別生產量值7'!E18,'漁業生產量值-漁業種類別魚類別生產量值7'!G18)&#10;+SUM('漁業生產量值-漁業種類別魚類別生產量值9'!I18,'漁業生產量值-漁業種類別魚類別生產量值9'!K18)&#10;+SUM('漁業生產量值-漁業種類別魚類別生產量值10'!G18)&#10;+SUM('漁業生產量值-漁業種類別魚類別生產量值11'!C18,'漁業生產量值-漁業種類別魚類別生產量值11'!E18,'漁業生產量值-漁業種類別魚類別生產量值11'!G18,'漁業生產量值-漁業種類別魚類別生產量值11'!I18,'漁業生產量值-漁業種類別魚類別生產量值11'!K18)&#10;+SUM('漁業生產量值-漁業種類別魚類別生產量值12'!G18)&#10;+SUM('漁業生產量值-漁業種類別魚類別生產量值14'!C18,'漁業生產量值-漁業種類別魚類別生產量值14'!O18)&#10;+SUM('漁業生產量值-漁業種類別魚類別生產量值15'!C18,'漁業生產量值-漁業種類別魚類別生產量值15'!E18,'漁業生產量值-漁業種類別魚類別生產量值15'!G18,'漁業生產量值-漁業種類別魚類別生產量值15'!I18)=0,&quot;-&quot;,&#10;SUM(G18,I18)&#10;+SUM('漁業生產量值-漁業種類別魚類別生產量值1'!E18,'漁業生產量值-漁業種類別魚類別生產量值1'!G18,'漁業生產量值-漁業種類別魚類別生產量值1'!I18)&#10;+SUM('漁業生產量值-漁業種類別魚類別生產量值2'!C18,'漁業生產量值-漁業種類別魚類別生產量值2'!E18,'漁業生產量值-漁業種類別魚類別生產量值2'!G18,'漁業生產量值-漁業種類別魚類別生產量值2'!I18)&#10;+SUM('漁業生產量值-漁業種類別魚類別生產量值3'!E18,'漁業生產量值-漁業種類別魚類別生產量值3'!I18,'漁業生產量值-漁業種類別魚類別生產量值3'!K18,'漁業生產量值-漁業種類別魚類別生產量值3'!M18)&#10;+SUM('漁業生產量值-漁業種類別魚類別生產量值4'!G18,'漁業生產量值-漁業種類別魚類別生產量值4'!I18,'漁業生產量值-漁業種類別魚類別生產量值4'!K18,'漁業生產量值-漁業種類別魚類別生產量值4'!M18,'漁業生產量值-漁業種類別魚類別生產量值4'!O18)&#10;+SUM('漁業生產量值-漁業種類別魚類別生產量值5'!K18,'漁業生產量值-漁業種類別魚類別生產量值5'!M18,'漁業生產量值-漁業種類別魚類別生產量值5'!O18)&#10;+SUM('漁業生產量值-漁業種類別魚類別生產量值6'!C18,'漁業生產量值-漁業種類別魚類別生產量值6'!E18,'漁業生產量值-漁業種類別魚類別生產量值6'!G18,'漁業生產量值-漁業種類別魚類別生產量值6'!I18,'漁業生產量值-漁業種類別魚類別生產量值6'!K18,'漁業生產量值-漁業種類別魚類別生產量值6'!M18,'漁業生產量值-漁業種類別魚類別生產量值6'!O18)&#10;+SUM('漁業生產量值-漁業種類別魚類別生產量值7'!C18,'漁業生產量值-漁業種類別魚類別生產量值7'!E18,'漁業生產量值-漁業種類別魚類別生產量值7'!G18)&#10;+SUM('漁業生產量值-漁業種類別魚類別生產量值9'!I18,'漁業生產量值-漁業種類別魚類別生產量值9'!K18)&#10;+SUM('漁業生產量值-漁業種類別魚類別生產量值10'!G18)&#10;+SUM('漁業生產量值-漁業種類別魚類別生產量值11'!C18,'漁業生產量值-漁業種類別魚類別生產量值11'!E18,'漁業生產量值-漁業種類別魚類別生產量值11'!G18,'漁業生產量值-漁業種類別魚類別生產量值11'!I18,'漁業生產量值-漁業種類別魚類別生產量值11'!K18)&#10;+SUM('漁業生產量值-漁業種類別魚類別生產量值12'!G18)&#10;+SUM('漁業生產量值-漁業種類別魚類別生產量值14'!C18,'漁業生產量值-漁業種類別魚類別生產量值14'!O18)&#10;+SUM('漁業生產量值-漁業種類別魚類別生產量值15'!C18,'漁業生產量值-漁業種類別魚類別生產量值15'!E18,'漁業生產量值-漁業種類別魚類別生產量值15'!G18,'漁業生產量值-漁業種類別魚類別生產量值15'!I18)&#10;)" table:style-name="ce55">
            <text:p>-</text:p>
          </table:table-cell>
          <table:table-cell office:value-type="string" office:string-value="-" table:formula="msoxl:=  IF(SUM(H18,J18)&#10;+SUM('漁業生產量值-漁業種類別魚類別生產量值1'!F18,'漁業生產量值-漁業種類別魚類別生產量值1'!H18,'漁業生產量值-漁業種類別魚類別生產量值1'!J18,'漁業生產量值-漁業種類別魚類別生產量值1'!P18)&#10;+SUM('漁業生產量值-漁業種類別魚類別生產量值2'!D18,'漁業生產量值-漁業種類別魚類別生產量值2'!F18,'漁業生產量值-漁業種類別魚類別生產量值2'!H18,'漁業生產量值-漁業種類別魚類別生產量值2'!J18)&#10;+SUM('漁業生產量值-漁業種類別魚類別生產量值3'!F18,'漁業生產量值-漁業種類別魚類別生產量值3'!J18,'漁業生產量值-漁業種類別魚類別生產量值3'!L18,'漁業生產量值-漁業種類別魚類別生產量值3'!N18)&#10;+SUM('漁業生產量值-漁業種類別魚類別生產量值4'!H18,'漁業生產量值-漁業種類別魚類別生產量值4'!J18,'漁業生產量值-漁業種類別魚類別生產量值4'!L18,'漁業生產量值-漁業種類別魚類別生產量值4'!N18,'漁業生產量值-漁業種類別魚類別生產量值4'!P18)&#10;+SUM('漁業生產量值-漁業種類別魚類別生產量值5'!L18,'漁業生產量值-漁業種類別魚類別生產量值5'!N18,'漁業生產量值-漁業種類別魚類別生產量值5'!P18)&#10;+SUM('漁業生產量值-漁業種類別魚類別生產量值6'!D18,'漁業生產量值-漁業種類別魚類別生產量值6'!F18,'漁業生產量值-漁業種類別魚類別生產量值6'!H18,'漁業生產量值-漁業種類別魚類別生產量值6'!J18,'漁業生產量值-漁業種類別魚類別生產量值6'!L18,'漁業生產量值-漁業種類別魚類別生產量值6'!N18,'漁業生產量值-漁業種類別魚類別生產量值6'!P18)&#10;+SUM('漁業生產量值-漁業種類別魚類別生產量值7'!D18,'漁業生產量值-漁業種類別魚類別生產量值7'!F18,'漁業生產量值-漁業種類別魚類別生產量值7'!H18)&#10;+SUM('漁業生產量值-漁業種類別魚類別生產量值9'!J18,'漁業生產量值-漁業種類別魚類別生產量值9'!L18)&#10;+SUM('漁業生產量值-漁業種類別魚類別生產量值10'!H18)&#10;+SUM('漁業生產量值-漁業種類別魚類別生產量值11'!D18,'漁業生產量值-漁業種類別魚類別生產量值11'!F18,'漁業生產量值-漁業種類別魚類別生產量值11'!H18,'漁業生產量值-漁業種類別魚類別生產量值11'!J18,'漁業生產量值-漁業種類別魚類別生產量值11'!L18)&#10;+SUM('漁業生產量值-漁業種類別魚類別生產量值12'!H18)&#10;+SUM('漁業生產量值-漁業種類別魚類別生產量值14'!D18,'漁業生產量值-漁業種類別魚類別生產量值14'!P18)&#10;+SUM('漁業生產量值-漁業種類別魚類別生產量值15'!D18,'漁業生產量值-漁業種類別魚類別生產量值15'!F18,'漁業生產量值-漁業種類別魚類別生產量值15'!H18,'漁業生產量值-漁業種類別魚類別生產量值15'!J18)=0,&quot;-&quot;,&#10;SUM(H18,J18)&#10;+SUM('漁業生產量值-漁業種類別魚類別生產量值1'!F18,'漁業生產量值-漁業種類別魚類別生產量值1'!H18,'漁業生產量值-漁業種類別魚類別生產量值1'!J18,'漁業生產量值-漁業種類別魚類別生產量值1'!P18)&#10;+SUM('漁業生產量值-漁業種類別魚類別生產量值2'!D18,'漁業生產量值-漁業種類別魚類別生產量值2'!F18,'漁業生產量值-漁業種類別魚類別生產量值2'!H18,'漁業生產量值-漁業種類別魚類別生產量值2'!J18)&#10;+SUM('漁業生產量值-漁業種類別魚類別生產量值3'!F18,'漁業生產量值-漁業種類別魚類別生產量值3'!J18,'漁業生產量值-漁業種類別魚類別生產量值3'!L18,'漁業生產量值-漁業種類別魚類別生產量值3'!N18)&#10;+SUM('漁業生產量值-漁業種類別魚類別生產量值4'!H18,'漁業生產量值-漁業種類別魚類別生產量值4'!J18,'漁業生產量值-漁業種類別魚類別生產量值4'!L18,'漁業生產量值-漁業種類別魚類別生產量值4'!N18,'漁業生產量值-漁業種類別魚類別生產量值4'!P18)&#10;+SUM('漁業生產量值-漁業種類別魚類別生產量值5'!L18,'漁業生產量值-漁業種類別魚類別生產量值5'!N18,'漁業生產量值-漁業種類別魚類別生產量值5'!P18)&#10;+SUM('漁業生產量值-漁業種類別魚類別生產量值6'!D18,'漁業生產量值-漁業種類別魚類別生產量值6'!F18,'漁業生產量值-漁業種類別魚類別生產量值6'!H18,'漁業生產量值-漁業種類別魚類別生產量值6'!J18,'漁業生產量值-漁業種類別魚類別生產量值6'!L18,'漁業生產量值-漁業種類別魚類別生產量值6'!N18,'漁業生產量值-漁業種類別魚類別生產量值6'!P18)&#10;+SUM('漁業生產量值-漁業種類別魚類別生產量值7'!D18,'漁業生產量值-漁業種類別魚類別生產量值7'!F18,'漁業生產量值-漁業種類別魚類別生產量值7'!H18)&#10;+SUM('漁業生產量值-漁業種類別魚類別生產量值9'!J18,'漁業生產量值-漁業種類別魚類別生產量值9'!L18)&#10;+SUM('漁業生產量值-漁業種類別魚類別生產量值10'!H18)&#10;+SUM('漁業生產量值-漁業種類別魚類別生產量值11'!D18,'漁業生產量值-漁業種類別魚類別生產量值11'!F18,'漁業生產量值-漁業種類別魚類別生產量值11'!H18,'漁業生產量值-漁業種類別魚類別生產量值11'!J18,'漁業生產量值-漁業種類別魚類別生產量值11'!L18)&#10;+SUM('漁業生產量值-漁業種類別魚類別生產量值12'!H18)&#10;+SUM('漁業生產量值-漁業種類別魚類別生產量值14'!D18,'漁業生產量值-漁業種類別魚類別生產量值14'!P18)&#10;+SUM('漁業生產量值-漁業種類別魚類別生產量值15'!D18,'漁業生產量值-漁業種類別魚類別生產量值15'!F18,'漁業生產量值-漁業種類別魚類別生產量值15'!H18,'漁業生產量值-漁業種類別魚類別生產量值15'!J18)&#10;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18,M18,O18,'漁業生產量值-漁業種類別魚類別生產量值1'!C18)=0,&quot;-&quot;,SUM(K18,M18,O18,'漁業生產量值-漁業種類別魚類別生產量值1'!C18))" table:style-name="ce55">
            <text:p>-</text:p>
          </table:table-cell>
          <table:table-cell office:value-type="string" office:string-value="-" table:formula="msoxl:=  IF(SUM(L18,N18,P18,'漁業生產量值-漁業種類別魚類別生產量值1'!D18)=0,&quot;-&quot;,SUM(L18,N18,P18,'漁業生產量值-漁業種類別魚類別生產量值1'!D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135298.34093999997" table:formula="msoxl:=  IF(SUM(C20:C35)=0,&quot;-&quot;,SUM(C20:C35))" table:style-name="ce52">
            <text:p>135,298<text:s/></text:p>
          </table:table-cell>
          <table:table-cell office:value-type="float" office:value="10103127.858859997" table:formula="msoxl:=  IF(SUM(D20:D35)=0,&quot;-&quot;,SUM(D20:D35))" table:style-name="ce52">
            <text:p>10,103,128<text:s/></text:p>
          </table:table-cell>
          <table:table-cell office:value-type="float" office:value="122841.25259000002" table:formula="msoxl:=  IF(SUM(E20:E35)=0,&quot;-&quot;,SUM(E20:E35))" table:style-name="ce52">
            <text:p>122,841<text:s/></text:p>
          </table:table-cell>
          <table:table-cell office:value-type="float" office:value="8992460.0446999986" table:formula="msoxl:=  IF(SUM(F20:F35)=0,&quot;-&quot;,SUM(F20:F35))" table:style-name="ce52">
            <text:p>8,992,460<text:s/></text:p>
          </table:table-cell>
          <table:table-cell office:value-type="float" office:value="0.45269999999999999" table:formula="msoxl:=  IF(SUM(G20:G35)=0,&quot;-&quot;,SUM(G20:G35))" table:style-name="ce52">
            <text:p>0<text:s/></text:p>
          </table:table-cell>
          <table:table-cell office:value-type="float" office:value="43.98883" table:formula="msoxl:=  IF(SUM(H20:H35)=0,&quot;-&quot;,SUM(H20:H35))" table:style-name="ce52">
            <text:p>44<text:s/></text:p>
          </table:table-cell>
          <table:table-cell office:value-type="string" office:string-value="-" table:formula="msoxl:=  IF(SUM(I20:I35)=0,&quot;-&quot;,SUM(I20:I35))" table:style-name="ce52">
            <text:p>-</text:p>
          </table:table-cell>
          <table:table-cell office:value-type="string" office:string-value="-" table:formula="msoxl:=  IF(SUM(J20:J35)=0,&quot;-&quot;,SUM(J20:J35))" table:style-name="ce52">
            <text:p>-</text:p>
          </table:table-cell>
          <table:table-cell office:value-type="string" office:string-value="-" table:formula="msoxl:=  IF(SUM(K20:K35)=0,&quot;-&quot;,SUM(K20:K35))" table:style-name="ce52">
            <text:p>-</text:p>
          </table:table-cell>
          <table:table-cell office:value-type="string" office:string-value="-" table:formula="msoxl:=  IF(SUM(L20:L35)=0,&quot;-&quot;,SUM(L20:L35))" table:style-name="ce52">
            <text:p>-</text:p>
          </table:table-cell>
          <table:table-cell office:value-type="string" office:string-value="-" table:formula="msoxl:=  IF(SUM(M20:M35)=0,&quot;-&quot;,SUM(M20:M35))" table:style-name="ce52">
            <text:p>-</text:p>
          </table:table-cell>
          <table:table-cell office:value-type="string" office:string-value="-" table:formula="msoxl:=  IF(SUM(N20:N35)=0,&quot;-&quot;,SUM(N20:N35))" table:style-name="ce52">
            <text:p>-</text:p>
          </table:table-cell>
          <table:table-cell office:value-type="string" office:string-value="-" table:formula="msoxl:=  IF(SUM(O20:O35)=0,&quot;-&quot;,SUM(O20:O35))" table:style-name="ce52">
            <text:p>-</text:p>
          </table:table-cell>
          <table:table-cell office:value-type="string" office:string-value="-" table:formula="msoxl:=  IF(SUM(P20:P35)=0,&quot;-&quot;,SUM(P20:P35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float" office:value="75.107810000000001" table:style-name="ce59">
            <text:p>75<text:s/></text:p>
          </table:table-cell>
          <table:table-cell office:value-type="float" office:value="2618.8221899999999" table:style-name="ce59">
            <text:p>2,619<text:s/></text:p>
          </table:table-cell>
          <table:table-cell office:value-type="float" office:value="75.107810000000001" table:formula="msoxl:=  IF(SUM(G20,I20)&#10;+SUM('漁業生產量值-漁業種類別魚類別生產量值1'!E20,'漁業生產量值-漁業種類別魚類別生產量值1'!G20,'漁業生產量值-漁業種類別魚類別生產量值1'!I20)&#10;+SUM('漁業生產量值-漁業種類別魚類別生產量值2'!C20,'漁業生產量值-漁業種類別魚類別生產量值2'!E20,'漁業生產量值-漁業種類別魚類別生產量值2'!G20,'漁業生產量值-漁業種類別魚類別生產量值2'!I20)&#10;+SUM('漁業生產量值-漁業種類別魚類別生產量值3'!E20,'漁業生產量值-漁業種類別魚類別生產量值3'!I20,'漁業生產量值-漁業種類別魚類別生產量值3'!K20,'漁業生產量值-漁業種類別魚類別生產量值3'!M20)&#10;+SUM('漁業生產量值-漁業種類別魚類別生產量值4'!G20,'漁業生產量值-漁業種類別魚類別生產量值4'!I20,'漁業生產量值-漁業種類別魚類別生產量值4'!K20,'漁業生產量值-漁業種類別魚類別生產量值4'!M20,'漁業生產量值-漁業種類別魚類別生產量值4'!O20)&#10;+SUM('漁業生產量值-漁業種類別魚類別生產量值5'!K20,'漁業生產量值-漁業種類別魚類別生產量值5'!M20,'漁業生產量值-漁業種類別魚類別生產量值5'!O20)&#10;+SUM('漁業生產量值-漁業種類別魚類別生產量值6'!C20,'漁業生產量值-漁業種類別魚類別生產量值6'!E20,'漁業生產量值-漁業種類別魚類別生產量值6'!G20,'漁業生產量值-漁業種類別魚類別生產量值6'!I20,'漁業生產量值-漁業種類別魚類別生產量值6'!K20,'漁業生產量值-漁業種類別魚類別生產量值6'!M20,'漁業生產量值-漁業種類別魚類別生產量值6'!O20)&#10;+SUM('漁業生產量值-漁業種類別魚類別生產量值7'!C20,'漁業生產量值-漁業種類別魚類別生產量值7'!E20,'漁業生產量值-漁業種類別魚類別生產量值7'!G20)&#10;+SUM('漁業生產量值-漁業種類別魚類別生產量值9'!I20,'漁業生產量值-漁業種類別魚類別生產量值9'!K20)&#10;+SUM('漁業生產量值-漁業種類別魚類別生產量值10'!G20)&#10;+SUM('漁業生產量值-漁業種類別魚類別生產量值11'!C20,'漁業生產量值-漁業種類別魚類別生產量值11'!E20,'漁業生產量值-漁業種類別魚類別生產量值11'!G20,'漁業生產量值-漁業種類別魚類別生產量值11'!I20,'漁業生產量值-漁業種類別魚類別生產量值11'!K20)&#10;+SUM('漁業生產量值-漁業種類別魚類別生產量值12'!G20)&#10;+SUM('漁業生產量值-漁業種類別魚類別生產量值14'!C20,'漁業生產量值-漁業種類別魚類別生產量值14'!O20)&#10;+SUM('漁業生產量值-漁業種類別魚類別生產量值15'!C20,'漁業生產量值-漁業種類別魚類別生產量值15'!E20,'漁業生產量值-漁業種類別魚類別生產量值15'!G20,'漁業生產量值-漁業種類別魚類別生產量值15'!I20)=0,&quot;-&quot;,&#10;SUM(G20,I20)&#10;+SUM('漁業生產量值-漁業種類別魚類別生產量值1'!E20,'漁業生產量值-漁業種類別魚類別生產量值1'!G20,'漁業生產量值-漁業種類別魚類別生產量值1'!I20)&#10;+SUM('漁業生產量值-漁業種類別魚類別生產量值2'!C20,'漁業生產量值-漁業種類別魚類別生產量值2'!E20,'漁業生產量值-漁業種類別魚類別生產量值2'!G20,'漁業生產量值-漁業種類別魚類別生產量值2'!I20)&#10;+SUM('漁業生產量值-漁業種類別魚類別生產量值3'!E20,'漁業生產量值-漁業種類別魚類別生產量值3'!I20,'漁業生產量值-漁業種類別魚類別生產量值3'!K20,'漁業生產量值-漁業種類別魚類別生產量值3'!M20)&#10;+SUM('漁業生產量值-漁業種類別魚類別生產量值4'!G20,'漁業生產量值-漁業種類別魚類別生產量值4'!I20,'漁業生產量值-漁業種類別魚類別生產量值4'!K20,'漁業生產量值-漁業種類別魚類別生產量值4'!M20,'漁業生產量值-漁業種類別魚類別生產量值4'!O20)&#10;+SUM('漁業生產量值-漁業種類別魚類別生產量值5'!K20,'漁業生產量值-漁業種類別魚類別生產量值5'!M20,'漁業生產量值-漁業種類別魚類別生產量值5'!O20)&#10;+SUM('漁業生產量值-漁業種類別魚類別生產量值6'!C20,'漁業生產量值-漁業種類別魚類別生產量值6'!E20,'漁業生產量值-漁業種類別魚類別生產量值6'!G20,'漁業生產量值-漁業種類別魚類別生產量值6'!I20,'漁業生產量值-漁業種類別魚類別生產量值6'!K20,'漁業生產量值-漁業種類別魚類別生產量值6'!M20,'漁業生產量值-漁業種類別魚類別生產量值6'!O20)&#10;+SUM('漁業生產量值-漁業種類別魚類別生產量值7'!C20,'漁業生產量值-漁業種類別魚類別生產量值7'!E20,'漁業生產量值-漁業種類別魚類別生產量值7'!G20)&#10;+SUM('漁業生產量值-漁業種類別魚類別生產量值9'!I20,'漁業生產量值-漁業種類別魚類別生產量值9'!K20)&#10;+SUM('漁業生產量值-漁業種類別魚類別生產量值10'!G20)&#10;+SUM('漁業生產量值-漁業種類別魚類別生產量值11'!C20,'漁業生產量值-漁業種類別魚類別生產量值11'!E20,'漁業生產量值-漁業種類別魚類別生產量值11'!G20,'漁業生產量值-漁業種類別魚類別生產量值11'!I20,'漁業生產量值-漁業種類別魚類別生產量值11'!K20)&#10;+SUM('漁業生產量值-漁業種類別魚類別生產量值12'!G20)&#10;+SUM('漁業生產量值-漁業種類別魚類別生產量值14'!C20,'漁業生產量值-漁業種類別魚類別生產量值14'!O20)&#10;+SUM('漁業生產量值-漁業種類別魚類別生產量值15'!C20,'漁業生產量值-漁業種類別魚類別生產量值15'!E20,'漁業生產量值-漁業種類別魚類別生產量值15'!G20,'漁業生產量值-漁業種類別魚類別生產量值15'!I20)&#10;)" table:style-name="ce55">
            <text:p>75<text:s/></text:p>
          </table:table-cell>
          <table:table-cell office:value-type="float" office:value="2618.8221899999999" table:formula="msoxl:=  IF(SUM(H20,J20)&#10;+SUM('漁業生產量值-漁業種類別魚類別生產量值1'!F20,'漁業生產量值-漁業種類別魚類別生產量值1'!H20,'漁業生產量值-漁業種類別魚類別生產量值1'!J20,'漁業生產量值-漁業種類別魚類別生產量值1'!P20)&#10;+SUM('漁業生產量值-漁業種類別魚類別生產量值2'!D20,'漁業生產量值-漁業種類別魚類別生產量值2'!F20,'漁業生產量值-漁業種類別魚類別生產量值2'!H20,'漁業生產量值-漁業種類別魚類別生產量值2'!J20)&#10;+SUM('漁業生產量值-漁業種類別魚類別生產量值3'!F20,'漁業生產量值-漁業種類別魚類別生產量值3'!J20,'漁業生產量值-漁業種類別魚類別生產量值3'!L20,'漁業生產量值-漁業種類別魚類別生產量值3'!N20)&#10;+SUM('漁業生產量值-漁業種類別魚類別生產量值4'!H20,'漁業生產量值-漁業種類別魚類別生產量值4'!J20,'漁業生產量值-漁業種類別魚類別生產量值4'!L20,'漁業生產量值-漁業種類別魚類別生產量值4'!N20,'漁業生產量值-漁業種類別魚類別生產量值4'!P20)&#10;+SUM('漁業生產量值-漁業種類別魚類別生產量值5'!L20,'漁業生產量值-漁業種類別魚類別生產量值5'!N20,'漁業生產量值-漁業種類別魚類別生產量值5'!P20)&#10;+SUM('漁業生產量值-漁業種類別魚類別生產量值6'!D20,'漁業生產量值-漁業種類別魚類別生產量值6'!F20,'漁業生產量值-漁業種類別魚類別生產量值6'!H20,'漁業生產量值-漁業種類別魚類別生產量值6'!J20,'漁業生產量值-漁業種類別魚類別生產量值6'!L20,'漁業生產量值-漁業種類別魚類別生產量值6'!N20,'漁業生產量值-漁業種類別魚類別生產量值6'!P20)&#10;+SUM('漁業生產量值-漁業種類別魚類別生產量值7'!D20,'漁業生產量值-漁業種類別魚類別生產量值7'!F20,'漁業生產量值-漁業種類別魚類別生產量值7'!H20)&#10;+SUM('漁業生產量值-漁業種類別魚類別生產量值9'!J20,'漁業生產量值-漁業種類別魚類別生產量值9'!L20)&#10;+SUM('漁業生產量值-漁業種類別魚類別生產量值10'!H20)&#10;+SUM('漁業生產量值-漁業種類別魚類別生產量值11'!D20,'漁業生產量值-漁業種類別魚類別生產量值11'!F20,'漁業生產量值-漁業種類別魚類別生產量值11'!H20,'漁業生產量值-漁業種類別魚類別生產量值11'!J20,'漁業生產量值-漁業種類別魚類別生產量值11'!L20)&#10;+SUM('漁業生產量值-漁業種類別魚類別生產量值12'!H20)&#10;+SUM('漁業生產量值-漁業種類別魚類別生產量值14'!D20,'漁業生產量值-漁業種類別魚類別生產量值14'!P20)&#10;+SUM('漁業生產量值-漁業種類別魚類別生產量值15'!D20,'漁業生產量值-漁業種類別魚類別生產量值15'!F20,'漁業生產量值-漁業種類別魚類別生產量值15'!H20,'漁業生產量值-漁業種類別魚類別生產量值15'!J20)=0,&quot;-&quot;,&#10;SUM(H20,J20)&#10;+SUM('漁業生產量值-漁業種類別魚類別生產量值1'!F20,'漁業生產量值-漁業種類別魚類別生產量值1'!H20,'漁業生產量值-漁業種類別魚類別生產量值1'!J20,'漁業生產量值-漁業種類別魚類別生產量值1'!P20)&#10;+SUM('漁業生產量值-漁業種類別魚類別生產量值2'!D20,'漁業生產量值-漁業種類別魚類別生產量值2'!F20,'漁業生產量值-漁業種類別魚類別生產量值2'!H20,'漁業生產量值-漁業種類別魚類別生產量值2'!J20)&#10;+SUM('漁業生產量值-漁業種類別魚類別生產量值3'!F20,'漁業生產量值-漁業種類別魚類別生產量值3'!J20,'漁業生產量值-漁業種類別魚類別生產量值3'!L20,'漁業生產量值-漁業種類別魚類別生產量值3'!N20)&#10;+SUM('漁業生產量值-漁業種類別魚類別生產量值4'!H20,'漁業生產量值-漁業種類別魚類別生產量值4'!J20,'漁業生產量值-漁業種類別魚類別生產量值4'!L20,'漁業生產量值-漁業種類別魚類別生產量值4'!N20,'漁業生產量值-漁業種類別魚類別生產量值4'!P20)&#10;+SUM('漁業生產量值-漁業種類別魚類別生產量值5'!L20,'漁業生產量值-漁業種類別魚類別生產量值5'!N20,'漁業生產量值-漁業種類別魚類別生產量值5'!P20)&#10;+SUM('漁業生產量值-漁業種類別魚類別生產量值6'!D20,'漁業生產量值-漁業種類別魚類別生產量值6'!F20,'漁業生產量值-漁業種類別魚類別生產量值6'!H20,'漁業生產量值-漁業種類別魚類別生產量值6'!J20,'漁業生產量值-漁業種類別魚類別生產量值6'!L20,'漁業生產量值-漁業種類別魚類別生產量值6'!N20,'漁業生產量值-漁業種類別魚類別生產量值6'!P20)&#10;+SUM('漁業生產量值-漁業種類別魚類別生產量值7'!D20,'漁業生產量值-漁業種類別魚類別生產量值7'!F20,'漁業生產量值-漁業種類別魚類別生產量值7'!H20)&#10;+SUM('漁業生產量值-漁業種類別魚類別生產量值9'!J20,'漁業生產量值-漁業種類別魚類別生產量值9'!L20)&#10;+SUM('漁業生產量值-漁業種類別魚類別生產量值10'!H20)&#10;+SUM('漁業生產量值-漁業種類別魚類別生產量值11'!D20,'漁業生產量值-漁業種類別魚類別生產量值11'!F20,'漁業生產量值-漁業種類別魚類別生產量值11'!H20,'漁業生產量值-漁業種類別魚類別生產量值11'!J20,'漁業生產量值-漁業種類別魚類別生產量值11'!L20)&#10;+SUM('漁業生產量值-漁業種類別魚類別生產量值12'!H20)&#10;+SUM('漁業生產量值-漁業種類別魚類別生產量值14'!D20,'漁業生產量值-漁業種類別魚類別生產量值14'!P20)&#10;+SUM('漁業生產量值-漁業種類別魚類別生產量值15'!D20,'漁業生產量值-漁業種類別魚類別生產量值15'!F20,'漁業生產量值-漁業種類別魚類別生產量值15'!H20,'漁業生產量值-漁業種類別魚類別生產量值15'!J20)&#10;)" table:style-name="ce55">
            <text:p>2,619<text:s/>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K20,M20,O20,'漁業生產量值-漁業種類別魚類別生產量值1'!C20)=0,&quot;-&quot;,SUM(K20,M20,O20,'漁業生產量值-漁業種類別魚類別生產量值1'!C20))" table:style-name="ce55">
            <text:p>-</text:p>
          </table:table-cell>
          <table:table-cell office:value-type="string" office:string-value="-" table:formula="msoxl:=  IF(SUM(L20,N20,P20,'漁業生產量值-漁業種類別魚類別生產量值1'!D20)=0,&quot;-&quot;,SUM(L20,N20,P20,'漁業生產量值-漁業種類別魚類別生產量值1'!D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21,I21)&#10;+SUM('漁業生產量值-漁業種類別魚類別生產量值1'!E21,'漁業生產量值-漁業種類別魚類別生產量值1'!G21,'漁業生產量值-漁業種類別魚類別生產量值1'!I21)&#10;+SUM('漁業生產量值-漁業種類別魚類別生產量值2'!C21,'漁業生產量值-漁業種類別魚類別生產量值2'!E21,'漁業生產量值-漁業種類別魚類別生產量值2'!G21,'漁業生產量值-漁業種類別魚類別生產量值2'!I21)&#10;+SUM('漁業生產量值-漁業種類別魚類別生產量值3'!E21,'漁業生產量值-漁業種類別魚類別生產量值3'!I21,'漁業生產量值-漁業種類別魚類別生產量值3'!K21,'漁業生產量值-漁業種類別魚類別生產量值3'!M21)&#10;+SUM('漁業生產量值-漁業種類別魚類別生產量值4'!G21,'漁業生產量值-漁業種類別魚類別生產量值4'!I21,'漁業生產量值-漁業種類別魚類別生產量值4'!K21,'漁業生產量值-漁業種類別魚類別生產量值4'!M21,'漁業生產量值-漁業種類別魚類別生產量值4'!O21)&#10;+SUM('漁業生產量值-漁業種類別魚類別生產量值5'!K21,'漁業生產量值-漁業種類別魚類別生產量值5'!M21,'漁業生產量值-漁業種類別魚類別生產量值5'!O21)&#10;+SUM('漁業生產量值-漁業種類別魚類別生產量值6'!C21,'漁業生產量值-漁業種類別魚類別生產量值6'!E21,'漁業生產量值-漁業種類別魚類別生產量值6'!G21,'漁業生產量值-漁業種類別魚類別生產量值6'!I21,'漁業生產量值-漁業種類別魚類別生產量值6'!K21,'漁業生產量值-漁業種類別魚類別生產量值6'!M21,'漁業生產量值-漁業種類別魚類別生產量值6'!O21)&#10;+SUM('漁業生產量值-漁業種類別魚類別生產量值7'!C21,'漁業生產量值-漁業種類別魚類別生產量值7'!E21,'漁業生產量值-漁業種類別魚類別生產量值7'!G21)&#10;+SUM('漁業生產量值-漁業種類別魚類別生產量值9'!I21,'漁業生產量值-漁業種類別魚類別生產量值9'!K21)&#10;+SUM('漁業生產量值-漁業種類別魚類別生產量值10'!G21)&#10;+SUM('漁業生產量值-漁業種類別魚類別生產量值11'!C21,'漁業生產量值-漁業種類別魚類別生產量值11'!E21,'漁業生產量值-漁業種類別魚類別生產量值11'!G21,'漁業生產量值-漁業種類別魚類別生產量值11'!I21,'漁業生產量值-漁業種類別魚類別生產量值11'!K21)&#10;+SUM('漁業生產量值-漁業種類別魚類別生產量值12'!G21)&#10;+SUM('漁業生產量值-漁業種類別魚類別生產量值14'!C21,'漁業生產量值-漁業種類別魚類別生產量值14'!O21)&#10;+SUM('漁業生產量值-漁業種類別魚類別生產量值15'!C21,'漁業生產量值-漁業種類別魚類別生產量值15'!E21,'漁業生產量值-漁業種類別魚類別生產量值15'!G21,'漁業生產量值-漁業種類別魚類別生產量值15'!I21)=0,&quot;-&quot;,&#10;SUM(G21,I21)&#10;+SUM('漁業生產量值-漁業種類別魚類別生產量值1'!E21,'漁業生產量值-漁業種類別魚類別生產量值1'!G21,'漁業生產量值-漁業種類別魚類別生產量值1'!I21)&#10;+SUM('漁業生產量值-漁業種類別魚類別生產量值2'!C21,'漁業生產量值-漁業種類別魚類別生產量值2'!E21,'漁業生產量值-漁業種類別魚類別生產量值2'!G21,'漁業生產量值-漁業種類別魚類別生產量值2'!I21)&#10;+SUM('漁業生產量值-漁業種類別魚類別生產量值3'!E21,'漁業生產量值-漁業種類別魚類別生產量值3'!I21,'漁業生產量值-漁業種類別魚類別生產量值3'!K21,'漁業生產量值-漁業種類別魚類別生產量值3'!M21)&#10;+SUM('漁業生產量值-漁業種類別魚類別生產量值4'!G21,'漁業生產量值-漁業種類別魚類別生產量值4'!I21,'漁業生產量值-漁業種類別魚類別生產量值4'!K21,'漁業生產量值-漁業種類別魚類別生產量值4'!M21,'漁業生產量值-漁業種類別魚類別生產量值4'!O21)&#10;+SUM('漁業生產量值-漁業種類別魚類別生產量值5'!K21,'漁業生產量值-漁業種類別魚類別生產量值5'!M21,'漁業生產量值-漁業種類別魚類別生產量值5'!O21)&#10;+SUM('漁業生產量值-漁業種類別魚類別生產量值6'!C21,'漁業生產量值-漁業種類別魚類別生產量值6'!E21,'漁業生產量值-漁業種類別魚類別生產量值6'!G21,'漁業生產量值-漁業種類別魚類別生產量值6'!I21,'漁業生產量值-漁業種類別魚類別生產量值6'!K21,'漁業生產量值-漁業種類別魚類別生產量值6'!M21,'漁業生產量值-漁業種類別魚類別生產量值6'!O21)&#10;+SUM('漁業生產量值-漁業種類別魚類別生產量值7'!C21,'漁業生產量值-漁業種類別魚類別生產量值7'!E21,'漁業生產量值-漁業種類別魚類別生產量值7'!G21)&#10;+SUM('漁業生產量值-漁業種類別魚類別生產量值9'!I21,'漁業生產量值-漁業種類別魚類別生產量值9'!K21)&#10;+SUM('漁業生產量值-漁業種類別魚類別生產量值10'!G21)&#10;+SUM('漁業生產量值-漁業種類別魚類別生產量值11'!C21,'漁業生產量值-漁業種類別魚類別生產量值11'!E21,'漁業生產量值-漁業種類別魚類別生產量值11'!G21,'漁業生產量值-漁業種類別魚類別生產量值11'!I21,'漁業生產量值-漁業種類別魚類別生產量值11'!K21)&#10;+SUM('漁業生產量值-漁業種類別魚類別生產量值12'!G21)&#10;+SUM('漁業生產量值-漁業種類別魚類別生產量值14'!C21,'漁業生產量值-漁業種類別魚類別生產量值14'!O21)&#10;+SUM('漁業生產量值-漁業種類別魚類別生產量值15'!C21,'漁業生產量值-漁業種類別魚類別生產量值15'!E21,'漁業生產量值-漁業種類別魚類別生產量值15'!G21,'漁業生產量值-漁業種類別魚類別生產量值15'!I21)&#10;)" table:style-name="ce55">
            <text:p>-</text:p>
          </table:table-cell>
          <table:table-cell office:value-type="string" office:string-value="-" table:formula="msoxl:=  IF(SUM(H21,J21)&#10;+SUM('漁業生產量值-漁業種類別魚類別生產量值1'!F21,'漁業生產量值-漁業種類別魚類別生產量值1'!H21,'漁業生產量值-漁業種類別魚類別生產量值1'!J21,'漁業生產量值-漁業種類別魚類別生產量值1'!P21)&#10;+SUM('漁業生產量值-漁業種類別魚類別生產量值2'!D21,'漁業生產量值-漁業種類別魚類別生產量值2'!F21,'漁業生產量值-漁業種類別魚類別生產量值2'!H21,'漁業生產量值-漁業種類別魚類別生產量值2'!J21)&#10;+SUM('漁業生產量值-漁業種類別魚類別生產量值3'!F21,'漁業生產量值-漁業種類別魚類別生產量值3'!J21,'漁業生產量值-漁業種類別魚類別生產量值3'!L21,'漁業生產量值-漁業種類別魚類別生產量值3'!N21)&#10;+SUM('漁業生產量值-漁業種類別魚類別生產量值4'!H21,'漁業生產量值-漁業種類別魚類別生產量值4'!J21,'漁業生產量值-漁業種類別魚類別生產量值4'!L21,'漁業生產量值-漁業種類別魚類別生產量值4'!N21,'漁業生產量值-漁業種類別魚類別生產量值4'!P21)&#10;+SUM('漁業生產量值-漁業種類別魚類別生產量值5'!L21,'漁業生產量值-漁業種類別魚類別生產量值5'!N21,'漁業生產量值-漁業種類別魚類別生產量值5'!P21)&#10;+SUM('漁業生產量值-漁業種類別魚類別生產量值6'!D21,'漁業生產量值-漁業種類別魚類別生產量值6'!F21,'漁業生產量值-漁業種類別魚類別生產量值6'!H21,'漁業生產量值-漁業種類別魚類別生產量值6'!J21,'漁業生產量值-漁業種類別魚類別生產量值6'!L21,'漁業生產量值-漁業種類別魚類別生產量值6'!N21,'漁業生產量值-漁業種類別魚類別生產量值6'!P21)&#10;+SUM('漁業生產量值-漁業種類別魚類別生產量值7'!D21,'漁業生產量值-漁業種類別魚類別生產量值7'!F21,'漁業生產量值-漁業種類別魚類別生產量值7'!H21)&#10;+SUM('漁業生產量值-漁業種類別魚類別生產量值9'!J21,'漁業生產量值-漁業種類別魚類別生產量值9'!L21)&#10;+SUM('漁業生產量值-漁業種類別魚類別生產量值10'!H21)&#10;+SUM('漁業生產量值-漁業種類別魚類別生產量值11'!D21,'漁業生產量值-漁業種類別魚類別生產量值11'!F21,'漁業生產量值-漁業種類別魚類別生產量值11'!H21,'漁業生產量值-漁業種類別魚類別生產量值11'!J21,'漁業生產量值-漁業種類別魚類別生產量值11'!L21)&#10;+SUM('漁業生產量值-漁業種類別魚類別生產量值12'!H21)&#10;+SUM('漁業生產量值-漁業種類別魚類別生產量值14'!D21,'漁業生產量值-漁業種類別魚類別生產量值14'!P21)&#10;+SUM('漁業生產量值-漁業種類別魚類別生產量值15'!D21,'漁業生產量值-漁業種類別魚類別生產量值15'!F21,'漁業生產量值-漁業種類別魚類別生產量值15'!H21,'漁業生產量值-漁業種類別魚類別生產量值15'!J21)=0,&quot;-&quot;,&#10;SUM(H21,J21)&#10;+SUM('漁業生產量值-漁業種類別魚類別生產量值1'!F21,'漁業生產量值-漁業種類別魚類別生產量值1'!H21,'漁業生產量值-漁業種類別魚類別生產量值1'!J21,'漁業生產量值-漁業種類別魚類別生產量值1'!P21)&#10;+SUM('漁業生產量值-漁業種類別魚類別生產量值2'!D21,'漁業生產量值-漁業種類別魚類別生產量值2'!F21,'漁業生產量值-漁業種類別魚類別生產量值2'!H21,'漁業生產量值-漁業種類別魚類別生產量值2'!J21)&#10;+SUM('漁業生產量值-漁業種類別魚類別生產量值3'!F21,'漁業生產量值-漁業種類別魚類別生產量值3'!J21,'漁業生產量值-漁業種類別魚類別生產量值3'!L21,'漁業生產量值-漁業種類別魚類別生產量值3'!N21)&#10;+SUM('漁業生產量值-漁業種類別魚類別生產量值4'!H21,'漁業生產量值-漁業種類別魚類別生產量值4'!J21,'漁業生產量值-漁業種類別魚類別生產量值4'!L21,'漁業生產量值-漁業種類別魚類別生產量值4'!N21,'漁業生產量值-漁業種類別魚類別生產量值4'!P21)&#10;+SUM('漁業生產量值-漁業種類別魚類別生產量值5'!L21,'漁業生產量值-漁業種類別魚類別生產量值5'!N21,'漁業生產量值-漁業種類別魚類別生產量值5'!P21)&#10;+SUM('漁業生產量值-漁業種類別魚類別生產量值6'!D21,'漁業生產量值-漁業種類別魚類別生產量值6'!F21,'漁業生產量值-漁業種類別魚類別生產量值6'!H21,'漁業生產量值-漁業種類別魚類別生產量值6'!J21,'漁業生產量值-漁業種類別魚類別生產量值6'!L21,'漁業生產量值-漁業種類別魚類別生產量值6'!N21,'漁業生產量值-漁業種類別魚類別生產量值6'!P21)&#10;+SUM('漁業生產量值-漁業種類別魚類別生產量值7'!D21,'漁業生產量值-漁業種類別魚類別生產量值7'!F21,'漁業生產量值-漁業種類別魚類別生產量值7'!H21)&#10;+SUM('漁業生產量值-漁業種類別魚類別生產量值9'!J21,'漁業生產量值-漁業種類別魚類別生產量值9'!L21)&#10;+SUM('漁業生產量值-漁業種類別魚類別生產量值10'!H21)&#10;+SUM('漁業生產量值-漁業種類別魚類別生產量值11'!D21,'漁業生產量值-漁業種類別魚類別生產量值11'!F21,'漁業生產量值-漁業種類別魚類別生產量值11'!H21,'漁業生產量值-漁業種類別魚類別生產量值11'!J21,'漁業生產量值-漁業種類別魚類別生產量值11'!L21)&#10;+SUM('漁業生產量值-漁業種類別魚類別生產量值12'!H21)&#10;+SUM('漁業生產量值-漁業種類別魚類別生產量值14'!D21,'漁業生產量值-漁業種類別魚類別生產量值14'!P21)&#10;+SUM('漁業生產量值-漁業種類別魚類別生產量值15'!D21,'漁業生產量值-漁業種類別魚類別生產量值15'!F21,'漁業生產量值-漁業種類別魚類別生產量值15'!H21,'漁業生產量值-漁業種類別魚類別生產量值15'!J21)&#10;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1,M21,O21,'漁業生產量值-漁業種類別魚類別生產量值1'!C21)=0,&quot;-&quot;,SUM(K21,M21,O21,'漁業生產量值-漁業種類別魚類別生產量值1'!C21))" table:style-name="ce55">
            <text:p>-</text:p>
          </table:table-cell>
          <table:table-cell office:value-type="string" office:string-value="-" table:formula="msoxl:=  IF(SUM(L21,N21,P21,'漁業生產量值-漁業種類別魚類別生產量值1'!D21)=0,&quot;-&quot;,SUM(L21,N21,P21,'漁業生產量值-漁業種類別魚類別生產量值1'!D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float" office:value="4728.12" table:style-name="ce55">
            <text:p>4,728<text:s/></text:p>
          </table:table-cell>
          <table:table-cell office:value-type="float" office:value="510930.22499999998" table:style-name="ce55">
            <text:p>510,930<text:s/></text:p>
          </table:table-cell>
          <table:table-cell office:value-type="float" office:value="4646.8100000000004" table:formula="msoxl:=  IF(SUM(G22,I22)&#10;+SUM('漁業生產量值-漁業種類別魚類別生產量值1'!E22,'漁業生產量值-漁業種類別魚類別生產量值1'!G22,'漁業生產量值-漁業種類別魚類別生產量值1'!I22)&#10;+SUM('漁業生產量值-漁業種類別魚類別生產量值2'!C22,'漁業生產量值-漁業種類別魚類別生產量值2'!E22,'漁業生產量值-漁業種類別魚類別生產量值2'!G22,'漁業生產量值-漁業種類別魚類別生產量值2'!I22)&#10;+SUM('漁業生產量值-漁業種類別魚類別生產量值3'!E22,'漁業生產量值-漁業種類別魚類別生產量值3'!I22,'漁業生產量值-漁業種類別魚類別生產量值3'!K22,'漁業生產量值-漁業種類別魚類別生產量值3'!M22)&#10;+SUM('漁業生產量值-漁業種類別魚類別生產量值4'!G22,'漁業生產量值-漁業種類別魚類別生產量值4'!I22,'漁業生產量值-漁業種類別魚類別生產量值4'!K22,'漁業生產量值-漁業種類別魚類別生產量值4'!M22,'漁業生產量值-漁業種類別魚類別生產量值4'!O22)&#10;+SUM('漁業生產量值-漁業種類別魚類別生產量值5'!K22,'漁業生產量值-漁業種類別魚類別生產量值5'!M22,'漁業生產量值-漁業種類別魚類別生產量值5'!O22)&#10;+SUM('漁業生產量值-漁業種類別魚類別生產量值6'!C22,'漁業生產量值-漁業種類別魚類別生產量值6'!E22,'漁業生產量值-漁業種類別魚類別生產量值6'!G22,'漁業生產量值-漁業種類別魚類別生產量值6'!I22,'漁業生產量值-漁業種類別魚類別生產量值6'!K22,'漁業生產量值-漁業種類別魚類別生產量值6'!M22,'漁業生產量值-漁業種類別魚類別生產量值6'!O22)&#10;+SUM('漁業生產量值-漁業種類別魚類別生產量值7'!C22,'漁業生產量值-漁業種類別魚類別生產量值7'!E22,'漁業生產量值-漁業種類別魚類別生產量值7'!G22)&#10;+SUM('漁業生產量值-漁業種類別魚類別生產量值9'!I22,'漁業生產量值-漁業種類別魚類別生產量值9'!K22)&#10;+SUM('漁業生產量值-漁業種類別魚類別生產量值10'!G22)&#10;+SUM('漁業生產量值-漁業種類別魚類別生產量值11'!C22,'漁業生產量值-漁業種類別魚類別生產量值11'!E22,'漁業生產量值-漁業種類別魚類別生產量值11'!G22,'漁業生產量值-漁業種類別魚類別生產量值11'!I22,'漁業生產量值-漁業種類別魚類別生產量值11'!K22)&#10;+SUM('漁業生產量值-漁業種類別魚類別生產量值12'!G22)&#10;+SUM('漁業生產量值-漁業種類別魚類別生產量值14'!C22,'漁業生產量值-漁業種類別魚類別生產量值14'!O22)&#10;+SUM('漁業生產量值-漁業種類別魚類別生產量值15'!C22,'漁業生產量值-漁業種類別魚類別生產量值15'!E22,'漁業生產量值-漁業種類別魚類別生產量值15'!G22,'漁業生產量值-漁業種類別魚類別生產量值15'!I22)=0,&quot;-&quot;,&#10;SUM(G22,I22)&#10;+SUM('漁業生產量值-漁業種類別魚類別生產量值1'!E22,'漁業生產量值-漁業種類別魚類別生產量值1'!G22,'漁業生產量值-漁業種類別魚類別生產量值1'!I22)&#10;+SUM('漁業生產量值-漁業種類別魚類別生產量值2'!C22,'漁業生產量值-漁業種類別魚類別生產量值2'!E22,'漁業生產量值-漁業種類別魚類別生產量值2'!G22,'漁業生產量值-漁業種類別魚類別生產量值2'!I22)&#10;+SUM('漁業生產量值-漁業種類別魚類別生產量值3'!E22,'漁業生產量值-漁業種類別魚類別生產量值3'!I22,'漁業生產量值-漁業種類別魚類別生產量值3'!K22,'漁業生產量值-漁業種類別魚類別生產量值3'!M22)&#10;+SUM('漁業生產量值-漁業種類別魚類別生產量值4'!G22,'漁業生產量值-漁業種類別魚類別生產量值4'!I22,'漁業生產量值-漁業種類別魚類別生產量值4'!K22,'漁業生產量值-漁業種類別魚類別生產量值4'!M22,'漁業生產量值-漁業種類別魚類別生產量值4'!O22)&#10;+SUM('漁業生產量值-漁業種類別魚類別生產量值5'!K22,'漁業生產量值-漁業種類別魚類別生產量值5'!M22,'漁業生產量值-漁業種類別魚類別生產量值5'!O22)&#10;+SUM('漁業生產量值-漁業種類別魚類別生產量值6'!C22,'漁業生產量值-漁業種類別魚類別生產量值6'!E22,'漁業生產量值-漁業種類別魚類別生產量值6'!G22,'漁業生產量值-漁業種類別魚類別生產量值6'!I22,'漁業生產量值-漁業種類別魚類別生產量值6'!K22,'漁業生產量值-漁業種類別魚類別生產量值6'!M22,'漁業生產量值-漁業種類別魚類別生產量值6'!O22)&#10;+SUM('漁業生產量值-漁業種類別魚類別生產量值7'!C22,'漁業生產量值-漁業種類別魚類別生產量值7'!E22,'漁業生產量值-漁業種類別魚類別生產量值7'!G22)&#10;+SUM('漁業生產量值-漁業種類別魚類別生產量值9'!I22,'漁業生產量值-漁業種類別魚類別生產量值9'!K22)&#10;+SUM('漁業生產量值-漁業種類別魚類別生產量值10'!G22)&#10;+SUM('漁業生產量值-漁業種類別魚類別生產量值11'!C22,'漁業生產量值-漁業種類別魚類別生產量值11'!E22,'漁業生產量值-漁業種類別魚類別生產量值11'!G22,'漁業生產量值-漁業種類別魚類別生產量值11'!I22,'漁業生產量值-漁業種類別魚類別生產量值11'!K22)&#10;+SUM('漁業生產量值-漁業種類別魚類別生產量值12'!G22)&#10;+SUM('漁業生產量值-漁業種類別魚類別生產量值14'!C22,'漁業生產量值-漁業種類別魚類別生產量值14'!O22)&#10;+SUM('漁業生產量值-漁業種類別魚類別生產量值15'!C22,'漁業生產量值-漁業種類別魚類別生產量值15'!E22,'漁業生產量值-漁業種類別魚類別生產量值15'!G22,'漁業生產量值-漁業種類別魚類別生產量值15'!I22)&#10;)" table:style-name="ce55">
            <text:p>4,647<text:s/></text:p>
          </table:table-cell>
          <table:table-cell office:value-type="float" office:value="506001.27500000002" table:formula="msoxl:=  IF(SUM(H22,J22)&#10;+SUM('漁業生產量值-漁業種類別魚類別生產量值1'!F22,'漁業生產量值-漁業種類別魚類別生產量值1'!H22,'漁業生產量值-漁業種類別魚類別生產量值1'!J22,'漁業生產量值-漁業種類別魚類別生產量值1'!P22)&#10;+SUM('漁業生產量值-漁業種類別魚類別生產量值2'!D22,'漁業生產量值-漁業種類別魚類別生產量值2'!F22,'漁業生產量值-漁業種類別魚類別生產量值2'!H22,'漁業生產量值-漁業種類別魚類別生產量值2'!J22)&#10;+SUM('漁業生產量值-漁業種類別魚類別生產量值3'!F22,'漁業生產量值-漁業種類別魚類別生產量值3'!J22,'漁業生產量值-漁業種類別魚類別生產量值3'!L22,'漁業生產量值-漁業種類別魚類別生產量值3'!N22)&#10;+SUM('漁業生產量值-漁業種類別魚類別生產量值4'!H22,'漁業生產量值-漁業種類別魚類別生產量值4'!J22,'漁業生產量值-漁業種類別魚類別生產量值4'!L22,'漁業生產量值-漁業種類別魚類別生產量值4'!N22,'漁業生產量值-漁業種類別魚類別生產量值4'!P22)&#10;+SUM('漁業生產量值-漁業種類別魚類別生產量值5'!L22,'漁業生產量值-漁業種類別魚類別生產量值5'!N22,'漁業生產量值-漁業種類別魚類別生產量值5'!P22)&#10;+SUM('漁業生產量值-漁業種類別魚類別生產量值6'!D22,'漁業生產量值-漁業種類別魚類別生產量值6'!F22,'漁業生產量值-漁業種類別魚類別生產量值6'!H22,'漁業生產量值-漁業種類別魚類別生產量值6'!J22,'漁業生產量值-漁業種類別魚類別生產量值6'!L22,'漁業生產量值-漁業種類別魚類別生產量值6'!N22,'漁業生產量值-漁業種類別魚類別生產量值6'!P22)&#10;+SUM('漁業生產量值-漁業種類別魚類別生產量值7'!D22,'漁業生產量值-漁業種類別魚類別生產量值7'!F22,'漁業生產量值-漁業種類別魚類別生產量值7'!H22)&#10;+SUM('漁業生產量值-漁業種類別魚類別生產量值9'!J22,'漁業生產量值-漁業種類別魚類別生產量值9'!L22)&#10;+SUM('漁業生產量值-漁業種類別魚類別生產量值10'!H22)&#10;+SUM('漁業生產量值-漁業種類別魚類別生產量值11'!D22,'漁業生產量值-漁業種類別魚類別生產量值11'!F22,'漁業生產量值-漁業種類別魚類別生產量值11'!H22,'漁業生產量值-漁業種類別魚類別生產量值11'!J22,'漁業生產量值-漁業種類別魚類別生產量值11'!L22)&#10;+SUM('漁業生產量值-漁業種類別魚類別生產量值12'!H22)&#10;+SUM('漁業生產量值-漁業種類別魚類別生產量值14'!D22,'漁業生產量值-漁業種類別魚類別生產量值14'!P22)&#10;+SUM('漁業生產量值-漁業種類別魚類別生產量值15'!D22,'漁業生產量值-漁業種類別魚類別生產量值15'!F22,'漁業生產量值-漁業種類別魚類別生產量值15'!H22,'漁業生產量值-漁業種類別魚類別生產量值15'!J22)=0,&quot;-&quot;,&#10;SUM(H22,J22)&#10;+SUM('漁業生產量值-漁業種類別魚類別生產量值1'!F22,'漁業生產量值-漁業種類別魚類別生產量值1'!H22,'漁業生產量值-漁業種類別魚類別生產量值1'!J22,'漁業生產量值-漁業種類別魚類別生產量值1'!P22)&#10;+SUM('漁業生產量值-漁業種類別魚類別生產量值2'!D22,'漁業生產量值-漁業種類別魚類別生產量值2'!F22,'漁業生產量值-漁業種類別魚類別生產量值2'!H22,'漁業生產量值-漁業種類別魚類別生產量值2'!J22)&#10;+SUM('漁業生產量值-漁業種類別魚類別生產量值3'!F22,'漁業生產量值-漁業種類別魚類別生產量值3'!J22,'漁業生產量值-漁業種類別魚類別生產量值3'!L22,'漁業生產量值-漁業種類別魚類別生產量值3'!N22)&#10;+SUM('漁業生產量值-漁業種類別魚類別生產量值4'!H22,'漁業生產量值-漁業種類別魚類別生產量值4'!J22,'漁業生產量值-漁業種類別魚類別生產量值4'!L22,'漁業生產量值-漁業種類別魚類別生產量值4'!N22,'漁業生產量值-漁業種類別魚類別生產量值4'!P22)&#10;+SUM('漁業生產量值-漁業種類別魚類別生產量值5'!L22,'漁業生產量值-漁業種類別魚類別生產量值5'!N22,'漁業生產量值-漁業種類別魚類別生產量值5'!P22)&#10;+SUM('漁業生產量值-漁業種類別魚類別生產量值6'!D22,'漁業生產量值-漁業種類別魚類別生產量值6'!F22,'漁業生產量值-漁業種類別魚類別生產量值6'!H22,'漁業生產量值-漁業種類別魚類別生產量值6'!J22,'漁業生產量值-漁業種類別魚類別生產量值6'!L22,'漁業生產量值-漁業種類別魚類別生產量值6'!N22,'漁業生產量值-漁業種類別魚類別生產量值6'!P22)&#10;+SUM('漁業生產量值-漁業種類別魚類別生產量值7'!D22,'漁業生產量值-漁業種類別魚類別生產量值7'!F22,'漁業生產量值-漁業種類別魚類別生產量值7'!H22)&#10;+SUM('漁業生產量值-漁業種類別魚類別生產量值9'!J22,'漁業生產量值-漁業種類別魚類別生產量值9'!L22)&#10;+SUM('漁業生產量值-漁業種類別魚類別生產量值10'!H22)&#10;+SUM('漁業生產量值-漁業種類別魚類別生產量值11'!D22,'漁業生產量值-漁業種類別魚類別生產量值11'!F22,'漁業生產量值-漁業種類別魚類別生產量值11'!H22,'漁業生產量值-漁業種類別魚類別生產量值11'!J22,'漁業生產量值-漁業種類別魚類別生產量值11'!L22)&#10;+SUM('漁業生產量值-漁業種類別魚類別生產量值12'!H22)&#10;+SUM('漁業生產量值-漁業種類別魚類別生產量值14'!D22,'漁業生產量值-漁業種類別魚類別生產量值14'!P22)&#10;+SUM('漁業生產量值-漁業種類別魚類別生產量值15'!D22,'漁業生產量值-漁業種類別魚類別生產量值15'!F22,'漁業生產量值-漁業種類別魚類別生產量值15'!H22,'漁業生產量值-漁業種類別魚類別生產量值15'!J22)&#10;)" table:style-name="ce55">
            <text:p>506,00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2,M22,O22,'漁業生產量值-漁業種類別魚類別生產量值1'!C22)=0,&quot;-&quot;,SUM(K22,M22,O22,'漁業生產量值-漁業種類別魚類別生產量值1'!C22))" table:style-name="ce55">
            <text:p>-</text:p>
          </table:table-cell>
          <table:table-cell office:value-type="string" office:string-value="-" table:formula="msoxl:=  IF(SUM(L22,N22,P22,'漁業生產量值-漁業種類別魚類別生產量值1'!D22)=0,&quot;-&quot;,SUM(L22,N22,P22,'漁業生產量值-漁業種類別魚類別生產量值1'!D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22670.747749999999" table:style-name="ce55">
            <text:p>22,671<text:s/></text:p>
          </table:table-cell>
          <table:table-cell office:value-type="float" office:value="2511542.5896899998" table:style-name="ce55">
            <text:p>2,511,543<text:s/></text:p>
          </table:table-cell>
          <table:table-cell office:value-type="float" office:value="17449.424029999998" table:formula="msoxl:=  IF(SUM(G23,I23)&#10;+SUM('漁業生產量值-漁業種類別魚類別生產量值1'!E23,'漁業生產量值-漁業種類別魚類別生產量值1'!G23,'漁業生產量值-漁業種類別魚類別生產量值1'!I23)&#10;+SUM('漁業生產量值-漁業種類別魚類別生產量值2'!C23,'漁業生產量值-漁業種類別魚類別生產量值2'!E23,'漁業生產量值-漁業種類別魚類別生產量值2'!G23,'漁業生產量值-漁業種類別魚類別生產量值2'!I23)&#10;+SUM('漁業生產量值-漁業種類別魚類別生產量值3'!E23,'漁業生產量值-漁業種類別魚類別生產量值3'!I23,'漁業生產量值-漁業種類別魚類別生產量值3'!K23,'漁業生產量值-漁業種類別魚類別生產量值3'!M23)&#10;+SUM('漁業生產量值-漁業種類別魚類別生產量值4'!G23,'漁業生產量值-漁業種類別魚類別生產量值4'!I23,'漁業生產量值-漁業種類別魚類別生產量值4'!K23,'漁業生產量值-漁業種類別魚類別生產量值4'!M23,'漁業生產量值-漁業種類別魚類別生產量值4'!O23)&#10;+SUM('漁業生產量值-漁業種類別魚類別生產量值5'!K23,'漁業生產量值-漁業種類別魚類別生產量值5'!M23,'漁業生產量值-漁業種類別魚類別生產量值5'!O23)&#10;+SUM('漁業生產量值-漁業種類別魚類別生產量值6'!C23,'漁業生產量值-漁業種類別魚類別生產量值6'!E23,'漁業生產量值-漁業種類別魚類別生產量值6'!G23,'漁業生產量值-漁業種類別魚類別生產量值6'!I23,'漁業生產量值-漁業種類別魚類別生產量值6'!K23,'漁業生產量值-漁業種類別魚類別生產量值6'!M23,'漁業生產量值-漁業種類別魚類別生產量值6'!O23)&#10;+SUM('漁業生產量值-漁業種類別魚類別生產量值7'!C23,'漁業生產量值-漁業種類別魚類別生產量值7'!E23,'漁業生產量值-漁業種類別魚類別生產量值7'!G23)&#10;+SUM('漁業生產量值-漁業種類別魚類別生產量值9'!I23,'漁業生產量值-漁業種類別魚類別生產量值9'!K23)&#10;+SUM('漁業生產量值-漁業種類別魚類別生產量值10'!G23)&#10;+SUM('漁業生產量值-漁業種類別魚類別生產量值11'!C23,'漁業生產量值-漁業種類別魚類別生產量值11'!E23,'漁業生產量值-漁業種類別魚類別生產量值11'!G23,'漁業生產量值-漁業種類別魚類別生產量值11'!I23,'漁業生產量值-漁業種類別魚類別生產量值11'!K23)&#10;+SUM('漁業生產量值-漁業種類別魚類別生產量值12'!G23)&#10;+SUM('漁業生產量值-漁業種類別魚類別生產量值14'!C23,'漁業生產量值-漁業種類別魚類別生產量值14'!O23)&#10;+SUM('漁業生產量值-漁業種類別魚類別生產量值15'!C23,'漁業生產量值-漁業種類別魚類別生產量值15'!E23,'漁業生產量值-漁業種類別魚類別生產量值15'!G23,'漁業生產量值-漁業種類別魚類別生產量值15'!I23)=0,&quot;-&quot;,&#10;SUM(G23,I23)&#10;+SUM('漁業生產量值-漁業種類別魚類別生產量值1'!E23,'漁業生產量值-漁業種類別魚類別生產量值1'!G23,'漁業生產量值-漁業種類別魚類別生產量值1'!I23)&#10;+SUM('漁業生產量值-漁業種類別魚類別生產量值2'!C23,'漁業生產量值-漁業種類別魚類別生產量值2'!E23,'漁業生產量值-漁業種類別魚類別生產量值2'!G23,'漁業生產量值-漁業種類別魚類別生產量值2'!I23)&#10;+SUM('漁業生產量值-漁業種類別魚類別生產量值3'!E23,'漁業生產量值-漁業種類別魚類別生產量值3'!I23,'漁業生產量值-漁業種類別魚類別生產量值3'!K23,'漁業生產量值-漁業種類別魚類別生產量值3'!M23)&#10;+SUM('漁業生產量值-漁業種類別魚類別生產量值4'!G23,'漁業生產量值-漁業種類別魚類別生產量值4'!I23,'漁業生產量值-漁業種類別魚類別生產量值4'!K23,'漁業生產量值-漁業種類別魚類別生產量值4'!M23,'漁業生產量值-漁業種類別魚類別生產量值4'!O23)&#10;+SUM('漁業生產量值-漁業種類別魚類別生產量值5'!K23,'漁業生產量值-漁業種類別魚類別生產量值5'!M23,'漁業生產量值-漁業種類別魚類別生產量值5'!O23)&#10;+SUM('漁業生產量值-漁業種類別魚類別生產量值6'!C23,'漁業生產量值-漁業種類別魚類別生產量值6'!E23,'漁業生產量值-漁業種類別魚類別生產量值6'!G23,'漁業生產量值-漁業種類別魚類別生產量值6'!I23,'漁業生產量值-漁業種類別魚類別生產量值6'!K23,'漁業生產量值-漁業種類別魚類別生產量值6'!M23,'漁業生產量值-漁業種類別魚類別生產量值6'!O23)&#10;+SUM('漁業生產量值-漁業種類別魚類別生產量值7'!C23,'漁業生產量值-漁業種類別魚類別生產量值7'!E23,'漁業生產量值-漁業種類別魚類別生產量值7'!G23)&#10;+SUM('漁業生產量值-漁業種類別魚類別生產量值9'!I23,'漁業生產量值-漁業種類別魚類別生產量值9'!K23)&#10;+SUM('漁業生產量值-漁業種類別魚類別生產量值10'!G23)&#10;+SUM('漁業生產量值-漁業種類別魚類別生產量值11'!C23,'漁業生產量值-漁業種類別魚類別生產量值11'!E23,'漁業生產量值-漁業種類別魚類別生產量值11'!G23,'漁業生產量值-漁業種類別魚類別生產量值11'!I23,'漁業生產量值-漁業種類別魚類別生產量值11'!K23)&#10;+SUM('漁業生產量值-漁業種類別魚類別生產量值12'!G23)&#10;+SUM('漁業生產量值-漁業種類別魚類別生產量值14'!C23,'漁業生產量值-漁業種類別魚類別生產量值14'!O23)&#10;+SUM('漁業生產量值-漁業種類別魚類別生產量值15'!C23,'漁業生產量值-漁業種類別魚類別生產量值15'!E23,'漁業生產量值-漁業種類別魚類別生產量值15'!G23,'漁業生產量值-漁業種類別魚類別生產量值15'!I23)&#10;)" table:style-name="ce55">
            <text:p>17,449<text:s/></text:p>
          </table:table-cell>
          <table:table-cell office:value-type="float" office:value="1879901.8182099999" table:formula="msoxl:=  IF(SUM(H23,J23)&#10;+SUM('漁業生產量值-漁業種類別魚類別生產量值1'!F23,'漁業生產量值-漁業種類別魚類別生產量值1'!H23,'漁業生產量值-漁業種類別魚類別生產量值1'!J23,'漁業生產量值-漁業種類別魚類別生產量值1'!P23)&#10;+SUM('漁業生產量值-漁業種類別魚類別生產量值2'!D23,'漁業生產量值-漁業種類別魚類別生產量值2'!F23,'漁業生產量值-漁業種類別魚類別生產量值2'!H23,'漁業生產量值-漁業種類別魚類別生產量值2'!J23)&#10;+SUM('漁業生產量值-漁業種類別魚類別生產量值3'!F23,'漁業生產量值-漁業種類別魚類別生產量值3'!J23,'漁業生產量值-漁業種類別魚類別生產量值3'!L23,'漁業生產量值-漁業種類別魚類別生產量值3'!N23)&#10;+SUM('漁業生產量值-漁業種類別魚類別生產量值4'!H23,'漁業生產量值-漁業種類別魚類別生產量值4'!J23,'漁業生產量值-漁業種類別魚類別生產量值4'!L23,'漁業生產量值-漁業種類別魚類別生產量值4'!N23,'漁業生產量值-漁業種類別魚類別生產量值4'!P23)&#10;+SUM('漁業生產量值-漁業種類別魚類別生產量值5'!L23,'漁業生產量值-漁業種類別魚類別生產量值5'!N23,'漁業生產量值-漁業種類別魚類別生產量值5'!P23)&#10;+SUM('漁業生產量值-漁業種類別魚類別生產量值6'!D23,'漁業生產量值-漁業種類別魚類別生產量值6'!F23,'漁業生產量值-漁業種類別魚類別生產量值6'!H23,'漁業生產量值-漁業種類別魚類別生產量值6'!J23,'漁業生產量值-漁業種類別魚類別生產量值6'!L23,'漁業生產量值-漁業種類別魚類別生產量值6'!N23,'漁業生產量值-漁業種類別魚類別生產量值6'!P23)&#10;+SUM('漁業生產量值-漁業種類別魚類別生產量值7'!D23,'漁業生產量值-漁業種類別魚類別生產量值7'!F23,'漁業生產量值-漁業種類別魚類別生產量值7'!H23)&#10;+SUM('漁業生產量值-漁業種類別魚類別生產量值9'!J23,'漁業生產量值-漁業種類別魚類別生產量值9'!L23)&#10;+SUM('漁業生產量值-漁業種類別魚類別生產量值10'!H23)&#10;+SUM('漁業生產量值-漁業種類別魚類別生產量值11'!D23,'漁業生產量值-漁業種類別魚類別生產量值11'!F23,'漁業生產量值-漁業種類別魚類別生產量值11'!H23,'漁業生產量值-漁業種類別魚類別生產量值11'!J23,'漁業生產量值-漁業種類別魚類別生產量值11'!L23)&#10;+SUM('漁業生產量值-漁業種類別魚類別生產量值12'!H23)&#10;+SUM('漁業生產量值-漁業種類別魚類別生產量值14'!D23,'漁業生產量值-漁業種類別魚類別生產量值14'!P23)&#10;+SUM('漁業生產量值-漁業種類別魚類別生產量值15'!D23,'漁業生產量值-漁業種類別魚類別生產量值15'!F23,'漁業生產量值-漁業種類別魚類別生產量值15'!H23,'漁業生產量值-漁業種類別魚類別生產量值15'!J23)=0,&quot;-&quot;,&#10;SUM(H23,J23)&#10;+SUM('漁業生產量值-漁業種類別魚類別生產量值1'!F23,'漁業生產量值-漁業種類別魚類別生產量值1'!H23,'漁業生產量值-漁業種類別魚類別生產量值1'!J23,'漁業生產量值-漁業種類別魚類別生產量值1'!P23)&#10;+SUM('漁業生產量值-漁業種類別魚類別生產量值2'!D23,'漁業生產量值-漁業種類別魚類別生產量值2'!F23,'漁業生產量值-漁業種類別魚類別生產量值2'!H23,'漁業生產量值-漁業種類別魚類別生產量值2'!J23)&#10;+SUM('漁業生產量值-漁業種類別魚類別生產量值3'!F23,'漁業生產量值-漁業種類別魚類別生產量值3'!J23,'漁業生產量值-漁業種類別魚類別生產量值3'!L23,'漁業生產量值-漁業種類別魚類別生產量值3'!N23)&#10;+SUM('漁業生產量值-漁業種類別魚類別生產量值4'!H23,'漁業生產量值-漁業種類別魚類別生產量值4'!J23,'漁業生產量值-漁業種類別魚類別生產量值4'!L23,'漁業生產量值-漁業種類別魚類別生產量值4'!N23,'漁業生產量值-漁業種類別魚類別生產量值4'!P23)&#10;+SUM('漁業生產量值-漁業種類別魚類別生產量值5'!L23,'漁業生產量值-漁業種類別魚類別生產量值5'!N23,'漁業生產量值-漁業種類別魚類別生產量值5'!P23)&#10;+SUM('漁業生產量值-漁業種類別魚類別生產量值6'!D23,'漁業生產量值-漁業種類別魚類別生產量值6'!F23,'漁業生產量值-漁業種類別魚類別生產量值6'!H23,'漁業生產量值-漁業種類別魚類別生產量值6'!J23,'漁業生產量值-漁業種類別魚類別生產量值6'!L23,'漁業生產量值-漁業種類別魚類別生產量值6'!N23,'漁業生產量值-漁業種類別魚類別生產量值6'!P23)&#10;+SUM('漁業生產量值-漁業種類別魚類別生產量值7'!D23,'漁業生產量值-漁業種類別魚類別生產量值7'!F23,'漁業生產量值-漁業種類別魚類別生產量值7'!H23)&#10;+SUM('漁業生產量值-漁業種類別魚類別生產量值9'!J23,'漁業生產量值-漁業種類別魚類別生產量值9'!L23)&#10;+SUM('漁業生產量值-漁業種類別魚類別生產量值10'!H23)&#10;+SUM('漁業生產量值-漁業種類別魚類別生產量值11'!D23,'漁業生產量值-漁業種類別魚類別生產量值11'!F23,'漁業生產量值-漁業種類別魚類別生產量值11'!H23,'漁業生產量值-漁業種類別魚類別生產量值11'!J23,'漁業生產量值-漁業種類別魚類別生產量值11'!L23)&#10;+SUM('漁業生產量值-漁業種類別魚類別生產量值12'!H23)&#10;+SUM('漁業生產量值-漁業種類別魚類別生產量值14'!D23,'漁業生產量值-漁業種類別魚類別生產量值14'!P23)&#10;+SUM('漁業生產量值-漁業種類別魚類別生產量值15'!D23,'漁業生產量值-漁業種類別魚類別生產量值15'!F23,'漁業生產量值-漁業種類別魚類別生產量值15'!H23,'漁業生產量值-漁業種類別魚類別生產量值15'!J23)&#10;)" table:style-name="ce55">
            <text:p>1,879,902<text:s/></text:p>
          </table:table-cell>
          <table:table-cell office:value-type="float" office:value="0.45269999999999999" table:style-name="ce55">
            <text:p>0<text:s/></text:p>
          </table:table-cell>
          <table:table-cell office:value-type="float" office:value="43.98883" table:style-name="ce55">
            <text:p>44<text:s/></text:p>
          </table:table-cell>
          <table:table-cell office:value-type="string" office:string-value="-" table:formula="msoxl:=  IF(SUM(K23,M23,O23,'漁業生產量值-漁業種類別魚類別生產量值1'!C23)=0,&quot;-&quot;,SUM(K23,M23,O23,'漁業生產量值-漁業種類別魚類別生產量值1'!C23))" table:style-name="ce55">
            <text:p>-</text:p>
          </table:table-cell>
          <table:table-cell office:value-type="string" office:string-value="-" table:formula="msoxl:=  IF(SUM(L23,N23,P23,'漁業生產量值-漁業種類別魚類別生產量值1'!D23)=0,&quot;-&quot;,SUM(L23,N23,P23,'漁業生產量值-漁業種類別魚類別生產量值1'!D2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3308.9402700000001" table:style-name="ce55">
            <text:p>3,309<text:s/></text:p>
          </table:table-cell>
          <table:table-cell office:value-type="float" office:value="560251.84504000004" table:style-name="ce55">
            <text:p>560,252<text:s/></text:p>
          </table:table-cell>
          <table:table-cell office:value-type="float" office:value="2903.5697600000003" table:formula="msoxl:=  IF(SUM(G24,I24)&#10;+SUM('漁業生產量值-漁業種類別魚類別生產量值1'!E24,'漁業生產量值-漁業種類別魚類別生產量值1'!G24,'漁業生產量值-漁業種類別魚類別生產量值1'!I24)&#10;+SUM('漁業生產量值-漁業種類別魚類別生產量值2'!C24,'漁業生產量值-漁業種類別魚類別生產量值2'!E24,'漁業生產量值-漁業種類別魚類別生產量值2'!G24,'漁業生產量值-漁業種類別魚類別生產量值2'!I24)&#10;+SUM('漁業生產量值-漁業種類別魚類別生產量值3'!E24,'漁業生產量值-漁業種類別魚類別生產量值3'!I24,'漁業生產量值-漁業種類別魚類別生產量值3'!K24,'漁業生產量值-漁業種類別魚類別生產量值3'!M24)&#10;+SUM('漁業生產量值-漁業種類別魚類別生產量值4'!G24,'漁業生產量值-漁業種類別魚類別生產量值4'!I24,'漁業生產量值-漁業種類別魚類別生產量值4'!K24,'漁業生產量值-漁業種類別魚類別生產量值4'!M24,'漁業生產量值-漁業種類別魚類別生產量值4'!O24)&#10;+SUM('漁業生產量值-漁業種類別魚類別生產量值5'!K24,'漁業生產量值-漁業種類別魚類別生產量值5'!M24,'漁業生產量值-漁業種類別魚類別生產量值5'!O24)&#10;+SUM('漁業生產量值-漁業種類別魚類別生產量值6'!C24,'漁業生產量值-漁業種類別魚類別生產量值6'!E24,'漁業生產量值-漁業種類別魚類別生產量值6'!G24,'漁業生產量值-漁業種類別魚類別生產量值6'!I24,'漁業生產量值-漁業種類別魚類別生產量值6'!K24,'漁業生產量值-漁業種類別魚類別生產量值6'!M24,'漁業生產量值-漁業種類別魚類別生產量值6'!O24)&#10;+SUM('漁業生產量值-漁業種類別魚類別生產量值7'!C24,'漁業生產量值-漁業種類別魚類別生產量值7'!E24,'漁業生產量值-漁業種類別魚類別生產量值7'!G24)&#10;+SUM('漁業生產量值-漁業種類別魚類別生產量值9'!I24,'漁業生產量值-漁業種類別魚類別生產量值9'!K24)&#10;+SUM('漁業生產量值-漁業種類別魚類別生產量值10'!G24)&#10;+SUM('漁業生產量值-漁業種類別魚類別生產量值11'!C24,'漁業生產量值-漁業種類別魚類別生產量值11'!E24,'漁業生產量值-漁業種類別魚類別生產量值11'!G24,'漁業生產量值-漁業種類別魚類別生產量值11'!I24,'漁業生產量值-漁業種類別魚類別生產量值11'!K24)&#10;+SUM('漁業生產量值-漁業種類別魚類別生產量值12'!G24)&#10;+SUM('漁業生產量值-漁業種類別魚類別生產量值14'!C24,'漁業生產量值-漁業種類別魚類別生產量值14'!O24)&#10;+SUM('漁業生產量值-漁業種類別魚類別生產量值15'!C24,'漁業生產量值-漁業種類別魚類別生產量值15'!E24,'漁業生產量值-漁業種類別魚類別生產量值15'!G24,'漁業生產量值-漁業種類別魚類別生產量值15'!I24)=0,&quot;-&quot;,&#10;SUM(G24,I24)&#10;+SUM('漁業生產量值-漁業種類別魚類別生產量值1'!E24,'漁業生產量值-漁業種類別魚類別生產量值1'!G24,'漁業生產量值-漁業種類別魚類別生產量值1'!I24)&#10;+SUM('漁業生產量值-漁業種類別魚類別生產量值2'!C24,'漁業生產量值-漁業種類別魚類別生產量值2'!E24,'漁業生產量值-漁業種類別魚類別生產量值2'!G24,'漁業生產量值-漁業種類別魚類別生產量值2'!I24)&#10;+SUM('漁業生產量值-漁業種類別魚類別生產量值3'!E24,'漁業生產量值-漁業種類別魚類別生產量值3'!I24,'漁業生產量值-漁業種類別魚類別生產量值3'!K24,'漁業生產量值-漁業種類別魚類別生產量值3'!M24)&#10;+SUM('漁業生產量值-漁業種類別魚類別生產量值4'!G24,'漁業生產量值-漁業種類別魚類別生產量值4'!I24,'漁業生產量值-漁業種類別魚類別生產量值4'!K24,'漁業生產量值-漁業種類別魚類別生產量值4'!M24,'漁業生產量值-漁業種類別魚類別生產量值4'!O24)&#10;+SUM('漁業生產量值-漁業種類別魚類別生產量值5'!K24,'漁業生產量值-漁業種類別魚類別生產量值5'!M24,'漁業生產量值-漁業種類別魚類別生產量值5'!O24)&#10;+SUM('漁業生產量值-漁業種類別魚類別生產量值6'!C24,'漁業生產量值-漁業種類別魚類別生產量值6'!E24,'漁業生產量值-漁業種類別魚類別生產量值6'!G24,'漁業生產量值-漁業種類別魚類別生產量值6'!I24,'漁業生產量值-漁業種類別魚類別生產量值6'!K24,'漁業生產量值-漁業種類別魚類別生產量值6'!M24,'漁業生產量值-漁業種類別魚類別生產量值6'!O24)&#10;+SUM('漁業生產量值-漁業種類別魚類別生產量值7'!C24,'漁業生產量值-漁業種類別魚類別生產量值7'!E24,'漁業生產量值-漁業種類別魚類別生產量值7'!G24)&#10;+SUM('漁業生產量值-漁業種類別魚類別生產量值9'!I24,'漁業生產量值-漁業種類別魚類別生產量值9'!K24)&#10;+SUM('漁業生產量值-漁業種類別魚類別生產量值10'!G24)&#10;+SUM('漁業生產量值-漁業種類別魚類別生產量值11'!C24,'漁業生產量值-漁業種類別魚類別生產量值11'!E24,'漁業生產量值-漁業種類別魚類別生產量值11'!G24,'漁業生產量值-漁業種類別魚類別生產量值11'!I24,'漁業生產量值-漁業種類別魚類別生產量值11'!K24)&#10;+SUM('漁業生產量值-漁業種類別魚類別生產量值12'!G24)&#10;+SUM('漁業生產量值-漁業種類別魚類別生產量值14'!C24,'漁業生產量值-漁業種類別魚類別生產量值14'!O24)&#10;+SUM('漁業生產量值-漁業種類別魚類別生產量值15'!C24,'漁業生產量值-漁業種類別魚類別生產量值15'!E24,'漁業生產量值-漁業種類別魚類別生產量值15'!G24,'漁業生產量值-漁業種類別魚類別生產量值15'!I24)&#10;)" table:style-name="ce55">
            <text:p>2,904<text:s/></text:p>
          </table:table-cell>
          <table:table-cell office:value-type="float" office:value="430707.06599000003" table:formula="msoxl:=  IF(SUM(H24,J24)&#10;+SUM('漁業生產量值-漁業種類別魚類別生產量值1'!F24,'漁業生產量值-漁業種類別魚類別生產量值1'!H24,'漁業生產量值-漁業種類別魚類別生產量值1'!J24,'漁業生產量值-漁業種類別魚類別生產量值1'!P24)&#10;+SUM('漁業生產量值-漁業種類別魚類別生產量值2'!D24,'漁業生產量值-漁業種類別魚類別生產量值2'!F24,'漁業生產量值-漁業種類別魚類別生產量值2'!H24,'漁業生產量值-漁業種類別魚類別生產量值2'!J24)&#10;+SUM('漁業生產量值-漁業種類別魚類別生產量值3'!F24,'漁業生產量值-漁業種類別魚類別生產量值3'!J24,'漁業生產量值-漁業種類別魚類別生產量值3'!L24,'漁業生產量值-漁業種類別魚類別生產量值3'!N24)&#10;+SUM('漁業生產量值-漁業種類別魚類別生產量值4'!H24,'漁業生產量值-漁業種類別魚類別生產量值4'!J24,'漁業生產量值-漁業種類別魚類別生產量值4'!L24,'漁業生產量值-漁業種類別魚類別生產量值4'!N24,'漁業生產量值-漁業種類別魚類別生產量值4'!P24)&#10;+SUM('漁業生產量值-漁業種類別魚類別生產量值5'!L24,'漁業生產量值-漁業種類別魚類別生產量值5'!N24,'漁業生產量值-漁業種類別魚類別生產量值5'!P24)&#10;+SUM('漁業生產量值-漁業種類別魚類別生產量值6'!D24,'漁業生產量值-漁業種類別魚類別生產量值6'!F24,'漁業生產量值-漁業種類別魚類別生產量值6'!H24,'漁業生產量值-漁業種類別魚類別生產量值6'!J24,'漁業生產量值-漁業種類別魚類別生產量值6'!L24,'漁業生產量值-漁業種類別魚類別生產量值6'!N24,'漁業生產量值-漁業種類別魚類別生產量值6'!P24)&#10;+SUM('漁業生產量值-漁業種類別魚類別生產量值7'!D24,'漁業生產量值-漁業種類別魚類別生產量值7'!F24,'漁業生產量值-漁業種類別魚類別生產量值7'!H24)&#10;+SUM('漁業生產量值-漁業種類別魚類別生產量值9'!J24,'漁業生產量值-漁業種類別魚類別生產量值9'!L24)&#10;+SUM('漁業生產量值-漁業種類別魚類別生產量值10'!H24)&#10;+SUM('漁業生產量值-漁業種類別魚類別生產量值11'!D24,'漁業生產量值-漁業種類別魚類別生產量值11'!F24,'漁業生產量值-漁業種類別魚類別生產量值11'!H24,'漁業生產量值-漁業種類別魚類別生產量值11'!J24,'漁業生產量值-漁業種類別魚類別生產量值11'!L24)&#10;+SUM('漁業生產量值-漁業種類別魚類別生產量值12'!H24)&#10;+SUM('漁業生產量值-漁業種類別魚類別生產量值14'!D24,'漁業生產量值-漁業種類別魚類別生產量值14'!P24)&#10;+SUM('漁業生產量值-漁業種類別魚類別生產量值15'!D24,'漁業生產量值-漁業種類別魚類別生產量值15'!F24,'漁業生產量值-漁業種類別魚類別生產量值15'!H24,'漁業生產量值-漁業種類別魚類別生產量值15'!J24)=0,&quot;-&quot;,&#10;SUM(H24,J24)&#10;+SUM('漁業生產量值-漁業種類別魚類別生產量值1'!F24,'漁業生產量值-漁業種類別魚類別生產量值1'!H24,'漁業生產量值-漁業種類別魚類別生產量值1'!J24,'漁業生產量值-漁業種類別魚類別生產量值1'!P24)&#10;+SUM('漁業生產量值-漁業種類別魚類別生產量值2'!D24,'漁業生產量值-漁業種類別魚類別生產量值2'!F24,'漁業生產量值-漁業種類別魚類別生產量值2'!H24,'漁業生產量值-漁業種類別魚類別生產量值2'!J24)&#10;+SUM('漁業生產量值-漁業種類別魚類別生產量值3'!F24,'漁業生產量值-漁業種類別魚類別生產量值3'!J24,'漁業生產量值-漁業種類別魚類別生產量值3'!L24,'漁業生產量值-漁業種類別魚類別生產量值3'!N24)&#10;+SUM('漁業生產量值-漁業種類別魚類別生產量值4'!H24,'漁業生產量值-漁業種類別魚類別生產量值4'!J24,'漁業生產量值-漁業種類別魚類別生產量值4'!L24,'漁業生產量值-漁業種類別魚類別生產量值4'!N24,'漁業生產量值-漁業種類別魚類別生產量值4'!P24)&#10;+SUM('漁業生產量值-漁業種類別魚類別生產量值5'!L24,'漁業生產量值-漁業種類別魚類別生產量值5'!N24,'漁業生產量值-漁業種類別魚類別生產量值5'!P24)&#10;+SUM('漁業生產量值-漁業種類別魚類別生產量值6'!D24,'漁業生產量值-漁業種類別魚類別生產量值6'!F24,'漁業生產量值-漁業種類別魚類別生產量值6'!H24,'漁業生產量值-漁業種類別魚類別生產量值6'!J24,'漁業生產量值-漁業種類別魚類別生產量值6'!L24,'漁業生產量值-漁業種類別魚類別生產量值6'!N24,'漁業生產量值-漁業種類別魚類別生產量值6'!P24)&#10;+SUM('漁業生產量值-漁業種類別魚類別生產量值7'!D24,'漁業生產量值-漁業種類別魚類別生產量值7'!F24,'漁業生產量值-漁業種類別魚類別生產量值7'!H24)&#10;+SUM('漁業生產量值-漁業種類別魚類別生產量值9'!J24,'漁業生產量值-漁業種類別魚類別生產量值9'!L24)&#10;+SUM('漁業生產量值-漁業種類別魚類別生產量值10'!H24)&#10;+SUM('漁業生產量值-漁業種類別魚類別生產量值11'!D24,'漁業生產量值-漁業種類別魚類別生產量值11'!F24,'漁業生產量值-漁業種類別魚類別生產量值11'!H24,'漁業生產量值-漁業種類別魚類別生產量值11'!J24,'漁業生產量值-漁業種類別魚類別生產量值11'!L24)&#10;+SUM('漁業生產量值-漁業種類別魚類別生產量值12'!H24)&#10;+SUM('漁業生產量值-漁業種類別魚類別生產量值14'!D24,'漁業生產量值-漁業種類別魚類別生產量值14'!P24)&#10;+SUM('漁業生產量值-漁業種類別魚類別生產量值15'!D24,'漁業生產量值-漁業種類別魚類別生產量值15'!F24,'漁業生產量值-漁業種類別魚類別生產量值15'!H24,'漁業生產量值-漁業種類別魚類別生產量值15'!J24)&#10;)" table:style-name="ce55">
            <text:p>430,70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4,M24,O24,'漁業生產量值-漁業種類別魚類別生產量值1'!C24)=0,&quot;-&quot;,SUM(K24,M24,O24,'漁業生產量值-漁業種類別魚類別生產量值1'!C24))" table:style-name="ce55">
            <text:p>-</text:p>
          </table:table-cell>
          <table:table-cell office:value-type="string" office:string-value="-" table:formula="msoxl:=  IF(SUM(L24,N24,P24,'漁業生產量值-漁業種類別魚類別生產量值1'!D24)=0,&quot;-&quot;,SUM(L24,N24,P24,'漁業生產量值-漁業種類別魚類別生產量值1'!D2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float" office:value="84409.514049999998" table:style-name="ce55">
            <text:p>84,410<text:s/></text:p>
          </table:table-cell>
          <table:table-cell office:value-type="float" office:value="3138035.0019800002" table:style-name="ce55">
            <text:p>3,138,035<text:s/></text:p>
          </table:table-cell>
          <table:table-cell office:value-type="float" office:value="78549.557390000002" table:formula="msoxl:=  IF(SUM(G25,I25)&#10;+SUM('漁業生產量值-漁業種類別魚類別生產量值1'!E25,'漁業生產量值-漁業種類別魚類別生產量值1'!G25,'漁業生產量值-漁業種類別魚類別生產量值1'!I25)&#10;+SUM('漁業生產量值-漁業種類別魚類別生產量值2'!C25,'漁業生產量值-漁業種類別魚類別生產量值2'!E25,'漁業生產量值-漁業種類別魚類別生產量值2'!G25,'漁業生產量值-漁業種類別魚類別生產量值2'!I25)&#10;+SUM('漁業生產量值-漁業種類別魚類別生產量值3'!E25,'漁業生產量值-漁業種類別魚類別生產量值3'!I25,'漁業生產量值-漁業種類別魚類別生產量值3'!K25,'漁業生產量值-漁業種類別魚類別生產量值3'!M25)&#10;+SUM('漁業生產量值-漁業種類別魚類別生產量值4'!G25,'漁業生產量值-漁業種類別魚類別生產量值4'!I25,'漁業生產量值-漁業種類別魚類別生產量值4'!K25,'漁業生產量值-漁業種類別魚類別生產量值4'!M25,'漁業生產量值-漁業種類別魚類別生產量值4'!O25)&#10;+SUM('漁業生產量值-漁業種類別魚類別生產量值5'!K25,'漁業生產量值-漁業種類別魚類別生產量值5'!M25,'漁業生產量值-漁業種類別魚類別生產量值5'!O25)&#10;+SUM('漁業生產量值-漁業種類別魚類別生產量值6'!C25,'漁業生產量值-漁業種類別魚類別生產量值6'!E25,'漁業生產量值-漁業種類別魚類別生產量值6'!G25,'漁業生產量值-漁業種類別魚類別生產量值6'!I25,'漁業生產量值-漁業種類別魚類別生產量值6'!K25,'漁業生產量值-漁業種類別魚類別生產量值6'!M25,'漁業生產量值-漁業種類別魚類別生產量值6'!O25)&#10;+SUM('漁業生產量值-漁業種類別魚類別生產量值7'!C25,'漁業生產量值-漁業種類別魚類別生產量值7'!E25,'漁業生產量值-漁業種類別魚類別生產量值7'!G25)&#10;+SUM('漁業生產量值-漁業種類別魚類別生產量值9'!I25,'漁業生產量值-漁業種類別魚類別生產量值9'!K25)&#10;+SUM('漁業生產量值-漁業種類別魚類別生產量值10'!G25)&#10;+SUM('漁業生產量值-漁業種類別魚類別生產量值11'!C25,'漁業生產量值-漁業種類別魚類別生產量值11'!E25,'漁業生產量值-漁業種類別魚類別生產量值11'!G25,'漁業生產量值-漁業種類別魚類別生產量值11'!I25,'漁業生產量值-漁業種類別魚類別生產量值11'!K25)&#10;+SUM('漁業生產量值-漁業種類別魚類別生產量值12'!G25)&#10;+SUM('漁業生產量值-漁業種類別魚類別生產量值14'!C25,'漁業生產量值-漁業種類別魚類別生產量值14'!O25)&#10;+SUM('漁業生產量值-漁業種類別魚類別生產量值15'!C25,'漁業生產量值-漁業種類別魚類別生產量值15'!E25,'漁業生產量值-漁業種類別魚類別生產量值15'!G25,'漁業生產量值-漁業種類別魚類別生產量值15'!I25)=0,&quot;-&quot;,&#10;SUM(G25,I25)&#10;+SUM('漁業生產量值-漁業種類別魚類別生產量值1'!E25,'漁業生產量值-漁業種類別魚類別生產量值1'!G25,'漁業生產量值-漁業種類別魚類別生產量值1'!I25)&#10;+SUM('漁業生產量值-漁業種類別魚類別生產量值2'!C25,'漁業生產量值-漁業種類別魚類別生產量值2'!E25,'漁業生產量值-漁業種類別魚類別生產量值2'!G25,'漁業生產量值-漁業種類別魚類別生產量值2'!I25)&#10;+SUM('漁業生產量值-漁業種類別魚類別生產量值3'!E25,'漁業生產量值-漁業種類別魚類別生產量值3'!I25,'漁業生產量值-漁業種類別魚類別生產量值3'!K25,'漁業生產量值-漁業種類別魚類別生產量值3'!M25)&#10;+SUM('漁業生產量值-漁業種類別魚類別生產量值4'!G25,'漁業生產量值-漁業種類別魚類別生產量值4'!I25,'漁業生產量值-漁業種類別魚類別生產量值4'!K25,'漁業生產量值-漁業種類別魚類別生產量值4'!M25,'漁業生產量值-漁業種類別魚類別生產量值4'!O25)&#10;+SUM('漁業生產量值-漁業種類別魚類別生產量值5'!K25,'漁業生產量值-漁業種類別魚類別生產量值5'!M25,'漁業生產量值-漁業種類別魚類別生產量值5'!O25)&#10;+SUM('漁業生產量值-漁業種類別魚類別生產量值6'!C25,'漁業生產量值-漁業種類別魚類別生產量值6'!E25,'漁業生產量值-漁業種類別魚類別生產量值6'!G25,'漁業生產量值-漁業種類別魚類別生產量值6'!I25,'漁業生產量值-漁業種類別魚類別生產量值6'!K25,'漁業生產量值-漁業種類別魚類別生產量值6'!M25,'漁業生產量值-漁業種類別魚類別生產量值6'!O25)&#10;+SUM('漁業生產量值-漁業種類別魚類別生產量值7'!C25,'漁業生產量值-漁業種類別魚類別生產量值7'!E25,'漁業生產量值-漁業種類別魚類別生產量值7'!G25)&#10;+SUM('漁業生產量值-漁業種類別魚類別生產量值9'!I25,'漁業生產量值-漁業種類別魚類別生產量值9'!K25)&#10;+SUM('漁業生產量值-漁業種類別魚類別生產量值10'!G25)&#10;+SUM('漁業生產量值-漁業種類別魚類別生產量值11'!C25,'漁業生產量值-漁業種類別魚類別生產量值11'!E25,'漁業生產量值-漁業種類別魚類別生產量值11'!G25,'漁業生產量值-漁業種類別魚類別生產量值11'!I25,'漁業生產量值-漁業種類別魚類別生產量值11'!K25)&#10;+SUM('漁業生產量值-漁業種類別魚類別生產量值12'!G25)&#10;+SUM('漁業生產量值-漁業種類別魚類別生產量值14'!C25,'漁業生產量值-漁業種類別魚類別生產量值14'!O25)&#10;+SUM('漁業生產量值-漁業種類別魚類別生產量值15'!C25,'漁業生產量值-漁業種類別魚類別生產量值15'!E25,'漁業生產量值-漁業種類別魚類別生產量值15'!G25,'漁業生產量值-漁業種類別魚類別生產量值15'!I25)&#10;)" table:style-name="ce55">
            <text:p>78,550<text:s/></text:p>
          </table:table-cell>
          <table:table-cell office:value-type="float" office:value="2990068.8635899997" table:formula="msoxl:=  IF(SUM(H25,J25)&#10;+SUM('漁業生產量值-漁業種類別魚類別生產量值1'!F25,'漁業生產量值-漁業種類別魚類別生產量值1'!H25,'漁業生產量值-漁業種類別魚類別生產量值1'!J25,'漁業生產量值-漁業種類別魚類別生產量值1'!P25)&#10;+SUM('漁業生產量值-漁業種類別魚類別生產量值2'!D25,'漁業生產量值-漁業種類別魚類別生產量值2'!F25,'漁業生產量值-漁業種類別魚類別生產量值2'!H25,'漁業生產量值-漁業種類別魚類別生產量值2'!J25)&#10;+SUM('漁業生產量值-漁業種類別魚類別生產量值3'!F25,'漁業生產量值-漁業種類別魚類別生產量值3'!J25,'漁業生產量值-漁業種類別魚類別生產量值3'!L25,'漁業生產量值-漁業種類別魚類別生產量值3'!N25)&#10;+SUM('漁業生產量值-漁業種類別魚類別生產量值4'!H25,'漁業生產量值-漁業種類別魚類別生產量值4'!J25,'漁業生產量值-漁業種類別魚類別生產量值4'!L25,'漁業生產量值-漁業種類別魚類別生產量值4'!N25,'漁業生產量值-漁業種類別魚類別生產量值4'!P25)&#10;+SUM('漁業生產量值-漁業種類別魚類別生產量值5'!L25,'漁業生產量值-漁業種類別魚類別生產量值5'!N25,'漁業生產量值-漁業種類別魚類別生產量值5'!P25)&#10;+SUM('漁業生產量值-漁業種類別魚類別生產量值6'!D25,'漁業生產量值-漁業種類別魚類別生產量值6'!F25,'漁業生產量值-漁業種類別魚類別生產量值6'!H25,'漁業生產量值-漁業種類別魚類別生產量值6'!J25,'漁業生產量值-漁業種類別魚類別生產量值6'!L25,'漁業生產量值-漁業種類別魚類別生產量值6'!N25,'漁業生產量值-漁業種類別魚類別生產量值6'!P25)&#10;+SUM('漁業生產量值-漁業種類別魚類別生產量值7'!D25,'漁業生產量值-漁業種類別魚類別生產量值7'!F25,'漁業生產量值-漁業種類別魚類別生產量值7'!H25)&#10;+SUM('漁業生產量值-漁業種類別魚類別生產量值9'!J25,'漁業生產量值-漁業種類別魚類別生產量值9'!L25)&#10;+SUM('漁業生產量值-漁業種類別魚類別生產量值10'!H25)&#10;+SUM('漁業生產量值-漁業種類別魚類別生產量值11'!D25,'漁業生產量值-漁業種類別魚類別生產量值11'!F25,'漁業生產量值-漁業種類別魚類別生產量值11'!H25,'漁業生產量值-漁業種類別魚類別生產量值11'!J25,'漁業生產量值-漁業種類別魚類別生產量值11'!L25)&#10;+SUM('漁業生產量值-漁業種類別魚類別生產量值12'!H25)&#10;+SUM('漁業生產量值-漁業種類別魚類別生產量值14'!D25,'漁業生產量值-漁業種類別魚類別生產量值14'!P25)&#10;+SUM('漁業生產量值-漁業種類別魚類別生產量值15'!D25,'漁業生產量值-漁業種類別魚類別生產量值15'!F25,'漁業生產量值-漁業種類別魚類別生產量值15'!H25,'漁業生產量值-漁業種類別魚類別生產量值15'!J25)=0,&quot;-&quot;,&#10;SUM(H25,J25)&#10;+SUM('漁業生產量值-漁業種類別魚類別生產量值1'!F25,'漁業生產量值-漁業種類別魚類別生產量值1'!H25,'漁業生產量值-漁業種類別魚類別生產量值1'!J25,'漁業生產量值-漁業種類別魚類別生產量值1'!P25)&#10;+SUM('漁業生產量值-漁業種類別魚類別生產量值2'!D25,'漁業生產量值-漁業種類別魚類別生產量值2'!F25,'漁業生產量值-漁業種類別魚類別生產量值2'!H25,'漁業生產量值-漁業種類別魚類別生產量值2'!J25)&#10;+SUM('漁業生產量值-漁業種類別魚類別生產量值3'!F25,'漁業生產量值-漁業種類別魚類別生產量值3'!J25,'漁業生產量值-漁業種類別魚類別生產量值3'!L25,'漁業生產量值-漁業種類別魚類別生產量值3'!N25)&#10;+SUM('漁業生產量值-漁業種類別魚類別生產量值4'!H25,'漁業生產量值-漁業種類別魚類別生產量值4'!J25,'漁業生產量值-漁業種類別魚類別生產量值4'!L25,'漁業生產量值-漁業種類別魚類別生產量值4'!N25,'漁業生產量值-漁業種類別魚類別生產量值4'!P25)&#10;+SUM('漁業生產量值-漁業種類別魚類別生產量值5'!L25,'漁業生產量值-漁業種類別魚類別生產量值5'!N25,'漁業生產量值-漁業種類別魚類別生產量值5'!P25)&#10;+SUM('漁業生產量值-漁業種類別魚類別生產量值6'!D25,'漁業生產量值-漁業種類別魚類別生產量值6'!F25,'漁業生產量值-漁業種類別魚類別生產量值6'!H25,'漁業生產量值-漁業種類別魚類別生產量值6'!J25,'漁業生產量值-漁業種類別魚類別生產量值6'!L25,'漁業生產量值-漁業種類別魚類別生產量值6'!N25,'漁業生產量值-漁業種類別魚類別生產量值6'!P25)&#10;+SUM('漁業生產量值-漁業種類別魚類別生產量值7'!D25,'漁業生產量值-漁業種類別魚類別生產量值7'!F25,'漁業生產量值-漁業種類別魚類別生產量值7'!H25)&#10;+SUM('漁業生產量值-漁業種類別魚類別生產量值9'!J25,'漁業生產量值-漁業種類別魚類別生產量值9'!L25)&#10;+SUM('漁業生產量值-漁業種類別魚類別生產量值10'!H25)&#10;+SUM('漁業生產量值-漁業種類別魚類別生產量值11'!D25,'漁業生產量值-漁業種類別魚類別生產量值11'!F25,'漁業生產量值-漁業種類別魚類別生產量值11'!H25,'漁業生產量值-漁業種類別魚類別生產量值11'!J25,'漁業生產量值-漁業種類別魚類別生產量值11'!L25)&#10;+SUM('漁業生產量值-漁業種類別魚類別生產量值12'!H25)&#10;+SUM('漁業生產量值-漁業種類別魚類別生產量值14'!D25,'漁業生產量值-漁業種類別魚類別生產量值14'!P25)&#10;+SUM('漁業生產量值-漁業種類別魚類別生產量值15'!D25,'漁業生產量值-漁業種類別魚類別生產量值15'!F25,'漁業生產量值-漁業種類別魚類別生產量值15'!H25,'漁業生產量值-漁業種類別魚類別生產量值15'!J25)&#10;)" table:style-name="ce55">
            <text:p>2,990,06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5,M25,O25,'漁業生產量值-漁業種類別魚類別生產量值1'!C25)=0,&quot;-&quot;,SUM(K25,M25,O25,'漁業生產量值-漁業種類別魚類別生產量值1'!C25))" table:style-name="ce55">
            <text:p>-</text:p>
          </table:table-cell>
          <table:table-cell office:value-type="string" office:string-value="-" table:formula="msoxl:=  IF(SUM(L25,N25,P25,'漁業生產量值-漁業種類別魚類別生產量值1'!D25)=0,&quot;-&quot;,SUM(L25,N25,P25,'漁業生產量值-漁業種類別魚類別生產量值1'!D2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float" office:value="1.395" table:style-name="ce55">
            <text:p>1<text:s/></text:p>
          </table:table-cell>
          <table:table-cell office:value-type="float" office:value="101.9213" table:style-name="ce55">
            <text:p>102<text:s/></text:p>
          </table:table-cell>
          <table:table-cell office:value-type="float" office:value="1.0035000000000001" table:formula="msoxl:=  IF(SUM(G26,I26)&#10;+SUM('漁業生產量值-漁業種類別魚類別生產量值1'!E26,'漁業生產量值-漁業種類別魚類別生產量值1'!G26,'漁業生產量值-漁業種類別魚類別生產量值1'!I26)&#10;+SUM('漁業生產量值-漁業種類別魚類別生產量值2'!C26,'漁業生產量值-漁業種類別魚類別生產量值2'!E26,'漁業生產量值-漁業種類別魚類別生產量值2'!G26,'漁業生產量值-漁業種類別魚類別生產量值2'!I26)&#10;+SUM('漁業生產量值-漁業種類別魚類別生產量值3'!E26,'漁業生產量值-漁業種類別魚類別生產量值3'!I26,'漁業生產量值-漁業種類別魚類別生產量值3'!K26,'漁業生產量值-漁業種類別魚類別生產量值3'!M26)&#10;+SUM('漁業生產量值-漁業種類別魚類別生產量值4'!G26,'漁業生產量值-漁業種類別魚類別生產量值4'!I26,'漁業生產量值-漁業種類別魚類別生產量值4'!K26,'漁業生產量值-漁業種類別魚類別生產量值4'!M26,'漁業生產量值-漁業種類別魚類別生產量值4'!O26)&#10;+SUM('漁業生產量值-漁業種類別魚類別生產量值5'!K26,'漁業生產量值-漁業種類別魚類別生產量值5'!M26,'漁業生產量值-漁業種類別魚類別生產量值5'!O26)&#10;+SUM('漁業生產量值-漁業種類別魚類別生產量值6'!C26,'漁業生產量值-漁業種類別魚類別生產量值6'!E26,'漁業生產量值-漁業種類別魚類別生產量值6'!G26,'漁業生產量值-漁業種類別魚類別生產量值6'!I26,'漁業生產量值-漁業種類別魚類別生產量值6'!K26,'漁業生產量值-漁業種類別魚類別生產量值6'!M26,'漁業生產量值-漁業種類別魚類別生產量值6'!O26)&#10;+SUM('漁業生產量值-漁業種類別魚類別生產量值7'!C26,'漁業生產量值-漁業種類別魚類別生產量值7'!E26,'漁業生產量值-漁業種類別魚類別生產量值7'!G26)&#10;+SUM('漁業生產量值-漁業種類別魚類別生產量值9'!I26,'漁業生產量值-漁業種類別魚類別生產量值9'!K26)&#10;+SUM('漁業生產量值-漁業種類別魚類別生產量值10'!G26)&#10;+SUM('漁業生產量值-漁業種類別魚類別生產量值11'!C26,'漁業生產量值-漁業種類別魚類別生產量值11'!E26,'漁業生產量值-漁業種類別魚類別生產量值11'!G26,'漁業生產量值-漁業種類別魚類別生產量值11'!I26,'漁業生產量值-漁業種類別魚類別生產量值11'!K26)&#10;+SUM('漁業生產量值-漁業種類別魚類別生產量值12'!G26)&#10;+SUM('漁業生產量值-漁業種類別魚類別生產量值14'!C26,'漁業生產量值-漁業種類別魚類別生產量值14'!O26)&#10;+SUM('漁業生產量值-漁業種類別魚類別生產量值15'!C26,'漁業生產量值-漁業種類別魚類別生產量值15'!E26,'漁業生產量值-漁業種類別魚類別生產量值15'!G26,'漁業生產量值-漁業種類別魚類別生產量值15'!I26)=0,&quot;-&quot;,&#10;SUM(G26,I26)&#10;+SUM('漁業生產量值-漁業種類別魚類別生產量值1'!E26,'漁業生產量值-漁業種類別魚類別生產量值1'!G26,'漁業生產量值-漁業種類別魚類別生產量值1'!I26)&#10;+SUM('漁業生產量值-漁業種類別魚類別生產量值2'!C26,'漁業生產量值-漁業種類別魚類別生產量值2'!E26,'漁業生產量值-漁業種類別魚類別生產量值2'!G26,'漁業生產量值-漁業種類別魚類別生產量值2'!I26)&#10;+SUM('漁業生產量值-漁業種類別魚類別生產量值3'!E26,'漁業生產量值-漁業種類別魚類別生產量值3'!I26,'漁業生產量值-漁業種類別魚類別生產量值3'!K26,'漁業生產量值-漁業種類別魚類別生產量值3'!M26)&#10;+SUM('漁業生產量值-漁業種類別魚類別生產量值4'!G26,'漁業生產量值-漁業種類別魚類別生產量值4'!I26,'漁業生產量值-漁業種類別魚類別生產量值4'!K26,'漁業生產量值-漁業種類別魚類別生產量值4'!M26,'漁業生產量值-漁業種類別魚類別生產量值4'!O26)&#10;+SUM('漁業生產量值-漁業種類別魚類別生產量值5'!K26,'漁業生產量值-漁業種類別魚類別生產量值5'!M26,'漁業生產量值-漁業種類別魚類別生產量值5'!O26)&#10;+SUM('漁業生產量值-漁業種類別魚類別生產量值6'!C26,'漁業生產量值-漁業種類別魚類別生產量值6'!E26,'漁業生產量值-漁業種類別魚類別生產量值6'!G26,'漁業生產量值-漁業種類別魚類別生產量值6'!I26,'漁業生產量值-漁業種類別魚類別生產量值6'!K26,'漁業生產量值-漁業種類別魚類別生產量值6'!M26,'漁業生產量值-漁業種類別魚類別生產量值6'!O26)&#10;+SUM('漁業生產量值-漁業種類別魚類別生產量值7'!C26,'漁業生產量值-漁業種類別魚類別生產量值7'!E26,'漁業生產量值-漁業種類別魚類別生產量值7'!G26)&#10;+SUM('漁業生產量值-漁業種類別魚類別生產量值9'!I26,'漁業生產量值-漁業種類別魚類別生產量值9'!K26)&#10;+SUM('漁業生產量值-漁業種類別魚類別生產量值10'!G26)&#10;+SUM('漁業生產量值-漁業種類別魚類別生產量值11'!C26,'漁業生產量值-漁業種類別魚類別生產量值11'!E26,'漁業生產量值-漁業種類別魚類別生產量值11'!G26,'漁業生產量值-漁業種類別魚類別生產量值11'!I26,'漁業生產量值-漁業種類別魚類別生產量值11'!K26)&#10;+SUM('漁業生產量值-漁業種類別魚類別生產量值12'!G26)&#10;+SUM('漁業生產量值-漁業種類別魚類別生產量值14'!C26,'漁業生產量值-漁業種類別魚類別生產量值14'!O26)&#10;+SUM('漁業生產量值-漁業種類別魚類別生產量值15'!C26,'漁業生產量值-漁業種類別魚類別生產量值15'!E26,'漁業生產量值-漁業種類別魚類別生產量值15'!G26,'漁業生產量值-漁業種類別魚類別生產量值15'!I26)&#10;)" table:style-name="ce55">
            <text:p>1<text:s/></text:p>
          </table:table-cell>
          <table:table-cell office:value-type="float" office:value="63.551000000000002" table:formula="msoxl:=  IF(SUM(H26,J26)&#10;+SUM('漁業生產量值-漁業種類別魚類別生產量值1'!F26,'漁業生產量值-漁業種類別魚類別生產量值1'!H26,'漁業生產量值-漁業種類別魚類別生產量值1'!J26,'漁業生產量值-漁業種類別魚類別生產量值1'!P26)&#10;+SUM('漁業生產量值-漁業種類別魚類別生產量值2'!D26,'漁業生產量值-漁業種類別魚類別生產量值2'!F26,'漁業生產量值-漁業種類別魚類別生產量值2'!H26,'漁業生產量值-漁業種類別魚類別生產量值2'!J26)&#10;+SUM('漁業生產量值-漁業種類別魚類別生產量值3'!F26,'漁業生產量值-漁業種類別魚類別生產量值3'!J26,'漁業生產量值-漁業種類別魚類別生產量值3'!L26,'漁業生產量值-漁業種類別魚類別生產量值3'!N26)&#10;+SUM('漁業生產量值-漁業種類別魚類別生產量值4'!H26,'漁業生產量值-漁業種類別魚類別生產量值4'!J26,'漁業生產量值-漁業種類別魚類別生產量值4'!L26,'漁業生產量值-漁業種類別魚類別生產量值4'!N26,'漁業生產量值-漁業種類別魚類別生產量值4'!P26)&#10;+SUM('漁業生產量值-漁業種類別魚類別生產量值5'!L26,'漁業生產量值-漁業種類別魚類別生產量值5'!N26,'漁業生產量值-漁業種類別魚類別生產量值5'!P26)&#10;+SUM('漁業生產量值-漁業種類別魚類別生產量值6'!D26,'漁業生產量值-漁業種類別魚類別生產量值6'!F26,'漁業生產量值-漁業種類別魚類別生產量值6'!H26,'漁業生產量值-漁業種類別魚類別生產量值6'!J26,'漁業生產量值-漁業種類別魚類別生產量值6'!L26,'漁業生產量值-漁業種類別魚類別生產量值6'!N26,'漁業生產量值-漁業種類別魚類別生產量值6'!P26)&#10;+SUM('漁業生產量值-漁業種類別魚類別生產量值7'!D26,'漁業生產量值-漁業種類別魚類別生產量值7'!F26,'漁業生產量值-漁業種類別魚類別生產量值7'!H26)&#10;+SUM('漁業生產量值-漁業種類別魚類別生產量值9'!J26,'漁業生產量值-漁業種類別魚類別生產量值9'!L26)&#10;+SUM('漁業生產量值-漁業種類別魚類別生產量值10'!H26)&#10;+SUM('漁業生產量值-漁業種類別魚類別生產量值11'!D26,'漁業生產量值-漁業種類別魚類別生產量值11'!F26,'漁業生產量值-漁業種類別魚類別生產量值11'!H26,'漁業生產量值-漁業種類別魚類別生產量值11'!J26,'漁業生產量值-漁業種類別魚類別生產量值11'!L26)&#10;+SUM('漁業生產量值-漁業種類別魚類別生產量值12'!H26)&#10;+SUM('漁業生產量值-漁業種類別魚類別生產量值14'!D26,'漁業生產量值-漁業種類別魚類別生產量值14'!P26)&#10;+SUM('漁業生產量值-漁業種類別魚類別生產量值15'!D26,'漁業生產量值-漁業種類別魚類別生產量值15'!F26,'漁業生產量值-漁業種類別魚類別生產量值15'!H26,'漁業生產量值-漁業種類別魚類別生產量值15'!J26)=0,&quot;-&quot;,&#10;SUM(H26,J26)&#10;+SUM('漁業生產量值-漁業種類別魚類別生產量值1'!F26,'漁業生產量值-漁業種類別魚類別生產量值1'!H26,'漁業生產量值-漁業種類別魚類別生產量值1'!J26,'漁業生產量值-漁業種類別魚類別生產量值1'!P26)&#10;+SUM('漁業生產量值-漁業種類別魚類別生產量值2'!D26,'漁業生產量值-漁業種類別魚類別生產量值2'!F26,'漁業生產量值-漁業種類別魚類別生產量值2'!H26,'漁業生產量值-漁業種類別魚類別生產量值2'!J26)&#10;+SUM('漁業生產量值-漁業種類別魚類別生產量值3'!F26,'漁業生產量值-漁業種類別魚類別生產量值3'!J26,'漁業生產量值-漁業種類別魚類別生產量值3'!L26,'漁業生產量值-漁業種類別魚類別生產量值3'!N26)&#10;+SUM('漁業生產量值-漁業種類別魚類別生產量值4'!H26,'漁業生產量值-漁業種類別魚類別生產量值4'!J26,'漁業生產量值-漁業種類別魚類別生產量值4'!L26,'漁業生產量值-漁業種類別魚類別生產量值4'!N26,'漁業生產量值-漁業種類別魚類別生產量值4'!P26)&#10;+SUM('漁業生產量值-漁業種類別魚類別生產量值5'!L26,'漁業生產量值-漁業種類別魚類別生產量值5'!N26,'漁業生產量值-漁業種類別魚類別生產量值5'!P26)&#10;+SUM('漁業生產量值-漁業種類別魚類別生產量值6'!D26,'漁業生產量值-漁業種類別魚類別生產量值6'!F26,'漁業生產量值-漁業種類別魚類別生產量值6'!H26,'漁業生產量值-漁業種類別魚類別生產量值6'!J26,'漁業生產量值-漁業種類別魚類別生產量值6'!L26,'漁業生產量值-漁業種類別魚類別生產量值6'!N26,'漁業生產量值-漁業種類別魚類別生產量值6'!P26)&#10;+SUM('漁業生產量值-漁業種類別魚類別生產量值7'!D26,'漁業生產量值-漁業種類別魚類別生產量值7'!F26,'漁業生產量值-漁業種類別魚類別生產量值7'!H26)&#10;+SUM('漁業生產量值-漁業種類別魚類別生產量值9'!J26,'漁業生產量值-漁業種類別魚類別生產量值9'!L26)&#10;+SUM('漁業生產量值-漁業種類別魚類別生產量值10'!H26)&#10;+SUM('漁業生產量值-漁業種類別魚類別生產量值11'!D26,'漁業生產量值-漁業種類別魚類別生產量值11'!F26,'漁業生產量值-漁業種類別魚類別生產量值11'!H26,'漁業生產量值-漁業種類別魚類別生產量值11'!J26,'漁業生產量值-漁業種類別魚類別生產量值11'!L26)&#10;+SUM('漁業生產量值-漁業種類別魚類別生產量值12'!H26)&#10;+SUM('漁業生產量值-漁業種類別魚類別生產量值14'!D26,'漁業生產量值-漁業種類別魚類別生產量值14'!P26)&#10;+SUM('漁業生產量值-漁業種類別魚類別生產量值15'!D26,'漁業生產量值-漁業種類別魚類別生產量值15'!F26,'漁業生產量值-漁業種類別魚類別生產量值15'!H26,'漁業生產量值-漁業種類別魚類別生產量值15'!J26)&#10;)" table:style-name="ce55">
            <text:p>6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6,M26,O26,'漁業生產量值-漁業種類別魚類別生產量值1'!C26)=0,&quot;-&quot;,SUM(K26,M26,O26,'漁業生產量值-漁業種類別魚類別生產量值1'!C26))" table:style-name="ce55">
            <text:p>-</text:p>
          </table:table-cell>
          <table:table-cell office:value-type="string" office:string-value="-" table:formula="msoxl:=  IF(SUM(L26,N26,P26,'漁業生產量值-漁業種類別魚類別生產量值1'!D26)=0,&quot;-&quot;,SUM(L26,N26,P26,'漁業生產量值-漁業種類別魚類別生產量值1'!D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float" office:value="15339.1191" table:style-name="ce55">
            <text:p>15,339<text:s/></text:p>
          </table:table-cell>
          <table:table-cell office:value-type="float" office:value="1697831.14668" table:style-name="ce55">
            <text:p>1,697,831<text:s/></text:p>
          </table:table-cell>
          <table:table-cell office:value-type="float" office:value="15258.620100000002" table:formula="msoxl:=  IF(SUM(G27,I27)&#10;+SUM('漁業生產量值-漁業種類別魚類別生產量值1'!E27,'漁業生產量值-漁業種類別魚類別生產量值1'!G27,'漁業生產量值-漁業種類別魚類別生產量值1'!I27)&#10;+SUM('漁業生產量值-漁業種類別魚類別生產量值2'!C27,'漁業生產量值-漁業種類別魚類別生產量值2'!E27,'漁業生產量值-漁業種類別魚類別生產量值2'!G27,'漁業生產量值-漁業種類別魚類別生產量值2'!I27)&#10;+SUM('漁業生產量值-漁業種類別魚類別生產量值3'!E27,'漁業生產量值-漁業種類別魚類別生產量值3'!I27,'漁業生產量值-漁業種類別魚類別生產量值3'!K27,'漁業生產量值-漁業種類別魚類別生產量值3'!M27)&#10;+SUM('漁業生產量值-漁業種類別魚類別生產量值4'!G27,'漁業生產量值-漁業種類別魚類別生產量值4'!I27,'漁業生產量值-漁業種類別魚類別生產量值4'!K27,'漁業生產量值-漁業種類別魚類別生產量值4'!M27,'漁業生產量值-漁業種類別魚類別生產量值4'!O27)&#10;+SUM('漁業生產量值-漁業種類別魚類別生產量值5'!K27,'漁業生產量值-漁業種類別魚類別生產量值5'!M27,'漁業生產量值-漁業種類別魚類別生產量值5'!O27)&#10;+SUM('漁業生產量值-漁業種類別魚類別生產量值6'!C27,'漁業生產量值-漁業種類別魚類別生產量值6'!E27,'漁業生產量值-漁業種類別魚類別生產量值6'!G27,'漁業生產量值-漁業種類別魚類別生產量值6'!I27,'漁業生產量值-漁業種類別魚類別生產量值6'!K27,'漁業生產量值-漁業種類別魚類別生產量值6'!M27,'漁業生產量值-漁業種類別魚類別生產量值6'!O27)&#10;+SUM('漁業生產量值-漁業種類別魚類別生產量值7'!C27,'漁業生產量值-漁業種類別魚類別生產量值7'!E27,'漁業生產量值-漁業種類別魚類別生產量值7'!G27)&#10;+SUM('漁業生產量值-漁業種類別魚類別生產量值9'!I27,'漁業生產量值-漁業種類別魚類別生產量值9'!K27)&#10;+SUM('漁業生產量值-漁業種類別魚類別生產量值10'!G27)&#10;+SUM('漁業生產量值-漁業種類別魚類別生產量值11'!C27,'漁業生產量值-漁業種類別魚類別生產量值11'!E27,'漁業生產量值-漁業種類別魚類別生產量值11'!G27,'漁業生產量值-漁業種類別魚類別生產量值11'!I27,'漁業生產量值-漁業種類別魚類別生產量值11'!K27)&#10;+SUM('漁業生產量值-漁業種類別魚類別生產量值12'!G27)&#10;+SUM('漁業生產量值-漁業種類別魚類別生產量值14'!C27,'漁業生產量值-漁業種類別魚類別生產量值14'!O27)&#10;+SUM('漁業生產量值-漁業種類別魚類別生產量值15'!C27,'漁業生產量值-漁業種類別魚類別生產量值15'!E27,'漁業生產量值-漁業種類別魚類別生產量值15'!G27,'漁業生產量值-漁業種類別魚類別生產量值15'!I27)=0,&quot;-&quot;,&#10;SUM(G27,I27)&#10;+SUM('漁業生產量值-漁業種類別魚類別生產量值1'!E27,'漁業生產量值-漁業種類別魚類別生產量值1'!G27,'漁業生產量值-漁業種類別魚類別生產量值1'!I27)&#10;+SUM('漁業生產量值-漁業種類別魚類別生產量值2'!C27,'漁業生產量值-漁業種類別魚類別生產量值2'!E27,'漁業生產量值-漁業種類別魚類別生產量值2'!G27,'漁業生產量值-漁業種類別魚類別生產量值2'!I27)&#10;+SUM('漁業生產量值-漁業種類別魚類別生產量值3'!E27,'漁業生產量值-漁業種類別魚類別生產量值3'!I27,'漁業生產量值-漁業種類別魚類別生產量值3'!K27,'漁業生產量值-漁業種類別魚類別生產量值3'!M27)&#10;+SUM('漁業生產量值-漁業種類別魚類別生產量值4'!G27,'漁業生產量值-漁業種類別魚類別生產量值4'!I27,'漁業生產量值-漁業種類別魚類別生產量值4'!K27,'漁業生產量值-漁業種類別魚類別生產量值4'!M27,'漁業生產量值-漁業種類別魚類別生產量值4'!O27)&#10;+SUM('漁業生產量值-漁業種類別魚類別生產量值5'!K27,'漁業生產量值-漁業種類別魚類別生產量值5'!M27,'漁業生產量值-漁業種類別魚類別生產量值5'!O27)&#10;+SUM('漁業生產量值-漁業種類別魚類別生產量值6'!C27,'漁業生產量值-漁業種類別魚類別生產量值6'!E27,'漁業生產量值-漁業種類別魚類別生產量值6'!G27,'漁業生產量值-漁業種類別魚類別生產量值6'!I27,'漁業生產量值-漁業種類別魚類別生產量值6'!K27,'漁業生產量值-漁業種類別魚類別生產量值6'!M27,'漁業生產量值-漁業種類別魚類別生產量值6'!O27)&#10;+SUM('漁業生產量值-漁業種類別魚類別生產量值7'!C27,'漁業生產量值-漁業種類別魚類別生產量值7'!E27,'漁業生產量值-漁業種類別魚類別生產量值7'!G27)&#10;+SUM('漁業生產量值-漁業種類別魚類別生產量值9'!I27,'漁業生產量值-漁業種類別魚類別生產量值9'!K27)&#10;+SUM('漁業生產量值-漁業種類別魚類別生產量值10'!G27)&#10;+SUM('漁業生產量值-漁業種類別魚類別生產量值11'!C27,'漁業生產量值-漁業種類別魚類別生產量值11'!E27,'漁業生產量值-漁業種類別魚類別生產量值11'!G27,'漁業生產量值-漁業種類別魚類別生產量值11'!I27,'漁業生產量值-漁業種類別魚類別生產量值11'!K27)&#10;+SUM('漁業生產量值-漁業種類別魚類別生產量值12'!G27)&#10;+SUM('漁業生產量值-漁業種類別魚類別生產量值14'!C27,'漁業生產量值-漁業種類別魚類別生產量值14'!O27)&#10;+SUM('漁業生產量值-漁業種類別魚類別生產量值15'!C27,'漁業生產量值-漁業種類別魚類別生產量值15'!E27,'漁業生產量值-漁業種類別魚類別生產量值15'!G27,'漁業生產量值-漁業種類別魚類別生產量值15'!I27)&#10;)" table:style-name="ce55">
            <text:p>15,259<text:s/></text:p>
          </table:table-cell>
          <table:table-cell office:value-type="float" office:value="1693613.3392800002" table:formula="msoxl:=  IF(SUM(H27,J27)&#10;+SUM('漁業生產量值-漁業種類別魚類別生產量值1'!F27,'漁業生產量值-漁業種類別魚類別生產量值1'!H27,'漁業生產量值-漁業種類別魚類別生產量值1'!J27,'漁業生產量值-漁業種類別魚類別生產量值1'!P27)&#10;+SUM('漁業生產量值-漁業種類別魚類別生產量值2'!D27,'漁業生產量值-漁業種類別魚類別生產量值2'!F27,'漁業生產量值-漁業種類別魚類別生產量值2'!H27,'漁業生產量值-漁業種類別魚類別生產量值2'!J27)&#10;+SUM('漁業生產量值-漁業種類別魚類別生產量值3'!F27,'漁業生產量值-漁業種類別魚類別生產量值3'!J27,'漁業生產量值-漁業種類別魚類別生產量值3'!L27,'漁業生產量值-漁業種類別魚類別生產量值3'!N27)&#10;+SUM('漁業生產量值-漁業種類別魚類別生產量值4'!H27,'漁業生產量值-漁業種類別魚類別生產量值4'!J27,'漁業生產量值-漁業種類別魚類別生產量值4'!L27,'漁業生產量值-漁業種類別魚類別生產量值4'!N27,'漁業生產量值-漁業種類別魚類別生產量值4'!P27)&#10;+SUM('漁業生產量值-漁業種類別魚類別生產量值5'!L27,'漁業生產量值-漁業種類別魚類別生產量值5'!N27,'漁業生產量值-漁業種類別魚類別生產量值5'!P27)&#10;+SUM('漁業生產量值-漁業種類別魚類別生產量值6'!D27,'漁業生產量值-漁業種類別魚類別生產量值6'!F27,'漁業生產量值-漁業種類別魚類別生產量值6'!H27,'漁業生產量值-漁業種類別魚類別生產量值6'!J27,'漁業生產量值-漁業種類別魚類別生產量值6'!L27,'漁業生產量值-漁業種類別魚類別生產量值6'!N27,'漁業生產量值-漁業種類別魚類別生產量值6'!P27)&#10;+SUM('漁業生產量值-漁業種類別魚類別生產量值7'!D27,'漁業生產量值-漁業種類別魚類別生產量值7'!F27,'漁業生產量值-漁業種類別魚類別生產量值7'!H27)&#10;+SUM('漁業生產量值-漁業種類別魚類別生產量值9'!J27,'漁業生產量值-漁業種類別魚類別生產量值9'!L27)&#10;+SUM('漁業生產量值-漁業種類別魚類別生產量值10'!H27)&#10;+SUM('漁業生產量值-漁業種類別魚類別生產量值11'!D27,'漁業生產量值-漁業種類別魚類別生產量值11'!F27,'漁業生產量值-漁業種類別魚類別生產量值11'!H27,'漁業生產量值-漁業種類別魚類別生產量值11'!J27,'漁業生產量值-漁業種類別魚類別生產量值11'!L27)&#10;+SUM('漁業生產量值-漁業種類別魚類別生產量值12'!H27)&#10;+SUM('漁業生產量值-漁業種類別魚類別生產量值14'!D27,'漁業生產量值-漁業種類別魚類別生產量值14'!P27)&#10;+SUM('漁業生產量值-漁業種類別魚類別生產量值15'!D27,'漁業生產量值-漁業種類別魚類別生產量值15'!F27,'漁業生產量值-漁業種類別魚類別生產量值15'!H27,'漁業生產量值-漁業種類別魚類別生產量值15'!J27)=0,&quot;-&quot;,&#10;SUM(H27,J27)&#10;+SUM('漁業生產量值-漁業種類別魚類別生產量值1'!F27,'漁業生產量值-漁業種類別魚類別生產量值1'!H27,'漁業生產量值-漁業種類別魚類別生產量值1'!J27,'漁業生產量值-漁業種類別魚類別生產量值1'!P27)&#10;+SUM('漁業生產量值-漁業種類別魚類別生產量值2'!D27,'漁業生產量值-漁業種類別魚類別生產量值2'!F27,'漁業生產量值-漁業種類別魚類別生產量值2'!H27,'漁業生產量值-漁業種類別魚類別生產量值2'!J27)&#10;+SUM('漁業生產量值-漁業種類別魚類別生產量值3'!F27,'漁業生產量值-漁業種類別魚類別生產量值3'!J27,'漁業生產量值-漁業種類別魚類別生產量值3'!L27,'漁業生產量值-漁業種類別魚類別生產量值3'!N27)&#10;+SUM('漁業生產量值-漁業種類別魚類別生產量值4'!H27,'漁業生產量值-漁業種類別魚類別生產量值4'!J27,'漁業生產量值-漁業種類別魚類別生產量值4'!L27,'漁業生產量值-漁業種類別魚類別生產量值4'!N27,'漁業生產量值-漁業種類別魚類別生產量值4'!P27)&#10;+SUM('漁業生產量值-漁業種類別魚類別生產量值5'!L27,'漁業生產量值-漁業種類別魚類別生產量值5'!N27,'漁業生產量值-漁業種類別魚類別生產量值5'!P27)&#10;+SUM('漁業生產量值-漁業種類別魚類別生產量值6'!D27,'漁業生產量值-漁業種類別魚類別生產量值6'!F27,'漁業生產量值-漁業種類別魚類別生產量值6'!H27,'漁業生產量值-漁業種類別魚類別生產量值6'!J27,'漁業生產量值-漁業種類別魚類別生產量值6'!L27,'漁業生產量值-漁業種類別魚類別生產量值6'!N27,'漁業生產量值-漁業種類別魚類別生產量值6'!P27)&#10;+SUM('漁業生產量值-漁業種類別魚類別生產量值7'!D27,'漁業生產量值-漁業種類別魚類別生產量值7'!F27,'漁業生產量值-漁業種類別魚類別生產量值7'!H27)&#10;+SUM('漁業生產量值-漁業種類別魚類別生產量值9'!J27,'漁業生產量值-漁業種類別魚類別生產量值9'!L27)&#10;+SUM('漁業生產量值-漁業種類別魚類別生產量值10'!H27)&#10;+SUM('漁業生產量值-漁業種類別魚類別生產量值11'!D27,'漁業生產量值-漁業種類別魚類別生產量值11'!F27,'漁業生產量值-漁業種類別魚類別生產量值11'!H27,'漁業生產量值-漁業種類別魚類別生產量值11'!J27,'漁業生產量值-漁業種類別魚類別生產量值11'!L27)&#10;+SUM('漁業生產量值-漁業種類別魚類別生產量值12'!H27)&#10;+SUM('漁業生產量值-漁業種類別魚類別生產量值14'!D27,'漁業生產量值-漁業種類別魚類別生產量值14'!P27)&#10;+SUM('漁業生產量值-漁業種類別魚類別生產量值15'!D27,'漁業生產量值-漁業種類別魚類別生產量值15'!F27,'漁業生產量值-漁業種類別魚類別生產量值15'!H27,'漁業生產量值-漁業種類別魚類別生產量值15'!J27)&#10;)" table:style-name="ce55">
            <text:p>1,693,61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7,M27,O27,'漁業生產量值-漁業種類別魚類別生產量值1'!C27)=0,&quot;-&quot;,SUM(K27,M27,O27,'漁業生產量值-漁業種類別魚類別生產量值1'!C27))" table:style-name="ce55">
            <text:p>-</text:p>
          </table:table-cell>
          <table:table-cell office:value-type="string" office:string-value="-" table:formula="msoxl:=  IF(SUM(L27,N27,P27,'漁業生產量值-漁業種類別魚類別生產量值1'!D27)=0,&quot;-&quot;,SUM(L27,N27,P27,'漁業生產量值-漁業種類別魚類別生產量值1'!D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float" office:value="2257.7719099999999" table:style-name="ce55">
            <text:p>2,258<text:s/></text:p>
          </table:table-cell>
          <table:table-cell office:value-type="float" office:value="368067.00506" table:style-name="ce55">
            <text:p>368,067<text:s/></text:p>
          </table:table-cell>
          <table:table-cell office:value-type="float" office:value="2109.4581700000003" table:formula="msoxl:=  IF(SUM(G28,I28)&#10;+SUM('漁業生產量值-漁業種類別魚類別生產量值1'!E28,'漁業生產量值-漁業種類別魚類別生產量值1'!G28,'漁業生產量值-漁業種類別魚類別生產量值1'!I28)&#10;+SUM('漁業生產量值-漁業種類別魚類別生產量值2'!C28,'漁業生產量值-漁業種類別魚類別生產量值2'!E28,'漁業生產量值-漁業種類別魚類別生產量值2'!G28,'漁業生產量值-漁業種類別魚類別生產量值2'!I28)&#10;+SUM('漁業生產量值-漁業種類別魚類別生產量值3'!E28,'漁業生產量值-漁業種類別魚類別生產量值3'!I28,'漁業生產量值-漁業種類別魚類別生產量值3'!K28,'漁業生產量值-漁業種類別魚類別生產量值3'!M28)&#10;+SUM('漁業生產量值-漁業種類別魚類別生產量值4'!G28,'漁業生產量值-漁業種類別魚類別生產量值4'!I28,'漁業生產量值-漁業種類別魚類別生產量值4'!K28,'漁業生產量值-漁業種類別魚類別生產量值4'!M28,'漁業生產量值-漁業種類別魚類別生產量值4'!O28)&#10;+SUM('漁業生產量值-漁業種類別魚類別生產量值5'!K28,'漁業生產量值-漁業種類別魚類別生產量值5'!M28,'漁業生產量值-漁業種類別魚類別生產量值5'!O28)&#10;+SUM('漁業生產量值-漁業種類別魚類別生產量值6'!C28,'漁業生產量值-漁業種類別魚類別生產量值6'!E28,'漁業生產量值-漁業種類別魚類別生產量值6'!G28,'漁業生產量值-漁業種類別魚類別生產量值6'!I28,'漁業生產量值-漁業種類別魚類別生產量值6'!K28,'漁業生產量值-漁業種類別魚類別生產量值6'!M28,'漁業生產量值-漁業種類別魚類別生產量值6'!O28)&#10;+SUM('漁業生產量值-漁業種類別魚類別生產量值7'!C28,'漁業生產量值-漁業種類別魚類別生產量值7'!E28,'漁業生產量值-漁業種類別魚類別生產量值7'!G28)&#10;+SUM('漁業生產量值-漁業種類別魚類別生產量值9'!I28,'漁業生產量值-漁業種類別魚類別生產量值9'!K28)&#10;+SUM('漁業生產量值-漁業種類別魚類別生產量值10'!G28)&#10;+SUM('漁業生產量值-漁業種類別魚類別生產量值11'!C28,'漁業生產量值-漁業種類別魚類別生產量值11'!E28,'漁業生產量值-漁業種類別魚類別生產量值11'!G28,'漁業生產量值-漁業種類別魚類別生產量值11'!I28,'漁業生產量值-漁業種類別魚類別生產量值11'!K28)&#10;+SUM('漁業生產量值-漁業種類別魚類別生產量值12'!G28)&#10;+SUM('漁業生產量值-漁業種類別魚類別生產量值14'!C28,'漁業生產量值-漁業種類別魚類別生產量值14'!O28)&#10;+SUM('漁業生產量值-漁業種類別魚類別生產量值15'!C28,'漁業生產量值-漁業種類別魚類別生產量值15'!E28,'漁業生產量值-漁業種類別魚類別生產量值15'!G28,'漁業生產量值-漁業種類別魚類別生產量值15'!I28)=0,&quot;-&quot;,&#10;SUM(G28,I28)&#10;+SUM('漁業生產量值-漁業種類別魚類別生產量值1'!E28,'漁業生產量值-漁業種類別魚類別生產量值1'!G28,'漁業生產量值-漁業種類別魚類別生產量值1'!I28)&#10;+SUM('漁業生產量值-漁業種類別魚類別生產量值2'!C28,'漁業生產量值-漁業種類別魚類別生產量值2'!E28,'漁業生產量值-漁業種類別魚類別生產量值2'!G28,'漁業生產量值-漁業種類別魚類別生產量值2'!I28)&#10;+SUM('漁業生產量值-漁業種類別魚類別生產量值3'!E28,'漁業生產量值-漁業種類別魚類別生產量值3'!I28,'漁業生產量值-漁業種類別魚類別生產量值3'!K28,'漁業生產量值-漁業種類別魚類別生產量值3'!M28)&#10;+SUM('漁業生產量值-漁業種類別魚類別生產量值4'!G28,'漁業生產量值-漁業種類別魚類別生產量值4'!I28,'漁業生產量值-漁業種類別魚類別生產量值4'!K28,'漁業生產量值-漁業種類別魚類別生產量值4'!M28,'漁業生產量值-漁業種類別魚類別生產量值4'!O28)&#10;+SUM('漁業生產量值-漁業種類別魚類別生產量值5'!K28,'漁業生產量值-漁業種類別魚類別生產量值5'!M28,'漁業生產量值-漁業種類別魚類別生產量值5'!O28)&#10;+SUM('漁業生產量值-漁業種類別魚類別生產量值6'!C28,'漁業生產量值-漁業種類別魚類別生產量值6'!E28,'漁業生產量值-漁業種類別魚類別生產量值6'!G28,'漁業生產量值-漁業種類別魚類別生產量值6'!I28,'漁業生產量值-漁業種類別魚類別生產量值6'!K28,'漁業生產量值-漁業種類別魚類別生產量值6'!M28,'漁業生產量值-漁業種類別魚類別生產量值6'!O28)&#10;+SUM('漁業生產量值-漁業種類別魚類別生產量值7'!C28,'漁業生產量值-漁業種類別魚類別生產量值7'!E28,'漁業生產量值-漁業種類別魚類別生產量值7'!G28)&#10;+SUM('漁業生產量值-漁業種類別魚類別生產量值9'!I28,'漁業生產量值-漁業種類別魚類別生產量值9'!K28)&#10;+SUM('漁業生產量值-漁業種類別魚類別生產量值10'!G28)&#10;+SUM('漁業生產量值-漁業種類別魚類別生產量值11'!C28,'漁業生產量值-漁業種類別魚類別生產量值11'!E28,'漁業生產量值-漁業種類別魚類別生產量值11'!G28,'漁業生產量值-漁業種類別魚類別生產量值11'!I28,'漁業生產量值-漁業種類別魚類別生產量值11'!K28)&#10;+SUM('漁業生產量值-漁業種類別魚類別生產量值12'!G28)&#10;+SUM('漁業生產量值-漁業種類別魚類別生產量值14'!C28,'漁業生產量值-漁業種類別魚類別生產量值14'!O28)&#10;+SUM('漁業生產量值-漁業種類別魚類別生產量值15'!C28,'漁業生產量值-漁業種類別魚類別生產量值15'!E28,'漁業生產量值-漁業種類別魚類別生產量值15'!G28,'漁業生產量值-漁業種類別魚類別生產量值15'!I28)&#10;)" table:style-name="ce55">
            <text:p>2,109<text:s/></text:p>
          </table:table-cell>
          <table:table-cell office:value-type="float" office:value="328949.67504" table:formula="msoxl:=  IF(SUM(H28,J28)&#10;+SUM('漁業生產量值-漁業種類別魚類別生產量值1'!F28,'漁業生產量值-漁業種類別魚類別生產量值1'!H28,'漁業生產量值-漁業種類別魚類別生產量值1'!J28,'漁業生產量值-漁業種類別魚類別生產量值1'!P28)&#10;+SUM('漁業生產量值-漁業種類別魚類別生產量值2'!D28,'漁業生產量值-漁業種類別魚類別生產量值2'!F28,'漁業生產量值-漁業種類別魚類別生產量值2'!H28,'漁業生產量值-漁業種類別魚類別生產量值2'!J28)&#10;+SUM('漁業生產量值-漁業種類別魚類別生產量值3'!F28,'漁業生產量值-漁業種類別魚類別生產量值3'!J28,'漁業生產量值-漁業種類別魚類別生產量值3'!L28,'漁業生產量值-漁業種類別魚類別生產量值3'!N28)&#10;+SUM('漁業生產量值-漁業種類別魚類別生產量值4'!H28,'漁業生產量值-漁業種類別魚類別生產量值4'!J28,'漁業生產量值-漁業種類別魚類別生產量值4'!L28,'漁業生產量值-漁業種類別魚類別生產量值4'!N28,'漁業生產量值-漁業種類別魚類別生產量值4'!P28)&#10;+SUM('漁業生產量值-漁業種類別魚類別生產量值5'!L28,'漁業生產量值-漁業種類別魚類別生產量值5'!N28,'漁業生產量值-漁業種類別魚類別生產量值5'!P28)&#10;+SUM('漁業生產量值-漁業種類別魚類別生產量值6'!D28,'漁業生產量值-漁業種類別魚類別生產量值6'!F28,'漁業生產量值-漁業種類別魚類別生產量值6'!H28,'漁業生產量值-漁業種類別魚類別生產量值6'!J28,'漁業生產量值-漁業種類別魚類別生產量值6'!L28,'漁業生產量值-漁業種類別魚類別生產量值6'!N28,'漁業生產量值-漁業種類別魚類別生產量值6'!P28)&#10;+SUM('漁業生產量值-漁業種類別魚類別生產量值7'!D28,'漁業生產量值-漁業種類別魚類別生產量值7'!F28,'漁業生產量值-漁業種類別魚類別生產量值7'!H28)&#10;+SUM('漁業生產量值-漁業種類別魚類別生產量值9'!J28,'漁業生產量值-漁業種類別魚類別生產量值9'!L28)&#10;+SUM('漁業生產量值-漁業種類別魚類別生產量值10'!H28)&#10;+SUM('漁業生產量值-漁業種類別魚類別生產量值11'!D28,'漁業生產量值-漁業種類別魚類別生產量值11'!F28,'漁業生產量值-漁業種類別魚類別生產量值11'!H28,'漁業生產量值-漁業種類別魚類別生產量值11'!J28,'漁業生產量值-漁業種類別魚類別生產量值11'!L28)&#10;+SUM('漁業生產量值-漁業種類別魚類別生產量值12'!H28)&#10;+SUM('漁業生產量值-漁業種類別魚類別生產量值14'!D28,'漁業生產量值-漁業種類別魚類別生產量值14'!P28)&#10;+SUM('漁業生產量值-漁業種類別魚類別生產量值15'!D28,'漁業生產量值-漁業種類別魚類別生產量值15'!F28,'漁業生產量值-漁業種類別魚類別生產量值15'!H28,'漁業生產量值-漁業種類別魚類別生產量值15'!J28)=0,&quot;-&quot;,&#10;SUM(H28,J28)&#10;+SUM('漁業生產量值-漁業種類別魚類別生產量值1'!F28,'漁業生產量值-漁業種類別魚類別生產量值1'!H28,'漁業生產量值-漁業種類別魚類別生產量值1'!J28,'漁業生產量值-漁業種類別魚類別生產量值1'!P28)&#10;+SUM('漁業生產量值-漁業種類別魚類別生產量值2'!D28,'漁業生產量值-漁業種類別魚類別生產量值2'!F28,'漁業生產量值-漁業種類別魚類別生產量值2'!H28,'漁業生產量值-漁業種類別魚類別生產量值2'!J28)&#10;+SUM('漁業生產量值-漁業種類別魚類別生產量值3'!F28,'漁業生產量值-漁業種類別魚類別生產量值3'!J28,'漁業生產量值-漁業種類別魚類別生產量值3'!L28,'漁業生產量值-漁業種類別魚類別生產量值3'!N28)&#10;+SUM('漁業生產量值-漁業種類別魚類別生產量值4'!H28,'漁業生產量值-漁業種類別魚類別生產量值4'!J28,'漁業生產量值-漁業種類別魚類別生產量值4'!L28,'漁業生產量值-漁業種類別魚類別生產量值4'!N28,'漁業生產量值-漁業種類別魚類別生產量值4'!P28)&#10;+SUM('漁業生產量值-漁業種類別魚類別生產量值5'!L28,'漁業生產量值-漁業種類別魚類別生產量值5'!N28,'漁業生產量值-漁業種類別魚類別生產量值5'!P28)&#10;+SUM('漁業生產量值-漁業種類別魚類別生產量值6'!D28,'漁業生產量值-漁業種類別魚類別生產量值6'!F28,'漁業生產量值-漁業種類別魚類別生產量值6'!H28,'漁業生產量值-漁業種類別魚類別生產量值6'!J28,'漁業生產量值-漁業種類別魚類別生產量值6'!L28,'漁業生產量值-漁業種類別魚類別生產量值6'!N28,'漁業生產量值-漁業種類別魚類別生產量值6'!P28)&#10;+SUM('漁業生產量值-漁業種類別魚類別生產量值7'!D28,'漁業生產量值-漁業種類別魚類別生產量值7'!F28,'漁業生產量值-漁業種類別魚類別生產量值7'!H28)&#10;+SUM('漁業生產量值-漁業種類別魚類別生產量值9'!J28,'漁業生產量值-漁業種類別魚類別生產量值9'!L28)&#10;+SUM('漁業生產量值-漁業種類別魚類別生產量值10'!H28)&#10;+SUM('漁業生產量值-漁業種類別魚類別生產量值11'!D28,'漁業生產量值-漁業種類別魚類別生產量值11'!F28,'漁業生產量值-漁業種類別魚類別生產量值11'!H28,'漁業生產量值-漁業種類別魚類別生產量值11'!J28,'漁業生產量值-漁業種類別魚類別生產量值11'!L28)&#10;+SUM('漁業生產量值-漁業種類別魚類別生產量值12'!H28)&#10;+SUM('漁業生產量值-漁業種類別魚類別生產量值14'!D28,'漁業生產量值-漁業種類別魚類別生產量值14'!P28)&#10;+SUM('漁業生產量值-漁業種類別魚類別生產量值15'!D28,'漁業生產量值-漁業種類別魚類別生產量值15'!F28,'漁業生產量值-漁業種類別魚類別生產量值15'!H28,'漁業生產量值-漁業種類別魚類別生產量值15'!J28)&#10;)" table:style-name="ce55">
            <text:p>328,95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8,M28,O28,'漁業生產量值-漁業種類別魚類別生產量值1'!C28)=0,&quot;-&quot;,SUM(K28,M28,O28,'漁業生產量值-漁業種類別魚類別生產量值1'!C28))" table:style-name="ce55">
            <text:p>-</text:p>
          </table:table-cell>
          <table:table-cell office:value-type="string" office:string-value="-" table:formula="msoxl:=  IF(SUM(L28,N28,P28,'漁業生產量值-漁業種類別魚類別生產量值1'!D28)=0,&quot;-&quot;,SUM(L28,N28,P28,'漁業生產量值-漁業種類別魚類別生產量值1'!D2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float" office:value="58.973999999999997" table:style-name="ce55">
            <text:p>59<text:s/></text:p>
          </table:table-cell>
          <table:table-cell office:value-type="float" office:value="5181.2994900000003" table:style-name="ce55">
            <text:p>5,181<text:s/></text:p>
          </table:table-cell>
          <table:table-cell office:value-type="float" office:value="58.97399999999999" table:formula="msoxl:=  IF(SUM(G29,I29)&#10;+SUM('漁業生產量值-漁業種類別魚類別生產量值1'!E29,'漁業生產量值-漁業種類別魚類別生產量值1'!G29,'漁業生產量值-漁業種類別魚類別生產量值1'!I29)&#10;+SUM('漁業生產量值-漁業種類別魚類別生產量值2'!C29,'漁業生產量值-漁業種類別魚類別生產量值2'!E29,'漁業生產量值-漁業種類別魚類別生產量值2'!G29,'漁業生產量值-漁業種類別魚類別生產量值2'!I29)&#10;+SUM('漁業生產量值-漁業種類別魚類別生產量值3'!E29,'漁業生產量值-漁業種類別魚類別生產量值3'!I29,'漁業生產量值-漁業種類別魚類別生產量值3'!K29,'漁業生產量值-漁業種類別魚類別生產量值3'!M29)&#10;+SUM('漁業生產量值-漁業種類別魚類別生產量值4'!G29,'漁業生產量值-漁業種類別魚類別生產量值4'!I29,'漁業生產量值-漁業種類別魚類別生產量值4'!K29,'漁業生產量值-漁業種類別魚類別生產量值4'!M29,'漁業生產量值-漁業種類別魚類別生產量值4'!O29)&#10;+SUM('漁業生產量值-漁業種類別魚類別生產量值5'!K29,'漁業生產量值-漁業種類別魚類別生產量值5'!M29,'漁業生產量值-漁業種類別魚類別生產量值5'!O29)&#10;+SUM('漁業生產量值-漁業種類別魚類別生產量值6'!C29,'漁業生產量值-漁業種類別魚類別生產量值6'!E29,'漁業生產量值-漁業種類別魚類別生產量值6'!G29,'漁業生產量值-漁業種類別魚類別生產量值6'!I29,'漁業生產量值-漁業種類別魚類別生產量值6'!K29,'漁業生產量值-漁業種類別魚類別生產量值6'!M29,'漁業生產量值-漁業種類別魚類別生產量值6'!O29)&#10;+SUM('漁業生產量值-漁業種類別魚類別生產量值7'!C29,'漁業生產量值-漁業種類別魚類別生產量值7'!E29,'漁業生產量值-漁業種類別魚類別生產量值7'!G29)&#10;+SUM('漁業生產量值-漁業種類別魚類別生產量值9'!I29,'漁業生產量值-漁業種類別魚類別生產量值9'!K29)&#10;+SUM('漁業生產量值-漁業種類別魚類別生產量值10'!G29)&#10;+SUM('漁業生產量值-漁業種類別魚類別生產量值11'!C29,'漁業生產量值-漁業種類別魚類別生產量值11'!E29,'漁業生產量值-漁業種類別魚類別生產量值11'!G29,'漁業生產量值-漁業種類別魚類別生產量值11'!I29,'漁業生產量值-漁業種類別魚類別生產量值11'!K29)&#10;+SUM('漁業生產量值-漁業種類別魚類別生產量值12'!G29)&#10;+SUM('漁業生產量值-漁業種類別魚類別生產量值14'!C29,'漁業生產量值-漁業種類別魚類別生產量值14'!O29)&#10;+SUM('漁業生產量值-漁業種類別魚類別生產量值15'!C29,'漁業生產量值-漁業種類別魚類別生產量值15'!E29,'漁業生產量值-漁業種類別魚類別生產量值15'!G29,'漁業生產量值-漁業種類別魚類別生產量值15'!I29)=0,&quot;-&quot;,&#10;SUM(G29,I29)&#10;+SUM('漁業生產量值-漁業種類別魚類別生產量值1'!E29,'漁業生產量值-漁業種類別魚類別生產量值1'!G29,'漁業生產量值-漁業種類別魚類別生產量值1'!I29)&#10;+SUM('漁業生產量值-漁業種類別魚類別生產量值2'!C29,'漁業生產量值-漁業種類別魚類別生產量值2'!E29,'漁業生產量值-漁業種類別魚類別生產量值2'!G29,'漁業生產量值-漁業種類別魚類別生產量值2'!I29)&#10;+SUM('漁業生產量值-漁業種類別魚類別生產量值3'!E29,'漁業生產量值-漁業種類別魚類別生產量值3'!I29,'漁業生產量值-漁業種類別魚類別生產量值3'!K29,'漁業生產量值-漁業種類別魚類別生產量值3'!M29)&#10;+SUM('漁業生產量值-漁業種類別魚類別生產量值4'!G29,'漁業生產量值-漁業種類別魚類別生產量值4'!I29,'漁業生產量值-漁業種類別魚類別生產量值4'!K29,'漁業生產量值-漁業種類別魚類別生產量值4'!M29,'漁業生產量值-漁業種類別魚類別生產量值4'!O29)&#10;+SUM('漁業生產量值-漁業種類別魚類別生產量值5'!K29,'漁業生產量值-漁業種類別魚類別生產量值5'!M29,'漁業生產量值-漁業種類別魚類別生產量值5'!O29)&#10;+SUM('漁業生產量值-漁業種類別魚類別生產量值6'!C29,'漁業生產量值-漁業種類別魚類別生產量值6'!E29,'漁業生產量值-漁業種類別魚類別生產量值6'!G29,'漁業生產量值-漁業種類別魚類別生產量值6'!I29,'漁業生產量值-漁業種類別魚類別生產量值6'!K29,'漁業生產量值-漁業種類別魚類別生產量值6'!M29,'漁業生產量值-漁業種類別魚類別生產量值6'!O29)&#10;+SUM('漁業生產量值-漁業種類別魚類別生產量值7'!C29,'漁業生產量值-漁業種類別魚類別生產量值7'!E29,'漁業生產量值-漁業種類別魚類別生產量值7'!G29)&#10;+SUM('漁業生產量值-漁業種類別魚類別生產量值9'!I29,'漁業生產量值-漁業種類別魚類別生產量值9'!K29)&#10;+SUM('漁業生產量值-漁業種類別魚類別生產量值10'!G29)&#10;+SUM('漁業生產量值-漁業種類別魚類別生產量值11'!C29,'漁業生產量值-漁業種類別魚類別生產量值11'!E29,'漁業生產量值-漁業種類別魚類別生產量值11'!G29,'漁業生產量值-漁業種類別魚類別生產量值11'!I29,'漁業生產量值-漁業種類別魚類別生產量值11'!K29)&#10;+SUM('漁業生產量值-漁業種類別魚類別生產量值12'!G29)&#10;+SUM('漁業生產量值-漁業種類別魚類別生產量值14'!C29,'漁業生產量值-漁業種類別魚類別生產量值14'!O29)&#10;+SUM('漁業生產量值-漁業種類別魚類別生產量值15'!C29,'漁業生產量值-漁業種類別魚類別生產量值15'!E29,'漁業生產量值-漁業種類別魚類別生產量值15'!G29,'漁業生產量值-漁業種類別魚類別生產量值15'!I29)&#10;)" table:style-name="ce55">
            <text:p>59<text:s/></text:p>
          </table:table-cell>
          <table:table-cell office:value-type="float" office:value="5181.2994899999994" table:formula="msoxl:=  IF(SUM(H29,J29)&#10;+SUM('漁業生產量值-漁業種類別魚類別生產量值1'!F29,'漁業生產量值-漁業種類別魚類別生產量值1'!H29,'漁業生產量值-漁業種類別魚類別生產量值1'!J29,'漁業生產量值-漁業種類別魚類別生產量值1'!P29)&#10;+SUM('漁業生產量值-漁業種類別魚類別生產量值2'!D29,'漁業生產量值-漁業種類別魚類別生產量值2'!F29,'漁業生產量值-漁業種類別魚類別生產量值2'!H29,'漁業生產量值-漁業種類別魚類別生產量值2'!J29)&#10;+SUM('漁業生產量值-漁業種類別魚類別生產量值3'!F29,'漁業生產量值-漁業種類別魚類別生產量值3'!J29,'漁業生產量值-漁業種類別魚類別生產量值3'!L29,'漁業生產量值-漁業種類別魚類別生產量值3'!N29)&#10;+SUM('漁業生產量值-漁業種類別魚類別生產量值4'!H29,'漁業生產量值-漁業種類別魚類別生產量值4'!J29,'漁業生產量值-漁業種類別魚類別生產量值4'!L29,'漁業生產量值-漁業種類別魚類別生產量值4'!N29,'漁業生產量值-漁業種類別魚類別生產量值4'!P29)&#10;+SUM('漁業生產量值-漁業種類別魚類別生產量值5'!L29,'漁業生產量值-漁業種類別魚類別生產量值5'!N29,'漁業生產量值-漁業種類別魚類別生產量值5'!P29)&#10;+SUM('漁業生產量值-漁業種類別魚類別生產量值6'!D29,'漁業生產量值-漁業種類別魚類別生產量值6'!F29,'漁業生產量值-漁業種類別魚類別生產量值6'!H29,'漁業生產量值-漁業種類別魚類別生產量值6'!J29,'漁業生產量值-漁業種類別魚類別生產量值6'!L29,'漁業生產量值-漁業種類別魚類別生產量值6'!N29,'漁業生產量值-漁業種類別魚類別生產量值6'!P29)&#10;+SUM('漁業生產量值-漁業種類別魚類別生產量值7'!D29,'漁業生產量值-漁業種類別魚類別生產量值7'!F29,'漁業生產量值-漁業種類別魚類別生產量值7'!H29)&#10;+SUM('漁業生產量值-漁業種類別魚類別生產量值9'!J29,'漁業生產量值-漁業種類別魚類別生產量值9'!L29)&#10;+SUM('漁業生產量值-漁業種類別魚類別生產量值10'!H29)&#10;+SUM('漁業生產量值-漁業種類別魚類別生產量值11'!D29,'漁業生產量值-漁業種類別魚類別生產量值11'!F29,'漁業生產量值-漁業種類別魚類別生產量值11'!H29,'漁業生產量值-漁業種類別魚類別生產量值11'!J29,'漁業生產量值-漁業種類別魚類別生產量值11'!L29)&#10;+SUM('漁業生產量值-漁業種類別魚類別生產量值12'!H29)&#10;+SUM('漁業生產量值-漁業種類別魚類別生產量值14'!D29,'漁業生產量值-漁業種類別魚類別生產量值14'!P29)&#10;+SUM('漁業生產量值-漁業種類別魚類別生產量值15'!D29,'漁業生產量值-漁業種類別魚類別生產量值15'!F29,'漁業生產量值-漁業種類別魚類別生產量值15'!H29,'漁業生產量值-漁業種類別魚類別生產量值15'!J29)=0,&quot;-&quot;,&#10;SUM(H29,J29)&#10;+SUM('漁業生產量值-漁業種類別魚類別生產量值1'!F29,'漁業生產量值-漁業種類別魚類別生產量值1'!H29,'漁業生產量值-漁業種類別魚類別生產量值1'!J29,'漁業生產量值-漁業種類別魚類別生產量值1'!P29)&#10;+SUM('漁業生產量值-漁業種類別魚類別生產量值2'!D29,'漁業生產量值-漁業種類別魚類別生產量值2'!F29,'漁業生產量值-漁業種類別魚類別生產量值2'!H29,'漁業生產量值-漁業種類別魚類別生產量值2'!J29)&#10;+SUM('漁業生產量值-漁業種類別魚類別生產量值3'!F29,'漁業生產量值-漁業種類別魚類別生產量值3'!J29,'漁業生產量值-漁業種類別魚類別生產量值3'!L29,'漁業生產量值-漁業種類別魚類別生產量值3'!N29)&#10;+SUM('漁業生產量值-漁業種類別魚類別生產量值4'!H29,'漁業生產量值-漁業種類別魚類別生產量值4'!J29,'漁業生產量值-漁業種類別魚類別生產量值4'!L29,'漁業生產量值-漁業種類別魚類別生產量值4'!N29,'漁業生產量值-漁業種類別魚類別生產量值4'!P29)&#10;+SUM('漁業生產量值-漁業種類別魚類別生產量值5'!L29,'漁業生產量值-漁業種類別魚類別生產量值5'!N29,'漁業生產量值-漁業種類別魚類別生產量值5'!P29)&#10;+SUM('漁業生產量值-漁業種類別魚類別生產量值6'!D29,'漁業生產量值-漁業種類別魚類別生產量值6'!F29,'漁業生產量值-漁業種類別魚類別生產量值6'!H29,'漁業生產量值-漁業種類別魚類別生產量值6'!J29,'漁業生產量值-漁業種類別魚類別生產量值6'!L29,'漁業生產量值-漁業種類別魚類別生產量值6'!N29,'漁業生產量值-漁業種類別魚類別生產量值6'!P29)&#10;+SUM('漁業生產量值-漁業種類別魚類別生產量值7'!D29,'漁業生產量值-漁業種類別魚類別生產量值7'!F29,'漁業生產量值-漁業種類別魚類別生產量值7'!H29)&#10;+SUM('漁業生產量值-漁業種類別魚類別生產量值9'!J29,'漁業生產量值-漁業種類別魚類別生產量值9'!L29)&#10;+SUM('漁業生產量值-漁業種類別魚類別生產量值10'!H29)&#10;+SUM('漁業生產量值-漁業種類別魚類別生產量值11'!D29,'漁業生產量值-漁業種類別魚類別生產量值11'!F29,'漁業生產量值-漁業種類別魚類別生產量值11'!H29,'漁業生產量值-漁業種類別魚類別生產量值11'!J29,'漁業生產量值-漁業種類別魚類別生產量值11'!L29)&#10;+SUM('漁業生產量值-漁業種類別魚類別生產量值12'!H29)&#10;+SUM('漁業生產量值-漁業種類別魚類別生產量值14'!D29,'漁業生產量值-漁業種類別魚類別生產量值14'!P29)&#10;+SUM('漁業生產量值-漁業種類別魚類別生產量值15'!D29,'漁業生產量值-漁業種類別魚類別生產量值15'!F29,'漁業生產量值-漁業種類別魚類別生產量值15'!H29,'漁業生產量值-漁業種類別魚類別生產量值15'!J29)&#10;)" table:style-name="ce55">
            <text:p>5,18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9,M29,O29,'漁業生產量值-漁業種類別魚類別生產量值1'!C29)=0,&quot;-&quot;,SUM(K29,M29,O29,'漁業生產量值-漁業種類別魚類別生產量值1'!C29))" table:style-name="ce55">
            <text:p>-</text:p>
          </table:table-cell>
          <table:table-cell office:value-type="string" office:string-value="-" table:formula="msoxl:=  IF(SUM(L29,N29,P29,'漁業生產量值-漁業種類別魚類別生產量值1'!D29)=0,&quot;-&quot;,SUM(L29,N29,P29,'漁業生產量值-漁業種類別魚類別生產量值1'!D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float" office:value="1797.49407" table:style-name="ce55">
            <text:p>1,797<text:s/></text:p>
          </table:table-cell>
          <table:table-cell office:value-type="float" office:value="339041.52035000001" table:style-name="ce55">
            <text:p>339,042<text:s/></text:p>
          </table:table-cell>
          <table:table-cell office:value-type="float" office:value="1464.8941500000001" table:formula="msoxl:=  IF(SUM(G30,I30)&#10;+SUM('漁業生產量值-漁業種類別魚類別生產量值1'!E30,'漁業生產量值-漁業種類別魚類別生產量值1'!G30,'漁業生產量值-漁業種類別魚類別生產量值1'!I30)&#10;+SUM('漁業生產量值-漁業種類別魚類別生產量值2'!C30,'漁業生產量值-漁業種類別魚類別生產量值2'!E30,'漁業生產量值-漁業種類別魚類別生產量值2'!G30,'漁業生產量值-漁業種類別魚類別生產量值2'!I30)&#10;+SUM('漁業生產量值-漁業種類別魚類別生產量值3'!E30,'漁業生產量值-漁業種類別魚類別生產量值3'!I30,'漁業生產量值-漁業種類別魚類別生產量值3'!K30,'漁業生產量值-漁業種類別魚類別生產量值3'!M30)&#10;+SUM('漁業生產量值-漁業種類別魚類別生產量值4'!G30,'漁業生產量值-漁業種類別魚類別生產量值4'!I30,'漁業生產量值-漁業種類別魚類別生產量值4'!K30,'漁業生產量值-漁業種類別魚類別生產量值4'!M30,'漁業生產量值-漁業種類別魚類別生產量值4'!O30)&#10;+SUM('漁業生產量值-漁業種類別魚類別生產量值5'!K30,'漁業生產量值-漁業種類別魚類別生產量值5'!M30,'漁業生產量值-漁業種類別魚類別生產量值5'!O30)&#10;+SUM('漁業生產量值-漁業種類別魚類別生產量值6'!C30,'漁業生產量值-漁業種類別魚類別生產量值6'!E30,'漁業生產量值-漁業種類別魚類別生產量值6'!G30,'漁業生產量值-漁業種類別魚類別生產量值6'!I30,'漁業生產量值-漁業種類別魚類別生產量值6'!K30,'漁業生產量值-漁業種類別魚類別生產量值6'!M30,'漁業生產量值-漁業種類別魚類別生產量值6'!O30)&#10;+SUM('漁業生產量值-漁業種類別魚類別生產量值7'!C30,'漁業生產量值-漁業種類別魚類別生產量值7'!E30,'漁業生產量值-漁業種類別魚類別生產量值7'!G30)&#10;+SUM('漁業生產量值-漁業種類別魚類別生產量值9'!I30,'漁業生產量值-漁業種類別魚類別生產量值9'!K30)&#10;+SUM('漁業生產量值-漁業種類別魚類別生產量值10'!G30)&#10;+SUM('漁業生產量值-漁業種類別魚類別生產量值11'!C30,'漁業生產量值-漁業種類別魚類別生產量值11'!E30,'漁業生產量值-漁業種類別魚類別生產量值11'!G30,'漁業生產量值-漁業種類別魚類別生產量值11'!I30,'漁業生產量值-漁業種類別魚類別生產量值11'!K30)&#10;+SUM('漁業生產量值-漁業種類別魚類別生產量值12'!G30)&#10;+SUM('漁業生產量值-漁業種類別魚類別生產量值14'!C30,'漁業生產量值-漁業種類別魚類別生產量值14'!O30)&#10;+SUM('漁業生產量值-漁業種類別魚類別生產量值15'!C30,'漁業生產量值-漁業種類別魚類別生產量值15'!E30,'漁業生產量值-漁業種類別魚類別生產量值15'!G30,'漁業生產量值-漁業種類別魚類別生產量值15'!I30)=0,&quot;-&quot;,&#10;SUM(G30,I30)&#10;+SUM('漁業生產量值-漁業種類別魚類別生產量值1'!E30,'漁業生產量值-漁業種類別魚類別生產量值1'!G30,'漁業生產量值-漁業種類別魚類別生產量值1'!I30)&#10;+SUM('漁業生產量值-漁業種類別魚類別生產量值2'!C30,'漁業生產量值-漁業種類別魚類別生產量值2'!E30,'漁業生產量值-漁業種類別魚類別生產量值2'!G30,'漁業生產量值-漁業種類別魚類別生產量值2'!I30)&#10;+SUM('漁業生產量值-漁業種類別魚類別生產量值3'!E30,'漁業生產量值-漁業種類別魚類別生產量值3'!I30,'漁業生產量值-漁業種類別魚類別生產量值3'!K30,'漁業生產量值-漁業種類別魚類別生產量值3'!M30)&#10;+SUM('漁業生產量值-漁業種類別魚類別生產量值4'!G30,'漁業生產量值-漁業種類別魚類別生產量值4'!I30,'漁業生產量值-漁業種類別魚類別生產量值4'!K30,'漁業生產量值-漁業種類別魚類別生產量值4'!M30,'漁業生產量值-漁業種類別魚類別生產量值4'!O30)&#10;+SUM('漁業生產量值-漁業種類別魚類別生產量值5'!K30,'漁業生產量值-漁業種類別魚類別生產量值5'!M30,'漁業生產量值-漁業種類別魚類別生產量值5'!O30)&#10;+SUM('漁業生產量值-漁業種類別魚類別生產量值6'!C30,'漁業生產量值-漁業種類別魚類別生產量值6'!E30,'漁業生產量值-漁業種類別魚類別生產量值6'!G30,'漁業生產量值-漁業種類別魚類別生產量值6'!I30,'漁業生產量值-漁業種類別魚類別生產量值6'!K30,'漁業生產量值-漁業種類別魚類別生產量值6'!M30,'漁業生產量值-漁業種類別魚類別生產量值6'!O30)&#10;+SUM('漁業生產量值-漁業種類別魚類別生產量值7'!C30,'漁業生產量值-漁業種類別魚類別生產量值7'!E30,'漁業生產量值-漁業種類別魚類別生產量值7'!G30)&#10;+SUM('漁業生產量值-漁業種類別魚類別生產量值9'!I30,'漁業生產量值-漁業種類別魚類別生產量值9'!K30)&#10;+SUM('漁業生產量值-漁業種類別魚類別生產量值10'!G30)&#10;+SUM('漁業生產量值-漁業種類別魚類別生產量值11'!C30,'漁業生產量值-漁業種類別魚類別生產量值11'!E30,'漁業生產量值-漁業種類別魚類別生產量值11'!G30,'漁業生產量值-漁業種類別魚類別生產量值11'!I30,'漁業生產量值-漁業種類別魚類別生產量值11'!K30)&#10;+SUM('漁業生產量值-漁業種類別魚類別生產量值12'!G30)&#10;+SUM('漁業生產量值-漁業種類別魚類別生產量值14'!C30,'漁業生產量值-漁業種類別魚類別生產量值14'!O30)&#10;+SUM('漁業生產量值-漁業種類別魚類別生產量值15'!C30,'漁業生產量值-漁業種類別魚類別生產量值15'!E30,'漁業生產量值-漁業種類別魚類別生產量值15'!G30,'漁業生產量值-漁業種類別魚類別生產量值15'!I30)&#10;)" table:style-name="ce55">
            <text:p>1,465<text:s/></text:p>
          </table:table-cell>
          <table:table-cell office:value-type="float" office:value="270625.64590999996" table:formula="msoxl:=  IF(SUM(H30,J30)&#10;+SUM('漁業生產量值-漁業種類別魚類別生產量值1'!F30,'漁業生產量值-漁業種類別魚類別生產量值1'!H30,'漁業生產量值-漁業種類別魚類別生產量值1'!J30,'漁業生產量值-漁業種類別魚類別生產量值1'!P30)&#10;+SUM('漁業生產量值-漁業種類別魚類別生產量值2'!D30,'漁業生產量值-漁業種類別魚類別生產量值2'!F30,'漁業生產量值-漁業種類別魚類別生產量值2'!H30,'漁業生產量值-漁業種類別魚類別生產量值2'!J30)&#10;+SUM('漁業生產量值-漁業種類別魚類別生產量值3'!F30,'漁業生產量值-漁業種類別魚類別生產量值3'!J30,'漁業生產量值-漁業種類別魚類別生產量值3'!L30,'漁業生產量值-漁業種類別魚類別生產量值3'!N30)&#10;+SUM('漁業生產量值-漁業種類別魚類別生產量值4'!H30,'漁業生產量值-漁業種類別魚類別生產量值4'!J30,'漁業生產量值-漁業種類別魚類別生產量值4'!L30,'漁業生產量值-漁業種類別魚類別生產量值4'!N30,'漁業生產量值-漁業種類別魚類別生產量值4'!P30)&#10;+SUM('漁業生產量值-漁業種類別魚類別生產量值5'!L30,'漁業生產量值-漁業種類別魚類別生產量值5'!N30,'漁業生產量值-漁業種類別魚類別生產量值5'!P30)&#10;+SUM('漁業生產量值-漁業種類別魚類別生產量值6'!D30,'漁業生產量值-漁業種類別魚類別生產量值6'!F30,'漁業生產量值-漁業種類別魚類別生產量值6'!H30,'漁業生產量值-漁業種類別魚類別生產量值6'!J30,'漁業生產量值-漁業種類別魚類別生產量值6'!L30,'漁業生產量值-漁業種類別魚類別生產量值6'!N30,'漁業生產量值-漁業種類別魚類別生產量值6'!P30)&#10;+SUM('漁業生產量值-漁業種類別魚類別生產量值7'!D30,'漁業生產量值-漁業種類別魚類別生產量值7'!F30,'漁業生產量值-漁業種類別魚類別生產量值7'!H30)&#10;+SUM('漁業生產量值-漁業種類別魚類別生產量值9'!J30,'漁業生產量值-漁業種類別魚類別生產量值9'!L30)&#10;+SUM('漁業生產量值-漁業種類別魚類別生產量值10'!H30)&#10;+SUM('漁業生產量值-漁業種類別魚類別生產量值11'!D30,'漁業生產量值-漁業種類別魚類別生產量值11'!F30,'漁業生產量值-漁業種類別魚類別生產量值11'!H30,'漁業生產量值-漁業種類別魚類別生產量值11'!J30,'漁業生產量值-漁業種類別魚類別生產量值11'!L30)&#10;+SUM('漁業生產量值-漁業種類別魚類別生產量值12'!H30)&#10;+SUM('漁業生產量值-漁業種類別魚類別生產量值14'!D30,'漁業生產量值-漁業種類別魚類別生產量值14'!P30)&#10;+SUM('漁業生產量值-漁業種類別魚類別生產量值15'!D30,'漁業生產量值-漁業種類別魚類別生產量值15'!F30,'漁業生產量值-漁業種類別魚類別生產量值15'!H30,'漁業生產量值-漁業種類別魚類別生產量值15'!J30)=0,&quot;-&quot;,&#10;SUM(H30,J30)&#10;+SUM('漁業生產量值-漁業種類別魚類別生產量值1'!F30,'漁業生產量值-漁業種類別魚類別生產量值1'!H30,'漁業生產量值-漁業種類別魚類別生產量值1'!J30,'漁業生產量值-漁業種類別魚類別生產量值1'!P30)&#10;+SUM('漁業生產量值-漁業種類別魚類別生產量值2'!D30,'漁業生產量值-漁業種類別魚類別生產量值2'!F30,'漁業生產量值-漁業種類別魚類別生產量值2'!H30,'漁業生產量值-漁業種類別魚類別生產量值2'!J30)&#10;+SUM('漁業生產量值-漁業種類別魚類別生產量值3'!F30,'漁業生產量值-漁業種類別魚類別生產量值3'!J30,'漁業生產量值-漁業種類別魚類別生產量值3'!L30,'漁業生產量值-漁業種類別魚類別生產量值3'!N30)&#10;+SUM('漁業生產量值-漁業種類別魚類別生產量值4'!H30,'漁業生產量值-漁業種類別魚類別生產量值4'!J30,'漁業生產量值-漁業種類別魚類別生產量值4'!L30,'漁業生產量值-漁業種類別魚類別生產量值4'!N30,'漁業生產量值-漁業種類別魚類別生產量值4'!P30)&#10;+SUM('漁業生產量值-漁業種類別魚類別生產量值5'!L30,'漁業生產量值-漁業種類別魚類別生產量值5'!N30,'漁業生產量值-漁業種類別魚類別生產量值5'!P30)&#10;+SUM('漁業生產量值-漁業種類別魚類別生產量值6'!D30,'漁業生產量值-漁業種類別魚類別生產量值6'!F30,'漁業生產量值-漁業種類別魚類別生產量值6'!H30,'漁業生產量值-漁業種類別魚類別生產量值6'!J30,'漁業生產量值-漁業種類別魚類別生產量值6'!L30,'漁業生產量值-漁業種類別魚類別生產量值6'!N30,'漁業生產量值-漁業種類別魚類別生產量值6'!P30)&#10;+SUM('漁業生產量值-漁業種類別魚類別生產量值7'!D30,'漁業生產量值-漁業種類別魚類別生產量值7'!F30,'漁業生產量值-漁業種類別魚類別生產量值7'!H30)&#10;+SUM('漁業生產量值-漁業種類別魚類別生產量值9'!J30,'漁業生產量值-漁業種類別魚類別生產量值9'!L30)&#10;+SUM('漁業生產量值-漁業種類別魚類別生產量值10'!H30)&#10;+SUM('漁業生產量值-漁業種類別魚類別生產量值11'!D30,'漁業生產量值-漁業種類別魚類別生產量值11'!F30,'漁業生產量值-漁業種類別魚類別生產量值11'!H30,'漁業生產量值-漁業種類別魚類別生產量值11'!J30,'漁業生產量值-漁業種類別魚類別生產量值11'!L30)&#10;+SUM('漁業生產量值-漁業種類別魚類別生產量值12'!H30)&#10;+SUM('漁業生產量值-漁業種類別魚類別生產量值14'!D30,'漁業生產量值-漁業種類別魚類別生產量值14'!P30)&#10;+SUM('漁業生產量值-漁業種類別魚類別生產量值15'!D30,'漁業生產量值-漁業種類別魚類別生產量值15'!F30,'漁業生產量值-漁業種類別魚類別生產量值15'!H30,'漁業生產量值-漁業種類別魚類別生產量值15'!J30)&#10;)" table:style-name="ce55">
            <text:p>270,62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0,M30,O30,'漁業生產量值-漁業種類別魚類別生產量值1'!C30)=0,&quot;-&quot;,SUM(K30,M30,O30,'漁業生產量值-漁業種類別魚類別生產量值1'!C30))" table:style-name="ce55">
            <text:p>-</text:p>
          </table:table-cell>
          <table:table-cell office:value-type="string" office:string-value="-" table:formula="msoxl:=  IF(SUM(L30,N30,P30,'漁業生產量值-漁業種類別魚類別生產量值1'!D30)=0,&quot;-&quot;,SUM(L30,N30,P30,'漁業生產量值-漁業種類別魚類別生產量值1'!D3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float" office:value="1.1000000000000001" table:style-name="ce55">
            <text:p>1<text:s/></text:p>
          </table:table-cell>
          <table:table-cell office:value-type="float" office:value="143" table:style-name="ce55">
            <text:p>143<text:s/></text:p>
          </table:table-cell>
          <table:table-cell office:value-type="float" office:value="1.1000000000000001" table:formula="msoxl:=  IF(SUM(G31,I31)&#10;+SUM('漁業生產量值-漁業種類別魚類別生產量值1'!E31,'漁業生產量值-漁業種類別魚類別生產量值1'!G31,'漁業生產量值-漁業種類別魚類別生產量值1'!I31)&#10;+SUM('漁業生產量值-漁業種類別魚類別生產量值2'!C31,'漁業生產量值-漁業種類別魚類別生產量值2'!E31,'漁業生產量值-漁業種類別魚類別生產量值2'!G31,'漁業生產量值-漁業種類別魚類別生產量值2'!I31)&#10;+SUM('漁業生產量值-漁業種類別魚類別生產量值3'!E31,'漁業生產量值-漁業種類別魚類別生產量值3'!I31,'漁業生產量值-漁業種類別魚類別生產量值3'!K31,'漁業生產量值-漁業種類別魚類別生產量值3'!M31)&#10;+SUM('漁業生產量值-漁業種類別魚類別生產量值4'!G31,'漁業生產量值-漁業種類別魚類別生產量值4'!I31,'漁業生產量值-漁業種類別魚類別生產量值4'!K31,'漁業生產量值-漁業種類別魚類別生產量值4'!M31,'漁業生產量值-漁業種類別魚類別生產量值4'!O31)&#10;+SUM('漁業生產量值-漁業種類別魚類別生產量值5'!K31,'漁業生產量值-漁業種類別魚類別生產量值5'!M31,'漁業生產量值-漁業種類別魚類別生產量值5'!O31)&#10;+SUM('漁業生產量值-漁業種類別魚類別生產量值6'!C31,'漁業生產量值-漁業種類別魚類別生產量值6'!E31,'漁業生產量值-漁業種類別魚類別生產量值6'!G31,'漁業生產量值-漁業種類別魚類別生產量值6'!I31,'漁業生產量值-漁業種類別魚類別生產量值6'!K31,'漁業生產量值-漁業種類別魚類別生產量值6'!M31,'漁業生產量值-漁業種類別魚類別生產量值6'!O31)&#10;+SUM('漁業生產量值-漁業種類別魚類別生產量值7'!C31,'漁業生產量值-漁業種類別魚類別生產量值7'!E31,'漁業生產量值-漁業種類別魚類別生產量值7'!G31)&#10;+SUM('漁業生產量值-漁業種類別魚類別生產量值9'!I31,'漁業生產量值-漁業種類別魚類別生產量值9'!K31)&#10;+SUM('漁業生產量值-漁業種類別魚類別生產量值10'!G31)&#10;+SUM('漁業生產量值-漁業種類別魚類別生產量值11'!C31,'漁業生產量值-漁業種類別魚類別生產量值11'!E31,'漁業生產量值-漁業種類別魚類別生產量值11'!G31,'漁業生產量值-漁業種類別魚類別生產量值11'!I31,'漁業生產量值-漁業種類別魚類別生產量值11'!K31)&#10;+SUM('漁業生產量值-漁業種類別魚類別生產量值12'!G31)&#10;+SUM('漁業生產量值-漁業種類別魚類別生產量值14'!C31,'漁業生產量值-漁業種類別魚類別生產量值14'!O31)&#10;+SUM('漁業生產量值-漁業種類別魚類別生產量值15'!C31,'漁業生產量值-漁業種類別魚類別生產量值15'!E31,'漁業生產量值-漁業種類別魚類別生產量值15'!G31,'漁業生產量值-漁業種類別魚類別生產量值15'!I31)=0,&quot;-&quot;,&#10;SUM(G31,I31)&#10;+SUM('漁業生產量值-漁業種類別魚類別生產量值1'!E31,'漁業生產量值-漁業種類別魚類別生產量值1'!G31,'漁業生產量值-漁業種類別魚類別生產量值1'!I31)&#10;+SUM('漁業生產量值-漁業種類別魚類別生產量值2'!C31,'漁業生產量值-漁業種類別魚類別生產量值2'!E31,'漁業生產量值-漁業種類別魚類別生產量值2'!G31,'漁業生產量值-漁業種類別魚類別生產量值2'!I31)&#10;+SUM('漁業生產量值-漁業種類別魚類別生產量值3'!E31,'漁業生產量值-漁業種類別魚類別生產量值3'!I31,'漁業生產量值-漁業種類別魚類別生產量值3'!K31,'漁業生產量值-漁業種類別魚類別生產量值3'!M31)&#10;+SUM('漁業生產量值-漁業種類別魚類別生產量值4'!G31,'漁業生產量值-漁業種類別魚類別生產量值4'!I31,'漁業生產量值-漁業種類別魚類別生產量值4'!K31,'漁業生產量值-漁業種類別魚類別生產量值4'!M31,'漁業生產量值-漁業種類別魚類別生產量值4'!O31)&#10;+SUM('漁業生產量值-漁業種類別魚類別生產量值5'!K31,'漁業生產量值-漁業種類別魚類別生產量值5'!M31,'漁業生產量值-漁業種類別魚類別生產量值5'!O31)&#10;+SUM('漁業生產量值-漁業種類別魚類別生產量值6'!C31,'漁業生產量值-漁業種類別魚類別生產量值6'!E31,'漁業生產量值-漁業種類別魚類別生產量值6'!G31,'漁業生產量值-漁業種類別魚類別生產量值6'!I31,'漁業生產量值-漁業種類別魚類別生產量值6'!K31,'漁業生產量值-漁業種類別魚類別生產量值6'!M31,'漁業生產量值-漁業種類別魚類別生產量值6'!O31)&#10;+SUM('漁業生產量值-漁業種類別魚類別生產量值7'!C31,'漁業生產量值-漁業種類別魚類別生產量值7'!E31,'漁業生產量值-漁業種類別魚類別生產量值7'!G31)&#10;+SUM('漁業生產量值-漁業種類別魚類別生產量值9'!I31,'漁業生產量值-漁業種類別魚類別生產量值9'!K31)&#10;+SUM('漁業生產量值-漁業種類別魚類別生產量值10'!G31)&#10;+SUM('漁業生產量值-漁業種類別魚類別生產量值11'!C31,'漁業生產量值-漁業種類別魚類別生產量值11'!E31,'漁業生產量值-漁業種類別魚類別生產量值11'!G31,'漁業生產量值-漁業種類別魚類別生產量值11'!I31,'漁業生產量值-漁業種類別魚類別生產量值11'!K31)&#10;+SUM('漁業生產量值-漁業種類別魚類別生產量值12'!G31)&#10;+SUM('漁業生產量值-漁業種類別魚類別生產量值14'!C31,'漁業生產量值-漁業種類別魚類別生產量值14'!O31)&#10;+SUM('漁業生產量值-漁業種類別魚類別生產量值15'!C31,'漁業生產量值-漁業種類別魚類別生產量值15'!E31,'漁業生產量值-漁業種類別魚類別生產量值15'!G31,'漁業生產量值-漁業種類別魚類別生產量值15'!I31)&#10;)" table:style-name="ce55">
            <text:p>1<text:s/></text:p>
          </table:table-cell>
          <table:table-cell office:value-type="float" office:value="143" table:formula="msoxl:=  IF(SUM(H31,J31)&#10;+SUM('漁業生產量值-漁業種類別魚類別生產量值1'!F31,'漁業生產量值-漁業種類別魚類別生產量值1'!H31,'漁業生產量值-漁業種類別魚類別生產量值1'!J31,'漁業生產量值-漁業種類別魚類別生產量值1'!P31)&#10;+SUM('漁業生產量值-漁業種類別魚類別生產量值2'!D31,'漁業生產量值-漁業種類別魚類別生產量值2'!F31,'漁業生產量值-漁業種類別魚類別生產量值2'!H31,'漁業生產量值-漁業種類別魚類別生產量值2'!J31)&#10;+SUM('漁業生產量值-漁業種類別魚類別生產量值3'!F31,'漁業生產量值-漁業種類別魚類別生產量值3'!J31,'漁業生產量值-漁業種類別魚類別生產量值3'!L31,'漁業生產量值-漁業種類別魚類別生產量值3'!N31)&#10;+SUM('漁業生產量值-漁業種類別魚類別生產量值4'!H31,'漁業生產量值-漁業種類別魚類別生產量值4'!J31,'漁業生產量值-漁業種類別魚類別生產量值4'!L31,'漁業生產量值-漁業種類別魚類別生產量值4'!N31,'漁業生產量值-漁業種類別魚類別生產量值4'!P31)&#10;+SUM('漁業生產量值-漁業種類別魚類別生產量值5'!L31,'漁業生產量值-漁業種類別魚類別生產量值5'!N31,'漁業生產量值-漁業種類別魚類別生產量值5'!P31)&#10;+SUM('漁業生產量值-漁業種類別魚類別生產量值6'!D31,'漁業生產量值-漁業種類別魚類別生產量值6'!F31,'漁業生產量值-漁業種類別魚類別生產量值6'!H31,'漁業生產量值-漁業種類別魚類別生產量值6'!J31,'漁業生產量值-漁業種類別魚類別生產量值6'!L31,'漁業生產量值-漁業種類別魚類別生產量值6'!N31,'漁業生產量值-漁業種類別魚類別生產量值6'!P31)&#10;+SUM('漁業生產量值-漁業種類別魚類別生產量值7'!D31,'漁業生產量值-漁業種類別魚類別生產量值7'!F31,'漁業生產量值-漁業種類別魚類別生產量值7'!H31)&#10;+SUM('漁業生產量值-漁業種類別魚類別生產量值9'!J31,'漁業生產量值-漁業種類別魚類別生產量值9'!L31)&#10;+SUM('漁業生產量值-漁業種類別魚類別生產量值10'!H31)&#10;+SUM('漁業生產量值-漁業種類別魚類別生產量值11'!D31,'漁業生產量值-漁業種類別魚類別生產量值11'!F31,'漁業生產量值-漁業種類別魚類別生產量值11'!H31,'漁業生產量值-漁業種類別魚類別生產量值11'!J31,'漁業生產量值-漁業種類別魚類別生產量值11'!L31)&#10;+SUM('漁業生產量值-漁業種類別魚類別生產量值12'!H31)&#10;+SUM('漁業生產量值-漁業種類別魚類別生產量值14'!D31,'漁業生產量值-漁業種類別魚類別生產量值14'!P31)&#10;+SUM('漁業生產量值-漁業種類別魚類別生產量值15'!D31,'漁業生產量值-漁業種類別魚類別生產量值15'!F31,'漁業生產量值-漁業種類別魚類別生產量值15'!H31,'漁業生產量值-漁業種類別魚類別生產量值15'!J31)=0,&quot;-&quot;,&#10;SUM(H31,J31)&#10;+SUM('漁業生產量值-漁業種類別魚類別生產量值1'!F31,'漁業生產量值-漁業種類別魚類別生產量值1'!H31,'漁業生產量值-漁業種類別魚類別生產量值1'!J31,'漁業生產量值-漁業種類別魚類別生產量值1'!P31)&#10;+SUM('漁業生產量值-漁業種類別魚類別生產量值2'!D31,'漁業生產量值-漁業種類別魚類別生產量值2'!F31,'漁業生產量值-漁業種類別魚類別生產量值2'!H31,'漁業生產量值-漁業種類別魚類別生產量值2'!J31)&#10;+SUM('漁業生產量值-漁業種類別魚類別生產量值3'!F31,'漁業生產量值-漁業種類別魚類別生產量值3'!J31,'漁業生產量值-漁業種類別魚類別生產量值3'!L31,'漁業生產量值-漁業種類別魚類別生產量值3'!N31)&#10;+SUM('漁業生產量值-漁業種類別魚類別生產量值4'!H31,'漁業生產量值-漁業種類別魚類別生產量值4'!J31,'漁業生產量值-漁業種類別魚類別生產量值4'!L31,'漁業生產量值-漁業種類別魚類別生產量值4'!N31,'漁業生產量值-漁業種類別魚類別生產量值4'!P31)&#10;+SUM('漁業生產量值-漁業種類別魚類別生產量值5'!L31,'漁業生產量值-漁業種類別魚類別生產量值5'!N31,'漁業生產量值-漁業種類別魚類別生產量值5'!P31)&#10;+SUM('漁業生產量值-漁業種類別魚類別生產量值6'!D31,'漁業生產量值-漁業種類別魚類別生產量值6'!F31,'漁業生產量值-漁業種類別魚類別生產量值6'!H31,'漁業生產量值-漁業種類別魚類別生產量值6'!J31,'漁業生產量值-漁業種類別魚類別生產量值6'!L31,'漁業生產量值-漁業種類別魚類別生產量值6'!N31,'漁業生產量值-漁業種類別魚類別生產量值6'!P31)&#10;+SUM('漁業生產量值-漁業種類別魚類別生產量值7'!D31,'漁業生產量值-漁業種類別魚類別生產量值7'!F31,'漁業生產量值-漁業種類別魚類別生產量值7'!H31)&#10;+SUM('漁業生產量值-漁業種類別魚類別生產量值9'!J31,'漁業生產量值-漁業種類別魚類別生產量值9'!L31)&#10;+SUM('漁業生產量值-漁業種類別魚類別生產量值10'!H31)&#10;+SUM('漁業生產量值-漁業種類別魚類別生產量值11'!D31,'漁業生產量值-漁業種類別魚類別生產量值11'!F31,'漁業生產量值-漁業種類別魚類別生產量值11'!H31,'漁業生產量值-漁業種類別魚類別生產量值11'!J31,'漁業生產量值-漁業種類別魚類別生產量值11'!L31)&#10;+SUM('漁業生產量值-漁業種類別魚類別生產量值12'!H31)&#10;+SUM('漁業生產量值-漁業種類別魚類別生產量值14'!D31,'漁業生產量值-漁業種類別魚類別生產量值14'!P31)&#10;+SUM('漁業生產量值-漁業種類別魚類別生產量值15'!D31,'漁業生產量值-漁業種類別魚類別生產量值15'!F31,'漁業生產量值-漁業種類別魚類別生產量值15'!H31,'漁業生產量值-漁業種類別魚類別生產量值15'!J31)&#10;)" table:style-name="ce55">
            <text:p>14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1,M31,O31,'漁業生產量值-漁業種類別魚類別生產量值1'!C31)=0,&quot;-&quot;,SUM(K31,M31,O31,'漁業生產量值-漁業種類別魚類別生產量值1'!C31))" table:style-name="ce55">
            <text:p>-</text:p>
          </table:table-cell>
          <table:table-cell office:value-type="string" office:string-value="-" table:formula="msoxl:=  IF(SUM(L31,N31,P31,'漁業生產量值-漁業種類別魚類別生產量值1'!D31)=0,&quot;-&quot;,SUM(L31,N31,P31,'漁業生產量值-漁業種類別魚類別生產量值1'!D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float" office:value="354.9563" table:style-name="ce55">
            <text:p>355<text:s/></text:p>
          </table:table-cell>
          <table:table-cell office:value-type="float" office:value="92741.220180000004" table:style-name="ce55">
            <text:p>92,741<text:s/></text:p>
          </table:table-cell>
          <table:table-cell office:value-type="float" office:value="53.57" table:formula="msoxl:=  IF(SUM(G32,I32)&#10;+SUM('漁業生產量值-漁業種類別魚類別生產量值1'!E32,'漁業生產量值-漁業種類別魚類別生產量值1'!G32,'漁業生產量值-漁業種類別魚類別生產量值1'!I32)&#10;+SUM('漁業生產量值-漁業種類別魚類別生產量值2'!C32,'漁業生產量值-漁業種類別魚類別生產量值2'!E32,'漁業生產量值-漁業種類別魚類別生產量值2'!G32,'漁業生產量值-漁業種類別魚類別生產量值2'!I32)&#10;+SUM('漁業生產量值-漁業種類別魚類別生產量值3'!E32,'漁業生產量值-漁業種類別魚類別生產量值3'!I32,'漁業生產量值-漁業種類別魚類別生產量值3'!K32,'漁業生產量值-漁業種類別魚類別生產量值3'!M32)&#10;+SUM('漁業生產量值-漁業種類別魚類別生產量值4'!G32,'漁業生產量值-漁業種類別魚類別生產量值4'!I32,'漁業生產量值-漁業種類別魚類別生產量值4'!K32,'漁業生產量值-漁業種類別魚類別生產量值4'!M32,'漁業生產量值-漁業種類別魚類別生產量值4'!O32)&#10;+SUM('漁業生產量值-漁業種類別魚類別生產量值5'!K32,'漁業生產量值-漁業種類別魚類別生產量值5'!M32,'漁業生產量值-漁業種類別魚類別生產量值5'!O32)&#10;+SUM('漁業生產量值-漁業種類別魚類別生產量值6'!C32,'漁業生產量值-漁業種類別魚類別生產量值6'!E32,'漁業生產量值-漁業種類別魚類別生產量值6'!G32,'漁業生產量值-漁業種類別魚類別生產量值6'!I32,'漁業生產量值-漁業種類別魚類別生產量值6'!K32,'漁業生產量值-漁業種類別魚類別生產量值6'!M32,'漁業生產量值-漁業種類別魚類別生產量值6'!O32)&#10;+SUM('漁業生產量值-漁業種類別魚類別生產量值7'!C32,'漁業生產量值-漁業種類別魚類別生產量值7'!E32,'漁業生產量值-漁業種類別魚類別生產量值7'!G32)&#10;+SUM('漁業生產量值-漁業種類別魚類別生產量值9'!I32,'漁業生產量值-漁業種類別魚類別生產量值9'!K32)&#10;+SUM('漁業生產量值-漁業種類別魚類別生產量值10'!G32)&#10;+SUM('漁業生產量值-漁業種類別魚類別生產量值11'!C32,'漁業生產量值-漁業種類別魚類別生產量值11'!E32,'漁業生產量值-漁業種類別魚類別生產量值11'!G32,'漁業生產量值-漁業種類別魚類別生產量值11'!I32,'漁業生產量值-漁業種類別魚類別生產量值11'!K32)&#10;+SUM('漁業生產量值-漁業種類別魚類別生產量值12'!G32)&#10;+SUM('漁業生產量值-漁業種類別魚類別生產量值14'!C32,'漁業生產量值-漁業種類別魚類別生產量值14'!O32)&#10;+SUM('漁業生產量值-漁業種類別魚類別生產量值15'!C32,'漁業生產量值-漁業種類別魚類別生產量值15'!E32,'漁業生產量值-漁業種類別魚類別生產量值15'!G32,'漁業生產量值-漁業種類別魚類別生產量值15'!I32)=0,&quot;-&quot;,&#10;SUM(G32,I32)&#10;+SUM('漁業生產量值-漁業種類別魚類別生產量值1'!E32,'漁業生產量值-漁業種類別魚類別生產量值1'!G32,'漁業生產量值-漁業種類別魚類別生產量值1'!I32)&#10;+SUM('漁業生產量值-漁業種類別魚類別生產量值2'!C32,'漁業生產量值-漁業種類別魚類別生產量值2'!E32,'漁業生產量值-漁業種類別魚類別生產量值2'!G32,'漁業生產量值-漁業種類別魚類別生產量值2'!I32)&#10;+SUM('漁業生產量值-漁業種類別魚類別生產量值3'!E32,'漁業生產量值-漁業種類別魚類別生產量值3'!I32,'漁業生產量值-漁業種類別魚類別生產量值3'!K32,'漁業生產量值-漁業種類別魚類別生產量值3'!M32)&#10;+SUM('漁業生產量值-漁業種類別魚類別生產量值4'!G32,'漁業生產量值-漁業種類別魚類別生產量值4'!I32,'漁業生產量值-漁業種類別魚類別生產量值4'!K32,'漁業生產量值-漁業種類別魚類別生產量值4'!M32,'漁業生產量值-漁業種類別魚類別生產量值4'!O32)&#10;+SUM('漁業生產量值-漁業種類別魚類別生產量值5'!K32,'漁業生產量值-漁業種類別魚類別生產量值5'!M32,'漁業生產量值-漁業種類別魚類別生產量值5'!O32)&#10;+SUM('漁業生產量值-漁業種類別魚類別生產量值6'!C32,'漁業生產量值-漁業種類別魚類別生產量值6'!E32,'漁業生產量值-漁業種類別魚類別生產量值6'!G32,'漁業生產量值-漁業種類別魚類別生產量值6'!I32,'漁業生產量值-漁業種類別魚類別生產量值6'!K32,'漁業生產量值-漁業種類別魚類別生產量值6'!M32,'漁業生產量值-漁業種類別魚類別生產量值6'!O32)&#10;+SUM('漁業生產量值-漁業種類別魚類別生產量值7'!C32,'漁業生產量值-漁業種類別魚類別生產量值7'!E32,'漁業生產量值-漁業種類別魚類別生產量值7'!G32)&#10;+SUM('漁業生產量值-漁業種類別魚類別生產量值9'!I32,'漁業生產量值-漁業種類別魚類別生產量值9'!K32)&#10;+SUM('漁業生產量值-漁業種類別魚類別生產量值10'!G32)&#10;+SUM('漁業生產量值-漁業種類別魚類別生產量值11'!C32,'漁業生產量值-漁業種類別魚類別生產量值11'!E32,'漁業生產量值-漁業種類別魚類別生產量值11'!G32,'漁業生產量值-漁業種類別魚類別生產量值11'!I32,'漁業生產量值-漁業種類別魚類別生產量值11'!K32)&#10;+SUM('漁業生產量值-漁業種類別魚類別生產量值12'!G32)&#10;+SUM('漁業生產量值-漁業種類別魚類別生產量值14'!C32,'漁業生產量值-漁業種類別魚類別生產量值14'!O32)&#10;+SUM('漁業生產量值-漁業種類別魚類別生產量值15'!C32,'漁業生產量值-漁業種類別魚類別生產量值15'!E32,'漁業生產量值-漁業種類別魚類別生產量值15'!G32,'漁業生產量值-漁業種類別魚類別生產量值15'!I32)&#10;)" table:style-name="ce55">
            <text:p>54<text:s/></text:p>
          </table:table-cell>
          <table:table-cell office:value-type="float" office:value="8289.43" table:formula="msoxl:=  IF(SUM(H32,J32)&#10;+SUM('漁業生產量值-漁業種類別魚類別生產量值1'!F32,'漁業生產量值-漁業種類別魚類別生產量值1'!H32,'漁業生產量值-漁業種類別魚類別生產量值1'!J32,'漁業生產量值-漁業種類別魚類別生產量值1'!P32)&#10;+SUM('漁業生產量值-漁業種類別魚類別生產量值2'!D32,'漁業生產量值-漁業種類別魚類別生產量值2'!F32,'漁業生產量值-漁業種類別魚類別生產量值2'!H32,'漁業生產量值-漁業種類別魚類別生產量值2'!J32)&#10;+SUM('漁業生產量值-漁業種類別魚類別生產量值3'!F32,'漁業生產量值-漁業種類別魚類別生產量值3'!J32,'漁業生產量值-漁業種類別魚類別生產量值3'!L32,'漁業生產量值-漁業種類別魚類別生產量值3'!N32)&#10;+SUM('漁業生產量值-漁業種類別魚類別生產量值4'!H32,'漁業生產量值-漁業種類別魚類別生產量值4'!J32,'漁業生產量值-漁業種類別魚類別生產量值4'!L32,'漁業生產量值-漁業種類別魚類別生產量值4'!N32,'漁業生產量值-漁業種類別魚類別生產量值4'!P32)&#10;+SUM('漁業生產量值-漁業種類別魚類別生產量值5'!L32,'漁業生產量值-漁業種類別魚類別生產量值5'!N32,'漁業生產量值-漁業種類別魚類別生產量值5'!P32)&#10;+SUM('漁業生產量值-漁業種類別魚類別生產量值6'!D32,'漁業生產量值-漁業種類別魚類別生產量值6'!F32,'漁業生產量值-漁業種類別魚類別生產量值6'!H32,'漁業生產量值-漁業種類別魚類別生產量值6'!J32,'漁業生產量值-漁業種類別魚類別生產量值6'!L32,'漁業生產量值-漁業種類別魚類別生產量值6'!N32,'漁業生產量值-漁業種類別魚類別生產量值6'!P32)&#10;+SUM('漁業生產量值-漁業種類別魚類別生產量值7'!D32,'漁業生產量值-漁業種類別魚類別生產量值7'!F32,'漁業生產量值-漁業種類別魚類別生產量值7'!H32)&#10;+SUM('漁業生產量值-漁業種類別魚類別生產量值9'!J32,'漁業生產量值-漁業種類別魚類別生產量值9'!L32)&#10;+SUM('漁業生產量值-漁業種類別魚類別生產量值10'!H32)&#10;+SUM('漁業生產量值-漁業種類別魚類別生產量值11'!D32,'漁業生產量值-漁業種類別魚類別生產量值11'!F32,'漁業生產量值-漁業種類別魚類別生產量值11'!H32,'漁業生產量值-漁業種類別魚類別生產量值11'!J32,'漁業生產量值-漁業種類別魚類別生產量值11'!L32)&#10;+SUM('漁業生產量值-漁業種類別魚類別生產量值12'!H32)&#10;+SUM('漁業生產量值-漁業種類別魚類別生產量值14'!D32,'漁業生產量值-漁業種類別魚類別生產量值14'!P32)&#10;+SUM('漁業生產量值-漁業種類別魚類別生產量值15'!D32,'漁業生產量值-漁業種類別魚類別生產量值15'!F32,'漁業生產量值-漁業種類別魚類別生產量值15'!H32,'漁業生產量值-漁業種類別魚類別生產量值15'!J32)=0,&quot;-&quot;,&#10;SUM(H32,J32)&#10;+SUM('漁業生產量值-漁業種類別魚類別生產量值1'!F32,'漁業生產量值-漁業種類別魚類別生產量值1'!H32,'漁業生產量值-漁業種類別魚類別生產量值1'!J32,'漁業生產量值-漁業種類別魚類別生產量值1'!P32)&#10;+SUM('漁業生產量值-漁業種類別魚類別生產量值2'!D32,'漁業生產量值-漁業種類別魚類別生產量值2'!F32,'漁業生產量值-漁業種類別魚類別生產量值2'!H32,'漁業生產量值-漁業種類別魚類別生產量值2'!J32)&#10;+SUM('漁業生產量值-漁業種類別魚類別生產量值3'!F32,'漁業生產量值-漁業種類別魚類別生產量值3'!J32,'漁業生產量值-漁業種類別魚類別生產量值3'!L32,'漁業生產量值-漁業種類別魚類別生產量值3'!N32)&#10;+SUM('漁業生產量值-漁業種類別魚類別生產量值4'!H32,'漁業生產量值-漁業種類別魚類別生產量值4'!J32,'漁業生產量值-漁業種類別魚類別生產量值4'!L32,'漁業生產量值-漁業種類別魚類別生產量值4'!N32,'漁業生產量值-漁業種類別魚類別生產量值4'!P32)&#10;+SUM('漁業生產量值-漁業種類別魚類別生產量值5'!L32,'漁業生產量值-漁業種類別魚類別生產量值5'!N32,'漁業生產量值-漁業種類別魚類別生產量值5'!P32)&#10;+SUM('漁業生產量值-漁業種類別魚類別生產量值6'!D32,'漁業生產量值-漁業種類別魚類別生產量值6'!F32,'漁業生產量值-漁業種類別魚類別生產量值6'!H32,'漁業生產量值-漁業種類別魚類別生產量值6'!J32,'漁業生產量值-漁業種類別魚類別生產量值6'!L32,'漁業生產量值-漁業種類別魚類別生產量值6'!N32,'漁業生產量值-漁業種類別魚類別生產量值6'!P32)&#10;+SUM('漁業生產量值-漁業種類別魚類別生產量值7'!D32,'漁業生產量值-漁業種類別魚類別生產量值7'!F32,'漁業生產量值-漁業種類別魚類別生產量值7'!H32)&#10;+SUM('漁業生產量值-漁業種類別魚類別生產量值9'!J32,'漁業生產量值-漁業種類別魚類別生產量值9'!L32)&#10;+SUM('漁業生產量值-漁業種類別魚類別生產量值10'!H32)&#10;+SUM('漁業生產量值-漁業種類別魚類別生產量值11'!D32,'漁業生產量值-漁業種類別魚類別生產量值11'!F32,'漁業生產量值-漁業種類別魚類別生產量值11'!H32,'漁業生產量值-漁業種類別魚類別生產量值11'!J32,'漁業生產量值-漁業種類別魚類別生產量值11'!L32)&#10;+SUM('漁業生產量值-漁業種類別魚類別生產量值12'!H32)&#10;+SUM('漁業生產量值-漁業種類別魚類別生產量值14'!D32,'漁業生產量值-漁業種類別魚類別生產量值14'!P32)&#10;+SUM('漁業生產量值-漁業種類別魚類別生產量值15'!D32,'漁業生產量值-漁業種類別魚類別生產量值15'!F32,'漁業生產量值-漁業種類別魚類別生產量值15'!H32,'漁業生產量值-漁業種類別魚類別生產量值15'!J32)&#10;)" table:style-name="ce55">
            <text:p>8,28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2,M32,O32,'漁業生產量值-漁業種類別魚類別生產量值1'!C32)=0,&quot;-&quot;,SUM(K32,M32,O32,'漁業生產量值-漁業種類別魚類別生產量值1'!C32))" table:style-name="ce55">
            <text:p>-</text:p>
          </table:table-cell>
          <table:table-cell office:value-type="string" office:string-value="-" table:formula="msoxl:=  IF(SUM(L32,N32,P32,'漁業生產量值-漁業種類別魚類別生產量值1'!D32)=0,&quot;-&quot;,SUM(L32,N32,P32,'漁業生產量值-漁業種類別魚類別生產量值1'!D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float" office:value="3.6366800000000001" table:style-name="ce55">
            <text:p>4<text:s/></text:p>
          </table:table-cell>
          <table:table-cell office:value-type="float" office:value="830699.5" table:style-name="ce55">
            <text:p>830,700<text:s/></text:p>
          </table:table-cell>
          <table:table-cell office:value-type="float" office:value="3.6366799999999997" table:formula="msoxl:=  IF(SUM(G33,I33)&#10;+SUM('漁業生產量值-漁業種類別魚類別生產量值1'!E33,'漁業生產量值-漁業種類別魚類別生產量值1'!G33,'漁業生產量值-漁業種類別魚類別生產量值1'!I33)&#10;+SUM('漁業生產量值-漁業種類別魚類別生產量值2'!C33,'漁業生產量值-漁業種類別魚類別生產量值2'!E33,'漁業生產量值-漁業種類別魚類別生產量值2'!G33,'漁業生產量值-漁業種類別魚類別生產量值2'!I33)&#10;+SUM('漁業生產量值-漁業種類別魚類別生產量值3'!E33,'漁業生產量值-漁業種類別魚類別生產量值3'!I33,'漁業生產量值-漁業種類別魚類別生產量值3'!K33,'漁業生產量值-漁業種類別魚類別生產量值3'!M33)&#10;+SUM('漁業生產量值-漁業種類別魚類別生產量值4'!G33,'漁業生產量值-漁業種類別魚類別生產量值4'!I33,'漁業生產量值-漁業種類別魚類別生產量值4'!K33,'漁業生產量值-漁業種類別魚類別生產量值4'!M33,'漁業生產量值-漁業種類別魚類別生產量值4'!O33)&#10;+SUM('漁業生產量值-漁業種類別魚類別生產量值5'!K33,'漁業生產量值-漁業種類別魚類別生產量值5'!M33,'漁業生產量值-漁業種類別魚類別生產量值5'!O33)&#10;+SUM('漁業生產量值-漁業種類別魚類別生產量值6'!C33,'漁業生產量值-漁業種類別魚類別生產量值6'!E33,'漁業生產量值-漁業種類別魚類別生產量值6'!G33,'漁業生產量值-漁業種類別魚類別生產量值6'!I33,'漁業生產量值-漁業種類別魚類別生產量值6'!K33,'漁業生產量值-漁業種類別魚類別生產量值6'!M33,'漁業生產量值-漁業種類別魚類別生產量值6'!O33)&#10;+SUM('漁業生產量值-漁業種類別魚類別生產量值7'!C33,'漁業生產量值-漁業種類別魚類別生產量值7'!E33,'漁業生產量值-漁業種類別魚類別生產量值7'!G33)&#10;+SUM('漁業生產量值-漁業種類別魚類別生產量值9'!I33,'漁業生產量值-漁業種類別魚類別生產量值9'!K33)&#10;+SUM('漁業生產量值-漁業種類別魚類別生產量值10'!G33)&#10;+SUM('漁業生產量值-漁業種類別魚類別生產量值11'!C33,'漁業生產量值-漁業種類別魚類別生產量值11'!E33,'漁業生產量值-漁業種類別魚類別生產量值11'!G33,'漁業生產量值-漁業種類別魚類別生產量值11'!I33,'漁業生產量值-漁業種類別魚類別生產量值11'!K33)&#10;+SUM('漁業生產量值-漁業種類別魚類別生產量值12'!G33)&#10;+SUM('漁業生產量值-漁業種類別魚類別生產量值14'!C33,'漁業生產量值-漁業種類別魚類別生產量值14'!O33)&#10;+SUM('漁業生產量值-漁業種類別魚類別生產量值15'!C33,'漁業生產量值-漁業種類別魚類別生產量值15'!E33,'漁業生產量值-漁業種類別魚類別生產量值15'!G33,'漁業生產量值-漁業種類別魚類別生產量值15'!I33)=0,&quot;-&quot;,&#10;SUM(G33,I33)&#10;+SUM('漁業生產量值-漁業種類別魚類別生產量值1'!E33,'漁業生產量值-漁業種類別魚類別生產量值1'!G33,'漁業生產量值-漁業種類別魚類別生產量值1'!I33)&#10;+SUM('漁業生產量值-漁業種類別魚類別生產量值2'!C33,'漁業生產量值-漁業種類別魚類別生產量值2'!E33,'漁業生產量值-漁業種類別魚類別生產量值2'!G33,'漁業生產量值-漁業種類別魚類別生產量值2'!I33)&#10;+SUM('漁業生產量值-漁業種類別魚類別生產量值3'!E33,'漁業生產量值-漁業種類別魚類別生產量值3'!I33,'漁業生產量值-漁業種類別魚類別生產量值3'!K33,'漁業生產量值-漁業種類別魚類別生產量值3'!M33)&#10;+SUM('漁業生產量值-漁業種類別魚類別生產量值4'!G33,'漁業生產量值-漁業種類別魚類別生產量值4'!I33,'漁業生產量值-漁業種類別魚類別生產量值4'!K33,'漁業生產量值-漁業種類別魚類別生產量值4'!M33,'漁業生產量值-漁業種類別魚類別生產量值4'!O33)&#10;+SUM('漁業生產量值-漁業種類別魚類別生產量值5'!K33,'漁業生產量值-漁業種類別魚類別生產量值5'!M33,'漁業生產量值-漁業種類別魚類別生產量值5'!O33)&#10;+SUM('漁業生產量值-漁業種類別魚類別生產量值6'!C33,'漁業生產量值-漁業種類別魚類別生產量值6'!E33,'漁業生產量值-漁業種類別魚類別生產量值6'!G33,'漁業生產量值-漁業種類別魚類別生產量值6'!I33,'漁業生產量值-漁業種類別魚類別生產量值6'!K33,'漁業生產量值-漁業種類別魚類別生產量值6'!M33,'漁業生產量值-漁業種類別魚類別生產量值6'!O33)&#10;+SUM('漁業生產量值-漁業種類別魚類別生產量值7'!C33,'漁業生產量值-漁業種類別魚類別生產量值7'!E33,'漁業生產量值-漁業種類別魚類別生產量值7'!G33)&#10;+SUM('漁業生產量值-漁業種類別魚類別生產量值9'!I33,'漁業生產量值-漁業種類別魚類別生產量值9'!K33)&#10;+SUM('漁業生產量值-漁業種類別魚類別生產量值10'!G33)&#10;+SUM('漁業生產量值-漁業種類別魚類別生產量值11'!C33,'漁業生產量值-漁業種類別魚類別生產量值11'!E33,'漁業生產量值-漁業種類別魚類別生產量值11'!G33,'漁業生產量值-漁業種類別魚類別生產量值11'!I33,'漁業生產量值-漁業種類別魚類別生產量值11'!K33)&#10;+SUM('漁業生產量值-漁業種類別魚類別生產量值12'!G33)&#10;+SUM('漁業生產量值-漁業種類別魚類別生產量值14'!C33,'漁業生產量值-漁業種類別魚類別生產量值14'!O33)&#10;+SUM('漁業生產量值-漁業種類別魚類別生產量值15'!C33,'漁業生產量值-漁業種類別魚類別生產量值15'!E33,'漁業生產量值-漁業種類別魚類別生產量值15'!G33,'漁業生產量值-漁業種類別魚類別生產量值15'!I33)&#10;)" table:style-name="ce55">
            <text:p>4<text:s/></text:p>
          </table:table-cell>
          <table:table-cell office:value-type="float" office:value="830699.5" table:formula="msoxl:=  IF(SUM(H33,J33)&#10;+SUM('漁業生產量值-漁業種類別魚類別生產量值1'!F33,'漁業生產量值-漁業種類別魚類別生產量值1'!H33,'漁業生產量值-漁業種類別魚類別生產量值1'!J33,'漁業生產量值-漁業種類別魚類別生產量值1'!P33)&#10;+SUM('漁業生產量值-漁業種類別魚類別生產量值2'!D33,'漁業生產量值-漁業種類別魚類別生產量值2'!F33,'漁業生產量值-漁業種類別魚類別生產量值2'!H33,'漁業生產量值-漁業種類別魚類別生產量值2'!J33)&#10;+SUM('漁業生產量值-漁業種類別魚類別生產量值3'!F33,'漁業生產量值-漁業種類別魚類別生產量值3'!J33,'漁業生產量值-漁業種類別魚類別生產量值3'!L33,'漁業生產量值-漁業種類別魚類別生產量值3'!N33)&#10;+SUM('漁業生產量值-漁業種類別魚類別生產量值4'!H33,'漁業生產量值-漁業種類別魚類別生產量值4'!J33,'漁業生產量值-漁業種類別魚類別生產量值4'!L33,'漁業生產量值-漁業種類別魚類別生產量值4'!N33,'漁業生產量值-漁業種類別魚類別生產量值4'!P33)&#10;+SUM('漁業生產量值-漁業種類別魚類別生產量值5'!L33,'漁業生產量值-漁業種類別魚類別生產量值5'!N33,'漁業生產量值-漁業種類別魚類別生產量值5'!P33)&#10;+SUM('漁業生產量值-漁業種類別魚類別生產量值6'!D33,'漁業生產量值-漁業種類別魚類別生產量值6'!F33,'漁業生產量值-漁業種類別魚類別生產量值6'!H33,'漁業生產量值-漁業種類別魚類別生產量值6'!J33,'漁業生產量值-漁業種類別魚類別生產量值6'!L33,'漁業生產量值-漁業種類別魚類別生產量值6'!N33,'漁業生產量值-漁業種類別魚類別生產量值6'!P33)&#10;+SUM('漁業生產量值-漁業種類別魚類別生產量值7'!D33,'漁業生產量值-漁業種類別魚類別生產量值7'!F33,'漁業生產量值-漁業種類別魚類別生產量值7'!H33)&#10;+SUM('漁業生產量值-漁業種類別魚類別生產量值9'!J33,'漁業生產量值-漁業種類別魚類別生產量值9'!L33)&#10;+SUM('漁業生產量值-漁業種類別魚類別生產量值10'!H33)&#10;+SUM('漁業生產量值-漁業種類別魚類別生產量值11'!D33,'漁業生產量值-漁業種類別魚類別生產量值11'!F33,'漁業生產量值-漁業種類別魚類別生產量值11'!H33,'漁業生產量值-漁業種類別魚類別生產量值11'!J33,'漁業生產量值-漁業種類別魚類別生產量值11'!L33)&#10;+SUM('漁業生產量值-漁業種類別魚類別生產量值12'!H33)&#10;+SUM('漁業生產量值-漁業種類別魚類別生產量值14'!D33,'漁業生產量值-漁業種類別魚類別生產量值14'!P33)&#10;+SUM('漁業生產量值-漁業種類別魚類別生產量值15'!D33,'漁業生產量值-漁業種類別魚類別生產量值15'!F33,'漁業生產量值-漁業種類別魚類別生產量值15'!H33,'漁業生產量值-漁業種類別魚類別生產量值15'!J33)=0,&quot;-&quot;,&#10;SUM(H33,J33)&#10;+SUM('漁業生產量值-漁業種類別魚類別生產量值1'!F33,'漁業生產量值-漁業種類別魚類別生產量值1'!H33,'漁業生產量值-漁業種類別魚類別生產量值1'!J33,'漁業生產量值-漁業種類別魚類別生產量值1'!P33)&#10;+SUM('漁業生產量值-漁業種類別魚類別生產量值2'!D33,'漁業生產量值-漁業種類別魚類別生產量值2'!F33,'漁業生產量值-漁業種類別魚類別生產量值2'!H33,'漁業生產量值-漁業種類別魚類別生產量值2'!J33)&#10;+SUM('漁業生產量值-漁業種類別魚類別生產量值3'!F33,'漁業生產量值-漁業種類別魚類別生產量值3'!J33,'漁業生產量值-漁業種類別魚類別生產量值3'!L33,'漁業生產量值-漁業種類別魚類別生產量值3'!N33)&#10;+SUM('漁業生產量值-漁業種類別魚類別生產量值4'!H33,'漁業生產量值-漁業種類別魚類別生產量值4'!J33,'漁業生產量值-漁業種類別魚類別生產量值4'!L33,'漁業生產量值-漁業種類別魚類別生產量值4'!N33,'漁業生產量值-漁業種類別魚類別生產量值4'!P33)&#10;+SUM('漁業生產量值-漁業種類別魚類別生產量值5'!L33,'漁業生產量值-漁業種類別魚類別生產量值5'!N33,'漁業生產量值-漁業種類別魚類別生產量值5'!P33)&#10;+SUM('漁業生產量值-漁業種類別魚類別生產量值6'!D33,'漁業生產量值-漁業種類別魚類別生產量值6'!F33,'漁業生產量值-漁業種類別魚類別生產量值6'!H33,'漁業生產量值-漁業種類別魚類別生產量值6'!J33,'漁業生產量值-漁業種類別魚類別生產量值6'!L33,'漁業生產量值-漁業種類別魚類別生產量值6'!N33,'漁業生產量值-漁業種類別魚類別生產量值6'!P33)&#10;+SUM('漁業生產量值-漁業種類別魚類別生產量值7'!D33,'漁業生產量值-漁業種類別魚類別生產量值7'!F33,'漁業生產量值-漁業種類別魚類別生產量值7'!H33)&#10;+SUM('漁業生產量值-漁業種類別魚類別生產量值9'!J33,'漁業生產量值-漁業種類別魚類別生產量值9'!L33)&#10;+SUM('漁業生產量值-漁業種類別魚類別生產量值10'!H33)&#10;+SUM('漁業生產量值-漁業種類別魚類別生產量值11'!D33,'漁業生產量值-漁業種類別魚類別生產量值11'!F33,'漁業生產量值-漁業種類別魚類別生產量值11'!H33,'漁業生產量值-漁業種類別魚類別生產量值11'!J33,'漁業生產量值-漁業種類別魚類別生產量值11'!L33)&#10;+SUM('漁業生產量值-漁業種類別魚類別生產量值12'!H33)&#10;+SUM('漁業生產量值-漁業種類別魚類別生產量值14'!D33,'漁業生產量值-漁業種類別魚類別生產量值14'!P33)&#10;+SUM('漁業生產量值-漁業種類別魚類別生產量值15'!D33,'漁業生產量值-漁業種類別魚類別生產量值15'!F33,'漁業生產量值-漁業種類別魚類別生產量值15'!H33,'漁業生產量值-漁業種類別魚類別生產量值15'!J33)&#10;)" table:style-name="ce55">
            <text:p>830,70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3,M33,O33,'漁業生產量值-漁業種類別魚類別生產量值1'!C33)=0,&quot;-&quot;,SUM(K33,M33,O33,'漁業生產量值-漁業種類別魚類別生產量值1'!C33))" table:style-name="ce55">
            <text:p>-</text:p>
          </table:table-cell>
          <table:table-cell office:value-type="string" office:string-value="-" table:formula="msoxl:=  IF(SUM(L33,N33,P33,'漁業生產量值-漁業種類別魚類別生產量值1'!D33)=0,&quot;-&quot;,SUM(L33,N33,P33,'漁業生產量值-漁業種類別魚類別生產量值1'!D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float" office:value="226.01499999999999" table:style-name="ce55">
            <text:p>226<text:s/></text:p>
          </table:table-cell>
          <table:table-cell office:value-type="float" office:value="41550.195" table:style-name="ce55">
            <text:p>41,550<text:s/></text:p>
          </table:table-cell>
          <table:table-cell office:value-type="float" office:value="226.01499999999999" table:formula="msoxl:=  IF(SUM(G34,I34)&#10;+SUM('漁業生產量值-漁業種類別魚類別生產量值1'!E34,'漁業生產量值-漁業種類別魚類別生產量值1'!G34,'漁業生產量值-漁業種類別魚類別生產量值1'!I34)&#10;+SUM('漁業生產量值-漁業種類別魚類別生產量值2'!C34,'漁業生產量值-漁業種類別魚類別生產量值2'!E34,'漁業生產量值-漁業種類別魚類別生產量值2'!G34,'漁業生產量值-漁業種類別魚類別生產量值2'!I34)&#10;+SUM('漁業生產量值-漁業種類別魚類別生產量值3'!E34,'漁業生產量值-漁業種類別魚類別生產量值3'!I34,'漁業生產量值-漁業種類別魚類別生產量值3'!K34,'漁業生產量值-漁業種類別魚類別生產量值3'!M34)&#10;+SUM('漁業生產量值-漁業種類別魚類別生產量值4'!G34,'漁業生產量值-漁業種類別魚類別生產量值4'!I34,'漁業生產量值-漁業種類別魚類別生產量值4'!K34,'漁業生產量值-漁業種類別魚類別生產量值4'!M34,'漁業生產量值-漁業種類別魚類別生產量值4'!O34)&#10;+SUM('漁業生產量值-漁業種類別魚類別生產量值5'!K34,'漁業生產量值-漁業種類別魚類別生產量值5'!M34,'漁業生產量值-漁業種類別魚類別生產量值5'!O34)&#10;+SUM('漁業生產量值-漁業種類別魚類別生產量值6'!C34,'漁業生產量值-漁業種類別魚類別生產量值6'!E34,'漁業生產量值-漁業種類別魚類別生產量值6'!G34,'漁業生產量值-漁業種類別魚類別生產量值6'!I34,'漁業生產量值-漁業種類別魚類別生產量值6'!K34,'漁業生產量值-漁業種類別魚類別生產量值6'!M34,'漁業生產量值-漁業種類別魚類別生產量值6'!O34)&#10;+SUM('漁業生產量值-漁業種類別魚類別生產量值7'!C34,'漁業生產量值-漁業種類別魚類別生產量值7'!E34,'漁業生產量值-漁業種類別魚類別生產量值7'!G34)&#10;+SUM('漁業生產量值-漁業種類別魚類別生產量值9'!I34,'漁業生產量值-漁業種類別魚類別生產量值9'!K34)&#10;+SUM('漁業生產量值-漁業種類別魚類別生產量值10'!G34)&#10;+SUM('漁業生產量值-漁業種類別魚類別生產量值11'!C34,'漁業生產量值-漁業種類別魚類別生產量值11'!E34,'漁業生產量值-漁業種類別魚類別生產量值11'!G34,'漁業生產量值-漁業種類別魚類別生產量值11'!I34,'漁業生產量值-漁業種類別魚類別生產量值11'!K34)&#10;+SUM('漁業生產量值-漁業種類別魚類別生產量值12'!G34)&#10;+SUM('漁業生產量值-漁業種類別魚類別生產量值14'!C34,'漁業生產量值-漁業種類別魚類別生產量值14'!O34)&#10;+SUM('漁業生產量值-漁業種類別魚類別生產量值15'!C34,'漁業生產量值-漁業種類別魚類別生產量值15'!E34,'漁業生產量值-漁業種類別魚類別生產量值15'!G34,'漁業生產量值-漁業種類別魚類別生產量值15'!I34)=0,&quot;-&quot;,&#10;SUM(G34,I34)&#10;+SUM('漁業生產量值-漁業種類別魚類別生產量值1'!E34,'漁業生產量值-漁業種類別魚類別生產量值1'!G34,'漁業生產量值-漁業種類別魚類別生產量值1'!I34)&#10;+SUM('漁業生產量值-漁業種類別魚類別生產量值2'!C34,'漁業生產量值-漁業種類別魚類別生產量值2'!E34,'漁業生產量值-漁業種類別魚類別生產量值2'!G34,'漁業生產量值-漁業種類別魚類別生產量值2'!I34)&#10;+SUM('漁業生產量值-漁業種類別魚類別生產量值3'!E34,'漁業生產量值-漁業種類別魚類別生產量值3'!I34,'漁業生產量值-漁業種類別魚類別生產量值3'!K34,'漁業生產量值-漁業種類別魚類別生產量值3'!M34)&#10;+SUM('漁業生產量值-漁業種類別魚類別生產量值4'!G34,'漁業生產量值-漁業種類別魚類別生產量值4'!I34,'漁業生產量值-漁業種類別魚類別生產量值4'!K34,'漁業生產量值-漁業種類別魚類別生產量值4'!M34,'漁業生產量值-漁業種類別魚類別生產量值4'!O34)&#10;+SUM('漁業生產量值-漁業種類別魚類別生產量值5'!K34,'漁業生產量值-漁業種類別魚類別生產量值5'!M34,'漁業生產量值-漁業種類別魚類別生產量值5'!O34)&#10;+SUM('漁業生產量值-漁業種類別魚類別生產量值6'!C34,'漁業生產量值-漁業種類別魚類別生產量值6'!E34,'漁業生產量值-漁業種類別魚類別生產量值6'!G34,'漁業生產量值-漁業種類別魚類別生產量值6'!I34,'漁業生產量值-漁業種類別魚類別生產量值6'!K34,'漁業生產量值-漁業種類別魚類別生產量值6'!M34,'漁業生產量值-漁業種類別魚類別生產量值6'!O34)&#10;+SUM('漁業生產量值-漁業種類別魚類別生產量值7'!C34,'漁業生產量值-漁業種類別魚類別生產量值7'!E34,'漁業生產量值-漁業種類別魚類別生產量值7'!G34)&#10;+SUM('漁業生產量值-漁業種類別魚類別生產量值9'!I34,'漁業生產量值-漁業種類別魚類別生產量值9'!K34)&#10;+SUM('漁業生產量值-漁業種類別魚類別生產量值10'!G34)&#10;+SUM('漁業生產量值-漁業種類別魚類別生產量值11'!C34,'漁業生產量值-漁業種類別魚類別生產量值11'!E34,'漁業生產量值-漁業種類別魚類別生產量值11'!G34,'漁業生產量值-漁業種類別魚類別生產量值11'!I34,'漁業生產量值-漁業種類別魚類別生產量值11'!K34)&#10;+SUM('漁業生產量值-漁業種類別魚類別生產量值12'!G34)&#10;+SUM('漁業生產量值-漁業種類別魚類別生產量值14'!C34,'漁業生產量值-漁業種類別魚類別生產量值14'!O34)&#10;+SUM('漁業生產量值-漁業種類別魚類別生產量值15'!C34,'漁業生產量值-漁業種類別魚類別生產量值15'!E34,'漁業生產量值-漁業種類別魚類別生產量值15'!G34,'漁業生產量值-漁業種類別魚類別生產量值15'!I34)&#10;)" table:style-name="ce55">
            <text:p>226<text:s/></text:p>
          </table:table-cell>
          <table:table-cell office:value-type="float" office:value="41550.195" table:formula="msoxl:=  IF(SUM(H34,J34)&#10;+SUM('漁業生產量值-漁業種類別魚類別生產量值1'!F34,'漁業生產量值-漁業種類別魚類別生產量值1'!H34,'漁業生產量值-漁業種類別魚類別生產量值1'!J34,'漁業生產量值-漁業種類別魚類別生產量值1'!P34)&#10;+SUM('漁業生產量值-漁業種類別魚類別生產量值2'!D34,'漁業生產量值-漁業種類別魚類別生產量值2'!F34,'漁業生產量值-漁業種類別魚類別生產量值2'!H34,'漁業生產量值-漁業種類別魚類別生產量值2'!J34)&#10;+SUM('漁業生產量值-漁業種類別魚類別生產量值3'!F34,'漁業生產量值-漁業種類別魚類別生產量值3'!J34,'漁業生產量值-漁業種類別魚類別生產量值3'!L34,'漁業生產量值-漁業種類別魚類別生產量值3'!N34)&#10;+SUM('漁業生產量值-漁業種類別魚類別生產量值4'!H34,'漁業生產量值-漁業種類別魚類別生產量值4'!J34,'漁業生產量值-漁業種類別魚類別生產量值4'!L34,'漁業生產量值-漁業種類別魚類別生產量值4'!N34,'漁業生產量值-漁業種類別魚類別生產量值4'!P34)&#10;+SUM('漁業生產量值-漁業種類別魚類別生產量值5'!L34,'漁業生產量值-漁業種類別魚類別生產量值5'!N34,'漁業生產量值-漁業種類別魚類別生產量值5'!P34)&#10;+SUM('漁業生產量值-漁業種類別魚類別生產量值6'!D34,'漁業生產量值-漁業種類別魚類別生產量值6'!F34,'漁業生產量值-漁業種類別魚類別生產量值6'!H34,'漁業生產量值-漁業種類別魚類別生產量值6'!J34,'漁業生產量值-漁業種類別魚類別生產量值6'!L34,'漁業生產量值-漁業種類別魚類別生產量值6'!N34,'漁業生產量值-漁業種類別魚類別生產量值6'!P34)&#10;+SUM('漁業生產量值-漁業種類別魚類別生產量值7'!D34,'漁業生產量值-漁業種類別魚類別生產量值7'!F34,'漁業生產量值-漁業種類別魚類別生產量值7'!H34)&#10;+SUM('漁業生產量值-漁業種類別魚類別生產量值9'!J34,'漁業生產量值-漁業種類別魚類別生產量值9'!L34)&#10;+SUM('漁業生產量值-漁業種類別魚類別生產量值10'!H34)&#10;+SUM('漁業生產量值-漁業種類別魚類別生產量值11'!D34,'漁業生產量值-漁業種類別魚類別生產量值11'!F34,'漁業生產量值-漁業種類別魚類別生產量值11'!H34,'漁業生產量值-漁業種類別魚類別生產量值11'!J34,'漁業生產量值-漁業種類別魚類別生產量值11'!L34)&#10;+SUM('漁業生產量值-漁業種類別魚類別生產量值12'!H34)&#10;+SUM('漁業生產量值-漁業種類別魚類別生產量值14'!D34,'漁業生產量值-漁業種類別魚類別生產量值14'!P34)&#10;+SUM('漁業生產量值-漁業種類別魚類別生產量值15'!D34,'漁業生產量值-漁業種類別魚類別生產量值15'!F34,'漁業生產量值-漁業種類別魚類別生產量值15'!H34,'漁業生產量值-漁業種類別魚類別生產量值15'!J34)=0,&quot;-&quot;,&#10;SUM(H34,J34)&#10;+SUM('漁業生產量值-漁業種類別魚類別生產量值1'!F34,'漁業生產量值-漁業種類別魚類別生產量值1'!H34,'漁業生產量值-漁業種類別魚類別生產量值1'!J34,'漁業生產量值-漁業種類別魚類別生產量值1'!P34)&#10;+SUM('漁業生產量值-漁業種類別魚類別生產量值2'!D34,'漁業生產量值-漁業種類別魚類別生產量值2'!F34,'漁業生產量值-漁業種類別魚類別生產量值2'!H34,'漁業生產量值-漁業種類別魚類別生產量值2'!J34)&#10;+SUM('漁業生產量值-漁業種類別魚類別生產量值3'!F34,'漁業生產量值-漁業種類別魚類別生產量值3'!J34,'漁業生產量值-漁業種類別魚類別生產量值3'!L34,'漁業生產量值-漁業種類別魚類別生產量值3'!N34)&#10;+SUM('漁業生產量值-漁業種類別魚類別生產量值4'!H34,'漁業生產量值-漁業種類別魚類別生產量值4'!J34,'漁業生產量值-漁業種類別魚類別生產量值4'!L34,'漁業生產量值-漁業種類別魚類別生產量值4'!N34,'漁業生產量值-漁業種類別魚類別生產量值4'!P34)&#10;+SUM('漁業生產量值-漁業種類別魚類別生產量值5'!L34,'漁業生產量值-漁業種類別魚類別生產量值5'!N34,'漁業生產量值-漁業種類別魚類別生產量值5'!P34)&#10;+SUM('漁業生產量值-漁業種類別魚類別生產量值6'!D34,'漁業生產量值-漁業種類別魚類別生產量值6'!F34,'漁業生產量值-漁業種類別魚類別生產量值6'!H34,'漁業生產量值-漁業種類別魚類別生產量值6'!J34,'漁業生產量值-漁業種類別魚類別生產量值6'!L34,'漁業生產量值-漁業種類別魚類別生產量值6'!N34,'漁業生產量值-漁業種類別魚類別生產量值6'!P34)&#10;+SUM('漁業生產量值-漁業種類別魚類別生產量值7'!D34,'漁業生產量值-漁業種類別魚類別生產量值7'!F34,'漁業生產量值-漁業種類別魚類別生產量值7'!H34)&#10;+SUM('漁業生產量值-漁業種類別魚類別生產量值9'!J34,'漁業生產量值-漁業種類別魚類別生產量值9'!L34)&#10;+SUM('漁業生產量值-漁業種類別魚類別生產量值10'!H34)&#10;+SUM('漁業生產量值-漁業種類別魚類別生產量值11'!D34,'漁業生產量值-漁業種類別魚類別生產量值11'!F34,'漁業生產量值-漁業種類別魚類別生產量值11'!H34,'漁業生產量值-漁業種類別魚類別生產量值11'!J34,'漁業生產量值-漁業種類別魚類別生產量值11'!L34)&#10;+SUM('漁業生產量值-漁業種類別魚類別生產量值12'!H34)&#10;+SUM('漁業生產量值-漁業種類別魚類別生產量值14'!D34,'漁業生產量值-漁業種類別魚類別生產量值14'!P34)&#10;+SUM('漁業生產量值-漁業種類別魚類別生產量值15'!D34,'漁業生產量值-漁業種類別魚類別生產量值15'!F34,'漁業生產量值-漁業種類別魚類別生產量值15'!H34,'漁業生產量值-漁業種類別魚類別生產量值15'!J34)&#10;)" table:style-name="ce55">
            <text:p>41,55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4,M34,O34,'漁業生產量值-漁業種類別魚類別生產量值1'!C34)=0,&quot;-&quot;,SUM(K34,M34,O34,'漁業生產量值-漁業種類別魚類別生產量值1'!C34))" table:style-name="ce55">
            <text:p>-</text:p>
          </table:table-cell>
          <table:table-cell office:value-type="string" office:string-value="-" table:formula="msoxl:=  IF(SUM(L34,N34,P34,'漁業生產量值-漁業種類別魚類別生產量值1'!D34)=0,&quot;-&quot;,SUM(L34,N34,P34,'漁業生產量值-漁業種類別魚類別生產量值1'!D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float" office:value="65.448999999999998" table:style-name="ce57">
            <text:p>65<text:s/></text:p>
          </table:table-cell>
          <table:table-cell office:value-type="float" office:value="4392.5668999999998" table:style-name="ce57">
            <text:p>4,393<text:s/></text:p>
          </table:table-cell>
          <table:table-cell office:value-type="float" office:value="39.512" table:formula="msoxl:=  IF(SUM(G35,I35)&#10;+SUM('漁業生產量值-漁業種類別魚類別生產量值1'!E35,'漁業生產量值-漁業種類別魚類別生產量值1'!G35,'漁業生產量值-漁業種類別魚類別生產量值1'!I35)&#10;+SUM('漁業生產量值-漁業種類別魚類別生產量值2'!C35,'漁業生產量值-漁業種類別魚類別生產量值2'!E35,'漁業生產量值-漁業種類別魚類別生產量值2'!G35,'漁業生產量值-漁業種類別魚類別生產量值2'!I35)&#10;+SUM('漁業生產量值-漁業種類別魚類別生產量值3'!E35,'漁業生產量值-漁業種類別魚類別生產量值3'!I35,'漁業生產量值-漁業種類別魚類別生產量值3'!K35,'漁業生產量值-漁業種類別魚類別生產量值3'!M35)&#10;+SUM('漁業生產量值-漁業種類別魚類別生產量值4'!G35,'漁業生產量值-漁業種類別魚類別生產量值4'!I35,'漁業生產量值-漁業種類別魚類別生產量值4'!K35,'漁業生產量值-漁業種類別魚類別生產量值4'!M35,'漁業生產量值-漁業種類別魚類別生產量值4'!O35)&#10;+SUM('漁業生產量值-漁業種類別魚類別生產量值5'!K35,'漁業生產量值-漁業種類別魚類別生產量值5'!M35,'漁業生產量值-漁業種類別魚類別生產量值5'!O35)&#10;+SUM('漁業生產量值-漁業種類別魚類別生產量值6'!C35,'漁業生產量值-漁業種類別魚類別生產量值6'!E35,'漁業生產量值-漁業種類別魚類別生產量值6'!G35,'漁業生產量值-漁業種類別魚類別生產量值6'!I35,'漁業生產量值-漁業種類別魚類別生產量值6'!K35,'漁業生產量值-漁業種類別魚類別生產量值6'!M35,'漁業生產量值-漁業種類別魚類別生產量值6'!O35)&#10;+SUM('漁業生產量值-漁業種類別魚類別生產量值7'!C35,'漁業生產量值-漁業種類別魚類別生產量值7'!E35,'漁業生產量值-漁業種類別魚類別生產量值7'!G35)&#10;+SUM('漁業生產量值-漁業種類別魚類別生產量值9'!I35,'漁業生產量值-漁業種類別魚類別生產量值9'!K35)&#10;+SUM('漁業生產量值-漁業種類別魚類別生產量值10'!G35)&#10;+SUM('漁業生產量值-漁業種類別魚類別生產量值11'!C35,'漁業生產量值-漁業種類別魚類別生產量值11'!E35,'漁業生產量值-漁業種類別魚類別生產量值11'!G35,'漁業生產量值-漁業種類別魚類別生產量值11'!I35,'漁業生產量值-漁業種類別魚類別生產量值11'!K35)&#10;+SUM('漁業生產量值-漁業種類別魚類別生產量值12'!G35)&#10;+SUM('漁業生產量值-漁業種類別魚類別生產量值14'!C35,'漁業生產量值-漁業種類別魚類別生產量值14'!O35)&#10;+SUM('漁業生產量值-漁業種類別魚類別生產量值15'!C35,'漁業生產量值-漁業種類別魚類別生產量值15'!E35,'漁業生產量值-漁業種類別魚類別生產量值15'!G35,'漁業生產量值-漁業種類別魚類別生產量值15'!I35)=0,&quot;-&quot;,&#10;SUM(G35,I35)&#10;+SUM('漁業生產量值-漁業種類別魚類別生產量值1'!E35,'漁業生產量值-漁業種類別魚類別生產量值1'!G35,'漁業生產量值-漁業種類別魚類別生產量值1'!I35)&#10;+SUM('漁業生產量值-漁業種類別魚類別生產量值2'!C35,'漁業生產量值-漁業種類別魚類別生產量值2'!E35,'漁業生產量值-漁業種類別魚類別生產量值2'!G35,'漁業生產量值-漁業種類別魚類別生產量值2'!I35)&#10;+SUM('漁業生產量值-漁業種類別魚類別生產量值3'!E35,'漁業生產量值-漁業種類別魚類別生產量值3'!I35,'漁業生產量值-漁業種類別魚類別生產量值3'!K35,'漁業生產量值-漁業種類別魚類別生產量值3'!M35)&#10;+SUM('漁業生產量值-漁業種類別魚類別生產量值4'!G35,'漁業生產量值-漁業種類別魚類別生產量值4'!I35,'漁業生產量值-漁業種類別魚類別生產量值4'!K35,'漁業生產量值-漁業種類別魚類別生產量值4'!M35,'漁業生產量值-漁業種類別魚類別生產量值4'!O35)&#10;+SUM('漁業生產量值-漁業種類別魚類別生產量值5'!K35,'漁業生產量值-漁業種類別魚類別生產量值5'!M35,'漁業生產量值-漁業種類別魚類別生產量值5'!O35)&#10;+SUM('漁業生產量值-漁業種類別魚類別生產量值6'!C35,'漁業生產量值-漁業種類別魚類別生產量值6'!E35,'漁業生產量值-漁業種類別魚類別生產量值6'!G35,'漁業生產量值-漁業種類別魚類別生產量值6'!I35,'漁業生產量值-漁業種類別魚類別生產量值6'!K35,'漁業生產量值-漁業種類別魚類別生產量值6'!M35,'漁業生產量值-漁業種類別魚類別生產量值6'!O35)&#10;+SUM('漁業生產量值-漁業種類別魚類別生產量值7'!C35,'漁業生產量值-漁業種類別魚類別生產量值7'!E35,'漁業生產量值-漁業種類別魚類別生產量值7'!G35)&#10;+SUM('漁業生產量值-漁業種類別魚類別生產量值9'!I35,'漁業生產量值-漁業種類別魚類別生產量值9'!K35)&#10;+SUM('漁業生產量值-漁業種類別魚類別生產量值10'!G35)&#10;+SUM('漁業生產量值-漁業種類別魚類別生產量值11'!C35,'漁業生產量值-漁業種類別魚類別生產量值11'!E35,'漁業生產量值-漁業種類別魚類別生產量值11'!G35,'漁業生產量值-漁業種類別魚類別生產量值11'!I35,'漁業生產量值-漁業種類別魚類別生產量值11'!K35)&#10;+SUM('漁業生產量值-漁業種類別魚類別生產量值12'!G35)&#10;+SUM('漁業生產量值-漁業種類別魚類別生產量值14'!C35,'漁業生產量值-漁業種類別魚類別生產量值14'!O35)&#10;+SUM('漁業生產量值-漁業種類別魚類別生產量值15'!C35,'漁業生產量值-漁業種類別魚類別生產量值15'!E35,'漁業生產量值-漁業種類別魚類別生產量值15'!G35,'漁業生產量值-漁業種類別魚類別生產量值15'!I35)&#10;)" table:style-name="ce55">
            <text:p>40<text:s/></text:p>
          </table:table-cell>
          <table:table-cell office:value-type="float" office:value="4046.5640000000003" table:formula="msoxl:=  IF(SUM(H35,J35)&#10;+SUM('漁業生產量值-漁業種類別魚類別生產量值1'!F35,'漁業生產量值-漁業種類別魚類別生產量值1'!H35,'漁業生產量值-漁業種類別魚類別生產量值1'!J35,'漁業生產量值-漁業種類別魚類別生產量值1'!P35)&#10;+SUM('漁業生產量值-漁業種類別魚類別生產量值2'!D35,'漁業生產量值-漁業種類別魚類別生產量值2'!F35,'漁業生產量值-漁業種類別魚類別生產量值2'!H35,'漁業生產量值-漁業種類別魚類別生產量值2'!J35)&#10;+SUM('漁業生產量值-漁業種類別魚類別生產量值3'!F35,'漁業生產量值-漁業種類別魚類別生產量值3'!J35,'漁業生產量值-漁業種類別魚類別生產量值3'!L35,'漁業生產量值-漁業種類別魚類別生產量值3'!N35)&#10;+SUM('漁業生產量值-漁業種類別魚類別生產量值4'!H35,'漁業生產量值-漁業種類別魚類別生產量值4'!J35,'漁業生產量值-漁業種類別魚類別生產量值4'!L35,'漁業生產量值-漁業種類別魚類別生產量值4'!N35,'漁業生產量值-漁業種類別魚類別生產量值4'!P35)&#10;+SUM('漁業生產量值-漁業種類別魚類別生產量值5'!L35,'漁業生產量值-漁業種類別魚類別生產量值5'!N35,'漁業生產量值-漁業種類別魚類別生產量值5'!P35)&#10;+SUM('漁業生產量值-漁業種類別魚類別生產量值6'!D35,'漁業生產量值-漁業種類別魚類別生產量值6'!F35,'漁業生產量值-漁業種類別魚類別生產量值6'!H35,'漁業生產量值-漁業種類別魚類別生產量值6'!J35,'漁業生產量值-漁業種類別魚類別生產量值6'!L35,'漁業生產量值-漁業種類別魚類別生產量值6'!N35,'漁業生產量值-漁業種類別魚類別生產量值6'!P35)&#10;+SUM('漁業生產量值-漁業種類別魚類別生產量值7'!D35,'漁業生產量值-漁業種類別魚類別生產量值7'!F35,'漁業生產量值-漁業種類別魚類別生產量值7'!H35)&#10;+SUM('漁業生產量值-漁業種類別魚類別生產量值9'!J35,'漁業生產量值-漁業種類別魚類別生產量值9'!L35)&#10;+SUM('漁業生產量值-漁業種類別魚類別生產量值10'!H35)&#10;+SUM('漁業生產量值-漁業種類別魚類別生產量值11'!D35,'漁業生產量值-漁業種類別魚類別生產量值11'!F35,'漁業生產量值-漁業種類別魚類別生產量值11'!H35,'漁業生產量值-漁業種類別魚類別生產量值11'!J35,'漁業生產量值-漁業種類別魚類別生產量值11'!L35)&#10;+SUM('漁業生產量值-漁業種類別魚類別生產量值12'!H35)&#10;+SUM('漁業生產量值-漁業種類別魚類別生產量值14'!D35,'漁業生產量值-漁業種類別魚類別生產量值14'!P35)&#10;+SUM('漁業生產量值-漁業種類別魚類別生產量值15'!D35,'漁業生產量值-漁業種類別魚類別生產量值15'!F35,'漁業生產量值-漁業種類別魚類別生產量值15'!H35,'漁業生產量值-漁業種類別魚類別生產量值15'!J35)=0,&quot;-&quot;,&#10;SUM(H35,J35)&#10;+SUM('漁業生產量值-漁業種類別魚類別生產量值1'!F35,'漁業生產量值-漁業種類別魚類別生產量值1'!H35,'漁業生產量值-漁業種類別魚類別生產量值1'!J35,'漁業生產量值-漁業種類別魚類別生產量值1'!P35)&#10;+SUM('漁業生產量值-漁業種類別魚類別生產量值2'!D35,'漁業生產量值-漁業種類別魚類別生產量值2'!F35,'漁業生產量值-漁業種類別魚類別生產量值2'!H35,'漁業生產量值-漁業種類別魚類別生產量值2'!J35)&#10;+SUM('漁業生產量值-漁業種類別魚類別生產量值3'!F35,'漁業生產量值-漁業種類別魚類別生產量值3'!J35,'漁業生產量值-漁業種類別魚類別生產量值3'!L35,'漁業生產量值-漁業種類別魚類別生產量值3'!N35)&#10;+SUM('漁業生產量值-漁業種類別魚類別生產量值4'!H35,'漁業生產量值-漁業種類別魚類別生產量值4'!J35,'漁業生產量值-漁業種類別魚類別生產量值4'!L35,'漁業生產量值-漁業種類別魚類別生產量值4'!N35,'漁業生產量值-漁業種類別魚類別生產量值4'!P35)&#10;+SUM('漁業生產量值-漁業種類別魚類別生產量值5'!L35,'漁業生產量值-漁業種類別魚類別生產量值5'!N35,'漁業生產量值-漁業種類別魚類別生產量值5'!P35)&#10;+SUM('漁業生產量值-漁業種類別魚類別生產量值6'!D35,'漁業生產量值-漁業種類別魚類別生產量值6'!F35,'漁業生產量值-漁業種類別魚類別生產量值6'!H35,'漁業生產量值-漁業種類別魚類別生產量值6'!J35,'漁業生產量值-漁業種類別魚類別生產量值6'!L35,'漁業生產量值-漁業種類別魚類別生產量值6'!N35,'漁業生產量值-漁業種類別魚類別生產量值6'!P35)&#10;+SUM('漁業生產量值-漁業種類別魚類別生產量值7'!D35,'漁業生產量值-漁業種類別魚類別生產量值7'!F35,'漁業生產量值-漁業種類別魚類別生產量值7'!H35)&#10;+SUM('漁業生產量值-漁業種類別魚類別生產量值9'!J35,'漁業生產量值-漁業種類別魚類別生產量值9'!L35)&#10;+SUM('漁業生產量值-漁業種類別魚類別生產量值10'!H35)&#10;+SUM('漁業生產量值-漁業種類別魚類別生產量值11'!D35,'漁業生產量值-漁業種類別魚類別生產量值11'!F35,'漁業生產量值-漁業種類別魚類別生產量值11'!H35,'漁業生產量值-漁業種類別魚類別生產量值11'!J35,'漁業生產量值-漁業種類別魚類別生產量值11'!L35)&#10;+SUM('漁業生產量值-漁業種類別魚類別生產量值12'!H35)&#10;+SUM('漁業生產量值-漁業種類別魚類別生產量值14'!D35,'漁業生產量值-漁業種類別魚類別生產量值14'!P35)&#10;+SUM('漁業生產量值-漁業種類別魚類別生產量值15'!D35,'漁業生產量值-漁業種類別魚類別生產量值15'!F35,'漁業生產量值-漁業種類別魚類別生產量值15'!H35,'漁業生產量值-漁業種類別魚類別生產量值15'!J35)&#10;)" table:style-name="ce55">
            <text:p>4,047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35,M35,O35,'漁業生產量值-漁業種類別魚類別生產量值1'!C35)=0,&quot;-&quot;,SUM(K35,M35,O35,'漁業生產量值-漁業種類別魚類別生產量值1'!C35))" table:style-name="ce55">
            <text:p>-</text:p>
          </table:table-cell>
          <table:table-cell office:value-type="string" office:string-value="-" table:formula="msoxl:=  IF(SUM(L35,N35,P35,'漁業生產量值-漁業種類別魚類別生產量值1'!D35)=0,&quot;-&quot;,SUM(L35,N35,P35,'漁業生產量值-漁業種類別魚類別生產量值1'!D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25268.15958" table:formula="msoxl:=  IF(SUM(C37:C53)=0,&quot;-&quot;,SUM(C37:C53))" table:style-name="ce52">
            <text:p>25,268<text:s/></text:p>
          </table:table-cell>
          <table:table-cell office:value-type="float" office:value="3596226.0157500003" table:formula="msoxl:=  IF(SUM(D37:D53)=0,&quot;-&quot;,SUM(D37:D53))" table:style-name="ce52">
            <text:p>3,596,226<text:s/></text:p>
          </table:table-cell>
          <table:table-cell office:value-type="float" office:value="20952.295869999998" table:formula="msoxl:=  IF(SUM(E37:E53)=0,&quot;-&quot;,SUM(E37:E53))" table:style-name="ce52">
            <text:p>20,952<text:s/></text:p>
          </table:table-cell>
          <table:table-cell office:value-type="float" office:value="2901366.4036299991" table:formula="msoxl:=  IF(SUM(F37:F53)=0,&quot;-&quot;,SUM(F37:F53))" table:style-name="ce52">
            <text:p>2,901,366<text:s/></text:p>
          </table:table-cell>
          <table:table-cell office:value-type="string" office:string-value="-" table:formula="msoxl:=  IF(SUM(G37:G53)=0,&quot;-&quot;,SUM(G37:G53))" table:style-name="ce52">
            <text:p>-</text:p>
          </table:table-cell>
          <table:table-cell office:value-type="string" office:string-value="-" table:formula="msoxl:=  IF(SUM(H37:H53)=0,&quot;-&quot;,SUM(H37:H53))" table:style-name="ce52">
            <text:p>-</text:p>
          </table:table-cell>
          <table:table-cell office:value-type="string" office:string-value="-" table:formula="msoxl:=  IF(SUM(I37:I53)=0,&quot;-&quot;,SUM(I37:I53))" table:style-name="ce52">
            <text:p>-</text:p>
          </table:table-cell>
          <table:table-cell office:value-type="string" office:string-value="-" table:formula="msoxl:=  IF(SUM(J37:J53)=0,&quot;-&quot;,SUM(J37:J53))" table:style-name="ce52">
            <text:p>-</text:p>
          </table:table-cell>
          <table:table-cell office:value-type="string" office:string-value="-" table:formula="msoxl:=  IF(SUM(K37:K53)=0,&quot;-&quot;,SUM(K37:K53))" table:style-name="ce52">
            <text:p>-</text:p>
          </table:table-cell>
          <table:table-cell office:value-type="string" office:string-value="-" table:formula="msoxl:=  IF(SUM(L37:L53)=0,&quot;-&quot;,SUM(L37:L53))" table:style-name="ce52">
            <text:p>-</text:p>
          </table:table-cell>
          <table:table-cell office:value-type="string" office:string-value="-" table:formula="msoxl:=  IF(SUM(M37:M53)=0,&quot;-&quot;,SUM(M37:M53))" table:style-name="ce52">
            <text:p>-</text:p>
          </table:table-cell>
          <table:table-cell office:value-type="string" office:string-value="-" table:formula="msoxl:=  IF(SUM(N37:N53)=0,&quot;-&quot;,SUM(N37:N53))" table:style-name="ce52">
            <text:p>-</text:p>
          </table:table-cell>
          <table:table-cell office:value-type="string" office:string-value="-" table:formula="msoxl:=  IF(SUM(O37:O53)=0,&quot;-&quot;,SUM(O37:O53))" table:style-name="ce52">
            <text:p>-</text:p>
          </table:table-cell>
          <table:table-cell office:value-type="string" office:string-value="-" table:formula="msoxl:=  IF(SUM(P37:P53)=0,&quot;-&quot;,SUM(P37:P53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9038.9729299999999" table:style-name="ce55">
            <text:p>9,039<text:s/></text:p>
          </table:table-cell>
          <table:table-cell office:value-type="float" office:value="665623.94787999999" table:style-name="ce55">
            <text:p>665,624<text:s/></text:p>
          </table:table-cell>
          <table:table-cell office:value-type="float" office:value="7022.663599999998" table:formula="msoxl:=  IF(SUM(G37,I37)&#10;+SUM('漁業生產量值-漁業種類別魚類別生產量值1'!E37,'漁業生產量值-漁業種類別魚類別生產量值1'!G37,'漁業生產量值-漁業種類別魚類別生產量值1'!I37)&#10;+SUM('漁業生產量值-漁業種類別魚類別生產量值2'!C37,'漁業生產量值-漁業種類別魚類別生產量值2'!E37,'漁業生產量值-漁業種類別魚類別生產量值2'!G37,'漁業生產量值-漁業種類別魚類別生產量值2'!I37)&#10;+SUM('漁業生產量值-漁業種類別魚類別生產量值3'!E37,'漁業生產量值-漁業種類別魚類別生產量值3'!I37,'漁業生產量值-漁業種類別魚類別生產量值3'!K37,'漁業生產量值-漁業種類別魚類別生產量值3'!M37)&#10;+SUM('漁業生產量值-漁業種類別魚類別生產量值4'!G37,'漁業生產量值-漁業種類別魚類別生產量值4'!I37,'漁業生產量值-漁業種類別魚類別生產量值4'!K37,'漁業生產量值-漁業種類別魚類別生產量值4'!M37,'漁業生產量值-漁業種類別魚類別生產量值4'!O37)&#10;+SUM('漁業生產量值-漁業種類別魚類別生產量值5'!K37,'漁業生產量值-漁業種類別魚類別生產量值5'!M37,'漁業生產量值-漁業種類別魚類別生產量值5'!O37)&#10;+SUM('漁業生產量值-漁業種類別魚類別生產量值6'!C37,'漁業生產量值-漁業種類別魚類別生產量值6'!E37,'漁業生產量值-漁業種類別魚類別生產量值6'!G37,'漁業生產量值-漁業種類別魚類別生產量值6'!I37,'漁業生產量值-漁業種類別魚類別生產量值6'!K37,'漁業生產量值-漁業種類別魚類別生產量值6'!M37,'漁業生產量值-漁業種類別魚類別生產量值6'!O37)&#10;+SUM('漁業生產量值-漁業種類別魚類別生產量值7'!C37,'漁業生產量值-漁業種類別魚類別生產量值7'!E37,'漁業生產量值-漁業種類別魚類別生產量值7'!G37)&#10;+SUM('漁業生產量值-漁業種類別魚類別生產量值9'!I37,'漁業生產量值-漁業種類別魚類別生產量值9'!K37)&#10;+SUM('漁業生產量值-漁業種類別魚類別生產量值10'!G37)&#10;+SUM('漁業生產量值-漁業種類別魚類別生產量值11'!C37,'漁業生產量值-漁業種類別魚類別生產量值11'!E37,'漁業生產量值-漁業種類別魚類別生產量值11'!G37,'漁業生產量值-漁業種類別魚類別生產量值11'!I37,'漁業生產量值-漁業種類別魚類別生產量值11'!K37)&#10;+SUM('漁業生產量值-漁業種類別魚類別生產量值12'!G37)&#10;+SUM('漁業生產量值-漁業種類別魚類別生產量值14'!C37,'漁業生產量值-漁業種類別魚類別生產量值14'!O37)&#10;+SUM('漁業生產量值-漁業種類別魚類別生產量值15'!C37,'漁業生產量值-漁業種類別魚類別生產量值15'!E37,'漁業生產量值-漁業種類別魚類別生產量值15'!G37,'漁業生產量值-漁業種類別魚類別生產量值15'!I37)=0,&quot;-&quot;,&#10;SUM(G37,I37)&#10;+SUM('漁業生產量值-漁業種類別魚類別生產量值1'!E37,'漁業生產量值-漁業種類別魚類別生產量值1'!G37,'漁業生產量值-漁業種類別魚類別生產量值1'!I37)&#10;+SUM('漁業生產量值-漁業種類別魚類別生產量值2'!C37,'漁業生產量值-漁業種類別魚類別生產量值2'!E37,'漁業生產量值-漁業種類別魚類別生產量值2'!G37,'漁業生產量值-漁業種類別魚類別生產量值2'!I37)&#10;+SUM('漁業生產量值-漁業種類別魚類別生產量值3'!E37,'漁業生產量值-漁業種類別魚類別生產量值3'!I37,'漁業生產量值-漁業種類別魚類別生產量值3'!K37,'漁業生產量值-漁業種類別魚類別生產量值3'!M37)&#10;+SUM('漁業生產量值-漁業種類別魚類別生產量值4'!G37,'漁業生產量值-漁業種類別魚類別生產量值4'!I37,'漁業生產量值-漁業種類別魚類別生產量值4'!K37,'漁業生產量值-漁業種類別魚類別生產量值4'!M37,'漁業生產量值-漁業種類別魚類別生產量值4'!O37)&#10;+SUM('漁業生產量值-漁業種類別魚類別生產量值5'!K37,'漁業生產量值-漁業種類別魚類別生產量值5'!M37,'漁業生產量值-漁業種類別魚類別生產量值5'!O37)&#10;+SUM('漁業生產量值-漁業種類別魚類別生產量值6'!C37,'漁業生產量值-漁業種類別魚類別生產量值6'!E37,'漁業生產量值-漁業種類別魚類別生產量值6'!G37,'漁業生產量值-漁業種類別魚類別生產量值6'!I37,'漁業生產量值-漁業種類別魚類別生產量值6'!K37,'漁業生產量值-漁業種類別魚類別生產量值6'!M37,'漁業生產量值-漁業種類別魚類別生產量值6'!O37)&#10;+SUM('漁業生產量值-漁業種類別魚類別生產量值7'!C37,'漁業生產量值-漁業種類別魚類別生產量值7'!E37,'漁業生產量值-漁業種類別魚類別生產量值7'!G37)&#10;+SUM('漁業生產量值-漁業種類別魚類別生產量值9'!I37,'漁業生產量值-漁業種類別魚類別生產量值9'!K37)&#10;+SUM('漁業生產量值-漁業種類別魚類別生產量值10'!G37)&#10;+SUM('漁業生產量值-漁業種類別魚類別生產量值11'!C37,'漁業生產量值-漁業種類別魚類別生產量值11'!E37,'漁業生產量值-漁業種類別魚類別生產量值11'!G37,'漁業生產量值-漁業種類別魚類別生產量值11'!I37,'漁業生產量值-漁業種類別魚類別生產量值11'!K37)&#10;+SUM('漁業生產量值-漁業種類別魚類別生產量值12'!G37)&#10;+SUM('漁業生產量值-漁業種類別魚類別生產量值14'!C37,'漁業生產量值-漁業種類別魚類別生產量值14'!O37)&#10;+SUM('漁業生產量值-漁業種類別魚類別生產量值15'!C37,'漁業生產量值-漁業種類別魚類別生產量值15'!E37,'漁業生產量值-漁業種類別魚類別生產量值15'!G37,'漁業生產量值-漁業種類別魚類別生產量值15'!I37)&#10;)" table:style-name="ce55">
            <text:p>7,023<text:s/></text:p>
          </table:table-cell>
          <table:table-cell office:value-type="float" office:value="473862.58523999999" table:formula="msoxl:=  IF(SUM(H37,J37)&#10;+SUM('漁業生產量值-漁業種類別魚類別生產量值1'!F37,'漁業生產量值-漁業種類別魚類別生產量值1'!H37,'漁業生產量值-漁業種類別魚類別生產量值1'!J37,'漁業生產量值-漁業種類別魚類別生產量值1'!P37)&#10;+SUM('漁業生產量值-漁業種類別魚類別生產量值2'!D37,'漁業生產量值-漁業種類別魚類別生產量值2'!F37,'漁業生產量值-漁業種類別魚類別生產量值2'!H37,'漁業生產量值-漁業種類別魚類別生產量值2'!J37)&#10;+SUM('漁業生產量值-漁業種類別魚類別生產量值3'!F37,'漁業生產量值-漁業種類別魚類別生產量值3'!J37,'漁業生產量值-漁業種類別魚類別生產量值3'!L37,'漁業生產量值-漁業種類別魚類別生產量值3'!N37)&#10;+SUM('漁業生產量值-漁業種類別魚類別生產量值4'!H37,'漁業生產量值-漁業種類別魚類別生產量值4'!J37,'漁業生產量值-漁業種類別魚類別生產量值4'!L37,'漁業生產量值-漁業種類別魚類別生產量值4'!N37,'漁業生產量值-漁業種類別魚類別生產量值4'!P37)&#10;+SUM('漁業生產量值-漁業種類別魚類別生產量值5'!L37,'漁業生產量值-漁業種類別魚類別生產量值5'!N37,'漁業生產量值-漁業種類別魚類別生產量值5'!P37)&#10;+SUM('漁業生產量值-漁業種類別魚類別生產量值6'!D37,'漁業生產量值-漁業種類別魚類別生產量值6'!F37,'漁業生產量值-漁業種類別魚類別生產量值6'!H37,'漁業生產量值-漁業種類別魚類別生產量值6'!J37,'漁業生產量值-漁業種類別魚類別生產量值6'!L37,'漁業生產量值-漁業種類別魚類別生產量值6'!N37,'漁業生產量值-漁業種類別魚類別生產量值6'!P37)&#10;+SUM('漁業生產量值-漁業種類別魚類別生產量值7'!D37,'漁業生產量值-漁業種類別魚類別生產量值7'!F37,'漁業生產量值-漁業種類別魚類別生產量值7'!H37)&#10;+SUM('漁業生產量值-漁業種類別魚類別生產量值9'!J37,'漁業生產量值-漁業種類別魚類別生產量值9'!L37)&#10;+SUM('漁業生產量值-漁業種類別魚類別生產量值10'!H37)&#10;+SUM('漁業生產量值-漁業種類別魚類別生產量值11'!D37,'漁業生產量值-漁業種類別魚類別生產量值11'!F37,'漁業生產量值-漁業種類別魚類別生產量值11'!H37,'漁業生產量值-漁業種類別魚類別生產量值11'!J37,'漁業生產量值-漁業種類別魚類別生產量值11'!L37)&#10;+SUM('漁業生產量值-漁業種類別魚類別生產量值12'!H37)&#10;+SUM('漁業生產量值-漁業種類別魚類別生產量值14'!D37,'漁業生產量值-漁業種類別魚類別生產量值14'!P37)&#10;+SUM('漁業生產量值-漁業種類別魚類別生產量值15'!D37,'漁業生產量值-漁業種類別魚類別生產量值15'!F37,'漁業生產量值-漁業種類別魚類別生產量值15'!H37,'漁業生產量值-漁業種類別魚類別生產量值15'!J37)=0,&quot;-&quot;,&#10;SUM(H37,J37)&#10;+SUM('漁業生產量值-漁業種類別魚類別生產量值1'!F37,'漁業生產量值-漁業種類別魚類別生產量值1'!H37,'漁業生產量值-漁業種類別魚類別生產量值1'!J37,'漁業生產量值-漁業種類別魚類別生產量值1'!P37)&#10;+SUM('漁業生產量值-漁業種類別魚類別生產量值2'!D37,'漁業生產量值-漁業種類別魚類別生產量值2'!F37,'漁業生產量值-漁業種類別魚類別生產量值2'!H37,'漁業生產量值-漁業種類別魚類別生產量值2'!J37)&#10;+SUM('漁業生產量值-漁業種類別魚類別生產量值3'!F37,'漁業生產量值-漁業種類別魚類別生產量值3'!J37,'漁業生產量值-漁業種類別魚類別生產量值3'!L37,'漁業生產量值-漁業種類別魚類別生產量值3'!N37)&#10;+SUM('漁業生產量值-漁業種類別魚類別生產量值4'!H37,'漁業生產量值-漁業種類別魚類別生產量值4'!J37,'漁業生產量值-漁業種類別魚類別生產量值4'!L37,'漁業生產量值-漁業種類別魚類別生產量值4'!N37,'漁業生產量值-漁業種類別魚類別生產量值4'!P37)&#10;+SUM('漁業生產量值-漁業種類別魚類別生產量值5'!L37,'漁業生產量值-漁業種類別魚類別生產量值5'!N37,'漁業生產量值-漁業種類別魚類別生產量值5'!P37)&#10;+SUM('漁業生產量值-漁業種類別魚類別生產量值6'!D37,'漁業生產量值-漁業種類別魚類別生產量值6'!F37,'漁業生產量值-漁業種類別魚類別生產量值6'!H37,'漁業生產量值-漁業種類別魚類別生產量值6'!J37,'漁業生產量值-漁業種類別魚類別生產量值6'!L37,'漁業生產量值-漁業種類別魚類別生產量值6'!N37,'漁業生產量值-漁業種類別魚類別生產量值6'!P37)&#10;+SUM('漁業生產量值-漁業種類別魚類別生產量值7'!D37,'漁業生產量值-漁業種類別魚類別生產量值7'!F37,'漁業生產量值-漁業種類別魚類別生產量值7'!H37)&#10;+SUM('漁業生產量值-漁業種類別魚類別生產量值9'!J37,'漁業生產量值-漁業種類別魚類別生產量值9'!L37)&#10;+SUM('漁業生產量值-漁業種類別魚類別生產量值10'!H37)&#10;+SUM('漁業生產量值-漁業種類別魚類別生產量值11'!D37,'漁業生產量值-漁業種類別魚類別生產量值11'!F37,'漁業生產量值-漁業種類別魚類別生產量值11'!H37,'漁業生產量值-漁業種類別魚類別生產量值11'!J37,'漁業生產量值-漁業種類別魚類別生產量值11'!L37)&#10;+SUM('漁業生產量值-漁業種類別魚類別生產量值12'!H37)&#10;+SUM('漁業生產量值-漁業種類別魚類別生產量值14'!D37,'漁業生產量值-漁業種類別魚類別生產量值14'!P37)&#10;+SUM('漁業生產量值-漁業種類別魚類別生產量值15'!D37,'漁業生產量值-漁業種類別魚類別生產量值15'!F37,'漁業生產量值-漁業種類別魚類別生產量值15'!H37,'漁業生產量值-漁業種類別魚類別生產量值15'!J37)&#10;)" table:style-name="ce55">
            <text:p>473,86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7,M37,O37,'漁業生產量值-漁業種類別魚類別生產量值1'!C37)=0,&quot;-&quot;,SUM(K37,M37,O37,'漁業生產量值-漁業種類別魚類別生產量值1'!C37))" table:style-name="ce55">
            <text:p>-</text:p>
          </table:table-cell>
          <table:table-cell office:value-type="string" office:string-value="-" table:formula="msoxl:=  IF(SUM(L37,N37,P37,'漁業生產量值-漁業種類別魚類別生產量值1'!D37)=0,&quot;-&quot;,SUM(L37,N37,P37,'漁業生產量值-漁業種類別魚類別生產量值1'!D3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float" office:value="339" table:style-name="ce55">
            <text:p>339<text:s/></text:p>
          </table:table-cell>
          <table:table-cell office:value-type="float" office:value="129870" table:style-name="ce55">
            <text:p>129,870<text:s/></text:p>
          </table:table-cell>
          <table:table-cell office:value-type="float" office:value="339" table:formula="msoxl:=  IF(SUM(G38,I38)&#10;+SUM('漁業生產量值-漁業種類別魚類別生產量值1'!E38,'漁業生產量值-漁業種類別魚類別生產量值1'!G38,'漁業生產量值-漁業種類別魚類別生產量值1'!I38)&#10;+SUM('漁業生產量值-漁業種類別魚類別生產量值2'!C38,'漁業生產量值-漁業種類別魚類別生產量值2'!E38,'漁業生產量值-漁業種類別魚類別生產量值2'!G38,'漁業生產量值-漁業種類別魚類別生產量值2'!I38)&#10;+SUM('漁業生產量值-漁業種類別魚類別生產量值3'!E38,'漁業生產量值-漁業種類別魚類別生產量值3'!I38,'漁業生產量值-漁業種類別魚類別生產量值3'!K38,'漁業生產量值-漁業種類別魚類別生產量值3'!M38)&#10;+SUM('漁業生產量值-漁業種類別魚類別生產量值4'!G38,'漁業生產量值-漁業種類別魚類別生產量值4'!I38,'漁業生產量值-漁業種類別魚類別生產量值4'!K38,'漁業生產量值-漁業種類別魚類別生產量值4'!M38,'漁業生產量值-漁業種類別魚類別生產量值4'!O38)&#10;+SUM('漁業生產量值-漁業種類別魚類別生產量值5'!K38,'漁業生產量值-漁業種類別魚類別生產量值5'!M38,'漁業生產量值-漁業種類別魚類別生產量值5'!O38)&#10;+SUM('漁業生產量值-漁業種類別魚類別生產量值6'!C38,'漁業生產量值-漁業種類別魚類別生產量值6'!E38,'漁業生產量值-漁業種類別魚類別生產量值6'!G38,'漁業生產量值-漁業種類別魚類別生產量值6'!I38,'漁業生產量值-漁業種類別魚類別生產量值6'!K38,'漁業生產量值-漁業種類別魚類別生產量值6'!M38,'漁業生產量值-漁業種類別魚類別生產量值6'!O38)&#10;+SUM('漁業生產量值-漁業種類別魚類別生產量值7'!C38,'漁業生產量值-漁業種類別魚類別生產量值7'!E38,'漁業生產量值-漁業種類別魚類別生產量值7'!G38)&#10;+SUM('漁業生產量值-漁業種類別魚類別生產量值9'!I38,'漁業生產量值-漁業種類別魚類別生產量值9'!K38)&#10;+SUM('漁業生產量值-漁業種類別魚類別生產量值10'!G38)&#10;+SUM('漁業生產量值-漁業種類別魚類別生產量值11'!C38,'漁業生產量值-漁業種類別魚類別生產量值11'!E38,'漁業生產量值-漁業種類別魚類別生產量值11'!G38,'漁業生產量值-漁業種類別魚類別生產量值11'!I38,'漁業生產量值-漁業種類別魚類別生產量值11'!K38)&#10;+SUM('漁業生產量值-漁業種類別魚類別生產量值12'!G38)&#10;+SUM('漁業生產量值-漁業種類別魚類別生產量值14'!C38,'漁業生產量值-漁業種類別魚類別生產量值14'!O38)&#10;+SUM('漁業生產量值-漁業種類別魚類別生產量值15'!C38,'漁業生產量值-漁業種類別魚類別生產量值15'!E38,'漁業生產量值-漁業種類別魚類別生產量值15'!G38,'漁業生產量值-漁業種類別魚類別生產量值15'!I38)=0,&quot;-&quot;,&#10;SUM(G38,I38)&#10;+SUM('漁業生產量值-漁業種類別魚類別生產量值1'!E38,'漁業生產量值-漁業種類別魚類別生產量值1'!G38,'漁業生產量值-漁業種類別魚類別生產量值1'!I38)&#10;+SUM('漁業生產量值-漁業種類別魚類別生產量值2'!C38,'漁業生產量值-漁業種類別魚類別生產量值2'!E38,'漁業生產量值-漁業種類別魚類別生產量值2'!G38,'漁業生產量值-漁業種類別魚類別生產量值2'!I38)&#10;+SUM('漁業生產量值-漁業種類別魚類別生產量值3'!E38,'漁業生產量值-漁業種類別魚類別生產量值3'!I38,'漁業生產量值-漁業種類別魚類別生產量值3'!K38,'漁業生產量值-漁業種類別魚類別生產量值3'!M38)&#10;+SUM('漁業生產量值-漁業種類別魚類別生產量值4'!G38,'漁業生產量值-漁業種類別魚類別生產量值4'!I38,'漁業生產量值-漁業種類別魚類別生產量值4'!K38,'漁業生產量值-漁業種類別魚類別生產量值4'!M38,'漁業生產量值-漁業種類別魚類別生產量值4'!O38)&#10;+SUM('漁業生產量值-漁業種類別魚類別生產量值5'!K38,'漁業生產量值-漁業種類別魚類別生產量值5'!M38,'漁業生產量值-漁業種類別魚類別生產量值5'!O38)&#10;+SUM('漁業生產量值-漁業種類別魚類別生產量值6'!C38,'漁業生產量值-漁業種類別魚類別生產量值6'!E38,'漁業生產量值-漁業種類別魚類別生產量值6'!G38,'漁業生產量值-漁業種類別魚類別生產量值6'!I38,'漁業生產量值-漁業種類別魚類別生產量值6'!K38,'漁業生產量值-漁業種類別魚類別生產量值6'!M38,'漁業生產量值-漁業種類別魚類別生產量值6'!O38)&#10;+SUM('漁業生產量值-漁業種類別魚類別生產量值7'!C38,'漁業生產量值-漁業種類別魚類別生產量值7'!E38,'漁業生產量值-漁業種類別魚類別生產量值7'!G38)&#10;+SUM('漁業生產量值-漁業種類別魚類別生產量值9'!I38,'漁業生產量值-漁業種類別魚類別生產量值9'!K38)&#10;+SUM('漁業生產量值-漁業種類別魚類別生產量值10'!G38)&#10;+SUM('漁業生產量值-漁業種類別魚類別生產量值11'!C38,'漁業生產量值-漁業種類別魚類別生產量值11'!E38,'漁業生產量值-漁業種類別魚類別生產量值11'!G38,'漁業生產量值-漁業種類別魚類別生產量值11'!I38,'漁業生產量值-漁業種類別魚類別生產量值11'!K38)&#10;+SUM('漁業生產量值-漁業種類別魚類別生產量值12'!G38)&#10;+SUM('漁業生產量值-漁業種類別魚類別生產量值14'!C38,'漁業生產量值-漁業種類別魚類別生產量值14'!O38)&#10;+SUM('漁業生產量值-漁業種類別魚類別生產量值15'!C38,'漁業生產量值-漁業種類別魚類別生產量值15'!E38,'漁業生產量值-漁業種類別魚類別生產量值15'!G38,'漁業生產量值-漁業種類別魚類別生產量值15'!I38)&#10;)" table:style-name="ce55">
            <text:p>339<text:s/></text:p>
          </table:table-cell>
          <table:table-cell office:value-type="float" office:value="129870" table:formula="msoxl:=  IF(SUM(H38,J38)&#10;+SUM('漁業生產量值-漁業種類別魚類別生產量值1'!F38,'漁業生產量值-漁業種類別魚類別生產量值1'!H38,'漁業生產量值-漁業種類別魚類別生產量值1'!J38,'漁業生產量值-漁業種類別魚類別生產量值1'!P38)&#10;+SUM('漁業生產量值-漁業種類別魚類別生產量值2'!D38,'漁業生產量值-漁業種類別魚類別生產量值2'!F38,'漁業生產量值-漁業種類別魚類別生產量值2'!H38,'漁業生產量值-漁業種類別魚類別生產量值2'!J38)&#10;+SUM('漁業生產量值-漁業種類別魚類別生產量值3'!F38,'漁業生產量值-漁業種類別魚類別生產量值3'!J38,'漁業生產量值-漁業種類別魚類別生產量值3'!L38,'漁業生產量值-漁業種類別魚類別生產量值3'!N38)&#10;+SUM('漁業生產量值-漁業種類別魚類別生產量值4'!H38,'漁業生產量值-漁業種類別魚類別生產量值4'!J38,'漁業生產量值-漁業種類別魚類別生產量值4'!L38,'漁業生產量值-漁業種類別魚類別生產量值4'!N38,'漁業生產量值-漁業種類別魚類別生產量值4'!P38)&#10;+SUM('漁業生產量值-漁業種類別魚類別生產量值5'!L38,'漁業生產量值-漁業種類別魚類別生產量值5'!N38,'漁業生產量值-漁業種類別魚類別生產量值5'!P38)&#10;+SUM('漁業生產量值-漁業種類別魚類別生產量值6'!D38,'漁業生產量值-漁業種類別魚類別生產量值6'!F38,'漁業生產量值-漁業種類別魚類別生產量值6'!H38,'漁業生產量值-漁業種類別魚類別生產量值6'!J38,'漁業生產量值-漁業種類別魚類別生產量值6'!L38,'漁業生產量值-漁業種類別魚類別生產量值6'!N38,'漁業生產量值-漁業種類別魚類別生產量值6'!P38)&#10;+SUM('漁業生產量值-漁業種類別魚類別生產量值7'!D38,'漁業生產量值-漁業種類別魚類別生產量值7'!F38,'漁業生產量值-漁業種類別魚類別生產量值7'!H38)&#10;+SUM('漁業生產量值-漁業種類別魚類別生產量值9'!J38,'漁業生產量值-漁業種類別魚類別生產量值9'!L38)&#10;+SUM('漁業生產量值-漁業種類別魚類別生產量值10'!H38)&#10;+SUM('漁業生產量值-漁業種類別魚類別生產量值11'!D38,'漁業生產量值-漁業種類別魚類別生產量值11'!F38,'漁業生產量值-漁業種類別魚類別生產量值11'!H38,'漁業生產量值-漁業種類別魚類別生產量值11'!J38,'漁業生產量值-漁業種類別魚類別生產量值11'!L38)&#10;+SUM('漁業生產量值-漁業種類別魚類別生產量值12'!H38)&#10;+SUM('漁業生產量值-漁業種類別魚類別生產量值14'!D38,'漁業生產量值-漁業種類別魚類別生產量值14'!P38)&#10;+SUM('漁業生產量值-漁業種類別魚類別生產量值15'!D38,'漁業生產量值-漁業種類別魚類別生產量值15'!F38,'漁業生產量值-漁業種類別魚類別生產量值15'!H38,'漁業生產量值-漁業種類別魚類別生產量值15'!J38)=0,&quot;-&quot;,&#10;SUM(H38,J38)&#10;+SUM('漁業生產量值-漁業種類別魚類別生產量值1'!F38,'漁業生產量值-漁業種類別魚類別生產量值1'!H38,'漁業生產量值-漁業種類別魚類別生產量值1'!J38,'漁業生產量值-漁業種類別魚類別生產量值1'!P38)&#10;+SUM('漁業生產量值-漁業種類別魚類別生產量值2'!D38,'漁業生產量值-漁業種類別魚類別生產量值2'!F38,'漁業生產量值-漁業種類別魚類別生產量值2'!H38,'漁業生產量值-漁業種類別魚類別生產量值2'!J38)&#10;+SUM('漁業生產量值-漁業種類別魚類別生產量值3'!F38,'漁業生產量值-漁業種類別魚類別生產量值3'!J38,'漁業生產量值-漁業種類別魚類別生產量值3'!L38,'漁業生產量值-漁業種類別魚類別生產量值3'!N38)&#10;+SUM('漁業生產量值-漁業種類別魚類別生產量值4'!H38,'漁業生產量值-漁業種類別魚類別生產量值4'!J38,'漁業生產量值-漁業種類別魚類別生產量值4'!L38,'漁業生產量值-漁業種類別魚類別生產量值4'!N38,'漁業生產量值-漁業種類別魚類別生產量值4'!P38)&#10;+SUM('漁業生產量值-漁業種類別魚類別生產量值5'!L38,'漁業生產量值-漁業種類別魚類別生產量值5'!N38,'漁業生產量值-漁業種類別魚類別生產量值5'!P38)&#10;+SUM('漁業生產量值-漁業種類別魚類別生產量值6'!D38,'漁業生產量值-漁業種類別魚類別生產量值6'!F38,'漁業生產量值-漁業種類別魚類別生產量值6'!H38,'漁業生產量值-漁業種類別魚類別生產量值6'!J38,'漁業生產量值-漁業種類別魚類別生產量值6'!L38,'漁業生產量值-漁業種類別魚類別生產量值6'!N38,'漁業生產量值-漁業種類別魚類別生產量值6'!P38)&#10;+SUM('漁業生產量值-漁業種類別魚類別生產量值7'!D38,'漁業生產量值-漁業種類別魚類別生產量值7'!F38,'漁業生產量值-漁業種類別魚類別生產量值7'!H38)&#10;+SUM('漁業生產量值-漁業種類別魚類別生產量值9'!J38,'漁業生產量值-漁業種類別魚類別生產量值9'!L38)&#10;+SUM('漁業生產量值-漁業種類別魚類別生產量值10'!H38)&#10;+SUM('漁業生產量值-漁業種類別魚類別生產量值11'!D38,'漁業生產量值-漁業種類別魚類別生產量值11'!F38,'漁業生產量值-漁業種類別魚類別生產量值11'!H38,'漁業生產量值-漁業種類別魚類別生產量值11'!J38,'漁業生產量值-漁業種類別魚類別生產量值11'!L38)&#10;+SUM('漁業生產量值-漁業種類別魚類別生產量值12'!H38)&#10;+SUM('漁業生產量值-漁業種類別魚類別生產量值14'!D38,'漁業生產量值-漁業種類別魚類別生產量值14'!P38)&#10;+SUM('漁業生產量值-漁業種類別魚類別生產量值15'!D38,'漁業生產量值-漁業種類別魚類別生產量值15'!F38,'漁業生產量值-漁業種類別魚類別生產量值15'!H38,'漁業生產量值-漁業種類別魚類別生產量值15'!J38)&#10;)" table:style-name="ce55">
            <text:p>129,87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8,M38,O38,'漁業生產量值-漁業種類別魚類別生產量值1'!C38)=0,&quot;-&quot;,SUM(K38,M38,O38,'漁業生產量值-漁業種類別魚類別生產量值1'!C38))" table:style-name="ce55">
            <text:p>-</text:p>
          </table:table-cell>
          <table:table-cell office:value-type="string" office:string-value="-" table:formula="msoxl:=  IF(SUM(L38,N38,P38,'漁業生產量值-漁業種類別魚類別生產量值1'!D38)=0,&quot;-&quot;,SUM(L38,N38,P38,'漁業生產量值-漁業種類別魚類別生產量值1'!D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float" office:value="113.3001" table:style-name="ce55">
            <text:p>113<text:s/></text:p>
          </table:table-cell>
          <table:table-cell office:value-type="float" office:value="9294.0617399999992" table:style-name="ce55">
            <text:p>9,294<text:s/></text:p>
          </table:table-cell>
          <table:table-cell office:value-type="float" office:value="101.5341" table:formula="msoxl:=  IF(SUM(G39,I39)&#10;+SUM('漁業生產量值-漁業種類別魚類別生產量值1'!E39,'漁業生產量值-漁業種類別魚類別生產量值1'!G39,'漁業生產量值-漁業種類別魚類別生產量值1'!I39)&#10;+SUM('漁業生產量值-漁業種類別魚類別生產量值2'!C39,'漁業生產量值-漁業種類別魚類別生產量值2'!E39,'漁業生產量值-漁業種類別魚類別生產量值2'!G39,'漁業生產量值-漁業種類別魚類別生產量值2'!I39)&#10;+SUM('漁業生產量值-漁業種類別魚類別生產量值3'!E39,'漁業生產量值-漁業種類別魚類別生產量值3'!I39,'漁業生產量值-漁業種類別魚類別生產量值3'!K39,'漁業生產量值-漁業種類別魚類別生產量值3'!M39)&#10;+SUM('漁業生產量值-漁業種類別魚類別生產量值4'!G39,'漁業生產量值-漁業種類別魚類別生產量值4'!I39,'漁業生產量值-漁業種類別魚類別生產量值4'!K39,'漁業生產量值-漁業種類別魚類別生產量值4'!M39,'漁業生產量值-漁業種類別魚類別生產量值4'!O39)&#10;+SUM('漁業生產量值-漁業種類別魚類別生產量值5'!K39,'漁業生產量值-漁業種類別魚類別生產量值5'!M39,'漁業生產量值-漁業種類別魚類別生產量值5'!O39)&#10;+SUM('漁業生產量值-漁業種類別魚類別生產量值6'!C39,'漁業生產量值-漁業種類別魚類別生產量值6'!E39,'漁業生產量值-漁業種類別魚類別生產量值6'!G39,'漁業生產量值-漁業種類別魚類別生產量值6'!I39,'漁業生產量值-漁業種類別魚類別生產量值6'!K39,'漁業生產量值-漁業種類別魚類別生產量值6'!M39,'漁業生產量值-漁業種類別魚類別生產量值6'!O39)&#10;+SUM('漁業生產量值-漁業種類別魚類別生產量值7'!C39,'漁業生產量值-漁業種類別魚類別生產量值7'!E39,'漁業生產量值-漁業種類別魚類別生產量值7'!G39)&#10;+SUM('漁業生產量值-漁業種類別魚類別生產量值9'!I39,'漁業生產量值-漁業種類別魚類別生產量值9'!K39)&#10;+SUM('漁業生產量值-漁業種類別魚類別生產量值10'!G39)&#10;+SUM('漁業生產量值-漁業種類別魚類別生產量值11'!C39,'漁業生產量值-漁業種類別魚類別生產量值11'!E39,'漁業生產量值-漁業種類別魚類別生產量值11'!G39,'漁業生產量值-漁業種類別魚類別生產量值11'!I39,'漁業生產量值-漁業種類別魚類別生產量值11'!K39)&#10;+SUM('漁業生產量值-漁業種類別魚類別生產量值12'!G39)&#10;+SUM('漁業生產量值-漁業種類別魚類別生產量值14'!C39,'漁業生產量值-漁業種類別魚類別生產量值14'!O39)&#10;+SUM('漁業生產量值-漁業種類別魚類別生產量值15'!C39,'漁業生產量值-漁業種類別魚類別生產量值15'!E39,'漁業生產量值-漁業種類別魚類別生產量值15'!G39,'漁業生產量值-漁業種類別魚類別生產量值15'!I39)=0,&quot;-&quot;,&#10;SUM(G39,I39)&#10;+SUM('漁業生產量值-漁業種類別魚類別生產量值1'!E39,'漁業生產量值-漁業種類別魚類別生產量值1'!G39,'漁業生產量值-漁業種類別魚類別生產量值1'!I39)&#10;+SUM('漁業生產量值-漁業種類別魚類別生產量值2'!C39,'漁業生產量值-漁業種類別魚類別生產量值2'!E39,'漁業生產量值-漁業種類別魚類別生產量值2'!G39,'漁業生產量值-漁業種類別魚類別生產量值2'!I39)&#10;+SUM('漁業生產量值-漁業種類別魚類別生產量值3'!E39,'漁業生產量值-漁業種類別魚類別生產量值3'!I39,'漁業生產量值-漁業種類別魚類別生產量值3'!K39,'漁業生產量值-漁業種類別魚類別生產量值3'!M39)&#10;+SUM('漁業生產量值-漁業種類別魚類別生產量值4'!G39,'漁業生產量值-漁業種類別魚類別生產量值4'!I39,'漁業生產量值-漁業種類別魚類別生產量值4'!K39,'漁業生產量值-漁業種類別魚類別生產量值4'!M39,'漁業生產量值-漁業種類別魚類別生產量值4'!O39)&#10;+SUM('漁業生產量值-漁業種類別魚類別生產量值5'!K39,'漁業生產量值-漁業種類別魚類別生產量值5'!M39,'漁業生產量值-漁業種類別魚類別生產量值5'!O39)&#10;+SUM('漁業生產量值-漁業種類別魚類別生產量值6'!C39,'漁業生產量值-漁業種類別魚類別生產量值6'!E39,'漁業生產量值-漁業種類別魚類別生產量值6'!G39,'漁業生產量值-漁業種類別魚類別生產量值6'!I39,'漁業生產量值-漁業種類別魚類別生產量值6'!K39,'漁業生產量值-漁業種類別魚類別生產量值6'!M39,'漁業生產量值-漁業種類別魚類別生產量值6'!O39)&#10;+SUM('漁業生產量值-漁業種類別魚類別生產量值7'!C39,'漁業生產量值-漁業種類別魚類別生產量值7'!E39,'漁業生產量值-漁業種類別魚類別生產量值7'!G39)&#10;+SUM('漁業生產量值-漁業種類別魚類別生產量值9'!I39,'漁業生產量值-漁業種類別魚類別生產量值9'!K39)&#10;+SUM('漁業生產量值-漁業種類別魚類別生產量值10'!G39)&#10;+SUM('漁業生產量值-漁業種類別魚類別生產量值11'!C39,'漁業生產量值-漁業種類別魚類別生產量值11'!E39,'漁業生產量值-漁業種類別魚類別生產量值11'!G39,'漁業生產量值-漁業種類別魚類別生產量值11'!I39,'漁業生產量值-漁業種類別魚類別生產量值11'!K39)&#10;+SUM('漁業生產量值-漁業種類別魚類別生產量值12'!G39)&#10;+SUM('漁業生產量值-漁業種類別魚類別生產量值14'!C39,'漁業生產量值-漁業種類別魚類別生產量值14'!O39)&#10;+SUM('漁業生產量值-漁業種類別魚類別生產量值15'!C39,'漁業生產量值-漁業種類別魚類別生產量值15'!E39,'漁業生產量值-漁業種類別魚類別生產量值15'!G39,'漁業生產量值-漁業種類別魚類別生產量值15'!I39)&#10;)" table:style-name="ce55">
            <text:p>102<text:s/></text:p>
          </table:table-cell>
          <table:table-cell office:value-type="float" office:value="8703.09274" table:formula="msoxl:=  IF(SUM(H39,J39)&#10;+SUM('漁業生產量值-漁業種類別魚類別生產量值1'!F39,'漁業生產量值-漁業種類別魚類別生產量值1'!H39,'漁業生產量值-漁業種類別魚類別生產量值1'!J39,'漁業生產量值-漁業種類別魚類別生產量值1'!P39)&#10;+SUM('漁業生產量值-漁業種類別魚類別生產量值2'!D39,'漁業生產量值-漁業種類別魚類別生產量值2'!F39,'漁業生產量值-漁業種類別魚類別生產量值2'!H39,'漁業生產量值-漁業種類別魚類別生產量值2'!J39)&#10;+SUM('漁業生產量值-漁業種類別魚類別生產量值3'!F39,'漁業生產量值-漁業種類別魚類別生產量值3'!J39,'漁業生產量值-漁業種類別魚類別生產量值3'!L39,'漁業生產量值-漁業種類別魚類別生產量值3'!N39)&#10;+SUM('漁業生產量值-漁業種類別魚類別生產量值4'!H39,'漁業生產量值-漁業種類別魚類別生產量值4'!J39,'漁業生產量值-漁業種類別魚類別生產量值4'!L39,'漁業生產量值-漁業種類別魚類別生產量值4'!N39,'漁業生產量值-漁業種類別魚類別生產量值4'!P39)&#10;+SUM('漁業生產量值-漁業種類別魚類別生產量值5'!L39,'漁業生產量值-漁業種類別魚類別生產量值5'!N39,'漁業生產量值-漁業種類別魚類別生產量值5'!P39)&#10;+SUM('漁業生產量值-漁業種類別魚類別生產量值6'!D39,'漁業生產量值-漁業種類別魚類別生產量值6'!F39,'漁業生產量值-漁業種類別魚類別生產量值6'!H39,'漁業生產量值-漁業種類別魚類別生產量值6'!J39,'漁業生產量值-漁業種類別魚類別生產量值6'!L39,'漁業生產量值-漁業種類別魚類別生產量值6'!N39,'漁業生產量值-漁業種類別魚類別生產量值6'!P39)&#10;+SUM('漁業生產量值-漁業種類別魚類別生產量值7'!D39,'漁業生產量值-漁業種類別魚類別生產量值7'!F39,'漁業生產量值-漁業種類別魚類別生產量值7'!H39)&#10;+SUM('漁業生產量值-漁業種類別魚類別生產量值9'!J39,'漁業生產量值-漁業種類別魚類別生產量值9'!L39)&#10;+SUM('漁業生產量值-漁業種類別魚類別生產量值10'!H39)&#10;+SUM('漁業生產量值-漁業種類別魚類別生產量值11'!D39,'漁業生產量值-漁業種類別魚類別生產量值11'!F39,'漁業生產量值-漁業種類別魚類別生產量值11'!H39,'漁業生產量值-漁業種類別魚類別生產量值11'!J39,'漁業生產量值-漁業種類別魚類別生產量值11'!L39)&#10;+SUM('漁業生產量值-漁業種類別魚類別生產量值12'!H39)&#10;+SUM('漁業生產量值-漁業種類別魚類別生產量值14'!D39,'漁業生產量值-漁業種類別魚類別生產量值14'!P39)&#10;+SUM('漁業生產量值-漁業種類別魚類別生產量值15'!D39,'漁業生產量值-漁業種類別魚類別生產量值15'!F39,'漁業生產量值-漁業種類別魚類別生產量值15'!H39,'漁業生產量值-漁業種類別魚類別生產量值15'!J39)=0,&quot;-&quot;,&#10;SUM(H39,J39)&#10;+SUM('漁業生產量值-漁業種類別魚類別生產量值1'!F39,'漁業生產量值-漁業種類別魚類別生產量值1'!H39,'漁業生產量值-漁業種類別魚類別生產量值1'!J39,'漁業生產量值-漁業種類別魚類別生產量值1'!P39)&#10;+SUM('漁業生產量值-漁業種類別魚類別生產量值2'!D39,'漁業生產量值-漁業種類別魚類別生產量值2'!F39,'漁業生產量值-漁業種類別魚類別生產量值2'!H39,'漁業生產量值-漁業種類別魚類別生產量值2'!J39)&#10;+SUM('漁業生產量值-漁業種類別魚類別生產量值3'!F39,'漁業生產量值-漁業種類別魚類別生產量值3'!J39,'漁業生產量值-漁業種類別魚類別生產量值3'!L39,'漁業生產量值-漁業種類別魚類別生產量值3'!N39)&#10;+SUM('漁業生產量值-漁業種類別魚類別生產量值4'!H39,'漁業生產量值-漁業種類別魚類別生產量值4'!J39,'漁業生產量值-漁業種類別魚類別生產量值4'!L39,'漁業生產量值-漁業種類別魚類別生產量值4'!N39,'漁業生產量值-漁業種類別魚類別生產量值4'!P39)&#10;+SUM('漁業生產量值-漁業種類別魚類別生產量值5'!L39,'漁業生產量值-漁業種類別魚類別生產量值5'!N39,'漁業生產量值-漁業種類別魚類別生產量值5'!P39)&#10;+SUM('漁業生產量值-漁業種類別魚類別生產量值6'!D39,'漁業生產量值-漁業種類別魚類別生產量值6'!F39,'漁業生產量值-漁業種類別魚類別生產量值6'!H39,'漁業生產量值-漁業種類別魚類別生產量值6'!J39,'漁業生產量值-漁業種類別魚類別生產量值6'!L39,'漁業生產量值-漁業種類別魚類別生產量值6'!N39,'漁業生產量值-漁業種類別魚類別生產量值6'!P39)&#10;+SUM('漁業生產量值-漁業種類別魚類別生產量值7'!D39,'漁業生產量值-漁業種類別魚類別生產量值7'!F39,'漁業生產量值-漁業種類別魚類別生產量值7'!H39)&#10;+SUM('漁業生產量值-漁業種類別魚類別生產量值9'!J39,'漁業生產量值-漁業種類別魚類別生產量值9'!L39)&#10;+SUM('漁業生產量值-漁業種類別魚類別生產量值10'!H39)&#10;+SUM('漁業生產量值-漁業種類別魚類別生產量值11'!D39,'漁業生產量值-漁業種類別魚類別生產量值11'!F39,'漁業生產量值-漁業種類別魚類別生產量值11'!H39,'漁業生產量值-漁業種類別魚類別生產量值11'!J39,'漁業生產量值-漁業種類別魚類別生產量值11'!L39)&#10;+SUM('漁業生產量值-漁業種類別魚類別生產量值12'!H39)&#10;+SUM('漁業生產量值-漁業種類別魚類別生產量值14'!D39,'漁業生產量值-漁業種類別魚類別生產量值14'!P39)&#10;+SUM('漁業生產量值-漁業種類別魚類別生產量值15'!D39,'漁業生產量值-漁業種類別魚類別生產量值15'!F39,'漁業生產量值-漁業種類別魚類別生產量值15'!H39,'漁業生產量值-漁業種類別魚類別生產量值15'!J39)&#10;)" table:style-name="ce55">
            <text:p>8,70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9,M39,O39,'漁業生產量值-漁業種類別魚類別生產量值1'!C39)=0,&quot;-&quot;,SUM(K39,M39,O39,'漁業生產量值-漁業種類別魚類別生產量值1'!C39))" table:style-name="ce55">
            <text:p>-</text:p>
          </table:table-cell>
          <table:table-cell office:value-type="string" office:string-value="-" table:formula="msoxl:=  IF(SUM(L39,N39,P39,'漁業生產量值-漁業種類別魚類別生產量值1'!D39)=0,&quot;-&quot;,SUM(L39,N39,P39,'漁業生產量值-漁業種類別魚類別生產量值1'!D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7134.0669799999996" table:style-name="ce55">
            <text:p>7,134<text:s/></text:p>
          </table:table-cell>
          <table:table-cell office:value-type="float" office:value="1404927.5100400001" table:style-name="ce55">
            <text:p>1,404,928<text:s/></text:p>
          </table:table-cell>
          <table:table-cell office:value-type="float" office:value="5566.9379099999996" table:formula="msoxl:=  IF(SUM(G40,I40)&#10;+SUM('漁業生產量值-漁業種類別魚類別生產量值1'!E40,'漁業生產量值-漁業種類別魚類別生產量值1'!G40,'漁業生產量值-漁業種類別魚類別生產量值1'!I40)&#10;+SUM('漁業生產量值-漁業種類別魚類別生產量值2'!C40,'漁業生產量值-漁業種類別魚類別生產量值2'!E40,'漁業生產量值-漁業種類別魚類別生產量值2'!G40,'漁業生產量值-漁業種類別魚類別生產量值2'!I40)&#10;+SUM('漁業生產量值-漁業種類別魚類別生產量值3'!E40,'漁業生產量值-漁業種類別魚類別生產量值3'!I40,'漁業生產量值-漁業種類別魚類別生產量值3'!K40,'漁業生產量值-漁業種類別魚類別生產量值3'!M40)&#10;+SUM('漁業生產量值-漁業種類別魚類別生產量值4'!G40,'漁業生產量值-漁業種類別魚類別生產量值4'!I40,'漁業生產量值-漁業種類別魚類別生產量值4'!K40,'漁業生產量值-漁業種類別魚類別生產量值4'!M40,'漁業生產量值-漁業種類別魚類別生產量值4'!O40)&#10;+SUM('漁業生產量值-漁業種類別魚類別生產量值5'!K40,'漁業生產量值-漁業種類別魚類別生產量值5'!M40,'漁業生產量值-漁業種類別魚類別生產量值5'!O40)&#10;+SUM('漁業生產量值-漁業種類別魚類別生產量值6'!C40,'漁業生產量值-漁業種類別魚類別生產量值6'!E40,'漁業生產量值-漁業種類別魚類別生產量值6'!G40,'漁業生產量值-漁業種類別魚類別生產量值6'!I40,'漁業生產量值-漁業種類別魚類別生產量值6'!K40,'漁業生產量值-漁業種類別魚類別生產量值6'!M40,'漁業生產量值-漁業種類別魚類別生產量值6'!O40)&#10;+SUM('漁業生產量值-漁業種類別魚類別生產量值7'!C40,'漁業生產量值-漁業種類別魚類別生產量值7'!E40,'漁業生產量值-漁業種類別魚類別生產量值7'!G40)&#10;+SUM('漁業生產量值-漁業種類別魚類別生產量值9'!I40,'漁業生產量值-漁業種類別魚類別生產量值9'!K40)&#10;+SUM('漁業生產量值-漁業種類別魚類別生產量值10'!G40)&#10;+SUM('漁業生產量值-漁業種類別魚類別生產量值11'!C40,'漁業生產量值-漁業種類別魚類別生產量值11'!E40,'漁業生產量值-漁業種類別魚類別生產量值11'!G40,'漁業生產量值-漁業種類別魚類別生產量值11'!I40,'漁業生產量值-漁業種類別魚類別生產量值11'!K40)&#10;+SUM('漁業生產量值-漁業種類別魚類別生產量值12'!G40)&#10;+SUM('漁業生產量值-漁業種類別魚類別生產量值14'!C40,'漁業生產量值-漁業種類別魚類別生產量值14'!O40)&#10;+SUM('漁業生產量值-漁業種類別魚類別生產量值15'!C40,'漁業生產量值-漁業種類別魚類別生產量值15'!E40,'漁業生產量值-漁業種類別魚類別生產量值15'!G40,'漁業生產量值-漁業種類別魚類別生產量值15'!I40)=0,&quot;-&quot;,&#10;SUM(G40,I40)&#10;+SUM('漁業生產量值-漁業種類別魚類別生產量值1'!E40,'漁業生產量值-漁業種類別魚類別生產量值1'!G40,'漁業生產量值-漁業種類別魚類別生產量值1'!I40)&#10;+SUM('漁業生產量值-漁業種類別魚類別生產量值2'!C40,'漁業生產量值-漁業種類別魚類別生產量值2'!E40,'漁業生產量值-漁業種類別魚類別生產量值2'!G40,'漁業生產量值-漁業種類別魚類別生產量值2'!I40)&#10;+SUM('漁業生產量值-漁業種類別魚類別生產量值3'!E40,'漁業生產量值-漁業種類別魚類別生產量值3'!I40,'漁業生產量值-漁業種類別魚類別生產量值3'!K40,'漁業生產量值-漁業種類別魚類別生產量值3'!M40)&#10;+SUM('漁業生產量值-漁業種類別魚類別生產量值4'!G40,'漁業生產量值-漁業種類別魚類別生產量值4'!I40,'漁業生產量值-漁業種類別魚類別生產量值4'!K40,'漁業生產量值-漁業種類別魚類別生產量值4'!M40,'漁業生產量值-漁業種類別魚類別生產量值4'!O40)&#10;+SUM('漁業生產量值-漁業種類別魚類別生產量值5'!K40,'漁業生產量值-漁業種類別魚類別生產量值5'!M40,'漁業生產量值-漁業種類別魚類別生產量值5'!O40)&#10;+SUM('漁業生產量值-漁業種類別魚類別生產量值6'!C40,'漁業生產量值-漁業種類別魚類別生產量值6'!E40,'漁業生產量值-漁業種類別魚類別生產量值6'!G40,'漁業生產量值-漁業種類別魚類別生產量值6'!I40,'漁業生產量值-漁業種類別魚類別生產量值6'!K40,'漁業生產量值-漁業種類別魚類別生產量值6'!M40,'漁業生產量值-漁業種類別魚類別生產量值6'!O40)&#10;+SUM('漁業生產量值-漁業種類別魚類別生產量值7'!C40,'漁業生產量值-漁業種類別魚類別生產量值7'!E40,'漁業生產量值-漁業種類別魚類別生產量值7'!G40)&#10;+SUM('漁業生產量值-漁業種類別魚類別生產量值9'!I40,'漁業生產量值-漁業種類別魚類別生產量值9'!K40)&#10;+SUM('漁業生產量值-漁業種類別魚類別生產量值10'!G40)&#10;+SUM('漁業生產量值-漁業種類別魚類別生產量值11'!C40,'漁業生產量值-漁業種類別魚類別生產量值11'!E40,'漁業生產量值-漁業種類別魚類別生產量值11'!G40,'漁業生產量值-漁業種類別魚類別生產量值11'!I40,'漁業生產量值-漁業種類別魚類別生產量值11'!K40)&#10;+SUM('漁業生產量值-漁業種類別魚類別生產量值12'!G40)&#10;+SUM('漁業生產量值-漁業種類別魚類別生產量值14'!C40,'漁業生產量值-漁業種類別魚類別生產量值14'!O40)&#10;+SUM('漁業生產量值-漁業種類別魚類別生產量值15'!C40,'漁業生產量值-漁業種類別魚類別生產量值15'!E40,'漁業生產量值-漁業種類別魚類別生產量值15'!G40,'漁業生產量值-漁業種類別魚類別生產量值15'!I40)&#10;)" table:style-name="ce55">
            <text:p>5,567<text:s/></text:p>
          </table:table-cell>
          <table:table-cell office:value-type="float" office:value="1033998.9294699999" table:formula="msoxl:=  IF(SUM(H40,J40)&#10;+SUM('漁業生產量值-漁業種類別魚類別生產量值1'!F40,'漁業生產量值-漁業種類別魚類別生產量值1'!H40,'漁業生產量值-漁業種類別魚類別生產量值1'!J40,'漁業生產量值-漁業種類別魚類別生產量值1'!P40)&#10;+SUM('漁業生產量值-漁業種類別魚類別生產量值2'!D40,'漁業生產量值-漁業種類別魚類別生產量值2'!F40,'漁業生產量值-漁業種類別魚類別生產量值2'!H40,'漁業生產量值-漁業種類別魚類別生產量值2'!J40)&#10;+SUM('漁業生產量值-漁業種類別魚類別生產量值3'!F40,'漁業生產量值-漁業種類別魚類別生產量值3'!J40,'漁業生產量值-漁業種類別魚類別生產量值3'!L40,'漁業生產量值-漁業種類別魚類別生產量值3'!N40)&#10;+SUM('漁業生產量值-漁業種類別魚類別生產量值4'!H40,'漁業生產量值-漁業種類別魚類別生產量值4'!J40,'漁業生產量值-漁業種類別魚類別生產量值4'!L40,'漁業生產量值-漁業種類別魚類別生產量值4'!N40,'漁業生產量值-漁業種類別魚類別生產量值4'!P40)&#10;+SUM('漁業生產量值-漁業種類別魚類別生產量值5'!L40,'漁業生產量值-漁業種類別魚類別生產量值5'!N40,'漁業生產量值-漁業種類別魚類別生產量值5'!P40)&#10;+SUM('漁業生產量值-漁業種類別魚類別生產量值6'!D40,'漁業生產量值-漁業種類別魚類別生產量值6'!F40,'漁業生產量值-漁業種類別魚類別生產量值6'!H40,'漁業生產量值-漁業種類別魚類別生產量值6'!J40,'漁業生產量值-漁業種類別魚類別生產量值6'!L40,'漁業生產量值-漁業種類別魚類別生產量值6'!N40,'漁業生產量值-漁業種類別魚類別生產量值6'!P40)&#10;+SUM('漁業生產量值-漁業種類別魚類別生產量值7'!D40,'漁業生產量值-漁業種類別魚類別生產量值7'!F40,'漁業生產量值-漁業種類別魚類別生產量值7'!H40)&#10;+SUM('漁業生產量值-漁業種類別魚類別生產量值9'!J40,'漁業生產量值-漁業種類別魚類別生產量值9'!L40)&#10;+SUM('漁業生產量值-漁業種類別魚類別生產量值10'!H40)&#10;+SUM('漁業生產量值-漁業種類別魚類別生產量值11'!D40,'漁業生產量值-漁業種類別魚類別生產量值11'!F40,'漁業生產量值-漁業種類別魚類別生產量值11'!H40,'漁業生產量值-漁業種類別魚類別生產量值11'!J40,'漁業生產量值-漁業種類別魚類別生產量值11'!L40)&#10;+SUM('漁業生產量值-漁業種類別魚類別生產量值12'!H40)&#10;+SUM('漁業生產量值-漁業種類別魚類別生產量值14'!D40,'漁業生產量值-漁業種類別魚類別生產量值14'!P40)&#10;+SUM('漁業生產量值-漁業種類別魚類別生產量值15'!D40,'漁業生產量值-漁業種類別魚類別生產量值15'!F40,'漁業生產量值-漁業種類別魚類別生產量值15'!H40,'漁業生產量值-漁業種類別魚類別生產量值15'!J40)=0,&quot;-&quot;,&#10;SUM(H40,J40)&#10;+SUM('漁業生產量值-漁業種類別魚類別生產量值1'!F40,'漁業生產量值-漁業種類別魚類別生產量值1'!H40,'漁業生產量值-漁業種類別魚類別生產量值1'!J40,'漁業生產量值-漁業種類別魚類別生產量值1'!P40)&#10;+SUM('漁業生產量值-漁業種類別魚類別生產量值2'!D40,'漁業生產量值-漁業種類別魚類別生產量值2'!F40,'漁業生產量值-漁業種類別魚類別生產量值2'!H40,'漁業生產量值-漁業種類別魚類別生產量值2'!J40)&#10;+SUM('漁業生產量值-漁業種類別魚類別生產量值3'!F40,'漁業生產量值-漁業種類別魚類別生產量值3'!J40,'漁業生產量值-漁業種類別魚類別生產量值3'!L40,'漁業生產量值-漁業種類別魚類別生產量值3'!N40)&#10;+SUM('漁業生產量值-漁業種類別魚類別生產量值4'!H40,'漁業生產量值-漁業種類別魚類別生產量值4'!J40,'漁業生產量值-漁業種類別魚類別生產量值4'!L40,'漁業生產量值-漁業種類別魚類別生產量值4'!N40,'漁業生產量值-漁業種類別魚類別生產量值4'!P40)&#10;+SUM('漁業生產量值-漁業種類別魚類別生產量值5'!L40,'漁業生產量值-漁業種類別魚類別生產量值5'!N40,'漁業生產量值-漁業種類別魚類別生產量值5'!P40)&#10;+SUM('漁業生產量值-漁業種類別魚類別生產量值6'!D40,'漁業生產量值-漁業種類別魚類別生產量值6'!F40,'漁業生產量值-漁業種類別魚類別生產量值6'!H40,'漁業生產量值-漁業種類別魚類別生產量值6'!J40,'漁業生產量值-漁業種類別魚類別生產量值6'!L40,'漁業生產量值-漁業種類別魚類別生產量值6'!N40,'漁業生產量值-漁業種類別魚類別生產量值6'!P40)&#10;+SUM('漁業生產量值-漁業種類別魚類別生產量值7'!D40,'漁業生產量值-漁業種類別魚類別生產量值7'!F40,'漁業生產量值-漁業種類別魚類別生產量值7'!H40)&#10;+SUM('漁業生產量值-漁業種類別魚類別生產量值9'!J40,'漁業生產量值-漁業種類別魚類別生產量值9'!L40)&#10;+SUM('漁業生產量值-漁業種類別魚類別生產量值10'!H40)&#10;+SUM('漁業生產量值-漁業種類別魚類別生產量值11'!D40,'漁業生產量值-漁業種類別魚類別生產量值11'!F40,'漁業生產量值-漁業種類別魚類別生產量值11'!H40,'漁業生產量值-漁業種類別魚類別生產量值11'!J40,'漁業生產量值-漁業種類別魚類別生產量值11'!L40)&#10;+SUM('漁業生產量值-漁業種類別魚類別生產量值12'!H40)&#10;+SUM('漁業生產量值-漁業種類別魚類別生產量值14'!D40,'漁業生產量值-漁業種類別魚類別生產量值14'!P40)&#10;+SUM('漁業生產量值-漁業種類別魚類別生產量值15'!D40,'漁業生產量值-漁業種類別魚類別生產量值15'!F40,'漁業生產量值-漁業種類別魚類別生產量值15'!H40,'漁業生產量值-漁業種類別魚類別生產量值15'!J40)&#10;)" table:style-name="ce55">
            <text:p>1,033,99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0,M40,O40,'漁業生產量值-漁業種類別魚類別生產量值1'!C40)=0,&quot;-&quot;,SUM(K40,M40,O40,'漁業生產量值-漁業種類別魚類別生產量值1'!C40))" table:style-name="ce55">
            <text:p>-</text:p>
          </table:table-cell>
          <table:table-cell office:value-type="string" office:string-value="-" table:formula="msoxl:=  IF(SUM(L40,N40,P40,'漁業生產量值-漁業種類別魚類別生產量值1'!D40)=0,&quot;-&quot;,SUM(L40,N40,P40,'漁業生產量值-漁業種類別魚類別生產量值1'!D4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float" office:value="5" table:style-name="ce55">
            <text:p>5<text:s/></text:p>
          </table:table-cell>
          <table:table-cell office:value-type="float" office:value="422" table:style-name="ce55">
            <text:p>422<text:s/></text:p>
          </table:table-cell>
          <table:table-cell office:value-type="string" office:string-value="-" table:formula="msoxl:=  IF(SUM(G41,I41)&#10;+SUM('漁業生產量值-漁業種類別魚類別生產量值1'!E41,'漁業生產量值-漁業種類別魚類別生產量值1'!G41,'漁業生產量值-漁業種類別魚類別生產量值1'!I41)&#10;+SUM('漁業生產量值-漁業種類別魚類別生產量值2'!C41,'漁業生產量值-漁業種類別魚類別生產量值2'!E41,'漁業生產量值-漁業種類別魚類別生產量值2'!G41,'漁業生產量值-漁業種類別魚類別生產量值2'!I41)&#10;+SUM('漁業生產量值-漁業種類別魚類別生產量值3'!E41,'漁業生產量值-漁業種類別魚類別生產量值3'!I41,'漁業生產量值-漁業種類別魚類別生產量值3'!K41,'漁業生產量值-漁業種類別魚類別生產量值3'!M41)&#10;+SUM('漁業生產量值-漁業種類別魚類別生產量值4'!G41,'漁業生產量值-漁業種類別魚類別生產量值4'!I41,'漁業生產量值-漁業種類別魚類別生產量值4'!K41,'漁業生產量值-漁業種類別魚類別生產量值4'!M41,'漁業生產量值-漁業種類別魚類別生產量值4'!O41)&#10;+SUM('漁業生產量值-漁業種類別魚類別生產量值5'!K41,'漁業生產量值-漁業種類別魚類別生產量值5'!M41,'漁業生產量值-漁業種類別魚類別生產量值5'!O41)&#10;+SUM('漁業生產量值-漁業種類別魚類別生產量值6'!C41,'漁業生產量值-漁業種類別魚類別生產量值6'!E41,'漁業生產量值-漁業種類別魚類別生產量值6'!G41,'漁業生產量值-漁業種類別魚類別生產量值6'!I41,'漁業生產量值-漁業種類別魚類別生產量值6'!K41,'漁業生產量值-漁業種類別魚類別生產量值6'!M41,'漁業生產量值-漁業種類別魚類別生產量值6'!O41)&#10;+SUM('漁業生產量值-漁業種類別魚類別生產量值7'!C41,'漁業生產量值-漁業種類別魚類別生產量值7'!E41,'漁業生產量值-漁業種類別魚類別生產量值7'!G41)&#10;+SUM('漁業生產量值-漁業種類別魚類別生產量值9'!I41,'漁業生產量值-漁業種類別魚類別生產量值9'!K41)&#10;+SUM('漁業生產量值-漁業種類別魚類別生產量值10'!G41)&#10;+SUM('漁業生產量值-漁業種類別魚類別生產量值11'!C41,'漁業生產量值-漁業種類別魚類別生產量值11'!E41,'漁業生產量值-漁業種類別魚類別生產量值11'!G41,'漁業生產量值-漁業種類別魚類別生產量值11'!I41,'漁業生產量值-漁業種類別魚類別生產量值11'!K41)&#10;+SUM('漁業生產量值-漁業種類別魚類別生產量值12'!G41)&#10;+SUM('漁業生產量值-漁業種類別魚類別生產量值14'!C41,'漁業生產量值-漁業種類別魚類別生產量值14'!O41)&#10;+SUM('漁業生產量值-漁業種類別魚類別生產量值15'!C41,'漁業生產量值-漁業種類別魚類別生產量值15'!E41,'漁業生產量值-漁業種類別魚類別生產量值15'!G41,'漁業生產量值-漁業種類別魚類別生產量值15'!I41)=0,&quot;-&quot;,&#10;SUM(G41,I41)&#10;+SUM('漁業生產量值-漁業種類別魚類別生產量值1'!E41,'漁業生產量值-漁業種類別魚類別生產量值1'!G41,'漁業生產量值-漁業種類別魚類別生產量值1'!I41)&#10;+SUM('漁業生產量值-漁業種類別魚類別生產量值2'!C41,'漁業生產量值-漁業種類別魚類別生產量值2'!E41,'漁業生產量值-漁業種類別魚類別生產量值2'!G41,'漁業生產量值-漁業種類別魚類別生產量值2'!I41)&#10;+SUM('漁業生產量值-漁業種類別魚類別生產量值3'!E41,'漁業生產量值-漁業種類別魚類別生產量值3'!I41,'漁業生產量值-漁業種類別魚類別生產量值3'!K41,'漁業生產量值-漁業種類別魚類別生產量值3'!M41)&#10;+SUM('漁業生產量值-漁業種類別魚類別生產量值4'!G41,'漁業生產量值-漁業種類別魚類別生產量值4'!I41,'漁業生產量值-漁業種類別魚類別生產量值4'!K41,'漁業生產量值-漁業種類別魚類別生產量值4'!M41,'漁業生產量值-漁業種類別魚類別生產量值4'!O41)&#10;+SUM('漁業生產量值-漁業種類別魚類別生產量值5'!K41,'漁業生產量值-漁業種類別魚類別生產量值5'!M41,'漁業生產量值-漁業種類別魚類別生產量值5'!O41)&#10;+SUM('漁業生產量值-漁業種類別魚類別生產量值6'!C41,'漁業生產量值-漁業種類別魚類別生產量值6'!E41,'漁業生產量值-漁業種類別魚類別生產量值6'!G41,'漁業生產量值-漁業種類別魚類別生產量值6'!I41,'漁業生產量值-漁業種類別魚類別生產量值6'!K41,'漁業生產量值-漁業種類別魚類別生產量值6'!M41,'漁業生產量值-漁業種類別魚類別生產量值6'!O41)&#10;+SUM('漁業生產量值-漁業種類別魚類別生產量值7'!C41,'漁業生產量值-漁業種類別魚類別生產量值7'!E41,'漁業生產量值-漁業種類別魚類別生產量值7'!G41)&#10;+SUM('漁業生產量值-漁業種類別魚類別生產量值9'!I41,'漁業生產量值-漁業種類別魚類別生產量值9'!K41)&#10;+SUM('漁業生產量值-漁業種類別魚類別生產量值10'!G41)&#10;+SUM('漁業生產量值-漁業種類別魚類別生產量值11'!C41,'漁業生產量值-漁業種類別魚類別生產量值11'!E41,'漁業生產量值-漁業種類別魚類別生產量值11'!G41,'漁業生產量值-漁業種類別魚類別生產量值11'!I41,'漁業生產量值-漁業種類別魚類別生產量值11'!K41)&#10;+SUM('漁業生產量值-漁業種類別魚類別生產量值12'!G41)&#10;+SUM('漁業生產量值-漁業種類別魚類別生產量值14'!C41,'漁業生產量值-漁業種類別魚類別生產量值14'!O41)&#10;+SUM('漁業生產量值-漁業種類別魚類別生產量值15'!C41,'漁業生產量值-漁業種類別魚類別生產量值15'!E41,'漁業生產量值-漁業種類別魚類別生產量值15'!G41,'漁業生產量值-漁業種類別魚類別生產量值15'!I41)&#10;)" table:style-name="ce55">
            <text:p>-</text:p>
          </table:table-cell>
          <table:table-cell office:value-type="string" office:string-value="-" table:formula="msoxl:=  IF(SUM(H41,J41)&#10;+SUM('漁業生產量值-漁業種類別魚類別生產量值1'!F41,'漁業生產量值-漁業種類別魚類別生產量值1'!H41,'漁業生產量值-漁業種類別魚類別生產量值1'!J41,'漁業生產量值-漁業種類別魚類別生產量值1'!P41)&#10;+SUM('漁業生產量值-漁業種類別魚類別生產量值2'!D41,'漁業生產量值-漁業種類別魚類別生產量值2'!F41,'漁業生產量值-漁業種類別魚類別生產量值2'!H41,'漁業生產量值-漁業種類別魚類別生產量值2'!J41)&#10;+SUM('漁業生產量值-漁業種類別魚類別生產量值3'!F41,'漁業生產量值-漁業種類別魚類別生產量值3'!J41,'漁業生產量值-漁業種類別魚類別生產量值3'!L41,'漁業生產量值-漁業種類別魚類別生產量值3'!N41)&#10;+SUM('漁業生產量值-漁業種類別魚類別生產量值4'!H41,'漁業生產量值-漁業種類別魚類別生產量值4'!J41,'漁業生產量值-漁業種類別魚類別生產量值4'!L41,'漁業生產量值-漁業種類別魚類別生產量值4'!N41,'漁業生產量值-漁業種類別魚類別生產量值4'!P41)&#10;+SUM('漁業生產量值-漁業種類別魚類別生產量值5'!L41,'漁業生產量值-漁業種類別魚類別生產量值5'!N41,'漁業生產量值-漁業種類別魚類別生產量值5'!P41)&#10;+SUM('漁業生產量值-漁業種類別魚類別生產量值6'!D41,'漁業生產量值-漁業種類別魚類別生產量值6'!F41,'漁業生產量值-漁業種類別魚類別生產量值6'!H41,'漁業生產量值-漁業種類別魚類別生產量值6'!J41,'漁業生產量值-漁業種類別魚類別生產量值6'!L41,'漁業生產量值-漁業種類別魚類別生產量值6'!N41,'漁業生產量值-漁業種類別魚類別生產量值6'!P41)&#10;+SUM('漁業生產量值-漁業種類別魚類別生產量值7'!D41,'漁業生產量值-漁業種類別魚類別生產量值7'!F41,'漁業生產量值-漁業種類別魚類別生產量值7'!H41)&#10;+SUM('漁業生產量值-漁業種類別魚類別生產量值9'!J41,'漁業生產量值-漁業種類別魚類別生產量值9'!L41)&#10;+SUM('漁業生產量值-漁業種類別魚類別生產量值10'!H41)&#10;+SUM('漁業生產量值-漁業種類別魚類別生產量值11'!D41,'漁業生產量值-漁業種類別魚類別生產量值11'!F41,'漁業生產量值-漁業種類別魚類別生產量值11'!H41,'漁業生產量值-漁業種類別魚類別生產量值11'!J41,'漁業生產量值-漁業種類別魚類別生產量值11'!L41)&#10;+SUM('漁業生產量值-漁業種類別魚類別生產量值12'!H41)&#10;+SUM('漁業生產量值-漁業種類別魚類別生產量值14'!D41,'漁業生產量值-漁業種類別魚類別生產量值14'!P41)&#10;+SUM('漁業生產量值-漁業種類別魚類別生產量值15'!D41,'漁業生產量值-漁業種類別魚類別生產量值15'!F41,'漁業生產量值-漁業種類別魚類別生產量值15'!H41,'漁業生產量值-漁業種類別魚類別生產量值15'!J41)=0,&quot;-&quot;,&#10;SUM(H41,J41)&#10;+SUM('漁業生產量值-漁業種類別魚類別生產量值1'!F41,'漁業生產量值-漁業種類別魚類別生產量值1'!H41,'漁業生產量值-漁業種類別魚類別生產量值1'!J41,'漁業生產量值-漁業種類別魚類別生產量值1'!P41)&#10;+SUM('漁業生產量值-漁業種類別魚類別生產量值2'!D41,'漁業生產量值-漁業種類別魚類別生產量值2'!F41,'漁業生產量值-漁業種類別魚類別生產量值2'!H41,'漁業生產量值-漁業種類別魚類別生產量值2'!J41)&#10;+SUM('漁業生產量值-漁業種類別魚類別生產量值3'!F41,'漁業生產量值-漁業種類別魚類別生產量值3'!J41,'漁業生產量值-漁業種類別魚類別生產量值3'!L41,'漁業生產量值-漁業種類別魚類別生產量值3'!N41)&#10;+SUM('漁業生產量值-漁業種類別魚類別生產量值4'!H41,'漁業生產量值-漁業種類別魚類別生產量值4'!J41,'漁業生產量值-漁業種類別魚類別生產量值4'!L41,'漁業生產量值-漁業種類別魚類別生產量值4'!N41,'漁業生產量值-漁業種類別魚類別生產量值4'!P41)&#10;+SUM('漁業生產量值-漁業種類別魚類別生產量值5'!L41,'漁業生產量值-漁業種類別魚類別生產量值5'!N41,'漁業生產量值-漁業種類別魚類別生產量值5'!P41)&#10;+SUM('漁業生產量值-漁業種類別魚類別生產量值6'!D41,'漁業生產量值-漁業種類別魚類別生產量值6'!F41,'漁業生產量值-漁業種類別魚類別生產量值6'!H41,'漁業生產量值-漁業種類別魚類別生產量值6'!J41,'漁業生產量值-漁業種類別魚類別生產量值6'!L41,'漁業生產量值-漁業種類別魚類別生產量值6'!N41,'漁業生產量值-漁業種類別魚類別生產量值6'!P41)&#10;+SUM('漁業生產量值-漁業種類別魚類別生產量值7'!D41,'漁業生產量值-漁業種類別魚類別生產量值7'!F41,'漁業生產量值-漁業種類別魚類別生產量值7'!H41)&#10;+SUM('漁業生產量值-漁業種類別魚類別生產量值9'!J41,'漁業生產量值-漁業種類別魚類別生產量值9'!L41)&#10;+SUM('漁業生產量值-漁業種類別魚類別生產量值10'!H41)&#10;+SUM('漁業生產量值-漁業種類別魚類別生產量值11'!D41,'漁業生產量值-漁業種類別魚類別生產量值11'!F41,'漁業生產量值-漁業種類別魚類別生產量值11'!H41,'漁業生產量值-漁業種類別魚類別生產量值11'!J41,'漁業生產量值-漁業種類別魚類別生產量值11'!L41)&#10;+SUM('漁業生產量值-漁業種類別魚類別生產量值12'!H41)&#10;+SUM('漁業生產量值-漁業種類別魚類別生產量值14'!D41,'漁業生產量值-漁業種類別魚類別生產量值14'!P41)&#10;+SUM('漁業生產量值-漁業種類別魚類別生產量值15'!D41,'漁業生產量值-漁業種類別魚類別生產量值15'!F41,'漁業生產量值-漁業種類別魚類別生產量值15'!H41,'漁業生產量值-漁業種類別魚類別生產量值15'!J41)&#10;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1,M41,O41,'漁業生產量值-漁業種類別魚類別生產量值1'!C41)=0,&quot;-&quot;,SUM(K41,M41,O41,'漁業生產量值-漁業種類別魚類別生產量值1'!C41))" table:style-name="ce55">
            <text:p>-</text:p>
          </table:table-cell>
          <table:table-cell office:value-type="string" office:string-value="-" table:formula="msoxl:=  IF(SUM(L41,N41,P41,'漁業生產量值-漁業種類別魚類別生產量值1'!D41)=0,&quot;-&quot;,SUM(L41,N41,P41,'漁業生產量值-漁業種類別魚類別生產量值1'!D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42,I42)&#10;+SUM('漁業生產量值-漁業種類別魚類別生產量值1'!E42,'漁業生產量值-漁業種類別魚類別生產量值1'!G42,'漁業生產量值-漁業種類別魚類別生產量值1'!I42)&#10;+SUM('漁業生產量值-漁業種類別魚類別生產量值2'!C42,'漁業生產量值-漁業種類別魚類別生產量值2'!E42,'漁業生產量值-漁業種類別魚類別生產量值2'!G42,'漁業生產量值-漁業種類別魚類別生產量值2'!I42)&#10;+SUM('漁業生產量值-漁業種類別魚類別生產量值3'!E42,'漁業生產量值-漁業種類別魚類別生產量值3'!I42,'漁業生產量值-漁業種類別魚類別生產量值3'!K42,'漁業生產量值-漁業種類別魚類別生產量值3'!M42)&#10;+SUM('漁業生產量值-漁業種類別魚類別生產量值4'!G42,'漁業生產量值-漁業種類別魚類別生產量值4'!I42,'漁業生產量值-漁業種類別魚類別生產量值4'!K42,'漁業生產量值-漁業種類別魚類別生產量值4'!M42,'漁業生產量值-漁業種類別魚類別生產量值4'!O42)&#10;+SUM('漁業生產量值-漁業種類別魚類別生產量值5'!K42,'漁業生產量值-漁業種類別魚類別生產量值5'!M42,'漁業生產量值-漁業種類別魚類別生產量值5'!O42)&#10;+SUM('漁業生產量值-漁業種類別魚類別生產量值6'!C42,'漁業生產量值-漁業種類別魚類別生產量值6'!E42,'漁業生產量值-漁業種類別魚類別生產量值6'!G42,'漁業生產量值-漁業種類別魚類別生產量值6'!I42,'漁業生產量值-漁業種類別魚類別生產量值6'!K42,'漁業生產量值-漁業種類別魚類別生產量值6'!M42,'漁業生產量值-漁業種類別魚類別生產量值6'!O42)&#10;+SUM('漁業生產量值-漁業種類別魚類別生產量值7'!C42,'漁業生產量值-漁業種類別魚類別生產量值7'!E42,'漁業生產量值-漁業種類別魚類別生產量值7'!G42)&#10;+SUM('漁業生產量值-漁業種類別魚類別生產量值9'!I42,'漁業生產量值-漁業種類別魚類別生產量值9'!K42)&#10;+SUM('漁業生產量值-漁業種類別魚類別生產量值10'!G42)&#10;+SUM('漁業生產量值-漁業種類別魚類別生產量值11'!C42,'漁業生產量值-漁業種類別魚類別生產量值11'!E42,'漁業生產量值-漁業種類別魚類別生產量值11'!G42,'漁業生產量值-漁業種類別魚類別生產量值11'!I42,'漁業生產量值-漁業種類別魚類別生產量值11'!K42)&#10;+SUM('漁業生產量值-漁業種類別魚類別生產量值12'!G42)&#10;+SUM('漁業生產量值-漁業種類別魚類別生產量值14'!C42,'漁業生產量值-漁業種類別魚類別生產量值14'!O42)&#10;+SUM('漁業生產量值-漁業種類別魚類別生產量值15'!C42,'漁業生產量值-漁業種類別魚類別生產量值15'!E42,'漁業生產量值-漁業種類別魚類別生產量值15'!G42,'漁業生產量值-漁業種類別魚類別生產量值15'!I42)=0,&quot;-&quot;,&#10;SUM(G42,I42)&#10;+SUM('漁業生產量值-漁業種類別魚類別生產量值1'!E42,'漁業生產量值-漁業種類別魚類別生產量值1'!G42,'漁業生產量值-漁業種類別魚類別生產量值1'!I42)&#10;+SUM('漁業生產量值-漁業種類別魚類別生產量值2'!C42,'漁業生產量值-漁業種類別魚類別生產量值2'!E42,'漁業生產量值-漁業種類別魚類別生產量值2'!G42,'漁業生產量值-漁業種類別魚類別生產量值2'!I42)&#10;+SUM('漁業生產量值-漁業種類別魚類別生產量值3'!E42,'漁業生產量值-漁業種類別魚類別生產量值3'!I42,'漁業生產量值-漁業種類別魚類別生產量值3'!K42,'漁業生產量值-漁業種類別魚類別生產量值3'!M42)&#10;+SUM('漁業生產量值-漁業種類別魚類別生產量值4'!G42,'漁業生產量值-漁業種類別魚類別生產量值4'!I42,'漁業生產量值-漁業種類別魚類別生產量值4'!K42,'漁業生產量值-漁業種類別魚類別生產量值4'!M42,'漁業生產量值-漁業種類別魚類別生產量值4'!O42)&#10;+SUM('漁業生產量值-漁業種類別魚類別生產量值5'!K42,'漁業生產量值-漁業種類別魚類別生產量值5'!M42,'漁業生產量值-漁業種類別魚類別生產量值5'!O42)&#10;+SUM('漁業生產量值-漁業種類別魚類別生產量值6'!C42,'漁業生產量值-漁業種類別魚類別生產量值6'!E42,'漁業生產量值-漁業種類別魚類別生產量值6'!G42,'漁業生產量值-漁業種類別魚類別生產量值6'!I42,'漁業生產量值-漁業種類別魚類別生產量值6'!K42,'漁業生產量值-漁業種類別魚類別生產量值6'!M42,'漁業生產量值-漁業種類別魚類別生產量值6'!O42)&#10;+SUM('漁業生產量值-漁業種類別魚類別生產量值7'!C42,'漁業生產量值-漁業種類別魚類別生產量值7'!E42,'漁業生產量值-漁業種類別魚類別生產量值7'!G42)&#10;+SUM('漁業生產量值-漁業種類別魚類別生產量值9'!I42,'漁業生產量值-漁業種類別魚類別生產量值9'!K42)&#10;+SUM('漁業生產量值-漁業種類別魚類別生產量值10'!G42)&#10;+SUM('漁業生產量值-漁業種類別魚類別生產量值11'!C42,'漁業生產量值-漁業種類別魚類別生產量值11'!E42,'漁業生產量值-漁業種類別魚類別生產量值11'!G42,'漁業生產量值-漁業種類別魚類別生產量值11'!I42,'漁業生產量值-漁業種類別魚類別生產量值11'!K42)&#10;+SUM('漁業生產量值-漁業種類別魚類別生產量值12'!G42)&#10;+SUM('漁業生產量值-漁業種類別魚類別生產量值14'!C42,'漁業生產量值-漁業種類別魚類別生產量值14'!O42)&#10;+SUM('漁業生產量值-漁業種類別魚類別生產量值15'!C42,'漁業生產量值-漁業種類別魚類別生產量值15'!E42,'漁業生產量值-漁業種類別魚類別生產量值15'!G42,'漁業生產量值-漁業種類別魚類別生產量值15'!I42)&#10;)" table:style-name="ce55">
            <text:p>-</text:p>
          </table:table-cell>
          <table:table-cell office:value-type="string" office:string-value="-" table:formula="msoxl:=  IF(SUM(H42,J42)&#10;+SUM('漁業生產量值-漁業種類別魚類別生產量值1'!F42,'漁業生產量值-漁業種類別魚類別生產量值1'!H42,'漁業生產量值-漁業種類別魚類別生產量值1'!J42,'漁業生產量值-漁業種類別魚類別生產量值1'!P42)&#10;+SUM('漁業生產量值-漁業種類別魚類別生產量值2'!D42,'漁業生產量值-漁業種類別魚類別生產量值2'!F42,'漁業生產量值-漁業種類別魚類別生產量值2'!H42,'漁業生產量值-漁業種類別魚類別生產量值2'!J42)&#10;+SUM('漁業生產量值-漁業種類別魚類別生產量值3'!F42,'漁業生產量值-漁業種類別魚類別生產量值3'!J42,'漁業生產量值-漁業種類別魚類別生產量值3'!L42,'漁業生產量值-漁業種類別魚類別生產量值3'!N42)&#10;+SUM('漁業生產量值-漁業種類別魚類別生產量值4'!H42,'漁業生產量值-漁業種類別魚類別生產量值4'!J42,'漁業生產量值-漁業種類別魚類別生產量值4'!L42,'漁業生產量值-漁業種類別魚類別生產量值4'!N42,'漁業生產量值-漁業種類別魚類別生產量值4'!P42)&#10;+SUM('漁業生產量值-漁業種類別魚類別生產量值5'!L42,'漁業生產量值-漁業種類別魚類別生產量值5'!N42,'漁業生產量值-漁業種類別魚類別生產量值5'!P42)&#10;+SUM('漁業生產量值-漁業種類別魚類別生產量值6'!D42,'漁業生產量值-漁業種類別魚類別生產量值6'!F42,'漁業生產量值-漁業種類別魚類別生產量值6'!H42,'漁業生產量值-漁業種類別魚類別生產量值6'!J42,'漁業生產量值-漁業種類別魚類別生產量值6'!L42,'漁業生產量值-漁業種類別魚類別生產量值6'!N42,'漁業生產量值-漁業種類別魚類別生產量值6'!P42)&#10;+SUM('漁業生產量值-漁業種類別魚類別生產量值7'!D42,'漁業生產量值-漁業種類別魚類別生產量值7'!F42,'漁業生產量值-漁業種類別魚類別生產量值7'!H42)&#10;+SUM('漁業生產量值-漁業種類別魚類別生產量值9'!J42,'漁業生產量值-漁業種類別魚類別生產量值9'!L42)&#10;+SUM('漁業生產量值-漁業種類別魚類別生產量值10'!H42)&#10;+SUM('漁業生產量值-漁業種類別魚類別生產量值11'!D42,'漁業生產量值-漁業種類別魚類別生產量值11'!F42,'漁業生產量值-漁業種類別魚類別生產量值11'!H42,'漁業生產量值-漁業種類別魚類別生產量值11'!J42,'漁業生產量值-漁業種類別魚類別生產量值11'!L42)&#10;+SUM('漁業生產量值-漁業種類別魚類別生產量值12'!H42)&#10;+SUM('漁業生產量值-漁業種類別魚類別生產量值14'!D42,'漁業生產量值-漁業種類別魚類別生產量值14'!P42)&#10;+SUM('漁業生產量值-漁業種類別魚類別生產量值15'!D42,'漁業生產量值-漁業種類別魚類別生產量值15'!F42,'漁業生產量值-漁業種類別魚類別生產量值15'!H42,'漁業生產量值-漁業種類別魚類別生產量值15'!J42)=0,&quot;-&quot;,&#10;SUM(H42,J42)&#10;+SUM('漁業生產量值-漁業種類別魚類別生產量值1'!F42,'漁業生產量值-漁業種類別魚類別生產量值1'!H42,'漁業生產量值-漁業種類別魚類別生產量值1'!J42,'漁業生產量值-漁業種類別魚類別生產量值1'!P42)&#10;+SUM('漁業生產量值-漁業種類別魚類別生產量值2'!D42,'漁業生產量值-漁業種類別魚類別生產量值2'!F42,'漁業生產量值-漁業種類別魚類別生產量值2'!H42,'漁業生產量值-漁業種類別魚類別生產量值2'!J42)&#10;+SUM('漁業生產量值-漁業種類別魚類別生產量值3'!F42,'漁業生產量值-漁業種類別魚類別生產量值3'!J42,'漁業生產量值-漁業種類別魚類別生產量值3'!L42,'漁業生產量值-漁業種類別魚類別生產量值3'!N42)&#10;+SUM('漁業生產量值-漁業種類別魚類別生產量值4'!H42,'漁業生產量值-漁業種類別魚類別生產量值4'!J42,'漁業生產量值-漁業種類別魚類別生產量值4'!L42,'漁業生產量值-漁業種類別魚類別生產量值4'!N42,'漁業生產量值-漁業種類別魚類別生產量值4'!P42)&#10;+SUM('漁業生產量值-漁業種類別魚類別生產量值5'!L42,'漁業生產量值-漁業種類別魚類別生產量值5'!N42,'漁業生產量值-漁業種類別魚類別生產量值5'!P42)&#10;+SUM('漁業生產量值-漁業種類別魚類別生產量值6'!D42,'漁業生產量值-漁業種類別魚類別生產量值6'!F42,'漁業生產量值-漁業種類別魚類別生產量值6'!H42,'漁業生產量值-漁業種類別魚類別生產量值6'!J42,'漁業生產量值-漁業種類別魚類別生產量值6'!L42,'漁業生產量值-漁業種類別魚類別生產量值6'!N42,'漁業生產量值-漁業種類別魚類別生產量值6'!P42)&#10;+SUM('漁業生產量值-漁業種類別魚類別生產量值7'!D42,'漁業生產量值-漁業種類別魚類別生產量值7'!F42,'漁業生產量值-漁業種類別魚類別生產量值7'!H42)&#10;+SUM('漁業生產量值-漁業種類別魚類別生產量值9'!J42,'漁業生產量值-漁業種類別魚類別生產量值9'!L42)&#10;+SUM('漁業生產量值-漁業種類別魚類別生產量值10'!H42)&#10;+SUM('漁業生產量值-漁業種類別魚類別生產量值11'!D42,'漁業生產量值-漁業種類別魚類別生產量值11'!F42,'漁業生產量值-漁業種類別魚類別生產量值11'!H42,'漁業生產量值-漁業種類別魚類別生產量值11'!J42,'漁業生產量值-漁業種類別魚類別生產量值11'!L42)&#10;+SUM('漁業生產量值-漁業種類別魚類別生產量值12'!H42)&#10;+SUM('漁業生產量值-漁業種類別魚類別生產量值14'!D42,'漁業生產量值-漁業種類別魚類別生產量值14'!P42)&#10;+SUM('漁業生產量值-漁業種類別魚類別生產量值15'!D42,'漁業生產量值-漁業種類別魚類別生產量值15'!F42,'漁業生產量值-漁業種類別魚類別生產量值15'!H42,'漁業生產量值-漁業種類別魚類別生產量值15'!J42)&#10;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2,M42,O42,'漁業生產量值-漁業種類別魚類別生產量值1'!C42)=0,&quot;-&quot;,SUM(K42,M42,O42,'漁業生產量值-漁業種類別魚類別生產量值1'!C42))" table:style-name="ce55">
            <text:p>-</text:p>
          </table:table-cell>
          <table:table-cell office:value-type="string" office:string-value="-" table:formula="msoxl:=  IF(SUM(L42,N42,P42,'漁業生產量值-漁業種類別魚類別生產量值1'!D42)=0,&quot;-&quot;,SUM(L42,N42,P42,'漁業生產量值-漁業種類別魚類別生產量值1'!D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float" office:value="824.95339999999999" table:style-name="ce55">
            <text:p>825<text:s/></text:p>
          </table:table-cell>
          <table:table-cell office:value-type="float" office:value="131293.14446000001" table:style-name="ce55">
            <text:p>131,293<text:s/></text:p>
          </table:table-cell>
          <table:table-cell office:value-type="float" office:value="824.9534000000001" table:formula="msoxl:=  IF(SUM(G43,I43)&#10;+SUM('漁業生產量值-漁業種類別魚類別生產量值1'!E43,'漁業生產量值-漁業種類別魚類別生產量值1'!G43,'漁業生產量值-漁業種類別魚類別生產量值1'!I43)&#10;+SUM('漁業生產量值-漁業種類別魚類別生產量值2'!C43,'漁業生產量值-漁業種類別魚類別生產量值2'!E43,'漁業生產量值-漁業種類別魚類別生產量值2'!G43,'漁業生產量值-漁業種類別魚類別生產量值2'!I43)&#10;+SUM('漁業生產量值-漁業種類別魚類別生產量值3'!E43,'漁業生產量值-漁業種類別魚類別生產量值3'!I43,'漁業生產量值-漁業種類別魚類別生產量值3'!K43,'漁業生產量值-漁業種類別魚類別生產量值3'!M43)&#10;+SUM('漁業生產量值-漁業種類別魚類別生產量值4'!G43,'漁業生產量值-漁業種類別魚類別生產量值4'!I43,'漁業生產量值-漁業種類別魚類別生產量值4'!K43,'漁業生產量值-漁業種類別魚類別生產量值4'!M43,'漁業生產量值-漁業種類別魚類別生產量值4'!O43)&#10;+SUM('漁業生產量值-漁業種類別魚類別生產量值5'!K43,'漁業生產量值-漁業種類別魚類別生產量值5'!M43,'漁業生產量值-漁業種類別魚類別生產量值5'!O43)&#10;+SUM('漁業生產量值-漁業種類別魚類別生產量值6'!C43,'漁業生產量值-漁業種類別魚類別生產量值6'!E43,'漁業生產量值-漁業種類別魚類別生產量值6'!G43,'漁業生產量值-漁業種類別魚類別生產量值6'!I43,'漁業生產量值-漁業種類別魚類別生產量值6'!K43,'漁業生產量值-漁業種類別魚類別生產量值6'!M43,'漁業生產量值-漁業種類別魚類別生產量值6'!O43)&#10;+SUM('漁業生產量值-漁業種類別魚類別生產量值7'!C43,'漁業生產量值-漁業種類別魚類別生產量值7'!E43,'漁業生產量值-漁業種類別魚類別生產量值7'!G43)&#10;+SUM('漁業生產量值-漁業種類別魚類別生產量值9'!I43,'漁業生產量值-漁業種類別魚類別生產量值9'!K43)&#10;+SUM('漁業生產量值-漁業種類別魚類別生產量值10'!G43)&#10;+SUM('漁業生產量值-漁業種類別魚類別生產量值11'!C43,'漁業生產量值-漁業種類別魚類別生產量值11'!E43,'漁業生產量值-漁業種類別魚類別生產量值11'!G43,'漁業生產量值-漁業種類別魚類別生產量值11'!I43,'漁業生產量值-漁業種類別魚類別生產量值11'!K43)&#10;+SUM('漁業生產量值-漁業種類別魚類別生產量值12'!G43)&#10;+SUM('漁業生產量值-漁業種類別魚類別生產量值14'!C43,'漁業生產量值-漁業種類別魚類別生產量值14'!O43)&#10;+SUM('漁業生產量值-漁業種類別魚類別生產量值15'!C43,'漁業生產量值-漁業種類別魚類別生產量值15'!E43,'漁業生產量值-漁業種類別魚類別生產量值15'!G43,'漁業生產量值-漁業種類別魚類別生產量值15'!I43)=0,&quot;-&quot;,&#10;SUM(G43,I43)&#10;+SUM('漁業生產量值-漁業種類別魚類別生產量值1'!E43,'漁業生產量值-漁業種類別魚類別生產量值1'!G43,'漁業生產量值-漁業種類別魚類別生產量值1'!I43)&#10;+SUM('漁業生產量值-漁業種類別魚類別生產量值2'!C43,'漁業生產量值-漁業種類別魚類別生產量值2'!E43,'漁業生產量值-漁業種類別魚類別生產量值2'!G43,'漁業生產量值-漁業種類別魚類別生產量值2'!I43)&#10;+SUM('漁業生產量值-漁業種類別魚類別生產量值3'!E43,'漁業生產量值-漁業種類別魚類別生產量值3'!I43,'漁業生產量值-漁業種類別魚類別生產量值3'!K43,'漁業生產量值-漁業種類別魚類別生產量值3'!M43)&#10;+SUM('漁業生產量值-漁業種類別魚類別生產量值4'!G43,'漁業生產量值-漁業種類別魚類別生產量值4'!I43,'漁業生產量值-漁業種類別魚類別生產量值4'!K43,'漁業生產量值-漁業種類別魚類別生產量值4'!M43,'漁業生產量值-漁業種類別魚類別生產量值4'!O43)&#10;+SUM('漁業生產量值-漁業種類別魚類別生產量值5'!K43,'漁業生產量值-漁業種類別魚類別生產量值5'!M43,'漁業生產量值-漁業種類別魚類別生產量值5'!O43)&#10;+SUM('漁業生產量值-漁業種類別魚類別生產量值6'!C43,'漁業生產量值-漁業種類別魚類別生產量值6'!E43,'漁業生產量值-漁業種類別魚類別生產量值6'!G43,'漁業生產量值-漁業種類別魚類別生產量值6'!I43,'漁業生產量值-漁業種類別魚類別生產量值6'!K43,'漁業生產量值-漁業種類別魚類別生產量值6'!M43,'漁業生產量值-漁業種類別魚類別生產量值6'!O43)&#10;+SUM('漁業生產量值-漁業種類別魚類別生產量值7'!C43,'漁業生產量值-漁業種類別魚類別生產量值7'!E43,'漁業生產量值-漁業種類別魚類別生產量值7'!G43)&#10;+SUM('漁業生產量值-漁業種類別魚類別生產量值9'!I43,'漁業生產量值-漁業種類別魚類別生產量值9'!K43)&#10;+SUM('漁業生產量值-漁業種類別魚類別生產量值10'!G43)&#10;+SUM('漁業生產量值-漁業種類別魚類別生產量值11'!C43,'漁業生產量值-漁業種類別魚類別生產量值11'!E43,'漁業生產量值-漁業種類別魚類別生產量值11'!G43,'漁業生產量值-漁業種類別魚類別生產量值11'!I43,'漁業生產量值-漁業種類別魚類別生產量值11'!K43)&#10;+SUM('漁業生產量值-漁業種類別魚類別生產量值12'!G43)&#10;+SUM('漁業生產量值-漁業種類別魚類別生產量值14'!C43,'漁業生產量值-漁業種類別魚類別生產量值14'!O43)&#10;+SUM('漁業生產量值-漁業種類別魚類別生產量值15'!C43,'漁業生產量值-漁業種類別魚類別生產量值15'!E43,'漁業生產量值-漁業種類別魚類別生產量值15'!G43,'漁業生產量值-漁業種類別魚類別生產量值15'!I43)&#10;)" table:style-name="ce55">
            <text:p>825<text:s/></text:p>
          </table:table-cell>
          <table:table-cell office:value-type="float" office:value="131293.14446000001" table:formula="msoxl:=  IF(SUM(H43,J43)&#10;+SUM('漁業生產量值-漁業種類別魚類別生產量值1'!F43,'漁業生產量值-漁業種類別魚類別生產量值1'!H43,'漁業生產量值-漁業種類別魚類別生產量值1'!J43,'漁業生產量值-漁業種類別魚類別生產量值1'!P43)&#10;+SUM('漁業生產量值-漁業種類別魚類別生產量值2'!D43,'漁業生產量值-漁業種類別魚類別生產量值2'!F43,'漁業生產量值-漁業種類別魚類別生產量值2'!H43,'漁業生產量值-漁業種類別魚類別生產量值2'!J43)&#10;+SUM('漁業生產量值-漁業種類別魚類別生產量值3'!F43,'漁業生產量值-漁業種類別魚類別生產量值3'!J43,'漁業生產量值-漁業種類別魚類別生產量值3'!L43,'漁業生產量值-漁業種類別魚類別生產量值3'!N43)&#10;+SUM('漁業生產量值-漁業種類別魚類別生產量值4'!H43,'漁業生產量值-漁業種類別魚類別生產量值4'!J43,'漁業生產量值-漁業種類別魚類別生產量值4'!L43,'漁業生產量值-漁業種類別魚類別生產量值4'!N43,'漁業生產量值-漁業種類別魚類別生產量值4'!P43)&#10;+SUM('漁業生產量值-漁業種類別魚類別生產量值5'!L43,'漁業生產量值-漁業種類別魚類別生產量值5'!N43,'漁業生產量值-漁業種類別魚類別生產量值5'!P43)&#10;+SUM('漁業生產量值-漁業種類別魚類別生產量值6'!D43,'漁業生產量值-漁業種類別魚類別生產量值6'!F43,'漁業生產量值-漁業種類別魚類別生產量值6'!H43,'漁業生產量值-漁業種類別魚類別生產量值6'!J43,'漁業生產量值-漁業種類別魚類別生產量值6'!L43,'漁業生產量值-漁業種類別魚類別生產量值6'!N43,'漁業生產量值-漁業種類別魚類別生產量值6'!P43)&#10;+SUM('漁業生產量值-漁業種類別魚類別生產量值7'!D43,'漁業生產量值-漁業種類別魚類別生產量值7'!F43,'漁業生產量值-漁業種類別魚類別生產量值7'!H43)&#10;+SUM('漁業生產量值-漁業種類別魚類別生產量值9'!J43,'漁業生產量值-漁業種類別魚類別生產量值9'!L43)&#10;+SUM('漁業生產量值-漁業種類別魚類別生產量值10'!H43)&#10;+SUM('漁業生產量值-漁業種類別魚類別生產量值11'!D43,'漁業生產量值-漁業種類別魚類別生產量值11'!F43,'漁業生產量值-漁業種類別魚類別生產量值11'!H43,'漁業生產量值-漁業種類別魚類別生產量值11'!J43,'漁業生產量值-漁業種類別魚類別生產量值11'!L43)&#10;+SUM('漁業生產量值-漁業種類別魚類別生產量值12'!H43)&#10;+SUM('漁業生產量值-漁業種類別魚類別生產量值14'!D43,'漁業生產量值-漁業種類別魚類別生產量值14'!P43)&#10;+SUM('漁業生產量值-漁業種類別魚類別生產量值15'!D43,'漁業生產量值-漁業種類別魚類別生產量值15'!F43,'漁業生產量值-漁業種類別魚類別生產量值15'!H43,'漁業生產量值-漁業種類別魚類別生產量值15'!J43)=0,&quot;-&quot;,&#10;SUM(H43,J43)&#10;+SUM('漁業生產量值-漁業種類別魚類別生產量值1'!F43,'漁業生產量值-漁業種類別魚類別生產量值1'!H43,'漁業生產量值-漁業種類別魚類別生產量值1'!J43,'漁業生產量值-漁業種類別魚類別生產量值1'!P43)&#10;+SUM('漁業生產量值-漁業種類別魚類別生產量值2'!D43,'漁業生產量值-漁業種類別魚類別生產量值2'!F43,'漁業生產量值-漁業種類別魚類別生產量值2'!H43,'漁業生產量值-漁業種類別魚類別生產量值2'!J43)&#10;+SUM('漁業生產量值-漁業種類別魚類別生產量值3'!F43,'漁業生產量值-漁業種類別魚類別生產量值3'!J43,'漁業生產量值-漁業種類別魚類別生產量值3'!L43,'漁業生產量值-漁業種類別魚類別生產量值3'!N43)&#10;+SUM('漁業生產量值-漁業種類別魚類別生產量值4'!H43,'漁業生產量值-漁業種類別魚類別生產量值4'!J43,'漁業生產量值-漁業種類別魚類別生產量值4'!L43,'漁業生產量值-漁業種類別魚類別生產量值4'!N43,'漁業生產量值-漁業種類別魚類別生產量值4'!P43)&#10;+SUM('漁業生產量值-漁業種類別魚類別生產量值5'!L43,'漁業生產量值-漁業種類別魚類別生產量值5'!N43,'漁業生產量值-漁業種類別魚類別生產量值5'!P43)&#10;+SUM('漁業生產量值-漁業種類別魚類別生產量值6'!D43,'漁業生產量值-漁業種類別魚類別生產量值6'!F43,'漁業生產量值-漁業種類別魚類別生產量值6'!H43,'漁業生產量值-漁業種類別魚類別生產量值6'!J43,'漁業生產量值-漁業種類別魚類別生產量值6'!L43,'漁業生產量值-漁業種類別魚類別生產量值6'!N43,'漁業生產量值-漁業種類別魚類別生產量值6'!P43)&#10;+SUM('漁業生產量值-漁業種類別魚類別生產量值7'!D43,'漁業生產量值-漁業種類別魚類別生產量值7'!F43,'漁業生產量值-漁業種類別魚類別生產量值7'!H43)&#10;+SUM('漁業生產量值-漁業種類別魚類別生產量值9'!J43,'漁業生產量值-漁業種類別魚類別生產量值9'!L43)&#10;+SUM('漁業生產量值-漁業種類別魚類別生產量值10'!H43)&#10;+SUM('漁業生產量值-漁業種類別魚類別生產量值11'!D43,'漁業生產量值-漁業種類別魚類別生產量值11'!F43,'漁業生產量值-漁業種類別魚類別生產量值11'!H43,'漁業生產量值-漁業種類別魚類別生產量值11'!J43,'漁業生產量值-漁業種類別魚類別生產量值11'!L43)&#10;+SUM('漁業生產量值-漁業種類別魚類別生產量值12'!H43)&#10;+SUM('漁業生產量值-漁業種類別魚類別生產量值14'!D43,'漁業生產量值-漁業種類別魚類別生產量值14'!P43)&#10;+SUM('漁業生產量值-漁業種類別魚類別生產量值15'!D43,'漁業生產量值-漁業種類別魚類別生產量值15'!F43,'漁業生產量值-漁業種類別魚類別生產量值15'!H43,'漁業生產量值-漁業種類別魚類別生產量值15'!J43)&#10;)" table:style-name="ce55">
            <text:p>131,29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3,M43,O43,'漁業生產量值-漁業種類別魚類別生產量值1'!C43)=0,&quot;-&quot;,SUM(K43,M43,O43,'漁業生產量值-漁業種類別魚類別生產量值1'!C43))" table:style-name="ce55">
            <text:p>-</text:p>
          </table:table-cell>
          <table:table-cell office:value-type="string" office:string-value="-" table:formula="msoxl:=  IF(SUM(L43,N43,P43,'漁業生產量值-漁業種類別魚類別生產量值1'!D43)=0,&quot;-&quot;,SUM(L43,N43,P43,'漁業生產量值-漁業種類別魚類別生產量值1'!D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float" office:value="1941.075" table:style-name="ce55">
            <text:p>1,941<text:s/></text:p>
          </table:table-cell>
          <table:table-cell office:value-type="float" office:value="564452.84160000004" table:style-name="ce55">
            <text:p>564,453<text:s/></text:p>
          </table:table-cell>
          <table:table-cell office:value-type="float" office:value="1941.075" table:formula="msoxl:=  IF(SUM(G44,I44)&#10;+SUM('漁業生產量值-漁業種類別魚類別生產量值1'!E44,'漁業生產量值-漁業種類別魚類別生產量值1'!G44,'漁業生產量值-漁業種類別魚類別生產量值1'!I44)&#10;+SUM('漁業生產量值-漁業種類別魚類別生產量值2'!C44,'漁業生產量值-漁業種類別魚類別生產量值2'!E44,'漁業生產量值-漁業種類別魚類別生產量值2'!G44,'漁業生產量值-漁業種類別魚類別生產量值2'!I44)&#10;+SUM('漁業生產量值-漁業種類別魚類別生產量值3'!E44,'漁業生產量值-漁業種類別魚類別生產量值3'!I44,'漁業生產量值-漁業種類別魚類別生產量值3'!K44,'漁業生產量值-漁業種類別魚類別生產量值3'!M44)&#10;+SUM('漁業生產量值-漁業種類別魚類別生產量值4'!G44,'漁業生產量值-漁業種類別魚類別生產量值4'!I44,'漁業生產量值-漁業種類別魚類別生產量值4'!K44,'漁業生產量值-漁業種類別魚類別生產量值4'!M44,'漁業生產量值-漁業種類別魚類別生產量值4'!O44)&#10;+SUM('漁業生產量值-漁業種類別魚類別生產量值5'!K44,'漁業生產量值-漁業種類別魚類別生產量值5'!M44,'漁業生產量值-漁業種類別魚類別生產量值5'!O44)&#10;+SUM('漁業生產量值-漁業種類別魚類別生產量值6'!C44,'漁業生產量值-漁業種類別魚類別生產量值6'!E44,'漁業生產量值-漁業種類別魚類別生產量值6'!G44,'漁業生產量值-漁業種類別魚類別生產量值6'!I44,'漁業生產量值-漁業種類別魚類別生產量值6'!K44,'漁業生產量值-漁業種類別魚類別生產量值6'!M44,'漁業生產量值-漁業種類別魚類別生產量值6'!O44)&#10;+SUM('漁業生產量值-漁業種類別魚類別生產量值7'!C44,'漁業生產量值-漁業種類別魚類別生產量值7'!E44,'漁業生產量值-漁業種類別魚類別生產量值7'!G44)&#10;+SUM('漁業生產量值-漁業種類別魚類別生產量值9'!I44,'漁業生產量值-漁業種類別魚類別生產量值9'!K44)&#10;+SUM('漁業生產量值-漁業種類別魚類別生產量值10'!G44)&#10;+SUM('漁業生產量值-漁業種類別魚類別生產量值11'!C44,'漁業生產量值-漁業種類別魚類別生產量值11'!E44,'漁業生產量值-漁業種類別魚類別生產量值11'!G44,'漁業生產量值-漁業種類別魚類別生產量值11'!I44,'漁業生產量值-漁業種類別魚類別生產量值11'!K44)&#10;+SUM('漁業生產量值-漁業種類別魚類別生產量值12'!G44)&#10;+SUM('漁業生產量值-漁業種類別魚類別生產量值14'!C44,'漁業生產量值-漁業種類別魚類別生產量值14'!O44)&#10;+SUM('漁業生產量值-漁業種類別魚類別生產量值15'!C44,'漁業生產量值-漁業種類別魚類別生產量值15'!E44,'漁業生產量值-漁業種類別魚類別生產量值15'!G44,'漁業生產量值-漁業種類別魚類別生產量值15'!I44)=0,&quot;-&quot;,&#10;SUM(G44,I44)&#10;+SUM('漁業生產量值-漁業種類別魚類別生產量值1'!E44,'漁業生產量值-漁業種類別魚類別生產量值1'!G44,'漁業生產量值-漁業種類別魚類別生產量值1'!I44)&#10;+SUM('漁業生產量值-漁業種類別魚類別生產量值2'!C44,'漁業生產量值-漁業種類別魚類別生產量值2'!E44,'漁業生產量值-漁業種類別魚類別生產量值2'!G44,'漁業生產量值-漁業種類別魚類別生產量值2'!I44)&#10;+SUM('漁業生產量值-漁業種類別魚類別生產量值3'!E44,'漁業生產量值-漁業種類別魚類別生產量值3'!I44,'漁業生產量值-漁業種類別魚類別生產量值3'!K44,'漁業生產量值-漁業種類別魚類別生產量值3'!M44)&#10;+SUM('漁業生產量值-漁業種類別魚類別生產量值4'!G44,'漁業生產量值-漁業種類別魚類別生產量值4'!I44,'漁業生產量值-漁業種類別魚類別生產量值4'!K44,'漁業生產量值-漁業種類別魚類別生產量值4'!M44,'漁業生產量值-漁業種類別魚類別生產量值4'!O44)&#10;+SUM('漁業生產量值-漁業種類別魚類別生產量值5'!K44,'漁業生產量值-漁業種類別魚類別生產量值5'!M44,'漁業生產量值-漁業種類別魚類別生產量值5'!O44)&#10;+SUM('漁業生產量值-漁業種類別魚類別生產量值6'!C44,'漁業生產量值-漁業種類別魚類別生產量值6'!E44,'漁業生產量值-漁業種類別魚類別生產量值6'!G44,'漁業生產量值-漁業種類別魚類別生產量值6'!I44,'漁業生產量值-漁業種類別魚類別生產量值6'!K44,'漁業生產量值-漁業種類別魚類別生產量值6'!M44,'漁業生產量值-漁業種類別魚類別生產量值6'!O44)&#10;+SUM('漁業生產量值-漁業種類別魚類別生產量值7'!C44,'漁業生產量值-漁業種類別魚類別生產量值7'!E44,'漁業生產量值-漁業種類別魚類別生產量值7'!G44)&#10;+SUM('漁業生產量值-漁業種類別魚類別生產量值9'!I44,'漁業生產量值-漁業種類別魚類別生產量值9'!K44)&#10;+SUM('漁業生產量值-漁業種類別魚類別生產量值10'!G44)&#10;+SUM('漁業生產量值-漁業種類別魚類別生產量值11'!C44,'漁業生產量值-漁業種類別魚類別生產量值11'!E44,'漁業生產量值-漁業種類別魚類別生產量值11'!G44,'漁業生產量值-漁業種類別魚類別生產量值11'!I44,'漁業生產量值-漁業種類別魚類別生產量值11'!K44)&#10;+SUM('漁業生產量值-漁業種類別魚類別生產量值12'!G44)&#10;+SUM('漁業生產量值-漁業種類別魚類別生產量值14'!C44,'漁業生產量值-漁業種類別魚類別生產量值14'!O44)&#10;+SUM('漁業生產量值-漁業種類別魚類別生產量值15'!C44,'漁業生產量值-漁業種類別魚類別生產量值15'!E44,'漁業生產量值-漁業種類別魚類別生產量值15'!G44,'漁業生產量值-漁業種類別魚類別生產量值15'!I44)&#10;)" table:style-name="ce55">
            <text:p>1,941<text:s/></text:p>
          </table:table-cell>
          <table:table-cell office:value-type="float" office:value="564452.84160000004" table:formula="msoxl:=  IF(SUM(H44,J44)&#10;+SUM('漁業生產量值-漁業種類別魚類別生產量值1'!F44,'漁業生產量值-漁業種類別魚類別生產量值1'!H44,'漁業生產量值-漁業種類別魚類別生產量值1'!J44,'漁業生產量值-漁業種類別魚類別生產量值1'!P44)&#10;+SUM('漁業生產量值-漁業種類別魚類別生產量值2'!D44,'漁業生產量值-漁業種類別魚類別生產量值2'!F44,'漁業生產量值-漁業種類別魚類別生產量值2'!H44,'漁業生產量值-漁業種類別魚類別生產量值2'!J44)&#10;+SUM('漁業生產量值-漁業種類別魚類別生產量值3'!F44,'漁業生產量值-漁業種類別魚類別生產量值3'!J44,'漁業生產量值-漁業種類別魚類別生產量值3'!L44,'漁業生產量值-漁業種類別魚類別生產量值3'!N44)&#10;+SUM('漁業生產量值-漁業種類別魚類別生產量值4'!H44,'漁業生產量值-漁業種類別魚類別生產量值4'!J44,'漁業生產量值-漁業種類別魚類別生產量值4'!L44,'漁業生產量值-漁業種類別魚類別生產量值4'!N44,'漁業生產量值-漁業種類別魚類別生產量值4'!P44)&#10;+SUM('漁業生產量值-漁業種類別魚類別生產量值5'!L44,'漁業生產量值-漁業種類別魚類別生產量值5'!N44,'漁業生產量值-漁業種類別魚類別生產量值5'!P44)&#10;+SUM('漁業生產量值-漁業種類別魚類別生產量值6'!D44,'漁業生產量值-漁業種類別魚類別生產量值6'!F44,'漁業生產量值-漁業種類別魚類別生產量值6'!H44,'漁業生產量值-漁業種類別魚類別生產量值6'!J44,'漁業生產量值-漁業種類別魚類別生產量值6'!L44,'漁業生產量值-漁業種類別魚類別生產量值6'!N44,'漁業生產量值-漁業種類別魚類別生產量值6'!P44)&#10;+SUM('漁業生產量值-漁業種類別魚類別生產量值7'!D44,'漁業生產量值-漁業種類別魚類別生產量值7'!F44,'漁業生產量值-漁業種類別魚類別生產量值7'!H44)&#10;+SUM('漁業生產量值-漁業種類別魚類別生產量值9'!J44,'漁業生產量值-漁業種類別魚類別生產量值9'!L44)&#10;+SUM('漁業生產量值-漁業種類別魚類別生產量值10'!H44)&#10;+SUM('漁業生產量值-漁業種類別魚類別生產量值11'!D44,'漁業生產量值-漁業種類別魚類別生產量值11'!F44,'漁業生產量值-漁業種類別魚類別生產量值11'!H44,'漁業生產量值-漁業種類別魚類別生產量值11'!J44,'漁業生產量值-漁業種類別魚類別生產量值11'!L44)&#10;+SUM('漁業生產量值-漁業種類別魚類別生產量值12'!H44)&#10;+SUM('漁業生產量值-漁業種類別魚類別生產量值14'!D44,'漁業生產量值-漁業種類別魚類別生產量值14'!P44)&#10;+SUM('漁業生產量值-漁業種類別魚類別生產量值15'!D44,'漁業生產量值-漁業種類別魚類別生產量值15'!F44,'漁業生產量值-漁業種類別魚類別生產量值15'!H44,'漁業生產量值-漁業種類別魚類別生產量值15'!J44)=0,&quot;-&quot;,&#10;SUM(H44,J44)&#10;+SUM('漁業生產量值-漁業種類別魚類別生產量值1'!F44,'漁業生產量值-漁業種類別魚類別生產量值1'!H44,'漁業生產量值-漁業種類別魚類別生產量值1'!J44,'漁業生產量值-漁業種類別魚類別生產量值1'!P44)&#10;+SUM('漁業生產量值-漁業種類別魚類別生產量值2'!D44,'漁業生產量值-漁業種類別魚類別生產量值2'!F44,'漁業生產量值-漁業種類別魚類別生產量值2'!H44,'漁業生產量值-漁業種類別魚類別生產量值2'!J44)&#10;+SUM('漁業生產量值-漁業種類別魚類別生產量值3'!F44,'漁業生產量值-漁業種類別魚類別生產量值3'!J44,'漁業生產量值-漁業種類別魚類別生產量值3'!L44,'漁業生產量值-漁業種類別魚類別生產量值3'!N44)&#10;+SUM('漁業生產量值-漁業種類別魚類別生產量值4'!H44,'漁業生產量值-漁業種類別魚類別生產量值4'!J44,'漁業生產量值-漁業種類別魚類別生產量值4'!L44,'漁業生產量值-漁業種類別魚類別生產量值4'!N44,'漁業生產量值-漁業種類別魚類別生產量值4'!P44)&#10;+SUM('漁業生產量值-漁業種類別魚類別生產量值5'!L44,'漁業生產量值-漁業種類別魚類別生產量值5'!N44,'漁業生產量值-漁業種類別魚類別生產量值5'!P44)&#10;+SUM('漁業生產量值-漁業種類別魚類別生產量值6'!D44,'漁業生產量值-漁業種類別魚類別生產量值6'!F44,'漁業生產量值-漁業種類別魚類別生產量值6'!H44,'漁業生產量值-漁業種類別魚類別生產量值6'!J44,'漁業生產量值-漁業種類別魚類別生產量值6'!L44,'漁業生產量值-漁業種類別魚類別生產量值6'!N44,'漁業生產量值-漁業種類別魚類別生產量值6'!P44)&#10;+SUM('漁業生產量值-漁業種類別魚類別生產量值7'!D44,'漁業生產量值-漁業種類別魚類別生產量值7'!F44,'漁業生產量值-漁業種類別魚類別生產量值7'!H44)&#10;+SUM('漁業生產量值-漁業種類別魚類別生產量值9'!J44,'漁業生產量值-漁業種類別魚類別生產量值9'!L44)&#10;+SUM('漁業生產量值-漁業種類別魚類別生產量值10'!H44)&#10;+SUM('漁業生產量值-漁業種類別魚類別生產量值11'!D44,'漁業生產量值-漁業種類別魚類別生產量值11'!F44,'漁業生產量值-漁業種類別魚類別生產量值11'!H44,'漁業生產量值-漁業種類別魚類別生產量值11'!J44,'漁業生產量值-漁業種類別魚類別生產量值11'!L44)&#10;+SUM('漁業生產量值-漁業種類別魚類別生產量值12'!H44)&#10;+SUM('漁業生產量值-漁業種類別魚類別生產量值14'!D44,'漁業生產量值-漁業種類別魚類別生產量值14'!P44)&#10;+SUM('漁業生產量值-漁業種類別魚類別生產量值15'!D44,'漁業生產量值-漁業種類別魚類別生產量值15'!F44,'漁業生產量值-漁業種類別魚類別生產量值15'!H44,'漁業生產量值-漁業種類別魚類別生產量值15'!J44)&#10;)" table:style-name="ce55">
            <text:p>564,45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4,M44,O44,'漁業生產量值-漁業種類別魚類別生產量值1'!C44)=0,&quot;-&quot;,SUM(K44,M44,O44,'漁業生產量值-漁業種類別魚類別生產量值1'!C44))" table:style-name="ce55">
            <text:p>-</text:p>
          </table:table-cell>
          <table:table-cell office:value-type="string" office:string-value="-" table:formula="msoxl:=  IF(SUM(L44,N44,P44,'漁業生產量值-漁業種類別魚類別生產量值1'!D44)=0,&quot;-&quot;,SUM(L44,N44,P44,'漁業生產量值-漁業種類別魚類別生產量值1'!D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float" office:value="1470.5730000000001" table:style-name="ce55">
            <text:p>1,471<text:s/></text:p>
          </table:table-cell>
          <table:table-cell office:value-type="float" office:value="59496.900999999998" table:style-name="ce55">
            <text:p>59,497<text:s/></text:p>
          </table:table-cell>
          <table:table-cell office:value-type="float" office:value="1470.5730000000001" table:formula="msoxl:=  IF(SUM(G45,I45)&#10;+SUM('漁業生產量值-漁業種類別魚類別生產量值1'!E45,'漁業生產量值-漁業種類別魚類別生產量值1'!G45,'漁業生產量值-漁業種類別魚類別生產量值1'!I45)&#10;+SUM('漁業生產量值-漁業種類別魚類別生產量值2'!C45,'漁業生產量值-漁業種類別魚類別生產量值2'!E45,'漁業生產量值-漁業種類別魚類別生產量值2'!G45,'漁業生產量值-漁業種類別魚類別生產量值2'!I45)&#10;+SUM('漁業生產量值-漁業種類別魚類別生產量值3'!E45,'漁業生產量值-漁業種類別魚類別生產量值3'!I45,'漁業生產量值-漁業種類別魚類別生產量值3'!K45,'漁業生產量值-漁業種類別魚類別生產量值3'!M45)&#10;+SUM('漁業生產量值-漁業種類別魚類別生產量值4'!G45,'漁業生產量值-漁業種類別魚類別生產量值4'!I45,'漁業生產量值-漁業種類別魚類別生產量值4'!K45,'漁業生產量值-漁業種類別魚類別生產量值4'!M45,'漁業生產量值-漁業種類別魚類別生產量值4'!O45)&#10;+SUM('漁業生產量值-漁業種類別魚類別生產量值5'!K45,'漁業生產量值-漁業種類別魚類別生產量值5'!M45,'漁業生產量值-漁業種類別魚類別生產量值5'!O45)&#10;+SUM('漁業生產量值-漁業種類別魚類別生產量值6'!C45,'漁業生產量值-漁業種類別魚類別生產量值6'!E45,'漁業生產量值-漁業種類別魚類別生產量值6'!G45,'漁業生產量值-漁業種類別魚類別生產量值6'!I45,'漁業生產量值-漁業種類別魚類別生產量值6'!K45,'漁業生產量值-漁業種類別魚類別生產量值6'!M45,'漁業生產量值-漁業種類別魚類別生產量值6'!O45)&#10;+SUM('漁業生產量值-漁業種類別魚類別生產量值7'!C45,'漁業生產量值-漁業種類別魚類別生產量值7'!E45,'漁業生產量值-漁業種類別魚類別生產量值7'!G45)&#10;+SUM('漁業生產量值-漁業種類別魚類別生產量值9'!I45,'漁業生產量值-漁業種類別魚類別生產量值9'!K45)&#10;+SUM('漁業生產量值-漁業種類別魚類別生產量值10'!G45)&#10;+SUM('漁業生產量值-漁業種類別魚類別生產量值11'!C45,'漁業生產量值-漁業種類別魚類別生產量值11'!E45,'漁業生產量值-漁業種類別魚類別生產量值11'!G45,'漁業生產量值-漁業種類別魚類別生產量值11'!I45,'漁業生產量值-漁業種類別魚類別生產量值11'!K45)&#10;+SUM('漁業生產量值-漁業種類別魚類別生產量值12'!G45)&#10;+SUM('漁業生產量值-漁業種類別魚類別生產量值14'!C45,'漁業生產量值-漁業種類別魚類別生產量值14'!O45)&#10;+SUM('漁業生產量值-漁業種類別魚類別生產量值15'!C45,'漁業生產量值-漁業種類別魚類別生產量值15'!E45,'漁業生產量值-漁業種類別魚類別生產量值15'!G45,'漁業生產量值-漁業種類別魚類別生產量值15'!I45)=0,&quot;-&quot;,&#10;SUM(G45,I45)&#10;+SUM('漁業生產量值-漁業種類別魚類別生產量值1'!E45,'漁業生產量值-漁業種類別魚類別生產量值1'!G45,'漁業生產量值-漁業種類別魚類別生產量值1'!I45)&#10;+SUM('漁業生產量值-漁業種類別魚類別生產量值2'!C45,'漁業生產量值-漁業種類別魚類別生產量值2'!E45,'漁業生產量值-漁業種類別魚類別生產量值2'!G45,'漁業生產量值-漁業種類別魚類別生產量值2'!I45)&#10;+SUM('漁業生產量值-漁業種類別魚類別生產量值3'!E45,'漁業生產量值-漁業種類別魚類別生產量值3'!I45,'漁業生產量值-漁業種類別魚類別生產量值3'!K45,'漁業生產量值-漁業種類別魚類別生產量值3'!M45)&#10;+SUM('漁業生產量值-漁業種類別魚類別生產量值4'!G45,'漁業生產量值-漁業種類別魚類別生產量值4'!I45,'漁業生產量值-漁業種類別魚類別生產量值4'!K45,'漁業生產量值-漁業種類別魚類別生產量值4'!M45,'漁業生產量值-漁業種類別魚類別生產量值4'!O45)&#10;+SUM('漁業生產量值-漁業種類別魚類別生產量值5'!K45,'漁業生產量值-漁業種類別魚類別生產量值5'!M45,'漁業生產量值-漁業種類別魚類別生產量值5'!O45)&#10;+SUM('漁業生產量值-漁業種類別魚類別生產量值6'!C45,'漁業生產量值-漁業種類別魚類別生產量值6'!E45,'漁業生產量值-漁業種類別魚類別生產量值6'!G45,'漁業生產量值-漁業種類別魚類別生產量值6'!I45,'漁業生產量值-漁業種類別魚類別生產量值6'!K45,'漁業生產量值-漁業種類別魚類別生產量值6'!M45,'漁業生產量值-漁業種類別魚類別生產量值6'!O45)&#10;+SUM('漁業生產量值-漁業種類別魚類別生產量值7'!C45,'漁業生產量值-漁業種類別魚類別生產量值7'!E45,'漁業生產量值-漁業種類別魚類別生產量值7'!G45)&#10;+SUM('漁業生產量值-漁業種類別魚類別生產量值9'!I45,'漁業生產量值-漁業種類別魚類別生產量值9'!K45)&#10;+SUM('漁業生產量值-漁業種類別魚類別生產量值10'!G45)&#10;+SUM('漁業生產量值-漁業種類別魚類別生產量值11'!C45,'漁業生產量值-漁業種類別魚類別生產量值11'!E45,'漁業生產量值-漁業種類別魚類別生產量值11'!G45,'漁業生產量值-漁業種類別魚類別生產量值11'!I45,'漁業生產量值-漁業種類別魚類別生產量值11'!K45)&#10;+SUM('漁業生產量值-漁業種類別魚類別生產量值12'!G45)&#10;+SUM('漁業生產量值-漁業種類別魚類別生產量值14'!C45,'漁業生產量值-漁業種類別魚類別生產量值14'!O45)&#10;+SUM('漁業生產量值-漁業種類別魚類別生產量值15'!C45,'漁業生產量值-漁業種類別魚類別生產量值15'!E45,'漁業生產量值-漁業種類別魚類別生產量值15'!G45,'漁業生產量值-漁業種類別魚類別生產量值15'!I45)&#10;)" table:style-name="ce55">
            <text:p>1,471<text:s/></text:p>
          </table:table-cell>
          <table:table-cell office:value-type="float" office:value="59496.900999999998" table:formula="msoxl:=  IF(SUM(H45,J45)&#10;+SUM('漁業生產量值-漁業種類別魚類別生產量值1'!F45,'漁業生產量值-漁業種類別魚類別生產量值1'!H45,'漁業生產量值-漁業種類別魚類別生產量值1'!J45,'漁業生產量值-漁業種類別魚類別生產量值1'!P45)&#10;+SUM('漁業生產量值-漁業種類別魚類別生產量值2'!D45,'漁業生產量值-漁業種類別魚類別生產量值2'!F45,'漁業生產量值-漁業種類別魚類別生產量值2'!H45,'漁業生產量值-漁業種類別魚類別生產量值2'!J45)&#10;+SUM('漁業生產量值-漁業種類別魚類別生產量值3'!F45,'漁業生產量值-漁業種類別魚類別生產量值3'!J45,'漁業生產量值-漁業種類別魚類別生產量值3'!L45,'漁業生產量值-漁業種類別魚類別生產量值3'!N45)&#10;+SUM('漁業生產量值-漁業種類別魚類別生產量值4'!H45,'漁業生產量值-漁業種類別魚類別生產量值4'!J45,'漁業生產量值-漁業種類別魚類別生產量值4'!L45,'漁業生產量值-漁業種類別魚類別生產量值4'!N45,'漁業生產量值-漁業種類別魚類別生產量值4'!P45)&#10;+SUM('漁業生產量值-漁業種類別魚類別生產量值5'!L45,'漁業生產量值-漁業種類別魚類別生產量值5'!N45,'漁業生產量值-漁業種類別魚類別生產量值5'!P45)&#10;+SUM('漁業生產量值-漁業種類別魚類別生產量值6'!D45,'漁業生產量值-漁業種類別魚類別生產量值6'!F45,'漁業生產量值-漁業種類別魚類別生產量值6'!H45,'漁業生產量值-漁業種類別魚類別生產量值6'!J45,'漁業生產量值-漁業種類別魚類別生產量值6'!L45,'漁業生產量值-漁業種類別魚類別生產量值6'!N45,'漁業生產量值-漁業種類別魚類別生產量值6'!P45)&#10;+SUM('漁業生產量值-漁業種類別魚類別生產量值7'!D45,'漁業生產量值-漁業種類別魚類別生產量值7'!F45,'漁業生產量值-漁業種類別魚類別生產量值7'!H45)&#10;+SUM('漁業生產量值-漁業種類別魚類別生產量值9'!J45,'漁業生產量值-漁業種類別魚類別生產量值9'!L45)&#10;+SUM('漁業生產量值-漁業種類別魚類別生產量值10'!H45)&#10;+SUM('漁業生產量值-漁業種類別魚類別生產量值11'!D45,'漁業生產量值-漁業種類別魚類別生產量值11'!F45,'漁業生產量值-漁業種類別魚類別生產量值11'!H45,'漁業生產量值-漁業種類別魚類別生產量值11'!J45,'漁業生產量值-漁業種類別魚類別生產量值11'!L45)&#10;+SUM('漁業生產量值-漁業種類別魚類別生產量值12'!H45)&#10;+SUM('漁業生產量值-漁業種類別魚類別生產量值14'!D45,'漁業生產量值-漁業種類別魚類別生產量值14'!P45)&#10;+SUM('漁業生產量值-漁業種類別魚類別生產量值15'!D45,'漁業生產量值-漁業種類別魚類別生產量值15'!F45,'漁業生產量值-漁業種類別魚類別生產量值15'!H45,'漁業生產量值-漁業種類別魚類別生產量值15'!J45)=0,&quot;-&quot;,&#10;SUM(H45,J45)&#10;+SUM('漁業生產量值-漁業種類別魚類別生產量值1'!F45,'漁業生產量值-漁業種類別魚類別生產量值1'!H45,'漁業生產量值-漁業種類別魚類別生產量值1'!J45,'漁業生產量值-漁業種類別魚類別生產量值1'!P45)&#10;+SUM('漁業生產量值-漁業種類別魚類別生產量值2'!D45,'漁業生產量值-漁業種類別魚類別生產量值2'!F45,'漁業生產量值-漁業種類別魚類別生產量值2'!H45,'漁業生產量值-漁業種類別魚類別生產量值2'!J45)&#10;+SUM('漁業生產量值-漁業種類別魚類別生產量值3'!F45,'漁業生產量值-漁業種類別魚類別生產量值3'!J45,'漁業生產量值-漁業種類別魚類別生產量值3'!L45,'漁業生產量值-漁業種類別魚類別生產量值3'!N45)&#10;+SUM('漁業生產量值-漁業種類別魚類別生產量值4'!H45,'漁業生產量值-漁業種類別魚類別生產量值4'!J45,'漁業生產量值-漁業種類別魚類別生產量值4'!L45,'漁業生產量值-漁業種類別魚類別生產量值4'!N45,'漁業生產量值-漁業種類別魚類別生產量值4'!P45)&#10;+SUM('漁業生產量值-漁業種類別魚類別生產量值5'!L45,'漁業生產量值-漁業種類別魚類別生產量值5'!N45,'漁業生產量值-漁業種類別魚類別生產量值5'!P45)&#10;+SUM('漁業生產量值-漁業種類別魚類別生產量值6'!D45,'漁業生產量值-漁業種類別魚類別生產量值6'!F45,'漁業生產量值-漁業種類別魚類別生產量值6'!H45,'漁業生產量值-漁業種類別魚類別生產量值6'!J45,'漁業生產量值-漁業種類別魚類別生產量值6'!L45,'漁業生產量值-漁業種類別魚類別生產量值6'!N45,'漁業生產量值-漁業種類別魚類別生產量值6'!P45)&#10;+SUM('漁業生產量值-漁業種類別魚類別生產量值7'!D45,'漁業生產量值-漁業種類別魚類別生產量值7'!F45,'漁業生產量值-漁業種類別魚類別生產量值7'!H45)&#10;+SUM('漁業生產量值-漁業種類別魚類別生產量值9'!J45,'漁業生產量值-漁業種類別魚類別生產量值9'!L45)&#10;+SUM('漁業生產量值-漁業種類別魚類別生產量值10'!H45)&#10;+SUM('漁業生產量值-漁業種類別魚類別生產量值11'!D45,'漁業生產量值-漁業種類別魚類別生產量值11'!F45,'漁業生產量值-漁業種類別魚類別生產量值11'!H45,'漁業生產量值-漁業種類別魚類別生產量值11'!J45,'漁業生產量值-漁業種類別魚類別生產量值11'!L45)&#10;+SUM('漁業生產量值-漁業種類別魚類別生產量值12'!H45)&#10;+SUM('漁業生產量值-漁業種類別魚類別生產量值14'!D45,'漁業生產量值-漁業種類別魚類別生產量值14'!P45)&#10;+SUM('漁業生產量值-漁業種類別魚類別生產量值15'!D45,'漁業生產量值-漁業種類別魚類別生產量值15'!F45,'漁業生產量值-漁業種類別魚類別生產量值15'!H45,'漁業生產量值-漁業種類別魚類別生產量值15'!J45)&#10;)" table:style-name="ce55">
            <text:p>59,49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5,M45,O45,'漁業生產量值-漁業種類別魚類別生產量值1'!C45)=0,&quot;-&quot;,SUM(K45,M45,O45,'漁業生產量值-漁業種類別魚類別生產量值1'!C45))" table:style-name="ce55">
            <text:p>-</text:p>
          </table:table-cell>
          <table:table-cell office:value-type="string" office:string-value="-" table:formula="msoxl:=  IF(SUM(L45,N45,P45,'漁業生產量值-漁業種類別魚類別生產量值1'!D45)=0,&quot;-&quot;,SUM(L45,N45,P45,'漁業生產量值-漁業種類別魚類別生產量值1'!D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float" office:value="367.59316000000001" table:style-name="ce55">
            <text:p>368<text:s/></text:p>
          </table:table-cell>
          <table:table-cell office:value-type="float" office:value="49441.696309999999" table:style-name="ce55">
            <text:p>49,442<text:s/></text:p>
          </table:table-cell>
          <table:table-cell office:value-type="float" office:value="132.53868999999997" table:formula="msoxl:=  IF(SUM(G46,I46)&#10;+SUM('漁業生產量值-漁業種類別魚類別生產量值1'!E46,'漁業生產量值-漁業種類別魚類別生產量值1'!G46,'漁業生產量值-漁業種類別魚類別生產量值1'!I46)&#10;+SUM('漁業生產量值-漁業種類別魚類別生產量值2'!C46,'漁業生產量值-漁業種類別魚類別生產量值2'!E46,'漁業生產量值-漁業種類別魚類別生產量值2'!G46,'漁業生產量值-漁業種類別魚類別生產量值2'!I46)&#10;+SUM('漁業生產量值-漁業種類別魚類別生產量值3'!E46,'漁業生產量值-漁業種類別魚類別生產量值3'!I46,'漁業生產量值-漁業種類別魚類別生產量值3'!K46,'漁業生產量值-漁業種類別魚類別生產量值3'!M46)&#10;+SUM('漁業生產量值-漁業種類別魚類別生產量值4'!G46,'漁業生產量值-漁業種類別魚類別生產量值4'!I46,'漁業生產量值-漁業種類別魚類別生產量值4'!K46,'漁業生產量值-漁業種類別魚類別生產量值4'!M46,'漁業生產量值-漁業種類別魚類別生產量值4'!O46)&#10;+SUM('漁業生產量值-漁業種類別魚類別生產量值5'!K46,'漁業生產量值-漁業種類別魚類別生產量值5'!M46,'漁業生產量值-漁業種類別魚類別生產量值5'!O46)&#10;+SUM('漁業生產量值-漁業種類別魚類別生產量值6'!C46,'漁業生產量值-漁業種類別魚類別生產量值6'!E46,'漁業生產量值-漁業種類別魚類別生產量值6'!G46,'漁業生產量值-漁業種類別魚類別生產量值6'!I46,'漁業生產量值-漁業種類別魚類別生產量值6'!K46,'漁業生產量值-漁業種類別魚類別生產量值6'!M46,'漁業生產量值-漁業種類別魚類別生產量值6'!O46)&#10;+SUM('漁業生產量值-漁業種類別魚類別生產量值7'!C46,'漁業生產量值-漁業種類別魚類別生產量值7'!E46,'漁業生產量值-漁業種類別魚類別生產量值7'!G46)&#10;+SUM('漁業生產量值-漁業種類別魚類別生產量值9'!I46,'漁業生產量值-漁業種類別魚類別生產量值9'!K46)&#10;+SUM('漁業生產量值-漁業種類別魚類別生產量值10'!G46)&#10;+SUM('漁業生產量值-漁業種類別魚類別生產量值11'!C46,'漁業生產量值-漁業種類別魚類別生產量值11'!E46,'漁業生產量值-漁業種類別魚類別生產量值11'!G46,'漁業生產量值-漁業種類別魚類別生產量值11'!I46,'漁業生產量值-漁業種類別魚類別生產量值11'!K46)&#10;+SUM('漁業生產量值-漁業種類別魚類別生產量值12'!G46)&#10;+SUM('漁業生產量值-漁業種類別魚類別生產量值14'!C46,'漁業生產量值-漁業種類別魚類別生產量值14'!O46)&#10;+SUM('漁業生產量值-漁業種類別魚類別生產量值15'!C46,'漁業生產量值-漁業種類別魚類別生產量值15'!E46,'漁業生產量值-漁業種類別魚類別生產量值15'!G46,'漁業生產量值-漁業種類別魚類別生產量值15'!I46)=0,&quot;-&quot;,&#10;SUM(G46,I46)&#10;+SUM('漁業生產量值-漁業種類別魚類別生產量值1'!E46,'漁業生產量值-漁業種類別魚類別生產量值1'!G46,'漁業生產量值-漁業種類別魚類別生產量值1'!I46)&#10;+SUM('漁業生產量值-漁業種類別魚類別生產量值2'!C46,'漁業生產量值-漁業種類別魚類別生產量值2'!E46,'漁業生產量值-漁業種類別魚類別生產量值2'!G46,'漁業生產量值-漁業種類別魚類別生產量值2'!I46)&#10;+SUM('漁業生產量值-漁業種類別魚類別生產量值3'!E46,'漁業生產量值-漁業種類別魚類別生產量值3'!I46,'漁業生產量值-漁業種類別魚類別生產量值3'!K46,'漁業生產量值-漁業種類別魚類別生產量值3'!M46)&#10;+SUM('漁業生產量值-漁業種類別魚類別生產量值4'!G46,'漁業生產量值-漁業種類別魚類別生產量值4'!I46,'漁業生產量值-漁業種類別魚類別生產量值4'!K46,'漁業生產量值-漁業種類別魚類別生產量值4'!M46,'漁業生產量值-漁業種類別魚類別生產量值4'!O46)&#10;+SUM('漁業生產量值-漁業種類別魚類別生產量值5'!K46,'漁業生產量值-漁業種類別魚類別生產量值5'!M46,'漁業生產量值-漁業種類別魚類別生產量值5'!O46)&#10;+SUM('漁業生產量值-漁業種類別魚類別生產量值6'!C46,'漁業生產量值-漁業種類別魚類別生產量值6'!E46,'漁業生產量值-漁業種類別魚類別生產量值6'!G46,'漁業生產量值-漁業種類別魚類別生產量值6'!I46,'漁業生產量值-漁業種類別魚類別生產量值6'!K46,'漁業生產量值-漁業種類別魚類別生產量值6'!M46,'漁業生產量值-漁業種類別魚類別生產量值6'!O46)&#10;+SUM('漁業生產量值-漁業種類別魚類別生產量值7'!C46,'漁業生產量值-漁業種類別魚類別生產量值7'!E46,'漁業生產量值-漁業種類別魚類別生產量值7'!G46)&#10;+SUM('漁業生產量值-漁業種類別魚類別生產量值9'!I46,'漁業生產量值-漁業種類別魚類別生產量值9'!K46)&#10;+SUM('漁業生產量值-漁業種類別魚類別生產量值10'!G46)&#10;+SUM('漁業生產量值-漁業種類別魚類別生產量值11'!C46,'漁業生產量值-漁業種類別魚類別生產量值11'!E46,'漁業生產量值-漁業種類別魚類別生產量值11'!G46,'漁業生產量值-漁業種類別魚類別生產量值11'!I46,'漁業生產量值-漁業種類別魚類別生產量值11'!K46)&#10;+SUM('漁業生產量值-漁業種類別魚類別生產量值12'!G46)&#10;+SUM('漁業生產量值-漁業種類別魚類別生產量值14'!C46,'漁業生產量值-漁業種類別魚類別生產量值14'!O46)&#10;+SUM('漁業生產量值-漁業種類別魚類別生產量值15'!C46,'漁業生產量值-漁業種類別魚類別生產量值15'!E46,'漁業生產量值-漁業種類別魚類別生產量值15'!G46,'漁業生產量值-漁業種類別魚類別生產量值15'!I46)&#10;)" table:style-name="ce55">
            <text:p>133<text:s/></text:p>
          </table:table-cell>
          <table:table-cell office:value-type="float" office:value="23159.304029999996" table:formula="msoxl:=  IF(SUM(H46,J46)&#10;+SUM('漁業生產量值-漁業種類別魚類別生產量值1'!F46,'漁業生產量值-漁業種類別魚類別生產量值1'!H46,'漁業生產量值-漁業種類別魚類別生產量值1'!J46,'漁業生產量值-漁業種類別魚類別生產量值1'!P46)&#10;+SUM('漁業生產量值-漁業種類別魚類別生產量值2'!D46,'漁業生產量值-漁業種類別魚類別生產量值2'!F46,'漁業生產量值-漁業種類別魚類別生產量值2'!H46,'漁業生產量值-漁業種類別魚類別生產量值2'!J46)&#10;+SUM('漁業生產量值-漁業種類別魚類別生產量值3'!F46,'漁業生產量值-漁業種類別魚類別生產量值3'!J46,'漁業生產量值-漁業種類別魚類別生產量值3'!L46,'漁業生產量值-漁業種類別魚類別生產量值3'!N46)&#10;+SUM('漁業生產量值-漁業種類別魚類別生產量值4'!H46,'漁業生產量值-漁業種類別魚類別生產量值4'!J46,'漁業生產量值-漁業種類別魚類別生產量值4'!L46,'漁業生產量值-漁業種類別魚類別生產量值4'!N46,'漁業生產量值-漁業種類別魚類別生產量值4'!P46)&#10;+SUM('漁業生產量值-漁業種類別魚類別生產量值5'!L46,'漁業生產量值-漁業種類別魚類別生產量值5'!N46,'漁業生產量值-漁業種類別魚類別生產量值5'!P46)&#10;+SUM('漁業生產量值-漁業種類別魚類別生產量值6'!D46,'漁業生產量值-漁業種類別魚類別生產量值6'!F46,'漁業生產量值-漁業種類別魚類別生產量值6'!H46,'漁業生產量值-漁業種類別魚類別生產量值6'!J46,'漁業生產量值-漁業種類別魚類別生產量值6'!L46,'漁業生產量值-漁業種類別魚類別生產量值6'!N46,'漁業生產量值-漁業種類別魚類別生產量值6'!P46)&#10;+SUM('漁業生產量值-漁業種類別魚類別生產量值7'!D46,'漁業生產量值-漁業種類別魚類別生產量值7'!F46,'漁業生產量值-漁業種類別魚類別生產量值7'!H46)&#10;+SUM('漁業生產量值-漁業種類別魚類別生產量值9'!J46,'漁業生產量值-漁業種類別魚類別生產量值9'!L46)&#10;+SUM('漁業生產量值-漁業種類別魚類別生產量值10'!H46)&#10;+SUM('漁業生產量值-漁業種類別魚類別生產量值11'!D46,'漁業生產量值-漁業種類別魚類別生產量值11'!F46,'漁業生產量值-漁業種類別魚類別生產量值11'!H46,'漁業生產量值-漁業種類別魚類別生產量值11'!J46,'漁業生產量值-漁業種類別魚類別生產量值11'!L46)&#10;+SUM('漁業生產量值-漁業種類別魚類別生產量值12'!H46)&#10;+SUM('漁業生產量值-漁業種類別魚類別生產量值14'!D46,'漁業生產量值-漁業種類別魚類別生產量值14'!P46)&#10;+SUM('漁業生產量值-漁業種類別魚類別生產量值15'!D46,'漁業生產量值-漁業種類別魚類別生產量值15'!F46,'漁業生產量值-漁業種類別魚類別生產量值15'!H46,'漁業生產量值-漁業種類別魚類別生產量值15'!J46)=0,&quot;-&quot;,&#10;SUM(H46,J46)&#10;+SUM('漁業生產量值-漁業種類別魚類別生產量值1'!F46,'漁業生產量值-漁業種類別魚類別生產量值1'!H46,'漁業生產量值-漁業種類別魚類別生產量值1'!J46,'漁業生產量值-漁業種類別魚類別生產量值1'!P46)&#10;+SUM('漁業生產量值-漁業種類別魚類別生產量值2'!D46,'漁業生產量值-漁業種類別魚類別生產量值2'!F46,'漁業生產量值-漁業種類別魚類別生產量值2'!H46,'漁業生產量值-漁業種類別魚類別生產量值2'!J46)&#10;+SUM('漁業生產量值-漁業種類別魚類別生產量值3'!F46,'漁業生產量值-漁業種類別魚類別生產量值3'!J46,'漁業生產量值-漁業種類別魚類別生產量值3'!L46,'漁業生產量值-漁業種類別魚類別生產量值3'!N46)&#10;+SUM('漁業生產量值-漁業種類別魚類別生產量值4'!H46,'漁業生產量值-漁業種類別魚類別生產量值4'!J46,'漁業生產量值-漁業種類別魚類別生產量值4'!L46,'漁業生產量值-漁業種類別魚類別生產量值4'!N46,'漁業生產量值-漁業種類別魚類別生產量值4'!P46)&#10;+SUM('漁業生產量值-漁業種類別魚類別生產量值5'!L46,'漁業生產量值-漁業種類別魚類別生產量值5'!N46,'漁業生產量值-漁業種類別魚類別生產量值5'!P46)&#10;+SUM('漁業生產量值-漁業種類別魚類別生產量值6'!D46,'漁業生產量值-漁業種類別魚類別生產量值6'!F46,'漁業生產量值-漁業種類別魚類別生產量值6'!H46,'漁業生產量值-漁業種類別魚類別生產量值6'!J46,'漁業生產量值-漁業種類別魚類別生產量值6'!L46,'漁業生產量值-漁業種類別魚類別生產量值6'!N46,'漁業生產量值-漁業種類別魚類別生產量值6'!P46)&#10;+SUM('漁業生產量值-漁業種類別魚類別生產量值7'!D46,'漁業生產量值-漁業種類別魚類別生產量值7'!F46,'漁業生產量值-漁業種類別魚類別生產量值7'!H46)&#10;+SUM('漁業生產量值-漁業種類別魚類別生產量值9'!J46,'漁業生產量值-漁業種類別魚類別生產量值9'!L46)&#10;+SUM('漁業生產量值-漁業種類別魚類別生產量值10'!H46)&#10;+SUM('漁業生產量值-漁業種類別魚類別生產量值11'!D46,'漁業生產量值-漁業種類別魚類別生產量值11'!F46,'漁業生產量值-漁業種類別魚類別生產量值11'!H46,'漁業生產量值-漁業種類別魚類別生產量值11'!J46,'漁業生產量值-漁業種類別魚類別生產量值11'!L46)&#10;+SUM('漁業生產量值-漁業種類別魚類別生產量值12'!H46)&#10;+SUM('漁業生產量值-漁業種類別魚類別生產量值14'!D46,'漁業生產量值-漁業種類別魚類別生產量值14'!P46)&#10;+SUM('漁業生產量值-漁業種類別魚類別生產量值15'!D46,'漁業生產量值-漁業種類別魚類別生產量值15'!F46,'漁業生產量值-漁業種類別魚類別生產量值15'!H46,'漁業生產量值-漁業種類別魚類別生產量值15'!J46)&#10;)" table:style-name="ce55">
            <text:p>23,15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6,M46,O46,'漁業生產量值-漁業種類別魚類別生產量值1'!C46)=0,&quot;-&quot;,SUM(K46,M46,O46,'漁業生產量值-漁業種類別魚類別生產量值1'!C46))" table:style-name="ce55">
            <text:p>-</text:p>
          </table:table-cell>
          <table:table-cell office:value-type="string" office:string-value="-" table:formula="msoxl:=  IF(SUM(L46,N46,P46,'漁業生產量值-漁業種類別魚類別生產量值1'!D46)=0,&quot;-&quot;,SUM(L46,N46,P46,'漁業生產量值-漁業種類別魚類別生產量值1'!D4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float" office:value="1182.2110399999999" table:style-name="ce55">
            <text:p>1,182<text:s/></text:p>
          </table:table-cell>
          <table:table-cell office:value-type="float" office:value="214032.04693000001" table:style-name="ce55">
            <text:p>214,032<text:s/></text:p>
          </table:table-cell>
          <table:table-cell office:value-type="float" office:value="939.02370999999982" table:formula="msoxl:=  IF(SUM(G47,I47)&#10;+SUM('漁業生產量值-漁業種類別魚類別生產量值1'!E47,'漁業生產量值-漁業種類別魚類別生產量值1'!G47,'漁業生產量值-漁業種類別魚類別生產量值1'!I47)&#10;+SUM('漁業生產量值-漁業種類別魚類別生產量值2'!C47,'漁業生產量值-漁業種類別魚類別生產量值2'!E47,'漁業生產量值-漁業種類別魚類別生產量值2'!G47,'漁業生產量值-漁業種類別魚類別生產量值2'!I47)&#10;+SUM('漁業生產量值-漁業種類別魚類別生產量值3'!E47,'漁業生產量值-漁業種類別魚類別生產量值3'!I47,'漁業生產量值-漁業種類別魚類別生產量值3'!K47,'漁業生產量值-漁業種類別魚類別生產量值3'!M47)&#10;+SUM('漁業生產量值-漁業種類別魚類別生產量值4'!G47,'漁業生產量值-漁業種類別魚類別生產量值4'!I47,'漁業生產量值-漁業種類別魚類別生產量值4'!K47,'漁業生產量值-漁業種類別魚類別生產量值4'!M47,'漁業生產量值-漁業種類別魚類別生產量值4'!O47)&#10;+SUM('漁業生產量值-漁業種類別魚類別生產量值5'!K47,'漁業生產量值-漁業種類別魚類別生產量值5'!M47,'漁業生產量值-漁業種類別魚類別生產量值5'!O47)&#10;+SUM('漁業生產量值-漁業種類別魚類別生產量值6'!C47,'漁業生產量值-漁業種類別魚類別生產量值6'!E47,'漁業生產量值-漁業種類別魚類別生產量值6'!G47,'漁業生產量值-漁業種類別魚類別生產量值6'!I47,'漁業生產量值-漁業種類別魚類別生產量值6'!K47,'漁業生產量值-漁業種類別魚類別生產量值6'!M47,'漁業生產量值-漁業種類別魚類別生產量值6'!O47)&#10;+SUM('漁業生產量值-漁業種類別魚類別生產量值7'!C47,'漁業生產量值-漁業種類別魚類別生產量值7'!E47,'漁業生產量值-漁業種類別魚類別生產量值7'!G47)&#10;+SUM('漁業生產量值-漁業種類別魚類別生產量值9'!I47,'漁業生產量值-漁業種類別魚類別生產量值9'!K47)&#10;+SUM('漁業生產量值-漁業種類別魚類別生產量值10'!G47)&#10;+SUM('漁業生產量值-漁業種類別魚類別生產量值11'!C47,'漁業生產量值-漁業種類別魚類別生產量值11'!E47,'漁業生產量值-漁業種類別魚類別生產量值11'!G47,'漁業生產量值-漁業種類別魚類別生產量值11'!I47,'漁業生產量值-漁業種類別魚類別生產量值11'!K47)&#10;+SUM('漁業生產量值-漁業種類別魚類別生產量值12'!G47)&#10;+SUM('漁業生產量值-漁業種類別魚類別生產量值14'!C47,'漁業生產量值-漁業種類別魚類別生產量值14'!O47)&#10;+SUM('漁業生產量值-漁業種類別魚類別生產量值15'!C47,'漁業生產量值-漁業種類別魚類別生產量值15'!E47,'漁業生產量值-漁業種類別魚類別生產量值15'!G47,'漁業生產量值-漁業種類別魚類別生產量值15'!I47)=0,&quot;-&quot;,&#10;SUM(G47,I47)&#10;+SUM('漁業生產量值-漁業種類別魚類別生產量值1'!E47,'漁業生產量值-漁業種類別魚類別生產量值1'!G47,'漁業生產量值-漁業種類別魚類別生產量值1'!I47)&#10;+SUM('漁業生產量值-漁業種類別魚類別生產量值2'!C47,'漁業生產量值-漁業種類別魚類別生產量值2'!E47,'漁業生產量值-漁業種類別魚類別生產量值2'!G47,'漁業生產量值-漁業種類別魚類別生產量值2'!I47)&#10;+SUM('漁業生產量值-漁業種類別魚類別生產量值3'!E47,'漁業生產量值-漁業種類別魚類別生產量值3'!I47,'漁業生產量值-漁業種類別魚類別生產量值3'!K47,'漁業生產量值-漁業種類別魚類別生產量值3'!M47)&#10;+SUM('漁業生產量值-漁業種類別魚類別生產量值4'!G47,'漁業生產量值-漁業種類別魚類別生產量值4'!I47,'漁業生產量值-漁業種類別魚類別生產量值4'!K47,'漁業生產量值-漁業種類別魚類別生產量值4'!M47,'漁業生產量值-漁業種類別魚類別生產量值4'!O47)&#10;+SUM('漁業生產量值-漁業種類別魚類別生產量值5'!K47,'漁業生產量值-漁業種類別魚類別生產量值5'!M47,'漁業生產量值-漁業種類別魚類別生產量值5'!O47)&#10;+SUM('漁業生產量值-漁業種類別魚類別生產量值6'!C47,'漁業生產量值-漁業種類別魚類別生產量值6'!E47,'漁業生產量值-漁業種類別魚類別生產量值6'!G47,'漁業生產量值-漁業種類別魚類別生產量值6'!I47,'漁業生產量值-漁業種類別魚類別生產量值6'!K47,'漁業生產量值-漁業種類別魚類別生產量值6'!M47,'漁業生產量值-漁業種類別魚類別生產量值6'!O47)&#10;+SUM('漁業生產量值-漁業種類別魚類別生產量值7'!C47,'漁業生產量值-漁業種類別魚類別生產量值7'!E47,'漁業生產量值-漁業種類別魚類別生產量值7'!G47)&#10;+SUM('漁業生產量值-漁業種類別魚類別生產量值9'!I47,'漁業生產量值-漁業種類別魚類別生產量值9'!K47)&#10;+SUM('漁業生產量值-漁業種類別魚類別生產量值10'!G47)&#10;+SUM('漁業生產量值-漁業種類別魚類別生產量值11'!C47,'漁業生產量值-漁業種類別魚類別生產量值11'!E47,'漁業生產量值-漁業種類別魚類別生產量值11'!G47,'漁業生產量值-漁業種類別魚類別生產量值11'!I47,'漁業生產量值-漁業種類別魚類別生產量值11'!K47)&#10;+SUM('漁業生產量值-漁業種類別魚類別生產量值12'!G47)&#10;+SUM('漁業生產量值-漁業種類別魚類別生產量值14'!C47,'漁業生產量值-漁業種類別魚類別生產量值14'!O47)&#10;+SUM('漁業生產量值-漁業種類別魚類別生產量值15'!C47,'漁業生產量值-漁業種類別魚類別生產量值15'!E47,'漁業生產量值-漁業種類別魚類別生產量值15'!G47,'漁業生產量值-漁業種類別魚類別生產量值15'!I47)&#10;)" table:style-name="ce55">
            <text:p>939<text:s/></text:p>
          </table:table-cell>
          <table:table-cell office:value-type="float" office:value="166279.34563000003" table:formula="msoxl:=  IF(SUM(H47,J47)&#10;+SUM('漁業生產量值-漁業種類別魚類別生產量值1'!F47,'漁業生產量值-漁業種類別魚類別生產量值1'!H47,'漁業生產量值-漁業種類別魚類別生產量值1'!J47,'漁業生產量值-漁業種類別魚類別生產量值1'!P47)&#10;+SUM('漁業生產量值-漁業種類別魚類別生產量值2'!D47,'漁業生產量值-漁業種類別魚類別生產量值2'!F47,'漁業生產量值-漁業種類別魚類別生產量值2'!H47,'漁業生產量值-漁業種類別魚類別生產量值2'!J47)&#10;+SUM('漁業生產量值-漁業種類別魚類別生產量值3'!F47,'漁業生產量值-漁業種類別魚類別生產量值3'!J47,'漁業生產量值-漁業種類別魚類別生產量值3'!L47,'漁業生產量值-漁業種類別魚類別生產量值3'!N47)&#10;+SUM('漁業生產量值-漁業種類別魚類別生產量值4'!H47,'漁業生產量值-漁業種類別魚類別生產量值4'!J47,'漁業生產量值-漁業種類別魚類別生產量值4'!L47,'漁業生產量值-漁業種類別魚類別生產量值4'!N47,'漁業生產量值-漁業種類別魚類別生產量值4'!P47)&#10;+SUM('漁業生產量值-漁業種類別魚類別生產量值5'!L47,'漁業生產量值-漁業種類別魚類別生產量值5'!N47,'漁業生產量值-漁業種類別魚類別生產量值5'!P47)&#10;+SUM('漁業生產量值-漁業種類別魚類別生產量值6'!D47,'漁業生產量值-漁業種類別魚類別生產量值6'!F47,'漁業生產量值-漁業種類別魚類別生產量值6'!H47,'漁業生產量值-漁業種類別魚類別生產量值6'!J47,'漁業生產量值-漁業種類別魚類別生產量值6'!L47,'漁業生產量值-漁業種類別魚類別生產量值6'!N47,'漁業生產量值-漁業種類別魚類別生產量值6'!P47)&#10;+SUM('漁業生產量值-漁業種類別魚類別生產量值7'!D47,'漁業生產量值-漁業種類別魚類別生產量值7'!F47,'漁業生產量值-漁業種類別魚類別生產量值7'!H47)&#10;+SUM('漁業生產量值-漁業種類別魚類別生產量值9'!J47,'漁業生產量值-漁業種類別魚類別生產量值9'!L47)&#10;+SUM('漁業生產量值-漁業種類別魚類別生產量值10'!H47)&#10;+SUM('漁業生產量值-漁業種類別魚類別生產量值11'!D47,'漁業生產量值-漁業種類別魚類別生產量值11'!F47,'漁業生產量值-漁業種類別魚類別生產量值11'!H47,'漁業生產量值-漁業種類別魚類別生產量值11'!J47,'漁業生產量值-漁業種類別魚類別生產量值11'!L47)&#10;+SUM('漁業生產量值-漁業種類別魚類別生產量值12'!H47)&#10;+SUM('漁業生產量值-漁業種類別魚類別生產量值14'!D47,'漁業生產量值-漁業種類別魚類別生產量值14'!P47)&#10;+SUM('漁業生產量值-漁業種類別魚類別生產量值15'!D47,'漁業生產量值-漁業種類別魚類別生產量值15'!F47,'漁業生產量值-漁業種類別魚類別生產量值15'!H47,'漁業生產量值-漁業種類別魚類別生產量值15'!J47)=0,&quot;-&quot;,&#10;SUM(H47,J47)&#10;+SUM('漁業生產量值-漁業種類別魚類別生產量值1'!F47,'漁業生產量值-漁業種類別魚類別生產量值1'!H47,'漁業生產量值-漁業種類別魚類別生產量值1'!J47,'漁業生產量值-漁業種類別魚類別生產量值1'!P47)&#10;+SUM('漁業生產量值-漁業種類別魚類別生產量值2'!D47,'漁業生產量值-漁業種類別魚類別生產量值2'!F47,'漁業生產量值-漁業種類別魚類別生產量值2'!H47,'漁業生產量值-漁業種類別魚類別生產量值2'!J47)&#10;+SUM('漁業生產量值-漁業種類別魚類別生產量值3'!F47,'漁業生產量值-漁業種類別魚類別生產量值3'!J47,'漁業生產量值-漁業種類別魚類別生產量值3'!L47,'漁業生產量值-漁業種類別魚類別生產量值3'!N47)&#10;+SUM('漁業生產量值-漁業種類別魚類別生產量值4'!H47,'漁業生產量值-漁業種類別魚類別生產量值4'!J47,'漁業生產量值-漁業種類別魚類別生產量值4'!L47,'漁業生產量值-漁業種類別魚類別生產量值4'!N47,'漁業生產量值-漁業種類別魚類別生產量值4'!P47)&#10;+SUM('漁業生產量值-漁業種類別魚類別生產量值5'!L47,'漁業生產量值-漁業種類別魚類別生產量值5'!N47,'漁業生產量值-漁業種類別魚類別生產量值5'!P47)&#10;+SUM('漁業生產量值-漁業種類別魚類別生產量值6'!D47,'漁業生產量值-漁業種類別魚類別生產量值6'!F47,'漁業生產量值-漁業種類別魚類別生產量值6'!H47,'漁業生產量值-漁業種類別魚類別生產量值6'!J47,'漁業生產量值-漁業種類別魚類別生產量值6'!L47,'漁業生產量值-漁業種類別魚類別生產量值6'!N47,'漁業生產量值-漁業種類別魚類別生產量值6'!P47)&#10;+SUM('漁業生產量值-漁業種類別魚類別生產量值7'!D47,'漁業生產量值-漁業種類別魚類別生產量值7'!F47,'漁業生產量值-漁業種類別魚類別生產量值7'!H47)&#10;+SUM('漁業生產量值-漁業種類別魚類別生產量值9'!J47,'漁業生產量值-漁業種類別魚類別生產量值9'!L47)&#10;+SUM('漁業生產量值-漁業種類別魚類別生產量值10'!H47)&#10;+SUM('漁業生產量值-漁業種類別魚類別生產量值11'!D47,'漁業生產量值-漁業種類別魚類別生產量值11'!F47,'漁業生產量值-漁業種類別魚類別生產量值11'!H47,'漁業生產量值-漁業種類別魚類別生產量值11'!J47,'漁業生產量值-漁業種類別魚類別生產量值11'!L47)&#10;+SUM('漁業生產量值-漁業種類別魚類別生產量值12'!H47)&#10;+SUM('漁業生產量值-漁業種類別魚類別生產量值14'!D47,'漁業生產量值-漁業種類別魚類別生產量值14'!P47)&#10;+SUM('漁業生產量值-漁業種類別魚類別生產量值15'!D47,'漁業生產量值-漁業種類別魚類別生產量值15'!F47,'漁業生產量值-漁業種類別魚類別生產量值15'!H47,'漁業生產量值-漁業種類別魚類別生產量值15'!J47)&#10;)" table:style-name="ce55">
            <text:p>166,27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7,M47,O47,'漁業生產量值-漁業種類別魚類別生產量值1'!C47)=0,&quot;-&quot;,SUM(K47,M47,O47,'漁業生產量值-漁業種類別魚類別生產量值1'!C47))" table:style-name="ce55">
            <text:p>-</text:p>
          </table:table-cell>
          <table:table-cell office:value-type="string" office:string-value="-" table:formula="msoxl:=  IF(SUM(L47,N47,P47,'漁業生產量值-漁業種類別魚類別生產量值1'!D47)=0,&quot;-&quot;,SUM(L47,N47,P47,'漁業生產量值-漁業種類別魚類別生產量值1'!D4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float" office:value="434.58503999999999" table:style-name="ce55">
            <text:p>435<text:s/></text:p>
          </table:table-cell>
          <table:table-cell office:value-type="float" office:value="91234.74381" table:style-name="ce55">
            <text:p>91,235<text:s/></text:p>
          </table:table-cell>
          <table:table-cell office:value-type="float" office:value="359.46983" table:formula="msoxl:=  IF(SUM(G48,I48)&#10;+SUM('漁業生產量值-漁業種類別魚類別生產量值1'!E48,'漁業生產量值-漁業種類別魚類別生產量值1'!G48,'漁業生產量值-漁業種類別魚類別生產量值1'!I48)&#10;+SUM('漁業生產量值-漁業種類別魚類別生產量值2'!C48,'漁業生產量值-漁業種類別魚類別生產量值2'!E48,'漁業生產量值-漁業種類別魚類別生產量值2'!G48,'漁業生產量值-漁業種類別魚類別生產量值2'!I48)&#10;+SUM('漁業生產量值-漁業種類別魚類別生產量值3'!E48,'漁業生產量值-漁業種類別魚類別生產量值3'!I48,'漁業生產量值-漁業種類別魚類別生產量值3'!K48,'漁業生產量值-漁業種類別魚類別生產量值3'!M48)&#10;+SUM('漁業生產量值-漁業種類別魚類別生產量值4'!G48,'漁業生產量值-漁業種類別魚類別生產量值4'!I48,'漁業生產量值-漁業種類別魚類別生產量值4'!K48,'漁業生產量值-漁業種類別魚類別生產量值4'!M48,'漁業生產量值-漁業種類別魚類別生產量值4'!O48)&#10;+SUM('漁業生產量值-漁業種類別魚類別生產量值5'!K48,'漁業生產量值-漁業種類別魚類別生產量值5'!M48,'漁業生產量值-漁業種類別魚類別生產量值5'!O48)&#10;+SUM('漁業生產量值-漁業種類別魚類別生產量值6'!C48,'漁業生產量值-漁業種類別魚類別生產量值6'!E48,'漁業生產量值-漁業種類別魚類別生產量值6'!G48,'漁業生產量值-漁業種類別魚類別生產量值6'!I48,'漁業生產量值-漁業種類別魚類別生產量值6'!K48,'漁業生產量值-漁業種類別魚類別生產量值6'!M48,'漁業生產量值-漁業種類別魚類別生產量值6'!O48)&#10;+SUM('漁業生產量值-漁業種類別魚類別生產量值7'!C48,'漁業生產量值-漁業種類別魚類別生產量值7'!E48,'漁業生產量值-漁業種類別魚類別生產量值7'!G48)&#10;+SUM('漁業生產量值-漁業種類別魚類別生產量值9'!I48,'漁業生產量值-漁業種類別魚類別生產量值9'!K48)&#10;+SUM('漁業生產量值-漁業種類別魚類別生產量值10'!G48)&#10;+SUM('漁業生產量值-漁業種類別魚類別生產量值11'!C48,'漁業生產量值-漁業種類別魚類別生產量值11'!E48,'漁業生產量值-漁業種類別魚類別生產量值11'!G48,'漁業生產量值-漁業種類別魚類別生產量值11'!I48,'漁業生產量值-漁業種類別魚類別生產量值11'!K48)&#10;+SUM('漁業生產量值-漁業種類別魚類別生產量值12'!G48)&#10;+SUM('漁業生產量值-漁業種類別魚類別生產量值14'!C48,'漁業生產量值-漁業種類別魚類別生產量值14'!O48)&#10;+SUM('漁業生產量值-漁業種類別魚類別生產量值15'!C48,'漁業生產量值-漁業種類別魚類別生產量值15'!E48,'漁業生產量值-漁業種類別魚類別生產量值15'!G48,'漁業生產量值-漁業種類別魚類別生產量值15'!I48)=0,&quot;-&quot;,&#10;SUM(G48,I48)&#10;+SUM('漁業生產量值-漁業種類別魚類別生產量值1'!E48,'漁業生產量值-漁業種類別魚類別生產量值1'!G48,'漁業生產量值-漁業種類別魚類別生產量值1'!I48)&#10;+SUM('漁業生產量值-漁業種類別魚類別生產量值2'!C48,'漁業生產量值-漁業種類別魚類別生產量值2'!E48,'漁業生產量值-漁業種類別魚類別生產量值2'!G48,'漁業生產量值-漁業種類別魚類別生產量值2'!I48)&#10;+SUM('漁業生產量值-漁業種類別魚類別生產量值3'!E48,'漁業生產量值-漁業種類別魚類別生產量值3'!I48,'漁業生產量值-漁業種類別魚類別生產量值3'!K48,'漁業生產量值-漁業種類別魚類別生產量值3'!M48)&#10;+SUM('漁業生產量值-漁業種類別魚類別生產量值4'!G48,'漁業生產量值-漁業種類別魚類別生產量值4'!I48,'漁業生產量值-漁業種類別魚類別生產量值4'!K48,'漁業生產量值-漁業種類別魚類別生產量值4'!M48,'漁業生產量值-漁業種類別魚類別生產量值4'!O48)&#10;+SUM('漁業生產量值-漁業種類別魚類別生產量值5'!K48,'漁業生產量值-漁業種類別魚類別生產量值5'!M48,'漁業生產量值-漁業種類別魚類別生產量值5'!O48)&#10;+SUM('漁業生產量值-漁業種類別魚類別生產量值6'!C48,'漁業生產量值-漁業種類別魚類別生產量值6'!E48,'漁業生產量值-漁業種類別魚類別生產量值6'!G48,'漁業生產量值-漁業種類別魚類別生產量值6'!I48,'漁業生產量值-漁業種類別魚類別生產量值6'!K48,'漁業生產量值-漁業種類別魚類別生產量值6'!M48,'漁業生產量值-漁業種類別魚類別生產量值6'!O48)&#10;+SUM('漁業生產量值-漁業種類別魚類別生產量值7'!C48,'漁業生產量值-漁業種類別魚類別生產量值7'!E48,'漁業生產量值-漁業種類別魚類別生產量值7'!G48)&#10;+SUM('漁業生產量值-漁業種類別魚類別生產量值9'!I48,'漁業生產量值-漁業種類別魚類別生產量值9'!K48)&#10;+SUM('漁業生產量值-漁業種類別魚類別生產量值10'!G48)&#10;+SUM('漁業生產量值-漁業種類別魚類別生產量值11'!C48,'漁業生產量值-漁業種類別魚類別生產量值11'!E48,'漁業生產量值-漁業種類別魚類別生產量值11'!G48,'漁業生產量值-漁業種類別魚類別生產量值11'!I48,'漁業生產量值-漁業種類別魚類別生產量值11'!K48)&#10;+SUM('漁業生產量值-漁業種類別魚類別生產量值12'!G48)&#10;+SUM('漁業生產量值-漁業種類別魚類別生產量值14'!C48,'漁業生產量值-漁業種類別魚類別生產量值14'!O48)&#10;+SUM('漁業生產量值-漁業種類別魚類別生產量值15'!C48,'漁業生產量值-漁業種類別魚類別生產量值15'!E48,'漁業生產量值-漁業種類別魚類別生產量值15'!G48,'漁業生產量值-漁業種類別魚類別生產量值15'!I48)&#10;)" table:style-name="ce55">
            <text:p>359<text:s/></text:p>
          </table:table-cell>
          <table:table-cell office:value-type="float" office:value="69806.544930000004" table:formula="msoxl:=  IF(SUM(H48,J48)&#10;+SUM('漁業生產量值-漁業種類別魚類別生產量值1'!F48,'漁業生產量值-漁業種類別魚類別生產量值1'!H48,'漁業生產量值-漁業種類別魚類別生產量值1'!J48,'漁業生產量值-漁業種類別魚類別生產量值1'!P48)&#10;+SUM('漁業生產量值-漁業種類別魚類別生產量值2'!D48,'漁業生產量值-漁業種類別魚類別生產量值2'!F48,'漁業生產量值-漁業種類別魚類別生產量值2'!H48,'漁業生產量值-漁業種類別魚類別生產量值2'!J48)&#10;+SUM('漁業生產量值-漁業種類別魚類別生產量值3'!F48,'漁業生產量值-漁業種類別魚類別生產量值3'!J48,'漁業生產量值-漁業種類別魚類別生產量值3'!L48,'漁業生產量值-漁業種類別魚類別生產量值3'!N48)&#10;+SUM('漁業生產量值-漁業種類別魚類別生產量值4'!H48,'漁業生產量值-漁業種類別魚類別生產量值4'!J48,'漁業生產量值-漁業種類別魚類別生產量值4'!L48,'漁業生產量值-漁業種類別魚類別生產量值4'!N48,'漁業生產量值-漁業種類別魚類別生產量值4'!P48)&#10;+SUM('漁業生產量值-漁業種類別魚類別生產量值5'!L48,'漁業生產量值-漁業種類別魚類別生產量值5'!N48,'漁業生產量值-漁業種類別魚類別生產量值5'!P48)&#10;+SUM('漁業生產量值-漁業種類別魚類別生產量值6'!D48,'漁業生產量值-漁業種類別魚類別生產量值6'!F48,'漁業生產量值-漁業種類別魚類別生產量值6'!H48,'漁業生產量值-漁業種類別魚類別生產量值6'!J48,'漁業生產量值-漁業種類別魚類別生產量值6'!L48,'漁業生產量值-漁業種類別魚類別生產量值6'!N48,'漁業生產量值-漁業種類別魚類別生產量值6'!P48)&#10;+SUM('漁業生產量值-漁業種類別魚類別生產量值7'!D48,'漁業生產量值-漁業種類別魚類別生產量值7'!F48,'漁業生產量值-漁業種類別魚類別生產量值7'!H48)&#10;+SUM('漁業生產量值-漁業種類別魚類別生產量值9'!J48,'漁業生產量值-漁業種類別魚類別生產量值9'!L48)&#10;+SUM('漁業生產量值-漁業種類別魚類別生產量值10'!H48)&#10;+SUM('漁業生產量值-漁業種類別魚類別生產量值11'!D48,'漁業生產量值-漁業種類別魚類別生產量值11'!F48,'漁業生產量值-漁業種類別魚類別生產量值11'!H48,'漁業生產量值-漁業種類別魚類別生產量值11'!J48,'漁業生產量值-漁業種類別魚類別生產量值11'!L48)&#10;+SUM('漁業生產量值-漁業種類別魚類別生產量值12'!H48)&#10;+SUM('漁業生產量值-漁業種類別魚類別生產量值14'!D48,'漁業生產量值-漁業種類別魚類別生產量值14'!P48)&#10;+SUM('漁業生產量值-漁業種類別魚類別生產量值15'!D48,'漁業生產量值-漁業種類別魚類別生產量值15'!F48,'漁業生產量值-漁業種類別魚類別生產量值15'!H48,'漁業生產量值-漁業種類別魚類別生產量值15'!J48)=0,&quot;-&quot;,&#10;SUM(H48,J48)&#10;+SUM('漁業生產量值-漁業種類別魚類別生產量值1'!F48,'漁業生產量值-漁業種類別魚類別生產量值1'!H48,'漁業生產量值-漁業種類別魚類別生產量值1'!J48,'漁業生產量值-漁業種類別魚類別生產量值1'!P48)&#10;+SUM('漁業生產量值-漁業種類別魚類別生產量值2'!D48,'漁業生產量值-漁業種類別魚類別生產量值2'!F48,'漁業生產量值-漁業種類別魚類別生產量值2'!H48,'漁業生產量值-漁業種類別魚類別生產量值2'!J48)&#10;+SUM('漁業生產量值-漁業種類別魚類別生產量值3'!F48,'漁業生產量值-漁業種類別魚類別生產量值3'!J48,'漁業生產量值-漁業種類別魚類別生產量值3'!L48,'漁業生產量值-漁業種類別魚類別生產量值3'!N48)&#10;+SUM('漁業生產量值-漁業種類別魚類別生產量值4'!H48,'漁業生產量值-漁業種類別魚類別生產量值4'!J48,'漁業生產量值-漁業種類別魚類別生產量值4'!L48,'漁業生產量值-漁業種類別魚類別生產量值4'!N48,'漁業生產量值-漁業種類別魚類別生產量值4'!P48)&#10;+SUM('漁業生產量值-漁業種類別魚類別生產量值5'!L48,'漁業生產量值-漁業種類別魚類別生產量值5'!N48,'漁業生產量值-漁業種類別魚類別生產量值5'!P48)&#10;+SUM('漁業生產量值-漁業種類別魚類別生產量值6'!D48,'漁業生產量值-漁業種類別魚類別生產量值6'!F48,'漁業生產量值-漁業種類別魚類別生產量值6'!H48,'漁業生產量值-漁業種類別魚類別生產量值6'!J48,'漁業生產量值-漁業種類別魚類別生產量值6'!L48,'漁業生產量值-漁業種類別魚類別生產量值6'!N48,'漁業生產量值-漁業種類別魚類別生產量值6'!P48)&#10;+SUM('漁業生產量值-漁業種類別魚類別生產量值7'!D48,'漁業生產量值-漁業種類別魚類別生產量值7'!F48,'漁業生產量值-漁業種類別魚類別生產量值7'!H48)&#10;+SUM('漁業生產量值-漁業種類別魚類別生產量值9'!J48,'漁業生產量值-漁業種類別魚類別生產量值9'!L48)&#10;+SUM('漁業生產量值-漁業種類別魚類別生產量值10'!H48)&#10;+SUM('漁業生產量值-漁業種類別魚類別生產量值11'!D48,'漁業生產量值-漁業種類別魚類別生產量值11'!F48,'漁業生產量值-漁業種類別魚類別生產量值11'!H48,'漁業生產量值-漁業種類別魚類別生產量值11'!J48,'漁業生產量值-漁業種類別魚類別生產量值11'!L48)&#10;+SUM('漁業生產量值-漁業種類別魚類別生產量值12'!H48)&#10;+SUM('漁業生產量值-漁業種類別魚類別生產量值14'!D48,'漁業生產量值-漁業種類別魚類別生產量值14'!P48)&#10;+SUM('漁業生產量值-漁業種類別魚類別生產量值15'!D48,'漁業生產量值-漁業種類別魚類別生產量值15'!F48,'漁業生產量值-漁業種類別魚類別生產量值15'!H48,'漁業生產量值-漁業種類別魚類別生產量值15'!J48)&#10;)" table:style-name="ce55">
            <text:p>69,80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8,M48,O48,'漁業生產量值-漁業種類別魚類別生產量值1'!C48)=0,&quot;-&quot;,SUM(K48,M48,O48,'漁業生產量值-漁業種類別魚類別生產量值1'!C48))" table:style-name="ce55">
            <text:p>-</text:p>
          </table:table-cell>
          <table:table-cell office:value-type="string" office:string-value="-" table:formula="msoxl:=  IF(SUM(L48,N48,P48,'漁業生產量值-漁業種類別魚類別生產量值1'!D48)=0,&quot;-&quot;,SUM(L48,N48,P48,'漁業生產量值-漁業種類別魚類別生產量值1'!D4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float" office:value="150.97399999999999" table:style-name="ce55">
            <text:p>151<text:s/></text:p>
          </table:table-cell>
          <table:table-cell office:value-type="float" office:value="10954.266299999999" table:style-name="ce55">
            <text:p>10,954<text:s/></text:p>
          </table:table-cell>
          <table:table-cell office:value-type="float" office:value="150.97400000000002" table:formula="msoxl:=  IF(SUM(G49,I49)&#10;+SUM('漁業生產量值-漁業種類別魚類別生產量值1'!E49,'漁業生產量值-漁業種類別魚類別生產量值1'!G49,'漁業生產量值-漁業種類別魚類別生產量值1'!I49)&#10;+SUM('漁業生產量值-漁業種類別魚類別生產量值2'!C49,'漁業生產量值-漁業種類別魚類別生產量值2'!E49,'漁業生產量值-漁業種類別魚類別生產量值2'!G49,'漁業生產量值-漁業種類別魚類別生產量值2'!I49)&#10;+SUM('漁業生產量值-漁業種類別魚類別生產量值3'!E49,'漁業生產量值-漁業種類別魚類別生產量值3'!I49,'漁業生產量值-漁業種類別魚類別生產量值3'!K49,'漁業生產量值-漁業種類別魚類別生產量值3'!M49)&#10;+SUM('漁業生產量值-漁業種類別魚類別生產量值4'!G49,'漁業生產量值-漁業種類別魚類別生產量值4'!I49,'漁業生產量值-漁業種類別魚類別生產量值4'!K49,'漁業生產量值-漁業種類別魚類別生產量值4'!M49,'漁業生產量值-漁業種類別魚類別生產量值4'!O49)&#10;+SUM('漁業生產量值-漁業種類別魚類別生產量值5'!K49,'漁業生產量值-漁業種類別魚類別生產量值5'!M49,'漁業生產量值-漁業種類別魚類別生產量值5'!O49)&#10;+SUM('漁業生產量值-漁業種類別魚類別生產量值6'!C49,'漁業生產量值-漁業種類別魚類別生產量值6'!E49,'漁業生產量值-漁業種類別魚類別生產量值6'!G49,'漁業生產量值-漁業種類別魚類別生產量值6'!I49,'漁業生產量值-漁業種類別魚類別生產量值6'!K49,'漁業生產量值-漁業種類別魚類別生產量值6'!M49,'漁業生產量值-漁業種類別魚類別生產量值6'!O49)&#10;+SUM('漁業生產量值-漁業種類別魚類別生產量值7'!C49,'漁業生產量值-漁業種類別魚類別生產量值7'!E49,'漁業生產量值-漁業種類別魚類別生產量值7'!G49)&#10;+SUM('漁業生產量值-漁業種類別魚類別生產量值9'!I49,'漁業生產量值-漁業種類別魚類別生產量值9'!K49)&#10;+SUM('漁業生產量值-漁業種類別魚類別生產量值10'!G49)&#10;+SUM('漁業生產量值-漁業種類別魚類別生產量值11'!C49,'漁業生產量值-漁業種類別魚類別生產量值11'!E49,'漁業生產量值-漁業種類別魚類別生產量值11'!G49,'漁業生產量值-漁業種類別魚類別生產量值11'!I49,'漁業生產量值-漁業種類別魚類別生產量值11'!K49)&#10;+SUM('漁業生產量值-漁業種類別魚類別生產量值12'!G49)&#10;+SUM('漁業生產量值-漁業種類別魚類別生產量值14'!C49,'漁業生產量值-漁業種類別魚類別生產量值14'!O49)&#10;+SUM('漁業生產量值-漁業種類別魚類別生產量值15'!C49,'漁業生產量值-漁業種類別魚類別生產量值15'!E49,'漁業生產量值-漁業種類別魚類別生產量值15'!G49,'漁業生產量值-漁業種類別魚類別生產量值15'!I49)=0,&quot;-&quot;,&#10;SUM(G49,I49)&#10;+SUM('漁業生產量值-漁業種類別魚類別生產量值1'!E49,'漁業生產量值-漁業種類別魚類別生產量值1'!G49,'漁業生產量值-漁業種類別魚類別生產量值1'!I49)&#10;+SUM('漁業生產量值-漁業種類別魚類別生產量值2'!C49,'漁業生產量值-漁業種類別魚類別生產量值2'!E49,'漁業生產量值-漁業種類別魚類別生產量值2'!G49,'漁業生產量值-漁業種類別魚類別生產量值2'!I49)&#10;+SUM('漁業生產量值-漁業種類別魚類別生產量值3'!E49,'漁業生產量值-漁業種類別魚類別生產量值3'!I49,'漁業生產量值-漁業種類別魚類別生產量值3'!K49,'漁業生產量值-漁業種類別魚類別生產量值3'!M49)&#10;+SUM('漁業生產量值-漁業種類別魚類別生產量值4'!G49,'漁業生產量值-漁業種類別魚類別生產量值4'!I49,'漁業生產量值-漁業種類別魚類別生產量值4'!K49,'漁業生產量值-漁業種類別魚類別生產量值4'!M49,'漁業生產量值-漁業種類別魚類別生產量值4'!O49)&#10;+SUM('漁業生產量值-漁業種類別魚類別生產量值5'!K49,'漁業生產量值-漁業種類別魚類別生產量值5'!M49,'漁業生產量值-漁業種類別魚類別生產量值5'!O49)&#10;+SUM('漁業生產量值-漁業種類別魚類別生產量值6'!C49,'漁業生產量值-漁業種類別魚類別生產量值6'!E49,'漁業生產量值-漁業種類別魚類別生產量值6'!G49,'漁業生產量值-漁業種類別魚類別生產量值6'!I49,'漁業生產量值-漁業種類別魚類別生產量值6'!K49,'漁業生產量值-漁業種類別魚類別生產量值6'!M49,'漁業生產量值-漁業種類別魚類別生產量值6'!O49)&#10;+SUM('漁業生產量值-漁業種類別魚類別生產量值7'!C49,'漁業生產量值-漁業種類別魚類別生產量值7'!E49,'漁業生產量值-漁業種類別魚類別生產量值7'!G49)&#10;+SUM('漁業生產量值-漁業種類別魚類別生產量值9'!I49,'漁業生產量值-漁業種類別魚類別生產量值9'!K49)&#10;+SUM('漁業生產量值-漁業種類別魚類別生產量值10'!G49)&#10;+SUM('漁業生產量值-漁業種類別魚類別生產量值11'!C49,'漁業生產量值-漁業種類別魚類別生產量值11'!E49,'漁業生產量值-漁業種類別魚類別生產量值11'!G49,'漁業生產量值-漁業種類別魚類別生產量值11'!I49,'漁業生產量值-漁業種類別魚類別生產量值11'!K49)&#10;+SUM('漁業生產量值-漁業種類別魚類別生產量值12'!G49)&#10;+SUM('漁業生產量值-漁業種類別魚類別生產量值14'!C49,'漁業生產量值-漁業種類別魚類別生產量值14'!O49)&#10;+SUM('漁業生產量值-漁業種類別魚類別生產量值15'!C49,'漁業生產量值-漁業種類別魚類別生產量值15'!E49,'漁業生產量值-漁業種類別魚類別生產量值15'!G49,'漁業生產量值-漁業種類別魚類別生產量值15'!I49)&#10;)" table:style-name="ce55">
            <text:p>151<text:s/></text:p>
          </table:table-cell>
          <table:table-cell office:value-type="float" office:value="10954.266299999999" table:formula="msoxl:=  IF(SUM(H49,J49)&#10;+SUM('漁業生產量值-漁業種類別魚類別生產量值1'!F49,'漁業生產量值-漁業種類別魚類別生產量值1'!H49,'漁業生產量值-漁業種類別魚類別生產量值1'!J49,'漁業生產量值-漁業種類別魚類別生產量值1'!P49)&#10;+SUM('漁業生產量值-漁業種類別魚類別生產量值2'!D49,'漁業生產量值-漁業種類別魚類別生產量值2'!F49,'漁業生產量值-漁業種類別魚類別生產量值2'!H49,'漁業生產量值-漁業種類別魚類別生產量值2'!J49)&#10;+SUM('漁業生產量值-漁業種類別魚類別生產量值3'!F49,'漁業生產量值-漁業種類別魚類別生產量值3'!J49,'漁業生產量值-漁業種類別魚類別生產量值3'!L49,'漁業生產量值-漁業種類別魚類別生產量值3'!N49)&#10;+SUM('漁業生產量值-漁業種類別魚類別生產量值4'!H49,'漁業生產量值-漁業種類別魚類別生產量值4'!J49,'漁業生產量值-漁業種類別魚類別生產量值4'!L49,'漁業生產量值-漁業種類別魚類別生產量值4'!N49,'漁業生產量值-漁業種類別魚類別生產量值4'!P49)&#10;+SUM('漁業生產量值-漁業種類別魚類別生產量值5'!L49,'漁業生產量值-漁業種類別魚類別生產量值5'!N49,'漁業生產量值-漁業種類別魚類別生產量值5'!P49)&#10;+SUM('漁業生產量值-漁業種類別魚類別生產量值6'!D49,'漁業生產量值-漁業種類別魚類別生產量值6'!F49,'漁業生產量值-漁業種類別魚類別生產量值6'!H49,'漁業生產量值-漁業種類別魚類別生產量值6'!J49,'漁業生產量值-漁業種類別魚類別生產量值6'!L49,'漁業生產量值-漁業種類別魚類別生產量值6'!N49,'漁業生產量值-漁業種類別魚類別生產量值6'!P49)&#10;+SUM('漁業生產量值-漁業種類別魚類別生產量值7'!D49,'漁業生產量值-漁業種類別魚類別生產量值7'!F49,'漁業生產量值-漁業種類別魚類別生產量值7'!H49)&#10;+SUM('漁業生產量值-漁業種類別魚類別生產量值9'!J49,'漁業生產量值-漁業種類別魚類別生產量值9'!L49)&#10;+SUM('漁業生產量值-漁業種類別魚類別生產量值10'!H49)&#10;+SUM('漁業生產量值-漁業種類別魚類別生產量值11'!D49,'漁業生產量值-漁業種類別魚類別生產量值11'!F49,'漁業生產量值-漁業種類別魚類別生產量值11'!H49,'漁業生產量值-漁業種類別魚類別生產量值11'!J49,'漁業生產量值-漁業種類別魚類別生產量值11'!L49)&#10;+SUM('漁業生產量值-漁業種類別魚類別生產量值12'!H49)&#10;+SUM('漁業生產量值-漁業種類別魚類別生產量值14'!D49,'漁業生產量值-漁業種類別魚類別生產量值14'!P49)&#10;+SUM('漁業生產量值-漁業種類別魚類別生產量值15'!D49,'漁業生產量值-漁業種類別魚類別生產量值15'!F49,'漁業生產量值-漁業種類別魚類別生產量值15'!H49,'漁業生產量值-漁業種類別魚類別生產量值15'!J49)=0,&quot;-&quot;,&#10;SUM(H49,J49)&#10;+SUM('漁業生產量值-漁業種類別魚類別生產量值1'!F49,'漁業生產量值-漁業種類別魚類別生產量值1'!H49,'漁業生產量值-漁業種類別魚類別生產量值1'!J49,'漁業生產量值-漁業種類別魚類別生產量值1'!P49)&#10;+SUM('漁業生產量值-漁業種類別魚類別生產量值2'!D49,'漁業生產量值-漁業種類別魚類別生產量值2'!F49,'漁業生產量值-漁業種類別魚類別生產量值2'!H49,'漁業生產量值-漁業種類別魚類別生產量值2'!J49)&#10;+SUM('漁業生產量值-漁業種類別魚類別生產量值3'!F49,'漁業生產量值-漁業種類別魚類別生產量值3'!J49,'漁業生產量值-漁業種類別魚類別生產量值3'!L49,'漁業生產量值-漁業種類別魚類別生產量值3'!N49)&#10;+SUM('漁業生產量值-漁業種類別魚類別生產量值4'!H49,'漁業生產量值-漁業種類別魚類別生產量值4'!J49,'漁業生產量值-漁業種類別魚類別生產量值4'!L49,'漁業生產量值-漁業種類別魚類別生產量值4'!N49,'漁業生產量值-漁業種類別魚類別生產量值4'!P49)&#10;+SUM('漁業生產量值-漁業種類別魚類別生產量值5'!L49,'漁業生產量值-漁業種類別魚類別生產量值5'!N49,'漁業生產量值-漁業種類別魚類別生產量值5'!P49)&#10;+SUM('漁業生產量值-漁業種類別魚類別生產量值6'!D49,'漁業生產量值-漁業種類別魚類別生產量值6'!F49,'漁業生產量值-漁業種類別魚類別生產量值6'!H49,'漁業生產量值-漁業種類別魚類別生產量值6'!J49,'漁業生產量值-漁業種類別魚類別生產量值6'!L49,'漁業生產量值-漁業種類別魚類別生產量值6'!N49,'漁業生產量值-漁業種類別魚類別生產量值6'!P49)&#10;+SUM('漁業生產量值-漁業種類別魚類別生產量值7'!D49,'漁業生產量值-漁業種類別魚類別生產量值7'!F49,'漁業生產量值-漁業種類別魚類別生產量值7'!H49)&#10;+SUM('漁業生產量值-漁業種類別魚類別生產量值9'!J49,'漁業生產量值-漁業種類別魚類別生產量值9'!L49)&#10;+SUM('漁業生產量值-漁業種類別魚類別生產量值10'!H49)&#10;+SUM('漁業生產量值-漁業種類別魚類別生產量值11'!D49,'漁業生產量值-漁業種類別魚類別生產量值11'!F49,'漁業生產量值-漁業種類別魚類別生產量值11'!H49,'漁業生產量值-漁業種類別魚類別生產量值11'!J49,'漁業生產量值-漁業種類別魚類別生產量值11'!L49)&#10;+SUM('漁業生產量值-漁業種類別魚類別生產量值12'!H49)&#10;+SUM('漁業生產量值-漁業種類別魚類別生產量值14'!D49,'漁業生產量值-漁業種類別魚類別生產量值14'!P49)&#10;+SUM('漁業生產量值-漁業種類別魚類別生產量值15'!D49,'漁業生產量值-漁業種類別魚類別生產量值15'!F49,'漁業生產量值-漁業種類別魚類別生產量值15'!H49,'漁業生產量值-漁業種類別魚類別生產量值15'!J49)&#10;)" table:style-name="ce55">
            <text:p>10,95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9,M49,O49,'漁業生產量值-漁業種類別魚類別生產量值1'!C49)=0,&quot;-&quot;,SUM(K49,M49,O49,'漁業生產量值-漁業種類別魚類別生產量值1'!C49))" table:style-name="ce55">
            <text:p>-</text:p>
          </table:table-cell>
          <table:table-cell office:value-type="string" office:string-value="-" table:formula="msoxl:=  IF(SUM(L49,N49,P49,'漁業生產量值-漁業種類別魚類別生產量值1'!D49)=0,&quot;-&quot;,SUM(L49,N49,P49,'漁業生產量值-漁業種類別魚類別生產量值1'!D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float" office:value="656.27840000000003" table:style-name="ce55">
            <text:p>656<text:s/></text:p>
          </table:table-cell>
          <table:table-cell office:value-type="float" office:value="81799.876699999993" table:style-name="ce55">
            <text:p>81,800<text:s/></text:p>
          </table:table-cell>
          <table:table-cell office:value-type="float" office:value="656.27839999999992" table:formula="msoxl:=  IF(SUM(G50,I50)&#10;+SUM('漁業生產量值-漁業種類別魚類別生產量值1'!E50,'漁業生產量值-漁業種類別魚類別生產量值1'!G50,'漁業生產量值-漁業種類別魚類別生產量值1'!I50)&#10;+SUM('漁業生產量值-漁業種類別魚類別生產量值2'!C50,'漁業生產量值-漁業種類別魚類別生產量值2'!E50,'漁業生產量值-漁業種類別魚類別生產量值2'!G50,'漁業生產量值-漁業種類別魚類別生產量值2'!I50)&#10;+SUM('漁業生產量值-漁業種類別魚類別生產量值3'!E50,'漁業生產量值-漁業種類別魚類別生產量值3'!I50,'漁業生產量值-漁業種類別魚類別生產量值3'!K50,'漁業生產量值-漁業種類別魚類別生產量值3'!M50)&#10;+SUM('漁業生產量值-漁業種類別魚類別生產量值4'!G50,'漁業生產量值-漁業種類別魚類別生產量值4'!I50,'漁業生產量值-漁業種類別魚類別生產量值4'!K50,'漁業生產量值-漁業種類別魚類別生產量值4'!M50,'漁業生產量值-漁業種類別魚類別生產量值4'!O50)&#10;+SUM('漁業生產量值-漁業種類別魚類別生產量值5'!K50,'漁業生產量值-漁業種類別魚類別生產量值5'!M50,'漁業生產量值-漁業種類別魚類別生產量值5'!O50)&#10;+SUM('漁業生產量值-漁業種類別魚類別生產量值6'!C50,'漁業生產量值-漁業種類別魚類別生產量值6'!E50,'漁業生產量值-漁業種類別魚類別生產量值6'!G50,'漁業生產量值-漁業種類別魚類別生產量值6'!I50,'漁業生產量值-漁業種類別魚類別生產量值6'!K50,'漁業生產量值-漁業種類別魚類別生產量值6'!M50,'漁業生產量值-漁業種類別魚類別生產量值6'!O50)&#10;+SUM('漁業生產量值-漁業種類別魚類別生產量值7'!C50,'漁業生產量值-漁業種類別魚類別生產量值7'!E50,'漁業生產量值-漁業種類別魚類別生產量值7'!G50)&#10;+SUM('漁業生產量值-漁業種類別魚類別生產量值9'!I50,'漁業生產量值-漁業種類別魚類別生產量值9'!K50)&#10;+SUM('漁業生產量值-漁業種類別魚類別生產量值10'!G50)&#10;+SUM('漁業生產量值-漁業種類別魚類別生產量值11'!C50,'漁業生產量值-漁業種類別魚類別生產量值11'!E50,'漁業生產量值-漁業種類別魚類別生產量值11'!G50,'漁業生產量值-漁業種類別魚類別生產量值11'!I50,'漁業生產量值-漁業種類別魚類別生產量值11'!K50)&#10;+SUM('漁業生產量值-漁業種類別魚類別生產量值12'!G50)&#10;+SUM('漁業生產量值-漁業種類別魚類別生產量值14'!C50,'漁業生產量值-漁業種類別魚類別生產量值14'!O50)&#10;+SUM('漁業生產量值-漁業種類別魚類別生產量值15'!C50,'漁業生產量值-漁業種類別魚類別生產量值15'!E50,'漁業生產量值-漁業種類別魚類別生產量值15'!G50,'漁業生產量值-漁業種類別魚類別生產量值15'!I50)=0,&quot;-&quot;,&#10;SUM(G50,I50)&#10;+SUM('漁業生產量值-漁業種類別魚類別生產量值1'!E50,'漁業生產量值-漁業種類別魚類別生產量值1'!G50,'漁業生產量值-漁業種類別魚類別生產量值1'!I50)&#10;+SUM('漁業生產量值-漁業種類別魚類別生產量值2'!C50,'漁業生產量值-漁業種類別魚類別生產量值2'!E50,'漁業生產量值-漁業種類別魚類別生產量值2'!G50,'漁業生產量值-漁業種類別魚類別生產量值2'!I50)&#10;+SUM('漁業生產量值-漁業種類別魚類別生產量值3'!E50,'漁業生產量值-漁業種類別魚類別生產量值3'!I50,'漁業生產量值-漁業種類別魚類別生產量值3'!K50,'漁業生產量值-漁業種類別魚類別生產量值3'!M50)&#10;+SUM('漁業生產量值-漁業種類別魚類別生產量值4'!G50,'漁業生產量值-漁業種類別魚類別生產量值4'!I50,'漁業生產量值-漁業種類別魚類別生產量值4'!K50,'漁業生產量值-漁業種類別魚類別生產量值4'!M50,'漁業生產量值-漁業種類別魚類別生產量值4'!O50)&#10;+SUM('漁業生產量值-漁業種類別魚類別生產量值5'!K50,'漁業生產量值-漁業種類別魚類別生產量值5'!M50,'漁業生產量值-漁業種類別魚類別生產量值5'!O50)&#10;+SUM('漁業生產量值-漁業種類別魚類別生產量值6'!C50,'漁業生產量值-漁業種類別魚類別生產量值6'!E50,'漁業生產量值-漁業種類別魚類別生產量值6'!G50,'漁業生產量值-漁業種類別魚類別生產量值6'!I50,'漁業生產量值-漁業種類別魚類別生產量值6'!K50,'漁業生產量值-漁業種類別魚類別生產量值6'!M50,'漁業生產量值-漁業種類別魚類別生產量值6'!O50)&#10;+SUM('漁業生產量值-漁業種類別魚類別生產量值7'!C50,'漁業生產量值-漁業種類別魚類別生產量值7'!E50,'漁業生產量值-漁業種類別魚類別生產量值7'!G50)&#10;+SUM('漁業生產量值-漁業種類別魚類別生產量值9'!I50,'漁業生產量值-漁業種類別魚類別生產量值9'!K50)&#10;+SUM('漁業生產量值-漁業種類別魚類別生產量值10'!G50)&#10;+SUM('漁業生產量值-漁業種類別魚類別生產量值11'!C50,'漁業生產量值-漁業種類別魚類別生產量值11'!E50,'漁業生產量值-漁業種類別魚類別生產量值11'!G50,'漁業生產量值-漁業種類別魚類別生產量值11'!I50,'漁業生產量值-漁業種類別魚類別生產量值11'!K50)&#10;+SUM('漁業生產量值-漁業種類別魚類別生產量值12'!G50)&#10;+SUM('漁業生產量值-漁業種類別魚類別生產量值14'!C50,'漁業生產量值-漁業種類別魚類別生產量值14'!O50)&#10;+SUM('漁業生產量值-漁業種類別魚類別生產量值15'!C50,'漁業生產量值-漁業種類別魚類別生產量值15'!E50,'漁業生產量值-漁業種類別魚類別生產量值15'!G50,'漁業生產量值-漁業種類別魚類別生產量值15'!I50)&#10;)" table:style-name="ce55">
            <text:p>656<text:s/></text:p>
          </table:table-cell>
          <table:table-cell office:value-type="float" office:value="81799.876700000008" table:formula="msoxl:=  IF(SUM(H50,J50)&#10;+SUM('漁業生產量值-漁業種類別魚類別生產量值1'!F50,'漁業生產量值-漁業種類別魚類別生產量值1'!H50,'漁業生產量值-漁業種類別魚類別生產量值1'!J50,'漁業生產量值-漁業種類別魚類別生產量值1'!P50)&#10;+SUM('漁業生產量值-漁業種類別魚類別生產量值2'!D50,'漁業生產量值-漁業種類別魚類別生產量值2'!F50,'漁業生產量值-漁業種類別魚類別生產量值2'!H50,'漁業生產量值-漁業種類別魚類別生產量值2'!J50)&#10;+SUM('漁業生產量值-漁業種類別魚類別生產量值3'!F50,'漁業生產量值-漁業種類別魚類別生產量值3'!J50,'漁業生產量值-漁業種類別魚類別生產量值3'!L50,'漁業生產量值-漁業種類別魚類別生產量值3'!N50)&#10;+SUM('漁業生產量值-漁業種類別魚類別生產量值4'!H50,'漁業生產量值-漁業種類別魚類別生產量值4'!J50,'漁業生產量值-漁業種類別魚類別生產量值4'!L50,'漁業生產量值-漁業種類別魚類別生產量值4'!N50,'漁業生產量值-漁業種類別魚類別生產量值4'!P50)&#10;+SUM('漁業生產量值-漁業種類別魚類別生產量值5'!L50,'漁業生產量值-漁業種類別魚類別生產量值5'!N50,'漁業生產量值-漁業種類別魚類別生產量值5'!P50)&#10;+SUM('漁業生產量值-漁業種類別魚類別生產量值6'!D50,'漁業生產量值-漁業種類別魚類別生產量值6'!F50,'漁業生產量值-漁業種類別魚類別生產量值6'!H50,'漁業生產量值-漁業種類別魚類別生產量值6'!J50,'漁業生產量值-漁業種類別魚類別生產量值6'!L50,'漁業生產量值-漁業種類別魚類別生產量值6'!N50,'漁業生產量值-漁業種類別魚類別生產量值6'!P50)&#10;+SUM('漁業生產量值-漁業種類別魚類別生產量值7'!D50,'漁業生產量值-漁業種類別魚類別生產量值7'!F50,'漁業生產量值-漁業種類別魚類別生產量值7'!H50)&#10;+SUM('漁業生產量值-漁業種類別魚類別生產量值9'!J50,'漁業生產量值-漁業種類別魚類別生產量值9'!L50)&#10;+SUM('漁業生產量值-漁業種類別魚類別生產量值10'!H50)&#10;+SUM('漁業生產量值-漁業種類別魚類別生產量值11'!D50,'漁業生產量值-漁業種類別魚類別生產量值11'!F50,'漁業生產量值-漁業種類別魚類別生產量值11'!H50,'漁業生產量值-漁業種類別魚類別生產量值11'!J50,'漁業生產量值-漁業種類別魚類別生產量值11'!L50)&#10;+SUM('漁業生產量值-漁業種類別魚類別生產量值12'!H50)&#10;+SUM('漁業生產量值-漁業種類別魚類別生產量值14'!D50,'漁業生產量值-漁業種類別魚類別生產量值14'!P50)&#10;+SUM('漁業生產量值-漁業種類別魚類別生產量值15'!D50,'漁業生產量值-漁業種類別魚類別生產量值15'!F50,'漁業生產量值-漁業種類別魚類別生產量值15'!H50,'漁業生產量值-漁業種類別魚類別生產量值15'!J50)=0,&quot;-&quot;,&#10;SUM(H50,J50)&#10;+SUM('漁業生產量值-漁業種類別魚類別生產量值1'!F50,'漁業生產量值-漁業種類別魚類別生產量值1'!H50,'漁業生產量值-漁業種類別魚類別生產量值1'!J50,'漁業生產量值-漁業種類別魚類別生產量值1'!P50)&#10;+SUM('漁業生產量值-漁業種類別魚類別生產量值2'!D50,'漁業生產量值-漁業種類別魚類別生產量值2'!F50,'漁業生產量值-漁業種類別魚類別生產量值2'!H50,'漁業生產量值-漁業種類別魚類別生產量值2'!J50)&#10;+SUM('漁業生產量值-漁業種類別魚類別生產量值3'!F50,'漁業生產量值-漁業種類別魚類別生產量值3'!J50,'漁業生產量值-漁業種類別魚類別生產量值3'!L50,'漁業生產量值-漁業種類別魚類別生產量值3'!N50)&#10;+SUM('漁業生產量值-漁業種類別魚類別生產量值4'!H50,'漁業生產量值-漁業種類別魚類別生產量值4'!J50,'漁業生產量值-漁業種類別魚類別生產量值4'!L50,'漁業生產量值-漁業種類別魚類別生產量值4'!N50,'漁業生產量值-漁業種類別魚類別生產量值4'!P50)&#10;+SUM('漁業生產量值-漁業種類別魚類別生產量值5'!L50,'漁業生產量值-漁業種類別魚類別生產量值5'!N50,'漁業生產量值-漁業種類別魚類別生產量值5'!P50)&#10;+SUM('漁業生產量值-漁業種類別魚類別生產量值6'!D50,'漁業生產量值-漁業種類別魚類別生產量值6'!F50,'漁業生產量值-漁業種類別魚類別生產量值6'!H50,'漁業生產量值-漁業種類別魚類別生產量值6'!J50,'漁業生產量值-漁業種類別魚類別生產量值6'!L50,'漁業生產量值-漁業種類別魚類別生產量值6'!N50,'漁業生產量值-漁業種類別魚類別生產量值6'!P50)&#10;+SUM('漁業生產量值-漁業種類別魚類別生產量值7'!D50,'漁業生產量值-漁業種類別魚類別生產量值7'!F50,'漁業生產量值-漁業種類別魚類別生產量值7'!H50)&#10;+SUM('漁業生產量值-漁業種類別魚類別生產量值9'!J50,'漁業生產量值-漁業種類別魚類別生產量值9'!L50)&#10;+SUM('漁業生產量值-漁業種類別魚類別生產量值10'!H50)&#10;+SUM('漁業生產量值-漁業種類別魚類別生產量值11'!D50,'漁業生產量值-漁業種類別魚類別生產量值11'!F50,'漁業生產量值-漁業種類別魚類別生產量值11'!H50,'漁業生產量值-漁業種類別魚類別生產量值11'!J50,'漁業生產量值-漁業種類別魚類別生產量值11'!L50)&#10;+SUM('漁業生產量值-漁業種類別魚類別生產量值12'!H50)&#10;+SUM('漁業生產量值-漁業種類別魚類別生產量值14'!D50,'漁業生產量值-漁業種類別魚類別生產量值14'!P50)&#10;+SUM('漁業生產量值-漁業種類別魚類別生產量值15'!D50,'漁業生產量值-漁業種類別魚類別生產量值15'!F50,'漁業生產量值-漁業種類別魚類別生產量值15'!H50,'漁業生產量值-漁業種類別魚類別生產量值15'!J50)&#10;)" table:style-name="ce55">
            <text:p>81,80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0,M50,O50,'漁業生產量值-漁業種類別魚類別生產量值1'!C50)=0,&quot;-&quot;,SUM(K50,M50,O50,'漁業生產量值-漁業種類別魚類別生產量值1'!C50))" table:style-name="ce55">
            <text:p>-</text:p>
          </table:table-cell>
          <table:table-cell office:value-type="string" office:string-value="-" table:formula="msoxl:=  IF(SUM(L50,N50,P50,'漁業生產量值-漁業種類別魚類別生產量值1'!D50)=0,&quot;-&quot;,SUM(L50,N50,P50,'漁業生產量值-漁業種類別魚類別生產量值1'!D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float" office:value="143.4" table:style-name="ce55">
            <text:p>143<text:s/></text:p>
          </table:table-cell>
          <table:table-cell office:value-type="float" office:value="29562.575000000001" table:style-name="ce55">
            <text:p>29,563<text:s/></text:p>
          </table:table-cell>
          <table:table-cell office:value-type="float" office:value="138.43" table:formula="msoxl:=  IF(SUM(G51,I51)&#10;+SUM('漁業生產量值-漁業種類別魚類別生產量值1'!E51,'漁業生產量值-漁業種類別魚類別生產量值1'!G51,'漁業生產量值-漁業種類別魚類別生產量值1'!I51)&#10;+SUM('漁業生產量值-漁業種類別魚類別生產量值2'!C51,'漁業生產量值-漁業種類別魚類別生產量值2'!E51,'漁業生產量值-漁業種類別魚類別生產量值2'!G51,'漁業生產量值-漁業種類別魚類別生產量值2'!I51)&#10;+SUM('漁業生產量值-漁業種類別魚類別生產量值3'!E51,'漁業生產量值-漁業種類別魚類別生產量值3'!I51,'漁業生產量值-漁業種類別魚類別生產量值3'!K51,'漁業生產量值-漁業種類別魚類別生產量值3'!M51)&#10;+SUM('漁業生產量值-漁業種類別魚類別生產量值4'!G51,'漁業生產量值-漁業種類別魚類別生產量值4'!I51,'漁業生產量值-漁業種類別魚類別生產量值4'!K51,'漁業生產量值-漁業種類別魚類別生產量值4'!M51,'漁業生產量值-漁業種類別魚類別生產量值4'!O51)&#10;+SUM('漁業生產量值-漁業種類別魚類別生產量值5'!K51,'漁業生產量值-漁業種類別魚類別生產量值5'!M51,'漁業生產量值-漁業種類別魚類別生產量值5'!O51)&#10;+SUM('漁業生產量值-漁業種類別魚類別生產量值6'!C51,'漁業生產量值-漁業種類別魚類別生產量值6'!E51,'漁業生產量值-漁業種類別魚類別生產量值6'!G51,'漁業生產量值-漁業種類別魚類別生產量值6'!I51,'漁業生產量值-漁業種類別魚類別生產量值6'!K51,'漁業生產量值-漁業種類別魚類別生產量值6'!M51,'漁業生產量值-漁業種類別魚類別生產量值6'!O51)&#10;+SUM('漁業生產量值-漁業種類別魚類別生產量值7'!C51,'漁業生產量值-漁業種類別魚類別生產量值7'!E51,'漁業生產量值-漁業種類別魚類別生產量值7'!G51)&#10;+SUM('漁業生產量值-漁業種類別魚類別生產量值9'!I51,'漁業生產量值-漁業種類別魚類別生產量值9'!K51)&#10;+SUM('漁業生產量值-漁業種類別魚類別生產量值10'!G51)&#10;+SUM('漁業生產量值-漁業種類別魚類別生產量值11'!C51,'漁業生產量值-漁業種類別魚類別生產量值11'!E51,'漁業生產量值-漁業種類別魚類別生產量值11'!G51,'漁業生產量值-漁業種類別魚類別生產量值11'!I51,'漁業生產量值-漁業種類別魚類別生產量值11'!K51)&#10;+SUM('漁業生產量值-漁業種類別魚類別生產量值12'!G51)&#10;+SUM('漁業生產量值-漁業種類別魚類別生產量值14'!C51,'漁業生產量值-漁業種類別魚類別生產量值14'!O51)&#10;+SUM('漁業生產量值-漁業種類別魚類別生產量值15'!C51,'漁業生產量值-漁業種類別魚類別生產量值15'!E51,'漁業生產量值-漁業種類別魚類別生產量值15'!G51,'漁業生產量值-漁業種類別魚類別生產量值15'!I51)=0,&quot;-&quot;,&#10;SUM(G51,I51)&#10;+SUM('漁業生產量值-漁業種類別魚類別生產量值1'!E51,'漁業生產量值-漁業種類別魚類別生產量值1'!G51,'漁業生產量值-漁業種類別魚類別生產量值1'!I51)&#10;+SUM('漁業生產量值-漁業種類別魚類別生產量值2'!C51,'漁業生產量值-漁業種類別魚類別生產量值2'!E51,'漁業生產量值-漁業種類別魚類別生產量值2'!G51,'漁業生產量值-漁業種類別魚類別生產量值2'!I51)&#10;+SUM('漁業生產量值-漁業種類別魚類別生產量值3'!E51,'漁業生產量值-漁業種類別魚類別生產量值3'!I51,'漁業生產量值-漁業種類別魚類別生產量值3'!K51,'漁業生產量值-漁業種類別魚類別生產量值3'!M51)&#10;+SUM('漁業生產量值-漁業種類別魚類別生產量值4'!G51,'漁業生產量值-漁業種類別魚類別生產量值4'!I51,'漁業生產量值-漁業種類別魚類別生產量值4'!K51,'漁業生產量值-漁業種類別魚類別生產量值4'!M51,'漁業生產量值-漁業種類別魚類別生產量值4'!O51)&#10;+SUM('漁業生產量值-漁業種類別魚類別生產量值5'!K51,'漁業生產量值-漁業種類別魚類別生產量值5'!M51,'漁業生產量值-漁業種類別魚類別生產量值5'!O51)&#10;+SUM('漁業生產量值-漁業種類別魚類別生產量值6'!C51,'漁業生產量值-漁業種類別魚類別生產量值6'!E51,'漁業生產量值-漁業種類別魚類別生產量值6'!G51,'漁業生產量值-漁業種類別魚類別生產量值6'!I51,'漁業生產量值-漁業種類別魚類別生產量值6'!K51,'漁業生產量值-漁業種類別魚類別生產量值6'!M51,'漁業生產量值-漁業種類別魚類別生產量值6'!O51)&#10;+SUM('漁業生產量值-漁業種類別魚類別生產量值7'!C51,'漁業生產量值-漁業種類別魚類別生產量值7'!E51,'漁業生產量值-漁業種類別魚類別生產量值7'!G51)&#10;+SUM('漁業生產量值-漁業種類別魚類別生產量值9'!I51,'漁業生產量值-漁業種類別魚類別生產量值9'!K51)&#10;+SUM('漁業生產量值-漁業種類別魚類別生產量值10'!G51)&#10;+SUM('漁業生產量值-漁業種類別魚類別生產量值11'!C51,'漁業生產量值-漁業種類別魚類別生產量值11'!E51,'漁業生產量值-漁業種類別魚類別生產量值11'!G51,'漁業生產量值-漁業種類別魚類別生產量值11'!I51,'漁業生產量值-漁業種類別魚類別生產量值11'!K51)&#10;+SUM('漁業生產量值-漁業種類別魚類別生產量值12'!G51)&#10;+SUM('漁業生產量值-漁業種類別魚類別生產量值14'!C51,'漁業生產量值-漁業種類別魚類別生產量值14'!O51)&#10;+SUM('漁業生產量值-漁業種類別魚類別生產量值15'!C51,'漁業生產量值-漁業種類別魚類別生產量值15'!E51,'漁業生產量值-漁業種類別魚類別生產量值15'!G51,'漁業生產量值-漁業種類別魚類別生產量值15'!I51)&#10;)" table:style-name="ce55">
            <text:p>138<text:s/></text:p>
          </table:table-cell>
          <table:table-cell office:value-type="float" office:value="27444.125" table:formula="msoxl:=  IF(SUM(H51,J51)&#10;+SUM('漁業生產量值-漁業種類別魚類別生產量值1'!F51,'漁業生產量值-漁業種類別魚類別生產量值1'!H51,'漁業生產量值-漁業種類別魚類別生產量值1'!J51,'漁業生產量值-漁業種類別魚類別生產量值1'!P51)&#10;+SUM('漁業生產量值-漁業種類別魚類別生產量值2'!D51,'漁業生產量值-漁業種類別魚類別生產量值2'!F51,'漁業生產量值-漁業種類別魚類別生產量值2'!H51,'漁業生產量值-漁業種類別魚類別生產量值2'!J51)&#10;+SUM('漁業生產量值-漁業種類別魚類別生產量值3'!F51,'漁業生產量值-漁業種類別魚類別生產量值3'!J51,'漁業生產量值-漁業種類別魚類別生產量值3'!L51,'漁業生產量值-漁業種類別魚類別生產量值3'!N51)&#10;+SUM('漁業生產量值-漁業種類別魚類別生產量值4'!H51,'漁業生產量值-漁業種類別魚類別生產量值4'!J51,'漁業生產量值-漁業種類別魚類別生產量值4'!L51,'漁業生產量值-漁業種類別魚類別生產量值4'!N51,'漁業生產量值-漁業種類別魚類別生產量值4'!P51)&#10;+SUM('漁業生產量值-漁業種類別魚類別生產量值5'!L51,'漁業生產量值-漁業種類別魚類別生產量值5'!N51,'漁業生產量值-漁業種類別魚類別生產量值5'!P51)&#10;+SUM('漁業生產量值-漁業種類別魚類別生產量值6'!D51,'漁業生產量值-漁業種類別魚類別生產量值6'!F51,'漁業生產量值-漁業種類別魚類別生產量值6'!H51,'漁業生產量值-漁業種類別魚類別生產量值6'!J51,'漁業生產量值-漁業種類別魚類別生產量值6'!L51,'漁業生產量值-漁業種類別魚類別生產量值6'!N51,'漁業生產量值-漁業種類別魚類別生產量值6'!P51)&#10;+SUM('漁業生產量值-漁業種類別魚類別生產量值7'!D51,'漁業生產量值-漁業種類別魚類別生產量值7'!F51,'漁業生產量值-漁業種類別魚類別生產量值7'!H51)&#10;+SUM('漁業生產量值-漁業種類別魚類別生產量值9'!J51,'漁業生產量值-漁業種類別魚類別生產量值9'!L51)&#10;+SUM('漁業生產量值-漁業種類別魚類別生產量值10'!H51)&#10;+SUM('漁業生產量值-漁業種類別魚類別生產量值11'!D51,'漁業生產量值-漁業種類別魚類別生產量值11'!F51,'漁業生產量值-漁業種類別魚類別生產量值11'!H51,'漁業生產量值-漁業種類別魚類別生產量值11'!J51,'漁業生產量值-漁業種類別魚類別生產量值11'!L51)&#10;+SUM('漁業生產量值-漁業種類別魚類別生產量值12'!H51)&#10;+SUM('漁業生產量值-漁業種類別魚類別生產量值14'!D51,'漁業生產量值-漁業種類別魚類別生產量值14'!P51)&#10;+SUM('漁業生產量值-漁業種類別魚類別生產量值15'!D51,'漁業生產量值-漁業種類別魚類別生產量值15'!F51,'漁業生產量值-漁業種類別魚類別生產量值15'!H51,'漁業生產量值-漁業種類別魚類別生產量值15'!J51)=0,&quot;-&quot;,&#10;SUM(H51,J51)&#10;+SUM('漁業生產量值-漁業種類別魚類別生產量值1'!F51,'漁業生產量值-漁業種類別魚類別生產量值1'!H51,'漁業生產量值-漁業種類別魚類別生產量值1'!J51,'漁業生產量值-漁業種類別魚類別生產量值1'!P51)&#10;+SUM('漁業生產量值-漁業種類別魚類別生產量值2'!D51,'漁業生產量值-漁業種類別魚類別生產量值2'!F51,'漁業生產量值-漁業種類別魚類別生產量值2'!H51,'漁業生產量值-漁業種類別魚類別生產量值2'!J51)&#10;+SUM('漁業生產量值-漁業種類別魚類別生產量值3'!F51,'漁業生產量值-漁業種類別魚類別生產量值3'!J51,'漁業生產量值-漁業種類別魚類別生產量值3'!L51,'漁業生產量值-漁業種類別魚類別生產量值3'!N51)&#10;+SUM('漁業生產量值-漁業種類別魚類別生產量值4'!H51,'漁業生產量值-漁業種類別魚類別生產量值4'!J51,'漁業生產量值-漁業種類別魚類別生產量值4'!L51,'漁業生產量值-漁業種類別魚類別生產量值4'!N51,'漁業生產量值-漁業種類別魚類別生產量值4'!P51)&#10;+SUM('漁業生產量值-漁業種類別魚類別生產量值5'!L51,'漁業生產量值-漁業種類別魚類別生產量值5'!N51,'漁業生產量值-漁業種類別魚類別生產量值5'!P51)&#10;+SUM('漁業生產量值-漁業種類別魚類別生產量值6'!D51,'漁業生產量值-漁業種類別魚類別生產量值6'!F51,'漁業生產量值-漁業種類別魚類別生產量值6'!H51,'漁業生產量值-漁業種類別魚類別生產量值6'!J51,'漁業生產量值-漁業種類別魚類別生產量值6'!L51,'漁業生產量值-漁業種類別魚類別生產量值6'!N51,'漁業生產量值-漁業種類別魚類別生產量值6'!P51)&#10;+SUM('漁業生產量值-漁業種類別魚類別生產量值7'!D51,'漁業生產量值-漁業種類別魚類別生產量值7'!F51,'漁業生產量值-漁業種類別魚類別生產量值7'!H51)&#10;+SUM('漁業生產量值-漁業種類別魚類別生產量值9'!J51,'漁業生產量值-漁業種類別魚類別生產量值9'!L51)&#10;+SUM('漁業生產量值-漁業種類別魚類別生產量值10'!H51)&#10;+SUM('漁業生產量值-漁業種類別魚類別生產量值11'!D51,'漁業生產量值-漁業種類別魚類別生產量值11'!F51,'漁業生產量值-漁業種類別魚類別生產量值11'!H51,'漁業生產量值-漁業種類別魚類別生產量值11'!J51,'漁業生產量值-漁業種類別魚類別生產量值11'!L51)&#10;+SUM('漁業生產量值-漁業種類別魚類別生產量值12'!H51)&#10;+SUM('漁業生產量值-漁業種類別魚類別生產量值14'!D51,'漁業生產量值-漁業種類別魚類別生產量值14'!P51)&#10;+SUM('漁業生產量值-漁業種類別魚類別生產量值15'!D51,'漁業生產量值-漁業種類別魚類別生產量值15'!F51,'漁業生產量值-漁業種類別魚類別生產量值15'!H51,'漁業生產量值-漁業種類別魚類別生產量值15'!J51)&#10;)" table:style-name="ce55">
            <text:p>27,44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1,M51,O51,'漁業生產量值-漁業種類別魚類別生產量值1'!C51)=0,&quot;-&quot;,SUM(K51,M51,O51,'漁業生產量值-漁業種類別魚類別生產量值1'!C51))" table:style-name="ce55">
            <text:p>-</text:p>
          </table:table-cell>
          <table:table-cell office:value-type="string" office:string-value="-" table:formula="msoxl:=  IF(SUM(L51,N51,P51,'漁業生產量值-漁業種類別魚類別生產量值1'!D51)=0,&quot;-&quot;,SUM(L51,N51,P51,'漁業生產量值-漁業種類別魚類別生產量值1'!D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float" office:value="0.50370000000000004" table:style-name="ce55">
            <text:p>1<text:s/></text:p>
          </table:table-cell>
          <table:table-cell office:value-type="float" office:value="175.58982" table:style-name="ce55">
            <text:p>176<text:s/></text:p>
          </table:table-cell>
          <table:table-cell office:value-type="string" office:string-value="-" table:formula="msoxl:=  IF(SUM(G52,I52)&#10;+SUM('漁業生產量值-漁業種類別魚類別生產量值1'!E52,'漁業生產量值-漁業種類別魚類別生產量值1'!G52,'漁業生產量值-漁業種類別魚類別生產量值1'!I52)&#10;+SUM('漁業生產量值-漁業種類別魚類別生產量值2'!C52,'漁業生產量值-漁業種類別魚類別生產量值2'!E52,'漁業生產量值-漁業種類別魚類別生產量值2'!G52,'漁業生產量值-漁業種類別魚類別生產量值2'!I52)&#10;+SUM('漁業生產量值-漁業種類別魚類別生產量值3'!E52,'漁業生產量值-漁業種類別魚類別生產量值3'!I52,'漁業生產量值-漁業種類別魚類別生產量值3'!K52,'漁業生產量值-漁業種類別魚類別生產量值3'!M52)&#10;+SUM('漁業生產量值-漁業種類別魚類別生產量值4'!G52,'漁業生產量值-漁業種類別魚類別生產量值4'!I52,'漁業生產量值-漁業種類別魚類別生產量值4'!K52,'漁業生產量值-漁業種類別魚類別生產量值4'!M52,'漁業生產量值-漁業種類別魚類別生產量值4'!O52)&#10;+SUM('漁業生產量值-漁業種類別魚類別生產量值5'!K52,'漁業生產量值-漁業種類別魚類別生產量值5'!M52,'漁業生產量值-漁業種類別魚類別生產量值5'!O52)&#10;+SUM('漁業生產量值-漁業種類別魚類別生產量值6'!C52,'漁業生產量值-漁業種類別魚類別生產量值6'!E52,'漁業生產量值-漁業種類別魚類別生產量值6'!G52,'漁業生產量值-漁業種類別魚類別生產量值6'!I52,'漁業生產量值-漁業種類別魚類別生產量值6'!K52,'漁業生產量值-漁業種類別魚類別生產量值6'!M52,'漁業生產量值-漁業種類別魚類別生產量值6'!O52)&#10;+SUM('漁業生產量值-漁業種類別魚類別生產量值7'!C52,'漁業生產量值-漁業種類別魚類別生產量值7'!E52,'漁業生產量值-漁業種類別魚類別生產量值7'!G52)&#10;+SUM('漁業生產量值-漁業種類別魚類別生產量值9'!I52,'漁業生產量值-漁業種類別魚類別生產量值9'!K52)&#10;+SUM('漁業生產量值-漁業種類別魚類別生產量值10'!G52)&#10;+SUM('漁業生產量值-漁業種類別魚類別生產量值11'!C52,'漁業生產量值-漁業種類別魚類別生產量值11'!E52,'漁業生產量值-漁業種類別魚類別生產量值11'!G52,'漁業生產量值-漁業種類別魚類別生產量值11'!I52,'漁業生產量值-漁業種類別魚類別生產量值11'!K52)&#10;+SUM('漁業生產量值-漁業種類別魚類別生產量值12'!G52)&#10;+SUM('漁業生產量值-漁業種類別魚類別生產量值14'!C52,'漁業生產量值-漁業種類別魚類別生產量值14'!O52)&#10;+SUM('漁業生產量值-漁業種類別魚類別生產量值15'!C52,'漁業生產量值-漁業種類別魚類別生產量值15'!E52,'漁業生產量值-漁業種類別魚類別生產量值15'!G52,'漁業生產量值-漁業種類別魚類別生產量值15'!I52)=0,&quot;-&quot;,&#10;SUM(G52,I52)&#10;+SUM('漁業生產量值-漁業種類別魚類別生產量值1'!E52,'漁業生產量值-漁業種類別魚類別生產量值1'!G52,'漁業生產量值-漁業種類別魚類別生產量值1'!I52)&#10;+SUM('漁業生產量值-漁業種類別魚類別生產量值2'!C52,'漁業生產量值-漁業種類別魚類別生產量值2'!E52,'漁業生產量值-漁業種類別魚類別生產量值2'!G52,'漁業生產量值-漁業種類別魚類別生產量值2'!I52)&#10;+SUM('漁業生產量值-漁業種類別魚類別生產量值3'!E52,'漁業生產量值-漁業種類別魚類別生產量值3'!I52,'漁業生產量值-漁業種類別魚類別生產量值3'!K52,'漁業生產量值-漁業種類別魚類別生產量值3'!M52)&#10;+SUM('漁業生產量值-漁業種類別魚類別生產量值4'!G52,'漁業生產量值-漁業種類別魚類別生產量值4'!I52,'漁業生產量值-漁業種類別魚類別生產量值4'!K52,'漁業生產量值-漁業種類別魚類別生產量值4'!M52,'漁業生產量值-漁業種類別魚類別生產量值4'!O52)&#10;+SUM('漁業生產量值-漁業種類別魚類別生產量值5'!K52,'漁業生產量值-漁業種類別魚類別生產量值5'!M52,'漁業生產量值-漁業種類別魚類別生產量值5'!O52)&#10;+SUM('漁業生產量值-漁業種類別魚類別生產量值6'!C52,'漁業生產量值-漁業種類別魚類別生產量值6'!E52,'漁業生產量值-漁業種類別魚類別生產量值6'!G52,'漁業生產量值-漁業種類別魚類別生產量值6'!I52,'漁業生產量值-漁業種類別魚類別生產量值6'!K52,'漁業生產量值-漁業種類別魚類別生產量值6'!M52,'漁業生產量值-漁業種類別魚類別生產量值6'!O52)&#10;+SUM('漁業生產量值-漁業種類別魚類別生產量值7'!C52,'漁業生產量值-漁業種類別魚類別生產量值7'!E52,'漁業生產量值-漁業種類別魚類別生產量值7'!G52)&#10;+SUM('漁業生產量值-漁業種類別魚類別生產量值9'!I52,'漁業生產量值-漁業種類別魚類別生產量值9'!K52)&#10;+SUM('漁業生產量值-漁業種類別魚類別生產量值10'!G52)&#10;+SUM('漁業生產量值-漁業種類別魚類別生產量值11'!C52,'漁業生產量值-漁業種類別魚類別生產量值11'!E52,'漁業生產量值-漁業種類別魚類別生產量值11'!G52,'漁業生產量值-漁業種類別魚類別生產量值11'!I52,'漁業生產量值-漁業種類別魚類別生產量值11'!K52)&#10;+SUM('漁業生產量值-漁業種類別魚類別生產量值12'!G52)&#10;+SUM('漁業生產量值-漁業種類別魚類別生產量值14'!C52,'漁業生產量值-漁業種類別魚類別生產量值14'!O52)&#10;+SUM('漁業生產量值-漁業種類別魚類別生產量值15'!C52,'漁業生產量值-漁業種類別魚類別生產量值15'!E52,'漁業生產量值-漁業種類別魚類別生產量值15'!G52,'漁業生產量值-漁業種類別魚類別生產量值15'!I52)&#10;)" table:style-name="ce55">
            <text:p>-</text:p>
          </table:table-cell>
          <table:table-cell office:value-type="string" office:string-value="-" table:formula="msoxl:=  IF(SUM(H52,J52)&#10;+SUM('漁業生產量值-漁業種類別魚類別生產量值1'!F52,'漁業生產量值-漁業種類別魚類別生產量值1'!H52,'漁業生產量值-漁業種類別魚類別生產量值1'!J52,'漁業生產量值-漁業種類別魚類別生產量值1'!P52)&#10;+SUM('漁業生產量值-漁業種類別魚類別生產量值2'!D52,'漁業生產量值-漁業種類別魚類別生產量值2'!F52,'漁業生產量值-漁業種類別魚類別生產量值2'!H52,'漁業生產量值-漁業種類別魚類別生產量值2'!J52)&#10;+SUM('漁業生產量值-漁業種類別魚類別生產量值3'!F52,'漁業生產量值-漁業種類別魚類別生產量值3'!J52,'漁業生產量值-漁業種類別魚類別生產量值3'!L52,'漁業生產量值-漁業種類別魚類別生產量值3'!N52)&#10;+SUM('漁業生產量值-漁業種類別魚類別生產量值4'!H52,'漁業生產量值-漁業種類別魚類別生產量值4'!J52,'漁業生產量值-漁業種類別魚類別生產量值4'!L52,'漁業生產量值-漁業種類別魚類別生產量值4'!N52,'漁業生產量值-漁業種類別魚類別生產量值4'!P52)&#10;+SUM('漁業生產量值-漁業種類別魚類別生產量值5'!L52,'漁業生產量值-漁業種類別魚類別生產量值5'!N52,'漁業生產量值-漁業種類別魚類別生產量值5'!P52)&#10;+SUM('漁業生產量值-漁業種類別魚類別生產量值6'!D52,'漁業生產量值-漁業種類別魚類別生產量值6'!F52,'漁業生產量值-漁業種類別魚類別生產量值6'!H52,'漁業生產量值-漁業種類別魚類別生產量值6'!J52,'漁業生產量值-漁業種類別魚類別生產量值6'!L52,'漁業生產量值-漁業種類別魚類別生產量值6'!N52,'漁業生產量值-漁業種類別魚類別生產量值6'!P52)&#10;+SUM('漁業生產量值-漁業種類別魚類別生產量值7'!D52,'漁業生產量值-漁業種類別魚類別生產量值7'!F52,'漁業生產量值-漁業種類別魚類別生產量值7'!H52)&#10;+SUM('漁業生產量值-漁業種類別魚類別生產量值9'!J52,'漁業生產量值-漁業種類別魚類別生產量值9'!L52)&#10;+SUM('漁業生產量值-漁業種類別魚類別生產量值10'!H52)&#10;+SUM('漁業生產量值-漁業種類別魚類別生產量值11'!D52,'漁業生產量值-漁業種類別魚類別生產量值11'!F52,'漁業生產量值-漁業種類別魚類別生產量值11'!H52,'漁業生產量值-漁業種類別魚類別生產量值11'!J52,'漁業生產量值-漁業種類別魚類別生產量值11'!L52)&#10;+SUM('漁業生產量值-漁業種類別魚類別生產量值12'!H52)&#10;+SUM('漁業生產量值-漁業種類別魚類別生產量值14'!D52,'漁業生產量值-漁業種類別魚類別生產量值14'!P52)&#10;+SUM('漁業生產量值-漁業種類別魚類別生產量值15'!D52,'漁業生產量值-漁業種類別魚類別生產量值15'!F52,'漁業生產量值-漁業種類別魚類別生產量值15'!H52,'漁業生產量值-漁業種類別魚類別生產量值15'!J52)=0,&quot;-&quot;,&#10;SUM(H52,J52)&#10;+SUM('漁業生產量值-漁業種類別魚類別生產量值1'!F52,'漁業生產量值-漁業種類別魚類別生產量值1'!H52,'漁業生產量值-漁業種類別魚類別生產量值1'!J52,'漁業生產量值-漁業種類別魚類別生產量值1'!P52)&#10;+SUM('漁業生產量值-漁業種類別魚類別生產量值2'!D52,'漁業生產量值-漁業種類別魚類別生產量值2'!F52,'漁業生產量值-漁業種類別魚類別生產量值2'!H52,'漁業生產量值-漁業種類別魚類別生產量值2'!J52)&#10;+SUM('漁業生產量值-漁業種類別魚類別生產量值3'!F52,'漁業生產量值-漁業種類別魚類別生產量值3'!J52,'漁業生產量值-漁業種類別魚類別生產量值3'!L52,'漁業生產量值-漁業種類別魚類別生產量值3'!N52)&#10;+SUM('漁業生產量值-漁業種類別魚類別生產量值4'!H52,'漁業生產量值-漁業種類別魚類別生產量值4'!J52,'漁業生產量值-漁業種類別魚類別生產量值4'!L52,'漁業生產量值-漁業種類別魚類別生產量值4'!N52,'漁業生產量值-漁業種類別魚類別生產量值4'!P52)&#10;+SUM('漁業生產量值-漁業種類別魚類別生產量值5'!L52,'漁業生產量值-漁業種類別魚類別生產量值5'!N52,'漁業生產量值-漁業種類別魚類別生產量值5'!P52)&#10;+SUM('漁業生產量值-漁業種類別魚類別生產量值6'!D52,'漁業生產量值-漁業種類別魚類別生產量值6'!F52,'漁業生產量值-漁業種類別魚類別生產量值6'!H52,'漁業生產量值-漁業種類別魚類別生產量值6'!J52,'漁業生產量值-漁業種類別魚類別生產量值6'!L52,'漁業生產量值-漁業種類別魚類別生產量值6'!N52,'漁業生產量值-漁業種類別魚類別生產量值6'!P52)&#10;+SUM('漁業生產量值-漁業種類別魚類別生產量值7'!D52,'漁業生產量值-漁業種類別魚類別生產量值7'!F52,'漁業生產量值-漁業種類別魚類別生產量值7'!H52)&#10;+SUM('漁業生產量值-漁業種類別魚類別生產量值9'!J52,'漁業生產量值-漁業種類別魚類別生產量值9'!L52)&#10;+SUM('漁業生產量值-漁業種類別魚類別生產量值10'!H52)&#10;+SUM('漁業生產量值-漁業種類別魚類別生產量值11'!D52,'漁業生產量值-漁業種類別魚類別生產量值11'!F52,'漁業生產量值-漁業種類別魚類別生產量值11'!H52,'漁業生產量值-漁業種類別魚類別生產量值11'!J52,'漁業生產量值-漁業種類別魚類別生產量值11'!L52)&#10;+SUM('漁業生產量值-漁業種類別魚類別生產量值12'!H52)&#10;+SUM('漁業生產量值-漁業種類別魚類別生產量值14'!D52,'漁業生產量值-漁業種類別魚類別生產量值14'!P52)&#10;+SUM('漁業生產量值-漁業種類別魚類別生產量值15'!D52,'漁業生產量值-漁業種類別魚類別生產量值15'!F52,'漁業生產量值-漁業種類別魚類別生產量值15'!H52,'漁業生產量值-漁業種類別魚類別生產量值15'!J52)&#10;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2,M52,O52,'漁業生產量值-漁業種類別魚類別生產量值1'!C52)=0,&quot;-&quot;,SUM(K52,M52,O52,'漁業生產量值-漁業種類別魚類別生產量值1'!C52))" table:style-name="ce55">
            <text:p>-</text:p>
          </table:table-cell>
          <table:table-cell office:value-type="string" office:string-value="-" table:formula="msoxl:=  IF(SUM(L52,N52,P52,'漁業生產量值-漁業種類別魚類別生產量值1'!D52)=0,&quot;-&quot;,SUM(L52,N52,P52,'漁業生產量值-漁業種類別魚類別生產量值1'!D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float" office:value="1465.67283" table:style-name="ce57">
            <text:p>1,466<text:s/></text:p>
          </table:table-cell>
          <table:table-cell office:value-type="float" office:value="153644.81416000001" table:style-name="ce57">
            <text:p>153,645<text:s/></text:p>
          </table:table-cell>
          <table:table-cell office:value-type="float" office:value="1308.8442300000002" table:formula="msoxl:=  IF(SUM(G53,I53)&#10;+SUM('漁業生產量值-漁業種類別魚類別生產量值1'!E53,'漁業生產量值-漁業種類別魚類別生產量值1'!G53,'漁業生產量值-漁業種類別魚類別生產量值1'!I53)&#10;+SUM('漁業生產量值-漁業種類別魚類別生產量值2'!C53,'漁業生產量值-漁業種類別魚類別生產量值2'!E53,'漁業生產量值-漁業種類別魚類別生產量值2'!G53,'漁業生產量值-漁業種類別魚類別生產量值2'!I53)&#10;+SUM('漁業生產量值-漁業種類別魚類別生產量值3'!E53,'漁業生產量值-漁業種類別魚類別生產量值3'!I53,'漁業生產量值-漁業種類別魚類別生產量值3'!K53,'漁業生產量值-漁業種類別魚類別生產量值3'!M53)&#10;+SUM('漁業生產量值-漁業種類別魚類別生產量值4'!G53,'漁業生產量值-漁業種類別魚類別生產量值4'!I53,'漁業生產量值-漁業種類別魚類別生產量值4'!K53,'漁業生產量值-漁業種類別魚類別生產量值4'!M53,'漁業生產量值-漁業種類別魚類別生產量值4'!O53)&#10;+SUM('漁業生產量值-漁業種類別魚類別生產量值5'!K53,'漁業生產量值-漁業種類別魚類別生產量值5'!M53,'漁業生產量值-漁業種類別魚類別生產量值5'!O53)&#10;+SUM('漁業生產量值-漁業種類別魚類別生產量值6'!C53,'漁業生產量值-漁業種類別魚類別生產量值6'!E53,'漁業生產量值-漁業種類別魚類別生產量值6'!G53,'漁業生產量值-漁業種類別魚類別生產量值6'!I53,'漁業生產量值-漁業種類別魚類別生產量值6'!K53,'漁業生產量值-漁業種類別魚類別生產量值6'!M53,'漁業生產量值-漁業種類別魚類別生產量值6'!O53)&#10;+SUM('漁業生產量值-漁業種類別魚類別生產量值7'!C53,'漁業生產量值-漁業種類別魚類別生產量值7'!E53,'漁業生產量值-漁業種類別魚類別生產量值7'!G53)&#10;+SUM('漁業生產量值-漁業種類別魚類別生產量值9'!I53,'漁業生產量值-漁業種類別魚類別生產量值9'!K53)&#10;+SUM('漁業生產量值-漁業種類別魚類別生產量值10'!G53)&#10;+SUM('漁業生產量值-漁業種類別魚類別生產量值11'!C53,'漁業生產量值-漁業種類別魚類別生產量值11'!E53,'漁業生產量值-漁業種類別魚類別生產量值11'!G53,'漁業生產量值-漁業種類別魚類別生產量值11'!I53,'漁業生產量值-漁業種類別魚類別生產量值11'!K53)&#10;+SUM('漁業生產量值-漁業種類別魚類別生產量值12'!G53)&#10;+SUM('漁業生產量值-漁業種類別魚類別生產量值14'!C53,'漁業生產量值-漁業種類別魚類別生產量值14'!O53)&#10;+SUM('漁業生產量值-漁業種類別魚類別生產量值15'!C53,'漁業生產量值-漁業種類別魚類別生產量值15'!E53,'漁業生產量值-漁業種類別魚類別生產量值15'!G53,'漁業生產量值-漁業種類別魚類別生產量值15'!I53)=0,&quot;-&quot;,&#10;SUM(G53,I53)&#10;+SUM('漁業生產量值-漁業種類別魚類別生產量值1'!E53,'漁業生產量值-漁業種類別魚類別生產量值1'!G53,'漁業生產量值-漁業種類別魚類別生產量值1'!I53)&#10;+SUM('漁業生產量值-漁業種類別魚類別生產量值2'!C53,'漁業生產量值-漁業種類別魚類別生產量值2'!E53,'漁業生產量值-漁業種類別魚類別生產量值2'!G53,'漁業生產量值-漁業種類別魚類別生產量值2'!I53)&#10;+SUM('漁業生產量值-漁業種類別魚類別生產量值3'!E53,'漁業生產量值-漁業種類別魚類別生產量值3'!I53,'漁業生產量值-漁業種類別魚類別生產量值3'!K53,'漁業生產量值-漁業種類別魚類別生產量值3'!M53)&#10;+SUM('漁業生產量值-漁業種類別魚類別生產量值4'!G53,'漁業生產量值-漁業種類別魚類別生產量值4'!I53,'漁業生產量值-漁業種類別魚類別生產量值4'!K53,'漁業生產量值-漁業種類別魚類別生產量值4'!M53,'漁業生產量值-漁業種類別魚類別生產量值4'!O53)&#10;+SUM('漁業生產量值-漁業種類別魚類別生產量值5'!K53,'漁業生產量值-漁業種類別魚類別生產量值5'!M53,'漁業生產量值-漁業種類別魚類別生產量值5'!O53)&#10;+SUM('漁業生產量值-漁業種類別魚類別生產量值6'!C53,'漁業生產量值-漁業種類別魚類別生產量值6'!E53,'漁業生產量值-漁業種類別魚類別生產量值6'!G53,'漁業生產量值-漁業種類別魚類別生產量值6'!I53,'漁業生產量值-漁業種類別魚類別生產量值6'!K53,'漁業生產量值-漁業種類別魚類別生產量值6'!M53,'漁業生產量值-漁業種類別魚類別生產量值6'!O53)&#10;+SUM('漁業生產量值-漁業種類別魚類別生產量值7'!C53,'漁業生產量值-漁業種類別魚類別生產量值7'!E53,'漁業生產量值-漁業種類別魚類別生產量值7'!G53)&#10;+SUM('漁業生產量值-漁業種類別魚類別生產量值9'!I53,'漁業生產量值-漁業種類別魚類別生產量值9'!K53)&#10;+SUM('漁業生產量值-漁業種類別魚類別生產量值10'!G53)&#10;+SUM('漁業生產量值-漁業種類別魚類別生產量值11'!C53,'漁業生產量值-漁業種類別魚類別生產量值11'!E53,'漁業生產量值-漁業種類別魚類別生產量值11'!G53,'漁業生產量值-漁業種類別魚類別生產量值11'!I53,'漁業生產量值-漁業種類別魚類別生產量值11'!K53)&#10;+SUM('漁業生產量值-漁業種類別魚類別生產量值12'!G53)&#10;+SUM('漁業生產量值-漁業種類別魚類別生產量值14'!C53,'漁業生產量值-漁業種類別魚類別生產量值14'!O53)&#10;+SUM('漁業生產量值-漁業種類別魚類別生產量值15'!C53,'漁業生產量值-漁業種類別魚類別生產量值15'!E53,'漁業生產量值-漁業種類別魚類別生產量值15'!G53,'漁業生產量值-漁業種類別魚類別生產量值15'!I53)&#10;)" table:style-name="ce55">
            <text:p>1,309<text:s/></text:p>
          </table:table-cell>
          <table:table-cell office:value-type="float" office:value="120245.44652999999" table:formula="msoxl:=  IF(SUM(H53,J53)&#10;+SUM('漁業生產量值-漁業種類別魚類別生產量值1'!F53,'漁業生產量值-漁業種類別魚類別生產量值1'!H53,'漁業生產量值-漁業種類別魚類別生產量值1'!J53,'漁業生產量值-漁業種類別魚類別生產量值1'!P53)&#10;+SUM('漁業生產量值-漁業種類別魚類別生產量值2'!D53,'漁業生產量值-漁業種類別魚類別生產量值2'!F53,'漁業生產量值-漁業種類別魚類別生產量值2'!H53,'漁業生產量值-漁業種類別魚類別生產量值2'!J53)&#10;+SUM('漁業生產量值-漁業種類別魚類別生產量值3'!F53,'漁業生產量值-漁業種類別魚類別生產量值3'!J53,'漁業生產量值-漁業種類別魚類別生產量值3'!L53,'漁業生產量值-漁業種類別魚類別生產量值3'!N53)&#10;+SUM('漁業生產量值-漁業種類別魚類別生產量值4'!H53,'漁業生產量值-漁業種類別魚類別生產量值4'!J53,'漁業生產量值-漁業種類別魚類別生產量值4'!L53,'漁業生產量值-漁業種類別魚類別生產量值4'!N53,'漁業生產量值-漁業種類別魚類別生產量值4'!P53)&#10;+SUM('漁業生產量值-漁業種類別魚類別生產量值5'!L53,'漁業生產量值-漁業種類別魚類別生產量值5'!N53,'漁業生產量值-漁業種類別魚類別生產量值5'!P53)&#10;+SUM('漁業生產量值-漁業種類別魚類別生產量值6'!D53,'漁業生產量值-漁業種類別魚類別生產量值6'!F53,'漁業生產量值-漁業種類別魚類別生產量值6'!H53,'漁業生產量值-漁業種類別魚類別生產量值6'!J53,'漁業生產量值-漁業種類別魚類別生產量值6'!L53,'漁業生產量值-漁業種類別魚類別生產量值6'!N53,'漁業生產量值-漁業種類別魚類別生產量值6'!P53)&#10;+SUM('漁業生產量值-漁業種類別魚類別生產量值7'!D53,'漁業生產量值-漁業種類別魚類別生產量值7'!F53,'漁業生產量值-漁業種類別魚類別生產量值7'!H53)&#10;+SUM('漁業生產量值-漁業種類別魚類別生產量值9'!J53,'漁業生產量值-漁業種類別魚類別生產量值9'!L53)&#10;+SUM('漁業生產量值-漁業種類別魚類別生產量值10'!H53)&#10;+SUM('漁業生產量值-漁業種類別魚類別生產量值11'!D53,'漁業生產量值-漁業種類別魚類別生產量值11'!F53,'漁業生產量值-漁業種類別魚類別生產量值11'!H53,'漁業生產量值-漁業種類別魚類別生產量值11'!J53,'漁業生產量值-漁業種類別魚類別生產量值11'!L53)&#10;+SUM('漁業生產量值-漁業種類別魚類別生產量值12'!H53)&#10;+SUM('漁業生產量值-漁業種類別魚類別生產量值14'!D53,'漁業生產量值-漁業種類別魚類別生產量值14'!P53)&#10;+SUM('漁業生產量值-漁業種類別魚類別生產量值15'!D53,'漁業生產量值-漁業種類別魚類別生產量值15'!F53,'漁業生產量值-漁業種類別魚類別生產量值15'!H53,'漁業生產量值-漁業種類別魚類別生產量值15'!J53)=0,&quot;-&quot;,&#10;SUM(H53,J53)&#10;+SUM('漁業生產量值-漁業種類別魚類別生產量值1'!F53,'漁業生產量值-漁業種類別魚類別生產量值1'!H53,'漁業生產量值-漁業種類別魚類別生產量值1'!J53,'漁業生產量值-漁業種類別魚類別生產量值1'!P53)&#10;+SUM('漁業生產量值-漁業種類別魚類別生產量值2'!D53,'漁業生產量值-漁業種類別魚類別生產量值2'!F53,'漁業生產量值-漁業種類別魚類別生產量值2'!H53,'漁業生產量值-漁業種類別魚類別生產量值2'!J53)&#10;+SUM('漁業生產量值-漁業種類別魚類別生產量值3'!F53,'漁業生產量值-漁業種類別魚類別生產量值3'!J53,'漁業生產量值-漁業種類別魚類別生產量值3'!L53,'漁業生產量值-漁業種類別魚類別生產量值3'!N53)&#10;+SUM('漁業生產量值-漁業種類別魚類別生產量值4'!H53,'漁業生產量值-漁業種類別魚類別生產量值4'!J53,'漁業生產量值-漁業種類別魚類別生產量值4'!L53,'漁業生產量值-漁業種類別魚類別生產量值4'!N53,'漁業生產量值-漁業種類別魚類別生產量值4'!P53)&#10;+SUM('漁業生產量值-漁業種類別魚類別生產量值5'!L53,'漁業生產量值-漁業種類別魚類別生產量值5'!N53,'漁業生產量值-漁業種類別魚類別生產量值5'!P53)&#10;+SUM('漁業生產量值-漁業種類別魚類別生產量值6'!D53,'漁業生產量值-漁業種類別魚類別生產量值6'!F53,'漁業生產量值-漁業種類別魚類別生產量值6'!H53,'漁業生產量值-漁業種類別魚類別生產量值6'!J53,'漁業生產量值-漁業種類別魚類別生產量值6'!L53,'漁業生產量值-漁業種類別魚類別生產量值6'!N53,'漁業生產量值-漁業種類別魚類別生產量值6'!P53)&#10;+SUM('漁業生產量值-漁業種類別魚類別生產量值7'!D53,'漁業生產量值-漁業種類別魚類別生產量值7'!F53,'漁業生產量值-漁業種類別魚類別生產量值7'!H53)&#10;+SUM('漁業生產量值-漁業種類別魚類別生產量值9'!J53,'漁業生產量值-漁業種類別魚類別生產量值9'!L53)&#10;+SUM('漁業生產量值-漁業種類別魚類別生產量值10'!H53)&#10;+SUM('漁業生產量值-漁業種類別魚類別生產量值11'!D53,'漁業生產量值-漁業種類別魚類別生產量值11'!F53,'漁業生產量值-漁業種類別魚類別生產量值11'!H53,'漁業生產量值-漁業種類別魚類別生產量值11'!J53,'漁業生產量值-漁業種類別魚類別生產量值11'!L53)&#10;+SUM('漁業生產量值-漁業種類別魚類別生產量值12'!H53)&#10;+SUM('漁業生產量值-漁業種類別魚類別生產量值14'!D53,'漁業生產量值-漁業種類別魚類別生產量值14'!P53)&#10;+SUM('漁業生產量值-漁業種類別魚類別生產量值15'!D53,'漁業生產量值-漁業種類別魚類別生產量值15'!F53,'漁業生產量值-漁業種類別魚類別生產量值15'!H53,'漁業生產量值-漁業種類別魚類別生產量值15'!J53)&#10;)" table:style-name="ce55">
            <text:p>120,245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53,M53,O53,'漁業生產量值-漁業種類別魚類別生產量值1'!C53)=0,&quot;-&quot;,SUM(K53,M53,O53,'漁業生產量值-漁業種類別魚類別生產量值1'!C53))" table:style-name="ce55">
            <text:p>-</text:p>
          </table:table-cell>
          <table:table-cell office:value-type="string" office:string-value="-" table:formula="msoxl:=  IF(SUM(L53,N53,P53,'漁業生產量值-漁業種類別魚類別生產量值1'!D53)=0,&quot;-&quot;,SUM(L53,N53,P53,'漁業生產量值-漁業種類別魚類別生產量值1'!D53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float" office:value="102.878" table:formula="msoxl:=  IF(SUM(C55:C57)=0,&quot;-&quot;,SUM(C55:C57))" table:style-name="ce52">
            <text:p>103<text:s/></text:p>
          </table:table-cell>
          <table:table-cell office:value-type="float" office:value="7014.5999999999995" table:formula="msoxl:=  IF(SUM(D55:D57)=0,&quot;-&quot;,SUM(D55:D57))" table:style-name="ce52">
            <text:p>7,015<text:s/></text:p>
          </table:table-cell>
          <table:table-cell office:value-type="float" office:value="100.79900000000001" table:formula="msoxl:=  IF(SUM(E55:E57)=0,&quot;-&quot;,SUM(E55:E57))" table:style-name="ce52">
            <text:p>101<text:s/></text:p>
          </table:table-cell>
          <table:table-cell office:value-type="float" office:value="6691.41" table:formula="msoxl:=  IF(SUM(F55:F57)=0,&quot;-&quot;,SUM(F55:F57))" table:style-name="ce53">
            <text:p>6,691<text:s/></text:p>
          </table:table-cell>
          <table:table-cell office:value-type="float" office:value="2.09" table:formula="msoxl:=  IF(SUM(G55:G57)=0,&quot;-&quot;,SUM(G55:G57))" table:style-name="ce52">
            <text:p>2<text:s/></text:p>
          </table:table-cell>
          <table:table-cell office:value-type="float" office:value="166.77" table:formula="msoxl:=  IF(SUM(H55:H57)=0,&quot;-&quot;,SUM(H55:H57))" table:style-name="ce52">
            <text:p>167<text:s/></text:p>
          </table:table-cell>
          <table:table-cell office:value-type="float" office:value="94.659000000000006" table:formula="msoxl:=  IF(SUM(I55:I57)=0,&quot;-&quot;,SUM(I55:I57))" table:style-name="ce52">
            <text:p>95<text:s/></text:p>
          </table:table-cell>
          <table:table-cell office:value-type="float" office:value="6161.89" table:formula="msoxl:=  IF(SUM(J55:J57)=0,&quot;-&quot;,SUM(J55:J57))" table:style-name="ce53">
            <text:p>6,162<text:s/></text:p>
          </table:table-cell>
          <table:table-cell office:value-type="float" office:value="1.484" table:formula="msoxl:=  IF(SUM(K55:K57)=0,&quot;-&quot;,SUM(K55:K57))" table:style-name="ce52">
            <text:p>1<text:s/></text:p>
          </table:table-cell>
          <table:table-cell office:value-type="float" office:value="101.57" table:formula="msoxl:=  IF(SUM(L55:L57)=0,&quot;-&quot;,SUM(L55:L57))" table:style-name="ce52">
            <text:p>102<text:s/></text:p>
          </table:table-cell>
          <table:table-cell office:value-type="float" office:value="0.21" table:formula="msoxl:=  IF(SUM(M55:M57)=0,&quot;-&quot;,SUM(M55:M57))" table:style-name="ce52">
            <text:p>0<text:s/></text:p>
          </table:table-cell>
          <table:table-cell office:value-type="float" office:value="17.850000000000001" table:formula="msoxl:=  IF(SUM(N55:N57)=0,&quot;-&quot;,SUM(N55:N57))" table:style-name="ce52">
            <text:p>18<text:s/></text:p>
          </table:table-cell>
          <table:table-cell office:value-type="float" office:value="0.52" table:formula="msoxl:=  IF(SUM(O55:O57)=0,&quot;-&quot;,SUM(O55:O57))" table:style-name="ce52">
            <text:p>1<text:s/></text:p>
          </table:table-cell>
          <table:table-cell office:value-type="float" office:value="36.4" table:formula="msoxl:=  IF(SUM(P55:P57)=0,&quot;-&quot;,SUM(P55:P57))" table:style-name="ce52">
            <text:p>3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float" office:value="1.68" table:style-name="ce55">
            <text:p>2<text:s/></text:p>
          </table:table-cell>
          <table:table-cell office:value-type="float" office:value="118.16" table:style-name="ce55">
            <text:p>118<text:s/></text:p>
          </table:table-cell>
          <table:table-cell office:value-type="float" office:value="1.6800000000000002" table:formula="msoxl:=  IF(SUM(G55,I55)&#10;+SUM('漁業生產量值-漁業種類別魚類別生產量值1'!E55,'漁業生產量值-漁業種類別魚類別生產量值1'!G55,'漁業生產量值-漁業種類別魚類別生產量值1'!I55)&#10;+SUM('漁業生產量值-漁業種類別魚類別生產量值2'!C55,'漁業生產量值-漁業種類別魚類別生產量值2'!E55,'漁業生產量值-漁業種類別魚類別生產量值2'!G55,'漁業生產量值-漁業種類別魚類別生產量值2'!I55)&#10;+SUM('漁業生產量值-漁業種類別魚類別生產量值3'!E55,'漁業生產量值-漁業種類別魚類別生產量值3'!I55,'漁業生產量值-漁業種類別魚類別生產量值3'!K55,'漁業生產量值-漁業種類別魚類別生產量值3'!M55)&#10;+SUM('漁業生產量值-漁業種類別魚類別生產量值4'!G55,'漁業生產量值-漁業種類別魚類別生產量值4'!I55,'漁業生產量值-漁業種類別魚類別生產量值4'!K55,'漁業生產量值-漁業種類別魚類別生產量值4'!M55,'漁業生產量值-漁業種類別魚類別生產量值4'!O55)&#10;+SUM('漁業生產量值-漁業種類別魚類別生產量值5'!K55,'漁業生產量值-漁業種類別魚類別生產量值5'!M55,'漁業生產量值-漁業種類別魚類別生產量值5'!O55)&#10;+SUM('漁業生產量值-漁業種類別魚類別生產量值6'!C55,'漁業生產量值-漁業種類別魚類別生產量值6'!E55,'漁業生產量值-漁業種類別魚類別生產量值6'!G55,'漁業生產量值-漁業種類別魚類別生產量值6'!I55,'漁業生產量值-漁業種類別魚類別生產量值6'!K55,'漁業生產量值-漁業種類別魚類別生產量值6'!M55,'漁業生產量值-漁業種類別魚類別生產量值6'!O55)&#10;+SUM('漁業生產量值-漁業種類別魚類別生產量值7'!C55,'漁業生產量值-漁業種類別魚類別生產量值7'!E55,'漁業生產量值-漁業種類別魚類別生產量值7'!G55)&#10;+SUM('漁業生產量值-漁業種類別魚類別生產量值9'!I55,'漁業生產量值-漁業種類別魚類別生產量值9'!K55)&#10;+SUM('漁業生產量值-漁業種類別魚類別生產量值10'!G55)&#10;+SUM('漁業生產量值-漁業種類別魚類別生產量值11'!C55,'漁業生產量值-漁業種類別魚類別生產量值11'!E55,'漁業生產量值-漁業種類別魚類別生產量值11'!G55,'漁業生產量值-漁業種類別魚類別生產量值11'!I55,'漁業生產量值-漁業種類別魚類別生產量值11'!K55)&#10;+SUM('漁業生產量值-漁業種類別魚類別生產量值12'!G55)&#10;+SUM('漁業生產量值-漁業種類別魚類別生產量值14'!C55,'漁業生產量值-漁業種類別魚類別生產量值14'!O55)&#10;+SUM('漁業生產量值-漁業種類別魚類別生產量值15'!C55,'漁業生產量值-漁業種類別魚類別生產量值15'!E55,'漁業生產量值-漁業種類別魚類別生產量值15'!G55,'漁業生產量值-漁業種類別魚類別生產量值15'!I55)=0,&quot;-&quot;,&#10;SUM(G55,I55)&#10;+SUM('漁業生產量值-漁業種類別魚類別生產量值1'!E55,'漁業生產量值-漁業種類別魚類別生產量值1'!G55,'漁業生產量值-漁業種類別魚類別生產量值1'!I55)&#10;+SUM('漁業生產量值-漁業種類別魚類別生產量值2'!C55,'漁業生產量值-漁業種類別魚類別生產量值2'!E55,'漁業生產量值-漁業種類別魚類別生產量值2'!G55,'漁業生產量值-漁業種類別魚類別生產量值2'!I55)&#10;+SUM('漁業生產量值-漁業種類別魚類別生產量值3'!E55,'漁業生產量值-漁業種類別魚類別生產量值3'!I55,'漁業生產量值-漁業種類別魚類別生產量值3'!K55,'漁業生產量值-漁業種類別魚類別生產量值3'!M55)&#10;+SUM('漁業生產量值-漁業種類別魚類別生產量值4'!G55,'漁業生產量值-漁業種類別魚類別生產量值4'!I55,'漁業生產量值-漁業種類別魚類別生產量值4'!K55,'漁業生產量值-漁業種類別魚類別生產量值4'!M55,'漁業生產量值-漁業種類別魚類別生產量值4'!O55)&#10;+SUM('漁業生產量值-漁業種類別魚類別生產量值5'!K55,'漁業生產量值-漁業種類別魚類別生產量值5'!M55,'漁業生產量值-漁業種類別魚類別生產量值5'!O55)&#10;+SUM('漁業生產量值-漁業種類別魚類別生產量值6'!C55,'漁業生產量值-漁業種類別魚類別生產量值6'!E55,'漁業生產量值-漁業種類別魚類別生產量值6'!G55,'漁業生產量值-漁業種類別魚類別生產量值6'!I55,'漁業生產量值-漁業種類別魚類別生產量值6'!K55,'漁業生產量值-漁業種類別魚類別生產量值6'!M55,'漁業生產量值-漁業種類別魚類別生產量值6'!O55)&#10;+SUM('漁業生產量值-漁業種類別魚類別生產量值7'!C55,'漁業生產量值-漁業種類別魚類別生產量值7'!E55,'漁業生產量值-漁業種類別魚類別生產量值7'!G55)&#10;+SUM('漁業生產量值-漁業種類別魚類別生產量值9'!I55,'漁業生產量值-漁業種類別魚類別生產量值9'!K55)&#10;+SUM('漁業生產量值-漁業種類別魚類別生產量值10'!G55)&#10;+SUM('漁業生產量值-漁業種類別魚類別生產量值11'!C55,'漁業生產量值-漁業種類別魚類別生產量值11'!E55,'漁業生產量值-漁業種類別魚類別生產量值11'!G55,'漁業生產量值-漁業種類別魚類別生產量值11'!I55,'漁業生產量值-漁業種類別魚類別生產量值11'!K55)&#10;+SUM('漁業生產量值-漁業種類別魚類別生產量值12'!G55)&#10;+SUM('漁業生產量值-漁業種類別魚類別生產量值14'!C55,'漁業生產量值-漁業種類別魚類別生產量值14'!O55)&#10;+SUM('漁業生產量值-漁業種類別魚類別生產量值15'!C55,'漁業生產量值-漁業種類別魚類別生產量值15'!E55,'漁業生產量值-漁業種類別魚類別生產量值15'!G55,'漁業生產量值-漁業種類別魚類別生產量值15'!I55)&#10;)" table:style-name="ce55">
            <text:p>2<text:s/></text:p>
          </table:table-cell>
          <table:table-cell office:value-type="float" office:value="118.16" table:formula="msoxl:=  IF(SUM(H55,J55)&#10;+SUM('漁業生產量值-漁業種類別魚類別生產量值1'!F55,'漁業生產量值-漁業種類別魚類別生產量值1'!H55,'漁業生產量值-漁業種類別魚類別生產量值1'!J55,'漁業生產量值-漁業種類別魚類別生產量值1'!P55)&#10;+SUM('漁業生產量值-漁業種類別魚類別生產量值2'!D55,'漁業生產量值-漁業種類別魚類別生產量值2'!F55,'漁業生產量值-漁業種類別魚類別生產量值2'!H55,'漁業生產量值-漁業種類別魚類別生產量值2'!J55)&#10;+SUM('漁業生產量值-漁業種類別魚類別生產量值3'!F55,'漁業生產量值-漁業種類別魚類別生產量值3'!J55,'漁業生產量值-漁業種類別魚類別生產量值3'!L55,'漁業生產量值-漁業種類別魚類別生產量值3'!N55)&#10;+SUM('漁業生產量值-漁業種類別魚類別生產量值4'!H55,'漁業生產量值-漁業種類別魚類別生產量值4'!J55,'漁業生產量值-漁業種類別魚類別生產量值4'!L55,'漁業生產量值-漁業種類別魚類別生產量值4'!N55,'漁業生產量值-漁業種類別魚類別生產量值4'!P55)&#10;+SUM('漁業生產量值-漁業種類別魚類別生產量值5'!L55,'漁業生產量值-漁業種類別魚類別生產量值5'!N55,'漁業生產量值-漁業種類別魚類別生產量值5'!P55)&#10;+SUM('漁業生產量值-漁業種類別魚類別生產量值6'!D55,'漁業生產量值-漁業種類別魚類別生產量值6'!F55,'漁業生產量值-漁業種類別魚類別生產量值6'!H55,'漁業生產量值-漁業種類別魚類別生產量值6'!J55,'漁業生產量值-漁業種類別魚類別生產量值6'!L55,'漁業生產量值-漁業種類別魚類別生產量值6'!N55,'漁業生產量值-漁業種類別魚類別生產量值6'!P55)&#10;+SUM('漁業生產量值-漁業種類別魚類別生產量值7'!D55,'漁業生產量值-漁業種類別魚類別生產量值7'!F55,'漁業生產量值-漁業種類別魚類別生產量值7'!H55)&#10;+SUM('漁業生產量值-漁業種類別魚類別生產量值9'!J55,'漁業生產量值-漁業種類別魚類別生產量值9'!L55)&#10;+SUM('漁業生產量值-漁業種類別魚類別生產量值10'!H55)&#10;+SUM('漁業生產量值-漁業種類別魚類別生產量值11'!D55,'漁業生產量值-漁業種類別魚類別生產量值11'!F55,'漁業生產量值-漁業種類別魚類別生產量值11'!H55,'漁業生產量值-漁業種類別魚類別生產量值11'!J55,'漁業生產量值-漁業種類別魚類別生產量值11'!L55)&#10;+SUM('漁業生產量值-漁業種類別魚類別生產量值12'!H55)&#10;+SUM('漁業生產量值-漁業種類別魚類別生產量值14'!D55,'漁業生產量值-漁業種類別魚類別生產量值14'!P55)&#10;+SUM('漁業生產量值-漁業種類別魚類別生產量值15'!D55,'漁業生產量值-漁業種類別魚類別生產量值15'!F55,'漁業生產量值-漁業種類別魚類別生產量值15'!H55,'漁業生產量值-漁業種類別魚類別生產量值15'!J55)=0,&quot;-&quot;,&#10;SUM(H55,J55)&#10;+SUM('漁業生產量值-漁業種類別魚類別生產量值1'!F55,'漁業生產量值-漁業種類別魚類別生產量值1'!H55,'漁業生產量值-漁業種類別魚類別生產量值1'!J55,'漁業生產量值-漁業種類別魚類別生產量值1'!P55)&#10;+SUM('漁業生產量值-漁業種類別魚類別生產量值2'!D55,'漁業生產量值-漁業種類別魚類別生產量值2'!F55,'漁業生產量值-漁業種類別魚類別生產量值2'!H55,'漁業生產量值-漁業種類別魚類別生產量值2'!J55)&#10;+SUM('漁業生產量值-漁業種類別魚類別生產量值3'!F55,'漁業生產量值-漁業種類別魚類別生產量值3'!J55,'漁業生產量值-漁業種類別魚類別生產量值3'!L55,'漁業生產量值-漁業種類別魚類別生產量值3'!N55)&#10;+SUM('漁業生產量值-漁業種類別魚類別生產量值4'!H55,'漁業生產量值-漁業種類別魚類別生產量值4'!J55,'漁業生產量值-漁業種類別魚類別生產量值4'!L55,'漁業生產量值-漁業種類別魚類別生產量值4'!N55,'漁業生產量值-漁業種類別魚類別生產量值4'!P55)&#10;+SUM('漁業生產量值-漁業種類別魚類別生產量值5'!L55,'漁業生產量值-漁業種類別魚類別生產量值5'!N55,'漁業生產量值-漁業種類別魚類別生產量值5'!P55)&#10;+SUM('漁業生產量值-漁業種類別魚類別生產量值6'!D55,'漁業生產量值-漁業種類別魚類別生產量值6'!F55,'漁業生產量值-漁業種類別魚類別生產量值6'!H55,'漁業生產量值-漁業種類別魚類別生產量值6'!J55,'漁業生產量值-漁業種類別魚類別生產量值6'!L55,'漁業生產量值-漁業種類別魚類別生產量值6'!N55,'漁業生產量值-漁業種類別魚類別生產量值6'!P55)&#10;+SUM('漁業生產量值-漁業種類別魚類別生產量值7'!D55,'漁業生產量值-漁業種類別魚類別生產量值7'!F55,'漁業生產量值-漁業種類別魚類別生產量值7'!H55)&#10;+SUM('漁業生產量值-漁業種類別魚類別生產量值9'!J55,'漁業生產量值-漁業種類別魚類別生產量值9'!L55)&#10;+SUM('漁業生產量值-漁業種類別魚類別生產量值10'!H55)&#10;+SUM('漁業生產量值-漁業種類別魚類別生產量值11'!D55,'漁業生產量值-漁業種類別魚類別生產量值11'!F55,'漁業生產量值-漁業種類別魚類別生產量值11'!H55,'漁業生產量值-漁業種類別魚類別生產量值11'!J55,'漁業生產量值-漁業種類別魚類別生產量值11'!L55)&#10;+SUM('漁業生產量值-漁業種類別魚類別生產量值12'!H55)&#10;+SUM('漁業生產量值-漁業種類別魚類別生產量值14'!D55,'漁業生產量值-漁業種類別魚類別生產量值14'!P55)&#10;+SUM('漁業生產量值-漁業種類別魚類別生產量值15'!D55,'漁業生產量值-漁業種類別魚類別生產量值15'!F55,'漁業生產量值-漁業種類別魚類別生產量值15'!H55,'漁業生產量值-漁業種類別魚類別生產量值15'!J55)&#10;)" table:style-name="ce55">
            <text:p>118<text:s/></text:p>
          </table:table-cell>
          <table:table-cell office:value-type="float" office:value="0.79" table:style-name="ce55">
            <text:p>1<text:s/></text:p>
          </table:table-cell>
          <table:table-cell office:value-type="float" office:value="49.77" table:style-name="ce55">
            <text:p>50<text:s/></text:p>
          </table:table-cell>
          <table:table-cell office:value-type="float" office:value="0.54" table:formula="msoxl:=  IF(SUM(K55,M55,O55,'漁業生產量值-漁業種類別魚類別生產量值1'!C55)=0,&quot;-&quot;,SUM(K55,M55,O55,'漁業生產量值-漁業種類別魚類別生產量值1'!C55))" table:style-name="ce55">
            <text:p>1<text:s/></text:p>
          </table:table-cell>
          <table:table-cell office:value-type="float" office:value="38.64" table:formula="msoxl:=  IF(SUM(L55,N55,P55,'漁業生產量值-漁業種類別魚類別生產量值1'!D55)=0,&quot;-&quot;,SUM(L55,N55,P55,'漁業生產量值-漁業種類別魚類別生產量值1'!D55))" table:style-name="ce55">
            <text:p>39<text:s/></text:p>
          </table:table-cell>
          <table:table-cell office:value-type="float" office:value="0.33" table:style-name="ce55">
            <text:p>0<text:s/></text:p>
          </table:table-cell>
          <table:table-cell office:value-type="float" office:value="20.79" table:style-name="ce55">
            <text:p>21<text:s/></text:p>
          </table:table-cell>
          <table:table-cell office:value-type="float" office:value="0.21" table:style-name="ce55">
            <text:p>0<text:s/></text:p>
          </table:table-cell>
          <table:table-cell office:value-type="float" office:value="17.850000000000001" table:style-name="ce55">
            <text:p>1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float" office:value="101.19799999999999" table:style-name="ce55">
            <text:p>101<text:s/></text:p>
          </table:table-cell>
          <table:table-cell office:value-type="float" office:value="6896.44" table:style-name="ce55">
            <text:p>6,896<text:s/></text:p>
          </table:table-cell>
          <table:table-cell office:value-type="float" office:value="99.119" table:formula="msoxl:=  IF(SUM(G56,I56)&#10;+SUM('漁業生產量值-漁業種類別魚類別生產量值1'!E56,'漁業生產量值-漁業種類別魚類別生產量值1'!G56,'漁業生產量值-漁業種類別魚類別生產量值1'!I56)&#10;+SUM('漁業生產量值-漁業種類別魚類別生產量值2'!C56,'漁業生產量值-漁業種類別魚類別生產量值2'!E56,'漁業生產量值-漁業種類別魚類別生產量值2'!G56,'漁業生產量值-漁業種類別魚類別生產量值2'!I56)&#10;+SUM('漁業生產量值-漁業種類別魚類別生產量值3'!E56,'漁業生產量值-漁業種類別魚類別生產量值3'!I56,'漁業生產量值-漁業種類別魚類別生產量值3'!K56,'漁業生產量值-漁業種類別魚類別生產量值3'!M56)&#10;+SUM('漁業生產量值-漁業種類別魚類別生產量值4'!G56,'漁業生產量值-漁業種類別魚類別生產量值4'!I56,'漁業生產量值-漁業種類別魚類別生產量值4'!K56,'漁業生產量值-漁業種類別魚類別生產量值4'!M56,'漁業生產量值-漁業種類別魚類別生產量值4'!O56)&#10;+SUM('漁業生產量值-漁業種類別魚類別生產量值5'!K56,'漁業生產量值-漁業種類別魚類別生產量值5'!M56,'漁業生產量值-漁業種類別魚類別生產量值5'!O56)&#10;+SUM('漁業生產量值-漁業種類別魚類別生產量值6'!C56,'漁業生產量值-漁業種類別魚類別生產量值6'!E56,'漁業生產量值-漁業種類別魚類別生產量值6'!G56,'漁業生產量值-漁業種類別魚類別生產量值6'!I56,'漁業生產量值-漁業種類別魚類別生產量值6'!K56,'漁業生產量值-漁業種類別魚類別生產量值6'!M56,'漁業生產量值-漁業種類別魚類別生產量值6'!O56)&#10;+SUM('漁業生產量值-漁業種類別魚類別生產量值7'!C56,'漁業生產量值-漁業種類別魚類別生產量值7'!E56,'漁業生產量值-漁業種類別魚類別生產量值7'!G56)&#10;+SUM('漁業生產量值-漁業種類別魚類別生產量值9'!I56,'漁業生產量值-漁業種類別魚類別生產量值9'!K56)&#10;+SUM('漁業生產量值-漁業種類別魚類別生產量值10'!G56)&#10;+SUM('漁業生產量值-漁業種類別魚類別生產量值11'!C56,'漁業生產量值-漁業種類別魚類別生產量值11'!E56,'漁業生產量值-漁業種類別魚類別生產量值11'!G56,'漁業生產量值-漁業種類別魚類別生產量值11'!I56,'漁業生產量值-漁業種類別魚類別生產量值11'!K56)&#10;+SUM('漁業生產量值-漁業種類別魚類別生產量值12'!G56)&#10;+SUM('漁業生產量值-漁業種類別魚類別生產量值14'!C56,'漁業生產量值-漁業種類別魚類別生產量值14'!O56)&#10;+SUM('漁業生產量值-漁業種類別魚類別生產量值15'!C56,'漁業生產量值-漁業種類別魚類別生產量值15'!E56,'漁業生產量值-漁業種類別魚類別生產量值15'!G56,'漁業生產量值-漁業種類別魚類別生產量值15'!I56)=0,&quot;-&quot;,&#10;SUM(G56,I56)&#10;+SUM('漁業生產量值-漁業種類別魚類別生產量值1'!E56,'漁業生產量值-漁業種類別魚類別生產量值1'!G56,'漁業生產量值-漁業種類別魚類別生產量值1'!I56)&#10;+SUM('漁業生產量值-漁業種類別魚類別生產量值2'!C56,'漁業生產量值-漁業種類別魚類別生產量值2'!E56,'漁業生產量值-漁業種類別魚類別生產量值2'!G56,'漁業生產量值-漁業種類別魚類別生產量值2'!I56)&#10;+SUM('漁業生產量值-漁業種類別魚類別生產量值3'!E56,'漁業生產量值-漁業種類別魚類別生產量值3'!I56,'漁業生產量值-漁業種類別魚類別生產量值3'!K56,'漁業生產量值-漁業種類別魚類別生產量值3'!M56)&#10;+SUM('漁業生產量值-漁業種類別魚類別生產量值4'!G56,'漁業生產量值-漁業種類別魚類別生產量值4'!I56,'漁業生產量值-漁業種類別魚類別生產量值4'!K56,'漁業生產量值-漁業種類別魚類別生產量值4'!M56,'漁業生產量值-漁業種類別魚類別生產量值4'!O56)&#10;+SUM('漁業生產量值-漁業種類別魚類別生產量值5'!K56,'漁業生產量值-漁業種類別魚類別生產量值5'!M56,'漁業生產量值-漁業種類別魚類別生產量值5'!O56)&#10;+SUM('漁業生產量值-漁業種類別魚類別生產量值6'!C56,'漁業生產量值-漁業種類別魚類別生產量值6'!E56,'漁業生產量值-漁業種類別魚類別生產量值6'!G56,'漁業生產量值-漁業種類別魚類別生產量值6'!I56,'漁業生產量值-漁業種類別魚類別生產量值6'!K56,'漁業生產量值-漁業種類別魚類別生產量值6'!M56,'漁業生產量值-漁業種類別魚類別生產量值6'!O56)&#10;+SUM('漁業生產量值-漁業種類別魚類別生產量值7'!C56,'漁業生產量值-漁業種類別魚類別生產量值7'!E56,'漁業生產量值-漁業種類別魚類別生產量值7'!G56)&#10;+SUM('漁業生產量值-漁業種類別魚類別生產量值9'!I56,'漁業生產量值-漁業種類別魚類別生產量值9'!K56)&#10;+SUM('漁業生產量值-漁業種類別魚類別生產量值10'!G56)&#10;+SUM('漁業生產量值-漁業種類別魚類別生產量值11'!C56,'漁業生產量值-漁業種類別魚類別生產量值11'!E56,'漁業生產量值-漁業種類別魚類別生產量值11'!G56,'漁業生產量值-漁業種類別魚類別生產量值11'!I56,'漁業生產量值-漁業種類別魚類別生產量值11'!K56)&#10;+SUM('漁業生產量值-漁業種類別魚類別生產量值12'!G56)&#10;+SUM('漁業生產量值-漁業種類別魚類別生產量值14'!C56,'漁業生產量值-漁業種類別魚類別生產量值14'!O56)&#10;+SUM('漁業生產量值-漁業種類別魚類別生產量值15'!C56,'漁業生產量值-漁業種類別魚類別生產量值15'!E56,'漁業生產量值-漁業種類別魚類別生產量值15'!G56,'漁業生產量值-漁業種類別魚類別生產量值15'!I56)&#10;)" table:style-name="ce55">
            <text:p>99<text:s/></text:p>
          </table:table-cell>
          <table:table-cell office:value-type="float" office:value="6573.25" table:formula="msoxl:=  IF(SUM(H56,J56)&#10;+SUM('漁業生產量值-漁業種類別魚類別生產量值1'!F56,'漁業生產量值-漁業種類別魚類別生產量值1'!H56,'漁業生產量值-漁業種類別魚類別生產量值1'!J56,'漁業生產量值-漁業種類別魚類別生產量值1'!P56)&#10;+SUM('漁業生產量值-漁業種類別魚類別生產量值2'!D56,'漁業生產量值-漁業種類別魚類別生產量值2'!F56,'漁業生產量值-漁業種類別魚類別生產量值2'!H56,'漁業生產量值-漁業種類別魚類別生產量值2'!J56)&#10;+SUM('漁業生產量值-漁業種類別魚類別生產量值3'!F56,'漁業生產量值-漁業種類別魚類別生產量值3'!J56,'漁業生產量值-漁業種類別魚類別生產量值3'!L56,'漁業生產量值-漁業種類別魚類別生產量值3'!N56)&#10;+SUM('漁業生產量值-漁業種類別魚類別生產量值4'!H56,'漁業生產量值-漁業種類別魚類別生產量值4'!J56,'漁業生產量值-漁業種類別魚類別生產量值4'!L56,'漁業生產量值-漁業種類別魚類別生產量值4'!N56,'漁業生產量值-漁業種類別魚類別生產量值4'!P56)&#10;+SUM('漁業生產量值-漁業種類別魚類別生產量值5'!L56,'漁業生產量值-漁業種類別魚類別生產量值5'!N56,'漁業生產量值-漁業種類別魚類別生產量值5'!P56)&#10;+SUM('漁業生產量值-漁業種類別魚類別生產量值6'!D56,'漁業生產量值-漁業種類別魚類別生產量值6'!F56,'漁業生產量值-漁業種類別魚類別生產量值6'!H56,'漁業生產量值-漁業種類別魚類別生產量值6'!J56,'漁業生產量值-漁業種類別魚類別生產量值6'!L56,'漁業生產量值-漁業種類別魚類別生產量值6'!N56,'漁業生產量值-漁業種類別魚類別生產量值6'!P56)&#10;+SUM('漁業生產量值-漁業種類別魚類別生產量值7'!D56,'漁業生產量值-漁業種類別魚類別生產量值7'!F56,'漁業生產量值-漁業種類別魚類別生產量值7'!H56)&#10;+SUM('漁業生產量值-漁業種類別魚類別生產量值9'!J56,'漁業生產量值-漁業種類別魚類別生產量值9'!L56)&#10;+SUM('漁業生產量值-漁業種類別魚類別生產量值10'!H56)&#10;+SUM('漁業生產量值-漁業種類別魚類別生產量值11'!D56,'漁業生產量值-漁業種類別魚類別生產量值11'!F56,'漁業生產量值-漁業種類別魚類別生產量值11'!H56,'漁業生產量值-漁業種類別魚類別生產量值11'!J56,'漁業生產量值-漁業種類別魚類別生產量值11'!L56)&#10;+SUM('漁業生產量值-漁業種類別魚類別生產量值12'!H56)&#10;+SUM('漁業生產量值-漁業種類別魚類別生產量值14'!D56,'漁業生產量值-漁業種類別魚類別生產量值14'!P56)&#10;+SUM('漁業生產量值-漁業種類別魚類別生產量值15'!D56,'漁業生產量值-漁業種類別魚類別生產量值15'!F56,'漁業生產量值-漁業種類別魚類別生產量值15'!H56,'漁業生產量值-漁業種類別魚類別生產量值15'!J56)=0,&quot;-&quot;,&#10;SUM(H56,J56)&#10;+SUM('漁業生產量值-漁業種類別魚類別生產量值1'!F56,'漁業生產量值-漁業種類別魚類別生產量值1'!H56,'漁業生產量值-漁業種類別魚類別生產量值1'!J56,'漁業生產量值-漁業種類別魚類別生產量值1'!P56)&#10;+SUM('漁業生產量值-漁業種類別魚類別生產量值2'!D56,'漁業生產量值-漁業種類別魚類別生產量值2'!F56,'漁業生產量值-漁業種類別魚類別生產量值2'!H56,'漁業生產量值-漁業種類別魚類別生產量值2'!J56)&#10;+SUM('漁業生產量值-漁業種類別魚類別生產量值3'!F56,'漁業生產量值-漁業種類別魚類別生產量值3'!J56,'漁業生產量值-漁業種類別魚類別生產量值3'!L56,'漁業生產量值-漁業種類別魚類別生產量值3'!N56)&#10;+SUM('漁業生產量值-漁業種類別魚類別生產量值4'!H56,'漁業生產量值-漁業種類別魚類別生產量值4'!J56,'漁業生產量值-漁業種類別魚類別生產量值4'!L56,'漁業生產量值-漁業種類別魚類別生產量值4'!N56,'漁業生產量值-漁業種類別魚類別生產量值4'!P56)&#10;+SUM('漁業生產量值-漁業種類別魚類別生產量值5'!L56,'漁業生產量值-漁業種類別魚類別生產量值5'!N56,'漁業生產量值-漁業種類別魚類別生產量值5'!P56)&#10;+SUM('漁業生產量值-漁業種類別魚類別生產量值6'!D56,'漁業生產量值-漁業種類別魚類別生產量值6'!F56,'漁業生產量值-漁業種類別魚類別生產量值6'!H56,'漁業生產量值-漁業種類別魚類別生產量值6'!J56,'漁業生產量值-漁業種類別魚類別生產量值6'!L56,'漁業生產量值-漁業種類別魚類別生產量值6'!N56,'漁業生產量值-漁業種類別魚類別生產量值6'!P56)&#10;+SUM('漁業生產量值-漁業種類別魚類別生產量值7'!D56,'漁業生產量值-漁業種類別魚類別生產量值7'!F56,'漁業生產量值-漁業種類別魚類別生產量值7'!H56)&#10;+SUM('漁業生產量值-漁業種類別魚類別生產量值9'!J56,'漁業生產量值-漁業種類別魚類別生產量值9'!L56)&#10;+SUM('漁業生產量值-漁業種類別魚類別生產量值10'!H56)&#10;+SUM('漁業生產量值-漁業種類別魚類別生產量值11'!D56,'漁業生產量值-漁業種類別魚類別生產量值11'!F56,'漁業生產量值-漁業種類別魚類別生產量值11'!H56,'漁業生產量值-漁業種類別魚類別生產量值11'!J56,'漁業生產量值-漁業種類別魚類別生產量值11'!L56)&#10;+SUM('漁業生產量值-漁業種類別魚類別生產量值12'!H56)&#10;+SUM('漁業生產量值-漁業種類別魚類別生產量值14'!D56,'漁業生產量值-漁業種類別魚類別生產量值14'!P56)&#10;+SUM('漁業生產量值-漁業種類別魚類別生產量值15'!D56,'漁業生產量值-漁業種類別魚類別生產量值15'!F56,'漁業生產量值-漁業種類別魚類別生產量值15'!H56,'漁業生產量值-漁業種類別魚類別生產量值15'!J56)&#10;)" table:style-name="ce55">
            <text:p>6,573<text:s/></text:p>
          </table:table-cell>
          <table:table-cell office:value-type="float" office:value="1.3" table:style-name="ce55">
            <text:p>1<text:s/></text:p>
          </table:table-cell>
          <table:table-cell office:value-type="float" office:value="117" table:style-name="ce55">
            <text:p>117<text:s/></text:p>
          </table:table-cell>
          <table:table-cell office:value-type="float" office:value="94.119" table:formula="msoxl:=  IF(SUM(K56,M56,O56,'漁業生產量值-漁業種類別魚類別生產量值1'!C56)=0,&quot;-&quot;,SUM(K56,M56,O56,'漁業生產量值-漁業種類別魚類別生產量值1'!C56))" table:style-name="ce55">
            <text:p>94<text:s/></text:p>
          </table:table-cell>
          <table:table-cell office:value-type="float" office:value="6123.25" table:formula="msoxl:=  IF(SUM(L56,N56,P56,'漁業生產量值-漁業種類別魚類別生產量值1'!D56)=0,&quot;-&quot;,SUM(L56,N56,P56,'漁業生產量值-漁業種類別魚類別生產量值1'!D56))" table:style-name="ce55">
            <text:p>6,123<text:s/></text:p>
          </table:table-cell>
          <table:table-cell office:value-type="float" office:value="1.1539999999999999" table:style-name="ce55">
            <text:p>1<text:s/></text:p>
          </table:table-cell>
          <table:table-cell office:value-type="float" office:value="80.78" table:style-name="ce55">
            <text:p>8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52" table:style-name="ce55">
            <text:p>1<text:s/></text:p>
          </table:table-cell>
          <table:table-cell office:value-type="float" office:value="36.4" table:style-name="ce55">
            <text:p>36<text:s/>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57,I57)&#10;+SUM('漁業生產量值-漁業種類別魚類別生產量值1'!E57,'漁業生產量值-漁業種類別魚類別生產量值1'!G57,'漁業生產量值-漁業種類別魚類別生產量值1'!I57)&#10;+SUM('漁業生產量值-漁業種類別魚類別生產量值2'!C57,'漁業生產量值-漁業種類別魚類別生產量值2'!E57,'漁業生產量值-漁業種類別魚類別生產量值2'!G57,'漁業生產量值-漁業種類別魚類別生產量值2'!I57)&#10;+SUM('漁業生產量值-漁業種類別魚類別生產量值3'!E57,'漁業生產量值-漁業種類別魚類別生產量值3'!I57,'漁業生產量值-漁業種類別魚類別生產量值3'!K57,'漁業生產量值-漁業種類別魚類別生產量值3'!M57)&#10;+SUM('漁業生產量值-漁業種類別魚類別生產量值4'!G57,'漁業生產量值-漁業種類別魚類別生產量值4'!I57,'漁業生產量值-漁業種類別魚類別生產量值4'!K57,'漁業生產量值-漁業種類別魚類別生產量值4'!M57,'漁業生產量值-漁業種類別魚類別生產量值4'!O57)&#10;+SUM('漁業生產量值-漁業種類別魚類別生產量值5'!K57,'漁業生產量值-漁業種類別魚類別生產量值5'!M57,'漁業生產量值-漁業種類別魚類別生產量值5'!O57)&#10;+SUM('漁業生產量值-漁業種類別魚類別生產量值6'!C57,'漁業生產量值-漁業種類別魚類別生產量值6'!E57,'漁業生產量值-漁業種類別魚類別生產量值6'!G57,'漁業生產量值-漁業種類別魚類別生產量值6'!I57,'漁業生產量值-漁業種類別魚類別生產量值6'!K57,'漁業生產量值-漁業種類別魚類別生產量值6'!M57,'漁業生產量值-漁業種類別魚類別生產量值6'!O57)&#10;+SUM('漁業生產量值-漁業種類別魚類別生產量值7'!C57,'漁業生產量值-漁業種類別魚類別生產量值7'!E57,'漁業生產量值-漁業種類別魚類別生產量值7'!G57)&#10;+SUM('漁業生產量值-漁業種類別魚類別生產量值9'!I57,'漁業生產量值-漁業種類別魚類別生產量值9'!K57)&#10;+SUM('漁業生產量值-漁業種類別魚類別生產量值10'!G57)&#10;+SUM('漁業生產量值-漁業種類別魚類別生產量值11'!C57,'漁業生產量值-漁業種類別魚類別生產量值11'!E57,'漁業生產量值-漁業種類別魚類別生產量值11'!G57,'漁業生產量值-漁業種類別魚類別生產量值11'!I57,'漁業生產量值-漁業種類別魚類別生產量值11'!K57)&#10;+SUM('漁業生產量值-漁業種類別魚類別生產量值12'!G57)&#10;+SUM('漁業生產量值-漁業種類別魚類別生產量值14'!C57,'漁業生產量值-漁業種類別魚類別生產量值14'!O57)&#10;+SUM('漁業生產量值-漁業種類別魚類別生產量值15'!C57,'漁業生產量值-漁業種類別魚類別生產量值15'!E57,'漁業生產量值-漁業種類別魚類別生產量值15'!G57,'漁業生產量值-漁業種類別魚類別生產量值15'!I57)=0,&quot;-&quot;,&#10;SUM(G57,I57)&#10;+SUM('漁業生產量值-漁業種類別魚類別生產量值1'!E57,'漁業生產量值-漁業種類別魚類別生產量值1'!G57,'漁業生產量值-漁業種類別魚類別生產量值1'!I57)&#10;+SUM('漁業生產量值-漁業種類別魚類別生產量值2'!C57,'漁業生產量值-漁業種類別魚類別生產量值2'!E57,'漁業生產量值-漁業種類別魚類別生產量值2'!G57,'漁業生產量值-漁業種類別魚類別生產量值2'!I57)&#10;+SUM('漁業生產量值-漁業種類別魚類別生產量值3'!E57,'漁業生產量值-漁業種類別魚類別生產量值3'!I57,'漁業生產量值-漁業種類別魚類別生產量值3'!K57,'漁業生產量值-漁業種類別魚類別生產量值3'!M57)&#10;+SUM('漁業生產量值-漁業種類別魚類別生產量值4'!G57,'漁業生產量值-漁業種類別魚類別生產量值4'!I57,'漁業生產量值-漁業種類別魚類別生產量值4'!K57,'漁業生產量值-漁業種類別魚類別生產量值4'!M57,'漁業生產量值-漁業種類別魚類別生產量值4'!O57)&#10;+SUM('漁業生產量值-漁業種類別魚類別生產量值5'!K57,'漁業生產量值-漁業種類別魚類別生產量值5'!M57,'漁業生產量值-漁業種類別魚類別生產量值5'!O57)&#10;+SUM('漁業生產量值-漁業種類別魚類別生產量值6'!C57,'漁業生產量值-漁業種類別魚類別生產量值6'!E57,'漁業生產量值-漁業種類別魚類別生產量值6'!G57,'漁業生產量值-漁業種類別魚類別生產量值6'!I57,'漁業生產量值-漁業種類別魚類別生產量值6'!K57,'漁業生產量值-漁業種類別魚類別生產量值6'!M57,'漁業生產量值-漁業種類別魚類別生產量值6'!O57)&#10;+SUM('漁業生產量值-漁業種類別魚類別生產量值7'!C57,'漁業生產量值-漁業種類別魚類別生產量值7'!E57,'漁業生產量值-漁業種類別魚類別生產量值7'!G57)&#10;+SUM('漁業生產量值-漁業種類別魚類別生產量值9'!I57,'漁業生產量值-漁業種類別魚類別生產量值9'!K57)&#10;+SUM('漁業生產量值-漁業種類別魚類別生產量值10'!G57)&#10;+SUM('漁業生產量值-漁業種類別魚類別生產量值11'!C57,'漁業生產量值-漁業種類別魚類別生產量值11'!E57,'漁業生產量值-漁業種類別魚類別生產量值11'!G57,'漁業生產量值-漁業種類別魚類別生產量值11'!I57,'漁業生產量值-漁業種類別魚類別生產量值11'!K57)&#10;+SUM('漁業生產量值-漁業種類別魚類別生產量值12'!G57)&#10;+SUM('漁業生產量值-漁業種類別魚類別生產量值14'!C57,'漁業生產量值-漁業種類別魚類別生產量值14'!O57)&#10;+SUM('漁業生產量值-漁業種類別魚類別生產量值15'!C57,'漁業生產量值-漁業種類別魚類別生產量值15'!E57,'漁業生產量值-漁業種類別魚類別生產量值15'!G57,'漁業生產量值-漁業種類別魚類別生產量值15'!I57)&#10;)" table:style-name="ce55">
            <text:p>-</text:p>
          </table:table-cell>
          <table:table-cell office:value-type="string" office:string-value="-" table:formula="msoxl:=  IF(SUM(H57,J57)&#10;+SUM('漁業生產量值-漁業種類別魚類別生產量值1'!F57,'漁業生產量值-漁業種類別魚類別生產量值1'!H57,'漁業生產量值-漁業種類別魚類別生產量值1'!J57,'漁業生產量值-漁業種類別魚類別生產量值1'!P57)&#10;+SUM('漁業生產量值-漁業種類別魚類別生產量值2'!D57,'漁業生產量值-漁業種類別魚類別生產量值2'!F57,'漁業生產量值-漁業種類別魚類別生產量值2'!H57,'漁業生產量值-漁業種類別魚類別生產量值2'!J57)&#10;+SUM('漁業生產量值-漁業種類別魚類別生產量值3'!F57,'漁業生產量值-漁業種類別魚類別生產量值3'!J57,'漁業生產量值-漁業種類別魚類別生產量值3'!L57,'漁業生產量值-漁業種類別魚類別生產量值3'!N57)&#10;+SUM('漁業生產量值-漁業種類別魚類別生產量值4'!H57,'漁業生產量值-漁業種類別魚類別生產量值4'!J57,'漁業生產量值-漁業種類別魚類別生產量值4'!L57,'漁業生產量值-漁業種類別魚類別生產量值4'!N57,'漁業生產量值-漁業種類別魚類別生產量值4'!P57)&#10;+SUM('漁業生產量值-漁業種類別魚類別生產量值5'!L57,'漁業生產量值-漁業種類別魚類別生產量值5'!N57,'漁業生產量值-漁業種類別魚類別生產量值5'!P57)&#10;+SUM('漁業生產量值-漁業種類別魚類別生產量值6'!D57,'漁業生產量值-漁業種類別魚類別生產量值6'!F57,'漁業生產量值-漁業種類別魚類別生產量值6'!H57,'漁業生產量值-漁業種類別魚類別生產量值6'!J57,'漁業生產量值-漁業種類別魚類別生產量值6'!L57,'漁業生產量值-漁業種類別魚類別生產量值6'!N57,'漁業生產量值-漁業種類別魚類別生產量值6'!P57)&#10;+SUM('漁業生產量值-漁業種類別魚類別生產量值7'!D57,'漁業生產量值-漁業種類別魚類別生產量值7'!F57,'漁業生產量值-漁業種類別魚類別生產量值7'!H57)&#10;+SUM('漁業生產量值-漁業種類別魚類別生產量值9'!J57,'漁業生產量值-漁業種類別魚類別生產量值9'!L57)&#10;+SUM('漁業生產量值-漁業種類別魚類別生產量值10'!H57)&#10;+SUM('漁業生產量值-漁業種類別魚類別生產量值11'!D57,'漁業生產量值-漁業種類別魚類別生產量值11'!F57,'漁業生產量值-漁業種類別魚類別生產量值11'!H57,'漁業生產量值-漁業種類別魚類別生產量值11'!J57,'漁業生產量值-漁業種類別魚類別生產量值11'!L57)&#10;+SUM('漁業生產量值-漁業種類別魚類別生產量值12'!H57)&#10;+SUM('漁業生產量值-漁業種類別魚類別生產量值14'!D57,'漁業生產量值-漁業種類別魚類別生產量值14'!P57)&#10;+SUM('漁業生產量值-漁業種類別魚類別生產量值15'!D57,'漁業生產量值-漁業種類別魚類別生產量值15'!F57,'漁業生產量值-漁業種類別魚類別生產量值15'!H57,'漁業生產量值-漁業種類別魚類別生產量值15'!J57)=0,&quot;-&quot;,&#10;SUM(H57,J57)&#10;+SUM('漁業生產量值-漁業種類別魚類別生產量值1'!F57,'漁業生產量值-漁業種類別魚類別生產量值1'!H57,'漁業生產量值-漁業種類別魚類別生產量值1'!J57,'漁業生產量值-漁業種類別魚類別生產量值1'!P57)&#10;+SUM('漁業生產量值-漁業種類別魚類別生產量值2'!D57,'漁業生產量值-漁業種類別魚類別生產量值2'!F57,'漁業生產量值-漁業種類別魚類別生產量值2'!H57,'漁業生產量值-漁業種類別魚類別生產量值2'!J57)&#10;+SUM('漁業生產量值-漁業種類別魚類別生產量值3'!F57,'漁業生產量值-漁業種類別魚類別生產量值3'!J57,'漁業生產量值-漁業種類別魚類別生產量值3'!L57,'漁業生產量值-漁業種類別魚類別生產量值3'!N57)&#10;+SUM('漁業生產量值-漁業種類別魚類別生產量值4'!H57,'漁業生產量值-漁業種類別魚類別生產量值4'!J57,'漁業生產量值-漁業種類別魚類別生產量值4'!L57,'漁業生產量值-漁業種類別魚類別生產量值4'!N57,'漁業生產量值-漁業種類別魚類別生產量值4'!P57)&#10;+SUM('漁業生產量值-漁業種類別魚類別生產量值5'!L57,'漁業生產量值-漁業種類別魚類別生產量值5'!N57,'漁業生產量值-漁業種類別魚類別生產量值5'!P57)&#10;+SUM('漁業生產量值-漁業種類別魚類別生產量值6'!D57,'漁業生產量值-漁業種類別魚類別生產量值6'!F57,'漁業生產量值-漁業種類別魚類別生產量值6'!H57,'漁業生產量值-漁業種類別魚類別生產量值6'!J57,'漁業生產量值-漁業種類別魚類別生產量值6'!L57,'漁業生產量值-漁業種類別魚類別生產量值6'!N57,'漁業生產量值-漁業種類別魚類別生產量值6'!P57)&#10;+SUM('漁業生產量值-漁業種類別魚類別生產量值7'!D57,'漁業生產量值-漁業種類別魚類別生產量值7'!F57,'漁業生產量值-漁業種類別魚類別生產量值7'!H57)&#10;+SUM('漁業生產量值-漁業種類別魚類別生產量值9'!J57,'漁業生產量值-漁業種類別魚類別生產量值9'!L57)&#10;+SUM('漁業生產量值-漁業種類別魚類別生產量值10'!H57)&#10;+SUM('漁業生產量值-漁業種類別魚類別生產量值11'!D57,'漁業生產量值-漁業種類別魚類別生產量值11'!F57,'漁業生產量值-漁業種類別魚類別生產量值11'!H57,'漁業生產量值-漁業種類別魚類別生產量值11'!J57,'漁業生產量值-漁業種類別魚類別生產量值11'!L57)&#10;+SUM('漁業生產量值-漁業種類別魚類別生產量值12'!H57)&#10;+SUM('漁業生產量值-漁業種類別魚類別生產量值14'!D57,'漁業生產量值-漁業種類別魚類別生產量值14'!P57)&#10;+SUM('漁業生產量值-漁業種類別魚類別生產量值15'!D57,'漁業生產量值-漁業種類別魚類別生產量值15'!F57,'漁業生產量值-漁業種類別魚類別生產量值15'!H57,'漁業生產量值-漁業種類別魚類別生產量值15'!J57)&#10;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57,M57,O57,'漁業生產量值-漁業種類別魚類別生產量值1'!C57)=0,&quot;-&quot;,SUM(K57,M57,O57,'漁業生產量值-漁業種類別魚類別生產量值1'!C57))" table:style-name="ce55">
            <text:p>-</text:p>
          </table:table-cell>
          <table:table-cell office:value-type="string" office:string-value="-" table:formula="msoxl:=  IF(SUM(L57,N57,P57,'漁業生產量值-漁業種類別魚類別生產量值1'!D57)=0,&quot;-&quot;,SUM(L57,N57,P57,'漁業生產量值-漁業種類別魚類別生產量值1'!D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float" office:value="24736.939120000003" table:formula="msoxl:=  IF(SUM(C59:C61)=0,&quot;-&quot;,SUM(C59:C61))" table:style-name="ce52">
            <text:p>24,737<text:s/></text:p>
          </table:table-cell>
          <table:table-cell office:value-type="float" office:value="6255334.9442800004" table:formula="msoxl:=  IF(SUM(D59:D61)=0,&quot;-&quot;,SUM(D59:D61))" table:style-name="ce52">
            <text:p>6,255,335<text:s/></text:p>
          </table:table-cell>
          <table:table-cell office:value-type="float" office:value="24142.883519999999" table:formula="msoxl:=  IF(SUM(E59:E61)=0,&quot;-&quot;,SUM(E59:E61))" table:style-name="ce52">
            <text:p>24,143<text:s/></text:p>
          </table:table-cell>
          <table:table-cell office:value-type="float" office:value="6008545.1806800002" table:formula="msoxl:=  IF(SUM(F59:F61)=0,&quot;-&quot;,SUM(F59:F61))" table:style-name="ce53">
            <text:p>6,008,545<text:s/>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3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float" office:value="22409.524000000001" table:style-name="ce55">
            <text:p>22,410<text:s/></text:p>
          </table:table-cell>
          <table:table-cell office:value-type="float" office:value="5576959.5410000002" table:style-name="ce55">
            <text:p>5,576,960<text:s/></text:p>
          </table:table-cell>
          <table:table-cell office:value-type="float" office:value="22114.324000000001" table:formula="msoxl:=  IF(SUM(G59,I59)&#10;+SUM('漁業生產量值-漁業種類別魚類別生產量值1'!E59,'漁業生產量值-漁業種類別魚類別生產量值1'!G59,'漁業生產量值-漁業種類別魚類別生產量值1'!I59)&#10;+SUM('漁業生產量值-漁業種類別魚類別生產量值2'!C59,'漁業生產量值-漁業種類別魚類別生產量值2'!E59,'漁業生產量值-漁業種類別魚類別生產量值2'!G59,'漁業生產量值-漁業種類別魚類別生產量值2'!I59)&#10;+SUM('漁業生產量值-漁業種類別魚類別生產量值3'!E59,'漁業生產量值-漁業種類別魚類別生產量值3'!I59,'漁業生產量值-漁業種類別魚類別生產量值3'!K59,'漁業生產量值-漁業種類別魚類別生產量值3'!M59)&#10;+SUM('漁業生產量值-漁業種類別魚類別生產量值4'!G59,'漁業生產量值-漁業種類別魚類別生產量值4'!I59,'漁業生產量值-漁業種類別魚類別生產量值4'!K59,'漁業生產量值-漁業種類別魚類別生產量值4'!M59,'漁業生產量值-漁業種類別魚類別生產量值4'!O59)&#10;+SUM('漁業生產量值-漁業種類別魚類別生產量值5'!K59,'漁業生產量值-漁業種類別魚類別生產量值5'!M59,'漁業生產量值-漁業種類別魚類別生產量值5'!O59)&#10;+SUM('漁業生產量值-漁業種類別魚類別生產量值6'!C59,'漁業生產量值-漁業種類別魚類別生產量值6'!E59,'漁業生產量值-漁業種類別魚類別生產量值6'!G59,'漁業生產量值-漁業種類別魚類別生產量值6'!I59,'漁業生產量值-漁業種類別魚類別生產量值6'!K59,'漁業生產量值-漁業種類別魚類別生產量值6'!M59,'漁業生產量值-漁業種類別魚類別生產量值6'!O59)&#10;+SUM('漁業生產量值-漁業種類別魚類別生產量值7'!C59,'漁業生產量值-漁業種類別魚類別生產量值7'!E59,'漁業生產量值-漁業種類別魚類別生產量值7'!G59)&#10;+SUM('漁業生產量值-漁業種類別魚類別生產量值9'!I59,'漁業生產量值-漁業種類別魚類別生產量值9'!K59)&#10;+SUM('漁業生產量值-漁業種類別魚類別生產量值10'!G59)&#10;+SUM('漁業生產量值-漁業種類別魚類別生產量值11'!C59,'漁業生產量值-漁業種類別魚類別生產量值11'!E59,'漁業生產量值-漁業種類別魚類別生產量值11'!G59,'漁業生產量值-漁業種類別魚類別生產量值11'!I59,'漁業生產量值-漁業種類別魚類別生產量值11'!K59)&#10;+SUM('漁業生產量值-漁業種類別魚類別生產量值12'!G59)&#10;+SUM('漁業生產量值-漁業種類別魚類別生產量值14'!C59,'漁業生產量值-漁業種類別魚類別生產量值14'!O59)&#10;+SUM('漁業生產量值-漁業種類別魚類別生產量值15'!C59,'漁業生產量值-漁業種類別魚類別生產量值15'!E59,'漁業生產量值-漁業種類別魚類別生產量值15'!G59,'漁業生產量值-漁業種類別魚類別生產量值15'!I59)=0,&quot;-&quot;,&#10;SUM(G59,I59)&#10;+SUM('漁業生產量值-漁業種類別魚類別生產量值1'!E59,'漁業生產量值-漁業種類別魚類別生產量值1'!G59,'漁業生產量值-漁業種類別魚類別生產量值1'!I59)&#10;+SUM('漁業生產量值-漁業種類別魚類別生產量值2'!C59,'漁業生產量值-漁業種類別魚類別生產量值2'!E59,'漁業生產量值-漁業種類別魚類別生產量值2'!G59,'漁業生產量值-漁業種類別魚類別生產量值2'!I59)&#10;+SUM('漁業生產量值-漁業種類別魚類別生產量值3'!E59,'漁業生產量值-漁業種類別魚類別生產量值3'!I59,'漁業生產量值-漁業種類別魚類別生產量值3'!K59,'漁業生產量值-漁業種類別魚類別生產量值3'!M59)&#10;+SUM('漁業生產量值-漁業種類別魚類別生產量值4'!G59,'漁業生產量值-漁業種類別魚類別生產量值4'!I59,'漁業生產量值-漁業種類別魚類別生產量值4'!K59,'漁業生產量值-漁業種類別魚類別生產量值4'!M59,'漁業生產量值-漁業種類別魚類別生產量值4'!O59)&#10;+SUM('漁業生產量值-漁業種類別魚類別生產量值5'!K59,'漁業生產量值-漁業種類別魚類別生產量值5'!M59,'漁業生產量值-漁業種類別魚類別生產量值5'!O59)&#10;+SUM('漁業生產量值-漁業種類別魚類別生產量值6'!C59,'漁業生產量值-漁業種類別魚類別生產量值6'!E59,'漁業生產量值-漁業種類別魚類別生產量值6'!G59,'漁業生產量值-漁業種類別魚類別生產量值6'!I59,'漁業生產量值-漁業種類別魚類別生產量值6'!K59,'漁業生產量值-漁業種類別魚類別生產量值6'!M59,'漁業生產量值-漁業種類別魚類別生產量值6'!O59)&#10;+SUM('漁業生產量值-漁業種類別魚類別生產量值7'!C59,'漁業生產量值-漁業種類別魚類別生產量值7'!E59,'漁業生產量值-漁業種類別魚類別生產量值7'!G59)&#10;+SUM('漁業生產量值-漁業種類別魚類別生產量值9'!I59,'漁業生產量值-漁業種類別魚類別生產量值9'!K59)&#10;+SUM('漁業生產量值-漁業種類別魚類別生產量值10'!G59)&#10;+SUM('漁業生產量值-漁業種類別魚類別生產量值11'!C59,'漁業生產量值-漁業種類別魚類別生產量值11'!E59,'漁業生產量值-漁業種類別魚類別生產量值11'!G59,'漁業生產量值-漁業種類別魚類別生產量值11'!I59,'漁業生產量值-漁業種類別魚類別生產量值11'!K59)&#10;+SUM('漁業生產量值-漁業種類別魚類別生產量值12'!G59)&#10;+SUM('漁業生產量值-漁業種類別魚類別生產量值14'!C59,'漁業生產量值-漁業種類別魚類別生產量值14'!O59)&#10;+SUM('漁業生產量值-漁業種類別魚類別生產量值15'!C59,'漁業生產量值-漁業種類別魚類別生產量值15'!E59,'漁業生產量值-漁業種類別魚類別生產量值15'!G59,'漁業生產量值-漁業種類別魚類別生產量值15'!I59)&#10;)" table:style-name="ce55">
            <text:p>22,114<text:s/></text:p>
          </table:table-cell>
          <table:table-cell office:value-type="float" office:value="5413339.5410000002" table:formula="msoxl:=  IF(SUM(H59,J59)&#10;+SUM('漁業生產量值-漁業種類別魚類別生產量值1'!F59,'漁業生產量值-漁業種類別魚類別生產量值1'!H59,'漁業生產量值-漁業種類別魚類別生產量值1'!J59,'漁業生產量值-漁業種類別魚類別生產量值1'!P59)&#10;+SUM('漁業生產量值-漁業種類別魚類別生產量值2'!D59,'漁業生產量值-漁業種類別魚類別生產量值2'!F59,'漁業生產量值-漁業種類別魚類別生產量值2'!H59,'漁業生產量值-漁業種類別魚類別生產量值2'!J59)&#10;+SUM('漁業生產量值-漁業種類別魚類別生產量值3'!F59,'漁業生產量值-漁業種類別魚類別生產量值3'!J59,'漁業生產量值-漁業種類別魚類別生產量值3'!L59,'漁業生產量值-漁業種類別魚類別生產量值3'!N59)&#10;+SUM('漁業生產量值-漁業種類別魚類別生產量值4'!H59,'漁業生產量值-漁業種類別魚類別生產量值4'!J59,'漁業生產量值-漁業種類別魚類別生產量值4'!L59,'漁業生產量值-漁業種類別魚類別生產量值4'!N59,'漁業生產量值-漁業種類別魚類別生產量值4'!P59)&#10;+SUM('漁業生產量值-漁業種類別魚類別生產量值5'!L59,'漁業生產量值-漁業種類別魚類別生產量值5'!N59,'漁業生產量值-漁業種類別魚類別生產量值5'!P59)&#10;+SUM('漁業生產量值-漁業種類別魚類別生產量值6'!D59,'漁業生產量值-漁業種類別魚類別生產量值6'!F59,'漁業生產量值-漁業種類別魚類別生產量值6'!H59,'漁業生產量值-漁業種類別魚類別生產量值6'!J59,'漁業生產量值-漁業種類別魚類別生產量值6'!L59,'漁業生產量值-漁業種類別魚類別生產量值6'!N59,'漁業生產量值-漁業種類別魚類別生產量值6'!P59)&#10;+SUM('漁業生產量值-漁業種類別魚類別生產量值7'!D59,'漁業生產量值-漁業種類別魚類別生產量值7'!F59,'漁業生產量值-漁業種類別魚類別生產量值7'!H59)&#10;+SUM('漁業生產量值-漁業種類別魚類別生產量值9'!J59,'漁業生產量值-漁業種類別魚類別生產量值9'!L59)&#10;+SUM('漁業生產量值-漁業種類別魚類別生產量值10'!H59)&#10;+SUM('漁業生產量值-漁業種類別魚類別生產量值11'!D59,'漁業生產量值-漁業種類別魚類別生產量值11'!F59,'漁業生產量值-漁業種類別魚類別生產量值11'!H59,'漁業生產量值-漁業種類別魚類別生產量值11'!J59,'漁業生產量值-漁業種類別魚類別生產量值11'!L59)&#10;+SUM('漁業生產量值-漁業種類別魚類別生產量值12'!H59)&#10;+SUM('漁業生產量值-漁業種類別魚類別生產量值14'!D59,'漁業生產量值-漁業種類別魚類別生產量值14'!P59)&#10;+SUM('漁業生產量值-漁業種類別魚類別生產量值15'!D59,'漁業生產量值-漁業種類別魚類別生產量值15'!F59,'漁業生產量值-漁業種類別魚類別生產量值15'!H59,'漁業生產量值-漁業種類別魚類別生產量值15'!J59)=0,&quot;-&quot;,&#10;SUM(H59,J59)&#10;+SUM('漁業生產量值-漁業種類別魚類別生產量值1'!F59,'漁業生產量值-漁業種類別魚類別生產量值1'!H59,'漁業生產量值-漁業種類別魚類別生產量值1'!J59,'漁業生產量值-漁業種類別魚類別生產量值1'!P59)&#10;+SUM('漁業生產量值-漁業種類別魚類別生產量值2'!D59,'漁業生產量值-漁業種類別魚類別生產量值2'!F59,'漁業生產量值-漁業種類別魚類別生產量值2'!H59,'漁業生產量值-漁業種類別魚類別生產量值2'!J59)&#10;+SUM('漁業生產量值-漁業種類別魚類別生產量值3'!F59,'漁業生產量值-漁業種類別魚類別生產量值3'!J59,'漁業生產量值-漁業種類別魚類別生產量值3'!L59,'漁業生產量值-漁業種類別魚類別生產量值3'!N59)&#10;+SUM('漁業生產量值-漁業種類別魚類別生產量值4'!H59,'漁業生產量值-漁業種類別魚類別生產量值4'!J59,'漁業生產量值-漁業種類別魚類別生產量值4'!L59,'漁業生產量值-漁業種類別魚類別生產量值4'!N59,'漁業生產量值-漁業種類別魚類別生產量值4'!P59)&#10;+SUM('漁業生產量值-漁業種類別魚類別生產量值5'!L59,'漁業生產量值-漁業種類別魚類別生產量值5'!N59,'漁業生產量值-漁業種類別魚類別生產量值5'!P59)&#10;+SUM('漁業生產量值-漁業種類別魚類別生產量值6'!D59,'漁業生產量值-漁業種類別魚類別生產量值6'!F59,'漁業生產量值-漁業種類別魚類別生產量值6'!H59,'漁業生產量值-漁業種類別魚類別生產量值6'!J59,'漁業生產量值-漁業種類別魚類別生產量值6'!L59,'漁業生產量值-漁業種類別魚類別生產量值6'!N59,'漁業生產量值-漁業種類別魚類別生產量值6'!P59)&#10;+SUM('漁業生產量值-漁業種類別魚類別生產量值7'!D59,'漁業生產量值-漁業種類別魚類別生產量值7'!F59,'漁業生產量值-漁業種類別魚類別生產量值7'!H59)&#10;+SUM('漁業生產量值-漁業種類別魚類別生產量值9'!J59,'漁業生產量值-漁業種類別魚類別生產量值9'!L59)&#10;+SUM('漁業生產量值-漁業種類別魚類別生產量值10'!H59)&#10;+SUM('漁業生產量值-漁業種類別魚類別生產量值11'!D59,'漁業生產量值-漁業種類別魚類別生產量值11'!F59,'漁業生產量值-漁業種類別魚類別生產量值11'!H59,'漁業生產量值-漁業種類別魚類別生產量值11'!J59,'漁業生產量值-漁業種類別魚類別生產量值11'!L59)&#10;+SUM('漁業生產量值-漁業種類別魚類別生產量值12'!H59)&#10;+SUM('漁業生產量值-漁業種類別魚類別生產量值14'!D59,'漁業生產量值-漁業種類別魚類別生產量值14'!P59)&#10;+SUM('漁業生產量值-漁業種類別魚類別生產量值15'!D59,'漁業生產量值-漁業種類別魚類別生產量值15'!F59,'漁業生產量值-漁業種類別魚類別生產量值15'!H59,'漁業生產量值-漁業種類別魚類別生產量值15'!J59)&#10;)" table:style-name="ce55">
            <text:p>5,413,34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9,M59,O59,'漁業生產量值-漁業種類別魚類別生產量值1'!C59)=0,&quot;-&quot;,SUM(K59,M59,O59,'漁業生產量值-漁業種類別魚類別生產量值1'!C59))" table:style-name="ce55">
            <text:p>-</text:p>
          </table:table-cell>
          <table:table-cell office:value-type="string" office:string-value="-" table:formula="msoxl:=  IF(SUM(L59,N59,P59,'漁業生產量值-漁業種類別魚類別生產量值1'!D59)=0,&quot;-&quot;,SUM(L59,N59,P59,'漁業生產量值-漁業種類別魚類別生產量值1'!D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float" office:value="2327.4151200000001" table:style-name="ce55">
            <text:p>2,327<text:s/></text:p>
          </table:table-cell>
          <table:table-cell office:value-type="float" office:value="678375.40327999997" table:style-name="ce55">
            <text:p>678,375<text:s/></text:p>
          </table:table-cell>
          <table:table-cell office:value-type="float" office:value="2028.5595199999998" table:formula="msoxl:=  IF(SUM(G60,I60)&#10;+SUM('漁業生產量值-漁業種類別魚類別生產量值1'!E60,'漁業生產量值-漁業種類別魚類別生產量值1'!G60,'漁業生產量值-漁業種類別魚類別生產量值1'!I60)&#10;+SUM('漁業生產量值-漁業種類別魚類別生產量值2'!C60,'漁業生產量值-漁業種類別魚類別生產量值2'!E60,'漁業生產量值-漁業種類別魚類別生產量值2'!G60,'漁業生產量值-漁業種類別魚類別生產量值2'!I60)&#10;+SUM('漁業生產量值-漁業種類別魚類別生產量值3'!E60,'漁業生產量值-漁業種類別魚類別生產量值3'!I60,'漁業生產量值-漁業種類別魚類別生產量值3'!K60,'漁業生產量值-漁業種類別魚類別生產量值3'!M60)&#10;+SUM('漁業生產量值-漁業種類別魚類別生產量值4'!G60,'漁業生產量值-漁業種類別魚類別生產量值4'!I60,'漁業生產量值-漁業種類別魚類別生產量值4'!K60,'漁業生產量值-漁業種類別魚類別生產量值4'!M60,'漁業生產量值-漁業種類別魚類別生產量值4'!O60)&#10;+SUM('漁業生產量值-漁業種類別魚類別生產量值5'!K60,'漁業生產量值-漁業種類別魚類別生產量值5'!M60,'漁業生產量值-漁業種類別魚類別生產量值5'!O60)&#10;+SUM('漁業生產量值-漁業種類別魚類別生產量值6'!C60,'漁業生產量值-漁業種類別魚類別生產量值6'!E60,'漁業生產量值-漁業種類別魚類別生產量值6'!G60,'漁業生產量值-漁業種類別魚類別生產量值6'!I60,'漁業生產量值-漁業種類別魚類別生產量值6'!K60,'漁業生產量值-漁業種類別魚類別生產量值6'!M60,'漁業生產量值-漁業種類別魚類別生產量值6'!O60)&#10;+SUM('漁業生產量值-漁業種類別魚類別生產量值7'!C60,'漁業生產量值-漁業種類別魚類別生產量值7'!E60,'漁業生產量值-漁業種類別魚類別生產量值7'!G60)&#10;+SUM('漁業生產量值-漁業種類別魚類別生產量值9'!I60,'漁業生產量值-漁業種類別魚類別生產量值9'!K60)&#10;+SUM('漁業生產量值-漁業種類別魚類別生產量值10'!G60)&#10;+SUM('漁業生產量值-漁業種類別魚類別生產量值11'!C60,'漁業生產量值-漁業種類別魚類別生產量值11'!E60,'漁業生產量值-漁業種類別魚類別生產量值11'!G60,'漁業生產量值-漁業種類別魚類別生產量值11'!I60,'漁業生產量值-漁業種類別魚類別生產量值11'!K60)&#10;+SUM('漁業生產量值-漁業種類別魚類別生產量值12'!G60)&#10;+SUM('漁業生產量值-漁業種類別魚類別生產量值14'!C60,'漁業生產量值-漁業種類別魚類別生產量值14'!O60)&#10;+SUM('漁業生產量值-漁業種類別魚類別生產量值15'!C60,'漁業生產量值-漁業種類別魚類別生產量值15'!E60,'漁業生產量值-漁業種類別魚類別生產量值15'!G60,'漁業生產量值-漁業種類別魚類別生產量值15'!I60)=0,&quot;-&quot;,&#10;SUM(G60,I60)&#10;+SUM('漁業生產量值-漁業種類別魚類別生產量值1'!E60,'漁業生產量值-漁業種類別魚類別生產量值1'!G60,'漁業生產量值-漁業種類別魚類別生產量值1'!I60)&#10;+SUM('漁業生產量值-漁業種類別魚類別生產量值2'!C60,'漁業生產量值-漁業種類別魚類別生產量值2'!E60,'漁業生產量值-漁業種類別魚類別生產量值2'!G60,'漁業生產量值-漁業種類別魚類別生產量值2'!I60)&#10;+SUM('漁業生產量值-漁業種類別魚類別生產量值3'!E60,'漁業生產量值-漁業種類別魚類別生產量值3'!I60,'漁業生產量值-漁業種類別魚類別生產量值3'!K60,'漁業生產量值-漁業種類別魚類別生產量值3'!M60)&#10;+SUM('漁業生產量值-漁業種類別魚類別生產量值4'!G60,'漁業生產量值-漁業種類別魚類別生產量值4'!I60,'漁業生產量值-漁業種類別魚類別生產量值4'!K60,'漁業生產量值-漁業種類別魚類別生產量值4'!M60,'漁業生產量值-漁業種類別魚類別生產量值4'!O60)&#10;+SUM('漁業生產量值-漁業種類別魚類別生產量值5'!K60,'漁業生產量值-漁業種類別魚類別生產量值5'!M60,'漁業生產量值-漁業種類別魚類別生產量值5'!O60)&#10;+SUM('漁業生產量值-漁業種類別魚類別生產量值6'!C60,'漁業生產量值-漁業種類別魚類別生產量值6'!E60,'漁業生產量值-漁業種類別魚類別生產量值6'!G60,'漁業生產量值-漁業種類別魚類別生產量值6'!I60,'漁業生產量值-漁業種類別魚類別生產量值6'!K60,'漁業生產量值-漁業種類別魚類別生產量值6'!M60,'漁業生產量值-漁業種類別魚類別生產量值6'!O60)&#10;+SUM('漁業生產量值-漁業種類別魚類別生產量值7'!C60,'漁業生產量值-漁業種類別魚類別生產量值7'!E60,'漁業生產量值-漁業種類別魚類別生產量值7'!G60)&#10;+SUM('漁業生產量值-漁業種類別魚類別生產量值9'!I60,'漁業生產量值-漁業種類別魚類別生產量值9'!K60)&#10;+SUM('漁業生產量值-漁業種類別魚類別生產量值10'!G60)&#10;+SUM('漁業生產量值-漁業種類別魚類別生產量值11'!C60,'漁業生產量值-漁業種類別魚類別生產量值11'!E60,'漁業生產量值-漁業種類別魚類別生產量值11'!G60,'漁業生產量值-漁業種類別魚類別生產量值11'!I60,'漁業生產量值-漁業種類別魚類別生產量值11'!K60)&#10;+SUM('漁業生產量值-漁業種類別魚類別生產量值12'!G60)&#10;+SUM('漁業生產量值-漁業種類別魚類別生產量值14'!C60,'漁業生產量值-漁業種類別魚類別生產量值14'!O60)&#10;+SUM('漁業生產量值-漁業種類別魚類別生產量值15'!C60,'漁業生產量值-漁業種類別魚類別生產量值15'!E60,'漁業生產量值-漁業種類別魚類別生產量值15'!G60,'漁業生產量值-漁業種類別魚類別生產量值15'!I60)&#10;)" table:style-name="ce55">
            <text:p>2,029<text:s/></text:p>
          </table:table-cell>
          <table:table-cell office:value-type="float" office:value="595205.63968000002" table:formula="msoxl:=  IF(SUM(H60,J60)&#10;+SUM('漁業生產量值-漁業種類別魚類別生產量值1'!F60,'漁業生產量值-漁業種類別魚類別生產量值1'!H60,'漁業生產量值-漁業種類別魚類別生產量值1'!J60,'漁業生產量值-漁業種類別魚類別生產量值1'!P60)&#10;+SUM('漁業生產量值-漁業種類別魚類別生產量值2'!D60,'漁業生產量值-漁業種類別魚類別生產量值2'!F60,'漁業生產量值-漁業種類別魚類別生產量值2'!H60,'漁業生產量值-漁業種類別魚類別生產量值2'!J60)&#10;+SUM('漁業生產量值-漁業種類別魚類別生產量值3'!F60,'漁業生產量值-漁業種類別魚類別生產量值3'!J60,'漁業生產量值-漁業種類別魚類別生產量值3'!L60,'漁業生產量值-漁業種類別魚類別生產量值3'!N60)&#10;+SUM('漁業生產量值-漁業種類別魚類別生產量值4'!H60,'漁業生產量值-漁業種類別魚類別生產量值4'!J60,'漁業生產量值-漁業種類別魚類別生產量值4'!L60,'漁業生產量值-漁業種類別魚類別生產量值4'!N60,'漁業生產量值-漁業種類別魚類別生產量值4'!P60)&#10;+SUM('漁業生產量值-漁業種類別魚類別生產量值5'!L60,'漁業生產量值-漁業種類別魚類別生產量值5'!N60,'漁業生產量值-漁業種類別魚類別生產量值5'!P60)&#10;+SUM('漁業生產量值-漁業種類別魚類別生產量值6'!D60,'漁業生產量值-漁業種類別魚類別生產量值6'!F60,'漁業生產量值-漁業種類別魚類別生產量值6'!H60,'漁業生產量值-漁業種類別魚類別生產量值6'!J60,'漁業生產量值-漁業種類別魚類別生產量值6'!L60,'漁業生產量值-漁業種類別魚類別生產量值6'!N60,'漁業生產量值-漁業種類別魚類別生產量值6'!P60)&#10;+SUM('漁業生產量值-漁業種類別魚類別生產量值7'!D60,'漁業生產量值-漁業種類別魚類別生產量值7'!F60,'漁業生產量值-漁業種類別魚類別生產量值7'!H60)&#10;+SUM('漁業生產量值-漁業種類別魚類別生產量值9'!J60,'漁業生產量值-漁業種類別魚類別生產量值9'!L60)&#10;+SUM('漁業生產量值-漁業種類別魚類別生產量值10'!H60)&#10;+SUM('漁業生產量值-漁業種類別魚類別生產量值11'!D60,'漁業生產量值-漁業種類別魚類別生產量值11'!F60,'漁業生產量值-漁業種類別魚類別生產量值11'!H60,'漁業生產量值-漁業種類別魚類別生產量值11'!J60,'漁業生產量值-漁業種類別魚類別生產量值11'!L60)&#10;+SUM('漁業生產量值-漁業種類別魚類別生產量值12'!H60)&#10;+SUM('漁業生產量值-漁業種類別魚類別生產量值14'!D60,'漁業生產量值-漁業種類別魚類別生產量值14'!P60)&#10;+SUM('漁業生產量值-漁業種類別魚類別生產量值15'!D60,'漁業生產量值-漁業種類別魚類別生產量值15'!F60,'漁業生產量值-漁業種類別魚類別生產量值15'!H60,'漁業生產量值-漁業種類別魚類別生產量值15'!J60)=0,&quot;-&quot;,&#10;SUM(H60,J60)&#10;+SUM('漁業生產量值-漁業種類別魚類別生產量值1'!F60,'漁業生產量值-漁業種類別魚類別生產量值1'!H60,'漁業生產量值-漁業種類別魚類別生產量值1'!J60,'漁業生產量值-漁業種類別魚類別生產量值1'!P60)&#10;+SUM('漁業生產量值-漁業種類別魚類別生產量值2'!D60,'漁業生產量值-漁業種類別魚類別生產量值2'!F60,'漁業生產量值-漁業種類別魚類別生產量值2'!H60,'漁業生產量值-漁業種類別魚類別生產量值2'!J60)&#10;+SUM('漁業生產量值-漁業種類別魚類別生產量值3'!F60,'漁業生產量值-漁業種類別魚類別生產量值3'!J60,'漁業生產量值-漁業種類別魚類別生產量值3'!L60,'漁業生產量值-漁業種類別魚類別生產量值3'!N60)&#10;+SUM('漁業生產量值-漁業種類別魚類別生產量值4'!H60,'漁業生產量值-漁業種類別魚類別生產量值4'!J60,'漁業生產量值-漁業種類別魚類別生產量值4'!L60,'漁業生產量值-漁業種類別魚類別生產量值4'!N60,'漁業生產量值-漁業種類別魚類別生產量值4'!P60)&#10;+SUM('漁業生產量值-漁業種類別魚類別生產量值5'!L60,'漁業生產量值-漁業種類別魚類別生產量值5'!N60,'漁業生產量值-漁業種類別魚類別生產量值5'!P60)&#10;+SUM('漁業生產量值-漁業種類別魚類別生產量值6'!D60,'漁業生產量值-漁業種類別魚類別生產量值6'!F60,'漁業生產量值-漁業種類別魚類別生產量值6'!H60,'漁業生產量值-漁業種類別魚類別生產量值6'!J60,'漁業生產量值-漁業種類別魚類別生產量值6'!L60,'漁業生產量值-漁業種類別魚類別生產量值6'!N60,'漁業生產量值-漁業種類別魚類別生產量值6'!P60)&#10;+SUM('漁業生產量值-漁業種類別魚類別生產量值7'!D60,'漁業生產量值-漁業種類別魚類別生產量值7'!F60,'漁業生產量值-漁業種類別魚類別生產量值7'!H60)&#10;+SUM('漁業生產量值-漁業種類別魚類別生產量值9'!J60,'漁業生產量值-漁業種類別魚類別生產量值9'!L60)&#10;+SUM('漁業生產量值-漁業種類別魚類別生產量值10'!H60)&#10;+SUM('漁業生產量值-漁業種類別魚類別生產量值11'!D60,'漁業生產量值-漁業種類別魚類別生產量值11'!F60,'漁業生產量值-漁業種類別魚類別生產量值11'!H60,'漁業生產量值-漁業種類別魚類別生產量值11'!J60,'漁業生產量值-漁業種類別魚類別生產量值11'!L60)&#10;+SUM('漁業生產量值-漁業種類別魚類別生產量值12'!H60)&#10;+SUM('漁業生產量值-漁業種類別魚類別生產量值14'!D60,'漁業生產量值-漁業種類別魚類別生產量值14'!P60)&#10;+SUM('漁業生產量值-漁業種類別魚類別生產量值15'!D60,'漁業生產量值-漁業種類別魚類別生產量值15'!F60,'漁業生產量值-漁業種類別魚類別生產量值15'!H60,'漁業生產量值-漁業種類別魚類別生產量值15'!J60)&#10;)" table:style-name="ce55">
            <text:p>595,20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0,M60,O60,'漁業生產量值-漁業種類別魚類別生產量值1'!C60)=0,&quot;-&quot;,SUM(K60,M60,O60,'漁業生產量值-漁業種類別魚類別生產量值1'!C60))" table:style-name="ce55">
            <text:p>-</text:p>
          </table:table-cell>
          <table:table-cell office:value-type="string" office:string-value="-" table:formula="msoxl:=  IF(SUM(L60,N60,P60,'漁業生產量值-漁業種類別魚類別生產量值1'!D60)=0,&quot;-&quot;,SUM(L60,N60,P60,'漁業生產量值-漁業種類別魚類別生產量值1'!D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61,I61)&#10;+SUM('漁業生產量值-漁業種類別魚類別生產量值1'!E61,'漁業生產量值-漁業種類別魚類別生產量值1'!G61,'漁業生產量值-漁業種類別魚類別生產量值1'!I61)&#10;+SUM('漁業生產量值-漁業種類別魚類別生產量值2'!C61,'漁業生產量值-漁業種類別魚類別生產量值2'!E61,'漁業生產量值-漁業種類別魚類別生產量值2'!G61,'漁業生產量值-漁業種類別魚類別生產量值2'!I61)&#10;+SUM('漁業生產量值-漁業種類別魚類別生產量值3'!E61,'漁業生產量值-漁業種類別魚類別生產量值3'!I61,'漁業生產量值-漁業種類別魚類別生產量值3'!K61,'漁業生產量值-漁業種類別魚類別生產量值3'!M61)&#10;+SUM('漁業生產量值-漁業種類別魚類別生產量值4'!G61,'漁業生產量值-漁業種類別魚類別生產量值4'!I61,'漁業生產量值-漁業種類別魚類別生產量值4'!K61,'漁業生產量值-漁業種類別魚類別生產量值4'!M61,'漁業生產量值-漁業種類別魚類別生產量值4'!O61)&#10;+SUM('漁業生產量值-漁業種類別魚類別生產量值5'!K61,'漁業生產量值-漁業種類別魚類別生產量值5'!M61,'漁業生產量值-漁業種類別魚類別生產量值5'!O61)&#10;+SUM('漁業生產量值-漁業種類別魚類別生產量值6'!C61,'漁業生產量值-漁業種類別魚類別生產量值6'!E61,'漁業生產量值-漁業種類別魚類別生產量值6'!G61,'漁業生產量值-漁業種類別魚類別生產量值6'!I61,'漁業生產量值-漁業種類別魚類別生產量值6'!K61,'漁業生產量值-漁業種類別魚類別生產量值6'!M61,'漁業生產量值-漁業種類別魚類別生產量值6'!O61)&#10;+SUM('漁業生產量值-漁業種類別魚類別生產量值7'!C61,'漁業生產量值-漁業種類別魚類別生產量值7'!E61,'漁業生產量值-漁業種類別魚類別生產量值7'!G61)&#10;+SUM('漁業生產量值-漁業種類別魚類別生產量值9'!I61,'漁業生產量值-漁業種類別魚類別生產量值9'!K61)&#10;+SUM('漁業生產量值-漁業種類別魚類別生產量值10'!G61)&#10;+SUM('漁業生產量值-漁業種類別魚類別生產量值11'!C61,'漁業生產量值-漁業種類別魚類別生產量值11'!E61,'漁業生產量值-漁業種類別魚類別生產量值11'!G61,'漁業生產量值-漁業種類別魚類別生產量值11'!I61,'漁業生產量值-漁業種類別魚類別生產量值11'!K61)&#10;+SUM('漁業生產量值-漁業種類別魚類別生產量值12'!G61)&#10;+SUM('漁業生產量值-漁業種類別魚類別生產量值14'!C61,'漁業生產量值-漁業種類別魚類別生產量值14'!O61)&#10;+SUM('漁業生產量值-漁業種類別魚類別生產量值15'!C61,'漁業生產量值-漁業種類別魚類別生產量值15'!E61,'漁業生產量值-漁業種類別魚類別生產量值15'!G61,'漁業生產量值-漁業種類別魚類別生產量值15'!I61)=0,&quot;-&quot;,&#10;SUM(G61,I61)&#10;+SUM('漁業生產量值-漁業種類別魚類別生產量值1'!E61,'漁業生產量值-漁業種類別魚類別生產量值1'!G61,'漁業生產量值-漁業種類別魚類別生產量值1'!I61)&#10;+SUM('漁業生產量值-漁業種類別魚類別生產量值2'!C61,'漁業生產量值-漁業種類別魚類別生產量值2'!E61,'漁業生產量值-漁業種類別魚類別生產量值2'!G61,'漁業生產量值-漁業種類別魚類別生產量值2'!I61)&#10;+SUM('漁業生產量值-漁業種類別魚類別生產量值3'!E61,'漁業生產量值-漁業種類別魚類別生產量值3'!I61,'漁業生產量值-漁業種類別魚類別生產量值3'!K61,'漁業生產量值-漁業種類別魚類別生產量值3'!M61)&#10;+SUM('漁業生產量值-漁業種類別魚類別生產量值4'!G61,'漁業生產量值-漁業種類別魚類別生產量值4'!I61,'漁業生產量值-漁業種類別魚類別生產量值4'!K61,'漁業生產量值-漁業種類別魚類別生產量值4'!M61,'漁業生產量值-漁業種類別魚類別生產量值4'!O61)&#10;+SUM('漁業生產量值-漁業種類別魚類別生產量值5'!K61,'漁業生產量值-漁業種類別魚類別生產量值5'!M61,'漁業生產量值-漁業種類別魚類別生產量值5'!O61)&#10;+SUM('漁業生產量值-漁業種類別魚類別生產量值6'!C61,'漁業生產量值-漁業種類別魚類別生產量值6'!E61,'漁業生產量值-漁業種類別魚類別生產量值6'!G61,'漁業生產量值-漁業種類別魚類別生產量值6'!I61,'漁業生產量值-漁業種類別魚類別生產量值6'!K61,'漁業生產量值-漁業種類別魚類別生產量值6'!M61,'漁業生產量值-漁業種類別魚類別生產量值6'!O61)&#10;+SUM('漁業生產量值-漁業種類別魚類別生產量值7'!C61,'漁業生產量值-漁業種類別魚類別生產量值7'!E61,'漁業生產量值-漁業種類別魚類別生產量值7'!G61)&#10;+SUM('漁業生產量值-漁業種類別魚類別生產量值9'!I61,'漁業生產量值-漁業種類別魚類別生產量值9'!K61)&#10;+SUM('漁業生產量值-漁業種類別魚類別生產量值10'!G61)&#10;+SUM('漁業生產量值-漁業種類別魚類別生產量值11'!C61,'漁業生產量值-漁業種類別魚類別生產量值11'!E61,'漁業生產量值-漁業種類別魚類別生產量值11'!G61,'漁業生產量值-漁業種類別魚類別生產量值11'!I61,'漁業生產量值-漁業種類別魚類別生產量值11'!K61)&#10;+SUM('漁業生產量值-漁業種類別魚類別生產量值12'!G61)&#10;+SUM('漁業生產量值-漁業種類別魚類別生產量值14'!C61,'漁業生產量值-漁業種類別魚類別生產量值14'!O61)&#10;+SUM('漁業生產量值-漁業種類別魚類別生產量值15'!C61,'漁業生產量值-漁業種類別魚類別生產量值15'!E61,'漁業生產量值-漁業種類別魚類別生產量值15'!G61,'漁業生產量值-漁業種類別魚類別生產量值15'!I61)&#10;)" table:style-name="ce55">
            <text:p>-</text:p>
          </table:table-cell>
          <table:table-cell office:value-type="string" office:string-value="-" table:formula="msoxl:=  IF(SUM(H61,J61)&#10;+SUM('漁業生產量值-漁業種類別魚類別生產量值1'!F61,'漁業生產量值-漁業種類別魚類別生產量值1'!H61,'漁業生產量值-漁業種類別魚類別生產量值1'!J61,'漁業生產量值-漁業種類別魚類別生產量值1'!P61)&#10;+SUM('漁業生產量值-漁業種類別魚類別生產量值2'!D61,'漁業生產量值-漁業種類別魚類別生產量值2'!F61,'漁業生產量值-漁業種類別魚類別生產量值2'!H61,'漁業生產量值-漁業種類別魚類別生產量值2'!J61)&#10;+SUM('漁業生產量值-漁業種類別魚類別生產量值3'!F61,'漁業生產量值-漁業種類別魚類別生產量值3'!J61,'漁業生產量值-漁業種類別魚類別生產量值3'!L61,'漁業生產量值-漁業種類別魚類別生產量值3'!N61)&#10;+SUM('漁業生產量值-漁業種類別魚類別生產量值4'!H61,'漁業生產量值-漁業種類別魚類別生產量值4'!J61,'漁業生產量值-漁業種類別魚類別生產量值4'!L61,'漁業生產量值-漁業種類別魚類別生產量值4'!N61,'漁業生產量值-漁業種類別魚類別生產量值4'!P61)&#10;+SUM('漁業生產量值-漁業種類別魚類別生產量值5'!L61,'漁業生產量值-漁業種類別魚類別生產量值5'!N61,'漁業生產量值-漁業種類別魚類別生產量值5'!P61)&#10;+SUM('漁業生產量值-漁業種類別魚類別生產量值6'!D61,'漁業生產量值-漁業種類別魚類別生產量值6'!F61,'漁業生產量值-漁業種類別魚類別生產量值6'!H61,'漁業生產量值-漁業種類別魚類別生產量值6'!J61,'漁業生產量值-漁業種類別魚類別生產量值6'!L61,'漁業生產量值-漁業種類別魚類別生產量值6'!N61,'漁業生產量值-漁業種類別魚類別生產量值6'!P61)&#10;+SUM('漁業生產量值-漁業種類別魚類別生產量值7'!D61,'漁業生產量值-漁業種類別魚類別生產量值7'!F61,'漁業生產量值-漁業種類別魚類別生產量值7'!H61)&#10;+SUM('漁業生產量值-漁業種類別魚類別生產量值9'!J61,'漁業生產量值-漁業種類別魚類別生產量值9'!L61)&#10;+SUM('漁業生產量值-漁業種類別魚類別生產量值10'!H61)&#10;+SUM('漁業生產量值-漁業種類別魚類別生產量值11'!D61,'漁業生產量值-漁業種類別魚類別生產量值11'!F61,'漁業生產量值-漁業種類別魚類別生產量值11'!H61,'漁業生產量值-漁業種類別魚類別生產量值11'!J61,'漁業生產量值-漁業種類別魚類別生產量值11'!L61)&#10;+SUM('漁業生產量值-漁業種類別魚類別生產量值12'!H61)&#10;+SUM('漁業生產量值-漁業種類別魚類別生產量值14'!D61,'漁業生產量值-漁業種類別魚類別生產量值14'!P61)&#10;+SUM('漁業生產量值-漁業種類別魚類別生產量值15'!D61,'漁業生產量值-漁業種類別魚類別生產量值15'!F61,'漁業生產量值-漁業種類別魚類別生產量值15'!H61,'漁業生產量值-漁業種類別魚類別生產量值15'!J61)=0,&quot;-&quot;,&#10;SUM(H61,J61)&#10;+SUM('漁業生產量值-漁業種類別魚類別生產量值1'!F61,'漁業生產量值-漁業種類別魚類別生產量值1'!H61,'漁業生產量值-漁業種類別魚類別生產量值1'!J61,'漁業生產量值-漁業種類別魚類別生產量值1'!P61)&#10;+SUM('漁業生產量值-漁業種類別魚類別生產量值2'!D61,'漁業生產量值-漁業種類別魚類別生產量值2'!F61,'漁業生產量值-漁業種類別魚類別生產量值2'!H61,'漁業生產量值-漁業種類別魚類別生產量值2'!J61)&#10;+SUM('漁業生產量值-漁業種類別魚類別生產量值3'!F61,'漁業生產量值-漁業種類別魚類別生產量值3'!J61,'漁業生產量值-漁業種類別魚類別生產量值3'!L61,'漁業生產量值-漁業種類別魚類別生產量值3'!N61)&#10;+SUM('漁業生產量值-漁業種類別魚類別生產量值4'!H61,'漁業生產量值-漁業種類別魚類別生產量值4'!J61,'漁業生產量值-漁業種類別魚類別生產量值4'!L61,'漁業生產量值-漁業種類別魚類別生產量值4'!N61,'漁業生產量值-漁業種類別魚類別生產量值4'!P61)&#10;+SUM('漁業生產量值-漁業種類別魚類別生產量值5'!L61,'漁業生產量值-漁業種類別魚類別生產量值5'!N61,'漁業生產量值-漁業種類別魚類別生產量值5'!P61)&#10;+SUM('漁業生產量值-漁業種類別魚類別生產量值6'!D61,'漁業生產量值-漁業種類別魚類別生產量值6'!F61,'漁業生產量值-漁業種類別魚類別生產量值6'!H61,'漁業生產量值-漁業種類別魚類別生產量值6'!J61,'漁業生產量值-漁業種類別魚類別生產量值6'!L61,'漁業生產量值-漁業種類別魚類別生產量值6'!N61,'漁業生產量值-漁業種類別魚類別生產量值6'!P61)&#10;+SUM('漁業生產量值-漁業種類別魚類別生產量值7'!D61,'漁業生產量值-漁業種類別魚類別生產量值7'!F61,'漁業生產量值-漁業種類別魚類別生產量值7'!H61)&#10;+SUM('漁業生產量值-漁業種類別魚類別生產量值9'!J61,'漁業生產量值-漁業種類別魚類別生產量值9'!L61)&#10;+SUM('漁業生產量值-漁業種類別魚類別生產量值10'!H61)&#10;+SUM('漁業生產量值-漁業種類別魚類別生產量值11'!D61,'漁業生產量值-漁業種類別魚類別生產量值11'!F61,'漁業生產量值-漁業種類別魚類別生產量值11'!H61,'漁業生產量值-漁業種類別魚類別生產量值11'!J61,'漁業生產量值-漁業種類別魚類別生產量值11'!L61)&#10;+SUM('漁業生產量值-漁業種類別魚類別生產量值12'!H61)&#10;+SUM('漁業生產量值-漁業種類別魚類別生產量值14'!D61,'漁業生產量值-漁業種類別魚類別生產量值14'!P61)&#10;+SUM('漁業生產量值-漁業種類別魚類別生產量值15'!D61,'漁業生產量值-漁業種類別魚類別生產量值15'!F61,'漁業生產量值-漁業種類別魚類別生產量值15'!H61,'漁業生產量值-漁業種類別魚類別生產量值15'!J61)&#10;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61,M61,O61,'漁業生產量值-漁業種類別魚類別生產量值1'!C61)=0,&quot;-&quot;,SUM(K61,M61,O61,'漁業生產量值-漁業種類別魚類別生產量值1'!C61))" table:style-name="ce55">
            <text:p>-</text:p>
          </table:table-cell>
          <table:table-cell office:value-type="string" office:string-value="-" table:formula="msoxl:=  IF(SUM(L61,N61,P61,'漁業生產量值-漁業種類別魚類別生產量值1'!D61)=0,&quot;-&quot;,SUM(L61,N61,P61,'漁業生產量值-漁業種類別魚類別生產量值1'!D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289310.50173000002" table:formula="msoxl:=  IF(SUM(C63,C64,C65,C67)=0,IF(C66=0,&quot;-&quot;,C66),SUM(C63,C64,C65,C67))" table:style-name="ce52">
            <text:p>289,311<text:s/></text:p>
          </table:table-cell>
          <table:table-cell office:value-type="float" office:value="33160748.470730003" table:formula="msoxl:=  IF(SUM(D63:D67)=0,&quot;-&quot;,SUM(D63:D67))" table:style-name="ce52">
            <text:p>33,160,748<text:s/></text:p>
          </table:table-cell>
          <table:table-cell office:value-type="float" office:value="272943.37274000002" table:formula="msoxl:=  IF(SUM(E63,E64,E65,E67)=0,IF(E66=0,&quot;-&quot;,E66),SUM(E63,E64,E65,E67))" table:style-name="ce52">
            <text:p>272,943<text:s/></text:p>
          </table:table-cell>
          <table:table-cell office:value-type="float" office:value="31048979.600519996" table:formula="msoxl:=  IF(SUM(F63:F67)=0,&quot;-&quot;,SUM(F63:F67))" table:style-name="ce53">
            <text:p>31,048,980<text:s/></text:p>
          </table:table-cell>
          <table:table-cell office:value-type="float" office:value="70469.412550000008" table:formula="msoxl:=  IF(SUM(G63,G64,G65,G67)=0,IF(G66=0,&quot;-&quot;,G66),SUM(G63,G64,G65,G67))" table:style-name="ce52">
            <text:p>70,469<text:s/></text:p>
          </table:table-cell>
          <table:table-cell office:value-type="float" office:value="3528839.1790099996" table:formula="msoxl:=  IF(SUM(H63:H67)=0,&quot;-&quot;,SUM(H63:H67))" table:style-name="ce52">
            <text:p>3,528,839<text:s/></text:p>
          </table:table-cell>
          <table:table-cell office:value-type="float" office:value="1825.71351" table:formula="msoxl:=  IF(SUM(I63,I64,I65,I67)=0,IF(I66=0,&quot;-&quot;,I66),SUM(I63,I64,I65,I67))" table:style-name="ce52">
            <text:p>1,826<text:s/></text:p>
          </table:table-cell>
          <table:table-cell office:value-type="float" office:value="126087.16946" table:formula="msoxl:=  IF(SUM(J63:J67)=0,&quot;-&quot;,SUM(J63:J67))" table:style-name="ce53">
            <text:p>126,087<text:s/></text:p>
          </table:table-cell>
          <table:table-cell office:value-type="float" office:value="176.66550999999998" table:formula="msoxl:=  IF(SUM(K63,K64,K65,K67)=0,IF(K66=0,&quot;-&quot;,K66),SUM(K63,K64,K65,K67))" table:style-name="ce52">
            <text:p>177<text:s/></text:p>
          </table:table-cell>
          <table:table-cell office:value-type="float" office:value="8682.4205099999999" table:formula="msoxl:=  IF(SUM(L63:L67)=0,&quot;-&quot;,SUM(L63:L67))" table:style-name="ce52">
            <text:p>8,682<text:s/></text:p>
          </table:table-cell>
          <table:table-cell office:value-type="float" office:value="381.63900000000001" table:formula="msoxl:=  IF(SUM(M63,M64,M65,M67)=0,IF(M66=0,&quot;-&quot;,M66),SUM(M63,M64,M65,M67))" table:style-name="ce52">
            <text:p>382<text:s/></text:p>
          </table:table-cell>
          <table:table-cell office:value-type="float" office:value="32058.61" table:formula="msoxl:=  IF(SUM(N63:N67)=0,&quot;-&quot;,SUM(N63:N67))" table:style-name="ce52">
            <text:p>32,059<text:s/></text:p>
          </table:table-cell>
          <table:table-cell office:value-type="float" office:value="693.61500000000001" table:formula="msoxl:=  IF(SUM(O63,O64,O65,O67)=0,IF(O66=0,&quot;-&quot;,O66),SUM(O63,O64,O65,O67))" table:style-name="ce52">
            <text:p>694<text:s/></text:p>
          </table:table-cell>
          <table:table-cell office:value-type="float" office:value="54189.275300000001" table:formula="msoxl:=  IF(SUM(P63:P67)=0,&quot;-&quot;,SUM(P63:P67))" table:style-name="ce52">
            <text:p>54,18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float" office:value="155878.56534" table:style-name="ce55">
            <text:p>155,879<text:s/></text:p>
          </table:table-cell>
          <table:table-cell office:value-type="float" office:value="18111758.4965" table:style-name="ce55">
            <text:p>18,111,758<text:s/></text:p>
          </table:table-cell>
          <table:table-cell office:value-type="float" office:value="151227.48653000002" table:formula="msoxl:=  IF(SUM(G63,I63)&#10;+SUM('漁業生產量值-漁業種類別魚類別生產量值1'!E63,'漁業生產量值-漁業種類別魚類別生產量值1'!G63,'漁業生產量值-漁業種類別魚類別生產量值1'!I63)&#10;+SUM('漁業生產量值-漁業種類別魚類別生產量值2'!C63,'漁業生產量值-漁業種類別魚類別生產量值2'!E63,'漁業生產量值-漁業種類別魚類別生產量值2'!G63,'漁業生產量值-漁業種類別魚類別生產量值2'!I63)&#10;+SUM('漁業生產量值-漁業種類別魚類別生產量值3'!E63,'漁業生產量值-漁業種類別魚類別生產量值3'!I63,'漁業生產量值-漁業種類別魚類別生產量值3'!K63,'漁業生產量值-漁業種類別魚類別生產量值3'!M63)&#10;+SUM('漁業生產量值-漁業種類別魚類別生產量值4'!G63,'漁業生產量值-漁業種類別魚類別生產量值4'!I63,'漁業生產量值-漁業種類別魚類別生產量值4'!K63,'漁業生產量值-漁業種類別魚類別生產量值4'!M63,'漁業生產量值-漁業種類別魚類別生產量值4'!O63)&#10;+SUM('漁業生產量值-漁業種類別魚類別生產量值5'!K63,'漁業生產量值-漁業種類別魚類別生產量值5'!M63,'漁業生產量值-漁業種類別魚類別生產量值5'!O63)&#10;+SUM('漁業生產量值-漁業種類別魚類別生產量值6'!C63,'漁業生產量值-漁業種類別魚類別生產量值6'!E63,'漁業生產量值-漁業種類別魚類別生產量值6'!G63,'漁業生產量值-漁業種類別魚類別生產量值6'!I63,'漁業生產量值-漁業種類別魚類別生產量值6'!K63,'漁業生產量值-漁業種類別魚類別生產量值6'!M63,'漁業生產量值-漁業種類別魚類別生產量值6'!O63)&#10;+SUM('漁業生產量值-漁業種類別魚類別生產量值7'!C63,'漁業生產量值-漁業種類別魚類別生產量值7'!E63,'漁業生產量值-漁業種類別魚類別生產量值7'!G63)&#10;+SUM('漁業生產量值-漁業種類別魚類別生產量值9'!I63,'漁業生產量值-漁業種類別魚類別生產量值9'!K63)&#10;+SUM('漁業生產量值-漁業種類別魚類別生產量值10'!G63)&#10;+SUM('漁業生產量值-漁業種類別魚類別生產量值11'!C63,'漁業生產量值-漁業種類別魚類別生產量值11'!E63,'漁業生產量值-漁業種類別魚類別生產量值11'!G63,'漁業生產量值-漁業種類別魚類別生產量值11'!I63,'漁業生產量值-漁業種類別魚類別生產量值11'!K63)&#10;+SUM('漁業生產量值-漁業種類別魚類別生產量值12'!G63)&#10;+SUM('漁業生產量值-漁業種類別魚類別生產量值14'!C63,'漁業生產量值-漁業種類別魚類別生產量值14'!O63)&#10;+SUM('漁業生產量值-漁業種類別魚類別生產量值15'!C63,'漁業生產量值-漁業種類別魚類別生產量值15'!E63,'漁業生產量值-漁業種類別魚類別生產量值15'!G63,'漁業生產量值-漁業種類別魚類別生產量值15'!I63)=0,&quot;-&quot;,&#10;SUM(G63,I63)&#10;+SUM('漁業生產量值-漁業種類別魚類別生產量值1'!E63,'漁業生產量值-漁業種類別魚類別生產量值1'!G63,'漁業生產量值-漁業種類別魚類別生產量值1'!I63)&#10;+SUM('漁業生產量值-漁業種類別魚類別生產量值2'!C63,'漁業生產量值-漁業種類別魚類別生產量值2'!E63,'漁業生產量值-漁業種類別魚類別生產量值2'!G63,'漁業生產量值-漁業種類別魚類別生產量值2'!I63)&#10;+SUM('漁業生產量值-漁業種類別魚類別生產量值3'!E63,'漁業生產量值-漁業種類別魚類別生產量值3'!I63,'漁業生產量值-漁業種類別魚類別生產量值3'!K63,'漁業生產量值-漁業種類別魚類別生產量值3'!M63)&#10;+SUM('漁業生產量值-漁業種類別魚類別生產量值4'!G63,'漁業生產量值-漁業種類別魚類別生產量值4'!I63,'漁業生產量值-漁業種類別魚類別生產量值4'!K63,'漁業生產量值-漁業種類別魚類別生產量值4'!M63,'漁業生產量值-漁業種類別魚類別生產量值4'!O63)&#10;+SUM('漁業生產量值-漁業種類別魚類別生產量值5'!K63,'漁業生產量值-漁業種類別魚類別生產量值5'!M63,'漁業生產量值-漁業種類別魚類別生產量值5'!O63)&#10;+SUM('漁業生產量值-漁業種類別魚類別生產量值6'!C63,'漁業生產量值-漁業種類別魚類別生產量值6'!E63,'漁業生產量值-漁業種類別魚類別生產量值6'!G63,'漁業生產量值-漁業種類別魚類別生產量值6'!I63,'漁業生產量值-漁業種類別魚類別生產量值6'!K63,'漁業生產量值-漁業種類別魚類別生產量值6'!M63,'漁業生產量值-漁業種類別魚類別生產量值6'!O63)&#10;+SUM('漁業生產量值-漁業種類別魚類別生產量值7'!C63,'漁業生產量值-漁業種類別魚類別生產量值7'!E63,'漁業生產量值-漁業種類別魚類別生產量值7'!G63)&#10;+SUM('漁業生產量值-漁業種類別魚類別生產量值9'!I63,'漁業生產量值-漁業種類別魚類別生產量值9'!K63)&#10;+SUM('漁業生產量值-漁業種類別魚類別生產量值10'!G63)&#10;+SUM('漁業生產量值-漁業種類別魚類別生產量值11'!C63,'漁業生產量值-漁業種類別魚類別生產量值11'!E63,'漁業生產量值-漁業種類別魚類別生產量值11'!G63,'漁業生產量值-漁業種類別魚類別生產量值11'!I63,'漁業生產量值-漁業種類別魚類別生產量值11'!K63)&#10;+SUM('漁業生產量值-漁業種類別魚類別生產量值12'!G63)&#10;+SUM('漁業生產量值-漁業種類別魚類別生產量值14'!C63,'漁業生產量值-漁業種類別魚類別生產量值14'!O63)&#10;+SUM('漁業生產量值-漁業種類別魚類別生產量值15'!C63,'漁業生產量值-漁業種類別魚類別生產量值15'!E63,'漁業生產量值-漁業種類別魚類別生產量值15'!G63,'漁業生產量值-漁業種類別魚類別生產量值15'!I63)&#10;)" table:style-name="ce55">
            <text:p>151,227<text:s/></text:p>
          </table:table-cell>
          <table:table-cell office:value-type="float" office:value="17272245.526900001" table:formula="msoxl:=  IF(SUM(H63,J63)&#10;+SUM('漁業生產量值-漁業種類別魚類別生產量值1'!F63,'漁業生產量值-漁業種類別魚類別生產量值1'!H63,'漁業生產量值-漁業種類別魚類別生產量值1'!J63,'漁業生產量值-漁業種類別魚類別生產量值1'!P63)&#10;+SUM('漁業生產量值-漁業種類別魚類別生產量值2'!D63,'漁業生產量值-漁業種類別魚類別生產量值2'!F63,'漁業生產量值-漁業種類別魚類別生產量值2'!H63,'漁業生產量值-漁業種類別魚類別生產量值2'!J63)&#10;+SUM('漁業生產量值-漁業種類別魚類別生產量值3'!F63,'漁業生產量值-漁業種類別魚類別生產量值3'!J63,'漁業生產量值-漁業種類別魚類別生產量值3'!L63,'漁業生產量值-漁業種類別魚類別生產量值3'!N63)&#10;+SUM('漁業生產量值-漁業種類別魚類別生產量值4'!H63,'漁業生產量值-漁業種類別魚類別生產量值4'!J63,'漁業生產量值-漁業種類別魚類別生產量值4'!L63,'漁業生產量值-漁業種類別魚類別生產量值4'!N63,'漁業生產量值-漁業種類別魚類別生產量值4'!P63)&#10;+SUM('漁業生產量值-漁業種類別魚類別生產量值5'!L63,'漁業生產量值-漁業種類別魚類別生產量值5'!N63,'漁業生產量值-漁業種類別魚類別生產量值5'!P63)&#10;+SUM('漁業生產量值-漁業種類別魚類別生產量值6'!D63,'漁業生產量值-漁業種類別魚類別生產量值6'!F63,'漁業生產量值-漁業種類別魚類別生產量值6'!H63,'漁業生產量值-漁業種類別魚類別生產量值6'!J63,'漁業生產量值-漁業種類別魚類別生產量值6'!L63,'漁業生產量值-漁業種類別魚類別生產量值6'!N63,'漁業生產量值-漁業種類別魚類別生產量值6'!P63)&#10;+SUM('漁業生產量值-漁業種類別魚類別生產量值7'!D63,'漁業生產量值-漁業種類別魚類別生產量值7'!F63,'漁業生產量值-漁業種類別魚類別生產量值7'!H63)&#10;+SUM('漁業生產量值-漁業種類別魚類別生產量值9'!J63,'漁業生產量值-漁業種類別魚類別生產量值9'!L63)&#10;+SUM('漁業生產量值-漁業種類別魚類別生產量值10'!H63)&#10;+SUM('漁業生產量值-漁業種類別魚類別生產量值11'!D63,'漁業生產量值-漁業種類別魚類別生產量值11'!F63,'漁業生產量值-漁業種類別魚類別生產量值11'!H63,'漁業生產量值-漁業種類別魚類別生產量值11'!J63,'漁業生產量值-漁業種類別魚類別生產量值11'!L63)&#10;+SUM('漁業生產量值-漁業種類別魚類別生產量值12'!H63)&#10;+SUM('漁業生產量值-漁業種類別魚類別生產量值14'!D63,'漁業生產量值-漁業種類別魚類別生產量值14'!P63)&#10;+SUM('漁業生產量值-漁業種類別魚類別生產量值15'!D63,'漁業生產量值-漁業種類別魚類別生產量值15'!F63,'漁業生產量值-漁業種類別魚類別生產量值15'!H63,'漁業生產量值-漁業種類別魚類別生產量值15'!J63)=0,&quot;-&quot;,&#10;SUM(H63,J63)&#10;+SUM('漁業生產量值-漁業種類別魚類別生產量值1'!F63,'漁業生產量值-漁業種類別魚類別生產量值1'!H63,'漁業生產量值-漁業種類別魚類別生產量值1'!J63,'漁業生產量值-漁業種類別魚類別生產量值1'!P63)&#10;+SUM('漁業生產量值-漁業種類別魚類別生產量值2'!D63,'漁業生產量值-漁業種類別魚類別生產量值2'!F63,'漁業生產量值-漁業種類別魚類別生產量值2'!H63,'漁業生產量值-漁業種類別魚類別生產量值2'!J63)&#10;+SUM('漁業生產量值-漁業種類別魚類別生產量值3'!F63,'漁業生產量值-漁業種類別魚類別生產量值3'!J63,'漁業生產量值-漁業種類別魚類別生產量值3'!L63,'漁業生產量值-漁業種類別魚類別生產量值3'!N63)&#10;+SUM('漁業生產量值-漁業種類別魚類別生產量值4'!H63,'漁業生產量值-漁業種類別魚類別生產量值4'!J63,'漁業生產量值-漁業種類別魚類別生產量值4'!L63,'漁業生產量值-漁業種類別魚類別生產量值4'!N63,'漁業生產量值-漁業種類別魚類別生產量值4'!P63)&#10;+SUM('漁業生產量值-漁業種類別魚類別生產量值5'!L63,'漁業生產量值-漁業種類別魚類別生產量值5'!N63,'漁業生產量值-漁業種類別魚類別生產量值5'!P63)&#10;+SUM('漁業生產量值-漁業種類別魚類別生產量值6'!D63,'漁業生產量值-漁業種類別魚類別生產量值6'!F63,'漁業生產量值-漁業種類別魚類別生產量值6'!H63,'漁業生產量值-漁業種類別魚類別生產量值6'!J63,'漁業生產量值-漁業種類別魚類別生產量值6'!L63,'漁業生產量值-漁業種類別魚類別生產量值6'!N63,'漁業生產量值-漁業種類別魚類別生產量值6'!P63)&#10;+SUM('漁業生產量值-漁業種類別魚類別生產量值7'!D63,'漁業生產量值-漁業種類別魚類別生產量值7'!F63,'漁業生產量值-漁業種類別魚類別生產量值7'!H63)&#10;+SUM('漁業生產量值-漁業種類別魚類別生產量值9'!J63,'漁業生產量值-漁業種類別魚類別生產量值9'!L63)&#10;+SUM('漁業生產量值-漁業種類別魚類別生產量值10'!H63)&#10;+SUM('漁業生產量值-漁業種類別魚類別生產量值11'!D63,'漁業生產量值-漁業種類別魚類別生產量值11'!F63,'漁業生產量值-漁業種類別魚類別生產量值11'!H63,'漁業生產量值-漁業種類別魚類別生產量值11'!J63,'漁業生產量值-漁業種類別魚類別生產量值11'!L63)&#10;+SUM('漁業生產量值-漁業種類別魚類別生產量值12'!H63)&#10;+SUM('漁業生產量值-漁業種類別魚類別生產量值14'!D63,'漁業生產量值-漁業種類別魚類別生產量值14'!P63)&#10;+SUM('漁業生產量值-漁業種類別魚類別生產量值15'!D63,'漁業生產量值-漁業種類別魚類別生產量值15'!F63,'漁業生產量值-漁業種類別魚類別生產量值15'!H63,'漁業生產量值-漁業種類別魚類別生產量值15'!J63)&#10;)" table:style-name="ce55">
            <text:p>17,272,246<text:s/></text:p>
          </table:table-cell>
          <table:table-cell office:value-type="float" office:value="10252.821" table:style-name="ce55">
            <text:p>10,253<text:s/></text:p>
          </table:table-cell>
          <table:table-cell office:value-type="float" office:value="551938.16090000002" table:style-name="ce55">
            <text:p>551,938<text:s/></text:p>
          </table:table-cell>
          <table:table-cell office:value-type="string" office:string-value="-" table:formula="msoxl:=  IF(SUM(K63,M63,O63,'漁業生產量值-漁業種類別魚類別生產量值1'!C63)=0,&quot;-&quot;,SUM(K63,M63,O63,'漁業生產量值-漁業種類別魚類別生產量值1'!C63))" table:style-name="ce55">
            <text:p>-</text:p>
          </table:table-cell>
          <table:table-cell office:value-type="string" office:string-value="-" table:formula="msoxl:=  IF(SUM(L63,N63,P63,'漁業生產量值-漁業種類別魚類別生產量值1'!D63)=0,&quot;-&quot;,SUM(L63,N63,P63,'漁業生產量值-漁業種類別魚類別生產量值1'!D6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float" office:value="132790.78739000001" table:style-name="ce55">
            <text:p>132,791<text:s/></text:p>
          </table:table-cell>
          <table:table-cell office:value-type="float" office:value="13970674.679190001" table:style-name="ce55">
            <text:p>13,970,675<text:s/></text:p>
          </table:table-cell>
          <table:table-cell office:value-type="float" office:value="121331.38721" table:formula="msoxl:=  IF(SUM(G64,I64)&#10;+SUM('漁業生產量值-漁業種類別魚類別生產量值1'!E64,'漁業生產量值-漁業種類別魚類別生產量值1'!G64,'漁業生產量值-漁業種類別魚類別生產量值1'!I64)&#10;+SUM('漁業生產量值-漁業種類別魚類別生產量值2'!C64,'漁業生產量值-漁業種類別魚類別生產量值2'!E64,'漁業生產量值-漁業種類別魚類別生產量值2'!G64,'漁業生產量值-漁業種類別魚類別生產量值2'!I64)&#10;+SUM('漁業生產量值-漁業種類別魚類別生產量值3'!E64,'漁業生產量值-漁業種類別魚類別生產量值3'!I64,'漁業生產量值-漁業種類別魚類別生產量值3'!K64,'漁業生產量值-漁業種類別魚類別生產量值3'!M64)&#10;+SUM('漁業生產量值-漁業種類別魚類別生產量值4'!G64,'漁業生產量值-漁業種類別魚類別生產量值4'!I64,'漁業生產量值-漁業種類別魚類別生產量值4'!K64,'漁業生產量值-漁業種類別魚類別生產量值4'!M64,'漁業生產量值-漁業種類別魚類別生產量值4'!O64)&#10;+SUM('漁業生產量值-漁業種類別魚類別生產量值5'!K64,'漁業生產量值-漁業種類別魚類別生產量值5'!M64,'漁業生產量值-漁業種類別魚類別生產量值5'!O64)&#10;+SUM('漁業生產量值-漁業種類別魚類別生產量值6'!C64,'漁業生產量值-漁業種類別魚類別生產量值6'!E64,'漁業生產量值-漁業種類別魚類別生產量值6'!G64,'漁業生產量值-漁業種類別魚類別生產量值6'!I64,'漁業生產量值-漁業種類別魚類別生產量值6'!K64,'漁業生產量值-漁業種類別魚類別生產量值6'!M64,'漁業生產量值-漁業種類別魚類別生產量值6'!O64)&#10;+SUM('漁業生產量值-漁業種類別魚類別生產量值7'!C64,'漁業生產量值-漁業種類別魚類別生產量值7'!E64,'漁業生產量值-漁業種類別魚類別生產量值7'!G64)&#10;+SUM('漁業生產量值-漁業種類別魚類別生產量值9'!I64,'漁業生產量值-漁業種類別魚類別生產量值9'!K64)&#10;+SUM('漁業生產量值-漁業種類別魚類別生產量值10'!G64)&#10;+SUM('漁業生產量值-漁業種類別魚類別生產量值11'!C64,'漁業生產量值-漁業種類別魚類別生產量值11'!E64,'漁業生產量值-漁業種類別魚類別生產量值11'!G64,'漁業生產量值-漁業種類別魚類別生產量值11'!I64,'漁業生產量值-漁業種類別魚類別生產量值11'!K64)&#10;+SUM('漁業生產量值-漁業種類別魚類別生產量值12'!G64)&#10;+SUM('漁業生產量值-漁業種類別魚類別生產量值14'!C64,'漁業生產量值-漁業種類別魚類別生產量值14'!O64)&#10;+SUM('漁業生產量值-漁業種類別魚類別生產量值15'!C64,'漁業生產量值-漁業種類別魚類別生產量值15'!E64,'漁業生產量值-漁業種類別魚類別生產量值15'!G64,'漁業生產量值-漁業種類別魚類別生產量值15'!I64)=0,&quot;-&quot;,&#10;SUM(G64,I64)&#10;+SUM('漁業生產量值-漁業種類別魚類別生產量值1'!E64,'漁業生產量值-漁業種類別魚類別生產量值1'!G64,'漁業生產量值-漁業種類別魚類別生產量值1'!I64)&#10;+SUM('漁業生產量值-漁業種類別魚類別生產量值2'!C64,'漁業生產量值-漁業種類別魚類別生產量值2'!E64,'漁業生產量值-漁業種類別魚類別生產量值2'!G64,'漁業生產量值-漁業種類別魚類別生產量值2'!I64)&#10;+SUM('漁業生產量值-漁業種類別魚類別生產量值3'!E64,'漁業生產量值-漁業種類別魚類別生產量值3'!I64,'漁業生產量值-漁業種類別魚類別生產量值3'!K64,'漁業生產量值-漁業種類別魚類別生產量值3'!M64)&#10;+SUM('漁業生產量值-漁業種類別魚類別生產量值4'!G64,'漁業生產量值-漁業種類別魚類別生產量值4'!I64,'漁業生產量值-漁業種類別魚類別生產量值4'!K64,'漁業生產量值-漁業種類別魚類別生產量值4'!M64,'漁業生產量值-漁業種類別魚類別生產量值4'!O64)&#10;+SUM('漁業生產量值-漁業種類別魚類別生產量值5'!K64,'漁業生產量值-漁業種類別魚類別生產量值5'!M64,'漁業生產量值-漁業種類別魚類別生產量值5'!O64)&#10;+SUM('漁業生產量值-漁業種類別魚類別生產量值6'!C64,'漁業生產量值-漁業種類別魚類別生產量值6'!E64,'漁業生產量值-漁業種類別魚類別生產量值6'!G64,'漁業生產量值-漁業種類別魚類別生產量值6'!I64,'漁業生產量值-漁業種類別魚類別生產量值6'!K64,'漁業生產量值-漁業種類別魚類別生產量值6'!M64,'漁業生產量值-漁業種類別魚類別生產量值6'!O64)&#10;+SUM('漁業生產量值-漁業種類別魚類別生產量值7'!C64,'漁業生產量值-漁業種類別魚類別生產量值7'!E64,'漁業生產量值-漁業種類別魚類別生產量值7'!G64)&#10;+SUM('漁業生產量值-漁業種類別魚類別生產量值9'!I64,'漁業生產量值-漁業種類別魚類別生產量值9'!K64)&#10;+SUM('漁業生產量值-漁業種類別魚類別生產量值10'!G64)&#10;+SUM('漁業生產量值-漁業種類別魚類別生產量值11'!C64,'漁業生產量值-漁業種類別魚類別生產量值11'!E64,'漁業生產量值-漁業種類別魚類別生產量值11'!G64,'漁業生產量值-漁業種類別魚類別生產量值11'!I64,'漁業生產量值-漁業種類別魚類別生產量值11'!K64)&#10;+SUM('漁業生產量值-漁業種類別魚類別生產量值12'!G64)&#10;+SUM('漁業生產量值-漁業種類別魚類別生產量值14'!C64,'漁業生產量值-漁業種類別魚類別生產量值14'!O64)&#10;+SUM('漁業生產量值-漁業種類別魚類別生產量值15'!C64,'漁業生產量值-漁業種類別魚類別生產量值15'!E64,'漁業生產量值-漁業種類別魚類別生產量值15'!G64,'漁業生產量值-漁業種類別魚類別生產量值15'!I64)&#10;)" table:style-name="ce55">
            <text:p>121,331<text:s/></text:p>
          </table:table-cell>
          <table:table-cell office:value-type="float" office:value="12793097.397879997" table:formula="msoxl:=  IF(SUM(H64,J64)&#10;+SUM('漁業生產量值-漁業種類別魚類別生產量值1'!F64,'漁業生產量值-漁業種類別魚類別生產量值1'!H64,'漁業生產量值-漁業種類別魚類別生產量值1'!J64,'漁業生產量值-漁業種類別魚類別生產量值1'!P64)&#10;+SUM('漁業生產量值-漁業種類別魚類別生產量值2'!D64,'漁業生產量值-漁業種類別魚類別生產量值2'!F64,'漁業生產量值-漁業種類別魚類別生產量值2'!H64,'漁業生產量值-漁業種類別魚類別生產量值2'!J64)&#10;+SUM('漁業生產量值-漁業種類別魚類別生產量值3'!F64,'漁業生產量值-漁業種類別魚類別生產量值3'!J64,'漁業生產量值-漁業種類別魚類別生產量值3'!L64,'漁業生產量值-漁業種類別魚類別生產量值3'!N64)&#10;+SUM('漁業生產量值-漁業種類別魚類別生產量值4'!H64,'漁業生產量值-漁業種類別魚類別生產量值4'!J64,'漁業生產量值-漁業種類別魚類別生產量值4'!L64,'漁業生產量值-漁業種類別魚類別生產量值4'!N64,'漁業生產量值-漁業種類別魚類別生產量值4'!P64)&#10;+SUM('漁業生產量值-漁業種類別魚類別生產量值5'!L64,'漁業生產量值-漁業種類別魚類別生產量值5'!N64,'漁業生產量值-漁業種類別魚類別生產量值5'!P64)&#10;+SUM('漁業生產量值-漁業種類別魚類別生產量值6'!D64,'漁業生產量值-漁業種類別魚類別生產量值6'!F64,'漁業生產量值-漁業種類別魚類別生產量值6'!H64,'漁業生產量值-漁業種類別魚類別生產量值6'!J64,'漁業生產量值-漁業種類別魚類別生產量值6'!L64,'漁業生產量值-漁業種類別魚類別生產量值6'!N64,'漁業生產量值-漁業種類別魚類別生產量值6'!P64)&#10;+SUM('漁業生產量值-漁業種類別魚類別生產量值7'!D64,'漁業生產量值-漁業種類別魚類別生產量值7'!F64,'漁業生產量值-漁業種類別魚類別生產量值7'!H64)&#10;+SUM('漁業生產量值-漁業種類別魚類別生產量值9'!J64,'漁業生產量值-漁業種類別魚類別生產量值9'!L64)&#10;+SUM('漁業生產量值-漁業種類別魚類別生產量值10'!H64)&#10;+SUM('漁業生產量值-漁業種類別魚類別生產量值11'!D64,'漁業生產量值-漁業種類別魚類別生產量值11'!F64,'漁業生產量值-漁業種類別魚類別生產量值11'!H64,'漁業生產量值-漁業種類別魚類別生產量值11'!J64,'漁業生產量值-漁業種類別魚類別生產量值11'!L64)&#10;+SUM('漁業生產量值-漁業種類別魚類別生產量值12'!H64)&#10;+SUM('漁業生產量值-漁業種類別魚類別生產量值14'!D64,'漁業生產量值-漁業種類別魚類別生產量值14'!P64)&#10;+SUM('漁業生產量值-漁業種類別魚類別生產量值15'!D64,'漁業生產量值-漁業種類別魚類別生產量值15'!F64,'漁業生產量值-漁業種類別魚類別生產量值15'!H64,'漁業生產量值-漁業種類別魚類別生產量值15'!J64)=0,&quot;-&quot;,&#10;SUM(H64,J64)&#10;+SUM('漁業生產量值-漁業種類別魚類別生產量值1'!F64,'漁業生產量值-漁業種類別魚類別生產量值1'!H64,'漁業生產量值-漁業種類別魚類別生產量值1'!J64,'漁業生產量值-漁業種類別魚類別生產量值1'!P64)&#10;+SUM('漁業生產量值-漁業種類別魚類別生產量值2'!D64,'漁業生產量值-漁業種類別魚類別生產量值2'!F64,'漁業生產量值-漁業種類別魚類別生產量值2'!H64,'漁業生產量值-漁業種類別魚類別生產量值2'!J64)&#10;+SUM('漁業生產量值-漁業種類別魚類別生產量值3'!F64,'漁業生產量值-漁業種類別魚類別生產量值3'!J64,'漁業生產量值-漁業種類別魚類別生產量值3'!L64,'漁業生產量值-漁業種類別魚類別生產量值3'!N64)&#10;+SUM('漁業生產量值-漁業種類別魚類別生產量值4'!H64,'漁業生產量值-漁業種類別魚類別生產量值4'!J64,'漁業生產量值-漁業種類別魚類別生產量值4'!L64,'漁業生產量值-漁業種類別魚類別生產量值4'!N64,'漁業生產量值-漁業種類別魚類別生產量值4'!P64)&#10;+SUM('漁業生產量值-漁業種類別魚類別生產量值5'!L64,'漁業生產量值-漁業種類別魚類別生產量值5'!N64,'漁業生產量值-漁業種類別魚類別生產量值5'!P64)&#10;+SUM('漁業生產量值-漁業種類別魚類別生產量值6'!D64,'漁業生產量值-漁業種類別魚類別生產量值6'!F64,'漁業生產量值-漁業種類別魚類別生產量值6'!H64,'漁業生產量值-漁業種類別魚類別生產量值6'!J64,'漁業生產量值-漁業種類別魚類別生產量值6'!L64,'漁業生產量值-漁業種類別魚類別生產量值6'!N64,'漁業生產量值-漁業種類別魚類別生產量值6'!P64)&#10;+SUM('漁業生產量值-漁業種類別魚類別生產量值7'!D64,'漁業生產量值-漁業種類別魚類別生產量值7'!F64,'漁業生產量值-漁業種類別魚類別生產量值7'!H64)&#10;+SUM('漁業生產量值-漁業種類別魚類別生產量值9'!J64,'漁業生產量值-漁業種類別魚類別生產量值9'!L64)&#10;+SUM('漁業生產量值-漁業種類別魚類別生產量值10'!H64)&#10;+SUM('漁業生產量值-漁業種類別魚類別生產量值11'!D64,'漁業生產量值-漁業種類別魚類別生產量值11'!F64,'漁業生產量值-漁業種類別魚類別生產量值11'!H64,'漁業生產量值-漁業種類別魚類別生產量值11'!J64,'漁業生產量值-漁業種類別魚類別生產量值11'!L64)&#10;+SUM('漁業生產量值-漁業種類別魚類別生產量值12'!H64)&#10;+SUM('漁業生產量值-漁業種類別魚類別生產量值14'!D64,'漁業生產量值-漁業種類別魚類別生產量值14'!P64)&#10;+SUM('漁業生產量值-漁業種類別魚類別生產量值15'!D64,'漁業生產量值-漁業種類別魚類別生產量值15'!F64,'漁業生產量值-漁業種類別魚類別生產量值15'!H64,'漁業生產量值-漁業種類別魚類別生產量值15'!J64)&#10;)" table:style-name="ce55">
            <text:p>12,793,097<text:s/></text:p>
          </table:table-cell>
          <table:table-cell office:value-type="float" office:value="59965.181550000001" table:style-name="ce55">
            <text:p>59,965<text:s/></text:p>
          </table:table-cell>
          <table:table-cell office:value-type="float" office:value="2960766.1131099998" table:style-name="ce55">
            <text:p>2,960,766<text:s/></text:p>
          </table:table-cell>
          <table:table-cell office:value-type="float" office:value="1693.0845100000001" table:formula="msoxl:=  IF(SUM(K64,M64,O64,'漁業生產量值-漁業種類別魚類別生產量值1'!C64)=0,&quot;-&quot;,SUM(K64,M64,O64,'漁業生產量值-漁業種類別魚類別生產量值1'!C64))" table:style-name="ce55">
            <text:p>1,693<text:s/></text:p>
          </table:table-cell>
          <table:table-cell office:value-type="float" office:value="116703.14072" table:formula="msoxl:=  IF(SUM(L64,N64,P64,'漁業生產量值-漁業種類別魚類別生產量值1'!D64)=0,&quot;-&quot;,SUM(L64,N64,P64,'漁業生產量值-漁業種類別魚類別生產量值1'!D64))" table:style-name="ce55">
            <text:p>116,703<text:s/></text:p>
          </table:table-cell>
          <table:table-cell office:value-type="float" office:value="152.26850999999999" table:style-name="ce55">
            <text:p>152<text:s/></text:p>
          </table:table-cell>
          <table:table-cell office:value-type="float" office:value="7618.8287700000001" table:style-name="ce55">
            <text:p>7,619<text:s/></text:p>
          </table:table-cell>
          <table:table-cell office:value-type="float" office:value="374.56900000000002" table:style-name="ce55">
            <text:p>375<text:s/></text:p>
          </table:table-cell>
          <table:table-cell office:value-type="float" office:value="31529.9" table:style-name="ce55">
            <text:p>31,530<text:s/></text:p>
          </table:table-cell>
          <table:table-cell office:value-type="float" office:value="656.29" table:style-name="ce55">
            <text:p>656<text:s/></text:p>
          </table:table-cell>
          <table:table-cell office:value-type="float" office:value="50954.675300000003" table:style-name="ce55">
            <text:p>50,95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65,I65)&#10;+SUM('漁業生產量值-漁業種類別魚類別生產量值1'!E65,'漁業生產量值-漁業種類別魚類別生產量值1'!G65,'漁業生產量值-漁業種類別魚類別生產量值1'!I65)&#10;+SUM('漁業生產量值-漁業種類別魚類別生產量值2'!C65,'漁業生產量值-漁業種類別魚類別生產量值2'!E65,'漁業生產量值-漁業種類別魚類別生產量值2'!G65,'漁業生產量值-漁業種類別魚類別生產量值2'!I65)&#10;+SUM('漁業生產量值-漁業種類別魚類別生產量值3'!E65,'漁業生產量值-漁業種類別魚類別生產量值3'!I65,'漁業生產量值-漁業種類別魚類別生產量值3'!K65,'漁業生產量值-漁業種類別魚類別生產量值3'!M65)&#10;+SUM('漁業生產量值-漁業種類別魚類別生產量值4'!G65,'漁業生產量值-漁業種類別魚類別生產量值4'!I65,'漁業生產量值-漁業種類別魚類別生產量值4'!K65,'漁業生產量值-漁業種類別魚類別生產量值4'!M65,'漁業生產量值-漁業種類別魚類別生產量值4'!O65)&#10;+SUM('漁業生產量值-漁業種類別魚類別生產量值5'!K65,'漁業生產量值-漁業種類別魚類別生產量值5'!M65,'漁業生產量值-漁業種類別魚類別生產量值5'!O65)&#10;+SUM('漁業生產量值-漁業種類別魚類別生產量值6'!C65,'漁業生產量值-漁業種類別魚類別生產量值6'!E65,'漁業生產量值-漁業種類別魚類別生產量值6'!G65,'漁業生產量值-漁業種類別魚類別生產量值6'!I65,'漁業生產量值-漁業種類別魚類別生產量值6'!K65,'漁業生產量值-漁業種類別魚類別生產量值6'!M65,'漁業生產量值-漁業種類別魚類別生產量值6'!O65)&#10;+SUM('漁業生產量值-漁業種類別魚類別生產量值7'!C65,'漁業生產量值-漁業種類別魚類別生產量值7'!E65,'漁業生產量值-漁業種類別魚類別生產量值7'!G65)&#10;+SUM('漁業生產量值-漁業種類別魚類別生產量值9'!I65,'漁業生產量值-漁業種類別魚類別生產量值9'!K65)&#10;+SUM('漁業生產量值-漁業種類別魚類別生產量值10'!G65)&#10;+SUM('漁業生產量值-漁業種類別魚類別生產量值11'!C65,'漁業生產量值-漁業種類別魚類別生產量值11'!E65,'漁業生產量值-漁業種類別魚類別生產量值11'!G65,'漁業生產量值-漁業種類別魚類別生產量值11'!I65,'漁業生產量值-漁業種類別魚類別生產量值11'!K65)&#10;+SUM('漁業生產量值-漁業種類別魚類別生產量值12'!G65)&#10;+SUM('漁業生產量值-漁業種類別魚類別生產量值14'!C65,'漁業生產量值-漁業種類別魚類別生產量值14'!O65)&#10;+SUM('漁業生產量值-漁業種類別魚類別生產量值15'!C65,'漁業生產量值-漁業種類別魚類別生產量值15'!E65,'漁業生產量值-漁業種類別魚類別生產量值15'!G65,'漁業生產量值-漁業種類別魚類別生產量值15'!I65)=0,&quot;-&quot;,&#10;SUM(G65,I65)&#10;+SUM('漁業生產量值-漁業種類別魚類別生產量值1'!E65,'漁業生產量值-漁業種類別魚類別生產量值1'!G65,'漁業生產量值-漁業種類別魚類別生產量值1'!I65)&#10;+SUM('漁業生產量值-漁業種類別魚類別生產量值2'!C65,'漁業生產量值-漁業種類別魚類別生產量值2'!E65,'漁業生產量值-漁業種類別魚類別生產量值2'!G65,'漁業生產量值-漁業種類別魚類別生產量值2'!I65)&#10;+SUM('漁業生產量值-漁業種類別魚類別生產量值3'!E65,'漁業生產量值-漁業種類別魚類別生產量值3'!I65,'漁業生產量值-漁業種類別魚類別生產量值3'!K65,'漁業生產量值-漁業種類別魚類別生產量值3'!M65)&#10;+SUM('漁業生產量值-漁業種類別魚類別生產量值4'!G65,'漁業生產量值-漁業種類別魚類別生產量值4'!I65,'漁業生產量值-漁業種類別魚類別生產量值4'!K65,'漁業生產量值-漁業種類別魚類別生產量值4'!M65,'漁業生產量值-漁業種類別魚類別生產量值4'!O65)&#10;+SUM('漁業生產量值-漁業種類別魚類別生產量值5'!K65,'漁業生產量值-漁業種類別魚類別生產量值5'!M65,'漁業生產量值-漁業種類別魚類別生產量值5'!O65)&#10;+SUM('漁業生產量值-漁業種類別魚類別生產量值6'!C65,'漁業生產量值-漁業種類別魚類別生產量值6'!E65,'漁業生產量值-漁業種類別魚類別生產量值6'!G65,'漁業生產量值-漁業種類別魚類別生產量值6'!I65,'漁業生產量值-漁業種類別魚類別生產量值6'!K65,'漁業生產量值-漁業種類別魚類別生產量值6'!M65,'漁業生產量值-漁業種類別魚類別生產量值6'!O65)&#10;+SUM('漁業生產量值-漁業種類別魚類別生產量值7'!C65,'漁業生產量值-漁業種類別魚類別生產量值7'!E65,'漁業生產量值-漁業種類別魚類別生產量值7'!G65)&#10;+SUM('漁業生產量值-漁業種類別魚類別生產量值9'!I65,'漁業生產量值-漁業種類別魚類別生產量值9'!K65)&#10;+SUM('漁業生產量值-漁業種類別魚類別生產量值10'!G65)&#10;+SUM('漁業生產量值-漁業種類別魚類別生產量值11'!C65,'漁業生產量值-漁業種類別魚類別生產量值11'!E65,'漁業生產量值-漁業種類別魚類別生產量值11'!G65,'漁業生產量值-漁業種類別魚類別生產量值11'!I65,'漁業生產量值-漁業種類別魚類別生產量值11'!K65)&#10;+SUM('漁業生產量值-漁業種類別魚類別生產量值12'!G65)&#10;+SUM('漁業生產量值-漁業種類別魚類別生產量值14'!C65,'漁業生產量值-漁業種類別魚類別生產量值14'!O65)&#10;+SUM('漁業生產量值-漁業種類別魚類別生產量值15'!C65,'漁業生產量值-漁業種類別魚類別生產量值15'!E65,'漁業生產量值-漁業種類別魚類別生產量值15'!G65,'漁業生產量值-漁業種類別魚類別生產量值15'!I65)&#10;)" table:style-name="ce55">
            <text:p>-</text:p>
          </table:table-cell>
          <table:table-cell office:value-type="string" office:string-value="-" table:formula="msoxl:=  IF(SUM(H65,J65)&#10;+SUM('漁業生產量值-漁業種類別魚類別生產量值1'!F65,'漁業生產量值-漁業種類別魚類別生產量值1'!H65,'漁業生產量值-漁業種類別魚類別生產量值1'!J65,'漁業生產量值-漁業種類別魚類別生產量值1'!P65)&#10;+SUM('漁業生產量值-漁業種類別魚類別生產量值2'!D65,'漁業生產量值-漁業種類別魚類別生產量值2'!F65,'漁業生產量值-漁業種類別魚類別生產量值2'!H65,'漁業生產量值-漁業種類別魚類別生產量值2'!J65)&#10;+SUM('漁業生產量值-漁業種類別魚類別生產量值3'!F65,'漁業生產量值-漁業種類別魚類別生產量值3'!J65,'漁業生產量值-漁業種類別魚類別生產量值3'!L65,'漁業生產量值-漁業種類別魚類別生產量值3'!N65)&#10;+SUM('漁業生產量值-漁業種類別魚類別生產量值4'!H65,'漁業生產量值-漁業種類別魚類別生產量值4'!J65,'漁業生產量值-漁業種類別魚類別生產量值4'!L65,'漁業生產量值-漁業種類別魚類別生產量值4'!N65,'漁業生產量值-漁業種類別魚類別生產量值4'!P65)&#10;+SUM('漁業生產量值-漁業種類別魚類別生產量值5'!L65,'漁業生產量值-漁業種類別魚類別生產量值5'!N65,'漁業生產量值-漁業種類別魚類別生產量值5'!P65)&#10;+SUM('漁業生產量值-漁業種類別魚類別生產量值6'!D65,'漁業生產量值-漁業種類別魚類別生產量值6'!F65,'漁業生產量值-漁業種類別魚類別生產量值6'!H65,'漁業生產量值-漁業種類別魚類別生產量值6'!J65,'漁業生產量值-漁業種類別魚類別生產量值6'!L65,'漁業生產量值-漁業種類別魚類別生產量值6'!N65,'漁業生產量值-漁業種類別魚類別生產量值6'!P65)&#10;+SUM('漁業生產量值-漁業種類別魚類別生產量值7'!D65,'漁業生產量值-漁業種類別魚類別生產量值7'!F65,'漁業生產量值-漁業種類別魚類別生產量值7'!H65)&#10;+SUM('漁業生產量值-漁業種類別魚類別生產量值9'!J65,'漁業生產量值-漁業種類別魚類別生產量值9'!L65)&#10;+SUM('漁業生產量值-漁業種類別魚類別生產量值10'!H65)&#10;+SUM('漁業生產量值-漁業種類別魚類別生產量值11'!D65,'漁業生產量值-漁業種類別魚類別生產量值11'!F65,'漁業生產量值-漁業種類別魚類別生產量值11'!H65,'漁業生產量值-漁業種類別魚類別生產量值11'!J65,'漁業生產量值-漁業種類別魚類別生產量值11'!L65)&#10;+SUM('漁業生產量值-漁業種類別魚類別生產量值12'!H65)&#10;+SUM('漁業生產量值-漁業種類別魚類別生產量值14'!D65,'漁業生產量值-漁業種類別魚類別生產量值14'!P65)&#10;+SUM('漁業生產量值-漁業種類別魚類別生產量值15'!D65,'漁業生產量值-漁業種類別魚類別生產量值15'!F65,'漁業生產量值-漁業種類別魚類別生產量值15'!H65,'漁業生產量值-漁業種類別魚類別生產量值15'!J65)=0,&quot;-&quot;,&#10;SUM(H65,J65)&#10;+SUM('漁業生產量值-漁業種類別魚類別生產量值1'!F65,'漁業生產量值-漁業種類別魚類別生產量值1'!H65,'漁業生產量值-漁業種類別魚類別生產量值1'!J65,'漁業生產量值-漁業種類別魚類別生產量值1'!P65)&#10;+SUM('漁業生產量值-漁業種類別魚類別生產量值2'!D65,'漁業生產量值-漁業種類別魚類別生產量值2'!F65,'漁業生產量值-漁業種類別魚類別生產量值2'!H65,'漁業生產量值-漁業種類別魚類別生產量值2'!J65)&#10;+SUM('漁業生產量值-漁業種類別魚類別生產量值3'!F65,'漁業生產量值-漁業種類別魚類別生產量值3'!J65,'漁業生產量值-漁業種類別魚類別生產量值3'!L65,'漁業生產量值-漁業種類別魚類別生產量值3'!N65)&#10;+SUM('漁業生產量值-漁業種類別魚類別生產量值4'!H65,'漁業生產量值-漁業種類別魚類別生產量值4'!J65,'漁業生產量值-漁業種類別魚類別生產量值4'!L65,'漁業生產量值-漁業種類別魚類別生產量值4'!N65,'漁業生產量值-漁業種類別魚類別生產量值4'!P65)&#10;+SUM('漁業生產量值-漁業種類別魚類別生產量值5'!L65,'漁業生產量值-漁業種類別魚類別生產量值5'!N65,'漁業生產量值-漁業種類別魚類別生產量值5'!P65)&#10;+SUM('漁業生產量值-漁業種類別魚類別生產量值6'!D65,'漁業生產量值-漁業種類別魚類別生產量值6'!F65,'漁業生產量值-漁業種類別魚類別生產量值6'!H65,'漁業生產量值-漁業種類別魚類別生產量值6'!J65,'漁業生產量值-漁業種類別魚類別生產量值6'!L65,'漁業生產量值-漁業種類別魚類別生產量值6'!N65,'漁業生產量值-漁業種類別魚類別生產量值6'!P65)&#10;+SUM('漁業生產量值-漁業種類別魚類別生產量值7'!D65,'漁業生產量值-漁業種類別魚類別生產量值7'!F65,'漁業生產量值-漁業種類別魚類別生產量值7'!H65)&#10;+SUM('漁業生產量值-漁業種類別魚類別生產量值9'!J65,'漁業生產量值-漁業種類別魚類別生產量值9'!L65)&#10;+SUM('漁業生產量值-漁業種類別魚類別生產量值10'!H65)&#10;+SUM('漁業生產量值-漁業種類別魚類別生產量值11'!D65,'漁業生產量值-漁業種類別魚類別生產量值11'!F65,'漁業生產量值-漁業種類別魚類別生產量值11'!H65,'漁業生產量值-漁業種類別魚類別生產量值11'!J65,'漁業生產量值-漁業種類別魚類別生產量值11'!L65)&#10;+SUM('漁業生產量值-漁業種類別魚類別生產量值12'!H65)&#10;+SUM('漁業生產量值-漁業種類別魚類別生產量值14'!D65,'漁業生產量值-漁業種類別魚類別生產量值14'!P65)&#10;+SUM('漁業生產量值-漁業種類別魚類別生產量值15'!D65,'漁業生產量值-漁業種類別魚類別生產量值15'!F65,'漁業生產量值-漁業種類別魚類別生產量值15'!H65,'漁業生產量值-漁業種類別魚類別生產量值15'!J65)&#10;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5,M65,O65,'漁業生產量值-漁業種類別魚類別生產量值1'!C65)=0,&quot;-&quot;,SUM(K65,M65,O65,'漁業生產量值-漁業種類別魚類別生產量值1'!C65))" table:style-name="ce55">
            <text:p>-</text:p>
          </table:table-cell>
          <table:table-cell office:value-type="string" office:string-value="-" table:formula="msoxl:=  IF(SUM(L65,N65,P65,'漁業生產量值-漁業種類別魚類別生產量值1'!D65)=0,&quot;-&quot;,SUM(L65,N65,P65,'漁業生產量值-漁業種類別魚類別生產量值1'!D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float" office:value="50470.775000000001" table:style-name="ce55">
            <text:p>50,471<text:s/></text:p>
          </table:table-cell>
          <table:table-cell office:value-type="float" office:value="958105" table:style-name="ce55">
            <text:p>958,105<text:s/></text:p>
          </table:table-cell>
          <table:table-cell office:value-type="string" office:string-value="-" table:formula="msoxl:=  IF(SUM(G66,I66)&#10;+SUM('漁業生產量值-漁業種類別魚類別生產量值1'!E66,'漁業生產量值-漁業種類別魚類別生產量值1'!G66,'漁業生產量值-漁業種類別魚類別生產量值1'!I66)&#10;+SUM('漁業生產量值-漁業種類別魚類別生產量值2'!C66,'漁業生產量值-漁業種類別魚類別生產量值2'!E66,'漁業生產量值-漁業種類別魚類別生產量值2'!G66,'漁業生產量值-漁業種類別魚類別生產量值2'!I66)&#10;+SUM('漁業生產量值-漁業種類別魚類別生產量值3'!E66,'漁業生產量值-漁業種類別魚類別生產量值3'!I66,'漁業生產量值-漁業種類別魚類別生產量值3'!K66,'漁業生產量值-漁業種類別魚類別生產量值3'!M66)&#10;+SUM('漁業生產量值-漁業種類別魚類別生產量值4'!G66,'漁業生產量值-漁業種類別魚類別生產量值4'!I66,'漁業生產量值-漁業種類別魚類別生產量值4'!K66,'漁業生產量值-漁業種類別魚類別生產量值4'!M66,'漁業生產量值-漁業種類別魚類別生產量值4'!O66)&#10;+SUM('漁業生產量值-漁業種類別魚類別生產量值5'!K66,'漁業生產量值-漁業種類別魚類別生產量值5'!M66,'漁業生產量值-漁業種類別魚類別生產量值5'!O66)&#10;+SUM('漁業生產量值-漁業種類別魚類別生產量值6'!C66,'漁業生產量值-漁業種類別魚類別生產量值6'!E66,'漁業生產量值-漁業種類別魚類別生產量值6'!G66,'漁業生產量值-漁業種類別魚類別生產量值6'!I66,'漁業生產量值-漁業種類別魚類別生產量值6'!K66,'漁業生產量值-漁業種類別魚類別生產量值6'!M66,'漁業生產量值-漁業種類別魚類別生產量值6'!O66)&#10;+SUM('漁業生產量值-漁業種類別魚類別生產量值7'!C66,'漁業生產量值-漁業種類別魚類別生產量值7'!E66,'漁業生產量值-漁業種類別魚類別生產量值7'!G66)&#10;+SUM('漁業生產量值-漁業種類別魚類別生產量值9'!I66,'漁業生產量值-漁業種類別魚類別生產量值9'!K66)&#10;+SUM('漁業生產量值-漁業種類別魚類別生產量值10'!G66)&#10;+SUM('漁業生產量值-漁業種類別魚類別生產量值11'!C66,'漁業生產量值-漁業種類別魚類別生產量值11'!E66,'漁業生產量值-漁業種類別魚類別生產量值11'!G66,'漁業生產量值-漁業種類別魚類別生產量值11'!I66,'漁業生產量值-漁業種類別魚類別生產量值11'!K66)&#10;+SUM('漁業生產量值-漁業種類別魚類別生產量值12'!G66)&#10;+SUM('漁業生產量值-漁業種類別魚類別生產量值14'!C66,'漁業生產量值-漁業種類別魚類別生產量值14'!O66)&#10;+SUM('漁業生產量值-漁業種類別魚類別生產量值15'!C66,'漁業生產量值-漁業種類別魚類別生產量值15'!E66,'漁業生產量值-漁業種類別魚類別生產量值15'!G66,'漁業生產量值-漁業種類別魚類別生產量值15'!I66)=0,&quot;-&quot;,&#10;SUM(G66,I66)&#10;+SUM('漁業生產量值-漁業種類別魚類別生產量值1'!E66,'漁業生產量值-漁業種類別魚類別生產量值1'!G66,'漁業生產量值-漁業種類別魚類別生產量值1'!I66)&#10;+SUM('漁業生產量值-漁業種類別魚類別生產量值2'!C66,'漁業生產量值-漁業種類別魚類別生產量值2'!E66,'漁業生產量值-漁業種類別魚類別生產量值2'!G66,'漁業生產量值-漁業種類別魚類別生產量值2'!I66)&#10;+SUM('漁業生產量值-漁業種類別魚類別生產量值3'!E66,'漁業生產量值-漁業種類別魚類別生產量值3'!I66,'漁業生產量值-漁業種類別魚類別生產量值3'!K66,'漁業生產量值-漁業種類別魚類別生產量值3'!M66)&#10;+SUM('漁業生產量值-漁業種類別魚類別生產量值4'!G66,'漁業生產量值-漁業種類別魚類別生產量值4'!I66,'漁業生產量值-漁業種類別魚類別生產量值4'!K66,'漁業生產量值-漁業種類別魚類別生產量值4'!M66,'漁業生產量值-漁業種類別魚類別生產量值4'!O66)&#10;+SUM('漁業生產量值-漁業種類別魚類別生產量值5'!K66,'漁業生產量值-漁業種類別魚類別生產量值5'!M66,'漁業生產量值-漁業種類別魚類別生產量值5'!O66)&#10;+SUM('漁業生產量值-漁業種類別魚類別生產量值6'!C66,'漁業生產量值-漁業種類別魚類別生產量值6'!E66,'漁業生產量值-漁業種類別魚類別生產量值6'!G66,'漁業生產量值-漁業種類別魚類別生產量值6'!I66,'漁業生產量值-漁業種類別魚類別生產量值6'!K66,'漁業生產量值-漁業種類別魚類別生產量值6'!M66,'漁業生產量值-漁業種類別魚類別生產量值6'!O66)&#10;+SUM('漁業生產量值-漁業種類別魚類別生產量值7'!C66,'漁業生產量值-漁業種類別魚類別生產量值7'!E66,'漁業生產量值-漁業種類別魚類別生產量值7'!G66)&#10;+SUM('漁業生產量值-漁業種類別魚類別生產量值9'!I66,'漁業生產量值-漁業種類別魚類別生產量值9'!K66)&#10;+SUM('漁業生產量值-漁業種類別魚類別生產量值10'!G66)&#10;+SUM('漁業生產量值-漁業種類別魚類別生產量值11'!C66,'漁業生產量值-漁業種類別魚類別生產量值11'!E66,'漁業生產量值-漁業種類別魚類別生產量值11'!G66,'漁業生產量值-漁業種類別魚類別生產量值11'!I66,'漁業生產量值-漁業種類別魚類別生產量值11'!K66)&#10;+SUM('漁業生產量值-漁業種類別魚類別生產量值12'!G66)&#10;+SUM('漁業生產量值-漁業種類別魚類別生產量值14'!C66,'漁業生產量值-漁業種類別魚類別生產量值14'!O66)&#10;+SUM('漁業生產量值-漁業種類別魚類別生產量值15'!C66,'漁業生產量值-漁業種類別魚類別生產量值15'!E66,'漁業生產量值-漁業種類別魚類別生產量值15'!G66,'漁業生產量值-漁業種類別魚類別生產量值15'!I66)&#10;)" table:style-name="ce55">
            <text:p>-</text:p>
          </table:table-cell>
          <table:table-cell office:value-type="float" office:value="958105" table:formula="msoxl:=  IF(SUM(H66,J66)&#10;+SUM('漁業生產量值-漁業種類別魚類別生產量值1'!F66,'漁業生產量值-漁業種類別魚類別生產量值1'!H66,'漁業生產量值-漁業種類別魚類別生產量值1'!J66,'漁業生產量值-漁業種類別魚類別生產量值1'!P66)&#10;+SUM('漁業生產量值-漁業種類別魚類別生產量值2'!D66,'漁業生產量值-漁業種類別魚類別生產量值2'!F66,'漁業生產量值-漁業種類別魚類別生產量值2'!H66,'漁業生產量值-漁業種類別魚類別生產量值2'!J66)&#10;+SUM('漁業生產量值-漁業種類別魚類別生產量值3'!F66,'漁業生產量值-漁業種類別魚類別生產量值3'!J66,'漁業生產量值-漁業種類別魚類別生產量值3'!L66,'漁業生產量值-漁業種類別魚類別生產量值3'!N66)&#10;+SUM('漁業生產量值-漁業種類別魚類別生產量值4'!H66,'漁業生產量值-漁業種類別魚類別生產量值4'!J66,'漁業生產量值-漁業種類別魚類別生產量值4'!L66,'漁業生產量值-漁業種類別魚類別生產量值4'!N66,'漁業生產量值-漁業種類別魚類別生產量值4'!P66)&#10;+SUM('漁業生產量值-漁業種類別魚類別生產量值5'!L66,'漁業生產量值-漁業種類別魚類別生產量值5'!N66,'漁業生產量值-漁業種類別魚類別生產量值5'!P66)&#10;+SUM('漁業生產量值-漁業種類別魚類別生產量值6'!D66,'漁業生產量值-漁業種類別魚類別生產量值6'!F66,'漁業生產量值-漁業種類別魚類別生產量值6'!H66,'漁業生產量值-漁業種類別魚類別生產量值6'!J66,'漁業生產量值-漁業種類別魚類別生產量值6'!L66,'漁業生產量值-漁業種類別魚類別生產量值6'!N66,'漁業生產量值-漁業種類別魚類別生產量值6'!P66)&#10;+SUM('漁業生產量值-漁業種類別魚類別生產量值7'!D66,'漁業生產量值-漁業種類別魚類別生產量值7'!F66,'漁業生產量值-漁業種類別魚類別生產量值7'!H66)&#10;+SUM('漁業生產量值-漁業種類別魚類別生產量值9'!J66,'漁業生產量值-漁業種類別魚類別生產量值9'!L66)&#10;+SUM('漁業生產量值-漁業種類別魚類別生產量值10'!H66)&#10;+SUM('漁業生產量值-漁業種類別魚類別生產量值11'!D66,'漁業生產量值-漁業種類別魚類別生產量值11'!F66,'漁業生產量值-漁業種類別魚類別生產量值11'!H66,'漁業生產量值-漁業種類別魚類別生產量值11'!J66,'漁業生產量值-漁業種類別魚類別生產量值11'!L66)&#10;+SUM('漁業生產量值-漁業種類別魚類別生產量值12'!H66)&#10;+SUM('漁業生產量值-漁業種類別魚類別生產量值14'!D66,'漁業生產量值-漁業種類別魚類別生產量值14'!P66)&#10;+SUM('漁業生產量值-漁業種類別魚類別生產量值15'!D66,'漁業生產量值-漁業種類別魚類別生產量值15'!F66,'漁業生產量值-漁業種類別魚類別生產量值15'!H66,'漁業生產量值-漁業種類別魚類別生產量值15'!J66)=0,&quot;-&quot;,&#10;SUM(H66,J66)&#10;+SUM('漁業生產量值-漁業種類別魚類別生產量值1'!F66,'漁業生產量值-漁業種類別魚類別生產量值1'!H66,'漁業生產量值-漁業種類別魚類別生產量值1'!J66,'漁業生產量值-漁業種類別魚類別生產量值1'!P66)&#10;+SUM('漁業生產量值-漁業種類別魚類別生產量值2'!D66,'漁業生產量值-漁業種類別魚類別生產量值2'!F66,'漁業生產量值-漁業種類別魚類別生產量值2'!H66,'漁業生產量值-漁業種類別魚類別生產量值2'!J66)&#10;+SUM('漁業生產量值-漁業種類別魚類別生產量值3'!F66,'漁業生產量值-漁業種類別魚類別生產量值3'!J66,'漁業生產量值-漁業種類別魚類別生產量值3'!L66,'漁業生產量值-漁業種類別魚類別生產量值3'!N66)&#10;+SUM('漁業生產量值-漁業種類別魚類別生產量值4'!H66,'漁業生產量值-漁業種類別魚類別生產量值4'!J66,'漁業生產量值-漁業種類別魚類別生產量值4'!L66,'漁業生產量值-漁業種類別魚類別生產量值4'!N66,'漁業生產量值-漁業種類別魚類別生產量值4'!P66)&#10;+SUM('漁業生產量值-漁業種類別魚類別生產量值5'!L66,'漁業生產量值-漁業種類別魚類別生產量值5'!N66,'漁業生產量值-漁業種類別魚類別生產量值5'!P66)&#10;+SUM('漁業生產量值-漁業種類別魚類別生產量值6'!D66,'漁業生產量值-漁業種類別魚類別生產量值6'!F66,'漁業生產量值-漁業種類別魚類別生產量值6'!H66,'漁業生產量值-漁業種類別魚類別生產量值6'!J66,'漁業生產量值-漁業種類別魚類別生產量值6'!L66,'漁業生產量值-漁業種類別魚類別生產量值6'!N66,'漁業生產量值-漁業種類別魚類別生產量值6'!P66)&#10;+SUM('漁業生產量值-漁業種類別魚類別生產量值7'!D66,'漁業生產量值-漁業種類別魚類別生產量值7'!F66,'漁業生產量值-漁業種類別魚類別生產量值7'!H66)&#10;+SUM('漁業生產量值-漁業種類別魚類別生產量值9'!J66,'漁業生產量值-漁業種類別魚類別生產量值9'!L66)&#10;+SUM('漁業生產量值-漁業種類別魚類別生產量值10'!H66)&#10;+SUM('漁業生產量值-漁業種類別魚類別生產量值11'!D66,'漁業生產量值-漁業種類別魚類別生產量值11'!F66,'漁業生產量值-漁業種類別魚類別生產量值11'!H66,'漁業生產量值-漁業種類別魚類別生產量值11'!J66,'漁業生產量值-漁業種類別魚類別生產量值11'!L66)&#10;+SUM('漁業生產量值-漁業種類別魚類別生產量值12'!H66)&#10;+SUM('漁業生產量值-漁業種類別魚類別生產量值14'!D66,'漁業生產量值-漁業種類別魚類別生產量值14'!P66)&#10;+SUM('漁業生產量值-漁業種類別魚類別生產量值15'!D66,'漁業生產量值-漁業種類別魚類別生產量值15'!F66,'漁業生產量值-漁業種類別魚類別生產量值15'!H66,'漁業生產量值-漁業種類別魚類別生產量值15'!J66)&#10;)" table:style-name="ce55">
            <text:p>958,10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6,M66,O66,'漁業生產量值-漁業種類別魚類別生產量值1'!C66)=0,&quot;-&quot;,SUM(K66,M66,O66,'漁業生產量值-漁業種類別魚類別生產量值1'!C66))" table:style-name="ce55">
            <text:p>-</text:p>
          </table:table-cell>
          <table:table-cell office:value-type="string" office:string-value="-" table:formula="msoxl:=  IF(SUM(L66,N66,P66,'漁業生產量值-漁業種類別魚類別生產量值1'!D66)=0,&quot;-&quot;,SUM(L66,N66,P66,'漁業生產量值-漁業種類別魚類別生產量值1'!D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float" office:value="641.149" table:style-name="ce57">
            <text:p>641<text:s/></text:p>
          </table:table-cell>
          <table:table-cell office:value-type="float" office:value="120210.29504" table:style-name="ce57">
            <text:p>120,210<text:s/></text:p>
          </table:table-cell>
          <table:table-cell office:value-type="float" office:value="384.49899999999997" table:formula="msoxl:=  IF(SUM(G67,I67)&#10;+SUM('漁業生產量值-漁業種類別魚類別生產量值1'!E67,'漁業生產量值-漁業種類別魚類別生產量值1'!G67,'漁業生產量值-漁業種類別魚類別生產量值1'!I67)&#10;+SUM('漁業生產量值-漁業種類別魚類別生產量值2'!C67,'漁業生產量值-漁業種類別魚類別生產量值2'!E67,'漁業生產量值-漁業種類別魚類別生產量值2'!G67,'漁業生產量值-漁業種類別魚類別生產量值2'!I67)&#10;+SUM('漁業生產量值-漁業種類別魚類別生產量值3'!E67,'漁業生產量值-漁業種類別魚類別生產量值3'!I67,'漁業生產量值-漁業種類別魚類別生產量值3'!K67,'漁業生產量值-漁業種類別魚類別生產量值3'!M67)&#10;+SUM('漁業生產量值-漁業種類別魚類別生產量值4'!G67,'漁業生產量值-漁業種類別魚類別生產量值4'!I67,'漁業生產量值-漁業種類別魚類別生產量值4'!K67,'漁業生產量值-漁業種類別魚類別生產量值4'!M67,'漁業生產量值-漁業種類別魚類別生產量值4'!O67)&#10;+SUM('漁業生產量值-漁業種類別魚類別生產量值5'!K67,'漁業生產量值-漁業種類別魚類別生產量值5'!M67,'漁業生產量值-漁業種類別魚類別生產量值5'!O67)&#10;+SUM('漁業生產量值-漁業種類別魚類別生產量值6'!C67,'漁業生產量值-漁業種類別魚類別生產量值6'!E67,'漁業生產量值-漁業種類別魚類別生產量值6'!G67,'漁業生產量值-漁業種類別魚類別生產量值6'!I67,'漁業生產量值-漁業種類別魚類別生產量值6'!K67,'漁業生產量值-漁業種類別魚類別生產量值6'!M67,'漁業生產量值-漁業種類別魚類別生產量值6'!O67)&#10;+SUM('漁業生產量值-漁業種類別魚類別生產量值7'!C67,'漁業生產量值-漁業種類別魚類別生產量值7'!E67,'漁業生產量值-漁業種類別魚類別生產量值7'!G67)&#10;+SUM('漁業生產量值-漁業種類別魚類別生產量值9'!I67,'漁業生產量值-漁業種類別魚類別生產量值9'!K67)&#10;+SUM('漁業生產量值-漁業種類別魚類別生產量值10'!G67)&#10;+SUM('漁業生產量值-漁業種類別魚類別生產量值11'!C67,'漁業生產量值-漁業種類別魚類別生產量值11'!E67,'漁業生產量值-漁業種類別魚類別生產量值11'!G67,'漁業生產量值-漁業種類別魚類別生產量值11'!I67,'漁業生產量值-漁業種類別魚類別生產量值11'!K67)&#10;+SUM('漁業生產量值-漁業種類別魚類別生產量值12'!G67)&#10;+SUM('漁業生產量值-漁業種類別魚類別生產量值14'!C67,'漁業生產量值-漁業種類別魚類別生產量值14'!O67)&#10;+SUM('漁業生產量值-漁業種類別魚類別生產量值15'!C67,'漁業生產量值-漁業種類別魚類別生產量值15'!E67,'漁業生產量值-漁業種類別魚類別生產量值15'!G67,'漁業生產量值-漁業種類別魚類別生產量值15'!I67)=0,&quot;-&quot;,&#10;SUM(G67,I67)&#10;+SUM('漁業生產量值-漁業種類別魚類別生產量值1'!E67,'漁業生產量值-漁業種類別魚類別生產量值1'!G67,'漁業生產量值-漁業種類別魚類別生產量值1'!I67)&#10;+SUM('漁業生產量值-漁業種類別魚類別生產量值2'!C67,'漁業生產量值-漁業種類別魚類別生產量值2'!E67,'漁業生產量值-漁業種類別魚類別生產量值2'!G67,'漁業生產量值-漁業種類別魚類別生產量值2'!I67)&#10;+SUM('漁業生產量值-漁業種類別魚類別生產量值3'!E67,'漁業生產量值-漁業種類別魚類別生產量值3'!I67,'漁業生產量值-漁業種類別魚類別生產量值3'!K67,'漁業生產量值-漁業種類別魚類別生產量值3'!M67)&#10;+SUM('漁業生產量值-漁業種類別魚類別生產量值4'!G67,'漁業生產量值-漁業種類別魚類別生產量值4'!I67,'漁業生產量值-漁業種類別魚類別生產量值4'!K67,'漁業生產量值-漁業種類別魚類別生產量值4'!M67,'漁業生產量值-漁業種類別魚類別生產量值4'!O67)&#10;+SUM('漁業生產量值-漁業種類別魚類別生產量值5'!K67,'漁業生產量值-漁業種類別魚類別生產量值5'!M67,'漁業生產量值-漁業種類別魚類別生產量值5'!O67)&#10;+SUM('漁業生產量值-漁業種類別魚類別生產量值6'!C67,'漁業生產量值-漁業種類別魚類別生產量值6'!E67,'漁業生產量值-漁業種類別魚類別生產量值6'!G67,'漁業生產量值-漁業種類別魚類別生產量值6'!I67,'漁業生產量值-漁業種類別魚類別生產量值6'!K67,'漁業生產量值-漁業種類別魚類別生產量值6'!M67,'漁業生產量值-漁業種類別魚類別生產量值6'!O67)&#10;+SUM('漁業生產量值-漁業種類別魚類別生產量值7'!C67,'漁業生產量值-漁業種類別魚類別生產量值7'!E67,'漁業生產量值-漁業種類別魚類別生產量值7'!G67)&#10;+SUM('漁業生產量值-漁業種類別魚類別生產量值9'!I67,'漁業生產量值-漁業種類別魚類別生產量值9'!K67)&#10;+SUM('漁業生產量值-漁業種類別魚類別生產量值10'!G67)&#10;+SUM('漁業生產量值-漁業種類別魚類別生產量值11'!C67,'漁業生產量值-漁業種類別魚類別生產量值11'!E67,'漁業生產量值-漁業種類別魚類別生產量值11'!G67,'漁業生產量值-漁業種類別魚類別生產量值11'!I67,'漁業生產量值-漁業種類別魚類別生產量值11'!K67)&#10;+SUM('漁業生產量值-漁業種類別魚類別生產量值12'!G67)&#10;+SUM('漁業生產量值-漁業種類別魚類別生產量值14'!C67,'漁業生產量值-漁業種類別魚類別生產量值14'!O67)&#10;+SUM('漁業生產量值-漁業種類別魚類別生產量值15'!C67,'漁業生產量值-漁業種類別魚類別生產量值15'!E67,'漁業生產量值-漁業種類別魚類別生產量值15'!G67,'漁業生產量值-漁業種類別魚類別生產量值15'!I67)&#10;)" table:style-name="ce55">
            <text:p>384<text:s/></text:p>
          </table:table-cell>
          <table:table-cell office:value-type="float" office:value="25531.675739999999" table:formula="msoxl:=  IF(SUM(H67,J67)&#10;+SUM('漁業生產量值-漁業種類別魚類別生產量值1'!F67,'漁業生產量值-漁業種類別魚類別生產量值1'!H67,'漁業生產量值-漁業種類別魚類別生產量值1'!J67,'漁業生產量值-漁業種類別魚類別生產量值1'!P67)&#10;+SUM('漁業生產量值-漁業種類別魚類別生產量值2'!D67,'漁業生產量值-漁業種類別魚類別生產量值2'!F67,'漁業生產量值-漁業種類別魚類別生產量值2'!H67,'漁業生產量值-漁業種類別魚類別生產量值2'!J67)&#10;+SUM('漁業生產量值-漁業種類別魚類別生產量值3'!F67,'漁業生產量值-漁業種類別魚類別生產量值3'!J67,'漁業生產量值-漁業種類別魚類別生產量值3'!L67,'漁業生產量值-漁業種類別魚類別生產量值3'!N67)&#10;+SUM('漁業生產量值-漁業種類別魚類別生產量值4'!H67,'漁業生產量值-漁業種類別魚類別生產量值4'!J67,'漁業生產量值-漁業種類別魚類別生產量值4'!L67,'漁業生產量值-漁業種類別魚類別生產量值4'!N67,'漁業生產量值-漁業種類別魚類別生產量值4'!P67)&#10;+SUM('漁業生產量值-漁業種類別魚類別生產量值5'!L67,'漁業生產量值-漁業種類別魚類別生產量值5'!N67,'漁業生產量值-漁業種類別魚類別生產量值5'!P67)&#10;+SUM('漁業生產量值-漁業種類別魚類別生產量值6'!D67,'漁業生產量值-漁業種類別魚類別生產量值6'!F67,'漁業生產量值-漁業種類別魚類別生產量值6'!H67,'漁業生產量值-漁業種類別魚類別生產量值6'!J67,'漁業生產量值-漁業種類別魚類別生產量值6'!L67,'漁業生產量值-漁業種類別魚類別生產量值6'!N67,'漁業生產量值-漁業種類別魚類別生產量值6'!P67)&#10;+SUM('漁業生產量值-漁業種類別魚類別生產量值7'!D67,'漁業生產量值-漁業種類別魚類別生產量值7'!F67,'漁業生產量值-漁業種類別魚類別生產量值7'!H67)&#10;+SUM('漁業生產量值-漁業種類別魚類別生產量值9'!J67,'漁業生產量值-漁業種類別魚類別生產量值9'!L67)&#10;+SUM('漁業生產量值-漁業種類別魚類別生產量值10'!H67)&#10;+SUM('漁業生產量值-漁業種類別魚類別生產量值11'!D67,'漁業生產量值-漁業種類別魚類別生產量值11'!F67,'漁業生產量值-漁業種類別魚類別生產量值11'!H67,'漁業生產量值-漁業種類別魚類別生產量值11'!J67,'漁業生產量值-漁業種類別魚類別生產量值11'!L67)&#10;+SUM('漁業生產量值-漁業種類別魚類別生產量值12'!H67)&#10;+SUM('漁業生產量值-漁業種類別魚類別生產量值14'!D67,'漁業生產量值-漁業種類別魚類別生產量值14'!P67)&#10;+SUM('漁業生產量值-漁業種類別魚類別生產量值15'!D67,'漁業生產量值-漁業種類別魚類別生產量值15'!F67,'漁業生產量值-漁業種類別魚類別生產量值15'!H67,'漁業生產量值-漁業種類別魚類別生產量值15'!J67)=0,&quot;-&quot;,&#10;SUM(H67,J67)&#10;+SUM('漁業生產量值-漁業種類別魚類別生產量值1'!F67,'漁業生產量值-漁業種類別魚類別生產量值1'!H67,'漁業生產量值-漁業種類別魚類別生產量值1'!J67,'漁業生產量值-漁業種類別魚類別生產量值1'!P67)&#10;+SUM('漁業生產量值-漁業種類別魚類別生產量值2'!D67,'漁業生產量值-漁業種類別魚類別生產量值2'!F67,'漁業生產量值-漁業種類別魚類別生產量值2'!H67,'漁業生產量值-漁業種類別魚類別生產量值2'!J67)&#10;+SUM('漁業生產量值-漁業種類別魚類別生產量值3'!F67,'漁業生產量值-漁業種類別魚類別生產量值3'!J67,'漁業生產量值-漁業種類別魚類別生產量值3'!L67,'漁業生產量值-漁業種類別魚類別生產量值3'!N67)&#10;+SUM('漁業生產量值-漁業種類別魚類別生產量值4'!H67,'漁業生產量值-漁業種類別魚類別生產量值4'!J67,'漁業生產量值-漁業種類別魚類別生產量值4'!L67,'漁業生產量值-漁業種類別魚類別生產量值4'!N67,'漁業生產量值-漁業種類別魚類別生產量值4'!P67)&#10;+SUM('漁業生產量值-漁業種類別魚類別生產量值5'!L67,'漁業生產量值-漁業種類別魚類別生產量值5'!N67,'漁業生產量值-漁業種類別魚類別生產量值5'!P67)&#10;+SUM('漁業生產量值-漁業種類別魚類別生產量值6'!D67,'漁業生產量值-漁業種類別魚類別生產量值6'!F67,'漁業生產量值-漁業種類別魚類別生產量值6'!H67,'漁業生產量值-漁業種類別魚類別生產量值6'!J67,'漁業生產量值-漁業種類別魚類別生產量值6'!L67,'漁業生產量值-漁業種類別魚類別生產量值6'!N67,'漁業生產量值-漁業種類別魚類別生產量值6'!P67)&#10;+SUM('漁業生產量值-漁業種類別魚類別生產量值7'!D67,'漁業生產量值-漁業種類別魚類別生產量值7'!F67,'漁業生產量值-漁業種類別魚類別生產量值7'!H67)&#10;+SUM('漁業生產量值-漁業種類別魚類別生產量值9'!J67,'漁業生產量值-漁業種類別魚類別生產量值9'!L67)&#10;+SUM('漁業生產量值-漁業種類別魚類別生產量值10'!H67)&#10;+SUM('漁業生產量值-漁業種類別魚類別生產量值11'!D67,'漁業生產量值-漁業種類別魚類別生產量值11'!F67,'漁業生產量值-漁業種類別魚類別生產量值11'!H67,'漁業生產量值-漁業種類別魚類別生產量值11'!J67,'漁業生產量值-漁業種類別魚類別生產量值11'!L67)&#10;+SUM('漁業生產量值-漁業種類別魚類別生產量值12'!H67)&#10;+SUM('漁業生產量值-漁業種類別魚類別生產量值14'!D67,'漁業生產量值-漁業種類別魚類別生產量值14'!P67)&#10;+SUM('漁業生產量值-漁業種類別魚類別生產量值15'!D67,'漁業生產量值-漁業種類別魚類別生產量值15'!F67,'漁業生產量值-漁業種類別魚類別生產量值15'!H67,'漁業生產量值-漁業種類別魚類別生產量值15'!J67)&#10;)" table:style-name="ce55">
            <text:p>25,532<text:s/></text:p>
          </table:table-cell>
          <table:table-cell office:value-type="float" office:value="251.41" table:style-name="ce57">
            <text:p>251<text:s/></text:p>
          </table:table-cell>
          <table:table-cell office:value-type="float" office:value="16134.905000000001" table:style-name="ce57">
            <text:p>16,135<text:s/></text:p>
          </table:table-cell>
          <table:table-cell office:value-type="float" office:value="132.62900000000002" table:formula="msoxl:=  IF(SUM(K67,M67,O67,'漁業生產量值-漁業種類別魚類別生產量值1'!C67)=0,&quot;-&quot;,SUM(K67,M67,O67,'漁業生產量值-漁業種類別魚類別生產量值1'!C67))" table:style-name="ce55">
            <text:p>133<text:s/></text:p>
          </table:table-cell>
          <table:table-cell office:value-type="float" office:value="9384.0287400000016" table:formula="msoxl:=  IF(SUM(L67,N67,P67,'漁業生產量值-漁業種類別魚類別生產量值1'!D67)=0,&quot;-&quot;,SUM(L67,N67,P67,'漁業生產量值-漁業種類別魚類別生產量值1'!D67))" table:style-name="ce55">
            <text:p>9,384<text:s/></text:p>
          </table:table-cell>
          <table:table-cell office:value-type="float" office:value="24.396999999999998" table:style-name="ce57">
            <text:p>24<text:s/></text:p>
          </table:table-cell>
          <table:table-cell office:value-type="float" office:value="1063.5917400000001" table:style-name="ce57">
            <text:p>1,064<text:s/></text:p>
          </table:table-cell>
          <table:table-cell office:value-type="float" office:value="7.07" table:style-name="ce57">
            <text:p>7<text:s/></text:p>
          </table:table-cell>
          <table:table-cell office:value-type="float" office:value="528.71" table:style-name="ce57">
            <text:p>529<text:s/></text:p>
          </table:table-cell>
          <table:table-cell office:value-type="float" office:value="37.325000000000003" table:style-name="ce57">
            <text:p>37<text:s/></text:p>
          </table:table-cell>
          <table:table-cell office:value-type="float" office:value="3234.6" table:style-name="ce57">
            <text:p>3,235<text:s/>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number-rows-repeated="1048508" table:style-name="ro5">
          <table:table-cell table:number-columns-repeated="16384"/>
        </table:table-row>
      </table:table>
      <table:table table:name="漁業生產量值-漁業種類別魚類別生產量值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86"/>
          <table:table-cell office:value-type="string" table:number-columns-spanned="3" table:number-rows-spanned="1" table:style-name="ce116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86"/>
          <table:table-cell office:value-type="string" table:style-name="ce87">
            <text:p>價值：新臺幣千元</text:p>
          </table:table-cell>
          <table:table-cell table:style-name="ce86"/>
          <table:table-cell table:style-name="ce87"/>
          <table:table-cell office:value-type="string" table:style-name="ce87">
            <text:p>(1) By type of fisheries by species(Continued)</text:p>
          </table:table-cell>
          <table:table-cell table:number-columns-repeated="3" table:style-name="ce86"/>
          <table:table-cell office:value-type="string" table:style-name="ce19">
            <text:p>Value：Thousand NT $</text:p>
          </table:table-cell>
          <table:table-cell table:number-columns-repeated="16371" table:style-name="ce86"/>
        </table:table-row>
        <table:table-row table:style-name="ro3">
          <table:table-cell table:style-name="ce7"/>
          <table:table-cell office:value-type="string" table:number-columns-spanned="1" table:number-rows-spanned="3" table:style-name="ce118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1" draw:style-name="a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194">
            <text:p>鯉科</text:p>
          </table:table-cell>
          <table:covered-table-cell/>
          <table:table-cell table:number-columns-spanned="2" table:number-rows-spanned="1" table:style-name="ce195"/>
          <table:covered-table-cell/>
          <table:table-cell table:number-columns-repeated="2" table:style-name="ce20"/>
          <table:table-cell office:value-type="string" table:number-columns-spanned="6" table:number-rows-spanned="1" table:style-name="ce194">
            <text:p>鱸 <text:s text:c="3"/>魚 <text:s text:c="3"/>類<text:s text:c="2"/></text:p>
          </table:table-cell>
          <table:covered-table-cell table:number-columns-repeated="5"/>
          <table:table-cell table:style-name="ce21"/>
          <table:table-cell table:style-name="ce22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196">
            <text:p>鱅</text:p>
          </table:table-cell>
          <table:covered-table-cell/>
          <table:table-cell office:value-type="string" table:number-columns-spanned="2" table:number-rows-spanned="1" table:style-name="ce197">
            <text:p>鰻 <text:s/>鱺 <text:s/>科</text:p>
          </table:table-cell>
          <table:covered-table-cell/>
          <table:table-cell office:value-type="string" table:number-columns-spanned="2" table:number-rows-spanned="1" table:style-name="ce199">
            <text:p>淡水鯰</text:p>
          </table:table-cell>
          <table:covered-table-cell/>
          <table:table-cell office:value-type="string" table:number-columns-spanned="2" table:number-rows-spanned="1" table:style-name="ce198">
            <text:p>小計</text:p>
          </table:table-cell>
          <table:covered-table-cell/>
          <table:table-cell office:value-type="string" table:number-columns-spanned="2" table:number-rows-spanned="1" table:style-name="ce198">
            <text:p>紅眼沙鱸</text:p>
          </table:table-cell>
          <table:covered-table-cell/>
          <table:table-cell office:value-type="string" table:number-columns-spanned="2" table:number-rows-spanned="1" table:style-name="ce198">
            <text:p>尖吻鱸</text:p>
          </table:table-cell>
          <table:covered-table-cell/>
          <table:table-cell office:value-type="string" table:number-columns-spanned="2" table:number-rows-spanned="1" table:style-name="ce199">
            <text:p>觀賞魚類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8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88">
            <text:p>02005</text:p>
          </table:table-cell>
          <table:covered-table-cell/>
          <table:table-cell office:value-type="string" table:number-columns-spanned="2" table:number-rows-spanned="1" table:style-name="ce184">
            <text:p>03000</text:p>
          </table:table-cell>
          <table:covered-table-cell/>
          <table:table-cell office:value-type="string" table:number-columns-spanned="2" table:number-rows-spanned="1" table:style-name="ce181">
            <text:p>04001</text:p>
          </table:table-cell>
          <table:covered-table-cell/>
          <table:table-cell office:value-type="string" table:number-columns-spanned="2" table:number-rows-spanned="1" table:style-name="ce200">
            <text:p>Sub Total</text:p>
          </table:table-cell>
          <table:covered-table-cell/>
          <table:table-cell office:value-type="string" table:number-columns-spanned="2" table:number-rows-spanned="1" table:style-name="ce181">
            <text:p>05003</text:p>
          </table:table-cell>
          <table:covered-table-cell/>
          <table:table-cell office:value-type="string" table:number-columns-spanned="2" table:number-rows-spanned="1" table:style-name="ce181">
            <text:p>05004</text:p>
          </table:table-cell>
          <table:covered-table-cell/>
          <table:table-cell office:value-type="string" table:number-columns-spanned="2" table:number-rows-spanned="1" table:style-name="ce181">
            <text:p>07000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666.23900000000003" table:formula="msoxl:=  IF(SUM(C11,C19,C36,C54,C58,C62)=0,&quot;-&quot;,SUM(C11,C19,C36,C54,C58,C62))" table:style-name="ce45">
            <text:p>666<text:s/></text:p>
          </table:table-cell>
          <table:table-cell office:value-type="float" office:value="37162.933649999999" table:formula="msoxl:=  IF(SUM(D11,D19,D36,D54,D58,D62)=0,&quot;-&quot;,SUM(D11,D19,D36,D54,D58,D62))" table:style-name="ce45">
            <text:p>37,163<text:s/></text:p>
          </table:table-cell>
          <table:table-cell office:value-type="float" office:value="5585.0554000000002" table:formula="msoxl:=  IF(SUM(E11,E19,E36,E54,E58,E62)=0,&quot;-&quot;,SUM(E11,E19,E36,E54,E58,E62))" table:style-name="ce45">
            <text:p>5,585<text:s/></text:p>
          </table:table-cell>
          <table:table-cell office:value-type="float" office:value="3347154.0345600001" table:formula="msoxl:=  IF(SUM(F11,F19,F36,F54,F58,F62)=0,&quot;-&quot;,SUM(F11,F19,F36,F54,F58,F62))" table:style-name="ce45">
            <text:p>3,347,154<text:s/></text:p>
          </table:table-cell>
          <table:table-cell office:value-type="float" office:value="304.375" table:formula="msoxl:=  IF(SUM(G11,G19,G36,G54,G58,G62)=0,&quot;-&quot;,SUM(G11,G19,G36,G54,G58,G62))" table:style-name="ce45">
            <text:p>304<text:s/></text:p>
          </table:table-cell>
          <table:table-cell office:value-type="float" office:value="16582.733" table:formula="msoxl:=  IF(SUM(H11,H19,H36,H54,H58,H62)=0,&quot;-&quot;,SUM(H11,H19,H36,H54,H58,H62))" table:style-name="ce45">
            <text:p>16,583<text:s/></text:p>
          </table:table-cell>
          <table:table-cell office:value-type="float" office:value="14016.4125" table:formula="msoxl:=  IF(SUM(I11,I19,I36,I54,I58,I62)=0,&quot;-&quot;,SUM(I11,I19,I36,I54,I58,I62))" table:style-name="ce45">
            <text:p>14,016<text:s/></text:p>
          </table:table-cell>
          <table:table-cell office:value-type="float" office:value="1337556.6467999998" table:formula="msoxl:=  IF(SUM(J11,J19,J36,J54,J58,J62)=0,&quot;-&quot;,SUM(J11,J19,J36,J54,J58,J62))" table:style-name="ce45">
            <text:p>1,337,557<text:s/></text:p>
          </table:table-cell>
          <table:table-cell office:value-type="float" office:value="2.3199999999999998E-2" table:formula="msoxl:=  IF(SUM(K11,K19,K36,K54,K58,K62)=0,&quot;-&quot;,SUM(K11,K19,K36,K54,K58,K62))" table:style-name="ce45">
            <text:p>0<text:s/></text:p>
          </table:table-cell>
          <table:table-cell office:value-type="float" office:value="2.2968000000000002" table:formula="msoxl:=  IF(SUM(L11,L19,L36,L54,L58,L62)=0,&quot;-&quot;,SUM(L11,L19,L36,L54,L58,L62))" table:style-name="ce45">
            <text:p>2<text:s/></text:p>
          </table:table-cell>
          <table:table-cell office:value-type="float" office:value="14016.389300000001" table:formula="msoxl:=  IF(SUM(M11,M19,M36,M54,M58,M62)=0,&quot;-&quot;,SUM(M11,M19,M36,M54,M58,M62))" table:style-name="ce45">
            <text:p>14,016<text:s/></text:p>
          </table:table-cell>
          <table:table-cell office:value-type="float" office:value="1337554.3499999999" table:formula="msoxl:=  IF(SUM(N11,N19,N36,N54,N58,N62)=0,&quot;-&quot;,SUM(N11,N19,N36,N54,N58,N62))" table:style-name="ce45">
            <text:p>1,337,554<text:s/></text:p>
          </table:table-cell>
          <table:table-cell office:value-type="float" office:value="50470.775000000001" table:formula="msoxl:=  IF(SUM(O11,O19,O36,O54,O58,O62)=0,&quot;-&quot;,SUM(O11,O19,O36,O54,O58,O62))" table:style-name="ce45">
            <text:p>50,471<text:s/></text:p>
          </table:table-cell>
          <table:table-cell office:value-type="float" office:value="958105" table:formula="msoxl:=  IF(SUM(P11,P19,P36,P54,P58,P62)=0,&quot;-&quot;,SUM(P11,P19,P36,P54,P58,P62))" table:style-name="ce45">
            <text:p>958,105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52">
            <text:p>-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52">
            <text:p>-</text:p>
          </table:table-cell>
          <table:table-cell office:value-type="string" office:string-value="-" table:formula="msoxl:=  IF(SUM(I12:I18)=0,&quot;-&quot;,SUM(I12:I18))" table:style-name="ce52">
            <text:p>-</text:p>
          </table:table-cell>
          <table:table-cell office:value-type="string" office:string-value="-" table:formula="msoxl:=  IF(SUM(J12:J18)=0,&quot;-&quot;,SUM(J12:J18))" table:style-name="ce53">
            <text:p>-</text:p>
          </table:table-cell>
          <table:table-cell office:value-type="string" office:string-value="-" table:formula="msoxl:=  IF(SUM(K12:K18)=0,&quot;-&quot;,SUM(K12:K18))" table:style-name="ce52">
            <text:p>-</text:p>
          </table:table-cell>
          <table:table-cell office:value-type="string" office:string-value="-" table:formula="msoxl:=  IF(SUM(L12:L18)=0,&quot;-&quot;,SUM(L12:L18))" table:style-name="ce52">
            <text:p>-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52">
            <text:p>-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2,M12)=0,&quot;-&quot;,SUM(K12,M12))" table:style-name="ce55">
            <text:p>-</text:p>
          </table:table-cell>
          <table:table-cell office:value-type="string" office:string-value="-" table:formula="msoxl:=  IF(SUM(L12,N12)=0,&quot;-&quot;,SUM(L12,N1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3,M13)=0,&quot;-&quot;,SUM(K13,M13))" table:style-name="ce55">
            <text:p>-</text:p>
          </table:table-cell>
          <table:table-cell office:value-type="string" office:string-value="-" table:formula="msoxl:=  IF(SUM(L13,N13)=0,&quot;-&quot;,SUM(L13,N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4,M14)=0,&quot;-&quot;,SUM(K14,M14))" table:style-name="ce55">
            <text:p>-</text:p>
          </table:table-cell>
          <table:table-cell office:value-type="string" office:string-value="-" table:formula="msoxl:=  IF(SUM(L14,N14)=0,&quot;-&quot;,SUM(L14,N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5,M15)=0,&quot;-&quot;,SUM(K15,M15))" table:style-name="ce55">
            <text:p>-</text:p>
          </table:table-cell>
          <table:table-cell office:value-type="string" office:string-value="-" table:formula="msoxl:=  IF(SUM(L15,N15)=0,&quot;-&quot;,SUM(L15,N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6,M16)=0,&quot;-&quot;,SUM(K16,M16))" table:style-name="ce55">
            <text:p>-</text:p>
          </table:table-cell>
          <table:table-cell office:value-type="string" office:string-value="-" table:formula="msoxl:=  IF(SUM(L16,N16)=0,&quot;-&quot;,SUM(L16,N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7,M17)=0,&quot;-&quot;,SUM(K17,M17))" table:style-name="ce55">
            <text:p>-</text:p>
          </table:table-cell>
          <table:table-cell office:value-type="string" office:string-value="-" table:formula="msoxl:=  IF(SUM(L17,N17)=0,&quot;-&quot;,SUM(L17,N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18,M18)=0,&quot;-&quot;,SUM(K18,M18))" table:style-name="ce55">
            <text:p>-</text:p>
          </table:table-cell>
          <table:table-cell office:value-type="string" office:string-value="-" table:formula="msoxl:=  IF(SUM(L18,N18)=0,&quot;-&quot;,SUM(L18,N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string" office:string-value="-" table:formula="msoxl:=  IF(SUM(C20:C35)=0,&quot;-&quot;,SUM(C20:C35))" table:style-name="ce52">
            <text:p>-</text:p>
          </table:table-cell>
          <table:table-cell office:value-type="string" office:string-value="-" table:formula="msoxl:=  IF(SUM(D20:D35)=0,&quot;-&quot;,SUM(D20:D35))" table:style-name="ce52">
            <text:p>-</text:p>
          </table:table-cell>
          <table:table-cell office:value-type="string" office:string-value="-" table:formula="msoxl:=  IF(SUM(E20:E35)=0,&quot;-&quot;,SUM(E20:E35))" table:style-name="ce52">
            <text:p>-</text:p>
          </table:table-cell>
          <table:table-cell office:value-type="string" office:string-value="-" table:formula="msoxl:=  IF(SUM(F20:F35)=0,&quot;-&quot;,SUM(F20:F35))" table:style-name="ce52">
            <text:p>-</text:p>
          </table:table-cell>
          <table:table-cell office:value-type="string" office:string-value="-" table:formula="msoxl:=  IF(SUM(G20:G35)=0,&quot;-&quot;,SUM(G20:G35))" table:style-name="ce52">
            <text:p>-</text:p>
          </table:table-cell>
          <table:table-cell office:value-type="string" office:string-value="-" table:formula="msoxl:=  IF(SUM(H20:H35)=0,&quot;-&quot;,SUM(H20:H35))" table:style-name="ce52">
            <text:p>-</text:p>
          </table:table-cell>
          <table:table-cell office:value-type="float" office:value="8.7300000000000003E-2" table:formula="msoxl:=  IF(SUM(I20:I35)=0,&quot;-&quot;,SUM(I20:I35))" table:style-name="ce52">
            <text:p>0<text:s/></text:p>
          </table:table-cell>
          <table:table-cell office:value-type="float" office:value="25.262799999999999" table:formula="msoxl:=  IF(SUM(J20:J35)=0,&quot;-&quot;,SUM(J20:J35))" table:style-name="ce52">
            <text:p>25<text:s/></text:p>
          </table:table-cell>
          <table:table-cell office:value-type="string" office:string-value="-" table:formula="msoxl:=  IF(SUM(K20:K35)=0,&quot;-&quot;,SUM(K20:K35))" table:style-name="ce52">
            <text:p>-</text:p>
          </table:table-cell>
          <table:table-cell office:value-type="string" office:string-value="-" table:formula="msoxl:=  IF(SUM(L20:L35)=0,&quot;-&quot;,SUM(L20:L35))" table:style-name="ce52">
            <text:p>-</text:p>
          </table:table-cell>
          <table:table-cell office:value-type="float" office:value="8.7300000000000003E-2" table:formula="msoxl:=  IF(SUM(M20:M35)=0,&quot;-&quot;,SUM(M20:M35))" table:style-name="ce52">
            <text:p>0<text:s/></text:p>
          </table:table-cell>
          <table:table-cell office:value-type="float" office:value="25.262799999999999" table:formula="msoxl:=  IF(SUM(N20:N35)=0,&quot;-&quot;,SUM(N20:N35))" table:style-name="ce52">
            <text:p>25<text:s/></text:p>
          </table:table-cell>
          <table:table-cell office:value-type="string" office:string-value="-" table:formula="msoxl:=  IF(SUM(O20:O35)=0,&quot;-&quot;,SUM(O20:O35))" table:style-name="ce52">
            <text:p>-</text:p>
          </table:table-cell>
          <table:table-cell office:value-type="string" office:string-value="-" table:formula="msoxl:=  IF(SUM(P20:P35)=0,&quot;-&quot;,SUM(P20:P35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K20,M20)=0,&quot;-&quot;,SUM(K20,M20))" table:style-name="ce55">
            <text:p>-</text:p>
          </table:table-cell>
          <table:table-cell office:value-type="string" office:string-value="-" table:formula="msoxl:=  IF(SUM(L20,N20)=0,&quot;-&quot;,SUM(L20,N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1,M21)=0,&quot;-&quot;,SUM(K21,M21))" table:style-name="ce55">
            <text:p>-</text:p>
          </table:table-cell>
          <table:table-cell office:value-type="string" office:string-value="-" table:formula="msoxl:=  IF(SUM(L21,N21)=0,&quot;-&quot;,SUM(L21,N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2,M22)=0,&quot;-&quot;,SUM(K22,M22))" table:style-name="ce55">
            <text:p>-</text:p>
          </table:table-cell>
          <table:table-cell office:value-type="string" office:string-value="-" table:formula="msoxl:=  IF(SUM(L22,N22)=0,&quot;-&quot;,SUM(L22,N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3650000000000001E-2" table:formula="msoxl:=  IF(SUM(K23,M23)=0,&quot;-&quot;,SUM(K23,M23))" table:style-name="ce55">
            <text:p>0<text:s/></text:p>
          </table:table-cell>
          <table:table-cell office:value-type="float" office:value="12.631399999999999" table:formula="msoxl:=  IF(SUM(L23,N23)=0,&quot;-&quot;,SUM(L23,N23))" table:style-name="ce55">
            <text:p>1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3650000000000001E-2" table:style-name="ce55">
            <text:p>0<text:s/></text:p>
          </table:table-cell>
          <table:table-cell office:value-type="float" office:value="12.631399999999999" table:style-name="ce55">
            <text:p>1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3650000000000001E-2" table:formula="msoxl:=  IF(SUM(K24,M24)=0,&quot;-&quot;,SUM(K24,M24))" table:style-name="ce55">
            <text:p>0<text:s/></text:p>
          </table:table-cell>
          <table:table-cell office:value-type="float" office:value="12.631399999999999" table:formula="msoxl:=  IF(SUM(L24,N24)=0,&quot;-&quot;,SUM(L24,N24))" table:style-name="ce55">
            <text:p>1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3650000000000001E-2" table:style-name="ce55">
            <text:p>0<text:s/></text:p>
          </table:table-cell>
          <table:table-cell office:value-type="float" office:value="12.631399999999999" table:style-name="ce55">
            <text:p>1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5,M25)=0,&quot;-&quot;,SUM(K25,M25))" table:style-name="ce55">
            <text:p>-</text:p>
          </table:table-cell>
          <table:table-cell office:value-type="string" office:string-value="-" table:formula="msoxl:=  IF(SUM(L25,N25)=0,&quot;-&quot;,SUM(L25,N2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6,M26)=0,&quot;-&quot;,SUM(K26,M26))" table:style-name="ce55">
            <text:p>-</text:p>
          </table:table-cell>
          <table:table-cell office:value-type="string" office:string-value="-" table:formula="msoxl:=  IF(SUM(L26,N26)=0,&quot;-&quot;,SUM(L26,N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7,M27)=0,&quot;-&quot;,SUM(K27,M27))" table:style-name="ce55">
            <text:p>-</text:p>
          </table:table-cell>
          <table:table-cell office:value-type="string" office:string-value="-" table:formula="msoxl:=  IF(SUM(L27,N27)=0,&quot;-&quot;,SUM(L27,N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8,M28)=0,&quot;-&quot;,SUM(K28,M28))" table:style-name="ce55">
            <text:p>-</text:p>
          </table:table-cell>
          <table:table-cell office:value-type="string" office:string-value="-" table:formula="msoxl:=  IF(SUM(L28,N28)=0,&quot;-&quot;,SUM(L28,N2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9,M29)=0,&quot;-&quot;,SUM(K29,M29))" table:style-name="ce55">
            <text:p>-</text:p>
          </table:table-cell>
          <table:table-cell office:value-type="string" office:string-value="-" table:formula="msoxl:=  IF(SUM(L29,N29)=0,&quot;-&quot;,SUM(L29,N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0,M30)=0,&quot;-&quot;,SUM(K30,M30))" table:style-name="ce55">
            <text:p>-</text:p>
          </table:table-cell>
          <table:table-cell office:value-type="string" office:string-value="-" table:formula="msoxl:=  IF(SUM(L30,N30)=0,&quot;-&quot;,SUM(L30,N3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1,M31)=0,&quot;-&quot;,SUM(K31,M31))" table:style-name="ce55">
            <text:p>-</text:p>
          </table:table-cell>
          <table:table-cell office:value-type="string" office:string-value="-" table:formula="msoxl:=  IF(SUM(L31,N31)=0,&quot;-&quot;,SUM(L31,N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2,M32)=0,&quot;-&quot;,SUM(K32,M32))" table:style-name="ce55">
            <text:p>-</text:p>
          </table:table-cell>
          <table:table-cell office:value-type="string" office:string-value="-" table:formula="msoxl:=  IF(SUM(L32,N32)=0,&quot;-&quot;,SUM(L32,N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3,M33)=0,&quot;-&quot;,SUM(K33,M33))" table:style-name="ce55">
            <text:p>-</text:p>
          </table:table-cell>
          <table:table-cell office:value-type="string" office:string-value="-" table:formula="msoxl:=  IF(SUM(L33,N33)=0,&quot;-&quot;,SUM(L33,N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4,M34)=0,&quot;-&quot;,SUM(K34,M34))" table:style-name="ce55">
            <text:p>-</text:p>
          </table:table-cell>
          <table:table-cell office:value-type="string" office:string-value="-" table:formula="msoxl:=  IF(SUM(L34,N34)=0,&quot;-&quot;,SUM(L34,N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35,M35)=0,&quot;-&quot;,SUM(K35,M35))" table:style-name="ce55">
            <text:p>-</text:p>
          </table:table-cell>
          <table:table-cell office:value-type="string" office:string-value="-" table:formula="msoxl:=  IF(SUM(L35,N35)=0,&quot;-&quot;,SUM(L35,N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string" office:string-value="-" table:formula="msoxl:=  IF(SUM(C37:C53)=0,&quot;-&quot;,SUM(C37:C53))" table:style-name="ce52">
            <text:p>-</text:p>
          </table:table-cell>
          <table:table-cell office:value-type="string" office:string-value="-" table:formula="msoxl:=  IF(SUM(D37:D53)=0,&quot;-&quot;,SUM(D37:D53))" table:style-name="ce52">
            <text:p>-</text:p>
          </table:table-cell>
          <table:table-cell office:value-type="float" office:value="4.2964000000000002" table:formula="msoxl:=  IF(SUM(E37:E53)=0,&quot;-&quot;,SUM(E37:E53))" table:style-name="ce52">
            <text:p>4<text:s/></text:p>
          </table:table-cell>
          <table:table-cell office:value-type="float" office:value="365.93655999999999" table:formula="msoxl:=  IF(SUM(F37:F53)=0,&quot;-&quot;,SUM(F37:F53))" table:style-name="ce52">
            <text:p>366<text:s/></text:p>
          </table:table-cell>
          <table:table-cell office:value-type="string" office:string-value="-" table:formula="msoxl:=  IF(SUM(G37:G53)=0,&quot;-&quot;,SUM(G37:G53))" table:style-name="ce52">
            <text:p>-</text:p>
          </table:table-cell>
          <table:table-cell office:value-type="string" office:string-value="-" table:formula="msoxl:=  IF(SUM(H37:H53)=0,&quot;-&quot;,SUM(H37:H53))" table:style-name="ce52">
            <text:p>-</text:p>
          </table:table-cell>
          <table:table-cell office:value-type="float" office:value="0.86019999999999996" table:formula="msoxl:=  IF(SUM(I37:I53)=0,&quot;-&quot;,SUM(I37:I53))" table:style-name="ce52">
            <text:p>1<text:s/></text:p>
          </table:table-cell>
          <table:table-cell office:value-type="float" office:value="146.84279999999998" table:formula="msoxl:=  IF(SUM(J37:J53)=0,&quot;-&quot;,SUM(J37:J53))" table:style-name="ce52">
            <text:p>147<text:s/></text:p>
          </table:table-cell>
          <table:table-cell office:value-type="float" office:value="2.3199999999999998E-2" table:formula="msoxl:=  IF(SUM(K37:K53)=0,&quot;-&quot;,SUM(K37:K53))" table:style-name="ce52">
            <text:p>0<text:s/></text:p>
          </table:table-cell>
          <table:table-cell office:value-type="float" office:value="2.2968000000000002" table:formula="msoxl:=  IF(SUM(L37:L53)=0,&quot;-&quot;,SUM(L37:L53))" table:style-name="ce52">
            <text:p>2<text:s/></text:p>
          </table:table-cell>
          <table:table-cell office:value-type="float" office:value="0.83699999999999997" table:formula="msoxl:=  IF(SUM(M37:M53)=0,&quot;-&quot;,SUM(M37:M53))" table:style-name="ce52">
            <text:p>1<text:s/></text:p>
          </table:table-cell>
          <table:table-cell office:value-type="float" office:value="144.54599999999999" table:formula="msoxl:=  IF(SUM(N37:N53)=0,&quot;-&quot;,SUM(N37:N53))" table:style-name="ce52">
            <text:p>145<text:s/></text:p>
          </table:table-cell>
          <table:table-cell office:value-type="string" office:string-value="-" table:formula="msoxl:=  IF(SUM(O37:O53)=0,&quot;-&quot;,SUM(O37:O53))" table:style-name="ce52">
            <text:p>-</text:p>
          </table:table-cell>
          <table:table-cell office:value-type="string" office:string-value="-" table:formula="msoxl:=  IF(SUM(P37:P53)=0,&quot;-&quot;,SUM(P37:P53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7,M37)=0,&quot;-&quot;,SUM(K37,M37))" table:style-name="ce55">
            <text:p>-</text:p>
          </table:table-cell>
          <table:table-cell office:value-type="string" office:string-value="-" table:formula="msoxl:=  IF(SUM(L37,N37)=0,&quot;-&quot;,SUM(L37,N3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8,M38)=0,&quot;-&quot;,SUM(K38,M38))" table:style-name="ce55">
            <text:p>-</text:p>
          </table:table-cell>
          <table:table-cell office:value-type="string" office:string-value="-" table:formula="msoxl:=  IF(SUM(L38,N38)=0,&quot;-&quot;,SUM(L38,N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9,M39)=0,&quot;-&quot;,SUM(K39,M39))" table:style-name="ce55">
            <text:p>-</text:p>
          </table:table-cell>
          <table:table-cell office:value-type="string" office:string-value="-" table:formula="msoxl:=  IF(SUM(L39,N39)=0,&quot;-&quot;,SUM(L39,N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2964000000000002" table:style-name="ce55">
            <text:p>4<text:s/></text:p>
          </table:table-cell>
          <table:table-cell office:value-type="float" office:value="365.93655999999999" table:style-name="ce55">
            <text:p>36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86019999999999996" table:formula="msoxl:=  IF(SUM(K40,M40)=0,&quot;-&quot;,SUM(K40,M40))" table:style-name="ce55">
            <text:p>1<text:s/></text:p>
          </table:table-cell>
          <table:table-cell office:value-type="float" office:value="146.84279999999998" table:formula="msoxl:=  IF(SUM(L40,N40)=0,&quot;-&quot;,SUM(L40,N40))" table:style-name="ce55">
            <text:p>147<text:s/></text:p>
          </table:table-cell>
          <table:table-cell office:value-type="float" office:value="2.3199999999999998E-2" table:style-name="ce55">
            <text:p>0<text:s/></text:p>
          </table:table-cell>
          <table:table-cell office:value-type="float" office:value="2.2968000000000002" table:style-name="ce55">
            <text:p>2<text:s/></text:p>
          </table:table-cell>
          <table:table-cell office:value-type="float" office:value="0.83699999999999997" table:style-name="ce55">
            <text:p>1<text:s/></text:p>
          </table:table-cell>
          <table:table-cell office:value-type="float" office:value="144.54599999999999" table:style-name="ce55">
            <text:p>14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1,M41)=0,&quot;-&quot;,SUM(K41,M41))" table:style-name="ce55">
            <text:p>-</text:p>
          </table:table-cell>
          <table:table-cell office:value-type="string" office:string-value="-" table:formula="msoxl:=  IF(SUM(L41,N41)=0,&quot;-&quot;,SUM(L41,N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2,M42)=0,&quot;-&quot;,SUM(K42,M42))" table:style-name="ce55">
            <text:p>-</text:p>
          </table:table-cell>
          <table:table-cell office:value-type="string" office:string-value="-" table:formula="msoxl:=  IF(SUM(L42,N42)=0,&quot;-&quot;,SUM(L42,N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3,M43)=0,&quot;-&quot;,SUM(K43,M43))" table:style-name="ce55">
            <text:p>-</text:p>
          </table:table-cell>
          <table:table-cell office:value-type="string" office:string-value="-" table:formula="msoxl:=  IF(SUM(L43,N43)=0,&quot;-&quot;,SUM(L43,N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4,M44)=0,&quot;-&quot;,SUM(K44,M44))" table:style-name="ce55">
            <text:p>-</text:p>
          </table:table-cell>
          <table:table-cell office:value-type="string" office:string-value="-" table:formula="msoxl:=  IF(SUM(L44,N44)=0,&quot;-&quot;,SUM(L44,N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5,M45)=0,&quot;-&quot;,SUM(K45,M45))" table:style-name="ce55">
            <text:p>-</text:p>
          </table:table-cell>
          <table:table-cell office:value-type="string" office:string-value="-" table:formula="msoxl:=  IF(SUM(L45,N45)=0,&quot;-&quot;,SUM(L45,N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6,M46)=0,&quot;-&quot;,SUM(K46,M46))" table:style-name="ce55">
            <text:p>-</text:p>
          </table:table-cell>
          <table:table-cell office:value-type="string" office:string-value="-" table:formula="msoxl:=  IF(SUM(L46,N46)=0,&quot;-&quot;,SUM(L46,N4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7,M47)=0,&quot;-&quot;,SUM(K47,M47))" table:style-name="ce55">
            <text:p>-</text:p>
          </table:table-cell>
          <table:table-cell office:value-type="string" office:string-value="-" table:formula="msoxl:=  IF(SUM(L47,N47)=0,&quot;-&quot;,SUM(L47,N4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8,M48)=0,&quot;-&quot;,SUM(K48,M48))" table:style-name="ce55">
            <text:p>-</text:p>
          </table:table-cell>
          <table:table-cell office:value-type="string" office:string-value="-" table:formula="msoxl:=  IF(SUM(L48,N48)=0,&quot;-&quot;,SUM(L48,N4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9,M49)=0,&quot;-&quot;,SUM(K49,M49))" table:style-name="ce55">
            <text:p>-</text:p>
          </table:table-cell>
          <table:table-cell office:value-type="string" office:string-value="-" table:formula="msoxl:=  IF(SUM(L49,N49)=0,&quot;-&quot;,SUM(L49,N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0,M50)=0,&quot;-&quot;,SUM(K50,M50))" table:style-name="ce55">
            <text:p>-</text:p>
          </table:table-cell>
          <table:table-cell office:value-type="string" office:string-value="-" table:formula="msoxl:=  IF(SUM(L50,N50)=0,&quot;-&quot;,SUM(L50,N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1,M51)=0,&quot;-&quot;,SUM(K51,M51))" table:style-name="ce55">
            <text:p>-</text:p>
          </table:table-cell>
          <table:table-cell office:value-type="string" office:string-value="-" table:formula="msoxl:=  IF(SUM(L51,N51)=0,&quot;-&quot;,SUM(L51,N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2,M52)=0,&quot;-&quot;,SUM(K52,M52))" table:style-name="ce55">
            <text:p>-</text:p>
          </table:table-cell>
          <table:table-cell office:value-type="string" office:string-value="-" table:formula="msoxl:=  IF(SUM(L52,N52)=0,&quot;-&quot;,SUM(L52,N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53,M53)=0,&quot;-&quot;,SUM(K53,M53))" table:style-name="ce55">
            <text:p>-</text:p>
          </table:table-cell>
          <table:table-cell office:value-type="string" office:string-value="-" table:formula="msoxl:=  IF(SUM(L53,N53)=0,&quot;-&quot;,SUM(L53,N53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float" office:value="92.444999999999993" table:formula="msoxl:=  IF(SUM(C55:C57)=0,&quot;-&quot;,SUM(C55:C57))" table:style-name="ce52">
            <text:p>92<text:s/></text:p>
          </table:table-cell>
          <table:table-cell office:value-type="float" office:value="6006.07" table:formula="msoxl:=  IF(SUM(D55:D57)=0,&quot;-&quot;,SUM(D55:D57))" table:style-name="ce52">
            <text:p>6,006<text:s/>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3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5,M55)=0,&quot;-&quot;,SUM(K55,M55))" table:style-name="ce55">
            <text:p>-</text:p>
          </table:table-cell>
          <table:table-cell office:value-type="string" office:string-value="-" table:formula="msoxl:=  IF(SUM(L55,N55)=0,&quot;-&quot;,SUM(L55,N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float" office:value="92.444999999999993" table:style-name="ce55">
            <text:p>92<text:s/></text:p>
          </table:table-cell>
          <table:table-cell office:value-type="float" office:value="6006.07" table:style-name="ce55">
            <text:p>6,00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6,M56)=0,&quot;-&quot;,SUM(K56,M56))" table:style-name="ce55">
            <text:p>-</text:p>
          </table:table-cell>
          <table:table-cell office:value-type="string" office:string-value="-" table:formula="msoxl:=  IF(SUM(L56,N56)=0,&quot;-&quot;,SUM(L56,N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57,M57)=0,&quot;-&quot;,SUM(K57,M57))" table:style-name="ce55">
            <text:p>-</text:p>
          </table:table-cell>
          <table:table-cell office:value-type="string" office:string-value="-" table:formula="msoxl:=  IF(SUM(L57,N57)=0,&quot;-&quot;,SUM(L57,N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float" office:value="6" table:formula="msoxl:=  IF(SUM(I59:I61)=0,&quot;-&quot;,SUM(I59:I61))" table:style-name="ce52">
            <text:p>6<text:s/></text:p>
          </table:table-cell>
          <table:table-cell office:value-type="float" office:value="1200" table:formula="msoxl:=  IF(SUM(J59:J61)=0,&quot;-&quot;,SUM(J59:J61))" table:style-name="ce53">
            <text:p>1,200<text:s/>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float" office:value="6" table:formula="msoxl:=  IF(SUM(M59:M61)=0,&quot;-&quot;,SUM(M59:M61))" table:style-name="ce52">
            <text:p>6<text:s/></text:p>
          </table:table-cell>
          <table:table-cell office:value-type="float" office:value="1200" table:formula="msoxl:=  IF(SUM(N59:N61)=0,&quot;-&quot;,SUM(N59:N61))" table:style-name="ce52">
            <text:p>1,200<text:s/>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9,M59)=0,&quot;-&quot;,SUM(K59,M59))" table:style-name="ce55">
            <text:p>-</text:p>
          </table:table-cell>
          <table:table-cell office:value-type="string" office:string-value="-" table:formula="msoxl:=  IF(SUM(L59,N59)=0,&quot;-&quot;,SUM(L59,N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" table:formula="msoxl:=  IF(SUM(K60,M60)=0,&quot;-&quot;,SUM(K60,M60))" table:style-name="ce55">
            <text:p>6<text:s/></text:p>
          </table:table-cell>
          <table:table-cell office:value-type="float" office:value="1200" table:formula="msoxl:=  IF(SUM(L60,N60)=0,&quot;-&quot;,SUM(L60,N60))" table:style-name="ce55">
            <text:p>1,20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" table:style-name="ce55">
            <text:p>6<text:s/></text:p>
          </table:table-cell>
          <table:table-cell office:value-type="float" office:value="1200" table:style-name="ce55">
            <text:p>1,20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61,M61)=0,&quot;-&quot;,SUM(K61,M61))" table:style-name="ce55">
            <text:p>-</text:p>
          </table:table-cell>
          <table:table-cell office:value-type="string" office:string-value="-" table:formula="msoxl:=  IF(SUM(L61,N61)=0,&quot;-&quot;,SUM(L61,N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573.79399999999998" table:formula="msoxl:=  IF(SUM(C63,C64,C65,C67)=0,IF(C66=0,&quot;-&quot;,C66),SUM(C63,C64,C65,C67))" table:style-name="ce52">
            <text:p>574<text:s/></text:p>
          </table:table-cell>
          <table:table-cell office:value-type="float" office:value="31156.863649999999" table:formula="msoxl:=  IF(SUM(D63:D67)=0,&quot;-&quot;,SUM(D63:D67))" table:style-name="ce52">
            <text:p>31,157<text:s/></text:p>
          </table:table-cell>
          <table:table-cell office:value-type="float" office:value="5580.759" table:formula="msoxl:=  IF(SUM(E63,E64,E65,E67)=0,IF(E66=0,&quot;-&quot;,E66),SUM(E63,E64,E65,E67))" table:style-name="ce52">
            <text:p>5,581<text:s/></text:p>
          </table:table-cell>
          <table:table-cell office:value-type="float" office:value="3346788.0980000002" table:formula="msoxl:=  IF(SUM(F63:F67)=0,&quot;-&quot;,SUM(F63:F67))" table:style-name="ce52">
            <text:p>3,346,788<text:s/></text:p>
          </table:table-cell>
          <table:table-cell office:value-type="float" office:value="304.375" table:formula="msoxl:=  IF(SUM(G63,G64,G65,G67)=0,IF(G66=0,&quot;-&quot;,G66),SUM(G63,G64,G65,G67))" table:style-name="ce52">
            <text:p>304<text:s/></text:p>
          </table:table-cell>
          <table:table-cell office:value-type="float" office:value="16582.733" table:formula="msoxl:=  IF(SUM(H63:H67)=0,&quot;-&quot;,SUM(H63:H67))" table:style-name="ce52">
            <text:p>16,583<text:s/></text:p>
          </table:table-cell>
          <table:table-cell office:value-type="float" office:value="14009.465" table:formula="msoxl:=  IF(SUM(I63,I64,I65,I67)=0,IF(I66=0,&quot;-&quot;,I66),SUM(I63,I64,I65,I67))" table:style-name="ce52">
            <text:p>14,009<text:s/></text:p>
          </table:table-cell>
          <table:table-cell office:value-type="float" office:value="1336184.5411999999" table:formula="msoxl:=  IF(SUM(J63:J67)=0,&quot;-&quot;,SUM(J63:J67))" table:style-name="ce53">
            <text:p>1,336,185<text:s/>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float" office:value="14009.465" table:formula="msoxl:=  IF(SUM(M63,M64,M65,M67)=0,IF(M66=0,&quot;-&quot;,M66),SUM(M63,M64,M65,M67))" table:style-name="ce52">
            <text:p>14,009<text:s/></text:p>
          </table:table-cell>
          <table:table-cell office:value-type="float" office:value="1336184.5411999999" table:formula="msoxl:=  IF(SUM(N63:N67)=0,&quot;-&quot;,SUM(N63:N67))" table:style-name="ce52">
            <text:p>1,336,185<text:s/></text:p>
          </table:table-cell>
          <table:table-cell office:value-type="float" office:value="50470.775000000001" table:formula="msoxl:=  IF(SUM(O63,O64,O65,O67)=0,IF(O66=0,&quot;-&quot;,O66),SUM(O63,O64,O65,O67))" table:style-name="ce52">
            <text:p>50,471<text:s/></text:p>
          </table:table-cell>
          <table:table-cell office:value-type="float" office:value="958105" table:formula="msoxl:=  IF(SUM(P63:P67)=0,&quot;-&quot;,SUM(P63:P67))" table:style-name="ce52">
            <text:p>958,10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326.3110000000001" table:formula="msoxl:=  IF(SUM(K63,M63)=0,&quot;-&quot;,SUM(K63,M63))" table:style-name="ce55">
            <text:p>3,326<text:s/></text:p>
          </table:table-cell>
          <table:table-cell office:value-type="float" office:value="305987.74819999997" table:formula="msoxl:=  IF(SUM(L63,N63)=0,&quot;-&quot;,SUM(L63,N63))" table:style-name="ce55">
            <text:p>305,98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326.3110000000001" table:style-name="ce55">
            <text:p>3,326<text:s/></text:p>
          </table:table-cell>
          <table:table-cell office:value-type="float" office:value="305987.74819999997" table:style-name="ce55">
            <text:p>305,98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float" office:value="509.95699999999999" table:style-name="ce55">
            <text:p>510<text:s/></text:p>
          </table:table-cell>
          <table:table-cell office:value-type="float" office:value="26599.736649999999" table:style-name="ce55">
            <text:p>26,600<text:s/></text:p>
          </table:table-cell>
          <table:table-cell office:value-type="float" office:value="5580.759" table:style-name="ce55">
            <text:p>5,581<text:s/></text:p>
          </table:table-cell>
          <table:table-cell office:value-type="float" office:value="3346788.0980000002" table:style-name="ce55">
            <text:p>3,346,788<text:s/></text:p>
          </table:table-cell>
          <table:table-cell office:value-type="float" office:value="304.375" table:style-name="ce55">
            <text:p>304<text:s/></text:p>
          </table:table-cell>
          <table:table-cell office:value-type="float" office:value="16582.733" table:style-name="ce55">
            <text:p>16,583<text:s/></text:p>
          </table:table-cell>
          <table:table-cell office:value-type="float" office:value="10683.154" table:formula="msoxl:=  IF(SUM(K64,M64)=0,&quot;-&quot;,SUM(K64,M64))" table:style-name="ce55">
            <text:p>10,683<text:s/></text:p>
          </table:table-cell>
          <table:table-cell office:value-type="float" office:value="1030196.7929999999" table:formula="msoxl:=  IF(SUM(L64,N64)=0,&quot;-&quot;,SUM(L64,N64))" table:style-name="ce55">
            <text:p>1,030,19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683.154" table:style-name="ce55">
            <text:p>10,683<text:s/></text:p>
          </table:table-cell>
          <table:table-cell office:value-type="float" office:value="1030196.7929999999" table:style-name="ce55">
            <text:p>1,030,19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5,M65)=0,&quot;-&quot;,SUM(K65,M65))" table:style-name="ce55">
            <text:p>-</text:p>
          </table:table-cell>
          <table:table-cell office:value-type="string" office:string-value="-" table:formula="msoxl:=  IF(SUM(L65,N65)=0,&quot;-&quot;,SUM(L65,N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6,M66)=0,&quot;-&quot;,SUM(K66,M66))" table:style-name="ce55">
            <text:p>-</text:p>
          </table:table-cell>
          <table:table-cell office:value-type="string" office:string-value="-" table:formula="msoxl:=  IF(SUM(L66,N66)=0,&quot;-&quot;,SUM(L66,N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0470.775000000001" table:style-name="ce55">
            <text:p>50,471<text:s/></text:p>
          </table:table-cell>
          <table:table-cell office:value-type="float" office:value="958105" table:style-name="ce55">
            <text:p>958,105<text:s/>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float" office:value="63.837000000000003" table:style-name="ce57">
            <text:p>64<text:s/></text:p>
          </table:table-cell>
          <table:table-cell office:value-type="float" office:value="4557.1270000000004" table:style-name="ce57">
            <text:p>4,557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67,M67)=0,&quot;-&quot;,SUM(K67,M67))" table:style-name="ce55">
            <text:p>-</text:p>
          </table:table-cell>
          <table:table-cell office:value-type="string" office:string-value="-" table:formula="msoxl:=  IF(SUM(L67,N67)=0,&quot;-&quot;,SUM(L67,N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6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118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2" draw:style-name="a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number-columns-spanned="8" table:number-rows-spanned="1" table:style-name="ce194">
            <text:p>鯛科</text:p>
          </table:table-cell>
          <table:covered-table-cell table:number-columns-repeated="7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02">
            <text:p>麥奇鈎吻鮭</text:p>
          </table:table-cell>
          <table:covered-table-cell/>
          <table:table-cell office:value-type="string" table:number-columns-spanned="2" table:number-rows-spanned="1" table:style-name="ce202">
            <text:p>香魚</text:p>
          </table:table-cell>
          <table:covered-table-cell/>
          <table:table-cell office:value-type="string" table:number-columns-spanned="2" table:number-rows-spanned="1" table:style-name="ce202">
            <text:p>虱目魚</text:p>
          </table:table-cell>
          <table:covered-table-cell/>
          <table:table-cell office:value-type="string" table:number-columns-spanned="2" table:number-rows-spanned="1" table:style-name="ce203">
            <text:p>小計</text:p>
          </table:table-cell>
          <table:covered-table-cell/>
          <table:table-cell office:value-type="string" table:number-columns-spanned="2" table:number-rows-spanned="1" table:style-name="ce198">
            <text:p>真鯛</text:p>
          </table:table-cell>
          <table:covered-table-cell/>
          <table:table-cell office:value-type="string" table:number-columns-spanned="2" table:number-rows-spanned="1" table:style-name="ce198">
            <text:p>黃背牙鯛</text:p>
          </table:table-cell>
          <table:covered-table-cell/>
          <table:table-cell office:value-type="string" table:number-columns-spanned="2" table:number-rows-spanned="1" table:style-name="ce198">
            <text:p>黑棘鯛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01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88">
            <text:p>08001</text:p>
          </table:table-cell>
          <table:covered-table-cell/>
          <table:table-cell office:value-type="string" table:number-columns-spanned="2" table:number-rows-spanned="1" table:style-name="ce188">
            <text:p>09001</text:p>
          </table:table-cell>
          <table:covered-table-cell/>
          <table:table-cell office:value-type="string" table:number-columns-spanned="2" table:number-rows-spanned="1" table:style-name="ce188">
            <text:p>10001</text:p>
          </table:table-cell>
          <table:covered-table-cell/>
          <table:table-cell office:value-type="string" table:number-columns-spanned="2" table:number-rows-spanned="1" table:style-name="ce184">
            <text:p>Sub Total</text:p>
          </table:table-cell>
          <table:covered-table-cell/>
          <table:table-cell office:value-type="string" table:number-columns-spanned="2" table:number-rows-spanned="1" table:style-name="ce181">
            <text:p>12001</text:p>
          </table:table-cell>
          <table:covered-table-cell/>
          <table:table-cell office:value-type="string" table:number-columns-spanned="2" table:number-rows-spanned="1" table:style-name="ce181">
            <text:p>12002</text:p>
          </table:table-cell>
          <table:covered-table-cell/>
          <table:table-cell office:value-type="string" table:number-columns-spanned="2" table:number-rows-spanned="1" table:style-name="ce181">
            <text:p>12004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2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2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2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262.04000000000002" table:formula="msoxl:=  IF(SUM(C11,C19,C36,C54,C58,C62)=0,&quot;-&quot;,SUM(C11,C19,C36,C54,C58,C62))" table:style-name="ce45">
            <text:p>262<text:s/></text:p>
          </table:table-cell>
          <table:table-cell office:value-type="float" office:value="53385.4355" table:formula="msoxl:=  IF(SUM(D11,D19,D36,D54,D58,D62)=0,&quot;-&quot;,SUM(D11,D19,D36,D54,D58,D62))" table:style-name="ce45">
            <text:p>53,385<text:s/></text:p>
          </table:table-cell>
          <table:table-cell office:value-type="float" office:value="987.1" table:formula="msoxl:=  IF(SUM(E11,E19,E36,E54,E58,E62)=0,&quot;-&quot;,SUM(E11,E19,E36,E54,E58,E62))" table:style-name="ce45">
            <text:p>987<text:s/></text:p>
          </table:table-cell>
          <table:table-cell office:value-type="float" office:value="148777.5" table:formula="msoxl:=  IF(SUM(F11,F19,F36,F54,F58,F62)=0,&quot;-&quot;,SUM(F11,F19,F36,F54,F58,F62))" table:style-name="ce45">
            <text:p>148,778<text:s/></text:p>
          </table:table-cell>
          <table:table-cell office:value-type="float" office:value="53551.416590000008" table:formula="msoxl:=  IF(SUM(G11,G19,G36,G54,G58,G62)=0,&quot;-&quot;,SUM(G11,G19,G36,G54,G58,G62))" table:style-name="ce45">
            <text:p>53,551<text:s/></text:p>
          </table:table-cell>
          <table:table-cell office:value-type="float" office:value="3506125.4018700002" table:formula="msoxl:=  IF(SUM(H11,H19,H36,H54,H58,H62)=0,&quot;-&quot;,SUM(H11,H19,H36,H54,H58,H62))" table:style-name="ce45">
            <text:p>3,506,125<text:s/></text:p>
          </table:table-cell>
          <table:table-cell office:value-type="float" office:value="2209.3188300000002" table:formula="msoxl:=  IF(SUM(I11,I19,I36,I54,I58,I62)=0,&quot;-&quot;,SUM(I11,I19,I36,I54,I58,I62))" table:style-name="ce45">
            <text:p>2,209<text:s/></text:p>
          </table:table-cell>
          <table:table-cell office:value-type="float" office:value="544318.03234999999" table:formula="msoxl:=  IF(SUM(J11,J19,J36,J54,J58,J62)=0,&quot;-&quot;,SUM(J11,J19,J36,J54,J58,J62))" table:style-name="ce45">
            <text:p>544,318<text:s/></text:p>
          </table:table-cell>
          <table:table-cell office:value-type="float" office:value="205.03721999999999" table:formula="msoxl:=  IF(SUM(K11,K19,K36,K54,K58,K62)=0,&quot;-&quot;,SUM(K11,K19,K36,K54,K58,K62))" table:style-name="ce45">
            <text:p>205<text:s/></text:p>
          </table:table-cell>
          <table:table-cell office:value-type="float" office:value="46124.344779999999" table:formula="msoxl:=  IF(SUM(L11,L19,L36,L54,L58,L62)=0,&quot;-&quot;,SUM(L11,L19,L36,L54,L58,L62))" table:style-name="ce45">
            <text:p>46,124<text:s/></text:p>
          </table:table-cell>
          <table:table-cell office:value-type="float" office:value="310.17415" table:formula="msoxl:=  IF(SUM(M11,M19,M36,M54,M58,M62)=0,&quot;-&quot;,SUM(M11,M19,M36,M54,M58,M62))" table:style-name="ce45">
            <text:p>310<text:s/></text:p>
          </table:table-cell>
          <table:table-cell office:value-type="float" office:value="102946.05439999999" table:formula="msoxl:=  IF(SUM(N11,N19,N36,N54,N58,N62)=0,&quot;-&quot;,SUM(N11,N19,N36,N54,N58,N62))" table:style-name="ce45">
            <text:p>102,946<text:s/></text:p>
          </table:table-cell>
          <table:table-cell office:value-type="float" office:value="350.93687" table:formula="msoxl:=  IF(SUM(O11,O19,O36,O54,O58,O62)=0,&quot;-&quot;,SUM(O11,O19,O36,O54,O58,O62))" table:style-name="ce45">
            <text:p>351<text:s/></text:p>
          </table:table-cell>
          <table:table-cell office:value-type="float" office:value="77984.558510000003" table:formula="msoxl:=  IF(SUM(P11,P19,P36,P54,P58,P62)=0,&quot;-&quot;,SUM(P11,P19,P36,P54,P58,P62))" table:style-name="ce45">
            <text:p>77,985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52">
            <text:p>-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52">
            <text:p>-</text:p>
          </table:table-cell>
          <table:table-cell office:value-type="float" office:value="62.453000000000003" table:formula="msoxl:=  IF(SUM(I12:I18)=0,&quot;-&quot;,SUM(I12:I18))" table:style-name="ce52">
            <text:p>62<text:s/></text:p>
          </table:table-cell>
          <table:table-cell office:value-type="float" office:value="5646.87" table:formula="msoxl:=  IF(SUM(J12:J18)=0,&quot;-&quot;,SUM(J12:J18))" table:style-name="ce53">
            <text:p>5,647<text:s/></text:p>
          </table:table-cell>
          <table:table-cell office:value-type="float" office:value="62.453000000000003" table:formula="msoxl:=  IF(SUM(K12:K18)=0,&quot;-&quot;,SUM(K12:K18))" table:style-name="ce52">
            <text:p>62<text:s/></text:p>
          </table:table-cell>
          <table:table-cell office:value-type="float" office:value="5646.87" table:formula="msoxl:=  IF(SUM(L12:L18)=0,&quot;-&quot;,SUM(L12:L18))" table:style-name="ce52">
            <text:p>5,647<text:s/>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52">
            <text:p>-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3.904000000000003" table:formula="msoxl:=  IF(SUM(K12,M12,O12,'漁業生產量值-漁業種類別魚類別生產量值3'!C12)=0,&quot;-&quot;,SUM(K12,M12,O12,'漁業生產量值-漁業種類別魚類別生產量值3'!C12))" table:style-name="ce55">
            <text:p>54<text:s/></text:p>
          </table:table-cell>
          <table:table-cell office:value-type="float" office:value="5390.4" table:formula="msoxl:=  IF(SUM(L12,N12,P12,'漁業生產量值-漁業種類別魚類別生產量值3'!D12)=0,&quot;-&quot;,SUM(L12,N12,P12,'漁業生產量值-漁業種類別魚類別生產量值3'!D12))" table:style-name="ce55">
            <text:p>5,390<text:s/></text:p>
          </table:table-cell>
          <table:table-cell office:value-type="float" office:value="53.904000000000003" table:style-name="ce55">
            <text:p>54<text:s/></text:p>
          </table:table-cell>
          <table:table-cell office:value-type="float" office:value="5390.4" table:style-name="ce55">
            <text:p>5,39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3,M13,O13,'漁業生產量值-漁業種類別魚類別生產量值3'!C13)=0,&quot;-&quot;,SUM(K13,M13,O13,'漁業生產量值-漁業種類別魚類別生產量值3'!C13))" table:style-name="ce55">
            <text:p>-</text:p>
          </table:table-cell>
          <table:table-cell office:value-type="string" office:string-value="-" table:formula="msoxl:=  IF(SUM(L13,N13,P13,'漁業生產量值-漁業種類別魚類別生產量值3'!D13)=0,&quot;-&quot;,SUM(L13,N13,P13,'漁業生產量值-漁業種類別魚類別生產量值3'!D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4,M14,O14,'漁業生產量值-漁業種類別魚類別生產量值3'!C14)=0,&quot;-&quot;,SUM(K14,M14,O14,'漁業生產量值-漁業種類別魚類別生產量值3'!C14))" table:style-name="ce55">
            <text:p>-</text:p>
          </table:table-cell>
          <table:table-cell office:value-type="string" office:string-value="-" table:formula="msoxl:=  IF(SUM(L14,N14,P14,'漁業生產量值-漁業種類別魚類別生產量值3'!D14)=0,&quot;-&quot;,SUM(L14,N14,P14,'漁業生產量值-漁業種類別魚類別生產量值3'!D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5,M15,O15,'漁業生產量值-漁業種類別魚類別生產量值3'!C15)=0,&quot;-&quot;,SUM(K15,M15,O15,'漁業生產量值-漁業種類別魚類別生產量值3'!C15))" table:style-name="ce55">
            <text:p>-</text:p>
          </table:table-cell>
          <table:table-cell office:value-type="string" office:string-value="-" table:formula="msoxl:=  IF(SUM(L15,N15,P15,'漁業生產量值-漁業種類別魚類別生產量值3'!D15)=0,&quot;-&quot;,SUM(L15,N15,P15,'漁業生產量值-漁業種類別魚類別生產量值3'!D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.5489999999999995" table:formula="msoxl:=  IF(SUM(K16,M16,O16,'漁業生產量值-漁業種類別魚類別生產量值3'!C16)=0,&quot;-&quot;,SUM(K16,M16,O16,'漁業生產量值-漁業種類別魚類別生產量值3'!C16))" table:style-name="ce55">
            <text:p>9<text:s/></text:p>
          </table:table-cell>
          <table:table-cell office:value-type="float" office:value="256.47000000000003" table:formula="msoxl:=  IF(SUM(L16,N16,P16,'漁業生產量值-漁業種類別魚類別生產量值3'!D16)=0,&quot;-&quot;,SUM(L16,N16,P16,'漁業生產量值-漁業種類別魚類別生產量值3'!D16))" table:style-name="ce55">
            <text:p>256<text:s/></text:p>
          </table:table-cell>
          <table:table-cell office:value-type="float" office:value="8.5489999999999995" table:style-name="ce55">
            <text:p>9<text:s/></text:p>
          </table:table-cell>
          <table:table-cell office:value-type="float" office:value="256.47000000000003" table:style-name="ce55">
            <text:p>25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7,M17,O17,'漁業生產量值-漁業種類別魚類別生產量值3'!C17)=0,&quot;-&quot;,SUM(K17,M17,O17,'漁業生產量值-漁業種類別魚類別生產量值3'!C17))" table:style-name="ce55">
            <text:p>-</text:p>
          </table:table-cell>
          <table:table-cell office:value-type="string" office:string-value="-" table:formula="msoxl:=  IF(SUM(L17,N17,P17,'漁業生產量值-漁業種類別魚類別生產量值3'!D17)=0,&quot;-&quot;,SUM(L17,N17,P17,'漁業生產量值-漁業種類別魚類別生產量值3'!D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18,M18,O18,'漁業生產量值-漁業種類別魚類別生產量值3'!C18)=0,&quot;-&quot;,SUM(K18,M18,O18,'漁業生產量值-漁業種類別魚類別生產量值3'!C18))" table:style-name="ce55">
            <text:p>-</text:p>
          </table:table-cell>
          <table:table-cell office:value-type="string" office:string-value="-" table:formula="msoxl:=  IF(SUM(L18,N18,P18,'漁業生產量值-漁業種類別魚類別生產量值3'!D18)=0,&quot;-&quot;,SUM(L18,N18,P18,'漁業生產量值-漁業種類別魚類別生產量值3'!D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string" office:string-value="-" table:formula="msoxl:=  IF(SUM(C20:C35)=0,&quot;-&quot;,SUM(C20:C35))" table:style-name="ce52">
            <text:p>-</text:p>
          </table:table-cell>
          <table:table-cell office:value-type="string" office:string-value="-" table:formula="msoxl:=  IF(SUM(D20:D35)=0,&quot;-&quot;,SUM(D20:D35))" table:style-name="ce52">
            <text:p>-</text:p>
          </table:table-cell>
          <table:table-cell office:value-type="string" office:string-value="-" table:formula="msoxl:=  IF(SUM(E20:E35)=0,&quot;-&quot;,SUM(E20:E35))" table:style-name="ce52">
            <text:p>-</text:p>
          </table:table-cell>
          <table:table-cell office:value-type="string" office:string-value="-" table:formula="msoxl:=  IF(SUM(F20:F35)=0,&quot;-&quot;,SUM(F20:F35))" table:style-name="ce52">
            <text:p>-</text:p>
          </table:table-cell>
          <table:table-cell office:value-type="float" office:value="2.52E-2" table:formula="msoxl:=  IF(SUM(G20:G35)=0,&quot;-&quot;,SUM(G20:G35))" table:style-name="ce52">
            <text:p>0<text:s/></text:p>
          </table:table-cell>
          <table:table-cell office:value-type="float" office:value="3.0542400000000001" table:formula="msoxl:=  IF(SUM(H20:H35)=0,&quot;-&quot;,SUM(H20:H35))" table:style-name="ce52">
            <text:p>3<text:s/></text:p>
          </table:table-cell>
          <table:table-cell office:value-type="float" office:value="913.29871999999989" table:formula="msoxl:=  IF(SUM(I20:I35)=0,&quot;-&quot;,SUM(I20:I35))" table:style-name="ce52">
            <text:p>913<text:s/></text:p>
          </table:table-cell>
          <table:table-cell office:value-type="float" office:value="245653.05916999999" table:formula="msoxl:=  IF(SUM(J20:J35)=0,&quot;-&quot;,SUM(J20:J35))" table:style-name="ce52">
            <text:p>245,653<text:s/></text:p>
          </table:table-cell>
          <table:table-cell office:value-type="float" office:value="98.969799999999992" table:formula="msoxl:=  IF(SUM(K20:K35)=0,&quot;-&quot;,SUM(K20:K35))" table:style-name="ce52">
            <text:p>99<text:s/></text:p>
          </table:table-cell>
          <table:table-cell office:value-type="float" office:value="30698.186999999998" table:formula="msoxl:=  IF(SUM(L20:L35)=0,&quot;-&quot;,SUM(L20:L35))" table:style-name="ce52">
            <text:p>30,698<text:s/></text:p>
          </table:table-cell>
          <table:table-cell office:value-type="float" office:value="191.14591999999999" table:formula="msoxl:=  IF(SUM(M20:M35)=0,&quot;-&quot;,SUM(M20:M35))" table:style-name="ce52">
            <text:p>191<text:s/></text:p>
          </table:table-cell>
          <table:table-cell office:value-type="float" office:value="61018.382960000003" table:formula="msoxl:=  IF(SUM(N20:N35)=0,&quot;-&quot;,SUM(N20:N35))" table:style-name="ce52">
            <text:p>61,018<text:s/></text:p>
          </table:table-cell>
          <table:table-cell office:value-type="float" office:value="44.743000000000002" table:formula="msoxl:=  IF(SUM(O20:O35)=0,&quot;-&quot;,SUM(O20:O35))" table:style-name="ce52">
            <text:p>45<text:s/></text:p>
          </table:table-cell>
          <table:table-cell office:value-type="float" office:value="10888.083079999999" table:formula="msoxl:=  IF(SUM(P20:P35)=0,&quot;-&quot;,SUM(P20:P35))" table:style-name="ce52">
            <text:p>10,88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K20,M20,O20,'漁業生產量值-漁業種類別魚類別生產量值3'!C20)=0,&quot;-&quot;,SUM(K20,M20,O20,'漁業生產量值-漁業種類別魚類別生產量值3'!C20))" table:style-name="ce55">
            <text:p>-</text:p>
          </table:table-cell>
          <table:table-cell office:value-type="string" office:string-value="-" table:formula="msoxl:=  IF(SUM(L20,N20,P20,'漁業生產量值-漁業種類別魚類別生產量值3'!D20)=0,&quot;-&quot;,SUM(L20,N20,P20,'漁業生產量值-漁業種類別魚類別生產量值3'!D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1,M21,O21,'漁業生產量值-漁業種類別魚類別生產量值3'!C21)=0,&quot;-&quot;,SUM(K21,M21,O21,'漁業生產量值-漁業種類別魚類別生產量值3'!C21))" table:style-name="ce55">
            <text:p>-</text:p>
          </table:table-cell>
          <table:table-cell office:value-type="string" office:string-value="-" table:formula="msoxl:=  IF(SUM(L21,N21,P21,'漁業生產量值-漁業種類別魚類別生產量值3'!D21)=0,&quot;-&quot;,SUM(L21,N21,P21,'漁業生產量值-漁業種類別魚類別生產量值3'!D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2,M22,O22,'漁業生產量值-漁業種類別魚類別生產量值3'!C22)=0,&quot;-&quot;,SUM(K22,M22,O22,'漁業生產量值-漁業種類別魚類別生產量值3'!C22))" table:style-name="ce55">
            <text:p>-</text:p>
          </table:table-cell>
          <table:table-cell office:value-type="string" office:string-value="-" table:formula="msoxl:=  IF(SUM(L22,N22,P22,'漁業生產量值-漁業種類別魚類別生產量值3'!D22)=0,&quot;-&quot;,SUM(L22,N22,P22,'漁業生產量值-漁業種類別魚類別生產量值3'!D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52E-2" table:style-name="ce55">
            <text:p>0<text:s/></text:p>
          </table:table-cell>
          <table:table-cell office:value-type="float" office:value="3.0542400000000001" table:style-name="ce55">
            <text:p>3<text:s/></text:p>
          </table:table-cell>
          <table:table-cell office:value-type="float" office:value="108.98307" table:formula="msoxl:=  IF(SUM(K23,M23,O23,'漁業生產量值-漁業種類別魚類別生產量值3'!C23)=0,&quot;-&quot;,SUM(K23,M23,O23,'漁業生產量值-漁業種類別魚類別生產量值3'!C23))" table:style-name="ce55">
            <text:p>109<text:s/></text:p>
          </table:table-cell>
          <table:table-cell office:value-type="float" office:value="19420.49915" table:formula="msoxl:=  IF(SUM(L23,N23,P23,'漁業生產量值-漁業種類別魚類別生產量值3'!D23)=0,&quot;-&quot;,SUM(L23,N23,P23,'漁業生產量值-漁業種類別魚類別生產量值3'!D23))" table:style-name="ce55">
            <text:p>19,420<text:s/></text:p>
          </table:table-cell>
          <table:table-cell office:value-type="float" office:value="9.1364999999999998" table:style-name="ce55">
            <text:p>9<text:s/></text:p>
          </table:table-cell>
          <table:table-cell office:value-type="float" office:value="2416.2950000000001" table:style-name="ce55">
            <text:p>2,416<text:s/></text:p>
          </table:table-cell>
          <table:table-cell office:value-type="float" office:value="38.482759999999999" table:style-name="ce55">
            <text:p>38<text:s/></text:p>
          </table:table-cell>
          <table:table-cell office:value-type="float" office:value="4658.1398499999996" table:style-name="ce55">
            <text:p>4,658<text:s/></text:p>
          </table:table-cell>
          <table:table-cell office:value-type="float" office:value="11.770479999999999" table:style-name="ce55">
            <text:p>12<text:s/></text:p>
          </table:table-cell>
          <table:table-cell office:value-type="float" office:value="2917.90587" table:style-name="ce55">
            <text:p>2,91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5.298139999999989" table:formula="msoxl:=  IF(SUM(K24,M24,O24,'漁業生產量值-漁業種類別魚類別生產量值3'!C24)=0,&quot;-&quot;,SUM(K24,M24,O24,'漁業生產量值-漁業種類別魚類別生產量值3'!C24))" table:style-name="ce55">
            <text:p>95<text:s/></text:p>
          </table:table-cell>
          <table:table-cell office:value-type="float" office:value="22428.376469999999" table:formula="msoxl:=  IF(SUM(L24,N24,P24,'漁業生產量值-漁業種類別魚類別生產量值3'!D24)=0,&quot;-&quot;,SUM(L24,N24,P24,'漁業生產量值-漁業種類別魚類別生產量值3'!D24))" table:style-name="ce55">
            <text:p>22,428<text:s/></text:p>
          </table:table-cell>
          <table:table-cell office:value-type="float" office:value="40.841119999999997" table:style-name="ce55">
            <text:p>41<text:s/></text:p>
          </table:table-cell>
          <table:table-cell office:value-type="float" office:value="9033.4575999999997" table:style-name="ce55">
            <text:p>9,033<text:s/></text:p>
          </table:table-cell>
          <table:table-cell office:value-type="float" office:value="2.2454999999999998" table:style-name="ce55">
            <text:p>2<text:s/></text:p>
          </table:table-cell>
          <table:table-cell office:value-type="float" office:value="510.31135" table:style-name="ce55">
            <text:p>510<text:s/></text:p>
          </table:table-cell>
          <table:table-cell office:value-type="float" office:value="26.6858" table:style-name="ce55">
            <text:p>27<text:s/></text:p>
          </table:table-cell>
          <table:table-cell office:value-type="float" office:value="6380.3739699999996" table:style-name="ce55">
            <text:p>6,38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5,M25,O25,'漁業生產量值-漁業種類別魚類別生產量值3'!C25)=0,&quot;-&quot;,SUM(K25,M25,O25,'漁業生產量值-漁業種類別魚類別生產量值3'!C25))" table:style-name="ce55">
            <text:p>-</text:p>
          </table:table-cell>
          <table:table-cell office:value-type="string" office:string-value="-" table:formula="msoxl:=  IF(SUM(L25,N25,P25,'漁業生產量值-漁業種類別魚類別生產量值3'!D25)=0,&quot;-&quot;,SUM(L25,N25,P25,'漁業生產量值-漁業種類別魚類別生產量值3'!D2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6,M26,O26,'漁業生產量值-漁業種類別魚類別生產量值3'!C26)=0,&quot;-&quot;,SUM(K26,M26,O26,'漁業生產量值-漁業種類別魚類別生產量值3'!C26))" table:style-name="ce55">
            <text:p>-</text:p>
          </table:table-cell>
          <table:table-cell office:value-type="string" office:string-value="-" table:formula="msoxl:=  IF(SUM(L26,N26,P26,'漁業生產量值-漁業種類別魚類別生產量值3'!D26)=0,&quot;-&quot;,SUM(L26,N26,P26,'漁業生產量值-漁業種類別魚類別生產量值3'!D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7,M27,O27,'漁業生產量值-漁業種類別魚類別生產量值3'!C27)=0,&quot;-&quot;,SUM(K27,M27,O27,'漁業生產量值-漁業種類別魚類別生產量值3'!C27))" table:style-name="ce55">
            <text:p>-</text:p>
          </table:table-cell>
          <table:table-cell office:value-type="string" office:string-value="-" table:formula="msoxl:=  IF(SUM(L27,N27,P27,'漁業生產量值-漁業種類別魚類別生產量值3'!D27)=0,&quot;-&quot;,SUM(L27,N27,P27,'漁業生產量值-漁業種類別魚類別生產量值3'!D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53.37342999999998" table:formula="msoxl:=  IF(SUM(K28,M28,O28,'漁業生產量值-漁業種類別魚類別生產量值3'!C28)=0,&quot;-&quot;,SUM(K28,M28,O28,'漁業生產量值-漁業種類別魚類別生產量值3'!C28))" table:style-name="ce55">
            <text:p>553<text:s/></text:p>
          </table:table-cell>
          <table:table-cell office:value-type="float" office:value="149760.17455" table:formula="msoxl:=  IF(SUM(L28,N28,P28,'漁業生產量值-漁業種類別魚類別生產量值3'!D28)=0,&quot;-&quot;,SUM(L28,N28,P28,'漁業生產量值-漁業種類別魚類別生產量值3'!D28))" table:style-name="ce55">
            <text:p>149,760<text:s/></text:p>
          </table:table-cell>
          <table:table-cell office:value-type="float" office:value="33.877180000000003" table:style-name="ce55">
            <text:p>34<text:s/></text:p>
          </table:table-cell>
          <table:table-cell office:value-type="float" office:value="14133.5694" table:style-name="ce55">
            <text:p>14,134<text:s/></text:p>
          </table:table-cell>
          <table:table-cell office:value-type="float" office:value="84.839579999999998" table:style-name="ce55">
            <text:p>85<text:s/></text:p>
          </table:table-cell>
          <table:table-cell office:value-type="float" office:value="27696.015759999998" table:style-name="ce55">
            <text:p>27,696<text:s/></text:p>
          </table:table-cell>
          <table:table-cell office:value-type="float" office:value="0.36671999999999999" table:style-name="ce55">
            <text:p>0<text:s/></text:p>
          </table:table-cell>
          <table:table-cell office:value-type="float" office:value="109.80324" table:style-name="ce55">
            <text:p>11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9,M29,O29,'漁業生產量值-漁業種類別魚類別生產量值3'!C29)=0,&quot;-&quot;,SUM(K29,M29,O29,'漁業生產量值-漁業種類別魚類別生產量值3'!C29))" table:style-name="ce55">
            <text:p>-</text:p>
          </table:table-cell>
          <table:table-cell office:value-type="string" office:string-value="-" table:formula="msoxl:=  IF(SUM(L29,N29,P29,'漁業生產量值-漁業種類別魚類別生產量值3'!D29)=0,&quot;-&quot;,SUM(L29,N29,P29,'漁業生產量值-漁業種類別魚類別生產量值3'!D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55.22408000000001" table:formula="msoxl:=  IF(SUM(K30,M30,O30,'漁業生產量值-漁業種類別魚類別生產量值3'!C30)=0,&quot;-&quot;,SUM(K30,M30,O30,'漁業生產量值-漁業種類別魚類別生產量值3'!C30))" table:style-name="ce55">
            <text:p>155<text:s/></text:p>
          </table:table-cell>
          <table:table-cell office:value-type="float" office:value="53973.197" table:formula="msoxl:=  IF(SUM(L30,N30,P30,'漁業生產量值-漁業種類別魚類別生產量值3'!D30)=0,&quot;-&quot;,SUM(L30,N30,P30,'漁業生產量值-漁業種類別魚類別生產量值3'!D30))" table:style-name="ce55">
            <text:p>53,973<text:s/></text:p>
          </table:table-cell>
          <table:table-cell office:value-type="float" office:value="15.115" table:style-name="ce55">
            <text:p>15<text:s/></text:p>
          </table:table-cell>
          <table:table-cell office:value-type="float" office:value="5114.8649999999998" table:style-name="ce55">
            <text:p>5,115<text:s/></text:p>
          </table:table-cell>
          <table:table-cell office:value-type="float" office:value="65.57808" table:style-name="ce55">
            <text:p>66<text:s/></text:p>
          </table:table-cell>
          <table:table-cell office:value-type="float" office:value="28153.916000000001" table:style-name="ce55">
            <text:p>28,154<text:s/></text:p>
          </table:table-cell>
          <table:table-cell office:value-type="float" office:value="5.92" table:style-name="ce55">
            <text:p>6<text:s/></text:p>
          </table:table-cell>
          <table:table-cell office:value-type="float" office:value="1480" table:style-name="ce55">
            <text:p>1,48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1,M31,O31,'漁業生產量值-漁業種類別魚類別生產量值3'!C31)=0,&quot;-&quot;,SUM(K31,M31,O31,'漁業生產量值-漁業種類別魚類別生產量值3'!C31))" table:style-name="ce55">
            <text:p>-</text:p>
          </table:table-cell>
          <table:table-cell office:value-type="string" office:string-value="-" table:formula="msoxl:=  IF(SUM(L31,N31,P31,'漁業生產量值-漁業種類別魚類別生產量值3'!D31)=0,&quot;-&quot;,SUM(L31,N31,P31,'漁業生產量值-漁業種類別魚類別生產量值3'!D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2,M32,O32,'漁業生產量值-漁業種類別魚類別生產量值3'!C32)=0,&quot;-&quot;,SUM(K32,M32,O32,'漁業生產量值-漁業種類別魚類別生產量值3'!C32))" table:style-name="ce55">
            <text:p>-</text:p>
          </table:table-cell>
          <table:table-cell office:value-type="string" office:string-value="-" table:formula="msoxl:=  IF(SUM(L32,N32,P32,'漁業生產量值-漁業種類別魚類別生產量值3'!D32)=0,&quot;-&quot;,SUM(L32,N32,P32,'漁業生產量值-漁業種類別魚類別生產量值3'!D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3,M33,O33,'漁業生產量值-漁業種類別魚類別生產量值3'!C33)=0,&quot;-&quot;,SUM(K33,M33,O33,'漁業生產量值-漁業種類別魚類別生產量值3'!C33))" table:style-name="ce55">
            <text:p>-</text:p>
          </table:table-cell>
          <table:table-cell office:value-type="string" office:string-value="-" table:formula="msoxl:=  IF(SUM(L33,N33,P33,'漁業生產量值-漁業種類別魚類別生產量值3'!D33)=0,&quot;-&quot;,SUM(L33,N33,P33,'漁業生產量值-漁業種類別魚類別生產量值3'!D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4,M34,O34,'漁業生產量值-漁業種類別魚類別生產量值3'!C34)=0,&quot;-&quot;,SUM(K34,M34,O34,'漁業生產量值-漁業種類別魚類別生產量值3'!C34))" table:style-name="ce55">
            <text:p>-</text:p>
          </table:table-cell>
          <table:table-cell office:value-type="string" office:string-value="-" table:formula="msoxl:=  IF(SUM(L34,N34,P34,'漁業生產量值-漁業種類別魚類別生產量值3'!D34)=0,&quot;-&quot;,SUM(L34,N34,P34,'漁業生產量值-漁業種類別魚類別生產量值3'!D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0.42" table:formula="msoxl:=  IF(SUM(K35,M35,O35,'漁業生產量值-漁業種類別魚類別生產量值3'!C35)=0,&quot;-&quot;,SUM(K35,M35,O35,'漁業生產量值-漁業種類別魚類別生產量值3'!C35))" table:style-name="ce55">
            <text:p>0<text:s/></text:p>
          </table:table-cell>
          <table:table-cell office:value-type="float" office:value="70.811999999999998" table:formula="msoxl:=  IF(SUM(L35,N35,P35,'漁業生產量值-漁業種類別魚類別生產量值3'!D35)=0,&quot;-&quot;,SUM(L35,N35,P35,'漁業生產量值-漁業種類別魚類別生產量值3'!D35))" table:style-name="ce55">
            <text:p>71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string" office:string-value="-" table:formula="msoxl:=  IF(SUM(C37:C53)=0,&quot;-&quot;,SUM(C37:C53))" table:style-name="ce52">
            <text:p>-</text:p>
          </table:table-cell>
          <table:table-cell office:value-type="string" office:string-value="-" table:formula="msoxl:=  IF(SUM(D37:D53)=0,&quot;-&quot;,SUM(D37:D53))" table:style-name="ce52">
            <text:p>-</text:p>
          </table:table-cell>
          <table:table-cell office:value-type="string" office:string-value="-" table:formula="msoxl:=  IF(SUM(E37:E53)=0,&quot;-&quot;,SUM(E37:E53))" table:style-name="ce52">
            <text:p>-</text:p>
          </table:table-cell>
          <table:table-cell office:value-type="string" office:string-value="-" table:formula="msoxl:=  IF(SUM(F37:F53)=0,&quot;-&quot;,SUM(F37:F53))" table:style-name="ce52">
            <text:p>-</text:p>
          </table:table-cell>
          <table:table-cell office:value-type="float" office:value="23.829389999999997" table:formula="msoxl:=  IF(SUM(G37:G53)=0,&quot;-&quot;,SUM(G37:G53))" table:style-name="ce52">
            <text:p>24<text:s/></text:p>
          </table:table-cell>
          <table:table-cell office:value-type="float" office:value="2076.2266799999998" table:formula="msoxl:=  IF(SUM(H37:H53)=0,&quot;-&quot;,SUM(H37:H53))" table:style-name="ce52">
            <text:p>2,076<text:s/></text:p>
          </table:table-cell>
          <table:table-cell office:value-type="float" office:value="449.49561999999997" table:formula="msoxl:=  IF(SUM(I37:I53)=0,&quot;-&quot;,SUM(I37:I53))" table:style-name="ce52">
            <text:p>449<text:s/></text:p>
          </table:table-cell>
          <table:table-cell office:value-type="float" office:value="135153.26267999999" table:formula="msoxl:=  IF(SUM(J37:J53)=0,&quot;-&quot;,SUM(J37:J53))" table:style-name="ce52">
            <text:p>135,153<text:s/></text:p>
          </table:table-cell>
          <table:table-cell office:value-type="float" office:value="43.614420000000003" table:formula="msoxl:=  IF(SUM(K37:K53)=0,&quot;-&quot;,SUM(K37:K53))" table:style-name="ce52">
            <text:p>44<text:s/></text:p>
          </table:table-cell>
          <table:table-cell office:value-type="float" office:value="9779.2877800000006" table:formula="msoxl:=  IF(SUM(L37:L53)=0,&quot;-&quot;,SUM(L37:L53))" table:style-name="ce52">
            <text:p>9,779<text:s/></text:p>
          </table:table-cell>
          <table:table-cell office:value-type="float" office:value="119.02823000000001" table:formula="msoxl:=  IF(SUM(M37:M53)=0,&quot;-&quot;,SUM(M37:M53))" table:style-name="ce52">
            <text:p>119<text:s/></text:p>
          </table:table-cell>
          <table:table-cell office:value-type="float" office:value="41927.671439999998" table:formula="msoxl:=  IF(SUM(N37:N53)=0,&quot;-&quot;,SUM(N37:N53))" table:style-name="ce52">
            <text:p>41,928<text:s/></text:p>
          </table:table-cell>
          <table:table-cell office:value-type="float" office:value="166.74365" table:formula="msoxl:=  IF(SUM(O37:O53)=0,&quot;-&quot;,SUM(O37:O53))" table:style-name="ce52">
            <text:p>167<text:s/></text:p>
          </table:table-cell>
          <table:table-cell office:value-type="float" office:value="44765.704430000005" table:formula="msoxl:=  IF(SUM(P37:P53)=0,&quot;-&quot;,SUM(P37:P53))" table:style-name="ce52">
            <text:p>44,76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3.014589999999998" table:style-name="ce55">
            <text:p>23<text:s/></text:p>
          </table:table-cell>
          <table:table-cell office:value-type="float" office:value="1992.79242" table:style-name="ce55">
            <text:p>1,993<text:s/></text:p>
          </table:table-cell>
          <table:table-cell office:value-type="float" office:value="9.3613999999999997" table:formula="msoxl:=  IF(SUM(K37,M37,O37,'漁業生產量值-漁業種類別魚類別生產量值3'!C37)=0,&quot;-&quot;,SUM(K37,M37,O37,'漁業生產量值-漁業種類別魚類別生產量值3'!C37))" table:style-name="ce55">
            <text:p>9<text:s/></text:p>
          </table:table-cell>
          <table:table-cell office:value-type="float" office:value="2967.00864" table:formula="msoxl:=  IF(SUM(L37,N37,P37,'漁業生產量值-漁業種類別魚類別生產量值3'!D37)=0,&quot;-&quot;,SUM(L37,N37,P37,'漁業生產量值-漁業種類別魚類別生產量值3'!D37))" table:style-name="ce55">
            <text:p>2,967<text:s/></text:p>
          </table:table-cell>
          <table:table-cell office:value-type="float" office:value="4.4499999999999998E-2" table:style-name="ce55">
            <text:p>0<text:s/></text:p>
          </table:table-cell>
          <table:table-cell office:value-type="float" office:value="20.49" table:style-name="ce55">
            <text:p>2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.0574000000000003" table:style-name="ce55">
            <text:p>6<text:s/></text:p>
          </table:table-cell>
          <table:table-cell office:value-type="float" office:value="1522.1679999999999" table:style-name="ce55">
            <text:p>1,52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8,M38,O38,'漁業生產量值-漁業種類別魚類別生產量值3'!C38)=0,&quot;-&quot;,SUM(K38,M38,O38,'漁業生產量值-漁業種類別魚類別生產量值3'!C38))" table:style-name="ce55">
            <text:p>-</text:p>
          </table:table-cell>
          <table:table-cell office:value-type="string" office:string-value="-" table:formula="msoxl:=  IF(SUM(L38,N38,P38,'漁業生產量值-漁業種類別魚類別生產量值3'!D38)=0,&quot;-&quot;,SUM(L38,N38,P38,'漁業生產量值-漁業種類別魚類別生產量值3'!D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9,M39,O39,'漁業生產量值-漁業種類別魚類別生產量值3'!C39)=0,&quot;-&quot;,SUM(K39,M39,O39,'漁業生產量值-漁業種類別魚類別生產量值3'!C39))" table:style-name="ce55">
            <text:p>-</text:p>
          </table:table-cell>
          <table:table-cell office:value-type="string" office:string-value="-" table:formula="msoxl:=  IF(SUM(L39,N39,P39,'漁業生產量值-漁業種類別魚類別生產量值3'!D39)=0,&quot;-&quot;,SUM(L39,N39,P39,'漁業生產量值-漁業種類別魚類別生產量值3'!D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81479999999999997" table:style-name="ce55">
            <text:p>1<text:s/></text:p>
          </table:table-cell>
          <table:table-cell office:value-type="float" office:value="83.434259999999995" table:style-name="ce55">
            <text:p>83<text:s/></text:p>
          </table:table-cell>
          <table:table-cell office:value-type="float" office:value="257.76589999999999" table:formula="msoxl:=  IF(SUM(K40,M40,O40,'漁業生產量值-漁業種類別魚類別生產量值3'!C40)=0,&quot;-&quot;,SUM(K40,M40,O40,'漁業生產量值-漁業種類別魚類別生產量值3'!C40))" table:style-name="ce55">
            <text:p>258<text:s/></text:p>
          </table:table-cell>
          <table:table-cell office:value-type="float" office:value="68480.828880000001" table:formula="msoxl:=  IF(SUM(L40,N40,P40,'漁業生產量值-漁業種類別魚類別生產量值3'!D40)=0,&quot;-&quot;,SUM(L40,N40,P40,'漁業生產量值-漁業種類別魚類別生產量值3'!D40))" table:style-name="ce55">
            <text:p>68,481<text:s/></text:p>
          </table:table-cell>
          <table:table-cell office:value-type="float" office:value="35.760199999999998" table:style-name="ce55">
            <text:p>36<text:s/></text:p>
          </table:table-cell>
          <table:table-cell office:value-type="float" office:value="6980.2085200000001" table:style-name="ce55">
            <text:p>6,980<text:s/></text:p>
          </table:table-cell>
          <table:table-cell office:value-type="float" office:value="26.019100000000002" table:style-name="ce55">
            <text:p>26<text:s/></text:p>
          </table:table-cell>
          <table:table-cell office:value-type="float" office:value="5971.06315" table:style-name="ce55">
            <text:p>5,971<text:s/></text:p>
          </table:table-cell>
          <table:table-cell office:value-type="float" office:value="134.99504999999999" table:style-name="ce55">
            <text:p>135<text:s/></text:p>
          </table:table-cell>
          <table:table-cell office:value-type="float" office:value="34476.642870000003" table:style-name="ce55">
            <text:p>34,47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1,M41,O41,'漁業生產量值-漁業種類別魚類別生產量值3'!C41)=0,&quot;-&quot;,SUM(K41,M41,O41,'漁業生產量值-漁業種類別魚類別生產量值3'!C41))" table:style-name="ce55">
            <text:p>-</text:p>
          </table:table-cell>
          <table:table-cell office:value-type="string" office:string-value="-" table:formula="msoxl:=  IF(SUM(L41,N41,P41,'漁業生產量值-漁業種類別魚類別生產量值3'!D41)=0,&quot;-&quot;,SUM(L41,N41,P41,'漁業生產量值-漁業種類別魚類別生產量值3'!D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2,M42,O42,'漁業生產量值-漁業種類別魚類別生產量值3'!C42)=0,&quot;-&quot;,SUM(K42,M42,O42,'漁業生產量值-漁業種類別魚類別生產量值3'!C42))" table:style-name="ce55">
            <text:p>-</text:p>
          </table:table-cell>
          <table:table-cell office:value-type="string" office:string-value="-" table:formula="msoxl:=  IF(SUM(L42,N42,P42,'漁業生產量值-漁業種類別魚類別生產量值3'!D42)=0,&quot;-&quot;,SUM(L42,N42,P42,'漁業生產量值-漁業種類別魚類別生產量值3'!D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3,M43,O43,'漁業生產量值-漁業種類別魚類別生產量值3'!C43)=0,&quot;-&quot;,SUM(K43,M43,O43,'漁業生產量值-漁業種類別魚類別生產量值3'!C43))" table:style-name="ce55">
            <text:p>-</text:p>
          </table:table-cell>
          <table:table-cell office:value-type="string" office:string-value="-" table:formula="msoxl:=  IF(SUM(L43,N43,P43,'漁業生產量值-漁業種類別魚類別生產量值3'!D43)=0,&quot;-&quot;,SUM(L43,N43,P43,'漁業生產量值-漁業種類別魚類別生產量值3'!D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4,M44,O44,'漁業生產量值-漁業種類別魚類別生產量值3'!C44)=0,&quot;-&quot;,SUM(K44,M44,O44,'漁業生產量值-漁業種類別魚類別生產量值3'!C44))" table:style-name="ce55">
            <text:p>-</text:p>
          </table:table-cell>
          <table:table-cell office:value-type="string" office:string-value="-" table:formula="msoxl:=  IF(SUM(L44,N44,P44,'漁業生產量值-漁業種類別魚類別生產量值3'!D44)=0,&quot;-&quot;,SUM(L44,N44,P44,'漁業生產量值-漁業種類別魚類別生產量值3'!D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5,M45,O45,'漁業生產量值-漁業種類別魚類別生產量值3'!C45)=0,&quot;-&quot;,SUM(K45,M45,O45,'漁業生產量值-漁業種類別魚類別生產量值3'!C45))" table:style-name="ce55">
            <text:p>-</text:p>
          </table:table-cell>
          <table:table-cell office:value-type="string" office:string-value="-" table:formula="msoxl:=  IF(SUM(L45,N45,P45,'漁業生產量值-漁業種類別魚類別生產量值3'!D45)=0,&quot;-&quot;,SUM(L45,N45,P45,'漁業生產量值-漁業種類別魚類別生產量值3'!D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.7400000000000003E-2" table:formula="msoxl:=  IF(SUM(K46,M46,O46,'漁業生產量值-漁業種類別魚類別生產量值3'!C46)=0,&quot;-&quot;,SUM(K46,M46,O46,'漁業生產量值-漁業種類別魚類別生產量值3'!C46))" table:style-name="ce55">
            <text:p>0<text:s/></text:p>
          </table:table-cell>
          <table:table-cell office:value-type="float" office:value="8.2371999999999996" table:formula="msoxl:=  IF(SUM(L46,N46,P46,'漁業生產量值-漁業種類別魚類別生產量值3'!D46)=0,&quot;-&quot;,SUM(L46,N46,P46,'漁業生產量值-漁業種類別魚類別生產量值3'!D46))" table:style-name="ce55">
            <text:p>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.1999999999999998E-3" table:style-name="ce55">
            <text:p>0<text:s/></text:p>
          </table:table-cell>
          <table:table-cell office:value-type="float" office:value="1.27556" table:style-name="ce55">
            <text:p>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25.02694" table:formula="msoxl:=  IF(SUM(K47,M47,O47,'漁業生產量值-漁業種類別魚類別生產量值3'!C47)=0,&quot;-&quot;,SUM(K47,M47,O47,'漁業生產量值-漁業種類別魚類別生產量值3'!C47))" table:style-name="ce55">
            <text:p>125<text:s/></text:p>
          </table:table-cell>
          <table:table-cell office:value-type="float" office:value="47572.694729999996" table:formula="msoxl:=  IF(SUM(L47,N47,P47,'漁業生產量值-漁業種類別魚類別生產量值3'!D47)=0,&quot;-&quot;,SUM(L47,N47,P47,'漁業生產量值-漁業種類別魚類別生產量值3'!D47))" table:style-name="ce55">
            <text:p>47,573<text:s/></text:p>
          </table:table-cell>
          <table:table-cell office:value-type="float" office:value="4.9150999999999998" table:style-name="ce55">
            <text:p>5<text:s/></text:p>
          </table:table-cell>
          <table:table-cell office:value-type="float" office:value="925.56356000000005" table:style-name="ce55">
            <text:p>926<text:s/></text:p>
          </table:table-cell>
          <table:table-cell office:value-type="float" office:value="66.540300000000002" table:style-name="ce55">
            <text:p>67<text:s/></text:p>
          </table:table-cell>
          <table:table-cell office:value-type="float" office:value="29633.158039999998" table:style-name="ce55">
            <text:p>29,633<text:s/></text:p>
          </table:table-cell>
          <table:table-cell office:value-type="float" office:value="11.191000000000001" table:style-name="ce55">
            <text:p>11<text:s/></text:p>
          </table:table-cell>
          <table:table-cell office:value-type="float" office:value="3714" table:style-name="ce55">
            <text:p>3,71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8.186340000000001" table:formula="msoxl:=  IF(SUM(K48,M48,O48,'漁業生產量值-漁業種類別魚類別生產量值3'!C48)=0,&quot;-&quot;,SUM(K48,M48,O48,'漁業生產量值-漁業種類別魚類別生產量值3'!C48))" table:style-name="ce55">
            <text:p>48<text:s/></text:p>
          </table:table-cell>
          <table:table-cell office:value-type="float" office:value="11597.20859" table:formula="msoxl:=  IF(SUM(L48,N48,P48,'漁業生產量值-漁業種類別魚類別生產量值3'!D48)=0,&quot;-&quot;,SUM(L48,N48,P48,'漁業生產量值-漁業種類別魚類別生產量值3'!D48))" table:style-name="ce55">
            <text:p>11,597<text:s/></text:p>
          </table:table-cell>
          <table:table-cell office:value-type="float" office:value="0.61462000000000006" table:style-name="ce55">
            <text:p>1<text:s/></text:p>
          </table:table-cell>
          <table:table-cell office:value-type="float" office:value="314.02569999999997" table:style-name="ce55">
            <text:p>314<text:s/></text:p>
          </table:table-cell>
          <table:table-cell office:value-type="float" office:value="23.568829999999998" table:style-name="ce55">
            <text:p>24<text:s/></text:p>
          </table:table-cell>
          <table:table-cell office:value-type="float" office:value="4510.9502499999999" table:style-name="ce55">
            <text:p>4,511<text:s/></text:p>
          </table:table-cell>
          <table:table-cell office:value-type="float" office:value="14.494999999999999" table:style-name="ce55">
            <text:p>14<text:s/></text:p>
          </table:table-cell>
          <table:table-cell office:value-type="float" office:value="5051.6180000000004" table:style-name="ce55">
            <text:p>5,05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9,M49,O49,'漁業生產量值-漁業種類別魚類別生產量值3'!C49)=0,&quot;-&quot;,SUM(K49,M49,O49,'漁業生產量值-漁業種類別魚類別生產量值3'!C49))" table:style-name="ce55">
            <text:p>-</text:p>
          </table:table-cell>
          <table:table-cell office:value-type="string" office:string-value="-" table:formula="msoxl:=  IF(SUM(L49,N49,P49,'漁業生產量值-漁業種類別魚類別生產量值3'!D49)=0,&quot;-&quot;,SUM(L49,N49,P49,'漁業生產量值-漁業種類別魚類別生產量值3'!D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0,M50,O50,'漁業生產量值-漁業種類別魚類別生產量值3'!C50)=0,&quot;-&quot;,SUM(K50,M50,O50,'漁業生產量值-漁業種類別魚類別生產量值3'!C50))" table:style-name="ce55">
            <text:p>-</text:p>
          </table:table-cell>
          <table:table-cell office:value-type="string" office:string-value="-" table:formula="msoxl:=  IF(SUM(L50,N50,P50,'漁業生產量值-漁業種類別魚類別生產量值3'!D50)=0,&quot;-&quot;,SUM(L50,N50,P50,'漁業生產量值-漁業種類別魚類別生產量值3'!D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.42" table:formula="msoxl:=  IF(SUM(K51,M51,O51,'漁業生產量值-漁業種類別魚類別生產量值3'!C51)=0,&quot;-&quot;,SUM(K51,M51,O51,'漁業生產量值-漁業種類別魚類別生產量值3'!C51))" table:style-name="ce55">
            <text:p>8<text:s/></text:p>
          </table:table-cell>
          <table:table-cell office:value-type="float" office:value="4404.5" table:formula="msoxl:=  IF(SUM(L51,N51,P51,'漁業生產量值-漁業種類別魚類別生產量值3'!D51)=0,&quot;-&quot;,SUM(L51,N51,P51,'漁業生產量值-漁業種類別魚類別生產量值3'!D51))" table:style-name="ce55">
            <text:p>4,405<text:s/></text:p>
          </table:table-cell>
          <table:table-cell office:value-type="float" office:value="2.2799999999999998" table:style-name="ce55">
            <text:p>2<text:s/></text:p>
          </table:table-cell>
          <table:table-cell office:value-type="float" office:value="1539" table:style-name="ce55">
            <text:p>1,539<text:s/></text:p>
          </table:table-cell>
          <table:table-cell office:value-type="float" office:value="2.9" table:style-name="ce55">
            <text:p>3<text:s/></text:p>
          </table:table-cell>
          <table:table-cell office:value-type="float" office:value="1812.5" table:style-name="ce55">
            <text:p>1,81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2,M52,O52,'漁業生產量值-漁業種類別魚類別生產量值3'!C52)=0,&quot;-&quot;,SUM(K52,M52,O52,'漁業生產量值-漁業種類別魚類別生產量值3'!C52))" table:style-name="ce55">
            <text:p>-</text:p>
          </table:table-cell>
          <table:table-cell office:value-type="string" office:string-value="-" table:formula="msoxl:=  IF(SUM(L52,N52,P52,'漁業生產量值-漁業種類別魚類別生產量值3'!D52)=0,&quot;-&quot;,SUM(L52,N52,P52,'漁業生產量值-漁業種類別魚類別生產量值3'!D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0.69764000000000004" table:formula="msoxl:=  IF(SUM(K53,M53,O53,'漁業生產量值-漁業種類別魚類別生產量值3'!C53)=0,&quot;-&quot;,SUM(K53,M53,O53,'漁業生產量值-漁業種類別魚類別生產量值3'!C53))" table:style-name="ce55">
            <text:p>1<text:s/></text:p>
          </table:table-cell>
          <table:table-cell office:value-type="float" office:value="122.78464" table:formula="msoxl:=  IF(SUM(L53,N53,P53,'漁業生產量值-漁業種類別魚類別生產量值3'!D53)=0,&quot;-&quot;,SUM(L53,N53,P53,'漁業生產量值-漁業種類別魚類別生產量值3'!D53))" table:style-name="ce55">
            <text:p>123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3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5,M55,O55,'漁業生產量值-漁業種類別魚類別生產量值3'!C55)=0,&quot;-&quot;,SUM(K55,M55,O55,'漁業生產量值-漁業種類別魚類別生產量值3'!C55))" table:style-name="ce55">
            <text:p>-</text:p>
          </table:table-cell>
          <table:table-cell office:value-type="string" office:string-value="-" table:formula="msoxl:=  IF(SUM(L55,N55,P55,'漁業生產量值-漁業種類別魚類別生產量值3'!D55)=0,&quot;-&quot;,SUM(L55,N55,P55,'漁業生產量值-漁業種類別魚類別生產量值3'!D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6,M56,O56,'漁業生產量值-漁業種類別魚類別生產量值3'!C56)=0,&quot;-&quot;,SUM(K56,M56,O56,'漁業生產量值-漁業種類別魚類別生產量值3'!C56))" table:style-name="ce55">
            <text:p>-</text:p>
          </table:table-cell>
          <table:table-cell office:value-type="string" office:string-value="-" table:formula="msoxl:=  IF(SUM(L56,N56,P56,'漁業生產量值-漁業種類別魚類別生產量值3'!D56)=0,&quot;-&quot;,SUM(L56,N56,P56,'漁業生產量值-漁業種類別魚類別生產量值3'!D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57,M57,O57,'漁業生產量值-漁業種類別魚類別生產量值3'!C57)=0,&quot;-&quot;,SUM(K57,M57,O57,'漁業生產量值-漁業種類別魚類別生產量值3'!C57))" table:style-name="ce55">
            <text:p>-</text:p>
          </table:table-cell>
          <table:table-cell office:value-type="string" office:string-value="-" table:formula="msoxl:=  IF(SUM(L57,N57,P57,'漁業生產量值-漁業種類別魚類別生產量值3'!D57)=0,&quot;-&quot;,SUM(L57,N57,P57,'漁業生產量值-漁業種類別魚類別生產量值3'!D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float" office:value="175.2" table:formula="msoxl:=  IF(SUM(I59:I61)=0,&quot;-&quot;,SUM(I59:I61))" table:style-name="ce52">
            <text:p>175<text:s/></text:p>
          </table:table-cell>
          <table:table-cell office:value-type="float" office:value="61320" table:formula="msoxl:=  IF(SUM(J59:J61)=0,&quot;-&quot;,SUM(J59:J61))" table:style-name="ce53">
            <text:p>61,320<text:s/>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float" office:value="7" table:formula="msoxl:=  IF(SUM(O59:O61)=0,&quot;-&quot;,SUM(O59:O61))" table:style-name="ce52">
            <text:p>7<text:s/></text:p>
          </table:table-cell>
          <table:table-cell office:value-type="float" office:value="2450" table:formula="msoxl:=  IF(SUM(P59:P61)=0,&quot;-&quot;,SUM(P59:P61))" table:style-name="ce52">
            <text:p>2,45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9,M59,O59,'漁業生產量值-漁業種類別魚類別生產量值3'!C59)=0,&quot;-&quot;,SUM(K59,M59,O59,'漁業生產量值-漁業種類別魚類別生產量值3'!C59))" table:style-name="ce55">
            <text:p>-</text:p>
          </table:table-cell>
          <table:table-cell office:value-type="string" office:string-value="-" table:formula="msoxl:=  IF(SUM(L59,N59,P59,'漁業生產量值-漁業種類別魚類別生產量值3'!D59)=0,&quot;-&quot;,SUM(L59,N59,P59,'漁業生產量值-漁業種類別魚類別生產量值3'!D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75.2" table:formula="msoxl:=  IF(SUM(K60,M60,O60,'漁業生產量值-漁業種類別魚類別生產量值3'!C60)=0,&quot;-&quot;,SUM(K60,M60,O60,'漁業生產量值-漁業種類別魚類別生產量值3'!C60))" table:style-name="ce55">
            <text:p>175<text:s/></text:p>
          </table:table-cell>
          <table:table-cell office:value-type="float" office:value="61320" table:formula="msoxl:=  IF(SUM(L60,N60,P60,'漁業生產量值-漁業種類別魚類別生產量值3'!D60)=0,&quot;-&quot;,SUM(L60,N60,P60,'漁業生產量值-漁業種類別魚類別生產量值3'!D60))" table:style-name="ce55">
            <text:p>61,32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" table:style-name="ce55">
            <text:p>7<text:s/></text:p>
          </table:table-cell>
          <table:table-cell office:value-type="float" office:value="2450" table:style-name="ce55">
            <text:p>2,450<text:s/>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61,M61,O61,'漁業生產量值-漁業種類別魚類別生產量值3'!C61)=0,&quot;-&quot;,SUM(K61,M61,O61,'漁業生產量值-漁業種類別魚類別生產量值3'!C61))" table:style-name="ce55">
            <text:p>-</text:p>
          </table:table-cell>
          <table:table-cell office:value-type="string" office:string-value="-" table:formula="msoxl:=  IF(SUM(L61,N61,P61,'漁業生產量值-漁業種類別魚類別生產量值3'!D61)=0,&quot;-&quot;,SUM(L61,N61,P61,'漁業生產量值-漁業種類別魚類別生產量值3'!D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262.04000000000002" table:formula="msoxl:=  IF(SUM(C63,C64,C65,C67)=0,IF(C66=0,&quot;-&quot;,C66),SUM(C63,C64,C65,C67))" table:style-name="ce52">
            <text:p>262<text:s/></text:p>
          </table:table-cell>
          <table:table-cell office:value-type="float" office:value="53385.4355" table:formula="msoxl:=  IF(SUM(D63:D67)=0,&quot;-&quot;,SUM(D63:D67))" table:style-name="ce52">
            <text:p>53,385<text:s/></text:p>
          </table:table-cell>
          <table:table-cell office:value-type="float" office:value="987.1" table:formula="msoxl:=  IF(SUM(E63,E64,E65,E67)=0,IF(E66=0,&quot;-&quot;,E66),SUM(E63,E64,E65,E67))" table:style-name="ce52">
            <text:p>987<text:s/></text:p>
          </table:table-cell>
          <table:table-cell office:value-type="float" office:value="148777.5" table:formula="msoxl:=  IF(SUM(F63:F67)=0,&quot;-&quot;,SUM(F63:F67))" table:style-name="ce52">
            <text:p>148,778<text:s/></text:p>
          </table:table-cell>
          <table:table-cell office:value-type="float" office:value="53527.562000000005" table:formula="msoxl:=  IF(SUM(G63,G64,G65,G67)=0,IF(G66=0,&quot;-&quot;,G66),SUM(G63,G64,G65,G67))" table:style-name="ce52">
            <text:p>53,528<text:s/></text:p>
          </table:table-cell>
          <table:table-cell office:value-type="float" office:value="3504046.1209500004" table:formula="msoxl:=  IF(SUM(H63:H67)=0,&quot;-&quot;,SUM(H63:H67))" table:style-name="ce52">
            <text:p>3,504,046<text:s/></text:p>
          </table:table-cell>
          <table:table-cell office:value-type="float" office:value="608.87148999999999" table:formula="msoxl:=  IF(SUM(I63,I64,I65,I67)=0,IF(I66=0,&quot;-&quot;,I66),SUM(I63,I64,I65,I67))" table:style-name="ce52">
            <text:p>609<text:s/></text:p>
          </table:table-cell>
          <table:table-cell office:value-type="float" office:value="96544.840499999991" table:formula="msoxl:=  IF(SUM(J63:J67)=0,&quot;-&quot;,SUM(J63:J67))" table:style-name="ce53">
            <text:p>96,545<text:s/>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float" office:value="132.45022" table:formula="msoxl:=  IF(SUM(O63,O64,O65,O67)=0,IF(O66=0,&quot;-&quot;,O66),SUM(O63,O64,O65,O67))" table:style-name="ce52">
            <text:p>132<text:s/></text:p>
          </table:table-cell>
          <table:table-cell office:value-type="float" office:value="19880.771000000001" table:formula="msoxl:=  IF(SUM(P63:P67)=0,&quot;-&quot;,SUM(P63:P67))" table:style-name="ce52">
            <text:p>19,88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6461.120000000003" table:style-name="ce55">
            <text:p>36,461<text:s/></text:p>
          </table:table-cell>
          <table:table-cell office:value-type="float" office:value="2411124.6416000002" table:style-name="ce55">
            <text:p>2,411,125<text:s/></text:p>
          </table:table-cell>
          <table:table-cell office:value-type="float" office:value="583.35149000000001" table:formula="msoxl:=  IF(SUM(K63,M63,O63,'漁業生產量值-漁業種類別魚類別生產量值3'!C63)=0,&quot;-&quot;,SUM(K63,M63,O63,'漁業生產量值-漁業種類別魚類別生產量值3'!C63))" table:style-name="ce55">
            <text:p>583<text:s/></text:p>
          </table:table-cell>
          <table:table-cell office:value-type="float" office:value="92397.840499999991" table:formula="msoxl:=  IF(SUM(L63,N63,P63,'漁業生產量值-漁業種類別魚類別生產量值3'!D63)=0,&quot;-&quot;,SUM(L63,N63,P63,'漁業生產量值-漁業種類別魚類別生產量值3'!D63))" table:style-name="ce55">
            <text:p>92,39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32.45022" table:style-name="ce55">
            <text:p>132<text:s/></text:p>
          </table:table-cell>
          <table:table-cell office:value-type="float" office:value="19880.771000000001" table:style-name="ce55">
            <text:p>19,88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float" office:value="262.04000000000002" table:style-name="ce55">
            <text:p>262<text:s/></text:p>
          </table:table-cell>
          <table:table-cell office:value-type="float" office:value="53385.4355" table:style-name="ce55">
            <text:p>53,385<text:s/></text:p>
          </table:table-cell>
          <table:table-cell office:value-type="float" office:value="987.1" table:style-name="ce55">
            <text:p>987<text:s/></text:p>
          </table:table-cell>
          <table:table-cell office:value-type="float" office:value="148777.5" table:style-name="ce55">
            <text:p>148,778<text:s/></text:p>
          </table:table-cell>
          <table:table-cell office:value-type="float" office:value="17066.441999999999" table:style-name="ce55">
            <text:p>17,066<text:s/></text:p>
          </table:table-cell>
          <table:table-cell office:value-type="float" office:value="1092921.4793499999" table:style-name="ce55">
            <text:p>1,092,921<text:s/></text:p>
          </table:table-cell>
          <table:table-cell office:value-type="float" office:value="25.52" table:formula="msoxl:=  IF(SUM(K64,M64,O64,'漁業生產量值-漁業種類別魚類別生產量值3'!C64)=0,&quot;-&quot;,SUM(K64,M64,O64,'漁業生產量值-漁業種類別魚類別生產量值3'!C64))" table:style-name="ce55">
            <text:p>26<text:s/></text:p>
          </table:table-cell>
          <table:table-cell office:value-type="float" office:value="4147" table:formula="msoxl:=  IF(SUM(L64,N64,P64,'漁業生產量值-漁業種類別魚類別生產量值3'!D64)=0,&quot;-&quot;,SUM(L64,N64,P64,'漁業生產量值-漁業種類別魚類別生產量值3'!D64))" table:style-name="ce55">
            <text:p>4,14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5,M65,O65,'漁業生產量值-漁業種類別魚類別生產量值3'!C65)=0,&quot;-&quot;,SUM(K65,M65,O65,'漁業生產量值-漁業種類別魚類別生產量值3'!C65))" table:style-name="ce55">
            <text:p>-</text:p>
          </table:table-cell>
          <table:table-cell office:value-type="string" office:string-value="-" table:formula="msoxl:=  IF(SUM(L65,N65,P65,'漁業生產量值-漁業種類別魚類別生產量值3'!D65)=0,&quot;-&quot;,SUM(L65,N65,P65,'漁業生產量值-漁業種類別魚類別生產量值3'!D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6,M66,O66,'漁業生產量值-漁業種類別魚類別生產量值3'!C66)=0,&quot;-&quot;,SUM(K66,M66,O66,'漁業生產量值-漁業種類別魚類別生產量值3'!C66))" table:style-name="ce55">
            <text:p>-</text:p>
          </table:table-cell>
          <table:table-cell office:value-type="string" office:string-value="-" table:formula="msoxl:=  IF(SUM(L66,N66,P66,'漁業生產量值-漁業種類別魚類別生產量值3'!D66)=0,&quot;-&quot;,SUM(L66,N66,P66,'漁業生產量值-漁業種類別魚類別生產量值3'!D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67,M67,O67,'漁業生產量值-漁業種類別魚類別生產量值3'!C67)=0,&quot;-&quot;,SUM(K67,M67,O67,'漁業生產量值-漁業種類別魚類別生產量值3'!C67))" table:style-name="ce55">
            <text:p>-</text:p>
          </table:table-cell>
          <table:table-cell office:value-type="string" office:string-value="-" table:formula="msoxl:=  IF(SUM(L67,N67,P67,'漁業生產量值-漁業種類別魚類別生產量值3'!D67)=0,&quot;-&quot;,SUM(L67,N67,P67,'漁業生產量值-漁業種類別魚類別生產量值3'!D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6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08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3" draw:style-name="a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11">
            <text:p>鯛 <text:s text:c="3"/>科</text:p>
          </table:table-cell>
          <table:covered-table-cell/>
          <table:table-cell office:value-type="string" table:number-columns-spanned="4" table:number-rows-spanned="1" table:style-name="ce207">
            <text:p>石 <text:s/>首 <text:s/>魚 <text:s/>科</text:p>
          </table:table-cell>
          <table:covered-table-cell table:number-columns-repeated="3"/>
          <table:table-cell table:number-columns-spanned="2" table:number-rows-spanned="1" table:style-name="ce209"/>
          <table:covered-table-cell/>
          <table:table-cell table:style-name="ce25"/>
          <table:table-cell table:style-name="ce26"/>
          <table:table-cell office:value-type="string" table:number-columns-spanned="4" table:number-rows-spanned="1" table:style-name="ce196">
            <text:p>石 <text:s/>斑 <text:s/>類</text:p>
          </table:table-cell>
          <table:covered-table-cell table:number-columns-repeated="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10">
            <text:p>其他鯛</text:p>
          </table:table-cell>
          <table:covered-table-cell/>
          <table:table-cell office:value-type="string" table:number-columns-spanned="2" table:number-rows-spanned="1" table:style-name="ce198">
            <text:p>小計</text:p>
          </table:table-cell>
          <table:covered-table-cell/>
          <table:table-cell office:value-type="string" table:number-columns-spanned="2" table:number-rows-spanned="1" table:style-name="ce198">
            <text:p>白姑魚</text:p>
          </table:table-cell>
          <table:covered-table-cell/>
          <table:table-cell office:value-type="string" table:number-columns-spanned="2" table:number-rows-spanned="1" table:style-name="ce204">
            <text:p>金線魚</text:p>
          </table:table-cell>
          <table:covered-table-cell/>
          <table:table-cell office:value-type="string" table:number-columns-spanned="2" table:number-rows-spanned="1" table:style-name="ce199">
            <text:p>大棘大眼鯛</text:p>
          </table:table-cell>
          <table:covered-table-cell/>
          <table:table-cell office:value-type="string" table:number-columns-spanned="2" table:number-rows-spanned="1" table:style-name="ce198">
            <text:p>小計</text:p>
          </table:table-cell>
          <table:covered-table-cell/>
          <table:table-cell office:value-type="string" table:number-columns-spanned="2" table:number-rows-spanned="1" table:style-name="ce206">
            <text:p>點帶石斑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0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84">
            <text:p>12099</text:p>
          </table:table-cell>
          <table:covered-table-cell/>
          <table:table-cell office:value-type="string" table:number-columns-spanned="2" table:number-rows-spanned="1" table:style-name="ce181">
            <text:p>Sub Total</text:p>
          </table:table-cell>
          <table:covered-table-cell/>
          <table:table-cell office:value-type="string" table:number-columns-spanned="2" table:number-rows-spanned="1" table:style-name="ce181">
            <text:p>15004</text:p>
          </table:table-cell>
          <table:covered-table-cell/>
          <table:table-cell office:value-type="string" table:number-columns-spanned="2" table:number-rows-spanned="1" table:style-name="ce192">
            <text:p>16001</text:p>
          </table:table-cell>
          <table:covered-table-cell/>
          <table:table-cell office:value-type="string" table:number-columns-spanned="2" table:number-rows-spanned="1" table:style-name="ce181">
            <text:p>23001</text:p>
          </table:table-cell>
          <table:covered-table-cell/>
          <table:table-cell office:value-type="string" table:number-columns-spanned="2" table:number-rows-spanned="1" table:style-name="ce181">
            <text:p>Sub Total</text:p>
          </table:table-cell>
          <table:covered-table-cell/>
          <table:table-cell office:value-type="string" table:number-columns-spanned="2" table:number-rows-spanned="1" table:style-name="ce181">
            <text:p>26002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1343.1705899999999" table:formula="msoxl:=  IF(SUM(C11,C19,C36,C54,C58,C62)=0,&quot;-&quot;,SUM(C11,C19,C36,C54,C58,C62))" table:style-name="ce45">
            <text:p>1,343<text:s/></text:p>
          </table:table-cell>
          <table:table-cell office:value-type="float" office:value="317263.07465999998" table:formula="msoxl:=  IF(SUM(D11,D19,D36,D54,D58,D62)=0,&quot;-&quot;,SUM(D11,D19,D36,D54,D58,D62))" table:style-name="ce45">
            <text:p>317,263<text:s/></text:p>
          </table:table-cell>
          <table:table-cell office:value-type="float" office:value="852.03229999999996" table:formula="msoxl:=  IF(SUM(E11,E19,E36,E54,E58,E62)=0,&quot;-&quot;,SUM(E11,E19,E36,E54,E58,E62))" table:style-name="ce45">
            <text:p>852<text:s/></text:p>
          </table:table-cell>
          <table:table-cell office:value-type="float" office:value="104829.92077" table:formula="msoxl:=  IF(SUM(F11,F19,F36,F54,F58,F62)=0,&quot;-&quot;,SUM(F11,F19,F36,F54,F58,F62))" table:style-name="ce45">
            <text:p>104,830<text:s/></text:p>
          </table:table-cell>
          <table:table-cell office:value-type="float" office:value="852.03229999999996" table:formula="msoxl:=  IF(SUM(G11,G19,G36,G54,G58,G62)=0,&quot;-&quot;,SUM(G11,G19,G36,G54,G58,G62))" table:style-name="ce45">
            <text:p>852<text:s/></text:p>
          </table:table-cell>
          <table:table-cell office:value-type="float" office:value="104829.92077" table:formula="msoxl:=  IF(SUM(H11,H19,H36,H54,H58,H62)=0,&quot;-&quot;,SUM(H11,H19,H36,H54,H58,H62))" table:style-name="ce45">
            <text:p>104,830<text:s/></text:p>
          </table:table-cell>
          <table:table-cell office:value-type="float" office:value="455.94240000000002" table:formula="msoxl:=  IF(SUM(I11,I19,I36,I54,I58,I62)=0,&quot;-&quot;,SUM(I11,I19,I36,I54,I58,I62))" table:style-name="ce45">
            <text:p>456<text:s/></text:p>
          </table:table-cell>
          <table:table-cell office:value-type="float" office:value="38466.306000000004" table:formula="msoxl:=  IF(SUM(J11,J19,J36,J54,J58,J62)=0,&quot;-&quot;,SUM(J11,J19,J36,J54,J58,J62))" table:style-name="ce45">
            <text:p>38,466<text:s/></text:p>
          </table:table-cell>
          <table:table-cell office:value-type="float" office:value="484.23978999999997" table:formula="msoxl:=  IF(SUM(K11,K19,K36,K54,K58,K62)=0,&quot;-&quot;,SUM(K11,K19,K36,K54,K58,K62))" table:style-name="ce45">
            <text:p>484<text:s/></text:p>
          </table:table-cell>
          <table:table-cell office:value-type="float" office:value="141618.23212000003" table:formula="msoxl:=  IF(SUM(L11,L19,L36,L54,L58,L62)=0,&quot;-&quot;,SUM(L11,L19,L36,L54,L58,L62))" table:style-name="ce45">
            <text:p>141,618<text:s/></text:p>
          </table:table-cell>
          <table:table-cell office:value-type="float" office:value="24961.170999999998" table:formula="msoxl:=  IF(SUM(M11,M19,M36,M54,M58,M62)=0,&quot;-&quot;,SUM(M11,M19,M36,M54,M58,M62))" table:style-name="ce45">
            <text:p>24,961<text:s/></text:p>
          </table:table-cell>
          <table:table-cell office:value-type="float" office:value="7239456.6213299995" table:formula="msoxl:=  IF(SUM(N11,N19,N36,N54,N58,N62)=0,&quot;-&quot;,SUM(N11,N19,N36,N54,N58,N62))" table:style-name="ce45">
            <text:p>7,239,457<text:s/></text:p>
          </table:table-cell>
          <table:table-cell office:value-type="float" office:value="16167.98235" table:formula="msoxl:=  IF(SUM(O11,O19,O36,O54,O58,O62)=0,&quot;-&quot;,SUM(O11,O19,O36,O54,O58,O62))" table:style-name="ce45">
            <text:p>16,168<text:s/></text:p>
          </table:table-cell>
          <table:table-cell office:value-type="float" office:value="4730055.6933000004" table:formula="msoxl:=  IF(SUM(P11,P19,P36,P54,P58,P62)=0,&quot;-&quot;,SUM(P11,P19,P36,P54,P58,P62))" table:style-name="ce45">
            <text:p>4,730,056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float" office:value="63.222000000000001" table:formula="msoxl:=  IF(SUM(E12:E18)=0,&quot;-&quot;,SUM(E12:E18))" table:style-name="ce52">
            <text:p>63<text:s/></text:p>
          </table:table-cell>
          <table:table-cell office:value-type="float" office:value="2383.4694" table:formula="msoxl:=  IF(SUM(F12:F18)=0,&quot;-&quot;,SUM(F12:F18))" table:style-name="ce53">
            <text:p>2,383<text:s/></text:p>
          </table:table-cell>
          <table:table-cell office:value-type="float" office:value="63.222000000000001" table:formula="msoxl:=  IF(SUM(G12:G18)=0,&quot;-&quot;,SUM(G12:G18))" table:style-name="ce52">
            <text:p>63<text:s/></text:p>
          </table:table-cell>
          <table:table-cell office:value-type="float" office:value="2383.4694" table:formula="msoxl:=  IF(SUM(H12:H18)=0,&quot;-&quot;,SUM(H12:H18))" table:style-name="ce52">
            <text:p>2,383<text:s/></text:p>
          </table:table-cell>
          <table:table-cell office:value-type="float" office:value="406.51400000000001" table:formula="msoxl:=  IF(SUM(I12:I18)=0,&quot;-&quot;,SUM(I12:I18))" table:style-name="ce52">
            <text:p>407<text:s/></text:p>
          </table:table-cell>
          <table:table-cell office:value-type="float" office:value="28614.599200000001" table:formula="msoxl:=  IF(SUM(J12:J18)=0,&quot;-&quot;,SUM(J12:J18))" table:style-name="ce52">
            <text:p>28,615<text:s/></text:p>
          </table:table-cell>
          <table:table-cell office:value-type="float" office:value="6.851" table:formula="msoxl:=  IF(SUM(K12:K18)=0,&quot;-&quot;,SUM(K12:K18))" table:style-name="ce52">
            <text:p>7<text:s/></text:p>
          </table:table-cell>
          <table:table-cell office:value-type="float" office:value="342.55" table:formula="msoxl:=  IF(SUM(L12:L18)=0,&quot;-&quot;,SUM(L12:L18))" table:style-name="ce52">
            <text:p>343<text:s/></text:p>
          </table:table-cell>
          <table:table-cell office:value-type="float" office:value="26.928999999999998" table:formula="msoxl:=  IF(SUM(M12:M18)=0,&quot;-&quot;,SUM(M12:M18))" table:style-name="ce52">
            <text:p>27<text:s/></text:p>
          </table:table-cell>
          <table:table-cell office:value-type="float" office:value="2162.3987000000002" table:formula="msoxl:=  IF(SUM(N12:N18)=0,&quot;-&quot;,SUM(N12:N18))" table:style-name="ce53">
            <text:p>2,162<text:s/>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3.222000000000001" table:formula="msoxl:=  IF(SUM(G12)=0,&quot;-&quot;,SUM(G12))" table:style-name="ce55">
            <text:p>63<text:s/></text:p>
          </table:table-cell>
          <table:table-cell office:value-type="float" office:value="2383.4694" table:formula="msoxl:=  IF(SUM(H12)=0,&quot;-&quot;,SUM(H12))" table:style-name="ce55">
            <text:p>2,383<text:s/></text:p>
          </table:table-cell>
          <table:table-cell office:value-type="float" office:value="63.222000000000001" table:style-name="ce55">
            <text:p>63<text:s/></text:p>
          </table:table-cell>
          <table:table-cell office:value-type="float" office:value="2383.4694" table:style-name="ce55">
            <text:p>2,383<text:s/></text:p>
          </table:table-cell>
          <table:table-cell office:value-type="float" office:value="406.51400000000001" table:style-name="ce55">
            <text:p>407<text:s/></text:p>
          </table:table-cell>
          <table:table-cell office:value-type="float" office:value="28614.599200000001" table:style-name="ce55">
            <text:p>28,615<text:s/></text:p>
          </table:table-cell>
          <table:table-cell office:value-type="float" office:value="6.851" table:style-name="ce55">
            <text:p>7<text:s/></text:p>
          </table:table-cell>
          <table:table-cell office:value-type="float" office:value="342.55" table:style-name="ce55">
            <text:p>343<text:s/></text:p>
          </table:table-cell>
          <table:table-cell office:value-type="float" office:value="26.928999999999998" table:formula="msoxl:=  IF(SUM(O12,'漁業生產量值-漁業種類別魚類別生產量值4'!C12,'漁業生產量值-漁業種類別魚類別生產量值4'!E12)=0,&quot;-&quot;,SUM(O12,'漁業生產量值-漁業種類別魚類別生產量值4'!C12,'漁業生產量值-漁業種類別魚類別生產量值4'!E12))" table:style-name="ce55">
            <text:p>27<text:s/></text:p>
          </table:table-cell>
          <table:table-cell office:value-type="float" office:value="2162.3987000000002" table:formula="msoxl:=  IF(SUM(P12,'漁業生產量值-漁業種類別魚類別生產量值4'!D12,'漁業生產量值-漁業種類別魚類別生產量值4'!F12)=0,&quot;-&quot;,SUM(P12,'漁業生產量值-漁業種類別魚類別生產量值4'!D12,'漁業生產量值-漁業種類別魚類別生產量值4'!F12))" table:style-name="ce55">
            <text:p>2,16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13)=0,&quot;-&quot;,SUM(G13))" table:style-name="ce55">
            <text:p>-</text:p>
          </table:table-cell>
          <table:table-cell office:value-type="string" office:string-value="-" table:formula="msoxl:=  IF(SUM(H13)=0,&quot;-&quot;,SUM(H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13,'漁業生產量值-漁業種類別魚類別生產量值4'!C13,'漁業生產量值-漁業種類別魚類別生產量值4'!E13)=0,&quot;-&quot;,SUM(O13,'漁業生產量值-漁業種類別魚類別生產量值4'!C13,'漁業生產量值-漁業種類別魚類別生產量值4'!E13))" table:style-name="ce55">
            <text:p>-</text:p>
          </table:table-cell>
          <table:table-cell office:value-type="string" office:string-value="-" table:formula="msoxl:=  IF(SUM(P13,'漁業生產量值-漁業種類別魚類別生產量值4'!D13,'漁業生產量值-漁業種類別魚類別生產量值4'!F13)=0,&quot;-&quot;,SUM(P13,'漁業生產量值-漁業種類別魚類別生產量值4'!D13,'漁業生產量值-漁業種類別魚類別生產量值4'!F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14)=0,&quot;-&quot;,SUM(G14))" table:style-name="ce55">
            <text:p>-</text:p>
          </table:table-cell>
          <table:table-cell office:value-type="string" office:string-value="-" table:formula="msoxl:=  IF(SUM(H14)=0,&quot;-&quot;,SUM(H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14,'漁業生產量值-漁業種類別魚類別生產量值4'!C14,'漁業生產量值-漁業種類別魚類別生產量值4'!E14)=0,&quot;-&quot;,SUM(O14,'漁業生產量值-漁業種類別魚類別生產量值4'!C14,'漁業生產量值-漁業種類別魚類別生產量值4'!E14))" table:style-name="ce55">
            <text:p>-</text:p>
          </table:table-cell>
          <table:table-cell office:value-type="string" office:string-value="-" table:formula="msoxl:=  IF(SUM(P14,'漁業生產量值-漁業種類別魚類別生產量值4'!D14,'漁業生產量值-漁業種類別魚類別生產量值4'!F14)=0,&quot;-&quot;,SUM(P14,'漁業生產量值-漁業種類別魚類別生產量值4'!D14,'漁業生產量值-漁業種類別魚類別生產量值4'!F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15)=0,&quot;-&quot;,SUM(G15))" table:style-name="ce55">
            <text:p>-</text:p>
          </table:table-cell>
          <table:table-cell office:value-type="string" office:string-value="-" table:formula="msoxl:=  IF(SUM(H15)=0,&quot;-&quot;,SUM(H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15,'漁業生產量值-漁業種類別魚類別生產量值4'!C15,'漁業生產量值-漁業種類別魚類別生產量值4'!E15)=0,&quot;-&quot;,SUM(O15,'漁業生產量值-漁業種類別魚類別生產量值4'!C15,'漁業生產量值-漁業種類別魚類別生產量值4'!E15))" table:style-name="ce55">
            <text:p>-</text:p>
          </table:table-cell>
          <table:table-cell office:value-type="string" office:string-value="-" table:formula="msoxl:=  IF(SUM(P15,'漁業生產量值-漁業種類別魚類別生產量值4'!D15,'漁業生產量值-漁業種類別魚類別生產量值4'!F15)=0,&quot;-&quot;,SUM(P15,'漁業生產量值-漁業種類別魚類別生產量值4'!D15,'漁業生產量值-漁業種類別魚類別生產量值4'!F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16)=0,&quot;-&quot;,SUM(G16))" table:style-name="ce55">
            <text:p>-</text:p>
          </table:table-cell>
          <table:table-cell office:value-type="string" office:string-value="-" table:formula="msoxl:=  IF(SUM(H16)=0,&quot;-&quot;,SUM(H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16,'漁業生產量值-漁業種類別魚類別生產量值4'!C16,'漁業生產量值-漁業種類別魚類別生產量值4'!E16)=0,&quot;-&quot;,SUM(O16,'漁業生產量值-漁業種類別魚類別生產量值4'!C16,'漁業生產量值-漁業種類別魚類別生產量值4'!E16))" table:style-name="ce55">
            <text:p>-</text:p>
          </table:table-cell>
          <table:table-cell office:value-type="string" office:string-value="-" table:formula="msoxl:=  IF(SUM(P16,'漁業生產量值-漁業種類別魚類別生產量值4'!D16,'漁業生產量值-漁業種類別魚類別生產量值4'!F16)=0,&quot;-&quot;,SUM(P16,'漁業生產量值-漁業種類別魚類別生產量值4'!D16,'漁業生產量值-漁業種類別魚類別生產量值4'!F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17)=0,&quot;-&quot;,SUM(G17))" table:style-name="ce55">
            <text:p>-</text:p>
          </table:table-cell>
          <table:table-cell office:value-type="string" office:string-value="-" table:formula="msoxl:=  IF(SUM(H17)=0,&quot;-&quot;,SUM(H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17,'漁業生產量值-漁業種類別魚類別生產量值4'!C17,'漁業生產量值-漁業種類別魚類別生產量值4'!E17)=0,&quot;-&quot;,SUM(O17,'漁業生產量值-漁業種類別魚類別生產量值4'!C17,'漁業生產量值-漁業種類別魚類別生產量值4'!E17))" table:style-name="ce55">
            <text:p>-</text:p>
          </table:table-cell>
          <table:table-cell office:value-type="string" office:string-value="-" table:formula="msoxl:=  IF(SUM(P17,'漁業生產量值-漁業種類別魚類別生產量值4'!D17,'漁業生產量值-漁業種類別魚類別生產量值4'!F17)=0,&quot;-&quot;,SUM(P17,'漁業生產量值-漁業種類別魚類別生產量值4'!D17,'漁業生產量值-漁業種類別魚類別生產量值4'!F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18)=0,&quot;-&quot;,SUM(G18))" table:style-name="ce55">
            <text:p>-</text:p>
          </table:table-cell>
          <table:table-cell office:value-type="string" office:string-value="-" table:formula="msoxl:=  IF(SUM(H18)=0,&quot;-&quot;,SUM(H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O18,'漁業生產量值-漁業種類別魚類別生產量值4'!C18,'漁業生產量值-漁業種類別魚類別生產量值4'!E18)=0,&quot;-&quot;,SUM(O18,'漁業生產量值-漁業種類別魚類別生產量值4'!C18,'漁業生產量值-漁業種類別魚類別生產量值4'!E18))" table:style-name="ce55">
            <text:p>-</text:p>
          </table:table-cell>
          <table:table-cell office:value-type="string" office:string-value="-" table:formula="msoxl:=  IF(SUM(P18,'漁業生產量值-漁業種類別魚類別生產量值4'!D18,'漁業生產量值-漁業種類別魚類別生產量值4'!F18)=0,&quot;-&quot;,SUM(P18,'漁業生產量值-漁業種類別魚類別生產量值4'!D18,'漁業生產量值-漁業種類別魚類別生產量值4'!F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578.43999999999994" table:formula="msoxl:=  IF(SUM(C20:C35)=0,&quot;-&quot;,SUM(C20:C35))" table:style-name="ce52">
            <text:p>578<text:s/></text:p>
          </table:table-cell>
          <table:table-cell office:value-type="float" office:value="143048.40613000002" table:formula="msoxl:=  IF(SUM(D20:D35)=0,&quot;-&quot;,SUM(D20:D35))" table:style-name="ce52">
            <text:p>143,048<text:s/></text:p>
          </table:table-cell>
          <table:table-cell office:value-type="float" office:value="436.82330000000002" table:formula="msoxl:=  IF(SUM(E20:E35)=0,&quot;-&quot;,SUM(E20:E35))" table:style-name="ce52">
            <text:p>437<text:s/></text:p>
          </table:table-cell>
          <table:table-cell office:value-type="float" office:value="38759.625669999994" table:formula="msoxl:=  IF(SUM(F20:F35)=0,&quot;-&quot;,SUM(F20:F35))" table:style-name="ce52">
            <text:p>38,760<text:s/></text:p>
          </table:table-cell>
          <table:table-cell office:value-type="float" office:value="436.82330000000002" table:formula="msoxl:=  IF(SUM(G20:G35)=0,&quot;-&quot;,SUM(G20:G35))" table:style-name="ce52">
            <text:p>437<text:s/></text:p>
          </table:table-cell>
          <table:table-cell office:value-type="float" office:value="38759.625669999994" table:formula="msoxl:=  IF(SUM(H20:H35)=0,&quot;-&quot;,SUM(H20:H35))" table:style-name="ce52">
            <text:p>38,760<text:s/></text:p>
          </table:table-cell>
          <table:table-cell office:value-type="float" office:value="47.719400000000007" table:formula="msoxl:=  IF(SUM(I20:I35)=0,&quot;-&quot;,SUM(I20:I35))" table:style-name="ce52">
            <text:p>48<text:s/></text:p>
          </table:table-cell>
          <table:table-cell office:value-type="float" office:value="9410.3770800000002" table:formula="msoxl:=  IF(SUM(J20:J35)=0,&quot;-&quot;,SUM(J20:J35))" table:style-name="ce52">
            <text:p>9,410<text:s/></text:p>
          </table:table-cell>
          <table:table-cell office:value-type="float" office:value="313.81650999999999" table:formula="msoxl:=  IF(SUM(K20:K35)=0,&quot;-&quot;,SUM(K20:K35))" table:style-name="ce52">
            <text:p>314<text:s/></text:p>
          </table:table-cell>
          <table:table-cell office:value-type="float" office:value="86484.791880000019" table:formula="msoxl:=  IF(SUM(L20:L35)=0,&quot;-&quot;,SUM(L20:L35))" table:style-name="ce52">
            <text:p>86,485<text:s/></text:p>
          </table:table-cell>
          <table:table-cell office:value-type="float" office:value="418.18900000000002" table:formula="msoxl:=  IF(SUM(M20:M35)=0,&quot;-&quot;,SUM(M20:M35))" table:style-name="ce52">
            <text:p>418<text:s/></text:p>
          </table:table-cell>
          <table:table-cell office:value-type="float" office:value="139527.00413000002" table:formula="msoxl:=  IF(SUM(N20:N35)=0,&quot;-&quot;,SUM(N20:N35))" table:style-name="ce52">
            <text:p>139,527<text:s/></text:p>
          </table:table-cell>
          <table:table-cell office:value-type="float" office:value="4.5999999999999999E-2" table:formula="msoxl:=  IF(SUM(O20:O35)=0,&quot;-&quot;,SUM(O20:O35))" table:style-name="ce52">
            <text:p>0<text:s/></text:p>
          </table:table-cell>
          <table:table-cell office:value-type="float" office:value="14.951000000000001" table:formula="msoxl:=  IF(SUM(P20:P35)=0,&quot;-&quot;,SUM(P20:P35))" table:style-name="ce52">
            <text:p>1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G20)=0,&quot;-&quot;,SUM(G20))" table:style-name="ce55">
            <text:p>-</text:p>
          </table:table-cell>
          <table:table-cell office:value-type="string" office:string-value="-" table:formula="msoxl:=  IF(SUM(H20)=0,&quot;-&quot;,SUM(H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O20,'漁業生產量值-漁業種類別魚類別生產量值4'!C20,'漁業生產量值-漁業種類別魚類別生產量值4'!E20)=0,&quot;-&quot;,SUM(O20,'漁業生產量值-漁業種類別魚類別生產量值4'!C20,'漁業生產量值-漁業種類別魚類別生產量值4'!E20))" table:style-name="ce55">
            <text:p>-</text:p>
          </table:table-cell>
          <table:table-cell office:value-type="string" office:string-value="-" table:formula="msoxl:=  IF(SUM(P20,'漁業生產量值-漁業種類別魚類別生產量值4'!D20,'漁業生產量值-漁業種類別魚類別生產量值4'!F20)=0,&quot;-&quot;,SUM(P20,'漁業生產量值-漁業種類別魚類別生產量值4'!D20,'漁業生產量值-漁業種類別魚類別生產量值4'!F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21)=0,&quot;-&quot;,SUM(G21))" table:style-name="ce55">
            <text:p>-</text:p>
          </table:table-cell>
          <table:table-cell office:value-type="string" office:string-value="-" table:formula="msoxl:=  IF(SUM(H21)=0,&quot;-&quot;,SUM(H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21,'漁業生產量值-漁業種類別魚類別生產量值4'!C21,'漁業生產量值-漁業種類別魚類別生產量值4'!E21)=0,&quot;-&quot;,SUM(O21,'漁業生產量值-漁業種類別魚類別生產量值4'!C21,'漁業生產量值-漁業種類別魚類別生產量值4'!E21))" table:style-name="ce55">
            <text:p>-</text:p>
          </table:table-cell>
          <table:table-cell office:value-type="string" office:string-value="-" table:formula="msoxl:=  IF(SUM(P21,'漁業生產量值-漁業種類別魚類別生產量值4'!D21,'漁業生產量值-漁業種類別魚類別生產量值4'!F21)=0,&quot;-&quot;,SUM(P21,'漁業生產量值-漁業種類別魚類別生產量值4'!D21,'漁業生產量值-漁業種類別魚類別生產量值4'!F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22)=0,&quot;-&quot;,SUM(G22))" table:style-name="ce55">
            <text:p>-</text:p>
          </table:table-cell>
          <table:table-cell office:value-type="string" office:string-value="-" table:formula="msoxl:=  IF(SUM(H22)=0,&quot;-&quot;,SUM(H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22,'漁業生產量值-漁業種類別魚類別生產量值4'!C22,'漁業生產量值-漁業種類別魚類別生產量值4'!E22)=0,&quot;-&quot;,SUM(O22,'漁業生產量值-漁業種類別魚類別生產量值4'!C22,'漁業生產量值-漁業種類別魚類別生產量值4'!E22))" table:style-name="ce55">
            <text:p>-</text:p>
          </table:table-cell>
          <table:table-cell office:value-type="string" office:string-value="-" table:formula="msoxl:=  IF(SUM(P22,'漁業生產量值-漁業種類別魚類別生產量值4'!D22,'漁業生產量值-漁業種類別魚類別生產量值4'!F22)=0,&quot;-&quot;,SUM(P22,'漁業生產量值-漁業種類別魚類別生產量值4'!D22,'漁業生產量值-漁業種類別魚類別生產量值4'!F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49.593330000000002" table:style-name="ce55">
            <text:p>50<text:s/></text:p>
          </table:table-cell>
          <table:table-cell office:value-type="float" office:value="9428.1584299999995" table:style-name="ce55">
            <text:p>9,428<text:s/></text:p>
          </table:table-cell>
          <table:table-cell office:value-type="float" office:value="262.65095000000002" table:formula="msoxl:=  IF(SUM(G23)=0,&quot;-&quot;,SUM(G23))" table:style-name="ce55">
            <text:p>263<text:s/></text:p>
          </table:table-cell>
          <table:table-cell office:value-type="float" office:value="22798.285169999999" table:formula="msoxl:=  IF(SUM(H23)=0,&quot;-&quot;,SUM(H23))" table:style-name="ce55">
            <text:p>22,798<text:s/></text:p>
          </table:table-cell>
          <table:table-cell office:value-type="float" office:value="262.65095000000002" table:style-name="ce55">
            <text:p>263<text:s/></text:p>
          </table:table-cell>
          <table:table-cell office:value-type="float" office:value="22798.285169999999" table:style-name="ce55">
            <text:p>22,798<text:s/></text:p>
          </table:table-cell>
          <table:table-cell office:value-type="float" office:value="46.466900000000003" table:style-name="ce55">
            <text:p>46<text:s/></text:p>
          </table:table-cell>
          <table:table-cell office:value-type="float" office:value="9138.3488400000006" table:style-name="ce55">
            <text:p>9,138<text:s/></text:p>
          </table:table-cell>
          <table:table-cell office:value-type="float" office:value="162.98528999999999" table:style-name="ce55">
            <text:p>163<text:s/></text:p>
          </table:table-cell>
          <table:table-cell office:value-type="float" office:value="51526.98504" table:style-name="ce55">
            <text:p>51,527<text:s/></text:p>
          </table:table-cell>
          <table:table-cell office:value-type="float" office:value="162.72190000000001" table:formula="msoxl:=  IF(SUM(O23,'漁業生產量值-漁業種類別魚類別生產量值4'!C23,'漁業生產量值-漁業種類別魚類別生產量值4'!E23)=0,&quot;-&quot;,SUM(O23,'漁業生產量值-漁業種類別魚類別生產量值4'!C23,'漁業生產量值-漁業種類別魚類別生產量值4'!E23))" table:style-name="ce55">
            <text:p>163<text:s/></text:p>
          </table:table-cell>
          <table:table-cell office:value-type="float" office:value="41774.071799999998" table:formula="msoxl:=  IF(SUM(P23,'漁業生產量值-漁業種類別魚類別生產量值4'!D23,'漁業生產量值-漁業種類別魚類別生產量值4'!F23)=0,&quot;-&quot;,SUM(P23,'漁業生產量值-漁業種類別魚類別生產量值4'!D23,'漁業生產量值-漁業種類別魚類別生產量值4'!F23))" table:style-name="ce55">
            <text:p>41,774<text:s/></text:p>
          </table:table-cell>
          <table:table-cell office:value-type="float" office:value="0.01" table:style-name="ce55">
            <text:p>0<text:s/></text:p>
          </table:table-cell>
          <table:table-cell office:value-type="float" office:value="5.0869999999999997" table:style-name="ce55">
            <text:p>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25.52572" table:style-name="ce55">
            <text:p>26<text:s/></text:p>
          </table:table-cell>
          <table:table-cell office:value-type="float" office:value="6504.2335499999999" table:style-name="ce55">
            <text:p>6,504<text:s/></text:p>
          </table:table-cell>
          <table:table-cell office:value-type="float" office:value="141.46852000000001" table:formula="msoxl:=  IF(SUM(G24)=0,&quot;-&quot;,SUM(G24))" table:style-name="ce55">
            <text:p>141<text:s/></text:p>
          </table:table-cell>
          <table:table-cell office:value-type="float" office:value="11590.27954" table:formula="msoxl:=  IF(SUM(H24)=0,&quot;-&quot;,SUM(H24))" table:style-name="ce55">
            <text:p>11,590<text:s/></text:p>
          </table:table-cell>
          <table:table-cell office:value-type="float" office:value="141.46852000000001" table:style-name="ce55">
            <text:p>141<text:s/></text:p>
          </table:table-cell>
          <table:table-cell office:value-type="float" office:value="11590.27954" table:style-name="ce55">
            <text:p>11,590<text:s/></text:p>
          </table:table-cell>
          <table:table-cell office:value-type="float" office:value="0.75536000000000003" table:style-name="ce55">
            <text:p>1<text:s/></text:p>
          </table:table-cell>
          <table:table-cell office:value-type="float" office:value="209.93955" table:style-name="ce55">
            <text:p>210<text:s/></text:p>
          </table:table-cell>
          <table:table-cell office:value-type="float" office:value="1.92625" table:style-name="ce55">
            <text:p>2<text:s/></text:p>
          </table:table-cell>
          <table:table-cell office:value-type="float" office:value="446.79090000000002" table:style-name="ce55">
            <text:p>447<text:s/></text:p>
          </table:table-cell>
          <table:table-cell office:value-type="float" office:value="11.823" table:formula="msoxl:=  IF(SUM(O24,'漁業生產量值-漁業種類別魚類別生產量值4'!C24,'漁業生產量值-漁業種類別魚類別生產量值4'!E24)=0,&quot;-&quot;,SUM(O24,'漁業生產量值-漁業種類別魚類別生產量值4'!C24,'漁業生產量值-漁業種類別魚類別生產量值4'!E24))" table:style-name="ce55">
            <text:p>12<text:s/></text:p>
          </table:table-cell>
          <table:table-cell office:value-type="float" office:value="4512.2280000000001" table:formula="msoxl:=  IF(SUM(P24,'漁業生產量值-漁業種類別魚類別生產量值4'!D24,'漁業生產量值-漁業種類別魚類別生產量值4'!F24)=0,&quot;-&quot;,SUM(P24,'漁業生產量值-漁業種類別魚類別生產量值4'!D24,'漁業生產量值-漁業種類別魚類別生產量值4'!F24))" table:style-name="ce55">
            <text:p>4,51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25)=0,&quot;-&quot;,SUM(G25))" table:style-name="ce55">
            <text:p>-</text:p>
          </table:table-cell>
          <table:table-cell office:value-type="string" office:string-value="-" table:formula="msoxl:=  IF(SUM(H25)=0,&quot;-&quot;,SUM(H2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3" table:style-name="ce55">
            <text:p>0<text:s/></text:p>
          </table:table-cell>
          <table:table-cell office:value-type="float" office:value="30" table:style-name="ce55">
            <text:p>3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25,'漁業生產量值-漁業種類別魚類別生產量值4'!C25,'漁業生產量值-漁業種類別魚類別生產量值4'!E25)=0,&quot;-&quot;,SUM(O25,'漁業生產量值-漁業種類別魚類別生產量值4'!C25,'漁業生產量值-漁業種類別魚類別生產量值4'!E25))" table:style-name="ce55">
            <text:p>-</text:p>
          </table:table-cell>
          <table:table-cell office:value-type="string" office:string-value="-" table:formula="msoxl:=  IF(SUM(P25,'漁業生產量值-漁業種類別魚類別生產量值4'!D25,'漁業生產量值-漁業種類別魚類別生產量值4'!F25)=0,&quot;-&quot;,SUM(P25,'漁業生產量值-漁業種類別魚類別生產量值4'!D25,'漁業生產量值-漁業種類別魚類別生產量值4'!F2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41899999999999998" table:formula="msoxl:=  IF(SUM(G26)=0,&quot;-&quot;,SUM(G26))" table:style-name="ce55">
            <text:p>0<text:s/></text:p>
          </table:table-cell>
          <table:table-cell office:value-type="float" office:value="30.7546" table:formula="msoxl:=  IF(SUM(H26)=0,&quot;-&quot;,SUM(H26))" table:style-name="ce55">
            <text:p>31<text:s/></text:p>
          </table:table-cell>
          <table:table-cell office:value-type="float" office:value="0.41899999999999998" table:style-name="ce55">
            <text:p>0<text:s/></text:p>
          </table:table-cell>
          <table:table-cell office:value-type="float" office:value="30.7546" table:style-name="ce55">
            <text:p>3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26,'漁業生產量值-漁業種類別魚類別生產量值4'!C26,'漁業生產量值-漁業種類別魚類別生產量值4'!E26)=0,&quot;-&quot;,SUM(O26,'漁業生產量值-漁業種類別魚類別生產量值4'!C26,'漁業生產量值-漁業種類別魚類別生產量值4'!E26))" table:style-name="ce55">
            <text:p>-</text:p>
          </table:table-cell>
          <table:table-cell office:value-type="string" office:string-value="-" table:formula="msoxl:=  IF(SUM(P26,'漁業生產量值-漁業種類別魚類別生產量值4'!D26,'漁業生產量值-漁業種類別魚類別生產量值4'!F26)=0,&quot;-&quot;,SUM(P26,'漁業生產量值-漁業種類別魚類別生產量值4'!D26,'漁業生產量值-漁業種類別魚類別生產量值4'!F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27)=0,&quot;-&quot;,SUM(G27))" table:style-name="ce55">
            <text:p>-</text:p>
          </table:table-cell>
          <table:table-cell office:value-type="string" office:string-value="-" table:formula="msoxl:=  IF(SUM(H27)=0,&quot;-&quot;,SUM(H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27,'漁業生產量值-漁業種類別魚類別生產量值4'!C27,'漁業生產量值-漁業種類別魚類別生產量值4'!E27)=0,&quot;-&quot;,SUM(O27,'漁業生產量值-漁業種類別魚類別生產量值4'!C27,'漁業生產量值-漁業種類別魚類別生產量值4'!E27))" table:style-name="ce55">
            <text:p>-</text:p>
          </table:table-cell>
          <table:table-cell office:value-type="string" office:string-value="-" table:formula="msoxl:=  IF(SUM(P27,'漁業生產量值-漁業種類別魚類別生產量值4'!D27,'漁業生產量值-漁業種類別魚類別生產量值4'!F27)=0,&quot;-&quot;,SUM(P27,'漁業生產量值-漁業種類別魚類別生產量值4'!D27,'漁業生產量值-漁業種類別魚類別生產量值4'!F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float" office:value="434.28994999999998" table:style-name="ce55">
            <text:p>434<text:s/></text:p>
          </table:table-cell>
          <table:table-cell office:value-type="float" office:value="107820.78615" table:style-name="ce55">
            <text:p>107,821<text:s/></text:p>
          </table:table-cell>
          <table:table-cell office:value-type="float" office:value="23.986830000000001" table:formula="msoxl:=  IF(SUM(G28)=0,&quot;-&quot;,SUM(G28))" table:style-name="ce55">
            <text:p>24<text:s/></text:p>
          </table:table-cell>
          <table:table-cell office:value-type="float" office:value="3723.0677599999999" table:formula="msoxl:=  IF(SUM(H28)=0,&quot;-&quot;,SUM(H28))" table:style-name="ce55">
            <text:p>3,723<text:s/></text:p>
          </table:table-cell>
          <table:table-cell office:value-type="float" office:value="23.986830000000001" table:style-name="ce55">
            <text:p>24<text:s/></text:p>
          </table:table-cell>
          <table:table-cell office:value-type="float" office:value="3723.0677599999999" table:style-name="ce55">
            <text:p>3,723<text:s/></text:p>
          </table:table-cell>
          <table:table-cell office:value-type="float" office:value="0.19153999999999999" table:style-name="ce55">
            <text:p>0<text:s/></text:p>
          </table:table-cell>
          <table:table-cell office:value-type="float" office:value="31.84901" table:style-name="ce55">
            <text:p>32<text:s/></text:p>
          </table:table-cell>
          <table:table-cell office:value-type="float" office:value="134.96343999999999" table:style-name="ce55">
            <text:p>135<text:s/></text:p>
          </table:table-cell>
          <table:table-cell office:value-type="float" office:value="28765.11894" table:style-name="ce55">
            <text:p>28,765<text:s/></text:p>
          </table:table-cell>
          <table:table-cell office:value-type="float" office:value="98.639399999999995" table:formula="msoxl:=  IF(SUM(O28,'漁業生產量值-漁業種類別魚類別生產量值4'!C28,'漁業生產量值-漁業種類別魚類別生產量值4'!E28)=0,&quot;-&quot;,SUM(O28,'漁業生產量值-漁業種類別魚類別生產量值4'!C28,'漁業生產量值-漁業種類別魚類別生產量值4'!E28))" table:style-name="ce55">
            <text:p>99<text:s/></text:p>
          </table:table-cell>
          <table:table-cell office:value-type="float" office:value="37631.5308" table:formula="msoxl:=  IF(SUM(P28,'漁業生產量值-漁業種類別魚類別生產量值4'!D28,'漁業生產量值-漁業種類別魚類別生產量值4'!F28)=0,&quot;-&quot;,SUM(P28,'漁業生產量值-漁業種類別魚類別生產量值4'!D28,'漁業生產量值-漁業種類別魚類別生產量值4'!F28))" table:style-name="ce55">
            <text:p>37,632<text:s/></text:p>
          </table:table-cell>
          <table:table-cell office:value-type="float" office:value="3.5999999999999997E-2" table:style-name="ce55">
            <text:p>0<text:s/></text:p>
          </table:table-cell>
          <table:table-cell office:value-type="float" office:value="9.8640000000000008" table:style-name="ce55">
            <text:p>1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29)=0,&quot;-&quot;,SUM(G29))" table:style-name="ce55">
            <text:p>-</text:p>
          </table:table-cell>
          <table:table-cell office:value-type="string" office:string-value="-" table:formula="msoxl:=  IF(SUM(H29)=0,&quot;-&quot;,SUM(H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29,'漁業生產量值-漁業種類別魚類別生產量值4'!C29,'漁業生產量值-漁業種類別魚類別生產量值4'!E29)=0,&quot;-&quot;,SUM(O29,'漁業生產量值-漁業種類別魚類別生產量值4'!C29,'漁業生產量值-漁業種類別魚類別生產量值4'!E29))" table:style-name="ce55">
            <text:p>-</text:p>
          </table:table-cell>
          <table:table-cell office:value-type="string" office:string-value="-" table:formula="msoxl:=  IF(SUM(P29,'漁業生產量值-漁業種類別魚類別生產量值4'!D29,'漁業生產量值-漁業種類別魚類別生產量值4'!F29)=0,&quot;-&quot;,SUM(P29,'漁業生產量值-漁業種類別魚類別生產量值4'!D29,'漁業生產量值-漁業種類別魚類別生產量值4'!F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float" office:value="68.611000000000004" table:style-name="ce55">
            <text:p>69<text:s/></text:p>
          </table:table-cell>
          <table:table-cell office:value-type="float" office:value="19224.416000000001" table:style-name="ce55">
            <text:p>19,224<text:s/></text:p>
          </table:table-cell>
          <table:table-cell office:value-type="float" office:value="8.0579999999999998" table:formula="msoxl:=  IF(SUM(G30)=0,&quot;-&quot;,SUM(G30))" table:style-name="ce55">
            <text:p>8<text:s/></text:p>
          </table:table-cell>
          <table:table-cell office:value-type="float" office:value="595.6386" table:formula="msoxl:=  IF(SUM(H30)=0,&quot;-&quot;,SUM(H30))" table:style-name="ce55">
            <text:p>596<text:s/></text:p>
          </table:table-cell>
          <table:table-cell office:value-type="float" office:value="8.0579999999999998" table:style-name="ce55">
            <text:p>8<text:s/></text:p>
          </table:table-cell>
          <table:table-cell office:value-type="float" office:value="595.6386" table:style-name="ce55">
            <text:p>596<text:s/></text:p>
          </table:table-cell>
          <table:table-cell office:value-type="float" office:value="5.5999999999999999E-3" table:style-name="ce55">
            <text:p>0<text:s/></text:p>
          </table:table-cell>
          <table:table-cell office:value-type="float" office:value="0.23968" table:style-name="ce55">
            <text:p>0<text:s/></text:p>
          </table:table-cell>
          <table:table-cell office:value-type="float" office:value="13.89353" table:style-name="ce55">
            <text:p>14<text:s/></text:p>
          </table:table-cell>
          <table:table-cell office:value-type="float" office:value="5724.2969999999996" table:style-name="ce55">
            <text:p>5,724<text:s/></text:p>
          </table:table-cell>
          <table:table-cell office:value-type="float" office:value="145.00470000000001" table:formula="msoxl:=  IF(SUM(O30,'漁業生產量值-漁業種類別魚類別生產量值4'!C30,'漁業生產量值-漁業種類別魚類別生產量值4'!E30)=0,&quot;-&quot;,SUM(O30,'漁業生產量值-漁業種類別魚類別生產量值4'!C30,'漁業生產量值-漁業種類別魚類別生產量值4'!E30))" table:style-name="ce55">
            <text:p>145<text:s/></text:p>
          </table:table-cell>
          <table:table-cell office:value-type="float" office:value="55609.17353" table:formula="msoxl:=  IF(SUM(P30,'漁業生產量值-漁業種類別魚類別生產量值4'!D30,'漁業生產量值-漁業種類別魚類別生產量值4'!F30)=0,&quot;-&quot;,SUM(P30,'漁業生產量值-漁業種類別魚類別生產量值4'!D30,'漁業生產量值-漁業種類別魚類別生產量值4'!F30))" table:style-name="ce55">
            <text:p>55,60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31)=0,&quot;-&quot;,SUM(G31))" table:style-name="ce55">
            <text:p>-</text:p>
          </table:table-cell>
          <table:table-cell office:value-type="string" office:string-value="-" table:formula="msoxl:=  IF(SUM(H31)=0,&quot;-&quot;,SUM(H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31,'漁業生產量值-漁業種類別魚類別生產量值4'!C31,'漁業生產量值-漁業種類別魚類別生產量值4'!E31)=0,&quot;-&quot;,SUM(O31,'漁業生產量值-漁業種類別魚類別生產量值4'!C31,'漁業生產量值-漁業種類別魚類別生產量值4'!E31))" table:style-name="ce55">
            <text:p>-</text:p>
          </table:table-cell>
          <table:table-cell office:value-type="string" office:string-value="-" table:formula="msoxl:=  IF(SUM(P31,'漁業生產量值-漁業種類別魚類別生產量值4'!D31,'漁業生產量值-漁業種類別魚類別生產量值4'!F31)=0,&quot;-&quot;,SUM(P31,'漁業生產量值-漁業種類別魚類別生產量值4'!D31,'漁業生產量值-漁業種類別魚類別生產量值4'!F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32)=0,&quot;-&quot;,SUM(G32))" table:style-name="ce55">
            <text:p>-</text:p>
          </table:table-cell>
          <table:table-cell office:value-type="string" office:string-value="-" table:formula="msoxl:=  IF(SUM(H32)=0,&quot;-&quot;,SUM(H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32,'漁業生產量值-漁業種類別魚類別生產量值4'!C32,'漁業生產量值-漁業種類別魚類別生產量值4'!E32)=0,&quot;-&quot;,SUM(O32,'漁業生產量值-漁業種類別魚類別生產量值4'!C32,'漁業生產量值-漁業種類別魚類別生產量值4'!E32))" table:style-name="ce55">
            <text:p>-</text:p>
          </table:table-cell>
          <table:table-cell office:value-type="string" office:string-value="-" table:formula="msoxl:=  IF(SUM(P32,'漁業生產量值-漁業種類別魚類別生產量值4'!D32,'漁業生產量值-漁業種類別魚類別生產量值4'!F32)=0,&quot;-&quot;,SUM(P32,'漁業生產量值-漁業種類別魚類別生產量值4'!D32,'漁業生產量值-漁業種類別魚類別生產量值4'!F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33)=0,&quot;-&quot;,SUM(G33))" table:style-name="ce55">
            <text:p>-</text:p>
          </table:table-cell>
          <table:table-cell office:value-type="string" office:string-value="-" table:formula="msoxl:=  IF(SUM(H33)=0,&quot;-&quot;,SUM(H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33,'漁業生產量值-漁業種類別魚類別生產量值4'!C33,'漁業生產量值-漁業種類別魚類別生產量值4'!E33)=0,&quot;-&quot;,SUM(O33,'漁業生產量值-漁業種類別魚類別生產量值4'!C33,'漁業生產量值-漁業種類別魚類別生產量值4'!E33))" table:style-name="ce55">
            <text:p>-</text:p>
          </table:table-cell>
          <table:table-cell office:value-type="string" office:string-value="-" table:formula="msoxl:=  IF(SUM(P33,'漁業生產量值-漁業種類別魚類別生產量值4'!D33,'漁業生產量值-漁業種類別魚類別生產量值4'!F33)=0,&quot;-&quot;,SUM(P33,'漁業生產量值-漁業種類別魚類別生產量值4'!D33,'漁業生產量值-漁業種類別魚類別生產量值4'!F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34)=0,&quot;-&quot;,SUM(G34))" table:style-name="ce55">
            <text:p>-</text:p>
          </table:table-cell>
          <table:table-cell office:value-type="string" office:string-value="-" table:formula="msoxl:=  IF(SUM(H34)=0,&quot;-&quot;,SUM(H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34,'漁業生產量值-漁業種類別魚類別生產量值4'!C34,'漁業生產量值-漁業種類別魚類別生產量值4'!E34)=0,&quot;-&quot;,SUM(O34,'漁業生產量值-漁業種類別魚類別生產量值4'!C34,'漁業生產量值-漁業種類別魚類別生產量值4'!E34))" table:style-name="ce55">
            <text:p>-</text:p>
          </table:table-cell>
          <table:table-cell office:value-type="string" office:string-value="-" table:formula="msoxl:=  IF(SUM(P34,'漁業生產量值-漁業種類別魚類別生產量值4'!D34,'漁業生產量值-漁業種類別魚類別生產量值4'!F34)=0,&quot;-&quot;,SUM(P34,'漁業生產量值-漁業種類別魚類別生產量值4'!D34,'漁業生產量值-漁業種類別魚類別生產量值4'!F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float" office:value="0.42" table:style-name="ce57">
            <text:p>0<text:s/></text:p>
          </table:table-cell>
          <table:table-cell office:value-type="float" office:value="70.811999999999998" table:style-name="ce57">
            <text:p>71<text:s/></text:p>
          </table:table-cell>
          <table:table-cell office:value-type="float" office:value="0.24" table:formula="msoxl:=  IF(SUM(G35)=0,&quot;-&quot;,SUM(G35))" table:style-name="ce55">
            <text:p>0<text:s/></text:p>
          </table:table-cell>
          <table:table-cell office:value-type="float" office:value="21.6" table:formula="msoxl:=  IF(SUM(H35)=0,&quot;-&quot;,SUM(H35))" table:style-name="ce55">
            <text:p>22<text:s/></text:p>
          </table:table-cell>
          <table:table-cell office:value-type="float" office:value="0.24" table:style-name="ce57">
            <text:p>0<text:s/></text:p>
          </table:table-cell>
          <table:table-cell office:value-type="float" office:value="21.6" table:style-name="ce57">
            <text:p>22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4.8000000000000001E-2" table:style-name="ce57">
            <text:p>0<text:s/></text:p>
          </table:table-cell>
          <table:table-cell office:value-type="float" office:value="21.6" table:style-name="ce57">
            <text:p>22<text:s/></text:p>
          </table:table-cell>
          <table:table-cell office:value-type="string" office:string-value="-" table:formula="msoxl:=  IF(SUM(O35,'漁業生產量值-漁業種類別魚類別生產量值4'!C35,'漁業生產量值-漁業種類別魚類別生產量值4'!E35)=0,&quot;-&quot;,SUM(O35,'漁業生產量值-漁業種類別魚類別生產量值4'!C35,'漁業生產量值-漁業種類別魚類別生產量值4'!E35))" table:style-name="ce55">
            <text:p>-</text:p>
          </table:table-cell>
          <table:table-cell office:value-type="string" office:string-value="-" table:formula="msoxl:=  IF(SUM(P35,'漁業生產量值-漁業種類別魚類別生產量值4'!D35,'漁業生產量值-漁業種類別魚類別生產量值4'!F35)=0,&quot;-&quot;,SUM(P35,'漁業生產量值-漁業種類別魚類別生產量值4'!D35,'漁業生產量值-漁業種類別魚類別生產量值4'!F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120.10932000000001" table:formula="msoxl:=  IF(SUM(C37:C53)=0,&quot;-&quot;,SUM(C37:C53))" table:style-name="ce52">
            <text:p>120<text:s/></text:p>
          </table:table-cell>
          <table:table-cell office:value-type="float" office:value="38680.599029999998" table:formula="msoxl:=  IF(SUM(D37:D53)=0,&quot;-&quot;,SUM(D37:D53))" table:style-name="ce52">
            <text:p>38,681<text:s/></text:p>
          </table:table-cell>
          <table:table-cell office:value-type="float" office:value="351.98699999999997" table:formula="msoxl:=  IF(SUM(E37:E53)=0,&quot;-&quot;,SUM(E37:E53))" table:style-name="ce52">
            <text:p>352<text:s/></text:p>
          </table:table-cell>
          <table:table-cell office:value-type="float" office:value="63686.825700000001" table:formula="msoxl:=  IF(SUM(F37:F53)=0,&quot;-&quot;,SUM(F37:F53))" table:style-name="ce52">
            <text:p>63,687<text:s/></text:p>
          </table:table-cell>
          <table:table-cell office:value-type="float" office:value="351.98699999999997" table:formula="msoxl:=  IF(SUM(G37:G53)=0,&quot;-&quot;,SUM(G37:G53))" table:style-name="ce52">
            <text:p>352<text:s/></text:p>
          </table:table-cell>
          <table:table-cell office:value-type="float" office:value="63686.825700000001" table:formula="msoxl:=  IF(SUM(H37:H53)=0,&quot;-&quot;,SUM(H37:H53))" table:style-name="ce52">
            <text:p>63,687<text:s/></text:p>
          </table:table-cell>
          <table:table-cell office:value-type="float" office:value="1.7089999999999999" table:formula="msoxl:=  IF(SUM(I37:I53)=0,&quot;-&quot;,SUM(I37:I53))" table:style-name="ce52">
            <text:p>2<text:s/></text:p>
          </table:table-cell>
          <table:table-cell office:value-type="float" office:value="441.32971999999995" table:formula="msoxl:=  IF(SUM(J37:J53)=0,&quot;-&quot;,SUM(J37:J53))" table:style-name="ce52">
            <text:p>441<text:s/></text:p>
          </table:table-cell>
          <table:table-cell office:value-type="float" office:value="163.57227999999998" table:formula="msoxl:=  IF(SUM(K37:K53)=0,&quot;-&quot;,SUM(K37:K53))" table:style-name="ce52">
            <text:p>164<text:s/></text:p>
          </table:table-cell>
          <table:table-cell office:value-type="float" office:value="54790.890240000001" table:formula="msoxl:=  IF(SUM(L37:L53)=0,&quot;-&quot;,SUM(L37:L53))" table:style-name="ce52">
            <text:p>54,791<text:s/></text:p>
          </table:table-cell>
          <table:table-cell office:value-type="float" office:value="85.153480000000002" table:formula="msoxl:=  IF(SUM(M37:M53)=0,&quot;-&quot;,SUM(M37:M53))" table:style-name="ce52">
            <text:p>85<text:s/></text:p>
          </table:table-cell>
          <table:table-cell office:value-type="float" office:value="38071.517200000002" table:formula="msoxl:=  IF(SUM(N37:N53)=0,&quot;-&quot;,SUM(N37:N53))" table:style-name="ce52">
            <text:p>38,072<text:s/></text:p>
          </table:table-cell>
          <table:table-cell office:value-type="float" office:value="19.020399999999999" table:formula="msoxl:=  IF(SUM(O37:O53)=0,&quot;-&quot;,SUM(O37:O53))" table:style-name="ce52">
            <text:p>19<text:s/></text:p>
          </table:table-cell>
          <table:table-cell office:value-type="float" office:value="8083.67" table:formula="msoxl:=  IF(SUM(P37:P53)=0,&quot;-&quot;,SUM(P37:P53))" table:style-name="ce52">
            <text:p>8,08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3.2595000000000001" table:style-name="ce55">
            <text:p>3<text:s/></text:p>
          </table:table-cell>
          <table:table-cell office:value-type="float" office:value="1424.3506400000001" table:style-name="ce55">
            <text:p>1,424<text:s/></text:p>
          </table:table-cell>
          <table:table-cell office:value-type="float" office:value="52.298999999999999" table:formula="msoxl:=  IF(SUM(G37)=0,&quot;-&quot;,SUM(G37))" table:style-name="ce55">
            <text:p>52<text:s/></text:p>
          </table:table-cell>
          <table:table-cell office:value-type="float" office:value="5414.0129999999999" table:formula="msoxl:=  IF(SUM(H37)=0,&quot;-&quot;,SUM(H37))" table:style-name="ce55">
            <text:p>5,414<text:s/></text:p>
          </table:table-cell>
          <table:table-cell office:value-type="float" office:value="52.298999999999999" table:style-name="ce55">
            <text:p>52<text:s/></text:p>
          </table:table-cell>
          <table:table-cell office:value-type="float" office:value="5414.0129999999999" table:style-name="ce55">
            <text:p>5,414<text:s/></text:p>
          </table:table-cell>
          <table:table-cell office:value-type="float" office:value="0.18840000000000001" table:style-name="ce55">
            <text:p>0<text:s/></text:p>
          </table:table-cell>
          <table:table-cell office:value-type="float" office:value="56.87" table:style-name="ce55">
            <text:p>57<text:s/></text:p>
          </table:table-cell>
          <table:table-cell office:value-type="float" office:value="29.798100000000002" table:style-name="ce55">
            <text:p>30<text:s/></text:p>
          </table:table-cell>
          <table:table-cell office:value-type="float" office:value="8474.4158000000007" table:style-name="ce55">
            <text:p>8,474<text:s/></text:p>
          </table:table-cell>
          <table:table-cell office:value-type="float" office:value="1.9708999999999999" table:formula="msoxl:=  IF(SUM(O37,'漁業生產量值-漁業種類別魚類別生產量值4'!C37,'漁業生產量值-漁業種類別魚類別生產量值4'!E37)=0,&quot;-&quot;,SUM(O37,'漁業生產量值-漁業種類別魚類別生產量值4'!C37,'漁業生產量值-漁業種類別魚類別生產量值4'!E37))" table:style-name="ce55">
            <text:p>2<text:s/></text:p>
          </table:table-cell>
          <table:table-cell office:value-type="float" office:value="879.44349999999997" table:formula="msoxl:=  IF(SUM(P37,'漁業生產量值-漁業種類別魚類別生產量值4'!D37,'漁業生產量值-漁業種類別魚類別生產量值4'!F37)=0,&quot;-&quot;,SUM(P37,'漁業生產量值-漁業種類別魚類別生產量值4'!D37,'漁業生產量值-漁業種類別魚類別生產量值4'!F37))" table:style-name="ce55">
            <text:p>87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38)=0,&quot;-&quot;,SUM(G38))" table:style-name="ce55">
            <text:p>-</text:p>
          </table:table-cell>
          <table:table-cell office:value-type="string" office:string-value="-" table:formula="msoxl:=  IF(SUM(H38)=0,&quot;-&quot;,SUM(H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38,'漁業生產量值-漁業種類別魚類別生產量值4'!C38,'漁業生產量值-漁業種類別魚類別生產量值4'!E38)=0,&quot;-&quot;,SUM(O38,'漁業生產量值-漁業種類別魚類別生產量值4'!C38,'漁業生產量值-漁業種類別魚類別生產量值4'!E38))" table:style-name="ce55">
            <text:p>-</text:p>
          </table:table-cell>
          <table:table-cell office:value-type="string" office:string-value="-" table:formula="msoxl:=  IF(SUM(P38,'漁業生產量值-漁業種類別魚類別生產量值4'!D38,'漁業生產量值-漁業種類別魚類別生產量值4'!F38)=0,&quot;-&quot;,SUM(P38,'漁業生產量值-漁業種類別魚類別生產量值4'!D38,'漁業生產量值-漁業種類別魚類別生產量值4'!F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39)=0,&quot;-&quot;,SUM(G39))" table:style-name="ce55">
            <text:p>-</text:p>
          </table:table-cell>
          <table:table-cell office:value-type="string" office:string-value="-" table:formula="msoxl:=  IF(SUM(H39)=0,&quot;-&quot;,SUM(H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39,'漁業生產量值-漁業種類別魚類別生產量值4'!C39,'漁業生產量值-漁業種類別魚類別生產量值4'!E39)=0,&quot;-&quot;,SUM(O39,'漁業生產量值-漁業種類別魚類別生產量值4'!C39,'漁業生產量值-漁業種類別魚類別生產量值4'!E39))" table:style-name="ce55">
            <text:p>-</text:p>
          </table:table-cell>
          <table:table-cell office:value-type="string" office:string-value="-" table:formula="msoxl:=  IF(SUM(P39,'漁業生產量值-漁業種類別魚類別生產量值4'!D39,'漁業生產量值-漁業種類別魚類別生產量值4'!F39)=0,&quot;-&quot;,SUM(P39,'漁業生產量值-漁業種類別魚類別生產量值4'!D39,'漁業生產量值-漁業種類別魚類別生產量值4'!F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60.991549999999997" table:style-name="ce55">
            <text:p>61<text:s/></text:p>
          </table:table-cell>
          <table:table-cell office:value-type="float" office:value="21052.914339999999" table:style-name="ce55">
            <text:p>21,053<text:s/></text:p>
          </table:table-cell>
          <table:table-cell office:value-type="float" office:value="285.99849999999998" table:formula="msoxl:=  IF(SUM(G40)=0,&quot;-&quot;,SUM(G40))" table:style-name="ce55">
            <text:p>286<text:s/></text:p>
          </table:table-cell>
          <table:table-cell office:value-type="float" office:value="57095.421699999999" table:formula="msoxl:=  IF(SUM(H40)=0,&quot;-&quot;,SUM(H40))" table:style-name="ce55">
            <text:p>57,095<text:s/></text:p>
          </table:table-cell>
          <table:table-cell office:value-type="float" office:value="285.99849999999998" table:style-name="ce55">
            <text:p>286<text:s/></text:p>
          </table:table-cell>
          <table:table-cell office:value-type="float" office:value="57095.421699999999" table:style-name="ce55">
            <text:p>57,095<text:s/></text:p>
          </table:table-cell>
          <table:table-cell office:value-type="float" office:value="5.5999999999999999E-3" table:style-name="ce55">
            <text:p>0<text:s/></text:p>
          </table:table-cell>
          <table:table-cell office:value-type="float" office:value="2.14032" table:style-name="ce55">
            <text:p>2<text:s/></text:p>
          </table:table-cell>
          <table:table-cell office:value-type="float" office:value="65.944699999999997" table:style-name="ce55">
            <text:p>66<text:s/></text:p>
          </table:table-cell>
          <table:table-cell office:value-type="float" office:value="29709.061570000002" table:style-name="ce55">
            <text:p>29,709<text:s/></text:p>
          </table:table-cell>
          <table:table-cell office:value-type="float" office:value="39.534099999999995" table:formula="msoxl:=  IF(SUM(O40,'漁業生產量值-漁業種類別魚類別生產量值4'!C40,'漁業生產量值-漁業種類別魚類別生產量值4'!E40)=0,&quot;-&quot;,SUM(O40,'漁業生產量值-漁業種類別魚類別生產量值4'!C40,'漁業生產量值-漁業種類別魚類別生產量值4'!E40))" table:style-name="ce55">
            <text:p>40<text:s/></text:p>
          </table:table-cell>
          <table:table-cell office:value-type="float" office:value="16718.527959999999" table:formula="msoxl:=  IF(SUM(P40,'漁業生產量值-漁業種類別魚類別生產量值4'!D40,'漁業生產量值-漁業種類別魚類別生產量值4'!F40)=0,&quot;-&quot;,SUM(P40,'漁業生產量值-漁業種類別魚類別生產量值4'!D40,'漁業生產量值-漁業種類別魚類別生產量值4'!F40))" table:style-name="ce55">
            <text:p>16,719<text:s/></text:p>
          </table:table-cell>
          <table:table-cell office:value-type="float" office:value="19.020399999999999" table:style-name="ce55">
            <text:p>19<text:s/></text:p>
          </table:table-cell>
          <table:table-cell office:value-type="float" office:value="8083.67" table:style-name="ce55">
            <text:p>8,08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41)=0,&quot;-&quot;,SUM(G41))" table:style-name="ce55">
            <text:p>-</text:p>
          </table:table-cell>
          <table:table-cell office:value-type="string" office:string-value="-" table:formula="msoxl:=  IF(SUM(H41)=0,&quot;-&quot;,SUM(H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41,'漁業生產量值-漁業種類別魚類別生產量值4'!C41,'漁業生產量值-漁業種類別魚類別生產量值4'!E41)=0,&quot;-&quot;,SUM(O41,'漁業生產量值-漁業種類別魚類別生產量值4'!C41,'漁業生產量值-漁業種類別魚類別生產量值4'!E41))" table:style-name="ce55">
            <text:p>-</text:p>
          </table:table-cell>
          <table:table-cell office:value-type="string" office:string-value="-" table:formula="msoxl:=  IF(SUM(P41,'漁業生產量值-漁業種類別魚類別生產量值4'!D41,'漁業生產量值-漁業種類別魚類別生產量值4'!F41)=0,&quot;-&quot;,SUM(P41,'漁業生產量值-漁業種類別魚類別生產量值4'!D41,'漁業生產量值-漁業種類別魚類別生產量值4'!F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42)=0,&quot;-&quot;,SUM(G42))" table:style-name="ce55">
            <text:p>-</text:p>
          </table:table-cell>
          <table:table-cell office:value-type="string" office:string-value="-" table:formula="msoxl:=  IF(SUM(H42)=0,&quot;-&quot;,SUM(H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42,'漁業生產量值-漁業種類別魚類別生產量值4'!C42,'漁業生產量值-漁業種類別魚類別生產量值4'!E42)=0,&quot;-&quot;,SUM(O42,'漁業生產量值-漁業種類別魚類別生產量值4'!C42,'漁業生產量值-漁業種類別魚類別生產量值4'!E42))" table:style-name="ce55">
            <text:p>-</text:p>
          </table:table-cell>
          <table:table-cell office:value-type="string" office:string-value="-" table:formula="msoxl:=  IF(SUM(P42,'漁業生產量值-漁業種類別魚類別生產量值4'!D42,'漁業生產量值-漁業種類別魚類別生產量值4'!F42)=0,&quot;-&quot;,SUM(P42,'漁業生產量值-漁業種類別魚類別生產量值4'!D42,'漁業生產量值-漁業種類別魚類別生產量值4'!F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43)=0,&quot;-&quot;,SUM(G43))" table:style-name="ce55">
            <text:p>-</text:p>
          </table:table-cell>
          <table:table-cell office:value-type="string" office:string-value="-" table:formula="msoxl:=  IF(SUM(H43)=0,&quot;-&quot;,SUM(H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43,'漁業生產量值-漁業種類別魚類別生產量值4'!C43,'漁業生產量值-漁業種類別魚類別生產量值4'!E43)=0,&quot;-&quot;,SUM(O43,'漁業生產量值-漁業種類別魚類別生產量值4'!C43,'漁業生產量值-漁業種類別魚類別生產量值4'!E43))" table:style-name="ce55">
            <text:p>-</text:p>
          </table:table-cell>
          <table:table-cell office:value-type="string" office:string-value="-" table:formula="msoxl:=  IF(SUM(P43,'漁業生產量值-漁業種類別魚類別生產量值4'!D43,'漁業生產量值-漁業種類別魚類別生產量值4'!F43)=0,&quot;-&quot;,SUM(P43,'漁業生產量值-漁業種類別魚類別生產量值4'!D43,'漁業生產量值-漁業種類別魚類別生產量值4'!F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44)=0,&quot;-&quot;,SUM(G44))" table:style-name="ce55">
            <text:p>-</text:p>
          </table:table-cell>
          <table:table-cell office:value-type="string" office:string-value="-" table:formula="msoxl:=  IF(SUM(H44)=0,&quot;-&quot;,SUM(H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44,'漁業生產量值-漁業種類別魚類別生產量值4'!C44,'漁業生產量值-漁業種類別魚類別生產量值4'!E44)=0,&quot;-&quot;,SUM(O44,'漁業生產量值-漁業種類別魚類別生產量值4'!C44,'漁業生產量值-漁業種類別魚類別生產量值4'!E44))" table:style-name="ce55">
            <text:p>-</text:p>
          </table:table-cell>
          <table:table-cell office:value-type="string" office:string-value="-" table:formula="msoxl:=  IF(SUM(P44,'漁業生產量值-漁業種類別魚類別生產量值4'!D44,'漁業生產量值-漁業種類別魚類別生產量值4'!F44)=0,&quot;-&quot;,SUM(P44,'漁業生產量值-漁業種類別魚類別生產量值4'!D44,'漁業生產量值-漁業種類別魚類別生產量值4'!F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45)=0,&quot;-&quot;,SUM(G45))" table:style-name="ce55">
            <text:p>-</text:p>
          </table:table-cell>
          <table:table-cell office:value-type="string" office:string-value="-" table:formula="msoxl:=  IF(SUM(H45)=0,&quot;-&quot;,SUM(H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45,'漁業生產量值-漁業種類別魚類別生產量值4'!C45,'漁業生產量值-漁業種類別魚類別生產量值4'!E45)=0,&quot;-&quot;,SUM(O45,'漁業生產量值-漁業種類別魚類別生產量值4'!C45,'漁業生產量值-漁業種類別魚類別生產量值4'!E45))" table:style-name="ce55">
            <text:p>-</text:p>
          </table:table-cell>
          <table:table-cell office:value-type="string" office:string-value="-" table:formula="msoxl:=  IF(SUM(P45,'漁業生產量值-漁業種類別魚類別生產量值4'!D45,'漁業生產量值-漁業種類別魚類別生產量值4'!F45)=0,&quot;-&quot;,SUM(P45,'漁業生產量值-漁業種類別魚類別生產量值4'!D45,'漁業生產量值-漁業種類別魚類別生產量值4'!F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float" office:value="3.2199999999999999E-2" table:style-name="ce55">
            <text:p>0<text:s/></text:p>
          </table:table-cell>
          <table:table-cell office:value-type="float" office:value="6.9616400000000001" table:style-name="ce55">
            <text:p>7<text:s/></text:p>
          </table:table-cell>
          <table:table-cell office:value-type="float" office:value="4.01" table:formula="msoxl:=  IF(SUM(G46)=0,&quot;-&quot;,SUM(G46))" table:style-name="ce55">
            <text:p>4<text:s/></text:p>
          </table:table-cell>
          <table:table-cell office:value-type="float" office:value="248.57599999999999" table:formula="msoxl:=  IF(SUM(H46)=0,&quot;-&quot;,SUM(H46))" table:style-name="ce55">
            <text:p>249<text:s/></text:p>
          </table:table-cell>
          <table:table-cell office:value-type="float" office:value="4.01" table:style-name="ce55">
            <text:p>4<text:s/></text:p>
          </table:table-cell>
          <table:table-cell office:value-type="float" office:value="248.57599999999999" table:style-name="ce55">
            <text:p>24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46,'漁業生產量值-漁業種類別魚類別生產量值4'!C46,'漁業生產量值-漁業種類別魚類別生產量值4'!E46)=0,&quot;-&quot;,SUM(O46,'漁業生產量值-漁業種類別魚類別生產量值4'!C46,'漁業生產量值-漁業種類別魚類別生產量值4'!E46))" table:style-name="ce55">
            <text:p>-</text:p>
          </table:table-cell>
          <table:table-cell office:value-type="string" office:string-value="-" table:formula="msoxl:=  IF(SUM(P46,'漁業生產量值-漁業種類別魚類別生產量值4'!D46,'漁業生產量值-漁業種類別魚類別生產量值4'!F46)=0,&quot;-&quot;,SUM(P46,'漁業生產量值-漁業種類別魚類別生產量值4'!D46,'漁業生產量值-漁業種類別魚類別生產量值4'!F4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float" office:value="42.380540000000003" table:style-name="ce55">
            <text:p>42<text:s/></text:p>
          </table:table-cell>
          <table:table-cell office:value-type="float" office:value="13299.97313" table:style-name="ce55">
            <text:p>13,300<text:s/></text:p>
          </table:table-cell>
          <table:table-cell office:value-type="float" office:value="9.18" table:formula="msoxl:=  IF(SUM(G47)=0,&quot;-&quot;,SUM(G47))" table:style-name="ce55">
            <text:p>9<text:s/></text:p>
          </table:table-cell>
          <table:table-cell office:value-type="float" office:value="763.98" table:formula="msoxl:=  IF(SUM(H47)=0,&quot;-&quot;,SUM(H47))" table:style-name="ce55">
            <text:p>764<text:s/></text:p>
          </table:table-cell>
          <table:table-cell office:value-type="float" office:value="9.18" table:style-name="ce55">
            <text:p>9<text:s/></text:p>
          </table:table-cell>
          <table:table-cell office:value-type="float" office:value="763.98" table:style-name="ce55">
            <text:p>764<text:s/></text:p>
          </table:table-cell>
          <table:table-cell office:value-type="float" office:value="1.5149999999999999" table:style-name="ce55">
            <text:p>2<text:s/></text:p>
          </table:table-cell>
          <table:table-cell office:value-type="float" office:value="382.31939999999997" table:style-name="ce55">
            <text:p>382<text:s/></text:p>
          </table:table-cell>
          <table:table-cell office:value-type="float" office:value="5.93764" table:style-name="ce55">
            <text:p>6<text:s/></text:p>
          </table:table-cell>
          <table:table-cell office:value-type="float" office:value="2239.1968700000002" table:style-name="ce55">
            <text:p>2,239<text:s/></text:p>
          </table:table-cell>
          <table:table-cell office:value-type="float" office:value="20.46651" table:formula="msoxl:=  IF(SUM(O47,'漁業生產量值-漁業種類別魚類別生產量值4'!C47,'漁業生產量值-漁業種類別魚類別生產量值4'!E47)=0,&quot;-&quot;,SUM(O47,'漁業生產量值-漁業種類別魚類別生產量值4'!C47,'漁業生產量值-漁業種類別魚類別生產量值4'!E47))" table:style-name="ce55">
            <text:p>20<text:s/></text:p>
          </table:table-cell>
          <table:table-cell office:value-type="float" office:value="9380.6031000000003" table:formula="msoxl:=  IF(SUM(P47,'漁業生產量值-漁業種類別魚類別生產量值4'!D47,'漁業生產量值-漁業種類別魚類別生產量值4'!F47)=0,&quot;-&quot;,SUM(P47,'漁業生產量值-漁業種類別魚類別生產量值4'!D47,'漁業生產量值-漁業種類別魚類別生產量值4'!F47))" table:style-name="ce55">
            <text:p>9,38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float" office:value="9.5078899999999997" table:style-name="ce55">
            <text:p>10<text:s/></text:p>
          </table:table-cell>
          <table:table-cell office:value-type="float" office:value="1720.61464" table:style-name="ce55">
            <text:p>1,721<text:s/></text:p>
          </table:table-cell>
          <table:table-cell office:value-type="float" office:value="0.4995" table:formula="msoxl:=  IF(SUM(G48)=0,&quot;-&quot;,SUM(G48))" table:style-name="ce55">
            <text:p>0<text:s/></text:p>
          </table:table-cell>
          <table:table-cell office:value-type="float" office:value="164.83500000000001" table:formula="msoxl:=  IF(SUM(H48)=0,&quot;-&quot;,SUM(H48))" table:style-name="ce55">
            <text:p>165<text:s/></text:p>
          </table:table-cell>
          <table:table-cell office:value-type="float" office:value="0.4995" table:style-name="ce55">
            <text:p>0<text:s/></text:p>
          </table:table-cell>
          <table:table-cell office:value-type="float" office:value="164.83500000000001" table:style-name="ce55">
            <text:p>16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8.941839999999999" table:style-name="ce55">
            <text:p>59<text:s/></text:p>
          </table:table-cell>
          <table:table-cell office:value-type="float" office:value="13143.966" table:style-name="ce55">
            <text:p>13,144<text:s/></text:p>
          </table:table-cell>
          <table:table-cell office:value-type="float" office:value="23.18" table:formula="msoxl:=  IF(SUM(O48,'漁業生產量值-漁業種類別魚類別生產量值4'!C48,'漁業生產量值-漁業種類別魚類別生產量值4'!E48)=0,&quot;-&quot;,SUM(O48,'漁業生產量值-漁業種類別魚類別生產量值4'!C48,'漁業生產量值-漁業種類別魚類別生產量值4'!E48))" table:style-name="ce55">
            <text:p>23<text:s/></text:p>
          </table:table-cell>
          <table:table-cell office:value-type="float" office:value="11092.42355" table:formula="msoxl:=  IF(SUM(P48,'漁業生產量值-漁業種類別魚類別生產量值4'!D48,'漁業生產量值-漁業種類別魚類別生產量值4'!F48)=0,&quot;-&quot;,SUM(P48,'漁業生產量值-漁業種類別魚類別生產量值4'!D48,'漁業生產量值-漁業種類別魚類別生產量值4'!F48))" table:style-name="ce55">
            <text:p>11,09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49)=0,&quot;-&quot;,SUM(G49))" table:style-name="ce55">
            <text:p>-</text:p>
          </table:table-cell>
          <table:table-cell office:value-type="string" office:string-value="-" table:formula="msoxl:=  IF(SUM(H49)=0,&quot;-&quot;,SUM(H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49,'漁業生產量值-漁業種類別魚類別生產量值4'!C49,'漁業生產量值-漁業種類別魚類別生產量值4'!E49)=0,&quot;-&quot;,SUM(O49,'漁業生產量值-漁業種類別魚類別生產量值4'!C49,'漁業生產量值-漁業種類別魚類別生產量值4'!E49))" table:style-name="ce55">
            <text:p>-</text:p>
          </table:table-cell>
          <table:table-cell office:value-type="string" office:string-value="-" table:formula="msoxl:=  IF(SUM(P49,'漁業生產量值-漁業種類別魚類別生產量值4'!D49,'漁業生產量值-漁業種類別魚類別生產量值4'!F49)=0,&quot;-&quot;,SUM(P49,'漁業生產量值-漁業種類別魚類別生產量值4'!D49,'漁業生產量值-漁業種類別魚類別生產量值4'!F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50)=0,&quot;-&quot;,SUM(G50))" table:style-name="ce55">
            <text:p>-</text:p>
          </table:table-cell>
          <table:table-cell office:value-type="string" office:string-value="-" table:formula="msoxl:=  IF(SUM(H50)=0,&quot;-&quot;,SUM(H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50,'漁業生產量值-漁業種類別魚類別生產量值4'!C50,'漁業生產量值-漁業種類別魚類別生產量值4'!E50)=0,&quot;-&quot;,SUM(O50,'漁業生產量值-漁業種類別魚類別生產量值4'!C50,'漁業生產量值-漁業種類別魚類別生產量值4'!E50))" table:style-name="ce55">
            <text:p>-</text:p>
          </table:table-cell>
          <table:table-cell office:value-type="string" office:string-value="-" table:formula="msoxl:=  IF(SUM(P50,'漁業生產量值-漁業種類別魚類別生產量值4'!D50,'漁業生產量值-漁業種類別魚類別生產量值4'!F50)=0,&quot;-&quot;,SUM(P50,'漁業生產量值-漁業種類別魚類別生產量值4'!D50,'漁業生產量值-漁業種類別魚類別生產量值4'!F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float" office:value="3.24" table:style-name="ce55">
            <text:p>3<text:s/></text:p>
          </table:table-cell>
          <table:table-cell office:value-type="float" office:value="1053" table:style-name="ce55">
            <text:p>1,053<text:s/></text:p>
          </table:table-cell>
          <table:table-cell office:value-type="string" office:string-value="-" table:formula="msoxl:=  IF(SUM(G51)=0,&quot;-&quot;,SUM(G51))" table:style-name="ce55">
            <text:p>-</text:p>
          </table:table-cell>
          <table:table-cell office:value-type="string" office:string-value="-" table:formula="msoxl:=  IF(SUM(H51)=0,&quot;-&quot;,SUM(H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95" table:style-name="ce55">
            <text:p>3<text:s/></text:p>
          </table:table-cell>
          <table:table-cell office:value-type="float" office:value="1224.25" table:style-name="ce55">
            <text:p>1,224<text:s/></text:p>
          </table:table-cell>
          <table:table-cell office:value-type="string" office:string-value="-" table:formula="msoxl:=  IF(SUM(O51,'漁業生產量值-漁業種類別魚類別生產量值4'!C51,'漁業生產量值-漁業種類別魚類別生產量值4'!E51)=0,&quot;-&quot;,SUM(O51,'漁業生產量值-漁業種類別魚類別生產量值4'!C51,'漁業生產量值-漁業種類別魚類別生產量值4'!E51))" table:style-name="ce55">
            <text:p>-</text:p>
          </table:table-cell>
          <table:table-cell office:value-type="string" office:string-value="-" table:formula="msoxl:=  IF(SUM(P51,'漁業生產量值-漁業種類別魚類別生產量值4'!D51,'漁業生產量值-漁業種類別魚類別生產量值4'!F51)=0,&quot;-&quot;,SUM(P51,'漁業生產量值-漁業種類別魚類別生產量值4'!D51,'漁業生產量值-漁業種類別魚類別生產量值4'!F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52)=0,&quot;-&quot;,SUM(G52))" table:style-name="ce55">
            <text:p>-</text:p>
          </table:table-cell>
          <table:table-cell office:value-type="string" office:string-value="-" table:formula="msoxl:=  IF(SUM(H52)=0,&quot;-&quot;,SUM(H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52,'漁業生產量值-漁業種類別魚類別生產量值4'!C52,'漁業生產量值-漁業種類別魚類別生產量值4'!E52)=0,&quot;-&quot;,SUM(O52,'漁業生產量值-漁業種類別魚類別生產量值4'!C52,'漁業生產量值-漁業種類別魚類別生產量值4'!E52))" table:style-name="ce55">
            <text:p>-</text:p>
          </table:table-cell>
          <table:table-cell office:value-type="string" office:string-value="-" table:formula="msoxl:=  IF(SUM(P52,'漁業生產量值-漁業種類別魚類別生產量值4'!D52,'漁業生產量值-漁業種類別魚類別生產量值4'!F52)=0,&quot;-&quot;,SUM(P52,'漁業生產量值-漁業種類別魚類別生產量值4'!D52,'漁業生產量值-漁業種類別魚類別生產量值4'!F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float" office:value="0.69764000000000004" table:style-name="ce57">
            <text:p>1<text:s/></text:p>
          </table:table-cell>
          <table:table-cell office:value-type="float" office:value="122.78464" table:style-name="ce57">
            <text:p>123<text:s/></text:p>
          </table:table-cell>
          <table:table-cell office:value-type="string" office:string-value="-" table:formula="msoxl:=  IF(SUM(G53)=0,&quot;-&quot;,SUM(G53))" table:style-name="ce55">
            <text:p>-</text:p>
          </table:table-cell>
          <table:table-cell office:value-type="string" office:string-value="-" table:formula="msoxl:=  IF(SUM(H53)=0,&quot;-&quot;,SUM(H53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.97E-3" table:formula="msoxl:=  IF(SUM(O53,'漁業生產量值-漁業種類別魚類別生產量值4'!C53,'漁業生產量值-漁業種類別魚類別生產量值4'!E53)=0,&quot;-&quot;,SUM(O53,'漁業生產量值-漁業種類別魚類別生產量值4'!C53,'漁業生產量值-漁業種類別魚類別生產量值4'!E53))" table:style-name="ce55">
            <text:p>0<text:s/></text:p>
          </table:table-cell>
          <table:table-cell office:value-type="float" office:value="0.51909000000000005" table:formula="msoxl:=  IF(SUM(P53,'漁業生產量值-漁業種類別魚類別生產量值4'!D53,'漁業生產量值-漁業種類別魚類別生產量值4'!F53)=0,&quot;-&quot;,SUM(P53,'漁業生產量值-漁業種類別魚類別生產量值4'!D53,'漁業生產量值-漁業種類別魚類別生產量值4'!F53))" table:style-name="ce55">
            <text:p>1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3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3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55)=0,&quot;-&quot;,SUM(G55))" table:style-name="ce55">
            <text:p>-</text:p>
          </table:table-cell>
          <table:table-cell office:value-type="string" office:string-value="-" table:formula="msoxl:=  IF(SUM(H55)=0,&quot;-&quot;,SUM(H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55,'漁業生產量值-漁業種類別魚類別生產量值4'!C55,'漁業生產量值-漁業種類別魚類別生產量值4'!E55)=0,&quot;-&quot;,SUM(O55,'漁業生產量值-漁業種類別魚類別生產量值4'!C55,'漁業生產量值-漁業種類別魚類別生產量值4'!E55))" table:style-name="ce55">
            <text:p>-</text:p>
          </table:table-cell>
          <table:table-cell office:value-type="string" office:string-value="-" table:formula="msoxl:=  IF(SUM(P55,'漁業生產量值-漁業種類別魚類別生產量值4'!D55,'漁業生產量值-漁業種類別魚類別生產量值4'!F55)=0,&quot;-&quot;,SUM(P55,'漁業生產量值-漁業種類別魚類別生產量值4'!D55,'漁業生產量值-漁業種類別魚類別生產量值4'!F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56)=0,&quot;-&quot;,SUM(G56))" table:style-name="ce55">
            <text:p>-</text:p>
          </table:table-cell>
          <table:table-cell office:value-type="string" office:string-value="-" table:formula="msoxl:=  IF(SUM(H56)=0,&quot;-&quot;,SUM(H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56,'漁業生產量值-漁業種類別魚類別生產量值4'!C56,'漁業生產量值-漁業種類別魚類別生產量值4'!E56)=0,&quot;-&quot;,SUM(O56,'漁業生產量值-漁業種類別魚類別生產量值4'!C56,'漁業生產量值-漁業種類別魚類別生產量值4'!E56))" table:style-name="ce55">
            <text:p>-</text:p>
          </table:table-cell>
          <table:table-cell office:value-type="string" office:string-value="-" table:formula="msoxl:=  IF(SUM(P56,'漁業生產量值-漁業種類別魚類別生產量值4'!D56,'漁業生產量值-漁業種類別魚類別生產量值4'!F56)=0,&quot;-&quot;,SUM(P56,'漁業生產量值-漁業種類別魚類別生產量值4'!D56,'漁業生產量值-漁業種類別魚類別生產量值4'!F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57)=0,&quot;-&quot;,SUM(G57))" table:style-name="ce55">
            <text:p>-</text:p>
          </table:table-cell>
          <table:table-cell office:value-type="string" office:string-value="-" table:formula="msoxl:=  IF(SUM(H57)=0,&quot;-&quot;,SUM(H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O57,'漁業生產量值-漁業種類別魚類別生產量值4'!C57,'漁業生產量值-漁業種類別魚類別生產量值4'!E57)=0,&quot;-&quot;,SUM(O57,'漁業生產量值-漁業種類別魚類別生產量值4'!C57,'漁業生產量值-漁業種類別魚類別生產量值4'!E57))" table:style-name="ce55">
            <text:p>-</text:p>
          </table:table-cell>
          <table:table-cell office:value-type="string" office:string-value="-" table:formula="msoxl:=  IF(SUM(P57,'漁業生產量值-漁業種類別魚類別生產量值4'!D57,'漁業生產量值-漁業種類別魚類別生產量值4'!F57)=0,&quot;-&quot;,SUM(P57,'漁業生產量值-漁業種類別魚類別生產量值4'!D57,'漁業生產量值-漁業種類別魚類別生產量值4'!F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float" office:value="168.2" table:formula="msoxl:=  IF(SUM(C59:C61)=0,&quot;-&quot;,SUM(C59:C61))" table:style-name="ce52">
            <text:p>168<text:s/></text:p>
          </table:table-cell>
          <table:table-cell office:value-type="float" office:value="58870" table:formula="msoxl:=  IF(SUM(D59:D61)=0,&quot;-&quot;,SUM(D59:D61))" table:style-name="ce52">
            <text:p>58,870<text:s/>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3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float" office:value="216.5" table:formula="msoxl:=  IF(SUM(M59:M61)=0,&quot;-&quot;,SUM(M59:M61))" table:style-name="ce52">
            <text:p>217<text:s/></text:p>
          </table:table-cell>
          <table:table-cell office:value-type="float" office:value="58587" table:formula="msoxl:=  IF(SUM(N59:N61)=0,&quot;-&quot;,SUM(N59:N61))" table:style-name="ce53">
            <text:p>58,587<text:s/></text:p>
          </table:table-cell>
          <table:table-cell office:value-type="float" office:value="121.2" table:formula="msoxl:=  IF(SUM(O59:O61)=0,&quot;-&quot;,SUM(O59:O61))" table:style-name="ce52">
            <text:p>121<text:s/></text:p>
          </table:table-cell>
          <table:table-cell office:value-type="float" office:value="30300" table:formula="msoxl:=  IF(SUM(P59:P61)=0,&quot;-&quot;,SUM(P59:P61))" table:style-name="ce52">
            <text:p>30,30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59)=0,&quot;-&quot;,SUM(G59))" table:style-name="ce55">
            <text:p>-</text:p>
          </table:table-cell>
          <table:table-cell office:value-type="string" office:string-value="-" table:formula="msoxl:=  IF(SUM(H59)=0,&quot;-&quot;,SUM(H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59,'漁業生產量值-漁業種類別魚類別生產量值4'!C59,'漁業生產量值-漁業種類別魚類別生產量值4'!E59)=0,&quot;-&quot;,SUM(O59,'漁業生產量值-漁業種類別魚類別生產量值4'!C59,'漁業生產量值-漁業種類別魚類別生產量值4'!E59))" table:style-name="ce55">
            <text:p>-</text:p>
          </table:table-cell>
          <table:table-cell office:value-type="string" office:string-value="-" table:formula="msoxl:=  IF(SUM(P59,'漁業生產量值-漁業種類別魚類別生產量值4'!D59,'漁業生產量值-漁業種類別魚類別生產量值4'!F59)=0,&quot;-&quot;,SUM(P59,'漁業生產量值-漁業種類別魚類別生產量值4'!D59,'漁業生產量值-漁業種類別魚類別生產量值4'!F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float" office:value="168.2" table:style-name="ce55">
            <text:p>168<text:s/></text:p>
          </table:table-cell>
          <table:table-cell office:value-type="float" office:value="58870" table:style-name="ce55">
            <text:p>58,870<text:s/></text:p>
          </table:table-cell>
          <table:table-cell office:value-type="string" office:string-value="-" table:formula="msoxl:=  IF(SUM(G60)=0,&quot;-&quot;,SUM(G60))" table:style-name="ce55">
            <text:p>-</text:p>
          </table:table-cell>
          <table:table-cell office:value-type="string" office:string-value="-" table:formula="msoxl:=  IF(SUM(H60)=0,&quot;-&quot;,SUM(H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16.5" table:formula="msoxl:=  IF(SUM(O60,'漁業生產量值-漁業種類別魚類別生產量值4'!C60,'漁業生產量值-漁業種類別魚類別生產量值4'!E60)=0,&quot;-&quot;,SUM(O60,'漁業生產量值-漁業種類別魚類別生產量值4'!C60,'漁業生產量值-漁業種類別魚類別生產量值4'!E60))" table:style-name="ce55">
            <text:p>217<text:s/></text:p>
          </table:table-cell>
          <table:table-cell office:value-type="float" office:value="58587" table:formula="msoxl:=  IF(SUM(P60,'漁業生產量值-漁業種類別魚類別生產量值4'!D60,'漁業生產量值-漁業種類別魚類別生產量值4'!F60)=0,&quot;-&quot;,SUM(P60,'漁業生產量值-漁業種類別魚類別生產量值4'!D60,'漁業生產量值-漁業種類別魚類別生產量值4'!F60))" table:style-name="ce55">
            <text:p>58,587<text:s/></text:p>
          </table:table-cell>
          <table:table-cell office:value-type="float" office:value="121.2" table:style-name="ce55">
            <text:p>121<text:s/></text:p>
          </table:table-cell>
          <table:table-cell office:value-type="float" office:value="30300" table:style-name="ce55">
            <text:p>30,300<text:s/>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61)=0,&quot;-&quot;,SUM(G61))" table:style-name="ce55">
            <text:p>-</text:p>
          </table:table-cell>
          <table:table-cell office:value-type="string" office:string-value="-" table:formula="msoxl:=  IF(SUM(H61)=0,&quot;-&quot;,SUM(H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O61,'漁業生產量值-漁業種類別魚類別生產量值4'!C61,'漁業生產量值-漁業種類別魚類別生產量值4'!E61)=0,&quot;-&quot;,SUM(O61,'漁業生產量值-漁業種類別魚類別生產量值4'!C61,'漁業生產量值-漁業種類別魚類別生產量值4'!E61))" table:style-name="ce55">
            <text:p>-</text:p>
          </table:table-cell>
          <table:table-cell office:value-type="string" office:string-value="-" table:formula="msoxl:=  IF(SUM(P61,'漁業生產量值-漁業種類別魚類別生產量值4'!D61,'漁業生產量值-漁業種類別魚類別生產量值4'!F61)=0,&quot;-&quot;,SUM(P61,'漁業生產量值-漁業種類別魚類別生產量值4'!D61,'漁業生產量值-漁業種類別魚類別生產量值4'!F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476.42126999999999" table:formula="msoxl:=  IF(SUM(C63,C64,C65,C67)=0,IF(C66=0,&quot;-&quot;,C66),SUM(C63,C64,C65,C67))" table:style-name="ce52">
            <text:p>476<text:s/></text:p>
          </table:table-cell>
          <table:table-cell office:value-type="float" office:value="76664.069499999998" table:formula="msoxl:=  IF(SUM(D63:D67)=0,&quot;-&quot;,SUM(D63:D67))" table:style-name="ce52">
            <text:p>76,664<text:s/>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3">
            <text:p>-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2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52">
            <text:p>-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float" office:value="24214.399519999999" table:formula="msoxl:=  IF(SUM(M63,M64,M65,M67)=0,IF(M66=0,&quot;-&quot;,M66),SUM(M63,M64,M65,M67))" table:style-name="ce52">
            <text:p>24,214<text:s/></text:p>
          </table:table-cell>
          <table:table-cell office:value-type="float" office:value="7001108.7012999998" table:formula="msoxl:=  IF(SUM(N63:N67)=0,&quot;-&quot;,SUM(N63:N67))" table:style-name="ce53">
            <text:p>7,001,109<text:s/></text:p>
          </table:table-cell>
          <table:table-cell office:value-type="float" office:value="16027.71595" table:formula="msoxl:=  IF(SUM(O63,O64,O65,O67)=0,IF(O66=0,&quot;-&quot;,O66),SUM(O63,O64,O65,O67))" table:style-name="ce52">
            <text:p>16,028<text:s/></text:p>
          </table:table-cell>
          <table:table-cell office:value-type="float" office:value="4691657.0723000001" table:formula="msoxl:=  IF(SUM(P63:P67)=0,&quot;-&quot;,SUM(P63:P67))" table:style-name="ce52">
            <text:p>4,691,65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float" office:value="450.90127000000001" table:style-name="ce55">
            <text:p>451<text:s/></text:p>
          </table:table-cell>
          <table:table-cell office:value-type="float" office:value="72517.069499999998" table:style-name="ce55">
            <text:p>72,517<text:s/></text:p>
          </table:table-cell>
          <table:table-cell office:value-type="string" office:string-value="-" table:formula="msoxl:=  IF(SUM(G63)=0,&quot;-&quot;,SUM(G63))" table:style-name="ce55">
            <text:p>-</text:p>
          </table:table-cell>
          <table:table-cell office:value-type="string" office:string-value="-" table:formula="msoxl:=  IF(SUM(H63)=0,&quot;-&quot;,SUM(H6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4211.961520000001" table:formula="msoxl:=  IF(SUM(O63,'漁業生產量值-漁業種類別魚類別生產量值4'!C63,'漁業生產量值-漁業種類別魚類別生產量值4'!E63)=0,&quot;-&quot;,SUM(O63,'漁業生產量值-漁業種類別魚類別生產量值4'!C63,'漁業生產量值-漁業種類別魚類別生產量值4'!E63))" table:style-name="ce55">
            <text:p>24,212<text:s/></text:p>
          </table:table-cell>
          <table:table-cell office:value-type="float" office:value="7000445.3012999995" table:formula="msoxl:=  IF(SUM(P63,'漁業生產量值-漁業種類別魚類別生產量值4'!D63,'漁業生產量值-漁業種類別魚類別生產量值4'!F63)=0,&quot;-&quot;,SUM(P63,'漁業生產量值-漁業種類別魚類別生產量值4'!D63,'漁業生產量值-漁業種類別魚類別生產量值4'!F63))" table:style-name="ce55">
            <text:p>7,000,445<text:s/></text:p>
          </table:table-cell>
          <table:table-cell office:value-type="float" office:value="16027.71595" table:style-name="ce55">
            <text:p>16,028<text:s/></text:p>
          </table:table-cell>
          <table:table-cell office:value-type="float" office:value="4691657.0723000001" table:style-name="ce55">
            <text:p>4,691,65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float" office:value="25.52" table:style-name="ce55">
            <text:p>26<text:s/></text:p>
          </table:table-cell>
          <table:table-cell office:value-type="float" office:value="4147" table:style-name="ce55">
            <text:p>4,147<text:s/></text:p>
          </table:table-cell>
          <table:table-cell office:value-type="string" office:string-value="-" table:formula="msoxl:=  IF(SUM(G64)=0,&quot;-&quot;,SUM(G64))" table:style-name="ce55">
            <text:p>-</text:p>
          </table:table-cell>
          <table:table-cell office:value-type="string" office:string-value="-" table:formula="msoxl:=  IF(SUM(H64)=0,&quot;-&quot;,SUM(H6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4379999999999997" table:formula="msoxl:=  IF(SUM(O64,'漁業生產量值-漁業種類別魚類別生產量值4'!C64,'漁業生產量值-漁業種類別魚類別生產量值4'!E64)=0,&quot;-&quot;,SUM(O64,'漁業生產量值-漁業種類別魚類別生產量值4'!C64,'漁業生產量值-漁業種類別魚類別生產量值4'!E64))" table:style-name="ce55">
            <text:p>2<text:s/></text:p>
          </table:table-cell>
          <table:table-cell office:value-type="float" office:value="663.4" table:formula="msoxl:=  IF(SUM(P64,'漁業生產量值-漁業種類別魚類別生產量值4'!D64,'漁業生產量值-漁業種類別魚類別生產量值4'!F64)=0,&quot;-&quot;,SUM(P64,'漁業生產量值-漁業種類別魚類別生產量值4'!D64,'漁業生產量值-漁業種類別魚類別生產量值4'!F64))" table:style-name="ce55">
            <text:p>66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65)=0,&quot;-&quot;,SUM(G65))" table:style-name="ce55">
            <text:p>-</text:p>
          </table:table-cell>
          <table:table-cell office:value-type="string" office:string-value="-" table:formula="msoxl:=  IF(SUM(H65)=0,&quot;-&quot;,SUM(H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65,'漁業生產量值-漁業種類別魚類別生產量值4'!C65,'漁業生產量值-漁業種類別魚類別生產量值4'!E65)=0,&quot;-&quot;,SUM(O65,'漁業生產量值-漁業種類別魚類別生產量值4'!C65,'漁業生產量值-漁業種類別魚類別生產量值4'!E65))" table:style-name="ce55">
            <text:p>-</text:p>
          </table:table-cell>
          <table:table-cell office:value-type="string" office:string-value="-" table:formula="msoxl:=  IF(SUM(P65,'漁業生產量值-漁業種類別魚類別生產量值4'!D65,'漁業生產量值-漁業種類別魚類別生產量值4'!F65)=0,&quot;-&quot;,SUM(P65,'漁業生產量值-漁業種類別魚類別生產量值4'!D65,'漁業生產量值-漁業種類別魚類別生產量值4'!F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66)=0,&quot;-&quot;,SUM(G66))" table:style-name="ce55">
            <text:p>-</text:p>
          </table:table-cell>
          <table:table-cell office:value-type="string" office:string-value="-" table:formula="msoxl:=  IF(SUM(H66)=0,&quot;-&quot;,SUM(H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66,'漁業生產量值-漁業種類別魚類別生產量值4'!C66,'漁業生產量值-漁業種類別魚類別生產量值4'!E66)=0,&quot;-&quot;,SUM(O66,'漁業生產量值-漁業種類別魚類別生產量值4'!C66,'漁業生產量值-漁業種類別魚類別生產量值4'!E66))" table:style-name="ce55">
            <text:p>-</text:p>
          </table:table-cell>
          <table:table-cell office:value-type="string" office:string-value="-" table:formula="msoxl:=  IF(SUM(P66,'漁業生產量值-漁業種類別魚類別生產量值4'!D66,'漁業生產量值-漁業種類別魚類別生產量值4'!F66)=0,&quot;-&quot;,SUM(P66,'漁業生產量值-漁業種類別魚類別生產量值4'!D66,'漁業生產量值-漁業種類別魚類別生產量值4'!F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67)=0,&quot;-&quot;,SUM(G67))" table:style-name="ce55">
            <text:p>-</text:p>
          </table:table-cell>
          <table:table-cell office:value-type="string" office:string-value="-" table:formula="msoxl:=  IF(SUM(H67)=0,&quot;-&quot;,SUM(H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O67,'漁業生產量值-漁業種類別魚類別生產量值4'!C67,'漁業生產量值-漁業種類別魚類別生產量值4'!E67)=0,&quot;-&quot;,SUM(O67,'漁業生產量值-漁業種類別魚類別生產量值4'!C67,'漁業生產量值-漁業種類別魚類別生產量值4'!E67))" table:style-name="ce55">
            <text:p>-</text:p>
          </table:table-cell>
          <table:table-cell office:value-type="string" office:string-value="-" table:formula="msoxl:=  IF(SUM(P67,'漁業生產量值-漁業種類別魚類別生產量值4'!D67,'漁業生產量值-漁業種類別魚類別生產量值4'!F67)=0,&quot;-&quot;,SUM(P67,'漁業生產量值-漁業種類別魚類別生產量值4'!D67,'漁業生產量值-漁業種類別魚類別生產量值4'!F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6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08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4" draw:style-name="a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4" table:number-rows-spanned="1" table:style-name="ce194">
            <text:p>石 <text:s/>斑 <text:s/>類</text:p>
          </table:table-cell>
          <table:covered-table-cell table:number-columns-repeated="3"/>
          <table:table-cell table:number-columns-spanned="2" table:number-rows-spanned="1" table:style-name="ce196"/>
          <table:covered-table-cell/>
          <table:table-cell table:number-columns-spanned="2" table:number-rows-spanned="1" table:style-name="ce196"/>
          <table:covered-table-cell/>
          <table:table-cell table:number-columns-spanned="2" table:number-rows-spanned="1" table:style-name="ce196"/>
          <table:covered-table-cell/>
          <table:table-cell table:number-columns-spanned="2" table:number-rows-spanned="1" table:style-name="ce196"/>
          <table:covered-table-cell/>
          <table:table-cell office:value-type="string" table:number-columns-spanned="2" table:number-rows-spanned="1" table:style-name="ce194">
            <text:p>鰺 <text:s text:c="3"/>科</text:p>
          </table:table-cell>
          <table:covered-table-cell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03">
            <text:p>鞍帶石斑魚</text:p>
          </table:table-cell>
          <table:covered-table-cell/>
          <table:table-cell office:value-type="string" table:number-columns-spanned="2" table:number-rows-spanned="1" table:style-name="ce198">
            <text:p>其他石斑</text:p>
          </table:table-cell>
          <table:covered-table-cell/>
          <table:table-cell office:value-type="string" table:number-columns-spanned="2" table:number-rows-spanned="1" table:style-name="ce199">
            <text:p>合齒魚科</text:p>
          </table:table-cell>
          <table:covered-table-cell/>
          <table:table-cell office:value-type="string" table:number-columns-spanned="2" table:number-rows-spanned="1" table:style-name="ce199">
            <text:p>鯙科</text:p>
          </table:table-cell>
          <table:covered-table-cell/>
          <table:table-cell office:value-type="string" table:number-columns-spanned="2" table:number-rows-spanned="1" table:style-name="ce199">
            <text:p>海鱺</text:p>
          </table:table-cell>
          <table:covered-table-cell/>
          <table:table-cell office:value-type="string" table:number-columns-spanned="2" table:number-rows-spanned="1" table:style-name="ce199">
            <text:p>眼眶魚</text:p>
          </table:table-cell>
          <table:covered-table-cell/>
          <table:table-cell office:value-type="string" table:number-columns-spanned="2" table:number-rows-spanned="1" table:style-name="ce198">
            <text:p>小計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0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84">
            <text:p>26003</text:p>
          </table:table-cell>
          <table:covered-table-cell/>
          <table:table-cell office:value-type="string" table:number-columns-spanned="2" table:number-rows-spanned="1" table:style-name="ce181">
            <text:p>26099</text:p>
          </table:table-cell>
          <table:covered-table-cell/>
          <table:table-cell office:value-type="string" table:number-columns-spanned="2" table:number-rows-spanned="1" table:style-name="ce181">
            <text:p>29000</text:p>
          </table:table-cell>
          <table:covered-table-cell/>
          <table:table-cell office:value-type="string" table:number-columns-spanned="2" table:number-rows-spanned="1" table:style-name="ce181">
            <text:p>30000</text:p>
          </table:table-cell>
          <table:covered-table-cell/>
          <table:table-cell office:value-type="string" table:number-columns-spanned="2" table:number-rows-spanned="1" table:style-name="ce181">
            <text:p>34001</text:p>
          </table:table-cell>
          <table:covered-table-cell/>
          <table:table-cell office:value-type="string" table:number-columns-spanned="2" table:number-rows-spanned="1" table:style-name="ce181">
            <text:p>35001</text:p>
          </table:table-cell>
          <table:covered-table-cell/>
          <table:table-cell office:value-type="string" table:number-columns-spanned="2" table:number-rows-spanned="1" table:style-name="ce181">
            <text:p>Sub Total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7956.5173699999996" table:formula="msoxl:=  IF(SUM(C11,C19,C36,C54,C58,C62)=0,&quot;-&quot;,SUM(C11,C19,C36,C54,C58,C62))" table:style-name="ce45">
            <text:p>7,957<text:s/></text:p>
          </table:table-cell>
          <table:table-cell office:value-type="float" office:value="2259444.5779999997" table:formula="msoxl:=  IF(SUM(D11,D19,D36,D54,D58,D62)=0,&quot;-&quot;,SUM(D11,D19,D36,D54,D58,D62))" table:style-name="ce45">
            <text:p>2,259,445<text:s/></text:p>
          </table:table-cell>
          <table:table-cell office:value-type="float" office:value="836.67128000000002" table:formula="msoxl:=  IF(SUM(E11,E19,E36,E54,E58,E62)=0,&quot;-&quot;,SUM(E11,E19,E36,E54,E58,E62))" table:style-name="ce45">
            <text:p>837<text:s/></text:p>
          </table:table-cell>
          <table:table-cell office:value-type="float" office:value="249956.35003" table:formula="msoxl:=  IF(SUM(F11,F19,F36,F54,F58,F62)=0,&quot;-&quot;,SUM(F11,F19,F36,F54,F58,F62))" table:style-name="ce45">
            <text:p>249,956<text:s/></text:p>
          </table:table-cell>
          <table:table-cell office:value-type="float" office:value="607.29381999999998" table:formula="msoxl:=  IF(SUM(G11,G19,G36,G54,G58,G62)=0,&quot;-&quot;,SUM(G11,G19,G36,G54,G58,G62))" table:style-name="ce45">
            <text:p>607<text:s/></text:p>
          </table:table-cell>
          <table:table-cell office:value-type="float" office:value="31286.025399999999" table:formula="msoxl:=  IF(SUM(H11,H19,H36,H54,H58,H62)=0,&quot;-&quot;,SUM(H11,H19,H36,H54,H58,H62))" table:style-name="ce45">
            <text:p>31,286<text:s/></text:p>
          </table:table-cell>
          <table:table-cell office:value-type="float" office:value="656.19050000000004" table:formula="msoxl:=  IF(SUM(I11,I19,I36,I54,I58,I62)=0,&quot;-&quot;,SUM(I11,I19,I36,I54,I58,I62))" table:style-name="ce45">
            <text:p>656<text:s/></text:p>
          </table:table-cell>
          <table:table-cell office:value-type="float" office:value="54535.804599999996" table:formula="msoxl:=  IF(SUM(J11,J19,J36,J54,J58,J62)=0,&quot;-&quot;,SUM(J11,J19,J36,J54,J58,J62))" table:style-name="ce45">
            <text:p>54,536<text:s/></text:p>
          </table:table-cell>
          <table:table-cell office:value-type="float" office:value="1532.8741499999999" table:formula="msoxl:=  IF(SUM(K11,K19,K36,K54,K58,K62)=0,&quot;-&quot;,SUM(K11,K19,K36,K54,K58,K62))" table:style-name="ce45">
            <text:p>1,533<text:s/></text:p>
          </table:table-cell>
          <table:table-cell office:value-type="float" office:value="402407.29203000001" table:formula="msoxl:=  IF(SUM(L11,L19,L36,L54,L58,L62)=0,&quot;-&quot;,SUM(L11,L19,L36,L54,L58,L62))" table:style-name="ce45">
            <text:p>402,407<text:s/></text:p>
          </table:table-cell>
          <table:table-cell office:value-type="float" office:value="8484.6107300000003" table:formula="msoxl:=  IF(SUM(M11,M19,M36,M54,M58,M62)=0,&quot;-&quot;,SUM(M11,M19,M36,M54,M58,M62))" table:style-name="ce45">
            <text:p>8,485<text:s/></text:p>
          </table:table-cell>
          <table:table-cell office:value-type="float" office:value="147458.59515000001" table:formula="msoxl:=  IF(SUM(N11,N19,N36,N54,N58,N62)=0,&quot;-&quot;,SUM(N11,N19,N36,N54,N58,N62))" table:style-name="ce45">
            <text:p>147,459<text:s/></text:p>
          </table:table-cell>
          <table:table-cell office:value-type="float" office:value="8858.9635899999994" table:formula="msoxl:=  IF(SUM(O11,O19,O36,O54,O58,O62)=0,&quot;-&quot;,SUM(O11,O19,O36,O54,O58,O62))" table:style-name="ce45">
            <text:p>8,859<text:s/></text:p>
          </table:table-cell>
          <table:table-cell office:value-type="float" office:value="467856.88518999994" table:formula="msoxl:=  IF(SUM(P11,P19,P36,P54,P58,P62)=0,&quot;-&quot;,SUM(P11,P19,P36,P54,P58,P62))" table:style-name="ce45">
            <text:p>467,857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float" office:value="26.928999999999998" table:formula="msoxl:=  IF(SUM(E12:E18)=0,&quot;-&quot;,SUM(E12:E18))" table:style-name="ce52">
            <text:p>27<text:s/></text:p>
          </table:table-cell>
          <table:table-cell office:value-type="float" office:value="2162.3987000000002" table:formula="msoxl:=  IF(SUM(F12:F18)=0,&quot;-&quot;,SUM(F12:F18))" table:style-name="ce52">
            <text:p>2,162<text:s/></text:p>
          </table:table-cell>
          <table:table-cell office:value-type="float" office:value="309.77" table:formula="msoxl:=  IF(SUM(G12:G18)=0,&quot;-&quot;,SUM(G12:G18))" table:style-name="ce52">
            <text:p>310<text:s/></text:p>
          </table:table-cell>
          <table:table-cell office:value-type="float" office:value="12485.463599999999" table:formula="msoxl:=  IF(SUM(H12:H18)=0,&quot;-&quot;,SUM(H12:H18))" table:style-name="ce52">
            <text:p>12,485<text:s/></text:p>
          </table:table-cell>
          <table:table-cell office:value-type="float" office:value="396.61" table:formula="msoxl:=  IF(SUM(I12:I18)=0,&quot;-&quot;,SUM(I12:I18))" table:style-name="ce52">
            <text:p>397<text:s/></text:p>
          </table:table-cell>
          <table:table-cell office:value-type="float" office:value="30199.823" table:formula="msoxl:=  IF(SUM(J12:J18)=0,&quot;-&quot;,SUM(J12:J18))" table:style-name="ce52">
            <text:p>30,200<text:s/></text:p>
          </table:table-cell>
          <table:table-cell office:value-type="float" office:value="46.073999999999998" table:formula="msoxl:=  IF(SUM(K12:K18)=0,&quot;-&quot;,SUM(K12:K18))" table:style-name="ce52">
            <text:p>46<text:s/></text:p>
          </table:table-cell>
          <table:table-cell office:value-type="float" office:value="1757.655" table:formula="msoxl:=  IF(SUM(L12:L18)=0,&quot;-&quot;,SUM(L12:L18))" table:style-name="ce52">
            <text:p>1,758<text:s/></text:p>
          </table:table-cell>
          <table:table-cell office:value-type="float" office:value="125.89" table:formula="msoxl:=  IF(SUM(M12:M18)=0,&quot;-&quot;,SUM(M12:M18))" table:style-name="ce52">
            <text:p>126<text:s/></text:p>
          </table:table-cell>
          <table:table-cell office:value-type="float" office:value="3021.36" table:formula="msoxl:=  IF(SUM(N12:N18)=0,&quot;-&quot;,SUM(N12:N18))" table:style-name="ce52">
            <text:p>3,021<text:s/></text:p>
          </table:table-cell>
          <table:table-cell office:value-type="float" office:value="8.8849999999999998" table:formula="msoxl:=  IF(SUM(O12:O18)=0,&quot;-&quot;,SUM(O12:O18))" table:style-name="ce52">
            <text:p>9<text:s/></text:p>
          </table:table-cell>
          <table:table-cell office:value-type="float" office:value="266.55" table:formula="msoxl:=  IF(SUM(P12:P18)=0,&quot;-&quot;,SUM(P12:P18))" table:style-name="ce53">
            <text:p>26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6.928999999999998" table:style-name="ce55">
            <text:p>27<text:s/></text:p>
          </table:table-cell>
          <table:table-cell office:value-type="float" office:value="2162.3987000000002" table:style-name="ce55">
            <text:p>2,162<text:s/></text:p>
          </table:table-cell>
          <table:table-cell office:value-type="float" office:value="309.77" table:style-name="ce55">
            <text:p>310<text:s/></text:p>
          </table:table-cell>
          <table:table-cell office:value-type="float" office:value="12485.463599999999" table:style-name="ce55">
            <text:p>12,485<text:s/></text:p>
          </table:table-cell>
          <table:table-cell office:value-type="float" office:value="396.61" table:style-name="ce55">
            <text:p>397<text:s/></text:p>
          </table:table-cell>
          <table:table-cell office:value-type="float" office:value="30199.823" table:style-name="ce55">
            <text:p>30,200<text:s/></text:p>
          </table:table-cell>
          <table:table-cell office:value-type="float" office:value="40.387" table:style-name="ce55">
            <text:p>40<text:s/></text:p>
          </table:table-cell>
          <table:table-cell office:value-type="float" office:value="1615.48" table:style-name="ce55">
            <text:p>1,61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.8849999999999998" table:formula="msoxl:=  IF(SUM('漁業生產量值-漁業種類別魚類別生產量值5'!C12,'漁業生產量值-漁業種類別魚類別生產量值5'!E12,'漁業生產量值-漁業種類別魚類別生產量值5'!G12,'漁業生產量值-漁業種類別魚類別生產量值5'!I12)=0,&quot;-&quot;,SUM('漁業生產量值-漁業種類別魚類別生產量值5'!C12,'漁業生產量值-漁業種類別魚類別生產量值5'!E12,'漁業生產量值-漁業種類別魚類別生產量值5'!G12,'漁業生產量值-漁業種類別魚類別生產量值5'!I12))" table:style-name="ce55">
            <text:p>9<text:s/></text:p>
          </table:table-cell>
          <table:table-cell office:value-type="float" office:value="266.55" table:formula="msoxl:=  IF(SUM('漁業生產量值-漁業種類別魚類別生產量值5'!D12,'漁業生產量值-漁業種類別魚類別生產量值5'!F12,'漁業生產量值-漁業種類別魚類別生產量值5'!H12,'漁業生產量值-漁業種類別魚類別生產量值5'!J12)=0,&quot;-&quot;,SUM('漁業生產量值-漁業種類別魚類別生產量值5'!D12,'漁業生產量值-漁業種類別魚類別生產量值5'!F12,'漁業生產量值-漁業種類別魚類別生產量值5'!H12,'漁業生產量值-漁業種類別魚類別生產量值5'!J12))" table:style-name="ce55">
            <text:p>26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13,'漁業生產量值-漁業種類別魚類別生產量值5'!E13,'漁業生產量值-漁業種類別魚類別生產量值5'!G13,'漁業生產量值-漁業種類別魚類別生產量值5'!I13)=0,&quot;-&quot;,SUM('漁業生產量值-漁業種類別魚類別生產量值5'!C13,'漁業生產量值-漁業種類別魚類別生產量值5'!E13,'漁業生產量值-漁業種類別魚類別生產量值5'!G13,'漁業生產量值-漁業種類別魚類別生產量值5'!I13))" table:style-name="ce55">
            <text:p>-</text:p>
          </table:table-cell>
          <table:table-cell office:value-type="string" office:string-value="-" table:formula="msoxl:=  IF(SUM('漁業生產量值-漁業種類別魚類別生產量值5'!D13,'漁業生產量值-漁業種類別魚類別生產量值5'!F13,'漁業生產量值-漁業種類別魚類別生產量值5'!H13,'漁業生產量值-漁業種類別魚類別生產量值5'!J13)=0,&quot;-&quot;,SUM('漁業生產量值-漁業種類別魚類別生產量值5'!D13,'漁業生產量值-漁業種類別魚類別生產量值5'!F13,'漁業生產量值-漁業種類別魚類別生產量值5'!H13,'漁業生產量值-漁業種類別魚類別生產量值5'!J13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14,'漁業生產量值-漁業種類別魚類別生產量值5'!E14,'漁業生產量值-漁業種類別魚類別生產量值5'!G14,'漁業生產量值-漁業種類別魚類別生產量值5'!I14)=0,&quot;-&quot;,SUM('漁業生產量值-漁業種類別魚類別生產量值5'!C14,'漁業生產量值-漁業種類別魚類別生產量值5'!E14,'漁業生產量值-漁業種類別魚類別生產量值5'!G14,'漁業生產量值-漁業種類別魚類別生產量值5'!I14))" table:style-name="ce55">
            <text:p>-</text:p>
          </table:table-cell>
          <table:table-cell office:value-type="string" office:string-value="-" table:formula="msoxl:=  IF(SUM('漁業生產量值-漁業種類別魚類別生產量值5'!D14,'漁業生產量值-漁業種類別魚類別生產量值5'!F14,'漁業生產量值-漁業種類別魚類別生產量值5'!H14,'漁業生產量值-漁業種類別魚類別生產量值5'!J14)=0,&quot;-&quot;,SUM('漁業生產量值-漁業種類別魚類別生產量值5'!D14,'漁業生產量值-漁業種類別魚類別生產量值5'!F14,'漁業生產量值-漁業種類別魚類別生產量值5'!H14,'漁業生產量值-漁業種類別魚類別生產量值5'!J14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15,'漁業生產量值-漁業種類別魚類別生產量值5'!E15,'漁業生產量值-漁業種類別魚類別生產量值5'!G15,'漁業生產量值-漁業種類別魚類別生產量值5'!I15)=0,&quot;-&quot;,SUM('漁業生產量值-漁業種類別魚類別生產量值5'!C15,'漁業生產量值-漁業種類別魚類別生產量值5'!E15,'漁業生產量值-漁業種類別魚類別生產量值5'!G15,'漁業生產量值-漁業種類別魚類別生產量值5'!I15))" table:style-name="ce55">
            <text:p>-</text:p>
          </table:table-cell>
          <table:table-cell office:value-type="string" office:string-value="-" table:formula="msoxl:=  IF(SUM('漁業生產量值-漁業種類別魚類別生產量值5'!D15,'漁業生產量值-漁業種類別魚類別生產量值5'!F15,'漁業生產量值-漁業種類別魚類別生產量值5'!H15,'漁業生產量值-漁業種類別魚類別生產量值5'!J15)=0,&quot;-&quot;,SUM('漁業生產量值-漁業種類別魚類別生產量值5'!D15,'漁業生產量值-漁業種類別魚類別生產量值5'!F15,'漁業生產量值-漁業種類別魚類別生產量值5'!H15,'漁業生產量值-漁業種類別魚類別生產量值5'!J15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.6870000000000003" table:style-name="ce55">
            <text:p>6<text:s/></text:p>
          </table:table-cell>
          <table:table-cell office:value-type="float" office:value="142.17500000000001" table:style-name="ce55">
            <text:p>142<text:s/></text:p>
          </table:table-cell>
          <table:table-cell office:value-type="float" office:value="125.89" table:style-name="ce55">
            <text:p>126<text:s/></text:p>
          </table:table-cell>
          <table:table-cell office:value-type="float" office:value="3021.36" table:style-name="ce55">
            <text:p>3,021<text:s/></text:p>
          </table:table-cell>
          <table:table-cell office:value-type="string" office:string-value="-" table:formula="msoxl:=  IF(SUM('漁業生產量值-漁業種類別魚類別生產量值5'!C16,'漁業生產量值-漁業種類別魚類別生產量值5'!E16,'漁業生產量值-漁業種類別魚類別生產量值5'!G16,'漁業生產量值-漁業種類別魚類別生產量值5'!I16)=0,&quot;-&quot;,SUM('漁業生產量值-漁業種類別魚類別生產量值5'!C16,'漁業生產量值-漁業種類別魚類別生產量值5'!E16,'漁業生產量值-漁業種類別魚類別生產量值5'!G16,'漁業生產量值-漁業種類別魚類別生產量值5'!I16))" table:style-name="ce55">
            <text:p>-</text:p>
          </table:table-cell>
          <table:table-cell office:value-type="string" office:string-value="-" table:formula="msoxl:=  IF(SUM('漁業生產量值-漁業種類別魚類別生產量值5'!D16,'漁業生產量值-漁業種類別魚類別生產量值5'!F16,'漁業生產量值-漁業種類別魚類別生產量值5'!H16,'漁業生產量值-漁業種類別魚類別生產量值5'!J16)=0,&quot;-&quot;,SUM('漁業生產量值-漁業種類別魚類別生產量值5'!D16,'漁業生產量值-漁業種類別魚類別生產量值5'!F16,'漁業生產量值-漁業種類別魚類別生產量值5'!H16,'漁業生產量值-漁業種類別魚類別生產量值5'!J16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17,'漁業生產量值-漁業種類別魚類別生產量值5'!E17,'漁業生產量值-漁業種類別魚類別生產量值5'!G17,'漁業生產量值-漁業種類別魚類別生產量值5'!I17)=0,&quot;-&quot;,SUM('漁業生產量值-漁業種類別魚類別生產量值5'!C17,'漁業生產量值-漁業種類別魚類別生產量值5'!E17,'漁業生產量值-漁業種類別魚類別生產量值5'!G17,'漁業生產量值-漁業種類別魚類別生產量值5'!I17))" table:style-name="ce55">
            <text:p>-</text:p>
          </table:table-cell>
          <table:table-cell office:value-type="string" office:string-value="-" table:formula="msoxl:=  IF(SUM('漁業生產量值-漁業種類別魚類別生產量值5'!D17,'漁業生產量值-漁業種類別魚類別生產量值5'!F17,'漁業生產量值-漁業種類別魚類別生產量值5'!H17,'漁業生產量值-漁業種類別魚類別生產量值5'!J17)=0,&quot;-&quot;,SUM('漁業生產量值-漁業種類別魚類別生產量值5'!D17,'漁業生產量值-漁業種類別魚類別生產量值5'!F17,'漁業生產量值-漁業種類別魚類別生產量值5'!H17,'漁業生產量值-漁業種類別魚類別生產量值5'!J17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'漁業生產量值-漁業種類別魚類別生產量值5'!C18,'漁業生產量值-漁業種類別魚類別生產量值5'!E18,'漁業生產量值-漁業種類別魚類別生產量值5'!G18,'漁業生產量值-漁業種類別魚類別生產量值5'!I18)=0,&quot;-&quot;,SUM('漁業生產量值-漁業種類別魚類別生產量值5'!C18,'漁業生產量值-漁業種類別魚類別生產量值5'!E18,'漁業生產量值-漁業種類別魚類別生產量值5'!G18,'漁業生產量值-漁業種類別魚類別生產量值5'!I18))" table:style-name="ce55">
            <text:p>-</text:p>
          </table:table-cell>
          <table:table-cell office:value-type="string" office:string-value="-" table:formula="msoxl:=  IF(SUM('漁業生產量值-漁業種類別魚類別生產量值5'!D18,'漁業生產量值-漁業種類別魚類別生產量值5'!F18,'漁業生產量值-漁業種類別魚類別生產量值5'!H18,'漁業生產量值-漁業種類別魚類別生產量值5'!J18)=0,&quot;-&quot;,SUM('漁業生產量值-漁業種類別魚類別生產量值5'!D18,'漁業生產量值-漁業種類別魚類別生產量值5'!F18,'漁業生產量值-漁業種類別魚類別生產量值5'!H18,'漁業生產量值-漁業種類別魚類別生產量值5'!J18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string" office:string-value="-" table:formula="msoxl:=  IF(SUM(C20:C35)=0,&quot;-&quot;,SUM(C20:C35))" table:style-name="ce52">
            <text:p>-</text:p>
          </table:table-cell>
          <table:table-cell office:value-type="string" office:string-value="-" table:formula="msoxl:=  IF(SUM(D20:D35)=0,&quot;-&quot;,SUM(D20:D35))" table:style-name="ce52">
            <text:p>-</text:p>
          </table:table-cell>
          <table:table-cell office:value-type="float" office:value="418.14300000000003" table:formula="msoxl:=  IF(SUM(E20:E35)=0,&quot;-&quot;,SUM(E20:E35))" table:style-name="ce52">
            <text:p>418<text:s/></text:p>
          </table:table-cell>
          <table:table-cell office:value-type="float" office:value="139512.05313000001" table:formula="msoxl:=  IF(SUM(F20:F35)=0,&quot;-&quot;,SUM(F20:F35))" table:style-name="ce52">
            <text:p>139,512<text:s/></text:p>
          </table:table-cell>
          <table:table-cell office:value-type="float" office:value="188.15916999999999" table:formula="msoxl:=  IF(SUM(G20:G35)=0,&quot;-&quot;,SUM(G20:G35))" table:style-name="ce52">
            <text:p>188<text:s/></text:p>
          </table:table-cell>
          <table:table-cell office:value-type="float" office:value="10879.18426" table:formula="msoxl:=  IF(SUM(H20:H35)=0,&quot;-&quot;,SUM(H20:H35))" table:style-name="ce52">
            <text:p>10,879<text:s/></text:p>
          </table:table-cell>
          <table:table-cell office:value-type="float" office:value="256.29660000000001" table:formula="msoxl:=  IF(SUM(I20:I35)=0,&quot;-&quot;,SUM(I20:I35))" table:style-name="ce52">
            <text:p>256<text:s/></text:p>
          </table:table-cell>
          <table:table-cell office:value-type="float" office:value="23438.787799999998" table:formula="msoxl:=  IF(SUM(J20:J35)=0,&quot;-&quot;,SUM(J20:J35))" table:style-name="ce52">
            <text:p>23,439<text:s/></text:p>
          </table:table-cell>
          <table:table-cell office:value-type="float" office:value="2.5630600000000001" table:formula="msoxl:=  IF(SUM(K20:K35)=0,&quot;-&quot;,SUM(K20:K35))" table:style-name="ce52">
            <text:p>3<text:s/></text:p>
          </table:table-cell>
          <table:table-cell office:value-type="float" office:value="485.06142999999997" table:formula="msoxl:=  IF(SUM(L20:L35)=0,&quot;-&quot;,SUM(L20:L35))" table:style-name="ce52">
            <text:p>485<text:s/></text:p>
          </table:table-cell>
          <table:table-cell office:value-type="float" office:value="8205.4790000000012" table:formula="msoxl:=  IF(SUM(M20:M35)=0,&quot;-&quot;,SUM(M20:M35))" table:style-name="ce52">
            <text:p>8,205<text:s/></text:p>
          </table:table-cell>
          <table:table-cell office:value-type="float" office:value="136527.34411000003" table:formula="msoxl:=  IF(SUM(N20:N35)=0,&quot;-&quot;,SUM(N20:N35))" table:style-name="ce52">
            <text:p>136,527<text:s/></text:p>
          </table:table-cell>
          <table:table-cell office:value-type="float" office:value="7475.6813899999997" table:formula="msoxl:=  IF(SUM(O20:O35)=0,&quot;-&quot;,SUM(O20:O35))" table:style-name="ce52">
            <text:p>7,476<text:s/></text:p>
          </table:table-cell>
          <table:table-cell office:value-type="float" office:value="243628.55058000001" table:formula="msoxl:=  IF(SUM(P20:P35)=0,&quot;-&quot;,SUM(P20:P35))" table:style-name="ce52">
            <text:p>243,62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float" office:value="70.4435" table:style-name="ce59">
            <text:p>70<text:s/></text:p>
          </table:table-cell>
          <table:table-cell office:value-type="float" office:value="2373.9459499999998" table:style-name="ce59">
            <text:p>2,374<text:s/></text:p>
          </table:table-cell>
          <table:table-cell office:value-type="string" office:string-value="-" table:formula="msoxl:=  IF(SUM('漁業生產量值-漁業種類別魚類別生產量值5'!C20,'漁業生產量值-漁業種類別魚類別生產量值5'!E20,'漁業生產量值-漁業種類別魚類別生產量值5'!G20,'漁業生產量值-漁業種類別魚類別生產量值5'!I20)=0,&quot;-&quot;,SUM('漁業生產量值-漁業種類別魚類別生產量值5'!C20,'漁業生產量值-漁業種類別魚類別生產量值5'!E20,'漁業生產量值-漁業種類別魚類別生產量值5'!G20,'漁業生產量值-漁業種類別魚類別生產量值5'!I20))" table:style-name="ce55">
            <text:p>-</text:p>
          </table:table-cell>
          <table:table-cell office:value-type="string" office:string-value="-" table:formula="msoxl:=  IF(SUM('漁業生產量值-漁業種類別魚類別生產量值5'!D20,'漁業生產量值-漁業種類別魚類別生產量值5'!F20,'漁業生產量值-漁業種類別魚類別生產量值5'!H20,'漁業生產量值-漁業種類別魚類別生產量值5'!J20)=0,&quot;-&quot;,SUM('漁業生產量值-漁業種類別魚類別生產量值5'!D20,'漁業生產量值-漁業種類別魚類別生產量值5'!F20,'漁業生產量值-漁業種類別魚類別生產量值5'!H20,'漁業生產量值-漁業種類別魚類別生產量值5'!J20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21,'漁業生產量值-漁業種類別魚類別生產量值5'!E21,'漁業生產量值-漁業種類別魚類別生產量值5'!G21,'漁業生產量值-漁業種類別魚類別生產量值5'!I21)=0,&quot;-&quot;,SUM('漁業生產量值-漁業種類別魚類別生產量值5'!C21,'漁業生產量值-漁業種類別魚類別生產量值5'!E21,'漁業生產量值-漁業種類別魚類別生產量值5'!G21,'漁業生產量值-漁業種類別魚類別生產量值5'!I21))" table:style-name="ce55">
            <text:p>-</text:p>
          </table:table-cell>
          <table:table-cell office:value-type="string" office:string-value="-" table:formula="msoxl:=  IF(SUM('漁業生產量值-漁業種類別魚類別生產量值5'!D21,'漁業生產量值-漁業種類別魚類別生產量值5'!F21,'漁業生產量值-漁業種類別魚類別生產量值5'!H21,'漁業生產量值-漁業種類別魚類別生產量值5'!J21)=0,&quot;-&quot;,SUM('漁業生產量值-漁業種類別魚類別生產量值5'!D21,'漁業生產量值-漁業種類別魚類別生產量值5'!F21,'漁業生產量值-漁業種類別魚類別生產量值5'!H21,'漁業生產量值-漁業種類別魚類別生產量值5'!J21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.1" table:formula="msoxl:=  IF(SUM('漁業生產量值-漁業種類別魚類別生產量值5'!C22,'漁業生產量值-漁業種類別魚類別生產量值5'!E22,'漁業生產量值-漁業種類別魚類別生產量值5'!G22,'漁業生產量值-漁業種類別魚類別生產量值5'!I22)=0,&quot;-&quot;,SUM('漁業生產量值-漁業種類別魚類別生產量值5'!C22,'漁業生產量值-漁業種類別魚類別生產量值5'!E22,'漁業生產量值-漁業種類別魚類別生產量值5'!G22,'漁業生產量值-漁業種類別魚類別生產量值5'!I22))" table:style-name="ce55">
            <text:p>10<text:s/></text:p>
          </table:table-cell>
          <table:table-cell office:value-type="float" office:value="524.85" table:formula="msoxl:=  IF(SUM('漁業生產量值-漁業種類別魚類別生產量值5'!D22,'漁業生產量值-漁業種類別魚類別生產量值5'!F22,'漁業生產量值-漁業種類別魚類別生產量值5'!H22,'漁業生產量值-漁業種類別魚類別生產量值5'!J22)=0,&quot;-&quot;,SUM('漁業生產量值-漁業種類別魚類別生產量值5'!D22,'漁業生產量值-漁業種類別魚類別生產量值5'!F22,'漁業生產量值-漁業種類別魚類別生產量值5'!H22,'漁業生產量值-漁業種類別魚類別生產量值5'!J22))" table:style-name="ce55">
            <text:p>52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62.71190000000001" table:style-name="ce55">
            <text:p>163<text:s/></text:p>
          </table:table-cell>
          <table:table-cell office:value-type="float" office:value="41768.984799999998" table:style-name="ce55">
            <text:p>41,769<text:s/></text:p>
          </table:table-cell>
          <table:table-cell office:value-type="float" office:value="172.48334" table:style-name="ce55">
            <text:p>172<text:s/></text:p>
          </table:table-cell>
          <table:table-cell office:value-type="float" office:value="9953.6765099999993" table:style-name="ce55">
            <text:p>9,954<text:s/></text:p>
          </table:table-cell>
          <table:table-cell office:value-type="float" office:value="240.9195" table:style-name="ce55">
            <text:p>241<text:s/></text:p>
          </table:table-cell>
          <table:table-cell office:value-type="float" office:value="20782.458999999999" table:style-name="ce55">
            <text:p>20,782<text:s/></text:p>
          </table:table-cell>
          <table:table-cell office:value-type="float" office:value="5.1999999999999998E-2" table:style-name="ce55">
            <text:p>0<text:s/></text:p>
          </table:table-cell>
          <table:table-cell office:value-type="float" office:value="9.4692000000000007" table:style-name="ce55">
            <text:p>9<text:s/></text:p>
          </table:table-cell>
          <table:table-cell office:value-type="float" office:value="910.81415000000004" table:style-name="ce55">
            <text:p>911<text:s/></text:p>
          </table:table-cell>
          <table:table-cell office:value-type="float" office:value="23955.596219999999" table:style-name="ce55">
            <text:p>23,956<text:s/></text:p>
          </table:table-cell>
          <table:table-cell office:value-type="float" office:value="1065.2278900000001" table:formula="msoxl:=  IF(SUM('漁業生產量值-漁業種類別魚類別生產量值5'!C23,'漁業生產量值-漁業種類別魚類別生產量值5'!E23,'漁業生產量值-漁業種類別魚類別生產量值5'!G23,'漁業生產量值-漁業種類別魚類別生產量值5'!I23)=0,&quot;-&quot;,SUM('漁業生產量值-漁業種類別魚類別生產量值5'!C23,'漁業生產量值-漁業種類別魚類別生產量值5'!E23,'漁業生產量值-漁業種類別魚類別生產量值5'!G23,'漁業生產量值-漁業種類別魚類別生產量值5'!I23))" table:style-name="ce55">
            <text:p>1,065<text:s/></text:p>
          </table:table-cell>
          <table:table-cell office:value-type="float" office:value="76331.987549999991" table:formula="msoxl:=  IF(SUM('漁業生產量值-漁業種類別魚類別生產量值5'!D23,'漁業生產量值-漁業種類別魚類別生產量值5'!F23,'漁業生產量值-漁業種類別魚類別生產量值5'!H23,'漁業生產量值-漁業種類別魚類別生產量值5'!J23)=0,&quot;-&quot;,SUM('漁業生產量值-漁業種類別魚類別生產量值5'!D23,'漁業生產量值-漁業種類別魚類別生產量值5'!F23,'漁業生產量值-漁業種類別魚類別生產量值5'!H23,'漁業生產量值-漁業種類別魚類別生產量值5'!J23))" table:style-name="ce55">
            <text:p>76,33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1.823" table:style-name="ce55">
            <text:p>12<text:s/></text:p>
          </table:table-cell>
          <table:table-cell office:value-type="float" office:value="4512.2280000000001" table:style-name="ce55">
            <text:p>4,512<text:s/></text:p>
          </table:table-cell>
          <table:table-cell office:value-type="float" office:value="15.42943" table:style-name="ce55">
            <text:p>15<text:s/></text:p>
          </table:table-cell>
          <table:table-cell office:value-type="float" office:value="914.05679999999995" table:style-name="ce55">
            <text:p>914<text:s/></text:p>
          </table:table-cell>
          <table:table-cell office:value-type="float" office:value="0.84909999999999997" table:style-name="ce55">
            <text:p>1<text:s/></text:p>
          </table:table-cell>
          <table:table-cell office:value-type="float" office:value="108.7225" table:style-name="ce55">
            <text:p>109<text:s/></text:p>
          </table:table-cell>
          <table:table-cell office:value-type="float" office:value="0.88356000000000001" table:style-name="ce55">
            <text:p>1<text:s/></text:p>
          </table:table-cell>
          <table:table-cell office:value-type="float" office:value="165.82928000000001" table:style-name="ce55">
            <text:p>166<text:s/></text:p>
          </table:table-cell>
          <table:table-cell office:value-type="float" office:value="13.57306" table:style-name="ce55">
            <text:p>14<text:s/></text:p>
          </table:table-cell>
          <table:table-cell office:value-type="float" office:value="458.30599000000001" table:style-name="ce55">
            <text:p>458<text:s/></text:p>
          </table:table-cell>
          <table:table-cell office:value-type="float" office:value="110.40861" table:formula="msoxl:=  IF(SUM('漁業生產量值-漁業種類別魚類別生產量值5'!C24,'漁業生產量值-漁業種類別魚類別生產量值5'!E24,'漁業生產量值-漁業種類別魚類別生產量值5'!G24,'漁業生產量值-漁業種類別魚類別生產量值5'!I24)=0,&quot;-&quot;,SUM('漁業生產量值-漁業種類別魚類別生產量值5'!C24,'漁業生產量值-漁業種類別魚類別生產量值5'!E24,'漁業生產量值-漁業種類別魚類別生產量值5'!G24,'漁業生產量值-漁業種類別魚類別生產量值5'!I24))" table:style-name="ce55">
            <text:p>110<text:s/></text:p>
          </table:table-cell>
          <table:table-cell office:value-type="float" office:value="9592.4222399999999" table:formula="msoxl:=  IF(SUM('漁業生產量值-漁業種類別魚類別生產量值5'!D24,'漁業生產量值-漁業種類別魚類別生產量值5'!F24,'漁業生產量值-漁業種類別魚類別生產量值5'!H24,'漁業生產量值-漁業種類別魚類別生產量值5'!J24)=0,&quot;-&quot;,SUM('漁業生產量值-漁業種類別魚類別生產量值5'!D24,'漁業生產量值-漁業種類別魚類別生產量值5'!F24,'漁業生產量值-漁業種類別魚類別生產量值5'!H24,'漁業生產量值-漁業種類別魚類別生產量值5'!J24))" table:style-name="ce55">
            <text:p>9,59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681.7240400000001" table:style-name="ce55">
            <text:p>6,682<text:s/></text:p>
          </table:table-cell>
          <table:table-cell office:value-type="float" office:value="91920.369959999996" table:style-name="ce55">
            <text:p>91,920<text:s/></text:p>
          </table:table-cell>
          <table:table-cell office:value-type="float" office:value="6204.7451399999991" table:formula="msoxl:=  IF(SUM('漁業生產量值-漁業種類別魚類別生產量值5'!C25,'漁業生產量值-漁業種類別魚類別生產量值5'!E25,'漁業生產量值-漁業種類別魚類別生產量值5'!G25,'漁業生產量值-漁業種類別魚類別生產量值5'!I25)=0,&quot;-&quot;,SUM('漁業生產量值-漁業種類別魚類別生產量值5'!C25,'漁業生產量值-漁業種類別魚類別生產量值5'!E25,'漁業生產量值-漁業種類別魚類別生產量值5'!G25,'漁業生產量值-漁業種類別魚類別生產量值5'!I25))" table:style-name="ce55">
            <text:p>6,205<text:s/></text:p>
          </table:table-cell>
          <table:table-cell office:value-type="float" office:value="146461.42358999999" table:formula="msoxl:=  IF(SUM('漁業生產量值-漁業種類別魚類別生產量值5'!D25,'漁業生產量值-漁業種類別魚類別生產量值5'!F25,'漁業生產量值-漁業種類別魚類別生產量值5'!H25,'漁業生產量值-漁業種類別魚類別生產量值5'!J25)=0,&quot;-&quot;,SUM('漁業生產量值-漁業種類別魚類別生產量值5'!D25,'漁業生產量值-漁業種類別魚類別生產量值5'!F25,'漁業生產量值-漁業種類別魚類別生產量值5'!H25,'漁業生產量值-漁業種類別魚類別生產量值5'!J25))" table:style-name="ce55">
            <text:p>146,46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.8500000000000005E-2" table:style-name="ce55">
            <text:p>0<text:s/></text:p>
          </table:table-cell>
          <table:table-cell office:value-type="float" office:value="4.9799499999999997" table:style-name="ce55">
            <text:p>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26,'漁業生產量值-漁業種類別魚類別生產量值5'!E26,'漁業生產量值-漁業種類別魚類別生產量值5'!G26,'漁業生產量值-漁業種類別魚類別生產量值5'!I26)=0,&quot;-&quot;,SUM('漁業生產量值-漁業種類別魚類別生產量值5'!C26,'漁業生產量值-漁業種類別魚類別生產量值5'!E26,'漁業生產量值-漁業種類別魚類別生產量值5'!G26,'漁業生產量值-漁業種類別魚類別生產量值5'!I26))" table:style-name="ce55">
            <text:p>-</text:p>
          </table:table-cell>
          <table:table-cell office:value-type="string" office:string-value="-" table:formula="msoxl:=  IF(SUM('漁業生產量值-漁業種類別魚類別生產量值5'!D26,'漁業生產量值-漁業種類別魚類別生產量值5'!F26,'漁業生產量值-漁業種類別魚類別生產量值5'!H26,'漁業生產量值-漁業種類別魚類別生產量值5'!J26)=0,&quot;-&quot;,SUM('漁業生產量值-漁業種類別魚類別生產量值5'!D26,'漁業生產量值-漁業種類別魚類別生產量值5'!F26,'漁業生產量值-漁業種類別魚類別生產量值5'!H26,'漁業生產量值-漁業種類別魚類別生產量值5'!J26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81.774" table:style-name="ce55">
            <text:p>282<text:s/></text:p>
          </table:table-cell>
          <table:table-cell office:value-type="float" office:value="9495.7837999999992" table:style-name="ce55">
            <text:p>9,496<text:s/></text:p>
          </table:table-cell>
          <table:table-cell office:value-type="string" office:string-value="-" table:formula="msoxl:=  IF(SUM('漁業生產量值-漁業種類別魚類別生產量值5'!C27,'漁業生產量值-漁業種類別魚類別生產量值5'!E27,'漁業生產量值-漁業種類別魚類別生產量值5'!G27,'漁業生產量值-漁業種類別魚類別生產量值5'!I27)=0,&quot;-&quot;,SUM('漁業生產量值-漁業種類別魚類別生產量值5'!C27,'漁業生產量值-漁業種類別魚類別生產量值5'!E27,'漁業生產量值-漁業種類別魚類別生產量值5'!G27,'漁業生產量值-漁業種類別魚類別生產量值5'!I27))" table:style-name="ce55">
            <text:p>-</text:p>
          </table:table-cell>
          <table:table-cell office:value-type="string" office:string-value="-" table:formula="msoxl:=  IF(SUM('漁業生產量值-漁業種類別魚類別生產量值5'!D27,'漁業生產量值-漁業種類別魚類別生產量值5'!F27,'漁業生產量值-漁業種類別魚類別生產量值5'!H27,'漁業生產量值-漁業種類別魚類別生產量值5'!J27)=0,&quot;-&quot;,SUM('漁業生產量值-漁業種類別魚類別生產量值5'!D27,'漁業生產量值-漁業種類別魚類別生產量值5'!F27,'漁業生產量值-漁業種類別魚類別生產量值5'!H27,'漁業生產量值-漁業種類別魚類別生產量值5'!J27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8.603399999999993" table:style-name="ce55">
            <text:p>99<text:s/></text:p>
          </table:table-cell>
          <table:table-cell office:value-type="float" office:value="37621.666799999999" table:style-name="ce55">
            <text:p>37,622<text:s/></text:p>
          </table:table-cell>
          <table:table-cell office:value-type="float" office:value="0.1779" table:style-name="ce55">
            <text:p>0<text:s/></text:p>
          </table:table-cell>
          <table:table-cell office:value-type="float" office:value="6.4710000000000001" table:style-name="ce55">
            <text:p>6<text:s/></text:p>
          </table:table-cell>
          <table:table-cell office:value-type="float" office:value="10.497" table:style-name="ce55">
            <text:p>10<text:s/></text:p>
          </table:table-cell>
          <table:table-cell office:value-type="float" office:value="1774.8635999999999" table:style-name="ce55">
            <text:p>1,775<text:s/></text:p>
          </table:table-cell>
          <table:table-cell office:value-type="float" office:value="1.6274999999999999" table:style-name="ce55">
            <text:p>2<text:s/></text:p>
          </table:table-cell>
          <table:table-cell office:value-type="float" office:value="309.76294999999999" table:style-name="ce55">
            <text:p>310<text:s/></text:p>
          </table:table-cell>
          <table:table-cell office:value-type="float" office:value="211.3305" table:style-name="ce55">
            <text:p>211<text:s/></text:p>
          </table:table-cell>
          <table:table-cell office:value-type="float" office:value="7121.8378499999999" table:style-name="ce55">
            <text:p>7,122<text:s/></text:p>
          </table:table-cell>
          <table:table-cell office:value-type="float" office:value="44.149860000000004" table:formula="msoxl:=  IF(SUM('漁業生產量值-漁業種類別魚類別生產量值5'!C28,'漁業生產量值-漁業種類別魚類別生產量值5'!E28,'漁業生產量值-漁業種類別魚類別生產量值5'!G28,'漁業生產量值-漁業種類別魚類別生產量值5'!I28)=0,&quot;-&quot;,SUM('漁業生產量值-漁業種類別魚類別生產量值5'!C28,'漁業生產量值-漁業種類別魚類別生產量值5'!E28,'漁業生產量值-漁業種類別魚類別生產量值5'!G28,'漁業生產量值-漁業種類別魚類別生產量值5'!I28))" table:style-name="ce55">
            <text:p>44<text:s/></text:p>
          </table:table-cell>
          <table:table-cell office:value-type="float" office:value="5922.5869899999998" table:formula="msoxl:=  IF(SUM('漁業生產量值-漁業種類別魚類別生產量值5'!D28,'漁業生產量值-漁業種類別魚類別生產量值5'!F28,'漁業生產量值-漁業種類別魚類別生產量值5'!H28,'漁業生產量值-漁業種類別魚類別生產量值5'!J28)=0,&quot;-&quot;,SUM('漁業生產量值-漁業種類別魚類別生產量值5'!D28,'漁業生產量值-漁業種類別魚類別生產量值5'!F28,'漁業生產量值-漁業種類別魚類別生產量值5'!H28,'漁業生產量值-漁業種類別魚類別生產量值5'!J28))" table:style-name="ce55">
            <text:p>5,92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29,'漁業生產量值-漁業種類別魚類別生產量值5'!E29,'漁業生產量值-漁業種類別魚類別生產量值5'!G29,'漁業生產量值-漁業種類別魚類別生產量值5'!I29)=0,&quot;-&quot;,SUM('漁業生產量值-漁業種類別魚類別生產量值5'!C29,'漁業生產量值-漁業種類別魚類別生產量值5'!E29,'漁業生產量值-漁業種類別魚類別生產量值5'!G29,'漁業生產量值-漁業種類別魚類別生產量值5'!I29))" table:style-name="ce55">
            <text:p>-</text:p>
          </table:table-cell>
          <table:table-cell office:value-type="string" office:string-value="-" table:formula="msoxl:=  IF(SUM('漁業生產量值-漁業種類別魚類別生產量值5'!D29,'漁業生產量值-漁業種類別魚類別生產量值5'!F29,'漁業生產量值-漁業種類別魚類別生產量值5'!H29,'漁業生產量值-漁業種類別魚類別生產量值5'!J29)=0,&quot;-&quot;,SUM('漁業生產量值-漁業種類別魚類別生產量值5'!D29,'漁業生產量值-漁業種類別魚類別生產量值5'!F29,'漁業生產量值-漁業種類別魚類別生產量值5'!H29,'漁業生產量值-漁業種類別魚類別生產量值5'!J29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45.00470000000001" table:style-name="ce55">
            <text:p>145<text:s/></text:p>
          </table:table-cell>
          <table:table-cell office:value-type="float" office:value="55609.17353" table:style-name="ce55">
            <text:p>55,60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5.22175" table:style-name="ce55">
            <text:p>35<text:s/></text:p>
          </table:table-cell>
          <table:table-cell office:value-type="float" office:value="1186.9729400000001" table:style-name="ce55">
            <text:p>1,187<text:s/></text:p>
          </table:table-cell>
          <table:table-cell office:value-type="float" office:value="41.049890000000005" table:formula="msoxl:=  IF(SUM('漁業生產量值-漁業種類別魚類別生產量值5'!C30,'漁業生產量值-漁業種類別魚類別生產量值5'!E30,'漁業生產量值-漁業種類別魚類別生產量值5'!G30,'漁業生產量值-漁業種類別魚類別生產量值5'!I30)=0,&quot;-&quot;,SUM('漁業生產量值-漁業種類別魚類別生產量值5'!C30,'漁業生產量值-漁業種類別魚類別生產量值5'!E30,'漁業生產量值-漁業種類別魚類別生產量值5'!G30,'漁業生產量值-漁業種類別魚類別生產量值5'!I30))" table:style-name="ce55">
            <text:p>41<text:s/></text:p>
          </table:table-cell>
          <table:table-cell office:value-type="float" office:value="4795.2802099999999" table:formula="msoxl:=  IF(SUM('漁業生產量值-漁業種類別魚類別生產量值5'!D30,'漁業生產量值-漁業種類別魚類別生產量值5'!F30,'漁業生產量值-漁業種類別魚類別生產量值5'!H30,'漁業生產量值-漁業種類別魚類別生產量值5'!J30)=0,&quot;-&quot;,SUM('漁業生產量值-漁業種類別魚類別生產量值5'!D30,'漁業生產量值-漁業種類別魚類別生產量值5'!F30,'漁業生產量值-漁業種類別魚類別生產量值5'!H30,'漁業生產量值-漁業種類別魚類別生產量值5'!J30))" table:style-name="ce55">
            <text:p>4,79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31,'漁業生產量值-漁業種類別魚類別生產量值5'!E31,'漁業生產量值-漁業種類別魚類別生產量值5'!G31,'漁業生產量值-漁業種類別魚類別生產量值5'!I31)=0,&quot;-&quot;,SUM('漁業生產量值-漁業種類別魚類別生產量值5'!C31,'漁業生產量值-漁業種類別魚類別生產量值5'!E31,'漁業生產量值-漁業種類別魚類別生產量值5'!G31,'漁業生產量值-漁業種類別魚類別生產量值5'!I31))" table:style-name="ce55">
            <text:p>-</text:p>
          </table:table-cell>
          <table:table-cell office:value-type="string" office:string-value="-" table:formula="msoxl:=  IF(SUM('漁業生產量值-漁業種類別魚類別生產量值5'!D31,'漁業生產量值-漁業種類別魚類別生產量值5'!F31,'漁業生產量值-漁業種類別魚類別生產量值5'!H31,'漁業生產量值-漁業種類別魚類別生產量值5'!J31)=0,&quot;-&quot;,SUM('漁業生產量值-漁業種類別魚類別生產量值5'!D31,'漁業生產量值-漁業種類別魚類別生產量值5'!F31,'漁業生產量值-漁業種類別魚類別生產量值5'!H31,'漁業生產量值-漁業種類別魚類別生產量值5'!J31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32,'漁業生產量值-漁業種類別魚類別生產量值5'!E32,'漁業生產量值-漁業種類別魚類別生產量值5'!G32,'漁業生產量值-漁業種類別魚類別生產量值5'!I32)=0,&quot;-&quot;,SUM('漁業生產量值-漁業種類別魚類別生產量值5'!C32,'漁業生產量值-漁業種類別魚類別生產量值5'!E32,'漁業生產量值-漁業種類別魚類別生產量值5'!G32,'漁業生產量值-漁業種類別魚類別生產量值5'!I32))" table:style-name="ce55">
            <text:p>-</text:p>
          </table:table-cell>
          <table:table-cell office:value-type="string" office:string-value="-" table:formula="msoxl:=  IF(SUM('漁業生產量值-漁業種類別魚類別生產量值5'!D32,'漁業生產量值-漁業種類別魚類別生產量值5'!F32,'漁業生產量值-漁業種類別魚類別生產量值5'!H32,'漁業生產量值-漁業種類別魚類別生產量值5'!J32)=0,&quot;-&quot;,SUM('漁業生產量值-漁業種類別魚類別生產量值5'!D32,'漁業生產量值-漁業種類別魚類別生產量值5'!F32,'漁業生產量值-漁業種類別魚類別生產量值5'!H32,'漁業生產量值-漁業種類別魚類別生產量值5'!J32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33,'漁業生產量值-漁業種類別魚類別生產量值5'!E33,'漁業生產量值-漁業種類別魚類別生產量值5'!G33,'漁業生產量值-漁業種類別魚類別生產量值5'!I33)=0,&quot;-&quot;,SUM('漁業生產量值-漁業種類別魚類別生產量值5'!C33,'漁業生產量值-漁業種類別魚類別生產量值5'!E33,'漁業生產量值-漁業種類別魚類別生產量值5'!G33,'漁業生產量值-漁業種類別魚類別生產量值5'!I33))" table:style-name="ce55">
            <text:p>-</text:p>
          </table:table-cell>
          <table:table-cell office:value-type="string" office:string-value="-" table:formula="msoxl:=  IF(SUM('漁業生產量值-漁業種類別魚類別生產量值5'!D33,'漁業生產量值-漁業種類別魚類別生產量值5'!F33,'漁業生產量值-漁業種類別魚類別生產量值5'!H33,'漁業生產量值-漁業種類別魚類別生產量值5'!J33)=0,&quot;-&quot;,SUM('漁業生產量值-漁業種類別魚類別生產量值5'!D33,'漁業生產量值-漁業種類別魚類別生產量值5'!F33,'漁業生產量值-漁業種類別魚類別生產量值5'!H33,'漁業生產量值-漁業種類別魚類別生產量值5'!J33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34,'漁業生產量值-漁業種類別魚類別生產量值5'!E34,'漁業生產量值-漁業種類別魚類別生產量值5'!G34,'漁業生產量值-漁業種類別魚類別生產量值5'!I34)=0,&quot;-&quot;,SUM('漁業生產量值-漁業種類別魚類別生產量值5'!C34,'漁業生產量值-漁業種類別魚類別生產量值5'!E34,'漁業生產量值-漁業種類別魚類別生產量值5'!G34,'漁業生產量值-漁業種類別魚類別生產量值5'!I34))" table:style-name="ce55">
            <text:p>-</text:p>
          </table:table-cell>
          <table:table-cell office:value-type="string" office:string-value="-" table:formula="msoxl:=  IF(SUM('漁業生產量值-漁業種類別魚類別生產量值5'!D34,'漁業生產量值-漁業種類別魚類別生產量值5'!F34,'漁業生產量值-漁業種類別魚類別生產量值5'!H34,'漁業生產量值-漁業種類別魚類別生產量值5'!J34)=0,&quot;-&quot;,SUM('漁業生產量值-漁業種類別魚類別生產量值5'!D34,'漁業生產量值-漁業種類別魚類別生產量值5'!F34,'漁業生產量值-漁業種類別魚類別生產量值5'!H34,'漁業生產量值-漁業種類別魚類別生產量值5'!J34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4.0309999999999997" table:style-name="ce57">
            <text:p>4<text:s/></text:p>
          </table:table-cell>
          <table:table-cell office:value-type="float" office:value="772.74270000000001" table:style-name="ce57">
            <text:p>773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0.59799999999999998" table:style-name="ce57">
            <text:p>1<text:s/></text:p>
          </table:table-cell>
          <table:table-cell office:value-type="float" office:value="14.5314" table:style-name="ce57">
            <text:p>15<text:s/></text:p>
          </table:table-cell>
          <table:table-cell office:value-type="string" office:string-value="-" table:formula="msoxl:=  IF(SUM('漁業生產量值-漁業種類別魚類別生產量值5'!C35,'漁業生產量值-漁業種類別魚類別生產量值5'!E35,'漁業生產量值-漁業種類別魚類別生產量值5'!G35,'漁業生產量值-漁業種類別魚類別生產量值5'!I35)=0,&quot;-&quot;,SUM('漁業生產量值-漁業種類別魚類別生產量值5'!C35,'漁業生產量值-漁業種類別魚類別生產量值5'!E35,'漁業生產量值-漁業種類別魚類別生產量值5'!G35,'漁業生產量值-漁業種類別魚類別生產量值5'!I35))" table:style-name="ce55">
            <text:p>-</text:p>
          </table:table-cell>
          <table:table-cell office:value-type="string" office:string-value="-" table:formula="msoxl:=  IF(SUM('漁業生產量值-漁業種類別魚類別生產量值5'!D35,'漁業生產量值-漁業種類別魚類別生產量值5'!F35,'漁業生產量值-漁業種類別魚類別生產量值5'!H35,'漁業生產量值-漁業種類別魚類別生產量值5'!J35)=0,&quot;-&quot;,SUM('漁業生產量值-漁業種類別魚類別生產量值5'!D35,'漁業生產量值-漁業種類別魚類別生產量值5'!F35,'漁業生產量值-漁業種類別魚類別生產量值5'!H35,'漁業生產量值-漁業種類別魚類別生產量值5'!J35))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1.2122999999999999" table:formula="msoxl:=  IF(SUM(C37:C53)=0,&quot;-&quot;,SUM(C37:C53))" table:style-name="ce52">
            <text:p>1<text:s/></text:p>
          </table:table-cell>
          <table:table-cell office:value-type="float" office:value="681.84299999999996" table:formula="msoxl:=  IF(SUM(D37:D53)=0,&quot;-&quot;,SUM(D37:D53))" table:style-name="ce52">
            <text:p>682<text:s/></text:p>
          </table:table-cell>
          <table:table-cell office:value-type="float" office:value="64.920780000000008" table:formula="msoxl:=  IF(SUM(E37:E53)=0,&quot;-&quot;,SUM(E37:E53))" table:style-name="ce52">
            <text:p>65<text:s/></text:p>
          </table:table-cell>
          <table:table-cell office:value-type="float" office:value="29306.004200000003" table:formula="msoxl:=  IF(SUM(F37:F53)=0,&quot;-&quot;,SUM(F37:F53))" table:style-name="ce52">
            <text:p>29,306<text:s/></text:p>
          </table:table-cell>
          <table:table-cell office:value-type="float" office:value="109.36465000000001" table:formula="msoxl:=  IF(SUM(G37:G53)=0,&quot;-&quot;,SUM(G37:G53))" table:style-name="ce52">
            <text:p>109<text:s/></text:p>
          </table:table-cell>
          <table:table-cell office:value-type="float" office:value="7921.3775399999995" table:formula="msoxl:=  IF(SUM(H37:H53)=0,&quot;-&quot;,SUM(H37:H53))" table:style-name="ce52">
            <text:p>7,921<text:s/></text:p>
          </table:table-cell>
          <table:table-cell office:value-type="float" office:value="3.2839" table:formula="msoxl:=  IF(SUM(I37:I53)=0,&quot;-&quot;,SUM(I37:I53))" table:style-name="ce52">
            <text:p>3<text:s/></text:p>
          </table:table-cell>
          <table:table-cell office:value-type="float" office:value="897.19380000000001" table:formula="msoxl:=  IF(SUM(J37:J53)=0,&quot;-&quot;,SUM(J37:J53))" table:style-name="ce52">
            <text:p>897<text:s/></text:p>
          </table:table-cell>
          <table:table-cell office:value-type="float" office:value="18.09357" table:formula="msoxl:=  IF(SUM(K37:K53)=0,&quot;-&quot;,SUM(K37:K53))" table:style-name="ce52">
            <text:p>18<text:s/></text:p>
          </table:table-cell>
          <table:table-cell office:value-type="float" office:value="4523.54792" table:formula="msoxl:=  IF(SUM(L37:L53)=0,&quot;-&quot;,SUM(L37:L53))" table:style-name="ce52">
            <text:p>4,524<text:s/></text:p>
          </table:table-cell>
          <table:table-cell office:value-type="float" office:value="153.24173000000002" table:formula="msoxl:=  IF(SUM(M37:M53)=0,&quot;-&quot;,SUM(M37:M53))" table:style-name="ce52">
            <text:p>153<text:s/></text:p>
          </table:table-cell>
          <table:table-cell office:value-type="float" office:value="7909.8910400000004" table:formula="msoxl:=  IF(SUM(N37:N53)=0,&quot;-&quot;,SUM(N37:N53))" table:style-name="ce52">
            <text:p>7,910<text:s/></text:p>
          </table:table-cell>
          <table:table-cell office:value-type="float" office:value="828.74620000000004" table:formula="msoxl:=  IF(SUM(O37:O53)=0,&quot;-&quot;,SUM(O37:O53))" table:style-name="ce52">
            <text:p>829<text:s/></text:p>
          </table:table-cell>
          <table:table-cell office:value-type="float" office:value="77836.700609999985" table:formula="msoxl:=  IF(SUM(P37:P53)=0,&quot;-&quot;,SUM(P37:P53))" table:style-name="ce52">
            <text:p>77,83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1.2122999999999999" table:style-name="ce55">
            <text:p>1<text:s/></text:p>
          </table:table-cell>
          <table:table-cell office:value-type="float" office:value="681.84299999999996" table:style-name="ce55">
            <text:p>682<text:s/></text:p>
          </table:table-cell>
          <table:table-cell office:value-type="float" office:value="0.75860000000000005" table:style-name="ce55">
            <text:p>1<text:s/></text:p>
          </table:table-cell>
          <table:table-cell office:value-type="float" office:value="197.60050000000001" table:style-name="ce55">
            <text:p>19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2878" table:style-name="ce55">
            <text:p>0<text:s/></text:p>
          </table:table-cell>
          <table:table-cell office:value-type="float" office:value="46.322800000000001" table:style-name="ce55">
            <text:p>46<text:s/></text:p>
          </table:table-cell>
          <table:table-cell office:value-type="float" office:value="8.3125699999999991" table:style-name="ce55">
            <text:p>8<text:s/></text:p>
          </table:table-cell>
          <table:table-cell office:value-type="float" office:value="2361.6970200000001" table:style-name="ce55">
            <text:p>2,362<text:s/></text:p>
          </table:table-cell>
          <table:table-cell office:value-type="float" office:value="126.69664" table:style-name="ce55">
            <text:p>127<text:s/></text:p>
          </table:table-cell>
          <table:table-cell office:value-type="float" office:value="6652.7226000000001" table:style-name="ce55">
            <text:p>6,653<text:s/></text:p>
          </table:table-cell>
          <table:table-cell office:value-type="float" office:value="492.62482" table:formula="msoxl:=  IF(SUM('漁業生產量值-漁業種類別魚類別生產量值5'!C37,'漁業生產量值-漁業種類別魚類別生產量值5'!E37,'漁業生產量值-漁業種類別魚類別生產量值5'!G37,'漁業生產量值-漁業種類別魚類別生產量值5'!I37)=0,&quot;-&quot;,SUM('漁業生產量值-漁業種類別魚類別生產量值5'!C37,'漁業生產量值-漁業種類別魚類別生產量值5'!E37,'漁業生產量值-漁業種類別魚類別生產量值5'!G37,'漁業生產量值-漁業種類別魚類別生產量值5'!I37))" table:style-name="ce55">
            <text:p>493<text:s/></text:p>
          </table:table-cell>
          <table:table-cell office:value-type="float" office:value="37088.498879999999" table:formula="msoxl:=  IF(SUM('漁業生產量值-漁業種類別魚類別生產量值5'!D37,'漁業生產量值-漁業種類別魚類別生產量值5'!F37,'漁業生產量值-漁業種類別魚類別生產量值5'!H37,'漁業生產量值-漁業種類別魚類別生產量值5'!J37)=0,&quot;-&quot;,SUM('漁業生產量值-漁業種類別魚類別生產量值5'!D37,'漁業生產量值-漁業種類別魚類別生產量值5'!F37,'漁業生產量值-漁業種類別魚類別生產量值5'!H37,'漁業生產量值-漁業種類別魚類別生產量值5'!J37))" table:style-name="ce55">
            <text:p>37,08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38,'漁業生產量值-漁業種類別魚類別生產量值5'!E38,'漁業生產量值-漁業種類別魚類別生產量值5'!G38,'漁業生產量值-漁業種類別魚類別生產量值5'!I38)=0,&quot;-&quot;,SUM('漁業生產量值-漁業種類別魚類別生產量值5'!C38,'漁業生產量值-漁業種類別魚類別生產量值5'!E38,'漁業生產量值-漁業種類別魚類別生產量值5'!G38,'漁業生產量值-漁業種類別魚類別生產量值5'!I38))" table:style-name="ce55">
            <text:p>-</text:p>
          </table:table-cell>
          <table:table-cell office:value-type="string" office:string-value="-" table:formula="msoxl:=  IF(SUM('漁業生產量值-漁業種類別魚類別生產量值5'!D38,'漁業生產量值-漁業種類別魚類別生產量值5'!F38,'漁業生產量值-漁業種類別魚類別生產量值5'!H38,'漁業生產量值-漁業種類別魚類別生產量值5'!J38)=0,&quot;-&quot;,SUM('漁業生產量值-漁業種類別魚類別生產量值5'!D38,'漁業生產量值-漁業種類別魚類別生產量值5'!F38,'漁業生產量值-漁業種類別魚類別生產量值5'!H38,'漁業生產量值-漁業種類別魚類別生產量值5'!J38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7.420000000000002" table:style-name="ce55">
            <text:p>17<text:s/></text:p>
          </table:table-cell>
          <table:table-cell office:value-type="float" office:value="764.73800000000006" table:style-name="ce55">
            <text:p>765<text:s/></text:p>
          </table:table-cell>
          <table:table-cell office:value-type="float" office:value="9.7170000000000005" table:formula="msoxl:=  IF(SUM('漁業生產量值-漁業種類別魚類別生產量值5'!C39,'漁業生產量值-漁業種類別魚類別生產量值5'!E39,'漁業生產量值-漁業種類別魚類別生產量值5'!G39,'漁業生產量值-漁業種類別魚類別生產量值5'!I39)=0,&quot;-&quot;,SUM('漁業生產量值-漁業種類別魚類別生產量值5'!C39,'漁業生產量值-漁業種類別魚類別生產量值5'!E39,'漁業生產量值-漁業種類別魚類別生產量值5'!G39,'漁業生產量值-漁業種類別魚類別生產量值5'!I39))" table:style-name="ce55">
            <text:p>10<text:s/></text:p>
          </table:table-cell>
          <table:table-cell office:value-type="float" office:value="1879.2270000000001" table:formula="msoxl:=  IF(SUM('漁業生產量值-漁業種類別魚類別生產量值5'!D39,'漁業生產量值-漁業種類別魚類別生產量值5'!F39,'漁業生產量值-漁業種類別魚類別生產量值5'!H39,'漁業生產量值-漁業種類別魚類別生產量值5'!J39)=0,&quot;-&quot;,SUM('漁業生產量值-漁業種類別魚類別生產量值5'!D39,'漁業生產量值-漁業種類別魚類別生產量值5'!F39,'漁業生產量值-漁業種類別魚類別生產量值5'!H39,'漁業生產量值-漁業種類別魚類別生產量值5'!J39))" table:style-name="ce55">
            <text:p>1,87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0.5137" table:style-name="ce55">
            <text:p>21<text:s/></text:p>
          </table:table-cell>
          <table:table-cell office:value-type="float" office:value="8634.8579599999994" table:style-name="ce55">
            <text:p>8,635<text:s/></text:p>
          </table:table-cell>
          <table:table-cell office:value-type="float" office:value="108.78069000000001" table:style-name="ce55">
            <text:p>109<text:s/></text:p>
          </table:table-cell>
          <table:table-cell office:value-type="float" office:value="7884.7531399999998" table:style-name="ce55">
            <text:p>7,885<text:s/></text:p>
          </table:table-cell>
          <table:table-cell office:value-type="float" office:value="0.26779999999999998" table:style-name="ce55">
            <text:p>0<text:s/></text:p>
          </table:table-cell>
          <table:table-cell office:value-type="float" office:value="45.692" table:style-name="ce55">
            <text:p>46<text:s/></text:p>
          </table:table-cell>
          <table:table-cell office:value-type="float" office:value="5.0350000000000001" table:style-name="ce55">
            <text:p>5<text:s/></text:p>
          </table:table-cell>
          <table:table-cell office:value-type="float" office:value="1064.3424" table:style-name="ce55">
            <text:p>1,064<text:s/></text:p>
          </table:table-cell>
          <table:table-cell office:value-type="float" office:value="8.1659900000000007" table:style-name="ce55">
            <text:p>8<text:s/></text:p>
          </table:table-cell>
          <table:table-cell office:value-type="float" office:value="348.56544000000002" table:style-name="ce55">
            <text:p>349<text:s/></text:p>
          </table:table-cell>
          <table:table-cell office:value-type="float" office:value="249.70519999999999" table:formula="msoxl:=  IF(SUM('漁業生產量值-漁業種類別魚類別生產量值5'!C40,'漁業生產量值-漁業種類別魚類別生產量值5'!E40,'漁業生產量值-漁業種類別魚類別生產量值5'!G40,'漁業生產量值-漁業種類別魚類別生產量值5'!I40)=0,&quot;-&quot;,SUM('漁業生產量值-漁業種類別魚類別生產量值5'!C40,'漁業生產量值-漁業種類別魚類別生產量值5'!E40,'漁業生產量值-漁業種類別魚類別生產量值5'!G40,'漁業生產量值-漁業種類別魚類別生產量值5'!I40))" table:style-name="ce55">
            <text:p>250<text:s/></text:p>
          </table:table-cell>
          <table:table-cell office:value-type="float" office:value="27247.110970000002" table:formula="msoxl:=  IF(SUM('漁業生產量值-漁業種類別魚類別生產量值5'!D40,'漁業生產量值-漁業種類別魚類別生產量值5'!F40,'漁業生產量值-漁業種類別魚類別生產量值5'!H40,'漁業生產量值-漁業種類別魚類別生產量值5'!J40)=0,&quot;-&quot;,SUM('漁業生產量值-漁業種類別魚類別生產量值5'!D40,'漁業生產量值-漁業種類別魚類別生產量值5'!F40,'漁業生產量值-漁業種類別魚類別生產量值5'!H40,'漁業生產量值-漁業種類別魚類別生產量值5'!J40))" table:style-name="ce55">
            <text:p>27,24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41,'漁業生產量值-漁業種類別魚類別生產量值5'!E41,'漁業生產量值-漁業種類別魚類別生產量值5'!G41,'漁業生產量值-漁業種類別魚類別生產量值5'!I41)=0,&quot;-&quot;,SUM('漁業生產量值-漁業種類別魚類別生產量值5'!C41,'漁業生產量值-漁業種類別魚類別生產量值5'!E41,'漁業生產量值-漁業種類別魚類別生產量值5'!G41,'漁業生產量值-漁業種類別魚類別生產量值5'!I41))" table:style-name="ce55">
            <text:p>-</text:p>
          </table:table-cell>
          <table:table-cell office:value-type="string" office:string-value="-" table:formula="msoxl:=  IF(SUM('漁業生產量值-漁業種類別魚類別生產量值5'!D41,'漁業生產量值-漁業種類別魚類別生產量值5'!F41,'漁業生產量值-漁業種類別魚類別生產量值5'!H41,'漁業生產量值-漁業種類別魚類別生產量值5'!J41)=0,&quot;-&quot;,SUM('漁業生產量值-漁業種類別魚類別生產量值5'!D41,'漁業生產量值-漁業種類別魚類別生產量值5'!F41,'漁業生產量值-漁業種類別魚類別生產量值5'!H41,'漁業生產量值-漁業種類別魚類別生產量值5'!J41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42,'漁業生產量值-漁業種類別魚類別生產量值5'!E42,'漁業生產量值-漁業種類別魚類別生產量值5'!G42,'漁業生產量值-漁業種類別魚類別生產量值5'!I42)=0,&quot;-&quot;,SUM('漁業生產量值-漁業種類別魚類別生產量值5'!C42,'漁業生產量值-漁業種類別魚類別生產量值5'!E42,'漁業生產量值-漁業種類別魚類別生產量值5'!G42,'漁業生產量值-漁業種類別魚類別生產量值5'!I42))" table:style-name="ce55">
            <text:p>-</text:p>
          </table:table-cell>
          <table:table-cell office:value-type="string" office:string-value="-" table:formula="msoxl:=  IF(SUM('漁業生產量值-漁業種類別魚類別生產量值5'!D42,'漁業生產量值-漁業種類別魚類別生產量值5'!F42,'漁業生產量值-漁業種類別魚類別生產量值5'!H42,'漁業生產量值-漁業種類別魚類別生產量值5'!J42)=0,&quot;-&quot;,SUM('漁業生產量值-漁業種類別魚類別生產量值5'!D42,'漁業生產量值-漁業種類別魚類別生產量值5'!F42,'漁業生產量值-漁業種類別魚類別生產量值5'!H42,'漁業生產量值-漁業種類別魚類別生產量值5'!J42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43,'漁業生產量值-漁業種類別魚類別生產量值5'!E43,'漁業生產量值-漁業種類別魚類別生產量值5'!G43,'漁業生產量值-漁業種類別魚類別生產量值5'!I43)=0,&quot;-&quot;,SUM('漁業生產量值-漁業種類別魚類別生產量值5'!C43,'漁業生產量值-漁業種類別魚類別生產量值5'!E43,'漁業生產量值-漁業種類別魚類別生產量值5'!G43,'漁業生產量值-漁業種類別魚類別生產量值5'!I43))" table:style-name="ce55">
            <text:p>-</text:p>
          </table:table-cell>
          <table:table-cell office:value-type="string" office:string-value="-" table:formula="msoxl:=  IF(SUM('漁業生產量值-漁業種類別魚類別生產量值5'!D43,'漁業生產量值-漁業種類別魚類別生產量值5'!F43,'漁業生產量值-漁業種類別魚類別生產量值5'!H43,'漁業生產量值-漁業種類別魚類別生產量值5'!J43)=0,&quot;-&quot;,SUM('漁業生產量值-漁業種類別魚類別生產量值5'!D43,'漁業生產量值-漁業種類別魚類別生產量值5'!F43,'漁業生產量值-漁業種類別魚類別生產量值5'!H43,'漁業生產量值-漁業種類別魚類別生產量值5'!J43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44,'漁業生產量值-漁業種類別魚類別生產量值5'!E44,'漁業生產量值-漁業種類別魚類別生產量值5'!G44,'漁業生產量值-漁業種類別魚類別生產量值5'!I44)=0,&quot;-&quot;,SUM('漁業生產量值-漁業種類別魚類別生產量值5'!C44,'漁業生產量值-漁業種類別魚類別生產量值5'!E44,'漁業生產量值-漁業種類別魚類別生產量值5'!G44,'漁業生產量值-漁業種類別魚類別生產量值5'!I44))" table:style-name="ce55">
            <text:p>-</text:p>
          </table:table-cell>
          <table:table-cell office:value-type="string" office:string-value="-" table:formula="msoxl:=  IF(SUM('漁業生產量值-漁業種類別魚類別生產量值5'!D44,'漁業生產量值-漁業種類別魚類別生產量值5'!F44,'漁業生產量值-漁業種類別魚類別生產量值5'!H44,'漁業生產量值-漁業種類別魚類別生產量值5'!J44)=0,&quot;-&quot;,SUM('漁業生產量值-漁業種類別魚類別生產量值5'!D44,'漁業生產量值-漁業種類別魚類別生產量值5'!F44,'漁業生產量值-漁業種類別魚類別生產量值5'!H44,'漁業生產量值-漁業種類別魚類別生產量值5'!J44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45,'漁業生產量值-漁業種類別魚類別生產量值5'!E45,'漁業生產量值-漁業種類別魚類別生產量值5'!G45,'漁業生產量值-漁業種類別魚類別生產量值5'!I45)=0,&quot;-&quot;,SUM('漁業生產量值-漁業種類別魚類別生產量值5'!C45,'漁業生產量值-漁業種類別魚類別生產量值5'!E45,'漁業生產量值-漁業種類別魚類別生產量值5'!G45,'漁業生產量值-漁業種類別魚類別生產量值5'!I45))" table:style-name="ce55">
            <text:p>-</text:p>
          </table:table-cell>
          <table:table-cell office:value-type="string" office:string-value="-" table:formula="msoxl:=  IF(SUM('漁業生產量值-漁業種類別魚類別生產量值5'!D45,'漁業生產量值-漁業種類別魚類別生產量值5'!F45,'漁業生產量值-漁業種類別魚類別生產量值5'!H45,'漁業生產量值-漁業種類別魚類別生產量值5'!J45)=0,&quot;-&quot;,SUM('漁業生產量值-漁業種類別魚類別生產量值5'!D45,'漁業生產量值-漁業種類別魚類別生產量值5'!F45,'漁業生產量值-漁業種類別魚類別生產量值5'!H45,'漁業生產量值-漁業種類別魚類別生產量值5'!J45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32800000000000001" table:style-name="ce55">
            <text:p>0<text:s/></text:p>
          </table:table-cell>
          <table:table-cell office:value-type="float" office:value="23.845600000000001" table:style-name="ce55">
            <text:p>24<text:s/></text:p>
          </table:table-cell>
          <table:table-cell office:value-type="float" office:value="6.7500000000000004E-2" table:style-name="ce55">
            <text:p>0<text:s/></text:p>
          </table:table-cell>
          <table:table-cell office:value-type="float" office:value="6.9390000000000001" table:style-name="ce55">
            <text:p>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15690000000000001" table:style-name="ce55">
            <text:p>0<text:s/></text:p>
          </table:table-cell>
          <table:table-cell office:value-type="float" office:value="23.535" table:style-name="ce55">
            <text:p>24<text:s/></text:p>
          </table:table-cell>
          <table:table-cell office:value-type="float" office:value="0.68779999999999997" table:formula="msoxl:=  IF(SUM('漁業生產量值-漁業種類別魚類別生產量值5'!C46,'漁業生產量值-漁業種類別魚類別生產量值5'!E46,'漁業生產量值-漁業種類別魚類別生產量值5'!G46,'漁業生產量值-漁業種類別魚類別生產量值5'!I46)=0,&quot;-&quot;,SUM('漁業生產量值-漁業種類別魚類別生產量值5'!C46,'漁業生產量值-漁業種類別魚類別生產量值5'!E46,'漁業生產量值-漁業種類別魚類別生產量值5'!G46,'漁業生產量值-漁業種類別魚類別生產量值5'!I46))" table:style-name="ce55">
            <text:p>1<text:s/></text:p>
          </table:table-cell>
          <table:table-cell office:value-type="float" office:value="83.271270000000001" table:formula="msoxl:=  IF(SUM('漁業生產量值-漁業種類別魚類別生產量值5'!D46,'漁業生產量值-漁業種類別魚類別生產量值5'!F46,'漁業生產量值-漁業種類別魚類別生產量值5'!H46,'漁業生產量值-漁業種類別魚類別生產量值5'!J46)=0,&quot;-&quot;,SUM('漁業生產量值-漁業種類別魚類別生產量值5'!D46,'漁業生產量值-漁業種類別魚類別生產量值5'!F46,'漁業生產量值-漁業種類別魚類別生產量值5'!H46,'漁業生產量值-漁業種類別魚類別生產量值5'!J46))" table:style-name="ce55">
            <text:p>8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0.46651" table:style-name="ce55">
            <text:p>20<text:s/></text:p>
          </table:table-cell>
          <table:table-cell office:value-type="float" office:value="9380.6031000000003" table:style-name="ce55">
            <text:p>9,381<text:s/></text:p>
          </table:table-cell>
          <table:table-cell office:value-type="float" office:value="0.255" table:style-name="ce55">
            <text:p>0<text:s/></text:p>
          </table:table-cell>
          <table:table-cell office:value-type="float" office:value="12.75" table:style-name="ce55">
            <text:p>13<text:s/></text:p>
          </table:table-cell>
          <table:table-cell office:value-type="float" office:value="2.6608000000000001" table:style-name="ce55">
            <text:p>3<text:s/></text:p>
          </table:table-cell>
          <table:table-cell office:value-type="float" office:value="798.24" table:style-name="ce55">
            <text:p>798<text:s/></text:p>
          </table:table-cell>
          <table:table-cell office:value-type="float" office:value="4.7050000000000001" table:style-name="ce55">
            <text:p>5<text:s/></text:p>
          </table:table-cell>
          <table:table-cell office:value-type="float" office:value="1088.54" table:style-name="ce55">
            <text:p>1,089<text:s/></text:p>
          </table:table-cell>
          <table:table-cell office:value-type="float" office:value="0.80220000000000002" table:style-name="ce55">
            <text:p>1<text:s/></text:p>
          </table:table-cell>
          <table:table-cell office:value-type="float" office:value="120.33" table:style-name="ce55">
            <text:p>120<text:s/></text:p>
          </table:table-cell>
          <table:table-cell office:value-type="float" office:value="65.834030000000013" table:formula="msoxl:=  IF(SUM('漁業生產量值-漁業種類別魚類別生產量值5'!C47,'漁業生產量值-漁業種類別魚類別生產量值5'!E47,'漁業生產量值-漁業種類別魚類別生產量值5'!G47,'漁業生產量值-漁業種類別魚類別生產量值5'!I47)=0,&quot;-&quot;,SUM('漁業生產量值-漁業種類別魚類別生產量值5'!C47,'漁業生產量值-漁業種類別魚類別生產量值5'!E47,'漁業生產量值-漁業種類別魚類別生產量值5'!G47,'漁業生產量值-漁業種類別魚類別生產量值5'!I47))" table:style-name="ce55">
            <text:p>66<text:s/></text:p>
          </table:table-cell>
          <table:table-cell office:value-type="float" office:value="9412.9399400000002" table:formula="msoxl:=  IF(SUM('漁業生產量值-漁業種類別魚類別生產量值5'!D47,'漁業生產量值-漁業種類別魚類別生產量值5'!F47,'漁業生產量值-漁業種類別魚類別生產量值5'!H47,'漁業生產量值-漁業種類別魚類別生產量值5'!J47)=0,&quot;-&quot;,SUM('漁業生產量值-漁業種類別魚類別生產量值5'!D47,'漁業生產量值-漁業種類別魚類別生產量值5'!F47,'漁業生產量值-漁業種類別魚類別生產量值5'!H47,'漁業生產量值-漁業種類別魚類別生產量值5'!J47))" table:style-name="ce55">
            <text:p>9,41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3.18" table:style-name="ce55">
            <text:p>23<text:s/></text:p>
          </table:table-cell>
          <table:table-cell office:value-type="float" office:value="11092.42355" table:style-name="ce55">
            <text:p>11,092<text:s/></text:p>
          </table:table-cell>
          <table:table-cell office:value-type="float" office:value="9.6000000000000002E-4" table:style-name="ce55">
            <text:p>0<text:s/></text:p>
          </table:table-cell>
          <table:table-cell office:value-type="float" office:value="2.8799999999999999E-2" table:style-name="ce55">
            <text:p>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1000000000000002E-2" table:style-name="ce55">
            <text:p>0<text:s/></text:p>
          </table:table-cell>
          <table:table-cell office:value-type="float" office:value="8.9685000000000006" table:style-name="ce55">
            <text:p>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.177350000000001" table:formula="msoxl:=  IF(SUM('漁業生產量值-漁業種類別魚類別生產量值5'!C48,'漁業生產量值-漁業種類別魚類別生產量值5'!E48,'漁業生產量值-漁業種類別魚類別生產量值5'!G48,'漁業生產量值-漁業種類別魚類別生產量值5'!I48)=0,&quot;-&quot;,SUM('漁業生產量值-漁業種類別魚類別生產量值5'!C48,'漁業生產量值-漁業種類別魚類別生產量值5'!E48,'漁業生產量值-漁業種類別魚類別生產量值5'!G48,'漁業生產量值-漁業種類別魚類別生產量值5'!I48))" table:style-name="ce55">
            <text:p>10<text:s/></text:p>
          </table:table-cell>
          <table:table-cell office:value-type="float" office:value="2125.6525500000002" table:formula="msoxl:=  IF(SUM('漁業生產量值-漁業種類別魚類別生產量值5'!D48,'漁業生產量值-漁業種類別魚類別生產量值5'!F48,'漁業生產量值-漁業種類別魚類別生產量值5'!H48,'漁業生產量值-漁業種類別魚類別生產量值5'!J48)=0,&quot;-&quot;,SUM('漁業生產量值-漁業種類別魚類別生產量值5'!D48,'漁業生產量值-漁業種類別魚類別生產量值5'!F48,'漁業生產量值-漁業種類別魚類別生產量值5'!H48,'漁業生產量值-漁業種類別魚類別生產量值5'!J48))" table:style-name="ce55">
            <text:p>2,12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49,'漁業生產量值-漁業種類別魚類別生產量值5'!E49,'漁業生產量值-漁業種類別魚類別生產量值5'!G49,'漁業生產量值-漁業種類別魚類別生產量值5'!I49)=0,&quot;-&quot;,SUM('漁業生產量值-漁業種類別魚類別生產量值5'!C49,'漁業生產量值-漁業種類別魚類別生產量值5'!E49,'漁業生產量值-漁業種類別魚類別生產量值5'!G49,'漁業生產量值-漁業種類別魚類別生產量值5'!I49))" table:style-name="ce55">
            <text:p>-</text:p>
          </table:table-cell>
          <table:table-cell office:value-type="string" office:string-value="-" table:formula="msoxl:=  IF(SUM('漁業生產量值-漁業種類別魚類別生產量值5'!D49,'漁業生產量值-漁業種類別魚類別生產量值5'!F49,'漁業生產量值-漁業種類別魚類別生產量值5'!H49,'漁業生產量值-漁業種類別魚類別生產量值5'!J49)=0,&quot;-&quot;,SUM('漁業生產量值-漁業種類別魚類別生產量值5'!D49,'漁業生產量值-漁業種類別魚類別生產量值5'!F49,'漁業生產量值-漁業種類別魚類別生產量值5'!H49,'漁業生產量值-漁業種類別魚類別生產量值5'!J49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50,'漁業生產量值-漁業種類別魚類別生產量值5'!E50,'漁業生產量值-漁業種類別魚類別生產量值5'!G50,'漁業生產量值-漁業種類別魚類別生產量值5'!I50)=0,&quot;-&quot;,SUM('漁業生產量值-漁業種類別魚類別生產量值5'!C50,'漁業生產量值-漁業種類別魚類別生產量值5'!E50,'漁業生產量值-漁業種類別魚類別生產量值5'!G50,'漁業生產量值-漁業種類別魚類別生產量值5'!I50))" table:style-name="ce55">
            <text:p>-</text:p>
          </table:table-cell>
          <table:table-cell office:value-type="string" office:string-value="-" table:formula="msoxl:=  IF(SUM('漁業生產量值-漁業種類別魚類別生產量值5'!D50,'漁業生產量值-漁業種類別魚類別生產量值5'!F50,'漁業生產量值-漁業種類別魚類別生產量值5'!H50,'漁業生產量值-漁業種類別魚類別生產量值5'!J50)=0,&quot;-&quot;,SUM('漁業生產量值-漁業種類別魚類別生產量值5'!D50,'漁業生產量值-漁業種類別魚類別生產量值5'!F50,'漁業生產量值-漁業種類別魚類別生產量值5'!H50,'漁業生產量值-漁業種類別魚類別生產量值5'!J50))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51,'漁業生產量值-漁業種類別魚類別生產量值5'!E51,'漁業生產量值-漁業種類別魚類別生產量值5'!G51,'漁業生產量值-漁業種類別魚類別生產量值5'!I51)=0,&quot;-&quot;,SUM('漁業生產量值-漁業種類別魚類別生產量值5'!C51,'漁業生產量值-漁業種類別魚類別生產量值5'!E51,'漁業生產量值-漁業種類別魚類別生產量值5'!G51,'漁業生產量值-漁業種類別魚類別生產量值5'!I51))" table:style-name="ce55">
            <text:p>-</text:p>
          </table:table-cell>
          <table:table-cell office:value-type="string" office:string-value="-" table:formula="msoxl:=  IF(SUM('漁業生產量值-漁業種類別魚類別生產量值5'!D51,'漁業生產量值-漁業種類別魚類別生產量值5'!F51,'漁業生產量值-漁業種類別魚類別生產量值5'!H51,'漁業生產量值-漁業種類別魚類別生產量值5'!J51)=0,&quot;-&quot;,SUM('漁業生產量值-漁業種類別魚類別生產量值5'!D51,'漁業生產量值-漁業種類別魚類別生產量值5'!F51,'漁業生產量值-漁業種類別魚類別生產量值5'!H51,'漁業生產量值-漁業種類別魚類別生產量值5'!J51))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52,'漁業生產量值-漁業種類別魚類別生產量值5'!E52,'漁業生產量值-漁業種類別魚類別生產量值5'!G52,'漁業生產量值-漁業種類別魚類別生產量值5'!I52)=0,&quot;-&quot;,SUM('漁業生產量值-漁業種類別魚類別生產量值5'!C52,'漁業生產量值-漁業種類別魚類別生產量值5'!E52,'漁業生產量值-漁業種類別魚類別生產量值5'!G52,'漁業生產量值-漁業種類別魚類別生產量值5'!I52))" table:style-name="ce55">
            <text:p>-</text:p>
          </table:table-cell>
          <table:table-cell office:value-type="string" office:string-value="-" table:formula="msoxl:=  IF(SUM('漁業生產量值-漁業種類別魚類別生產量值5'!D52,'漁業生產量值-漁業種類別魚類別生產量值5'!F52,'漁業生產量值-漁業種類別魚類別生產量值5'!H52,'漁業生產量值-漁業種類別魚類別生產量值5'!J52)=0,&quot;-&quot;,SUM('漁業生產量值-漁業種類別魚類別生產量值5'!D52,'漁業生產量值-漁業種類別魚類別生產量值5'!F52,'漁業生產量值-漁業種類別魚類別生產量值5'!H52,'漁業生產量值-漁業種類別魚類別生產量值5'!J52))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.97E-3" table:style-name="ce57">
            <text:p>0<text:s/></text:p>
          </table:table-cell>
          <table:table-cell office:value-type="float" office:value="0.51909000000000005" table:style-name="ce57">
            <text:p>1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'漁業生產量值-漁業種類別魚類別生產量值5'!C53,'漁業生產量值-漁業種類別魚類別生產量值5'!E53,'漁業生產量值-漁業種類別魚類別生產量值5'!G53,'漁業生產量值-漁業種類別魚類別生產量值5'!I53)=0,&quot;-&quot;,SUM('漁業生產量值-漁業種類別魚類別生產量值5'!C53,'漁業生產量值-漁業種類別魚類別生產量值5'!E53,'漁業生產量值-漁業種類別魚類別生產量值5'!G53,'漁業生產量值-漁業種類別魚類別生產量值5'!I53))" table:style-name="ce55">
            <text:p>-</text:p>
          </table:table-cell>
          <table:table-cell office:value-type="string" office:string-value="-" table:formula="msoxl:=  IF(SUM('漁業生產量值-漁業種類別魚類別生產量值5'!D53,'漁業生產量值-漁業種類別魚類別生產量值5'!F53,'漁業生產量值-漁業種類別魚類別生產量值5'!H53,'漁業生產量值-漁業種類別魚類別生產量值5'!J53)=0,&quot;-&quot;,SUM('漁業生產量值-漁業種類別魚類別生產量值5'!D53,'漁業生產量值-漁業種類別魚類別生產量值5'!F53,'漁業生產量值-漁業種類別魚類別生產量值5'!H53,'漁業生產量值-漁業種類別魚類別生產量值5'!J53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3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55,'漁業生產量值-漁業種類別魚類別生產量值5'!E55,'漁業生產量值-漁業種類別魚類別生產量值5'!G55,'漁業生產量值-漁業種類別魚類別生產量值5'!I55)=0,&quot;-&quot;,SUM('漁業生產量值-漁業種類別魚類別生產量值5'!C55,'漁業生產量值-漁業種類別魚類別生產量值5'!E55,'漁業生產量值-漁業種類別魚類別生產量值5'!G55,'漁業生產量值-漁業種類別魚類別生產量值5'!I55))" table:style-name="ce55">
            <text:p>-</text:p>
          </table:table-cell>
          <table:table-cell office:value-type="string" office:string-value="-" table:formula="msoxl:=  IF(SUM('漁業生產量值-漁業種類別魚類別生產量值5'!D55,'漁業生產量值-漁業種類別魚類別生產量值5'!F55,'漁業生產量值-漁業種類別魚類別生產量值5'!H55,'漁業生產量值-漁業種類別魚類別生產量值5'!J55)=0,&quot;-&quot;,SUM('漁業生產量值-漁業種類別魚類別生產量值5'!D55,'漁業生產量值-漁業種類別魚類別生產量值5'!F55,'漁業生產量值-漁業種類別魚類別生產量值5'!H55,'漁業生產量值-漁業種類別魚類別生產量值5'!J55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56,'漁業生產量值-漁業種類別魚類別生產量值5'!E56,'漁業生產量值-漁業種類別魚類別生產量值5'!G56,'漁業生產量值-漁業種類別魚類別生產量值5'!I56)=0,&quot;-&quot;,SUM('漁業生產量值-漁業種類別魚類別生產量值5'!C56,'漁業生產量值-漁業種類別魚類別生產量值5'!E56,'漁業生產量值-漁業種類別魚類別生產量值5'!G56,'漁業生產量值-漁業種類別魚類別生產量值5'!I56))" table:style-name="ce55">
            <text:p>-</text:p>
          </table:table-cell>
          <table:table-cell office:value-type="string" office:string-value="-" table:formula="msoxl:=  IF(SUM('漁業生產量值-漁業種類別魚類別生產量值5'!D56,'漁業生產量值-漁業種類別魚類別生產量值5'!F56,'漁業生產量值-漁業種類別魚類別生產量值5'!H56,'漁業生產量值-漁業種類別魚類別生產量值5'!J56)=0,&quot;-&quot;,SUM('漁業生產量值-漁業種類別魚類別生產量值5'!D56,'漁業生產量值-漁業種類別魚類別生產量值5'!F56,'漁業生產量值-漁業種類別魚類別生產量值5'!H56,'漁業生產量值-漁業種類別魚類別生產量值5'!J56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'漁業生產量值-漁業種類別魚類別生產量值5'!C57,'漁業生產量值-漁業種類別魚類別生產量值5'!E57,'漁業生產量值-漁業種類別魚類別生產量值5'!G57,'漁業生產量值-漁業種類別魚類別生產量值5'!I57)=0,&quot;-&quot;,SUM('漁業生產量值-漁業種類別魚類別生產量值5'!C57,'漁業生產量值-漁業種類別魚類別生產量值5'!E57,'漁業生產量值-漁業種類別魚類別生產量值5'!G57,'漁業生產量值-漁業種類別魚類別生產量值5'!I57))" table:style-name="ce55">
            <text:p>-</text:p>
          </table:table-cell>
          <table:table-cell office:value-type="string" office:string-value="-" table:formula="msoxl:=  IF(SUM('漁業生產量值-漁業種類別魚類別生產量值5'!D57,'漁業生產量值-漁業種類別魚類別生產量值5'!F57,'漁業生產量值-漁業種類別魚類別生產量值5'!H57,'漁業生產量值-漁業種類別魚類別生產量值5'!J57)=0,&quot;-&quot;,SUM('漁業生產量值-漁業種類別魚類別生產量值5'!D57,'漁業生產量值-漁業種類別魚類別生產量值5'!F57,'漁業生產量值-漁業種類別魚類別生產量值5'!H57,'漁業生產量值-漁業種類別魚類別生產量值5'!J57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float" office:value="22.9" table:formula="msoxl:=  IF(SUM(C59:C61)=0,&quot;-&quot;,SUM(C59:C61))" table:style-name="ce52">
            <text:p>23<text:s/></text:p>
          </table:table-cell>
          <table:table-cell office:value-type="float" office:value="8015" table:formula="msoxl:=  IF(SUM(D59:D61)=0,&quot;-&quot;,SUM(D59:D61))" table:style-name="ce52">
            <text:p>8,015<text:s/></text:p>
          </table:table-cell>
          <table:table-cell office:value-type="float" office:value="72.400000000000006" table:formula="msoxl:=  IF(SUM(E59:E61)=0,&quot;-&quot;,SUM(E59:E61))" table:style-name="ce52">
            <text:p>72<text:s/></text:p>
          </table:table-cell>
          <table:table-cell office:value-type="float" office:value="20272" table:formula="msoxl:=  IF(SUM(F59:F61)=0,&quot;-&quot;,SUM(F59:F61))" table:style-name="ce52">
            <text:p>20,272<text:s/>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float" office:value="1013.25952" table:formula="msoxl:=  IF(SUM(K59:K61)=0,&quot;-&quot;,SUM(K59:K61))" table:style-name="ce52">
            <text:p>1,013<text:s/></text:p>
          </table:table-cell>
          <table:table-cell office:value-type="float" office:value="301170.63968000002" table:formula="msoxl:=  IF(SUM(L59:L61)=0,&quot;-&quot;,SUM(L59:L61))" table:style-name="ce52">
            <text:p>301,171<text:s/>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3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59,'漁業生產量值-漁業種類別魚類別生產量值5'!E59,'漁業生產量值-漁業種類別魚類別生產量值5'!G59,'漁業生產量值-漁業種類別魚類別生產量值5'!I59)=0,&quot;-&quot;,SUM('漁業生產量值-漁業種類別魚類別生產量值5'!C59,'漁業生產量值-漁業種類別魚類別生產量值5'!E59,'漁業生產量值-漁業種類別魚類別生產量值5'!G59,'漁業生產量值-漁業種類別魚類別生產量值5'!I59))" table:style-name="ce55">
            <text:p>-</text:p>
          </table:table-cell>
          <table:table-cell office:value-type="string" office:string-value="-" table:formula="msoxl:=  IF(SUM('漁業生產量值-漁業種類別魚類別生產量值5'!D59,'漁業生產量值-漁業種類別魚類別生產量值5'!F59,'漁業生產量值-漁業種類別魚類別生產量值5'!H59,'漁業生產量值-漁業種類別魚類別生產量值5'!J59)=0,&quot;-&quot;,SUM('漁業生產量值-漁業種類別魚類別生產量值5'!D59,'漁業生產量值-漁業種類別魚類別生產量值5'!F59,'漁業生產量值-漁業種類別魚類別生產量值5'!H59,'漁業生產量值-漁業種類別魚類別生產量值5'!J59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float" office:value="22.9" table:style-name="ce55">
            <text:p>23<text:s/></text:p>
          </table:table-cell>
          <table:table-cell office:value-type="float" office:value="8015" table:style-name="ce55">
            <text:p>8,015<text:s/></text:p>
          </table:table-cell>
          <table:table-cell office:value-type="float" office:value="72.400000000000006" table:style-name="ce55">
            <text:p>72<text:s/></text:p>
          </table:table-cell>
          <table:table-cell office:value-type="float" office:value="20272" table:style-name="ce55">
            <text:p>20,27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13.25952" table:style-name="ce55">
            <text:p>1,013<text:s/></text:p>
          </table:table-cell>
          <table:table-cell office:value-type="float" office:value="301170.63968000002" table:style-name="ce55">
            <text:p>301,17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60,'漁業生產量值-漁業種類別魚類別生產量值5'!E60,'漁業生產量值-漁業種類別魚類別生產量值5'!G60,'漁業生產量值-漁業種類別魚類別生產量值5'!I60)=0,&quot;-&quot;,SUM('漁業生產量值-漁業種類別魚類別生產量值5'!C60,'漁業生產量值-漁業種類別魚類別生產量值5'!E60,'漁業生產量值-漁業種類別魚類別生產量值5'!G60,'漁業生產量值-漁業種類別魚類別生產量值5'!I60))" table:style-name="ce55">
            <text:p>-</text:p>
          </table:table-cell>
          <table:table-cell office:value-type="string" office:string-value="-" table:formula="msoxl:=  IF(SUM('漁業生產量值-漁業種類別魚類別生產量值5'!D60,'漁業生產量值-漁業種類別魚類別生產量值5'!F60,'漁業生產量值-漁業種類別魚類別生產量值5'!H60,'漁業生產量值-漁業種類別魚類別生產量值5'!J60)=0,&quot;-&quot;,SUM('漁業生產量值-漁業種類別魚類別生產量值5'!D60,'漁業生產量值-漁業種類別魚類別生產量值5'!F60,'漁業生產量值-漁業種類別魚類別生產量值5'!H60,'漁業生產量值-漁業種類別魚類別生產量值5'!J60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'漁業生產量值-漁業種類別魚類別生產量值5'!C61,'漁業生產量值-漁業種類別魚類別生產量值5'!E61,'漁業生產量值-漁業種類別魚類別生產量值5'!G61,'漁業生產量值-漁業種類別魚類別生產量值5'!I61)=0,&quot;-&quot;,SUM('漁業生產量值-漁業種類別魚類別生產量值5'!C61,'漁業生產量值-漁業種類別魚類別生產量值5'!E61,'漁業生產量值-漁業種類別魚類別生產量值5'!G61,'漁業生產量值-漁業種類別魚類別生產量值5'!I61))" table:style-name="ce55">
            <text:p>-</text:p>
          </table:table-cell>
          <table:table-cell office:value-type="string" office:string-value="-" table:formula="msoxl:=  IF(SUM('漁業生產量值-漁業種類別魚類別生產量值5'!D61,'漁業生產量值-漁業種類別魚類別生產量值5'!F61,'漁業生產量值-漁業種類別魚類別生產量值5'!H61,'漁業生產量值-漁業種類別魚類別生產量值5'!J61)=0,&quot;-&quot;,SUM('漁業生產量值-漁業種類別魚類別生產量值5'!D61,'漁業生產量值-漁業種類別魚類別生產量值5'!F61,'漁業生產量值-漁業種類別魚類別生產量值5'!H61,'漁業生產量值-漁業種類別魚類別生產量值5'!J61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7932.4050699999998" table:formula="msoxl:=  IF(SUM(C63,C64,C65,C67)=0,IF(C66=0,&quot;-&quot;,C66),SUM(C63,C64,C65,C67))" table:style-name="ce52">
            <text:p>7,932<text:s/></text:p>
          </table:table-cell>
          <table:table-cell office:value-type="float" office:value="2250747.7349999999" table:formula="msoxl:=  IF(SUM(D63:D67)=0,&quot;-&quot;,SUM(D63:D67))" table:style-name="ce52">
            <text:p>2,250,748<text:s/></text:p>
          </table:table-cell>
          <table:table-cell office:value-type="float" office:value="254.27850000000001" table:formula="msoxl:=  IF(SUM(E63,E64,E65,E67)=0,IF(E66=0,&quot;-&quot;,E66),SUM(E63,E64,E65,E67))" table:style-name="ce52">
            <text:p>254<text:s/></text:p>
          </table:table-cell>
          <table:table-cell office:value-type="float" office:value="58703.894" table:formula="msoxl:=  IF(SUM(F63:F67)=0,&quot;-&quot;,SUM(F63:F67))" table:style-name="ce52">
            <text:p>58,704<text:s/>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2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52">
            <text:p>-</text:p>
          </table:table-cell>
          <table:table-cell office:value-type="float" office:value="452.88400000000001" table:formula="msoxl:=  IF(SUM(K63,K64,K65,K67)=0,IF(K66=0,&quot;-&quot;,K66),SUM(K63,K64,K65,K67))" table:style-name="ce52">
            <text:p>453<text:s/></text:p>
          </table:table-cell>
          <table:table-cell office:value-type="float" office:value="94470.388000000006" table:formula="msoxl:=  IF(SUM(L63:L67)=0,&quot;-&quot;,SUM(L63:L67))" table:style-name="ce52">
            <text:p>94,470<text:s/>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float" office:value="545.65099999999995" table:formula="msoxl:=  IF(SUM(O63,O64,O65,O67)=0,IF(O66=0,&quot;-&quot;,O66),SUM(O63,O64,O65,O67))" table:style-name="ce52">
            <text:p>546<text:s/></text:p>
          </table:table-cell>
          <table:table-cell office:value-type="float" office:value="146125.084" table:formula="msoxl:=  IF(SUM(P63:P67)=0,&quot;-&quot;,SUM(P63:P67))" table:style-name="ce53">
            <text:p>146,12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float" office:value="7931.6050699999996" table:style-name="ce55">
            <text:p>7,932<text:s/></text:p>
          </table:table-cell>
          <table:table-cell office:value-type="float" office:value="2250575.7349999999" table:style-name="ce55">
            <text:p>2,250,576<text:s/></text:p>
          </table:table-cell>
          <table:table-cell office:value-type="float" office:value="252.6405" table:style-name="ce55">
            <text:p>253<text:s/></text:p>
          </table:table-cell>
          <table:table-cell office:value-type="float" office:value="58212.493999999999" table:style-name="ce55">
            <text:p>58,21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52.88400000000001" table:style-name="ce55">
            <text:p>453<text:s/></text:p>
          </table:table-cell>
          <table:table-cell office:value-type="float" office:value="94470.388000000006" table:style-name="ce55">
            <text:p>94,47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45.65099999999995" table:formula="msoxl:=  IF(SUM('漁業生產量值-漁業種類別魚類別生產量值5'!C63,'漁業生產量值-漁業種類別魚類別生產量值5'!E63,'漁業生產量值-漁業種類別魚類別生產量值5'!G63,'漁業生產量值-漁業種類別魚類別生產量值5'!I63)=0,&quot;-&quot;,SUM('漁業生產量值-漁業種類別魚類別生產量值5'!C63,'漁業生產量值-漁業種類別魚類別生產量值5'!E63,'漁業生產量值-漁業種類別魚類別生產量值5'!G63,'漁業生產量值-漁業種類別魚類別生產量值5'!I63))" table:style-name="ce55">
            <text:p>546<text:s/></text:p>
          </table:table-cell>
          <table:table-cell office:value-type="float" office:value="146125.084" table:formula="msoxl:=  IF(SUM('漁業生產量值-漁業種類別魚類別生產量值5'!D63,'漁業生產量值-漁業種類別魚類別生產量值5'!F63,'漁業生產量值-漁業種類別魚類別生產量值5'!H63,'漁業生產量值-漁業種類別魚類別生產量值5'!J63)=0,&quot;-&quot;,SUM('漁業生產量值-漁業種類別魚類別生產量值5'!D63,'漁業生產量值-漁業種類別魚類別生產量值5'!F63,'漁業生產量值-漁業種類別魚類別生產量值5'!H63,'漁業生產量值-漁業種類別魚類別生產量值5'!J63))" table:style-name="ce55">
            <text:p>146,12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float" office:value="0.8" table:style-name="ce55">
            <text:p>1<text:s/></text:p>
          </table:table-cell>
          <table:table-cell office:value-type="float" office:value="172" table:style-name="ce55">
            <text:p>172<text:s/></text:p>
          </table:table-cell>
          <table:table-cell office:value-type="float" office:value="1.6379999999999999" table:style-name="ce55">
            <text:p>2<text:s/></text:p>
          </table:table-cell>
          <table:table-cell office:value-type="float" office:value="491.4" table:style-name="ce55">
            <text:p>49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64,'漁業生產量值-漁業種類別魚類別生產量值5'!E64,'漁業生產量值-漁業種類別魚類別生產量值5'!G64,'漁業生產量值-漁業種類別魚類別生產量值5'!I64)=0,&quot;-&quot;,SUM('漁業生產量值-漁業種類別魚類別生產量值5'!C64,'漁業生產量值-漁業種類別魚類別生產量值5'!E64,'漁業生產量值-漁業種類別魚類別生產量值5'!G64,'漁業生產量值-漁業種類別魚類別生產量值5'!I64))" table:style-name="ce55">
            <text:p>-</text:p>
          </table:table-cell>
          <table:table-cell office:value-type="string" office:string-value="-" table:formula="msoxl:=  IF(SUM('漁業生產量值-漁業種類別魚類別生產量值5'!D64,'漁業生產量值-漁業種類別魚類別生產量值5'!F64,'漁業生產量值-漁業種類別魚類別生產量值5'!H64,'漁業生產量值-漁業種類別魚類別生產量值5'!J64)=0,&quot;-&quot;,SUM('漁業生產量值-漁業種類別魚類別生產量值5'!D64,'漁業生產量值-漁業種類別魚類別生產量值5'!F64,'漁業生產量值-漁業種類別魚類別生產量值5'!H64,'漁業生產量值-漁業種類別魚類別生產量值5'!J64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65,'漁業生產量值-漁業種類別魚類別生產量值5'!E65,'漁業生產量值-漁業種類別魚類別生產量值5'!G65,'漁業生產量值-漁業種類別魚類別生產量值5'!I65)=0,&quot;-&quot;,SUM('漁業生產量值-漁業種類別魚類別生產量值5'!C65,'漁業生產量值-漁業種類別魚類別生產量值5'!E65,'漁業生產量值-漁業種類別魚類別生產量值5'!G65,'漁業生產量值-漁業種類別魚類別生產量值5'!I65))" table:style-name="ce55">
            <text:p>-</text:p>
          </table:table-cell>
          <table:table-cell office:value-type="string" office:string-value="-" table:formula="msoxl:=  IF(SUM('漁業生產量值-漁業種類別魚類別生產量值5'!D65,'漁業生產量值-漁業種類別魚類別生產量值5'!F65,'漁業生產量值-漁業種類別魚類別生產量值5'!H65,'漁業生產量值-漁業種類別魚類別生產量值5'!J65)=0,&quot;-&quot;,SUM('漁業生產量值-漁業種類別魚類別生產量值5'!D65,'漁業生產量值-漁業種類別魚類別生產量值5'!F65,'漁業生產量值-漁業種類別魚類別生產量值5'!H65,'漁業生產量值-漁業種類別魚類別生產量值5'!J65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66,'漁業生產量值-漁業種類別魚類別生產量值5'!E66,'漁業生產量值-漁業種類別魚類別生產量值5'!G66,'漁業生產量值-漁業種類別魚類別生產量值5'!I66)=0,&quot;-&quot;,SUM('漁業生產量值-漁業種類別魚類別生產量值5'!C66,'漁業生產量值-漁業種類別魚類別生產量值5'!E66,'漁業生產量值-漁業種類別魚類別生產量值5'!G66,'漁業生產量值-漁業種類別魚類別生產量值5'!I66))" table:style-name="ce55">
            <text:p>-</text:p>
          </table:table-cell>
          <table:table-cell office:value-type="string" office:string-value="-" table:formula="msoxl:=  IF(SUM('漁業生產量值-漁業種類別魚類別生產量值5'!D66,'漁業生產量值-漁業種類別魚類別生產量值5'!F66,'漁業生產量值-漁業種類別魚類別生產量值5'!H66,'漁業生產量值-漁業種類別魚類別生產量值5'!J66)=0,&quot;-&quot;,SUM('漁業生產量值-漁業種類別魚類別生產量值5'!D66,'漁業生產量值-漁業種類別魚類別生產量值5'!F66,'漁業生產量值-漁業種類別魚類別生產量值5'!H66,'漁業生產量值-漁業種類別魚類別生產量值5'!J66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'漁業生產量值-漁業種類別魚類別生產量值5'!C67,'漁業生產量值-漁業種類別魚類別生產量值5'!E67,'漁業生產量值-漁業種類別魚類別生產量值5'!G67,'漁業生產量值-漁業種類別魚類別生產量值5'!I67)=0,&quot;-&quot;,SUM('漁業生產量值-漁業種類別魚類別生產量值5'!C67,'漁業生產量值-漁業種類別魚類別生產量值5'!E67,'漁業生產量值-漁業種類別魚類別生產量值5'!G67,'漁業生產量值-漁業種類別魚類別生產量值5'!I67))" table:style-name="ce55">
            <text:p>-</text:p>
          </table:table-cell>
          <table:table-cell office:value-type="string" office:string-value="-" table:formula="msoxl:=  IF(SUM('漁業生產量值-漁業種類別魚類別生產量值5'!D67,'漁業生產量值-漁業種類別魚類別生產量值5'!F67,'漁業生產量值-漁業種類別魚類別生產量值5'!H67,'漁業生產量值-漁業種類別魚類別生產量值5'!J67)=0,&quot;-&quot;,SUM('漁業生產量值-漁業種類別魚類別生產量值5'!D67,'漁業生產量值-漁業種類別魚類別生產量值5'!F67,'漁業生產量值-漁業種類別魚類別生產量值5'!H67,'漁業生產量值-漁業種類別魚類別生產量值5'!J67))" table:style-name="ce55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5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6" table:number-columns-repeated="16367" table:default-cell-style-name="ce28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28"/>
          <table:table-cell office:value-type="string" table:style-name="ce29">
            <text:p>單位：</text:p>
          </table:table-cell>
          <table:table-cell office:value-type="string" table:style-name="ce30">
            <text:p>產量：公噸, 千尾(觀賞魚)</text:p>
          </table:table-cell>
          <table:table-cell table:style-name="ce28"/>
          <table:table-cell table:number-columns-repeated="2" table:style-name="ce30"/>
          <table:table-cell table:number-columns-repeated="2" table:style-name="ce28"/>
          <table:table-cell office:value-type="string" table:style-name="ce29">
            <text:p>Unit：</text:p>
          </table:table-cell>
          <table:table-cell office:value-type="string" table:style-name="ce30">
            <text:p>Quantity：M.T.; 1000Pcs. by ornamental fish</text:p>
          </table:table-cell>
          <table:table-cell table:number-columns-repeated="16371" table:style-name="ce28"/>
        </table:table-row>
        <table:table-row table:style-name="ro2">
          <table:table-cell table:style-name="ce28"/>
          <table:table-cell office:value-type="string" table:number-columns-spanned="3" table:number-rows-spanned="1" table:style-name="ce15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28"/>
          <table:table-cell office:value-type="string" table:style-name="ce31">
            <text:p>價值：新臺幣千元</text:p>
          </table:table-cell>
          <table:table-cell table:style-name="ce28"/>
          <table:table-cell table:style-name="ce31"/>
          <table:table-cell office:value-type="string" table:style-name="ce31">
            <text:p>(1) By type of fisheries by species(Continued)</text:p>
          </table:table-cell>
          <table:table-cell table:number-columns-repeated="3" table:style-name="ce28"/>
          <table:table-cell office:value-type="string" table:style-name="ce32">
            <text:p>Value：Thousand NT $</text:p>
          </table:table-cell>
          <table:table-cell table:number-columns-repeated="16371" table:style-name="ce28"/>
        </table:table-row>
        <table:table-row table:style-name="ro3">
          <table:table-cell table:style-name="ce33"/>
          <table:table-cell office:value-type="string" table:number-columns-spanned="1" table:number-rows-spanned="3" table:style-name="ce160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5" draw:style-name="a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18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8" table:number-rows-spanned="1" table:style-name="ce218">
            <text:p>鰺 <text:s text:c="5"/>科</text:p>
          </table:table-cell>
          <table:covered-table-cell table:number-columns-repeated="7"/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38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2" table:number-rows-spanned="1" table:style-name="ce215">
            <text:p>真鰺</text:p>
          </table:table-cell>
          <table:covered-table-cell/>
          <table:table-cell office:value-type="string" table:number-columns-spanned="2" table:number-rows-spanned="1" table:style-name="ce213">
            <text:p>藍圓鰺</text:p>
          </table:table-cell>
          <table:covered-table-cell/>
          <table:table-cell office:value-type="string" table:number-columns-spanned="2" table:number-rows-spanned="1" table:style-name="ce213">
            <text:p>吉打副葉鰺</text:p>
          </table:table-cell>
          <table:covered-table-cell/>
          <table:table-cell office:value-type="string" table:number-columns-spanned="2" table:number-rows-spanned="1" table:style-name="ce213">
            <text:p>其他鰺</text:p>
          </table:table-cell>
          <table:covered-table-cell/>
          <table:table-cell office:value-type="string" table:number-columns-spanned="2" table:number-rows-spanned="1" table:style-name="ce214">
            <text:p>鯔</text:p>
          </table:table-cell>
          <table:covered-table-cell/>
          <table:table-cell office:value-type="string" table:number-columns-spanned="2" table:number-rows-spanned="1" table:style-name="ce214">
            <text:p>鐮鯧</text:p>
          </table:table-cell>
          <table:covered-table-cell/>
          <table:table-cell office:value-type="string" table:number-columns-spanned="2" table:number-rows-spanned="1" table:style-name="ce214">
            <text:p>刺鯧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代碼</text:p>
          </table:table-cell>
          <table:table-cell office:value-type="string" table:number-columns-spanned="1" table:number-rows-spanned="3" table:style-name="ce217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16">
            <text:p>36001</text:p>
          </table:table-cell>
          <table:covered-table-cell/>
          <table:table-cell office:value-type="string" table:number-columns-spanned="2" table:number-rows-spanned="1" table:style-name="ce192">
            <text:p>36003</text:p>
          </table:table-cell>
          <table:covered-table-cell/>
          <table:table-cell office:value-type="string" table:number-columns-spanned="2" table:number-rows-spanned="1" table:style-name="ce181">
            <text:p>36005</text:p>
          </table:table-cell>
          <table:covered-table-cell/>
          <table:table-cell office:value-type="string" table:number-columns-spanned="2" table:number-rows-spanned="1" table:style-name="ce212">
            <text:p>36099</text:p>
          </table:table-cell>
          <table:covered-table-cell/>
          <table:table-cell office:value-type="string" table:number-columns-spanned="2" table:number-rows-spanned="1" table:style-name="ce212">
            <text:p>37001</text:p>
          </table:table-cell>
          <table:covered-table-cell/>
          <table:table-cell office:value-type="string" table:number-columns-spanned="2" table:number-rows-spanned="1" table:style-name="ce212">
            <text:p>38002</text:p>
          </table:table-cell>
          <table:covered-table-cell/>
          <table:table-cell office:value-type="string" table:number-columns-spanned="2" table:number-rows-spanned="1" table:style-name="ce212">
            <text:p>39001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Code</text:p>
          </table:table-cell>
          <table:covered-table-cell/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table:number-columns-repeated="16368"/>
        </table:table-row>
        <table:table-row table:style-name="ro3">
          <table:table-cell table:style-name="ce40"/>
          <table:covered-table-cell/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3671.81601" table:formula="msoxl:=  IF(SUM(C11,C19,C36,C54,C58,C62)=0,&quot;-&quot;,SUM(C11,C19,C36,C54,C58,C62))" table:style-name="ce45">
            <text:p>3,672<text:s/></text:p>
          </table:table-cell>
          <table:table-cell office:value-type="float" office:value="116625.22612000001" table:formula="msoxl:=  IF(SUM(D11,D19,D36,D54,D58,D62)=0,&quot;-&quot;,SUM(D11,D19,D36,D54,D58,D62))" table:style-name="ce45">
            <text:p>116,625<text:s/></text:p>
          </table:table-cell>
          <table:table-cell office:value-type="float" office:value="3708.83959" table:formula="msoxl:=  IF(SUM(E11,E19,E36,E54,E58,E62)=0,&quot;-&quot;,SUM(E11,E19,E36,E54,E58,E62))" table:style-name="ce45">
            <text:p>3,709<text:s/></text:p>
          </table:table-cell>
          <table:table-cell office:value-type="float" office:value="102690.92095999999" table:formula="msoxl:=  IF(SUM(F11,F19,F36,F54,F58,F62)=0,&quot;-&quot;,SUM(F11,F19,F36,F54,F58,F62))" table:style-name="ce45">
            <text:p>102,691<text:s/></text:p>
          </table:table-cell>
          <table:table-cell office:value-type="float" office:value="418.46719999999999" table:formula="msoxl:=  IF(SUM(G11,G19,G36,G54,G58,G62)=0,&quot;-&quot;,SUM(G11,G19,G36,G54,G58,G62))" table:style-name="ce45">
            <text:p>418<text:s/></text:p>
          </table:table-cell>
          <table:table-cell office:value-type="float" office:value="35910.65079" table:formula="msoxl:=  IF(SUM(H11,H19,H36,H54,H58,H62)=0,&quot;-&quot;,SUM(H11,H19,H36,H54,H58,H62))" table:style-name="ce45">
            <text:p>35,911<text:s/></text:p>
          </table:table-cell>
          <table:table-cell office:value-type="float" office:value="1059.8407899999997" table:formula="msoxl:=  IF(SUM(I11,I19,I36,I54,I58,I62)=0,&quot;-&quot;,SUM(I11,I19,I36,I54,I58,I62))" table:style-name="ce45">
            <text:p>1,060<text:s/></text:p>
          </table:table-cell>
          <table:table-cell office:value-type="float" office:value="212630.08731999999" table:formula="msoxl:=  IF(SUM(J11,J19,J36,J54,J58,J62)=0,&quot;-&quot;,SUM(J11,J19,J36,J54,J58,J62))" table:style-name="ce45">
            <text:p>212,630<text:s/></text:p>
          </table:table-cell>
          <table:table-cell office:value-type="float" office:value="3220.1279299999997" table:formula="msoxl:=  IF(SUM(K11,K19,K36,K54,K58,K62)=0,&quot;-&quot;,SUM(K11,K19,K36,K54,K58,K62))" table:style-name="ce45">
            <text:p>3,220<text:s/></text:p>
          </table:table-cell>
          <table:table-cell office:value-type="float" office:value="364757.45525" table:formula="msoxl:=  IF(SUM(L11,L19,L36,L54,L58,L62)=0,&quot;-&quot;,SUM(L11,L19,L36,L54,L58,L62))" table:style-name="ce45">
            <text:p>364,757<text:s/></text:p>
          </table:table-cell>
          <table:table-cell office:value-type="float" office:value="315.98552000000001" table:formula="msoxl:=  IF(SUM(M11,M19,M36,M54,M58,M62)=0,&quot;-&quot;,SUM(M11,M19,M36,M54,M58,M62))" table:style-name="ce45">
            <text:p>316<text:s/></text:p>
          </table:table-cell>
          <table:table-cell office:value-type="float" office:value="61854.025899999993" table:formula="msoxl:=  IF(SUM(N11,N19,N36,N54,N58,N62)=0,&quot;-&quot;,SUM(N11,N19,N36,N54,N58,N62))" table:style-name="ce45">
            <text:p>61,854<text:s/></text:p>
          </table:table-cell>
          <table:table-cell office:value-type="float" office:value="1340.79503" table:formula="msoxl:=  IF(SUM(O11,O19,O36,O54,O58,O62)=0,&quot;-&quot;,SUM(O11,O19,O36,O54,O58,O62))" table:style-name="ce45">
            <text:p>1,341<text:s/></text:p>
          </table:table-cell>
          <table:table-cell office:value-type="float" office:value="205448.93169" table:formula="msoxl:=  IF(SUM(P11,P19,P36,P54,P58,P62)=0,&quot;-&quot;,SUM(P11,P19,P36,P54,P58,P62))" table:style-name="ce45">
            <text:p>205,449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52">
            <text:p>-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52">
            <text:p>-</text:p>
          </table:table-cell>
          <table:table-cell office:value-type="float" office:value="8.8849999999999998" table:formula="msoxl:=  IF(SUM(I12:I18)=0,&quot;-&quot;,SUM(I12:I18))" table:style-name="ce52">
            <text:p>9<text:s/></text:p>
          </table:table-cell>
          <table:table-cell office:value-type="float" office:value="266.55" table:formula="msoxl:=  IF(SUM(J12:J18)=0,&quot;-&quot;,SUM(J12:J18))" table:style-name="ce52">
            <text:p>267<text:s/></text:p>
          </table:table-cell>
          <table:table-cell office:value-type="string" office:string-value="-" table:formula="msoxl:=  IF(SUM(K12:K18)=0,&quot;-&quot;,SUM(K12:K18))" table:style-name="ce52">
            <text:p>-</text:p>
          </table:table-cell>
          <table:table-cell office:value-type="string" office:string-value="-" table:formula="msoxl:=  IF(SUM(L12:L18)=0,&quot;-&quot;,SUM(L12:L18))" table:style-name="ce52">
            <text:p>-</text:p>
          </table:table-cell>
          <table:table-cell office:value-type="float" office:value="52.39" table:formula="msoxl:=  IF(SUM(M12:M18)=0,&quot;-&quot;,SUM(M12:M18))" table:style-name="ce52">
            <text:p>52<text:s/></text:p>
          </table:table-cell>
          <table:table-cell office:value-type="float" office:value="2421.835" table:formula="msoxl:=  IF(SUM(N12:N18)=0,&quot;-&quot;,SUM(N12:N18))" table:style-name="ce52">
            <text:p>2,422<text:s/></text:p>
          </table:table-cell>
          <table:table-cell office:value-type="float" office:value="866.94500000000005" table:formula="msoxl:=  IF(SUM(O12:O18)=0,&quot;-&quot;,SUM(O12:O18))" table:style-name="ce52">
            <text:p>867<text:s/></text:p>
          </table:table-cell>
          <table:table-cell office:value-type="float" office:value="92495.592499999999" table:formula="msoxl:=  IF(SUM(P12:P18)=0,&quot;-&quot;,SUM(P12:P18))" table:style-name="ce52">
            <text:p>92,49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.8849999999999998" table:style-name="ce55">
            <text:p>9<text:s/></text:p>
          </table:table-cell>
          <table:table-cell office:value-type="float" office:value="266.55" table:style-name="ce55">
            <text:p>26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2.39" table:style-name="ce55">
            <text:p>52<text:s/></text:p>
          </table:table-cell>
          <table:table-cell office:value-type="float" office:value="2421.835" table:style-name="ce55">
            <text:p>2,422<text:s/></text:p>
          </table:table-cell>
          <table:table-cell office:value-type="float" office:value="866.94500000000005" table:style-name="ce55">
            <text:p>867<text:s/></text:p>
          </table:table-cell>
          <table:table-cell office:value-type="float" office:value="92495.592499999999" table:style-name="ce55">
            <text:p>92,49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3391.86303" table:formula="msoxl:=  IF(SUM(C20:C35)=0,&quot;-&quot;,SUM(C20:C35))" table:style-name="ce52">
            <text:p>3,392<text:s/></text:p>
          </table:table-cell>
          <table:table-cell office:value-type="float" office:value="93288.158120000007" table:formula="msoxl:=  IF(SUM(D20:D35)=0,&quot;-&quot;,SUM(D20:D35))" table:style-name="ce52">
            <text:p>93,288<text:s/></text:p>
          </table:table-cell>
          <table:table-cell office:value-type="float" office:value="3458.68759" table:formula="msoxl:=  IF(SUM(E20:E35)=0,&quot;-&quot;,SUM(E20:E35))" table:style-name="ce52">
            <text:p>3,459<text:s/></text:p>
          </table:table-cell>
          <table:table-cell office:value-type="float" office:value="90636.288589999996" table:formula="msoxl:=  IF(SUM(F20:F35)=0,&quot;-&quot;,SUM(F20:F35))" table:style-name="ce52">
            <text:p>90,636<text:s/></text:p>
          </table:table-cell>
          <table:table-cell office:value-type="float" office:value="340.87520000000001" table:formula="msoxl:=  IF(SUM(G20:G35)=0,&quot;-&quot;,SUM(G20:G35))" table:style-name="ce52">
            <text:p>341<text:s/></text:p>
          </table:table-cell>
          <table:table-cell office:value-type="float" office:value="28276.453440000001" table:formula="msoxl:=  IF(SUM(H20:H35)=0,&quot;-&quot;,SUM(H20:H35))" table:style-name="ce52">
            <text:p>28,276<text:s/></text:p>
          </table:table-cell>
          <table:table-cell office:value-type="float" office:value="284.25556999999998" table:formula="msoxl:=  IF(SUM(I20:I35)=0,&quot;-&quot;,SUM(I20:I35))" table:style-name="ce52">
            <text:p>284<text:s/></text:p>
          </table:table-cell>
          <table:table-cell office:value-type="float" office:value="31427.650430000002" table:formula="msoxl:=  IF(SUM(J20:J35)=0,&quot;-&quot;,SUM(J20:J35))" table:style-name="ce52">
            <text:p>31,428<text:s/></text:p>
          </table:table-cell>
          <table:table-cell office:value-type="float" office:value="993.15998000000002" table:formula="msoxl:=  IF(SUM(K20:K35)=0,&quot;-&quot;,SUM(K20:K35))" table:style-name="ce52">
            <text:p>993<text:s/></text:p>
          </table:table-cell>
          <table:table-cell office:value-type="float" office:value="171936.46242" table:formula="msoxl:=  IF(SUM(L20:L35)=0,&quot;-&quot;,SUM(L20:L35))" table:style-name="ce52">
            <text:p>171,936<text:s/></text:p>
          </table:table-cell>
          <table:table-cell office:value-type="float" office:value="206.79519999999999" table:formula="msoxl:=  IF(SUM(M20:M35)=0,&quot;-&quot;,SUM(M20:M35))" table:style-name="ce52">
            <text:p>207<text:s/></text:p>
          </table:table-cell>
          <table:table-cell office:value-type="float" office:value="47828.846999999994" table:formula="msoxl:=  IF(SUM(N20:N35)=0,&quot;-&quot;,SUM(N20:N35))" table:style-name="ce52">
            <text:p>47,829<text:s/></text:p>
          </table:table-cell>
          <table:table-cell office:value-type="float" office:value="421.48099999999994" table:formula="msoxl:=  IF(SUM(O20:O35)=0,&quot;-&quot;,SUM(O20:O35))" table:style-name="ce52">
            <text:p>421<text:s/></text:p>
          </table:table-cell>
          <table:table-cell office:value-type="float" office:value="100834.75140999998" table:formula="msoxl:=  IF(SUM(P20:P35)=0,&quot;-&quot;,SUM(P20:P35))" table:style-name="ce52">
            <text:p>100,83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.1" table:style-name="ce55">
            <text:p>10<text:s/></text:p>
          </table:table-cell>
          <table:table-cell office:value-type="float" office:value="524.85" table:style-name="ce55">
            <text:p>52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142.15067999999999" table:style-name="ce55">
            <text:p>142<text:s/></text:p>
          </table:table-cell>
          <table:table-cell office:value-type="float" office:value="9330.4484499999999" table:style-name="ce55">
            <text:p>9,330<text:s/></text:p>
          </table:table-cell>
          <table:table-cell office:value-type="float" office:value="431.55500000000001" table:style-name="ce55">
            <text:p>432<text:s/></text:p>
          </table:table-cell>
          <table:table-cell office:value-type="float" office:value="21484.43" table:style-name="ce55">
            <text:p>21,484<text:s/></text:p>
          </table:table-cell>
          <table:table-cell office:value-type="float" office:value="313.44916999999998" table:style-name="ce55">
            <text:p>313<text:s/></text:p>
          </table:table-cell>
          <table:table-cell office:value-type="float" office:value="26283.654170000002" table:style-name="ce55">
            <text:p>26,284<text:s/></text:p>
          </table:table-cell>
          <table:table-cell office:value-type="float" office:value="178.07303999999999" table:style-name="ce55">
            <text:p>178<text:s/></text:p>
          </table:table-cell>
          <table:table-cell office:value-type="float" office:value="19233.45493" table:style-name="ce55">
            <text:p>19,233<text:s/></text:p>
          </table:table-cell>
          <table:table-cell office:value-type="float" office:value="443.71235999999999" table:style-name="ce55">
            <text:p>444<text:s/></text:p>
          </table:table-cell>
          <table:table-cell office:value-type="float" office:value="43238.954519999999" table:style-name="ce55">
            <text:p>43,239<text:s/></text:p>
          </table:table-cell>
          <table:table-cell office:value-type="float" office:value="60.344929999999998" table:style-name="ce55">
            <text:p>60<text:s/></text:p>
          </table:table-cell>
          <table:table-cell office:value-type="float" office:value="13219.160599999999" table:style-name="ce55">
            <text:p>13,219<text:s/></text:p>
          </table:table-cell>
          <table:table-cell office:value-type="float" office:value="355.27616999999998" table:style-name="ce55">
            <text:p>355<text:s/></text:p>
          </table:table-cell>
          <table:table-cell office:value-type="float" office:value="90202.23" table:style-name="ce55">
            <text:p>90,20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38.330640000000002" table:style-name="ce55">
            <text:p>38<text:s/></text:p>
          </table:table-cell>
          <table:table-cell office:value-type="float" office:value="2941.37806" table:style-name="ce55">
            <text:p>2,941<text:s/></text:p>
          </table:table-cell>
          <table:table-cell office:value-type="float" office:value="11.6968" table:style-name="ce55">
            <text:p>12<text:s/></text:p>
          </table:table-cell>
          <table:table-cell office:value-type="float" office:value="238.1448" table:style-name="ce55">
            <text:p>238<text:s/></text:p>
          </table:table-cell>
          <table:table-cell office:value-type="float" office:value="12.413270000000001" table:style-name="ce55">
            <text:p>12<text:s/></text:p>
          </table:table-cell>
          <table:table-cell office:value-type="float" office:value="1314.9798800000001" table:style-name="ce55">
            <text:p>1,315<text:s/></text:p>
          </table:table-cell>
          <table:table-cell office:value-type="float" office:value="47.9679" table:style-name="ce55">
            <text:p>48<text:s/></text:p>
          </table:table-cell>
          <table:table-cell office:value-type="float" office:value="5097.9195" table:style-name="ce55">
            <text:p>5,098<text:s/></text:p>
          </table:table-cell>
          <table:table-cell office:value-type="float" office:value="478.44324" table:style-name="ce55">
            <text:p>478<text:s/></text:p>
          </table:table-cell>
          <table:table-cell office:value-type="float" office:value="111020.91469000001" table:style-name="ce55">
            <text:p>111,021<text:s/></text:p>
          </table:table-cell>
          <table:table-cell office:value-type="float" office:value="55.203580000000002" table:style-name="ce55">
            <text:p>55<text:s/></text:p>
          </table:table-cell>
          <table:table-cell office:value-type="float" office:value="11810.36103" table:style-name="ce55">
            <text:p>11,810<text:s/></text:p>
          </table:table-cell>
          <table:table-cell office:value-type="float" office:value="60.892879999999998" table:style-name="ce55">
            <text:p>61<text:s/></text:p>
          </table:table-cell>
          <table:table-cell office:value-type="float" office:value="9353.52376" table:style-name="ce55">
            <text:p>9,35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float" office:value="3185.53658" table:style-name="ce55">
            <text:p>3,186<text:s/></text:p>
          </table:table-cell>
          <table:table-cell office:value-type="float" office:value="77233.098310000001" table:style-name="ce55">
            <text:p>77,233<text:s/></text:p>
          </table:table-cell>
          <table:table-cell office:value-type="float" office:value="3014.4437899999998" table:style-name="ce55">
            <text:p>3,014<text:s/></text:p>
          </table:table-cell>
          <table:table-cell office:value-type="float" office:value="68835.45491" table:style-name="ce55">
            <text:p>68,83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7647700000000004" table:style-name="ce55">
            <text:p>5<text:s/></text:p>
          </table:table-cell>
          <table:table-cell office:value-type="float" office:value="392.87036999999998" table:style-name="ce55">
            <text:p>393<text:s/></text:p>
          </table:table-cell>
          <table:table-cell office:value-type="float" office:value="60.5" table:style-name="ce55">
            <text:p>61<text:s/></text:p>
          </table:table-cell>
          <table:table-cell office:value-type="float" office:value="16637.5" table:style-name="ce55">
            <text:p>16,638<text:s/></text:p>
          </table:table-cell>
          <table:table-cell office:value-type="float" office:value="58.839300000000001" table:style-name="ce55">
            <text:p>59<text:s/></text:p>
          </table:table-cell>
          <table:table-cell office:value-type="float" office:value="14597.0483" table:style-name="ce55">
            <text:p>14,59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float" office:value="0.63824000000000003" table:style-name="ce55">
            <text:p>1<text:s/></text:p>
          </table:table-cell>
          <table:table-cell office:value-type="float" office:value="59.062899999999999" table:style-name="ce55">
            <text:p>5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5.01276" table:style-name="ce55">
            <text:p>15<text:s/></text:p>
          </table:table-cell>
          <table:table-cell office:value-type="float" office:value="677.81939" table:style-name="ce55">
            <text:p>678<text:s/></text:p>
          </table:table-cell>
          <table:table-cell office:value-type="float" office:value="28.498860000000001" table:style-name="ce55">
            <text:p>28<text:s/></text:p>
          </table:table-cell>
          <table:table-cell office:value-type="float" office:value="5185.7047000000002" table:style-name="ce55">
            <text:p>5,186<text:s/></text:p>
          </table:table-cell>
          <table:table-cell office:value-type="float" office:value="10.504379999999999" table:style-name="ce55">
            <text:p>11<text:s/></text:p>
          </table:table-cell>
          <table:table-cell office:value-type="float" office:value="1039.09321" table:style-name="ce55">
            <text:p>1,039<text:s/></text:p>
          </table:table-cell>
          <table:table-cell office:value-type="float" office:value="30.677389999999999" table:style-name="ce55">
            <text:p>31<text:s/></text:p>
          </table:table-cell>
          <table:table-cell office:value-type="float" office:value="7664.2470700000003" table:style-name="ce55">
            <text:p>7,664<text:s/></text:p>
          </table:table-cell>
          <table:table-cell office:value-type="float" office:value="1.3019499999999999" table:style-name="ce55">
            <text:p>1<text:s/></text:p>
          </table:table-cell>
          <table:table-cell office:value-type="float" office:value="401.79764999999998" table:style-name="ce55">
            <text:p>40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float" office:value="25.206890000000001" table:style-name="ce55">
            <text:p>25<text:s/></text:p>
          </table:table-cell>
          <table:table-cell office:value-type="float" office:value="3724.1704" table:style-name="ce55">
            <text:p>3,724<text:s/></text:p>
          </table:table-cell>
          <table:table-cell office:value-type="float" office:value="0.99199999999999999" table:style-name="ce55">
            <text:p>1<text:s/></text:p>
          </table:table-cell>
          <table:table-cell office:value-type="float" office:value="78.258880000000005" table:style-name="ce55">
            <text:p>7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4.851000000000001" table:style-name="ce55">
            <text:p>15<text:s/></text:p>
          </table:table-cell>
          <table:table-cell office:value-type="float" office:value="992.85092999999995" table:style-name="ce55">
            <text:p>99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73" table:style-name="ce55">
            <text:p>2<text:s/></text:p>
          </table:table-cell>
          <table:table-cell office:value-type="float" office:value="538.03" table:style-name="ce55">
            <text:p>538<text:s/></text:p>
          </table:table-cell>
          <table:table-cell office:value-type="float" office:value="3.95" table:style-name="ce55">
            <text:p>4<text:s/></text:p>
          </table:table-cell>
          <table:table-cell office:value-type="float" office:value="853.2" table:style-name="ce55">
            <text:p>85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0.06" table:style-name="ce57">
            <text:p>0<text:s/></text:p>
          </table:table-cell>
          <table:table-cell office:value-type="float" office:value="24" table:style-name="ce57">
            <text:p>24<text:s/>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279.95298000000003" table:formula="msoxl:=  IF(SUM(C37:C53)=0,&quot;-&quot;,SUM(C37:C53))" table:style-name="ce52">
            <text:p>280<text:s/></text:p>
          </table:table-cell>
          <table:table-cell office:value-type="float" office:value="23337.067999999999" table:formula="msoxl:=  IF(SUM(D37:D53)=0,&quot;-&quot;,SUM(D37:D53))" table:style-name="ce52">
            <text:p>23,337<text:s/></text:p>
          </table:table-cell>
          <table:table-cell office:value-type="float" office:value="250.15199999999999" table:formula="msoxl:=  IF(SUM(E37:E53)=0,&quot;-&quot;,SUM(E37:E53))" table:style-name="ce52">
            <text:p>250<text:s/></text:p>
          </table:table-cell>
          <table:table-cell office:value-type="float" office:value="12054.632369999999" table:formula="msoxl:=  IF(SUM(F37:F53)=0,&quot;-&quot;,SUM(F37:F53))" table:style-name="ce52">
            <text:p>12,055<text:s/></text:p>
          </table:table-cell>
          <table:table-cell office:value-type="float" office:value="77.591999999999999" table:formula="msoxl:=  IF(SUM(G37:G53)=0,&quot;-&quot;,SUM(G37:G53))" table:style-name="ce52">
            <text:p>78<text:s/></text:p>
          </table:table-cell>
          <table:table-cell office:value-type="float" office:value="7634.1973500000004" table:formula="msoxl:=  IF(SUM(H37:H53)=0,&quot;-&quot;,SUM(H37:H53))" table:style-name="ce52">
            <text:p>7,634<text:s/></text:p>
          </table:table-cell>
          <table:table-cell office:value-type="float" office:value="221.04921999999999" table:formula="msoxl:=  IF(SUM(I37:I53)=0,&quot;-&quot;,SUM(I37:I53))" table:style-name="ce52">
            <text:p>221<text:s/></text:p>
          </table:table-cell>
          <table:table-cell office:value-type="float" office:value="34810.802889999999" table:formula="msoxl:=  IF(SUM(J37:J53)=0,&quot;-&quot;,SUM(J37:J53))" table:style-name="ce52">
            <text:p>34,811<text:s/></text:p>
          </table:table-cell>
          <table:table-cell office:value-type="float" office:value="295.73973999999998" table:formula="msoxl:=  IF(SUM(K37:K53)=0,&quot;-&quot;,SUM(K37:K53))" table:style-name="ce52">
            <text:p>296<text:s/></text:p>
          </table:table-cell>
          <table:table-cell office:value-type="float" office:value="58269.474329999997" table:formula="msoxl:=  IF(SUM(L37:L53)=0,&quot;-&quot;,SUM(L37:L53))" table:style-name="ce52">
            <text:p>58,269<text:s/></text:p>
          </table:table-cell>
          <table:table-cell office:value-type="float" office:value="56.800319999999999" table:formula="msoxl:=  IF(SUM(M37:M53)=0,&quot;-&quot;,SUM(M37:M53))" table:style-name="ce52">
            <text:p>57<text:s/></text:p>
          </table:table-cell>
          <table:table-cell office:value-type="float" office:value="11603.3439" table:formula="msoxl:=  IF(SUM(N37:N53)=0,&quot;-&quot;,SUM(N37:N53))" table:style-name="ce52">
            <text:p>11,603<text:s/></text:p>
          </table:table-cell>
          <table:table-cell office:value-type="float" office:value="52.369030000000002" table:formula="msoxl:=  IF(SUM(O37:O53)=0,&quot;-&quot;,SUM(O37:O53))" table:style-name="ce52">
            <text:p>52<text:s/></text:p>
          </table:table-cell>
          <table:table-cell office:value-type="float" office:value="12118.587779999998" table:formula="msoxl:=  IF(SUM(P37:P53)=0,&quot;-&quot;,SUM(P37:P53))" table:style-name="ce52">
            <text:p>12,11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189.42519999999999" table:style-name="ce55">
            <text:p>189<text:s/></text:p>
          </table:table-cell>
          <table:table-cell office:value-type="float" office:value="13183.609200000001" table:style-name="ce55">
            <text:p>13,184<text:s/></text:p>
          </table:table-cell>
          <table:table-cell office:value-type="float" office:value="225.0634" table:style-name="ce55">
            <text:p>225<text:s/></text:p>
          </table:table-cell>
          <table:table-cell office:value-type="float" office:value="10472.93397" table:style-name="ce55">
            <text:p>10,473<text:s/></text:p>
          </table:table-cell>
          <table:table-cell office:value-type="float" office:value="10.178699999999999" table:style-name="ce55">
            <text:p>10<text:s/></text:p>
          </table:table-cell>
          <table:table-cell office:value-type="float" office:value="1425.0930000000001" table:style-name="ce55">
            <text:p>1,425<text:s/></text:p>
          </table:table-cell>
          <table:table-cell office:value-type="float" office:value="67.957520000000002" table:style-name="ce55">
            <text:p>68<text:s/></text:p>
          </table:table-cell>
          <table:table-cell office:value-type="float" office:value="12006.862709999999" table:style-name="ce55">
            <text:p>12,007<text:s/></text:p>
          </table:table-cell>
          <table:table-cell office:value-type="float" office:value="4.1420000000000003" table:style-name="ce55">
            <text:p>4<text:s/></text:p>
          </table:table-cell>
          <table:table-cell office:value-type="float" office:value="543.64200000000005" table:style-name="ce55">
            <text:p>544<text:s/></text:p>
          </table:table-cell>
          <table:table-cell office:value-type="float" office:value="7.9850199999999996" table:style-name="ce55">
            <text:p>8<text:s/></text:p>
          </table:table-cell>
          <table:table-cell office:value-type="float" office:value="1966.845" table:style-name="ce55">
            <text:p>1,967<text:s/></text:p>
          </table:table-cell>
          <table:table-cell office:value-type="float" office:value="4.2929000000000004" table:style-name="ce55">
            <text:p>4<text:s/></text:p>
          </table:table-cell>
          <table:table-cell office:value-type="float" office:value="1350.99" table:style-name="ce55">
            <text:p>1,35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float" office:value="0.18" table:style-name="ce55">
            <text:p>0<text:s/></text:p>
          </table:table-cell>
          <table:table-cell office:value-type="float" office:value="9.3239999999999998" table:style-name="ce55">
            <text:p>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3" table:style-name="ce55">
            <text:p>0<text:s/></text:p>
          </table:table-cell>
          <table:table-cell office:value-type="float" office:value="31.74" table:style-name="ce55">
            <text:p>32<text:s/></text:p>
          </table:table-cell>
          <table:table-cell office:value-type="float" office:value="9.2370000000000001" table:style-name="ce55">
            <text:p>9<text:s/></text:p>
          </table:table-cell>
          <table:table-cell office:value-type="float" office:value="1838.163" table:style-name="ce55">
            <text:p>1,83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" table:style-name="ce55">
            <text:p>1<text:s/></text:p>
          </table:table-cell>
          <table:table-cell office:value-type="float" office:value="160.69999999999999" table:style-name="ce55">
            <text:p>16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44.873100000000001" table:style-name="ce55">
            <text:p>45<text:s/></text:p>
          </table:table-cell>
          <table:table-cell office:value-type="float" office:value="2939.4859999999999" table:style-name="ce55">
            <text:p>2,939<text:s/></text:p>
          </table:table-cell>
          <table:table-cell office:value-type="float" office:value="25.0886" table:style-name="ce55">
            <text:p>25<text:s/></text:p>
          </table:table-cell>
          <table:table-cell office:value-type="float" office:value="1581.6984" table:style-name="ce55">
            <text:p>1,582<text:s/></text:p>
          </table:table-cell>
          <table:table-cell office:value-type="float" office:value="63.7712" table:style-name="ce55">
            <text:p>64<text:s/></text:p>
          </table:table-cell>
          <table:table-cell office:value-type="float" office:value="5339.9160499999998" table:style-name="ce55">
            <text:p>5,340<text:s/></text:p>
          </table:table-cell>
          <table:table-cell office:value-type="float" office:value="115.9723" table:style-name="ce55">
            <text:p>116<text:s/></text:p>
          </table:table-cell>
          <table:table-cell office:value-type="float" office:value="17386.01052" table:style-name="ce55">
            <text:p>17,386<text:s/></text:p>
          </table:table-cell>
          <table:table-cell office:value-type="float" office:value="291.30401999999998" table:style-name="ce55">
            <text:p>291<text:s/></text:p>
          </table:table-cell>
          <table:table-cell office:value-type="float" office:value="57691.114629999996" table:style-name="ce55">
            <text:p>57,691<text:s/></text:p>
          </table:table-cell>
          <table:table-cell office:value-type="float" office:value="47.815300000000001" table:style-name="ce55">
            <text:p>48<text:s/></text:p>
          </table:table-cell>
          <table:table-cell office:value-type="float" office:value="9475.7988999999998" table:style-name="ce55">
            <text:p>9,476<text:s/></text:p>
          </table:table-cell>
          <table:table-cell office:value-type="float" office:value="40.143129999999999" table:style-name="ce55">
            <text:p>40<text:s/></text:p>
          </table:table-cell>
          <table:table-cell office:value-type="float" office:value="8538.4247799999994" table:style-name="ce55">
            <text:p>8,53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.5499999999999997E-2" table:style-name="ce55">
            <text:p>0<text:s/></text:p>
          </table:table-cell>
          <table:table-cell office:value-type="float" office:value="3.7559" table:style-name="ce55">
            <text:p>4<text:s/></text:p>
          </table:table-cell>
          <table:table-cell office:value-type="float" office:value="0.65229999999999999" table:style-name="ce55">
            <text:p>1<text:s/></text:p>
          </table:table-cell>
          <table:table-cell office:value-type="float" office:value="79.515370000000004" table:style-name="ce55">
            <text:p>80<text:s/></text:p>
          </table:table-cell>
          <table:table-cell office:value-type="float" office:value="0.29371999999999998" table:style-name="ce55">
            <text:p>0<text:s/></text:p>
          </table:table-cell>
          <table:table-cell office:value-type="float" office:value="34.717700000000001" table:style-name="ce55">
            <text:p>3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float" office:value="45.387830000000001" table:style-name="ce55">
            <text:p>45<text:s/></text:p>
          </table:table-cell>
          <table:table-cell office:value-type="float" office:value="7190.7528000000002" table:style-name="ce55">
            <text:p>7,19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.3066" table:style-name="ce55">
            <text:p>3<text:s/></text:p>
          </table:table-cell>
          <table:table-cell office:value-type="float" office:value="833.69240000000002" table:style-name="ce55">
            <text:p>834<text:s/></text:p>
          </table:table-cell>
          <table:table-cell office:value-type="float" office:value="17.139600000000002" table:style-name="ce55">
            <text:p>17<text:s/></text:p>
          </table:table-cell>
          <table:table-cell office:value-type="float" office:value="1388.4947400000001" table:style-name="ce55">
            <text:p>1,38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float" office:value="8.6849999999999997E-2" table:style-name="ce55">
            <text:p>0<text:s/></text:p>
          </table:table-cell>
          <table:table-cell office:value-type="float" office:value="13.896000000000001" table:style-name="ce55">
            <text:p>1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.0905" table:style-name="ce55">
            <text:p>10<text:s/></text:p>
          </table:table-cell>
          <table:table-cell office:value-type="float" office:value="2111.7565500000001" table:style-name="ce55">
            <text:p>2,11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.9329999999999998" table:style-name="ce55">
            <text:p>8<text:s/></text:p>
          </table:table-cell>
          <table:table-cell office:value-type="float" office:value="2229.1729999999998" table:style-name="ce55">
            <text:p>2,22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float" office:value="0.35" table:formula="msoxl:=  IF(SUM(K55:K57)=0,&quot;-&quot;,SUM(K55:K57))" table:style-name="ce52">
            <text:p>0<text:s/></text:p>
          </table:table-cell>
          <table:table-cell office:value-type="float" office:value="29.75" table:formula="msoxl:=  IF(SUM(L55:L57)=0,&quot;-&quot;,SUM(L55:L57))" table:style-name="ce52">
            <text:p>30<text:s/>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35" table:style-name="ce55">
            <text:p>0<text:s/></text:p>
          </table:table-cell>
          <table:table-cell office:value-type="float" office:value="29.75" table:style-name="ce55">
            <text:p>3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2">
            <text:p>-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2">
            <text:p>-</text:p>
          </table:table-cell>
          <table:table-cell office:value-type="float" office:value="545.65099999999995" table:formula="msoxl:=  IF(SUM(I63,I64,I65,I67)=0,IF(I66=0,&quot;-&quot;,I66),SUM(I63,I64,I65,I67))" table:style-name="ce52">
            <text:p>546<text:s/></text:p>
          </table:table-cell>
          <table:table-cell office:value-type="float" office:value="146125.084" table:formula="msoxl:=  IF(SUM(J63:J67)=0,&quot;-&quot;,SUM(J63:J67))" table:style-name="ce52">
            <text:p>146,125<text:s/></text:p>
          </table:table-cell>
          <table:table-cell office:value-type="float" office:value="1930.8782100000001" table:formula="msoxl:=  IF(SUM(K63,K64,K65,K67)=0,IF(K66=0,&quot;-&quot;,K66),SUM(K63,K64,K65,K67))" table:style-name="ce52">
            <text:p>1,931<text:s/></text:p>
          </table:table-cell>
          <table:table-cell office:value-type="float" office:value="134521.76850000001" table:formula="msoxl:=  IF(SUM(L63:L67)=0,&quot;-&quot;,SUM(L63:L67))" table:style-name="ce52">
            <text:p>134,522<text:s/>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45.65099999999995" table:style-name="ce55">
            <text:p>546<text:s/></text:p>
          </table:table-cell>
          <table:table-cell office:value-type="float" office:value="146125.084" table:style-name="ce55">
            <text:p>146,125<text:s/></text:p>
          </table:table-cell>
          <table:table-cell office:value-type="float" office:value="1106.66821" table:style-name="ce55">
            <text:p>1,107<text:s/></text:p>
          </table:table-cell>
          <table:table-cell office:value-type="float" office:value="78426.283500000005" table:style-name="ce55">
            <text:p>78,42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24.21" table:style-name="ce55">
            <text:p>824<text:s/></text:p>
          </table:table-cell>
          <table:table-cell office:value-type="float" office:value="56095.485000000001" table:style-name="ce55">
            <text:p>56,09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6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08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6" draw:style-name="a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table:style-name="ce27"/>
          <table:table-cell table:style-name="ce26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number-columns-spanned="2" table:number-rows-spanned="1" table:style-name="ce196"/>
          <table:covered-table-cell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197">
            <text:p>馬鮁科</text:p>
          </table:table-cell>
          <table:covered-table-cell/>
          <table:table-cell office:value-type="string" table:number-columns-spanned="2" table:number-rows-spanned="1" table:style-name="ce199">
            <text:p>飛魚卵</text:p>
          </table:table-cell>
          <table:covered-table-cell/>
          <table:table-cell office:value-type="string" table:number-columns-spanned="2" table:number-rows-spanned="1" table:style-name="ce199">
            <text:p>帶鰆科</text:p>
          </table:table-cell>
          <table:covered-table-cell/>
          <table:table-cell office:value-type="string" table:number-columns-spanned="2" table:number-rows-spanned="1" table:style-name="ce199">
            <text:p>帶魚屬</text:p>
          </table:table-cell>
          <table:covered-table-cell/>
          <table:table-cell office:value-type="string" table:number-columns-spanned="2" table:number-rows-spanned="1" table:style-name="ce199">
            <text:p>鬼頭刀</text:p>
          </table:table-cell>
          <table:covered-table-cell/>
          <table:table-cell office:value-type="string" table:number-columns-spanned="2" table:number-rows-spanned="1" table:style-name="ce199">
            <text:p>日本銀帶鯡</text:p>
          </table:table-cell>
          <table:covered-table-cell/>
          <table:table-cell office:value-type="string" table:number-columns-spanned="2" table:number-rows-spanned="1" table:style-name="ce199">
            <text:p>其他鯡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0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19">
            <text:p>40000</text:p>
          </table:table-cell>
          <table:covered-table-cell/>
          <table:table-cell office:value-type="string" table:number-columns-spanned="2" table:number-rows-spanned="1" table:style-name="ce212">
            <text:p>41001</text:p>
          </table:table-cell>
          <table:covered-table-cell/>
          <table:table-cell office:value-type="string" table:number-columns-spanned="2" table:number-rows-spanned="1" table:style-name="ce212">
            <text:p>46000</text:p>
          </table:table-cell>
          <table:covered-table-cell/>
          <table:table-cell office:value-type="string" table:number-columns-spanned="2" table:number-rows-spanned="1" table:style-name="ce181">
            <text:p>48000</text:p>
          </table:table-cell>
          <table:covered-table-cell/>
          <table:table-cell office:value-type="string" table:number-columns-spanned="2" table:number-rows-spanned="1" table:style-name="ce181">
            <text:p>49001</text:p>
          </table:table-cell>
          <table:covered-table-cell/>
          <table:table-cell office:value-type="string" table:number-columns-spanned="2" table:number-rows-spanned="1" table:style-name="ce181">
            <text:p>51003</text:p>
          </table:table-cell>
          <table:covered-table-cell/>
          <table:table-cell office:value-type="string" table:number-columns-spanned="2" table:number-rows-spanned="1" table:style-name="ce181">
            <text:p>51099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4856.4216900000001" table:formula="msoxl:=  IF(SUM(C11,C19,C36,C54,C58,C62)=0,&quot;-&quot;,SUM(C11,C19,C36,C54,C58,C62))" table:style-name="ce45">
            <text:p>4,856<text:s/></text:p>
          </table:table-cell>
          <table:table-cell office:value-type="float" office:value="1173738.64805" table:formula="msoxl:=  IF(SUM(D11,D19,D36,D54,D58,D62)=0,&quot;-&quot;,SUM(D11,D19,D36,D54,D58,D62))" table:style-name="ce45">
            <text:p>1,173,739<text:s/></text:p>
          </table:table-cell>
          <table:table-cell office:value-type="float" office:value="226.01499999999999" table:formula="msoxl:=  IF(SUM(E11,E19,E36,E54,E58,E62)=0,&quot;-&quot;,SUM(E11,E19,E36,E54,E58,E62))" table:style-name="ce45">
            <text:p>226<text:s/></text:p>
          </table:table-cell>
          <table:table-cell office:value-type="float" office:value="41550.195" table:formula="msoxl:=  IF(SUM(F11,F19,F36,F54,F58,F62)=0,&quot;-&quot;,SUM(F11,F19,F36,F54,F58,F62))" table:style-name="ce45">
            <text:p>41,550<text:s/></text:p>
          </table:table-cell>
          <table:table-cell office:value-type="float" office:value="8465.7863099999995" table:formula="msoxl:=  IF(SUM(G11,G19,G36,G54,G58,G62)=0,&quot;-&quot;,SUM(G11,G19,G36,G54,G58,G62))" table:style-name="ce45">
            <text:p>8,466<text:s/></text:p>
          </table:table-cell>
          <table:table-cell office:value-type="float" office:value="474160.39987000002" table:formula="msoxl:=  IF(SUM(H11,H19,H36,H54,H58,H62)=0,&quot;-&quot;,SUM(H11,H19,H36,H54,H58,H62))" table:style-name="ce45">
            <text:p>474,160<text:s/></text:p>
          </table:table-cell>
          <table:table-cell office:value-type="float" office:value="4106.56203" table:formula="msoxl:=  IF(SUM(I11,I19,I36,I54,I58,I62)=0,&quot;-&quot;,SUM(I11,I19,I36,I54,I58,I62))" table:style-name="ce45">
            <text:p>4,107<text:s/></text:p>
          </table:table-cell>
          <table:table-cell office:value-type="float" office:value="434079.62333000009" table:formula="msoxl:=  IF(SUM(J11,J19,J36,J54,J58,J62)=0,&quot;-&quot;,SUM(J11,J19,J36,J54,J58,J62))" table:style-name="ce45">
            <text:p>434,080<text:s/></text:p>
          </table:table-cell>
          <table:table-cell office:value-type="float" office:value="9206.3159500000002" table:formula="msoxl:=  IF(SUM(K11,K19,K36,K54,K58,K62)=0,&quot;-&quot;,SUM(K11,K19,K36,K54,K58,K62))" table:style-name="ce45">
            <text:p>9,206<text:s/></text:p>
          </table:table-cell>
          <table:table-cell office:value-type="float" office:value="660043.29643999995" table:formula="msoxl:=  IF(SUM(L11,L19,L36,L54,L58,L62)=0,&quot;-&quot;,SUM(L11,L19,L36,L54,L58,L62))" table:style-name="ce45">
            <text:p>660,043<text:s/></text:p>
          </table:table-cell>
          <table:table-cell office:value-type="float" office:value="218.11" table:formula="msoxl:=  IF(SUM(M11,M19,M36,M54,M58,M62)=0,&quot;-&quot;,SUM(M11,M19,M36,M54,M58,M62))" table:style-name="ce45">
            <text:p>218<text:s/></text:p>
          </table:table-cell>
          <table:table-cell office:value-type="float" office:value="19373.099999999999" table:formula="msoxl:=  IF(SUM(N11,N19,N36,N54,N58,N62)=0,&quot;-&quot;,SUM(N11,N19,N36,N54,N58,N62))" table:style-name="ce45">
            <text:p>19,373<text:s/></text:p>
          </table:table-cell>
          <table:table-cell office:value-type="float" office:value="1440.8924000000002" table:formula="msoxl:=  IF(SUM(O11,O19,O36,O54,O58,O62)=0,&quot;-&quot;,SUM(O11,O19,O36,O54,O58,O62))" table:style-name="ce45">
            <text:p>1,441<text:s/></text:p>
          </table:table-cell>
          <table:table-cell office:value-type="float" office:value="27555.227149999999" table:formula="msoxl:=  IF(SUM(P11,P19,P36,P54,P58,P62)=0,&quot;-&quot;,SUM(P11,P19,P36,P54,P58,P62))" table:style-name="ce45">
            <text:p>27,555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float" office:value="29.13" table:formula="msoxl:=  IF(SUM(C12:C18)=0,&quot;-&quot;,SUM(C12:C18))" table:style-name="ce52">
            <text:p>29<text:s/></text:p>
          </table:table-cell>
          <table:table-cell office:value-type="float" office:value="1214.721" table:formula="msoxl:=  IF(SUM(D12:D18)=0,&quot;-&quot;,SUM(D12:D18))" table:style-name="ce52">
            <text:p>1,215<text:s/>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52">
            <text:p>-</text:p>
          </table:table-cell>
          <table:table-cell office:value-type="float" office:value="8134.2132099999999" table:formula="msoxl:=  IF(SUM(G12:G18)=0,&quot;-&quot;,SUM(G12:G18))" table:style-name="ce52">
            <text:p>8,134<text:s/></text:p>
          </table:table-cell>
          <table:table-cell office:value-type="float" office:value="450433.29427000001" table:formula="msoxl:=  IF(SUM(H12:H18)=0,&quot;-&quot;,SUM(H12:H18))" table:style-name="ce52">
            <text:p>450,433<text:s/></text:p>
          </table:table-cell>
          <table:table-cell office:value-type="float" office:value="644.68899999999996" table:formula="msoxl:=  IF(SUM(I12:I18)=0,&quot;-&quot;,SUM(I12:I18))" table:style-name="ce52">
            <text:p>645<text:s/></text:p>
          </table:table-cell>
          <table:table-cell office:value-type="float" office:value="50553.534800000001" table:formula="msoxl:=  IF(SUM(J12:J18)=0,&quot;-&quot;,SUM(J12:J18))" table:style-name="ce52">
            <text:p>50,554<text:s/></text:p>
          </table:table-cell>
          <table:table-cell office:value-type="float" office:value="5103.8082000000004" table:formula="msoxl:=  IF(SUM(K12:K18)=0,&quot;-&quot;,SUM(K12:K18))" table:style-name="ce52">
            <text:p>5,104<text:s/></text:p>
          </table:table-cell>
          <table:table-cell office:value-type="float" office:value="382036.21613999997" table:formula="msoxl:=  IF(SUM(L12:L18)=0,&quot;-&quot;,SUM(L12:L18))" table:style-name="ce52">
            <text:p>382,036<text:s/>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52">
            <text:p>-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float" office:value="29.13" table:style-name="ce55">
            <text:p>29<text:s/></text:p>
          </table:table-cell>
          <table:table-cell office:value-type="float" office:value="1214.721" table:style-name="ce55">
            <text:p>1,21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44.40899999999999" table:style-name="ce55">
            <text:p>644<text:s/></text:p>
          </table:table-cell>
          <table:table-cell office:value-type="float" office:value="50546.534800000001" table:style-name="ce55">
            <text:p>50,54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134.2132099999999" table:style-name="ce55">
            <text:p>8,134<text:s/></text:p>
          </table:table-cell>
          <table:table-cell office:value-type="float" office:value="450433.29427000001" table:style-name="ce55">
            <text:p>450,433<text:s/></text:p>
          </table:table-cell>
          <table:table-cell office:value-type="float" office:value="0.28000000000000003" table:style-name="ce55">
            <text:p>0<text:s/></text:p>
          </table:table-cell>
          <table:table-cell office:value-type="float" office:value="7" table:style-name="ce55">
            <text:p>7<text:s/></text:p>
          </table:table-cell>
          <table:table-cell office:value-type="float" office:value="5103.8082000000004" table:style-name="ce55">
            <text:p>5,104<text:s/></text:p>
          </table:table-cell>
          <table:table-cell office:value-type="float" office:value="382036.21613999997" table:style-name="ce55">
            <text:p>382,03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259.98237999999998" table:formula="msoxl:=  IF(SUM(C20:C35)=0,&quot;-&quot;,SUM(C20:C35))" table:style-name="ce52">
            <text:p>260<text:s/></text:p>
          </table:table-cell>
          <table:table-cell office:value-type="float" office:value="47039.299900000005" table:formula="msoxl:=  IF(SUM(D20:D35)=0,&quot;-&quot;,SUM(D20:D35))" table:style-name="ce52">
            <text:p>47,039<text:s/></text:p>
          </table:table-cell>
          <table:table-cell office:value-type="float" office:value="226.01499999999999" table:formula="msoxl:=  IF(SUM(E20:E35)=0,&quot;-&quot;,SUM(E20:E35))" table:style-name="ce52">
            <text:p>226<text:s/></text:p>
          </table:table-cell>
          <table:table-cell office:value-type="float" office:value="41550.195" table:formula="msoxl:=  IF(SUM(F20:F35)=0,&quot;-&quot;,SUM(F20:F35))" table:style-name="ce52">
            <text:p>41,550<text:s/></text:p>
          </table:table-cell>
          <table:table-cell office:value-type="float" office:value="325.464" table:formula="msoxl:=  IF(SUM(G20:G35)=0,&quot;-&quot;,SUM(G20:G35))" table:style-name="ce52">
            <text:p>325<text:s/></text:p>
          </table:table-cell>
          <table:table-cell office:value-type="float" office:value="23239.34388" table:formula="msoxl:=  IF(SUM(H20:H35)=0,&quot;-&quot;,SUM(H20:H35))" table:style-name="ce52">
            <text:p>23,239<text:s/></text:p>
          </table:table-cell>
          <table:table-cell office:value-type="float" office:value="2286.1932100000004" table:formula="msoxl:=  IF(SUM(I20:I35)=0,&quot;-&quot;,SUM(I20:I35))" table:style-name="ce52">
            <text:p>2,286<text:s/></text:p>
          </table:table-cell>
          <table:table-cell office:value-type="float" office:value="220123.25096000003" table:formula="msoxl:=  IF(SUM(J20:J35)=0,&quot;-&quot;,SUM(J20:J35))" table:style-name="ce52">
            <text:p>220,123<text:s/></text:p>
          </table:table-cell>
          <table:table-cell office:value-type="float" office:value="3463.4068000000007" table:formula="msoxl:=  IF(SUM(K20:K35)=0,&quot;-&quot;,SUM(K20:K35))" table:style-name="ce52">
            <text:p>3,463<text:s/></text:p>
          </table:table-cell>
          <table:table-cell office:value-type="float" office:value="238866.53664999999" table:formula="msoxl:=  IF(SUM(L20:L35)=0,&quot;-&quot;,SUM(L20:L35))" table:style-name="ce52">
            <text:p>238,867<text:s/></text:p>
          </table:table-cell>
          <table:table-cell office:value-type="float" office:value="214.9" table:formula="msoxl:=  IF(SUM(M20:M35)=0,&quot;-&quot;,SUM(M20:M35))" table:style-name="ce52">
            <text:p>215<text:s/></text:p>
          </table:table-cell>
          <table:table-cell office:value-type="float" office:value="19341" table:formula="msoxl:=  IF(SUM(N20:N35)=0,&quot;-&quot;,SUM(N20:N35))" table:style-name="ce52">
            <text:p>19,341<text:s/></text:p>
          </table:table-cell>
          <table:table-cell office:value-type="float" office:value="1278.7211000000002" table:formula="msoxl:=  IF(SUM(O20:O35)=0,&quot;-&quot;,SUM(O20:O35))" table:style-name="ce52">
            <text:p>1,279<text:s/></text:p>
          </table:table-cell>
          <table:table-cell office:value-type="float" office:value="13893.60715" table:formula="msoxl:=  IF(SUM(P20:P35)=0,&quot;-&quot;,SUM(P20:P35))" table:style-name="ce52">
            <text:p>13,89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float" office:value="4.6643100000000004" table:style-name="ce59">
            <text:p>5<text:s/></text:p>
          </table:table-cell>
          <table:table-cell office:value-type="float" office:value="244.87624" table:style-name="ce59">
            <text:p>245<text:s/>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14.9" table:style-name="ce55">
            <text:p>215<text:s/></text:p>
          </table:table-cell>
          <table:table-cell office:value-type="float" office:value="19341" table:style-name="ce55">
            <text:p>19,341<text:s/></text:p>
          </table:table-cell>
          <table:table-cell office:value-type="float" office:value="805.5" table:style-name="ce55">
            <text:p>806<text:s/></text:p>
          </table:table-cell>
          <table:table-cell office:value-type="float" office:value="6282.9" table:style-name="ce55">
            <text:p>6,28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202.08425" table:style-name="ce55">
            <text:p>202<text:s/></text:p>
          </table:table-cell>
          <table:table-cell office:value-type="float" office:value="32746.716049999999" table:style-name="ce55">
            <text:p>32,74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77.0509400000001" table:style-name="ce55">
            <text:p>1,077<text:s/></text:p>
          </table:table-cell>
          <table:table-cell office:value-type="float" office:value="95420.170840000006" table:style-name="ce55">
            <text:p>95,420<text:s/></text:p>
          </table:table-cell>
          <table:table-cell office:value-type="float" office:value="42.091549999999998" table:style-name="ce55">
            <text:p>42<text:s/></text:p>
          </table:table-cell>
          <table:table-cell office:value-type="float" office:value="3577.5179400000002" table:style-name="ce55">
            <text:p>3,57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.4336599999999997" table:style-name="ce55">
            <text:p>8<text:s/></text:p>
          </table:table-cell>
          <table:table-cell office:value-type="float" office:value="913.85708999999997" table:style-name="ce55">
            <text:p>91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47.151319999999998" table:style-name="ce55">
            <text:p>47<text:s/></text:p>
          </table:table-cell>
          <table:table-cell office:value-type="float" office:value="11315.74179" table:style-name="ce55">
            <text:p>11,31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96.27885000000001" table:style-name="ce55">
            <text:p>196<text:s/></text:p>
          </table:table-cell>
          <table:table-cell office:value-type="float" office:value="20539.902620000001" table:style-name="ce55">
            <text:p>20,540<text:s/></text:p>
          </table:table-cell>
          <table:table-cell office:value-type="float" office:value="50.855449999999998" table:style-name="ce55">
            <text:p>51<text:s/></text:p>
          </table:table-cell>
          <table:table-cell office:value-type="float" office:value="2370.6778199999999" table:style-name="ce55">
            <text:p>2,37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.4274399999999998" table:style-name="ce55">
            <text:p>6<text:s/></text:p>
          </table:table-cell>
          <table:table-cell office:value-type="float" office:value="654.92205999999999" table:style-name="ce55">
            <text:p>65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09.66045000000003" table:style-name="ce55">
            <text:p>510<text:s/></text:p>
          </table:table-cell>
          <table:table-cell office:value-type="float" office:value="20166.89243" table:style-name="ce55">
            <text:p>20,16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58.36" table:style-name="ce55">
            <text:p>458<text:s/></text:p>
          </table:table-cell>
          <table:table-cell office:value-type="float" office:value="6041.9279999999999" table:style-name="ce55">
            <text:p>6,04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float" office:value="2.4E-2" table:style-name="ce55">
            <text:p>0<text:s/></text:p>
          </table:table-cell>
          <table:table-cell office:value-type="float" office:value="1.3752" table:style-name="ce55">
            <text:p>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25.464" table:style-name="ce55">
            <text:p>325<text:s/></text:p>
          </table:table-cell>
          <table:table-cell office:value-type="float" office:value="23239.34388" table:style-name="ce55">
            <text:p>23,23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082.6098000000002" table:style-name="ce55">
            <text:p>3,083<text:s/></text:p>
          </table:table-cell>
          <table:table-cell office:value-type="float" office:value="218032.99791999999" table:style-name="ce55">
            <text:p>218,03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float" office:value="4.01281" table:style-name="ce55">
            <text:p>4<text:s/></text:p>
          </table:table-cell>
          <table:table-cell office:value-type="float" office:value="841.68686000000002" table:style-name="ce55">
            <text:p>84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3.593139999999998" table:style-name="ce55">
            <text:p>34<text:s/></text:p>
          </table:table-cell>
          <table:table-cell office:value-type="float" office:value="2770.0779699999998" table:style-name="ce55">
            <text:p>2,770<text:s/></text:p>
          </table:table-cell>
          <table:table-cell office:value-type="float" office:value="272.52938" table:style-name="ce55">
            <text:p>273<text:s/></text:p>
          </table:table-cell>
          <table:table-cell office:value-type="float" office:value="13995.81625" table:style-name="ce55">
            <text:p>13,99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.992" table:style-name="ce55">
            <text:p>6<text:s/></text:p>
          </table:table-cell>
          <table:table-cell office:value-type="float" office:value="399.77424000000002" table:style-name="ce55">
            <text:p>40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float" office:value="6.71" table:style-name="ce55">
            <text:p>7<text:s/></text:p>
          </table:table-cell>
          <table:table-cell office:value-type="float" office:value="2133.7800000000002" table:style-name="ce55">
            <text:p>2,13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68.42383000000001" table:style-name="ce55">
            <text:p>468<text:s/></text:p>
          </table:table-cell>
          <table:table-cell office:value-type="float" office:value="81212.212299999999" table:style-name="ce55">
            <text:p>81,212<text:s/></text:p>
          </table:table-cell>
          <table:table-cell office:value-type="float" office:value="4.6643100000000004" table:style-name="ce55">
            <text:p>5<text:s/></text:p>
          </table:table-cell>
          <table:table-cell office:value-type="float" office:value="244.87624" table:style-name="ce55">
            <text:p>24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26.01499999999999" table:style-name="ce55">
            <text:p>226<text:s/></text:p>
          </table:table-cell>
          <table:table-cell office:value-type="float" office:value="41550.195" table:style-name="ce55">
            <text:p>41,55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.1859999999999999" table:style-name="ce57">
            <text:p>1<text:s/></text:p>
          </table:table-cell>
          <table:table-cell office:value-type="float" office:value="13.9948" table:style-name="ce57">
            <text:p>14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263.91230999999999" table:formula="msoxl:=  IF(SUM(C37:C53)=0,&quot;-&quot;,SUM(C37:C53))" table:style-name="ce52">
            <text:p>264<text:s/></text:p>
          </table:table-cell>
          <table:table-cell office:value-type="float" office:value="97201.099150000009" table:formula="msoxl:=  IF(SUM(D37:D53)=0,&quot;-&quot;,SUM(D37:D53))" table:style-name="ce52">
            <text:p>97,201<text:s/></text:p>
          </table:table-cell>
          <table:table-cell office:value-type="string" office:string-value="-" table:formula="msoxl:=  IF(SUM(E37:E53)=0,&quot;-&quot;,SUM(E37:E53))" table:style-name="ce52">
            <text:p>-</text:p>
          </table:table-cell>
          <table:table-cell office:value-type="string" office:string-value="-" table:formula="msoxl:=  IF(SUM(F37:F53)=0,&quot;-&quot;,SUM(F37:F53))" table:style-name="ce52">
            <text:p>-</text:p>
          </table:table-cell>
          <table:table-cell office:value-type="float" office:value="6.1090999999999998" table:formula="msoxl:=  IF(SUM(G37:G53)=0,&quot;-&quot;,SUM(G37:G53))" table:style-name="ce52">
            <text:p>6<text:s/></text:p>
          </table:table-cell>
          <table:table-cell office:value-type="float" office:value="487.76171999999997" table:formula="msoxl:=  IF(SUM(H37:H53)=0,&quot;-&quot;,SUM(H37:H53))" table:style-name="ce52">
            <text:p>488<text:s/></text:p>
          </table:table-cell>
          <table:table-cell office:value-type="float" office:value="1175.6798200000001" table:formula="msoxl:=  IF(SUM(I37:I53)=0,&quot;-&quot;,SUM(I37:I53))" table:style-name="ce52">
            <text:p>1,176<text:s/></text:p>
          </table:table-cell>
          <table:table-cell office:value-type="float" office:value="163402.83757" table:formula="msoxl:=  IF(SUM(J37:J53)=0,&quot;-&quot;,SUM(J37:J53))" table:style-name="ce52">
            <text:p>163,403<text:s/></text:p>
          </table:table-cell>
          <table:table-cell office:value-type="float" office:value="639.1009499999999" table:formula="msoxl:=  IF(SUM(K37:K53)=0,&quot;-&quot;,SUM(K37:K53))" table:style-name="ce52">
            <text:p>639<text:s/></text:p>
          </table:table-cell>
          <table:table-cell office:value-type="float" office:value="39140.54365" table:formula="msoxl:=  IF(SUM(L37:L53)=0,&quot;-&quot;,SUM(L37:L53))" table:style-name="ce52">
            <text:p>39,141<text:s/></text:p>
          </table:table-cell>
          <table:table-cell office:value-type="float" office:value="3.21" table:formula="msoxl:=  IF(SUM(M37:M53)=0,&quot;-&quot;,SUM(M37:M53))" table:style-name="ce52">
            <text:p>3<text:s/></text:p>
          </table:table-cell>
          <table:table-cell office:value-type="float" office:value="32.1" table:formula="msoxl:=  IF(SUM(N37:N53)=0,&quot;-&quot;,SUM(N37:N53))" table:style-name="ce52">
            <text:p>32<text:s/></text:p>
          </table:table-cell>
          <table:table-cell office:value-type="float" office:value="162.1713" table:formula="msoxl:=  IF(SUM(O37:O53)=0,&quot;-&quot;,SUM(O37:O53))" table:style-name="ce52">
            <text:p>162<text:s/></text:p>
          </table:table-cell>
          <table:table-cell office:value-type="float" office:value="13661.619999999999" table:formula="msoxl:=  IF(SUM(P37:P53)=0,&quot;-&quot;,SUM(P37:P53))" table:style-name="ce52">
            <text:p>13,66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1.2476" table:style-name="ce55">
            <text:p>1<text:s/></text:p>
          </table:table-cell>
          <table:table-cell office:value-type="float" office:value="424.43279999999999" table:style-name="ce55">
            <text:p>42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32190000000000002" table:style-name="ce55">
            <text:p>0<text:s/></text:p>
          </table:table-cell>
          <table:table-cell office:value-type="float" office:value="25.681999999999999" table:style-name="ce55">
            <text:p>26<text:s/></text:p>
          </table:table-cell>
          <table:table-cell office:value-type="float" office:value="348.13837000000001" table:style-name="ce55">
            <text:p>348<text:s/></text:p>
          </table:table-cell>
          <table:table-cell office:value-type="float" office:value="30275.574850000001" table:style-name="ce55">
            <text:p>30,276<text:s/></text:p>
          </table:table-cell>
          <table:table-cell office:value-type="float" office:value="466.55295000000001" table:style-name="ce55">
            <text:p>467<text:s/></text:p>
          </table:table-cell>
          <table:table-cell office:value-type="float" office:value="26680.09635" table:style-name="ce55">
            <text:p>26,68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15809999999999999" table:style-name="ce55">
            <text:p>0<text:s/></text:p>
          </table:table-cell>
          <table:table-cell office:value-type="float" office:value="7.9335000000000004" table:style-name="ce55">
            <text:p>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4.904" table:style-name="ce55">
            <text:p>25<text:s/></text:p>
          </table:table-cell>
          <table:table-cell office:value-type="float" office:value="1817.992" table:style-name="ce55">
            <text:p>1,81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254.04521" table:style-name="ce55">
            <text:p>254<text:s/></text:p>
          </table:table-cell>
          <table:table-cell office:value-type="float" office:value="94034.606350000002" table:style-name="ce55">
            <text:p>94,03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9401999999999999" table:style-name="ce55">
            <text:p>3<text:s/></text:p>
          </table:table-cell>
          <table:table-cell office:value-type="float" office:value="234.31971999999999" table:style-name="ce55">
            <text:p>234<text:s/></text:p>
          </table:table-cell>
          <table:table-cell office:value-type="float" office:value="306.68268" table:style-name="ce55">
            <text:p>307<text:s/></text:p>
          </table:table-cell>
          <table:table-cell office:value-type="float" office:value="40025.214919999999" table:style-name="ce55">
            <text:p>40,025<text:s/></text:p>
          </table:table-cell>
          <table:table-cell office:value-type="float" office:value="167.233" table:style-name="ce55">
            <text:p>167<text:s/></text:p>
          </table:table-cell>
          <table:table-cell office:value-type="float" office:value="11960.4683" table:style-name="ce55">
            <text:p>11,960<text:s/></text:p>
          </table:table-cell>
          <table:table-cell office:value-type="float" office:value="3.21" table:style-name="ce55">
            <text:p>3<text:s/></text:p>
          </table:table-cell>
          <table:table-cell office:value-type="float" office:value="32.1" table:style-name="ce55">
            <text:p>32<text:s/></text:p>
          </table:table-cell>
          <table:table-cell office:value-type="float" office:value="128.4102" table:style-name="ce55">
            <text:p>128<text:s/></text:p>
          </table:table-cell>
          <table:table-cell office:value-type="float" office:value="9621.3264999999992" table:style-name="ce55">
            <text:p>9,62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float" office:value="0.2" table:style-name="ce55">
            <text:p>0<text:s/></text:p>
          </table:table-cell>
          <table:table-cell office:value-type="float" office:value="11.46" table:style-name="ce55">
            <text:p>1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.7500000000000003E-2" table:style-name="ce55">
            <text:p>0<text:s/></text:p>
          </table:table-cell>
          <table:table-cell office:value-type="float" office:value="7.8975" table:style-name="ce55">
            <text:p>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3.603000000000002" table:style-name="ce55">
            <text:p>34<text:s/></text:p>
          </table:table-cell>
          <table:table-cell office:value-type="float" office:value="4032.36" table:style-name="ce55">
            <text:p>4,03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float" office:value="8.4194999999999993" table:style-name="ce55">
            <text:p>8<text:s/></text:p>
          </table:table-cell>
          <table:table-cell office:value-type="float" office:value="2730.6" table:style-name="ce55">
            <text:p>2,73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147" table:style-name="ce55">
            <text:p>1<text:s/></text:p>
          </table:table-cell>
          <table:table-cell office:value-type="float" office:value="91.76" table:style-name="ce55">
            <text:p>92<text:s/></text:p>
          </table:table-cell>
          <table:table-cell office:value-type="float" office:value="349.85073999999997" table:style-name="ce55">
            <text:p>350<text:s/></text:p>
          </table:table-cell>
          <table:table-cell office:value-type="float" office:value="64097.050900000002" table:style-name="ce55">
            <text:p>64,09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7" table:style-name="ce55">
            <text:p>2<text:s/></text:p>
          </table:table-cell>
          <table:table-cell office:value-type="float" office:value="136" table:style-name="ce55">
            <text:p>136<text:s/></text:p>
          </table:table-cell>
          <table:table-cell office:value-type="float" office:value="48.866529999999997" table:style-name="ce55">
            <text:p>49<text:s/></text:p>
          </table:table-cell>
          <table:table-cell office:value-type="float" office:value="7751.1073999999999" table:style-name="ce55">
            <text:p>7,751<text:s/></text:p>
          </table:table-cell>
          <table:table-cell office:value-type="float" office:value="0.66500000000000004" table:style-name="ce55">
            <text:p>1<text:s/></text:p>
          </table:table-cell>
          <table:table-cell office:value-type="float" office:value="34.978999999999999" table:style-name="ce55">
            <text:p>3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6500000000000004" table:style-name="ce55">
            <text:p>5<text:s/></text:p>
          </table:table-cell>
          <table:table-cell office:value-type="float" office:value="465" table:style-name="ce55">
            <text:p>46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7.14" table:style-name="ce55">
            <text:p>97<text:s/></text:p>
          </table:table-cell>
          <table:table-cell office:value-type="float" office:value="19428" table:style-name="ce55">
            <text:p>19,42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4303.3969999999999" table:formula="msoxl:=  IF(SUM(C63,C64,C65,C67)=0,IF(C66=0,&quot;-&quot;,C66),SUM(C63,C64,C65,C67))" table:style-name="ce52">
            <text:p>4,303<text:s/></text:p>
          </table:table-cell>
          <table:table-cell office:value-type="float" office:value="1028283.528" table:formula="msoxl:=  IF(SUM(D63:D67)=0,&quot;-&quot;,SUM(D63:D67))" table:style-name="ce52">
            <text:p>1,028,284<text:s/>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2">
            <text:p>-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2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52">
            <text:p>-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float" office:value="4303.3969999999999" table:style-name="ce55">
            <text:p>4,303<text:s/></text:p>
          </table:table-cell>
          <table:table-cell office:value-type="float" office:value="1028283.528" table:style-name="ce55">
            <text:p>1,028,28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7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6" table:number-columns-repeated="16367" table:default-cell-style-name="ce28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28"/>
          <table:table-cell office:value-type="string" table:style-name="ce29">
            <text:p>單位：</text:p>
          </table:table-cell>
          <table:table-cell office:value-type="string" table:style-name="ce30">
            <text:p>產量：公噸, 千尾(觀賞魚)</text:p>
          </table:table-cell>
          <table:table-cell table:style-name="ce28"/>
          <table:table-cell table:number-columns-repeated="2" table:style-name="ce30"/>
          <table:table-cell table:number-columns-repeated="2" table:style-name="ce28"/>
          <table:table-cell office:value-type="string" table:style-name="ce29">
            <text:p>Unit：</text:p>
          </table:table-cell>
          <table:table-cell office:value-type="string" table:style-name="ce30">
            <text:p>Quantity：M.T.; 1000Pcs. by ornamental fish</text:p>
          </table:table-cell>
          <table:table-cell table:number-columns-repeated="16371" table:style-name="ce28"/>
        </table:table-row>
        <table:table-row table:style-name="ro2">
          <table:table-cell table:style-name="ce28"/>
          <table:table-cell office:value-type="string" table:number-columns-spanned="3" table:number-rows-spanned="1" table:style-name="ce15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28"/>
          <table:table-cell office:value-type="string" table:style-name="ce31">
            <text:p>價值：新臺幣千元</text:p>
          </table:table-cell>
          <table:table-cell table:style-name="ce28"/>
          <table:table-cell table:style-name="ce31"/>
          <table:table-cell office:value-type="string" table:style-name="ce31">
            <text:p>(1) By type of fisheries by species(Continued)</text:p>
          </table:table-cell>
          <table:table-cell table:number-columns-repeated="3" table:style-name="ce28"/>
          <table:table-cell office:value-type="string" table:style-name="ce32">
            <text:p>Value：Thousand NT $</text:p>
          </table:table-cell>
          <table:table-cell table:number-columns-repeated="16371" table:style-name="ce28"/>
        </table:table-row>
        <table:table-row table:style-name="ro3">
          <table:table-cell table:style-name="ce33"/>
          <table:table-cell office:value-type="string" table:number-columns-spanned="1" table:number-rows-spanned="3" table:style-name="ce221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7" draw:style-name="a7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18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4"/>
          <table:covered-table-cell/>
          <table:table-cell table:style-name="ce42"/>
          <table:table-cell table:style-name="ce36"/>
          <table:table-cell table:style-name="ce35"/>
          <table:table-cell table:style-name="ce36"/>
          <table:table-cell office:value-type="string" table:number-columns-spanned="10" table:number-rows-spanned="1" table:style-name="ce218">
            <text:p>鯖 <text:s text:c="5"/>科</text:p>
          </table:table-cell>
          <table:covered-table-cell table:number-columns-repeated="9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2" table:number-rows-spanned="1" table:style-name="ce222">
            <text:p>鱙仔</text:p>
          </table:table-cell>
          <table:covered-table-cell/>
          <table:table-cell office:value-type="string" table:number-columns-spanned="2" table:number-rows-spanned="1" table:style-name="ce214">
            <text:p>魩仔</text:p>
          </table:table-cell>
          <table:covered-table-cell/>
          <table:table-cell office:value-type="string" table:number-columns-spanned="2" table:number-rows-spanned="1" table:style-name="ce198">
            <text:p>小計</text:p>
          </table:table-cell>
          <table:covered-table-cell/>
          <table:table-cell office:value-type="string" table:number-columns-spanned="2" table:number-rows-spanned="1" table:style-name="ce213">
            <text:p>花腹鯖</text:p>
          </table:table-cell>
          <table:covered-table-cell/>
          <table:table-cell office:value-type="string" table:number-columns-spanned="2" table:number-rows-spanned="1" table:style-name="ce213">
            <text:p>正鰹</text:p>
          </table:table-cell>
          <table:covered-table-cell/>
          <table:table-cell office:value-type="string" table:number-columns-spanned="2" table:number-rows-spanned="1" table:style-name="ce213">
            <text:p>扁花鰹</text:p>
          </table:table-cell>
          <table:covered-table-cell/>
          <table:table-cell office:value-type="string" table:number-columns-spanned="2" table:number-rows-spanned="1" table:style-name="ce213">
            <text:p>圓花鰹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代碼</text:p>
          </table:table-cell>
          <table:table-cell office:value-type="string" table:number-columns-spanned="1" table:number-rows-spanned="3" table:style-name="ce220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84">
            <text:p>52001</text:p>
          </table:table-cell>
          <table:covered-table-cell/>
          <table:table-cell office:value-type="string" table:number-columns-spanned="2" table:number-rows-spanned="1" table:style-name="ce181">
            <text:p>52002</text:p>
          </table:table-cell>
          <table:covered-table-cell/>
          <table:table-cell office:value-type="string" table:number-columns-spanned="2" table:number-rows-spanned="1" table:style-name="ce181">
            <text:p>Sub Total</text:p>
          </table:table-cell>
          <table:covered-table-cell/>
          <table:table-cell office:value-type="string" table:number-columns-spanned="2" table:number-rows-spanned="1" table:style-name="ce212">
            <text:p>53001</text:p>
          </table:table-cell>
          <table:covered-table-cell/>
          <table:table-cell office:value-type="string" table:number-columns-spanned="2" table:number-rows-spanned="1" table:style-name="ce212">
            <text:p>53101</text:p>
          </table:table-cell>
          <table:covered-table-cell/>
          <table:table-cell office:value-type="string" table:number-columns-spanned="2" table:number-rows-spanned="1" table:style-name="ce212">
            <text:p>53102</text:p>
          </table:table-cell>
          <table:covered-table-cell/>
          <table:table-cell office:value-type="string" table:number-columns-spanned="2" table:number-rows-spanned="1" table:style-name="ce212">
            <text:p>53103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Code</text:p>
          </table:table-cell>
          <table:covered-table-cell/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table:number-columns-repeated="16368"/>
        </table:table-row>
        <table:table-row table:style-name="ro3">
          <table:table-cell table:style-name="ce40"/>
          <table:covered-table-cell/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148.95670000000001" table:formula="msoxl:=  IF(SUM(C11,C19,C36,C54,C58,C62)=0,&quot;-&quot;,SUM(C11,C19,C36,C54,C58,C62))" table:style-name="ce45">
            <text:p>149<text:s/></text:p>
          </table:table-cell>
          <table:table-cell office:value-type="float" office:value="17623.422900000001" table:formula="msoxl:=  IF(SUM(D11,D19,D36,D54,D58,D62)=0,&quot;-&quot;,SUM(D11,D19,D36,D54,D58,D62))" table:style-name="ce45">
            <text:p>17,623<text:s/></text:p>
          </table:table-cell>
          <table:table-cell office:value-type="float" office:value="675.99670000000003" table:formula="msoxl:=  IF(SUM(E11,E19,E36,E54,E58,E62)=0,&quot;-&quot;,SUM(E11,E19,E36,E54,E58,E62))" table:style-name="ce45">
            <text:p>676<text:s/></text:p>
          </table:table-cell>
          <table:table-cell office:value-type="float" office:value="113669.72156000001" table:formula="msoxl:=  IF(SUM(F11,F19,F36,F54,F58,F62)=0,&quot;-&quot;,SUM(F11,F19,F36,F54,F58,F62))" table:style-name="ce45">
            <text:p>113,670<text:s/></text:p>
          </table:table-cell>
          <table:table-cell office:value-type="float" office:value="397326.02908000001" table:formula="msoxl:=  IF(SUM(G11,G19,G36,G54,G58,G62)=0,&quot;-&quot;,SUM(G11,G19,G36,G54,G58,G62))" table:style-name="ce45">
            <text:p>397,326<text:s/></text:p>
          </table:table-cell>
          <table:table-cell office:value-type="float" office:value="26593320.081700001" table:formula="msoxl:=  IF(SUM(H11,H19,H36,H54,H58,H62)=0,&quot;-&quot;,SUM(H11,H19,H36,H54,H58,H62))" table:style-name="ce45">
            <text:p>26,593,320<text:s/></text:p>
          </table:table-cell>
          <table:table-cell office:value-type="float" office:value="63194.686409999995" table:formula="msoxl:=  IF(SUM(I11,I19,I36,I54,I58,I62)=0,&quot;-&quot;,SUM(I11,I19,I36,I54,I58,I62))" table:style-name="ce45">
            <text:p>63,195<text:s/></text:p>
          </table:table-cell>
          <table:table-cell office:value-type="float" office:value="2430036.6317799999" table:formula="msoxl:=  IF(SUM(J11,J19,J36,J54,J58,J62)=0,&quot;-&quot;,SUM(J11,J19,J36,J54,J58,J62))" table:style-name="ce45">
            <text:p>2,430,037<text:s/></text:p>
          </table:table-cell>
          <table:table-cell office:value-type="float" office:value="165590.46083999999" table:formula="msoxl:=  IF(SUM(K11,K19,K36,K54,K58,K62)=0,&quot;-&quot;,SUM(K11,K19,K36,K54,K58,K62))" table:style-name="ce45">
            <text:p>165,590<text:s/></text:p>
          </table:table-cell>
          <table:table-cell office:value-type="float" office:value="4496805.4655500008" table:formula="msoxl:=  IF(SUM(L11,L19,L36,L54,L58,L62)=0,&quot;-&quot;,SUM(L11,L19,L36,L54,L58,L62))" table:style-name="ce45">
            <text:p>4,496,805<text:s/></text:p>
          </table:table-cell>
          <table:table-cell office:value-type="float" office:value="953.58752000000004" table:formula="msoxl:=  IF(SUM(M11,M19,M36,M54,M58,M62)=0,&quot;-&quot;,SUM(M11,M19,M36,M54,M58,M62))" table:style-name="ce45">
            <text:p>954<text:s/></text:p>
          </table:table-cell>
          <table:table-cell office:value-type="float" office:value="54940.137339999994" table:formula="msoxl:=  IF(SUM(N11,N19,N36,N54,N58,N62)=0,&quot;-&quot;,SUM(N11,N19,N36,N54,N58,N62))" table:style-name="ce45">
            <text:p>54,940<text:s/></text:p>
          </table:table-cell>
          <table:table-cell office:value-type="float" office:value="2344.8076599999995" table:formula="msoxl:=  IF(SUM(O11,O19,O36,O54,O58,O62)=0,&quot;-&quot;,SUM(O11,O19,O36,O54,O58,O62))" table:style-name="ce45">
            <text:p>2,345<text:s/></text:p>
          </table:table-cell>
          <table:table-cell office:value-type="float" office:value="69122.152239999996" table:formula="msoxl:=  IF(SUM(P11,P19,P36,P54,P58,P62)=0,&quot;-&quot;,SUM(P11,P19,P36,P54,P58,P62))" table:style-name="ce45">
            <text:p>69,122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52">
            <text:p>-</text:p>
          </table:table-cell>
          <table:table-cell office:value-type="float" office:value="317794.37595000002" table:formula="msoxl:=  IF(SUM(G12:G18)=0,&quot;-&quot;,SUM(G12:G18))" table:style-name="ce52">
            <text:p>317,794<text:s/></text:p>
          </table:table-cell>
          <table:table-cell office:value-type="float" office:value="22458107.914480001" table:formula="msoxl:=  IF(SUM(H12:H18)=0,&quot;-&quot;,SUM(H12:H18))" table:style-name="ce53">
            <text:p>22,458,108<text:s/></text:p>
          </table:table-cell>
          <table:table-cell office:value-type="string" office:string-value="-" table:formula="msoxl:=  IF(SUM(I12:I18)=0,&quot;-&quot;,SUM(I12:I18))" table:style-name="ce52">
            <text:p>-</text:p>
          </table:table-cell>
          <table:table-cell office:value-type="string" office:string-value="-" table:formula="msoxl:=  IF(SUM(J12:J18)=0,&quot;-&quot;,SUM(J12:J18))" table:style-name="ce52">
            <text:p>-</text:p>
          </table:table-cell>
          <table:table-cell office:value-type="float" office:value="161131.799" table:formula="msoxl:=  IF(SUM(K12:K18)=0,&quot;-&quot;,SUM(K12:K18))" table:style-name="ce52">
            <text:p>161,132<text:s/></text:p>
          </table:table-cell>
          <table:table-cell office:value-type="float" office:value="4318046.3857500004" table:formula="msoxl:=  IF(SUM(L12:L18)=0,&quot;-&quot;,SUM(L12:L18))" table:style-name="ce52">
            <text:p>4,318,046<text:s/>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52">
            <text:p>-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2,K12,M12,O12,'漁業生產量值-漁業種類別魚類別生產量值8'!C12,'漁業生產量值-漁業種類別魚類別生產量值8'!E12,'漁業生產量值-漁業種類別魚類別生產量值8'!G12,'漁業生產量值-漁業種類別魚類別生產量值8'!I12,'漁業生產量值-漁業種類別魚類別生產量值8'!K12,'漁業生產量值-漁業種類別魚類別生產量值8'!M12,'漁業生產量值-漁業種類別魚類別生產量值8'!O12,'漁業生產量值-漁業種類別魚類別生產量值9'!C12,'漁業生產量值-漁業種類別魚類別生產量值9'!E12,'漁業生產量值-漁業種類別魚類別生產量值9'!G12)=0,&quot;-&quot;,SUM(I12,K12,M12,O12,'漁業生產量值-漁業種類別魚類別生產量值8'!C12,'漁業生產量值-漁業種類別魚類別生產量值8'!E12,'漁業生產量值-漁業種類別魚類別生產量值8'!G12,'漁業生產量值-漁業種類別魚類別生產量值8'!I12,'漁業生產量值-漁業種類別魚類別生產量值8'!K12,'漁業生產量值-漁業種類別魚類別生產量值8'!M12,'漁業生產量值-漁業種類別魚類別生產量值8'!O12,'漁業生產量值-漁業種類別魚類別生產量值9'!C12,'漁業生產量值-漁業種類別魚類別生產量值9'!E12,'漁業生產量值-漁業種類別魚類別生產量值9'!G12))" table:style-name="ce55">
            <text:p>-</text:p>
          </table:table-cell>
          <table:table-cell office:value-type="string" office:string-value="-" table:formula="msoxl:=  IF(SUM(J12,L12,N12,P12,'漁業生產量值-漁業種類別魚類別生產量值8'!D12,'漁業生產量值-漁業種類別魚類別生產量值8'!F12,'漁業生產量值-漁業種類別魚類別生產量值8'!H12,'漁業生產量值-漁業種類別魚類別生產量值8'!J12,'漁業生產量值-漁業種類別魚類別生產量值8'!L12,'漁業生產量值-漁業種類別魚類別生產量值8'!N12,'漁業生產量值-漁業種類別魚類別生產量值8'!P12,'漁業生產量值-漁業種類別魚類別生產量值9'!D12,'漁業生產量值-漁業種類別魚類別生產量值9'!F12,'漁業生產量值-漁業種類別魚類別生產量值9'!H12)=0,&quot;-&quot;,SUM(J12,L12,N12,P12,'漁業生產量值-漁業種類別魚類別生產量值8'!D12,'漁業生產量值-漁業種類別魚類別生產量值8'!F12,'漁業生產量值-漁業種類別魚類別生產量值8'!H12,'漁業生產量值-漁業種類別魚類別生產量值8'!J12,'漁業生產量值-漁業種類別魚類別生產量值8'!L12,'漁業生產量值-漁業種類別魚類別生產量值8'!N12,'漁業生產量值-漁業種類別魚類別生產量值8'!P12,'漁業生產量值-漁業種類別魚類別生產量值9'!D12,'漁業生產量值-漁業種類別魚類別生產量值9'!F12,'漁業生產量值-漁業種類別魚類別生產量值9'!H1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3,K13,M13,O13,'漁業生產量值-漁業種類別魚類別生產量值8'!C13,'漁業生產量值-漁業種類別魚類別生產量值8'!E13,'漁業生產量值-漁業種類別魚類別生產量值8'!G13,'漁業生產量值-漁業種類別魚類別生產量值8'!I13,'漁業生產量值-漁業種類別魚類別生產量值8'!K13,'漁業生產量值-漁業種類別魚類別生產量值8'!M13,'漁業生產量值-漁業種類別魚類別生產量值8'!O13,'漁業生產量值-漁業種類別魚類別生產量值9'!C13,'漁業生產量值-漁業種類別魚類別生產量值9'!E13,'漁業生產量值-漁業種類別魚類別生產量值9'!G13)=0,&quot;-&quot;,SUM(I13,K13,M13,O13,'漁業生產量值-漁業種類別魚類別生產量值8'!C13,'漁業生產量值-漁業種類別魚類別生產量值8'!E13,'漁業生產量值-漁業種類別魚類別生產量值8'!G13,'漁業生產量值-漁業種類別魚類別生產量值8'!I13,'漁業生產量值-漁業種類別魚類別生產量值8'!K13,'漁業生產量值-漁業種類別魚類別生產量值8'!M13,'漁業生產量值-漁業種類別魚類別生產量值8'!O13,'漁業生產量值-漁業種類別魚類別生產量值9'!C13,'漁業生產量值-漁業種類別魚類別生產量值9'!E13,'漁業生產量值-漁業種類別魚類別生產量值9'!G13))" table:style-name="ce55">
            <text:p>-</text:p>
          </table:table-cell>
          <table:table-cell office:value-type="string" office:string-value="-" table:formula="msoxl:=  IF(SUM(J13,L13,N13,P13,'漁業生產量值-漁業種類別魚類別生產量值8'!D13,'漁業生產量值-漁業種類別魚類別生產量值8'!F13,'漁業生產量值-漁業種類別魚類別生產量值8'!H13,'漁業生產量值-漁業種類別魚類別生產量值8'!J13,'漁業生產量值-漁業種類別魚類別生產量值8'!L13,'漁業生產量值-漁業種類別魚類別生產量值8'!N13,'漁業生產量值-漁業種類別魚類別生產量值8'!P13,'漁業生產量值-漁業種類別魚類別生產量值9'!D13,'漁業生產量值-漁業種類別魚類別生產量值9'!F13,'漁業生產量值-漁業種類別魚類別生產量值9'!H13)=0,&quot;-&quot;,SUM(J13,L13,N13,P13,'漁業生產量值-漁業種類別魚類別生產量值8'!D13,'漁業生產量值-漁業種類別魚類別生產量值8'!F13,'漁業生產量值-漁業種類別魚類別生產量值8'!H13,'漁業生產量值-漁業種類別魚類別生產量值8'!J13,'漁業生產量值-漁業種類別魚類別生產量值8'!L13,'漁業生產量值-漁業種類別魚類別生產量值8'!N13,'漁業生產量值-漁業種類別魚類別生產量值8'!P13,'漁業生產量值-漁業種類別魚類別生產量值9'!D13,'漁業生產量值-漁業種類別魚類別生產量值9'!F13,'漁業生產量值-漁業種類別魚類別生產量值9'!H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93930.45759999999" table:formula="msoxl:=  IF(SUM(I14,K14,M14,O14,'漁業生產量值-漁業種類別魚類別生產量值8'!C14,'漁業生產量值-漁業種類別魚類別生產量值8'!E14,'漁業生產量值-漁業種類別魚類別生產量值8'!G14,'漁業生產量值-漁業種類別魚類別生產量值8'!I14,'漁業生產量值-漁業種類別魚類別生產量值8'!K14,'漁業生產量值-漁業種類別魚類別生產量值8'!M14,'漁業生產量值-漁業種類別魚類別生產量值8'!O14,'漁業生產量值-漁業種類別魚類別生產量值9'!C14,'漁業生產量值-漁業種類別魚類別生產量值9'!E14,'漁業生產量值-漁業種類別魚類別生產量值9'!G14)=0,&quot;-&quot;,SUM(I14,K14,M14,O14,'漁業生產量值-漁業種類別魚類別生產量值8'!C14,'漁業生產量值-漁業種類別魚類別生產量值8'!E14,'漁業生產量值-漁業種類別魚類別生產量值8'!G14,'漁業生產量值-漁業種類別魚類別生產量值8'!I14,'漁業生產量值-漁業種類別魚類別生產量值8'!K14,'漁業生產量值-漁業種類別魚類別生產量值8'!M14,'漁業生產量值-漁業種類別魚類別生產量值8'!O14,'漁業生產量值-漁業種類別魚類別生產量值9'!C14,'漁業生產量值-漁業種類別魚類別生產量值9'!E14,'漁業生產量值-漁業種類別魚類別生產量值9'!G14))" table:style-name="ce55">
            <text:p>193,930<text:s/></text:p>
          </table:table-cell>
          <table:table-cell office:value-type="float" office:value="5377636.8888600003" table:formula="msoxl:=  IF(SUM(J14,L14,N14,P14,'漁業生產量值-漁業種類別魚類別生產量值8'!D14,'漁業生產量值-漁業種類別魚類別生產量值8'!F14,'漁業生產量值-漁業種類別魚類別生產量值8'!H14,'漁業生產量值-漁業種類別魚類別生產量值8'!J14,'漁業生產量值-漁業種類別魚類別生產量值8'!L14,'漁業生產量值-漁業種類別魚類別生產量值8'!N14,'漁業生產量值-漁業種類別魚類別生產量值8'!P14,'漁業生產量值-漁業種類別魚類別生產量值9'!D14,'漁業生產量值-漁業種類別魚類別生產量值9'!F14,'漁業生產量值-漁業種類別魚類別生產量值9'!H14)=0,&quot;-&quot;,SUM(J14,L14,N14,P14,'漁業生產量值-漁業種類別魚類別生產量值8'!D14,'漁業生產量值-漁業種類別魚類別生產量值8'!F14,'漁業生產量值-漁業種類別魚類別生產量值8'!H14,'漁業生產量值-漁業種類別魚類別生產量值8'!J14,'漁業生產量值-漁業種類別魚類別生產量值8'!L14,'漁業生產量值-漁業種類別魚類別生產量值8'!N14,'漁業生產量值-漁業種類別魚類別生產量值8'!P14,'漁業生產量值-漁業種類別魚類別生產量值9'!D14,'漁業生產量值-漁業種類別魚類別生產量值9'!F14,'漁業生產量值-漁業種類別魚類別生產量值9'!H14))" table:style-name="ce55">
            <text:p>5,377,63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60638.63699999999" table:style-name="ce55">
            <text:p>160,639<text:s/></text:p>
          </table:table-cell>
          <table:table-cell office:value-type="float" office:value="4305495.49517" table:style-name="ce55">
            <text:p>4,305,49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5,K15,M15,O15,'漁業生產量值-漁業種類別魚類別生產量值8'!C15,'漁業生產量值-漁業種類別魚類別生產量值8'!E15,'漁業生產量值-漁業種類別魚類別生產量值8'!G15,'漁業生產量值-漁業種類別魚類別生產量值8'!I15,'漁業生產量值-漁業種類別魚類別生產量值8'!K15,'漁業生產量值-漁業種類別魚類別生產量值8'!M15,'漁業生產量值-漁業種類別魚類別生產量值8'!O15,'漁業生產量值-漁業種類別魚類別生產量值9'!C15,'漁業生產量值-漁業種類別魚類別生產量值9'!E15,'漁業生產量值-漁業種類別魚類別生產量值9'!G15)=0,&quot;-&quot;,SUM(I15,K15,M15,O15,'漁業生產量值-漁業種類別魚類別生產量值8'!C15,'漁業生產量值-漁業種類別魚類別生產量值8'!E15,'漁業生產量值-漁業種類別魚類別生產量值8'!G15,'漁業生產量值-漁業種類別魚類別生產量值8'!I15,'漁業生產量值-漁業種類別魚類別生產量值8'!K15,'漁業生產量值-漁業種類別魚類別生產量值8'!M15,'漁業生產量值-漁業種類別魚類別生產量值8'!O15,'漁業生產量值-漁業種類別魚類別生產量值9'!C15,'漁業生產量值-漁業種類別魚類別生產量值9'!E15,'漁業生產量值-漁業種類別魚類別生產量值9'!G15))" table:style-name="ce55">
            <text:p>-</text:p>
          </table:table-cell>
          <table:table-cell office:value-type="string" office:string-value="-" table:formula="msoxl:=  IF(SUM(J15,L15,N15,P15,'漁業生產量值-漁業種類別魚類別生產量值8'!D15,'漁業生產量值-漁業種類別魚類別生產量值8'!F15,'漁業生產量值-漁業種類別魚類別生產量值8'!H15,'漁業生產量值-漁業種類別魚類別生產量值8'!J15,'漁業生產量值-漁業種類別魚類別生產量值8'!L15,'漁業生產量值-漁業種類別魚類別生產量值8'!N15,'漁業生產量值-漁業種類別魚類別生產量值8'!P15,'漁業生產量值-漁業種類別魚類別生產量值9'!D15,'漁業生產量值-漁業種類別魚類別生產量值9'!F15,'漁業生產量值-漁業種類別魚類別生產量值9'!H15)=0,&quot;-&quot;,SUM(J15,L15,N15,P15,'漁業生產量值-漁業種類別魚類別生產量值8'!D15,'漁業生產量值-漁業種類別魚類別生產量值8'!F15,'漁業生產量值-漁業種類別魚類別生產量值8'!H15,'漁業生產量值-漁業種類別魚類別生產量值8'!J15,'漁業生產量值-漁業種類別魚類別生產量值8'!L15,'漁業生產量值-漁業種類別魚類別生產量值8'!N15,'漁業生產量值-漁業種類別魚類別生產量值8'!P15,'漁業生產量值-漁業種類別魚類別生產量值9'!D15,'漁業生產量值-漁業種類別魚類別生產量值9'!F15,'漁業生產量值-漁業種類別魚類別生產量值9'!H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23863.91834999999" table:formula="msoxl:=  IF(SUM(I16,K16,M16,O16,'漁業生產量值-漁業種類別魚類別生產量值8'!C16,'漁業生產量值-漁業種類別魚類別生產量值8'!E16,'漁業生產量值-漁業種類別魚類別生產量值8'!G16,'漁業生產量值-漁業種類別魚類別生產量值8'!I16,'漁業生產量值-漁業種類別魚類別生產量值8'!K16,'漁業生產量值-漁業種類別魚類別生產量值8'!M16,'漁業生產量值-漁業種類別魚類別生產量值8'!O16,'漁業生產量值-漁業種類別魚類別生產量值9'!C16,'漁業生產量值-漁業種類別魚類別生產量值9'!E16,'漁業生產量值-漁業種類別魚類別生產量值9'!G16)=0,&quot;-&quot;,SUM(I16,K16,M16,O16,'漁業生產量值-漁業種類別魚類別生產量值8'!C16,'漁業生產量值-漁業種類別魚類別生產量值8'!E16,'漁業生產量值-漁業種類別魚類別生產量值8'!G16,'漁業生產量值-漁業種類別魚類別生產量值8'!I16,'漁業生產量值-漁業種類別魚類別生產量值8'!K16,'漁業生產量值-漁業種類別魚類別生產量值8'!M16,'漁業生產量值-漁業種類別魚類別生產量值8'!O16,'漁業生產量值-漁業種類別魚類別生產量值9'!C16,'漁業生產量值-漁業種類別魚類別生產量值9'!E16,'漁業生產量值-漁業種類別魚類別生產量值9'!G16))" table:style-name="ce55">
            <text:p>123,864<text:s/></text:p>
          </table:table-cell>
          <table:table-cell office:value-type="float" office:value="17080471.025619999" table:formula="msoxl:=  IF(SUM(J16,L16,N16,P16,'漁業生產量值-漁業種類別魚類別生產量值8'!D16,'漁業生產量值-漁業種類別魚類別生產量值8'!F16,'漁業生產量值-漁業種類別魚類別生產量值8'!H16,'漁業生產量值-漁業種類別魚類別生產量值8'!J16,'漁業生產量值-漁業種類別魚類別生產量值8'!L16,'漁業生產量值-漁業種類別魚類別生產量值8'!N16,'漁業生產量值-漁業種類別魚類別生產量值8'!P16,'漁業生產量值-漁業種類別魚類別生產量值9'!D16,'漁業生產量值-漁業種類別魚類別生產量值9'!F16,'漁業生產量值-漁業種類別魚類別生產量值9'!H16)=0,&quot;-&quot;,SUM(J16,L16,N16,P16,'漁業生產量值-漁業種類別魚類別生產量值8'!D16,'漁業生產量值-漁業種類別魚類別生產量值8'!F16,'漁業生產量值-漁業種類別魚類別生產量值8'!H16,'漁業生產量值-漁業種類別魚類別生產量值8'!J16,'漁業生產量值-漁業種類別魚類別生產量值8'!L16,'漁業生產量值-漁業種類別魚類別生產量值8'!N16,'漁業生產量值-漁業種類別魚類別生產量值8'!P16,'漁業生產量值-漁業種類別魚類別生產量值9'!D16,'漁業生產量值-漁業種類別魚類別生產量值9'!F16,'漁業生產量值-漁業種類別魚類別生產量值9'!H16))" table:style-name="ce55">
            <text:p>17,080,47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93.16199999999998" table:style-name="ce55">
            <text:p>493<text:s/></text:p>
          </table:table-cell>
          <table:table-cell office:value-type="float" office:value="12550.890579999999" table:style-name="ce55">
            <text:p>12,55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7,K17,M17,O17,'漁業生產量值-漁業種類別魚類別生產量值8'!C17,'漁業生產量值-漁業種類別魚類別生產量值8'!E17,'漁業生產量值-漁業種類別魚類別生產量值8'!G17,'漁業生產量值-漁業種類別魚類別生產量值8'!I17,'漁業生產量值-漁業種類別魚類別生產量值8'!K17,'漁業生產量值-漁業種類別魚類別生產量值8'!M17,'漁業生產量值-漁業種類別魚類別生產量值8'!O17,'漁業生產量值-漁業種類別魚類別生產量值9'!C17,'漁業生產量值-漁業種類別魚類別生產量值9'!E17,'漁業生產量值-漁業種類別魚類別生產量值9'!G17)=0,&quot;-&quot;,SUM(I17,K17,M17,O17,'漁業生產量值-漁業種類別魚類別生產量值8'!C17,'漁業生產量值-漁業種類別魚類別生產量值8'!E17,'漁業生產量值-漁業種類別魚類別生產量值8'!G17,'漁業生產量值-漁業種類別魚類別生產量值8'!I17,'漁業生產量值-漁業種類別魚類別生產量值8'!K17,'漁業生產量值-漁業種類別魚類別生產量值8'!M17,'漁業生產量值-漁業種類別魚類別生產量值8'!O17,'漁業生產量值-漁業種類別魚類別生產量值9'!C17,'漁業生產量值-漁業種類別魚類別生產量值9'!E17,'漁業生產量值-漁業種類別魚類別生產量值9'!G17))" table:style-name="ce55">
            <text:p>-</text:p>
          </table:table-cell>
          <table:table-cell office:value-type="string" office:string-value="-" table:formula="msoxl:=  IF(SUM(J17,L17,N17,P17,'漁業生產量值-漁業種類別魚類別生產量值8'!D17,'漁業生產量值-漁業種類別魚類別生產量值8'!F17,'漁業生產量值-漁業種類別魚類別生產量值8'!H17,'漁業生產量值-漁業種類別魚類別生產量值8'!J17,'漁業生產量值-漁業種類別魚類別生產量值8'!L17,'漁業生產量值-漁業種類別魚類別生產量值8'!N17,'漁業生產量值-漁業種類別魚類別生產量值8'!P17,'漁業生產量值-漁業種類別魚類別生產量值9'!D17,'漁業生產量值-漁業種類別魚類別生產量值9'!F17,'漁業生產量值-漁業種類別魚類別生產量值9'!H17)=0,&quot;-&quot;,SUM(J17,L17,N17,P17,'漁業生產量值-漁業種類別魚類別生產量值8'!D17,'漁業生產量值-漁業種類別魚類別生產量值8'!F17,'漁業生產量值-漁業種類別魚類別生產量值8'!H17,'漁業生產量值-漁業種類別魚類別生產量值8'!J17,'漁業生產量值-漁業種類別魚類別生產量值8'!L17,'漁業生產量值-漁業種類別魚類別生產量值8'!N17,'漁業生產量值-漁業種類別魚類別生產量值8'!P17,'漁業生產量值-漁業種類別魚類別生產量值9'!D17,'漁業生產量值-漁業種類別魚類別生產量值9'!F17,'漁業生產量值-漁業種類別魚類別生產量值9'!H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18,K18,M18,O18,'漁業生產量值-漁業種類別魚類別生產量值8'!C18,'漁業生產量值-漁業種類別魚類別生產量值8'!E18,'漁業生產量值-漁業種類別魚類別生產量值8'!G18,'漁業生產量值-漁業種類別魚類別生產量值8'!I18,'漁業生產量值-漁業種類別魚類別生產量值8'!K18,'漁業生產量值-漁業種類別魚類別生產量值8'!M18,'漁業生產量值-漁業種類別魚類別生產量值8'!O18,'漁業生產量值-漁業種類別魚類別生產量值9'!C18,'漁業生產量值-漁業種類別魚類別生產量值9'!E18,'漁業生產量值-漁業種類別魚類別生產量值9'!G18)=0,&quot;-&quot;,SUM(I18,K18,M18,O18,'漁業生產量值-漁業種類別魚類別生產量值8'!C18,'漁業生產量值-漁業種類別魚類別生產量值8'!E18,'漁業生產量值-漁業種類別魚類別生產量值8'!G18,'漁業生產量值-漁業種類別魚類別生產量值8'!I18,'漁業生產量值-漁業種類別魚類別生產量值8'!K18,'漁業生產量值-漁業種類別魚類別生產量值8'!M18,'漁業生產量值-漁業種類別魚類別生產量值8'!O18,'漁業生產量值-漁業種類別魚類別生產量值9'!C18,'漁業生產量值-漁業種類別魚類別生產量值9'!E18,'漁業生產量值-漁業種類別魚類別生產量值9'!G18))" table:style-name="ce55">
            <text:p>-</text:p>
          </table:table-cell>
          <table:table-cell office:value-type="string" office:string-value="-" table:formula="msoxl:=  IF(SUM(J18,L18,N18,P18,'漁業生產量值-漁業種類別魚類別生產量值8'!D18,'漁業生產量值-漁業種類別魚類別生產量值8'!F18,'漁業生產量值-漁業種類別魚類別生產量值8'!H18,'漁業生產量值-漁業種類別魚類別生產量值8'!J18,'漁業生產量值-漁業種類別魚類別生產量值8'!L18,'漁業生產量值-漁業種類別魚類別生產量值8'!N18,'漁業生產量值-漁業種類別魚類別生產量值8'!P18,'漁業生產量值-漁業種類別魚類別生產量值9'!D18,'漁業生產量值-漁業種類別魚類別生產量值9'!F18,'漁業生產量值-漁業種類別魚類別生產量值9'!H18)=0,&quot;-&quot;,SUM(J18,L18,N18,P18,'漁業生產量值-漁業種類別魚類別生產量值8'!D18,'漁業生產量值-漁業種類別魚類別生產量值8'!F18,'漁業生產量值-漁業種類別魚類別生產量值8'!H18,'漁業生產量值-漁業種類別魚類別生產量值8'!J18,'漁業生產量值-漁業種類別魚類別生產量值8'!L18,'漁業生產量值-漁業種類別魚類別生產量值8'!N18,'漁業生產量值-漁業種類別魚類別生產量值8'!P18,'漁業生產量值-漁業種類別魚類別生產量值9'!D18,'漁業生產量值-漁業種類別魚類別生產量值9'!F18,'漁業生產量值-漁業種類別魚類別生產量值9'!H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string" office:string-value="-" table:formula="msoxl:=  IF(SUM(C20:C35)=0,&quot;-&quot;,SUM(C20:C35))" table:style-name="ce52">
            <text:p>-</text:p>
          </table:table-cell>
          <table:table-cell office:value-type="string" office:string-value="-" table:formula="msoxl:=  IF(SUM(D20:D35)=0,&quot;-&quot;,SUM(D20:D35))" table:style-name="ce52">
            <text:p>-</text:p>
          </table:table-cell>
          <table:table-cell office:value-type="string" office:string-value="-" table:formula="msoxl:=  IF(SUM(E20:E35)=0,&quot;-&quot;,SUM(E20:E35))" table:style-name="ce52">
            <text:p>-</text:p>
          </table:table-cell>
          <table:table-cell office:value-type="string" office:string-value="-" table:formula="msoxl:=  IF(SUM(F20:F35)=0,&quot;-&quot;,SUM(F20:F35))" table:style-name="ce52">
            <text:p>-</text:p>
          </table:table-cell>
          <table:table-cell office:value-type="float" office:value="73994.067339999994" table:formula="msoxl:=  IF(SUM(G20:G35)=0,&quot;-&quot;,SUM(G20:G35))" table:style-name="ce52">
            <text:p>73,994<text:s/></text:p>
          </table:table-cell>
          <table:table-cell office:value-type="float" office:value="3732296.337629999" table:formula="msoxl:=  IF(SUM(H20:H35)=0,&quot;-&quot;,SUM(H20:H35))" table:style-name="ce52">
            <text:p>3,732,296<text:s/></text:p>
          </table:table-cell>
          <table:table-cell office:value-type="float" office:value="62823.561009999998" table:formula="msoxl:=  IF(SUM(I20:I35)=0,&quot;-&quot;,SUM(I20:I35))" table:style-name="ce52">
            <text:p>62,824<text:s/></text:p>
          </table:table-cell>
          <table:table-cell office:value-type="float" office:value="2411044.1941899997" table:formula="msoxl:=  IF(SUM(J20:J35)=0,&quot;-&quot;,SUM(J20:J35))" table:style-name="ce52">
            <text:p>2,411,044<text:s/></text:p>
          </table:table-cell>
          <table:table-cell office:value-type="float" office:value="2681.8833500000001" table:formula="msoxl:=  IF(SUM(K20:K35)=0,&quot;-&quot;,SUM(K20:K35))" table:style-name="ce52">
            <text:p>2,682<text:s/></text:p>
          </table:table-cell>
          <table:table-cell office:value-type="float" office:value="97155.54836999999" table:formula="msoxl:=  IF(SUM(L20:L35)=0,&quot;-&quot;,SUM(L20:L35))" table:style-name="ce52">
            <text:p>97,156<text:s/></text:p>
          </table:table-cell>
          <table:table-cell office:value-type="float" office:value="387.90936999999997" table:formula="msoxl:=  IF(SUM(M20:M35)=0,&quot;-&quot;,SUM(M20:M35))" table:style-name="ce52">
            <text:p>388<text:s/></text:p>
          </table:table-cell>
          <table:table-cell office:value-type="float" office:value="18529.988319999997" table:formula="msoxl:=  IF(SUM(N20:N35)=0,&quot;-&quot;,SUM(N20:N35))" table:style-name="ce52">
            <text:p>18,530<text:s/></text:p>
          </table:table-cell>
          <table:table-cell office:value-type="float" office:value="1534.4443499999998" table:formula="msoxl:=  IF(SUM(O20:O35)=0,&quot;-&quot;,SUM(O20:O35))" table:style-name="ce52">
            <text:p>1,534<text:s/></text:p>
          </table:table-cell>
          <table:table-cell office:value-type="float" office:value="31571.111239999998" table:formula="msoxl:=  IF(SUM(P20:P35)=0,&quot;-&quot;,SUM(P20:P35))" table:style-name="ce52">
            <text:p>31,57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I20,K20,M20,O20,'漁業生產量值-漁業種類別魚類別生產量值8'!C20,'漁業生產量值-漁業種類別魚類別生產量值8'!E20,'漁業生產量值-漁業種類別魚類別生產量值8'!G20,'漁業生產量值-漁業種類別魚類別生產量值8'!I20,'漁業生產量值-漁業種類別魚類別生產量值8'!K20,'漁業生產量值-漁業種類別魚類別生產量值8'!M20,'漁業生產量值-漁業種類別魚類別生產量值8'!O20,'漁業生產量值-漁業種類別魚類別生產量值9'!C20,'漁業生產量值-漁業種類別魚類別生產量值9'!E20,'漁業生產量值-漁業種類別魚類別生產量值9'!G20)=0,&quot;-&quot;,SUM(I20,K20,M20,O20,'漁業生產量值-漁業種類別魚類別生產量值8'!C20,'漁業生產量值-漁業種類別魚類別生產量值8'!E20,'漁業生產量值-漁業種類別魚類別生產量值8'!G20,'漁業生產量值-漁業種類別魚類別生產量值8'!I20,'漁業生產量值-漁業種類別魚類別生產量值8'!K20,'漁業生產量值-漁業種類別魚類別生產量值8'!M20,'漁業生產量值-漁業種類別魚類別生產量值8'!O20,'漁業生產量值-漁業種類別魚類別生產量值9'!C20,'漁業生產量值-漁業種類別魚類別生產量值9'!E20,'漁業生產量值-漁業種類別魚類別生產量值9'!G20))" table:style-name="ce55">
            <text:p>-</text:p>
          </table:table-cell>
          <table:table-cell office:value-type="string" office:string-value="-" table:formula="msoxl:=  IF(SUM(J20,L20,N20,P20,'漁業生產量值-漁業種類別魚類別生產量值8'!D20,'漁業生產量值-漁業種類別魚類別生產量值8'!F20,'漁業生產量值-漁業種類別魚類別生產量值8'!H20,'漁業生產量值-漁業種類別魚類別生產量值8'!J20,'漁業生產量值-漁業種類別魚類別生產量值8'!L20,'漁業生產量值-漁業種類別魚類別生產量值8'!N20,'漁業生產量值-漁業種類別魚類別生產量值8'!P20,'漁業生產量值-漁業種類別魚類別生產量值9'!D20,'漁業生產量值-漁業種類別魚類別生產量值9'!F20,'漁業生產量值-漁業種類別魚類別生產量值9'!H20)=0,&quot;-&quot;,SUM(J20,L20,N20,P20,'漁業生產量值-漁業種類別魚類別生產量值8'!D20,'漁業生產量值-漁業種類別魚類別生產量值8'!F20,'漁業生產量值-漁業種類別魚類別生產量值8'!H20,'漁業生產量值-漁業種類別魚類別生產量值8'!J20,'漁業生產量值-漁業種類別魚類別生產量值8'!L20,'漁業生產量值-漁業種類別魚類別生產量值8'!N20,'漁業生產量值-漁業種類別魚類別生產量值8'!P20,'漁業生產量值-漁業種類別魚類別生產量值9'!D20,'漁業生產量值-漁業種類別魚類別生產量值9'!F20,'漁業生產量值-漁業種類別魚類別生產量值9'!H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21,K21,M21,O21,'漁業生產量值-漁業種類別魚類別生產量值8'!C21,'漁業生產量值-漁業種類別魚類別生產量值8'!E21,'漁業生產量值-漁業種類別魚類別生產量值8'!G21,'漁業生產量值-漁業種類別魚類別生產量值8'!I21,'漁業生產量值-漁業種類別魚類別生產量值8'!K21,'漁業生產量值-漁業種類別魚類別生產量值8'!M21,'漁業生產量值-漁業種類別魚類別生產量值8'!O21,'漁業生產量值-漁業種類別魚類別生產量值9'!C21,'漁業生產量值-漁業種類別魚類別生產量值9'!E21,'漁業生產量值-漁業種類別魚類別生產量值9'!G21)=0,&quot;-&quot;,SUM(I21,K21,M21,O21,'漁業生產量值-漁業種類別魚類別生產量值8'!C21,'漁業生產量值-漁業種類別魚類別生產量值8'!E21,'漁業生產量值-漁業種類別魚類別生產量值8'!G21,'漁業生產量值-漁業種類別魚類別生產量值8'!I21,'漁業生產量值-漁業種類別魚類別生產量值8'!K21,'漁業生產量值-漁業種類別魚類別生產量值8'!M21,'漁業生產量值-漁業種類別魚類別生產量值8'!O21,'漁業生產量值-漁業種類別魚類別生產量值9'!C21,'漁業生產量值-漁業種類別魚類別生產量值9'!E21,'漁業生產量值-漁業種類別魚類別生產量值9'!G21))" table:style-name="ce55">
            <text:p>-</text:p>
          </table:table-cell>
          <table:table-cell office:value-type="string" office:string-value="-" table:formula="msoxl:=  IF(SUM(J21,L21,N21,P21,'漁業生產量值-漁業種類別魚類別生產量值8'!D21,'漁業生產量值-漁業種類別魚類別生產量值8'!F21,'漁業生產量值-漁業種類別魚類別生產量值8'!H21,'漁業生產量值-漁業種類別魚類別生產量值8'!J21,'漁業生產量值-漁業種類別魚類別生產量值8'!L21,'漁業生產量值-漁業種類別魚類別生產量值8'!N21,'漁業生產量值-漁業種類別魚類別生產量值8'!P21,'漁業生產量值-漁業種類別魚類別生產量值9'!D21,'漁業生產量值-漁業種類別魚類別生產量值9'!F21,'漁業生產量值-漁業種類別魚類別生產量值9'!H21)=0,&quot;-&quot;,SUM(J21,L21,N21,P21,'漁業生產量值-漁業種類別魚類別生產量值8'!D21,'漁業生產量值-漁業種類別魚類別生產量值8'!F21,'漁業生產量值-漁業種類別魚類別生產量值8'!H21,'漁業生產量值-漁業種類別魚類別生產量值8'!J21,'漁業生產量值-漁業種類別魚類別生產量值8'!L21,'漁業生產量值-漁業種類別魚類別生產量值8'!N21,'漁業生產量值-漁業種類別魚類別生產量值8'!P21,'漁業生產量值-漁業種類別魚類別生產量值9'!D21,'漁業生產量值-漁業種類別魚類別生產量值9'!F21,'漁業生產量值-漁業種類別魚類別生產量值9'!H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42.7499999999998" table:formula="msoxl:=  IF(SUM(I22,K22,M22,O22,'漁業生產量值-漁業種類別魚類別生產量值8'!C22,'漁業生產量值-漁業種類別魚類別生產量值8'!E22,'漁業生產量值-漁業種類別魚類別生產量值8'!G22,'漁業生產量值-漁業種類別魚類別生產量值8'!I22,'漁業生產量值-漁業種類別魚類別生產量值8'!K22,'漁業生產量值-漁業種類別魚類別生產量值8'!M22,'漁業生產量值-漁業種類別魚類別生產量值8'!O22,'漁業生產量值-漁業種類別魚類別生產量值9'!C22,'漁業生產量值-漁業種類別魚類別生產量值9'!E22,'漁業生產量值-漁業種類別魚類別生產量值9'!G22)=0,&quot;-&quot;,SUM(I22,K22,M22,O22,'漁業生產量值-漁業種類別魚類別生產量值8'!C22,'漁業生產量值-漁業種類別魚類別生產量值8'!E22,'漁業生產量值-漁業種類別魚類別生產量值8'!G22,'漁業生產量值-漁業種類別魚類別生產量值8'!I22,'漁業生產量值-漁業種類別魚類別生產量值8'!K22,'漁業生產量值-漁業種類別魚類別生產量值8'!M22,'漁業生產量值-漁業種類別魚類別生產量值8'!O22,'漁業生產量值-漁業種類別魚類別生產量值9'!C22,'漁業生產量值-漁業種類別魚類別生產量值9'!E22,'漁業生產量值-漁業種類別魚類別生產量值9'!G22))" table:style-name="ce55">
            <text:p>1,043<text:s/></text:p>
          </table:table-cell>
          <table:table-cell office:value-type="float" office:value="44854.27" table:formula="msoxl:=  IF(SUM(J22,L22,N22,P22,'漁業生產量值-漁業種類別魚類別生產量值8'!D22,'漁業生產量值-漁業種類別魚類別生產量值8'!F22,'漁業生產量值-漁業種類別魚類別生產量值8'!H22,'漁業生產量值-漁業種類別魚類別生產量值8'!J22,'漁業生產量值-漁業種類別魚類別生產量值8'!L22,'漁業生產量值-漁業種類別魚類別生產量值8'!N22,'漁業生產量值-漁業種類別魚類別生產量值8'!P22,'漁業生產量值-漁業種類別魚類別生產量值9'!D22,'漁業生產量值-漁業種類別魚類別生產量值9'!F22,'漁業生產量值-漁業種類別魚類別生產量值9'!H22)=0,&quot;-&quot;,SUM(J22,L22,N22,P22,'漁業生產量值-漁業種類別魚類別生產量值8'!D22,'漁業生產量值-漁業種類別魚類別生產量值8'!F22,'漁業生產量值-漁業種類別魚類別生產量值8'!H22,'漁業生產量值-漁業種類別魚類別生產量值8'!J22,'漁業生產量值-漁業種類別魚類別生產量值8'!L22,'漁業生產量值-漁業種類別魚類別生產量值8'!N22,'漁業生產量值-漁業種類別魚類別生產量值8'!P22,'漁業生產量值-漁業種類別魚類別生產量值9'!D22,'漁業生產量值-漁業種類別魚類別生產量值9'!F22,'漁業生產量值-漁業種類別魚類別生產量值9'!H22))" table:style-name="ce55">
            <text:p>44,854<text:s/></text:p>
          </table:table-cell>
          <table:table-cell office:value-type="float" office:value="480" table:style-name="ce55">
            <text:p>480<text:s/></text:p>
          </table:table-cell>
          <table:table-cell office:value-type="float" office:value="31200" table:style-name="ce55">
            <text:p>31,200<text:s/></text:p>
          </table:table-cell>
          <table:table-cell office:value-type="float" office:value="48.18" table:style-name="ce55">
            <text:p>48<text:s/></text:p>
          </table:table-cell>
          <table:table-cell office:value-type="float" office:value="1156.32" table:style-name="ce55">
            <text:p>1,15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11.9" table:style-name="ce55">
            <text:p>512<text:s/></text:p>
          </table:table-cell>
          <table:table-cell office:value-type="float" office:value="12285.6" table:style-name="ce55">
            <text:p>12,28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958.4976299999998" table:formula="msoxl:=  IF(SUM(I23,K23,M23,O23,'漁業生產量值-漁業種類別魚類別生產量值8'!C23,'漁業生產量值-漁業種類別魚類別生產量值8'!E23,'漁業生產量值-漁業種類別魚類別生產量值8'!G23,'漁業生產量值-漁業種類別魚類別生產量值8'!I23,'漁業生產量值-漁業種類別魚類別生產量值8'!K23,'漁業生產量值-漁業種類別魚類別生產量值8'!M23,'漁業生產量值-漁業種類別魚類別生產量值8'!O23,'漁業生產量值-漁業種類別魚類別生產量值9'!C23,'漁業生產量值-漁業種類別魚類別生產量值9'!E23,'漁業生產量值-漁業種類別魚類別生產量值9'!G23)=0,&quot;-&quot;,SUM(I23,K23,M23,O23,'漁業生產量值-漁業種類別魚類別生產量值8'!C23,'漁業生產量值-漁業種類別魚類別生產量值8'!E23,'漁業生產量值-漁業種類別魚類別生產量值8'!G23,'漁業生產量值-漁業種類別魚類別生產量值8'!I23,'漁業生產量值-漁業種類別魚類別生產量值8'!K23,'漁業生產量值-漁業種類別魚類別生產量值8'!M23,'漁業生產量值-漁業種類別魚類別生產量值8'!O23,'漁業生產量值-漁業種類別魚類別生產量值9'!C23,'漁業生產量值-漁業種類別魚類別生產量值9'!E23,'漁業生產量值-漁業種類別魚類別生產量值9'!G23))" table:style-name="ce55">
            <text:p>3,958<text:s/></text:p>
          </table:table-cell>
          <table:table-cell office:value-type="float" office:value="361037.94601999997" table:formula="msoxl:=  IF(SUM(J23,L23,N23,P23,'漁業生產量值-漁業種類別魚類別生產量值8'!D23,'漁業生產量值-漁業種類別魚類別生產量值8'!F23,'漁業生產量值-漁業種類別魚類別生產量值8'!H23,'漁業生產量值-漁業種類別魚類別生產量值8'!J23,'漁業生產量值-漁業種類別魚類別生產量值8'!L23,'漁業生產量值-漁業種類別魚類別生產量值8'!N23,'漁業生產量值-漁業種類別魚類別生產量值8'!P23,'漁業生產量值-漁業種類別魚類別生產量值9'!D23,'漁業生產量值-漁業種類別魚類別生產量值9'!F23,'漁業生產量值-漁業種類別魚類別生產量值9'!H23)=0,&quot;-&quot;,SUM(J23,L23,N23,P23,'漁業生產量值-漁業種類別魚類別生產量值8'!D23,'漁業生產量值-漁業種類別魚類別生產量值8'!F23,'漁業生產量值-漁業種類別魚類別生產量值8'!H23,'漁業生產量值-漁業種類別魚類別生產量值8'!J23,'漁業生產量值-漁業種類別魚類別生產量值8'!L23,'漁業生產量值-漁業種類別魚類別生產量值8'!N23,'漁業生產量值-漁業種類別魚類別生產量值8'!P23,'漁業生產量值-漁業種類別魚類別生產量值9'!D23,'漁業生產量值-漁業種類別魚類別生產量值9'!F23,'漁業生產量值-漁業種類別魚類別生產量值9'!H23))" table:style-name="ce55">
            <text:p>361,038<text:s/></text:p>
          </table:table-cell>
          <table:table-cell office:value-type="float" office:value="3377.9259999999999" table:style-name="ce55">
            <text:p>3,378<text:s/></text:p>
          </table:table-cell>
          <table:table-cell office:value-type="float" office:value="220533.3046" table:style-name="ce55">
            <text:p>220,533<text:s/></text:p>
          </table:table-cell>
          <table:table-cell office:value-type="float" office:value="6.7586000000000004" table:style-name="ce55">
            <text:p>7<text:s/></text:p>
          </table:table-cell>
          <table:table-cell office:value-type="float" office:value="366.37112000000002" table:style-name="ce55">
            <text:p>366<text:s/></text:p>
          </table:table-cell>
          <table:table-cell office:value-type="float" office:value="37.500999999999998" table:style-name="ce55">
            <text:p>38<text:s/></text:p>
          </table:table-cell>
          <table:table-cell office:value-type="float" office:value="1951.6120000000001" table:style-name="ce55">
            <text:p>1,952<text:s/></text:p>
          </table:table-cell>
          <table:table-cell office:value-type="float" office:value="47.162700000000001" table:style-name="ce55">
            <text:p>47<text:s/></text:p>
          </table:table-cell>
          <table:table-cell office:value-type="float" office:value="1317.7149400000001" table:style-name="ce55">
            <text:p>1,31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62.10320999999999" table:formula="msoxl:=  IF(SUM(I24,K24,M24,O24,'漁業生產量值-漁業種類別魚類別生產量值8'!C24,'漁業生產量值-漁業種類別魚類別生產量值8'!E24,'漁業生產量值-漁業種類別魚類別生產量值8'!G24,'漁業生產量值-漁業種類別魚類別生產量值8'!I24,'漁業生產量值-漁業種類別魚類別生產量值8'!K24,'漁業生產量值-漁業種類別魚類別生產量值8'!M24,'漁業生產量值-漁業種類別魚類別生產量值8'!O24,'漁業生產量值-漁業種類別魚類別生產量值9'!C24,'漁業生產量值-漁業種類別魚類別生產量值9'!E24,'漁業生產量值-漁業種類別魚類別生產量值9'!G24)=0,&quot;-&quot;,SUM(I24,K24,M24,O24,'漁業生產量值-漁業種類別魚類別生產量值8'!C24,'漁業生產量值-漁業種類別魚類別生產量值8'!E24,'漁業生產量值-漁業種類別魚類別生產量值8'!G24,'漁業生產量值-漁業種類別魚類別生產量值8'!I24,'漁業生產量值-漁業種類別魚類別生產量值8'!K24,'漁業生產量值-漁業種類別魚類別生產量值8'!M24,'漁業生產量值-漁業種類別魚類別生產量值8'!O24,'漁業生產量值-漁業種類別魚類別生產量值9'!C24,'漁業生產量值-漁業種類別魚類別生產量值9'!E24,'漁業生產量值-漁業種類別魚類別生產量值9'!G24))" table:style-name="ce55">
            <text:p>562<text:s/></text:p>
          </table:table-cell>
          <table:table-cell office:value-type="float" office:value="92662.157370000001" table:formula="msoxl:=  IF(SUM(J24,L24,N24,P24,'漁業生產量值-漁業種類別魚類別生產量值8'!D24,'漁業生產量值-漁業種類別魚類別生產量值8'!F24,'漁業生產量值-漁業種類別魚類別生產量值8'!H24,'漁業生產量值-漁業種類別魚類別生產量值8'!J24,'漁業生產量值-漁業種類別魚類別生產量值8'!L24,'漁業生產量值-漁業種類別魚類別生產量值8'!N24,'漁業生產量值-漁業種類別魚類別生產量值8'!P24,'漁業生產量值-漁業種類別魚類別生產量值9'!D24,'漁業生產量值-漁業種類別魚類別生產量值9'!F24,'漁業生產量值-漁業種類別魚類別生產量值9'!H24)=0,&quot;-&quot;,SUM(J24,L24,N24,P24,'漁業生產量值-漁業種類別魚類別生產量值8'!D24,'漁業生產量值-漁業種類別魚類別生產量值8'!F24,'漁業生產量值-漁業種類別魚類別生產量值8'!H24,'漁業生產量值-漁業種類別魚類別生產量值8'!J24,'漁業生產量值-漁業種類別魚類別生產量值8'!L24,'漁業生產量值-漁業種類別魚類別生產量值8'!N24,'漁業生產量值-漁業種類別魚類別生產量值8'!P24,'漁業生產量值-漁業種類別魚類別生產量值9'!D24,'漁業生產量值-漁業種類別魚類別生產量值9'!F24,'漁業生產量值-漁業種類別魚類別生產量值9'!H24))" table:style-name="ce55">
            <text:p>92,66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.4749999999999996" table:style-name="ce55">
            <text:p>7<text:s/></text:p>
          </table:table-cell>
          <table:table-cell office:value-type="float" office:value="645.99" table:style-name="ce55">
            <text:p>646<text:s/></text:p>
          </table:table-cell>
          <table:table-cell office:value-type="float" office:value="21.26" table:style-name="ce55">
            <text:p>21<text:s/></text:p>
          </table:table-cell>
          <table:table-cell office:value-type="float" office:value="1292.5930000000001" table:style-name="ce55">
            <text:p>1,293<text:s/></text:p>
          </table:table-cell>
          <table:table-cell office:value-type="float" office:value="38.264000000000003" table:style-name="ce55">
            <text:p>38<text:s/></text:p>
          </table:table-cell>
          <table:table-cell office:value-type="float" office:value="1951.4639999999999" table:style-name="ce55">
            <text:p>1,95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3370.698939999995" table:formula="msoxl:=  IF(SUM(I25,K25,M25,O25,'漁業生產量值-漁業種類別魚類別生產量值8'!C25,'漁業生產量值-漁業種類別魚類別生產量值8'!E25,'漁業生產量值-漁業種類別魚類別生產量值8'!G25,'漁業生產量值-漁業種類別魚類別生產量值8'!I25,'漁業生產量值-漁業種類別魚類別生產量值8'!K25,'漁業生產量值-漁業種類別魚類別生產量值8'!M25,'漁業生產量值-漁業種類別魚類別生產量值8'!O25,'漁業生產量值-漁業種類別魚類別生產量值9'!C25,'漁業生產量值-漁業種類別魚類別生產量值9'!E25,'漁業生產量值-漁業種類別魚類別生產量值9'!G25)=0,&quot;-&quot;,SUM(I25,K25,M25,O25,'漁業生產量值-漁業種類別魚類別生產量值8'!C25,'漁業生產量值-漁業種類別魚類別生產量值8'!E25,'漁業生產量值-漁業種類別魚類別生產量值8'!G25,'漁業生產量值-漁業種類別魚類別生產量值8'!I25,'漁業生產量值-漁業種類別魚類別生產量值8'!K25,'漁業生產量值-漁業種類別魚類別生產量值8'!M25,'漁業生產量值-漁業種類別魚類別生產量值8'!O25,'漁業生產量值-漁業種類別魚類別生產量值9'!C25,'漁業生產量值-漁業種類別魚類別生產量值9'!E25,'漁業生產量值-漁業種類別魚類別生產量值9'!G25))" table:style-name="ce55">
            <text:p>63,371<text:s/></text:p>
          </table:table-cell>
          <table:table-cell office:value-type="float" office:value="2326907.6144099995" table:formula="msoxl:=  IF(SUM(J25,L25,N25,P25,'漁業生產量值-漁業種類別魚類別生產量值8'!D25,'漁業生產量值-漁業種類別魚類別生產量值8'!F25,'漁業生產量值-漁業種類別魚類別生產量值8'!H25,'漁業生產量值-漁業種類別魚類別生產量值8'!J25,'漁業生產量值-漁業種類別魚類別生產量值8'!L25,'漁業生產量值-漁業種類別魚類別生產量值8'!N25,'漁業生產量值-漁業種類別魚類別生產量值8'!P25,'漁業生產量值-漁業種類別魚類別生產量值9'!D25,'漁業生產量值-漁業種類別魚類別生產量值9'!F25,'漁業生產量值-漁業種類別魚類別生產量值9'!H25)=0,&quot;-&quot;,SUM(J25,L25,N25,P25,'漁業生產量值-漁業種類別魚類別生產量值8'!D25,'漁業生產量值-漁業種類別魚類別生產量值8'!F25,'漁業生產量值-漁業種類別魚類別生產量值8'!H25,'漁業生產量值-漁業種類別魚類別生產量值8'!J25,'漁業生產量值-漁業種類別魚類別生產量值8'!L25,'漁業生產量值-漁業種類別魚類別生產量值8'!N25,'漁業生產量值-漁業種類別魚類別生產量值8'!P25,'漁業生產量值-漁業種類別魚類別生產量值9'!D25,'漁業生產量值-漁業種類別魚類別生產量值9'!F25,'漁業生產量值-漁業種類別魚類別生產量值9'!H25))" table:style-name="ce55">
            <text:p>2,326,908<text:s/></text:p>
          </table:table-cell>
          <table:table-cell office:value-type="float" office:value="58888.611360000003" table:style-name="ce55">
            <text:p>58,889<text:s/></text:p>
          </table:table-cell>
          <table:table-cell office:value-type="float" office:value="2156769.1091399998" table:style-name="ce55">
            <text:p>2,156,769<text:s/></text:p>
          </table:table-cell>
          <table:table-cell office:value-type="float" office:value="2387.9947499999998" table:style-name="ce55">
            <text:p>2,388<text:s/></text:p>
          </table:table-cell>
          <table:table-cell office:value-type="float" office:value="86280.170299999998" table:style-name="ce55">
            <text:p>86,280<text:s/></text:p>
          </table:table-cell>
          <table:table-cell office:value-type="float" office:value="286.20987000000002" table:style-name="ce55">
            <text:p>286<text:s/></text:p>
          </table:table-cell>
          <table:table-cell office:value-type="float" office:value="12508.80832" table:style-name="ce55">
            <text:p>12,509<text:s/></text:p>
          </table:table-cell>
          <table:table-cell office:value-type="float" office:value="912.77014999999994" table:style-name="ce55">
            <text:p>913<text:s/></text:p>
          </table:table-cell>
          <table:table-cell office:value-type="float" office:value="15371.620800000001" table:style-name="ce55">
            <text:p>15,37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26,K26,M26,O26,'漁業生產量值-漁業種類別魚類別生產量值8'!C26,'漁業生產量值-漁業種類別魚類別生產量值8'!E26,'漁業生產量值-漁業種類別魚類別生產量值8'!G26,'漁業生產量值-漁業種類別魚類別生產量值8'!I26,'漁業生產量值-漁業種類別魚類別生產量值8'!K26,'漁業生產量值-漁業種類別魚類別生產量值8'!M26,'漁業生產量值-漁業種類別魚類別生產量值8'!O26,'漁業生產量值-漁業種類別魚類別生產量值9'!C26,'漁業生產量值-漁業種類別魚類別生產量值9'!E26,'漁業生產量值-漁業種類別魚類別生產量值9'!G26)=0,&quot;-&quot;,SUM(I26,K26,M26,O26,'漁業生產量值-漁業種類別魚類別生產量值8'!C26,'漁業生產量值-漁業種類別魚類別生產量值8'!E26,'漁業生產量值-漁業種類別魚類別生產量值8'!G26,'漁業生產量值-漁業種類別魚類別生產量值8'!I26,'漁業生產量值-漁業種類別魚類別生產量值8'!K26,'漁業生產量值-漁業種類別魚類別生產量值8'!M26,'漁業生產量值-漁業種類別魚類別生產量值8'!O26,'漁業生產量值-漁業種類別魚類別生產量值9'!C26,'漁業生產量值-漁業種類別魚類別生產量值9'!E26,'漁業生產量值-漁業種類別魚類別生產量值9'!G26))" table:style-name="ce55">
            <text:p>-</text:p>
          </table:table-cell>
          <table:table-cell office:value-type="string" office:string-value="-" table:formula="msoxl:=  IF(SUM(J26,L26,N26,P26,'漁業生產量值-漁業種類別魚類別生產量值8'!D26,'漁業生產量值-漁業種類別魚類別生產量值8'!F26,'漁業生產量值-漁業種類別魚類別生產量值8'!H26,'漁業生產量值-漁業種類別魚類別生產量值8'!J26,'漁業生產量值-漁業種類別魚類別生產量值8'!L26,'漁業生產量值-漁業種類別魚類別生產量值8'!N26,'漁業生產量值-漁業種類別魚類別生產量值8'!P26,'漁業生產量值-漁業種類別魚類別生產量值9'!D26,'漁業生產量值-漁業種類別魚類別生產量值9'!F26,'漁業生產量值-漁業種類別魚類別生產量值9'!H26)=0,&quot;-&quot;,SUM(J26,L26,N26,P26,'漁業生產量值-漁業種類別魚類別生產量值8'!D26,'漁業生產量值-漁業種類別魚類別生產量值8'!F26,'漁業生產量值-漁業種類別魚類別生產量值8'!H26,'漁業生產量值-漁業種類別魚類別生產量值8'!J26,'漁業生產量值-漁業種類別魚類別生產量值8'!L26,'漁業生產量值-漁業種類別魚類別生產量值8'!N26,'漁業生產量值-漁業種類別魚類別生產量值8'!P26,'漁業生產量值-漁業種類別魚類別生產量值9'!D26,'漁業生產量值-漁業種類別魚類別生產量值9'!F26,'漁業生產量值-漁業種類別魚類別生產量值9'!H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655.3839000000007" table:formula="msoxl:=  IF(SUM(I27,K27,M27,O27,'漁業生產量值-漁業種類別魚類別生產量值8'!C27,'漁業生產量值-漁業種類別魚類別生產量值8'!E27,'漁業生產量值-漁業種類別魚類別生產量值8'!G27,'漁業生產量值-漁業種類別魚類別生產量值8'!I27,'漁業生產量值-漁業種類別魚類別生產量值8'!K27,'漁業生產量值-漁業種類別魚類別生產量值8'!M27,'漁業生產量值-漁業種類別魚類別生產量值8'!O27,'漁業生產量值-漁業種類別魚類別生產量值9'!C27,'漁業生產量值-漁業種類別魚類別生產量值9'!E27,'漁業生產量值-漁業種類別魚類別生產量值9'!G27)=0,&quot;-&quot;,SUM(I27,K27,M27,O27,'漁業生產量值-漁業種類別魚類別生產量值8'!C27,'漁業生產量值-漁業種類別魚類別生產量值8'!E27,'漁業生產量值-漁業種類別魚類別生產量值8'!G27,'漁業生產量值-漁業種類別魚類別生產量值8'!I27,'漁業生產量值-漁業種類別魚類別生產量值8'!K27,'漁業生產量值-漁業種類別魚類別生產量值8'!M27,'漁業生產量值-漁業種類別魚類別生產量值8'!O27,'漁業生產量值-漁業種類別魚類別生產量值9'!C27,'漁業生產量值-漁業種類別魚類別生產量值9'!E27,'漁業生產量值-漁業種類別魚類別生產量值9'!G27))" table:style-name="ce55">
            <text:p>4,655<text:s/></text:p>
          </table:table-cell>
          <table:table-cell office:value-type="float" office:value="871816.87285000004" table:formula="msoxl:=  IF(SUM(J27,L27,N27,P27,'漁業生產量值-漁業種類別魚類別生產量值8'!D27,'漁業生產量值-漁業種類別魚類別生產量值8'!F27,'漁業生產量值-漁業種類別魚類別生產量值8'!H27,'漁業生產量值-漁業種類別魚類別生產量值8'!J27,'漁業生產量值-漁業種類別魚類別生產量值8'!L27,'漁業生產量值-漁業種類別魚類別生產量值8'!N27,'漁業生產量值-漁業種類別魚類別生產量值8'!P27,'漁業生產量值-漁業種類別魚類別生產量值9'!D27,'漁業生產量值-漁業種類別魚類別生產量值9'!F27,'漁業生產量值-漁業種類別魚類別生產量值9'!H27)=0,&quot;-&quot;,SUM(J27,L27,N27,P27,'漁業生產量值-漁業種類別魚類別生產量值8'!D27,'漁業生產量值-漁業種類別魚類別生產量值8'!F27,'漁業生產量值-漁業種類別魚類別生產量值8'!H27,'漁業生產量值-漁業種類別魚類別生產量值8'!J27,'漁業生產量值-漁業種類別魚類別生產量值8'!L27,'漁業生產量值-漁業種類別魚類別生產量值8'!N27,'漁業生產量值-漁業種類別魚類別生產量值8'!P27,'漁業生產量值-漁業種類別魚類別生產量值9'!D27,'漁業生產量值-漁業種類別魚類別生產量值9'!F27,'漁業生產量值-漁業種類別魚類別生產量值9'!H27))" table:style-name="ce55">
            <text:p>871,81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8.139200000000002" table:style-name="ce55">
            <text:p>58<text:s/></text:p>
          </table:table-cell>
          <table:table-cell office:value-type="float" office:value="2246.0916000000002" table:style-name="ce55">
            <text:p>2,246<text:s/></text:p>
          </table:table-cell>
          <table:table-cell office:value-type="float" office:value="12.65" table:style-name="ce55">
            <text:p>13<text:s/></text:p>
          </table:table-cell>
          <table:table-cell office:value-type="float" office:value="970.95" table:style-name="ce55">
            <text:p>971<text:s/></text:p>
          </table:table-cell>
          <table:table-cell office:value-type="float" office:value="12.946" table:style-name="ce55">
            <text:p>13<text:s/></text:p>
          </table:table-cell>
          <table:table-cell office:value-type="float" office:value="265.39299999999997" table:style-name="ce55">
            <text:p>26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26.75033000000002" table:formula="msoxl:=  IF(SUM(I28,K28,M28,O28,'漁業生產量值-漁業種類別魚類別生產量值8'!C28,'漁業生產量值-漁業種類別魚類別生產量值8'!E28,'漁業生產量值-漁業種類別魚類別生產量值8'!G28,'漁業生產量值-漁業種類別魚類別生產量值8'!I28,'漁業生產量值-漁業種類別魚類別生產量值8'!K28,'漁業生產量值-漁業種類別魚類別生產量值8'!M28,'漁業生產量值-漁業種類別魚類別生產量值8'!O28,'漁業生產量值-漁業種類別魚類別生產量值9'!C28,'漁業生產量值-漁業種類別魚類別生產量值9'!E28,'漁業生產量值-漁業種類別魚類別生產量值9'!G28)=0,&quot;-&quot;,SUM(I28,K28,M28,O28,'漁業生產量值-漁業種類別魚類別生產量值8'!C28,'漁業生產量值-漁業種類別魚類別生產量值8'!E28,'漁業生產量值-漁業種類別魚類別生產量值8'!G28,'漁業生產量值-漁業種類別魚類別生產量值8'!I28,'漁業生產量值-漁業種類別魚類別生產量值8'!K28,'漁業生產量值-漁業種類別魚類別生產量值8'!M28,'漁業生產量值-漁業種類別魚類別生產量值8'!O28,'漁業生產量值-漁業種類別魚類別生產量值9'!C28,'漁業生產量值-漁業種類別魚類別生產量值9'!E28,'漁業生產量值-漁業種類別魚類別生產量值9'!G28))" table:style-name="ce55">
            <text:p>227<text:s/></text:p>
          </table:table-cell>
          <table:table-cell office:value-type="float" office:value="18735.840390000001" table:formula="msoxl:=  IF(SUM(J28,L28,N28,P28,'漁業生產量值-漁業種類別魚類別生產量值8'!D28,'漁業生產量值-漁業種類別魚類別生產量值8'!F28,'漁業生產量值-漁業種類別魚類別生產量值8'!H28,'漁業生產量值-漁業種類別魚類別生產量值8'!J28,'漁業生產量值-漁業種類別魚類別生產量值8'!L28,'漁業生產量值-漁業種類別魚類別生產量值8'!N28,'漁業生產量值-漁業種類別魚類別生產量值8'!P28,'漁業生產量值-漁業種類別魚類別生產量值9'!D28,'漁業生產量值-漁業種類別魚類別生產量值9'!F28,'漁業生產量值-漁業種類別魚類別生產量值9'!H28)=0,&quot;-&quot;,SUM(J28,L28,N28,P28,'漁業生產量值-漁業種類別魚類別生產量值8'!D28,'漁業生產量值-漁業種類別魚類別生產量值8'!F28,'漁業生產量值-漁業種類別魚類別生產量值8'!H28,'漁業生產量值-漁業種類別魚類別生產量值8'!J28,'漁業生產量值-漁業種類別魚類別生產量值8'!L28,'漁業生產量值-漁業種類別魚類別生產量值8'!N28,'漁業生產量值-漁業種類別魚類別生產量值8'!P28,'漁業生產量值-漁業種類別魚類別生產量值9'!D28,'漁業生產量值-漁業種類別魚類別生產量值9'!F28,'漁業生產量值-漁業種類別魚類別生產量值9'!H28))" table:style-name="ce55">
            <text:p>18,736<text:s/></text:p>
          </table:table-cell>
          <table:table-cell office:value-type="float" office:value="0.16213" table:style-name="ce55">
            <text:p>0<text:s/></text:p>
          </table:table-cell>
          <table:table-cell office:value-type="float" office:value="5.3502900000000002" table:style-name="ce55">
            <text:p>5<text:s/></text:p>
          </table:table-cell>
          <table:table-cell office:value-type="float" office:value="163.87280000000001" table:style-name="ce55">
            <text:p>164<text:s/></text:p>
          </table:table-cell>
          <table:table-cell office:value-type="float" office:value="5942.1365999999998" table:style-name="ce55">
            <text:p>5,942<text:s/></text:p>
          </table:table-cell>
          <table:table-cell office:value-type="float" office:value="21.288499999999999" table:style-name="ce55">
            <text:p>21<text:s/></text:p>
          </table:table-cell>
          <table:table-cell office:value-type="float" office:value="1064.425" table:style-name="ce55">
            <text:p>1,064<text:s/></text:p>
          </table:table-cell>
          <table:table-cell office:value-type="float" office:value="1.3714999999999999" table:style-name="ce55">
            <text:p>1<text:s/></text:p>
          </table:table-cell>
          <table:table-cell office:value-type="float" office:value="80.918499999999995" table:style-name="ce55">
            <text:p>8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1.343999999999994" table:formula="msoxl:=  IF(SUM(I29,K29,M29,O29,'漁業生產量值-漁業種類別魚類別生產量值8'!C29,'漁業生產量值-漁業種類別魚類別生產量值8'!E29,'漁業生產量值-漁業種類別魚類別生產量值8'!G29,'漁業生產量值-漁業種類別魚類別生產量值8'!I29,'漁業生產量值-漁業種類別魚類別生產量值8'!K29,'漁業生產量值-漁業種類別魚類別生產量值8'!M29,'漁業生產量值-漁業種類別魚類別生產量值8'!O29,'漁業生產量值-漁業種類別魚類別生產量值9'!C29,'漁業生產量值-漁業種類別魚類別生產量值9'!E29,'漁業生產量值-漁業種類別魚類別生產量值9'!G29)=0,&quot;-&quot;,SUM(I29,K29,M29,O29,'漁業生產量值-漁業種類別魚類別生產量值8'!C29,'漁業生產量值-漁業種類別魚類別生產量值8'!E29,'漁業生產量值-漁業種類別魚類別生產量值8'!G29,'漁業生產量值-漁業種類別魚類別生產量值8'!I29,'漁業生產量值-漁業種類別魚類別生產量值8'!K29,'漁業生產量值-漁業種類別魚類別生產量值8'!M29,'漁業生產量值-漁業種類別魚類別生產量值8'!O29,'漁業生產量值-漁業種類別魚類別生產量值9'!C29,'漁業生產量值-漁業種類別魚類別生產量值9'!E29,'漁業生產量值-漁業種類別魚類別生產量值9'!G29))" table:style-name="ce55">
            <text:p>51<text:s/></text:p>
          </table:table-cell>
          <table:table-cell office:value-type="float" office:value="4478.9447" table:formula="msoxl:=  IF(SUM(J29,L29,N29,P29,'漁業生產量值-漁業種類別魚類別生產量值8'!D29,'漁業生產量值-漁業種類別魚類別生產量值8'!F29,'漁業生產量值-漁業種類別魚類別生產量值8'!H29,'漁業生產量值-漁業種類別魚類別生產量值8'!J29,'漁業生產量值-漁業種類別魚類別生產量值8'!L29,'漁業生產量值-漁業種類別魚類別生產量值8'!N29,'漁業生產量值-漁業種類別魚類別生產量值8'!P29,'漁業生產量值-漁業種類別魚類別生產量值9'!D29,'漁業生產量值-漁業種類別魚類別生產量值9'!F29,'漁業生產量值-漁業種類別魚類別生產量值9'!H29)=0,&quot;-&quot;,SUM(J29,L29,N29,P29,'漁業生產量值-漁業種類別魚類別生產量值8'!D29,'漁業生產量值-漁業種類別魚類別生產量值8'!F29,'漁業生產量值-漁業種類別魚類別生產量值8'!H29,'漁業生產量值-漁業種類別魚類別生產量值8'!J29,'漁業生產量值-漁業種類別魚類別生產量值8'!L29,'漁業生產量值-漁業種類別魚類別生產量值8'!N29,'漁業生產量值-漁業種類別魚類別生產量值8'!P29,'漁業生產量值-漁業種類別魚類別生產量值9'!D29,'漁業生產量值-漁業種類別魚類別生產量值9'!F29,'漁業生產量值-漁業種類別魚類別生產量值9'!H29))" table:style-name="ce55">
            <text:p>4,47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.3730000000000002" table:style-name="ce55">
            <text:p>3<text:s/></text:p>
          </table:table-cell>
          <table:table-cell office:value-type="float" office:value="142.96875" table:style-name="ce55">
            <text:p>143<text:s/></text:p>
          </table:table-cell>
          <table:table-cell office:value-type="float" office:value="9" table:style-name="ce55">
            <text:p>9<text:s/></text:p>
          </table:table-cell>
          <table:table-cell office:value-type="float" office:value="741.6" table:style-name="ce55">
            <text:p>742<text:s/></text:p>
          </table:table-cell>
          <table:table-cell office:value-type="float" office:value="9.68" table:style-name="ce55">
            <text:p>10<text:s/></text:p>
          </table:table-cell>
          <table:table-cell office:value-type="float" office:value="291.22500000000002" table:style-name="ce55">
            <text:p>29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24.98633000000001" table:formula="msoxl:=  IF(SUM(I30,K30,M30,O30,'漁業生產量值-漁業種類別魚類別生產量值8'!C30,'漁業生產量值-漁業種類別魚類別生產量值8'!E30,'漁業生產量值-漁業種類別魚類別生產量值8'!G30,'漁業生產量值-漁業種類別魚類別生產量值8'!I30,'漁業生產量值-漁業種類別魚類別生產量值8'!K30,'漁業生產量值-漁業種類別魚類別生產量值8'!M30,'漁業生產量值-漁業種類別魚類別生產量值8'!O30,'漁業生產量值-漁業種類別魚類別生產量值9'!C30,'漁業生產量值-漁業種類別魚類別生產量值9'!E30,'漁業生產量值-漁業種類別魚類別生產量值9'!G30)=0,&quot;-&quot;,SUM(I30,K30,M30,O30,'漁業生產量值-漁業種類別魚類別生產量值8'!C30,'漁業生產量值-漁業種類別魚類別生產量值8'!E30,'漁業生產量值-漁業種類別魚類別生產量值8'!G30,'漁業生產量值-漁業種類別魚類別生產量值8'!I30,'漁業生產量值-漁業種類別魚類別生產量值8'!K30,'漁業生產量值-漁業種類別魚類別生產量值8'!M30,'漁業生產量值-漁業種類別魚類別生產量值8'!O30,'漁業生產量值-漁業種類別魚類別生產量值9'!C30,'漁業生產量值-漁業種類別魚類別生產量值9'!E30,'漁業生產量值-漁業種類別魚類別生產量值9'!G30))" table:style-name="ce55">
            <text:p>125<text:s/></text:p>
          </table:table-cell>
          <table:table-cell office:value-type="float" office:value="11649.45779" table:formula="msoxl:=  IF(SUM(J30,L30,N30,P30,'漁業生產量值-漁業種類別魚類別生產量值8'!D30,'漁業生產量值-漁業種類別魚類別生產量值8'!F30,'漁業生產量值-漁業種類別魚類別生產量值8'!H30,'漁業生產量值-漁業種類別魚類別生產量值8'!J30,'漁業生產量值-漁業種類別魚類別生產量值8'!L30,'漁業生產量值-漁業種類別魚類別生產量值8'!N30,'漁業生產量值-漁業種類別魚類別生產量值8'!P30,'漁業生產量值-漁業種類別魚類別生產量值9'!D30,'漁業生產量值-漁業種類別魚類別生產量值9'!F30,'漁業生產量值-漁業種類別魚類別生產量值9'!H30)=0,&quot;-&quot;,SUM(J30,L30,N30,P30,'漁業生產量值-漁業種類別魚類別生產量值8'!D30,'漁業生產量值-漁業種類別魚類別生產量值8'!F30,'漁業生產量值-漁業種類別魚類別生產量值8'!H30,'漁業生產量值-漁業種類別魚類別生產量值8'!J30,'漁業生產量值-漁業種類別魚類別生產量值8'!L30,'漁業生產量值-漁業種類別魚類別生產量值8'!N30,'漁業生產量值-漁業種類別魚類別生產量值8'!P30,'漁業生產量值-漁業種類別魚類別生產量值9'!D30,'漁業生產量值-漁業種類別魚類別生產量值9'!F30,'漁業生產量值-漁業種類別魚類別生產量值9'!H30))" table:style-name="ce55">
            <text:p>11,649<text:s/></text:p>
          </table:table-cell>
          <table:table-cell office:value-type="float" office:value="76.861519999999999" table:style-name="ce55">
            <text:p>77<text:s/></text:p>
          </table:table-cell>
          <table:table-cell office:value-type="float" office:value="2536.4301599999999" table:style-name="ce55">
            <text:p>2,536<text:s/></text:p>
          </table:table-cell>
          <table:table-cell office:value-type="float" office:value="6.09" table:style-name="ce55">
            <text:p>6<text:s/></text:p>
          </table:table-cell>
          <table:table-cell office:value-type="float" office:value="375.5" table:style-name="ce55">
            <text:p>37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1000000000000001" table:formula="msoxl:=  IF(SUM(I31,K31,M31,O31,'漁業生產量值-漁業種類別魚類別生產量值8'!C31,'漁業生產量值-漁業種類別魚類別生產量值8'!E31,'漁業生產量值-漁業種類別魚類別生產量值8'!G31,'漁業生產量值-漁業種類別魚類別生產量值8'!I31,'漁業生產量值-漁業種類別魚類別生產量值8'!K31,'漁業生產量值-漁業種類別魚類別生產量值8'!M31,'漁業生產量值-漁業種類別魚類別生產量值8'!O31,'漁業生產量值-漁業種類別魚類別生產量值9'!C31,'漁業生產量值-漁業種類別魚類別生產量值9'!E31,'漁業生產量值-漁業種類別魚類別生產量值9'!G31)=0,&quot;-&quot;,SUM(I31,K31,M31,O31,'漁業生產量值-漁業種類別魚類別生產量值8'!C31,'漁業生產量值-漁業種類別魚類別生產量值8'!E31,'漁業生產量值-漁業種類別魚類別生產量值8'!G31,'漁業生產量值-漁業種類別魚類別生產量值8'!I31,'漁業生產量值-漁業種類別魚類別生產量值8'!K31,'漁業生產量值-漁業種類別魚類別生產量值8'!M31,'漁業生產量值-漁業種類別魚類別生產量值8'!O31,'漁業生產量值-漁業種類別魚類別生產量值9'!C31,'漁業生產量值-漁業種類別魚類別生產量值9'!E31,'漁業生產量值-漁業種類別魚類別生產量值9'!G31))" table:style-name="ce55">
            <text:p>1<text:s/></text:p>
          </table:table-cell>
          <table:table-cell office:value-type="float" office:value="143" table:formula="msoxl:=  IF(SUM(J31,L31,N31,P31,'漁業生產量值-漁業種類別魚類別生產量值8'!D31,'漁業生產量值-漁業種類別魚類別生產量值8'!F31,'漁業生產量值-漁業種類別魚類別生產量值8'!H31,'漁業生產量值-漁業種類別魚類別生產量值8'!J31,'漁業生產量值-漁業種類別魚類別生產量值8'!L31,'漁業生產量值-漁業種類別魚類別生產量值8'!N31,'漁業生產量值-漁業種類別魚類別生產量值8'!P31,'漁業生產量值-漁業種類別魚類別生產量值9'!D31,'漁業生產量值-漁業種類別魚類別生產量值9'!F31,'漁業生產量值-漁業種類別魚類別生產量值9'!H31)=0,&quot;-&quot;,SUM(J31,L31,N31,P31,'漁業生產量值-漁業種類別魚類別生產量值8'!D31,'漁業生產量值-漁業種類別魚類別生產量值8'!F31,'漁業生產量值-漁業種類別魚類別生產量值8'!H31,'漁業生產量值-漁業種類別魚類別生產量值8'!J31,'漁業生產量值-漁業種類別魚類別生產量值8'!L31,'漁業生產量值-漁業種類別魚類別生產量值8'!N31,'漁業生產量值-漁業種類別魚類別生產量值8'!P31,'漁業生產量值-漁業種類別魚類別生產量值9'!D31,'漁業生產量值-漁業種類別魚類別生產量值9'!F31,'漁業生產量值-漁業種類別魚類別生產量值9'!H31))" table:style-name="ce55">
            <text:p>14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2,K32,M32,O32,'漁業生產量值-漁業種類別魚類別生產量值8'!C32,'漁業生產量值-漁業種類別魚類別生產量值8'!E32,'漁業生產量值-漁業種類別魚類別生產量值8'!G32,'漁業生產量值-漁業種類別魚類別生產量值8'!I32,'漁業生產量值-漁業種類別魚類別生產量值8'!K32,'漁業生產量值-漁業種類別魚類別生產量值8'!M32,'漁業生產量值-漁業種類別魚類別生產量值8'!O32,'漁業生產量值-漁業種類別魚類別生產量值9'!C32,'漁業生產量值-漁業種類別魚類別生產量值9'!E32,'漁業生產量值-漁業種類別魚類別生產量值9'!G32)=0,&quot;-&quot;,SUM(I32,K32,M32,O32,'漁業生產量值-漁業種類別魚類別生產量值8'!C32,'漁業生產量值-漁業種類別魚類別生產量值8'!E32,'漁業生產量值-漁業種類別魚類別生產量值8'!G32,'漁業生產量值-漁業種類別魚類別生產量值8'!I32,'漁業生產量值-漁業種類別魚類別生產量值8'!K32,'漁業生產量值-漁業種類別魚類別生產量值8'!M32,'漁業生產量值-漁業種類別魚類別生產量值8'!O32,'漁業生產量值-漁業種類別魚類別生產量值9'!C32,'漁業生產量值-漁業種類別魚類別生產量值9'!E32,'漁業生產量值-漁業種類別魚類別生產量值9'!G32))" table:style-name="ce55">
            <text:p>-</text:p>
          </table:table-cell>
          <table:table-cell office:value-type="string" office:string-value="-" table:formula="msoxl:=  IF(SUM(J32,L32,N32,P32,'漁業生產量值-漁業種類別魚類別生產量值8'!D32,'漁業生產量值-漁業種類別魚類別生產量值8'!F32,'漁業生產量值-漁業種類別魚類別生產量值8'!H32,'漁業生產量值-漁業種類別魚類別生產量值8'!J32,'漁業生產量值-漁業種類別魚類別生產量值8'!L32,'漁業生產量值-漁業種類別魚類別生產量值8'!N32,'漁業生產量值-漁業種類別魚類別生產量值8'!P32,'漁業生產量值-漁業種類別魚類別生產量值9'!D32,'漁業生產量值-漁業種類別魚類別生產量值9'!F32,'漁業生產量值-漁業種類別魚類別生產量值9'!H32)=0,&quot;-&quot;,SUM(J32,L32,N32,P32,'漁業生產量值-漁業種類別魚類別生產量值8'!D32,'漁業生產量值-漁業種類別魚類別生產量值8'!F32,'漁業生產量值-漁業種類別魚類別生產量值8'!H32,'漁業生產量值-漁業種類別魚類別生產量值8'!J32,'漁業生產量值-漁業種類別魚類別生產量值8'!L32,'漁業生產量值-漁業種類別魚類別生產量值8'!N32,'漁業生產量值-漁業種類別魚類別生產量值8'!P32,'漁業生產量值-漁業種類別魚類別生產量值9'!D32,'漁業生產量值-漁業種類別魚類別生產量值9'!F32,'漁業生產量值-漁業種類別魚類別生產量值9'!H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3,K33,M33,O33,'漁業生產量值-漁業種類別魚類別生產量值8'!C33,'漁業生產量值-漁業種類別魚類別生產量值8'!E33,'漁業生產量值-漁業種類別魚類別生產量值8'!G33,'漁業生產量值-漁業種類別魚類別生產量值8'!I33,'漁業生產量值-漁業種類別魚類別生產量值8'!K33,'漁業生產量值-漁業種類別魚類別生產量值8'!M33,'漁業生產量值-漁業種類別魚類別生產量值8'!O33,'漁業生產量值-漁業種類別魚類別生產量值9'!C33,'漁業生產量值-漁業種類別魚類別生產量值9'!E33,'漁業生產量值-漁業種類別魚類別生產量值9'!G33)=0,&quot;-&quot;,SUM(I33,K33,M33,O33,'漁業生產量值-漁業種類別魚類別生產量值8'!C33,'漁業生產量值-漁業種類別魚類別生產量值8'!E33,'漁業生產量值-漁業種類別魚類別生產量值8'!G33,'漁業生產量值-漁業種類別魚類別生產量值8'!I33,'漁業生產量值-漁業種類別魚類別生產量值8'!K33,'漁業生產量值-漁業種類別魚類別生產量值8'!M33,'漁業生產量值-漁業種類別魚類別生產量值8'!O33,'漁業生產量值-漁業種類別魚類別生產量值9'!C33,'漁業生產量值-漁業種類別魚類別生產量值9'!E33,'漁業生產量值-漁業種類別魚類別生產量值9'!G33))" table:style-name="ce55">
            <text:p>-</text:p>
          </table:table-cell>
          <table:table-cell office:value-type="string" office:string-value="-" table:formula="msoxl:=  IF(SUM(J33,L33,N33,P33,'漁業生產量值-漁業種類別魚類別生產量值8'!D33,'漁業生產量值-漁業種類別魚類別生產量值8'!F33,'漁業生產量值-漁業種類別魚類別生產量值8'!H33,'漁業生產量值-漁業種類別魚類別生產量值8'!J33,'漁業生產量值-漁業種類別魚類別生產量值8'!L33,'漁業生產量值-漁業種類別魚類別生產量值8'!N33,'漁業生產量值-漁業種類別魚類別生產量值8'!P33,'漁業生產量值-漁業種類別魚類別生產量值9'!D33,'漁業生產量值-漁業種類別魚類別生產量值9'!F33,'漁業生產量值-漁業種類別魚類別生產量值9'!H33)=0,&quot;-&quot;,SUM(J33,L33,N33,P33,'漁業生產量值-漁業種類別魚類別生產量值8'!D33,'漁業生產量值-漁業種類別魚類別生產量值8'!F33,'漁業生產量值-漁業種類別魚類別生產量值8'!H33,'漁業生產量值-漁業種類別魚類別生產量值8'!J33,'漁業生產量值-漁業種類別魚類別生產量值8'!L33,'漁業生產量值-漁業種類別魚類別生產量值8'!N33,'漁業生產量值-漁業種類別魚類別生產量值8'!P33,'漁業生產量值-漁業種類別魚類別生產量值9'!D33,'漁業生產量值-漁業種類別魚類別生產量值9'!F33,'漁業生產量值-漁業種類別魚類別生產量值9'!H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4,K34,M34,O34,'漁業生產量值-漁業種類別魚類別生產量值8'!C34,'漁業生產量值-漁業種類別魚類別生產量值8'!E34,'漁業生產量值-漁業種類別魚類別生產量值8'!G34,'漁業生產量值-漁業種類別魚類別生產量值8'!I34,'漁業生產量值-漁業種類別魚類別生產量值8'!K34,'漁業生產量值-漁業種類別魚類別生產量值8'!M34,'漁業生產量值-漁業種類別魚類別生產量值8'!O34,'漁業生產量值-漁業種類別魚類別生產量值9'!C34,'漁業生產量值-漁業種類別魚類別生產量值9'!E34,'漁業生產量值-漁業種類別魚類別生產量值9'!G34)=0,&quot;-&quot;,SUM(I34,K34,M34,O34,'漁業生產量值-漁業種類別魚類別生產量值8'!C34,'漁業生產量值-漁業種類別魚類別生產量值8'!E34,'漁業生產量值-漁業種類別魚類別生產量值8'!G34,'漁業生產量值-漁業種類別魚類別生產量值8'!I34,'漁業生產量值-漁業種類別魚類別生產量值8'!K34,'漁業生產量值-漁業種類別魚類別生產量值8'!M34,'漁業生產量值-漁業種類別魚類別生產量值8'!O34,'漁業生產量值-漁業種類別魚類別生產量值9'!C34,'漁業生產量值-漁業種類別魚類別生產量值9'!E34,'漁業生產量值-漁業種類別魚類別生產量值9'!G34))" table:style-name="ce55">
            <text:p>-</text:p>
          </table:table-cell>
          <table:table-cell office:value-type="string" office:string-value="-" table:formula="msoxl:=  IF(SUM(J34,L34,N34,P34,'漁業生產量值-漁業種類別魚類別生產量值8'!D34,'漁業生產量值-漁業種類別魚類別生產量值8'!F34,'漁業生產量值-漁業種類別魚類別生產量值8'!H34,'漁業生產量值-漁業種類別魚類別生產量值8'!J34,'漁業生產量值-漁業種類別魚類別生產量值8'!L34,'漁業生產量值-漁業種類別魚類別生產量值8'!N34,'漁業生產量值-漁業種類別魚類別生產量值8'!P34,'漁業生產量值-漁業種類別魚類別生產量值9'!D34,'漁業生產量值-漁業種類別魚類別生產量值9'!F34,'漁業生產量值-漁業種類別魚類別生產量值9'!H34)=0,&quot;-&quot;,SUM(J34,L34,N34,P34,'漁業生產量值-漁業種類別魚類別生產量值8'!D34,'漁業生產量值-漁業種類別魚類別生產量值8'!F34,'漁業生產量值-漁業種類別魚類別生產量值8'!H34,'漁業生產量值-漁業種類別魚類別生產量值8'!J34,'漁業生產量值-漁業種類別魚類別生產量值8'!L34,'漁業生產量值-漁業種類別魚類別生產量值8'!N34,'漁業生產量值-漁業種類別魚類別生產量值8'!P34,'漁業生產量值-漁業種類別魚類別生產量值9'!D34,'漁業生產量值-漁業種類別魚類別生產量值9'!F34,'漁業生產量值-漁業種類別魚類別生產量值9'!H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0.45299999999999996" table:formula="msoxl:=  IF(SUM(I35,K35,M35,O35,'漁業生產量值-漁業種類別魚類別生產量值8'!C35,'漁業生產量值-漁業種類別魚類別生產量值8'!E35,'漁業生產量值-漁業種類別魚類別生產量值8'!G35,'漁業生產量值-漁業種類別魚類別生產量值8'!I35,'漁業生產量值-漁業種類別魚類別生產量值8'!K35,'漁業生產量值-漁業種類別魚類別生產量值8'!M35,'漁業生產量值-漁業種類別魚類別生產量值8'!O35,'漁業生產量值-漁業種類別魚類別生產量值9'!C35,'漁業生產量值-漁業種類別魚類別生產量值9'!E35,'漁業生產量值-漁業種類別魚類別生產量值9'!G35)=0,&quot;-&quot;,SUM(I35,K35,M35,O35,'漁業生產量值-漁業種類別魚類別生產量值8'!C35,'漁業生產量值-漁業種類別魚類別生產量值8'!E35,'漁業生產量值-漁業種類別魚類別生產量值8'!G35,'漁業生產量值-漁業種類別魚類別生產量值8'!I35,'漁業生產量值-漁業種類別魚類別生產量值8'!K35,'漁業生產量值-漁業種類別魚類別生產量值8'!M35,'漁業生產量值-漁業種類別魚類別生產量值8'!O35,'漁業生產量值-漁業種類別魚類別生產量值9'!C35,'漁業生產量值-漁業種類別魚類別生產量值9'!E35,'漁業生產量值-漁業種類別魚類別生產量值9'!G35))" table:style-name="ce55">
            <text:p>0<text:s/></text:p>
          </table:table-cell>
          <table:table-cell office:value-type="float" office:value="10.2341" table:formula="msoxl:=  IF(SUM(J35,L35,N35,P35,'漁業生產量值-漁業種類別魚類別生產量值8'!D35,'漁業生產量值-漁業種類別魚類別生產量值8'!F35,'漁業生產量值-漁業種類別魚類別生產量值8'!H35,'漁業生產量值-漁業種類別魚類別生產量值8'!J35,'漁業生產量值-漁業種類別魚類別生產量值8'!L35,'漁業生產量值-漁業種類別魚類別生產量值8'!N35,'漁業生產量值-漁業種類別魚類別生產量值8'!P35,'漁業生產量值-漁業種類別魚類別生產量值9'!D35,'漁業生產量值-漁業種類別魚類別生產量值9'!F35,'漁業生產量值-漁業種類別魚類別生產量值9'!H35)=0,&quot;-&quot;,SUM(J35,L35,N35,P35,'漁業生產量值-漁業種類別魚類別生產量值8'!D35,'漁業生產量值-漁業種類別魚類別生產量值8'!F35,'漁業生產量值-漁業種類別魚類別生產量值8'!H35,'漁業生產量值-漁業種類別魚類別生產量值8'!J35,'漁業生產量值-漁業種類別魚類別生產量值8'!L35,'漁業生產量值-漁業種類別魚類別生產量值8'!N35,'漁業生產量值-漁業種類別魚類別生產量值8'!P35,'漁業生產量值-漁業種類別魚類別生產量值9'!D35,'漁業生產量值-漁業種類別魚類別生產量值9'!F35,'漁業生產量值-漁業種類別魚類別生產量值9'!H35))" table:style-name="ce55">
            <text:p>10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0.35" table:style-name="ce57">
            <text:p>0<text:s/></text:p>
          </table:table-cell>
          <table:table-cell office:value-type="float" office:value="7.1749999999999998" table:style-name="ce57">
            <text:p>7<text:s/>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148.95670000000001" table:formula="msoxl:=  IF(SUM(C37:C53)=0,&quot;-&quot;,SUM(C37:C53))" table:style-name="ce52">
            <text:p>149<text:s/></text:p>
          </table:table-cell>
          <table:table-cell office:value-type="float" office:value="17623.422900000001" table:formula="msoxl:=  IF(SUM(D37:D53)=0,&quot;-&quot;,SUM(D37:D53))" table:style-name="ce52">
            <text:p>17,623<text:s/></text:p>
          </table:table-cell>
          <table:table-cell office:value-type="float" office:value="675.99670000000003" table:formula="msoxl:=  IF(SUM(E37:E53)=0,&quot;-&quot;,SUM(E37:E53))" table:style-name="ce52">
            <text:p>676<text:s/></text:p>
          </table:table-cell>
          <table:table-cell office:value-type="float" office:value="113669.72156000001" table:formula="msoxl:=  IF(SUM(F37:F53)=0,&quot;-&quot;,SUM(F37:F53))" table:style-name="ce52">
            <text:p>113,670<text:s/></text:p>
          </table:table-cell>
          <table:table-cell office:value-type="float" office:value="5537.5857900000001" table:formula="msoxl:=  IF(SUM(G37:G53)=0,&quot;-&quot;,SUM(G37:G53))" table:style-name="ce52">
            <text:p>5,538<text:s/></text:p>
          </table:table-cell>
          <table:table-cell office:value-type="float" office:value="402915.82959000004" table:formula="msoxl:=  IF(SUM(H37:H53)=0,&quot;-&quot;,SUM(H37:H53))" table:style-name="ce52">
            <text:p>402,916<text:s/></text:p>
          </table:table-cell>
          <table:table-cell office:value-type="float" office:value="371.12539999999996" table:formula="msoxl:=  IF(SUM(I37:I53)=0,&quot;-&quot;,SUM(I37:I53))" table:style-name="ce52">
            <text:p>371<text:s/></text:p>
          </table:table-cell>
          <table:table-cell office:value-type="float" office:value="18992.437589999998" table:formula="msoxl:=  IF(SUM(J37:J53)=0,&quot;-&quot;,SUM(J37:J53))" table:style-name="ce52">
            <text:p>18,992<text:s/></text:p>
          </table:table-cell>
          <table:table-cell office:value-type="float" office:value="1776.7784899999999" table:formula="msoxl:=  IF(SUM(K37:K53)=0,&quot;-&quot;,SUM(K37:K53))" table:style-name="ce52">
            <text:p>1,777<text:s/></text:p>
          </table:table-cell>
          <table:table-cell office:value-type="float" office:value="81603.531430000003" table:formula="msoxl:=  IF(SUM(L37:L53)=0,&quot;-&quot;,SUM(L37:L53))" table:style-name="ce52">
            <text:p>81,604<text:s/></text:p>
          </table:table-cell>
          <table:table-cell office:value-type="float" office:value="565.67815000000007" table:formula="msoxl:=  IF(SUM(M37:M53)=0,&quot;-&quot;,SUM(M37:M53))" table:style-name="ce52">
            <text:p>566<text:s/></text:p>
          </table:table-cell>
          <table:table-cell office:value-type="float" office:value="36410.149019999997" table:formula="msoxl:=  IF(SUM(N37:N53)=0,&quot;-&quot;,SUM(N37:N53))" table:style-name="ce52">
            <text:p>36,410<text:s/></text:p>
          </table:table-cell>
          <table:table-cell office:value-type="float" office:value="810.36330999999996" table:formula="msoxl:=  IF(SUM(O37:O53)=0,&quot;-&quot;,SUM(O37:O53))" table:style-name="ce52">
            <text:p>810<text:s/></text:p>
          </table:table-cell>
          <table:table-cell office:value-type="float" office:value="37551.041000000005" table:formula="msoxl:=  IF(SUM(P37:P53)=0,&quot;-&quot;,SUM(P37:P53))" table:style-name="ce52">
            <text:p>37,55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980.137729999999" table:formula="msoxl:=  IF(SUM(I37,K37,M37,O37,'漁業生產量值-漁業種類別魚類別生產量值8'!C37,'漁業生產量值-漁業種類別魚類別生產量值8'!E37,'漁業生產量值-漁業種類別魚類別生產量值8'!G37,'漁業生產量值-漁業種類別魚類別生產量值8'!I37,'漁業生產量值-漁業種類別魚類別生產量值8'!K37,'漁業生產量值-漁業種類別魚類別生產量值8'!M37,'漁業生產量值-漁業種類別魚類別生產量值8'!O37,'漁業生產量值-漁業種類別魚類別生產量值9'!C37,'漁業生產量值-漁業種類別魚類別生產量值9'!E37,'漁業生產量值-漁業種類別魚類別生產量值9'!G37)=0,&quot;-&quot;,SUM(I37,K37,M37,O37,'漁業生產量值-漁業種類別魚類別生產量值8'!C37,'漁業生產量值-漁業種類別魚類別生產量值8'!E37,'漁業生產量值-漁業種類別魚類別生產量值8'!G37,'漁業生產量值-漁業種類別魚類別生產量值8'!I37,'漁業生產量值-漁業種類別魚類別生產量值8'!K37,'漁業生產量值-漁業種類別魚類別生產量值8'!M37,'漁業生產量值-漁業種類別魚類別生產量值8'!O37,'漁業生產量值-漁業種類別魚類別生產量值9'!C37,'漁業生產量值-漁業種類別魚類別生產量值9'!E37,'漁業生產量值-漁業種類別魚類別生產量值9'!G37))" table:style-name="ce55">
            <text:p>3,980<text:s/></text:p>
          </table:table-cell>
          <table:table-cell office:value-type="float" office:value="235418.74653000003" table:formula="msoxl:=  IF(SUM(J37,L37,N37,P37,'漁業生產量值-漁業種類別魚類別生產量值8'!D37,'漁業生產量值-漁業種類別魚類別生產量值8'!F37,'漁業生產量值-漁業種類別魚類別生產量值8'!H37,'漁業生產量值-漁業種類別魚類別生產量值8'!J37,'漁業生產量值-漁業種類別魚類別生產量值8'!L37,'漁業生產量值-漁業種類別魚類別生產量值8'!N37,'漁業生產量值-漁業種類別魚類別生產量值8'!P37,'漁業生產量值-漁業種類別魚類別生產量值9'!D37,'漁業生產量值-漁業種類別魚類別生產量值9'!F37,'漁業生產量值-漁業種類別魚類別生產量值9'!H37)=0,&quot;-&quot;,SUM(J37,L37,N37,P37,'漁業生產量值-漁業種類別魚類別生產量值8'!D37,'漁業生產量值-漁業種類別魚類別生產量值8'!F37,'漁業生產量值-漁業種類別魚類別生產量值8'!H37,'漁業生產量值-漁業種類別魚類別生產量值8'!J37,'漁業生產量值-漁業種類別魚類別生產量值8'!L37,'漁業生產量值-漁業種類別魚類別生產量值8'!N37,'漁業生產量值-漁業種類別魚類別生產量值8'!P37,'漁業生產量值-漁業種類別魚類別生產量值9'!D37,'漁業生產量值-漁業種類別魚類別生產量值9'!F37,'漁業生產量值-漁業種類別魚類別生產量值9'!H37))" table:style-name="ce55">
            <text:p>235,419<text:s/></text:p>
          </table:table-cell>
          <table:table-cell office:value-type="float" office:value="242.69150999999999" table:style-name="ce55">
            <text:p>243<text:s/></text:p>
          </table:table-cell>
          <table:table-cell office:value-type="float" office:value="13366.562620000001" table:style-name="ce55">
            <text:p>13,367<text:s/></text:p>
          </table:table-cell>
          <table:table-cell office:value-type="float" office:value="1579.89769" table:style-name="ce55">
            <text:p>1,580<text:s/></text:p>
          </table:table-cell>
          <table:table-cell office:value-type="float" office:value="70356.306580000004" table:style-name="ce55">
            <text:p>70,356<text:s/></text:p>
          </table:table-cell>
          <table:table-cell office:value-type="float" office:value="508.81464999999997" table:style-name="ce55">
            <text:p>509<text:s/></text:p>
          </table:table-cell>
          <table:table-cell office:value-type="float" office:value="33119.323420000001" table:style-name="ce55">
            <text:p>33,119<text:s/></text:p>
          </table:table-cell>
          <table:table-cell office:value-type="float" office:value="803.18480999999997" table:style-name="ce55">
            <text:p>803<text:s/></text:p>
          </table:table-cell>
          <table:table-cell office:value-type="float" office:value="37217.123850000004" table:style-name="ce55">
            <text:p>37,21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8,K38,M38,O38,'漁業生產量值-漁業種類別魚類別生產量值8'!C38,'漁業生產量值-漁業種類別魚類別生產量值8'!E38,'漁業生產量值-漁業種類別魚類別生產量值8'!G38,'漁業生產量值-漁業種類別魚類別生產量值8'!I38,'漁業生產量值-漁業種類別魚類別生產量值8'!K38,'漁業生產量值-漁業種類別魚類別生產量值8'!M38,'漁業生產量值-漁業種類別魚類別生產量值8'!O38,'漁業生產量值-漁業種類別魚類別生產量值9'!C38,'漁業生產量值-漁業種類別魚類別生產量值9'!E38,'漁業生產量值-漁業種類別魚類別生產量值9'!G38)=0,&quot;-&quot;,SUM(I38,K38,M38,O38,'漁業生產量值-漁業種類別魚類別生產量值8'!C38,'漁業生產量值-漁業種類別魚類別生產量值8'!E38,'漁業生產量值-漁業種類別魚類別生產量值8'!G38,'漁業生產量值-漁業種類別魚類別生產量值8'!I38,'漁業生產量值-漁業種類別魚類別生產量值8'!K38,'漁業生產量值-漁業種類別魚類別生產量值8'!M38,'漁業生產量值-漁業種類別魚類別生產量值8'!O38,'漁業生產量值-漁業種類別魚類別生產量值9'!C38,'漁業生產量值-漁業種類別魚類別生產量值9'!E38,'漁業生產量值-漁業種類別魚類別生產量值9'!G38))" table:style-name="ce55">
            <text:p>-</text:p>
          </table:table-cell>
          <table:table-cell office:value-type="string" office:string-value="-" table:formula="msoxl:=  IF(SUM(J38,L38,N38,P38,'漁業生產量值-漁業種類別魚類別生產量值8'!D38,'漁業生產量值-漁業種類別魚類別生產量值8'!F38,'漁業生產量值-漁業種類別魚類別生產量值8'!H38,'漁業生產量值-漁業種類別魚類別生產量值8'!J38,'漁業生產量值-漁業種類別魚類別生產量值8'!L38,'漁業生產量值-漁業種類別魚類別生產量值8'!N38,'漁業生產量值-漁業種類別魚類別生產量值8'!P38,'漁業生產量值-漁業種類別魚類別生產量值9'!D38,'漁業生產量值-漁業種類別魚類別生產量值9'!F38,'漁業生產量值-漁業種類別魚類別生產量值9'!H38)=0,&quot;-&quot;,SUM(J38,L38,N38,P38,'漁業生產量值-漁業種類別魚類別生產量值8'!D38,'漁業生產量值-漁業種類別魚類別生產量值8'!F38,'漁業生產量值-漁業種類別魚類別生產量值8'!H38,'漁業生產量值-漁業種類別魚類別生產量值8'!J38,'漁業生產量值-漁業種類別魚類別生產量值8'!L38,'漁業生產量值-漁業種類別魚類別生產量值8'!N38,'漁業生產量值-漁業種類別魚類別生產量值8'!P38,'漁業生產量值-漁業種類別魚類別生產量值9'!D38,'漁業生產量值-漁業種類別魚類別生產量值9'!F38,'漁業生產量值-漁業種類別魚類別生產量值9'!H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8849999999999998" table:formula="msoxl:=  IF(SUM(I39,K39,M39,O39,'漁業生產量值-漁業種類別魚類別生產量值8'!C39,'漁業生產量值-漁業種類別魚類別生產量值8'!E39,'漁業生產量值-漁業種類別魚類別生產量值8'!G39,'漁業生產量值-漁業種類別魚類別生產量值8'!I39,'漁業生產量值-漁業種類別魚類別生產量值8'!K39,'漁業生產量值-漁業種類別魚類別生產量值8'!M39,'漁業生產量值-漁業種類別魚類別生產量值8'!O39,'漁業生產量值-漁業種類別魚類別生產量值9'!C39,'漁業生產量值-漁業種類別魚類別生產量值9'!E39,'漁業生產量值-漁業種類別魚類別生產量值9'!G39)=0,&quot;-&quot;,SUM(I39,K39,M39,O39,'漁業生產量值-漁業種類別魚類別生產量值8'!C39,'漁業生產量值-漁業種類別魚類別生產量值8'!E39,'漁業生產量值-漁業種類別魚類別生產量值8'!G39,'漁業生產量值-漁業種類別魚類別生產量值8'!I39,'漁業生產量值-漁業種類別魚類別生產量值8'!K39,'漁業生產量值-漁業種類別魚類別生產量值8'!M39,'漁業生產量值-漁業種類別魚類別生產量值8'!O39,'漁業生產量值-漁業種類別魚類別生產量值9'!C39,'漁業生產量值-漁業種類別魚類別生產量值9'!E39,'漁業生產量值-漁業種類別魚類別生產量值9'!G39))" table:style-name="ce55">
            <text:p>5<text:s/></text:p>
          </table:table-cell>
          <table:table-cell office:value-type="float" office:value="397.29500000000002" table:formula="msoxl:=  IF(SUM(J39,L39,N39,P39,'漁業生產量值-漁業種類別魚類別生產量值8'!D39,'漁業生產量值-漁業種類別魚類別生產量值8'!F39,'漁業生產量值-漁業種類別魚類別生產量值8'!H39,'漁業生產量值-漁業種類別魚類別生產量值8'!J39,'漁業生產量值-漁業種類別魚類別生產量值8'!L39,'漁業生產量值-漁業種類別魚類別生產量值8'!N39,'漁業生產量值-漁業種類別魚類別生產量值8'!P39,'漁業生產量值-漁業種類別魚類別生產量值9'!D39,'漁業生產量值-漁業種類別魚類別生產量值9'!F39,'漁業生產量值-漁業種類別魚類別生產量值9'!H39)=0,&quot;-&quot;,SUM(J39,L39,N39,P39,'漁業生產量值-漁業種類別魚類別生產量值8'!D39,'漁業生產量值-漁業種類別魚類別生產量值8'!F39,'漁業生產量值-漁業種類別魚類別生產量值8'!H39,'漁業生產量值-漁業種類別魚類別生產量值8'!J39,'漁業生產量值-漁業種類別魚類別生產量值8'!L39,'漁業生產量值-漁業種類別魚類別生產量值8'!N39,'漁業生產量值-漁業種類別魚類別生產量值8'!P39,'漁業生產量值-漁業種類別魚類別生產量值9'!D39,'漁業生產量值-漁業種類別魚類別生產量值9'!F39,'漁業生產量值-漁業種類別魚類別生產量值9'!H39))" table:style-name="ce55">
            <text:p>397<text:s/></text:p>
          </table:table-cell>
          <table:table-cell office:value-type="float" office:value="4.5449999999999999" table:style-name="ce55">
            <text:p>5<text:s/></text:p>
          </table:table-cell>
          <table:table-cell office:value-type="float" office:value="377.23500000000001" table:style-name="ce55">
            <text:p>37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34" table:style-name="ce55">
            <text:p>0<text:s/></text:p>
          </table:table-cell>
          <table:table-cell office:value-type="float" office:value="20.059999999999999" table:style-name="ce55">
            <text:p>2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10.56610000000012" table:formula="msoxl:=  IF(SUM(I40,K40,M40,O40,'漁業生產量值-漁業種類別魚類別生產量值8'!C40,'漁業生產量值-漁業種類別魚類別生產量值8'!E40,'漁業生產量值-漁業種類別魚類別生產量值8'!G40,'漁業生產量值-漁業種類別魚類別生產量值8'!I40,'漁業生產量值-漁業種類別魚類別生產量值8'!K40,'漁業生產量值-漁業種類別魚類別生產量值8'!M40,'漁業生產量值-漁業種類別魚類別生產量值8'!O40,'漁業生產量值-漁業種類別魚類別生產量值9'!C40,'漁業生產量值-漁業種類別魚類別生產量值9'!E40,'漁業生產量值-漁業種類別魚類別生產量值9'!G40)=0,&quot;-&quot;,SUM(I40,K40,M40,O40,'漁業生產量值-漁業種類別魚類別生產量值8'!C40,'漁業生產量值-漁業種類別魚類別生產量值8'!E40,'漁業生產量值-漁業種類別魚類別生產量值8'!G40,'漁業生產量值-漁業種類別魚類別生產量值8'!I40,'漁業生產量值-漁業種類別魚類別生產量值8'!K40,'漁業生產量值-漁業種類別魚類別生產量值8'!M40,'漁業生產量值-漁業種類別魚類別生產量值8'!O40,'漁業生產量值-漁業種類別魚類別生產量值9'!C40,'漁業生產量值-漁業種類別魚類別生產量值9'!E40,'漁業生產量值-漁業種類別魚類別生產量值9'!G40))" table:style-name="ce55">
            <text:p>611<text:s/></text:p>
          </table:table-cell>
          <table:table-cell office:value-type="float" office:value="88875.208529999989" table:formula="msoxl:=  IF(SUM(J40,L40,N40,P40,'漁業生產量值-漁業種類別魚類別生產量值8'!D40,'漁業生產量值-漁業種類別魚類別生產量值8'!F40,'漁業生產量值-漁業種類別魚類別生產量值8'!H40,'漁業生產量值-漁業種類別魚類別生產量值8'!J40,'漁業生產量值-漁業種類別魚類別生產量值8'!L40,'漁業生產量值-漁業種類別魚類別生產量值8'!N40,'漁業生產量值-漁業種類別魚類別生產量值8'!P40,'漁業生產量值-漁業種類別魚類別生產量值9'!D40,'漁業生產量值-漁業種類別魚類別生產量值9'!F40,'漁業生產量值-漁業種類別魚類別生產量值9'!H40)=0,&quot;-&quot;,SUM(J40,L40,N40,P40,'漁業生產量值-漁業種類別魚類別生產量值8'!D40,'漁業生產量值-漁業種類別魚類別生產量值8'!F40,'漁業生產量值-漁業種類別魚類別生產量值8'!H40,'漁業生產量值-漁業種類別魚類別生產量值8'!J40,'漁業生產量值-漁業種類別魚類別生產量值8'!L40,'漁業生產量值-漁業種類別魚類別生產量值8'!N40,'漁業生產量值-漁業種類別魚類別生產量值8'!P40,'漁業生產量值-漁業種類別魚類別生產量值9'!D40,'漁業生產量值-漁業種類別魚類別生產量值9'!F40,'漁業生產量值-漁業種類別魚類別生產量值9'!H40))" table:style-name="ce55">
            <text:p>88,875<text:s/></text:p>
          </table:table-cell>
          <table:table-cell office:value-type="float" office:value="9.6579999999999995" table:style-name="ce55">
            <text:p>10<text:s/></text:p>
          </table:table-cell>
          <table:table-cell office:value-type="float" office:value="628.32360000000006" table:style-name="ce55">
            <text:p>628<text:s/></text:p>
          </table:table-cell>
          <table:table-cell office:value-type="float" office:value="93.230800000000002" table:style-name="ce55">
            <text:p>93<text:s/></text:p>
          </table:table-cell>
          <table:table-cell office:value-type="float" office:value="5939.26235" table:style-name="ce55">
            <text:p>5,939<text:s/></text:p>
          </table:table-cell>
          <table:table-cell office:value-type="float" office:value="30.416" table:style-name="ce55">
            <text:p>30<text:s/></text:p>
          </table:table-cell>
          <table:table-cell office:value-type="float" office:value="1616.443" table:style-name="ce55">
            <text:p>1,616<text:s/></text:p>
          </table:table-cell>
          <table:table-cell office:value-type="float" office:value="6.8384999999999998" table:style-name="ce55">
            <text:p>7<text:s/></text:p>
          </table:table-cell>
          <table:table-cell office:value-type="float" office:value="313.85714999999999" table:style-name="ce55">
            <text:p>31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1,K41,M41,O41,'漁業生產量值-漁業種類別魚類別生產量值8'!C41,'漁業生產量值-漁業種類別魚類別生產量值8'!E41,'漁業生產量值-漁業種類別魚類別生產量值8'!G41,'漁業生產量值-漁業種類別魚類別生產量值8'!I41,'漁業生產量值-漁業種類別魚類別生產量值8'!K41,'漁業生產量值-漁業種類別魚類別生產量值8'!M41,'漁業生產量值-漁業種類別魚類別生產量值8'!O41,'漁業生產量值-漁業種類別魚類別生產量值9'!C41,'漁業生產量值-漁業種類別魚類別生產量值9'!E41,'漁業生產量值-漁業種類別魚類別生產量值9'!G41)=0,&quot;-&quot;,SUM(I41,K41,M41,O41,'漁業生產量值-漁業種類別魚類別生產量值8'!C41,'漁業生產量值-漁業種類別魚類別生產量值8'!E41,'漁業生產量值-漁業種類別魚類別生產量值8'!G41,'漁業生產量值-漁業種類別魚類別生產量值8'!I41,'漁業生產量值-漁業種類別魚類別生產量值8'!K41,'漁業生產量值-漁業種類別魚類別生產量值8'!M41,'漁業生產量值-漁業種類別魚類別生產量值8'!O41,'漁業生產量值-漁業種類別魚類別生產量值9'!C41,'漁業生產量值-漁業種類別魚類別生產量值9'!E41,'漁業生產量值-漁業種類別魚類別生產量值9'!G41))" table:style-name="ce55">
            <text:p>-</text:p>
          </table:table-cell>
          <table:table-cell office:value-type="string" office:string-value="-" table:formula="msoxl:=  IF(SUM(J41,L41,N41,P41,'漁業生產量值-漁業種類別魚類別生產量值8'!D41,'漁業生產量值-漁業種類別魚類別生產量值8'!F41,'漁業生產量值-漁業種類別魚類別生產量值8'!H41,'漁業生產量值-漁業種類別魚類別生產量值8'!J41,'漁業生產量值-漁業種類別魚類別生產量值8'!L41,'漁業生產量值-漁業種類別魚類別生產量值8'!N41,'漁業生產量值-漁業種類別魚類別生產量值8'!P41,'漁業生產量值-漁業種類別魚類別生產量值9'!D41,'漁業生產量值-漁業種類別魚類別生產量值9'!F41,'漁業生產量值-漁業種類別魚類別生產量值9'!H41)=0,&quot;-&quot;,SUM(J41,L41,N41,P41,'漁業生產量值-漁業種類別魚類別生產量值8'!D41,'漁業生產量值-漁業種類別魚類別生產量值8'!F41,'漁業生產量值-漁業種類別魚類別生產量值8'!H41,'漁業生產量值-漁業種類別魚類別生產量值8'!J41,'漁業生產量值-漁業種類別魚類別生產量值8'!L41,'漁業生產量值-漁業種類別魚類別生產量值8'!N41,'漁業生產量值-漁業種類別魚類別生產量值8'!P41,'漁業生產量值-漁業種類別魚類別生產量值9'!D41,'漁業生產量值-漁業種類別魚類別生產量值9'!F41,'漁業生產量值-漁業種類別魚類別生產量值9'!H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2,K42,M42,O42,'漁業生產量值-漁業種類別魚類別生產量值8'!C42,'漁業生產量值-漁業種類別魚類別生產量值8'!E42,'漁業生產量值-漁業種類別魚類別生產量值8'!G42,'漁業生產量值-漁業種類別魚類別生產量值8'!I42,'漁業生產量值-漁業種類別魚類別生產量值8'!K42,'漁業生產量值-漁業種類別魚類別生產量值8'!M42,'漁業生產量值-漁業種類別魚類別生產量值8'!O42,'漁業生產量值-漁業種類別魚類別生產量值9'!C42,'漁業生產量值-漁業種類別魚類別生產量值9'!E42,'漁業生產量值-漁業種類別魚類別生產量值9'!G42)=0,&quot;-&quot;,SUM(I42,K42,M42,O42,'漁業生產量值-漁業種類別魚類別生產量值8'!C42,'漁業生產量值-漁業種類別魚類別生產量值8'!E42,'漁業生產量值-漁業種類別魚類別生產量值8'!G42,'漁業生產量值-漁業種類別魚類別生產量值8'!I42,'漁業生產量值-漁業種類別魚類別生產量值8'!K42,'漁業生產量值-漁業種類別魚類別生產量值8'!M42,'漁業生產量值-漁業種類別魚類別生產量值8'!O42,'漁業生產量值-漁業種類別魚類別生產量值9'!C42,'漁業生產量值-漁業種類別魚類別生產量值9'!E42,'漁業生產量值-漁業種類別魚類別生產量值9'!G42))" table:style-name="ce55">
            <text:p>-</text:p>
          </table:table-cell>
          <table:table-cell office:value-type="string" office:string-value="-" table:formula="msoxl:=  IF(SUM(J42,L42,N42,P42,'漁業生產量值-漁業種類別魚類別生產量值8'!D42,'漁業生產量值-漁業種類別魚類別生產量值8'!F42,'漁業生產量值-漁業種類別魚類別生產量值8'!H42,'漁業生產量值-漁業種類別魚類別生產量值8'!J42,'漁業生產量值-漁業種類別魚類別生產量值8'!L42,'漁業生產量值-漁業種類別魚類別生產量值8'!N42,'漁業生產量值-漁業種類別魚類別生產量值8'!P42,'漁業生產量值-漁業種類別魚類別生產量值9'!D42,'漁業生產量值-漁業種類別魚類別生產量值9'!F42,'漁業生產量值-漁業種類別魚類別生產量值9'!H42)=0,&quot;-&quot;,SUM(J42,L42,N42,P42,'漁業生產量值-漁業種類別魚類別生產量值8'!D42,'漁業生產量值-漁業種類別魚類別生產量值8'!F42,'漁業生產量值-漁業種類別魚類別生產量值8'!H42,'漁業生產量值-漁業種類別魚類別生產量值8'!J42,'漁業生產量值-漁業種類別魚類別生產量值8'!L42,'漁業生產量值-漁業種類別魚類別生產量值8'!N42,'漁業生產量值-漁業種類別魚類別生產量值8'!P42,'漁業生產量值-漁業種類別魚類別生產量值9'!D42,'漁業生產量值-漁業種類別魚類別生產量值9'!F42,'漁業生產量值-漁業種類別魚類別生產量值9'!H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float" office:value="148.95670000000001" table:style-name="ce55">
            <text:p>149<text:s/></text:p>
          </table:table-cell>
          <table:table-cell office:value-type="float" office:value="17623.422900000001" table:style-name="ce55">
            <text:p>17,623<text:s/></text:p>
          </table:table-cell>
          <table:table-cell office:value-type="float" office:value="675.99670000000003" table:style-name="ce55">
            <text:p>676<text:s/></text:p>
          </table:table-cell>
          <table:table-cell office:value-type="float" office:value="113669.72156000001" table:style-name="ce55">
            <text:p>113,670<text:s/></text:p>
          </table:table-cell>
          <table:table-cell office:value-type="string" office:string-value="-" table:formula="msoxl:=  IF(SUM(I43,K43,M43,O43,'漁業生產量值-漁業種類別魚類別生產量值8'!C43,'漁業生產量值-漁業種類別魚類別生產量值8'!E43,'漁業生產量值-漁業種類別魚類別生產量值8'!G43,'漁業生產量值-漁業種類別魚類別生產量值8'!I43,'漁業生產量值-漁業種類別魚類別生產量值8'!K43,'漁業生產量值-漁業種類別魚類別生產量值8'!M43,'漁業生產量值-漁業種類別魚類別生產量值8'!O43,'漁業生產量值-漁業種類別魚類別生產量值9'!C43,'漁業生產量值-漁業種類別魚類別生產量值9'!E43,'漁業生產量值-漁業種類別魚類別生產量值9'!G43)=0,&quot;-&quot;,SUM(I43,K43,M43,O43,'漁業生產量值-漁業種類別魚類別生產量值8'!C43,'漁業生產量值-漁業種類別魚類別生產量值8'!E43,'漁業生產量值-漁業種類別魚類別生產量值8'!G43,'漁業生產量值-漁業種類別魚類別生產量值8'!I43,'漁業生產量值-漁業種類別魚類別生產量值8'!K43,'漁業生產量值-漁業種類別魚類別生產量值8'!M43,'漁業生產量值-漁業種類別魚類別生產量值8'!O43,'漁業生產量值-漁業種類別魚類別生產量值9'!C43,'漁業生產量值-漁業種類別魚類別生產量值9'!E43,'漁業生產量值-漁業種類別魚類別生產量值9'!G43))" table:style-name="ce55">
            <text:p>-</text:p>
          </table:table-cell>
          <table:table-cell office:value-type="string" office:string-value="-" table:formula="msoxl:=  IF(SUM(J43,L43,N43,P43,'漁業生產量值-漁業種類別魚類別生產量值8'!D43,'漁業生產量值-漁業種類別魚類別生產量值8'!F43,'漁業生產量值-漁業種類別魚類別生產量值8'!H43,'漁業生產量值-漁業種類別魚類別生產量值8'!J43,'漁業生產量值-漁業種類別魚類別生產量值8'!L43,'漁業生產量值-漁業種類別魚類別生產量值8'!N43,'漁業生產量值-漁業種類別魚類別生產量值8'!P43,'漁業生產量值-漁業種類別魚類別生產量值9'!D43,'漁業生產量值-漁業種類別魚類別生產量值9'!F43,'漁業生產量值-漁業種類別魚類別生產量值9'!H43)=0,&quot;-&quot;,SUM(J43,L43,N43,P43,'漁業生產量值-漁業種類別魚類別生產量值8'!D43,'漁業生產量值-漁業種類別魚類別生產量值8'!F43,'漁業生產量值-漁業種類別魚類別生產量值8'!H43,'漁業生產量值-漁業種類別魚類別生產量值8'!J43,'漁業生產量值-漁業種類別魚類別生產量值8'!L43,'漁業生產量值-漁業種類別魚類別生產量值8'!N43,'漁業生產量值-漁業種類別魚類別生產量值8'!P43,'漁業生產量值-漁業種類別魚類別生產量值9'!D43,'漁業生產量值-漁業種類別魚類別生產量值9'!F43,'漁業生產量值-漁業種類別魚類別生產量值9'!H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4,K44,M44,O44,'漁業生產量值-漁業種類別魚類別生產量值8'!C44,'漁業生產量值-漁業種類別魚類別生產量值8'!E44,'漁業生產量值-漁業種類別魚類別生產量值8'!G44,'漁業生產量值-漁業種類別魚類別生產量值8'!I44,'漁業生產量值-漁業種類別魚類別生產量值8'!K44,'漁業生產量值-漁業種類別魚類別生產量值8'!M44,'漁業生產量值-漁業種類別魚類別生產量值8'!O44,'漁業生產量值-漁業種類別魚類別生產量值9'!C44,'漁業生產量值-漁業種類別魚類別生產量值9'!E44,'漁業生產量值-漁業種類別魚類別生產量值9'!G44)=0,&quot;-&quot;,SUM(I44,K44,M44,O44,'漁業生產量值-漁業種類別魚類別生產量值8'!C44,'漁業生產量值-漁業種類別魚類別生產量值8'!E44,'漁業生產量值-漁業種類別魚類別生產量值8'!G44,'漁業生產量值-漁業種類別魚類別生產量值8'!I44,'漁業生產量值-漁業種類別魚類別生產量值8'!K44,'漁業生產量值-漁業種類別魚類別生產量值8'!M44,'漁業生產量值-漁業種類別魚類別生產量值8'!O44,'漁業生產量值-漁業種類別魚類別生產量值9'!C44,'漁業生產量值-漁業種類別魚類別生產量值9'!E44,'漁業生產量值-漁業種類別魚類別生產量值9'!G44))" table:style-name="ce55">
            <text:p>-</text:p>
          </table:table-cell>
          <table:table-cell office:value-type="string" office:string-value="-" table:formula="msoxl:=  IF(SUM(J44,L44,N44,P44,'漁業生產量值-漁業種類別魚類別生產量值8'!D44,'漁業生產量值-漁業種類別魚類別生產量值8'!F44,'漁業生產量值-漁業種類別魚類別生產量值8'!H44,'漁業生產量值-漁業種類別魚類別生產量值8'!J44,'漁業生產量值-漁業種類別魚類別生產量值8'!L44,'漁業生產量值-漁業種類別魚類別生產量值8'!N44,'漁業生產量值-漁業種類別魚類別生產量值8'!P44,'漁業生產量值-漁業種類別魚類別生產量值9'!D44,'漁業生產量值-漁業種類別魚類別生產量值9'!F44,'漁業生產量值-漁業種類別魚類別生產量值9'!H44)=0,&quot;-&quot;,SUM(J44,L44,N44,P44,'漁業生產量值-漁業種類別魚類別生產量值8'!D44,'漁業生產量值-漁業種類別魚類別生產量值8'!F44,'漁業生產量值-漁業種類別魚類別生產量值8'!H44,'漁業生產量值-漁業種類別魚類別生產量值8'!J44,'漁業生產量值-漁業種類別魚類別生產量值8'!L44,'漁業生產量值-漁業種類別魚類別生產量值8'!N44,'漁業生產量值-漁業種類別魚類別生產量值8'!P44,'漁業生產量值-漁業種類別魚類別生產量值9'!D44,'漁業生產量值-漁業種類別魚類別生產量值9'!F44,'漁業生產量值-漁業種類別魚類別生產量值9'!H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5,K45,M45,O45,'漁業生產量值-漁業種類別魚類別生產量值8'!C45,'漁業生產量值-漁業種類別魚類別生產量值8'!E45,'漁業生產量值-漁業種類別魚類別生產量值8'!G45,'漁業生產量值-漁業種類別魚類別生產量值8'!I45,'漁業生產量值-漁業種類別魚類別生產量值8'!K45,'漁業生產量值-漁業種類別魚類別生產量值8'!M45,'漁業生產量值-漁業種類別魚類別生產量值8'!O45,'漁業生產量值-漁業種類別魚類別生產量值9'!C45,'漁業生產量值-漁業種類別魚類別生產量值9'!E45,'漁業生產量值-漁業種類別魚類別生產量值9'!G45)=0,&quot;-&quot;,SUM(I45,K45,M45,O45,'漁業生產量值-漁業種類別魚類別生產量值8'!C45,'漁業生產量值-漁業種類別魚類別生產量值8'!E45,'漁業生產量值-漁業種類別魚類別生產量值8'!G45,'漁業生產量值-漁業種類別魚類別生產量值8'!I45,'漁業生產量值-漁業種類別魚類別生產量值8'!K45,'漁業生產量值-漁業種類別魚類別生產量值8'!M45,'漁業生產量值-漁業種類別魚類別生產量值8'!O45,'漁業生產量值-漁業種類別魚類別生產量值9'!C45,'漁業生產量值-漁業種類別魚類別生產量值9'!E45,'漁業生產量值-漁業種類別魚類別生產量值9'!G45))" table:style-name="ce55">
            <text:p>-</text:p>
          </table:table-cell>
          <table:table-cell office:value-type="string" office:string-value="-" table:formula="msoxl:=  IF(SUM(J45,L45,N45,P45,'漁業生產量值-漁業種類別魚類別生產量值8'!D45,'漁業生產量值-漁業種類別魚類別生產量值8'!F45,'漁業生產量值-漁業種類別魚類別生產量值8'!H45,'漁業生產量值-漁業種類別魚類別生產量值8'!J45,'漁業生產量值-漁業種類別魚類別生產量值8'!L45,'漁業生產量值-漁業種類別魚類別生產量值8'!N45,'漁業生產量值-漁業種類別魚類別生產量值8'!P45,'漁業生產量值-漁業種類別魚類別生產量值9'!D45,'漁業生產量值-漁業種類別魚類別生產量值9'!F45,'漁業生產量值-漁業種類別魚類別生產量值9'!H45)=0,&quot;-&quot;,SUM(J45,L45,N45,P45,'漁業生產量值-漁業種類別魚類別生產量值8'!D45,'漁業生產量值-漁業種類別魚類別生產量值8'!F45,'漁業生產量值-漁業種類別魚類別生產量值8'!H45,'漁業生產量值-漁業種類別魚類別生產量值8'!J45,'漁業生產量值-漁業種類別魚類別生產量值8'!L45,'漁業生產量值-漁業種類別魚類別生產量值8'!N45,'漁業生產量值-漁業種類別魚類別生產量值8'!P45,'漁業生產量值-漁業種類別魚類別生產量值9'!D45,'漁業生產量值-漁業種類別魚類別生產量值9'!F45,'漁業生產量值-漁業種類別魚類別生產量值9'!H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6,K46,M46,O46,'漁業生產量值-漁業種類別魚類別生產量值8'!C46,'漁業生產量值-漁業種類別魚類別生產量值8'!E46,'漁業生產量值-漁業種類別魚類別生產量值8'!G46,'漁業生產量值-漁業種類別魚類別生產量值8'!I46,'漁業生產量值-漁業種類別魚類別生產量值8'!K46,'漁業生產量值-漁業種類別魚類別生產量值8'!M46,'漁業生產量值-漁業種類別魚類別生產量值8'!O46,'漁業生產量值-漁業種類別魚類別生產量值9'!C46,'漁業生產量值-漁業種類別魚類別生產量值9'!E46,'漁業生產量值-漁業種類別魚類別生產量值9'!G46)=0,&quot;-&quot;,SUM(I46,K46,M46,O46,'漁業生產量值-漁業種類別魚類別生產量值8'!C46,'漁業生產量值-漁業種類別魚類別生產量值8'!E46,'漁業生產量值-漁業種類別魚類別生產量值8'!G46,'漁業生產量值-漁業種類別魚類別生產量值8'!I46,'漁業生產量值-漁業種類別魚類別生產量值8'!K46,'漁業生產量值-漁業種類別魚類別生產量值8'!M46,'漁業生產量值-漁業種類別魚類別生產量值8'!O46,'漁業生產量值-漁業種類別魚類別生產量值9'!C46,'漁業生產量值-漁業種類別魚類別生產量值9'!E46,'漁業生產量值-漁業種類別魚類別生產量值9'!G46))" table:style-name="ce55">
            <text:p>-</text:p>
          </table:table-cell>
          <table:table-cell office:value-type="string" office:string-value="-" table:formula="msoxl:=  IF(SUM(J46,L46,N46,P46,'漁業生產量值-漁業種類別魚類別生產量值8'!D46,'漁業生產量值-漁業種類別魚類別生產量值8'!F46,'漁業生產量值-漁業種類別魚類別生產量值8'!H46,'漁業生產量值-漁業種類別魚類別生產量值8'!J46,'漁業生產量值-漁業種類別魚類別生產量值8'!L46,'漁業生產量值-漁業種類別魚類別生產量值8'!N46,'漁業生產量值-漁業種類別魚類別生產量值8'!P46,'漁業生產量值-漁業種類別魚類別生產量值9'!D46,'漁業生產量值-漁業種類別魚類別生產量值9'!F46,'漁業生產量值-漁業種類別魚類別生產量值9'!H46)=0,&quot;-&quot;,SUM(J46,L46,N46,P46,'漁業生產量值-漁業種類別魚類別生產量值8'!D46,'漁業生產量值-漁業種類別魚類別生產量值8'!F46,'漁業生產量值-漁業種類別魚類別生產量值8'!H46,'漁業生產量值-漁業種類別魚類別生產量值8'!J46,'漁業生產量值-漁業種類別魚類別生產量值8'!L46,'漁業生產量值-漁業種類別魚類別生產量值8'!N46,'漁業生產量值-漁業種類別魚類別生產量值8'!P46,'漁業生產量值-漁業種類別魚類別生產量值9'!D46,'漁業生產量值-漁業種類別魚類別生產量值9'!F46,'漁業生產量值-漁業種類別魚類別生產量值9'!H4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43.25506999999999" table:formula="msoxl:=  IF(SUM(I47,K47,M47,O47,'漁業生產量值-漁業種類別魚類別生產量值8'!C47,'漁業生產量值-漁業種類別魚類別生產量值8'!E47,'漁業生產量值-漁業種類別魚類別生產量值8'!G47,'漁業生產量值-漁業種類別魚類別生產量值8'!I47,'漁業生產量值-漁業種類別魚類別生產量值8'!K47,'漁業生產量值-漁業種類別魚類別生產量值8'!M47,'漁業生產量值-漁業種類別魚類別生產量值8'!O47,'漁業生產量值-漁業種類別魚類別生產量值9'!C47,'漁業生產量值-漁業種類別魚類別生產量值9'!E47,'漁業生產量值-漁業種類別魚類別生產量值9'!G47)=0,&quot;-&quot;,SUM(I47,K47,M47,O47,'漁業生產量值-漁業種類別魚類別生產量值8'!C47,'漁業生產量值-漁業種類別魚類別生產量值8'!E47,'漁業生產量值-漁業種類別魚類別生產量值8'!G47,'漁業生產量值-漁業種類別魚類別生產量值8'!I47,'漁業生產量值-漁業種類別魚類別生產量值8'!K47,'漁業生產量值-漁業種類別魚類別生產量值8'!M47,'漁業生產量值-漁業種類別魚類別生產量值8'!O47,'漁業生產量值-漁業種類別魚類別生產量值9'!C47,'漁業生產量值-漁業種類別魚類別生產量值9'!E47,'漁業生產量值-漁業種類別魚類別生產量值9'!G47))" table:style-name="ce55">
            <text:p>143<text:s/></text:p>
          </table:table-cell>
          <table:table-cell office:value-type="float" office:value="11277.67503" table:formula="msoxl:=  IF(SUM(J47,L47,N47,P47,'漁業生產量值-漁業種類別魚類別生產量值8'!D47,'漁業生產量值-漁業種類別魚類別生產量值8'!F47,'漁業生產量值-漁業種類別魚類別生產量值8'!H47,'漁業生產量值-漁業種類別魚類別生產量值8'!J47,'漁業生產量值-漁業種類別魚類別生產量值8'!L47,'漁業生產量值-漁業種類別魚類別生產量值8'!N47,'漁業生產量值-漁業種類別魚類別生產量值8'!P47,'漁業生產量值-漁業種類別魚類別生產量值9'!D47,'漁業生產量值-漁業種類別魚類別生產量值9'!F47,'漁業生產量值-漁業種類別魚類別生產量值9'!H47)=0,&quot;-&quot;,SUM(J47,L47,N47,P47,'漁業生產量值-漁業種類別魚類別生產量值8'!D47,'漁業生產量值-漁業種類別魚類別生產量值8'!F47,'漁業生產量值-漁業種類別魚類別生產量值8'!H47,'漁業生產量值-漁業種類別魚類別生產量值8'!J47,'漁業生產量值-漁業種類別魚類別生產量值8'!L47,'漁業生產量值-漁業種類別魚類別生產量值8'!N47,'漁業生產量值-漁業種類別魚類別生產量值8'!P47,'漁業生產量值-漁業種類別魚類別生產量值9'!D47,'漁業生產量值-漁業種類別魚類別生產量值9'!F47,'漁業生產量值-漁業種類別魚類別生產量值9'!H47))" table:style-name="ce55">
            <text:p>11,278<text:s/></text:p>
          </table:table-cell>
          <table:table-cell office:value-type="float" office:value="101.64376" table:style-name="ce55">
            <text:p>102<text:s/></text:p>
          </table:table-cell>
          <table:table-cell office:value-type="float" office:value="3360.3410800000001" table:style-name="ce55">
            <text:p>3,360<text:s/></text:p>
          </table:table-cell>
          <table:table-cell office:value-type="float" office:value="3.6549999999999998" table:style-name="ce55">
            <text:p>4<text:s/></text:p>
          </table:table-cell>
          <table:table-cell office:value-type="float" office:value="312.55" table:style-name="ce55">
            <text:p>313<text:s/></text:p>
          </table:table-cell>
          <table:table-cell office:value-type="float" office:value="1.863" table:style-name="ce55">
            <text:p>2<text:s/></text:p>
          </table:table-cell>
          <table:table-cell office:value-type="float" office:value="372.6" table:style-name="ce55">
            <text:p>37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5.795490000000001" table:formula="msoxl:=  IF(SUM(I48,K48,M48,O48,'漁業生產量值-漁業種類別魚類別生產量值8'!C48,'漁業生產量值-漁業種類別魚類別生產量值8'!E48,'漁業生產量值-漁業種類別魚類別生產量值8'!G48,'漁業生產量值-漁業種類別魚類別生產量值8'!I48,'漁業生產量值-漁業種類別魚類別生產量值8'!K48,'漁業生產量值-漁業種類別魚類別生產量值8'!M48,'漁業生產量值-漁業種類別魚類別生產量值8'!O48,'漁業生產量值-漁業種類別魚類別生產量值9'!C48,'漁業生產量值-漁業種類別魚類別生產量值9'!E48,'漁業生產量值-漁業種類別魚類別生產量值9'!G48)=0,&quot;-&quot;,SUM(I48,K48,M48,O48,'漁業生產量值-漁業種類別魚類別生產量值8'!C48,'漁業生產量值-漁業種類別魚類別生產量值8'!E48,'漁業生產量值-漁業種類別魚類別生產量值8'!G48,'漁業生產量值-漁業種類別魚類別生產量值8'!I48,'漁業生產量值-漁業種類別魚類別生產量值8'!K48,'漁業生產量值-漁業種類別魚類別生產量值8'!M48,'漁業生產量值-漁業種類別魚類別生產量值8'!O48,'漁業生產量值-漁業種類別魚類別生產量值9'!C48,'漁業生產量值-漁業種類別魚類別生產量值9'!E48,'漁業生產量值-漁業種類別魚類別生產量值9'!G48))" table:style-name="ce55">
            <text:p>56<text:s/></text:p>
          </table:table-cell>
          <table:table-cell office:value-type="float" office:value="10163.172280000001" table:formula="msoxl:=  IF(SUM(J48,L48,N48,P48,'漁業生產量值-漁業種類別魚類別生產量值8'!D48,'漁業生產量值-漁業種類別魚類別生產量值8'!F48,'漁業生產量值-漁業種類別魚類別生產量值8'!H48,'漁業生產量值-漁業種類別魚類別生產量值8'!J48,'漁業生產量值-漁業種類別魚類別生產量值8'!L48,'漁業生產量值-漁業種類別魚類別生產量值8'!N48,'漁業生產量值-漁業種類別魚類別生產量值8'!P48,'漁業生產量值-漁業種類別魚類別生產量值9'!D48,'漁業生產量值-漁業種類別魚類別生產量值9'!F48,'漁業生產量值-漁業種類別魚類別生產量值9'!H48)=0,&quot;-&quot;,SUM(J48,L48,N48,P48,'漁業生產量值-漁業種類別魚類別生產量值8'!D48,'漁業生產量值-漁業種類別魚類別生產量值8'!F48,'漁業生產量值-漁業種類別魚類別生產量值8'!H48,'漁業生產量值-漁業種類別魚類別生產量值8'!J48,'漁業生產量值-漁業種類別魚類別生產量值8'!L48,'漁業生產量值-漁業種類別魚類別生產量值8'!N48,'漁業生產量值-漁業種類別魚類別生產量值8'!P48,'漁業生產量值-漁業種類別魚類別生產量值9'!D48,'漁業生產量值-漁業種類別魚類別生產量值9'!F48,'漁業生產量值-漁業種類別魚類別生產量值9'!H48))" table:style-name="ce55">
            <text:p>10,163<text:s/></text:p>
          </table:table-cell>
          <table:table-cell office:value-type="float" office:value="12.58713" table:style-name="ce55">
            <text:p>13<text:s/></text:p>
          </table:table-cell>
          <table:table-cell office:value-type="float" office:value="1259.9752900000001" table:style-name="ce55">
            <text:p>1,260<text:s/></text:p>
          </table:table-cell>
          <table:table-cell office:value-type="float" office:value="1.3" table:style-name="ce55">
            <text:p>1<text:s/></text:p>
          </table:table-cell>
          <table:table-cell office:value-type="float" office:value="57.2" table:style-name="ce55">
            <text:p>57<text:s/></text:p>
          </table:table-cell>
          <table:table-cell office:value-type="float" office:value="15.878" table:style-name="ce55">
            <text:p>16<text:s/></text:p>
          </table:table-cell>
          <table:table-cell office:value-type="float" office:value="622.18100000000004" table:style-name="ce55">
            <text:p>62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21.66000000000001" table:formula="msoxl:=  IF(SUM(I49,K49,M49,O49,'漁業生產量值-漁業種類別魚類別生產量值8'!C49,'漁業生產量值-漁業種類別魚類別生產量值8'!E49,'漁業生產量值-漁業種類別魚類別生產量值8'!G49,'漁業生產量值-漁業種類別魚類別生產量值8'!I49,'漁業生產量值-漁業種類別魚類別生產量值8'!K49,'漁業生產量值-漁業種類別魚類別生產量值8'!M49,'漁業生產量值-漁業種類別魚類別生產量值8'!O49,'漁業生產量值-漁業種類別魚類別生產量值9'!C49,'漁業生產量值-漁業種類別魚類別生產量值9'!E49,'漁業生產量值-漁業種類別魚類別生產量值9'!G49)=0,&quot;-&quot;,SUM(I49,K49,M49,O49,'漁業生產量值-漁業種類別魚類別生產量值8'!C49,'漁業生產量值-漁業種類別魚類別生產量值8'!E49,'漁業生產量值-漁業種類別魚類別生產量值8'!G49,'漁業生產量值-漁業種類別魚類別生產量值8'!I49,'漁業生產量值-漁業種類別魚類別生產量值8'!K49,'漁業生產量值-漁業種類別魚類別生產量值8'!M49,'漁業生產量值-漁業種類別魚類別生產量值8'!O49,'漁業生產量值-漁業種類別魚類別生產量值9'!C49,'漁業生產量值-漁業種類別魚類別生產量值9'!E49,'漁業生產量值-漁業種類別魚類別生產量值9'!G49))" table:style-name="ce55">
            <text:p>122<text:s/></text:p>
          </table:table-cell>
          <table:table-cell office:value-type="float" office:value="9379.3862999999983" table:formula="msoxl:=  IF(SUM(J49,L49,N49,P49,'漁業生產量值-漁業種類別魚類別生產量值8'!D49,'漁業生產量值-漁業種類別魚類別生產量值8'!F49,'漁業生產量值-漁業種類別魚類別生產量值8'!H49,'漁業生產量值-漁業種類別魚類別生產量值8'!J49,'漁業生產量值-漁業種類別魚類別生產量值8'!L49,'漁業生產量值-漁業種類別魚類別生產量值8'!N49,'漁業生產量值-漁業種類別魚類別生產量值8'!P49,'漁業生產量值-漁業種類別魚類別生產量值9'!D49,'漁業生產量值-漁業種類別魚類別生產量值9'!F49,'漁業生產量值-漁業種類別魚類別生產量值9'!H49)=0,&quot;-&quot;,SUM(J49,L49,N49,P49,'漁業生產量值-漁業種類別魚類別生產量值8'!D49,'漁業生產量值-漁業種類別魚類別生產量值8'!F49,'漁業生產量值-漁業種類別魚類別生產量值8'!H49,'漁業生產量值-漁業種類別魚類別生產量值8'!J49,'漁業生產量值-漁業種類別魚類別生產量值8'!L49,'漁業生產量值-漁業種類別魚類別生產量值8'!N49,'漁業生產量值-漁業種類別魚類別生產量值8'!P49,'漁業生產量值-漁業種類別魚類別生產量值9'!D49,'漁業生產量值-漁業種類別魚類別生產量值9'!F49,'漁業生產量值-漁業種類別魚類別生產量值9'!H49))" table:style-name="ce55">
            <text:p>9,37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5.575000000000003" table:style-name="ce55">
            <text:p>76<text:s/></text:p>
          </table:table-cell>
          <table:table-cell office:value-type="float" office:value="4071.2125000000001" table:style-name="ce55">
            <text:p>4,071<text:s/></text:p>
          </table:table-cell>
          <table:table-cell office:value-type="float" office:value="8.7065000000000001" table:style-name="ce55">
            <text:p>9<text:s/></text:p>
          </table:table-cell>
          <table:table-cell office:value-type="float" office:value="679.60159999999996" table:style-name="ce55">
            <text:p>68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0,K50,M50,O50,'漁業生產量值-漁業種類別魚類別生產量值8'!C50,'漁業生產量值-漁業種類別魚類別生產量值8'!E50,'漁業生產量值-漁業種類別魚類別生產量值8'!G50,'漁業生產量值-漁業種類別魚類別生產量值8'!I50,'漁業生產量值-漁業種類別魚類別生產量值8'!K50,'漁業生產量值-漁業種類別魚類別生產量值8'!M50,'漁業生產量值-漁業種類別魚類別生產量值8'!O50,'漁業生產量值-漁業種類別魚類別生產量值9'!C50,'漁業生產量值-漁業種類別魚類別生產量值9'!E50,'漁業生產量值-漁業種類別魚類別生產量值9'!G50)=0,&quot;-&quot;,SUM(I50,K50,M50,O50,'漁業生產量值-漁業種類別魚類別生產量值8'!C50,'漁業生產量值-漁業種類別魚類別生產量值8'!E50,'漁業生產量值-漁業種類別魚類別生產量值8'!G50,'漁業生產量值-漁業種類別魚類別生產量值8'!I50,'漁業生產量值-漁業種類別魚類別生產量值8'!K50,'漁業生產量值-漁業種類別魚類別生產量值8'!M50,'漁業生產量值-漁業種類別魚類別生產量值8'!O50,'漁業生產量值-漁業種類別魚類別生產量值9'!C50,'漁業生產量值-漁業種類別魚類別生產量值9'!E50,'漁業生產量值-漁業種類別魚類別生產量值9'!G50))" table:style-name="ce55">
            <text:p>-</text:p>
          </table:table-cell>
          <table:table-cell office:value-type="string" office:string-value="-" table:formula="msoxl:=  IF(SUM(J50,L50,N50,P50,'漁業生產量值-漁業種類別魚類別生產量值8'!D50,'漁業生產量值-漁業種類別魚類別生產量值8'!F50,'漁業生產量值-漁業種類別魚類別生產量值8'!H50,'漁業生產量值-漁業種類別魚類別生產量值8'!J50,'漁業生產量值-漁業種類別魚類別生產量值8'!L50,'漁業生產量值-漁業種類別魚類別生產量值8'!N50,'漁業生產量值-漁業種類別魚類別生產量值8'!P50,'漁業生產量值-漁業種類別魚類別生產量值9'!D50,'漁業生產量值-漁業種類別魚類別生產量值9'!F50,'漁業生產量值-漁業種類別魚類別生產量值9'!H50)=0,&quot;-&quot;,SUM(J50,L50,N50,P50,'漁業生產量值-漁業種類別魚類別生產量值8'!D50,'漁業生產量值-漁業種類別魚類別生產量值8'!F50,'漁業生產量值-漁業種類別魚類別生產量值8'!H50,'漁業生產量值-漁業種類別魚類別生產量值8'!J50,'漁業生產量值-漁業種類別魚類別生產量值8'!L50,'漁業生產量值-漁業種類別魚類別生產量值8'!N50,'漁業生產量值-漁業種類別魚類別生產量值8'!P50,'漁業生產量值-漁業種類別魚類別生產量值9'!D50,'漁業生產量值-漁業種類別魚類別生產量值9'!F50,'漁業生產量值-漁業種類別魚類別生產量值9'!H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3.12" table:formula="msoxl:=  IF(SUM(I51,K51,M51,O51,'漁業生產量值-漁業種類別魚類別生產量值8'!C51,'漁業生產量值-漁業種類別魚類別生產量值8'!E51,'漁業生產量值-漁業種類別魚類別生產量值8'!G51,'漁業生產量值-漁業種類別魚類別生產量值8'!I51,'漁業生產量值-漁業種類別魚類別生產量值8'!K51,'漁業生產量值-漁業種類別魚類別生產量值8'!M51,'漁業生產量值-漁業種類別魚類別生產量值8'!O51,'漁業生產量值-漁業種類別魚類別生產量值9'!C51,'漁業生產量值-漁業種類別魚類別生產量值9'!E51,'漁業生產量值-漁業種類別魚類別生產量值9'!G51)=0,&quot;-&quot;,SUM(I51,K51,M51,O51,'漁業生產量值-漁業種類別魚類別生產量值8'!C51,'漁業生產量值-漁業種類別魚類別生產量值8'!E51,'漁業生產量值-漁業種類別魚類別生產量值8'!G51,'漁業生產量值-漁業種類別魚類別生產量值8'!I51,'漁業生產量值-漁業種類別魚類別生產量值8'!K51,'漁業生產量值-漁業種類別魚類別生產量值8'!M51,'漁業生產量值-漁業種類別魚類別生產量值8'!O51,'漁業生產量值-漁業種類別魚類別生產量值9'!C51,'漁業生產量值-漁業種類別魚類別生產量值9'!E51,'漁業生產量值-漁業種類別魚類別生產量值9'!G51))" table:style-name="ce55">
            <text:p>23<text:s/></text:p>
          </table:table-cell>
          <table:table-cell office:value-type="float" office:value="867" table:formula="msoxl:=  IF(SUM(J51,L51,N51,P51,'漁業生產量值-漁業種類別魚類別生產量值8'!D51,'漁業生產量值-漁業種類別魚類別生產量值8'!F51,'漁業生產量值-漁業種類別魚類別生產量值8'!H51,'漁業生產量值-漁業種類別魚類別生產量值8'!J51,'漁業生產量值-漁業種類別魚類別生產量值8'!L51,'漁業生產量值-漁業種類別魚類別生產量值8'!N51,'漁業生產量值-漁業種類別魚類別生產量值8'!P51,'漁業生產量值-漁業種類別魚類別生產量值9'!D51,'漁業生產量值-漁業種類別魚類別生產量值9'!F51,'漁業生產量值-漁業種類別魚類別生產量值9'!H51)=0,&quot;-&quot;,SUM(J51,L51,N51,P51,'漁業生產量值-漁業種類別魚類別生產量值8'!D51,'漁業生產量值-漁業種類別魚類別生產量值8'!F51,'漁業生產量值-漁業種類別魚類別生產量值8'!H51,'漁業生產量值-漁業種類別魚類別生產量值8'!J51,'漁業生產量值-漁業種類別魚類別生產量值8'!L51,'漁業生產量值-漁業種類別魚類別生產量值8'!N51,'漁業生產量值-漁業種類別魚類別生產量值8'!P51,'漁業生產量值-漁業種類別魚類別生產量值9'!D51,'漁業生產量值-漁業種類別魚類別生產量值9'!F51,'漁業生產量值-漁業種類別魚類別生產量值9'!H51))" table:style-name="ce55">
            <text:p>86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3.12" table:style-name="ce55">
            <text:p>23<text:s/></text:p>
          </table:table-cell>
          <table:table-cell office:value-type="float" office:value="867" table:style-name="ce55">
            <text:p>86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2,K52,M52,O52,'漁業生產量值-漁業種類別魚類別生產量值8'!C52,'漁業生產量值-漁業種類別魚類別生產量值8'!E52,'漁業生產量值-漁業種類別魚類別生產量值8'!G52,'漁業生產量值-漁業種類別魚類別生產量值8'!I52,'漁業生產量值-漁業種類別魚類別生產量值8'!K52,'漁業生產量值-漁業種類別魚類別生產量值8'!M52,'漁業生產量值-漁業種類別魚類別生產量值8'!O52,'漁業生產量值-漁業種類別魚類別生產量值9'!C52,'漁業生產量值-漁業種類別魚類別生產量值9'!E52,'漁業生產量值-漁業種類別魚類別生產量值9'!G52)=0,&quot;-&quot;,SUM(I52,K52,M52,O52,'漁業生產量值-漁業種類別魚類別生產量值8'!C52,'漁業生產量值-漁業種類別魚類別生產量值8'!E52,'漁業生產量值-漁業種類別魚類別生產量值8'!G52,'漁業生產量值-漁業種類別魚類別生產量值8'!I52,'漁業生產量值-漁業種類別魚類別生產量值8'!K52,'漁業生產量值-漁業種類別魚類別生產量值8'!M52,'漁業生產量值-漁業種類別魚類別生產量值8'!O52,'漁業生產量值-漁業種類別魚類別生產量值9'!C52,'漁業生產量值-漁業種類別魚類別生產量值9'!E52,'漁業生產量值-漁業種類別魚類別生產量值9'!G52))" table:style-name="ce55">
            <text:p>-</text:p>
          </table:table-cell>
          <table:table-cell office:value-type="string" office:string-value="-" table:formula="msoxl:=  IF(SUM(J52,L52,N52,P52,'漁業生產量值-漁業種類別魚類別生產量值8'!D52,'漁業生產量值-漁業種類別魚類別生產量值8'!F52,'漁業生產量值-漁業種類別魚類別生產量值8'!H52,'漁業生產量值-漁業種類別魚類別生產量值8'!J52,'漁業生產量值-漁業種類別魚類別生產量值8'!L52,'漁業生產量值-漁業種類別魚類別生產量值8'!N52,'漁業生產量值-漁業種類別魚類別生產量值8'!P52,'漁業生產量值-漁業種類別魚類別生產量值9'!D52,'漁業生產量值-漁業種類別魚類別生產量值9'!F52,'漁業生產量值-漁業種類別魚類別生產量值9'!H52)=0,&quot;-&quot;,SUM(J52,L52,N52,P52,'漁業生產量值-漁業種類別魚類別生產量值8'!D52,'漁業生產量值-漁業種類別魚類別生產量值8'!F52,'漁業生產量值-漁業種類別魚類別生產量值8'!H52,'漁業生產量值-漁業種類別魚類別生產量值8'!J52,'漁業生產量值-漁業種類別魚類別生產量值8'!L52,'漁業生產量值-漁業種類別魚類別生產量值8'!N52,'漁業生產量值-漁業種類別魚類別生產量值8'!P52,'漁業生產量值-漁業種類別魚類別生產量值9'!D52,'漁業生產量值-漁業種類別魚類別生產量值9'!F52,'漁業生產量值-漁業種類別魚類別生產量值9'!H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598.16639999999995" table:formula="msoxl:=  IF(SUM(I53,K53,M53,O53,'漁業生產量值-漁業種類別魚類別生產量值8'!C53,'漁業生產量值-漁業種類別魚類別生產量值8'!E53,'漁業生產量值-漁業種類別魚類別生產量值8'!G53,'漁業生產量值-漁業種類別魚類別生產量值8'!I53,'漁業生產量值-漁業種類別魚類別生產量值8'!K53,'漁業生產量值-漁業種類別魚類別生產量值8'!M53,'漁業生產量值-漁業種類別魚類別生產量值8'!O53,'漁業生產量值-漁業種類別魚類別生產量值9'!C53,'漁業生產量值-漁業種類別魚類別生產量值9'!E53,'漁業生產量值-漁業種類別魚類別生產量值9'!G53)=0,&quot;-&quot;,SUM(I53,K53,M53,O53,'漁業生產量值-漁業種類別魚類別生產量值8'!C53,'漁業生產量值-漁業種類別魚類別生產量值8'!E53,'漁業生產量值-漁業種類別魚類別生產量值8'!G53,'漁業生產量值-漁業種類別魚類別生產量值8'!I53,'漁業生產量值-漁業種類別魚類別生產量值8'!K53,'漁業生產量值-漁業種類別魚類別生產量值8'!M53,'漁業生產量值-漁業種類別魚類別生產量值8'!O53,'漁業生產量值-漁業種類別魚類別生產量值9'!C53,'漁業生產量值-漁業種類別魚類別生產量值9'!E53,'漁業生產量值-漁業種類別魚類別生產量值9'!G53))" table:style-name="ce55">
            <text:p>598<text:s/></text:p>
          </table:table-cell>
          <table:table-cell office:value-type="float" office:value="46537.34592" table:formula="msoxl:=  IF(SUM(J53,L53,N53,P53,'漁業生產量值-漁業種類別魚類別生產量值8'!D53,'漁業生產量值-漁業種類別魚類別生產量值8'!F53,'漁業生產量值-漁業種類別魚類別生產量值8'!H53,'漁業生產量值-漁業種類別魚類別生產量值8'!J53,'漁業生產量值-漁業種類別魚類別生產量值8'!L53,'漁業生產量值-漁業種類別魚類別生產量值8'!N53,'漁業生產量值-漁業種類別魚類別生產量值8'!P53,'漁業生產量值-漁業種類別魚類別生產量值9'!D53,'漁業生產量值-漁業種類別魚類別生產量值9'!F53,'漁業生產量值-漁業種類別魚類別生產量值9'!H53)=0,&quot;-&quot;,SUM(J53,L53,N53,P53,'漁業生產量值-漁業種類別魚類別生產量值8'!D53,'漁業生產量值-漁業種類別魚類別生產量值8'!F53,'漁業生產量值-漁業種類別魚類別生產量值8'!H53,'漁業生產量值-漁業種類別魚類別生產量值8'!J53,'漁業生產量值-漁業種類別魚類別生產量值8'!L53,'漁業生產量值-漁業種類別魚類別生產量值8'!N53,'漁業生產量值-漁業種類別魚類別生產量值8'!P53,'漁業生產量值-漁業種類別魚類別生產量值9'!D53,'漁業生產量值-漁業種類別魚類別生產量值9'!F53,'漁業生產量值-漁業種類別魚類別生產量值9'!H53))" table:style-name="ce55">
            <text:p>46,537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3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5,K55,M55,O55,'漁業生產量值-漁業種類別魚類別生產量值8'!C55,'漁業生產量值-漁業種類別魚類別生產量值8'!E55,'漁業生產量值-漁業種類別魚類別生產量值8'!G55,'漁業生產量值-漁業種類別魚類別生產量值8'!I55,'漁業生產量值-漁業種類別魚類別生產量值8'!K55,'漁業生產量值-漁業種類別魚類別生產量值8'!M55,'漁業生產量值-漁業種類別魚類別生產量值8'!O55,'漁業生產量值-漁業種類別魚類別生產量值9'!C55,'漁業生產量值-漁業種類別魚類別生產量值9'!E55,'漁業生產量值-漁業種類別魚類別生產量值9'!G55)=0,&quot;-&quot;,SUM(I55,K55,M55,O55,'漁業生產量值-漁業種類別魚類別生產量值8'!C55,'漁業生產量值-漁業種類別魚類別生產量值8'!E55,'漁業生產量值-漁業種類別魚類別生產量值8'!G55,'漁業生產量值-漁業種類別魚類別生產量值8'!I55,'漁業生產量值-漁業種類別魚類別生產量值8'!K55,'漁業生產量值-漁業種類別魚類別生產量值8'!M55,'漁業生產量值-漁業種類別魚類別生產量值8'!O55,'漁業生產量值-漁業種類別魚類別生產量值9'!C55,'漁業生產量值-漁業種類別魚類別生產量值9'!E55,'漁業生產量值-漁業種類別魚類別生產量值9'!G55))" table:style-name="ce55">
            <text:p>-</text:p>
          </table:table-cell>
          <table:table-cell office:value-type="string" office:string-value="-" table:formula="msoxl:=  IF(SUM(J55,L55,N55,P55,'漁業生產量值-漁業種類別魚類別生產量值8'!D55,'漁業生產量值-漁業種類別魚類別生產量值8'!F55,'漁業生產量值-漁業種類別魚類別生產量值8'!H55,'漁業生產量值-漁業種類別魚類別生產量值8'!J55,'漁業生產量值-漁業種類別魚類別生產量值8'!L55,'漁業生產量值-漁業種類別魚類別生產量值8'!N55,'漁業生產量值-漁業種類別魚類別生產量值8'!P55,'漁業生產量值-漁業種類別魚類別生產量值9'!D55,'漁業生產量值-漁業種類別魚類別生產量值9'!F55,'漁業生產量值-漁業種類別魚類別生產量值9'!H55)=0,&quot;-&quot;,SUM(J55,L55,N55,P55,'漁業生產量值-漁業種類別魚類別生產量值8'!D55,'漁業生產量值-漁業種類別魚類別生產量值8'!F55,'漁業生產量值-漁業種類別魚類別生產量值8'!H55,'漁業生產量值-漁業種類別魚類別生產量值8'!J55,'漁業生產量值-漁業種類別魚類別生產量值8'!L55,'漁業生產量值-漁業種類別魚類別生產量值8'!N55,'漁業生產量值-漁業種類別魚類別生產量值8'!P55,'漁業生產量值-漁業種類別魚類別生產量值9'!D55,'漁業生產量值-漁業種類別魚類別生產量值9'!F55,'漁業生產量值-漁業種類別魚類別生產量值9'!H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6,K56,M56,O56,'漁業生產量值-漁業種類別魚類別生產量值8'!C56,'漁業生產量值-漁業種類別魚類別生產量值8'!E56,'漁業生產量值-漁業種類別魚類別生產量值8'!G56,'漁業生產量值-漁業種類別魚類別生產量值8'!I56,'漁業生產量值-漁業種類別魚類別生產量值8'!K56,'漁業生產量值-漁業種類別魚類別生產量值8'!M56,'漁業生產量值-漁業種類別魚類別生產量值8'!O56,'漁業生產量值-漁業種類別魚類別生產量值9'!C56,'漁業生產量值-漁業種類別魚類別生產量值9'!E56,'漁業生產量值-漁業種類別魚類別生產量值9'!G56)=0,&quot;-&quot;,SUM(I56,K56,M56,O56,'漁業生產量值-漁業種類別魚類別生產量值8'!C56,'漁業生產量值-漁業種類別魚類別生產量值8'!E56,'漁業生產量值-漁業種類別魚類別生產量值8'!G56,'漁業生產量值-漁業種類別魚類別生產量值8'!I56,'漁業生產量值-漁業種類別魚類別生產量值8'!K56,'漁業生產量值-漁業種類別魚類別生產量值8'!M56,'漁業生產量值-漁業種類別魚類別生產量值8'!O56,'漁業生產量值-漁業種類別魚類別生產量值9'!C56,'漁業生產量值-漁業種類別魚類別生產量值9'!E56,'漁業生產量值-漁業種類別魚類別生產量值9'!G56))" table:style-name="ce55">
            <text:p>-</text:p>
          </table:table-cell>
          <table:table-cell office:value-type="string" office:string-value="-" table:formula="msoxl:=  IF(SUM(J56,L56,N56,P56,'漁業生產量值-漁業種類別魚類別生產量值8'!D56,'漁業生產量值-漁業種類別魚類別生產量值8'!F56,'漁業生產量值-漁業種類別魚類別生產量值8'!H56,'漁業生產量值-漁業種類別魚類別生產量值8'!J56,'漁業生產量值-漁業種類別魚類別生產量值8'!L56,'漁業生產量值-漁業種類別魚類別生產量值8'!N56,'漁業生產量值-漁業種類別魚類別生產量值8'!P56,'漁業生產量值-漁業種類別魚類別生產量值9'!D56,'漁業生產量值-漁業種類別魚類別生產量值9'!F56,'漁業生產量值-漁業種類別魚類別生產量值9'!H56)=0,&quot;-&quot;,SUM(J56,L56,N56,P56,'漁業生產量值-漁業種類別魚類別生產量值8'!D56,'漁業生產量值-漁業種類別魚類別生產量值8'!F56,'漁業生產量值-漁業種類別魚類別生產量值8'!H56,'漁業生產量值-漁業種類別魚類別生產量值8'!J56,'漁業生產量值-漁業種類別魚類別生產量值8'!L56,'漁業生產量值-漁業種類別魚類別生產量值8'!N56,'漁業生產量值-漁業種類別魚類別生產量值8'!P56,'漁業生產量值-漁業種類別魚類別生產量值9'!D56,'漁業生產量值-漁業種類別魚類別生產量值9'!F56,'漁業生產量值-漁業種類別魚類別生產量值9'!H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57,K57,M57,O57,'漁業生產量值-漁業種類別魚類別生產量值8'!C57,'漁業生產量值-漁業種類別魚類別生產量值8'!E57,'漁業生產量值-漁業種類別魚類別生產量值8'!G57,'漁業生產量值-漁業種類別魚類別生產量值8'!I57,'漁業生產量值-漁業種類別魚類別生產量值8'!K57,'漁業生產量值-漁業種類別魚類別生產量值8'!M57,'漁業生產量值-漁業種類別魚類別生產量值8'!O57,'漁業生產量值-漁業種類別魚類別生產量值9'!C57,'漁業生產量值-漁業種類別魚類別生產量值9'!E57,'漁業生產量值-漁業種類別魚類別生產量值9'!G57)=0,&quot;-&quot;,SUM(I57,K57,M57,O57,'漁業生產量值-漁業種類別魚類別生產量值8'!C57,'漁業生產量值-漁業種類別魚類別生產量值8'!E57,'漁業生產量值-漁業種類別魚類別生產量值8'!G57,'漁業生產量值-漁業種類別魚類別生產量值8'!I57,'漁業生產量值-漁業種類別魚類別生產量值8'!K57,'漁業生產量值-漁業種類別魚類別生產量值8'!M57,'漁業生產量值-漁業種類別魚類別生產量值8'!O57,'漁業生產量值-漁業種類別魚類別生產量值9'!C57,'漁業生產量值-漁業種類別魚類別生產量值9'!E57,'漁業生產量值-漁業種類別魚類別生產量值9'!G57))" table:style-name="ce55">
            <text:p>-</text:p>
          </table:table-cell>
          <table:table-cell office:value-type="string" office:string-value="-" table:formula="msoxl:=  IF(SUM(J57,L57,N57,P57,'漁業生產量值-漁業種類別魚類別生產量值8'!D57,'漁業生產量值-漁業種類別魚類別生產量值8'!F57,'漁業生產量值-漁業種類別魚類別生產量值8'!H57,'漁業生產量值-漁業種類別魚類別生產量值8'!J57,'漁業生產量值-漁業種類別魚類別生產量值8'!L57,'漁業生產量值-漁業種類別魚類別生產量值8'!N57,'漁業生產量值-漁業種類別魚類別生產量值8'!P57,'漁業生產量值-漁業種類別魚類別生產量值9'!D57,'漁業生產量值-漁業種類別魚類別生產量值9'!F57,'漁業生產量值-漁業種類別魚類別生產量值9'!H57)=0,&quot;-&quot;,SUM(J57,L57,N57,P57,'漁業生產量值-漁業種類別魚類別生產量值8'!D57,'漁業生產量值-漁業種類別魚類別生產量值8'!F57,'漁業生產量值-漁業種類別魚類別生產量值8'!H57,'漁業生產量值-漁業種類別魚類別生產量值8'!J57,'漁業生產量值-漁業種類別魚類別生產量值8'!L57,'漁業生產量值-漁業種類別魚類別生產量值8'!N57,'漁業生產量值-漁業種類別魚類別生產量值8'!P57,'漁業生產量值-漁業種類別魚類別生產量值9'!D57,'漁業生產量值-漁業種類別魚類別生產量值9'!F57,'漁業生產量值-漁業種類別魚類別生產量值9'!H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3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9,K59,M59,O59,'漁業生產量值-漁業種類別魚類別生產量值8'!C59,'漁業生產量值-漁業種類別魚類別生產量值8'!E59,'漁業生產量值-漁業種類別魚類別生產量值8'!G59,'漁業生產量值-漁業種類別魚類別生產量值8'!I59,'漁業生產量值-漁業種類別魚類別生產量值8'!K59,'漁業生產量值-漁業種類別魚類別生產量值8'!M59,'漁業生產量值-漁業種類別魚類別生產量值8'!O59,'漁業生產量值-漁業種類別魚類別生產量值9'!C59,'漁業生產量值-漁業種類別魚類別生產量值9'!E59,'漁業生產量值-漁業種類別魚類別生產量值9'!G59)=0,&quot;-&quot;,SUM(I59,K59,M59,O59,'漁業生產量值-漁業種類別魚類別生產量值8'!C59,'漁業生產量值-漁業種類別魚類別生產量值8'!E59,'漁業生產量值-漁業種類別魚類別生產量值8'!G59,'漁業生產量值-漁業種類別魚類別生產量值8'!I59,'漁業生產量值-漁業種類別魚類別生產量值8'!K59,'漁業生產量值-漁業種類別魚類別生產量值8'!M59,'漁業生產量值-漁業種類別魚類別生產量值8'!O59,'漁業生產量值-漁業種類別魚類別生產量值9'!C59,'漁業生產量值-漁業種類別魚類別生產量值9'!E59,'漁業生產量值-漁業種類別魚類別生產量值9'!G59))" table:style-name="ce55">
            <text:p>-</text:p>
          </table:table-cell>
          <table:table-cell office:value-type="string" office:string-value="-" table:formula="msoxl:=  IF(SUM(J59,L59,N59,P59,'漁業生產量值-漁業種類別魚類別生產量值8'!D59,'漁業生產量值-漁業種類別魚類別生產量值8'!F59,'漁業生產量值-漁業種類別魚類別生產量值8'!H59,'漁業生產量值-漁業種類別魚類別生產量值8'!J59,'漁業生產量值-漁業種類別魚類別生產量值8'!L59,'漁業生產量值-漁業種類別魚類別生產量值8'!N59,'漁業生產量值-漁業種類別魚類別生產量值8'!P59,'漁業生產量值-漁業種類別魚類別生產量值9'!D59,'漁業生產量值-漁業種類別魚類別生產量值9'!F59,'漁業生產量值-漁業種類別魚類別生產量值9'!H59)=0,&quot;-&quot;,SUM(J59,L59,N59,P59,'漁業生產量值-漁業種類別魚類別生產量值8'!D59,'漁業生產量值-漁業種類別魚類別生產量值8'!F59,'漁業生產量值-漁業種類別魚類別生產量值8'!H59,'漁業生產量值-漁業種類別魚類別生產量值8'!J59,'漁業生產量值-漁業種類別魚類別生產量值8'!L59,'漁業生產量值-漁業種類別魚類別生產量值8'!N59,'漁業生產量值-漁業種類別魚類別生產量值8'!P59,'漁業生產量值-漁業種類別魚類別生產量值9'!D59,'漁業生產量值-漁業種類別魚類別生產量值9'!F59,'漁業生產量值-漁業種類別魚類別生產量值9'!H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0,K60,M60,O60,'漁業生產量值-漁業種類別魚類別生產量值8'!C60,'漁業生產量值-漁業種類別魚類別生產量值8'!E60,'漁業生產量值-漁業種類別魚類別生產量值8'!G60,'漁業生產量值-漁業種類別魚類別生產量值8'!I60,'漁業生產量值-漁業種類別魚類別生產量值8'!K60,'漁業生產量值-漁業種類別魚類別生產量值8'!M60,'漁業生產量值-漁業種類別魚類別生產量值8'!O60,'漁業生產量值-漁業種類別魚類別生產量值9'!C60,'漁業生產量值-漁業種類別魚類別生產量值9'!E60,'漁業生產量值-漁業種類別魚類別生產量值9'!G60)=0,&quot;-&quot;,SUM(I60,K60,M60,O60,'漁業生產量值-漁業種類別魚類別生產量值8'!C60,'漁業生產量值-漁業種類別魚類別生產量值8'!E60,'漁業生產量值-漁業種類別魚類別生產量值8'!G60,'漁業生產量值-漁業種類別魚類別生產量值8'!I60,'漁業生產量值-漁業種類別魚類別生產量值8'!K60,'漁業生產量值-漁業種類別魚類別生產量值8'!M60,'漁業生產量值-漁業種類別魚類別生產量值8'!O60,'漁業生產量值-漁業種類別魚類別生產量值9'!C60,'漁業生產量值-漁業種類別魚類別生產量值9'!E60,'漁業生產量值-漁業種類別魚類別生產量值9'!G60))" table:style-name="ce55">
            <text:p>-</text:p>
          </table:table-cell>
          <table:table-cell office:value-type="string" office:string-value="-" table:formula="msoxl:=  IF(SUM(J60,L60,N60,P60,'漁業生產量值-漁業種類別魚類別生產量值8'!D60,'漁業生產量值-漁業種類別魚類別生產量值8'!F60,'漁業生產量值-漁業種類別魚類別生產量值8'!H60,'漁業生產量值-漁業種類別魚類別生產量值8'!J60,'漁業生產量值-漁業種類別魚類別生產量值8'!L60,'漁業生產量值-漁業種類別魚類別生產量值8'!N60,'漁業生產量值-漁業種類別魚類別生產量值8'!P60,'漁業生產量值-漁業種類別魚類別生產量值9'!D60,'漁業生產量值-漁業種類別魚類別生產量值9'!F60,'漁業生產量值-漁業種類別魚類別生產量值9'!H60)=0,&quot;-&quot;,SUM(J60,L60,N60,P60,'漁業生產量值-漁業種類別魚類別生產量值8'!D60,'漁業生產量值-漁業種類別魚類別生產量值8'!F60,'漁業生產量值-漁業種類別魚類別生產量值8'!H60,'漁業生產量值-漁業種類別魚類別生產量值8'!J60,'漁業生產量值-漁業種類別魚類別生產量值8'!L60,'漁業生產量值-漁業種類別魚類別生產量值8'!N60,'漁業生產量值-漁業種類別魚類別生產量值8'!P60,'漁業生產量值-漁業種類別魚類別生產量值9'!D60,'漁業生產量值-漁業種類別魚類別生產量值9'!F60,'漁業生產量值-漁業種類別魚類別生產量值9'!H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61,K61,M61,O61,'漁業生產量值-漁業種類別魚類別生產量值8'!C61,'漁業生產量值-漁業種類別魚類別生產量值8'!E61,'漁業生產量值-漁業種類別魚類別生產量值8'!G61,'漁業生產量值-漁業種類別魚類別生產量值8'!I61,'漁業生產量值-漁業種類別魚類別生產量值8'!K61,'漁業生產量值-漁業種類別魚類別生產量值8'!M61,'漁業生產量值-漁業種類別魚類別生產量值8'!O61,'漁業生產量值-漁業種類別魚類別生產量值9'!C61,'漁業生產量值-漁業種類別魚類別生產量值9'!E61,'漁業生產量值-漁業種類別魚類別生產量值9'!G61)=0,&quot;-&quot;,SUM(I61,K61,M61,O61,'漁業生產量值-漁業種類別魚類別生產量值8'!C61,'漁業生產量值-漁業種類別魚類別生產量值8'!E61,'漁業生產量值-漁業種類別魚類別生產量值8'!G61,'漁業生產量值-漁業種類別魚類別生產量值8'!I61,'漁業生產量值-漁業種類別魚類別生產量值8'!K61,'漁業生產量值-漁業種類別魚類別生產量值8'!M61,'漁業生產量值-漁業種類別魚類別生產量值8'!O61,'漁業生產量值-漁業種類別魚類別生產量值9'!C61,'漁業生產量值-漁業種類別魚類別生產量值9'!E61,'漁業生產量值-漁業種類別魚類別生產量值9'!G61))" table:style-name="ce55">
            <text:p>-</text:p>
          </table:table-cell>
          <table:table-cell office:value-type="string" office:string-value="-" table:formula="msoxl:=  IF(SUM(J61,L61,N61,P61,'漁業生產量值-漁業種類別魚類別生產量值8'!D61,'漁業生產量值-漁業種類別魚類別生產量值8'!F61,'漁業生產量值-漁業種類別魚類別生產量值8'!H61,'漁業生產量值-漁業種類別魚類別生產量值8'!J61,'漁業生產量值-漁業種類別魚類別生產量值8'!L61,'漁業生產量值-漁業種類別魚類別生產量值8'!N61,'漁業生產量值-漁業種類別魚類別生產量值8'!P61,'漁業生產量值-漁業種類別魚類別生產量值9'!D61,'漁業生產量值-漁業種類別魚類別生產量值9'!F61,'漁業生產量值-漁業種類別魚類別生產量值9'!H61)=0,&quot;-&quot;,SUM(J61,L61,N61,P61,'漁業生產量值-漁業種類別魚類別生產量值8'!D61,'漁業生產量值-漁業種類別魚類別生產量值8'!F61,'漁業生產量值-漁業種類別魚類別生產量值8'!H61,'漁業生產量值-漁業種類別魚類別生產量值8'!J61,'漁業生產量值-漁業種類別魚類別生產量值8'!L61,'漁業生產量值-漁業種類別魚類別生產量值8'!N61,'漁業生產量值-漁業種類別魚類別生產量值8'!P61,'漁業生產量值-漁業種類別魚類別生產量值9'!D61,'漁業生產量值-漁業種類別魚類別生產量值9'!F61,'漁業生產量值-漁業種類別魚類別生產量值9'!H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2">
            <text:p>-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3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52">
            <text:p>-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3,K63,M63,O63,'漁業生產量值-漁業種類別魚類別生產量值8'!C63,'漁業生產量值-漁業種類別魚類別生產量值8'!E63,'漁業生產量值-漁業種類別魚類別生產量值8'!G63,'漁業生產量值-漁業種類別魚類別生產量值8'!I63,'漁業生產量值-漁業種類別魚類別生產量值8'!K63,'漁業生產量值-漁業種類別魚類別生產量值8'!M63,'漁業生產量值-漁業種類別魚類別生產量值8'!O63,'漁業生產量值-漁業種類別魚類別生產量值9'!C63,'漁業生產量值-漁業種類別魚類別生產量值9'!E63,'漁業生產量值-漁業種類別魚類別生產量值9'!G63)=0,&quot;-&quot;,SUM(I63,K63,M63,O63,'漁業生產量值-漁業種類別魚類別生產量值8'!C63,'漁業生產量值-漁業種類別魚類別生產量值8'!E63,'漁業生產量值-漁業種類別魚類別生產量值8'!G63,'漁業生產量值-漁業種類別魚類別生產量值8'!I63,'漁業生產量值-漁業種類別魚類別生產量值8'!K63,'漁業生產量值-漁業種類別魚類別生產量值8'!M63,'漁業生產量值-漁業種類別魚類別生產量值8'!O63,'漁業生產量值-漁業種類別魚類別生產量值9'!C63,'漁業生產量值-漁業種類別魚類別生產量值9'!E63,'漁業生產量值-漁業種類別魚類別生產量值9'!G63))" table:style-name="ce55">
            <text:p>-</text:p>
          </table:table-cell>
          <table:table-cell office:value-type="string" office:string-value="-" table:formula="msoxl:=  IF(SUM(J63,L63,N63,P63,'漁業生產量值-漁業種類別魚類別生產量值8'!D63,'漁業生產量值-漁業種類別魚類別生產量值8'!F63,'漁業生產量值-漁業種類別魚類別生產量值8'!H63,'漁業生產量值-漁業種類別魚類別生產量值8'!J63,'漁業生產量值-漁業種類別魚類別生產量值8'!L63,'漁業生產量值-漁業種類別魚類別生產量值8'!N63,'漁業生產量值-漁業種類別魚類別生產量值8'!P63,'漁業生產量值-漁業種類別魚類別生產量值9'!D63,'漁業生產量值-漁業種類別魚類別生產量值9'!F63,'漁業生產量值-漁業種類別魚類別生產量值9'!H63)=0,&quot;-&quot;,SUM(J63,L63,N63,P63,'漁業生產量值-漁業種類別魚類別生產量值8'!D63,'漁業生產量值-漁業種類別魚類別生產量值8'!F63,'漁業生產量值-漁業種類別魚類別生產量值8'!H63,'漁業生產量值-漁業種類別魚類別生產量值8'!J63,'漁業生產量值-漁業種類別魚類別生產量值8'!L63,'漁業生產量值-漁業種類別魚類別生產量值8'!N63,'漁業生產量值-漁業種類別魚類別生產量值8'!P63,'漁業生產量值-漁業種類別魚類別生產量值9'!D63,'漁業生產量值-漁業種類別魚類別生產量值9'!F63,'漁業生產量值-漁業種類別魚類別生產量值9'!H6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4,K64,M64,O64,'漁業生產量值-漁業種類別魚類別生產量值8'!C64,'漁業生產量值-漁業種類別魚類別生產量值8'!E64,'漁業生產量值-漁業種類別魚類別生產量值8'!G64,'漁業生產量值-漁業種類別魚類別生產量值8'!I64,'漁業生產量值-漁業種類別魚類別生產量值8'!K64,'漁業生產量值-漁業種類別魚類別生產量值8'!M64,'漁業生產量值-漁業種類別魚類別生產量值8'!O64,'漁業生產量值-漁業種類別魚類別生產量值9'!C64,'漁業生產量值-漁業種類別魚類別生產量值9'!E64,'漁業生產量值-漁業種類別魚類別生產量值9'!G64)=0,&quot;-&quot;,SUM(I64,K64,M64,O64,'漁業生產量值-漁業種類別魚類別生產量值8'!C64,'漁業生產量值-漁業種類別魚類別生產量值8'!E64,'漁業生產量值-漁業種類別魚類別生產量值8'!G64,'漁業生產量值-漁業種類別魚類別生產量值8'!I64,'漁業生產量值-漁業種類別魚類別生產量值8'!K64,'漁業生產量值-漁業種類別魚類別生產量值8'!M64,'漁業生產量值-漁業種類別魚類別生產量值8'!O64,'漁業生產量值-漁業種類別魚類別生產量值9'!C64,'漁業生產量值-漁業種類別魚類別生產量值9'!E64,'漁業生產量值-漁業種類別魚類別生產量值9'!G64))" table:style-name="ce55">
            <text:p>-</text:p>
          </table:table-cell>
          <table:table-cell office:value-type="string" office:string-value="-" table:formula="msoxl:=  IF(SUM(J64,L64,N64,P64,'漁業生產量值-漁業種類別魚類別生產量值8'!D64,'漁業生產量值-漁業種類別魚類別生產量值8'!F64,'漁業生產量值-漁業種類別魚類別生產量值8'!H64,'漁業生產量值-漁業種類別魚類別生產量值8'!J64,'漁業生產量值-漁業種類別魚類別生產量值8'!L64,'漁業生產量值-漁業種類別魚類別生產量值8'!N64,'漁業生產量值-漁業種類別魚類別生產量值8'!P64,'漁業生產量值-漁業種類別魚類別生產量值9'!D64,'漁業生產量值-漁業種類別魚類別生產量值9'!F64,'漁業生產量值-漁業種類別魚類別生產量值9'!H64)=0,&quot;-&quot;,SUM(J64,L64,N64,P64,'漁業生產量值-漁業種類別魚類別生產量值8'!D64,'漁業生產量值-漁業種類別魚類別生產量值8'!F64,'漁業生產量值-漁業種類別魚類別生產量值8'!H64,'漁業生產量值-漁業種類別魚類別生產量值8'!J64,'漁業生產量值-漁業種類別魚類別生產量值8'!L64,'漁業生產量值-漁業種類別魚類別生產量值8'!N64,'漁業生產量值-漁業種類別魚類別生產量值8'!P64,'漁業生產量值-漁業種類別魚類別生產量值9'!D64,'漁業生產量值-漁業種類別魚類別生產量值9'!F64,'漁業生產量值-漁業種類別魚類別生產量值9'!H6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5,K65,M65,O65,'漁業生產量值-漁業種類別魚類別生產量值8'!C65,'漁業生產量值-漁業種類別魚類別生產量值8'!E65,'漁業生產量值-漁業種類別魚類別生產量值8'!G65,'漁業生產量值-漁業種類別魚類別生產量值8'!I65,'漁業生產量值-漁業種類別魚類別生產量值8'!K65,'漁業生產量值-漁業種類別魚類別生產量值8'!M65,'漁業生產量值-漁業種類別魚類別生產量值8'!O65,'漁業生產量值-漁業種類別魚類別生產量值9'!C65,'漁業生產量值-漁業種類別魚類別生產量值9'!E65,'漁業生產量值-漁業種類別魚類別生產量值9'!G65)=0,&quot;-&quot;,SUM(I65,K65,M65,O65,'漁業生產量值-漁業種類別魚類別生產量值8'!C65,'漁業生產量值-漁業種類別魚類別生產量值8'!E65,'漁業生產量值-漁業種類別魚類別生產量值8'!G65,'漁業生產量值-漁業種類別魚類別生產量值8'!I65,'漁業生產量值-漁業種類別魚類別生產量值8'!K65,'漁業生產量值-漁業種類別魚類別生產量值8'!M65,'漁業生產量值-漁業種類別魚類別生產量值8'!O65,'漁業生產量值-漁業種類別魚類別生產量值9'!C65,'漁業生產量值-漁業種類別魚類別生產量值9'!E65,'漁業生產量值-漁業種類別魚類別生產量值9'!G65))" table:style-name="ce55">
            <text:p>-</text:p>
          </table:table-cell>
          <table:table-cell office:value-type="string" office:string-value="-" table:formula="msoxl:=  IF(SUM(J65,L65,N65,P65,'漁業生產量值-漁業種類別魚類別生產量值8'!D65,'漁業生產量值-漁業種類別魚類別生產量值8'!F65,'漁業生產量值-漁業種類別魚類別生產量值8'!H65,'漁業生產量值-漁業種類別魚類別生產量值8'!J65,'漁業生產量值-漁業種類別魚類別生產量值8'!L65,'漁業生產量值-漁業種類別魚類別生產量值8'!N65,'漁業生產量值-漁業種類別魚類別生產量值8'!P65,'漁業生產量值-漁業種類別魚類別生產量值9'!D65,'漁業生產量值-漁業種類別魚類別生產量值9'!F65,'漁業生產量值-漁業種類別魚類別生產量值9'!H65)=0,&quot;-&quot;,SUM(J65,L65,N65,P65,'漁業生產量值-漁業種類別魚類別生產量值8'!D65,'漁業生產量值-漁業種類別魚類別生產量值8'!F65,'漁業生產量值-漁業種類別魚類別生產量值8'!H65,'漁業生產量值-漁業種類別魚類別生產量值8'!J65,'漁業生產量值-漁業種類別魚類別生產量值8'!L65,'漁業生產量值-漁業種類別魚類別生產量值8'!N65,'漁業生產量值-漁業種類別魚類別生產量值8'!P65,'漁業生產量值-漁業種類別魚類別生產量值9'!D65,'漁業生產量值-漁業種類別魚類別生產量值9'!F65,'漁業生產量值-漁業種類別魚類別生產量值9'!H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6,K66,M66,O66,'漁業生產量值-漁業種類別魚類別生產量值8'!C66,'漁業生產量值-漁業種類別魚類別生產量值8'!E66,'漁業生產量值-漁業種類別魚類別生產量值8'!G66,'漁業生產量值-漁業種類別魚類別生產量值8'!I66,'漁業生產量值-漁業種類別魚類別生產量值8'!K66,'漁業生產量值-漁業種類別魚類別生產量值8'!M66,'漁業生產量值-漁業種類別魚類別生產量值8'!O66,'漁業生產量值-漁業種類別魚類別生產量值9'!C66,'漁業生產量值-漁業種類別魚類別生產量值9'!E66,'漁業生產量值-漁業種類別魚類別生產量值9'!G66)=0,&quot;-&quot;,SUM(I66,K66,M66,O66,'漁業生產量值-漁業種類別魚類別生產量值8'!C66,'漁業生產量值-漁業種類別魚類別生產量值8'!E66,'漁業生產量值-漁業種類別魚類別生產量值8'!G66,'漁業生產量值-漁業種類別魚類別生產量值8'!I66,'漁業生產量值-漁業種類別魚類別生產量值8'!K66,'漁業生產量值-漁業種類別魚類別生產量值8'!M66,'漁業生產量值-漁業種類別魚類別生產量值8'!O66,'漁業生產量值-漁業種類別魚類別生產量值9'!C66,'漁業生產量值-漁業種類別魚類別生產量值9'!E66,'漁業生產量值-漁業種類別魚類別生產量值9'!G66))" table:style-name="ce55">
            <text:p>-</text:p>
          </table:table-cell>
          <table:table-cell office:value-type="string" office:string-value="-" table:formula="msoxl:=  IF(SUM(J66,L66,N66,P66,'漁業生產量值-漁業種類別魚類別生產量值8'!D66,'漁業生產量值-漁業種類別魚類別生產量值8'!F66,'漁業生產量值-漁業種類別魚類別生產量值8'!H66,'漁業生產量值-漁業種類別魚類別生產量值8'!J66,'漁業生產量值-漁業種類別魚類別生產量值8'!L66,'漁業生產量值-漁業種類別魚類別生產量值8'!N66,'漁業生產量值-漁業種類別魚類別生產量值8'!P66,'漁業生產量值-漁業種類別魚類別生產量值9'!D66,'漁業生產量值-漁業種類別魚類別生產量值9'!F66,'漁業生產量值-漁業種類別魚類別生產量值9'!H66)=0,&quot;-&quot;,SUM(J66,L66,N66,P66,'漁業生產量值-漁業種類別魚類別生產量值8'!D66,'漁業生產量值-漁業種類別魚類別生產量值8'!F66,'漁業生產量值-漁業種類別魚類別生產量值8'!H66,'漁業生產量值-漁業種類別魚類別生產量值8'!J66,'漁業生產量值-漁業種類別魚類別生產量值8'!L66,'漁業生產量值-漁業種類別魚類別生產量值8'!N66,'漁業生產量值-漁業種類別魚類別生產量值8'!P66,'漁業生產量值-漁業種類別魚類別生產量值9'!D66,'漁業生產量值-漁業種類別魚類別生產量值9'!F66,'漁業生產量值-漁業種類別魚類別生產量值9'!H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67,K67,M67,O67,'漁業生產量值-漁業種類別魚類別生產量值8'!C67,'漁業生產量值-漁業種類別魚類別生產量值8'!E67,'漁業生產量值-漁業種類別魚類別生產量值8'!G67,'漁業生產量值-漁業種類別魚類別生產量值8'!I67,'漁業生產量值-漁業種類別魚類別生產量值8'!K67,'漁業生產量值-漁業種類別魚類別生產量值8'!M67,'漁業生產量值-漁業種類別魚類別生產量值8'!O67,'漁業生產量值-漁業種類別魚類別生產量值9'!C67,'漁業生產量值-漁業種類別魚類別生產量值9'!E67,'漁業生產量值-漁業種類別魚類別生產量值9'!G67)=0,&quot;-&quot;,SUM(I67,K67,M67,O67,'漁業生產量值-漁業種類別魚類別生產量值8'!C67,'漁業生產量值-漁業種類別魚類別生產量值8'!E67,'漁業生產量值-漁業種類別魚類別生產量值8'!G67,'漁業生產量值-漁業種類別魚類別生產量值8'!I67,'漁業生產量值-漁業種類別魚類別生產量值8'!K67,'漁業生產量值-漁業種類別魚類別生產量值8'!M67,'漁業生產量值-漁業種類別魚類別生產量值8'!O67,'漁業生產量值-漁業種類別魚類別生產量值9'!C67,'漁業生產量值-漁業種類別魚類別生產量值9'!E67,'漁業生產量值-漁業種類別魚類別生產量值9'!G67))" table:style-name="ce55">
            <text:p>-</text:p>
          </table:table-cell>
          <table:table-cell office:value-type="string" office:string-value="-" table:formula="msoxl:=  IF(SUM(J67,L67,N67,P67,'漁業生產量值-漁業種類別魚類別生產量值8'!D67,'漁業生產量值-漁業種類別魚類別生產量值8'!F67,'漁業生產量值-漁業種類別魚類別生產量值8'!H67,'漁業生產量值-漁業種類別魚類別生產量值8'!J67,'漁業生產量值-漁業種類別魚類別生產量值8'!L67,'漁業生產量值-漁業種類別魚類別生產量值8'!N67,'漁業生產量值-漁業種類別魚類別生產量值8'!P67,'漁業生產量值-漁業種類別魚類別生產量值9'!D67,'漁業生產量值-漁業種類別魚類別生產量值9'!F67,'漁業生產量值-漁業種類別魚類別生產量值9'!H67)=0,&quot;-&quot;,SUM(J67,L67,N67,P67,'漁業生產量值-漁業種類別魚類別生產量值8'!D67,'漁業生產量值-漁業種類別魚類別生產量值8'!F67,'漁業生產量值-漁業種類別魚類別生產量值8'!H67,'漁業生產量值-漁業種類別魚類別生產量值8'!J67,'漁業生產量值-漁業種類別魚類別生產量值8'!L67,'漁業生產量值-漁業種類別魚類別生產量值8'!N67,'漁業生產量值-漁業種類別魚類別生產量值8'!P67,'漁業生產量值-漁業種類別魚類別生產量值9'!D67,'漁業生產量值-漁業種類別魚類別生產量值9'!F67,'漁業生產量值-漁業種類別魚類別生產量值9'!H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8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6" table:number-columns-repeated="16367" table:default-cell-style-name="ce28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28"/>
          <table:table-cell office:value-type="string" table:style-name="ce29">
            <text:p>單位：</text:p>
          </table:table-cell>
          <table:table-cell office:value-type="string" table:style-name="ce30">
            <text:p>產量：公噸, 千尾(觀賞魚)</text:p>
          </table:table-cell>
          <table:table-cell table:style-name="ce28"/>
          <table:table-cell table:number-columns-repeated="2" table:style-name="ce30"/>
          <table:table-cell table:number-columns-repeated="2" table:style-name="ce28"/>
          <table:table-cell office:value-type="string" table:style-name="ce29">
            <text:p>Unit：</text:p>
          </table:table-cell>
          <table:table-cell office:value-type="string" table:style-name="ce30">
            <text:p>Quantity：M.T.; 1000Pcs. by ornamental fish</text:p>
          </table:table-cell>
          <table:table-cell table:number-columns-repeated="16371" table:style-name="ce28"/>
        </table:table-row>
        <table:table-row table:style-name="ro2">
          <table:table-cell table:style-name="ce28"/>
          <table:table-cell office:value-type="string" table:number-columns-spanned="3" table:number-rows-spanned="1" table:style-name="ce15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28"/>
          <table:table-cell office:value-type="string" table:style-name="ce31">
            <text:p>價值：新臺幣千元</text:p>
          </table:table-cell>
          <table:table-cell table:style-name="ce28"/>
          <table:table-cell table:style-name="ce31"/>
          <table:table-cell office:value-type="string" table:style-name="ce31">
            <text:p>(1) By type of fisheries by species(Continued)</text:p>
          </table:table-cell>
          <table:table-cell table:number-columns-repeated="3" table:style-name="ce28"/>
          <table:table-cell office:value-type="string" table:style-name="ce32">
            <text:p>Value：Thousand NT $</text:p>
          </table:table-cell>
          <table:table-cell table:number-columns-repeated="16371" table:style-name="ce28"/>
        </table:table-row>
        <table:table-row table:style-name="ro3">
          <table:table-cell table:style-name="ce33"/>
          <table:table-cell office:value-type="string" table:number-columns-spanned="1" table:number-rows-spanned="3" table:style-name="ce221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8" draw:style-name="a8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18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14" table:number-rows-spanned="1" table:style-name="ce218">
            <text:p>鯖 <text:s text:c="5"/>科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2" table:number-rows-spanned="1" table:style-name="ce215">
            <text:p>其他鰹類</text:p>
          </table:table-cell>
          <table:covered-table-cell/>
          <table:table-cell office:value-type="string" table:number-columns-spanned="2" table:number-rows-spanned="1" table:style-name="ce213">
            <text:p>康氏馬加鰆</text:p>
          </table:table-cell>
          <table:covered-table-cell/>
          <table:table-cell office:value-type="string" table:number-columns-spanned="2" table:number-rows-spanned="1" table:style-name="ce213">
            <text:p>日本馬加鰆</text:p>
          </table:table-cell>
          <table:covered-table-cell/>
          <table:table-cell office:value-type="string" table:number-columns-spanned="2" table:number-rows-spanned="1" table:style-name="ce213">
            <text:p>其他鰆類</text:p>
          </table:table-cell>
          <table:covered-table-cell/>
          <table:table-cell office:value-type="string" table:number-columns-spanned="2" table:number-rows-spanned="1" table:style-name="ce213">
            <text:p>長鰭鮪</text:p>
          </table:table-cell>
          <table:covered-table-cell/>
          <table:table-cell office:value-type="string" table:number-columns-spanned="2" table:number-rows-spanned="1" table:style-name="ce213">
            <text:p>大目鮪</text:p>
          </table:table-cell>
          <table:covered-table-cell/>
          <table:table-cell office:value-type="string" table:number-columns-spanned="2" table:number-rows-spanned="1" table:style-name="ce213">
            <text:p>黃鰭鮪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代碼</text:p>
          </table:table-cell>
          <table:table-cell office:value-type="string" table:number-columns-spanned="1" table:number-rows-spanned="3" table:style-name="ce220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23">
            <text:p>53199</text:p>
          </table:table-cell>
          <table:covered-table-cell/>
          <table:table-cell office:value-type="string" table:number-columns-spanned="2" table:number-rows-spanned="1" table:style-name="ce212">
            <text:p>53201</text:p>
          </table:table-cell>
          <table:covered-table-cell/>
          <table:table-cell office:value-type="string" table:number-columns-spanned="2" table:number-rows-spanned="1" table:style-name="ce212">
            <text:p>53202</text:p>
          </table:table-cell>
          <table:covered-table-cell/>
          <table:table-cell office:value-type="string" table:number-columns-spanned="2" table:number-rows-spanned="1" table:style-name="ce212">
            <text:p>53299</text:p>
          </table:table-cell>
          <table:covered-table-cell/>
          <table:table-cell office:value-type="string" table:number-columns-spanned="2" table:number-rows-spanned="1" table:style-name="ce212">
            <text:p>53301</text:p>
          </table:table-cell>
          <table:covered-table-cell/>
          <table:table-cell office:value-type="string" table:number-columns-spanned="2" table:number-rows-spanned="1" table:style-name="ce212">
            <text:p>53302</text:p>
          </table:table-cell>
          <table:covered-table-cell/>
          <table:table-cell office:value-type="string" table:number-columns-spanned="2" table:number-rows-spanned="1" table:style-name="ce212">
            <text:p>53303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Code</text:p>
          </table:table-cell>
          <table:covered-table-cell/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table:number-columns-repeated="16368"/>
        </table:table-row>
        <table:table-row table:style-name="ro3">
          <table:table-cell table:style-name="ce40"/>
          <table:covered-table-cell/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864.05650000000003" table:formula="msoxl:=  IF(SUM(C11,C19,C36,C54,C58,C62)=0,&quot;-&quot;,SUM(C11,C19,C36,C54,C58,C62))" table:style-name="ce45">
            <text:p>864<text:s/></text:p>
          </table:table-cell>
          <table:table-cell office:value-type="float" office:value="14483.589909999999" table:formula="msoxl:=  IF(SUM(D11,D19,D36,D54,D58,D62)=0,&quot;-&quot;,SUM(D11,D19,D36,D54,D58,D62))" table:style-name="ce45">
            <text:p>14,484<text:s/></text:p>
          </table:table-cell>
          <table:table-cell office:value-type="float" office:value="819.65163000000007" table:formula="msoxl:=  IF(SUM(E11,E19,E36,E54,E58,E62)=0,&quot;-&quot;,SUM(E11,E19,E36,E54,E58,E62))" table:style-name="ce45">
            <text:p>820<text:s/></text:p>
          </table:table-cell>
          <table:table-cell office:value-type="float" office:value="243222.59643999999" table:formula="msoxl:=  IF(SUM(F11,F19,F36,F54,F58,F62)=0,&quot;-&quot;,SUM(F11,F19,F36,F54,F58,F62))" table:style-name="ce45">
            <text:p>243,223<text:s/></text:p>
          </table:table-cell>
          <table:table-cell office:value-type="float" office:value="685.88389000000006" table:formula="msoxl:=  IF(SUM(G11,G19,G36,G54,G58,G62)=0,&quot;-&quot;,SUM(G11,G19,G36,G54,G58,G62))" table:style-name="ce45">
            <text:p>686<text:s/></text:p>
          </table:table-cell>
          <table:table-cell office:value-type="float" office:value="68619.102459999995" table:formula="msoxl:=  IF(SUM(H11,H19,H36,H54,H58,H62)=0,&quot;-&quot;,SUM(H11,H19,H36,H54,H58,H62))" table:style-name="ce45">
            <text:p>68,619<text:s/></text:p>
          </table:table-cell>
          <table:table-cell office:value-type="float" office:value="2082.3550399999999" table:formula="msoxl:=  IF(SUM(I11,I19,I36,I54,I58,I62)=0,&quot;-&quot;,SUM(I11,I19,I36,I54,I58,I62))" table:style-name="ce45">
            <text:p>2,082<text:s/></text:p>
          </table:table-cell>
          <table:table-cell office:value-type="float" office:value="207417.94766000001" table:formula="msoxl:=  IF(SUM(J11,J19,J36,J54,J58,J62)=0,&quot;-&quot;,SUM(J11,J19,J36,J54,J58,J62))" table:style-name="ce45">
            <text:p>207,418<text:s/></text:p>
          </table:table-cell>
          <table:table-cell office:value-type="float" office:value="43254.487540000002" table:formula="msoxl:=  IF(SUM(K11,K19,K36,K54,K58,K62)=0,&quot;-&quot;,SUM(K11,K19,K36,K54,K58,K62))" table:style-name="ce45">
            <text:p>43,254<text:s/></text:p>
          </table:table-cell>
          <table:table-cell office:value-type="float" office:value="3595429.1085700002" table:formula="msoxl:=  IF(SUM(L11,L19,L36,L54,L58,L62)=0,&quot;-&quot;,SUM(L11,L19,L36,L54,L58,L62))" table:style-name="ce45">
            <text:p>3,595,429<text:s/></text:p>
          </table:table-cell>
          <table:table-cell office:value-type="float" office:value="52115.209959999993" table:formula="msoxl:=  IF(SUM(M11,M19,M36,M54,M58,M62)=0,&quot;-&quot;,SUM(M11,M19,M36,M54,M58,M62))" table:style-name="ce45">
            <text:p>52,115<text:s/></text:p>
          </table:table-cell>
          <table:table-cell office:value-type="float" office:value="9248699.2177799977" table:formula="msoxl:=  IF(SUM(N11,N19,N36,N54,N58,N62)=0,&quot;-&quot;,SUM(N11,N19,N36,N54,N58,N62))" table:style-name="ce45">
            <text:p>9,248,699<text:s/></text:p>
          </table:table-cell>
          <table:table-cell office:value-type="float" office:value="62806.363860000005" table:formula="msoxl:=  IF(SUM(O11,O19,O36,O54,O58,O62)=0,&quot;-&quot;,SUM(O11,O19,O36,O54,O58,O62))" table:style-name="ce45">
            <text:p>62,806<text:s/></text:p>
          </table:table-cell>
          <table:table-cell office:value-type="float" office:value="5676600.9589299997" table:formula="msoxl:=  IF(SUM(P11,P19,P36,P54,P58,P62)=0,&quot;-&quot;,SUM(P11,P19,P36,P54,P58,P62))" table:style-name="ce45">
            <text:p>5,676,601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float" office:value="101.2978" table:formula="msoxl:=  IF(SUM(E12:E18)=0,&quot;-&quot;,SUM(E12:E18))" table:style-name="ce52">
            <text:p>101<text:s/></text:p>
          </table:table-cell>
          <table:table-cell office:value-type="float" office:value="5781.8142799999996" table:formula="msoxl:=  IF(SUM(F12:F18)=0,&quot;-&quot;,SUM(F12:F18))" table:style-name="ce52">
            <text:p>5,782<text:s/></text:p>
          </table:table-cell>
          <table:table-cell office:value-type="float" office:value="446.81099999999998" table:formula="msoxl:=  IF(SUM(G12:G18)=0,&quot;-&quot;,SUM(G12:G18))" table:style-name="ce52">
            <text:p>447<text:s/></text:p>
          </table:table-cell>
          <table:table-cell office:value-type="float" office:value="22312.818599999999" table:formula="msoxl:=  IF(SUM(H12:H18)=0,&quot;-&quot;,SUM(H12:H18))" table:style-name="ce52">
            <text:p>22,313<text:s/></text:p>
          </table:table-cell>
          <table:table-cell office:value-type="float" office:value="561.27340000000004" table:formula="msoxl:=  IF(SUM(I12:I18)=0,&quot;-&quot;,SUM(I12:I18))" table:style-name="ce52">
            <text:p>561<text:s/></text:p>
          </table:table-cell>
          <table:table-cell office:value-type="float" office:value="34809.864240000003" table:formula="msoxl:=  IF(SUM(J12:J18)=0,&quot;-&quot;,SUM(J12:J18))" table:style-name="ce52">
            <text:p>34,810<text:s/></text:p>
          </table:table-cell>
          <table:table-cell office:value-type="float" office:value="42875.032800000001" table:formula="msoxl:=  IF(SUM(K12:K18)=0,&quot;-&quot;,SUM(K12:K18))" table:style-name="ce52">
            <text:p>42,875<text:s/></text:p>
          </table:table-cell>
          <table:table-cell office:value-type="float" office:value="3556101.6892200001" table:formula="msoxl:=  IF(SUM(L12:L18)=0,&quot;-&quot;,SUM(L12:L18))" table:style-name="ce52">
            <text:p>3,556,102<text:s/></text:p>
          </table:table-cell>
          <table:table-cell office:value-type="float" office:value="51453.225399999996" table:formula="msoxl:=  IF(SUM(M12:M18)=0,&quot;-&quot;,SUM(M12:M18))" table:style-name="ce52">
            <text:p>51,453<text:s/></text:p>
          </table:table-cell>
          <table:table-cell office:value-type="float" office:value="9131989.0314699989" table:formula="msoxl:=  IF(SUM(N12:N18)=0,&quot;-&quot;,SUM(N12:N18))" table:style-name="ce52">
            <text:p>9,131,989<text:s/></text:p>
          </table:table-cell>
          <table:table-cell office:value-type="float" office:value="59785.758050000004" table:formula="msoxl:=  IF(SUM(O12:O18)=0,&quot;-&quot;,SUM(O12:O18))" table:style-name="ce52">
            <text:p>59,786<text:s/></text:p>
          </table:table-cell>
          <table:table-cell office:value-type="float" office:value="5136737.2690099999" table:formula="msoxl:=  IF(SUM(P12:P18)=0,&quot;-&quot;,SUM(P12:P18))" table:style-name="ce52">
            <text:p>5,136,73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863.6268" table:style-name="ce55">
            <text:p>4,864<text:s/></text:p>
          </table:table-cell>
          <table:table-cell office:value-type="float" office:value="144918.60191999999" table:style-name="ce55">
            <text:p>144,919<text:s/></text:p>
          </table:table-cell>
          <table:table-cell office:value-type="float" office:value="28428.193800000001" table:style-name="ce55">
            <text:p>28,428<text:s/></text:p>
          </table:table-cell>
          <table:table-cell office:value-type="float" office:value="927222.79177000001" table:style-name="ce55">
            <text:p>927,22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1.2978" table:style-name="ce55">
            <text:p>101<text:s/></text:p>
          </table:table-cell>
          <table:table-cell office:value-type="float" office:value="5781.8142799999996" table:style-name="ce55">
            <text:p>5,782<text:s/></text:p>
          </table:table-cell>
          <table:table-cell office:value-type="float" office:value="446.81099999999998" table:style-name="ce55">
            <text:p>447<text:s/></text:p>
          </table:table-cell>
          <table:table-cell office:value-type="float" office:value="22312.818599999999" table:style-name="ce55">
            <text:p>22,313<text:s/></text:p>
          </table:table-cell>
          <table:table-cell office:value-type="float" office:value="561.27340000000004" table:style-name="ce55">
            <text:p>561<text:s/></text:p>
          </table:table-cell>
          <table:table-cell office:value-type="float" office:value="34809.864240000003" table:style-name="ce55">
            <text:p>34,810<text:s/></text:p>
          </table:table-cell>
          <table:table-cell office:value-type="float" office:value="42875.032800000001" table:style-name="ce55">
            <text:p>42,875<text:s/></text:p>
          </table:table-cell>
          <table:table-cell office:value-type="float" office:value="3556101.6892200001" table:style-name="ce55">
            <text:p>3,556,102<text:s/></text:p>
          </table:table-cell>
          <table:table-cell office:value-type="float" office:value="46589.598599999998" table:style-name="ce55">
            <text:p>46,590<text:s/></text:p>
          </table:table-cell>
          <table:table-cell office:value-type="float" office:value="8987070.4295499995" table:style-name="ce55">
            <text:p>8,987,070<text:s/></text:p>
          </table:table-cell>
          <table:table-cell office:value-type="float" office:value="31357.564249999999" table:style-name="ce55">
            <text:p>31,358<text:s/></text:p>
          </table:table-cell>
          <table:table-cell office:value-type="float" office:value="4209514.4772399999" table:style-name="ce55">
            <text:p>4,209,51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470.81300000000005" table:formula="msoxl:=  IF(SUM(C20:C35)=0,&quot;-&quot;,SUM(C20:C35))" table:style-name="ce52">
            <text:p>471<text:s/></text:p>
          </table:table-cell>
          <table:table-cell office:value-type="float" office:value="5681.39491" table:formula="msoxl:=  IF(SUM(D20:D35)=0,&quot;-&quot;,SUM(D20:D35))" table:style-name="ce52">
            <text:p>5,681<text:s/></text:p>
          </table:table-cell>
          <table:table-cell office:value-type="float" office:value="496.39840000000004" table:formula="msoxl:=  IF(SUM(E20:E35)=0,&quot;-&quot;,SUM(E20:E35))" table:style-name="ce52">
            <text:p>496<text:s/></text:p>
          </table:table-cell>
          <table:table-cell office:value-type="float" office:value="182856.10201" table:formula="msoxl:=  IF(SUM(F20:F35)=0,&quot;-&quot;,SUM(F20:F35))" table:style-name="ce52">
            <text:p>182,856<text:s/></text:p>
          </table:table-cell>
          <table:table-cell office:value-type="float" office:value="70.658600000000007" table:formula="msoxl:=  IF(SUM(G20:G35)=0,&quot;-&quot;,SUM(G20:G35))" table:style-name="ce52">
            <text:p>71<text:s/></text:p>
          </table:table-cell>
          <table:table-cell office:value-type="float" office:value="12870.810460000001" table:formula="msoxl:=  IF(SUM(H20:H35)=0,&quot;-&quot;,SUM(H20:H35))" table:style-name="ce52">
            <text:p>12,871<text:s/></text:p>
          </table:table-cell>
          <table:table-cell office:value-type="float" office:value="416.04286000000002" table:formula="msoxl:=  IF(SUM(I20:I35)=0,&quot;-&quot;,SUM(I20:I35))" table:style-name="ce52">
            <text:p>416<text:s/></text:p>
          </table:table-cell>
          <table:table-cell office:value-type="float" office:value="65434.871410000014" table:formula="msoxl:=  IF(SUM(J20:J35)=0,&quot;-&quot;,SUM(J20:J35))" table:style-name="ce52">
            <text:p>65,435<text:s/></text:p>
          </table:table-cell>
          <table:table-cell office:value-type="float" office:value="378.50689999999997" table:formula="msoxl:=  IF(SUM(K20:K35)=0,&quot;-&quot;,SUM(K20:K35))" table:style-name="ce52">
            <text:p>379<text:s/></text:p>
          </table:table-cell>
          <table:table-cell office:value-type="float" office:value="39133.952919999996" table:formula="msoxl:=  IF(SUM(L20:L35)=0,&quot;-&quot;,SUM(L20:L35))" table:style-name="ce52">
            <text:p>39,134<text:s/></text:p>
          </table:table-cell>
          <table:table-cell office:value-type="float" office:value="651.10986000000003" table:formula="msoxl:=  IF(SUM(M20:M35)=0,&quot;-&quot;,SUM(M20:M35))" table:style-name="ce52">
            <text:p>651<text:s/></text:p>
          </table:table-cell>
          <table:table-cell office:value-type="float" office:value="115031.02033999999" table:formula="msoxl:=  IF(SUM(N20:N35)=0,&quot;-&quot;,SUM(N20:N35))" table:style-name="ce52">
            <text:p>115,031<text:s/></text:p>
          </table:table-cell>
          <table:table-cell office:value-type="float" office:value="2967.5669200000002" table:formula="msoxl:=  IF(SUM(O20:O35)=0,&quot;-&quot;,SUM(O20:O35))" table:style-name="ce52">
            <text:p>2,968<text:s/></text:p>
          </table:table-cell>
          <table:table-cell office:value-type="float" office:value="528397.78636999999" table:formula="msoxl:=  IF(SUM(P20:P35)=0,&quot;-&quot;,SUM(P20:P35))" table:style-name="ce52">
            <text:p>528,39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float" office:value="1.85" table:style-name="ce55">
            <text:p>2<text:s/></text:p>
          </table:table-cell>
          <table:table-cell office:value-type="float" office:value="64.75" table:style-name="ce55">
            <text:p>6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82" table:style-name="ce55">
            <text:p>1<text:s/></text:p>
          </table:table-cell>
          <table:table-cell office:value-type="float" office:value="147.6" table:style-name="ce55">
            <text:p>14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0.02" table:style-name="ce55">
            <text:p>0<text:s/></text:p>
          </table:table-cell>
          <table:table-cell office:value-type="float" office:value="0.56000000000000005" table:style-name="ce55">
            <text:p>1<text:s/></text:p>
          </table:table-cell>
          <table:table-cell office:value-type="float" office:value="246.06918999999999" table:style-name="ce55">
            <text:p>246<text:s/></text:p>
          </table:table-cell>
          <table:table-cell office:value-type="float" office:value="94756.909910000002" table:style-name="ce55">
            <text:p>94,757<text:s/></text:p>
          </table:table-cell>
          <table:table-cell office:value-type="float" office:value="37.137500000000003" table:style-name="ce55">
            <text:p>37<text:s/></text:p>
          </table:table-cell>
          <table:table-cell office:value-type="float" office:value="6623.0398599999999" table:style-name="ce55">
            <text:p>6,623<text:s/></text:p>
          </table:table-cell>
          <table:table-cell office:value-type="float" office:value="168.38921999999999" table:style-name="ce55">
            <text:p>168<text:s/></text:p>
          </table:table-cell>
          <table:table-cell office:value-type="float" office:value="32832.381280000001" table:style-name="ce55">
            <text:p>32,832<text:s/></text:p>
          </table:table-cell>
          <table:table-cell office:value-type="float" office:value="3.7767200000000001" table:style-name="ce55">
            <text:p>4<text:s/></text:p>
          </table:table-cell>
          <table:table-cell office:value-type="float" office:value="419.45200999999997" table:style-name="ce55">
            <text:p>41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46800000000000003" table:style-name="ce55">
            <text:p>0<text:s/></text:p>
          </table:table-cell>
          <table:table-cell office:value-type="float" office:value="37.44" table:style-name="ce55">
            <text:p>3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234.3" table:style-name="ce55">
            <text:p>234<text:s/></text:p>
          </table:table-cell>
          <table:table-cell office:value-type="float" office:value="2442.9299999999998" table:style-name="ce55">
            <text:p>2,443<text:s/></text:p>
          </table:table-cell>
          <table:table-cell office:value-type="float" office:value="188.98464999999999" table:style-name="ce55">
            <text:p>189<text:s/></text:p>
          </table:table-cell>
          <table:table-cell office:value-type="float" office:value="68964.776710000006" table:style-name="ce55">
            <text:p>68,965<text:s/></text:p>
          </table:table-cell>
          <table:table-cell office:value-type="float" office:value="27.184000000000001" table:style-name="ce55">
            <text:p>27<text:s/></text:p>
          </table:table-cell>
          <table:table-cell office:value-type="float" office:value="4805.2231199999997" table:style-name="ce55">
            <text:p>4,805<text:s/></text:p>
          </table:table-cell>
          <table:table-cell office:value-type="float" office:value="39.848080000000003" table:style-name="ce55">
            <text:p>40<text:s/></text:p>
          </table:table-cell>
          <table:table-cell office:value-type="float" office:value="12056.2392" table:style-name="ce55">
            <text:p>12,056<text:s/></text:p>
          </table:table-cell>
          <table:table-cell office:value-type="float" office:value="2.1404800000000002" table:style-name="ce55">
            <text:p>2<text:s/></text:p>
          </table:table-cell>
          <table:table-cell office:value-type="float" office:value="185.30134000000001" table:style-name="ce55">
            <text:p>18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6469999999999998" table:style-name="ce55">
            <text:p>3<text:s/></text:p>
          </table:table-cell>
          <table:table-cell office:value-type="float" office:value="317.64" table:style-name="ce55">
            <text:p>31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float" office:value="226.24" table:style-name="ce55">
            <text:p>226<text:s/></text:p>
          </table:table-cell>
          <table:table-cell office:value-type="float" office:value="2838.34" table:style-name="ce55">
            <text:p>2,83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5.608910000000002" table:style-name="ce55">
            <text:p>36<text:s/></text:p>
          </table:table-cell>
          <table:table-cell office:value-type="float" office:value="3909.7316500000002" table:style-name="ce55">
            <text:p>3,91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.07376" table:style-name="ce55">
            <text:p>8<text:s/></text:p>
          </table:table-cell>
          <table:table-cell office:value-type="float" office:value="402.88060999999999" table:style-name="ce55">
            <text:p>403<text:s/></text:p>
          </table:table-cell>
          <table:table-cell office:value-type="float" office:value="95.658720000000002" table:style-name="ce55">
            <text:p>96<text:s/></text:p>
          </table:table-cell>
          <table:table-cell office:value-type="float" office:value="3816.78289" table:style-name="ce55">
            <text:p>3,81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1.1233" table:style-name="ce55">
            <text:p>11<text:s/></text:p>
          </table:table-cell>
          <table:table-cell office:value-type="float" office:value="3762.8437399999998" table:style-name="ce55">
            <text:p>3,76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30.93379999999999" table:style-name="ce55">
            <text:p>131<text:s/></text:p>
          </table:table-cell>
          <table:table-cell office:value-type="float" office:value="10471.139639999999" table:style-name="ce55">
            <text:p>10,471<text:s/></text:p>
          </table:table-cell>
          <table:table-cell office:value-type="float" office:value="372.58969999999999" table:style-name="ce55">
            <text:p>373<text:s/></text:p>
          </table:table-cell>
          <table:table-cell office:value-type="float" office:value="38529.199569999997" table:style-name="ce55">
            <text:p>38,529<text:s/></text:p>
          </table:table-cell>
          <table:table-cell office:value-type="float" office:value="643.03610000000003" table:style-name="ce55">
            <text:p>643<text:s/></text:p>
          </table:table-cell>
          <table:table-cell office:value-type="float" office:value="114628.13973" table:style-name="ce55">
            <text:p>114,628<text:s/></text:p>
          </table:table-cell>
          <table:table-cell office:value-type="float" office:value="2864.4371999999998" table:style-name="ce55">
            <text:p>2,864<text:s/></text:p>
          </table:table-cell>
          <table:table-cell office:value-type="float" office:value="523735.15347999998" table:style-name="ce55">
            <text:p>523,73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4.803800000000003" table:style-name="ce55">
            <text:p>35<text:s/></text:p>
          </table:table-cell>
          <table:table-cell office:value-type="float" office:value="10722.549000000001" table:style-name="ce55">
            <text:p>10,723<text:s/></text:p>
          </table:table-cell>
          <table:table-cell office:value-type="float" office:value="1.1936" table:style-name="ce55">
            <text:p>1<text:s/></text:p>
          </table:table-cell>
          <table:table-cell office:value-type="float" office:value="417.76" table:style-name="ce55">
            <text:p>418<text:s/></text:p>
          </table:table-cell>
          <table:table-cell office:value-type="float" office:value="0.27" table:style-name="ce55">
            <text:p>0<text:s/></text:p>
          </table:table-cell>
          <table:table-cell office:value-type="float" office:value="48.140999999999998" table:style-name="ce55">
            <text:p>4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.7879999999999998" table:style-name="ce55">
            <text:p>4<text:s/></text:p>
          </table:table-cell>
          <table:table-cell office:value-type="float" office:value="454.56" table:style-name="ce55">
            <text:p>45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float" office:value="1.923" table:style-name="ce55">
            <text:p>2<text:s/></text:p>
          </table:table-cell>
          <table:table-cell office:value-type="float" office:value="108.01491" table:style-name="ce55">
            <text:p>10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3.975999999999999" table:style-name="ce55">
            <text:p>24<text:s/></text:p>
          </table:table-cell>
          <table:table-cell office:value-type="float" office:value="2986.6620400000002" table:style-name="ce55">
            <text:p>2,98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56799999999999995" table:style-name="ce55">
            <text:p>1<text:s/></text:p>
          </table:table-cell>
          <table:table-cell office:value-type="float" office:value="36.21" table:style-name="ce55">
            <text:p>3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float" office:value="6.48" table:style-name="ce55">
            <text:p>6<text:s/></text:p>
          </table:table-cell>
          <table:table-cell office:value-type="float" office:value="226.8" table:style-name="ce55">
            <text:p>227<text:s/></text:p>
          </table:table-cell>
          <table:table-cell office:value-type="float" office:value="15.41746" table:style-name="ce55">
            <text:p>15<text:s/></text:p>
          </table:table-cell>
          <table:table-cell office:value-type="float" office:value="4649.0226499999999" table:style-name="ce55">
            <text:p>4,649<text:s/></text:p>
          </table:table-cell>
          <table:table-cell office:value-type="float" office:value="5.1435000000000004" table:style-name="ce55">
            <text:p>5<text:s/></text:p>
          </table:table-cell>
          <table:table-cell office:value-type="float" office:value="1024.78748" table:style-name="ce55">
            <text:p>1,025<text:s/></text:p>
          </table:table-cell>
          <table:table-cell office:value-type="float" office:value="14.99385" table:style-name="ce55">
            <text:p>15<text:s/></text:p>
          </table:table-cell>
          <table:table-cell office:value-type="float" office:value="2836.9175" table:style-name="ce55">
            <text:p>2,83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1000000000000001" table:style-name="ce55">
            <text:p>1<text:s/></text:p>
          </table:table-cell>
          <table:table-cell office:value-type="float" office:value="143" table:style-name="ce55">
            <text:p>14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0.10299999999999999" table:style-name="ce57">
            <text:p>0<text:s/></text:p>
          </table:table-cell>
          <table:table-cell office:value-type="float" office:value="3.0590999999999999" table:style-name="ce57">
            <text:p>3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393.24349999999998" table:formula="msoxl:=  IF(SUM(C37:C53)=0,&quot;-&quot;,SUM(C37:C53))" table:style-name="ce52">
            <text:p>393<text:s/></text:p>
          </table:table-cell>
          <table:table-cell office:value-type="float" office:value="8802.1949999999997" table:formula="msoxl:=  IF(SUM(D37:D53)=0,&quot;-&quot;,SUM(D37:D53))" table:style-name="ce52">
            <text:p>8,802<text:s/></text:p>
          </table:table-cell>
          <table:table-cell office:value-type="float" office:value="221.95543000000004" table:formula="msoxl:=  IF(SUM(E37:E53)=0,&quot;-&quot;,SUM(E37:E53))" table:style-name="ce52">
            <text:p>222<text:s/></text:p>
          </table:table-cell>
          <table:table-cell office:value-type="float" office:value="54584.68015" table:formula="msoxl:=  IF(SUM(F37:F53)=0,&quot;-&quot;,SUM(F37:F53))" table:style-name="ce52">
            <text:p>54,585<text:s/></text:p>
          </table:table-cell>
          <table:table-cell office:value-type="float" office:value="168.41429000000002" table:formula="msoxl:=  IF(SUM(G37:G53)=0,&quot;-&quot;,SUM(G37:G53))" table:style-name="ce52">
            <text:p>168<text:s/></text:p>
          </table:table-cell>
          <table:table-cell office:value-type="float" office:value="33435.473400000003" table:formula="msoxl:=  IF(SUM(H37:H53)=0,&quot;-&quot;,SUM(H37:H53))" table:style-name="ce52">
            <text:p>33,435<text:s/></text:p>
          </table:table-cell>
          <table:table-cell office:value-type="float" office:value="1105.0387799999999" table:formula="msoxl:=  IF(SUM(I37:I53)=0,&quot;-&quot;,SUM(I37:I53))" table:style-name="ce52">
            <text:p>1,105<text:s/></text:p>
          </table:table-cell>
          <table:table-cell office:value-type="float" office:value="107173.21201" table:formula="msoxl:=  IF(SUM(J37:J53)=0,&quot;-&quot;,SUM(J37:J53))" table:style-name="ce52">
            <text:p>107,173<text:s/></text:p>
          </table:table-cell>
          <table:table-cell office:value-type="float" office:value="0.94784000000000002" table:formula="msoxl:=  IF(SUM(K37:K53)=0,&quot;-&quot;,SUM(K37:K53))" table:style-name="ce52">
            <text:p>1<text:s/></text:p>
          </table:table-cell>
          <table:table-cell office:value-type="float" office:value="193.46643" table:formula="msoxl:=  IF(SUM(L37:L53)=0,&quot;-&quot;,SUM(L37:L53))" table:style-name="ce52">
            <text:p>193<text:s/></text:p>
          </table:table-cell>
          <table:table-cell office:value-type="float" office:value="10.874700000000001" table:formula="msoxl:=  IF(SUM(M37:M53)=0,&quot;-&quot;,SUM(M37:M53))" table:style-name="ce52">
            <text:p>11<text:s/></text:p>
          </table:table-cell>
          <table:table-cell office:value-type="float" office:value="1679.16597" table:formula="msoxl:=  IF(SUM(N37:N53)=0,&quot;-&quot;,SUM(N37:N53))" table:style-name="ce52">
            <text:p>1,679<text:s/></text:p>
          </table:table-cell>
          <table:table-cell office:value-type="float" office:value="53.038889999999995" table:formula="msoxl:=  IF(SUM(O37:O53)=0,&quot;-&quot;,SUM(O37:O53))" table:style-name="ce52">
            <text:p>53<text:s/></text:p>
          </table:table-cell>
          <table:table-cell office:value-type="float" office:value="11465.903550000001" table:formula="msoxl:=  IF(SUM(P37:P53)=0,&quot;-&quot;,SUM(P37:P53))" table:style-name="ce52">
            <text:p>11,46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190.58260000000001" table:style-name="ce55">
            <text:p>191<text:s/></text:p>
          </table:table-cell>
          <table:table-cell office:value-type="float" office:value="3566.32" table:style-name="ce55">
            <text:p>3,566<text:s/></text:p>
          </table:table-cell>
          <table:table-cell office:value-type="float" office:value="128.93754000000001" table:style-name="ce55">
            <text:p>129<text:s/></text:p>
          </table:table-cell>
          <table:table-cell office:value-type="float" office:value="21302.646219999999" table:style-name="ce55">
            <text:p>21,303<text:s/></text:p>
          </table:table-cell>
          <table:table-cell office:value-type="float" office:value="75.825890000000001" table:style-name="ce55">
            <text:p>76<text:s/></text:p>
          </table:table-cell>
          <table:table-cell office:value-type="float" office:value="14589.5975" table:style-name="ce55">
            <text:p>14,590<text:s/></text:p>
          </table:table-cell>
          <table:table-cell office:value-type="float" office:value="350.33280000000002" table:style-name="ce55">
            <text:p>350<text:s/></text:p>
          </table:table-cell>
          <table:table-cell office:value-type="float" office:value="21690.2664" table:style-name="ce55">
            <text:p>21,690<text:s/></text:p>
          </table:table-cell>
          <table:table-cell office:value-type="float" office:value="0.87634000000000001" table:style-name="ce55">
            <text:p>1<text:s/></text:p>
          </table:table-cell>
          <table:table-cell office:value-type="float" office:value="187.99668" table:style-name="ce55">
            <text:p>188<text:s/></text:p>
          </table:table-cell>
          <table:table-cell office:value-type="float" office:value="10.8032" table:style-name="ce55">
            <text:p>11<text:s/></text:p>
          </table:table-cell>
          <table:table-cell office:value-type="float" office:value="1663.65762" table:style-name="ce55">
            <text:p>1,664<text:s/></text:p>
          </table:table-cell>
          <table:table-cell office:value-type="float" office:value="30.387689999999999" table:style-name="ce55">
            <text:p>30<text:s/></text:p>
          </table:table-cell>
          <table:table-cell office:value-type="float" office:value="7790.7726000000002" table:style-name="ce55">
            <text:p>7,79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179.30430000000001" table:style-name="ce55">
            <text:p>179<text:s/></text:p>
          </table:table-cell>
          <table:table-cell office:value-type="float" office:value="3771.4810000000002" table:style-name="ce55">
            <text:p>3,771<text:s/></text:p>
          </table:table-cell>
          <table:table-cell office:value-type="float" office:value="66.084100000000007" table:style-name="ce55">
            <text:p>66<text:s/></text:p>
          </table:table-cell>
          <table:table-cell office:value-type="float" office:value="22297.328519999999" table:style-name="ce55">
            <text:p>22,297<text:s/></text:p>
          </table:table-cell>
          <table:table-cell office:value-type="float" office:value="89.975999999999999" table:style-name="ce55">
            <text:p>90<text:s/></text:p>
          </table:table-cell>
          <table:table-cell office:value-type="float" office:value="18328.5759" table:style-name="ce55">
            <text:p>18,329<text:s/></text:p>
          </table:table-cell>
          <table:table-cell office:value-type="float" office:value="124.84820000000001" table:style-name="ce55">
            <text:p>125<text:s/></text:p>
          </table:table-cell>
          <table:table-cell office:value-type="float" office:value="33818.986960000002" table:style-name="ce55">
            <text:p>33,819<text:s/></text:p>
          </table:table-cell>
          <table:table-cell office:value-type="float" office:value="7.1499999999999994E-2" table:style-name="ce55">
            <text:p>0<text:s/></text:p>
          </table:table-cell>
          <table:table-cell office:value-type="float" office:value="5.4697500000000003" table:style-name="ce55">
            <text:p>5<text:s/></text:p>
          </table:table-cell>
          <table:table-cell office:value-type="float" office:value="7.1499999999999994E-2" table:style-name="ce55">
            <text:p>0<text:s/></text:p>
          </table:table-cell>
          <table:table-cell office:value-type="float" office:value="15.50835" table:style-name="ce55">
            <text:p>16<text:s/></text:p>
          </table:table-cell>
          <table:table-cell office:value-type="float" office:value="7.9432" table:style-name="ce55">
            <text:p>8<text:s/></text:p>
          </table:table-cell>
          <table:table-cell office:value-type="float" office:value="1707.37095" table:style-name="ce55">
            <text:p>1,70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float" office:value="10.162000000000001" table:style-name="ce55">
            <text:p>10<text:s/></text:p>
          </table:table-cell>
          <table:table-cell office:value-type="float" office:value="403.46" table:style-name="ce55">
            <text:p>403<text:s/></text:p>
          </table:table-cell>
          <table:table-cell office:value-type="float" office:value="6.4016299999999999" table:style-name="ce55">
            <text:p>6<text:s/></text:p>
          </table:table-cell>
          <table:table-cell office:value-type="float" office:value="3117.3519500000002" table:style-name="ce55">
            <text:p>3,117<text:s/></text:p>
          </table:table-cell>
          <table:table-cell office:value-type="float" office:value="2.6124000000000001" table:style-name="ce55">
            <text:p>3<text:s/></text:p>
          </table:table-cell>
          <table:table-cell office:value-type="float" office:value="517.29999999999995" table:style-name="ce55">
            <text:p>517<text:s/></text:p>
          </table:table-cell>
          <table:table-cell office:value-type="float" office:value="16.917280000000002" table:style-name="ce55">
            <text:p>17<text:s/></text:p>
          </table:table-cell>
          <table:table-cell office:value-type="float" office:value="3194.0720000000001" table:style-name="ce55">
            <text:p>3,19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float" office:value="2.2660999999999998" table:style-name="ce55">
            <text:p>2<text:s/></text:p>
          </table:table-cell>
          <table:table-cell office:value-type="float" office:value="86.111800000000002" table:style-name="ce55">
            <text:p>86<text:s/></text:p>
          </table:table-cell>
          <table:table-cell office:value-type="float" office:value="20.532160000000001" table:style-name="ce55">
            <text:p>21<text:s/></text:p>
          </table:table-cell>
          <table:table-cell office:value-type="float" office:value="7867.3534600000003" table:style-name="ce55">
            <text:p>7,86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62409999999999999" table:style-name="ce55">
            <text:p>1<text:s/></text:p>
          </table:table-cell>
          <table:table-cell office:value-type="float" office:value="93.040729999999996" table:style-name="ce55">
            <text:p>9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4079999999999999" table:style-name="ce55">
            <text:p>2<text:s/></text:p>
          </table:table-cell>
          <table:table-cell office:value-type="float" office:value="153.51" table:style-name="ce55">
            <text:p>15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float" office:value="10.9285" table:style-name="ce55">
            <text:p>11<text:s/></text:p>
          </table:table-cell>
          <table:table-cell office:value-type="float" office:value="974.82219999999995" table:style-name="ce55">
            <text:p>97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4.15" table:style-name="ce55">
            <text:p>14<text:s/></text:p>
          </table:table-cell>
          <table:table-cell office:value-type="float" office:value="1839.5" table:style-name="ce55">
            <text:p>1,84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2.3" table:style-name="ce55">
            <text:p>12<text:s/></text:p>
          </table:table-cell>
          <table:table-cell office:value-type="float" office:value="1814.25" table:style-name="ce55">
            <text:p>1,81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598.16639999999995" table:style-name="ce57">
            <text:p>598<text:s/></text:p>
          </table:table-cell>
          <table:table-cell office:value-type="float" office:value="46537.34592" table:style-name="ce57">
            <text:p>46,537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2">
            <text:p>-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2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52">
            <text:p>-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6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08">
            <text:p><text:s text:c="20"/><text:span text:style-name="T1">魚類別</text:span></text:p>
            <text:p><text:span text:style-name="T1"><text:s text:c="20"/>Species</text:span></text:p>
            <draw:custom-shape svg:x="0.03125in" svg:y="0.01042in" svg:width="0.95743in" svg:height="0.70652in" draw:z-index="1" draw:id="id9" draw:style-name="a9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6" table:number-rows-spanned="1" table:style-name="ce194">
            <text:p>鯖 <text:s text:c="5"/>科</text:p>
          </table:table-cell>
          <table:covered-table-cell table:number-columns-repeated="5"/>
          <table:table-cell table:number-columns-spanned="2" table:number-rows-spanned="1" table:style-name="ce196"/>
          <table:covered-table-cell/>
          <table:table-cell office:value-type="string" table:number-columns-spanned="6" table:number-rows-spanned="1" table:style-name="ce194">
            <text:p>旗 <text:s text:c="5"/>魚 <text:s text:c="5"/>科</text:p>
          </table:table-cell>
          <table:covered-table-cell table:number-columns-repeated="5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15">
            <text:p>太平洋黑鮪</text:p>
          </table:table-cell>
          <table:covered-table-cell/>
          <table:table-cell office:value-type="string" table:number-columns-spanned="2" table:number-rows-spanned="1" table:style-name="ce198">
            <text:p>南方黑鮪</text:p>
          </table:table-cell>
          <table:covered-table-cell/>
          <table:table-cell office:value-type="string" table:number-columns-spanned="2" table:number-rows-spanned="1" table:style-name="ce198">
            <text:p>其他鮪類</text:p>
          </table:table-cell>
          <table:covered-table-cell/>
          <table:table-cell office:value-type="string" table:number-columns-spanned="2" table:number-rows-spanned="1" table:style-name="ce199">
            <text:p>劍旗魚</text:p>
          </table:table-cell>
          <table:covered-table-cell/>
          <table:table-cell office:value-type="string" table:number-columns-spanned="2" table:number-rows-spanned="1" table:style-name="ce198">
            <text:p>小計</text:p>
          </table:table-cell>
          <table:covered-table-cell/>
          <table:table-cell office:value-type="string" table:number-columns-spanned="2" table:number-rows-spanned="1" table:style-name="ce198">
            <text:p>紅肉旗魚</text:p>
          </table:table-cell>
          <table:covered-table-cell/>
          <table:table-cell office:value-type="string" table:number-columns-spanned="2" table:number-rows-spanned="1" table:style-name="ce198">
            <text:p>黑皮旗魚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0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23">
            <text:p>53304</text:p>
          </table:table-cell>
          <table:covered-table-cell/>
          <table:table-cell office:value-type="string" table:number-columns-spanned="2" table:number-rows-spanned="1" table:style-name="ce212">
            <text:p>53305</text:p>
          </table:table-cell>
          <table:covered-table-cell/>
          <table:table-cell office:value-type="string" table:number-columns-spanned="2" table:number-rows-spanned="1" table:style-name="ce212">
            <text:p>53399</text:p>
          </table:table-cell>
          <table:covered-table-cell/>
          <table:table-cell office:value-type="string" table:number-columns-spanned="2" table:number-rows-spanned="1" table:style-name="ce181">
            <text:p>54001</text:p>
          </table:table-cell>
          <table:covered-table-cell/>
          <table:table-cell office:value-type="string" table:number-columns-spanned="2" table:number-rows-spanned="1" table:style-name="ce181">
            <text:p>Sub Total</text:p>
          </table:table-cell>
          <table:covered-table-cell/>
          <table:table-cell office:value-type="string" table:number-columns-spanned="2" table:number-rows-spanned="1" table:style-name="ce181">
            <text:p>55001</text:p>
          </table:table-cell>
          <table:covered-table-cell/>
          <table:table-cell office:value-type="string" table:number-columns-spanned="2" table:number-rows-spanned="1" table:style-name="ce181">
            <text:p>55003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577.47802999999999" table:formula="msoxl:=  IF(SUM(C11,C19,C36,C54,C58,C62)=0,&quot;-&quot;,SUM(C11,C19,C36,C54,C58,C62))" table:style-name="ce45">
            <text:p>577<text:s/></text:p>
          </table:table-cell>
          <table:table-cell office:value-type="float" office:value="186972.15913000001" table:formula="msoxl:=  IF(SUM(D11,D19,D36,D54,D58,D62)=0,&quot;-&quot;,SUM(D11,D19,D36,D54,D58,D62))" table:style-name="ce45">
            <text:p>186,972<text:s/></text:p>
          </table:table-cell>
          <table:table-cell office:value-type="float" office:value="1161.5640000000001" table:formula="msoxl:=  IF(SUM(E11,E19,E36,E54,E58,E62)=0,&quot;-&quot;,SUM(E11,E19,E36,E54,E58,E62))" table:style-name="ce45">
            <text:p>1,162<text:s/></text:p>
          </table:table-cell>
          <table:table-cell office:value-type="float" office:value="225373.79696000001" table:formula="msoxl:=  IF(SUM(F11,F19,F36,F54,F58,F62)=0,&quot;-&quot;,SUM(F11,F19,F36,F54,F58,F62))" table:style-name="ce45">
            <text:p>225,374<text:s/></text:p>
          </table:table-cell>
          <table:table-cell office:value-type="float" office:value="875.43619999999999" table:formula="msoxl:=  IF(SUM(G11,G19,G36,G54,G58,G62)=0,&quot;-&quot;,SUM(G11,G19,G36,G54,G58,G62))" table:style-name="ce45">
            <text:p>875<text:s/></text:p>
          </table:table-cell>
          <table:table-cell office:value-type="float" office:value="75597.216950000002" table:formula="msoxl:=  IF(SUM(H11,H19,H36,H54,H58,H62)=0,&quot;-&quot;,SUM(H11,H19,H36,H54,H58,H62))" table:style-name="ce45">
            <text:p>75,597<text:s/></text:p>
          </table:table-cell>
          <table:table-cell office:value-type="float" office:value="15066.1981" table:formula="msoxl:=  IF(SUM(I11,I19,I36,I54,I58,I62)=0,&quot;-&quot;,SUM(I11,I19,I36,I54,I58,I62))" table:style-name="ce45">
            <text:p>15,066<text:s/></text:p>
          </table:table-cell>
          <table:table-cell office:value-type="float" office:value="1568524.5629499999" table:formula="msoxl:=  IF(SUM(J11,J19,J36,J54,J58,J62)=0,&quot;-&quot;,SUM(J11,J19,J36,J54,J58,J62))" table:style-name="ce45">
            <text:p>1,568,525<text:s/></text:p>
          </table:table-cell>
          <table:table-cell office:value-type="float" office:value="17681.705719999998" table:formula="msoxl:=  IF(SUM(K11,K19,K36,K54,K58,K62)=0,&quot;-&quot;,SUM(K11,K19,K36,K54,K58,K62))" table:style-name="ce45">
            <text:p>17,682<text:s/></text:p>
          </table:table-cell>
          <table:table-cell office:value-type="float" office:value="1396629.48477" table:formula="msoxl:=  IF(SUM(L11,L19,L36,L54,L58,L62)=0,&quot;-&quot;,SUM(L11,L19,L36,L54,L58,L62))" table:style-name="ce45">
            <text:p>1,396,629<text:s/></text:p>
          </table:table-cell>
          <table:table-cell office:value-type="float" office:value="1276.2195999999999" table:formula="msoxl:=  IF(SUM(M11,M19,M36,M54,M58,M62)=0,&quot;-&quot;,SUM(M11,M19,M36,M54,M58,M62))" table:style-name="ce45">
            <text:p>1,276<text:s/></text:p>
          </table:table-cell>
          <table:table-cell office:value-type="float" office:value="97550.473459999994" table:formula="msoxl:=  IF(SUM(N11,N19,N36,N54,N58,N62)=0,&quot;-&quot;,SUM(N11,N19,N36,N54,N58,N62))" table:style-name="ce45">
            <text:p>97,550<text:s/></text:p>
          </table:table-cell>
          <table:table-cell office:value-type="float" office:value="13629.225300000002" table:formula="msoxl:=  IF(SUM(O11,O19,O36,O54,O58,O62)=0,&quot;-&quot;,SUM(O11,O19,O36,O54,O58,O62))" table:style-name="ce45">
            <text:p>13,629<text:s/></text:p>
          </table:table-cell>
          <table:table-cell office:value-type="float" office:value="1069209.963" table:formula="msoxl:=  IF(SUM(P11,P19,P36,P54,P58,P62)=0,&quot;-&quot;,SUM(P11,P19,P36,P54,P58,P62))" table:style-name="ce45">
            <text:p>1,069,210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float" office:value="246.5975" table:formula="msoxl:=  IF(SUM(C12:C18)=0,&quot;-&quot;,SUM(C12:C18))" table:style-name="ce52">
            <text:p>247<text:s/></text:p>
          </table:table-cell>
          <table:table-cell office:value-type="float" office:value="25687.81695" table:formula="msoxl:=  IF(SUM(D12:D18)=0,&quot;-&quot;,SUM(D12:D18))" table:style-name="ce52">
            <text:p>25,688<text:s/></text:p>
          </table:table-cell>
          <table:table-cell office:value-type="float" office:value="1161.5640000000001" table:formula="msoxl:=  IF(SUM(E12:E18)=0,&quot;-&quot;,SUM(E12:E18))" table:style-name="ce52">
            <text:p>1,162<text:s/></text:p>
          </table:table-cell>
          <table:table-cell office:value-type="float" office:value="225373.79696000001" table:formula="msoxl:=  IF(SUM(F12:F18)=0,&quot;-&quot;,SUM(F12:F18))" table:style-name="ce52">
            <text:p>225,374<text:s/></text:p>
          </table:table-cell>
          <table:table-cell office:value-type="float" office:value="31.016999999999999" table:formula="msoxl:=  IF(SUM(G12:G18)=0,&quot;-&quot;,SUM(G12:G18))" table:style-name="ce52">
            <text:p>31<text:s/></text:p>
          </table:table-cell>
          <table:table-cell office:value-type="float" office:value="1267.4280000000001" table:formula="msoxl:=  IF(SUM(H12:H18)=0,&quot;-&quot;,SUM(H12:H18))" table:style-name="ce52">
            <text:p>1,267<text:s/></text:p>
          </table:table-cell>
          <table:table-cell office:value-type="float" office:value="13808.9918" table:formula="msoxl:=  IF(SUM(I12:I18)=0,&quot;-&quot;,SUM(I12:I18))" table:style-name="ce52">
            <text:p>13,809<text:s/></text:p>
          </table:table-cell>
          <table:table-cell office:value-type="float" office:value="1413706.4461000001" table:formula="msoxl:=  IF(SUM(J12:J18)=0,&quot;-&quot;,SUM(J12:J18))" table:style-name="ce52">
            <text:p>1,413,706<text:s/></text:p>
          </table:table-cell>
          <table:table-cell office:value-type="float" office:value="14776.8822" table:formula="msoxl:=  IF(SUM(K12:K18)=0,&quot;-&quot;,SUM(K12:K18))" table:style-name="ce52">
            <text:p>14,777<text:s/></text:p>
          </table:table-cell>
          <table:table-cell office:value-type="float" office:value="1041644.43999" table:formula="msoxl:=  IF(SUM(L12:L18)=0,&quot;-&quot;,SUM(L12:L18))" table:style-name="ce52">
            <text:p>1,041,644<text:s/></text:p>
          </table:table-cell>
          <table:table-cell office:value-type="float" office:value="1146.1106" table:formula="msoxl:=  IF(SUM(M12:M18)=0,&quot;-&quot;,SUM(M12:M18))" table:style-name="ce52">
            <text:p>1,146<text:s/></text:p>
          </table:table-cell>
          <table:table-cell office:value-type="float" office:value="84837.931940000009" table:formula="msoxl:=  IF(SUM(N12:N18)=0,&quot;-&quot;,SUM(N12:N18))" table:style-name="ce52">
            <text:p>84,838<text:s/></text:p>
          </table:table-cell>
          <table:table-cell office:value-type="float" office:value="12111.0766" table:formula="msoxl:=  IF(SUM(O12:O18)=0,&quot;-&quot;,SUM(O12:O18))" table:style-name="ce52">
            <text:p>12,111<text:s/></text:p>
          </table:table-cell>
          <table:table-cell office:value-type="float" office:value="874172.55891000002" table:formula="msoxl:=  IF(SUM(P12:P18)=0,&quot;-&quot;,SUM(P12:P18))" table:style-name="ce52">
            <text:p>874,17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12,O12,'漁業生產量值-漁業種類別魚類別生產量值10'!C12,'漁業生產量值-漁業種類別魚類別生產量值10'!E12)=0,&quot;-&quot;,SUM(M12,O12,'漁業生產量值-漁業種類別魚類別生產量值10'!C12,'漁業生產量值-漁業種類別魚類別生產量值10'!E12))" table:style-name="ce55">
            <text:p>-</text:p>
          </table:table-cell>
          <table:table-cell office:value-type="string" office:string-value="-" table:formula="msoxl:=  IF(SUM(N12,P12,'漁業生產量值-漁業種類別魚類別生產量值10'!D12,'漁業生產量值-漁業種類別魚類別生產量值10'!F12)=0,&quot;-&quot;,SUM(N12,P12,'漁業生產量值-漁業種類別魚類別生產量值10'!D12,'漁業生產量值-漁業種類別魚類別生產量值10'!F1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13,O13,'漁業生產量值-漁業種類別魚類別生產量值10'!C13,'漁業生產量值-漁業種類別魚類別生產量值10'!E13)=0,&quot;-&quot;,SUM(M13,O13,'漁業生產量值-漁業種類別魚類別生產量值10'!C13,'漁業生產量值-漁業種類別魚類別生產量值10'!E13))" table:style-name="ce55">
            <text:p>-</text:p>
          </table:table-cell>
          <table:table-cell office:value-type="string" office:string-value="-" table:formula="msoxl:=  IF(SUM(N13,P13,'漁業生產量值-漁業種類別魚類別生產量值10'!D13,'漁業生產量值-漁業種類別魚類別生產量值10'!F13)=0,&quot;-&quot;,SUM(N13,P13,'漁業生產量值-漁業種類別魚類別生產量值10'!D13,'漁業生產量值-漁業種類別魚類別生產量值10'!F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5.843" table:formula="msoxl:=  IF(SUM(M14,O14,'漁業生產量值-漁業種類別魚類別生產量值10'!C14,'漁業生產量值-漁業種類別魚類別生產量值10'!E14)=0,&quot;-&quot;,SUM(M14,O14,'漁業生產量值-漁業種類別魚類別生產量值10'!C14,'漁業生產量值-漁業種類別魚類別生產量值10'!E14))" table:style-name="ce55">
            <text:p>16<text:s/></text:p>
          </table:table-cell>
          <table:table-cell office:value-type="float" office:value="947.1903299999999" table:formula="msoxl:=  IF(SUM(N14,P14,'漁業生產量值-漁業種類別魚類別生產量值10'!D14,'漁業生產量值-漁業種類別魚類別生產量值10'!F14)=0,&quot;-&quot;,SUM(N14,P14,'漁業生產量值-漁業種類別魚類別生產量值10'!D14,'漁業生產量值-漁業種類別魚類別生產量值10'!F14))" table:style-name="ce55">
            <text:p>947<text:s/></text:p>
          </table:table-cell>
          <table:table-cell office:value-type="float" office:value="0.84" table:style-name="ce55">
            <text:p>1<text:s/></text:p>
          </table:table-cell>
          <table:table-cell office:value-type="float" office:value="91.222030000000004" table:style-name="ce55">
            <text:p>91<text:s/></text:p>
          </table:table-cell>
          <table:table-cell office:value-type="float" office:value="6.3250000000000002" table:style-name="ce55">
            <text:p>6<text:s/></text:p>
          </table:table-cell>
          <table:table-cell office:value-type="float" office:value="397.99759" table:style-name="ce55">
            <text:p>39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15,O15,'漁業生產量值-漁業種類別魚類別生產量值10'!C15,'漁業生產量值-漁業種類別魚類別生產量值10'!E15)=0,&quot;-&quot;,SUM(M15,O15,'漁業生產量值-漁業種類別魚類別生產量值10'!C15,'漁業生產量值-漁業種類別魚類別生產量值10'!E15))" table:style-name="ce55">
            <text:p>-</text:p>
          </table:table-cell>
          <table:table-cell office:value-type="string" office:string-value="-" table:formula="msoxl:=  IF(SUM(N15,P15,'漁業生產量值-漁業種類別魚類別生產量值10'!D15,'漁業生產量值-漁業種類別魚類別生產量值10'!F15)=0,&quot;-&quot;,SUM(N15,P15,'漁業生產量值-漁業種類別魚類別生產量值10'!D15,'漁業生產量值-漁業種類別魚類別生產量值10'!F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float" office:value="246.5975" table:style-name="ce55">
            <text:p>247<text:s/></text:p>
          </table:table-cell>
          <table:table-cell office:value-type="float" office:value="25687.81695" table:style-name="ce55">
            <text:p>25,688<text:s/></text:p>
          </table:table-cell>
          <table:table-cell office:value-type="float" office:value="1161.5640000000001" table:style-name="ce55">
            <text:p>1,162<text:s/></text:p>
          </table:table-cell>
          <table:table-cell office:value-type="float" office:value="225373.79696000001" table:style-name="ce55">
            <text:p>225,374<text:s/></text:p>
          </table:table-cell>
          <table:table-cell office:value-type="float" office:value="31.016999999999999" table:style-name="ce55">
            <text:p>31<text:s/></text:p>
          </table:table-cell>
          <table:table-cell office:value-type="float" office:value="1267.4280000000001" table:style-name="ce55">
            <text:p>1,267<text:s/></text:p>
          </table:table-cell>
          <table:table-cell office:value-type="float" office:value="13808.9918" table:style-name="ce55">
            <text:p>13,809<text:s/></text:p>
          </table:table-cell>
          <table:table-cell office:value-type="float" office:value="1413706.4461000001" table:style-name="ce55">
            <text:p>1,413,706<text:s/></text:p>
          </table:table-cell>
          <table:table-cell office:value-type="float" office:value="14761.039199999999" table:formula="msoxl:=  IF(SUM(M16,O16,'漁業生產量值-漁業種類別魚類別生產量值10'!C16,'漁業生產量值-漁業種類別魚類別生產量值10'!E16)=0,&quot;-&quot;,SUM(M16,O16,'漁業生產量值-漁業種類別魚類別生產量值10'!C16,'漁業生產量值-漁業種類別魚類別生產量值10'!E16))" table:style-name="ce55">
            <text:p>14,761<text:s/></text:p>
          </table:table-cell>
          <table:table-cell office:value-type="float" office:value="1040697.24966" table:formula="msoxl:=  IF(SUM(N16,P16,'漁業生產量值-漁業種類別魚類別生產量值10'!D16,'漁業生產量值-漁業種類別魚類別生產量值10'!F16)=0,&quot;-&quot;,SUM(N16,P16,'漁業生產量值-漁業種類別魚類別生產量值10'!D16,'漁業生產量值-漁業種類別魚類別生產量值10'!F16))" table:style-name="ce55">
            <text:p>1,040,697<text:s/></text:p>
          </table:table-cell>
          <table:table-cell office:value-type="float" office:value="1145.2706000000001" table:style-name="ce55">
            <text:p>1,145<text:s/></text:p>
          </table:table-cell>
          <table:table-cell office:value-type="float" office:value="84746.709910000005" table:style-name="ce55">
            <text:p>84,747<text:s/></text:p>
          </table:table-cell>
          <table:table-cell office:value-type="float" office:value="12104.7516" table:style-name="ce55">
            <text:p>12,105<text:s/></text:p>
          </table:table-cell>
          <table:table-cell office:value-type="float" office:value="873774.56131999998" table:style-name="ce55">
            <text:p>873,77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17,O17,'漁業生產量值-漁業種類別魚類別生產量值10'!C17,'漁業生產量值-漁業種類別魚類別生產量值10'!E17)=0,&quot;-&quot;,SUM(M17,O17,'漁業生產量值-漁業種類別魚類別生產量值10'!C17,'漁業生產量值-漁業種類別魚類別生產量值10'!E17))" table:style-name="ce55">
            <text:p>-</text:p>
          </table:table-cell>
          <table:table-cell office:value-type="string" office:string-value="-" table:formula="msoxl:=  IF(SUM(N17,P17,'漁業生產量值-漁業種類別魚類別生產量值10'!D17,'漁業生產量值-漁業種類別魚類別生產量值10'!F17)=0,&quot;-&quot;,SUM(N17,P17,'漁業生產量值-漁業種類別魚類別生產量值10'!D17,'漁業生產量值-漁業種類別魚類別生產量值10'!F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18,O18,'漁業生產量值-漁業種類別魚類別生產量值10'!C18,'漁業生產量值-漁業種類別魚類別生產量值10'!E18)=0,&quot;-&quot;,SUM(M18,O18,'漁業生產量值-漁業種類別魚類別生產量值10'!C18,'漁業生產量值-漁業種類別魚類別生產量值10'!E18))" table:style-name="ce55">
            <text:p>-</text:p>
          </table:table-cell>
          <table:table-cell office:value-type="string" office:string-value="-" table:formula="msoxl:=  IF(SUM(N18,P18,'漁業生產量值-漁業種類別魚類別生產量值10'!D18,'漁業生產量值-漁業種類別魚類別生產量值10'!F18)=0,&quot;-&quot;,SUM(N18,P18,'漁業生產量值-漁業種類別魚類別生產量值10'!D18,'漁業生產量值-漁業種類別魚類別生產量值10'!F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305.4871" table:formula="msoxl:=  IF(SUM(C20:C35)=0,&quot;-&quot;,SUM(C20:C35))" table:style-name="ce52">
            <text:p>305<text:s/></text:p>
          </table:table-cell>
          <table:table-cell office:value-type="float" office:value="153327.53654" table:formula="msoxl:=  IF(SUM(D20:D35)=0,&quot;-&quot;,SUM(D20:D35))" table:style-name="ce52">
            <text:p>153,328<text:s/></text:p>
          </table:table-cell>
          <table:table-cell office:value-type="string" office:string-value="-" table:formula="msoxl:=  IF(SUM(E20:E35)=0,&quot;-&quot;,SUM(E20:E35))" table:style-name="ce52">
            <text:p>-</text:p>
          </table:table-cell>
          <table:table-cell office:value-type="string" office:string-value="-" table:formula="msoxl:=  IF(SUM(F20:F35)=0,&quot;-&quot;,SUM(F20:F35))" table:style-name="ce52">
            <text:p>-</text:p>
          </table:table-cell>
          <table:table-cell office:value-type="float" office:value="809.68561999999997" table:formula="msoxl:=  IF(SUM(G20:G35)=0,&quot;-&quot;,SUM(G20:G35))" table:style-name="ce52">
            <text:p>810<text:s/></text:p>
          </table:table-cell>
          <table:table-cell office:value-type="float" office:value="71262.020550000001" table:formula="msoxl:=  IF(SUM(H20:H35)=0,&quot;-&quot;,SUM(H20:H35))" table:style-name="ce52">
            <text:p>71,262<text:s/></text:p>
          </table:table-cell>
          <table:table-cell office:value-type="float" office:value="1249.0353" table:formula="msoxl:=  IF(SUM(I20:I35)=0,&quot;-&quot;,SUM(I20:I35))" table:style-name="ce52">
            <text:p>1,249<text:s/></text:p>
          </table:table-cell>
          <table:table-cell office:value-type="float" office:value="153551.41835000002" table:formula="msoxl:=  IF(SUM(J20:J35)=0,&quot;-&quot;,SUM(J20:J35))" table:style-name="ce52">
            <text:p>153,551<text:s/></text:p>
          </table:table-cell>
          <table:table-cell office:value-type="float" office:value="2012.6427200000003" table:formula="msoxl:=  IF(SUM(K20:K35)=0,&quot;-&quot;,SUM(K20:K35))" table:style-name="ce52">
            <text:p>2,013<text:s/></text:p>
          </table:table-cell>
          <table:table-cell office:value-type="float" office:value="244544.76123000003" table:formula="msoxl:=  IF(SUM(L20:L35)=0,&quot;-&quot;,SUM(L20:L35))" table:style-name="ce52">
            <text:p>244,545<text:s/></text:p>
          </table:table-cell>
          <table:table-cell office:value-type="float" office:value="97.4268" table:formula="msoxl:=  IF(SUM(M20:M35)=0,&quot;-&quot;,SUM(M20:M35))" table:style-name="ce52">
            <text:p>97<text:s/></text:p>
          </table:table-cell>
          <table:table-cell office:value-type="float" office:value="8867.0395199999984" table:formula="msoxl:=  IF(SUM(N20:N35)=0,&quot;-&quot;,SUM(N20:N35))" table:style-name="ce52">
            <text:p>8,867<text:s/></text:p>
          </table:table-cell>
          <table:table-cell office:value-type="float" office:value="1323.9986000000001" table:formula="msoxl:=  IF(SUM(O20:O35)=0,&quot;-&quot;,SUM(O20:O35))" table:style-name="ce52">
            <text:p>1,324<text:s/></text:p>
          </table:table-cell>
          <table:table-cell office:value-type="float" office:value="165988.99146000002" table:formula="msoxl:=  IF(SUM(P20:P35)=0,&quot;-&quot;,SUM(P20:P35))" table:style-name="ce52">
            <text:p>165,98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M20,O20,'漁業生產量值-漁業種類別魚類別生產量值10'!C20,'漁業生產量值-漁業種類別魚類別生產量值10'!E20)=0,&quot;-&quot;,SUM(M20,O20,'漁業生產量值-漁業種類別魚類別生產量值10'!C20,'漁業生產量值-漁業種類別魚類別生產量值10'!E20))" table:style-name="ce55">
            <text:p>-</text:p>
          </table:table-cell>
          <table:table-cell office:value-type="string" office:string-value="-" table:formula="msoxl:=  IF(SUM(N20,P20,'漁業生產量值-漁業種類別魚類別生產量值10'!D20,'漁業生產量值-漁業種類別魚類別生產量值10'!F20)=0,&quot;-&quot;,SUM(N20,P20,'漁業生產量值-漁業種類別魚類別生產量值10'!D20,'漁業生產量值-漁業種類別魚類別生產量值10'!F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21,O21,'漁業生產量值-漁業種類別魚類別生產量值10'!C21,'漁業生產量值-漁業種類別魚類別生產量值10'!E21)=0,&quot;-&quot;,SUM(M21,O21,'漁業生產量值-漁業種類別魚類別生產量值10'!C21,'漁業生產量值-漁業種類別魚類別生產量值10'!E21))" table:style-name="ce55">
            <text:p>-</text:p>
          </table:table-cell>
          <table:table-cell office:value-type="string" office:string-value="-" table:formula="msoxl:=  IF(SUM(N21,P21,'漁業生產量值-漁業種類別魚類別生產量值10'!D21,'漁業生產量值-漁業種類別魚類別生產量值10'!F21)=0,&quot;-&quot;,SUM(N21,P21,'漁業生產量值-漁業種類別魚類別生產量值10'!D21,'漁業生產量值-漁業種類別魚類別生產量值10'!F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22,O22,'漁業生產量值-漁業種類別魚類別生產量值10'!C22,'漁業生產量值-漁業種類別魚類別生產量值10'!E22)=0,&quot;-&quot;,SUM(M22,O22,'漁業生產量值-漁業種類別魚類別生產量值10'!C22,'漁業生產量值-漁業種類別魚類別生產量值10'!E22))" table:style-name="ce55">
            <text:p>-</text:p>
          </table:table-cell>
          <table:table-cell office:value-type="string" office:string-value="-" table:formula="msoxl:=  IF(SUM(N22,P22,'漁業生產量值-漁業種類別魚類別生產量值10'!D22,'漁業生產量值-漁業種類別魚類別生產量值10'!F22)=0,&quot;-&quot;,SUM(N22,P22,'漁業生產量值-漁業種類別魚類別生產量值10'!D22,'漁業生產量值-漁業種類別魚類別生產量值10'!F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3.288699999999999" table:style-name="ce55">
            <text:p>33<text:s/></text:p>
          </table:table-cell>
          <table:table-cell office:value-type="float" office:value="2199.1603" table:style-name="ce55">
            <text:p>2,19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66860000000000008" table:formula="msoxl:=  IF(SUM(M23,O23,'漁業生產量值-漁業種類別魚類別生產量值10'!C23,'漁業生產量值-漁業種類別魚類別生產量值10'!E23)=0,&quot;-&quot;,SUM(M23,O23,'漁業生產量值-漁業種類別魚類別生產量值10'!C23,'漁業生產量值-漁業種類別魚類別生產量值10'!E23))" table:style-name="ce55">
            <text:p>1<text:s/></text:p>
          </table:table-cell>
          <table:table-cell office:value-type="float" office:value="34.39226" table:formula="msoxl:=  IF(SUM(N23,P23,'漁業生產量值-漁業種類別魚類別生產量值10'!D23,'漁業生產量值-漁業種類別魚類別生產量值10'!F23)=0,&quot;-&quot;,SUM(N23,P23,'漁業生產量值-漁業種類別魚類別生產量值10'!D23,'漁業生產量值-漁業種類別魚類別生產量值10'!F23))" table:style-name="ce55">
            <text:p>34<text:s/></text:p>
          </table:table-cell>
          <table:table-cell office:value-type="float" office:value="1.4E-2" table:style-name="ce55">
            <text:p>0<text:s/></text:p>
          </table:table-cell>
          <table:table-cell office:value-type="float" office:value="0.56000000000000005" table:style-name="ce55">
            <text:p>1<text:s/></text:p>
          </table:table-cell>
          <table:table-cell office:value-type="float" office:value="0.20200000000000001" table:style-name="ce55">
            <text:p>0<text:s/></text:p>
          </table:table-cell>
          <table:table-cell office:value-type="float" office:value="14.746" table:style-name="ce55">
            <text:p>1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.5599999999999996E-2" table:style-name="ce55">
            <text:p>0<text:s/></text:p>
          </table:table-cell>
          <table:table-cell office:value-type="float" office:value="6.42" table:style-name="ce55">
            <text:p>6<text:s/></text:p>
          </table:table-cell>
          <table:table-cell office:value-type="float" office:value="4.1180000000000003" table:formula="msoxl:=  IF(SUM(M24,O24,'漁業生產量值-漁業種類別魚類別生產量值10'!C24,'漁業生產量值-漁業種類別魚類別生產量值10'!E24)=0,&quot;-&quot;,SUM(M24,O24,'漁業生產量值-漁業種類別魚類別生產量值10'!C24,'漁業生產量值-漁業種類別魚類別生產量值10'!E24))" table:style-name="ce55">
            <text:p>4<text:s/></text:p>
          </table:table-cell>
          <table:table-cell office:value-type="float" office:value="1317.76" table:formula="msoxl:=  IF(SUM(N24,P24,'漁業生產量值-漁業種類別魚類別生產量值10'!D24,'漁業生產量值-漁業種類別魚類別生產量值10'!F24)=0,&quot;-&quot;,SUM(N24,P24,'漁業生產量值-漁業種類別魚類別生產量值10'!D24,'漁業生產量值-漁業種類別魚類別生產量值10'!F24))" table:style-name="ce55">
            <text:p>1,31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29.53142000000003" table:style-name="ce55">
            <text:p>530<text:s/></text:p>
          </table:table-cell>
          <table:table-cell office:value-type="float" office:value="45010.170700000002" table:style-name="ce55">
            <text:p>45,01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75852000000000008" table:formula="msoxl:=  IF(SUM(M25,O25,'漁業生產量值-漁業種類別魚類別生產量值10'!C25,'漁業生產量值-漁業種類別魚類別生產量值10'!E25)=0,&quot;-&quot;,SUM(M25,O25,'漁業生產量值-漁業種類別魚類別生產量值10'!C25,'漁業生產量值-漁業種類別魚類別生產量值10'!E25))" table:style-name="ce55">
            <text:p>1<text:s/></text:p>
          </table:table-cell>
          <table:table-cell office:value-type="float" office:value="140.81049999999999" table:formula="msoxl:=  IF(SUM(N25,P25,'漁業生產量值-漁業種類別魚類別生產量值10'!D25,'漁業生產量值-漁業種類別魚類別生產量值10'!F25)=0,&quot;-&quot;,SUM(N25,P25,'漁業生產量值-漁業種類別魚類別生產量值10'!D25,'漁業生產量值-漁業種類別魚類別生產量值10'!F25))" table:style-name="ce55">
            <text:p>14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151" table:style-name="ce55">
            <text:p>0<text:s/></text:p>
          </table:table-cell>
          <table:table-cell office:value-type="float" office:value="22.0913" table:style-name="ce55">
            <text:p>2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26,O26,'漁業生產量值-漁業種類別魚類別生產量值10'!C26,'漁業生產量值-漁業種類別魚類別生產量值10'!E26)=0,&quot;-&quot;,SUM(M26,O26,'漁業生產量值-漁業種類別魚類別生產量值10'!C26,'漁業生產量值-漁業種類別魚類別生產量值10'!E26))" table:style-name="ce55">
            <text:p>-</text:p>
          </table:table-cell>
          <table:table-cell office:value-type="string" office:string-value="-" table:formula="msoxl:=  IF(SUM(N26,P26,'漁業生產量值-漁業種類別魚類別生產量值10'!D26,'漁業生產量值-漁業種類別魚類別生產量值10'!F26)=0,&quot;-&quot;,SUM(N26,P26,'漁業生產量值-漁業種類別魚類別生產量值10'!D26,'漁業生產量值-漁業種類別魚類別生產量值10'!F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float" office:value="305.4871" table:style-name="ce55">
            <text:p>305<text:s/></text:p>
          </table:table-cell>
          <table:table-cell office:value-type="float" office:value="153327.53654" table:style-name="ce55">
            <text:p>153,32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44.04150000000001" table:style-name="ce55">
            <text:p>244<text:s/></text:p>
          </table:table-cell>
          <table:table-cell office:value-type="float" office:value="23880.42555" table:style-name="ce55">
            <text:p>23,880<text:s/></text:p>
          </table:table-cell>
          <table:table-cell office:value-type="float" office:value="1248.9496999999999" table:style-name="ce55">
            <text:p>1,249<text:s/></text:p>
          </table:table-cell>
          <table:table-cell office:value-type="float" office:value="153544.99835000001" table:style-name="ce55">
            <text:p>153,545<text:s/></text:p>
          </table:table-cell>
          <table:table-cell office:value-type="float" office:value="1981.3164000000002" table:formula="msoxl:=  IF(SUM(M27,O27,'漁業生產量值-漁業種類別魚類別生產量值10'!C27,'漁業生產量值-漁業種類別魚類別生產量值10'!E27)=0,&quot;-&quot;,SUM(M27,O27,'漁業生產量值-漁業種類別魚類別生產量值10'!C27,'漁業生產量值-漁業種類別魚類別生產量值10'!E27))" table:style-name="ce55">
            <text:p>1,981<text:s/></text:p>
          </table:table-cell>
          <table:table-cell office:value-type="float" office:value="239387.71092000001" table:formula="msoxl:=  IF(SUM(N27,P27,'漁業生產量值-漁業種類別魚類別生產量值10'!D27,'漁業生產量值-漁業種類別魚類別生產量值10'!F27)=0,&quot;-&quot;,SUM(N27,P27,'漁業生產量值-漁業種類別魚類別生產量值10'!D27,'漁業生產量值-漁業種類別魚類別生產量值10'!F27))" table:style-name="ce55">
            <text:p>239,388<text:s/></text:p>
          </table:table-cell>
          <table:table-cell office:value-type="float" office:value="97.233800000000002" table:style-name="ce55">
            <text:p>97<text:s/></text:p>
          </table:table-cell>
          <table:table-cell office:value-type="float" office:value="8834.2595199999996" table:style-name="ce55">
            <text:p>8,834<text:s/></text:p>
          </table:table-cell>
          <table:table-cell office:value-type="float" office:value="1323.6456000000001" table:style-name="ce55">
            <text:p>1,324<text:s/></text:p>
          </table:table-cell>
          <table:table-cell office:value-type="float" office:value="165952.15416000001" table:style-name="ce55">
            <text:p>165,95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5.3032" table:formula="msoxl:=  IF(SUM(M28,O28,'漁業生產量值-漁業種類別魚類別生產量值10'!C28,'漁業生產量值-漁業種類別魚類別生產量值10'!E28)=0,&quot;-&quot;,SUM(M28,O28,'漁業生產量值-漁業種類別魚類別生產量值10'!C28,'漁業生產量值-漁業種類別魚類別生產量值10'!E28))" table:style-name="ce55">
            <text:p>25<text:s/></text:p>
          </table:table-cell>
          <table:table-cell office:value-type="float" office:value="3628.0069999999996" table:formula="msoxl:=  IF(SUM(N28,P28,'漁業生產量值-漁業種類別魚類別生產量值10'!D28,'漁業生產量值-漁業種類別魚類別生產量值10'!F28)=0,&quot;-&quot;,SUM(N28,P28,'漁業生產量值-漁業種類別魚類別生產量值10'!D28,'漁業生產量值-漁業種類別魚類別生產量值10'!F28))" table:style-name="ce55">
            <text:p>3,628<text:s/></text:p>
          </table:table-cell>
          <table:table-cell office:value-type="float" office:value="0.17899999999999999" table:style-name="ce55">
            <text:p>0<text:s/></text:p>
          </table:table-cell>
          <table:table-cell office:value-type="float" office:value="32.22" table:style-name="ce55">
            <text:p>3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8239999999999998" table:style-name="ce55">
            <text:p>3<text:s/></text:p>
          </table:table-cell>
          <table:table-cell office:value-type="float" office:value="172.26400000000001" table:style-name="ce55">
            <text:p>17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47799999999999998" table:formula="msoxl:=  IF(SUM(M29,O29,'漁業生產量值-漁業種類別魚類別生產量值10'!C29,'漁業生產量值-漁業種類別魚類別生產量值10'!E29)=0,&quot;-&quot;,SUM(M29,O29,'漁業生產量值-漁業種類別魚類別生產量值10'!C29,'漁業生產量值-漁業種類別魚類別生產量值10'!E29))" table:style-name="ce55">
            <text:p>0<text:s/></text:p>
          </table:table-cell>
          <table:table-cell office:value-type="float" office:value="36.080550000000002" table:formula="msoxl:=  IF(SUM(N29,P29,'漁業生產量值-漁業種類別魚類別生產量值10'!D29,'漁業生產量值-漁業種類別魚類別生產量值10'!F29)=0,&quot;-&quot;,SUM(N29,P29,'漁業生產量值-漁業種類別魚類別生產量值10'!D29,'漁業生產量值-漁業種類別魚類別生產量值10'!F29))" table:style-name="ce55">
            <text:p>3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0,O30,'漁業生產量值-漁業種類別魚類別生產量值10'!C30,'漁業生產量值-漁業種類別魚類別生產量值10'!E30)=0,&quot;-&quot;,SUM(M30,O30,'漁業生產量值-漁業種類別魚類別生產量值10'!C30,'漁業生產量值-漁業種類別魚類別生產量值10'!E30))" table:style-name="ce55">
            <text:p>-</text:p>
          </table:table-cell>
          <table:table-cell office:value-type="string" office:string-value="-" table:formula="msoxl:=  IF(SUM(N30,P30,'漁業生產量值-漁業種類別魚類別生產量值10'!D30,'漁業生產量值-漁業種類別魚類別生產量值10'!F30)=0,&quot;-&quot;,SUM(N30,P30,'漁業生產量值-漁業種類別魚類別生產量值10'!D30,'漁業生產量值-漁業種類別魚類別生產量值10'!F3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1,O31,'漁業生產量值-漁業種類別魚類別生產量值10'!C31,'漁業生產量值-漁業種類別魚類別生產量值10'!E31)=0,&quot;-&quot;,SUM(M31,O31,'漁業生產量值-漁業種類別魚類別生產量值10'!C31,'漁業生產量值-漁業種類別魚類別生產量值10'!E31))" table:style-name="ce55">
            <text:p>-</text:p>
          </table:table-cell>
          <table:table-cell office:value-type="string" office:string-value="-" table:formula="msoxl:=  IF(SUM(N31,P31,'漁業生產量值-漁業種類別魚類別生產量值10'!D31,'漁業生產量值-漁業種類別魚類別生產量值10'!F31)=0,&quot;-&quot;,SUM(N31,P31,'漁業生產量值-漁業種類別魚類別生產量值10'!D31,'漁業生產量值-漁業種類別魚類別生產量值10'!F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2,O32,'漁業生產量值-漁業種類別魚類別生產量值10'!C32,'漁業生產量值-漁業種類別魚類別生產量值10'!E32)=0,&quot;-&quot;,SUM(M32,O32,'漁業生產量值-漁業種類別魚類別生產量值10'!C32,'漁業生產量值-漁業種類別魚類別生產量值10'!E32))" table:style-name="ce55">
            <text:p>-</text:p>
          </table:table-cell>
          <table:table-cell office:value-type="string" office:string-value="-" table:formula="msoxl:=  IF(SUM(N32,P32,'漁業生產量值-漁業種類別魚類別生產量值10'!D32,'漁業生產量值-漁業種類別魚類別生產量值10'!F32)=0,&quot;-&quot;,SUM(N32,P32,'漁業生產量值-漁業種類別魚類別生產量值10'!D32,'漁業生產量值-漁業種類別魚類別生產量值10'!F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3,O33,'漁業生產量值-漁業種類別魚類別生產量值10'!C33,'漁業生產量值-漁業種類別魚類別生產量值10'!E33)=0,&quot;-&quot;,SUM(M33,O33,'漁業生產量值-漁業種類別魚類別生產量值10'!C33,'漁業生產量值-漁業種類別魚類別生產量值10'!E33))" table:style-name="ce55">
            <text:p>-</text:p>
          </table:table-cell>
          <table:table-cell office:value-type="string" office:string-value="-" table:formula="msoxl:=  IF(SUM(N33,P33,'漁業生產量值-漁業種類別魚類別生產量值10'!D33,'漁業生產量值-漁業種類別魚類別生產量值10'!F33)=0,&quot;-&quot;,SUM(N33,P33,'漁業生產量值-漁業種類別魚類別生產量值10'!D33,'漁業生產量值-漁業種類別魚類別生產量值10'!F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4,O34,'漁業生產量值-漁業種類別魚類別生產量值10'!C34,'漁業生產量值-漁業種類別魚類別生產量值10'!E34)=0,&quot;-&quot;,SUM(M34,O34,'漁業生產量值-漁業種類別魚類別生產量值10'!C34,'漁業生產量值-漁業種類別魚類別生產量值10'!E34))" table:style-name="ce55">
            <text:p>-</text:p>
          </table:table-cell>
          <table:table-cell office:value-type="string" office:string-value="-" table:formula="msoxl:=  IF(SUM(N34,P34,'漁業生產量值-漁業種類別魚類別生產量值10'!D34,'漁業生產量值-漁業種類別魚類別生產量值10'!F34)=0,&quot;-&quot;,SUM(N34,P34,'漁業生產量值-漁業種類別魚類別生產量值10'!D34,'漁業生產量值-漁業種類別魚類別生產量值10'!F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35,O35,'漁業生產量值-漁業種類別魚類別生產量值10'!C35,'漁業生產量值-漁業種類別魚類別生產量值10'!E35)=0,&quot;-&quot;,SUM(M35,O35,'漁業生產量值-漁業種類別魚類別生產量值10'!C35,'漁業生產量值-漁業種類別魚類別生產量值10'!E35))" table:style-name="ce55">
            <text:p>-</text:p>
          </table:table-cell>
          <table:table-cell office:value-type="string" office:string-value="-" table:formula="msoxl:=  IF(SUM(N35,P35,'漁業生產量值-漁業種類別魚類別生產量值10'!D35,'漁業生產量值-漁業種類別魚類別生產量值10'!F35)=0,&quot;-&quot;,SUM(N35,P35,'漁業生產量值-漁業種類別魚類別生產量值10'!D35,'漁業生產量值-漁業種類別魚類別生產量值10'!F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25.393429999999999" table:formula="msoxl:=  IF(SUM(C37:C53)=0,&quot;-&quot;,SUM(C37:C53))" table:style-name="ce52">
            <text:p>25<text:s/></text:p>
          </table:table-cell>
          <table:table-cell office:value-type="float" office:value="7956.8056400000005" table:formula="msoxl:=  IF(SUM(D37:D53)=0,&quot;-&quot;,SUM(D37:D53))" table:style-name="ce52">
            <text:p>7,957<text:s/></text:p>
          </table:table-cell>
          <table:table-cell office:value-type="string" office:string-value="-" table:formula="msoxl:=  IF(SUM(E37:E53)=0,&quot;-&quot;,SUM(E37:E53))" table:style-name="ce52">
            <text:p>-</text:p>
          </table:table-cell>
          <table:table-cell office:value-type="string" office:string-value="-" table:formula="msoxl:=  IF(SUM(F37:F53)=0,&quot;-&quot;,SUM(F37:F53))" table:style-name="ce52">
            <text:p>-</text:p>
          </table:table-cell>
          <table:table-cell office:value-type="float" office:value="34.733580000000003" table:formula="msoxl:=  IF(SUM(G37:G53)=0,&quot;-&quot;,SUM(G37:G53))" table:style-name="ce52">
            <text:p>35<text:s/></text:p>
          </table:table-cell>
          <table:table-cell office:value-type="float" office:value="3067.7683999999999" table:formula="msoxl:=  IF(SUM(H37:H53)=0,&quot;-&quot;,SUM(H37:H53))" table:style-name="ce52">
            <text:p>3,068<text:s/></text:p>
          </table:table-cell>
          <table:table-cell office:value-type="float" office:value="8.1709999999999994" table:formula="msoxl:=  IF(SUM(I37:I53)=0,&quot;-&quot;,SUM(I37:I53))" table:style-name="ce52">
            <text:p>8<text:s/></text:p>
          </table:table-cell>
          <table:table-cell office:value-type="float" office:value="1266.6985" table:formula="msoxl:=  IF(SUM(J37:J53)=0,&quot;-&quot;,SUM(J37:J53))" table:style-name="ce52">
            <text:p>1,267<text:s/></text:p>
          </table:table-cell>
          <table:table-cell office:value-type="float" office:value="892.18079999999998" table:formula="msoxl:=  IF(SUM(K37:K53)=0,&quot;-&quot;,SUM(K37:K53))" table:style-name="ce52">
            <text:p>892<text:s/></text:p>
          </table:table-cell>
          <table:table-cell office:value-type="float" office:value="110440.28355000001" table:formula="msoxl:=  IF(SUM(L37:L53)=0,&quot;-&quot;,SUM(L37:L53))" table:style-name="ce52">
            <text:p>110,440<text:s/></text:p>
          </table:table-cell>
          <table:table-cell office:value-type="float" office:value="32.682200000000002" table:formula="msoxl:=  IF(SUM(M37:M53)=0,&quot;-&quot;,SUM(M37:M53))" table:style-name="ce52">
            <text:p>33<text:s/></text:p>
          </table:table-cell>
          <table:table-cell office:value-type="float" office:value="3845.502" table:formula="msoxl:=  IF(SUM(N37:N53)=0,&quot;-&quot;,SUM(N37:N53))" table:style-name="ce52">
            <text:p>3,846<text:s/></text:p>
          </table:table-cell>
          <table:table-cell office:value-type="float" office:value="194.15009999999998" table:formula="msoxl:=  IF(SUM(O37:O53)=0,&quot;-&quot;,SUM(O37:O53))" table:style-name="ce52">
            <text:p>194<text:s/></text:p>
          </table:table-cell>
          <table:table-cell office:value-type="float" office:value="29048.412629999999" table:formula="msoxl:=  IF(SUM(P37:P53)=0,&quot;-&quot;,SUM(P37:P53))" table:style-name="ce52">
            <text:p>29,04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24.60643" table:style-name="ce55">
            <text:p>25<text:s/></text:p>
          </table:table-cell>
          <table:table-cell office:value-type="float" office:value="7674.5087400000002" table:style-name="ce55">
            <text:p>7,67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3.196579999999997" table:style-name="ce55">
            <text:p>33<text:s/></text:p>
          </table:table-cell>
          <table:table-cell office:value-type="float" office:value="2893.6642999999999" table:style-name="ce55">
            <text:p>2,894<text:s/></text:p>
          </table:table-cell>
          <table:table-cell office:value-type="float" office:value="4.077" table:style-name="ce55">
            <text:p>4<text:s/></text:p>
          </table:table-cell>
          <table:table-cell office:value-type="float" office:value="497.78800000000001" table:style-name="ce55">
            <text:p>498<text:s/></text:p>
          </table:table-cell>
          <table:table-cell office:value-type="float" office:value="74.439499999999995" table:formula="msoxl:=  IF(SUM(M37,O37,'漁業生產量值-漁業種類別魚類別生產量值10'!C37,'漁業生產量值-漁業種類別魚類別生產量值10'!E37)=0,&quot;-&quot;,SUM(M37,O37,'漁業生產量值-漁業種類別魚類別生產量值10'!C37,'漁業生產量值-漁業種類別魚類別生產量值10'!E37))" table:style-name="ce55">
            <text:p>74<text:s/></text:p>
          </table:table-cell>
          <table:table-cell office:value-type="float" office:value="7320.2912800000004" table:formula="msoxl:=  IF(SUM(N37,P37,'漁業生產量值-漁業種類別魚類別生產量值10'!D37,'漁業生產量值-漁業種類別魚類別生產量值10'!F37)=0,&quot;-&quot;,SUM(N37,P37,'漁業生產量值-漁業種類別魚類別生產量值10'!D37,'漁業生產量值-漁業種類別魚類別生產量值10'!F37))" table:style-name="ce55">
            <text:p>7,320<text:s/></text:p>
          </table:table-cell>
          <table:table-cell office:value-type="float" office:value="0.64319999999999999" table:style-name="ce55">
            <text:p>1<text:s/></text:p>
          </table:table-cell>
          <table:table-cell office:value-type="float" office:value="90.072000000000003" table:style-name="ce55">
            <text:p>90<text:s/></text:p>
          </table:table-cell>
          <table:table-cell office:value-type="float" office:value="3.4060999999999999" table:style-name="ce55">
            <text:p>3<text:s/></text:p>
          </table:table-cell>
          <table:table-cell office:value-type="float" office:value="910.82862999999998" table:style-name="ce55">
            <text:p>91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8,O38,'漁業生產量值-漁業種類別魚類別生產量值10'!C38,'漁業生產量值-漁業種類別魚類別生產量值10'!E38)=0,&quot;-&quot;,SUM(M38,O38,'漁業生產量值-漁業種類別魚類別生產量值10'!C38,'漁業生產量值-漁業種類別魚類別生產量值10'!E38))" table:style-name="ce55">
            <text:p>-</text:p>
          </table:table-cell>
          <table:table-cell office:value-type="string" office:string-value="-" table:formula="msoxl:=  IF(SUM(N38,P38,'漁業生產量值-漁業種類別魚類別生產量值10'!D38,'漁業生產量值-漁業種類別魚類別生產量值10'!F38)=0,&quot;-&quot;,SUM(N38,P38,'漁業生產量值-漁業種類別魚類別生產量值10'!D38,'漁業生產量值-漁業種類別魚類別生產量值10'!F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9,O39,'漁業生產量值-漁業種類別魚類別生產量值10'!C39,'漁業生產量值-漁業種類別魚類別生產量值10'!E39)=0,&quot;-&quot;,SUM(M39,O39,'漁業生產量值-漁業種類別魚類別生產量值10'!C39,'漁業生產量值-漁業種類別魚類別生產量值10'!E39))" table:style-name="ce55">
            <text:p>-</text:p>
          </table:table-cell>
          <table:table-cell office:value-type="string" office:string-value="-" table:formula="msoxl:=  IF(SUM(N39,P39,'漁業生產量值-漁業種類別魚類別生產量值10'!D39,'漁業生產量值-漁業種類別魚類別生產量值10'!F39)=0,&quot;-&quot;,SUM(N39,P39,'漁業生產量值-漁業種類別魚類別生產量值10'!D39,'漁業生產量值-漁業種類別魚類別生產量值10'!F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0.78700000000000003" table:style-name="ce55">
            <text:p>1<text:s/></text:p>
          </table:table-cell>
          <table:table-cell office:value-type="float" office:value="282.29689999999999" table:style-name="ce55">
            <text:p>28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337" table:style-name="ce55">
            <text:p>1<text:s/></text:p>
          </table:table-cell>
          <table:table-cell office:value-type="float" office:value="150.30410000000001" table:style-name="ce55">
            <text:p>150<text:s/></text:p>
          </table:table-cell>
          <table:table-cell office:value-type="float" office:value="4.0940000000000003" table:style-name="ce55">
            <text:p>4<text:s/></text:p>
          </table:table-cell>
          <table:table-cell office:value-type="float" office:value="768.91049999999996" table:style-name="ce55">
            <text:p>769<text:s/></text:p>
          </table:table-cell>
          <table:table-cell office:value-type="float" office:value="186.9273" table:formula="msoxl:=  IF(SUM(M40,O40,'漁業生產量值-漁業種類別魚類別生產量值10'!C40,'漁業生產量值-漁業種類別魚類別生產量值10'!E40)=0,&quot;-&quot;,SUM(M40,O40,'漁業生產量值-漁業種類別魚類別生產量值10'!C40,'漁業生產量值-漁業種類別魚類別生產量值10'!E40))" table:style-name="ce55">
            <text:p>187<text:s/></text:p>
          </table:table-cell>
          <table:table-cell office:value-type="float" office:value="22461.447990000001" table:formula="msoxl:=  IF(SUM(N40,P40,'漁業生產量值-漁業種類別魚類別生產量值10'!D40,'漁業生產量值-漁業種類別魚類別生產量值10'!F40)=0,&quot;-&quot;,SUM(N40,P40,'漁業生產量值-漁業種類別魚類別生產量值10'!D40,'漁業生產量值-漁業種類別魚類別生產量值10'!F40))" table:style-name="ce55">
            <text:p>22,461<text:s/></text:p>
          </table:table-cell>
          <table:table-cell office:value-type="float" office:value="4.3159999999999998" table:style-name="ce55">
            <text:p>4<text:s/></text:p>
          </table:table-cell>
          <table:table-cell office:value-type="float" office:value="511.839" table:style-name="ce55">
            <text:p>512<text:s/></text:p>
          </table:table-cell>
          <table:table-cell office:value-type="float" office:value="13.948" table:style-name="ce55">
            <text:p>14<text:s/></text:p>
          </table:table-cell>
          <table:table-cell office:value-type="float" office:value="2060.174" table:style-name="ce55">
            <text:p>2,06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1,O41,'漁業生產量值-漁業種類別魚類別生產量值10'!C41,'漁業生產量值-漁業種類別魚類別生產量值10'!E41)=0,&quot;-&quot;,SUM(M41,O41,'漁業生產量值-漁業種類別魚類別生產量值10'!C41,'漁業生產量值-漁業種類別魚類別生產量值10'!E41))" table:style-name="ce55">
            <text:p>-</text:p>
          </table:table-cell>
          <table:table-cell office:value-type="string" office:string-value="-" table:formula="msoxl:=  IF(SUM(N41,P41,'漁業生產量值-漁業種類別魚類別生產量值10'!D41,'漁業生產量值-漁業種類別魚類別生產量值10'!F41)=0,&quot;-&quot;,SUM(N41,P41,'漁業生產量值-漁業種類別魚類別生產量值10'!D41,'漁業生產量值-漁業種類別魚類別生產量值10'!F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2,O42,'漁業生產量值-漁業種類別魚類別生產量值10'!C42,'漁業生產量值-漁業種類別魚類別生產量值10'!E42)=0,&quot;-&quot;,SUM(M42,O42,'漁業生產量值-漁業種類別魚類別生產量值10'!C42,'漁業生產量值-漁業種類別魚類別生產量值10'!E42))" table:style-name="ce55">
            <text:p>-</text:p>
          </table:table-cell>
          <table:table-cell office:value-type="string" office:string-value="-" table:formula="msoxl:=  IF(SUM(N42,P42,'漁業生產量值-漁業種類別魚類別生產量值10'!D42,'漁業生產量值-漁業種類別魚類別生產量值10'!F42)=0,&quot;-&quot;,SUM(N42,P42,'漁業生產量值-漁業種類別魚類別生產量值10'!D42,'漁業生產量值-漁業種類別魚類別生產量值10'!F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3,O43,'漁業生產量值-漁業種類別魚類別生產量值10'!C43,'漁業生產量值-漁業種類別魚類別生產量值10'!E43)=0,&quot;-&quot;,SUM(M43,O43,'漁業生產量值-漁業種類別魚類別生產量值10'!C43,'漁業生產量值-漁業種類別魚類別生產量值10'!E43))" table:style-name="ce55">
            <text:p>-</text:p>
          </table:table-cell>
          <table:table-cell office:value-type="string" office:string-value="-" table:formula="msoxl:=  IF(SUM(N43,P43,'漁業生產量值-漁業種類別魚類別生產量值10'!D43,'漁業生產量值-漁業種類別魚類別生產量值10'!F43)=0,&quot;-&quot;,SUM(N43,P43,'漁業生產量值-漁業種類別魚類別生產量值10'!D43,'漁業生產量值-漁業種類別魚類別生產量值10'!F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4,O44,'漁業生產量值-漁業種類別魚類別生產量值10'!C44,'漁業生產量值-漁業種類別魚類別生產量值10'!E44)=0,&quot;-&quot;,SUM(M44,O44,'漁業生產量值-漁業種類別魚類別生產量值10'!C44,'漁業生產量值-漁業種類別魚類別生產量值10'!E44))" table:style-name="ce55">
            <text:p>-</text:p>
          </table:table-cell>
          <table:table-cell office:value-type="string" office:string-value="-" table:formula="msoxl:=  IF(SUM(N44,P44,'漁業生產量值-漁業種類別魚類別生產量值10'!D44,'漁業生產量值-漁業種類別魚類別生產量值10'!F44)=0,&quot;-&quot;,SUM(N44,P44,'漁業生產量值-漁業種類別魚類別生產量值10'!D44,'漁業生產量值-漁業種類別魚類別生產量值10'!F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5,O45,'漁業生產量值-漁業種類別魚類別生產量值10'!C45,'漁業生產量值-漁業種類別魚類別生產量值10'!E45)=0,&quot;-&quot;,SUM(M45,O45,'漁業生產量值-漁業種類別魚類別生產量值10'!C45,'漁業生產量值-漁業種類別魚類別生產量值10'!E45))" table:style-name="ce55">
            <text:p>-</text:p>
          </table:table-cell>
          <table:table-cell office:value-type="string" office:string-value="-" table:formula="msoxl:=  IF(SUM(N45,P45,'漁業生產量值-漁業種類別魚類別生產量值10'!D45,'漁業生產量值-漁業種類別魚類別生產量值10'!F45)=0,&quot;-&quot;,SUM(N45,P45,'漁業生產量值-漁業種類別魚類別生產量值10'!D45,'漁業生產量值-漁業種類別魚類別生產量值10'!F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6,O46,'漁業生產量值-漁業種類別魚類別生產量值10'!C46,'漁業生產量值-漁業種類別魚類別生產量值10'!E46)=0,&quot;-&quot;,SUM(M46,O46,'漁業生產量值-漁業種類別魚類別生產量值10'!C46,'漁業生產量值-漁業種類別魚類別生產量值10'!E46))" table:style-name="ce55">
            <text:p>-</text:p>
          </table:table-cell>
          <table:table-cell office:value-type="string" office:string-value="-" table:formula="msoxl:=  IF(SUM(N46,P46,'漁業生產量值-漁業種類別魚類別生產量值10'!D46,'漁業生產量值-漁業種類別魚類別生產量值10'!F46)=0,&quot;-&quot;,SUM(N46,P46,'漁業生產量值-漁業種類別魚類別生產量值10'!D46,'漁業生產量值-漁業種類別魚類別生產量值10'!F4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7,O47,'漁業生產量值-漁業種類別魚類別生產量值10'!C47,'漁業生產量值-漁業種類別魚類別生產量值10'!E47)=0,&quot;-&quot;,SUM(M47,O47,'漁業生產量值-漁業種類別魚類別生產量值10'!C47,'漁業生產量值-漁業種類別魚類別生產量值10'!E47))" table:style-name="ce55">
            <text:p>-</text:p>
          </table:table-cell>
          <table:table-cell office:value-type="string" office:string-value="-" table:formula="msoxl:=  IF(SUM(N47,P47,'漁業生產量值-漁業種類別魚類別生產量值10'!D47,'漁業生產量值-漁業種類別魚類別生產量值10'!F47)=0,&quot;-&quot;,SUM(N47,P47,'漁業生產量值-漁業種類別魚類別生產量值10'!D47,'漁業生產量值-漁業種類別魚類別生產量值10'!F4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2" table:style-name="ce55">
            <text:p>0<text:s/></text:p>
          </table:table-cell>
          <table:table-cell office:value-type="float" office:value="23.8" table:style-name="ce55">
            <text:p>2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27400000000000002" table:formula="msoxl:=  IF(SUM(M48,O48,'漁業生產量值-漁業種類別魚類別生產量值10'!C48,'漁業生產量值-漁業種類別魚類別生產量值10'!E48)=0,&quot;-&quot;,SUM(M48,O48,'漁業生產量值-漁業種類別魚類別生產量值10'!C48,'漁業生產量值-漁業種類別魚類別生產量值10'!E48))" table:style-name="ce55">
            <text:p>0<text:s/></text:p>
          </table:table-cell>
          <table:table-cell office:value-type="float" office:value="16.895579999999999" table:formula="msoxl:=  IF(SUM(N48,P48,'漁業生產量值-漁業種類別魚類別生產量值10'!D48,'漁業生產量值-漁業種類別魚類別生產量值10'!F48)=0,&quot;-&quot;,SUM(N48,P48,'漁業生產量值-漁業種類別魚類別生產量值10'!D48,'漁業生產量值-漁業種類別魚類別生產量值10'!F48))" table:style-name="ce55">
            <text:p>1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9,O49,'漁業生產量值-漁業種類別魚類別生產量值10'!C49,'漁業生產量值-漁業種類別魚類別生產量值10'!E49)=0,&quot;-&quot;,SUM(M49,O49,'漁業生產量值-漁業種類別魚類別生產量值10'!C49,'漁業生產量值-漁業種類別魚類別生產量值10'!E49))" table:style-name="ce55">
            <text:p>-</text:p>
          </table:table-cell>
          <table:table-cell office:value-type="string" office:string-value="-" table:formula="msoxl:=  IF(SUM(N49,P49,'漁業生產量值-漁業種類別魚類別生產量值10'!D49,'漁業生產量值-漁業種類別魚類別生產量值10'!F49)=0,&quot;-&quot;,SUM(N49,P49,'漁業生產量值-漁業種類別魚類別生產量值10'!D49,'漁業生產量值-漁業種類別魚類別生產量值10'!F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30.54" table:formula="msoxl:=  IF(SUM(M50,O50,'漁業生產量值-漁業種類別魚類別生產量值10'!C50,'漁業生產量值-漁業種類別魚類別生產量值10'!E50)=0,&quot;-&quot;,SUM(M50,O50,'漁業生產量值-漁業種類別魚類別生產量值10'!C50,'漁業生產量值-漁業種類別魚類別生產量值10'!E50))" table:style-name="ce55">
            <text:p>631<text:s/></text:p>
          </table:table-cell>
          <table:table-cell office:value-type="float" office:value="80641.648700000005" table:formula="msoxl:=  IF(SUM(N50,P50,'漁業生產量值-漁業種類別魚類別生產量值10'!D50,'漁業生產量值-漁業種類別魚類別生產量值10'!F50)=0,&quot;-&quot;,SUM(N50,P50,'漁業生產量值-漁業種類別魚類別生產量值10'!D50,'漁業生產量值-漁業種類別魚類別生產量值10'!F50))" table:style-name="ce55">
            <text:p>80,642<text:s/></text:p>
          </table:table-cell>
          <table:table-cell office:value-type="float" office:value="27.722999999999999" table:style-name="ce55">
            <text:p>28<text:s/></text:p>
          </table:table-cell>
          <table:table-cell office:value-type="float" office:value="3243.5909999999999" table:style-name="ce55">
            <text:p>3,244<text:s/></text:p>
          </table:table-cell>
          <table:table-cell office:value-type="float" office:value="176.79599999999999" table:style-name="ce55">
            <text:p>177<text:s/></text:p>
          </table:table-cell>
          <table:table-cell office:value-type="float" office:value="26077.41" table:style-name="ce55">
            <text:p>26,077<text:s/>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1,O51,'漁業生產量值-漁業種類別魚類別生產量值10'!C51,'漁業生產量值-漁業種類別魚類別生產量值10'!E51)=0,&quot;-&quot;,SUM(M51,O51,'漁業生產量值-漁業種類別魚類別生產量值10'!C51,'漁業生產量值-漁業種類別魚類別生產量值10'!E51))" table:style-name="ce55">
            <text:p>-</text:p>
          </table:table-cell>
          <table:table-cell office:value-type="string" office:string-value="-" table:formula="msoxl:=  IF(SUM(N51,P51,'漁業生產量值-漁業種類別魚類別生產量值10'!D51,'漁業生產量值-漁業種類別魚類別生產量值10'!F51)=0,&quot;-&quot;,SUM(N51,P51,'漁業生產量值-漁業種類別魚類別生產量值10'!D51,'漁業生產量值-漁業種類別魚類別生產量值10'!F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2,O52,'漁業生產量值-漁業種類別魚類別生產量值10'!C52,'漁業生產量值-漁業種類別魚類別生產量值10'!E52)=0,&quot;-&quot;,SUM(M52,O52,'漁業生產量值-漁業種類別魚類別生產量值10'!C52,'漁業生產量值-漁業種類別魚類別生產量值10'!E52))" table:style-name="ce55">
            <text:p>-</text:p>
          </table:table-cell>
          <table:table-cell office:value-type="string" office:string-value="-" table:formula="msoxl:=  IF(SUM(N52,P52,'漁業生產量值-漁業種類別魚類別生產量值10'!D52,'漁業生產量值-漁業種類別魚類別生產量值10'!F52)=0,&quot;-&quot;,SUM(N52,P52,'漁業生產量值-漁業種類別魚類別生產量值10'!D52,'漁業生產量值-漁業種類別魚類別生產量值10'!F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53,O53,'漁業生產量值-漁業種類別魚類別生產量值10'!C53,'漁業生產量值-漁業種類別魚類別生產量值10'!E53)=0,&quot;-&quot;,SUM(M53,O53,'漁業生產量值-漁業種類別魚類別生產量值10'!C53,'漁業生產量值-漁業種類別魚類別生產量值10'!E53))" table:style-name="ce55">
            <text:p>-</text:p>
          </table:table-cell>
          <table:table-cell office:value-type="string" office:string-value="-" table:formula="msoxl:=  IF(SUM(N53,P53,'漁業生產量值-漁業種類別魚類別生產量值10'!D53,'漁業生產量值-漁業種類別魚類別生產量值10'!F53)=0,&quot;-&quot;,SUM(N53,P53,'漁業生產量值-漁業種類別魚類別生產量值10'!D53,'漁業生產量值-漁業種類別魚類別生產量值10'!F53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5,O55,'漁業生產量值-漁業種類別魚類別生產量值10'!C55,'漁業生產量值-漁業種類別魚類別生產量值10'!E55)=0,&quot;-&quot;,SUM(M55,O55,'漁業生產量值-漁業種類別魚類別生產量值10'!C55,'漁業生產量值-漁業種類別魚類別生產量值10'!E55))" table:style-name="ce55">
            <text:p>-</text:p>
          </table:table-cell>
          <table:table-cell office:value-type="string" office:string-value="-" table:formula="msoxl:=  IF(SUM(N55,P55,'漁業生產量值-漁業種類別魚類別生產量值10'!D55,'漁業生產量值-漁業種類別魚類別生產量值10'!F55)=0,&quot;-&quot;,SUM(N55,P55,'漁業生產量值-漁業種類別魚類別生產量值10'!D55,'漁業生產量值-漁業種類別魚類別生產量值10'!F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6,O56,'漁業生產量值-漁業種類別魚類別生產量值10'!C56,'漁業生產量值-漁業種類別魚類別生產量值10'!E56)=0,&quot;-&quot;,SUM(M56,O56,'漁業生產量值-漁業種類別魚類別生產量值10'!C56,'漁業生產量值-漁業種類別魚類別生產量值10'!E56))" table:style-name="ce55">
            <text:p>-</text:p>
          </table:table-cell>
          <table:table-cell office:value-type="string" office:string-value="-" table:formula="msoxl:=  IF(SUM(N56,P56,'漁業生產量值-漁業種類別魚類別生產量值10'!D56,'漁業生產量值-漁業種類別魚類別生產量值10'!F56)=0,&quot;-&quot;,SUM(N56,P56,'漁業生產量值-漁業種類別魚類別生產量值10'!D56,'漁業生產量值-漁業種類別魚類別生產量值10'!F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57,O57,'漁業生產量值-漁業種類別魚類別生產量值10'!C57,'漁業生產量值-漁業種類別魚類別生產量值10'!E57)=0,&quot;-&quot;,SUM(M57,O57,'漁業生產量值-漁業種類別魚類別生產量值10'!C57,'漁業生產量值-漁業種類別魚類別生產量值10'!E57))" table:style-name="ce55">
            <text:p>-</text:p>
          </table:table-cell>
          <table:table-cell office:value-type="string" office:string-value="-" table:formula="msoxl:=  IF(SUM(N57,P57,'漁業生產量值-漁業種類別魚類別生產量值10'!D57,'漁業生產量值-漁業種類別魚類別生產量值10'!F57)=0,&quot;-&quot;,SUM(N57,P57,'漁業生產量值-漁業種類別魚類別生產量值10'!D57,'漁業生產量值-漁業種類別魚類別生產量值10'!F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9,O59,'漁業生產量值-漁業種類別魚類別生產量值10'!C59,'漁業生產量值-漁業種類別魚類別生產量值10'!E59)=0,&quot;-&quot;,SUM(M59,O59,'漁業生產量值-漁業種類別魚類別生產量值10'!C59,'漁業生產量值-漁業種類別魚類別生產量值10'!E59))" table:style-name="ce55">
            <text:p>-</text:p>
          </table:table-cell>
          <table:table-cell office:value-type="string" office:string-value="-" table:formula="msoxl:=  IF(SUM(N59,P59,'漁業生產量值-漁業種類別魚類別生產量值10'!D59,'漁業生產量值-漁業種類別魚類別生產量值10'!F59)=0,&quot;-&quot;,SUM(N59,P59,'漁業生產量值-漁業種類別魚類別生產量值10'!D59,'漁業生產量值-漁業種類別魚類別生產量值10'!F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0,O60,'漁業生產量值-漁業種類別魚類別生產量值10'!C60,'漁業生產量值-漁業種類別魚類別生產量值10'!E60)=0,&quot;-&quot;,SUM(M60,O60,'漁業生產量值-漁業種類別魚類別生產量值10'!C60,'漁業生產量值-漁業種類別魚類別生產量值10'!E60))" table:style-name="ce55">
            <text:p>-</text:p>
          </table:table-cell>
          <table:table-cell office:value-type="string" office:string-value="-" table:formula="msoxl:=  IF(SUM(N60,P60,'漁業生產量值-漁業種類別魚類別生產量值10'!D60,'漁業生產量值-漁業種類別魚類別生產量值10'!F60)=0,&quot;-&quot;,SUM(N60,P60,'漁業生產量值-漁業種類別魚類別生產量值10'!D60,'漁業生產量值-漁業種類別魚類別生產量值10'!F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61,O61,'漁業生產量值-漁業種類別魚類別生產量值10'!C61,'漁業生產量值-漁業種類別魚類別生產量值10'!E61)=0,&quot;-&quot;,SUM(M61,O61,'漁業生產量值-漁業種類別魚類別生產量值10'!C61,'漁業生產量值-漁業種類別魚類別生產量值10'!E61))" table:style-name="ce55">
            <text:p>-</text:p>
          </table:table-cell>
          <table:table-cell office:value-type="string" office:string-value="-" table:formula="msoxl:=  IF(SUM(N61,P61,'漁業生產量值-漁業種類別魚類別生產量值10'!D61,'漁業生產量值-漁業種類別魚類別生產量值10'!F61)=0,&quot;-&quot;,SUM(N61,P61,'漁業生產量值-漁業種類別魚類別生產量值10'!D61,'漁業生產量值-漁業種類別魚類別生產量值10'!F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2">
            <text:p>-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2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52">
            <text:p>-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3,O63,'漁業生產量值-漁業種類別魚類別生產量值10'!C63,'漁業生產量值-漁業種類別魚類別生產量值10'!E63)=0,&quot;-&quot;,SUM(M63,O63,'漁業生產量值-漁業種類別魚類別生產量值10'!C63,'漁業生產量值-漁業種類別魚類別生產量值10'!E63))" table:style-name="ce55">
            <text:p>-</text:p>
          </table:table-cell>
          <table:table-cell office:value-type="string" office:string-value="-" table:formula="msoxl:=  IF(SUM(N63,P63,'漁業生產量值-漁業種類別魚類別生產量值10'!D63,'漁業生產量值-漁業種類別魚類別生產量值10'!F63)=0,&quot;-&quot;,SUM(N63,P63,'漁業生產量值-漁業種類別魚類別生產量值10'!D63,'漁業生產量值-漁業種類別魚類別生產量值10'!F6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4,O64,'漁業生產量值-漁業種類別魚類別生產量值10'!C64,'漁業生產量值-漁業種類別魚類別生產量值10'!E64)=0,&quot;-&quot;,SUM(M64,O64,'漁業生產量值-漁業種類別魚類別生產量值10'!C64,'漁業生產量值-漁業種類別魚類別生產量值10'!E64))" table:style-name="ce55">
            <text:p>-</text:p>
          </table:table-cell>
          <table:table-cell office:value-type="string" office:string-value="-" table:formula="msoxl:=  IF(SUM(N64,P64,'漁業生產量值-漁業種類別魚類別生產量值10'!D64,'漁業生產量值-漁業種類別魚類別生產量值10'!F64)=0,&quot;-&quot;,SUM(N64,P64,'漁業生產量值-漁業種類別魚類別生產量值10'!D64,'漁業生產量值-漁業種類別魚類別生產量值10'!F6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5,O65,'漁業生產量值-漁業種類別魚類別生產量值10'!C65,'漁業生產量值-漁業種類別魚類別生產量值10'!E65)=0,&quot;-&quot;,SUM(M65,O65,'漁業生產量值-漁業種類別魚類別生產量值10'!C65,'漁業生產量值-漁業種類別魚類別生產量值10'!E65))" table:style-name="ce55">
            <text:p>-</text:p>
          </table:table-cell>
          <table:table-cell office:value-type="string" office:string-value="-" table:formula="msoxl:=  IF(SUM(N65,P65,'漁業生產量值-漁業種類別魚類別生產量值10'!D65,'漁業生產量值-漁業種類別魚類別生產量值10'!F65)=0,&quot;-&quot;,SUM(N65,P65,'漁業生產量值-漁業種類別魚類別生產量值10'!D65,'漁業生產量值-漁業種類別魚類別生產量值10'!F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6,O66,'漁業生產量值-漁業種類別魚類別生產量值10'!C66,'漁業生產量值-漁業種類別魚類別生產量值10'!E66)=0,&quot;-&quot;,SUM(M66,O66,'漁業生產量值-漁業種類別魚類別生產量值10'!C66,'漁業生產量值-漁業種類別魚類別生產量值10'!E66))" table:style-name="ce55">
            <text:p>-</text:p>
          </table:table-cell>
          <table:table-cell office:value-type="string" office:string-value="-" table:formula="msoxl:=  IF(SUM(N66,P66,'漁業生產量值-漁業種類別魚類別生產量值10'!D66,'漁業生產量值-漁業種類別魚類別生產量值10'!F66)=0,&quot;-&quot;,SUM(N66,P66,'漁業生產量值-漁業種類別魚類別生產量值10'!D66,'漁業生產量值-漁業種類別魚類別生產量值10'!F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67,O67,'漁業生產量值-漁業種類別魚類別生產量值10'!C67,'漁業生產量值-漁業種類別魚類別生產量值10'!E67)=0,&quot;-&quot;,SUM(M67,O67,'漁業生產量值-漁業種類別魚類別生產量值10'!C67,'漁業生產量值-漁業種類別魚類別生產量值10'!E67))" table:style-name="ce55">
            <text:p>-</text:p>
          </table:table-cell>
          <table:table-cell office:value-type="string" office:string-value="-" table:formula="msoxl:=  IF(SUM(N67,P67,'漁業生產量值-漁業種類別魚類別生產量值10'!D67,'漁業生產量值-漁業種類別魚類別生產量值10'!F67)=0,&quot;-&quot;,SUM(N67,P67,'漁業生產量值-漁業種類別魚類別生產量值10'!D67,'漁業生產量值-漁業種類別魚類別生產量值10'!F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0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6" table:number-columns-repeated="16367" table:default-cell-style-name="ce28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28"/>
          <table:table-cell office:value-type="string" table:style-name="ce29">
            <text:p>單位：</text:p>
          </table:table-cell>
          <table:table-cell office:value-type="string" table:style-name="ce30">
            <text:p>產量：公噸, 千尾(觀賞魚)</text:p>
          </table:table-cell>
          <table:table-cell table:style-name="ce28"/>
          <table:table-cell table:number-columns-repeated="2" table:style-name="ce30"/>
          <table:table-cell table:number-columns-repeated="2" table:style-name="ce28"/>
          <table:table-cell office:value-type="string" table:style-name="ce29">
            <text:p>Unit：</text:p>
          </table:table-cell>
          <table:table-cell office:value-type="string" table:style-name="ce30">
            <text:p>Quantity：M.T.; 1000Pcs. by ornamental fish</text:p>
          </table:table-cell>
          <table:table-cell table:number-columns-repeated="16371" table:style-name="ce28"/>
        </table:table-row>
        <table:table-row table:style-name="ro2">
          <table:table-cell table:style-name="ce28"/>
          <table:table-cell office:value-type="string" table:number-columns-spanned="3" table:number-rows-spanned="1" table:style-name="ce15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28"/>
          <table:table-cell office:value-type="string" table:style-name="ce31">
            <text:p>價值：新臺幣千元</text:p>
          </table:table-cell>
          <table:table-cell table:style-name="ce28"/>
          <table:table-cell table:style-name="ce31"/>
          <table:table-cell office:value-type="string" table:style-name="ce31">
            <text:p>(1) By type of fisheries by species(Continued)</text:p>
          </table:table-cell>
          <table:table-cell table:number-columns-repeated="3" table:style-name="ce28"/>
          <table:table-cell office:value-type="string" table:style-name="ce32">
            <text:p>Value：Thousand NT $</text:p>
          </table:table-cell>
          <table:table-cell table:number-columns-repeated="16371" table:style-name="ce28"/>
        </table:table-row>
        <table:table-row table:style-name="ro3">
          <table:table-cell table:style-name="ce33"/>
          <table:table-cell office:value-type="string" table:number-columns-spanned="1" table:number-rows-spanned="3" table:style-name="ce221">
            <text:p><text:s text:c="20"/><text:span text:style-name="T1">魚類別</text:span></text:p>
            <text:p><text:span text:style-name="T1"><text:s text:c="20"/>Species</text:span></text:p>
            <draw:custom-shape svg:x="0.01042in" svg:y="0.01042in" svg:width="0.96784in" svg:height="0.69611in" draw:z-index="1" draw:id="id10" draw:style-name="a1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18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4" table:number-rows-spanned="1" table:style-name="ce218">
            <text:p>旗 <text:s text:c="5"/>魚 <text:s text:c="5"/>科</text:p>
          </table:table-cell>
          <table:covered-table-cell table:number-columns-repeated="3"/>
          <table:table-cell office:value-type="string" table:number-columns-spanned="10" table:number-rows-spanned="1" table:style-name="ce218">
            <text:p>鯊 <text:s text:c="5"/>魚 <text:s text:c="5"/>類</text:p>
          </table:table-cell>
          <table:covered-table-cell table:number-columns-repeated="9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2" table:number-rows-spanned="1" table:style-name="ce215">
            <text:p>立翅旗魚</text:p>
          </table:table-cell>
          <table:covered-table-cell/>
          <table:table-cell office:value-type="string" table:number-columns-spanned="2" table:number-rows-spanned="1" table:style-name="ce213">
            <text:p>雨傘旗魚</text:p>
          </table:table-cell>
          <table:covered-table-cell/>
          <table:table-cell office:value-type="string" table:number-columns-spanned="2" table:number-rows-spanned="1" table:style-name="ce198">
            <text:p>小計</text:p>
          </table:table-cell>
          <table:covered-table-cell/>
          <table:table-cell office:value-type="string" table:number-columns-spanned="2" table:number-rows-spanned="1" table:style-name="ce213">
            <text:p>真鯊屬</text:p>
          </table:table-cell>
          <table:covered-table-cell/>
          <table:table-cell office:value-type="string" table:number-columns-spanned="2" table:number-rows-spanned="1" table:style-name="ce213">
            <text:p>鋸峰齒鯊</text:p>
          </table:table-cell>
          <table:covered-table-cell/>
          <table:table-cell office:value-type="string" table:number-columns-spanned="2" table:number-rows-spanned="1" table:style-name="ce213">
            <text:p>尖吻鯖鯊</text:p>
          </table:table-cell>
          <table:covered-table-cell/>
          <table:table-cell office:value-type="string" table:number-columns-spanned="2" table:number-rows-spanned="1" table:style-name="ce213">
            <text:p>其他鯊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代碼</text:p>
          </table:table-cell>
          <table:table-cell office:value-type="string" table:number-columns-spanned="1" table:number-rows-spanned="3" table:style-name="ce220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84">
            <text:p>55004</text:p>
          </table:table-cell>
          <table:covered-table-cell/>
          <table:table-cell office:value-type="string" table:number-columns-spanned="2" table:number-rows-spanned="1" table:style-name="ce181">
            <text:p>55005</text:p>
          </table:table-cell>
          <table:covered-table-cell/>
          <table:table-cell office:value-type="string" table:number-columns-spanned="2" table:number-rows-spanned="1" table:style-name="ce181">
            <text:p>Sub Total</text:p>
          </table:table-cell>
          <table:covered-table-cell/>
          <table:table-cell office:value-type="string" table:number-columns-spanned="2" table:number-rows-spanned="1" table:style-name="ce212">
            <text:p>56100</text:p>
          </table:table-cell>
          <table:covered-table-cell/>
          <table:table-cell office:value-type="string" table:number-columns-spanned="2" table:number-rows-spanned="1" table:style-name="ce212">
            <text:p>56201</text:p>
          </table:table-cell>
          <table:covered-table-cell/>
          <table:table-cell office:value-type="string" table:number-columns-spanned="2" table:number-rows-spanned="1" table:style-name="ce212">
            <text:p>56301</text:p>
          </table:table-cell>
          <table:covered-table-cell/>
          <table:table-cell office:value-type="string" table:number-columns-spanned="2" table:number-rows-spanned="1" table:style-name="ce212">
            <text:p>56999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Code</text:p>
          </table:table-cell>
          <table:covered-table-cell/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table:number-columns-repeated="16368"/>
        </table:table-row>
        <table:table-row table:style-name="ro3">
          <table:table-cell table:style-name="ce40"/>
          <table:covered-table-cell/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935.90129999999999" table:formula="msoxl:=  IF(SUM(C11,C19,C36,C54,C58,C62)=0,&quot;-&quot;,SUM(C11,C19,C36,C54,C58,C62))" table:style-name="ce45">
            <text:p>936<text:s/></text:p>
          </table:table-cell>
          <table:table-cell office:value-type="float" office:value="131046.81959" table:formula="msoxl:=  IF(SUM(D11,D19,D36,D54,D58,D62)=0,&quot;-&quot;,SUM(D11,D19,D36,D54,D58,D62))" table:style-name="ce45">
            <text:p>131,047<text:s/></text:p>
          </table:table-cell>
          <table:table-cell office:value-type="float" office:value="1840.35952" table:formula="msoxl:=  IF(SUM(E11,E19,E36,E54,E58,E62)=0,&quot;-&quot;,SUM(E11,E19,E36,E54,E58,E62))" table:style-name="ce45">
            <text:p>1,840<text:s/></text:p>
          </table:table-cell>
          <table:table-cell office:value-type="float" office:value="98822.228719999999" table:formula="msoxl:=  IF(SUM(F11,F19,F36,F54,F58,F62)=0,&quot;-&quot;,SUM(F11,F19,F36,F54,F58,F62))" table:style-name="ce45">
            <text:p>98,822<text:s/></text:p>
          </table:table-cell>
          <table:table-cell office:value-type="float" office:value="21789.67541" table:formula="msoxl:=  IF(SUM(G11,G19,G36,G54,G58,G62)=0,&quot;-&quot;,SUM(G11,G19,G36,G54,G58,G62))" table:style-name="ce45">
            <text:p>21,790<text:s/></text:p>
          </table:table-cell>
          <table:table-cell office:value-type="float" office:value="671579.11985999998" table:formula="msoxl:=  IF(SUM(H11,H19,H36,H54,H58,H62)=0,&quot;-&quot;,SUM(H11,H19,H36,H54,H58,H62))" table:style-name="ce45">
            <text:p>671,579<text:s/></text:p>
          </table:table-cell>
          <table:table-cell office:value-type="float" office:value="1389.05925" table:formula="msoxl:=  IF(SUM(I11,I19,I36,I54,I58,I62)=0,&quot;-&quot;,SUM(I11,I19,I36,I54,I58,I62))" table:style-name="ce45">
            <text:p>1,389<text:s/></text:p>
          </table:table-cell>
          <table:table-cell office:value-type="float" office:value="114597.23188000001" table:formula="msoxl:=  IF(SUM(J11,J19,J36,J54,J58,J62)=0,&quot;-&quot;,SUM(J11,J19,J36,J54,J58,J62))" table:style-name="ce45">
            <text:p>114,597<text:s/></text:p>
          </table:table-cell>
          <table:table-cell office:value-type="float" office:value="17587.829040000001" table:formula="msoxl:=  IF(SUM(K11,K19,K36,K54,K58,K62)=0,&quot;-&quot;,SUM(K11,K19,K36,K54,K58,K62))" table:style-name="ce45">
            <text:p>17,588<text:s/></text:p>
          </table:table-cell>
          <table:table-cell office:value-type="float" office:value="416486.64145" table:formula="msoxl:=  IF(SUM(L11,L19,L36,L54,L58,L62)=0,&quot;-&quot;,SUM(L11,L19,L36,L54,L58,L62))" table:style-name="ce45">
            <text:p>416,487<text:s/></text:p>
          </table:table-cell>
          <table:table-cell office:value-type="float" office:value="622.94212000000005" table:formula="msoxl:=  IF(SUM(M11,M19,M36,M54,M58,M62)=0,&quot;-&quot;,SUM(M11,M19,M36,M54,M58,M62))" table:style-name="ce45">
            <text:p>623<text:s/></text:p>
          </table:table-cell>
          <table:table-cell office:value-type="float" office:value="26281.622479999998" table:formula="msoxl:=  IF(SUM(N11,N19,N36,N54,N58,N62)=0,&quot;-&quot;,SUM(N11,N19,N36,N54,N58,N62))" table:style-name="ce45">
            <text:p>26,282<text:s/></text:p>
          </table:table-cell>
          <table:table-cell office:value-type="float" office:value="2189.8449999999998" table:formula="msoxl:=  IF(SUM(O11,O19,O36,O54,O58,O62)=0,&quot;-&quot;,SUM(O11,O19,O36,O54,O58,O62))" table:style-name="ce45">
            <text:p>2,190<text:s/></text:p>
          </table:table-cell>
          <table:table-cell office:value-type="float" office:value="114213.62404999998" table:formula="msoxl:=  IF(SUM(P11,P19,P36,P54,P58,P62)=0,&quot;-&quot;,SUM(P11,P19,P36,P54,P58,P62))" table:style-name="ce45">
            <text:p>114,214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float" office:value="500.96719999999999" table:formula="msoxl:=  IF(SUM(C12:C18)=0,&quot;-&quot;,SUM(C12:C18))" table:style-name="ce52">
            <text:p>501<text:s/></text:p>
          </table:table-cell>
          <table:table-cell office:value-type="float" office:value="38553.507060000004" table:formula="msoxl:=  IF(SUM(D12:D18)=0,&quot;-&quot;,SUM(D12:D18))" table:style-name="ce52">
            <text:p>38,554<text:s/></text:p>
          </table:table-cell>
          <table:table-cell office:value-type="float" office:value="1018.7278" table:formula="msoxl:=  IF(SUM(E12:E18)=0,&quot;-&quot;,SUM(E12:E18))" table:style-name="ce52">
            <text:p>1,019<text:s/></text:p>
          </table:table-cell>
          <table:table-cell office:value-type="float" office:value="44080.442080000001" table:formula="msoxl:=  IF(SUM(F12:F18)=0,&quot;-&quot;,SUM(F12:F18))" table:style-name="ce52">
            <text:p>44,080<text:s/></text:p>
          </table:table-cell>
          <table:table-cell office:value-type="float" office:value="17765.966899999999" table:formula="msoxl:=  IF(SUM(G12:G18)=0,&quot;-&quot;,SUM(G12:G18))" table:style-name="ce52">
            <text:p>17,766<text:s/></text:p>
          </table:table-cell>
          <table:table-cell office:value-type="float" office:value="466134.48262999998" table:formula="msoxl:=  IF(SUM(H12:H18)=0,&quot;-&quot;,SUM(H12:H18))" table:style-name="ce53">
            <text:p>466,134<text:s/></text:p>
          </table:table-cell>
          <table:table-cell office:value-type="float" office:value="140.70365000000001" table:formula="msoxl:=  IF(SUM(I12:I18)=0,&quot;-&quot;,SUM(I12:I18))" table:style-name="ce52">
            <text:p>141<text:s/></text:p>
          </table:table-cell>
          <table:table-cell office:value-type="float" office:value="6626.5919199999998" table:formula="msoxl:=  IF(SUM(J12:J18)=0,&quot;-&quot;,SUM(J12:J18))" table:style-name="ce52">
            <text:p>6,627<text:s/></text:p>
          </table:table-cell>
          <table:table-cell office:value-type="float" office:value="15251.34424" table:formula="msoxl:=  IF(SUM(K12:K18)=0,&quot;-&quot;,SUM(K12:K18))" table:style-name="ce52">
            <text:p>15,251<text:s/></text:p>
          </table:table-cell>
          <table:table-cell office:value-type="float" office:value="350431.50494000001" table:formula="msoxl:=  IF(SUM(L12:L18)=0,&quot;-&quot;,SUM(L12:L18))" table:style-name="ce52">
            <text:p>350,432<text:s/></text:p>
          </table:table-cell>
          <table:table-cell office:value-type="float" office:value="613.97221999999999" table:formula="msoxl:=  IF(SUM(M12:M18)=0,&quot;-&quot;,SUM(M12:M18))" table:style-name="ce52">
            <text:p>614<text:s/></text:p>
          </table:table-cell>
          <table:table-cell office:value-type="float" office:value="25710.393759999999" table:formula="msoxl:=  IF(SUM(N12:N18)=0,&quot;-&quot;,SUM(N12:N18))" table:style-name="ce52">
            <text:p>25,710<text:s/></text:p>
          </table:table-cell>
          <table:table-cell office:value-type="float" office:value="1759.94679" table:formula="msoxl:=  IF(SUM(O12:O18)=0,&quot;-&quot;,SUM(O12:O18))" table:style-name="ce52">
            <text:p>1,760<text:s/></text:p>
          </table:table-cell>
          <table:table-cell office:value-type="float" office:value="83365.992009999987" table:formula="msoxl:=  IF(SUM(P12:P18)=0,&quot;-&quot;,SUM(P12:P18))" table:style-name="ce52">
            <text:p>83,36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2,K12,M12,O12)=0,&quot;-&quot;,SUM(I12,K12,M12,O12))" table:style-name="ce55">
            <text:p>-</text:p>
          </table:table-cell>
          <table:table-cell office:value-type="string" office:string-value="-" table:formula="msoxl:=  IF(SUM(J12,L12,N12,P12)=0,&quot;-&quot;,SUM(J12,L12,N12,P1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3,K13,M13,O13)=0,&quot;-&quot;,SUM(I13,K13,M13,O13))" table:style-name="ce55">
            <text:p>-</text:p>
          </table:table-cell>
          <table:table-cell office:value-type="string" office:string-value="-" table:formula="msoxl:=  IF(SUM(J13,L13,N13,P13)=0,&quot;-&quot;,SUM(J13,L13,N13,P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float" office:value="8.6280000000000001" table:style-name="ce55">
            <text:p>9<text:s/></text:p>
          </table:table-cell>
          <table:table-cell office:value-type="float" office:value="455.06200999999999" table:style-name="ce55">
            <text:p>455<text:s/></text:p>
          </table:table-cell>
          <table:table-cell office:value-type="float" office:value="0.05" table:style-name="ce55">
            <text:p>0<text:s/></text:p>
          </table:table-cell>
          <table:table-cell office:value-type="float" office:value="2.9087000000000001" table:style-name="ce55">
            <text:p>3<text:s/></text:p>
          </table:table-cell>
          <table:table-cell office:value-type="float" office:value="42.022999999999996" table:formula="msoxl:=  IF(SUM(I14,K14,M14,O14)=0,&quot;-&quot;,SUM(I14,K14,M14,O14))" table:style-name="ce55">
            <text:p>42<text:s/></text:p>
          </table:table-cell>
          <table:table-cell office:value-type="float" office:value="2729.6552000000001" table:formula="msoxl:=  IF(SUM(J14,L14,N14,P14)=0,&quot;-&quot;,SUM(J14,L14,N14,P14))" table:style-name="ce55">
            <text:p>2,730<text:s/></text:p>
          </table:table-cell>
          <table:table-cell office:value-type="float" office:value="32.732999999999997" table:style-name="ce55">
            <text:p>33<text:s/></text:p>
          </table:table-cell>
          <table:table-cell office:value-type="float" office:value="2407.62698" table:style-name="ce55">
            <text:p>2,40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.2899999999999991" table:style-name="ce55">
            <text:p>9<text:s/></text:p>
          </table:table-cell>
          <table:table-cell office:value-type="float" office:value="322.02821999999998" table:style-name="ce55">
            <text:p>32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5,K15,M15,O15)=0,&quot;-&quot;,SUM(I15,K15,M15,O15))" table:style-name="ce55">
            <text:p>-</text:p>
          </table:table-cell>
          <table:table-cell office:value-type="string" office:string-value="-" table:formula="msoxl:=  IF(SUM(J15,L15,N15,P15)=0,&quot;-&quot;,SUM(J15,L15,N15,P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float" office:value="492.33920000000001" table:style-name="ce55">
            <text:p>492<text:s/></text:p>
          </table:table-cell>
          <table:table-cell office:value-type="float" office:value="38098.445050000002" table:style-name="ce55">
            <text:p>38,098<text:s/></text:p>
          </table:table-cell>
          <table:table-cell office:value-type="float" office:value="1018.6778" table:style-name="ce55">
            <text:p>1,019<text:s/></text:p>
          </table:table-cell>
          <table:table-cell office:value-type="float" office:value="44077.533380000001" table:style-name="ce55">
            <text:p>44,078<text:s/></text:p>
          </table:table-cell>
          <table:table-cell office:value-type="float" office:value="17723.943899999998" table:formula="msoxl:=  IF(SUM(I16,K16,M16,O16)=0,&quot;-&quot;,SUM(I16,K16,M16,O16))" table:style-name="ce55">
            <text:p>17,724<text:s/></text:p>
          </table:table-cell>
          <table:table-cell office:value-type="float" office:value="463404.82743" table:formula="msoxl:=  IF(SUM(J16,L16,N16,P16)=0,&quot;-&quot;,SUM(J16,L16,N16,P16))" table:style-name="ce55">
            <text:p>463,405<text:s/></text:p>
          </table:table-cell>
          <table:table-cell office:value-type="float" office:value="107.97065000000001" table:style-name="ce55">
            <text:p>108<text:s/></text:p>
          </table:table-cell>
          <table:table-cell office:value-type="float" office:value="4218.9649399999998" table:style-name="ce55">
            <text:p>4,219<text:s/></text:p>
          </table:table-cell>
          <table:table-cell office:value-type="float" office:value="15251.34424" table:style-name="ce55">
            <text:p>15,251<text:s/></text:p>
          </table:table-cell>
          <table:table-cell office:value-type="float" office:value="350431.50494000001" table:style-name="ce55">
            <text:p>350,432<text:s/></text:p>
          </table:table-cell>
          <table:table-cell office:value-type="float" office:value="613.97221999999999" table:style-name="ce55">
            <text:p>614<text:s/></text:p>
          </table:table-cell>
          <table:table-cell office:value-type="float" office:value="25710.393759999999" table:style-name="ce55">
            <text:p>25,710<text:s/></text:p>
          </table:table-cell>
          <table:table-cell office:value-type="float" office:value="1750.65679" table:style-name="ce55">
            <text:p>1,751<text:s/></text:p>
          </table:table-cell>
          <table:table-cell office:value-type="float" office:value="83043.963789999994" table:style-name="ce55">
            <text:p>83,04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7,K17,M17,O17)=0,&quot;-&quot;,SUM(I17,K17,M17,O17))" table:style-name="ce55">
            <text:p>-</text:p>
          </table:table-cell>
          <table:table-cell office:value-type="string" office:string-value="-" table:formula="msoxl:=  IF(SUM(J17,L17,N17,P17)=0,&quot;-&quot;,SUM(J17,L17,N17,P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18,K18,M18,O18)=0,&quot;-&quot;,SUM(I18,K18,M18,O18))" table:style-name="ce55">
            <text:p>-</text:p>
          </table:table-cell>
          <table:table-cell office:value-type="string" office:string-value="-" table:formula="msoxl:=  IF(SUM(J18,L18,N18,P18)=0,&quot;-&quot;,SUM(J18,L18,N18,P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244.35929999999999" table:formula="msoxl:=  IF(SUM(C20:C35)=0,&quot;-&quot;,SUM(C20:C35))" table:style-name="ce52">
            <text:p>244<text:s/></text:p>
          </table:table-cell>
          <table:table-cell office:value-type="float" office:value="49498.218279999994" table:formula="msoxl:=  IF(SUM(D20:D35)=0,&quot;-&quot;,SUM(D20:D35))" table:style-name="ce52">
            <text:p>49,498<text:s/></text:p>
          </table:table-cell>
          <table:table-cell office:value-type="float" office:value="346.85802000000001" table:formula="msoxl:=  IF(SUM(E20:E35)=0,&quot;-&quot;,SUM(E20:E35))" table:style-name="ce52">
            <text:p>347<text:s/></text:p>
          </table:table-cell>
          <table:table-cell office:value-type="float" office:value="20190.511970000003" table:formula="msoxl:=  IF(SUM(F20:F35)=0,&quot;-&quot;,SUM(F20:F35))" table:style-name="ce52">
            <text:p>20,191<text:s/></text:p>
          </table:table-cell>
          <table:table-cell office:value-type="float" office:value="3867.4713399999996" table:formula="msoxl:=  IF(SUM(G20:G35)=0,&quot;-&quot;,SUM(G20:G35))" table:style-name="ce52">
            <text:p>3,867<text:s/></text:p>
          </table:table-cell>
          <table:table-cell office:value-type="float" office:value="191910.27634000001" table:formula="msoxl:=  IF(SUM(H20:H35)=0,&quot;-&quot;,SUM(H20:H35))" table:style-name="ce52">
            <text:p>191,910<text:s/></text:p>
          </table:table-cell>
          <table:table-cell office:value-type="float" office:value="1245.5316" table:formula="msoxl:=  IF(SUM(I20:I35)=0,&quot;-&quot;,SUM(I20:I35))" table:style-name="ce52">
            <text:p>1,246<text:s/></text:p>
          </table:table-cell>
          <table:table-cell office:value-type="float" office:value="107758.76956" table:formula="msoxl:=  IF(SUM(J20:J35)=0,&quot;-&quot;,SUM(J20:J35))" table:style-name="ce52">
            <text:p>107,759<text:s/></text:p>
          </table:table-cell>
          <table:table-cell office:value-type="float" office:value="2298.7128000000002" table:formula="msoxl:=  IF(SUM(K20:K35)=0,&quot;-&quot;,SUM(K20:K35))" table:style-name="ce52">
            <text:p>2,299<text:s/></text:p>
          </table:table-cell>
          <table:table-cell office:value-type="float" office:value="62987.873310000003" table:formula="msoxl:=  IF(SUM(L20:L35)=0,&quot;-&quot;,SUM(L20:L35))" table:style-name="ce52">
            <text:p>62,988<text:s/></text:p>
          </table:table-cell>
          <table:table-cell office:value-type="float" office:value="8.6354000000000006" table:formula="msoxl:=  IF(SUM(M20:M35)=0,&quot;-&quot;,SUM(M20:M35))" table:style-name="ce52">
            <text:p>9<text:s/></text:p>
          </table:table-cell>
          <table:table-cell office:value-type="float" office:value="548.31371999999999" table:formula="msoxl:=  IF(SUM(N20:N35)=0,&quot;-&quot;,SUM(N20:N35))" table:style-name="ce52">
            <text:p>548<text:s/></text:p>
          </table:table-cell>
          <table:table-cell office:value-type="float" office:value="314.59154000000001" table:formula="msoxl:=  IF(SUM(O20:O35)=0,&quot;-&quot;,SUM(O20:O35))" table:style-name="ce52">
            <text:p>315<text:s/></text:p>
          </table:table-cell>
          <table:table-cell office:value-type="float" office:value="20615.319750000002" table:formula="msoxl:=  IF(SUM(P20:P35)=0,&quot;-&quot;,SUM(P20:P35))" table:style-name="ce52">
            <text:p>20,61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I20,K20,M20,O20)=0,&quot;-&quot;,SUM(I20,K20,M20,O20))" table:style-name="ce55">
            <text:p>-</text:p>
          </table:table-cell>
          <table:table-cell office:value-type="string" office:string-value="-" table:formula="msoxl:=  IF(SUM(J20,L20,N20,P20)=0,&quot;-&quot;,SUM(J20,L20,N20,P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21,K21,M21,O21)=0,&quot;-&quot;,SUM(I21,K21,M21,O21))" table:style-name="ce55">
            <text:p>-</text:p>
          </table:table-cell>
          <table:table-cell office:value-type="string" office:string-value="-" table:formula="msoxl:=  IF(SUM(J21,L21,N21,P21)=0,&quot;-&quot;,SUM(J21,L21,N21,P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22,K22,M22,O22)=0,&quot;-&quot;,SUM(I22,K22,M22,O22))" table:style-name="ce55">
            <text:p>-</text:p>
          </table:table-cell>
          <table:table-cell office:value-type="string" office:string-value="-" table:formula="msoxl:=  IF(SUM(J22,L22,N22,P22)=0,&quot;-&quot;,SUM(J22,L22,N22,P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4526" table:style-name="ce55">
            <text:p>0<text:s/></text:p>
          </table:table-cell>
          <table:table-cell office:value-type="float" office:value="19.086259999999999" table:style-name="ce55">
            <text:p>19<text:s/></text:p>
          </table:table-cell>
          <table:table-cell office:value-type="float" office:value="125.77162" table:formula="msoxl:=  IF(SUM(I23,K23,M23,O23)=0,&quot;-&quot;,SUM(I23,K23,M23,O23))" table:style-name="ce55">
            <text:p>126<text:s/></text:p>
          </table:table-cell>
          <table:table-cell office:value-type="float" office:value="6482.8796000000002" table:formula="msoxl:=  IF(SUM(J23,L23,N23,P23)=0,&quot;-&quot;,SUM(J23,L23,N23,P23))" table:style-name="ce55">
            <text:p>6,483<text:s/></text:p>
          </table:table-cell>
          <table:table-cell office:value-type="float" office:value="0.64937999999999996" table:style-name="ce55">
            <text:p>1<text:s/></text:p>
          </table:table-cell>
          <table:table-cell office:value-type="float" office:value="38.313420000000001" table:style-name="ce55">
            <text:p>3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25.12224000000001" table:style-name="ce55">
            <text:p>125<text:s/></text:p>
          </table:table-cell>
          <table:table-cell office:value-type="float" office:value="6444.5661799999998" table:style-name="ce55">
            <text:p>6,44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4.1180000000000003" table:style-name="ce55">
            <text:p>4<text:s/></text:p>
          </table:table-cell>
          <table:table-cell office:value-type="float" office:value="1317.76" table:style-name="ce55">
            <text:p>1,31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2.81425999999999" table:formula="msoxl:=  IF(SUM(I24,K24,M24,O24)=0,&quot;-&quot;,SUM(I24,K24,M24,O24))" table:style-name="ce55">
            <text:p>83<text:s/></text:p>
          </table:table-cell>
          <table:table-cell office:value-type="float" office:value="3897.3546799999999" table:formula="msoxl:=  IF(SUM(J24,L24,N24,P24)=0,&quot;-&quot;,SUM(J24,L24,N24,P24))" table:style-name="ce55">
            <text:p>3,897<text:s/></text:p>
          </table:table-cell>
          <table:table-cell office:value-type="float" office:value="0.43292000000000003" table:style-name="ce55">
            <text:p>0<text:s/></text:p>
          </table:table-cell>
          <table:table-cell office:value-type="float" office:value="25.542280000000002" table:style-name="ce55">
            <text:p>2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149" table:style-name="ce55">
            <text:p>1<text:s/></text:p>
          </table:table-cell>
          <table:table-cell office:value-type="float" office:value="63.195" table:style-name="ce55">
            <text:p>63<text:s/></text:p>
          </table:table-cell>
          <table:table-cell office:value-type="float" office:value="81.232339999999994" table:style-name="ce55">
            <text:p>81<text:s/></text:p>
          </table:table-cell>
          <table:table-cell office:value-type="float" office:value="3808.6174000000001" table:style-name="ce55">
            <text:p>3,80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float" office:value="0.53200000000000003" table:style-name="ce55">
            <text:p>1<text:s/></text:p>
          </table:table-cell>
          <table:table-cell office:value-type="float" office:value="112.6776" table:style-name="ce55">
            <text:p>113<text:s/></text:p>
          </table:table-cell>
          <table:table-cell office:value-type="float" office:value="7.5520000000000004E-2" table:style-name="ce55">
            <text:p>0<text:s/></text:p>
          </table:table-cell>
          <table:table-cell office:value-type="float" office:value="6.0415999999999999" table:style-name="ce55">
            <text:p>6<text:s/></text:p>
          </table:table-cell>
          <table:table-cell office:value-type="float" office:value="0.38" table:formula="msoxl:=  IF(SUM(I25,K25,M25,O25)=0,&quot;-&quot;,SUM(I25,K25,M25,O25))" table:style-name="ce55">
            <text:p>0<text:s/></text:p>
          </table:table-cell>
          <table:table-cell office:value-type="float" office:value="32.945999999999998" table:formula="msoxl:=  IF(SUM(J25,L25,N25,P25)=0,&quot;-&quot;,SUM(J25,L25,N25,P25))" table:style-name="ce55">
            <text:p>33<text:s/></text:p>
          </table:table-cell>
          <table:table-cell office:value-type="float" office:value="0.38" table:style-name="ce55">
            <text:p>0<text:s/></text:p>
          </table:table-cell>
          <table:table-cell office:value-type="float" office:value="32.945999999999998" table:style-name="ce55">
            <text:p>3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26,K26,M26,O26)=0,&quot;-&quot;,SUM(I26,K26,M26,O26))" table:style-name="ce55">
            <text:p>-</text:p>
          </table:table-cell>
          <table:table-cell office:value-type="string" office:string-value="-" table:formula="msoxl:=  IF(SUM(J26,L26,N26,P26)=0,&quot;-&quot;,SUM(J26,L26,N26,P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float" office:value="235.68379999999999" table:style-name="ce55">
            <text:p>236<text:s/></text:p>
          </table:table-cell>
          <table:table-cell office:value-type="float" office:value="46790.330679999999" table:style-name="ce55">
            <text:p>46,790<text:s/></text:p>
          </table:table-cell>
          <table:table-cell office:value-type="float" office:value="324.75319999999999" table:style-name="ce55">
            <text:p>325<text:s/></text:p>
          </table:table-cell>
          <table:table-cell office:value-type="float" office:value="17810.966560000001" table:style-name="ce55">
            <text:p>17,811<text:s/></text:p>
          </table:table-cell>
          <table:table-cell office:value-type="float" office:value="3618.7347" table:formula="msoxl:=  IF(SUM(I27,K27,M27,O27)=0,&quot;-&quot;,SUM(I27,K27,M27,O27))" table:style-name="ce55">
            <text:p>3,619<text:s/></text:p>
          </table:table-cell>
          <table:table-cell office:value-type="float" office:value="175315.33976" table:formula="msoxl:=  IF(SUM(J27,L27,N27,P27)=0,&quot;-&quot;,SUM(J27,L27,N27,P27))" table:style-name="ce55">
            <text:p>175,315<text:s/></text:p>
          </table:table-cell>
          <table:table-cell office:value-type="float" office:value="1244.0693000000001" table:style-name="ce55">
            <text:p>1,244<text:s/></text:p>
          </table:table-cell>
          <table:table-cell office:value-type="float" office:value="107661.96786" table:style-name="ce55">
            <text:p>107,662<text:s/></text:p>
          </table:table-cell>
          <table:table-cell office:value-type="float" office:value="2293.2053000000001" table:style-name="ce55">
            <text:p>2,293<text:s/></text:p>
          </table:table-cell>
          <table:table-cell office:value-type="float" office:value="62437.123310000003" table:style-name="ce55">
            <text:p>62,437<text:s/></text:p>
          </table:table-cell>
          <table:table-cell office:value-type="float" office:value="7.4863999999999997" table:style-name="ce55">
            <text:p>7<text:s/></text:p>
          </table:table-cell>
          <table:table-cell office:value-type="float" office:value="485.11872" table:style-name="ce55">
            <text:p>485<text:s/></text:p>
          </table:table-cell>
          <table:table-cell office:value-type="float" office:value="73.973699999999994" table:style-name="ce55">
            <text:p>74<text:s/></text:p>
          </table:table-cell>
          <table:table-cell office:value-type="float" office:value="4731.1298699999998" table:style-name="ce55">
            <text:p>4,73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float" office:value="3.9624999999999999" table:style-name="ce55">
            <text:p>4<text:s/></text:p>
          </table:table-cell>
          <table:table-cell office:value-type="float" office:value="1268" table:style-name="ce55">
            <text:p>1,268<text:s/></text:p>
          </table:table-cell>
          <table:table-cell office:value-type="float" office:value="21.1617" table:style-name="ce55">
            <text:p>21<text:s/></text:p>
          </table:table-cell>
          <table:table-cell office:value-type="float" office:value="2327.7869999999998" table:style-name="ce55">
            <text:p>2,328<text:s/></text:p>
          </table:table-cell>
          <table:table-cell office:value-type="float" office:value="38.720759999999999" table:formula="msoxl:=  IF(SUM(I28,K28,M28,O28)=0,&quot;-&quot;,SUM(I28,K28,M28,O28))" table:style-name="ce55">
            <text:p>39<text:s/></text:p>
          </table:table-cell>
          <table:table-cell office:value-type="float" office:value="6127.4263000000001" table:formula="msoxl:=  IF(SUM(J28,L28,N28,P28)=0,&quot;-&quot;,SUM(J28,L28,N28,P28))" table:style-name="ce55">
            <text:p>6,12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.5075000000000003" table:style-name="ce55">
            <text:p>6<text:s/></text:p>
          </table:table-cell>
          <table:table-cell office:value-type="float" office:value="550.75" table:style-name="ce55">
            <text:p>55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3.213259999999998" table:style-name="ce55">
            <text:p>33<text:s/></text:p>
          </table:table-cell>
          <table:table-cell office:value-type="float" office:value="5576.6763000000001" table:style-name="ce55">
            <text:p>5,57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float" office:value="6.3E-2" table:style-name="ce55">
            <text:p>0<text:s/></text:p>
          </table:table-cell>
          <table:table-cell office:value-type="float" office:value="9.4499999999999993" table:style-name="ce55">
            <text:p>9<text:s/></text:p>
          </table:table-cell>
          <table:table-cell office:value-type="float" office:value="0.41499999999999998" table:style-name="ce55">
            <text:p>0<text:s/></text:p>
          </table:table-cell>
          <table:table-cell office:value-type="float" office:value="26.630549999999999" table:style-name="ce55">
            <text:p>27<text:s/></text:p>
          </table:table-cell>
          <table:table-cell office:value-type="float" office:value="0.18" table:formula="msoxl:=  IF(SUM(I29,K29,M29,O29)=0,&quot;-&quot;,SUM(I29,K29,M29,O29))" table:style-name="ce55">
            <text:p>0<text:s/></text:p>
          </table:table-cell>
          <table:table-cell office:value-type="float" office:value="11.7" table:formula="msoxl:=  IF(SUM(J29,L29,N29,P29)=0,&quot;-&quot;,SUM(J29,L29,N29,P29))" table:style-name="ce55">
            <text:p>1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18" table:style-name="ce55">
            <text:p>0<text:s/></text:p>
          </table:table-cell>
          <table:table-cell office:value-type="float" office:value="11.7" table:style-name="ce55">
            <text:p>1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87" table:formula="msoxl:=  IF(SUM(I30,K30,M30,O30)=0,&quot;-&quot;,SUM(I30,K30,M30,O30))" table:style-name="ce55">
            <text:p>1<text:s/></text:p>
          </table:table-cell>
          <table:table-cell office:value-type="float" office:value="42.63" table:formula="msoxl:=  IF(SUM(J30,L30,N30,P30)=0,&quot;-&quot;,SUM(J30,L30,N30,P30))" table:style-name="ce55">
            <text:p>4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87" table:style-name="ce55">
            <text:p>1<text:s/></text:p>
          </table:table-cell>
          <table:table-cell office:value-type="float" office:value="42.63" table:style-name="ce55">
            <text:p>4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1,K31,M31,O31)=0,&quot;-&quot;,SUM(I31,K31,M31,O31))" table:style-name="ce55">
            <text:p>-</text:p>
          </table:table-cell>
          <table:table-cell office:value-type="string" office:string-value="-" table:formula="msoxl:=  IF(SUM(J31,L31,N31,P31)=0,&quot;-&quot;,SUM(J31,L31,N31,P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2,K32,M32,O32)=0,&quot;-&quot;,SUM(I32,K32,M32,O32))" table:style-name="ce55">
            <text:p>-</text:p>
          </table:table-cell>
          <table:table-cell office:value-type="string" office:string-value="-" table:formula="msoxl:=  IF(SUM(J32,L32,N32,P32)=0,&quot;-&quot;,SUM(J32,L32,N32,P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3,K33,M33,O33)=0,&quot;-&quot;,SUM(I33,K33,M33,O33))" table:style-name="ce55">
            <text:p>-</text:p>
          </table:table-cell>
          <table:table-cell office:value-type="string" office:string-value="-" table:formula="msoxl:=  IF(SUM(J33,L33,N33,P33)=0,&quot;-&quot;,SUM(J33,L33,N33,P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4,K34,M34,O34)=0,&quot;-&quot;,SUM(I34,K34,M34,O34))" table:style-name="ce55">
            <text:p>-</text:p>
          </table:table-cell>
          <table:table-cell office:value-type="string" office:string-value="-" table:formula="msoxl:=  IF(SUM(J34,L34,N34,P34)=0,&quot;-&quot;,SUM(J34,L34,N34,P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35,K35,M35,O35)=0,&quot;-&quot;,SUM(I35,K35,M35,O35))" table:style-name="ce55">
            <text:p>-</text:p>
          </table:table-cell>
          <table:table-cell office:value-type="string" office:string-value="-" table:formula="msoxl:=  IF(SUM(J35,L35,N35,P35)=0,&quot;-&quot;,SUM(J35,L35,N35,P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190.57480000000001" table:formula="msoxl:=  IF(SUM(C37:C53)=0,&quot;-&quot;,SUM(C37:C53))" table:style-name="ce52">
            <text:p>191<text:s/></text:p>
          </table:table-cell>
          <table:table-cell office:value-type="float" office:value="42995.094249999995" table:formula="msoxl:=  IF(SUM(D37:D53)=0,&quot;-&quot;,SUM(D37:D53))" table:style-name="ce52">
            <text:p>42,995<text:s/></text:p>
          </table:table-cell>
          <table:table-cell office:value-type="float" office:value="474.77370000000002" table:formula="msoxl:=  IF(SUM(E37:E53)=0,&quot;-&quot;,SUM(E37:E53))" table:style-name="ce52">
            <text:p>475<text:s/></text:p>
          </table:table-cell>
          <table:table-cell office:value-type="float" office:value="34551.274669999999" table:formula="msoxl:=  IF(SUM(F37:F53)=0,&quot;-&quot;,SUM(F37:F53))" table:style-name="ce52">
            <text:p>34,551<text:s/></text:p>
          </table:table-cell>
          <table:table-cell office:value-type="float" office:value="156.23716999999999" table:formula="msoxl:=  IF(SUM(G37:G53)=0,&quot;-&quot;,SUM(G37:G53))" table:style-name="ce52">
            <text:p>156<text:s/></text:p>
          </table:table-cell>
          <table:table-cell office:value-type="float" office:value="13534.36089" table:formula="msoxl:=  IF(SUM(H37:H53)=0,&quot;-&quot;,SUM(H37:H53))" table:style-name="ce52">
            <text:p>13,534<text:s/></text:p>
          </table:table-cell>
          <table:table-cell office:value-type="float" office:value="2.8239999999999998" table:formula="msoxl:=  IF(SUM(I37:I53)=0,&quot;-&quot;,SUM(I37:I53))" table:style-name="ce52">
            <text:p>3<text:s/></text:p>
          </table:table-cell>
          <table:table-cell office:value-type="float" office:value="211.87040000000002" table:formula="msoxl:=  IF(SUM(J37:J53)=0,&quot;-&quot;,SUM(J37:J53))" table:style-name="ce52">
            <text:p>212<text:s/></text:p>
          </table:table-cell>
          <table:table-cell office:value-type="float" office:value="37.771999999999998" table:formula="msoxl:=  IF(SUM(K37:K53)=0,&quot;-&quot;,SUM(K37:K53))" table:style-name="ce52">
            <text:p>38<text:s/></text:p>
          </table:table-cell>
          <table:table-cell office:value-type="float" office:value="3067.2631999999999" table:formula="msoxl:=  IF(SUM(L37:L53)=0,&quot;-&quot;,SUM(L37:L53))" table:style-name="ce52">
            <text:p>3,067<text:s/></text:p>
          </table:table-cell>
          <table:table-cell office:value-type="float" office:value="0.33450000000000002" table:formula="msoxl:=  IF(SUM(M37:M53)=0,&quot;-&quot;,SUM(M37:M53))" table:style-name="ce52">
            <text:p>0<text:s/></text:p>
          </table:table-cell>
          <table:table-cell office:value-type="float" office:value="22.914999999999999" table:formula="msoxl:=  IF(SUM(N37:N53)=0,&quot;-&quot;,SUM(N37:N53))" table:style-name="ce52">
            <text:p>23<text:s/></text:p>
          </table:table-cell>
          <table:table-cell office:value-type="float" office:value="115.30667" table:formula="msoxl:=  IF(SUM(O37:O53)=0,&quot;-&quot;,SUM(O37:O53))" table:style-name="ce52">
            <text:p>115<text:s/></text:p>
          </table:table-cell>
          <table:table-cell office:value-type="float" office:value="10232.312289999998" table:formula="msoxl:=  IF(SUM(P37:P53)=0,&quot;-&quot;,SUM(P37:P53))" table:style-name="ce52">
            <text:p>10,23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4.5027999999999997" table:style-name="ce55">
            <text:p>5<text:s/></text:p>
          </table:table-cell>
          <table:table-cell office:value-type="float" office:value="1199.79205" table:style-name="ce55">
            <text:p>1,200<text:s/></text:p>
          </table:table-cell>
          <table:table-cell office:value-type="float" office:value="65.8874" table:style-name="ce55">
            <text:p>66<text:s/></text:p>
          </table:table-cell>
          <table:table-cell office:value-type="float" office:value="5119.5986000000003" table:style-name="ce55">
            <text:p>5,120<text:s/></text:p>
          </table:table-cell>
          <table:table-cell office:value-type="float" office:value="7.1084999999999994" table:formula="msoxl:=  IF(SUM(I37,K37,M37,O37)=0,&quot;-&quot;,SUM(I37,K37,M37,O37))" table:style-name="ce55">
            <text:p>7<text:s/></text:p>
          </table:table-cell>
          <table:table-cell office:value-type="float" office:value="413.48679000000004" table:formula="msoxl:=  IF(SUM(J37,L37,N37,P37)=0,&quot;-&quot;,SUM(J37,L37,N37,P37))" table:style-name="ce55">
            <text:p>413<text:s/></text:p>
          </table:table-cell>
          <table:table-cell office:value-type="float" office:value="2.3279999999999998" table:style-name="ce55">
            <text:p>2<text:s/></text:p>
          </table:table-cell>
          <table:table-cell office:value-type="float" office:value="158.04660000000001" table:style-name="ce55">
            <text:p>15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21149999999999999" table:style-name="ce55">
            <text:p>0<text:s/></text:p>
          </table:table-cell>
          <table:table-cell office:value-type="float" office:value="14.92" table:style-name="ce55">
            <text:p>15<text:s/></text:p>
          </table:table-cell>
          <table:table-cell office:value-type="float" office:value="4.569" table:style-name="ce55">
            <text:p>5<text:s/></text:p>
          </table:table-cell>
          <table:table-cell office:value-type="float" office:value="240.52019000000001" table:style-name="ce55">
            <text:p>24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8,K38,M38,O38)=0,&quot;-&quot;,SUM(I38,K38,M38,O38))" table:style-name="ce55">
            <text:p>-</text:p>
          </table:table-cell>
          <table:table-cell office:value-type="string" office:string-value="-" table:formula="msoxl:=  IF(SUM(J38,L38,N38,P38)=0,&quot;-&quot;,SUM(J38,L38,N38,P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9,K39,M39,O39)=0,&quot;-&quot;,SUM(I39,K39,M39,O39))" table:style-name="ce55">
            <text:p>-</text:p>
          </table:table-cell>
          <table:table-cell office:value-type="string" office:string-value="-" table:formula="msoxl:=  IF(SUM(J39,L39,N39,P39)=0,&quot;-&quot;,SUM(J39,L39,N39,P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36.802999999999997" table:style-name="ce55">
            <text:p>37<text:s/></text:p>
          </table:table-cell>
          <table:table-cell office:value-type="float" office:value="8463.5344999999998" table:style-name="ce55">
            <text:p>8,464<text:s/></text:p>
          </table:table-cell>
          <table:table-cell office:value-type="float" office:value="131.8603" table:style-name="ce55">
            <text:p>132<text:s/></text:p>
          </table:table-cell>
          <table:table-cell office:value-type="float" office:value="11425.90049" table:style-name="ce55">
            <text:p>11,426<text:s/></text:p>
          </table:table-cell>
          <table:table-cell office:value-type="float" office:value="137.40129999999999" table:formula="msoxl:=  IF(SUM(I40,K40,M40,O40)=0,&quot;-&quot;,SUM(I40,K40,M40,O40))" table:style-name="ce55">
            <text:p>137<text:s/></text:p>
          </table:table-cell>
          <table:table-cell office:value-type="float" office:value="12452.52565" table:formula="msoxl:=  IF(SUM(J40,L40,N40,P40)=0,&quot;-&quot;,SUM(J40,L40,N40,P40))" table:style-name="ce55">
            <text:p>12,453<text:s/></text:p>
          </table:table-cell>
          <table:table-cell office:value-type="float" office:value="0.30599999999999999" table:style-name="ce55">
            <text:p>0<text:s/></text:p>
          </table:table-cell>
          <table:table-cell office:value-type="float" office:value="39.326799999999999" table:style-name="ce55">
            <text:p>39<text:s/></text:p>
          </table:table-cell>
          <table:table-cell office:value-type="float" office:value="37.433999999999997" table:style-name="ce55">
            <text:p>37<text:s/></text:p>
          </table:table-cell>
          <table:table-cell office:value-type="float" office:value="3041.9132" table:style-name="ce55">
            <text:p>3,04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9.661299999999997" table:style-name="ce55">
            <text:p>100<text:s/></text:p>
          </table:table-cell>
          <table:table-cell office:value-type="float" office:value="9371.2856499999998" table:style-name="ce55">
            <text:p>9,37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1,K41,M41,O41)=0,&quot;-&quot;,SUM(I41,K41,M41,O41))" table:style-name="ce55">
            <text:p>-</text:p>
          </table:table-cell>
          <table:table-cell office:value-type="string" office:string-value="-" table:formula="msoxl:=  IF(SUM(J41,L41,N41,P41)=0,&quot;-&quot;,SUM(J41,L41,N41,P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2,K42,M42,O42)=0,&quot;-&quot;,SUM(I42,K42,M42,O42))" table:style-name="ce55">
            <text:p>-</text:p>
          </table:table-cell>
          <table:table-cell office:value-type="string" office:string-value="-" table:formula="msoxl:=  IF(SUM(J42,L42,N42,P42)=0,&quot;-&quot;,SUM(J42,L42,N42,P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3,K43,M43,O43)=0,&quot;-&quot;,SUM(I43,K43,M43,O43))" table:style-name="ce55">
            <text:p>-</text:p>
          </table:table-cell>
          <table:table-cell office:value-type="string" office:string-value="-" table:formula="msoxl:=  IF(SUM(J43,L43,N43,P43)=0,&quot;-&quot;,SUM(J43,L43,N43,P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4,K44,M44,O44)=0,&quot;-&quot;,SUM(I44,K44,M44,O44))" table:style-name="ce55">
            <text:p>-</text:p>
          </table:table-cell>
          <table:table-cell office:value-type="string" office:string-value="-" table:formula="msoxl:=  IF(SUM(J44,L44,N44,P44)=0,&quot;-&quot;,SUM(J44,L44,N44,P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5,K45,M45,O45)=0,&quot;-&quot;,SUM(I45,K45,M45,O45))" table:style-name="ce55">
            <text:p>-</text:p>
          </table:table-cell>
          <table:table-cell office:value-type="string" office:string-value="-" table:formula="msoxl:=  IF(SUM(J45,L45,N45,P45)=0,&quot;-&quot;,SUM(J45,L45,N45,P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6,K46,M46,O46)=0,&quot;-&quot;,SUM(I46,K46,M46,O46))" table:style-name="ce55">
            <text:p>-</text:p>
          </table:table-cell>
          <table:table-cell office:value-type="string" office:string-value="-" table:formula="msoxl:=  IF(SUM(J46,L46,N46,P46)=0,&quot;-&quot;,SUM(J46,L46,N46,P4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18" table:formula="msoxl:=  IF(SUM(I47,K47,M47,O47)=0,&quot;-&quot;,SUM(I47,K47,M47,O47))" table:style-name="ce55">
            <text:p>4<text:s/></text:p>
          </table:table-cell>
          <table:table-cell office:value-type="float" office:value="204.82" table:formula="msoxl:=  IF(SUM(J47,L47,N47,P47)=0,&quot;-&quot;,SUM(J47,L47,N47,P47))" table:style-name="ce55">
            <text:p>20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18" table:style-name="ce55">
            <text:p>4<text:s/></text:p>
          </table:table-cell>
          <table:table-cell office:value-type="float" office:value="204.82" table:style-name="ce55">
            <text:p>20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27400000000000002" table:style-name="ce55">
            <text:p>0<text:s/></text:p>
          </table:table-cell>
          <table:table-cell office:value-type="float" office:value="16.895579999999999" table:style-name="ce55">
            <text:p>17<text:s/></text:p>
          </table:table-cell>
          <table:table-cell office:value-type="float" office:value="4.5573699999999997" table:formula="msoxl:=  IF(SUM(I48,K48,M48,O48)=0,&quot;-&quot;,SUM(I48,K48,M48,O48))" table:style-name="ce55">
            <text:p>5<text:s/></text:p>
          </table:table-cell>
          <table:table-cell office:value-type="float" office:value="276.65345000000002" table:formula="msoxl:=  IF(SUM(J48,L48,N48,P48)=0,&quot;-&quot;,SUM(J48,L48,N48,P48))" table:style-name="ce55">
            <text:p>277<text:s/></text:p>
          </table:table-cell>
          <table:table-cell office:value-type="float" office:value="0.19" table:style-name="ce55">
            <text:p>0<text:s/></text:p>
          </table:table-cell>
          <table:table-cell office:value-type="float" office:value="14.497" table:style-name="ce55">
            <text:p>14<text:s/></text:p>
          </table:table-cell>
          <table:table-cell office:value-type="float" office:value="0.33800000000000002" table:style-name="ce55">
            <text:p>0<text:s/></text:p>
          </table:table-cell>
          <table:table-cell office:value-type="float" office:value="25.35" table:style-name="ce55">
            <text:p>25<text:s/></text:p>
          </table:table-cell>
          <table:table-cell office:value-type="float" office:value="0.123" table:style-name="ce55">
            <text:p>0<text:s/></text:p>
          </table:table-cell>
          <table:table-cell office:value-type="float" office:value="7.9950000000000001" table:style-name="ce55">
            <text:p>8<text:s/></text:p>
          </table:table-cell>
          <table:table-cell office:value-type="float" office:value="3.9063699999999999" table:style-name="ce55">
            <text:p>4<text:s/></text:p>
          </table:table-cell>
          <table:table-cell office:value-type="float" office:value="228.81145000000001" table:style-name="ce55">
            <text:p>22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9,K49,M49,O49)=0,&quot;-&quot;,SUM(I49,K49,M49,O49))" table:style-name="ce55">
            <text:p>-</text:p>
          </table:table-cell>
          <table:table-cell office:value-type="string" office:string-value="-" table:formula="msoxl:=  IF(SUM(J49,L49,N49,P49)=0,&quot;-&quot;,SUM(J49,L49,N49,P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float" office:value="149.26900000000001" table:style-name="ce55">
            <text:p>149<text:s/></text:p>
          </table:table-cell>
          <table:table-cell office:value-type="float" office:value="33331.767699999997" table:style-name="ce55">
            <text:p>33,332<text:s/></text:p>
          </table:table-cell>
          <table:table-cell office:value-type="float" office:value="276.75200000000001" table:style-name="ce55">
            <text:p>277<text:s/></text:p>
          </table:table-cell>
          <table:table-cell office:value-type="float" office:value="17988.88" table:style-name="ce55">
            <text:p>17,989<text:s/></text:p>
          </table:table-cell>
          <table:table-cell office:value-type="string" office:string-value="-" table:formula="msoxl:=  IF(SUM(I50,K50,M50,O50)=0,&quot;-&quot;,SUM(I50,K50,M50,O50))" table:style-name="ce55">
            <text:p>-</text:p>
          </table:table-cell>
          <table:table-cell office:value-type="string" office:string-value="-" table:formula="msoxl:=  IF(SUM(J50,L50,N50,P50)=0,&quot;-&quot;,SUM(J50,L50,N50,P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99" table:formula="msoxl:=  IF(SUM(I51,K51,M51,O51)=0,&quot;-&quot;,SUM(I51,K51,M51,O51))" table:style-name="ce55">
            <text:p>3<text:s/></text:p>
          </table:table-cell>
          <table:table-cell office:value-type="float" office:value="186.875" table:formula="msoxl:=  IF(SUM(J51,L51,N51,P51)=0,&quot;-&quot;,SUM(J51,L51,N51,P51))" table:style-name="ce55">
            <text:p>18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99" table:style-name="ce55">
            <text:p>3<text:s/></text:p>
          </table:table-cell>
          <table:table-cell office:value-type="float" office:value="186.875" table:style-name="ce55">
            <text:p>187<text:s/>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2,K52,M52,O52)=0,&quot;-&quot;,SUM(I52,K52,M52,O52))" table:style-name="ce55">
            <text:p>-</text:p>
          </table:table-cell>
          <table:table-cell office:value-type="string" office:string-value="-" table:formula="msoxl:=  IF(SUM(J52,L52,N52,P52)=0,&quot;-&quot;,SUM(J52,L52,N52,P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53,K53,M53,O53)=0,&quot;-&quot;,SUM(I53,K53,M53,O53))" table:style-name="ce55">
            <text:p>-</text:p>
          </table:table-cell>
          <table:table-cell office:value-type="string" office:string-value="-" table:formula="msoxl:=  IF(SUM(J53,L53,N53,P53)=0,&quot;-&quot;,SUM(J53,L53,N53,P53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3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5,K55,M55,O55)=0,&quot;-&quot;,SUM(I55,K55,M55,O55))" table:style-name="ce55">
            <text:p>-</text:p>
          </table:table-cell>
          <table:table-cell office:value-type="string" office:string-value="-" table:formula="msoxl:=  IF(SUM(J55,L55,N55,P55)=0,&quot;-&quot;,SUM(J55,L55,N55,P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6,K56,M56,O56)=0,&quot;-&quot;,SUM(I56,K56,M56,O56))" table:style-name="ce55">
            <text:p>-</text:p>
          </table:table-cell>
          <table:table-cell office:value-type="string" office:string-value="-" table:formula="msoxl:=  IF(SUM(J56,L56,N56,P56)=0,&quot;-&quot;,SUM(J56,L56,N56,P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57,K57,M57,O57)=0,&quot;-&quot;,SUM(I57,K57,M57,O57))" table:style-name="ce55">
            <text:p>-</text:p>
          </table:table-cell>
          <table:table-cell office:value-type="string" office:string-value="-" table:formula="msoxl:=  IF(SUM(J57,L57,N57,P57)=0,&quot;-&quot;,SUM(J57,L57,N57,P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3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9,K59,M59,O59)=0,&quot;-&quot;,SUM(I59,K59,M59,O59))" table:style-name="ce55">
            <text:p>-</text:p>
          </table:table-cell>
          <table:table-cell office:value-type="string" office:string-value="-" table:formula="msoxl:=  IF(SUM(J59,L59,N59,P59)=0,&quot;-&quot;,SUM(J59,L59,N59,P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0,K60,M60,O60)=0,&quot;-&quot;,SUM(I60,K60,M60,O60))" table:style-name="ce55">
            <text:p>-</text:p>
          </table:table-cell>
          <table:table-cell office:value-type="string" office:string-value="-" table:formula="msoxl:=  IF(SUM(J60,L60,N60,P60)=0,&quot;-&quot;,SUM(J60,L60,N60,P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61,K61,M61,O61)=0,&quot;-&quot;,SUM(I61,K61,M61,O61))" table:style-name="ce55">
            <text:p>-</text:p>
          </table:table-cell>
          <table:table-cell office:value-type="string" office:string-value="-" table:formula="msoxl:=  IF(SUM(J61,L61,N61,P61)=0,&quot;-&quot;,SUM(J61,L61,N61,P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2">
            <text:p>-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3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52">
            <text:p>-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3,K63,M63,O63)=0,&quot;-&quot;,SUM(I63,K63,M63,O63))" table:style-name="ce55">
            <text:p>-</text:p>
          </table:table-cell>
          <table:table-cell office:value-type="string" office:string-value="-" table:formula="msoxl:=  IF(SUM(J63,L63,N63,P63)=0,&quot;-&quot;,SUM(J63,L63,N63,P6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4,K64,M64,O64)=0,&quot;-&quot;,SUM(I64,K64,M64,O64))" table:style-name="ce55">
            <text:p>-</text:p>
          </table:table-cell>
          <table:table-cell office:value-type="string" office:string-value="-" table:formula="msoxl:=  IF(SUM(J64,L64,N64,P64)=0,&quot;-&quot;,SUM(J64,L64,N64,P6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5,K65,M65,O65)=0,&quot;-&quot;,SUM(I65,K65,M65,O65))" table:style-name="ce55">
            <text:p>-</text:p>
          </table:table-cell>
          <table:table-cell office:value-type="string" office:string-value="-" table:formula="msoxl:=  IF(SUM(J65,L65,N65,P65)=0,&quot;-&quot;,SUM(J65,L65,N65,P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6,K66,M66,O66)=0,&quot;-&quot;,SUM(I66,K66,M66,O66))" table:style-name="ce55">
            <text:p>-</text:p>
          </table:table-cell>
          <table:table-cell office:value-type="string" office:string-value="-" table:formula="msoxl:=  IF(SUM(J66,L66,N66,P66)=0,&quot;-&quot;,SUM(J66,L66,N66,P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67,K67,M67,O67)=0,&quot;-&quot;,SUM(I67,K67,M67,O67))" table:style-name="ce55">
            <text:p>-</text:p>
          </table:table-cell>
          <table:table-cell office:value-type="string" office:string-value="-" table:formula="msoxl:=  IF(SUM(J67,L67,N67,P67)=0,&quot;-&quot;,SUM(J67,L67,N67,P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6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08">
            <text:p><text:s text:c="20"/><text:span text:style-name="T1">魚類別</text:span></text:p>
            <text:p><text:span text:style-name="T1"><text:s text:c="20"/>Species</text:span></text:p>
          </table:table-cell>
          <table:table-cell office:value-type="string" table:number-columns-spanned="14" table:number-rows-spanned="1" table:style-name="ce19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table:style-name="ce25"/>
          <table:table-cell table:style-name="ce26"/>
          <table:table-cell table:style-name="ce25"/>
          <table:table-cell table:style-name="ce27"/>
          <table:table-cell table:style-name="ce25"/>
          <table:table-cell table:style-name="ce26"/>
          <table:table-cell table:style-name="ce25"/>
          <table:table-cell table:style-name="ce26"/>
          <table:table-cell office:value-type="string" table:number-columns-spanned="6" table:number-rows-spanned="1" table:style-name="ce194">
            <text:p>頭 <text:s text:c="3"/>足 <text:s text:c="3"/>類</text:p>
          </table:table-cell>
          <table:covered-table-cell table:number-columns-repeated="5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02">
            <text:p>秋刀魚</text:p>
          </table:table-cell>
          <table:covered-table-cell/>
          <table:table-cell office:value-type="string" table:number-columns-spanned="2" table:number-rows-spanned="1" table:style-name="ce199">
            <text:p>單棘魨科</text:p>
          </table:table-cell>
          <table:covered-table-cell/>
          <table:table-cell office:value-type="string" table:number-columns-spanned="2" table:number-rows-spanned="1" table:style-name="ce199">
            <text:p>其他淡水魚類</text:p>
          </table:table-cell>
          <table:covered-table-cell/>
          <table:table-cell office:value-type="string" table:number-columns-spanned="2" table:number-rows-spanned="1" table:style-name="ce199">
            <text:p>其他海水魚類</text:p>
          </table:table-cell>
          <table:covered-table-cell/>
          <table:table-cell office:value-type="string" table:number-columns-spanned="2" table:number-rows-spanned="1" table:style-name="ce198">
            <text:p>小計</text:p>
          </table:table-cell>
          <table:covered-table-cell/>
          <table:table-cell office:value-type="string" table:number-columns-spanned="2" table:number-rows-spanned="1" table:style-name="ce198">
            <text:p>阿根廷魷</text:p>
          </table:table-cell>
          <table:covered-table-cell/>
          <table:table-cell office:value-type="string" table:number-columns-spanned="2" table:number-rows-spanned="1" table:style-name="ce198">
            <text:p>美洲大赤魷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0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23">
            <text:p>59001</text:p>
          </table:table-cell>
          <table:covered-table-cell/>
          <table:table-cell office:value-type="string" table:number-columns-spanned="2" table:number-rows-spanned="1" table:style-name="ce212">
            <text:p>60000</text:p>
          </table:table-cell>
          <table:covered-table-cell/>
          <table:table-cell office:value-type="string" table:number-columns-spanned="2" table:number-rows-spanned="1" table:style-name="ce212">
            <text:p>62998</text:p>
          </table:table-cell>
          <table:covered-table-cell/>
          <table:table-cell office:value-type="string" table:number-columns-spanned="2" table:number-rows-spanned="1" table:style-name="ce181">
            <text:p>62999</text:p>
          </table:table-cell>
          <table:covered-table-cell/>
          <table:table-cell office:value-type="string" table:number-columns-spanned="2" table:number-rows-spanned="1" table:style-name="ce181">
            <text:p>Sub Total</text:p>
          </table:table-cell>
          <table:covered-table-cell/>
          <table:table-cell office:value-type="string" table:number-columns-spanned="2" table:number-rows-spanned="1" table:style-name="ce181">
            <text:p>63101</text:p>
          </table:table-cell>
          <table:covered-table-cell/>
          <table:table-cell office:value-type="string" table:number-columns-spanned="2" table:number-rows-spanned="1" table:style-name="ce181">
            <text:p>63102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152271.00500999999" table:formula="msoxl:=  IF(SUM(C11,C19,C36,C54,C58,C62)=0,&quot;-&quot;,SUM(C11,C19,C36,C54,C58,C62))" table:style-name="ce45">
            <text:p>152,271<text:s/></text:p>
          </table:table-cell>
          <table:table-cell office:value-type="float" office:value="3994977.6639100001" table:formula="msoxl:=  IF(SUM(D11,D19,D36,D54,D58,D62)=0,&quot;-&quot;,SUM(D11,D19,D36,D54,D58,D62))" table:style-name="ce45">
            <text:p>3,994,978<text:s/></text:p>
          </table:table-cell>
          <table:table-cell office:value-type="float" office:value="739.17959999999994" table:formula="msoxl:=  IF(SUM(E11,E19,E36,E54,E58,E62)=0,&quot;-&quot;,SUM(E11,E19,E36,E54,E58,E62))" table:style-name="ce45">
            <text:p>739<text:s/></text:p>
          </table:table-cell>
          <table:table-cell office:value-type="float" office:value="112734.26478" table:formula="msoxl:=  IF(SUM(F11,F19,F36,F54,F58,F62)=0,&quot;-&quot;,SUM(F11,F19,F36,F54,F58,F62))" table:style-name="ce45">
            <text:p>112,734<text:s/></text:p>
          </table:table-cell>
          <table:table-cell office:value-type="float" office:value="1222.242" table:formula="msoxl:=  IF(SUM(G11,G19,G36,G54,G58,G62)=0,&quot;-&quot;,SUM(G11,G19,G36,G54,G58,G62))" table:style-name="ce45">
            <text:p>1,222<text:s/></text:p>
          </table:table-cell>
          <table:table-cell office:value-type="float" office:value="173491.1845" table:formula="msoxl:=  IF(SUM(H11,H19,H36,H54,H58,H62)=0,&quot;-&quot;,SUM(H11,H19,H36,H54,H58,H62))" table:style-name="ce45">
            <text:p>173,491<text:s/></text:p>
          </table:table-cell>
          <table:table-cell office:value-type="float" office:value="29251.660830000001" table:formula="msoxl:=  IF(SUM(I11,I19,I36,I54,I58,I62)=0,&quot;-&quot;,SUM(I11,I19,I36,I54,I58,I62))" table:style-name="ce45">
            <text:p>29,252<text:s/></text:p>
          </table:table-cell>
          <table:table-cell office:value-type="float" office:value="2566018.1453" table:formula="msoxl:=  IF(SUM(J11,J19,J36,J54,J58,J62)=0,&quot;-&quot;,SUM(J11,J19,J36,J54,J58,J62))" table:style-name="ce45">
            <text:p>2,566,018<text:s/></text:p>
          </table:table-cell>
          <table:table-cell office:value-type="float" office:value="270440.42265000002" table:formula="msoxl:=  IF(SUM(K11,K19,K36,K54,K58,K62)=0,&quot;-&quot;,SUM(K11,K19,K36,K54,K58,K62))" table:style-name="ce45">
            <text:p>270,440<text:s/></text:p>
          </table:table-cell>
          <table:table-cell office:value-type="float" office:value="7301228.76107" table:formula="msoxl:=  IF(SUM(L11,L19,L36,L54,L58,L62)=0,&quot;-&quot;,SUM(L11,L19,L36,L54,L58,L62))" table:style-name="ce66">
            <text:p>7,301,229<text:s/></text:p>
          </table:table-cell>
          <table:table-cell office:value-type="float" office:value="256591.99999000001" table:formula="msoxl:=  IF(SUM(M11,M19,M36,M54,M58,M62)=0,&quot;-&quot;,SUM(M11,M19,M36,M54,M58,M62))" table:style-name="ce45">
            <text:p>256,592<text:s/></text:p>
          </table:table-cell>
          <table:table-cell office:value-type="float" office:value="6478832.0961199999" table:formula="msoxl:=  IF(SUM(N11,N19,N36,N54,N58,N62)=0,&quot;-&quot;,SUM(N11,N19,N36,N54,N58,N62))" table:style-name="ce45">
            <text:p>6,478,832<text:s/></text:p>
          </table:table-cell>
          <table:table-cell office:value-type="float" office:value="10072" table:formula="msoxl:=  IF(SUM(O11,O19,O36,O54,O58,O62)=0,&quot;-&quot;,SUM(O11,O19,O36,O54,O58,O62))" table:style-name="ce45">
            <text:p>10,072<text:s/></text:p>
          </table:table-cell>
          <table:table-cell office:value-type="float" office:value="220576.79996999999" table:formula="msoxl:=  IF(SUM(P11,P19,P36,P54,P58,P62)=0,&quot;-&quot;,SUM(P11,P19,P36,P54,P58,P62))" table:style-name="ce45">
            <text:p>220,577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float" office:value="152271.00000999999" table:formula="msoxl:=  IF(SUM(C12:C18)=0,&quot;-&quot;,SUM(C12:C18))" table:style-name="ce52">
            <text:p>152,271<text:s/></text:p>
          </table:table-cell>
          <table:table-cell office:value-type="float" office:value="3994977.50391" table:formula="msoxl:=  IF(SUM(D12:D18)=0,&quot;-&quot;,SUM(D12:D18))" table:style-name="ce52">
            <text:p>3,994,978<text:s/>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52">
            <text:p>-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52">
            <text:p>-</text:p>
          </table:table-cell>
          <table:table-cell office:value-type="float" office:value="13913.25153" table:formula="msoxl:=  IF(SUM(I12:I18)=0,&quot;-&quot;,SUM(I12:I18))" table:style-name="ce52">
            <text:p>13,913<text:s/></text:p>
          </table:table-cell>
          <table:table-cell office:value-type="float" office:value="499162.63237000001" table:formula="msoxl:=  IF(SUM(J12:J18)=0,&quot;-&quot;,SUM(J12:J18))" table:style-name="ce52">
            <text:p>499,163<text:s/></text:p>
          </table:table-cell>
          <table:table-cell office:value-type="float" office:value="267758.57199000003" table:formula="msoxl:=  IF(SUM(K12:K18)=0,&quot;-&quot;,SUM(K12:K18))" table:style-name="ce52">
            <text:p>267,759<text:s/></text:p>
          </table:table-cell>
          <table:table-cell office:value-type="float" office:value="6793151.1856899997" table:formula="msoxl:=  IF(SUM(L12:L18)=0,&quot;-&quot;,SUM(L12:L18))" table:style-name="ce60">
            <text:p>6,793,151<text:s/></text:p>
          </table:table-cell>
          <table:table-cell office:value-type="float" office:value="256591.99999000001" table:formula="msoxl:=  IF(SUM(M12:M18)=0,&quot;-&quot;,SUM(M12:M18))" table:style-name="ce52">
            <text:p>256,592<text:s/></text:p>
          </table:table-cell>
          <table:table-cell office:value-type="float" office:value="6478832.0961199999" table:formula="msoxl:=  IF(SUM(N12:N18)=0,&quot;-&quot;,SUM(N12:N18))" table:style-name="ce52">
            <text:p>6,478,832<text:s/></text:p>
          </table:table-cell>
          <table:table-cell office:value-type="float" office:value="10072" table:formula="msoxl:=  IF(SUM(O12:O18)=0,&quot;-&quot;,SUM(O12:O18))" table:style-name="ce52">
            <text:p>10,072<text:s/></text:p>
          </table:table-cell>
          <table:table-cell office:value-type="float" office:value="220576.79996999999" table:formula="msoxl:=  IF(SUM(P12:P18)=0,&quot;-&quot;,SUM(P12:P18))" table:style-name="ce52">
            <text:p>220,57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612.8" table:style-name="ce55">
            <text:p>1,613<text:s/></text:p>
          </table:table-cell>
          <table:table-cell office:value-type="float" office:value="112896" table:style-name="ce55">
            <text:p>112,896<text:s/></text:p>
          </table:table-cell>
          <table:table-cell office:value-type="float" office:value="1094.5719999999999" table:formula="msoxl:=  IF(SUM(M12,O12,'漁業生產量值-漁業種類別魚類別生產量值12'!C12,'漁業生產量值-漁業種類別魚類別生產量值12'!E12)=0,&quot;-&quot;,SUM(M12,O12,'漁業生產量值-漁業種類別魚類別生產量值12'!C12,'漁業生產量值-漁業種類別魚類別生產量值12'!E12))" table:style-name="ce55">
            <text:p>1,095<text:s/></text:p>
          </table:table-cell>
          <table:table-cell office:value-type="float" office:value="93742.289600000004" table:formula="msoxl:=  IF(SUM(N12,P12,'漁業生產量值-漁業種類別魚類別生產量值12'!D12,'漁業生產量值-漁業種類別魚類別生產量值12'!F12)=0,&quot;-&quot;,SUM(N12,P12,'漁業生產量值-漁業種類別魚類別生產量值12'!D12,'漁業生產量值-漁業種類別魚類別生產量值12'!F12))" table:style-name="ce55">
            <text:p>93,74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13,O13,'漁業生產量值-漁業種類別魚類別生產量值12'!C13,'漁業生產量值-漁業種類別魚類別生產量值12'!E13)=0,&quot;-&quot;,SUM(M13,O13,'漁業生產量值-漁業種類別魚類別生產量值12'!C13,'漁業生產量值-漁業種類別魚類別生產量值12'!E13))" table:style-name="ce55">
            <text:p>-</text:p>
          </table:table-cell>
          <table:table-cell office:value-type="string" office:string-value="-" table:formula="msoxl:=  IF(SUM(N13,P13,'漁業生產量值-漁業種類別魚類別生產量值12'!D13,'漁業生產量值-漁業種類別魚類別生產量值12'!F13)=0,&quot;-&quot;,SUM(N13,P13,'漁業生產量值-漁業種類別魚類別生產量值12'!D13,'漁業生產量值-漁業種類別魚類別生產量值12'!F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26.23692000000005" table:style-name="ce55">
            <text:p>526<text:s/></text:p>
          </table:table-cell>
          <table:table-cell office:value-type="float" office:value="16922.430100000001" table:style-name="ce55">
            <text:p>16,922<text:s/></text:p>
          </table:table-cell>
          <table:table-cell office:value-type="string" office:string-value="-" table:formula="msoxl:=  IF(SUM(M14,O14,'漁業生產量值-漁業種類別魚類別生產量值12'!C14,'漁業生產量值-漁業種類別魚類別生產量值12'!E14)=0,&quot;-&quot;,SUM(M14,O14,'漁業生產量值-漁業種類別魚類別生產量值12'!C14,'漁業生產量值-漁業種類別魚類別生產量值12'!E14))" table:style-name="ce55">
            <text:p>-</text:p>
          </table:table-cell>
          <table:table-cell office:value-type="string" office:string-value="-" table:formula="msoxl:=  IF(SUM(N14,P14,'漁業生產量值-漁業種類別魚類別生產量值12'!D14,'漁業生產量值-漁業種類別魚類別生產量值12'!F14)=0,&quot;-&quot;,SUM(N14,P14,'漁業生產量值-漁業種類別魚類別生產量值12'!D14,'漁業生產量值-漁業種類別魚類別生產量值12'!F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float" office:value="152271.00000999999" table:style-name="ce55">
            <text:p>152,271<text:s/></text:p>
          </table:table-cell>
          <table:table-cell office:value-type="float" office:value="3994977.50391" table:style-name="ce55">
            <text:p>3,994,97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15,O15,'漁業生產量值-漁業種類別魚類別生產量值12'!C15,'漁業生產量值-漁業種類別魚類別生產量值12'!E15)=0,&quot;-&quot;,SUM(M15,O15,'漁業生產量值-漁業種類別魚類別生產量值12'!C15,'漁業生產量值-漁業種類別魚類別生產量值12'!E15))" table:style-name="ce55">
            <text:p>-</text:p>
          </table:table-cell>
          <table:table-cell office:value-type="string" office:string-value="-" table:formula="msoxl:=  IF(SUM(N15,P15,'漁業生產量值-漁業種類別魚類別生產量值12'!D15,'漁業生產量值-漁業種類別魚類別生產量值12'!F15)=0,&quot;-&quot;,SUM(N15,P15,'漁業生產量值-漁業種類別魚類別生產量值12'!D15,'漁業生產量值-漁業種類別魚類別生產量值12'!F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1525.791789999999" table:style-name="ce55">
            <text:p>11,526<text:s/></text:p>
          </table:table-cell>
          <table:table-cell office:value-type="float" office:value="357795.92544999998" table:style-name="ce55">
            <text:p>357,796<text:s/></text:p>
          </table:table-cell>
          <table:table-cell office:value-type="string" office:string-value="-" table:formula="msoxl:=  IF(SUM(M16,O16,'漁業生產量值-漁業種類別魚類別生產量值12'!C16,'漁業生產量值-漁業種類別魚類別生產量值12'!E16)=0,&quot;-&quot;,SUM(M16,O16,'漁業生產量值-漁業種類別魚類別生產量值12'!C16,'漁業生產量值-漁業種類別魚類別生產量值12'!E16))" table:style-name="ce55">
            <text:p>-</text:p>
          </table:table-cell>
          <table:table-cell office:value-type="string" office:string-value="-" table:formula="msoxl:=  IF(SUM(N16,P16,'漁業生產量值-漁業種類別魚類別生產量值12'!D16,'漁業生產量值-漁業種類別魚類別生產量值12'!F16)=0,&quot;-&quot;,SUM(N16,P16,'漁業生產量值-漁業種類別魚類別生產量值12'!D16,'漁業生產量值-漁業種類別魚類別生產量值12'!F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48.42282" table:style-name="ce55">
            <text:p>248<text:s/></text:p>
          </table:table-cell>
          <table:table-cell office:value-type="float" office:value="11548.276819999999" table:style-name="ce55">
            <text:p>11,548<text:s/></text:p>
          </table:table-cell>
          <table:table-cell office:value-type="float" office:value="266663.99999000004" table:formula="msoxl:=  IF(SUM(M17,O17,'漁業生產量值-漁業種類別魚類別生產量值12'!C17,'漁業生產量值-漁業種類別魚類別生產量值12'!E17)=0,&quot;-&quot;,SUM(M17,O17,'漁業生產量值-漁業種類別魚類別生產量值12'!C17,'漁業生產量值-漁業種類別魚類別生產量值12'!E17))" table:style-name="ce55">
            <text:p>266,664<text:s/></text:p>
          </table:table-cell>
          <table:table-cell office:value-type="float" office:value="6699408.8960899999" table:formula="msoxl:=  IF(SUM(N17,P17,'漁業生產量值-漁業種類別魚類別生產量值12'!D17,'漁業生產量值-漁業種類別魚類別生產量值12'!F17)=0,&quot;-&quot;,SUM(N17,P17,'漁業生產量值-漁業種類別魚類別生產量值12'!D17,'漁業生產量值-漁業種類別魚類別生產量值12'!F17))" table:style-name="ce55">
            <text:p>6,699,409<text:s/></text:p>
          </table:table-cell>
          <table:table-cell office:value-type="float" office:value="256591.99999000001" table:style-name="ce55">
            <text:p>256,592<text:s/></text:p>
          </table:table-cell>
          <table:table-cell office:value-type="float" office:value="6478832.0961199999" table:style-name="ce55">
            <text:p>6,478,832<text:s/></text:p>
          </table:table-cell>
          <table:table-cell office:value-type="float" office:value="10072" table:style-name="ce55">
            <text:p>10,072<text:s/></text:p>
          </table:table-cell>
          <table:table-cell office:value-type="float" office:value="220576.79996999999" table:style-name="ce55">
            <text:p>220,577<text:s/>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18,O18,'漁業生產量值-漁業種類別魚類別生產量值12'!C18,'漁業生產量值-漁業種類別魚類別生產量值12'!E18)=0,&quot;-&quot;,SUM(M18,O18,'漁業生產量值-漁業種類別魚類別生產量值12'!C18,'漁業生產量值-漁業種類別魚類別生產量值12'!E18))" table:style-name="ce55">
            <text:p>-</text:p>
          </table:table-cell>
          <table:table-cell office:value-type="string" office:string-value="-" table:formula="msoxl:=  IF(SUM(N18,P18,'漁業生產量值-漁業種類別魚類別生產量值12'!D18,'漁業生產量值-漁業種類別魚類別生產量值12'!F18)=0,&quot;-&quot;,SUM(N18,P18,'漁業生產量值-漁業種類別魚類別生產量值12'!D18,'漁業生產量值-漁業種類別魚類別生產量值12'!F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string" office:string-value="-" table:formula="msoxl:=  IF(SUM(C20:C35)=0,&quot;-&quot;,SUM(C20:C35))" table:style-name="ce52">
            <text:p>-</text:p>
          </table:table-cell>
          <table:table-cell office:value-type="string" office:string-value="-" table:formula="msoxl:=  IF(SUM(D20:D35)=0,&quot;-&quot;,SUM(D20:D35))" table:style-name="ce52">
            <text:p>-</text:p>
          </table:table-cell>
          <table:table-cell office:value-type="float" office:value="528.99707999999998" table:formula="msoxl:=  IF(SUM(E20:E35)=0,&quot;-&quot;,SUM(E20:E35))" table:style-name="ce52">
            <text:p>529<text:s/></text:p>
          </table:table-cell>
          <table:table-cell office:value-type="float" office:value="63920.393260000004" table:formula="msoxl:=  IF(SUM(F20:F35)=0,&quot;-&quot;,SUM(F20:F35))" table:style-name="ce52">
            <text:p>63,920<text:s/></text:p>
          </table:table-cell>
          <table:table-cell office:value-type="string" office:string-value="-" table:formula="msoxl:=  IF(SUM(G20:G35)=0,&quot;-&quot;,SUM(G20:G35))" table:style-name="ce52">
            <text:p>-</text:p>
          </table:table-cell>
          <table:table-cell office:value-type="string" office:string-value="-" table:formula="msoxl:=  IF(SUM(H20:H35)=0,&quot;-&quot;,SUM(H20:H35))" table:style-name="ce52">
            <text:p>-</text:p>
          </table:table-cell>
          <table:table-cell office:value-type="float" office:value="9648.5304000000015" table:formula="msoxl:=  IF(SUM(I20:I35)=0,&quot;-&quot;,SUM(I20:I35))" table:style-name="ce52">
            <text:p>9,649<text:s/></text:p>
          </table:table-cell>
          <table:table-cell office:value-type="float" office:value="1134106.4905000003" table:formula="msoxl:=  IF(SUM(J20:J35)=0,&quot;-&quot;,SUM(J20:J35))" table:style-name="ce52">
            <text:p>1,134,106<text:s/></text:p>
          </table:table-cell>
          <table:table-cell office:value-type="float" office:value="2622.2242399999996" table:formula="msoxl:=  IF(SUM(K20:K35)=0,&quot;-&quot;,SUM(K20:K35))" table:style-name="ce52">
            <text:p>2,622<text:s/></text:p>
          </table:table-cell>
          <table:table-cell office:value-type="float" office:value="493240.89043999999" table:formula="msoxl:=  IF(SUM(L20:L35)=0,&quot;-&quot;,SUM(L20:L35))" table:style-name="ce60">
            <text:p>493,241<text:s/></text:p>
          </table:table-cell>
          <table:table-cell office:value-type="string" office:string-value="-" table:formula="msoxl:=  IF(SUM(M20:M35)=0,&quot;-&quot;,SUM(M20:M35))" table:style-name="ce52">
            <text:p>-</text:p>
          </table:table-cell>
          <table:table-cell office:value-type="string" office:string-value="-" table:formula="msoxl:=  IF(SUM(N20:N35)=0,&quot;-&quot;,SUM(N20:N35))" table:style-name="ce52">
            <text:p>-</text:p>
          </table:table-cell>
          <table:table-cell office:value-type="string" office:string-value="-" table:formula="msoxl:=  IF(SUM(O20:O35)=0,&quot;-&quot;,SUM(O20:O35))" table:style-name="ce52">
            <text:p>-</text:p>
          </table:table-cell>
          <table:table-cell office:value-type="string" office:string-value="-" table:formula="msoxl:=  IF(SUM(P20:P35)=0,&quot;-&quot;,SUM(P20:P35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M20,O20,'漁業生產量值-漁業種類別魚類別生產量值12'!C20,'漁業生產量值-漁業種類別魚類別生產量值12'!E20)=0,&quot;-&quot;,SUM(M20,O20,'漁業生產量值-漁業種類別魚類別生產量值12'!C20,'漁業生產量值-漁業種類別魚類別生產量值12'!E20))" table:style-name="ce55">
            <text:p>-</text:p>
          </table:table-cell>
          <table:table-cell office:value-type="string" office:string-value="-" table:formula="msoxl:=  IF(SUM(N20,P20,'漁業生產量值-漁業種類別魚類別生產量值12'!D20,'漁業生產量值-漁業種類別魚類別生產量值12'!F20)=0,&quot;-&quot;,SUM(N20,P20,'漁業生產量值-漁業種類別魚類別生產量值12'!D20,'漁業生產量值-漁業種類別魚類別生產量值12'!F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21,O21,'漁業生產量值-漁業種類別魚類別生產量值12'!C21,'漁業生產量值-漁業種類別魚類別生產量值12'!E21)=0,&quot;-&quot;,SUM(M21,O21,'漁業生產量值-漁業種類別魚類別生產量值12'!C21,'漁業生產量值-漁業種類別魚類別生產量值12'!E21))" table:style-name="ce55">
            <text:p>-</text:p>
          </table:table-cell>
          <table:table-cell office:value-type="string" office:string-value="-" table:formula="msoxl:=  IF(SUM(N21,P21,'漁業生產量值-漁業種類別魚類別生產量值12'!D21,'漁業生產量值-漁業種類別魚類別生產量值12'!F21)=0,&quot;-&quot;,SUM(N21,P21,'漁業生產量值-漁業種類別魚類別生產量值12'!D21,'漁業生產量值-漁業種類別魚類別生產量值12'!F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72.5" table:style-name="ce55">
            <text:p>473<text:s/></text:p>
          </table:table-cell>
          <table:table-cell office:value-type="float" office:value="55842.92" table:style-name="ce55">
            <text:p>55,84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80.59" table:style-name="ce55">
            <text:p>581<text:s/></text:p>
          </table:table-cell>
          <table:table-cell office:value-type="float" office:value="58447.88" table:style-name="ce55">
            <text:p>58,448<text:s/></text:p>
          </table:table-cell>
          <table:table-cell office:value-type="float" office:value="1520.47" table:formula="msoxl:=  IF(SUM(M22,O22,'漁業生產量值-漁業種類別魚類別生產量值12'!C22,'漁業生產量值-漁業種類別魚類別生產量值12'!E22)=0,&quot;-&quot;,SUM(M22,O22,'漁業生產量值-漁業種類別魚類別生產量值12'!C22,'漁業生產量值-漁業種類別魚類別生產量值12'!E22))" table:style-name="ce55">
            <text:p>1,520<text:s/></text:p>
          </table:table-cell>
          <table:table-cell office:value-type="float" office:value="320707.45500000002" table:formula="msoxl:=  IF(SUM(N22,P22,'漁業生產量值-漁業種類別魚類別生產量值12'!D22,'漁業生產量值-漁業種類別魚類別生產量值12'!F22)=0,&quot;-&quot;,SUM(N22,P22,'漁業生產量值-漁業種類別魚類別生產量值12'!D22,'漁業生產量值-漁業種類別魚類別生產量值12'!F22))" table:style-name="ce55">
            <text:p>320,70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.6735600000000002" table:style-name="ce55">
            <text:p>8<text:s/></text:p>
          </table:table-cell>
          <table:table-cell office:value-type="float" office:value="1455.6425200000001" table:style-name="ce55">
            <text:p>1,45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178.4207500000002" table:style-name="ce55">
            <text:p>6,178<text:s/></text:p>
          </table:table-cell>
          <table:table-cell office:value-type="float" office:value="537838.93146999995" table:style-name="ce55">
            <text:p>537,839<text:s/></text:p>
          </table:table-cell>
          <table:table-cell office:value-type="float" office:value="955.66300000000001" table:formula="msoxl:=  IF(SUM(M23,O23,'漁業生產量值-漁業種類別魚類別生產量值12'!C23,'漁業生產量值-漁業種類別魚類別生產量值12'!E23)=0,&quot;-&quot;,SUM(M23,O23,'漁業生產量值-漁業種類別魚類別生產量值12'!C23,'漁業生產量值-漁業種類別魚類別生產量值12'!E23))" table:style-name="ce55">
            <text:p>956<text:s/></text:p>
          </table:table-cell>
          <table:table-cell office:value-type="float" office:value="150194.41375000001" table:formula="msoxl:=  IF(SUM(N23,P23,'漁業生產量值-漁業種類別魚類別生產量值12'!D23,'漁業生產量值-漁業種類別魚類別生產量值12'!F23)=0,&quot;-&quot;,SUM(N23,P23,'漁業生產量值-漁業種類別魚類別生產量值12'!D23,'漁業生產量值-漁業種類別魚類別生產量值12'!F23))" table:style-name="ce55">
            <text:p>150,19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8.7636" table:style-name="ce55">
            <text:p>19<text:s/></text:p>
          </table:table-cell>
          <table:table-cell office:value-type="float" office:value="3079.5160000000001" table:style-name="ce55">
            <text:p>3,08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82.98104999999998" table:style-name="ce55">
            <text:p>883<text:s/></text:p>
          </table:table-cell>
          <table:table-cell office:value-type="float" office:value="93350.81366" table:style-name="ce55">
            <text:p>93,351<text:s/></text:p>
          </table:table-cell>
          <table:table-cell office:value-type="float" office:value="38.643599999999999" table:formula="msoxl:=  IF(SUM(M24,O24,'漁業生產量值-漁業種類別魚類別生產量值12'!C24,'漁業生產量值-漁業種類別魚類別生產量值12'!E24)=0,&quot;-&quot;,SUM(M24,O24,'漁業生產量值-漁業種類別魚類別生產量值12'!C24,'漁業生產量值-漁業種類別魚類別生產量值12'!E24))" table:style-name="ce55">
            <text:p>39<text:s/></text:p>
          </table:table-cell>
          <table:table-cell office:value-type="float" office:value="6313.3828400000002" table:formula="msoxl:=  IF(SUM(N24,P24,'漁業生產量值-漁業種類別魚類別生產量值12'!D24,'漁業生產量值-漁業種類別魚類別生產量值12'!F24)=0,&quot;-&quot;,SUM(N24,P24,'漁業生產量值-漁業種類別魚類別生產量值12'!D24,'漁業生產量值-漁業種類別魚類別生產量值12'!F24))" table:style-name="ce55">
            <text:p>6,31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201.2909999999999" table:style-name="ce55">
            <text:p>1,201<text:s/></text:p>
          </table:table-cell>
          <table:table-cell office:value-type="float" office:value="366820.20039999997" table:style-name="ce55">
            <text:p>366,820<text:s/></text:p>
          </table:table-cell>
          <table:table-cell office:value-type="float" office:value="2.2999999999999998" table:formula="msoxl:=  IF(SUM(M25,O25,'漁業生產量值-漁業種類別魚類別生產量值12'!C25,'漁業生產量值-漁業種類別魚類別生產量值12'!E25)=0,&quot;-&quot;,SUM(M25,O25,'漁業生產量值-漁業種類別魚類別生產量值12'!C25,'漁業生產量值-漁業種類別魚類別生產量值12'!E25))" table:style-name="ce55">
            <text:p>2<text:s/></text:p>
          </table:table-cell>
          <table:table-cell office:value-type="float" office:value="312.13" table:formula="msoxl:=  IF(SUM(N25,P25,'漁業生產量值-漁業種類別魚類別生產量值12'!D25,'漁業生產量值-漁業種類別魚類別生產量值12'!F25)=0,&quot;-&quot;,SUM(N25,P25,'漁業生產量值-漁業種類別魚類別生產量值12'!D25,'漁業生產量值-漁業種類別魚類別生產量值12'!F25))" table:style-name="ce55">
            <text:p>31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46550000000000002" table:style-name="ce55">
            <text:p>0<text:s/></text:p>
          </table:table-cell>
          <table:table-cell office:value-type="float" office:value="22.437100000000001" table:style-name="ce55">
            <text:p>22<text:s/></text:p>
          </table:table-cell>
          <table:table-cell office:value-type="float" office:value="2.6499999999999999E-2" table:formula="msoxl:=  IF(SUM(M26,O26,'漁業生產量值-漁業種類別魚類別生產量值12'!C26,'漁業生產量值-漁業種類別魚類別生產量值12'!E26)=0,&quot;-&quot;,SUM(M26,O26,'漁業生產量值-漁業種類別魚類別生產量值12'!C26,'漁業生產量值-漁業種類別魚類別生產量值12'!E26))" table:style-name="ce55">
            <text:p>0<text:s/></text:p>
          </table:table-cell>
          <table:table-cell office:value-type="float" office:value="4.0041500000000001" table:formula="msoxl:=  IF(SUM(N26,P26,'漁業生產量值-漁業種類別魚類別生產量值12'!D26,'漁業生產量值-漁業種類別魚類別生產量值12'!F26)=0,&quot;-&quot;,SUM(N26,P26,'漁業生產量值-漁業種類別魚類別生產量值12'!D26,'漁業生產量值-漁業種類別魚類別生產量值12'!F26))" table:style-name="ce55">
            <text:p>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4.387600000000006" table:style-name="ce55">
            <text:p>64<text:s/></text:p>
          </table:table-cell>
          <table:table-cell office:value-type="float" office:value="2780.2918" table:style-name="ce55">
            <text:p>2,780<text:s/></text:p>
          </table:table-cell>
          <table:table-cell office:value-type="string" office:string-value="-" table:formula="msoxl:=  IF(SUM(M27,O27,'漁業生產量值-漁業種類別魚類別生產量值12'!C27,'漁業生產量值-漁業種類別魚類別生產量值12'!E27)=0,&quot;-&quot;,SUM(M27,O27,'漁業生產量值-漁業種類別魚類別生產量值12'!C27,'漁業生產量值-漁業種類別魚類別生產量值12'!E27))" table:style-name="ce55">
            <text:p>-</text:p>
          </table:table-cell>
          <table:table-cell office:value-type="string" office:string-value="-" table:formula="msoxl:=  IF(SUM(N27,P27,'漁業生產量值-漁業種類別魚類別生產量值12'!D27,'漁業生產量值-漁業種類別魚類別生產量值12'!F27)=0,&quot;-&quot;,SUM(N27,P27,'漁業生產量值-漁業種類別魚類別生產量值12'!D27,'漁業生產量值-漁業種類別魚類別生產量值12'!F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.3749200000000004" table:style-name="ce55">
            <text:p>6<text:s/></text:p>
          </table:table-cell>
          <table:table-cell office:value-type="float" office:value="598.13724000000002" table:style-name="ce55">
            <text:p>59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78.55351000000002" table:style-name="ce55">
            <text:p>379<text:s/></text:p>
          </table:table-cell>
          <table:table-cell office:value-type="float" office:value="37765.460749999998" table:style-name="ce55">
            <text:p>37,765<text:s/></text:p>
          </table:table-cell>
          <table:table-cell office:value-type="float" office:value="2.089" table:formula="msoxl:=  IF(SUM(M28,O28,'漁業生產量值-漁業種類別魚類別生產量值12'!C28,'漁業生產量值-漁業種類別魚類別生產量值12'!E28)=0,&quot;-&quot;,SUM(M28,O28,'漁業生產量值-漁業種類別魚類別生產量值12'!C28,'漁業生產量值-漁業種類別魚類別生產量值12'!E28))" table:style-name="ce55">
            <text:p>2<text:s/></text:p>
          </table:table-cell>
          <table:table-cell office:value-type="float" office:value="315.64789999999999" table:formula="msoxl:=  IF(SUM(N28,P28,'漁業生產量值-漁業種類別魚類別生產量值12'!D28,'漁業生產量值-漁業種類別魚類別生產量值12'!F28)=0,&quot;-&quot;,SUM(N28,P28,'漁業生產量值-漁業種類別魚類別生產量值12'!D28,'漁業生產量值-漁業種類別魚類別生產量值12'!F28))" table:style-name="ce55">
            <text:p>31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98" table:style-name="ce55">
            <text:p>1<text:s/></text:p>
          </table:table-cell>
          <table:table-cell office:value-type="float" office:value="254.8" table:style-name="ce55">
            <text:p>255<text:s/></text:p>
          </table:table-cell>
          <table:table-cell office:value-type="string" office:string-value="-" table:formula="msoxl:=  IF(SUM(M29,O29,'漁業生產量值-漁業種類別魚類別生產量值12'!C29,'漁業生產量值-漁業種類別魚類別生產量值12'!E29)=0,&quot;-&quot;,SUM(M29,O29,'漁業生產量值-漁業種類別魚類別生產量值12'!C29,'漁業生產量值-漁業種類別魚類別生產量值12'!E29))" table:style-name="ce55">
            <text:p>-</text:p>
          </table:table-cell>
          <table:table-cell office:value-type="string" office:string-value="-" table:formula="msoxl:=  IF(SUM(N29,P29,'漁業生產量值-漁業種類別魚類別生產量值12'!D29,'漁業生產量值-漁業種類別魚類別生產量值12'!F29)=0,&quot;-&quot;,SUM(N29,P29,'漁業生產量值-漁業種類別魚類別生產量值12'!D29,'漁業生產量值-漁業種類別魚類別生產量值12'!F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3.684999999999999" table:style-name="ce55">
            <text:p>24<text:s/></text:p>
          </table:table-cell>
          <table:table-cell office:value-type="float" office:value="2944.1774999999998" table:style-name="ce55">
            <text:p>2,94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28.38499000000002" table:style-name="ce55">
            <text:p>328<text:s/></text:p>
          </table:table-cell>
          <table:table-cell office:value-type="float" office:value="33728.626320000003" table:style-name="ce55">
            <text:p>33,729<text:s/></text:p>
          </table:table-cell>
          <table:table-cell office:value-type="float" office:value="103.03214" table:formula="msoxl:=  IF(SUM(M30,O30,'漁業生產量值-漁業種類別魚類別生產量值12'!C30,'漁業生產量值-漁業種類別魚類別生產量值12'!E30)=0,&quot;-&quot;,SUM(M30,O30,'漁業生產量值-漁業種類別魚類別生產量值12'!C30,'漁業生產量值-漁業種類別魚類別生產量值12'!E30))" table:style-name="ce55">
            <text:p>103<text:s/></text:p>
          </table:table-cell>
          <table:table-cell office:value-type="float" office:value="15393.8568" table:formula="msoxl:=  IF(SUM(N30,P30,'漁業生產量值-漁業種類別魚類別生產量值12'!D30,'漁業生產量值-漁業種類別魚類別生產量值12'!F30)=0,&quot;-&quot;,SUM(N30,P30,'漁業生產量值-漁業種類別魚類別生產量值12'!D30,'漁業生產量值-漁業種類別魚類別生產量值12'!F30))" table:style-name="ce55">
            <text:p>15,39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1,O31,'漁業生產量值-漁業種類別魚類別生產量值12'!C31,'漁業生產量值-漁業種類別魚類別生產量值12'!E31)=0,&quot;-&quot;,SUM(M31,O31,'漁業生產量值-漁業種類別魚類別生產量值12'!C31,'漁業生產量值-漁業種類別魚類別生產量值12'!E31))" table:style-name="ce55">
            <text:p>-</text:p>
          </table:table-cell>
          <table:table-cell office:value-type="string" office:string-value="-" table:formula="msoxl:=  IF(SUM(N31,P31,'漁業生產量值-漁業種類別魚類別生產量值12'!D31,'漁業生產量值-漁業種類別魚類別生產量值12'!F31)=0,&quot;-&quot;,SUM(N31,P31,'漁業生產量值-漁業種類別魚類別生產量值12'!D31,'漁業生產量值-漁業種類別魚類別生產量值12'!F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2,O32,'漁業生產量值-漁業種類別魚類別生產量值12'!C32,'漁業生產量值-漁業種類別魚類別生產量值12'!E32)=0,&quot;-&quot;,SUM(M32,O32,'漁業生產量值-漁業種類別魚類別生產量值12'!C32,'漁業生產量值-漁業種類別魚類別生產量值12'!E32))" table:style-name="ce55">
            <text:p>-</text:p>
          </table:table-cell>
          <table:table-cell office:value-type="string" office:string-value="-" table:formula="msoxl:=  IF(SUM(N32,P32,'漁業生產量值-漁業種類別魚類別生產量值12'!D32,'漁業生產量值-漁業種類別魚類別生產量值12'!F32)=0,&quot;-&quot;,SUM(N32,P32,'漁業生產量值-漁業種類別魚類別生產量值12'!D32,'漁業生產量值-漁業種類別魚類別生產量值12'!F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3,O33,'漁業生產量值-漁業種類別魚類別生產量值12'!C33,'漁業生產量值-漁業種類別魚類別生產量值12'!E33)=0,&quot;-&quot;,SUM(M33,O33,'漁業生產量值-漁業種類別魚類別生產量值12'!C33,'漁業生產量值-漁業種類別魚類別生產量值12'!E33))" table:style-name="ce55">
            <text:p>-</text:p>
          </table:table-cell>
          <table:table-cell office:value-type="string" office:string-value="-" table:formula="msoxl:=  IF(SUM(N33,P33,'漁業生產量值-漁業種類別魚類別生產量值12'!D33,'漁業生產量值-漁業種類別魚類別生產量值12'!F33)=0,&quot;-&quot;,SUM(N33,P33,'漁業生產量值-漁業種類別魚類別生產量值12'!D33,'漁業生產量值-漁業種類別魚類別生產量值12'!F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4,O34,'漁業生產量值-漁業種類別魚類別生產量值12'!C34,'漁業生產量值-漁業種類別魚類別生產量值12'!E34)=0,&quot;-&quot;,SUM(M34,O34,'漁業生產量值-漁業種類別魚類別生產量值12'!C34,'漁業生產量值-漁業種類別魚類別生產量值12'!E34))" table:style-name="ce55">
            <text:p>-</text:p>
          </table:table-cell>
          <table:table-cell office:value-type="string" office:string-value="-" table:formula="msoxl:=  IF(SUM(N34,P34,'漁業生產量值-漁業種類別魚類別生產量值12'!D34,'漁業生產量值-漁業種類別魚類別生產量值12'!F34)=0,&quot;-&quot;,SUM(N34,P34,'漁業生產量值-漁業種類別魚類別生產量值12'!D34,'漁業生產量值-漁業種類別魚類別生產量值12'!F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32.475999999999999" table:style-name="ce57">
            <text:p>32<text:s/></text:p>
          </table:table-cell>
          <table:table-cell office:value-type="float" office:value="3097.049" table:style-name="ce57">
            <text:p>3,097<text:s/></text:p>
          </table:table-cell>
          <table:table-cell office:value-type="string" office:string-value="-" table:formula="msoxl:=  IF(SUM(M35,O35,'漁業生產量值-漁業種類別魚類別生產量值12'!C35,'漁業生產量值-漁業種類別魚類別生產量值12'!E35)=0,&quot;-&quot;,SUM(M35,O35,'漁業生產量值-漁業種類別魚類別生產量值12'!C35,'漁業生產量值-漁業種類別魚類別生產量值12'!E35))" table:style-name="ce55">
            <text:p>-</text:p>
          </table:table-cell>
          <table:table-cell office:value-type="string" office:string-value="-" table:formula="msoxl:=  IF(SUM(N35,P35,'漁業生產量值-漁業種類別魚類別生產量值12'!D35,'漁業生產量值-漁業種類別魚類別生產量值12'!F35)=0,&quot;-&quot;,SUM(N35,P35,'漁業生產量值-漁業種類別魚類別生產量值12'!D35,'漁業生產量值-漁業種類別魚類別生產量值12'!F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5.0000000000000001E-3" table:formula="msoxl:=  IF(SUM(C37:C53)=0,&quot;-&quot;,SUM(C37:C53))" table:style-name="ce52">
            <text:p>0<text:s/></text:p>
          </table:table-cell>
          <table:table-cell office:value-type="float" office:value="0.16" table:formula="msoxl:=  IF(SUM(D37:D53)=0,&quot;-&quot;,SUM(D37:D53))" table:style-name="ce52">
            <text:p>0<text:s/></text:p>
          </table:table-cell>
          <table:table-cell office:value-type="float" office:value="210.18252000000001" table:formula="msoxl:=  IF(SUM(E37:E53)=0,&quot;-&quot;,SUM(E37:E53))" table:style-name="ce52">
            <text:p>210<text:s/></text:p>
          </table:table-cell>
          <table:table-cell office:value-type="float" office:value="48813.871520000001" table:formula="msoxl:=  IF(SUM(F37:F53)=0,&quot;-&quot;,SUM(F37:F53))" table:style-name="ce52">
            <text:p>48,814<text:s/></text:p>
          </table:table-cell>
          <table:table-cell office:value-type="string" office:string-value="-" table:formula="msoxl:=  IF(SUM(G37:G53)=0,&quot;-&quot;,SUM(G37:G53))" table:style-name="ce52">
            <text:p>-</text:p>
          </table:table-cell>
          <table:table-cell office:value-type="string" office:string-value="-" table:formula="msoxl:=  IF(SUM(H37:H53)=0,&quot;-&quot;,SUM(H37:H53))" table:style-name="ce52">
            <text:p>-</text:p>
          </table:table-cell>
          <table:table-cell office:value-type="float" office:value="4303.6660300000003" table:formula="msoxl:=  IF(SUM(I37:I53)=0,&quot;-&quot;,SUM(I37:I53))" table:style-name="ce52">
            <text:p>4,304<text:s/></text:p>
          </table:table-cell>
          <table:table-cell office:value-type="float" office:value="668642.82883000001" table:formula="msoxl:=  IF(SUM(J37:J53)=0,&quot;-&quot;,SUM(J37:J53))" table:style-name="ce52">
            <text:p>668,643<text:s/></text:p>
          </table:table-cell>
          <table:table-cell office:value-type="float" office:value="59.626419999999996" table:formula="msoxl:=  IF(SUM(K37:K53)=0,&quot;-&quot;,SUM(K37:K53))" table:style-name="ce52">
            <text:p>60<text:s/></text:p>
          </table:table-cell>
          <table:table-cell office:value-type="float" office:value="14836.684940000001" table:formula="msoxl:=  IF(SUM(L37:L53)=0,&quot;-&quot;,SUM(L37:L53))" table:style-name="ce60">
            <text:p>14,837<text:s/></text:p>
          </table:table-cell>
          <table:table-cell office:value-type="string" office:string-value="-" table:formula="msoxl:=  IF(SUM(M37:M53)=0,&quot;-&quot;,SUM(M37:M53))" table:style-name="ce52">
            <text:p>-</text:p>
          </table:table-cell>
          <table:table-cell office:value-type="string" office:string-value="-" table:formula="msoxl:=  IF(SUM(N37:N53)=0,&quot;-&quot;,SUM(N37:N53))" table:style-name="ce52">
            <text:p>-</text:p>
          </table:table-cell>
          <table:table-cell office:value-type="string" office:string-value="-" table:formula="msoxl:=  IF(SUM(O37:O53)=0,&quot;-&quot;,SUM(O37:O53))" table:style-name="ce52">
            <text:p>-</text:p>
          </table:table-cell>
          <table:table-cell office:value-type="string" office:string-value="-" table:formula="msoxl:=  IF(SUM(P37:P53)=0,&quot;-&quot;,SUM(P37:P53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5.0000000000000001E-3" table:style-name="ce55">
            <text:p>0<text:s/></text:p>
          </table:table-cell>
          <table:table-cell office:value-type="float" office:value="0.16" table:style-name="ce55">
            <text:p>0<text:s/></text:p>
          </table:table-cell>
          <table:table-cell office:value-type="float" office:value="43.894100000000002" table:style-name="ce55">
            <text:p>44<text:s/></text:p>
          </table:table-cell>
          <table:table-cell office:value-type="float" office:value="7102.3774899999999" table:style-name="ce55">
            <text:p>7,10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327.5873099999999" table:style-name="ce55">
            <text:p>1,328<text:s/></text:p>
          </table:table-cell>
          <table:table-cell office:value-type="float" office:value="87258.446989999997" table:style-name="ce55">
            <text:p>87,258<text:s/></text:p>
          </table:table-cell>
          <table:table-cell office:value-type="float" office:value="7.9146000000000001" table:formula="msoxl:=  IF(SUM(M37,O37,'漁業生產量值-漁業種類別魚類別生產量值12'!C37,'漁業生產量值-漁業種類別魚類別生產量值12'!E37)=0,&quot;-&quot;,SUM(M37,O37,'漁業生產量值-漁業種類別魚類別生產量值12'!C37,'漁業生產量值-漁業種類別魚類別生產量值12'!E37))" table:style-name="ce55">
            <text:p>8<text:s/></text:p>
          </table:table-cell>
          <table:table-cell office:value-type="float" office:value="8603.2070000000003" table:formula="msoxl:=  IF(SUM(N37,P37,'漁業生產量值-漁業種類別魚類別生產量值12'!D37,'漁業生產量值-漁業種類別魚類別生產量值12'!F37)=0,&quot;-&quot;,SUM(N37,P37,'漁業生產量值-漁業種類別魚類別生產量值12'!D37,'漁業生產量值-漁業種類別魚類別生產量值12'!F37))" table:style-name="ce55">
            <text:p>8,60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6" table:style-name="ce55">
            <text:p>26<text:s/></text:p>
          </table:table-cell>
          <table:table-cell office:value-type="float" office:value="7800" table:style-name="ce55">
            <text:p>7,80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13" table:style-name="ce55">
            <text:p>313<text:s/></text:p>
          </table:table-cell>
          <table:table-cell office:value-type="float" office:value="122070" table:style-name="ce55">
            <text:p>122,070<text:s/></text:p>
          </table:table-cell>
          <table:table-cell office:value-type="string" office:string-value="-" table:formula="msoxl:=  IF(SUM(M38,O38,'漁業生產量值-漁業種類別魚類別生產量值12'!C38,'漁業生產量值-漁業種類別魚類別生產量值12'!E38)=0,&quot;-&quot;,SUM(M38,O38,'漁業生產量值-漁業種類別魚類別生產量值12'!C38,'漁業生產量值-漁業種類別魚類別生產量值12'!E38))" table:style-name="ce55">
            <text:p>-</text:p>
          </table:table-cell>
          <table:table-cell office:value-type="string" office:string-value="-" table:formula="msoxl:=  IF(SUM(N38,P38,'漁業生產量值-漁業種類別魚類別生產量值12'!D38,'漁業生產量值-漁業種類別魚類別生產量值12'!F38)=0,&quot;-&quot;,SUM(N38,P38,'漁業生產量值-漁業種類別魚類別生產量值12'!D38,'漁業生產量值-漁業種類別魚類別生產量值12'!F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2869999999999999" table:style-name="ce55">
            <text:p>4<text:s/></text:p>
          </table:table-cell>
          <table:table-cell office:value-type="float" office:value="698.78099999999995" table:style-name="ce55">
            <text:p>69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3.043500000000002" table:style-name="ce55">
            <text:p>23<text:s/></text:p>
          </table:table-cell>
          <table:table-cell office:value-type="float" office:value="2112.0111000000002" table:style-name="ce55">
            <text:p>2,112<text:s/></text:p>
          </table:table-cell>
          <table:table-cell office:value-type="float" office:value="16.2776" table:formula="msoxl:=  IF(SUM(M39,O39,'漁業生產量值-漁業種類別魚類別生產量值12'!C39,'漁業生產量值-漁業種類別魚類別生產量值12'!E39)=0,&quot;-&quot;,SUM(M39,O39,'漁業生產量值-漁業種類別魚類別生產量值12'!C39,'漁業生產量值-漁業種類別魚類別生產量值12'!E39))" table:style-name="ce55">
            <text:p>16<text:s/></text:p>
          </table:table-cell>
          <table:table-cell office:value-type="float" office:value="872.34864000000005" table:formula="msoxl:=  IF(SUM(N39,P39,'漁業生產量值-漁業種類別魚類別生產量值12'!D39,'漁業生產量值-漁業種類別魚類別生產量值12'!F39)=0,&quot;-&quot;,SUM(N39,P39,'漁業生產量值-漁業種類別魚類別生產量值12'!D39,'漁業生產量值-漁業種類別魚類別生產量值12'!F39))" table:style-name="ce55">
            <text:p>87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29.49809999999999" table:style-name="ce55">
            <text:p>129<text:s/></text:p>
          </table:table-cell>
          <table:table-cell office:value-type="float" office:value="32354.467130000001" table:style-name="ce55">
            <text:p>32,35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147.0282900000002" table:style-name="ce55">
            <text:p>2,147<text:s/></text:p>
          </table:table-cell>
          <table:table-cell office:value-type="float" office:value="414706.94605999999" table:style-name="ce55">
            <text:p>414,707<text:s/></text:p>
          </table:table-cell>
          <table:table-cell office:value-type="float" office:value="2.2328999999999999" table:formula="msoxl:=  IF(SUM(M40,O40,'漁業生產量值-漁業種類別魚類別生產量值12'!C40,'漁業生產量值-漁業種類別魚類別生產量值12'!E40)=0,&quot;-&quot;,SUM(M40,O40,'漁業生產量值-漁業種類別魚類別生產量值12'!C40,'漁業生產量值-漁業種類別魚類別生產量值12'!E40))" table:style-name="ce55">
            <text:p>2<text:s/></text:p>
          </table:table-cell>
          <table:table-cell office:value-type="float" office:value="762.49" table:formula="msoxl:=  IF(SUM(N40,P40,'漁業生產量值-漁業種類別魚類別生產量值12'!D40,'漁業生產量值-漁業種類別魚類別生產量值12'!F40)=0,&quot;-&quot;,SUM(N40,P40,'漁業生產量值-漁業種類別魚類別生產量值12'!D40,'漁業生產量值-漁業種類別魚類別生產量值12'!F40))" table:style-name="ce55">
            <text:p>76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1,O41,'漁業生產量值-漁業種類別魚類別生產量值12'!C41,'漁業生產量值-漁業種類別魚類別生產量值12'!E41)=0,&quot;-&quot;,SUM(M41,O41,'漁業生產量值-漁業種類別魚類別生產量值12'!C41,'漁業生產量值-漁業種類別魚類別生產量值12'!E41))" table:style-name="ce55">
            <text:p>-</text:p>
          </table:table-cell>
          <table:table-cell office:value-type="string" office:string-value="-" table:formula="msoxl:=  IF(SUM(N41,P41,'漁業生產量值-漁業種類別魚類別生產量值12'!D41,'漁業生產量值-漁業種類別魚類別生產量值12'!F41)=0,&quot;-&quot;,SUM(N41,P41,'漁業生產量值-漁業種類別魚類別生產量值12'!D41,'漁業生產量值-漁業種類別魚類別生產量值12'!F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2,O42,'漁業生產量值-漁業種類別魚類別生產量值12'!C42,'漁業生產量值-漁業種類別魚類別生產量值12'!E42)=0,&quot;-&quot;,SUM(M42,O42,'漁業生產量值-漁業種類別魚類別生產量值12'!C42,'漁業生產量值-漁業種類別魚類別生產量值12'!E42))" table:style-name="ce55">
            <text:p>-</text:p>
          </table:table-cell>
          <table:table-cell office:value-type="string" office:string-value="-" table:formula="msoxl:=  IF(SUM(N42,P42,'漁業生產量值-漁業種類別魚類別生產量值12'!D42,'漁業生產量值-漁業種類別魚類別生產量值12'!F42)=0,&quot;-&quot;,SUM(N42,P42,'漁業生產量值-漁業種類別魚類別生產量值12'!D42,'漁業生產量值-漁業種類別魚類別生產量值12'!F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3,O43,'漁業生產量值-漁業種類別魚類別生產量值12'!C43,'漁業生產量值-漁業種類別魚類別生產量值12'!E43)=0,&quot;-&quot;,SUM(M43,O43,'漁業生產量值-漁業種類別魚類別生產量值12'!C43,'漁業生產量值-漁業種類別魚類別生產量值12'!E43))" table:style-name="ce55">
            <text:p>-</text:p>
          </table:table-cell>
          <table:table-cell office:value-type="string" office:string-value="-" table:formula="msoxl:=  IF(SUM(N43,P43,'漁業生產量值-漁業種類別魚類別生產量值12'!D43,'漁業生產量值-漁業種類別魚類別生產量值12'!F43)=0,&quot;-&quot;,SUM(N43,P43,'漁業生產量值-漁業種類別魚類別生產量值12'!D43,'漁業生產量值-漁業種類別魚類別生產量值12'!F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4,O44,'漁業生產量值-漁業種類別魚類別生產量值12'!C44,'漁業生產量值-漁業種類別魚類別生產量值12'!E44)=0,&quot;-&quot;,SUM(M44,O44,'漁業生產量值-漁業種類別魚類別生產量值12'!C44,'漁業生產量值-漁業種類別魚類別生產量值12'!E44))" table:style-name="ce55">
            <text:p>-</text:p>
          </table:table-cell>
          <table:table-cell office:value-type="string" office:string-value="-" table:formula="msoxl:=  IF(SUM(N44,P44,'漁業生產量值-漁業種類別魚類別生產量值12'!D44,'漁業生產量值-漁業種類別魚類別生產量值12'!F44)=0,&quot;-&quot;,SUM(N44,P44,'漁業生產量值-漁業種類別魚類別生產量值12'!D44,'漁業生產量值-漁業種類別魚類別生產量值12'!F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5,O45,'漁業生產量值-漁業種類別魚類別生產量值12'!C45,'漁業生產量值-漁業種類別魚類別生產量值12'!E45)=0,&quot;-&quot;,SUM(M45,O45,'漁業生產量值-漁業種類別魚類別生產量值12'!C45,'漁業生產量值-漁業種類別魚類別生產量值12'!E45))" table:style-name="ce55">
            <text:p>-</text:p>
          </table:table-cell>
          <table:table-cell office:value-type="string" office:string-value="-" table:formula="msoxl:=  IF(SUM(N45,P45,'漁業生產量值-漁業種類別魚類別生產量值12'!D45,'漁業生產量值-漁業種類別魚類別生產量值12'!F45)=0,&quot;-&quot;,SUM(N45,P45,'漁業生產量值-漁業種類別魚類別生產量值12'!D45,'漁業生產量值-漁業種類別魚類別生產量值12'!F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2669999999999999" table:style-name="ce55">
            <text:p>2<text:s/></text:p>
          </table:table-cell>
          <table:table-cell office:value-type="float" office:value="198.8159" table:style-name="ce55">
            <text:p>19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6.107100000000003" table:style-name="ce55">
            <text:p>46<text:s/></text:p>
          </table:table-cell>
          <table:table-cell office:value-type="float" office:value="5315.6891500000002" table:style-name="ce55">
            <text:p>5,316<text:s/></text:p>
          </table:table-cell>
          <table:table-cell office:value-type="float" office:value="5.9193199999999999" table:formula="msoxl:=  IF(SUM(M46,O46,'漁業生產量值-漁業種類別魚類別生產量值12'!C46,'漁業生產量值-漁業種類別魚類別生產量值12'!E46)=0,&quot;-&quot;,SUM(M46,O46,'漁業生產量值-漁業種類別魚類別生產量值12'!C46,'漁業生產量值-漁業種類別魚類別生產量值12'!E46))" table:style-name="ce55">
            <text:p>6<text:s/></text:p>
          </table:table-cell>
          <table:table-cell office:value-type="float" office:value="1324.7992999999999" table:formula="msoxl:=  IF(SUM(N46,P46,'漁業生產量值-漁業種類別魚類別生產量值12'!D46,'漁業生產量值-漁業種類別魚類別生產量值12'!F46)=0,&quot;-&quot;,SUM(N46,P46,'漁業生產量值-漁業種類別魚類別生產量值12'!D46,'漁業生產量值-漁業種類別魚類別生產量值12'!F46))" table:style-name="ce55">
            <text:p>1,32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1900000000000004" table:style-name="ce55">
            <text:p>4<text:s/></text:p>
          </table:table-cell>
          <table:table-cell office:value-type="float" office:value="653.64" table:style-name="ce55">
            <text:p>65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64.31628000000001" table:style-name="ce55">
            <text:p>164<text:s/></text:p>
          </table:table-cell>
          <table:table-cell office:value-type="float" office:value="12178.365659999999" table:style-name="ce55">
            <text:p>12,178<text:s/></text:p>
          </table:table-cell>
          <table:table-cell office:value-type="float" office:value="27.282" table:formula="msoxl:=  IF(SUM(M47,O47,'漁業生產量值-漁業種類別魚類別生產量值12'!C47,'漁業生產量值-漁業種類別魚類別生產量值12'!E47)=0,&quot;-&quot;,SUM(M47,O47,'漁業生產量值-漁業種類別魚類別生產量值12'!C47,'漁業生產量值-漁業種類別魚類別生產量值12'!E47))" table:style-name="ce55">
            <text:p>27<text:s/></text:p>
          </table:table-cell>
          <table:table-cell office:value-type="float" office:value="3273.84" table:formula="msoxl:=  IF(SUM(N47,P47,'漁業生產量值-漁業種類別魚類別生產量值12'!D47,'漁業生產量值-漁業種類別魚類別生產量值12'!F47)=0,&quot;-&quot;,SUM(N47,P47,'漁業生產量值-漁業種類別魚類別生產量值12'!D47,'漁業生產量值-漁業種類別魚類別生產量值12'!F47))" table:style-name="ce55">
            <text:p>3,27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632E-2" table:style-name="ce55">
            <text:p>0<text:s/></text:p>
          </table:table-cell>
          <table:table-cell office:value-type="float" office:value="5.79" table:style-name="ce55">
            <text:p>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8.605130000000003" table:style-name="ce55">
            <text:p>99<text:s/></text:p>
          </table:table-cell>
          <table:table-cell office:value-type="float" office:value="11059.69123" table:style-name="ce55">
            <text:p>11,060<text:s/></text:p>
          </table:table-cell>
          <table:table-cell office:value-type="string" office:string-value="-" table:formula="msoxl:=  IF(SUM(M48,O48,'漁業生產量值-漁業種類別魚類別生產量值12'!C48,'漁業生產量值-漁業種類別魚類別生產量值12'!E48)=0,&quot;-&quot;,SUM(M48,O48,'漁業生產量值-漁業種類別魚類別生產量值12'!C48,'漁業生產量值-漁業種類別魚類別生產量值12'!E48))" table:style-name="ce55">
            <text:p>-</text:p>
          </table:table-cell>
          <table:table-cell office:value-type="string" office:string-value="-" table:formula="msoxl:=  IF(SUM(N48,P48,'漁業生產量值-漁業種類別魚類別生產量值12'!D48,'漁業生產量值-漁業種類別魚類別生產量值12'!F48)=0,&quot;-&quot;,SUM(N48,P48,'漁業生產量值-漁業種類別魚類別生產量值12'!D48,'漁業生產量值-漁業種類別魚類別生產量值12'!F4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4.664000000000001" table:style-name="ce55">
            <text:p>25<text:s/></text:p>
          </table:table-cell>
          <table:table-cell office:value-type="float" office:value="1109.8800000000001" table:style-name="ce55">
            <text:p>1,110<text:s/></text:p>
          </table:table-cell>
          <table:table-cell office:value-type="string" office:string-value="-" table:formula="msoxl:=  IF(SUM(M49,O49,'漁業生產量值-漁業種類別魚類別生產量值12'!C49,'漁業生產量值-漁業種類別魚類別生產量值12'!E49)=0,&quot;-&quot;,SUM(M49,O49,'漁業生產量值-漁業種類別魚類別生產量值12'!C49,'漁業生產量值-漁業種類別魚類別生產量值12'!E49))" table:style-name="ce55">
            <text:p>-</text:p>
          </table:table-cell>
          <table:table-cell office:value-type="string" office:string-value="-" table:formula="msoxl:=  IF(SUM(N49,P49,'漁業生產量值-漁業種類別魚類別生產量值12'!D49,'漁業生產量值-漁業種類別魚類別生產量值12'!F49)=0,&quot;-&quot;,SUM(N49,P49,'漁業生產量值-漁業種類別魚類別生產量值12'!D49,'漁業生產量值-漁業種類別魚類別生產量值12'!F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5.738399999999999" table:style-name="ce55">
            <text:p>26<text:s/></text:p>
          </table:table-cell>
          <table:table-cell office:value-type="float" office:value="1158.2280000000001" table:style-name="ce55">
            <text:p>1,158<text:s/></text:p>
          </table:table-cell>
          <table:table-cell office:value-type="string" office:string-value="-" table:formula="msoxl:=  IF(SUM(M50,O50,'漁業生產量值-漁業種類別魚類別生產量值12'!C50,'漁業生產量值-漁業種類別魚類別生產量值12'!E50)=0,&quot;-&quot;,SUM(M50,O50,'漁業生產量值-漁業種類別魚類別生產量值12'!C50,'漁業生產量值-漁業種類別魚類別生產量值12'!E50))" table:style-name="ce55">
            <text:p>-</text:p>
          </table:table-cell>
          <table:table-cell office:value-type="string" office:string-value="-" table:formula="msoxl:=  IF(SUM(N50,P50,'漁業生產量值-漁業種類別魚類別生產量值12'!D50,'漁業生產量值-漁業種類別魚類別生產量值12'!F50)=0,&quot;-&quot;,SUM(N50,P50,'漁業生產量值-漁業種類別魚類別生產量值12'!D50,'漁業生產量值-漁業種類別魚類別生產量值12'!F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.81" table:style-name="ce55">
            <text:p>4<text:s/></text:p>
          </table:table-cell>
          <table:table-cell office:value-type="float" office:value="1333.5" table:style-name="ce55">
            <text:p>1,334<text:s/></text:p>
          </table:table-cell>
          <table:table-cell office:value-type="string" office:string-value="-" table:formula="msoxl:=  IF(SUM(M51,O51,'漁業生產量值-漁業種類別魚類別生產量值12'!C51,'漁業生產量值-漁業種類別魚類別生產量值12'!E51)=0,&quot;-&quot;,SUM(M51,O51,'漁業生產量值-漁業種類別魚類別生產量值12'!C51,'漁業生產量值-漁業種類別魚類別生產量值12'!E51))" table:style-name="ce55">
            <text:p>-</text:p>
          </table:table-cell>
          <table:table-cell office:value-type="string" office:string-value="-" table:formula="msoxl:=  IF(SUM(N51,P51,'漁業生產量值-漁業種類別魚類別生產量值12'!D51,'漁業生產量值-漁業種類別魚類別生產量值12'!F51)=0,&quot;-&quot;,SUM(N51,P51,'漁業生產量值-漁業種類別魚類別生產量值12'!D51,'漁業生產量值-漁業種類別魚類別生產量值12'!F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2,O52,'漁業生產量值-漁業種類別魚類別生產量值12'!C52,'漁業生產量值-漁業種類別魚類別生產量值12'!E52)=0,&quot;-&quot;,SUM(M52,O52,'漁業生產量值-漁業種類別魚類別生產量值12'!C52,'漁業生產量值-漁業種類別魚類別生產量值12'!E52))" table:style-name="ce55">
            <text:p>-</text:p>
          </table:table-cell>
          <table:table-cell office:value-type="string" office:string-value="-" table:formula="msoxl:=  IF(SUM(N52,P52,'漁業生產量值-漁業種類別魚類別生產量值12'!D52,'漁業生產量值-漁業種類別魚類別生產量值12'!F52)=0,&quot;-&quot;,SUM(N52,P52,'漁業生產量值-漁業種類別魚類別生產量值12'!D52,'漁業生產量值-漁業種類別魚類別生產量值12'!F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29.76602" table:style-name="ce57">
            <text:p>130<text:s/></text:p>
          </table:table-cell>
          <table:table-cell office:value-type="float" office:value="10340.07064" table:style-name="ce57">
            <text:p>10,340<text:s/></text:p>
          </table:table-cell>
          <table:table-cell office:value-type="string" office:string-value="-" table:formula="msoxl:=  IF(SUM(M53,O53,'漁業生產量值-漁業種類別魚類別生產量值12'!C53,'漁業生產量值-漁業種類別魚類別生產量值12'!E53)=0,&quot;-&quot;,SUM(M53,O53,'漁業生產量值-漁業種類別魚類別生產量值12'!C53,'漁業生產量值-漁業種類別魚類別生產量值12'!E53))" table:style-name="ce55">
            <text:p>-</text:p>
          </table:table-cell>
          <table:table-cell office:value-type="string" office:string-value="-" table:formula="msoxl:=  IF(SUM(N53,P53,'漁業生產量值-漁業種類別魚類別生產量值12'!D53,'漁業生產量值-漁業種類別魚類別生產量值12'!F53)=0,&quot;-&quot;,SUM(N53,P53,'漁業生產量值-漁業種類別魚類別生產量值12'!D53,'漁業生產量值-漁業種類別魚類別生產量值12'!F53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float" office:value="3.7" table:formula="msoxl:=  IF(SUM(G55:G57)=0,&quot;-&quot;,SUM(G55:G57))" table:style-name="ce52">
            <text:p>4<text:s/></text:p>
          </table:table-cell>
          <table:table-cell office:value-type="float" office:value="333" table:formula="msoxl:=  IF(SUM(H55:H57)=0,&quot;-&quot;,SUM(H55:H57))" table:style-name="ce52">
            <text:p>333<text:s/>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60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5,O55,'漁業生產量值-漁業種類別魚類別生產量值12'!C55,'漁業生產量值-漁業種類別魚類別生產量值12'!E55)=0,&quot;-&quot;,SUM(M55,O55,'漁業生產量值-漁業種類別魚類別生產量值12'!C55,'漁業生產量值-漁業種類別魚類別生產量值12'!E55))" table:style-name="ce55">
            <text:p>-</text:p>
          </table:table-cell>
          <table:table-cell office:value-type="string" office:string-value="-" table:formula="msoxl:=  IF(SUM(N55,P55,'漁業生產量值-漁業種類別魚類別生產量值12'!D55,'漁業生產量值-漁業種類別魚類別生產量值12'!F55)=0,&quot;-&quot;,SUM(N55,P55,'漁業生產量值-漁業種類別魚類別生產量值12'!D55,'漁業生產量值-漁業種類別魚類別生產量值12'!F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.7" table:style-name="ce55">
            <text:p>4<text:s/></text:p>
          </table:table-cell>
          <table:table-cell office:value-type="float" office:value="333" table:style-name="ce55">
            <text:p>33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6,O56,'漁業生產量值-漁業種類別魚類別生產量值12'!C56,'漁業生產量值-漁業種類別魚類別生產量值12'!E56)=0,&quot;-&quot;,SUM(M56,O56,'漁業生產量值-漁業種類別魚類別生產量值12'!C56,'漁業生產量值-漁業種類別魚類別生產量值12'!E56))" table:style-name="ce55">
            <text:p>-</text:p>
          </table:table-cell>
          <table:table-cell office:value-type="string" office:string-value="-" table:formula="msoxl:=  IF(SUM(N56,P56,'漁業生產量值-漁業種類別魚類別生產量值12'!D56,'漁業生產量值-漁業種類別魚類別生產量值12'!F56)=0,&quot;-&quot;,SUM(N56,P56,'漁業生產量值-漁業種類別魚類別生產量值12'!D56,'漁業生產量值-漁業種類別魚類別生產量值12'!F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57,O57,'漁業生產量值-漁業種類別魚類別生產量值12'!C57,'漁業生產量值-漁業種類別魚類別生產量值12'!E57)=0,&quot;-&quot;,SUM(M57,O57,'漁業生產量值-漁業種類別魚類別生產量值12'!C57,'漁業生產量值-漁業種類別魚類別生產量值12'!E57))" table:style-name="ce55">
            <text:p>-</text:p>
          </table:table-cell>
          <table:table-cell office:value-type="string" office:string-value="-" table:formula="msoxl:=  IF(SUM(N57,P57,'漁業生產量值-漁業種類別魚類別生產量值12'!D57,'漁業生產量值-漁業種類別魚類別生產量值12'!F57)=0,&quot;-&quot;,SUM(N57,P57,'漁業生產量值-漁業種類別魚類別生產量值12'!D57,'漁業生產量值-漁業種類別魚類別生產量值12'!F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float" office:value="617.6" table:formula="msoxl:=  IF(SUM(I59:I61)=0,&quot;-&quot;,SUM(I59:I61))" table:style-name="ce52">
            <text:p>618<text:s/></text:p>
          </table:table-cell>
          <table:table-cell office:value-type="float" office:value="172928" table:formula="msoxl:=  IF(SUM(J59:J61)=0,&quot;-&quot;,SUM(J59:J61))" table:style-name="ce52">
            <text:p>172,928<text:s/>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60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9,O59,'漁業生產量值-漁業種類別魚類別生產量值12'!C59,'漁業生產量值-漁業種類別魚類別生產量值12'!E59)=0,&quot;-&quot;,SUM(M59,O59,'漁業生產量值-漁業種類別魚類別生產量值12'!C59,'漁業生產量值-漁業種類別魚類別生產量值12'!E59))" table:style-name="ce55">
            <text:p>-</text:p>
          </table:table-cell>
          <table:table-cell office:value-type="string" office:string-value="-" table:formula="msoxl:=  IF(SUM(N59,P59,'漁業生產量值-漁業種類別魚類別生產量值12'!D59,'漁業生產量值-漁業種類別魚類別生產量值12'!F59)=0,&quot;-&quot;,SUM(N59,P59,'漁業生產量值-漁業種類別魚類別生產量值12'!D59,'漁業生產量值-漁業種類別魚類別生產量值12'!F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17.6" table:style-name="ce55">
            <text:p>618<text:s/></text:p>
          </table:table-cell>
          <table:table-cell office:value-type="float" office:value="172928" table:style-name="ce55">
            <text:p>172,928<text:s/></text:p>
          </table:table-cell>
          <table:table-cell office:value-type="string" office:string-value="-" table:formula="msoxl:=  IF(SUM(M60,O60,'漁業生產量值-漁業種類別魚類別生產量值12'!C60,'漁業生產量值-漁業種類別魚類別生產量值12'!E60)=0,&quot;-&quot;,SUM(M60,O60,'漁業生產量值-漁業種類別魚類別生產量值12'!C60,'漁業生產量值-漁業種類別魚類別生產量值12'!E60))" table:style-name="ce55">
            <text:p>-</text:p>
          </table:table-cell>
          <table:table-cell office:value-type="string" office:string-value="-" table:formula="msoxl:=  IF(SUM(N60,P60,'漁業生產量值-漁業種類別魚類別生產量值12'!D60,'漁業生產量值-漁業種類別魚類別生產量值12'!F60)=0,&quot;-&quot;,SUM(N60,P60,'漁業生產量值-漁業種類別魚類別生產量值12'!D60,'漁業生產量值-漁業種類別魚類別生產量值12'!F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61,O61,'漁業生產量值-漁業種類別魚類別生產量值12'!C61,'漁業生產量值-漁業種類別魚類別生產量值12'!E61)=0,&quot;-&quot;,SUM(M61,O61,'漁業生產量值-漁業種類別魚類別生產量值12'!C61,'漁業生產量值-漁業種類別魚類別生產量值12'!E61))" table:style-name="ce55">
            <text:p>-</text:p>
          </table:table-cell>
          <table:table-cell office:value-type="string" office:string-value="-" table:formula="msoxl:=  IF(SUM(N61,P61,'漁業生產量值-漁業種類別魚類別生產量值12'!D61,'漁業生產量值-漁業種類別魚類別生產量值12'!F61)=0,&quot;-&quot;,SUM(N61,P61,'漁業生產量值-漁業種類別魚類別生產量值12'!D61,'漁業生產量值-漁業種類別魚類別生產量值12'!F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2">
            <text:p>-</text:p>
          </table:table-cell>
          <table:table-cell office:value-type="float" office:value="1218.5419999999999" table:formula="msoxl:=  IF(SUM(G63,G64,G65,G67)=0,IF(G66=0,&quot;-&quot;,G66),SUM(G63,G64,G65,G67))" table:style-name="ce52">
            <text:p>1,219<text:s/></text:p>
          </table:table-cell>
          <table:table-cell office:value-type="float" office:value="173158.1845" table:formula="msoxl:=  IF(SUM(H63:H67)=0,&quot;-&quot;,SUM(H63:H67))" table:style-name="ce52">
            <text:p>173,158<text:s/></text:p>
          </table:table-cell>
          <table:table-cell office:value-type="float" office:value="768.61287000000004" table:formula="msoxl:=  IF(SUM(I63,I64,I65,I67)=0,IF(I66=0,&quot;-&quot;,I66),SUM(I63,I64,I65,I67))" table:style-name="ce52">
            <text:p>769<text:s/></text:p>
          </table:table-cell>
          <table:table-cell office:value-type="float" office:value="91178.193599999999" table:formula="msoxl:=  IF(SUM(J63:J67)=0,&quot;-&quot;,SUM(J63:J67))" table:style-name="ce52">
            <text:p>91,178<text:s/>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60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68.61287000000004" table:style-name="ce55">
            <text:p>769<text:s/></text:p>
          </table:table-cell>
          <table:table-cell office:value-type="float" office:value="91178.193599999999" table:style-name="ce55">
            <text:p>91,178<text:s/></text:p>
          </table:table-cell>
          <table:table-cell office:value-type="string" office:string-value="-" table:formula="msoxl:=  IF(SUM(M63,O63,'漁業生產量值-漁業種類別魚類別生產量值12'!C63,'漁業生產量值-漁業種類別魚類別生產量值12'!E63)=0,&quot;-&quot;,SUM(M63,O63,'漁業生產量值-漁業種類別魚類別生產量值12'!C63,'漁業生產量值-漁業種類別魚類別生產量值12'!E63))" table:style-name="ce55">
            <text:p>-</text:p>
          </table:table-cell>
          <table:table-cell office:value-type="string" office:string-value="-" table:formula="msoxl:=  IF(SUM(N63,P63,'漁業生產量值-漁業種類別魚類別生產量值12'!D63,'漁業生產量值-漁業種類別魚類別生產量值12'!F63)=0,&quot;-&quot;,SUM(N63,P63,'漁業生產量值-漁業種類別魚類別生產量值12'!D63,'漁業生產量值-漁業種類別魚類別生產量值12'!F6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218.5419999999999" table:style-name="ce55">
            <text:p>1,219<text:s/></text:p>
          </table:table-cell>
          <table:table-cell office:value-type="float" office:value="173158.1845" table:style-name="ce55">
            <text:p>173,15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4,O64,'漁業生產量值-漁業種類別魚類別生產量值12'!C64,'漁業生產量值-漁業種類別魚類別生產量值12'!E64)=0,&quot;-&quot;,SUM(M64,O64,'漁業生產量值-漁業種類別魚類別生產量值12'!C64,'漁業生產量值-漁業種類別魚類別生產量值12'!E64))" table:style-name="ce55">
            <text:p>-</text:p>
          </table:table-cell>
          <table:table-cell office:value-type="string" office:string-value="-" table:formula="msoxl:=  IF(SUM(N64,P64,'漁業生產量值-漁業種類別魚類別生產量值12'!D64,'漁業生產量值-漁業種類別魚類別生產量值12'!F64)=0,&quot;-&quot;,SUM(N64,P64,'漁業生產量值-漁業種類別魚類別生產量值12'!D64,'漁業生產量值-漁業種類別魚類別生產量值12'!F6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5,O65,'漁業生產量值-漁業種類別魚類別生產量值12'!C65,'漁業生產量值-漁業種類別魚類別生產量值12'!E65)=0,&quot;-&quot;,SUM(M65,O65,'漁業生產量值-漁業種類別魚類別生產量值12'!C65,'漁業生產量值-漁業種類別魚類別生產量值12'!E65))" table:style-name="ce55">
            <text:p>-</text:p>
          </table:table-cell>
          <table:table-cell office:value-type="string" office:string-value="-" table:formula="msoxl:=  IF(SUM(N65,P65,'漁業生產量值-漁業種類別魚類別生產量值12'!D65,'漁業生產量值-漁業種類別魚類別生產量值12'!F65)=0,&quot;-&quot;,SUM(N65,P65,'漁業生產量值-漁業種類別魚類別生產量值12'!D65,'漁業生產量值-漁業種類別魚類別生產量值12'!F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6,O66,'漁業生產量值-漁業種類別魚類別生產量值12'!C66,'漁業生產量值-漁業種類別魚類別生產量值12'!E66)=0,&quot;-&quot;,SUM(M66,O66,'漁業生產量值-漁業種類別魚類別生產量值12'!C66,'漁業生產量值-漁業種類別魚類別生產量值12'!E66))" table:style-name="ce55">
            <text:p>-</text:p>
          </table:table-cell>
          <table:table-cell office:value-type="string" office:string-value="-" table:formula="msoxl:=  IF(SUM(N66,P66,'漁業生產量值-漁業種類別魚類別生產量值12'!D66,'漁業生產量值-漁業種類別魚類別生產量值12'!F66)=0,&quot;-&quot;,SUM(N66,P66,'漁業生產量值-漁業種類別魚類別生產量值12'!D66,'漁業生產量值-漁業種類別魚類別生產量值12'!F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67,O67,'漁業生產量值-漁業種類別魚類別生產量值12'!C67,'漁業生產量值-漁業種類別魚類別生產量值12'!E67)=0,&quot;-&quot;,SUM(M67,O67,'漁業生產量值-漁業種類別魚類別生產量值12'!C67,'漁業生產量值-漁業種類別魚類別生產量值12'!E67))" table:style-name="ce55">
            <text:p>-</text:p>
          </table:table-cell>
          <table:table-cell office:value-type="string" office:string-value="-" table:formula="msoxl:=  IF(SUM(N67,P67,'漁業生產量值-漁業種類別魚類別生產量值12'!D67,'漁業生產量值-漁業種類別魚類別生產量值12'!F67)=0,&quot;-&quot;,SUM(N67,P67,'漁業生產量值-漁業種類別魚類別生產量值12'!D67,'漁業生產量值-漁業種類別魚類別生產量值12'!F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2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6" table:number-columns-repeated="16367" table:default-cell-style-name="ce28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28"/>
          <table:table-cell office:value-type="string" table:style-name="ce29">
            <text:p>單位：</text:p>
          </table:table-cell>
          <table:table-cell office:value-type="string" table:style-name="ce30">
            <text:p>產量：公噸, 千尾(觀賞魚)</text:p>
          </table:table-cell>
          <table:table-cell table:style-name="ce28"/>
          <table:table-cell table:number-columns-repeated="2" table:style-name="ce30"/>
          <table:table-cell table:number-columns-repeated="2" table:style-name="ce28"/>
          <table:table-cell office:value-type="string" table:style-name="ce29">
            <text:p>Unit：</text:p>
          </table:table-cell>
          <table:table-cell office:value-type="string" table:style-name="ce30">
            <text:p>Quantity：M.T.; 1000Pcs. by ornamental fish</text:p>
          </table:table-cell>
          <table:table-cell table:number-columns-repeated="16371" table:style-name="ce28"/>
        </table:table-row>
        <table:table-row table:style-name="ro2">
          <table:table-cell table:style-name="ce28"/>
          <table:table-cell office:value-type="string" table:number-columns-spanned="3" table:number-rows-spanned="1" table:style-name="ce15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28"/>
          <table:table-cell office:value-type="string" table:style-name="ce31">
            <text:p>價值：新臺幣千元</text:p>
          </table:table-cell>
          <table:table-cell table:style-name="ce28"/>
          <table:table-cell table:style-name="ce31"/>
          <table:table-cell office:value-type="string" table:style-name="ce31">
            <text:p>(1) By type of fisheries by species(Continued)</text:p>
          </table:table-cell>
          <table:table-cell table:number-columns-repeated="3" table:style-name="ce28"/>
          <table:table-cell office:value-type="string" table:style-name="ce32">
            <text:p>Value：Thousand NT $</text:p>
          </table:table-cell>
          <table:table-cell table:number-columns-repeated="16371" table:style-name="ce28"/>
        </table:table-row>
        <table:table-row table:style-name="ro3">
          <table:table-cell table:style-name="ce33">
            <draw:custom-shape svg:x="0.38542in" svg:y="0in" svg:width="0.97283in" svg:height="0.71694in" draw:z-index="1" draw:id="id11" draw:style-name="a1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" table:number-rows-spanned="3" table:style-name="ce221">
            <text:p><text:s text:c="20"/><text:span text:style-name="T1">魚類別</text:span></text:p>
            <text:p><text:span text:style-name="T1"><text:s text:c="20"/>Species</text:span></text:p>
          </table:table-cell>
          <table:table-cell office:value-type="string" table:number-columns-spanned="14" table:number-rows-spanned="1" table:style-name="ce218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4" table:number-rows-spanned="1" table:style-name="ce218">
            <text:p>頭 <text:s text:c="3"/>足 <text:s text:c="3"/>類</text:p>
          </table:table-cell>
          <table:covered-table-cell table:number-columns-repeated="3"/>
          <table:table-cell office:value-type="string" table:number-columns-spanned="10" table:number-rows-spanned="1" table:style-name="ce218">
            <text:p>甲 <text:s text:c="11"/>殼 <text:s text:c="11"/>類</text:p>
          </table:table-cell>
          <table:covered-table-cell table:number-columns-repeated="9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2" table:number-rows-spanned="1" table:style-name="ce196">
            <text:p>鎖管</text:p>
          </table:table-cell>
          <table:covered-table-cell/>
          <table:table-cell office:value-type="string" table:number-columns-spanned="2" table:number-rows-spanned="1" table:style-name="ce198">
            <text:p>其他頭足類</text:p>
          </table:table-cell>
          <table:covered-table-cell/>
          <table:table-cell office:value-type="string" table:number-columns-spanned="2" table:number-rows-spanned="1" table:style-name="ce198">
            <text:p>小計</text:p>
          </table:table-cell>
          <table:covered-table-cell/>
          <table:table-cell office:value-type="string" table:number-columns-spanned="2" table:number-rows-spanned="1" table:style-name="ce213">
            <text:p>日本對蝦</text:p>
          </table:table-cell>
          <table:covered-table-cell/>
          <table:table-cell office:value-type="string" table:number-columns-spanned="2" table:number-rows-spanned="1" table:style-name="ce213">
            <text:p>多毛對蝦</text:p>
          </table:table-cell>
          <table:covered-table-cell/>
          <table:table-cell office:value-type="string" table:number-columns-spanned="2" table:number-rows-spanned="1" table:style-name="ce198">
            <text:p>羅氏沼蝦</text:p>
          </table:table-cell>
          <table:covered-table-cell/>
          <table:table-cell office:value-type="string" table:number-columns-spanned="2" table:number-rows-spanned="1" table:style-name="ce213">
            <text:p>劍蝦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代碼</text:p>
          </table:table-cell>
          <table:table-cell office:value-type="string" table:number-columns-spanned="1" table:number-rows-spanned="3" table:style-name="ce220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84">
            <text:p>63201</text:p>
          </table:table-cell>
          <table:covered-table-cell/>
          <table:table-cell office:value-type="string" table:number-columns-spanned="2" table:number-rows-spanned="1" table:style-name="ce181">
            <text:p>63999</text:p>
          </table:table-cell>
          <table:covered-table-cell/>
          <table:table-cell office:value-type="string" table:number-columns-spanned="2" table:number-rows-spanned="1" table:style-name="ce181">
            <text:p>Sub Total</text:p>
          </table:table-cell>
          <table:covered-table-cell/>
          <table:table-cell office:value-type="string" table:number-columns-spanned="2" table:number-rows-spanned="1" table:style-name="ce181">
            <text:p>64002</text:p>
          </table:table-cell>
          <table:covered-table-cell/>
          <table:table-cell office:value-type="string" table:number-columns-spanned="2" table:number-rows-spanned="1" table:style-name="ce212">
            <text:p>64003</text:p>
          </table:table-cell>
          <table:covered-table-cell/>
          <table:table-cell office:value-type="string" table:number-columns-spanned="2" table:number-rows-spanned="1" table:style-name="ce212">
            <text:p>64006</text:p>
          </table:table-cell>
          <table:covered-table-cell/>
          <table:table-cell office:value-type="string" table:number-columns-spanned="2" table:number-rows-spanned="1" table:style-name="ce212">
            <text:p>64008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table:number-columns-repeated="16368"/>
        </table:table-row>
        <table:table-row table:style-name="ro3">
          <table:table-cell table:style-name="ce40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3553.8331600000001" table:formula="msoxl:=  IF(SUM(C11,C19,C36,C54,C58,C62)=0,&quot;-&quot;,SUM(C11,C19,C36,C54,C58,C62))" table:style-name="ce45">
            <text:p>3,554<text:s/></text:p>
          </table:table-cell>
          <table:table-cell office:value-type="float" office:value="559237.2737100001" table:formula="msoxl:=  IF(SUM(D11,D19,D36,D54,D58,D62)=0,&quot;-&quot;,SUM(D11,D19,D36,D54,D58,D62))" table:style-name="ce45">
            <text:p>559,237<text:s/></text:p>
          </table:table-cell>
          <table:table-cell office:value-type="float" office:value="222.58949999999999" table:formula="msoxl:=  IF(SUM(E11,E19,E36,E54,E58,E62)=0,&quot;-&quot;,SUM(E11,E19,E36,E54,E58,E62))" table:style-name="ce45">
            <text:p>223<text:s/></text:p>
          </table:table-cell>
          <table:table-cell office:value-type="float" office:value="42582.591269999997" table:formula="msoxl:=  IF(SUM(F11,F19,F36,F54,F58,F62)=0,&quot;-&quot;,SUM(F11,F19,F36,F54,F58,F62))" table:style-name="ce66">
            <text:p>42,583<text:s/></text:p>
          </table:table-cell>
          <table:table-cell office:value-type="float" office:value="26272.856219999998" table:formula="msoxl:=  IF(SUM(G11,G19,G36,G54,G58,G62)=0,&quot;-&quot;,SUM(G11,G19,G36,G54,G58,G62))" table:style-name="ce45">
            <text:p>26,273<text:s/></text:p>
          </table:table-cell>
          <table:table-cell office:value-type="float" office:value="6019763.2398899999" table:formula="msoxl:=  IF(SUM(H11,H19,H36,H54,H58,H62)=0,&quot;-&quot;,SUM(H11,H19,H36,H54,H58,H62))" table:style-name="ce45">
            <text:p>6,019,763<text:s/></text:p>
          </table:table-cell>
          <table:table-cell office:value-type="float" office:value="508.16909999999996" table:formula="msoxl:=  IF(SUM(I11,I19,I36,I54,I58,I62)=0,&quot;-&quot;,SUM(I11,I19,I36,I54,I58,I62))" table:style-name="ce45">
            <text:p>508<text:s/></text:p>
          </table:table-cell>
          <table:table-cell office:value-type="float" office:value="425536.78258" table:formula="msoxl:=  IF(SUM(J11,J19,J36,J54,J58,J62)=0,&quot;-&quot;,SUM(J11,J19,J36,J54,J58,J62))" table:style-name="ce66">
            <text:p>425,537<text:s/></text:p>
          </table:table-cell>
          <table:table-cell office:value-type="float" office:value="40.307599999999994" table:formula="msoxl:=  IF(SUM(K11,K19,K36,K54,K58,K62)=0,&quot;-&quot;,SUM(K11,K19,K36,K54,K58,K62))" table:style-name="ce45">
            <text:p>40<text:s/></text:p>
          </table:table-cell>
          <table:table-cell office:value-type="float" office:value="14329.260999999999" table:formula="msoxl:=  IF(SUM(L11,L19,L36,L54,L58,L62)=0,&quot;-&quot;,SUM(L11,L19,L36,L54,L58,L62))" table:style-name="ce66">
            <text:p>14,329<text:s/></text:p>
          </table:table-cell>
          <table:table-cell office:value-type="float" office:value="6579.86" table:formula="msoxl:=  IF(SUM(M11,M19,M36,M54,M58,M62)=0,&quot;-&quot;,SUM(M11,M19,M36,M54,M58,M62))" table:style-name="ce45">
            <text:p>6,580<text:s/></text:p>
          </table:table-cell>
          <table:table-cell office:value-type="float" office:value="2001711.3759999999" table:formula="msoxl:=  IF(SUM(N11,N19,N36,N54,N58,N62)=0,&quot;-&quot;,SUM(N11,N19,N36,N54,N58,N62))" table:style-name="ce66">
            <text:p>2,001,711<text:s/></text:p>
          </table:table-cell>
          <table:table-cell office:value-type="float" office:value="584.25019000000009" table:formula="msoxl:=  IF(SUM(O11,O19,O36,O54,O58,O62)=0,&quot;-&quot;,SUM(O11,O19,O36,O54,O58,O62))" table:style-name="ce45">
            <text:p>584<text:s/></text:p>
          </table:table-cell>
          <table:table-cell office:value-type="float" office:value="97488.184800000003" table:formula="msoxl:=  IF(SUM(P11,P19,P36,P54,P58,P62)=0,&quot;-&quot;,SUM(P11,P19,P36,P54,P58,P62))" table:style-name="ce45">
            <text:p>97,488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float" office:value="1094.5719999999999" table:formula="msoxl:=  IF(SUM(C12:C18)=0,&quot;-&quot;,SUM(C12:C18))" table:style-name="ce52">
            <text:p>1,095<text:s/></text:p>
          </table:table-cell>
          <table:table-cell office:value-type="float" office:value="93742.289600000004" table:formula="msoxl:=  IF(SUM(D12:D18)=0,&quot;-&quot;,SUM(D12:D18))" table:style-name="ce52">
            <text:p>93,742<text:s/>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60">
            <text:p>-</text:p>
          </table:table-cell>
          <table:table-cell office:value-type="float" office:value="5031.8098" table:formula="msoxl:=  IF(SUM(G12:G18)=0,&quot;-&quot;,SUM(G12:G18))" table:style-name="ce52">
            <text:p>5,032<text:s/></text:p>
          </table:table-cell>
          <table:table-cell office:value-type="float" office:value="1047321.6498400001" table:formula="msoxl:=  IF(SUM(H12:H18)=0,&quot;-&quot;,SUM(H12:H18))" table:style-name="ce53">
            <text:p>1,047,322<text:s/></text:p>
          </table:table-cell>
          <table:table-cell office:value-type="float" office:value="307.07979999999998" table:formula="msoxl:=  IF(SUM(I12:I18)=0,&quot;-&quot;,SUM(I12:I18))" table:style-name="ce52">
            <text:p>307<text:s/></text:p>
          </table:table-cell>
          <table:table-cell office:value-type="float" office:value="276345.36984" table:formula="msoxl:=  IF(SUM(J12:J18)=0,&quot;-&quot;,SUM(J12:J18))" table:style-name="ce60">
            <text:p>276,345<text:s/></text:p>
          </table:table-cell>
          <table:table-cell office:value-type="string" office:string-value="-" table:formula="msoxl:=  IF(SUM(K12:K18)=0,&quot;-&quot;,SUM(K12:K18))" table:style-name="ce52">
            <text:p>-</text:p>
          </table:table-cell>
          <table:table-cell office:value-type="string" office:string-value="-" table:formula="msoxl:=  IF(SUM(L12:L18)=0,&quot;-&quot;,SUM(L12:L18))" table:style-name="ce60">
            <text:p>-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60">
            <text:p>-</text:p>
          </table:table-cell>
          <table:table-cell office:value-type="float" office:value="295.16000000000003" table:formula="msoxl:=  IF(SUM(O12:O18)=0,&quot;-&quot;,SUM(O12:O18))" table:style-name="ce52">
            <text:p>295<text:s/></text:p>
          </table:table-cell>
          <table:table-cell office:value-type="float" office:value="44274" table:formula="msoxl:=  IF(SUM(P12:P18)=0,&quot;-&quot;,SUM(P12:P18))" table:style-name="ce52">
            <text:p>44,27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float" office:value="1094.5719999999999" table:style-name="ce55">
            <text:p>1,095<text:s/></text:p>
          </table:table-cell>
          <table:table-cell office:value-type="float" office:value="93742.289600000004" table:style-name="ce55">
            <text:p>93,742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5031.8098" table:formula="msoxl:=IF(SUM(I12,K12,M12,O12,'漁業生產量值-漁業種類別魚類別生產量值13'!C12,'漁業生產量值-漁業種類別魚類別生產量值13'!E12,'漁業生產量值-漁業種類別魚類別生產量值13'!G12,'漁業生產量值-漁業種類別魚類別生產量值13'!I12,'漁業生產量值-漁業種類別魚類別生產量值13'!K12,'漁業生產量值-漁業種類別魚類別生產量值13'!M12,'漁業生產量值-漁業種類別魚類別生產量值13'!O12)=0,&quot;-&quot;,SUM(I12,K12,M12,O12,'漁業生產量值-漁業種類別魚類別生產量值13'!C12,'漁業生產量值-漁業種類別魚類別生產量值13'!E12,'漁業生產量值-漁業種類別魚類別生產量值13'!G12,'漁業生產量值-漁業種類別魚類別生產量值13'!I12,'漁業生產量值-漁業種類別魚類別生產量值13'!K12,'漁業生產量值-漁業種類別魚類別生產量值13'!M12,'漁業生產量值-漁業種類別魚類別生產量值13'!O12))" table:style-name="ce55">
            <text:p>5,032<text:s/></text:p>
          </table:table-cell>
          <table:table-cell office:value-type="float" office:value="1047321.6498400001" table:formula="msoxl:=IF(SUM(J12,L12,N12,P12,'漁業生產量值-漁業種類別魚類別生產量值13'!D12,'漁業生產量值-漁業種類別魚類別生產量值13'!F12,'漁業生產量值-漁業種類別魚類別生產量值13'!H12,'漁業生產量值-漁業種類別魚類別生產量值13'!J12,'漁業生產量值-漁業種類別魚類別生產量值13'!L12,'漁業生產量值-漁業種類別魚類別生產量值13'!N12,'漁業生產量值-漁業種類別魚類別生產量值13'!P12)=0,&quot;-&quot;,SUM(J12,L12,N12,P12,'漁業生產量值-漁業種類別魚類別生產量值13'!D12,'漁業生產量值-漁業種類別魚類別生產量值13'!F12,'漁業生產量值-漁業種類別魚類別生產量值13'!H12,'漁業生產量值-漁業種類別魚類別生產量值13'!J12,'漁業生產量值-漁業種類別魚類別生產量值13'!L12,'漁業生產量值-漁業種類別魚類別生產量值13'!N12,'漁業生產量值-漁業種類別魚類別生產量值13'!P12))" table:style-name="ce55">
            <text:p>1,047,322<text:s/></text:p>
          </table:table-cell>
          <table:table-cell office:value-type="float" office:value="307.07979999999998" table:style-name="ce55">
            <text:p>307<text:s/></text:p>
          </table:table-cell>
          <table:table-cell office:value-type="float" office:value="276345.36984" table:style-name="ce61">
            <text:p>276,345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295.16000000000003" table:style-name="ce55">
            <text:p>295<text:s/></text:p>
          </table:table-cell>
          <table:table-cell office:value-type="float" office:value="44274" table:style-name="ce55">
            <text:p>44,27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13,K13,M13,O13,'漁業生產量值-漁業種類別魚類別生產量值13'!C13,'漁業生產量值-漁業種類別魚類別生產量值13'!E13,'漁業生產量值-漁業種類別魚類別生產量值13'!G13,'漁業生產量值-漁業種類別魚類別生產量值13'!I13,'漁業生產量值-漁業種類別魚類別生產量值13'!K13,'漁業生產量值-漁業種類別魚類別生產量值13'!M13,'漁業生產量值-漁業種類別魚類別生產量值13'!O13)=0,&quot;-&quot;,SUM(I13,K13,M13,O13,'漁業生產量值-漁業種類別魚類別生產量值13'!C13,'漁業生產量值-漁業種類別魚類別生產量值13'!E13,'漁業生產量值-漁業種類別魚類別生產量值13'!G13,'漁業生產量值-漁業種類別魚類別生產量值13'!I13,'漁業生產量值-漁業種類別魚類別生產量值13'!K13,'漁業生產量值-漁業種類別魚類別生產量值13'!M13,'漁業生產量值-漁業種類別魚類別生產量值13'!O13))" table:style-name="ce55">
            <text:p>-</text:p>
          </table:table-cell>
          <table:table-cell office:value-type="string" office:string-value="-" table:formula="msoxl:=IF(SUM(J13,L13,N13,P13,'漁業生產量值-漁業種類別魚類別生產量值13'!D13,'漁業生產量值-漁業種類別魚類別生產量值13'!F13,'漁業生產量值-漁業種類別魚類別生產量值13'!H13,'漁業生產量值-漁業種類別魚類別生產量值13'!J13,'漁業生產量值-漁業種類別魚類別生產量值13'!L13,'漁業生產量值-漁業種類別魚類別生產量值13'!N13,'漁業生產量值-漁業種類別魚類別生產量值13'!P13)=0,&quot;-&quot;,SUM(J13,L13,N13,P13,'漁業生產量值-漁業種類別魚類別生產量值13'!D13,'漁業生產量值-漁業種類別魚類別生產量值13'!F13,'漁業生產量值-漁業種類別魚類別生產量值13'!H13,'漁業生產量值-漁業種類別魚類別生產量值13'!J13,'漁業生產量值-漁業種類別魚類別生產量值13'!L13,'漁業生產量值-漁業種類別魚類別生產量值13'!N13,'漁業生產量值-漁業種類別魚類別生產量值13'!P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14,K14,M14,O14,'漁業生產量值-漁業種類別魚類別生產量值13'!C14,'漁業生產量值-漁業種類別魚類別生產量值13'!E14,'漁業生產量值-漁業種類別魚類別生產量值13'!G14,'漁業生產量值-漁業種類別魚類別生產量值13'!I14,'漁業生產量值-漁業種類別魚類別生產量值13'!K14,'漁業生產量值-漁業種類別魚類別生產量值13'!M14,'漁業生產量值-漁業種類別魚類別生產量值13'!O14)=0,&quot;-&quot;,SUM(I14,K14,M14,O14,'漁業生產量值-漁業種類別魚類別生產量值13'!C14,'漁業生產量值-漁業種類別魚類別生產量值13'!E14,'漁業生產量值-漁業種類別魚類別生產量值13'!G14,'漁業生產量值-漁業種類別魚類別生產量值13'!I14,'漁業生產量值-漁業種類別魚類別生產量值13'!K14,'漁業生產量值-漁業種類別魚類別生產量值13'!M14,'漁業生產量值-漁業種類別魚類別生產量值13'!O14))" table:style-name="ce55">
            <text:p>-</text:p>
          </table:table-cell>
          <table:table-cell office:value-type="string" office:string-value="-" table:formula="msoxl:=IF(SUM(J14,L14,N14,P14,'漁業生產量值-漁業種類別魚類別生產量值13'!D14,'漁業生產量值-漁業種類別魚類別生產量值13'!F14,'漁業生產量值-漁業種類別魚類別生產量值13'!H14,'漁業生產量值-漁業種類別魚類別生產量值13'!J14,'漁業生產量值-漁業種類別魚類別生產量值13'!L14,'漁業生產量值-漁業種類別魚類別生產量值13'!N14,'漁業生產量值-漁業種類別魚類別生產量值13'!P14)=0,&quot;-&quot;,SUM(J14,L14,N14,P14,'漁業生產量值-漁業種類別魚類別生產量值13'!D14,'漁業生產量值-漁業種類別魚類別生產量值13'!F14,'漁業生產量值-漁業種類別魚類別生產量值13'!H14,'漁業生產量值-漁業種類別魚類別生產量值13'!J14,'漁業生產量值-漁業種類別魚類別生產量值13'!L14,'漁業生產量值-漁業種類別魚類別生產量值13'!N14,'漁業生產量值-漁業種類別魚類別生產量值13'!P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15,K15,M15,O15,'漁業生產量值-漁業種類別魚類別生產量值13'!C15,'漁業生產量值-漁業種類別魚類別生產量值13'!E15,'漁業生產量值-漁業種類別魚類別生產量值13'!G15,'漁業生產量值-漁業種類別魚類別生產量值13'!I15,'漁業生產量值-漁業種類別魚類別生產量值13'!K15,'漁業生產量值-漁業種類別魚類別生產量值13'!M15,'漁業生產量值-漁業種類別魚類別生產量值13'!O15)=0,&quot;-&quot;,SUM(I15,K15,M15,O15,'漁業生產量值-漁業種類別魚類別生產量值13'!C15,'漁業生產量值-漁業種類別魚類別生產量值13'!E15,'漁業生產量值-漁業種類別魚類別生產量值13'!G15,'漁業生產量值-漁業種類別魚類別生產量值13'!I15,'漁業生產量值-漁業種類別魚類別生產量值13'!K15,'漁業生產量值-漁業種類別魚類別生產量值13'!M15,'漁業生產量值-漁業種類別魚類別生產量值13'!O15))" table:style-name="ce55">
            <text:p>-</text:p>
          </table:table-cell>
          <table:table-cell office:value-type="string" office:string-value="-" table:formula="msoxl:=IF(SUM(J15,L15,N15,P15,'漁業生產量值-漁業種類別魚類別生產量值13'!D15,'漁業生產量值-漁業種類別魚類別生產量值13'!F15,'漁業生產量值-漁業種類別魚類別生產量值13'!H15,'漁業生產量值-漁業種類別魚類別生產量值13'!J15,'漁業生產量值-漁業種類別魚類別生產量值13'!L15,'漁業生產量值-漁業種類別魚類別生產量值13'!N15,'漁業生產量值-漁業種類別魚類別生產量值13'!P15)=0,&quot;-&quot;,SUM(J15,L15,N15,P15,'漁業生產量值-漁業種類別魚類別生產量值13'!D15,'漁業生產量值-漁業種類別魚類別生產量值13'!F15,'漁業生產量值-漁業種類別魚類別生產量值13'!H15,'漁業生產量值-漁業種類別魚類別生產量值13'!J15,'漁業生產量值-漁業種類別魚類別生產量值13'!L15,'漁業生產量值-漁業種類別魚類別生產量值13'!N15,'漁業生產量值-漁業種類別魚類別生產量值13'!P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16,K16,M16,O16,'漁業生產量值-漁業種類別魚類別生產量值13'!C16,'漁業生產量值-漁業種類別魚類別生產量值13'!E16,'漁業生產量值-漁業種類別魚類別生產量值13'!G16,'漁業生產量值-漁業種類別魚類別生產量值13'!I16,'漁業生產量值-漁業種類別魚類別生產量值13'!K16,'漁業生產量值-漁業種類別魚類別生產量值13'!M16,'漁業生產量值-漁業種類別魚類別生產量值13'!O16)=0,&quot;-&quot;,SUM(I16,K16,M16,O16,'漁業生產量值-漁業種類別魚類別生產量值13'!C16,'漁業生產量值-漁業種類別魚類別生產量值13'!E16,'漁業生產量值-漁業種類別魚類別生產量值13'!G16,'漁業生產量值-漁業種類別魚類別生產量值13'!I16,'漁業生產量值-漁業種類別魚類別生產量值13'!K16,'漁業生產量值-漁業種類別魚類別生產量值13'!M16,'漁業生產量值-漁業種類別魚類別生產量值13'!O16))" table:style-name="ce55">
            <text:p>-</text:p>
          </table:table-cell>
          <table:table-cell office:value-type="string" office:string-value="-" table:formula="msoxl:=IF(SUM(J16,L16,N16,P16,'漁業生產量值-漁業種類別魚類別生產量值13'!D16,'漁業生產量值-漁業種類別魚類別生產量值13'!F16,'漁業生產量值-漁業種類別魚類別生產量值13'!H16,'漁業生產量值-漁業種類別魚類別生產量值13'!J16,'漁業生產量值-漁業種類別魚類別生產量值13'!L16,'漁業生產量值-漁業種類別魚類別生產量值13'!N16,'漁業生產量值-漁業種類別魚類別生產量值13'!P16)=0,&quot;-&quot;,SUM(J16,L16,N16,P16,'漁業生產量值-漁業種類別魚類別生產量值13'!D16,'漁業生產量值-漁業種類別魚類別生產量值13'!F16,'漁業生產量值-漁業種類別魚類別生產量值13'!H16,'漁業生產量值-漁業種類別魚類別生產量值13'!J16,'漁業生產量值-漁業種類別魚類別生產量值13'!L16,'漁業生產量值-漁業種類別魚類別生產量值13'!N16,'漁業生產量值-漁業種類別魚類別生產量值13'!P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17,K17,M17,O17,'漁業生產量值-漁業種類別魚類別生產量值13'!C17,'漁業生產量值-漁業種類別魚類別生產量值13'!E17,'漁業生產量值-漁業種類別魚類別生產量值13'!G17,'漁業生產量值-漁業種類別魚類別生產量值13'!I17,'漁業生產量值-漁業種類別魚類別生產量值13'!K17,'漁業生產量值-漁業種類別魚類別生產量值13'!M17,'漁業生產量值-漁業種類別魚類別生產量值13'!O17)=0,&quot;-&quot;,SUM(I17,K17,M17,O17,'漁業生產量值-漁業種類別魚類別生產量值13'!C17,'漁業生產量值-漁業種類別魚類別生產量值13'!E17,'漁業生產量值-漁業種類別魚類別生產量值13'!G17,'漁業生產量值-漁業種類別魚類別生產量值13'!I17,'漁業生產量值-漁業種類別魚類別生產量值13'!K17,'漁業生產量值-漁業種類別魚類別生產量值13'!M17,'漁業生產量值-漁業種類別魚類別生產量值13'!O17))" table:style-name="ce55">
            <text:p>-</text:p>
          </table:table-cell>
          <table:table-cell office:value-type="string" office:string-value="-" table:formula="msoxl:=IF(SUM(J17,L17,N17,P17,'漁業生產量值-漁業種類別魚類別生產量值13'!D17,'漁業生產量值-漁業種類別魚類別生產量值13'!F17,'漁業生產量值-漁業種類別魚類別生產量值13'!H17,'漁業生產量值-漁業種類別魚類別生產量值13'!J17,'漁業生產量值-漁業種類別魚類別生產量值13'!L17,'漁業生產量值-漁業種類別魚類別生產量值13'!N17,'漁業生產量值-漁業種類別魚類別生產量值13'!P17)=0,&quot;-&quot;,SUM(J17,L17,N17,P17,'漁業生產量值-漁業種類別魚類別生產量值13'!D17,'漁業生產量值-漁業種類別魚類別生產量值13'!F17,'漁業生產量值-漁業種類別魚類別生產量值13'!H17,'漁業生產量值-漁業種類別魚類別生產量值13'!J17,'漁業生產量值-漁業種類別魚類別生產量值13'!L17,'漁業生產量值-漁業種類別魚類別生產量值13'!N17,'漁業生產量值-漁業種類別魚類別生產量值13'!P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office:string-value="-" table:formula="msoxl:=IF(SUM(I18,K18,M18,O18,'漁業生產量值-漁業種類別魚類別生產量值13'!C18,'漁業生產量值-漁業種類別魚類別生產量值13'!E18,'漁業生產量值-漁業種類別魚類別生產量值13'!G18,'漁業生產量值-漁業種類別魚類別生產量值13'!I18,'漁業生產量值-漁業種類別魚類別生產量值13'!K18,'漁業生產量值-漁業種類別魚類別生產量值13'!M18,'漁業生產量值-漁業種類別魚類別生產量值13'!O18)=0,&quot;-&quot;,SUM(I18,K18,M18,O18,'漁業生產量值-漁業種類別魚類別生產量值13'!C18,'漁業生產量值-漁業種類別魚類別生產量值13'!E18,'漁業生產量值-漁業種類別魚類別生產量值13'!G18,'漁業生產量值-漁業種類別魚類別生產量值13'!I18,'漁業生產量值-漁業種類別魚類別生產量值13'!K18,'漁業生產量值-漁業種類別魚類別生產量值13'!M18,'漁業生產量值-漁業種類別魚類別生產量值13'!O18))" table:style-name="ce55">
            <text:p>-</text:p>
          </table:table-cell>
          <table:table-cell office:value-type="string" office:string-value="-" table:formula="msoxl:=IF(SUM(J18,L18,N18,P18,'漁業生產量值-漁業種類別魚類別生產量值13'!D18,'漁業生產量值-漁業種類別魚類別生產量值13'!F18,'漁業生產量值-漁業種類別魚類別生產量值13'!H18,'漁業生產量值-漁業種類別魚類別生產量值13'!J18,'漁業生產量值-漁業種類別魚類別生產量值13'!L18,'漁業生產量值-漁業種類別魚類別生產量值13'!N18,'漁業生產量值-漁業種類別魚類別生產量值13'!P18)=0,&quot;-&quot;,SUM(J18,L18,N18,P18,'漁業生產量值-漁業種類別魚類別生產量值13'!D18,'漁業生產量值-漁業種類別魚類別生產量值13'!F18,'漁業生產量值-漁業種類別魚類別生產量值13'!H18,'漁業生產量值-漁業種類別魚類別生產量值13'!J18,'漁業生產量值-漁業種類別魚類別生產量值13'!L18,'漁業生產量值-漁業種類別魚類別生產量值13'!N18,'漁業生產量值-漁業種類別魚類別生產量值13'!P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2400.9622399999998" table:formula="msoxl:=  IF(SUM(C20:C35)=0,&quot;-&quot;,SUM(C20:C35))" table:style-name="ce52">
            <text:p>2,401<text:s/></text:p>
          </table:table-cell>
          <table:table-cell office:value-type="float" office:value="451225.14167000004" table:formula="msoxl:=  IF(SUM(D20:D35)=0,&quot;-&quot;,SUM(D20:D35))" table:style-name="ce52">
            <text:p>451,225<text:s/></text:p>
          </table:table-cell>
          <table:table-cell office:value-type="float" office:value="221.262" table:formula="msoxl:=  IF(SUM(E20:E35)=0,&quot;-&quot;,SUM(E20:E35))" table:style-name="ce52">
            <text:p>221<text:s/></text:p>
          </table:table-cell>
          <table:table-cell office:value-type="float" office:value="42015.748769999998" table:formula="msoxl:=  IF(SUM(F20:F35)=0,&quot;-&quot;,SUM(F20:F35))" table:style-name="ce60">
            <text:p>42,016<text:s/></text:p>
          </table:table-cell>
          <table:table-cell office:value-type="float" office:value="969.93617000000006" table:formula="msoxl:=  IF(SUM(G20:G35)=0,&quot;-&quot;,SUM(G20:G35))" table:style-name="ce52">
            <text:p>970<text:s/></text:p>
          </table:table-cell>
          <table:table-cell office:value-type="float" office:value="286472.03313999996" table:formula="msoxl:=  IF(SUM(H20:H35)=0,&quot;-&quot;,SUM(H20:H35))" table:style-name="ce52">
            <text:p>286,472<text:s/></text:p>
          </table:table-cell>
          <table:table-cell office:value-type="float" office:value="149.2311" table:formula="msoxl:=  IF(SUM(I20:I35)=0,&quot;-&quot;,SUM(I20:I35))" table:style-name="ce52">
            <text:p>149<text:s/></text:p>
          </table:table-cell>
          <table:table-cell office:value-type="float" office:value="123208.8605" table:formula="msoxl:=  IF(SUM(J20:J35)=0,&quot;-&quot;,SUM(J20:J35))" table:style-name="ce60">
            <text:p>123,209<text:s/></text:p>
          </table:table-cell>
          <table:table-cell office:value-type="float" office:value="36.456699999999998" table:formula="msoxl:=  IF(SUM(K20:K35)=0,&quot;-&quot;,SUM(K20:K35))" table:style-name="ce52">
            <text:p>36<text:s/></text:p>
          </table:table-cell>
          <table:table-cell office:value-type="float" office:value="12491.91318" table:formula="msoxl:=  IF(SUM(L20:L35)=0,&quot;-&quot;,SUM(L20:L35))" table:style-name="ce60">
            <text:p>12,492<text:s/></text:p>
          </table:table-cell>
          <table:table-cell office:value-type="string" office:string-value="-" table:formula="msoxl:=  IF(SUM(M20:M35)=0,&quot;-&quot;,SUM(M20:M35))" table:style-name="ce52">
            <text:p>-</text:p>
          </table:table-cell>
          <table:table-cell office:value-type="string" office:string-value="-" table:formula="msoxl:=  IF(SUM(N20:N35)=0,&quot;-&quot;,SUM(N20:N35))" table:style-name="ce60">
            <text:p>-</text:p>
          </table:table-cell>
          <table:table-cell office:value-type="float" office:value="274.03026" table:formula="msoxl:=  IF(SUM(O20:O35)=0,&quot;-&quot;,SUM(O20:O35))" table:style-name="ce52">
            <text:p>274<text:s/></text:p>
          </table:table-cell>
          <table:table-cell office:value-type="float" office:value="49727.262820000004" table:formula="msoxl:=  IF(SUM(P20:P35)=0,&quot;-&quot;,SUM(P20:P35))" table:style-name="ce52">
            <text:p>49,72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office:string-value="-" table:formula="msoxl:=IF(SUM(I20,K20,M20,O20,'漁業生產量值-漁業種類別魚類別生產量值13'!C20,'漁業生產量值-漁業種類別魚類別生產量值13'!E20,'漁業生產量值-漁業種類別魚類別生產量值13'!G20,'漁業生產量值-漁業種類別魚類別生產量值13'!I20,'漁業生產量值-漁業種類別魚類別生產量值13'!K20,'漁業生產量值-漁業種類別魚類別生產量值13'!M20,'漁業生產量值-漁業種類別魚類別生產量值13'!O20)=0,&quot;-&quot;,SUM(I20,K20,M20,O20,'漁業生產量值-漁業種類別魚類別生產量值13'!C20,'漁業生產量值-漁業種類別魚類別生產量值13'!E20,'漁業生產量值-漁業種類別魚類別生產量值13'!G20,'漁業生產量值-漁業種類別魚類別生產量值13'!I20,'漁業生產量值-漁業種類別魚類別生產量值13'!K20,'漁業生產量值-漁業種類別魚類別生產量值13'!M20,'漁業生產量值-漁業種類別魚類別生產量值13'!O20))" table:style-name="ce55">
            <text:p>-</text:p>
          </table:table-cell>
          <table:table-cell office:value-type="string" office:string-value="-" table:formula="msoxl:=IF(SUM(J20,L20,N20,P20,'漁業生產量值-漁業種類別魚類別生產量值13'!D20,'漁業生產量值-漁業種類別魚類別生產量值13'!F20,'漁業生產量值-漁業種類別魚類別生產量值13'!H20,'漁業生產量值-漁業種類別魚類別生產量值13'!J20,'漁業生產量值-漁業種類別魚類別生產量值13'!L20,'漁業生產量值-漁業種類別魚類別生產量值13'!N20,'漁業生產量值-漁業種類別魚類別生產量值13'!P20)=0,&quot;-&quot;,SUM(J20,L20,N20,P20,'漁業生產量值-漁業種類別魚類別生產量值13'!D20,'漁業生產量值-漁業種類別魚類別生產量值13'!F20,'漁業生產量值-漁業種類別魚類別生產量值13'!H20,'漁業生產量值-漁業種類別魚類別生產量值13'!J20,'漁業生產量值-漁業種類別魚類別生產量值13'!L20,'漁業生產量值-漁業種類別魚類別生產量值13'!N20,'漁業生產量值-漁業種類別魚類別生產量值13'!P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21,K21,M21,O21,'漁業生產量值-漁業種類別魚類別生產量值13'!C21,'漁業生產量值-漁業種類別魚類別生產量值13'!E21,'漁業生產量值-漁業種類別魚類別生產量值13'!G21,'漁業生產量值-漁業種類別魚類別生產量值13'!I21,'漁業生產量值-漁業種類別魚類別生產量值13'!K21,'漁業生產量值-漁業種類別魚類別生產量值13'!M21,'漁業生產量值-漁業種類別魚類別生產量值13'!O21)=0,&quot;-&quot;,SUM(I21,K21,M21,O21,'漁業生產量值-漁業種類別魚類別生產量值13'!C21,'漁業生產量值-漁業種類別魚類別生產量值13'!E21,'漁業生產量值-漁業種類別魚類別生產量值13'!G21,'漁業生產量值-漁業種類別魚類別生產量值13'!I21,'漁業生產量值-漁業種類別魚類別生產量值13'!K21,'漁業生產量值-漁業種類別魚類別生產量值13'!M21,'漁業生產量值-漁業種類別魚類別生產量值13'!O21))" table:style-name="ce55">
            <text:p>-</text:p>
          </table:table-cell>
          <table:table-cell office:value-type="string" office:string-value="-" table:formula="msoxl:=IF(SUM(J21,L21,N21,P21,'漁業生產量值-漁業種類別魚類別生產量值13'!D21,'漁業生產量值-漁業種類別魚類別生產量值13'!F21,'漁業生產量值-漁業種類別魚類別生產量值13'!H21,'漁業生產量值-漁業種類別魚類別生產量值13'!J21,'漁業生產量值-漁業種類別魚類別生產量值13'!L21,'漁業生產量值-漁業種類別魚類別生產量值13'!N21,'漁業生產量值-漁業種類別魚類別生產量值13'!P21)=0,&quot;-&quot;,SUM(J21,L21,N21,P21,'漁業生產量值-漁業種類別魚類別生產量值13'!D21,'漁業生產量值-漁業種類別魚類別生產量值13'!F21,'漁業生產量值-漁業種類別魚類別生產量值13'!H21,'漁業生產量值-漁業種類別魚類別生產量值13'!J21,'漁業生產量值-漁業種類別魚類別生產量值13'!L21,'漁業生產量值-漁業種類別魚類別生產量值13'!N21,'漁業生產量值-漁業種類別魚類別生產量值13'!P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float" office:value="1520.47" table:style-name="ce55">
            <text:p>1,520<text:s/></text:p>
          </table:table-cell>
          <table:table-cell office:value-type="float" office:value="320707.45500000002" table:style-name="ce55">
            <text:p>320,707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22,K22,M22,O22,'漁業生產量值-漁業種類別魚類別生產量值13'!C22,'漁業生產量值-漁業種類別魚類別生產量值13'!E22,'漁業生產量值-漁業種類別魚類別生產量值13'!G22,'漁業生產量值-漁業種類別魚類別生產量值13'!I22,'漁業生產量值-漁業種類別魚類別生產量值13'!K22,'漁業生產量值-漁業種類別魚類別生產量值13'!M22,'漁業生產量值-漁業種類別魚類別生產量值13'!O22)=0,&quot;-&quot;,SUM(I22,K22,M22,O22,'漁業生產量值-漁業種類別魚類別生產量值13'!C22,'漁業生產量值-漁業種類別魚類別生產量值13'!E22,'漁業生產量值-漁業種類別魚類別生產量值13'!G22,'漁業生產量值-漁業種類別魚類別生產量值13'!I22,'漁業生產量值-漁業種類別魚類別生產量值13'!K22,'漁業生產量值-漁業種類別魚類別生產量值13'!M22,'漁業生產量值-漁業種類別魚類別生產量值13'!O22))" table:style-name="ce55">
            <text:p>-</text:p>
          </table:table-cell>
          <table:table-cell office:value-type="string" office:string-value="-" table:formula="msoxl:=IF(SUM(J22,L22,N22,P22,'漁業生產量值-漁業種類別魚類別生產量值13'!D22,'漁業生產量值-漁業種類別魚類別生產量值13'!F22,'漁業生產量值-漁業種類別魚類別生產量值13'!H22,'漁業生產量值-漁業種類別魚類別生產量值13'!J22,'漁業生產量值-漁業種類別魚類別生產量值13'!L22,'漁業生產量值-漁業種類別魚類別生產量值13'!N22,'漁業生產量值-漁業種類別魚類別生產量值13'!P22)=0,&quot;-&quot;,SUM(J22,L22,N22,P22,'漁業生產量值-漁業種類別魚類別生產量值13'!D22,'漁業生產量值-漁業種類別魚類別生產量值13'!F22,'漁業生產量值-漁業種類別魚類別生產量值13'!H22,'漁業生產量值-漁業種類別魚類別生產量值13'!J22,'漁業生產量值-漁業種類別魚類別生產量值13'!L22,'漁業生產量值-漁業種類別魚類別生產量值13'!N22,'漁業生產量值-漁業種類別魚類別生產量值13'!P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735.34" table:style-name="ce55">
            <text:p>735<text:s/></text:p>
          </table:table-cell>
          <table:table-cell office:value-type="float" office:value="108349.21445" table:style-name="ce55">
            <text:p>108,349<text:s/></text:p>
          </table:table-cell>
          <table:table-cell office:value-type="float" office:value="220.32300000000001" table:style-name="ce55">
            <text:p>220<text:s/></text:p>
          </table:table-cell>
          <table:table-cell office:value-type="float" office:value="41845.1993" table:style-name="ce61">
            <text:p>41,845<text:s/></text:p>
          </table:table-cell>
          <table:table-cell office:value-type="float" office:value="889.90716999999995" table:formula="msoxl:=IF(SUM(I23,K23,M23,O23,'漁業生產量值-漁業種類別魚類別生產量值13'!C23,'漁業生產量值-漁業種類別魚類別生產量值13'!E23,'漁業生產量值-漁業種類別魚類別生產量值13'!G23,'漁業生產量值-漁業種類別魚類別生產量值13'!I23,'漁業生產量值-漁業種類別魚類別生產量值13'!K23,'漁業生產量值-漁業種類別魚類別生產量值13'!M23,'漁業生產量值-漁業種類別魚類別生產量值13'!O23)=0,&quot;-&quot;,SUM(I23,K23,M23,O23,'漁業生產量值-漁業種類別魚類別生產量值13'!C23,'漁業生產量值-漁業種類別魚類別生產量值13'!E23,'漁業生產量值-漁業種類別魚類別生產量值13'!G23,'漁業生產量值-漁業種類別魚類別生產量值13'!I23,'漁業生產量值-漁業種類別魚類別生產量值13'!K23,'漁業生產量值-漁業種類別魚類別生產量值13'!M23,'漁業生產量值-漁業種類別魚類別生產量值13'!O23))" table:style-name="ce55">
            <text:p>890<text:s/></text:p>
          </table:table-cell>
          <table:table-cell office:value-type="float" office:value="265589.39513999998" table:formula="msoxl:=IF(SUM(J23,L23,N23,P23,'漁業生產量值-漁業種類別魚類別生產量值13'!D23,'漁業生產量值-漁業種類別魚類別生產量值13'!F23,'漁業生產量值-漁業種類別魚類別生產量值13'!H23,'漁業生產量值-漁業種類別魚類別生產量值13'!J23,'漁業生產量值-漁業種類別魚類別生產量值13'!L23,'漁業生產量值-漁業種類別魚類別生產量值13'!N23,'漁業生產量值-漁業種類別魚類別生產量值13'!P23)=0,&quot;-&quot;,SUM(J23,L23,N23,P23,'漁業生產量值-漁業種類別魚類別生產量值13'!D23,'漁業生產量值-漁業種類別魚類別生產量值13'!F23,'漁業生產量值-漁業種類別魚類別生產量值13'!H23,'漁業生產量值-漁業種類別魚類別生產量值13'!J23,'漁業生產量值-漁業種類別魚類別生產量值13'!L23,'漁業生產量值-漁業種類別魚類別生產量值13'!N23,'漁業生產量值-漁業種類別魚類別生產量值13'!P23))" table:style-name="ce55">
            <text:p>265,589<text:s/></text:p>
          </table:table-cell>
          <table:table-cell office:value-type="float" office:value="149.2311" table:style-name="ce55">
            <text:p>149<text:s/></text:p>
          </table:table-cell>
          <table:table-cell office:value-type="float" office:value="123208.8605" table:style-name="ce61">
            <text:p>123,209<text:s/></text:p>
          </table:table-cell>
          <table:table-cell office:value-type="float" office:value="24.970700000000001" table:style-name="ce55">
            <text:p>25<text:s/></text:p>
          </table:table-cell>
          <table:table-cell office:value-type="float" office:value="5031.7431800000004" table:style-name="ce61">
            <text:p>5,032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274.03026" table:style-name="ce55">
            <text:p>274<text:s/></text:p>
          </table:table-cell>
          <table:table-cell office:value-type="float" office:value="49727.262820000004" table:style-name="ce55">
            <text:p>49,72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37.704599999999999" table:style-name="ce55">
            <text:p>38<text:s/></text:p>
          </table:table-cell>
          <table:table-cell office:value-type="float" office:value="6142.8333700000003" table:style-name="ce55">
            <text:p>6,143<text:s/></text:p>
          </table:table-cell>
          <table:table-cell office:value-type="float" office:value="0.93899999999999995" table:style-name="ce55">
            <text:p>1<text:s/></text:p>
          </table:table-cell>
          <table:table-cell office:value-type="float" office:value="170.54947000000001" table:style-name="ce61">
            <text:p>171<text:s/></text:p>
          </table:table-cell>
          <table:table-cell office:value-type="float" office:value="26.349" table:formula="msoxl:=IF(SUM(I24,K24,M24,O24,'漁業生產量值-漁業種類別魚類別生產量值13'!C24,'漁業生產量值-漁業種類別魚類別生產量值13'!E24,'漁業生產量值-漁業種類別魚類別生產量值13'!G24,'漁業生產量值-漁業種類別魚類別生產量值13'!I24,'漁業生產量值-漁業種類別魚類別生產量值13'!K24,'漁業生產量值-漁業種類別魚類別生產量值13'!M24,'漁業生產量值-漁業種類別魚類別生產量值13'!O24)=0,&quot;-&quot;,SUM(I24,K24,M24,O24,'漁業生產量值-漁業種類別魚類別生產量值13'!C24,'漁業生產量值-漁業種類別魚類別生產量值13'!E24,'漁業生產量值-漁業種類別魚類別生產量值13'!G24,'漁業生產量值-漁業種類別魚類別生產量值13'!I24,'漁業生產量值-漁業種類別魚類別生產量值13'!K24,'漁業生產量值-漁業種類別魚類別生產量值13'!M24,'漁業生產量值-漁業種類別魚類別生產量值13'!O24))" table:style-name="ce55">
            <text:p>26<text:s/></text:p>
          </table:table-cell>
          <table:table-cell office:value-type="float" office:value="12574.035" table:formula="msoxl:=IF(SUM(J24,L24,N24,P24,'漁業生產量值-漁業種類別魚類別生產量值13'!D24,'漁業生產量值-漁業種類別魚類別生產量值13'!F24,'漁業生產量值-漁業種類別魚類別生產量值13'!H24,'漁業生產量值-漁業種類別魚類別生產量值13'!J24,'漁業生產量值-漁業種類別魚類別生產量值13'!L24,'漁業生產量值-漁業種類別魚類別生產量值13'!N24,'漁業生產量值-漁業種類別魚類別生產量值13'!P24)=0,&quot;-&quot;,SUM(J24,L24,N24,P24,'漁業生產量值-漁業種類別魚類別生產量值13'!D24,'漁業生產量值-漁業種類別魚類別生產量值13'!F24,'漁業生產量值-漁業種類別魚類別生產量值13'!H24,'漁業生產量值-漁業種類別魚類別生產量值13'!J24,'漁業生產量值-漁業種類別魚類別生產量值13'!L24,'漁業生產量值-漁業種類別魚類別生產量值13'!N24,'漁業生產量值-漁業種類別魚類別生產量值13'!P24))" table:style-name="ce55">
            <text:p>12,574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11.486000000000001" table:style-name="ce55">
            <text:p>11<text:s/></text:p>
          </table:table-cell>
          <table:table-cell office:value-type="float" office:value="7460.17" table:style-name="ce61">
            <text:p>7,460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float" office:value="2.2999999999999998" table:style-name="ce55">
            <text:p>2<text:s/></text:p>
          </table:table-cell>
          <table:table-cell office:value-type="float" office:value="312.13" table:style-name="ce55">
            <text:p>312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25,K25,M25,O25,'漁業生產量值-漁業種類別魚類別生產量值13'!C25,'漁業生產量值-漁業種類別魚類別生產量值13'!E25,'漁業生產量值-漁業種類別魚類別生產量值13'!G25,'漁業生產量值-漁業種類別魚類別生產量值13'!I25,'漁業生產量值-漁業種類別魚類別生產量值13'!K25,'漁業生產量值-漁業種類別魚類別生產量值13'!M25,'漁業生產量值-漁業種類別魚類別生產量值13'!O25)=0,&quot;-&quot;,SUM(I25,K25,M25,O25,'漁業生產量值-漁業種類別魚類別生產量值13'!C25,'漁業生產量值-漁業種類別魚類別生產量值13'!E25,'漁業生產量值-漁業種類別魚類別生產量值13'!G25,'漁業生產量值-漁業種類別魚類別生產量值13'!I25,'漁業生產量值-漁業種類別魚類別生產量值13'!K25,'漁業生產量值-漁業種類別魚類別生產量值13'!M25,'漁業生產量值-漁業種類別魚類別生產量值13'!O25))" table:style-name="ce55">
            <text:p>-</text:p>
          </table:table-cell>
          <table:table-cell office:value-type="string" office:string-value="-" table:formula="msoxl:=IF(SUM(J25,L25,N25,P25,'漁業生產量值-漁業種類別魚類別生產量值13'!D25,'漁業生產量值-漁業種類別魚類別生產量值13'!F25,'漁業生產量值-漁業種類別魚類別生產量值13'!H25,'漁業生產量值-漁業種類別魚類別生產量值13'!J25,'漁業生產量值-漁業種類別魚類別生產量值13'!L25,'漁業生產量值-漁業種類別魚類別生產量值13'!N25,'漁業生產量值-漁業種類別魚類別生產量值13'!P25)=0,&quot;-&quot;,SUM(J25,L25,N25,P25,'漁業生產量值-漁業種類別魚類別生產量值13'!D25,'漁業生產量值-漁業種類別魚類別生產量值13'!F25,'漁業生產量值-漁業種類別魚類別生產量值13'!H25,'漁業生產量值-漁業種類別魚類別生產量值13'!J25,'漁業生產量值-漁業種類別魚類別生產量值13'!L25,'漁業生產量值-漁業種類別魚類別生產量值13'!N25,'漁業生產量值-漁業種類別魚類別生產量值13'!P2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float" office:value="2.6499999999999999E-2" table:style-name="ce55">
            <text:p>0<text:s/></text:p>
          </table:table-cell>
          <table:table-cell office:value-type="float" office:value="4.0041500000000001" table:style-name="ce55">
            <text:p>4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26,K26,M26,O26,'漁業生產量值-漁業種類別魚類別生產量值13'!C26,'漁業生產量值-漁業種類別魚類別生產量值13'!E26,'漁業生產量值-漁業種類別魚類別生產量值13'!G26,'漁業生產量值-漁業種類別魚類別生產量值13'!I26,'漁業生產量值-漁業種類別魚類別生產量值13'!K26,'漁業生產量值-漁業種類別魚類別生產量值13'!M26,'漁業生產量值-漁業種類別魚類別生產量值13'!O26)=0,&quot;-&quot;,SUM(I26,K26,M26,O26,'漁業生產量值-漁業種類別魚類別生產量值13'!C26,'漁業生產量值-漁業種類別魚類別生產量值13'!E26,'漁業生產量值-漁業種類別魚類別生產量值13'!G26,'漁業生產量值-漁業種類別魚類別生產量值13'!I26,'漁業生產量值-漁業種類別魚類別生產量值13'!K26,'漁業生產量值-漁業種類別魚類別生產量值13'!M26,'漁業生產量值-漁業種類別魚類別生產量值13'!O26))" table:style-name="ce55">
            <text:p>-</text:p>
          </table:table-cell>
          <table:table-cell office:value-type="string" office:string-value="-" table:formula="msoxl:=IF(SUM(J26,L26,N26,P26,'漁業生產量值-漁業種類別魚類別生產量值13'!D26,'漁業生產量值-漁業種類別魚類別生產量值13'!F26,'漁業生產量值-漁業種類別魚類別生產量值13'!H26,'漁業生產量值-漁業種類別魚類別生產量值13'!J26,'漁業生產量值-漁業種類別魚類別生產量值13'!L26,'漁業生產量值-漁業種類別魚類別生產量值13'!N26,'漁業生產量值-漁業種類別魚類別生產量值13'!P26)=0,&quot;-&quot;,SUM(J26,L26,N26,P26,'漁業生產量值-漁業種類別魚類別生產量值13'!D26,'漁業生產量值-漁業種類別魚類別生產量值13'!F26,'漁業生產量值-漁業種類別魚類別生產量值13'!H26,'漁業生產量值-漁業種類別魚類別生產量值13'!J26,'漁業生產量值-漁業種類別魚類別生產量值13'!L26,'漁業生產量值-漁業種類別魚類別生產量值13'!N26,'漁業生產量值-漁業種類別魚類別生產量值13'!P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27,K27,M27,O27,'漁業生產量值-漁業種類別魚類別生產量值13'!C27,'漁業生產量值-漁業種類別魚類別生產量值13'!E27,'漁業生產量值-漁業種類別魚類別生產量值13'!G27,'漁業生產量值-漁業種類別魚類別生產量值13'!I27,'漁業生產量值-漁業種類別魚類別生產量值13'!K27,'漁業生產量值-漁業種類別魚類別生產量值13'!M27,'漁業生產量值-漁業種類別魚類別生產量值13'!O27)=0,&quot;-&quot;,SUM(I27,K27,M27,O27,'漁業生產量值-漁業種類別魚類別生產量值13'!C27,'漁業生產量值-漁業種類別魚類別生產量值13'!E27,'漁業生產量值-漁業種類別魚類別生產量值13'!G27,'漁業生產量值-漁業種類別魚類別生產量值13'!I27,'漁業生產量值-漁業種類別魚類別生產量值13'!K27,'漁業生產量值-漁業種類別魚類別生產量值13'!M27,'漁業生產量值-漁業種類別魚類別生產量值13'!O27))" table:style-name="ce55">
            <text:p>-</text:p>
          </table:table-cell>
          <table:table-cell office:value-type="string" office:string-value="-" table:formula="msoxl:=IF(SUM(J27,L27,N27,P27,'漁業生產量值-漁業種類別魚類別生產量值13'!D27,'漁業生產量值-漁業種類別魚類別生產量值13'!F27,'漁業生產量值-漁業種類別魚類別生產量值13'!H27,'漁業生產量值-漁業種類別魚類別生產量值13'!J27,'漁業生產量值-漁業種類別魚類別生產量值13'!L27,'漁業生產量值-漁業種類別魚類別生產量值13'!N27,'漁業生產量值-漁業種類別魚類別生產量值13'!P27)=0,&quot;-&quot;,SUM(J27,L27,N27,P27,'漁業生產量值-漁業種類別魚類別生產量值13'!D27,'漁業生產量值-漁業種類別魚類別生產量值13'!F27,'漁業生產量值-漁業種類別魚類別生產量值13'!H27,'漁業生產量值-漁業種類別魚類別生產量值13'!J27,'漁業生產量值-漁業種類別魚類別生產量值13'!L27,'漁業生產量值-漁業種類別魚類別生產量值13'!N27,'漁業生產量值-漁業種類別魚類別生產量值13'!P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float" office:value="2.089" table:style-name="ce55">
            <text:p>2<text:s/></text:p>
          </table:table-cell>
          <table:table-cell office:value-type="float" office:value="315.64789999999999" table:style-name="ce55">
            <text:p>316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0.11" table:formula="msoxl:=IF(SUM(I28,K28,M28,O28,'漁業生產量值-漁業種類別魚類別生產量值13'!C28,'漁業生產量值-漁業種類別魚類別生產量值13'!E28,'漁業生產量值-漁業種類別魚類別生產量值13'!G28,'漁業生產量值-漁業種類別魚類別生產量值13'!I28,'漁業生產量值-漁業種類別魚類別生產量值13'!K28,'漁業生產量值-漁業種類別魚類別生產量值13'!M28,'漁業生產量值-漁業種類別魚類別生產量值13'!O28)=0,&quot;-&quot;,SUM(I28,K28,M28,O28,'漁業生產量值-漁業種類別魚類別生產量值13'!C28,'漁業生產量值-漁業種類別魚類別生產量值13'!E28,'漁業生產量值-漁業種類別魚類別生產量值13'!G28,'漁業生產量值-漁業種類別魚類別生產量值13'!I28,'漁業生產量值-漁業種類別魚類別生產量值13'!K28,'漁業生產量值-漁業種類別魚類別生產量值13'!M28,'漁業生產量值-漁業種類別魚類別生產量值13'!O28))" table:style-name="ce55">
            <text:p>0<text:s/></text:p>
          </table:table-cell>
          <table:table-cell office:value-type="float" office:value="19.172999999999998" table:formula="msoxl:=IF(SUM(J28,L28,N28,P28,'漁業生產量值-漁業種類別魚類別生產量值13'!D28,'漁業生產量值-漁業種類別魚類別生產量值13'!F28,'漁業生產量值-漁業種類別魚類別生產量值13'!H28,'漁業生產量值-漁業種類別魚類別生產量值13'!J28,'漁業生產量值-漁業種類別魚類別生產量值13'!L28,'漁業生產量值-漁業種類別魚類別生產量值13'!N28,'漁業生產量值-漁業種類別魚類別生產量值13'!P28)=0,&quot;-&quot;,SUM(J28,L28,N28,P28,'漁業生產量值-漁業種類別魚類別生產量值13'!D28,'漁業生產量值-漁業種類別魚類別生產量值13'!F28,'漁業生產量值-漁業種類別魚類別生產量值13'!H28,'漁業生產量值-漁業種類別魚類別生產量值13'!J28,'漁業生產量值-漁業種類別魚類別生產量值13'!L28,'漁業生產量值-漁業種類別魚類別生產量值13'!N28,'漁業生產量值-漁業種類別魚類別生產量值13'!P28))" table:style-name="ce55">
            <text:p>19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29,K29,M29,O29,'漁業生產量值-漁業種類別魚類別生產量值13'!C29,'漁業生產量值-漁業種類別魚類別生產量值13'!E29,'漁業生產量值-漁業種類別魚類別生產量值13'!G29,'漁業生產量值-漁業種類別魚類別生產量值13'!I29,'漁業生產量值-漁業種類別魚類別生產量值13'!K29,'漁業生產量值-漁業種類別魚類別生產量值13'!M29,'漁業生產量值-漁業種類別魚類別生產量值13'!O29)=0,&quot;-&quot;,SUM(I29,K29,M29,O29,'漁業生產量值-漁業種類別魚類別生產量值13'!C29,'漁業生產量值-漁業種類別魚類別生產量值13'!E29,'漁業生產量值-漁業種類別魚類別生產量值13'!G29,'漁業生產量值-漁業種類別魚類別生產量值13'!I29,'漁業生產量值-漁業種類別魚類別生產量值13'!K29,'漁業生產量值-漁業種類別魚類別生產量值13'!M29,'漁業生產量值-漁業種類別魚類別生產量值13'!O29))" table:style-name="ce55">
            <text:p>-</text:p>
          </table:table-cell>
          <table:table-cell office:value-type="string" office:string-value="-" table:formula="msoxl:=IF(SUM(J29,L29,N29,P29,'漁業生產量值-漁業種類別魚類別生產量值13'!D29,'漁業生產量值-漁業種類別魚類別生產量值13'!F29,'漁業生產量值-漁業種類別魚類別生產量值13'!H29,'漁業生產量值-漁業種類別魚類別生產量值13'!J29,'漁業生產量值-漁業種類別魚類別生產量值13'!L29,'漁業生產量值-漁業種類別魚類別生產量值13'!N29,'漁業生產量值-漁業種類別魚類別生產量值13'!P29)=0,&quot;-&quot;,SUM(J29,L29,N29,P29,'漁業生產量值-漁業種類別魚類別生產量值13'!D29,'漁業生產量值-漁業種類別魚類別生產量值13'!F29,'漁業生產量值-漁業種類別魚類別生產量值13'!H29,'漁業生產量值-漁業種類別魚類別生產量值13'!J29,'漁業生產量值-漁業種類別魚類別生產量值13'!L29,'漁業生產量值-漁業種類別魚類別生產量值13'!N29,'漁業生產量值-漁業種類別魚類別生產量值13'!P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float" office:value="103.03214" table:style-name="ce55">
            <text:p>103<text:s/></text:p>
          </table:table-cell>
          <table:table-cell office:value-type="float" office:value="15393.8568" table:style-name="ce55">
            <text:p>15,394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30,K30,M30,O30,'漁業生產量值-漁業種類別魚類別生產量值13'!C30,'漁業生產量值-漁業種類別魚類別生產量值13'!E30,'漁業生產量值-漁業種類別魚類別生產量值13'!G30,'漁業生產量值-漁業種類別魚類別生產量值13'!I30,'漁業生產量值-漁業種類別魚類別生產量值13'!K30,'漁業生產量值-漁業種類別魚類別生產量值13'!M30,'漁業生產量值-漁業種類別魚類別生產量值13'!O30)=0,&quot;-&quot;,SUM(I30,K30,M30,O30,'漁業生產量值-漁業種類別魚類別生產量值13'!C30,'漁業生產量值-漁業種類別魚類別生產量值13'!E30,'漁業生產量值-漁業種類別魚類別生產量值13'!G30,'漁業生產量值-漁業種類別魚類別生產量值13'!I30,'漁業生產量值-漁業種類別魚類別生產量值13'!K30,'漁業生產量值-漁業種類別魚類別生產量值13'!M30,'漁業生產量值-漁業種類別魚類別生產量值13'!O30))" table:style-name="ce55">
            <text:p>-</text:p>
          </table:table-cell>
          <table:table-cell office:value-type="string" office:string-value="-" table:formula="msoxl:=IF(SUM(J30,L30,N30,P30,'漁業生產量值-漁業種類別魚類別生產量值13'!D30,'漁業生產量值-漁業種類別魚類別生產量值13'!F30,'漁業生產量值-漁業種類別魚類別生產量值13'!H30,'漁業生產量值-漁業種類別魚類別生產量值13'!J30,'漁業生產量值-漁業種類別魚類別生產量值13'!L30,'漁業生產量值-漁業種類別魚類別生產量值13'!N30,'漁業生產量值-漁業種類別魚類別生產量值13'!P30)=0,&quot;-&quot;,SUM(J30,L30,N30,P30,'漁業生產量值-漁業種類別魚類別生產量值13'!D30,'漁業生產量值-漁業種類別魚類別生產量值13'!F30,'漁業生產量值-漁業種類別魚類別生產量值13'!H30,'漁業生產量值-漁業種類別魚類別生產量值13'!J30,'漁業生產量值-漁業種類別魚類別生產量值13'!L30,'漁業生產量值-漁業種類別魚類別生產量值13'!N30,'漁業生產量值-漁業種類別魚類別生產量值13'!P3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31,K31,M31,O31,'漁業生產量值-漁業種類別魚類別生產量值13'!C31,'漁業生產量值-漁業種類別魚類別生產量值13'!E31,'漁業生產量值-漁業種類別魚類別生產量值13'!G31,'漁業生產量值-漁業種類別魚類別生產量值13'!I31,'漁業生產量值-漁業種類別魚類別生產量值13'!K31,'漁業生產量值-漁業種類別魚類別生產量值13'!M31,'漁業生產量值-漁業種類別魚類別生產量值13'!O31)=0,&quot;-&quot;,SUM(I31,K31,M31,O31,'漁業生產量值-漁業種類別魚類別生產量值13'!C31,'漁業生產量值-漁業種類別魚類別生產量值13'!E31,'漁業生產量值-漁業種類別魚類別生產量值13'!G31,'漁業生產量值-漁業種類別魚類別生產量值13'!I31,'漁業生產量值-漁業種類別魚類別生產量值13'!K31,'漁業生產量值-漁業種類別魚類別生產量值13'!M31,'漁業生產量值-漁業種類別魚類別生產量值13'!O31))" table:style-name="ce55">
            <text:p>-</text:p>
          </table:table-cell>
          <table:table-cell office:value-type="string" office:string-value="-" table:formula="msoxl:=IF(SUM(J31,L31,N31,P31,'漁業生產量值-漁業種類別魚類別生產量值13'!D31,'漁業生產量值-漁業種類別魚類別生產量值13'!F31,'漁業生產量值-漁業種類別魚類別生產量值13'!H31,'漁業生產量值-漁業種類別魚類別生產量值13'!J31,'漁業生產量值-漁業種類別魚類別生產量值13'!L31,'漁業生產量值-漁業種類別魚類別生產量值13'!N31,'漁業生產量值-漁業種類別魚類別生產量值13'!P31)=0,&quot;-&quot;,SUM(J31,L31,N31,P31,'漁業生產量值-漁業種類別魚類別生產量值13'!D31,'漁業生產量值-漁業種類別魚類別生產量值13'!F31,'漁業生產量值-漁業種類別魚類別生產量值13'!H31,'漁業生產量值-漁業種類別魚類別生產量值13'!J31,'漁業生產量值-漁業種類別魚類別生產量值13'!L31,'漁業生產量值-漁業種類別魚類別生產量值13'!N31,'漁業生產量值-漁業種類別魚類別生產量值13'!P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53.57" table:formula="msoxl:=IF(SUM(I32,K32,M32,O32,'漁業生產量值-漁業種類別魚類別生產量值13'!C32,'漁業生產量值-漁業種類別魚類別生產量值13'!E32,'漁業生產量值-漁業種類別魚類別生產量值13'!G32,'漁業生產量值-漁業種類別魚類別生產量值13'!I32,'漁業生產量值-漁業種類別魚類別生產量值13'!K32,'漁業生產量值-漁業種類別魚類別生產量值13'!M32,'漁業生產量值-漁業種類別魚類別生產量值13'!O32)=0,&quot;-&quot;,SUM(I32,K32,M32,O32,'漁業生產量值-漁業種類別魚類別生產量值13'!C32,'漁業生產量值-漁業種類別魚類別生產量值13'!E32,'漁業生產量值-漁業種類別魚類別生產量值13'!G32,'漁業生產量值-漁業種類別魚類別生產量值13'!I32,'漁業生產量值-漁業種類別魚類別生產量值13'!K32,'漁業生產量值-漁業種類別魚類別生產量值13'!M32,'漁業生產量值-漁業種類別魚類別生產量值13'!O32))" table:style-name="ce55">
            <text:p>54<text:s/></text:p>
          </table:table-cell>
          <table:table-cell office:value-type="float" office:value="8289.43" table:formula="msoxl:=IF(SUM(J32,L32,N32,P32,'漁業生產量值-漁業種類別魚類別生產量值13'!D32,'漁業生產量值-漁業種類別魚類別生產量值13'!F32,'漁業生產量值-漁業種類別魚類別生產量值13'!H32,'漁業生產量值-漁業種類別魚類別生產量值13'!J32,'漁業生產量值-漁業種類別魚類別生產量值13'!L32,'漁業生產量值-漁業種類別魚類別生產量值13'!N32,'漁業生產量值-漁業種類別魚類別生產量值13'!P32)=0,&quot;-&quot;,SUM(J32,L32,N32,P32,'漁業生產量值-漁業種類別魚類別生產量值13'!D32,'漁業生產量值-漁業種類別魚類別生產量值13'!F32,'漁業生產量值-漁業種類別魚類別生產量值13'!H32,'漁業生產量值-漁業種類別魚類別生產量值13'!J32,'漁業生產量值-漁業種類別魚類別生產量值13'!L32,'漁業生產量值-漁業種類別魚類別生產量值13'!N32,'漁業生產量值-漁業種類別魚類別生產量值13'!P32))" table:style-name="ce55">
            <text:p>8,289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33,K33,M33,O33,'漁業生產量值-漁業種類別魚類別生產量值13'!C33,'漁業生產量值-漁業種類別魚類別生產量值13'!E33,'漁業生產量值-漁業種類別魚類別生產量值13'!G33,'漁業生產量值-漁業種類別魚類別生產量值13'!I33,'漁業生產量值-漁業種類別魚類別生產量值13'!K33,'漁業生產量值-漁業種類別魚類別生產量值13'!M33,'漁業生產量值-漁業種類別魚類別生產量值13'!O33)=0,&quot;-&quot;,SUM(I33,K33,M33,O33,'漁業生產量值-漁業種類別魚類別生產量值13'!C33,'漁業生產量值-漁業種類別魚類別生產量值13'!E33,'漁業生產量值-漁業種類別魚類別生產量值13'!G33,'漁業生產量值-漁業種類別魚類別生產量值13'!I33,'漁業生產量值-漁業種類別魚類別生產量值13'!K33,'漁業生產量值-漁業種類別魚類別生產量值13'!M33,'漁業生產量值-漁業種類別魚類別生產量值13'!O33))" table:style-name="ce55">
            <text:p>-</text:p>
          </table:table-cell>
          <table:table-cell office:value-type="string" office:string-value="-" table:formula="msoxl:=IF(SUM(J33,L33,N33,P33,'漁業生產量值-漁業種類別魚類別生產量值13'!D33,'漁業生產量值-漁業種類別魚類別生產量值13'!F33,'漁業生產量值-漁業種類別魚類別生產量值13'!H33,'漁業生產量值-漁業種類別魚類別生產量值13'!J33,'漁業生產量值-漁業種類別魚類別生產量值13'!L33,'漁業生產量值-漁業種類別魚類別生產量值13'!N33,'漁業生產量值-漁業種類別魚類別生產量值13'!P33)=0,&quot;-&quot;,SUM(J33,L33,N33,P33,'漁業生產量值-漁業種類別魚類別生產量值13'!D33,'漁業生產量值-漁業種類別魚類別生產量值13'!F33,'漁業生產量值-漁業種類別魚類別生產量值13'!H33,'漁業生產量值-漁業種類別魚類別生產量值13'!J33,'漁業生產量值-漁業種類別魚類別生產量值13'!L33,'漁業生產量值-漁業種類別魚類別生產量值13'!N33,'漁業生產量值-漁業種類別魚類別生產量值13'!P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34,K34,M34,O34,'漁業生產量值-漁業種類別魚類別生產量值13'!C34,'漁業生產量值-漁業種類別魚類別生產量值13'!E34,'漁業生產量值-漁業種類別魚類別生產量值13'!G34,'漁業生產量值-漁業種類別魚類別生產量值13'!I34,'漁業生產量值-漁業種類別魚類別生產量值13'!K34,'漁業生產量值-漁業種類別魚類別生產量值13'!M34,'漁業生產量值-漁業種類別魚類別生產量值13'!O34)=0,&quot;-&quot;,SUM(I34,K34,M34,O34,'漁業生產量值-漁業種類別魚類別生產量值13'!C34,'漁業生產量值-漁業種類別魚類別生產量值13'!E34,'漁業生產量值-漁業種類別魚類別生產量值13'!G34,'漁業生產量值-漁業種類別魚類別生產量值13'!I34,'漁業生產量值-漁業種類別魚類別生產量值13'!K34,'漁業生產量值-漁業種類別魚類別生產量值13'!M34,'漁業生產量值-漁業種類別魚類別生產量值13'!O34))" table:style-name="ce55">
            <text:p>-</text:p>
          </table:table-cell>
          <table:table-cell office:value-type="string" office:string-value="-" table:formula="msoxl:=IF(SUM(J34,L34,N34,P34,'漁業生產量值-漁業種類別魚類別生產量值13'!D34,'漁業生產量值-漁業種類別魚類別生產量值13'!F34,'漁業生產量值-漁業種類別魚類別生產量值13'!H34,'漁業生產量值-漁業種類別魚類別生產量值13'!J34,'漁業生產量值-漁業種類別魚類別生產量值13'!L34,'漁業生產量值-漁業種類別魚類別生產量值13'!N34,'漁業生產量值-漁業種類別魚類別生產量值13'!P34)=0,&quot;-&quot;,SUM(J34,L34,N34,P34,'漁業生產量值-漁業種類別魚類別生產量值13'!D34,'漁業生產量值-漁業種類別魚類別生產量值13'!F34,'漁業生產量值-漁業種類別魚類別生產量值13'!H34,'漁業生產量值-漁業種類別魚類別生產量值13'!J34,'漁業生產量值-漁業種類別魚類別生產量值13'!L34,'漁業生產量值-漁業種類別魚類別生產量值13'!N34,'漁業生產量值-漁業種類別魚類別生產量值13'!P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office:string-value="-" table:formula="msoxl:=IF(SUM(I35,K35,M35,O35,'漁業生產量值-漁業種類別魚類別生產量值13'!C35,'漁業生產量值-漁業種類別魚類別生產量值13'!E35,'漁業生產量值-漁業種類別魚類別生產量值13'!G35,'漁業生產量值-漁業種類別魚類別生產量值13'!I35,'漁業生產量值-漁業種類別魚類別生產量值13'!K35,'漁業生產量值-漁業種類別魚類別生產量值13'!M35,'漁業生產量值-漁業種類別魚類別生產量值13'!O35)=0,&quot;-&quot;,SUM(I35,K35,M35,O35,'漁業生產量值-漁業種類別魚類別生產量值13'!C35,'漁業生產量值-漁業種類別魚類別生產量值13'!E35,'漁業生產量值-漁業種類別魚類別生產量值13'!G35,'漁業生產量值-漁業種類別魚類別生產量值13'!I35,'漁業生產量值-漁業種類別魚類別生產量值13'!K35,'漁業生產量值-漁業種類別魚類別生產量值13'!M35,'漁業生產量值-漁業種類別魚類別生產量值13'!O35))" table:style-name="ce55">
            <text:p>-</text:p>
          </table:table-cell>
          <table:table-cell office:value-type="string" office:string-value="-" table:formula="msoxl:=IF(SUM(J35,L35,N35,P35,'漁業生產量值-漁業種類別魚類別生產量值13'!D35,'漁業生產量值-漁業種類別魚類別生產量值13'!F35,'漁業生產量值-漁業種類別魚類別生產量值13'!H35,'漁業生產量值-漁業種類別魚類別生產量值13'!J35,'漁業生產量值-漁業種類別魚類別生產量值13'!L35,'漁業生產量值-漁業種類別魚類別生產量值13'!N35,'漁業生產量值-漁業種類別魚類別生產量值13'!P35)=0,&quot;-&quot;,SUM(J35,L35,N35,P35,'漁業生產量值-漁業種類別魚類別生產量值13'!D35,'漁業生產量值-漁業種類別魚類別生產量值13'!F35,'漁業生產量值-漁業種類別魚類別生產量值13'!H35,'漁業生產量值-漁業種類別魚類別生產量值13'!J35,'漁業生產量值-漁業種類別魚類別生產量值13'!L35,'漁業生產量值-漁業種類別魚類別生產量值13'!N35,'漁業生產量值-漁業種類別魚類別生產量值13'!P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58.298919999999995" table:formula="msoxl:=  IF(SUM(C37:C53)=0,&quot;-&quot;,SUM(C37:C53))" table:style-name="ce52">
            <text:p>58<text:s/></text:p>
          </table:table-cell>
          <table:table-cell office:value-type="float" office:value="14269.84244" table:formula="msoxl:=  IF(SUM(D37:D53)=0,&quot;-&quot;,SUM(D37:D53))" table:style-name="ce52">
            <text:p>14,270<text:s/></text:p>
          </table:table-cell>
          <table:table-cell office:value-type="float" office:value="1.3275000000000001" table:formula="msoxl:=  IF(SUM(E37:E53)=0,&quot;-&quot;,SUM(E37:E53))" table:style-name="ce52">
            <text:p>1<text:s/></text:p>
          </table:table-cell>
          <table:table-cell office:value-type="float" office:value="566.84249999999997" table:formula="msoxl:=  IF(SUM(F37:F53)=0,&quot;-&quot;,SUM(F37:F53))" table:style-name="ce60">
            <text:p>567<text:s/></text:p>
          </table:table-cell>
          <table:table-cell office:value-type="float" office:value="3527.1182500000004" table:formula="msoxl:=  IF(SUM(G37:G53)=0,&quot;-&quot;,SUM(G37:G53))" table:style-name="ce52">
            <text:p>3,527<text:s/></text:p>
          </table:table-cell>
          <table:table-cell office:value-type="float" office:value="656671.12001000007" table:formula="msoxl:=  IF(SUM(H37:H53)=0,&quot;-&quot;,SUM(H37:H53))" table:style-name="ce52">
            <text:p>656,671<text:s/></text:p>
          </table:table-cell>
          <table:table-cell office:value-type="float" office:value="1.3252000000000002" table:formula="msoxl:=  IF(SUM(I37:I53)=0,&quot;-&quot;,SUM(I37:I53))" table:style-name="ce52">
            <text:p>1<text:s/></text:p>
          </table:table-cell>
          <table:table-cell office:value-type="float" office:value="1315.1402399999999" table:formula="msoxl:=  IF(SUM(J37:J53)=0,&quot;-&quot;,SUM(J37:J53))" table:style-name="ce60">
            <text:p>1,315<text:s/></text:p>
          </table:table-cell>
          <table:table-cell office:value-type="float" office:value="3.7008999999999999" table:formula="msoxl:=  IF(SUM(K37:K53)=0,&quot;-&quot;,SUM(K37:K53))" table:style-name="ce52">
            <text:p>4<text:s/></text:p>
          </table:table-cell>
          <table:table-cell office:value-type="float" office:value="1801.9478200000001" table:formula="msoxl:=  IF(SUM(L37:L53)=0,&quot;-&quot;,SUM(L37:L53))" table:style-name="ce60">
            <text:p>1,802<text:s/></text:p>
          </table:table-cell>
          <table:table-cell office:value-type="string" office:string-value="-" table:formula="msoxl:=  IF(SUM(M37:M53)=0,&quot;-&quot;,SUM(M37:M53))" table:style-name="ce52">
            <text:p>-</text:p>
          </table:table-cell>
          <table:table-cell office:value-type="string" office:string-value="-" table:formula="msoxl:=  IF(SUM(N37:N53)=0,&quot;-&quot;,SUM(N37:N53))" table:style-name="ce60">
            <text:p>-</text:p>
          </table:table-cell>
          <table:table-cell office:value-type="float" office:value="15.05993" table:formula="msoxl:=  IF(SUM(O37:O53)=0,&quot;-&quot;,SUM(O37:O53))" table:style-name="ce52">
            <text:p>15<text:s/></text:p>
          </table:table-cell>
          <table:table-cell office:value-type="float" office:value="3486.9219800000001" table:formula="msoxl:=  IF(SUM(P37:P53)=0,&quot;-&quot;,SUM(P37:P53))" table:style-name="ce52">
            <text:p>3,48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6.8326000000000002" table:style-name="ce55">
            <text:p>7<text:s/></text:p>
          </table:table-cell>
          <table:table-cell office:value-type="float" office:value="8111.4070000000002" table:style-name="ce55">
            <text:p>8,111<text:s/></text:p>
          </table:table-cell>
          <table:table-cell office:value-type="float" office:value="1.0820000000000001" table:style-name="ce55">
            <text:p>1<text:s/></text:p>
          </table:table-cell>
          <table:table-cell office:value-type="float" office:value="491.8" table:style-name="ce61">
            <text:p>492<text:s/></text:p>
          </table:table-cell>
          <table:table-cell office:value-type="float" office:value="0.10680000000000001" table:formula="msoxl:=IF(SUM(I37,K37,M37,O37,'漁業生產量值-漁業種類別魚類別生產量值13'!C37,'漁業生產量值-漁業種類別魚類別生產量值13'!E37,'漁業生產量值-漁業種類別魚類別生產量值13'!G37,'漁業生產量值-漁業種類別魚類別生產量值13'!I37,'漁業生產量值-漁業種類別魚類別生產量值13'!K37,'漁業生產量值-漁業種類別魚類別生產量值13'!M37,'漁業生產量值-漁業種類別魚類別生產量值13'!O37)=0,&quot;-&quot;,SUM(I37,K37,M37,O37,'漁業生產量值-漁業種類別魚類別生產量值13'!C37,'漁業生產量值-漁業種類別魚類別生產量值13'!E37,'漁業生產量值-漁業種類別魚類別生產量值13'!G37,'漁業生產量值-漁業種類別魚類別生產量值13'!I37,'漁業生產量值-漁業種類別魚類別生產量值13'!K37,'漁業生產量值-漁業種類別魚類別生產量值13'!M37,'漁業生產量值-漁業種類別魚類別生產量值13'!O37))" table:style-name="ce55">
            <text:p>0<text:s/></text:p>
          </table:table-cell>
          <table:table-cell office:value-type="float" office:value="39.1" table:formula="msoxl:=IF(SUM(J37,L37,N37,P37,'漁業生產量值-漁業種類別魚類別生產量值13'!D37,'漁業生產量值-漁業種類別魚類別生產量值13'!F37,'漁業生產量值-漁業種類別魚類別生產量值13'!H37,'漁業生產量值-漁業種類別魚類別生產量值13'!J37,'漁業生產量值-漁業種類別魚類別生產量值13'!L37,'漁業生產量值-漁業種類別魚類別生產量值13'!N37,'漁業生產量值-漁業種類別魚類別生產量值13'!P37)=0,&quot;-&quot;,SUM(J37,L37,N37,P37,'漁業生產量值-漁業種類別魚類別生產量值13'!D37,'漁業生產量值-漁業種類別魚類別生產量值13'!F37,'漁業生產量值-漁業種類別魚類別生產量值13'!H37,'漁業生產量值-漁業種類別魚類別生產量值13'!J37,'漁業生產量值-漁業種類別魚類別生產量值13'!L37,'漁業生產量值-漁業種類別魚類別生產量值13'!N37,'漁業生產量值-漁業種類別魚類別生產量值13'!P37))" table:style-name="ce55">
            <text:p>39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38,K38,M38,O38,'漁業生產量值-漁業種類別魚類別生產量值13'!C38,'漁業生產量值-漁業種類別魚類別生產量值13'!E38,'漁業生產量值-漁業種類別魚類別生產量值13'!G38,'漁業生產量值-漁業種類別魚類別生產量值13'!I38,'漁業生產量值-漁業種類別魚類別生產量值13'!K38,'漁業生產量值-漁業種類別魚類別生產量值13'!M38,'漁業生產量值-漁業種類別魚類別生產量值13'!O38)=0,&quot;-&quot;,SUM(I38,K38,M38,O38,'漁業生產量值-漁業種類別魚類別生產量值13'!C38,'漁業生產量值-漁業種類別魚類別生產量值13'!E38,'漁業生產量值-漁業種類別魚類別生產量值13'!G38,'漁業生產量值-漁業種類別魚類別生產量值13'!I38,'漁業生產量值-漁業種類別魚類別生產量值13'!K38,'漁業生產量值-漁業種類別魚類別生產量值13'!M38,'漁業生產量值-漁業種類別魚類別生產量值13'!O38))" table:style-name="ce55">
            <text:p>-</text:p>
          </table:table-cell>
          <table:table-cell office:value-type="string" office:string-value="-" table:formula="msoxl:=IF(SUM(J38,L38,N38,P38,'漁業生產量值-漁業種類別魚類別生產量值13'!D38,'漁業生產量值-漁業種類別魚類別生產量值13'!F38,'漁業生產量值-漁業種類別魚類別生產量值13'!H38,'漁業生產量值-漁業種類別魚類別生產量值13'!J38,'漁業生產量值-漁業種類別魚類別生產量值13'!L38,'漁業生產量值-漁業種類別魚類別生產量值13'!N38,'漁業生產量值-漁業種類別魚類別生產量值13'!P38)=0,&quot;-&quot;,SUM(J38,L38,N38,P38,'漁業生產量值-漁業種類別魚類別生產量值13'!D38,'漁業生產量值-漁業種類別魚類別生產量值13'!F38,'漁業生產量值-漁業種類別魚類別生產量值13'!H38,'漁業生產量值-漁業種類別魚類別生產量值13'!J38,'漁業生產量值-漁業種類別魚類別生產量值13'!L38,'漁業生產量值-漁業種類別魚類別生產量值13'!N38,'漁業生產量值-漁業種類別魚類別生產量值13'!P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float" office:value="16.2776" table:style-name="ce55">
            <text:p>16<text:s/></text:p>
          </table:table-cell>
          <table:table-cell office:value-type="float" office:value="872.34864000000005" table:style-name="ce55">
            <text:p>872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39,K39,M39,O39,'漁業生產量值-漁業種類別魚類別生產量值13'!C39,'漁業生產量值-漁業種類別魚類別生產量值13'!E39,'漁業生產量值-漁業種類別魚類別生產量值13'!G39,'漁業生產量值-漁業種類別魚類別生產量值13'!I39,'漁業生產量值-漁業種類別魚類別生產量值13'!K39,'漁業生產量值-漁業種類別魚類別生產量值13'!M39,'漁業生產量值-漁業種類別魚類別生產量值13'!O39)=0,&quot;-&quot;,SUM(I39,K39,M39,O39,'漁業生產量值-漁業種類別魚類別生產量值13'!C39,'漁業生產量值-漁業種類別魚類別生產量值13'!E39,'漁業生產量值-漁業種類別魚類別生產量值13'!G39,'漁業生產量值-漁業種類別魚類別生產量值13'!I39,'漁業生產量值-漁業種類別魚類別生產量值13'!K39,'漁業生產量值-漁業種類別魚類別生產量值13'!M39,'漁業生產量值-漁業種類別魚類別生產量值13'!O39))" table:style-name="ce55">
            <text:p>-</text:p>
          </table:table-cell>
          <table:table-cell office:value-type="string" office:string-value="-" table:formula="msoxl:=IF(SUM(J39,L39,N39,P39,'漁業生產量值-漁業種類別魚類別生產量值13'!D39,'漁業生產量值-漁業種類別魚類別生產量值13'!F39,'漁業生產量值-漁業種類別魚類別生產量值13'!H39,'漁業生產量值-漁業種類別魚類別生產量值13'!J39,'漁業生產量值-漁業種類別魚類別生產量值13'!L39,'漁業生產量值-漁業種類別魚類別生產量值13'!N39,'漁業生產量值-漁業種類別魚類別生產量值13'!P39)=0,&quot;-&quot;,SUM(J39,L39,N39,P39,'漁業生產量值-漁業種類別魚類別生產量值13'!D39,'漁業生產量值-漁業種類別魚類別生產量值13'!F39,'漁業生產量值-漁業種類別魚類別生產量值13'!H39,'漁業生產量值-漁業種類別魚類別生產量值13'!J39,'漁業生產量值-漁業種類別魚類別生產量值13'!L39,'漁業生產量值-漁業種類別魚類別生產量值13'!N39,'漁業生產量值-漁業種類別魚類別生產量值13'!P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2.1974" table:style-name="ce55">
            <text:p>2<text:s/></text:p>
          </table:table-cell>
          <table:table-cell office:value-type="float" office:value="747.40250000000003" table:style-name="ce55">
            <text:p>747<text:s/></text:p>
          </table:table-cell>
          <table:table-cell office:value-type="float" office:value="3.5499999999999997E-2" table:style-name="ce55">
            <text:p>0<text:s/></text:p>
          </table:table-cell>
          <table:table-cell office:value-type="float" office:value="15.0875" table:style-name="ce61">
            <text:p>15<text:s/></text:p>
          </table:table-cell>
          <table:table-cell office:value-type="float" office:value="79.808800000000005" table:formula="msoxl:=IF(SUM(I40,K40,M40,O40,'漁業生產量值-漁業種類別魚類別生產量值13'!C40,'漁業生產量值-漁業種類別魚類別生產量值13'!E40,'漁業生產量值-漁業種類別魚類別生產量值13'!G40,'漁業生產量值-漁業種類別魚類別生產量值13'!I40,'漁業生產量值-漁業種類別魚類別生產量值13'!K40,'漁業生產量值-漁業種類別魚類別生產量值13'!M40,'漁業生產量值-漁業種類別魚類別生產量值13'!O40)=0,&quot;-&quot;,SUM(I40,K40,M40,O40,'漁業生產量值-漁業種類別魚類別生產量值13'!C40,'漁業生產量值-漁業種類別魚類別生產量值13'!E40,'漁業生產量值-漁業種類別魚類別生產量值13'!G40,'漁業生產量值-漁業種類別魚類別生產量值13'!I40,'漁業生產量值-漁業種類別魚類別生產量值13'!K40,'漁業生產量值-漁業種類別魚類別生產量值13'!M40,'漁業生產量值-漁業種類別魚類別生產量值13'!O40))" table:style-name="ce55">
            <text:p>80<text:s/></text:p>
          </table:table-cell>
          <table:table-cell office:value-type="float" office:value="20759.080759999997" table:formula="msoxl:=IF(SUM(J40,L40,N40,P40,'漁業生產量值-漁業種類別魚類別生產量值13'!D40,'漁業生產量值-漁業種類別魚類別生產量值13'!F40,'漁業生產量值-漁業種類別魚類別生產量值13'!H40,'漁業生產量值-漁業種類別魚類別生產量值13'!J40,'漁業生產量值-漁業種類別魚類別生產量值13'!L40,'漁業生產量值-漁業種類別魚類別生產量值13'!N40,'漁業生產量值-漁業種類別魚類別生產量值13'!P40)=0,&quot;-&quot;,SUM(J40,L40,N40,P40,'漁業生產量值-漁業種類別魚類別生產量值13'!D40,'漁業生產量值-漁業種類別魚類別生產量值13'!F40,'漁業生產量值-漁業種類別魚類別生產量值13'!H40,'漁業生產量值-漁業種類別魚類別生產量值13'!J40,'漁業生產量值-漁業種類別魚類別生產量值13'!L40,'漁業生產量值-漁業種類別魚類別生產量值13'!N40,'漁業生產量值-漁業種類別魚類別生產量值13'!P40))" table:style-name="ce55">
            <text:p>20,759<text:s/></text:p>
          </table:table-cell>
          <table:table-cell office:value-type="float" office:value="0.61299999999999999" table:style-name="ce55">
            <text:p>1<text:s/></text:p>
          </table:table-cell>
          <table:table-cell office:value-type="float" office:value="368.48399999999998" table:style-name="ce61">
            <text:p>368<text:s/></text:p>
          </table:table-cell>
          <table:table-cell office:value-type="float" office:value="3.694" table:style-name="ce55">
            <text:p>4<text:s/></text:p>
          </table:table-cell>
          <table:table-cell office:value-type="float" office:value="1799.41" table:style-name="ce61">
            <text:p>1,799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41,K41,M41,O41,'漁業生產量值-漁業種類別魚類別生產量值13'!C41,'漁業生產量值-漁業種類別魚類別生產量值13'!E41,'漁業生產量值-漁業種類別魚類別生產量值13'!G41,'漁業生產量值-漁業種類別魚類別生產量值13'!I41,'漁業生產量值-漁業種類別魚類別生產量值13'!K41,'漁業生產量值-漁業種類別魚類別生產量值13'!M41,'漁業生產量值-漁業種類別魚類別生產量值13'!O41)=0,&quot;-&quot;,SUM(I41,K41,M41,O41,'漁業生產量值-漁業種類別魚類別生產量值13'!C41,'漁業生產量值-漁業種類別魚類別生產量值13'!E41,'漁業生產量值-漁業種類別魚類別生產量值13'!G41,'漁業生產量值-漁業種類別魚類別生產量值13'!I41,'漁業生產量值-漁業種類別魚類別生產量值13'!K41,'漁業生產量值-漁業種類別魚類別生產量值13'!M41,'漁業生產量值-漁業種類別魚類別生產量值13'!O41))" table:style-name="ce55">
            <text:p>-</text:p>
          </table:table-cell>
          <table:table-cell office:value-type="string" office:string-value="-" table:formula="msoxl:=IF(SUM(J41,L41,N41,P41,'漁業生產量值-漁業種類別魚類別生產量值13'!D41,'漁業生產量值-漁業種類別魚類別生產量值13'!F41,'漁業生產量值-漁業種類別魚類別生產量值13'!H41,'漁業生產量值-漁業種類別魚類別生產量值13'!J41,'漁業生產量值-漁業種類別魚類別生產量值13'!L41,'漁業生產量值-漁業種類別魚類別生產量值13'!N41,'漁業生產量值-漁業種類別魚類別生產量值13'!P41)=0,&quot;-&quot;,SUM(J41,L41,N41,P41,'漁業生產量值-漁業種類別魚類別生產量值13'!D41,'漁業生產量值-漁業種類別魚類別生產量值13'!F41,'漁業生產量值-漁業種類別魚類別生產量值13'!H41,'漁業生產量值-漁業種類別魚類別生產量值13'!J41,'漁業生產量值-漁業種類別魚類別生產量值13'!L41,'漁業生產量值-漁業種類別魚類別生產量值13'!N41,'漁業生產量值-漁業種類別魚類別生產量值13'!P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42,K42,M42,O42,'漁業生產量值-漁業種類別魚類別生產量值13'!C42,'漁業生產量值-漁業種類別魚類別生產量值13'!E42,'漁業生產量值-漁業種類別魚類別生產量值13'!G42,'漁業生產量值-漁業種類別魚類別生產量值13'!I42,'漁業生產量值-漁業種類別魚類別生產量值13'!K42,'漁業生產量值-漁業種類別魚類別生產量值13'!M42,'漁業生產量值-漁業種類別魚類別生產量值13'!O42)=0,&quot;-&quot;,SUM(I42,K42,M42,O42,'漁業生產量值-漁業種類別魚類別生產量值13'!C42,'漁業生產量值-漁業種類別魚類別生產量值13'!E42,'漁業生產量值-漁業種類別魚類別生產量值13'!G42,'漁業生產量值-漁業種類別魚類別生產量值13'!I42,'漁業生產量值-漁業種類別魚類別生產量值13'!K42,'漁業生產量值-漁業種類別魚類別生產量值13'!M42,'漁業生產量值-漁業種類別魚類別生產量值13'!O42))" table:style-name="ce55">
            <text:p>-</text:p>
          </table:table-cell>
          <table:table-cell office:value-type="string" office:string-value="-" table:formula="msoxl:=IF(SUM(J42,L42,N42,P42,'漁業生產量值-漁業種類別魚類別生產量值13'!D42,'漁業生產量值-漁業種類別魚類別生產量值13'!F42,'漁業生產量值-漁業種類別魚類別生產量值13'!H42,'漁業生產量值-漁業種類別魚類別生產量值13'!J42,'漁業生產量值-漁業種類別魚類別生產量值13'!L42,'漁業生產量值-漁業種類別魚類別生產量值13'!N42,'漁業生產量值-漁業種類別魚類別生產量值13'!P42)=0,&quot;-&quot;,SUM(J42,L42,N42,P42,'漁業生產量值-漁業種類別魚類別生產量值13'!D42,'漁業生產量值-漁業種類別魚類別生產量值13'!F42,'漁業生產量值-漁業種類別魚類別生產量值13'!H42,'漁業生產量值-漁業種類別魚類別生產量值13'!J42,'漁業生產量值-漁業種類別魚類別生產量值13'!L42,'漁業生產量值-漁業種類別魚類別生產量值13'!N42,'漁業生產量值-漁業種類別魚類別生產量值13'!P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43,K43,M43,O43,'漁業生產量值-漁業種類別魚類別生產量值13'!C43,'漁業生產量值-漁業種類別魚類別生產量值13'!E43,'漁業生產量值-漁業種類別魚類別生產量值13'!G43,'漁業生產量值-漁業種類別魚類別生產量值13'!I43,'漁業生產量值-漁業種類別魚類別生產量值13'!K43,'漁業生產量值-漁業種類別魚類別生產量值13'!M43,'漁業生產量值-漁業種類別魚類別生產量值13'!O43)=0,&quot;-&quot;,SUM(I43,K43,M43,O43,'漁業生產量值-漁業種類別魚類別生產量值13'!C43,'漁業生產量值-漁業種類別魚類別生產量值13'!E43,'漁業生產量值-漁業種類別魚類別生產量值13'!G43,'漁業生產量值-漁業種類別魚類別生產量值13'!I43,'漁業生產量值-漁業種類別魚類別生產量值13'!K43,'漁業生產量值-漁業種類別魚類別生產量值13'!M43,'漁業生產量值-漁業種類別魚類別生產量值13'!O43))" table:style-name="ce55">
            <text:p>-</text:p>
          </table:table-cell>
          <table:table-cell office:value-type="string" office:string-value="-" table:formula="msoxl:=IF(SUM(J43,L43,N43,P43,'漁業生產量值-漁業種類別魚類別生產量值13'!D43,'漁業生產量值-漁業種類別魚類別生產量值13'!F43,'漁業生產量值-漁業種類別魚類別生產量值13'!H43,'漁業生產量值-漁業種類別魚類別生產量值13'!J43,'漁業生產量值-漁業種類別魚類別生產量值13'!L43,'漁業生產量值-漁業種類別魚類別生產量值13'!N43,'漁業生產量值-漁業種類別魚類別生產量值13'!P43)=0,&quot;-&quot;,SUM(J43,L43,N43,P43,'漁業生產量值-漁業種類別魚類別生產量值13'!D43,'漁業生產量值-漁業種類別魚類別生產量值13'!F43,'漁業生產量值-漁業種類別魚類別生產量值13'!H43,'漁業生產量值-漁業種類別魚類別生產量值13'!J43,'漁業生產量值-漁業種類別魚類別生產量值13'!L43,'漁業生產量值-漁業種類別魚類別生產量值13'!N43,'漁業生產量值-漁業種類別魚類別生產量值13'!P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1941.075" table:formula="msoxl:=IF(SUM(I44,K44,M44,O44,'漁業生產量值-漁業種類別魚類別生產量值13'!C44,'漁業生產量值-漁業種類別魚類別生產量值13'!E44,'漁業生產量值-漁業種類別魚類別生產量值13'!G44,'漁業生產量值-漁業種類別魚類別生產量值13'!I44,'漁業生產量值-漁業種類別魚類別生產量值13'!K44,'漁業生產量值-漁業種類別魚類別生產量值13'!M44,'漁業生產量值-漁業種類別魚類別生產量值13'!O44)=0,&quot;-&quot;,SUM(I44,K44,M44,O44,'漁業生產量值-漁業種類別魚類別生產量值13'!C44,'漁業生產量值-漁業種類別魚類別生產量值13'!E44,'漁業生產量值-漁業種類別魚類別生產量值13'!G44,'漁業生產量值-漁業種類別魚類別生產量值13'!I44,'漁業生產量值-漁業種類別魚類別生產量值13'!K44,'漁業生產量值-漁業種類別魚類別生產量值13'!M44,'漁業生產量值-漁業種類別魚類別生產量值13'!O44))" table:style-name="ce55">
            <text:p>1,941<text:s/></text:p>
          </table:table-cell>
          <table:table-cell office:value-type="float" office:value="564452.84160000004" table:formula="msoxl:=IF(SUM(J44,L44,N44,P44,'漁業生產量值-漁業種類別魚類別生產量值13'!D44,'漁業生產量值-漁業種類別魚類別生產量值13'!F44,'漁業生產量值-漁業種類別魚類別生產量值13'!H44,'漁業生產量值-漁業種類別魚類別生產量值13'!J44,'漁業生產量值-漁業種類別魚類別生產量值13'!L44,'漁業生產量值-漁業種類別魚類別生產量值13'!N44,'漁業生產量值-漁業種類別魚類別生產量值13'!P44)=0,&quot;-&quot;,SUM(J44,L44,N44,P44,'漁業生產量值-漁業種類別魚類別生產量值13'!D44,'漁業生產量值-漁業種類別魚類別生產量值13'!F44,'漁業生產量值-漁業種類別魚類別生產量值13'!H44,'漁業生產量值-漁業種類別魚類別生產量值13'!J44,'漁業生產量值-漁業種類別魚類別生產量值13'!L44,'漁業生產量值-漁業種類別魚類別生產量值13'!N44,'漁業生產量值-漁業種類別魚類別生產量值13'!P44))" table:style-name="ce55">
            <text:p>564,453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1470.5730000000001" table:formula="msoxl:=IF(SUM(I45,K45,M45,O45,'漁業生產量值-漁業種類別魚類別生產量值13'!C45,'漁業生產量值-漁業種類別魚類別生產量值13'!E45,'漁業生產量值-漁業種類別魚類別生產量值13'!G45,'漁業生產量值-漁業種類別魚類別生產量值13'!I45,'漁業生產量值-漁業種類別魚類別生產量值13'!K45,'漁業生產量值-漁業種類別魚類別生產量值13'!M45,'漁業生產量值-漁業種類別魚類別生產量值13'!O45)=0,&quot;-&quot;,SUM(I45,K45,M45,O45,'漁業生產量值-漁業種類別魚類別生產量值13'!C45,'漁業生產量值-漁業種類別魚類別生產量值13'!E45,'漁業生產量值-漁業種類別魚類別生產量值13'!G45,'漁業生產量值-漁業種類別魚類別生產量值13'!I45,'漁業生產量值-漁業種類別魚類別生產量值13'!K45,'漁業生產量值-漁業種類別魚類別生產量值13'!M45,'漁業生產量值-漁業種類別魚類別生產量值13'!O45))" table:style-name="ce55">
            <text:p>1,471<text:s/></text:p>
          </table:table-cell>
          <table:table-cell office:value-type="float" office:value="59496.900999999998" table:formula="msoxl:=IF(SUM(J45,L45,N45,P45,'漁業生產量值-漁業種類別魚類別生產量值13'!D45,'漁業生產量值-漁業種類別魚類別生產量值13'!F45,'漁業生產量值-漁業種類別魚類別生產量值13'!H45,'漁業生產量值-漁業種類別魚類別生產量值13'!J45,'漁業生產量值-漁業種類別魚類別生產量值13'!L45,'漁業生產量值-漁業種類別魚類別生產量值13'!N45,'漁業生產量值-漁業種類別魚類別生產量值13'!P45)=0,&quot;-&quot;,SUM(J45,L45,N45,P45,'漁業生產量值-漁業種類別魚類別生產量值13'!D45,'漁業生產量值-漁業種類別魚類別生產量值13'!F45,'漁業生產量值-漁業種類別魚類別生產量值13'!H45,'漁業生產量值-漁業種類別魚類別生產量值13'!J45,'漁業生產量值-漁業種類別魚類別生產量值13'!L45,'漁業生產量值-漁業種類別魚類別生產量值13'!N45,'漁業生產量值-漁業種類別魚類別生產量值13'!P45))" table:style-name="ce55">
            <text:p>59,497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float" office:value="5.70932" table:style-name="ce55">
            <text:p>6<text:s/></text:p>
          </table:table-cell>
          <table:table-cell office:value-type="float" office:value="1264.8443" table:style-name="ce55">
            <text:p>1,265<text:s/></text:p>
          </table:table-cell>
          <table:table-cell office:value-type="float" office:value="0.21" table:style-name="ce55">
            <text:p>0<text:s/></text:p>
          </table:table-cell>
          <table:table-cell office:value-type="float" office:value="59.954999999999998" table:style-name="ce61">
            <text:p>60<text:s/></text:p>
          </table:table-cell>
          <table:table-cell office:value-type="float" office:value="34.842449999999992" table:formula="msoxl:=IF(SUM(I46,K46,M46,O46,'漁業生產量值-漁業種類別魚類別生產量值13'!C46,'漁業生產量值-漁業種類別魚類別生產量值13'!E46,'漁業生產量值-漁業種類別魚類別生產量值13'!G46,'漁業生產量值-漁業種類別魚類別生產量值13'!I46,'漁業生產量值-漁業種類別魚類別生產量值13'!K46,'漁業生產量值-漁業種類別魚類別生產量值13'!M46,'漁業生產量值-漁業種類別魚類別生產量值13'!O46)=0,&quot;-&quot;,SUM(I46,K46,M46,O46,'漁業生產量值-漁業種類別魚類別生產量值13'!C46,'漁業生產量值-漁業種類別魚類別生產量值13'!E46,'漁業生產量值-漁業種類別魚類別生產量值13'!G46,'漁業生產量值-漁業種類別魚類別生產量值13'!I46,'漁業生產量值-漁業種類別魚類別生產量值13'!K46,'漁業生產量值-漁業種類別魚類別生產量值13'!M46,'漁業生產量值-漁業種類別魚類別生產量值13'!O46))" table:style-name="ce55">
            <text:p>35<text:s/></text:p>
          </table:table-cell>
          <table:table-cell office:value-type="float" office:value="10976.54041" table:formula="msoxl:=IF(SUM(J46,L46,N46,P46,'漁業生產量值-漁業種類別魚類別生產量值13'!D46,'漁業生產量值-漁業種類別魚類別生產量值13'!F46,'漁業生產量值-漁業種類別魚類別生產量值13'!H46,'漁業生產量值-漁業種類別魚類別生產量值13'!J46,'漁業生產量值-漁業種類別魚類別生產量值13'!L46,'漁業生產量值-漁業種類別魚類別生產量值13'!N46,'漁業生產量值-漁業種類別魚類別生產量值13'!P46)=0,&quot;-&quot;,SUM(J46,L46,N46,P46,'漁業生產量值-漁業種類別魚類別生產量值13'!D46,'漁業生產量值-漁業種類別魚類別生產量值13'!F46,'漁業生產量值-漁業種類別魚類別生產量值13'!H46,'漁業生產量值-漁業種類別魚類別生產量值13'!J46,'漁業生產量值-漁業種類別魚類別生產量值13'!L46,'漁業生產量值-漁業種類別魚類別生產量值13'!N46,'漁業生產量值-漁業種類別魚類別生產量值13'!P46))" table:style-name="ce55">
            <text:p>10,977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6.8999999999999999E-3" table:style-name="ce55">
            <text:p>0<text:s/></text:p>
          </table:table-cell>
          <table:table-cell office:value-type="float" office:value="2.53782" table:style-name="ce61">
            <text:p>3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15.05993" table:style-name="ce55">
            <text:p>15<text:s/></text:p>
          </table:table-cell>
          <table:table-cell office:value-type="float" office:value="3486.9219800000001" table:style-name="ce55">
            <text:p>3,48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float" office:value="27.282" table:style-name="ce55">
            <text:p>27<text:s/></text:p>
          </table:table-cell>
          <table:table-cell office:value-type="float" office:value="3273.84" table:style-name="ce55">
            <text:p>3,274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47,K47,M47,O47,'漁業生產量值-漁業種類別魚類別生產量值13'!C47,'漁業生產量值-漁業種類別魚類別生產量值13'!E47,'漁業生產量值-漁業種類別魚類別生產量值13'!G47,'漁業生產量值-漁業種類別魚類別生產量值13'!I47,'漁業生產量值-漁業種類別魚類別生產量值13'!K47,'漁業生產量值-漁業種類別魚類別生產量值13'!M47,'漁業生產量值-漁業種類別魚類別生產量值13'!O47)=0,&quot;-&quot;,SUM(I47,K47,M47,O47,'漁業生產量值-漁業種類別魚類別生產量值13'!C47,'漁業生產量值-漁業種類別魚類別生產量值13'!E47,'漁業生產量值-漁業種類別魚類別生產量值13'!G47,'漁業生產量值-漁業種類別魚類別生產量值13'!I47,'漁業生產量值-漁業種類別魚類別生產量值13'!K47,'漁業生產量值-漁業種類別魚類別生產量值13'!M47,'漁業生產量值-漁業種類別魚類別生產量值13'!O47))" table:style-name="ce55">
            <text:p>-</text:p>
          </table:table-cell>
          <table:table-cell office:value-type="string" office:string-value="-" table:formula="msoxl:=IF(SUM(J47,L47,N47,P47,'漁業生產量值-漁業種類別魚類別生產量值13'!D47,'漁業生產量值-漁業種類別魚類別生產量值13'!F47,'漁業生產量值-漁業種類別魚類別生產量值13'!H47,'漁業生產量值-漁業種類別魚類別生產量值13'!J47,'漁業生產量值-漁業種類別魚類別生產量值13'!L47,'漁業生產量值-漁業種類別魚類別生產量值13'!N47,'漁業生產量值-漁業種類別魚類別生產量值13'!P47)=0,&quot;-&quot;,SUM(J47,L47,N47,P47,'漁業生產量值-漁業種類別魚類別生產量值13'!D47,'漁業生產量值-漁業種類別魚類別生產量值13'!F47,'漁業生產量值-漁業種類別魚類別生產量值13'!H47,'漁業生產量值-漁業種類別魚類別生產量值13'!J47,'漁業生產量值-漁業種類別魚類別生產量值13'!L47,'漁業生產量值-漁業種類別魚類別生產量值13'!N47,'漁業生產量值-漁業種類別魚類別生產量值13'!P4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48,K48,M48,O48,'漁業生產量值-漁業種類別魚類別生產量值13'!C48,'漁業生產量值-漁業種類別魚類別生產量值13'!E48,'漁業生產量值-漁業種類別魚類別生產量值13'!G48,'漁業生產量值-漁業種類別魚類別生產量值13'!I48,'漁業生產量值-漁業種類別魚類別生產量值13'!K48,'漁業生產量值-漁業種類別魚類別生產量值13'!M48,'漁業生產量值-漁業種類別魚類別生產量值13'!O48)=0,&quot;-&quot;,SUM(I48,K48,M48,O48,'漁業生產量值-漁業種類別魚類別生產量值13'!C48,'漁業生產量值-漁業種類別魚類別生產量值13'!E48,'漁業生產量值-漁業種類別魚類別生產量值13'!G48,'漁業生產量值-漁業種類別魚類別生產量值13'!I48,'漁業生產量值-漁業種類別魚類別生產量值13'!K48,'漁業生產量值-漁業種類別魚類別生產量值13'!M48,'漁業生產量值-漁業種類別魚類別生產量值13'!O48))" table:style-name="ce55">
            <text:p>-</text:p>
          </table:table-cell>
          <table:table-cell office:value-type="string" office:string-value="-" table:formula="msoxl:=IF(SUM(J48,L48,N48,P48,'漁業生產量值-漁業種類別魚類別生產量值13'!D48,'漁業生產量值-漁業種類別魚類別生產量值13'!F48,'漁業生產量值-漁業種類別魚類別生產量值13'!H48,'漁業生產量值-漁業種類別魚類別生產量值13'!J48,'漁業生產量值-漁業種類別魚類別生產量值13'!L48,'漁業生產量值-漁業種類別魚類別生產量值13'!N48,'漁業生產量值-漁業種類別魚類別生產量值13'!P48)=0,&quot;-&quot;,SUM(J48,L48,N48,P48,'漁業生產量值-漁業種類別魚類別生產量值13'!D48,'漁業生產量值-漁業種類別魚類別生產量值13'!F48,'漁業生產量值-漁業種類別魚類別生產量值13'!H48,'漁業生產量值-漁業種類別魚類別生產量值13'!J48,'漁業生產量值-漁業種類別魚類別生產量值13'!L48,'漁業生產量值-漁業種類別魚類別生產量值13'!N48,'漁業生產量值-漁業種類別魚類別生產量值13'!P4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49,K49,M49,O49,'漁業生產量值-漁業種類別魚類別生產量值13'!C49,'漁業生產量值-漁業種類別魚類別生產量值13'!E49,'漁業生產量值-漁業種類別魚類別生產量值13'!G49,'漁業生產量值-漁業種類別魚類別生產量值13'!I49,'漁業生產量值-漁業種類別魚類別生產量值13'!K49,'漁業生產量值-漁業種類別魚類別生產量值13'!M49,'漁業生產量值-漁業種類別魚類別生產量值13'!O49)=0,&quot;-&quot;,SUM(I49,K49,M49,O49,'漁業生產量值-漁業種類別魚類別生產量值13'!C49,'漁業生產量值-漁業種類別魚類別生產量值13'!E49,'漁業生產量值-漁業種類別魚類別生產量值13'!G49,'漁業生產量值-漁業種類別魚類別生產量值13'!I49,'漁業生產量值-漁業種類別魚類別生產量值13'!K49,'漁業生產量值-漁業種類別魚類別生產量值13'!M49,'漁業生產量值-漁業種類別魚類別生產量值13'!O49))" table:style-name="ce55">
            <text:p>-</text:p>
          </table:table-cell>
          <table:table-cell office:value-type="string" office:string-value="-" table:formula="msoxl:=IF(SUM(J49,L49,N49,P49,'漁業生產量值-漁業種類別魚類別生產量值13'!D49,'漁業生產量值-漁業種類別魚類別生產量值13'!F49,'漁業生產量值-漁業種類別魚類別生產量值13'!H49,'漁業生產量值-漁業種類別魚類別生產量值13'!J49,'漁業生產量值-漁業種類別魚類別生產量值13'!L49,'漁業生產量值-漁業種類別魚類別生產量值13'!N49,'漁業生產量值-漁業種類別魚類別生產量值13'!P49)=0,&quot;-&quot;,SUM(J49,L49,N49,P49,'漁業生產量值-漁業種類別魚類別生產量值13'!D49,'漁業生產量值-漁業種類別魚類別生產量值13'!F49,'漁業生產量值-漁業種類別魚類別生產量值13'!H49,'漁業生產量值-漁業種類別魚類別生產量值13'!J49,'漁業生產量值-漁業種類別魚類別生產量值13'!L49,'漁業生產量值-漁業種類別魚類別生產量值13'!N49,'漁業生產量值-漁業種類別魚類別生產量值13'!P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50,K50,M50,O50,'漁業生產量值-漁業種類別魚類別生產量值13'!C50,'漁業生產量值-漁業種類別魚類別生產量值13'!E50,'漁業生產量值-漁業種類別魚類別生產量值13'!G50,'漁業生產量值-漁業種類別魚類別生產量值13'!I50,'漁業生產量值-漁業種類別魚類別生產量值13'!K50,'漁業生產量值-漁業種類別魚類別生產量值13'!M50,'漁業生產量值-漁業種類別魚類別生產量值13'!O50)=0,&quot;-&quot;,SUM(I50,K50,M50,O50,'漁業生產量值-漁業種類別魚類別生產量值13'!C50,'漁業生產量值-漁業種類別魚類別生產量值13'!E50,'漁業生產量值-漁業種類別魚類別生產量值13'!G50,'漁業生產量值-漁業種類別魚類別生產量值13'!I50,'漁業生產量值-漁業種類別魚類別生產量值13'!K50,'漁業生產量值-漁業種類別魚類別生產量值13'!M50,'漁業生產量值-漁業種類別魚類別生產量值13'!O50))" table:style-name="ce55">
            <text:p>-</text:p>
          </table:table-cell>
          <table:table-cell office:value-type="string" office:string-value="-" table:formula="msoxl:=IF(SUM(J50,L50,N50,P50,'漁業生產量值-漁業種類別魚類別生產量值13'!D50,'漁業生產量值-漁業種類別魚類別生產量值13'!F50,'漁業生產量值-漁業種類別魚類別生產量值13'!H50,'漁業生產量值-漁業種類別魚類別生產量值13'!J50,'漁業生產量值-漁業種類別魚類別生產量值13'!L50,'漁業生產量值-漁業種類別魚類別生產量值13'!N50,'漁業生產量值-漁業種類別魚類別生產量值13'!P50)=0,&quot;-&quot;,SUM(J50,L50,N50,P50,'漁業生產量值-漁業種類別魚類別生產量值13'!D50,'漁業生產量值-漁業種類別魚類別生產量值13'!F50,'漁業生產量值-漁業種類別魚類別生產量值13'!H50,'漁業生產量值-漁業種類別魚類別生產量值13'!J50,'漁業生產量值-漁業種類別魚類別生產量值13'!L50,'漁業生產量值-漁業種類別魚類別生產量值13'!N50,'漁業生產量值-漁業種類別魚類別生產量值13'!P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51,K51,M51,O51,'漁業生產量值-漁業種類別魚類別生產量值13'!C51,'漁業生產量值-漁業種類別魚類別生產量值13'!E51,'漁業生產量值-漁業種類別魚類別生產量值13'!G51,'漁業生產量值-漁業種類別魚類別生產量值13'!I51,'漁業生產量值-漁業種類別魚類別生產量值13'!K51,'漁業生產量值-漁業種類別魚類別生產量值13'!M51,'漁業生產量值-漁業種類別魚類別生產量值13'!O51)=0,&quot;-&quot;,SUM(I51,K51,M51,O51,'漁業生產量值-漁業種類別魚類別生產量值13'!C51,'漁業生產量值-漁業種類別魚類別生產量值13'!E51,'漁業生產量值-漁業種類別魚類別生產量值13'!G51,'漁業生產量值-漁業種類別魚類別生產量值13'!I51,'漁業生產量值-漁業種類別魚類別生產量值13'!K51,'漁業生產量值-漁業種類別魚類別生產量值13'!M51,'漁業生產量值-漁業種類別魚類別生產量值13'!O51))" table:style-name="ce55">
            <text:p>-</text:p>
          </table:table-cell>
          <table:table-cell office:value-type="string" office:string-value="-" table:formula="msoxl:=IF(SUM(J51,L51,N51,P51,'漁業生產量值-漁業種類別魚類別生產量值13'!D51,'漁業生產量值-漁業種類別魚類別生產量值13'!F51,'漁業生產量值-漁業種類別魚類別生產量值13'!H51,'漁業生產量值-漁業種類別魚類別生產量值13'!J51,'漁業生產量值-漁業種類別魚類別生產量值13'!L51,'漁業生產量值-漁業種類別魚類別生產量值13'!N51,'漁業生產量值-漁業種類別魚類別生產量值13'!P51)=0,&quot;-&quot;,SUM(J51,L51,N51,P51,'漁業生產量值-漁業種類別魚類別生產量值13'!D51,'漁業生產量值-漁業種類別魚類別生產量值13'!F51,'漁業生產量值-漁業種類別魚類別生產量值13'!H51,'漁業生產量值-漁業種類別魚類別生產量值13'!J51,'漁業生產量值-漁業種類別魚類別生產量值13'!L51,'漁業生產量值-漁業種類別魚類別生產量值13'!N51,'漁業生產量值-漁業種類別魚類別生產量值13'!P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52,K52,M52,O52,'漁業生產量值-漁業種類別魚類別生產量值13'!C52,'漁業生產量值-漁業種類別魚類別生產量值13'!E52,'漁業生產量值-漁業種類別魚類別生產量值13'!G52,'漁業生產量值-漁業種類別魚類別生產量值13'!I52,'漁業生產量值-漁業種類別魚類別生產量值13'!K52,'漁業生產量值-漁業種類別魚類別生產量值13'!M52,'漁業生產量值-漁業種類別魚類別生產量值13'!O52)=0,&quot;-&quot;,SUM(I52,K52,M52,O52,'漁業生產量值-漁業種類別魚類別生產量值13'!C52,'漁業生產量值-漁業種類別魚類別生產量值13'!E52,'漁業生產量值-漁業種類別魚類別生產量值13'!G52,'漁業生產量值-漁業種類別魚類別生產量值13'!I52,'漁業生產量值-漁業種類別魚類別生產量值13'!K52,'漁業生產量值-漁業種類別魚類別生產量值13'!M52,'漁業生產量值-漁業種類別魚類別生產量值13'!O52))" table:style-name="ce55">
            <text:p>-</text:p>
          </table:table-cell>
          <table:table-cell office:value-type="string" office:string-value="-" table:formula="msoxl:=IF(SUM(J52,L52,N52,P52,'漁業生產量值-漁業種類別魚類別生產量值13'!D52,'漁業生產量值-漁業種類別魚類別生產量值13'!F52,'漁業生產量值-漁業種類別魚類別生產量值13'!H52,'漁業生產量值-漁業種類別魚類別生產量值13'!J52,'漁業生產量值-漁業種類別魚類別生產量值13'!L52,'漁業生產量值-漁業種類別魚類別生產量值13'!N52,'漁業生產量值-漁業種類別魚類別生產量值13'!P52)=0,&quot;-&quot;,SUM(J52,L52,N52,P52,'漁業生產量值-漁業種類別魚類別生產量值13'!D52,'漁業生產量值-漁業種類別魚類別生產量值13'!F52,'漁業生產量值-漁業種類別魚類別生產量值13'!H52,'漁業生產量值-漁業種類別魚類別生產量值13'!J52,'漁業生產量值-漁業種類別魚類別生產量值13'!L52,'漁業生產量值-漁業種類別魚類別生產量值13'!N52,'漁業生產量值-漁業種類別魚類別生產量值13'!P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float" office:value="0.71220000000000006" table:formula="msoxl:=IF(SUM(I53,K53,M53,O53,'漁業生產量值-漁業種類別魚類別生產量值13'!C53,'漁業生產量值-漁業種類別魚類別生產量值13'!E53,'漁業生產量值-漁業種類別魚類別生產量值13'!G53,'漁業生產量值-漁業種類別魚類別生產量值13'!I53,'漁業生產量值-漁業種類別魚類別生產量值13'!K53,'漁業生產量值-漁業種類別魚類別生產量值13'!M53,'漁業生產量值-漁業種類別魚類別生產量值13'!O53)=0,&quot;-&quot;,SUM(I53,K53,M53,O53,'漁業生產量值-漁業種類別魚類別生產量值13'!C53,'漁業生產量值-漁業種類別魚類別生產量值13'!E53,'漁業生產量值-漁業種類別魚類別生產量值13'!G53,'漁業生產量值-漁業種類別魚類別生產量值13'!I53,'漁業生產量值-漁業種類別魚類別生產量值13'!K53,'漁業生產量值-漁業種類別魚類別生產量值13'!M53,'漁業生產量值-漁業種類別魚類別生產量值13'!O53))" table:style-name="ce55">
            <text:p>1<text:s/></text:p>
          </table:table-cell>
          <table:table-cell office:value-type="float" office:value="946.65624000000003" table:formula="msoxl:=IF(SUM(J53,L53,N53,P53,'漁業生產量值-漁業種類別魚類別生產量值13'!D53,'漁業生產量值-漁業種類別魚類別生產量值13'!F53,'漁業生產量值-漁業種類別魚類別生產量值13'!H53,'漁業生產量值-漁業種類別魚類別生產量值13'!J53,'漁業生產量值-漁業種類別魚類別生產量值13'!L53,'漁業生產量值-漁業種類別魚類別生產量值13'!N53,'漁業生產量值-漁業種類別魚類別生產量值13'!P53)=0,&quot;-&quot;,SUM(J53,L53,N53,P53,'漁業生產量值-漁業種類別魚類別生產量值13'!D53,'漁業生產量值-漁業種類別魚類別生產量值13'!F53,'漁業生產量值-漁業種類別魚類別生產量值13'!H53,'漁業生產量值-漁業種類別魚類別生產量值13'!J53,'漁業生產量值-漁業種類別魚類別生產量值13'!L53,'漁業生產量值-漁業種類別魚類別生產量值13'!N53,'漁業生產量值-漁業種類別魚類別生產量值13'!P53))" table:style-name="ce55">
            <text:p>947<text:s/></text:p>
          </table:table-cell>
          <table:table-cell office:value-type="float" office:value="0.71220000000000006" table:style-name="ce57">
            <text:p>1<text:s/></text:p>
          </table:table-cell>
          <table:table-cell office:value-type="float" office:value="946.65624000000003" table:style-name="ce62">
            <text:p>947<text:s/>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60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3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60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60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60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55,K55,M55,O55,'漁業生產量值-漁業種類別魚類別生產量值13'!C55,'漁業生產量值-漁業種類別魚類別生產量值13'!E55,'漁業生產量值-漁業種類別魚類別生產量值13'!G55,'漁業生產量值-漁業種類別魚類別生產量值13'!I55,'漁業生產量值-漁業種類別魚類別生產量值13'!K55,'漁業生產量值-漁業種類別魚類別生產量值13'!M55,'漁業生產量值-漁業種類別魚類別生產量值13'!O55)=0,&quot;-&quot;,SUM(I55,K55,M55,O55,'漁業生產量值-漁業種類別魚類別生產量值13'!C55,'漁業生產量值-漁業種類別魚類別生產量值13'!E55,'漁業生產量值-漁業種類別魚類別生產量值13'!G55,'漁業生產量值-漁業種類別魚類別生產量值13'!I55,'漁業生產量值-漁業種類別魚類別生產量值13'!K55,'漁業生產量值-漁業種類別魚類別生產量值13'!M55,'漁業生產量值-漁業種類別魚類別生產量值13'!O55))" table:style-name="ce55">
            <text:p>-</text:p>
          </table:table-cell>
          <table:table-cell office:value-type="string" office:string-value="-" table:formula="msoxl:=IF(SUM(J55,L55,N55,P55,'漁業生產量值-漁業種類別魚類別生產量值13'!D55,'漁業生產量值-漁業種類別魚類別生產量值13'!F55,'漁業生產量值-漁業種類別魚類別生產量值13'!H55,'漁業生產量值-漁業種類別魚類別生產量值13'!J55,'漁業生產量值-漁業種類別魚類別生產量值13'!L55,'漁業生產量值-漁業種類別魚類別生產量值13'!N55,'漁業生產量值-漁業種類別魚類別生產量值13'!P55)=0,&quot;-&quot;,SUM(J55,L55,N55,P55,'漁業生產量值-漁業種類別魚類別生產量值13'!D55,'漁業生產量值-漁業種類別魚類別生產量值13'!F55,'漁業生產量值-漁業種類別魚類別生產量值13'!H55,'漁業生產量值-漁業種類別魚類別生產量值13'!J55,'漁業生產量值-漁業種類別魚類別生產量值13'!L55,'漁業生產量值-漁業種類別魚類別生產量值13'!N55,'漁業生產量值-漁業種類別魚類別生產量值13'!P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56,K56,M56,O56,'漁業生產量值-漁業種類別魚類別生產量值13'!C56,'漁業生產量值-漁業種類別魚類別生產量值13'!E56,'漁業生產量值-漁業種類別魚類別生產量值13'!G56,'漁業生產量值-漁業種類別魚類別生產量值13'!I56,'漁業生產量值-漁業種類別魚類別生產量值13'!K56,'漁業生產量值-漁業種類別魚類別生產量值13'!M56,'漁業生產量值-漁業種類別魚類別生產量值13'!O56)=0,&quot;-&quot;,SUM(I56,K56,M56,O56,'漁業生產量值-漁業種類別魚類別生產量值13'!C56,'漁業生產量值-漁業種類別魚類別生產量值13'!E56,'漁業生產量值-漁業種類別魚類別生產量值13'!G56,'漁業生產量值-漁業種類別魚類別生產量值13'!I56,'漁業生產量值-漁業種類別魚類別生產量值13'!K56,'漁業生產量值-漁業種類別魚類別生產量值13'!M56,'漁業生產量值-漁業種類別魚類別生產量值13'!O56))" table:style-name="ce55">
            <text:p>-</text:p>
          </table:table-cell>
          <table:table-cell office:value-type="string" office:string-value="-" table:formula="msoxl:=IF(SUM(J56,L56,N56,P56,'漁業生產量值-漁業種類別魚類別生產量值13'!D56,'漁業生產量值-漁業種類別魚類別生產量值13'!F56,'漁業生產量值-漁業種類別魚類別生產量值13'!H56,'漁業生產量值-漁業種類別魚類別生產量值13'!J56,'漁業生產量值-漁業種類別魚類別生產量值13'!L56,'漁業生產量值-漁業種類別魚類別生產量值13'!N56,'漁業生產量值-漁業種類別魚類別生產量值13'!P56)=0,&quot;-&quot;,SUM(J56,L56,N56,P56,'漁業生產量值-漁業種類別魚類別生產量值13'!D56,'漁業生產量值-漁業種類別魚類別生產量值13'!F56,'漁業生產量值-漁業種類別魚類別生產量值13'!H56,'漁業生產量值-漁業種類別魚類別生產量值13'!J56,'漁業生產量值-漁業種類別魚類別生產量值13'!L56,'漁業生產量值-漁業種類別魚類別生產量值13'!N56,'漁業生產量值-漁業種類別魚類別生產量值13'!P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office:string-value="-" table:formula="msoxl:=IF(SUM(I57,K57,M57,O57,'漁業生產量值-漁業種類別魚類別生產量值13'!C57,'漁業生產量值-漁業種類別魚類別生產量值13'!E57,'漁業生產量值-漁業種類別魚類別生產量值13'!G57,'漁業生產量值-漁業種類別魚類別生產量值13'!I57,'漁業生產量值-漁業種類別魚類別生產量值13'!K57,'漁業生產量值-漁業種類別魚類別生產量值13'!M57,'漁業生產量值-漁業種類別魚類別生產量值13'!O57)=0,&quot;-&quot;,SUM(I57,K57,M57,O57,'漁業生產量值-漁業種類別魚類別生產量值13'!C57,'漁業生產量值-漁業種類別魚類別生產量值13'!E57,'漁業生產量值-漁業種類別魚類別生產量值13'!G57,'漁業生產量值-漁業種類別魚類別生產量值13'!I57,'漁業生產量值-漁業種類別魚類別生產量值13'!K57,'漁業生產量值-漁業種類別魚類別生產量值13'!M57,'漁業生產量值-漁業種類別魚類別生產量值13'!O57))" table:style-name="ce55">
            <text:p>-</text:p>
          </table:table-cell>
          <table:table-cell office:value-type="string" office:string-value="-" table:formula="msoxl:=IF(SUM(J57,L57,N57,P57,'漁業生產量值-漁業種類別魚類別生產量值13'!D57,'漁業生產量值-漁業種類別魚類別生產量值13'!F57,'漁業生產量值-漁業種類別魚類別生產量值13'!H57,'漁業生產量值-漁業種類別魚類別生產量值13'!J57,'漁業生產量值-漁業種類別魚類別生產量值13'!L57,'漁業生產量值-漁業種類別魚類別生產量值13'!N57,'漁業生產量值-漁業種類別魚類別生產量值13'!P57)=0,&quot;-&quot;,SUM(J57,L57,N57,P57,'漁業生產量值-漁業種類別魚類別生產量值13'!D57,'漁業生產量值-漁業種類別魚類別生產量值13'!F57,'漁業生產量值-漁業種類別魚類別生產量值13'!H57,'漁業生產量值-漁業種類別魚類別生產量值13'!J57,'漁業生產量值-漁業種類別魚類別生產量值13'!L57,'漁業生產量值-漁業種類別魚類別生產量值13'!N57,'漁業生產量值-漁業種類別魚類別生產量值13'!P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60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3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60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60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60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59,K59,M59,O59,'漁業生產量值-漁業種類別魚類別生產量值13'!C59,'漁業生產量值-漁業種類別魚類別生產量值13'!E59,'漁業生產量值-漁業種類別魚類別生產量值13'!G59,'漁業生產量值-漁業種類別魚類別生產量值13'!I59,'漁業生產量值-漁業種類別魚類別生產量值13'!K59,'漁業生產量值-漁業種類別魚類別生產量值13'!M59,'漁業生產量值-漁業種類別魚類別生產量值13'!O59)=0,&quot;-&quot;,SUM(I59,K59,M59,O59,'漁業生產量值-漁業種類別魚類別生產量值13'!C59,'漁業生產量值-漁業種類別魚類別生產量值13'!E59,'漁業生產量值-漁業種類別魚類別生產量值13'!G59,'漁業生產量值-漁業種類別魚類別生產量值13'!I59,'漁業生產量值-漁業種類別魚類別生產量值13'!K59,'漁業生產量值-漁業種類別魚類別生產量值13'!M59,'漁業生產量值-漁業種類別魚類別生產量值13'!O59))" table:style-name="ce55">
            <text:p>-</text:p>
          </table:table-cell>
          <table:table-cell office:value-type="string" office:string-value="-" table:formula="msoxl:=IF(SUM(J59,L59,N59,P59,'漁業生產量值-漁業種類別魚類別生產量值13'!D59,'漁業生產量值-漁業種類別魚類別生產量值13'!F59,'漁業生產量值-漁業種類別魚類別生產量值13'!H59,'漁業生產量值-漁業種類別魚類別生產量值13'!J59,'漁業生產量值-漁業種類別魚類別生產量值13'!L59,'漁業生產量值-漁業種類別魚類別生產量值13'!N59,'漁業生產量值-漁業種類別魚類別生產量值13'!P59)=0,&quot;-&quot;,SUM(J59,L59,N59,P59,'漁業生產量值-漁業種類別魚類別生產量值13'!D59,'漁業生產量值-漁業種類別魚類別生產量值13'!F59,'漁業生產量值-漁業種類別魚類別生產量值13'!H59,'漁業生產量值-漁業種類別魚類別生產量值13'!J59,'漁業生產量值-漁業種類別魚類別生產量值13'!L59,'漁業生產量值-漁業種類別魚類別生產量值13'!N59,'漁業生產量值-漁業種類別魚類別生產量值13'!P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60,K60,M60,O60,'漁業生產量值-漁業種類別魚類別生產量值13'!C60,'漁業生產量值-漁業種類別魚類別生產量值13'!E60,'漁業生產量值-漁業種類別魚類別生產量值13'!G60,'漁業生產量值-漁業種類別魚類別生產量值13'!I60,'漁業生產量值-漁業種類別魚類別生產量值13'!K60,'漁業生產量值-漁業種類別魚類別生產量值13'!M60,'漁業生產量值-漁業種類別魚類別生產量值13'!O60)=0,&quot;-&quot;,SUM(I60,K60,M60,O60,'漁業生產量值-漁業種類別魚類別生產量值13'!C60,'漁業生產量值-漁業種類別魚類別生產量值13'!E60,'漁業生產量值-漁業種類別魚類別生產量值13'!G60,'漁業生產量值-漁業種類別魚類別生產量值13'!I60,'漁業生產量值-漁業種類別魚類別生產量值13'!K60,'漁業生產量值-漁業種類別魚類別生產量值13'!M60,'漁業生產量值-漁業種類別魚類別生產量值13'!O60))" table:style-name="ce55">
            <text:p>-</text:p>
          </table:table-cell>
          <table:table-cell office:value-type="string" office:string-value="-" table:formula="msoxl:=IF(SUM(J60,L60,N60,P60,'漁業生產量值-漁業種類別魚類別生產量值13'!D60,'漁業生產量值-漁業種類別魚類別生產量值13'!F60,'漁業生產量值-漁業種類別魚類別生產量值13'!H60,'漁業生產量值-漁業種類別魚類別生產量值13'!J60,'漁業生產量值-漁業種類別魚類別生產量值13'!L60,'漁業生產量值-漁業種類別魚類別生產量值13'!N60,'漁業生產量值-漁業種類別魚類別生產量值13'!P60)=0,&quot;-&quot;,SUM(J60,L60,N60,P60,'漁業生產量值-漁業種類別魚類別生產量值13'!D60,'漁業生產量值-漁業種類別魚類別生產量值13'!F60,'漁業生產量值-漁業種類別魚類別生產量值13'!H60,'漁業生產量值-漁業種類別魚類別生產量值13'!J60,'漁業生產量值-漁業種類別魚類別生產量值13'!L60,'漁業生產量值-漁業種類別魚類別生產量值13'!N60,'漁業生產量值-漁業種類別魚類別生產量值13'!P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office:string-value="-" table:formula="msoxl:=IF(SUM(I61,K61,M61,O61,'漁業生產量值-漁業種類別魚類別生產量值13'!C61,'漁業生產量值-漁業種類別魚類別生產量值13'!E61,'漁業生產量值-漁業種類別魚類別生產量值13'!G61,'漁業生產量值-漁業種類別魚類別生產量值13'!I61,'漁業生產量值-漁業種類別魚類別生產量值13'!K61,'漁業生產量值-漁業種類別魚類別生產量值13'!M61,'漁業生產量值-漁業種類別魚類別生產量值13'!O61)=0,&quot;-&quot;,SUM(I61,K61,M61,O61,'漁業生產量值-漁業種類別魚類別生產量值13'!C61,'漁業生產量值-漁業種類別魚類別生產量值13'!E61,'漁業生產量值-漁業種類別魚類別生產量值13'!G61,'漁業生產量值-漁業種類別魚類別生產量值13'!I61,'漁業生產量值-漁業種類別魚類別生產量值13'!K61,'漁業生產量值-漁業種類別魚類別生產量值13'!M61,'漁業生產量值-漁業種類別魚類別生產量值13'!O61))" table:style-name="ce55">
            <text:p>-</text:p>
          </table:table-cell>
          <table:table-cell office:value-type="string" office:string-value="-" table:formula="msoxl:=IF(SUM(J61,L61,N61,P61,'漁業生產量值-漁業種類別魚類別生產量值13'!D61,'漁業生產量值-漁業種類別魚類別生產量值13'!F61,'漁業生產量值-漁業種類別魚類別生產量值13'!H61,'漁業生產量值-漁業種類別魚類別生產量值13'!J61,'漁業生產量值-漁業種類別魚類別生產量值13'!L61,'漁業生產量值-漁業種類別魚類別生產量值13'!N61,'漁業生產量值-漁業種類別魚類別生產量值13'!P61)=0,&quot;-&quot;,SUM(J61,L61,N61,P61,'漁業生產量值-漁業種類別魚類別生產量值13'!D61,'漁業生產量值-漁業種類別魚類別生產量值13'!F61,'漁業生產量值-漁業種類別魚類別生產量值13'!H61,'漁業生產量值-漁業種類別魚類別生產量值13'!J61,'漁業生產量值-漁業種類別魚類別生產量值13'!L61,'漁業生產量值-漁業種類別魚類別生產量值13'!N61,'漁業生產量值-漁業種類別魚類別生產量值13'!P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60">
            <text:p>-</text:p>
          </table:table-cell>
          <table:table-cell office:value-type="float" office:value="16743.991999999998" table:formula="msoxl:=  IF(SUM(G63,G64,G65,G67)=0,IF(G66=0,&quot;-&quot;,G66),SUM(G63,G64,G65,G67))" table:style-name="ce52">
            <text:p>16,744<text:s/></text:p>
          </table:table-cell>
          <table:table-cell office:value-type="float" office:value="4029298.4369000001" table:formula="msoxl:=  IF(SUM(H63:H67)=0,&quot;-&quot;,SUM(H63:H67))" table:style-name="ce53">
            <text:p>4,029,298<text:s/></text:p>
          </table:table-cell>
          <table:table-cell office:value-type="float" office:value="50.533000000000001" table:formula="msoxl:=  IF(SUM(I63,I64,I65,I67)=0,IF(I66=0,&quot;-&quot;,I66),SUM(I63,I64,I65,I67))" table:style-name="ce52">
            <text:p>51<text:s/></text:p>
          </table:table-cell>
          <table:table-cell office:value-type="float" office:value="24667.412" table:formula="msoxl:=  IF(SUM(J63:J67)=0,&quot;-&quot;,SUM(J63:J67))" table:style-name="ce60">
            <text:p>24,667<text:s/></text:p>
          </table:table-cell>
          <table:table-cell office:value-type="float" office:value="0.15" table:formula="msoxl:=  IF(SUM(K63,K64,K65,K67)=0,IF(K66=0,&quot;-&quot;,K66),SUM(K63,K64,K65,K67))" table:style-name="ce52">
            <text:p>0<text:s/></text:p>
          </table:table-cell>
          <table:table-cell office:value-type="float" office:value="35.4" table:formula="msoxl:=  IF(SUM(L63:L67)=0,&quot;-&quot;,SUM(L63:L67))" table:style-name="ce60">
            <text:p>35<text:s/></text:p>
          </table:table-cell>
          <table:table-cell office:value-type="float" office:value="6579.86" table:formula="msoxl:=  IF(SUM(M63,M64,M65,M67)=0,IF(M66=0,&quot;-&quot;,M66),SUM(M63,M64,M65,M67))" table:style-name="ce52">
            <text:p>6,580<text:s/></text:p>
          </table:table-cell>
          <table:table-cell office:value-type="float" office:value="2001711.3759999999" table:formula="msoxl:=  IF(SUM(N63:N67)=0,&quot;-&quot;,SUM(N63:N67))" table:style-name="ce60">
            <text:p>2,001,711<text:s/>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4756.5020000000004" table:formula="msoxl:=IF(SUM(I63,K63,M63,O63,'漁業生產量值-漁業種類別魚類別生產量值13'!C63,'漁業生產量值-漁業種類別魚類別生產量值13'!E63,'漁業生產量值-漁業種類別魚類別生產量值13'!G63,'漁業生產量值-漁業種類別魚類別生產量值13'!I63,'漁業生產量值-漁業種類別魚類別生產量值13'!K63,'漁業生產量值-漁業種類別魚類別生產量值13'!M63,'漁業生產量值-漁業種類別魚類別生產量值13'!O63)=0,&quot;-&quot;,SUM(I63,K63,M63,O63,'漁業生產量值-漁業種類別魚類別生產量值13'!C63,'漁業生產量值-漁業種類別魚類別生產量值13'!E63,'漁業生產量值-漁業種類別魚類別生產量值13'!G63,'漁業生產量值-漁業種類別魚類別生產量值13'!I63,'漁業生產量值-漁業種類別魚類別生產量值13'!K63,'漁業生產量值-漁業種類別魚類別生產量值13'!M63,'漁業生產量值-漁業種類別魚類別生產量值13'!O63))" table:style-name="ce55">
            <text:p>4,757<text:s/></text:p>
          </table:table-cell>
          <table:table-cell office:value-type="float" office:value="998480.06850000005" table:formula="msoxl:=IF(SUM(J63,L63,N63,P63,'漁業生產量值-漁業種類別魚類別生產量值13'!D63,'漁業生產量值-漁業種類別魚類別生產量值13'!F63,'漁業生產量值-漁業種類別魚類別生產量值13'!H63,'漁業生產量值-漁業種類別魚類別生產量值13'!J63,'漁業生產量值-漁業種類別魚類別生產量值13'!L63,'漁業生產量值-漁業種類別魚類別生產量值13'!N63,'漁業生產量值-漁業種類別魚類別生產量值13'!P63)=0,&quot;-&quot;,SUM(J63,L63,N63,P63,'漁業生產量值-漁業種類別魚類別生產量值13'!D63,'漁業生產量值-漁業種類別魚類別生產量值13'!F63,'漁業生產量值-漁業種類別魚類別生產量值13'!H63,'漁業生產量值-漁業種類別魚類別生產量值13'!J63,'漁業生產量值-漁業種類別魚類別生產量值13'!L63,'漁業生產量值-漁業種類別魚類別生產量值13'!N63,'漁業生產量值-漁業種類別魚類別生產量值13'!P63))" table:style-name="ce55">
            <text:p>998,480<text:s/></text:p>
          </table:table-cell>
          <table:table-cell office:value-type="float" office:value="50.533000000000001" table:style-name="ce55">
            <text:p>51<text:s/></text:p>
          </table:table-cell>
          <table:table-cell office:value-type="float" office:value="24667.412" table:style-name="ce61">
            <text:p>24,667<text:s/></text:p>
          </table:table-cell>
          <table:table-cell office:value-type="float" office:value="0.15" table:style-name="ce55">
            <text:p>0<text:s/></text:p>
          </table:table-cell>
          <table:table-cell office:value-type="float" office:value="35.4" table:style-name="ce61">
            <text:p>35<text:s/></text:p>
          </table:table-cell>
          <table:table-cell office:value-type="float" office:value="27" table:style-name="ce55">
            <text:p>27<text:s/></text:p>
          </table:table-cell>
          <table:table-cell office:value-type="float" office:value="11643" table:style-name="ce61">
            <text:p>11,64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11987.49" table:formula="msoxl:=IF(SUM(I64,K64,M64,O64,'漁業生產量值-漁業種類別魚類別生產量值13'!C64,'漁業生產量值-漁業種類別魚類別生產量值13'!E64,'漁業生產量值-漁業種類別魚類別生產量值13'!G64,'漁業生產量值-漁業種類別魚類別生產量值13'!I64,'漁業生產量值-漁業種類別魚類別生產量值13'!K64,'漁業生產量值-漁業種類別魚類別生產量值13'!M64,'漁業生產量值-漁業種類別魚類別生產量值13'!O64)=0,&quot;-&quot;,SUM(I64,K64,M64,O64,'漁業生產量值-漁業種類別魚類別生產量值13'!C64,'漁業生產量值-漁業種類別魚類別生產量值13'!E64,'漁業生產量值-漁業種類別魚類別生產量值13'!G64,'漁業生產量值-漁業種類別魚類別生產量值13'!I64,'漁業生產量值-漁業種類別魚類別生產量值13'!K64,'漁業生產量值-漁業種類別魚類別生產量值13'!M64,'漁業生產量值-漁業種類別魚類別生產量值13'!O64))" table:style-name="ce55">
            <text:p>11,987<text:s/></text:p>
          </table:table-cell>
          <table:table-cell office:value-type="float" office:value="3030818.3684" table:formula="msoxl:=IF(SUM(J64,L64,N64,P64,'漁業生產量值-漁業種類別魚類別生產量值13'!D64,'漁業生產量值-漁業種類別魚類別生產量值13'!F64,'漁業生產量值-漁業種類別魚類別生產量值13'!H64,'漁業生產量值-漁業種類別魚類別生產量值13'!J64,'漁業生產量值-漁業種類別魚類別生產量值13'!L64,'漁業生產量值-漁業種類別魚類別生產量值13'!N64,'漁業生產量值-漁業種類別魚類別生產量值13'!P64)=0,&quot;-&quot;,SUM(J64,L64,N64,P64,'漁業生產量值-漁業種類別魚類別生產量值13'!D64,'漁業生產量值-漁業種類別魚類別生產量值13'!F64,'漁業生產量值-漁業種類別魚類別生產量值13'!H64,'漁業生產量值-漁業種類別魚類別生產量值13'!J64,'漁業生產量值-漁業種類別魚類別生產量值13'!L64,'漁業生產量值-漁業種類別魚類別生產量值13'!N64,'漁業生產量值-漁業種類別魚類別生產量值13'!P64))" table:style-name="ce55">
            <text:p>3,030,818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6552.86" table:style-name="ce55">
            <text:p>6,553<text:s/></text:p>
          </table:table-cell>
          <table:table-cell office:value-type="float" office:value="1990068.3759999999" table:style-name="ce61">
            <text:p>1,990,06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65,K65,M65,O65,'漁業生產量值-漁業種類別魚類別生產量值13'!C65,'漁業生產量值-漁業種類別魚類別生產量值13'!E65,'漁業生產量值-漁業種類別魚類別生產量值13'!G65,'漁業生產量值-漁業種類別魚類別生產量值13'!I65,'漁業生產量值-漁業種類別魚類別生產量值13'!K65,'漁業生產量值-漁業種類別魚類別生產量值13'!M65,'漁業生產量值-漁業種類別魚類別生產量值13'!O65)=0,&quot;-&quot;,SUM(I65,K65,M65,O65,'漁業生產量值-漁業種類別魚類別生產量值13'!C65,'漁業生產量值-漁業種類別魚類別生產量值13'!E65,'漁業生產量值-漁業種類別魚類別生產量值13'!G65,'漁業生產量值-漁業種類別魚類別生產量值13'!I65,'漁業生產量值-漁業種類別魚類別生產量值13'!K65,'漁業生產量值-漁業種類別魚類別生產量值13'!M65,'漁業生產量值-漁業種類別魚類別生產量值13'!O65))" table:style-name="ce55">
            <text:p>-</text:p>
          </table:table-cell>
          <table:table-cell office:value-type="string" office:string-value="-" table:formula="msoxl:=IF(SUM(J65,L65,N65,P65,'漁業生產量值-漁業種類別魚類別生產量值13'!D65,'漁業生產量值-漁業種類別魚類別生產量值13'!F65,'漁業生產量值-漁業種類別魚類別生產量值13'!H65,'漁業生產量值-漁業種類別魚類別生產量值13'!J65,'漁業生產量值-漁業種類別魚類別生產量值13'!L65,'漁業生產量值-漁業種類別魚類別生產量值13'!N65,'漁業生產量值-漁業種類別魚類別生產量值13'!P65)=0,&quot;-&quot;,SUM(J65,L65,N65,P65,'漁業生產量值-漁業種類別魚類別生產量值13'!D65,'漁業生產量值-漁業種類別魚類別生產量值13'!F65,'漁業生產量值-漁業種類別魚類別生產量值13'!H65,'漁業生產量值-漁業種類別魚類別生產量值13'!J65,'漁業生產量值-漁業種類別魚類別生產量值13'!L65,'漁業生產量值-漁業種類別魚類別生產量值13'!N65,'漁業生產量值-漁業種類別魚類別生產量值13'!P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66,K66,M66,O66,'漁業生產量值-漁業種類別魚類別生產量值13'!C66,'漁業生產量值-漁業種類別魚類別生產量值13'!E66,'漁業生產量值-漁業種類別魚類別生產量值13'!G66,'漁業生產量值-漁業種類別魚類別生產量值13'!I66,'漁業生產量值-漁業種類別魚類別生產量值13'!K66,'漁業生產量值-漁業種類別魚類別生產量值13'!M66,'漁業生產量值-漁業種類別魚類別生產量值13'!O66)=0,&quot;-&quot;,SUM(I66,K66,M66,O66,'漁業生產量值-漁業種類別魚類別生產量值13'!C66,'漁業生產量值-漁業種類別魚類別生產量值13'!E66,'漁業生產量值-漁業種類別魚類別生產量值13'!G66,'漁業生產量值-漁業種類別魚類別生產量值13'!I66,'漁業生產量值-漁業種類別魚類別生產量值13'!K66,'漁業生產量值-漁業種類別魚類別生產量值13'!M66,'漁業生產量值-漁業種類別魚類別生產量值13'!O66))" table:style-name="ce55">
            <text:p>-</text:p>
          </table:table-cell>
          <table:table-cell office:value-type="string" office:string-value="-" table:formula="msoxl:=IF(SUM(J66,L66,N66,P66,'漁業生產量值-漁業種類別魚類別生產量值13'!D66,'漁業生產量值-漁業種類別魚類別生產量值13'!F66,'漁業生產量值-漁業種類別魚類別生產量值13'!H66,'漁業生產量值-漁業種類別魚類別生產量值13'!J66,'漁業生產量值-漁業種類別魚類別生產量值13'!L66,'漁業生產量值-漁業種類別魚類別生產量值13'!N66,'漁業生產量值-漁業種類別魚類別生產量值13'!P66)=0,&quot;-&quot;,SUM(J66,L66,N66,P66,'漁業生產量值-漁業種類別魚類別生產量值13'!D66,'漁業生產量值-漁業種類別魚類別生產量值13'!F66,'漁業生產量值-漁業種類別魚類別生產量值13'!H66,'漁業生產量值-漁業種類別魚類別生產量值13'!J66,'漁業生產量值-漁業種類別魚類別生產量值13'!L66,'漁業生產量值-漁業種類別魚類別生產量值13'!N66,'漁業生產量值-漁業種類別魚類別生產量值13'!P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office:string-value="-" table:formula="msoxl:=IF(SUM(I67,K67,M67,O67,'漁業生產量值-漁業種類別魚類別生產量值13'!C67,'漁業生產量值-漁業種類別魚類別生產量值13'!E67,'漁業生產量值-漁業種類別魚類別生產量值13'!G67,'漁業生產量值-漁業種類別魚類別生產量值13'!I67,'漁業生產量值-漁業種類別魚類別生產量值13'!K67,'漁業生產量值-漁業種類別魚類別生產量值13'!M67,'漁業生產量值-漁業種類別魚類別生產量值13'!O67)=0,&quot;-&quot;,SUM(I67,K67,M67,O67,'漁業生產量值-漁業種類別魚類別生產量值13'!C67,'漁業生產量值-漁業種類別魚類別生產量值13'!E67,'漁業生產量值-漁業種類別魚類別生產量值13'!G67,'漁業生產量值-漁業種類別魚類別生產量值13'!I67,'漁業生產量值-漁業種類別魚類別生產量值13'!K67,'漁業生產量值-漁業種類別魚類別生產量值13'!M67,'漁業生產量值-漁業種類別魚類別生產量值13'!O67))" table:style-name="ce55">
            <text:p>-</text:p>
          </table:table-cell>
          <table:table-cell office:value-type="string" office:string-value="-" table:formula="msoxl:=IF(SUM(J67,L67,N67,P67,'漁業生產量值-漁業種類別魚類別生產量值13'!D67,'漁業生產量值-漁業種類別魚類別生產量值13'!F67,'漁業生產量值-漁業種類別魚類別生產量值13'!H67,'漁業生產量值-漁業種類別魚類別生產量值13'!J67,'漁業生產量值-漁業種類別魚類別生產量值13'!L67,'漁業生產量值-漁業種類別魚類別生產量值13'!N67,'漁業生產量值-漁業種類別魚類別生產量值13'!P67)=0,&quot;-&quot;,SUM(J67,L67,N67,P67,'漁業生產量值-漁業種類別魚類別生產量值13'!D67,'漁業生產量值-漁業種類別魚類別生產量值13'!F67,'漁業生產量值-漁業種類別魚類別生產量值13'!H67,'漁業生產量值-漁業種類別魚類別生產量值13'!J67,'漁業生產量值-漁業種類別魚類別生產量值13'!L67,'漁業生產量值-漁業種類別魚類別生產量值13'!N67,'漁業生產量值-漁業種類別魚類別生產量值13'!P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6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08">
            <text:p><text:s text:c="20"/><text:span text:style-name="T1">魚類別</text:span></text:p>
            <text:p><text:span text:style-name="T1"><text:s text:c="20"/>Species</text:span></text:p>
            <draw:custom-shape svg:x="0.02083in" svg:y="0.02083in" svg:width="0.95743in" svg:height="0.69611in" draw:z-index="1" draw:id="id12" draw:style-name="a1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14" table:number-rows-spanned="1" table:style-name="ce194">
            <text:p>甲 <text:s text:c="11"/>殼 <text:s text:c="11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15">
            <text:p>管鞭蝦</text:p>
          </table:table-cell>
          <table:covered-table-cell/>
          <table:table-cell office:value-type="string" table:number-columns-spanned="2" table:number-rows-spanned="1" table:style-name="ce198">
            <text:p>凡納對蝦</text:p>
          </table:table-cell>
          <table:covered-table-cell/>
          <table:table-cell office:value-type="string" table:number-columns-spanned="2" table:number-rows-spanned="1" table:style-name="ce198">
            <text:p>晶瑩櫻蝦</text:p>
          </table:table-cell>
          <table:covered-table-cell/>
          <table:table-cell office:value-type="string" table:number-columns-spanned="2" table:number-rows-spanned="1" table:style-name="ce198">
            <text:p>間型毛蝦</text:p>
          </table:table-cell>
          <table:covered-table-cell/>
          <table:table-cell office:value-type="string" table:number-columns-spanned="2" table:number-rows-spanned="1" table:style-name="ce198">
            <text:p>蝦姑</text:p>
          </table:table-cell>
          <table:covered-table-cell/>
          <table:table-cell office:value-type="string" table:number-columns-spanned="2" table:number-rows-spanned="1" table:style-name="ce198">
            <text:p>遠海梭子蟹</text:p>
          </table:table-cell>
          <table:covered-table-cell/>
          <table:table-cell office:value-type="string" table:number-columns-spanned="2" table:number-rows-spanned="1" table:style-name="ce198">
            <text:p>其他蟳蟹類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0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19">
            <text:p>64009</text:p>
          </table:table-cell>
          <table:covered-table-cell/>
          <table:table-cell office:value-type="string" table:number-columns-spanned="2" table:number-rows-spanned="1" table:style-name="ce212">
            <text:p>64010</text:p>
          </table:table-cell>
          <table:covered-table-cell/>
          <table:table-cell office:value-type="string" table:number-columns-spanned="2" table:number-rows-spanned="1" table:style-name="ce212">
            <text:p>64011</text:p>
          </table:table-cell>
          <table:covered-table-cell/>
          <table:table-cell office:value-type="string" table:number-columns-spanned="2" table:number-rows-spanned="1" table:style-name="ce212">
            <text:p>64012</text:p>
          </table:table-cell>
          <table:covered-table-cell/>
          <table:table-cell office:value-type="string" table:number-columns-spanned="2" table:number-rows-spanned="1" table:style-name="ce181">
            <text:p>64101</text:p>
          </table:table-cell>
          <table:covered-table-cell/>
          <table:table-cell office:value-type="string" table:number-columns-spanned="2" table:number-rows-spanned="1" table:style-name="ce181">
            <text:p>64202</text:p>
          </table:table-cell>
          <table:covered-table-cell/>
          <table:table-cell office:value-type="string" table:number-columns-spanned="2" table:number-rows-spanned="1" table:style-name="ce181">
            <text:p>64299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590.827" table:formula="msoxl:=  IF(SUM(C11,C19,C36,C54,C58,C62)=0,&quot;-&quot;,SUM(C11,C19,C36,C54,C58,C62))" table:style-name="ce45">
            <text:p>591<text:s/></text:p>
          </table:table-cell>
          <table:table-cell office:value-type="float" office:value="69177.179999999993" table:formula="msoxl:=  IF(SUM(D11,D19,D36,D54,D58,D62)=0,&quot;-&quot;,SUM(D11,D19,D36,D54,D58,D62))" table:style-name="ce45">
            <text:p>69,177<text:s/></text:p>
          </table:table-cell>
          <table:table-cell office:value-type="float" office:value="10067.239000000001" table:formula="msoxl:=  IF(SUM(E11,E19,E36,E54,E58,E62)=0,&quot;-&quot;,SUM(E11,E19,E36,E54,E58,E62))" table:style-name="ce45">
            <text:p>10,067<text:s/></text:p>
          </table:table-cell>
          <table:table-cell office:value-type="float" office:value="1988716.6289000001" table:formula="msoxl:=  IF(SUM(F11,F19,F36,F54,F58,F62)=0,&quot;-&quot;,SUM(F11,F19,F36,F54,F58,F62))" table:style-name="ce66">
            <text:p>1,988,717<text:s/></text:p>
          </table:table-cell>
          <table:table-cell office:value-type="float" office:value="1941.075" table:formula="msoxl:=  IF(SUM(G11,G19,G36,G54,G58,G62)=0,&quot;-&quot;,SUM(G11,G19,G36,G54,G58,G62))" table:style-name="ce45">
            <text:p>1,941<text:s/></text:p>
          </table:table-cell>
          <table:table-cell office:value-type="float" office:value="564452.84160000004" table:formula="msoxl:=  IF(SUM(H11,H19,H36,H54,H58,H62)=0,&quot;-&quot;,SUM(H11,H19,H36,H54,H58,H62))" table:style-name="ce66">
            <text:p>564,453<text:s/></text:p>
          </table:table-cell>
          <table:table-cell office:value-type="float" office:value="1470.5730000000001" table:formula="msoxl:=  IF(SUM(I11,I19,I36,I54,I58,I62)=0,&quot;-&quot;,SUM(I11,I19,I36,I54,I58,I62))" table:style-name="ce45">
            <text:p>1,471<text:s/></text:p>
          </table:table-cell>
          <table:table-cell office:value-type="float" office:value="59496.900999999998" table:formula="msoxl:=  IF(SUM(J11,J19,J36,J54,J58,J62)=0,&quot;-&quot;,SUM(J11,J19,J36,J54,J58,J62))" table:style-name="ce66">
            <text:p>59,497<text:s/></text:p>
          </table:table-cell>
          <table:table-cell office:value-type="float" office:value="91.162540000000007" table:formula="msoxl:=  IF(SUM(K11,K19,K36,K54,K58,K62)=0,&quot;-&quot;,SUM(K11,K19,K36,K54,K58,K62))" table:style-name="ce45">
            <text:p>91<text:s/></text:p>
          </table:table-cell>
          <table:table-cell office:value-type="float" office:value="15417.139219999999" table:formula="msoxl:=  IF(SUM(L11,L19,L36,L54,L58,L62)=0,&quot;-&quot;,SUM(L11,L19,L36,L54,L58,L62))" table:style-name="ce66">
            <text:p>15,417<text:s/></text:p>
          </table:table-cell>
          <table:table-cell office:value-type="float" office:value="3540.0590999999999" table:formula="msoxl:=  IF(SUM(M11,M19,M36,M54,M58,M62)=0,&quot;-&quot;,SUM(M11,M19,M36,M54,M58,M62))" table:style-name="ce45">
            <text:p>3,540<text:s/></text:p>
          </table:table-cell>
          <table:table-cell office:value-type="float" office:value="607781.59296000004" table:formula="msoxl:=  IF(SUM(N11,N19,N36,N54,N58,N62)=0,&quot;-&quot;,SUM(N11,N19,N36,N54,N58,N62))" table:style-name="ce66">
            <text:p>607,782<text:s/></text:p>
          </table:table-cell>
          <table:table-cell office:value-type="float" office:value="859.33369000000005" table:formula="msoxl:=  IF(SUM(O11,O19,O36,O54,O58,O62)=0,&quot;-&quot;,SUM(O11,O19,O36,O54,O58,O62))" table:style-name="ce45">
            <text:p>859<text:s/></text:p>
          </table:table-cell>
          <table:table-cell office:value-type="float" office:value="175655.35183" table:formula="msoxl:=  IF(SUM(P11,P19,P36,P54,P58,P62)=0,&quot;-&quot;,SUM(P11,P19,P36,P54,P58,P62))" table:style-name="ce45">
            <text:p>175,655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float" office:value="573.76" table:formula="msoxl:=  IF(SUM(C12:C18)=0,&quot;-&quot;,SUM(C12:C18))" table:style-name="ce52">
            <text:p>574<text:s/></text:p>
          </table:table-cell>
          <table:table-cell office:value-type="float" office:value="67703.679999999993" table:formula="msoxl:=  IF(SUM(D12:D18)=0,&quot;-&quot;,SUM(D12:D18))" table:style-name="ce52">
            <text:p>67,704<text:s/>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60">
            <text:p>-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60">
            <text:p>-</text:p>
          </table:table-cell>
          <table:table-cell office:value-type="string" office:string-value="-" table:formula="msoxl:=  IF(SUM(I12:I18)=0,&quot;-&quot;,SUM(I12:I18))" table:style-name="ce52">
            <text:p>-</text:p>
          </table:table-cell>
          <table:table-cell office:value-type="string" office:string-value="-" table:formula="msoxl:=  IF(SUM(J12:J18)=0,&quot;-&quot;,SUM(J12:J18))" table:style-name="ce60">
            <text:p>-</text:p>
          </table:table-cell>
          <table:table-cell office:value-type="float" office:value="41.88" table:formula="msoxl:=  IF(SUM(K12:K18)=0,&quot;-&quot;,SUM(K12:K18))" table:style-name="ce52">
            <text:p>42<text:s/></text:p>
          </table:table-cell>
          <table:table-cell office:value-type="float" office:value="6208.4" table:formula="msoxl:=  IF(SUM(L12:L18)=0,&quot;-&quot;,SUM(L12:L18))" table:style-name="ce60">
            <text:p>6,208<text:s/></text:p>
          </table:table-cell>
          <table:table-cell office:value-type="float" office:value="3337.52" table:formula="msoxl:=  IF(SUM(M12:M18)=0,&quot;-&quot;,SUM(M12:M18))" table:style-name="ce52">
            <text:p>3,338<text:s/></text:p>
          </table:table-cell>
          <table:table-cell office:value-type="float" office:value="567378.4" table:formula="msoxl:=  IF(SUM(N12:N18)=0,&quot;-&quot;,SUM(N12:N18))" table:style-name="ce60">
            <text:p>567,378<text:s/></text:p>
          </table:table-cell>
          <table:table-cell office:value-type="float" office:value="476.41" table:formula="msoxl:=  IF(SUM(O12:O18)=0,&quot;-&quot;,SUM(O12:O18))" table:style-name="ce52">
            <text:p>476<text:s/></text:p>
          </table:table-cell>
          <table:table-cell office:value-type="float" office:value="85411.8" table:formula="msoxl:=  IF(SUM(P12:P18)=0,&quot;-&quot;,SUM(P12:P18))" table:style-name="ce52">
            <text:p>85,41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float" office:value="573.76" table:style-name="ce55">
            <text:p>574<text:s/></text:p>
          </table:table-cell>
          <table:table-cell office:value-type="float" office:value="67703.679999999993" table:style-name="ce55">
            <text:p>67,704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41.88" table:style-name="ce55">
            <text:p>42<text:s/></text:p>
          </table:table-cell>
          <table:table-cell office:value-type="float" office:value="6208.4" table:style-name="ce61">
            <text:p>6,208<text:s/></text:p>
          </table:table-cell>
          <table:table-cell office:value-type="float" office:value="3337.52" table:style-name="ce55">
            <text:p>3,338<text:s/></text:p>
          </table:table-cell>
          <table:table-cell office:value-type="float" office:value="567378.4" table:style-name="ce61">
            <text:p>567,378<text:s/></text:p>
          </table:table-cell>
          <table:table-cell office:value-type="float" office:value="476.41" table:style-name="ce55">
            <text:p>476<text:s/></text:p>
          </table:table-cell>
          <table:table-cell office:value-type="float" office:value="85411.8" table:style-name="ce55">
            <text:p>85,41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16.739999999999998" table:formula="msoxl:=  IF(SUM(C20:C35)=0,&quot;-&quot;,SUM(C20:C35))" table:style-name="ce52">
            <text:p>17<text:s/></text:p>
          </table:table-cell>
          <table:table-cell office:value-type="float" office:value="1277.3" table:formula="msoxl:=  IF(SUM(D20:D35)=0,&quot;-&quot;,SUM(D20:D35))" table:style-name="ce52">
            <text:p>1,277<text:s/></text:p>
          </table:table-cell>
          <table:table-cell office:value-type="float" office:value="36.972000000000001" table:formula="msoxl:=  IF(SUM(E20:E35)=0,&quot;-&quot;,SUM(E20:E35))" table:style-name="ce52">
            <text:p>37<text:s/></text:p>
          </table:table-cell>
          <table:table-cell office:value-type="float" office:value="15882.52" table:formula="msoxl:=  IF(SUM(F20:F35)=0,&quot;-&quot;,SUM(F20:F35))" table:style-name="ce60">
            <text:p>15,883<text:s/></text:p>
          </table:table-cell>
          <table:table-cell office:value-type="string" office:string-value="-" table:formula="msoxl:=  IF(SUM(G20:G35)=0,&quot;-&quot;,SUM(G20:G35))" table:style-name="ce52">
            <text:p>-</text:p>
          </table:table-cell>
          <table:table-cell office:value-type="string" office:string-value="-" table:formula="msoxl:=  IF(SUM(H20:H35)=0,&quot;-&quot;,SUM(H20:H35))" table:style-name="ce60">
            <text:p>-</text:p>
          </table:table-cell>
          <table:table-cell office:value-type="string" office:string-value="-" table:formula="msoxl:=  IF(SUM(I20:I35)=0,&quot;-&quot;,SUM(I20:I35))" table:style-name="ce52">
            <text:p>-</text:p>
          </table:table-cell>
          <table:table-cell office:value-type="string" office:string-value="-" table:formula="msoxl:=  IF(SUM(J20:J35)=0,&quot;-&quot;,SUM(J20:J35))" table:style-name="ce60">
            <text:p>-</text:p>
          </table:table-cell>
          <table:table-cell office:value-type="float" office:value="48.674320000000002" table:formula="msoxl:=  IF(SUM(K20:K35)=0,&quot;-&quot;,SUM(K20:K35))" table:style-name="ce52">
            <text:p>49<text:s/></text:p>
          </table:table-cell>
          <table:table-cell office:value-type="float" office:value="9134.1405599999998" table:formula="msoxl:=  IF(SUM(L20:L35)=0,&quot;-&quot;,SUM(L20:L35))" table:style-name="ce60">
            <text:p>9,134<text:s/></text:p>
          </table:table-cell>
          <table:table-cell office:value-type="float" office:value="145.39000000000001" table:formula="msoxl:=  IF(SUM(M20:M35)=0,&quot;-&quot;,SUM(M20:M35))" table:style-name="ce52">
            <text:p>145<text:s/></text:p>
          </table:table-cell>
          <table:table-cell office:value-type="float" office:value="28140.075649999999" table:formula="msoxl:=  IF(SUM(N20:N35)=0,&quot;-&quot;,SUM(N20:N35))" table:style-name="ce60">
            <text:p>28,140<text:s/></text:p>
          </table:table-cell>
          <table:table-cell office:value-type="float" office:value="262.44179000000003" table:formula="msoxl:=  IF(SUM(O20:O35)=0,&quot;-&quot;,SUM(O20:O35))" table:style-name="ce52">
            <text:p>262<text:s/></text:p>
          </table:table-cell>
          <table:table-cell office:value-type="float" office:value="46609.960429999999" table:formula="msoxl:=  IF(SUM(P20:P35)=0,&quot;-&quot;,SUM(P20:P35))" table:style-name="ce52">
            <text:p>46,61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16.739999999999998" table:style-name="ce55">
            <text:p>17<text:s/></text:p>
          </table:table-cell>
          <table:table-cell office:value-type="float" office:value="1277.3" table:style-name="ce55">
            <text:p>1,277<text:s/></text:p>
          </table:table-cell>
          <table:table-cell office:value-type="float" office:value="36.972000000000001" table:style-name="ce55">
            <text:p>37<text:s/></text:p>
          </table:table-cell>
          <table:table-cell office:value-type="float" office:value="15882.52" table:style-name="ce61">
            <text:p>15,883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48.674320000000002" table:style-name="ce55">
            <text:p>49<text:s/></text:p>
          </table:table-cell>
          <table:table-cell office:value-type="float" office:value="9134.1405599999998" table:style-name="ce61">
            <text:p>9,134<text:s/></text:p>
          </table:table-cell>
          <table:table-cell office:value-type="float" office:value="139.827" table:style-name="ce55">
            <text:p>140<text:s/></text:p>
          </table:table-cell>
          <table:table-cell office:value-type="float" office:value="26469.917649999999" table:style-name="ce61">
            <text:p>26,470<text:s/></text:p>
          </table:table-cell>
          <table:table-cell office:value-type="float" office:value="199.46179000000001" table:style-name="ce55">
            <text:p>199<text:s/></text:p>
          </table:table-cell>
          <table:table-cell office:value-type="float" office:value="34857.650430000002" table:style-name="ce55">
            <text:p>34,85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5.4530000000000003" table:style-name="ce55">
            <text:p>5<text:s/></text:p>
          </table:table-cell>
          <table:table-cell office:value-type="float" office:value="1650.9849999999999" table:style-name="ce61">
            <text:p>1,651<text:s/></text:p>
          </table:table-cell>
          <table:table-cell office:value-type="float" office:value="9.41" table:style-name="ce55">
            <text:p>9<text:s/></text:p>
          </table:table-cell>
          <table:table-cell office:value-type="float" office:value="3462.88" table:style-name="ce55">
            <text:p>3,46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0.11" table:style-name="ce55">
            <text:p>0<text:s/></text:p>
          </table:table-cell>
          <table:table-cell office:value-type="float" office:value="19.172999999999998" table:style-name="ce61">
            <text:p>1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53.57" table:style-name="ce55">
            <text:p>54<text:s/></text:p>
          </table:table-cell>
          <table:table-cell office:value-type="float" office:value="8289.43" table:style-name="ce55">
            <text:p>8,28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0.32700000000000001" table:formula="msoxl:=  IF(SUM(C37:C53)=0,&quot;-&quot;,SUM(C37:C53))" table:style-name="ce52">
            <text:p>0<text:s/></text:p>
          </table:table-cell>
          <table:table-cell office:value-type="float" office:value="196.2" table:formula="msoxl:=  IF(SUM(D37:D53)=0,&quot;-&quot;,SUM(D37:D53))" table:style-name="ce52">
            <text:p>196<text:s/></text:p>
          </table:table-cell>
          <table:table-cell office:value-type="float" office:value="9.9779999999999998" table:formula="msoxl:=  IF(SUM(E37:E53)=0,&quot;-&quot;,SUM(E37:E53))" table:style-name="ce52">
            <text:p>10<text:s/></text:p>
          </table:table-cell>
          <table:table-cell office:value-type="float" office:value="5600.22" table:formula="msoxl:=  IF(SUM(F37:F53)=0,&quot;-&quot;,SUM(F37:F53))" table:style-name="ce60">
            <text:p>5,600<text:s/></text:p>
          </table:table-cell>
          <table:table-cell office:value-type="float" office:value="1941.075" table:formula="msoxl:=  IF(SUM(G37:G53)=0,&quot;-&quot;,SUM(G37:G53))" table:style-name="ce52">
            <text:p>1,941<text:s/></text:p>
          </table:table-cell>
          <table:table-cell office:value-type="float" office:value="564452.84160000004" table:formula="msoxl:=  IF(SUM(H37:H53)=0,&quot;-&quot;,SUM(H37:H53))" table:style-name="ce60">
            <text:p>564,453<text:s/></text:p>
          </table:table-cell>
          <table:table-cell office:value-type="float" office:value="1470.5730000000001" table:formula="msoxl:=  IF(SUM(I37:I53)=0,&quot;-&quot;,SUM(I37:I53))" table:style-name="ce52">
            <text:p>1,471<text:s/></text:p>
          </table:table-cell>
          <table:table-cell office:value-type="float" office:value="59496.900999999998" table:formula="msoxl:=  IF(SUM(J37:J53)=0,&quot;-&quot;,SUM(J37:J53))" table:style-name="ce60">
            <text:p>59,497<text:s/></text:p>
          </table:table-cell>
          <table:table-cell office:value-type="float" office:value="0.60821999999999998" table:formula="msoxl:=  IF(SUM(K37:K53)=0,&quot;-&quot;,SUM(K37:K53))" table:style-name="ce52">
            <text:p>1<text:s/></text:p>
          </table:table-cell>
          <table:table-cell office:value-type="float" office:value="74.598659999999995" table:formula="msoxl:=  IF(SUM(L37:L53)=0,&quot;-&quot;,SUM(L37:L53))" table:style-name="ce60">
            <text:p>75<text:s/></text:p>
          </table:table-cell>
          <table:table-cell office:value-type="float" office:value="56.549100000000003" table:formula="msoxl:=  IF(SUM(M37:M53)=0,&quot;-&quot;,SUM(M37:M53))" table:style-name="ce52">
            <text:p>57<text:s/></text:p>
          </table:table-cell>
          <table:table-cell office:value-type="float" office:value="12008.11731" table:formula="msoxl:=  IF(SUM(N37:N53)=0,&quot;-&quot;,SUM(N37:N53))" table:style-name="ce60">
            <text:p>12,008<text:s/></text:p>
          </table:table-cell>
          <table:table-cell office:value-type="float" office:value="27.921900000000001" table:formula="msoxl:=  IF(SUM(O37:O53)=0,&quot;-&quot;,SUM(O37:O53))" table:style-name="ce52">
            <text:p>28<text:s/></text:p>
          </table:table-cell>
          <table:table-cell office:value-type="float" office:value="8238.2314000000006" table:formula="msoxl:=  IF(SUM(P37:P53)=0,&quot;-&quot;,SUM(P37:P53))" table:style-name="ce52">
            <text:p>8,23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0.10680000000000001" table:style-name="ce55">
            <text:p>0<text:s/></text:p>
          </table:table-cell>
          <table:table-cell office:value-type="float" office:value="39.1" table:style-name="ce55">
            <text:p>3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0.32700000000000001" table:style-name="ce55">
            <text:p>0<text:s/></text:p>
          </table:table-cell>
          <table:table-cell office:value-type="float" office:value="196.2" table:style-name="ce55">
            <text:p>196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49.1706" table:style-name="ce55">
            <text:p>49<text:s/></text:p>
          </table:table-cell>
          <table:table-cell office:value-type="float" office:value="10634.57856" table:style-name="ce61">
            <text:p>10,635<text:s/></text:p>
          </table:table-cell>
          <table:table-cell office:value-type="float" office:value="26.004200000000001" table:style-name="ce55">
            <text:p>26<text:s/></text:p>
          </table:table-cell>
          <table:table-cell office:value-type="float" office:value="7760.4081999999999" table:style-name="ce55">
            <text:p>7,76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1941.075" table:style-name="ce55">
            <text:p>1,941<text:s/></text:p>
          </table:table-cell>
          <table:table-cell office:value-type="float" office:value="564452.84160000004" table:style-name="ce61">
            <text:p>564,453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1470.5730000000001" table:style-name="ce55">
            <text:p>1,471<text:s/></text:p>
          </table:table-cell>
          <table:table-cell office:value-type="float" office:value="59496.900999999998" table:style-name="ce61">
            <text:p>59,497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.9779999999999998" table:style-name="ce55">
            <text:p>10<text:s/></text:p>
          </table:table-cell>
          <table:table-cell office:value-type="float" office:value="5600.22" table:style-name="ce61">
            <text:p>5,600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0.60821999999999998" table:style-name="ce55">
            <text:p>1<text:s/></text:p>
          </table:table-cell>
          <table:table-cell office:value-type="float" office:value="74.598659999999995" table:style-name="ce61">
            <text:p>75<text:s/></text:p>
          </table:table-cell>
          <table:table-cell office:value-type="float" office:value="7.3784999999999998" table:style-name="ce55">
            <text:p>7<text:s/></text:p>
          </table:table-cell>
          <table:table-cell office:value-type="float" office:value="1373.5387499999999" table:style-name="ce61">
            <text:p>1,374<text:s/></text:p>
          </table:table-cell>
          <table:table-cell office:value-type="float" office:value="1.8109" table:style-name="ce55">
            <text:p>2<text:s/></text:p>
          </table:table-cell>
          <table:table-cell office:value-type="float" office:value="438.72320000000002" table:style-name="ce55">
            <text:p>43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60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60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60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60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60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60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60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60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60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60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float" office:value="10020.289000000001" table:formula="msoxl:=  IF(SUM(E63,E64,E65,E67)=0,IF(E66=0,&quot;-&quot;,E66),SUM(E63,E64,E65,E67))" table:style-name="ce52">
            <text:p>10,020<text:s/></text:p>
          </table:table-cell>
          <table:table-cell office:value-type="float" office:value="1967233.8889000001" table:formula="msoxl:=  IF(SUM(F63:F67)=0,&quot;-&quot;,SUM(F63:F67))" table:style-name="ce60">
            <text:p>1,967,234<text:s/>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60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60">
            <text:p>-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60">
            <text:p>-</text:p>
          </table:table-cell>
          <table:table-cell office:value-type="float" office:value="0.6" table:formula="msoxl:=  IF(SUM(M63,M64,M65,M67)=0,IF(M66=0,&quot;-&quot;,M66),SUM(M63,M64,M65,M67))" table:style-name="ce52">
            <text:p>1<text:s/></text:p>
          </table:table-cell>
          <table:table-cell office:value-type="float" office:value="255" table:formula="msoxl:=  IF(SUM(N63:N67)=0,&quot;-&quot;,SUM(N63:N67))" table:style-name="ce60">
            <text:p>255<text:s/></text:p>
          </table:table-cell>
          <table:table-cell office:value-type="float" office:value="92.559999999999988" table:formula="msoxl:=  IF(SUM(O63,O64,O65,O67)=0,IF(O66=0,&quot;-&quot;,O66),SUM(O63,O64,O65,O67))" table:style-name="ce52">
            <text:p>93<text:s/></text:p>
          </table:table-cell>
          <table:table-cell office:value-type="float" office:value="35395.360000000001" table:formula="msoxl:=  IF(SUM(P63:P67)=0,&quot;-&quot;,SUM(P63:P67))" table:style-name="ce52">
            <text:p>35,39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597.634" table:style-name="ce55">
            <text:p>4,598<text:s/></text:p>
          </table:table-cell>
          <table:table-cell office:value-type="float" office:value="928878.89650000003" table:style-name="ce61">
            <text:p>928,879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0.6" table:style-name="ce55">
            <text:p>1<text:s/></text:p>
          </table:table-cell>
          <table:table-cell office:value-type="float" office:value="255" table:style-name="ce61">
            <text:p>255<text:s/></text:p>
          </table:table-cell>
          <table:table-cell office:value-type="float" office:value="80.584999999999994" table:style-name="ce55">
            <text:p>81<text:s/></text:p>
          </table:table-cell>
          <table:table-cell office:value-type="float" office:value="33000.36" table:style-name="ce55">
            <text:p>33,00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422.6549999999997" table:style-name="ce55">
            <text:p>5,423<text:s/></text:p>
          </table:table-cell>
          <table:table-cell office:value-type="float" office:value="1038354.9924" table:style-name="ce61">
            <text:p>1,038,355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11.975" table:style-name="ce55">
            <text:p>12<text:s/></text:p>
          </table:table-cell>
          <table:table-cell office:value-type="float" office:value="2395" table:style-name="ce55">
            <text:p>2,39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6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08">
            <text:p><text:s text:c="20"/><text:span text:style-name="T1">魚類別</text:span></text:p>
            <text:p><text:span text:style-name="T1"><text:s text:c="20"/>Species</text:span></text:p>
            <draw:custom-shape svg:x="0.01042in" svg:y="0.02083in" svg:width="0.96784in" svg:height="0.70652in" draw:z-index="1" draw:id="id13" draw:style-name="a1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12" table:number-rows-spanned="1" table:style-name="ce194">
            <text:p>貝 <text:s text:c="10"/>類</text:p>
          </table:table-cell>
          <table:covered-table-cell table:number-columns-repeated="11"/>
          <table:table-cell table:style-name="ce27"/>
          <table:table-cell table:style-name="ce26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03">
            <text:p>小計</text:p>
          </table:table-cell>
          <table:covered-table-cell/>
          <table:table-cell office:value-type="string" table:number-columns-spanned="2" table:number-rows-spanned="1" table:style-name="ce198">
            <text:p>牡蠣</text:p>
          </table:table-cell>
          <table:covered-table-cell/>
          <table:table-cell office:value-type="string" table:number-columns-spanned="2" table:number-rows-spanned="1" table:style-name="ce198">
            <text:p>文蛤</text:p>
          </table:table-cell>
          <table:covered-table-cell/>
          <table:table-cell office:value-type="string" table:number-columns-spanned="2" table:number-rows-spanned="1" table:style-name="ce198">
            <text:p>蜊</text:p>
          </table:table-cell>
          <table:covered-table-cell/>
          <table:table-cell office:value-type="string" table:number-columns-spanned="2" table:number-rows-spanned="1" table:style-name="ce198">
            <text:p>臺灣蜆</text:p>
          </table:table-cell>
          <table:covered-table-cell/>
          <table:table-cell office:value-type="string" table:number-columns-spanned="2" table:number-rows-spanned="1" table:style-name="ce198">
            <text:p>其他貝類</text:p>
          </table:table-cell>
          <table:covered-table-cell/>
          <table:table-cell office:value-type="string" table:number-columns-spanned="2" table:number-rows-spanned="1" table:style-name="ce224">
            <text:p>蛙類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0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84">
            <text:p>Sub Total</text:p>
          </table:table-cell>
          <table:covered-table-cell/>
          <table:table-cell office:value-type="string" table:number-columns-spanned="2" table:number-rows-spanned="1" table:style-name="ce181">
            <text:p>65001</text:p>
          </table:table-cell>
          <table:covered-table-cell/>
          <table:table-cell office:value-type="string" table:number-columns-spanned="2" table:number-rows-spanned="1" table:style-name="ce181">
            <text:p>65002</text:p>
          </table:table-cell>
          <table:covered-table-cell/>
          <table:table-cell office:value-type="string" table:number-columns-spanned="2" table:number-rows-spanned="1" table:style-name="ce181">
            <text:p>65003</text:p>
          </table:table-cell>
          <table:covered-table-cell/>
          <table:table-cell office:value-type="string" table:number-columns-spanned="2" table:number-rows-spanned="1" table:style-name="ce181">
            <text:p>65010</text:p>
          </table:table-cell>
          <table:covered-table-cell/>
          <table:table-cell office:value-type="string" table:number-columns-spanned="2" table:number-rows-spanned="1" table:style-name="ce181">
            <text:p>65999</text:p>
          </table:table-cell>
          <table:covered-table-cell/>
          <table:table-cell office:value-type="string" table:number-columns-spanned="2" table:number-rows-spanned="1" table:style-name="ce181">
            <text:p>66000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94064.88639" table:formula="msoxl:=  IF(SUM(C11,C19,C36,C54,C58,C62)=0,&quot;-&quot;,SUM(C11,C19,C36,C54,C58,C62))" table:style-name="ce45">
            <text:p>94,065<text:s/></text:p>
          </table:table-cell>
          <table:table-cell office:value-type="float" office:value="10305206.312010001" table:formula="msoxl:=  IF(SUM(D11,D19,D36,D54,D58,D62)=0,&quot;-&quot;,SUM(D11,D19,D36,D54,D58,D62))" table:style-name="ce45">
            <text:p>10,305,206<text:s/></text:p>
          </table:table-cell>
          <table:table-cell office:value-type="float" office:value="21865.736000000001" table:formula="msoxl:=  IF(SUM(E11,E19,E36,E54,E58,E62)=0,&quot;-&quot;,SUM(E11,E19,E36,E54,E58,E62))" table:style-name="ce45">
            <text:p>21,866<text:s/></text:p>
          </table:table-cell>
          <table:table-cell office:value-type="float" office:value="5388886.1260000002" table:formula="msoxl:=  IF(SUM(F11,F19,F36,F54,F58,F62)=0,&quot;-&quot;,SUM(F11,F19,F36,F54,F58,F62))" table:style-name="ce66">
            <text:p>5,388,886<text:s/></text:p>
          </table:table-cell>
          <table:table-cell office:value-type="float" office:value="64024.122439999999" table:formula="msoxl:=  IF(SUM(G11,G19,G36,G54,G58,G62)=0,&quot;-&quot;,SUM(G11,G19,G36,G54,G58,G62))" table:style-name="ce45">
            <text:p>64,024<text:s/></text:p>
          </table:table-cell>
          <table:table-cell office:value-type="float" office:value="4491100.2948000003" table:formula="msoxl:=  IF(SUM(H11,H19,H36,H54,H58,H62)=0,&quot;-&quot;,SUM(H11,H19,H36,H54,H58,H62))" table:style-name="ce66">
            <text:p>4,491,100<text:s/></text:p>
          </table:table-cell>
          <table:table-cell office:value-type="string" office:string-value="-" table:formula="msoxl:=  IF(SUM(I11,I19,I36,I54,I58,I62)=0,&quot;-&quot;,SUM(I11,I19,I36,I54,I58,I62))" table:style-name="ce45">
            <text:p>-</text:p>
          </table:table-cell>
          <table:table-cell office:value-type="string" office:string-value="-" table:formula="msoxl:=  IF(SUM(J11,J19,J36,J54,J58,J62)=0,&quot;-&quot;,SUM(J11,J19,J36,J54,J58,J62))" table:style-name="ce66">
            <text:p>-</text:p>
          </table:table-cell>
          <table:table-cell office:value-type="float" office:value="7481.1911499999997" table:formula="msoxl:=  IF(SUM(K11,K19,K36,K54,K58,K62)=0,&quot;-&quot;,SUM(K11,K19,K36,K54,K58,K62))" table:style-name="ce45">
            <text:p>7,481<text:s/></text:p>
          </table:table-cell>
          <table:table-cell office:value-type="float" office:value="351923.44800000003" table:formula="msoxl:=  IF(SUM(L11,L19,L36,L54,L58,L62)=0,&quot;-&quot;,SUM(L11,L19,L36,L54,L58,L62))" table:style-name="ce66">
            <text:p>351,923<text:s/></text:p>
          </table:table-cell>
          <table:table-cell office:value-type="float" office:value="693.83679999999993" table:formula="msoxl:=  IF(SUM(M11,M19,M36,M54,M58,M62)=0,&quot;-&quot;,SUM(M11,M19,M36,M54,M58,M62))" table:style-name="ce45">
            <text:p>694<text:s/></text:p>
          </table:table-cell>
          <table:table-cell office:value-type="float" office:value="73296.443209999998" table:formula="msoxl:=  IF(SUM(N11,N19,N36,N54,N58,N62)=0,&quot;-&quot;,SUM(N11,N19,N36,N54,N58,N62))" table:style-name="ce66">
            <text:p>73,296<text:s/></text:p>
          </table:table-cell>
          <table:table-cell office:value-type="float" office:value="1940.627" table:formula="msoxl:=  IF(SUM(O11,O19,O36,O54,O58,O62)=0,&quot;-&quot;,SUM(O11,O19,O36,O54,O58,O62))" table:style-name="ce45">
            <text:p>1,941<text:s/></text:p>
          </table:table-cell>
          <table:table-cell office:value-type="float" office:value="116542.61" table:formula="msoxl:=  IF(SUM(P11,P19,P36,P54,P58,P62)=0,&quot;-&quot;,SUM(P11,P19,P36,P54,P58,P62))" table:style-name="ce45">
            <text:p>116,543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float" office:value="24.5" table:formula="msoxl:=  IF(SUM(C12:C18)=0,&quot;-&quot;,SUM(C12:C18))" table:style-name="ce52">
            <text:p>25<text:s/></text:p>
          </table:table-cell>
          <table:table-cell office:value-type="float" office:value="1136.8" table:formula="msoxl:=  IF(SUM(D12:D18)=0,&quot;-&quot;,SUM(D12:D18))" table:style-name="ce53">
            <text:p>1,137<text:s/>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60">
            <text:p>-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60">
            <text:p>-</text:p>
          </table:table-cell>
          <table:table-cell office:value-type="string" office:string-value="-" table:formula="msoxl:=  IF(SUM(I12:I18)=0,&quot;-&quot;,SUM(I12:I18))" table:style-name="ce52">
            <text:p>-</text:p>
          </table:table-cell>
          <table:table-cell office:value-type="string" office:string-value="-" table:formula="msoxl:=  IF(SUM(J12:J18)=0,&quot;-&quot;,SUM(J12:J18))" table:style-name="ce60">
            <text:p>-</text:p>
          </table:table-cell>
          <table:table-cell office:value-type="string" office:string-value="-" table:formula="msoxl:=  IF(SUM(K12:K18)=0,&quot;-&quot;,SUM(K12:K18))" table:style-name="ce52">
            <text:p>-</text:p>
          </table:table-cell>
          <table:table-cell office:value-type="string" office:string-value="-" table:formula="msoxl:=  IF(SUM(L12:L18)=0,&quot;-&quot;,SUM(L12:L18))" table:style-name="ce60">
            <text:p>-</text:p>
          </table:table-cell>
          <table:table-cell office:value-type="float" office:value="24.5" table:formula="msoxl:=  IF(SUM(M12:M18)=0,&quot;-&quot;,SUM(M12:M18))" table:style-name="ce52">
            <text:p>25<text:s/></text:p>
          </table:table-cell>
          <table:table-cell office:value-type="float" office:value="1136.8" table:formula="msoxl:=  IF(SUM(N12:N18)=0,&quot;-&quot;,SUM(N12:N18))" table:style-name="ce60">
            <text:p>1,137<text:s/>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float" office:value="24.5" table:formula="msoxl:=IF(SUM('漁業生產量值-漁業種類別魚類別生產量值14'!E12,'漁業生產量值-漁業種類別魚類別生產量值14'!G12,'漁業生產量值-漁業種類別魚類別生產量值14'!I12,'漁業生產量值-漁業種類別魚類別生產量值14'!K12,'漁業生產量值-漁業種類別魚類別生產量值14'!M12)=0,&quot;-&quot;,SUM('漁業生產量值-漁業種類別魚類別生產量值14'!E12,'漁業生產量值-漁業種類別魚類別生產量值14'!G12,'漁業生產量值-漁業種類別魚類別生產量值14'!I12,'漁業生產量值-漁業種類別魚類別生產量值14'!K12,'漁業生產量值-漁業種類別魚類別生產量值14'!M12))" table:style-name="ce55">
            <text:p>25<text:s/></text:p>
          </table:table-cell>
          <table:table-cell office:value-type="float" office:value="1136.8" table:formula="msoxl:=IF(SUM('漁業生產量值-漁業種類別魚類別生產量值14'!F12,'漁業生產量值-漁業種類別魚類別生產量值14'!H12,'漁業生產量值-漁業種類別魚類別生產量值14'!J12,'漁業生產量值-漁業種類別魚類別生產量值14'!L12,'漁業生產量值-漁業種類別魚類別生產量值14'!N12)=0,&quot;-&quot;,SUM('漁業生產量值-漁業種類別魚類別生產量值14'!F12,'漁業生產量值-漁業種類別魚類別生產量值14'!H12,'漁業生產量值-漁業種類別魚類別生產量值14'!J12,'漁業生產量值-漁業種類別魚類別生產量值14'!L12,'漁業生產量值-漁業種類別魚類別生產量值14'!N12))" table:style-name="ce55">
            <text:p>1,137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24.5" table:style-name="ce55">
            <text:p>25<text:s/></text:p>
          </table:table-cell>
          <table:table-cell office:value-type="float" office:value="1136.8" table:style-name="ce61">
            <text:p>1,13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office:string-value="-" table:formula="msoxl:=IF(SUM('漁業生產量值-漁業種類別魚類別生產量值14'!E13,'漁業生產量值-漁業種類別魚類別生產量值14'!G13,'漁業生產量值-漁業種類別魚類別生產量值14'!I13,'漁業生產量值-漁業種類別魚類別生產量值14'!K13,'漁業生產量值-漁業種類別魚類別生產量值14'!M13)=0,&quot;-&quot;,SUM('漁業生產量值-漁業種類別魚類別生產量值14'!E13,'漁業生產量值-漁業種類別魚類別生產量值14'!G13,'漁業生產量值-漁業種類別魚類別生產量值14'!I13,'漁業生產量值-漁業種類別魚類別生產量值14'!K13,'漁業生產量值-漁業種類別魚類別生產量值14'!M13))" table:style-name="ce55">
            <text:p>-</text:p>
          </table:table-cell>
          <table:table-cell office:value-type="string" office:string-value="-" table:formula="msoxl:=IF(SUM('漁業生產量值-漁業種類別魚類別生產量值14'!F13,'漁業生產量值-漁業種類別魚類別生產量值14'!H13,'漁業生產量值-漁業種類別魚類別生產量值14'!J13,'漁業生產量值-漁業種類別魚類別生產量值14'!L13,'漁業生產量值-漁業種類別魚類別生產量值14'!N13)=0,&quot;-&quot;,SUM('漁業生產量值-漁業種類別魚類別生產量值14'!F13,'漁業生產量值-漁業種類別魚類別生產量值14'!H13,'漁業生產量值-漁業種類別魚類別生產量值14'!J13,'漁業生產量值-漁業種類別魚類別生產量值14'!L13,'漁業生產量值-漁業種類別魚類別生產量值14'!N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office:string-value="-" table:formula="msoxl:=IF(SUM('漁業生產量值-漁業種類別魚類別生產量值14'!E14,'漁業生產量值-漁業種類別魚類別生產量值14'!G14,'漁業生產量值-漁業種類別魚類別生產量值14'!I14,'漁業生產量值-漁業種類別魚類別生產量值14'!K14,'漁業生產量值-漁業種類別魚類別生產量值14'!M14)=0,&quot;-&quot;,SUM('漁業生產量值-漁業種類別魚類別生產量值14'!E14,'漁業生產量值-漁業種類別魚類別生產量值14'!G14,'漁業生產量值-漁業種類別魚類別生產量值14'!I14,'漁業生產量值-漁業種類別魚類別生產量值14'!K14,'漁業生產量值-漁業種類別魚類別生產量值14'!M14))" table:style-name="ce55">
            <text:p>-</text:p>
          </table:table-cell>
          <table:table-cell office:value-type="string" office:string-value="-" table:formula="msoxl:=IF(SUM('漁業生產量值-漁業種類別魚類別生產量值14'!F14,'漁業生產量值-漁業種類別魚類別生產量值14'!H14,'漁業生產量值-漁業種類別魚類別生產量值14'!J14,'漁業生產量值-漁業種類別魚類別生產量值14'!L14,'漁業生產量值-漁業種類別魚類別生產量值14'!N14)=0,&quot;-&quot;,SUM('漁業生產量值-漁業種類別魚類別生產量值14'!F14,'漁業生產量值-漁業種類別魚類別生產量值14'!H14,'漁業生產量值-漁業種類別魚類別生產量值14'!J14,'漁業生產量值-漁業種類別魚類別生產量值14'!L14,'漁業生產量值-漁業種類別魚類別生產量值14'!N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office:string-value="-" table:formula="msoxl:=IF(SUM('漁業生產量值-漁業種類別魚類別生產量值14'!E15,'漁業生產量值-漁業種類別魚類別生產量值14'!G15,'漁業生產量值-漁業種類別魚類別生產量值14'!I15,'漁業生產量值-漁業種類別魚類別生產量值14'!K15,'漁業生產量值-漁業種類別魚類別生產量值14'!M15)=0,&quot;-&quot;,SUM('漁業生產量值-漁業種類別魚類別生產量值14'!E15,'漁業生產量值-漁業種類別魚類別生產量值14'!G15,'漁業生產量值-漁業種類別魚類別生產量值14'!I15,'漁業生產量值-漁業種類別魚類別生產量值14'!K15,'漁業生產量值-漁業種類別魚類別生產量值14'!M15))" table:style-name="ce55">
            <text:p>-</text:p>
          </table:table-cell>
          <table:table-cell office:value-type="string" office:string-value="-" table:formula="msoxl:=IF(SUM('漁業生產量值-漁業種類別魚類別生產量值14'!F15,'漁業生產量值-漁業種類別魚類別生產量值14'!H15,'漁業生產量值-漁業種類別魚類別生產量值14'!J15,'漁業生產量值-漁業種類別魚類別生產量值14'!L15,'漁業生產量值-漁業種類別魚類別生產量值14'!N15)=0,&quot;-&quot;,SUM('漁業生產量值-漁業種類別魚類別生產量值14'!F15,'漁業生產量值-漁業種類別魚類別生產量值14'!H15,'漁業生產量值-漁業種類別魚類別生產量值14'!J15,'漁業生產量值-漁業種類別魚類別生產量值14'!L15,'漁業生產量值-漁業種類別魚類別生產量值14'!N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office:string-value="-" table:formula="msoxl:=IF(SUM('漁業生產量值-漁業種類別魚類別生產量值14'!E16,'漁業生產量值-漁業種類別魚類別生產量值14'!G16,'漁業生產量值-漁業種類別魚類別生產量值14'!I16,'漁業生產量值-漁業種類別魚類別生產量值14'!K16,'漁業生產量值-漁業種類別魚類別生產量值14'!M16)=0,&quot;-&quot;,SUM('漁業生產量值-漁業種類別魚類別生產量值14'!E16,'漁業生產量值-漁業種類別魚類別生產量值14'!G16,'漁業生產量值-漁業種類別魚類別生產量值14'!I16,'漁業生產量值-漁業種類別魚類別生產量值14'!K16,'漁業生產量值-漁業種類別魚類別生產量值14'!M16))" table:style-name="ce55">
            <text:p>-</text:p>
          </table:table-cell>
          <table:table-cell office:value-type="string" office:string-value="-" table:formula="msoxl:=IF(SUM('漁業生產量值-漁業種類別魚類別生產量值14'!F16,'漁業生產量值-漁業種類別魚類別生產量值14'!H16,'漁業生產量值-漁業種類別魚類別生產量值14'!J16,'漁業生產量值-漁業種類別魚類別生產量值14'!L16,'漁業生產量值-漁業種類別魚類別生產量值14'!N16)=0,&quot;-&quot;,SUM('漁業生產量值-漁業種類別魚類別生產量值14'!F16,'漁業生產量值-漁業種類別魚類別生產量值14'!H16,'漁業生產量值-漁業種類別魚類別生產量值14'!J16,'漁業生產量值-漁業種類別魚類別生產量值14'!L16,'漁業生產量值-漁業種類別魚類別生產量值14'!N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office:string-value="-" table:formula="msoxl:=IF(SUM('漁業生產量值-漁業種類別魚類別生產量值14'!E17,'漁業生產量值-漁業種類別魚類別生產量值14'!G17,'漁業生產量值-漁業種類別魚類別生產量值14'!I17,'漁業生產量值-漁業種類別魚類別生產量值14'!K17,'漁業生產量值-漁業種類別魚類別生產量值14'!M17)=0,&quot;-&quot;,SUM('漁業生產量值-漁業種類別魚類別生產量值14'!E17,'漁業生產量值-漁業種類別魚類別生產量值14'!G17,'漁業生產量值-漁業種類別魚類別生產量值14'!I17,'漁業生產量值-漁業種類別魚類別生產量值14'!K17,'漁業生產量值-漁業種類別魚類別生產量值14'!M17))" table:style-name="ce55">
            <text:p>-</text:p>
          </table:table-cell>
          <table:table-cell office:value-type="string" office:string-value="-" table:formula="msoxl:=IF(SUM('漁業生產量值-漁業種類別魚類別生產量值14'!F17,'漁業生產量值-漁業種類別魚類別生產量值14'!H17,'漁業生產量值-漁業種類別魚類別生產量值14'!J17,'漁業生產量值-漁業種類別魚類別生產量值14'!L17,'漁業生產量值-漁業種類別魚類別生產量值14'!N17)=0,&quot;-&quot;,SUM('漁業生產量值-漁業種類別魚類別生產量值14'!F17,'漁業生產量值-漁業種類別魚類別生產量值14'!H17,'漁業生產量值-漁業種類別魚類別生產量值14'!J17,'漁業生產量值-漁業種類別魚類別生產量值14'!L17,'漁業生產量值-漁業種類別魚類別生產量值14'!N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office:string-value="-" table:formula="msoxl:=IF(SUM('漁業生產量值-漁業種類別魚類別生產量值14'!E18,'漁業生產量值-漁業種類別魚類別生產量值14'!G18,'漁業生產量值-漁業種類別魚類別生產量值14'!I18,'漁業生產量值-漁業種類別魚類別生產量值14'!K18,'漁業生產量值-漁業種類別魚類別生產量值14'!M18)=0,&quot;-&quot;,SUM('漁業生產量值-漁業種類別魚類別生產量值14'!E18,'漁業生產量值-漁業種類別魚類別生產量值14'!G18,'漁業生產量值-漁業種類別魚類別生產量值14'!I18,'漁業生產量值-漁業種類別魚類別生產量值14'!K18,'漁業生產量值-漁業種類別魚類別生產量值14'!M18))" table:style-name="ce55">
            <text:p>-</text:p>
          </table:table-cell>
          <table:table-cell office:value-type="string" office:string-value="-" table:formula="msoxl:=IF(SUM('漁業生產量值-漁業種類別魚類別生產量值14'!F18,'漁業生產量值-漁業種類別魚類別生產量值14'!H18,'漁業生產量值-漁業種類別魚類別生產量值14'!J18,'漁業生產量值-漁業種類別魚類別生產量值14'!L18,'漁業生產量值-漁業種類別魚類別生產量值14'!N18)=0,&quot;-&quot;,SUM('漁業生產量值-漁業種類別魚類別生產量值14'!F18,'漁業生產量值-漁業種類別魚類別生產量值14'!H18,'漁業生產量值-漁業種類別魚類別生產量值14'!J18,'漁業生產量值-漁業種類別魚類別生產量值14'!L18,'漁業生產量值-漁業種類別魚類別生產量值14'!N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10.001300000000001" table:formula="msoxl:=  IF(SUM(C20:C35)=0,&quot;-&quot;,SUM(C20:C35))" table:style-name="ce52">
            <text:p>10<text:s/></text:p>
          </table:table-cell>
          <table:table-cell office:value-type="float" office:value="2198.55746" table:formula="msoxl:=  IF(SUM(D20:D35)=0,&quot;-&quot;,SUM(D20:D35))" table:style-name="ce52">
            <text:p>2,199<text:s/></text:p>
          </table:table-cell>
          <table:table-cell office:value-type="string" office:string-value="-" table:formula="msoxl:=  IF(SUM(E20:E35)=0,&quot;-&quot;,SUM(E20:E35))" table:style-name="ce52">
            <text:p>-</text:p>
          </table:table-cell>
          <table:table-cell office:value-type="string" office:string-value="-" table:formula="msoxl:=  IF(SUM(F20:F35)=0,&quot;-&quot;,SUM(F20:F35))" table:style-name="ce60">
            <text:p>-</text:p>
          </table:table-cell>
          <table:table-cell office:value-type="string" office:string-value="-" table:formula="msoxl:=  IF(SUM(G20:G35)=0,&quot;-&quot;,SUM(G20:G35))" table:style-name="ce52">
            <text:p>-</text:p>
          </table:table-cell>
          <table:table-cell office:value-type="string" office:string-value="-" table:formula="msoxl:=  IF(SUM(H20:H35)=0,&quot;-&quot;,SUM(H20:H35))" table:style-name="ce60">
            <text:p>-</text:p>
          </table:table-cell>
          <table:table-cell office:value-type="string" office:string-value="-" table:formula="msoxl:=  IF(SUM(I20:I35)=0,&quot;-&quot;,SUM(I20:I35))" table:style-name="ce52">
            <text:p>-</text:p>
          </table:table-cell>
          <table:table-cell office:value-type="string" office:string-value="-" table:formula="msoxl:=  IF(SUM(J20:J35)=0,&quot;-&quot;,SUM(J20:J35))" table:style-name="ce60">
            <text:p>-</text:p>
          </table:table-cell>
          <table:table-cell office:value-type="string" office:string-value="-" table:formula="msoxl:=  IF(SUM(K20:K35)=0,&quot;-&quot;,SUM(K20:K35))" table:style-name="ce52">
            <text:p>-</text:p>
          </table:table-cell>
          <table:table-cell office:value-type="string" office:string-value="-" table:formula="msoxl:=  IF(SUM(L20:L35)=0,&quot;-&quot;,SUM(L20:L35))" table:style-name="ce60">
            <text:p>-</text:p>
          </table:table-cell>
          <table:table-cell office:value-type="float" office:value="10.001300000000001" table:formula="msoxl:=  IF(SUM(M20:M35)=0,&quot;-&quot;,SUM(M20:M35))" table:style-name="ce52">
            <text:p>10<text:s/></text:p>
          </table:table-cell>
          <table:table-cell office:value-type="float" office:value="2198.55746" table:formula="msoxl:=  IF(SUM(N20:N35)=0,&quot;-&quot;,SUM(N20:N35))" table:style-name="ce60">
            <text:p>2,199<text:s/></text:p>
          </table:table-cell>
          <table:table-cell office:value-type="string" office:string-value="-" table:formula="msoxl:=  IF(SUM(O20:O35)=0,&quot;-&quot;,SUM(O20:O35))" table:style-name="ce52">
            <text:p>-</text:p>
          </table:table-cell>
          <table:table-cell office:value-type="string" office:string-value="-" table:formula="msoxl:=  IF(SUM(P20:P35)=0,&quot;-&quot;,SUM(P20:P35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50">
            <text:p>2001</text:p>
          </table:table-cell>
          <table:table-cell office:value-type="string" table:style-name="ce58">
            <text:p>巾著網　</text:p>
          </table:table-cell>
          <table:table-cell office:value-type="string" office:string-value="-" table:formula="msoxl:=IF(SUM('漁業生產量值-漁業種類別魚類別生產量值14'!E20,'漁業生產量值-漁業種類別魚類別生產量值14'!G20,'漁業生產量值-漁業種類別魚類別生產量值14'!I20,'漁業生產量值-漁業種類別魚類別生產量值14'!K20,'漁業生產量值-漁業種類別魚類別生產量值14'!M20)=0,&quot;-&quot;,SUM('漁業生產量值-漁業種類別魚類別生產量值14'!E20,'漁業生產量值-漁業種類別魚類別生產量值14'!G20,'漁業生產量值-漁業種類別魚類別生產量值14'!I20,'漁業生產量值-漁業種類別魚類別生產量值14'!K20,'漁業生產量值-漁業種類別魚類別生產量值14'!M20))" table:style-name="ce55">
            <text:p>-</text:p>
          </table:table-cell>
          <table:table-cell office:value-type="string" office:string-value="-" table:formula="msoxl:=IF(SUM('漁業生產量值-漁業種類別魚類別生產量值14'!F20,'漁業生產量值-漁業種類別魚類別生產量值14'!H20,'漁業生產量值-漁業種類別魚類別生產量值14'!J20,'漁業生產量值-漁業種類別魚類別生產量值14'!L20,'漁業生產量值-漁業種類別魚類別生產量值14'!N20)=0,&quot;-&quot;,SUM('漁業生產量值-漁業種類別魚類別生產量值14'!F20,'漁業生產量值-漁業種類別魚類別生產量值14'!H20,'漁業生產量值-漁業種類別魚類別生產量值14'!J20,'漁業生產量值-漁業種類別魚類別生產量值14'!L20,'漁業生產量值-漁業種類別魚類別生產量值14'!N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office:string-value="-" table:formula="msoxl:=IF(SUM('漁業生產量值-漁業種類別魚類別生產量值14'!E21,'漁業生產量值-漁業種類別魚類別生產量值14'!G21,'漁業生產量值-漁業種類別魚類別生產量值14'!I21,'漁業生產量值-漁業種類別魚類別生產量值14'!K21,'漁業生產量值-漁業種類別魚類別生產量值14'!M21)=0,&quot;-&quot;,SUM('漁業生產量值-漁業種類別魚類別生產量值14'!E21,'漁業生產量值-漁業種類別魚類別生產量值14'!G21,'漁業生產量值-漁業種類別魚類別生產量值14'!I21,'漁業生產量值-漁業種類別魚類別生產量值14'!K21,'漁業生產量值-漁業種類別魚類別生產量值14'!M21))" table:style-name="ce55">
            <text:p>-</text:p>
          </table:table-cell>
          <table:table-cell office:value-type="string" office:string-value="-" table:formula="msoxl:=IF(SUM('漁業生產量值-漁業種類別魚類別生產量值14'!F21,'漁業生產量值-漁業種類別魚類別生產量值14'!H21,'漁業生產量值-漁業種類別魚類別生產量值14'!J21,'漁業生產量值-漁業種類別魚類別生產量值14'!L21,'漁業生產量值-漁業種類別魚類別生產量值14'!N21)=0,&quot;-&quot;,SUM('漁業生產量值-漁業種類別魚類別生產量值14'!F21,'漁業生產量值-漁業種類別魚類別生產量值14'!H21,'漁業生產量值-漁業種類別魚類別生產量值14'!J21,'漁業生產量值-漁業種類別魚類別生產量值14'!L21,'漁業生產量值-漁業種類別魚類別生產量值14'!N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office:string-value="-" table:formula="msoxl:=IF(SUM('漁業生產量值-漁業種類別魚類別生產量值14'!E22,'漁業生產量值-漁業種類別魚類別生產量值14'!G22,'漁業生產量值-漁業種類別魚類別生產量值14'!I22,'漁業生產量值-漁業種類別魚類別生產量值14'!K22,'漁業生產量值-漁業種類別魚類別生產量值14'!M22)=0,&quot;-&quot;,SUM('漁業生產量值-漁業種類別魚類別生產量值14'!E22,'漁業生產量值-漁業種類別魚類別生產量值14'!G22,'漁業生產量值-漁業種類別魚類別生產量值14'!I22,'漁業生產量值-漁業種類別魚類別生產量值14'!K22,'漁業生產量值-漁業種類別魚類別生產量值14'!M22))" table:style-name="ce55">
            <text:p>-</text:p>
          </table:table-cell>
          <table:table-cell office:value-type="string" office:string-value="-" table:formula="msoxl:=IF(SUM('漁業生產量值-漁業種類別魚類別生產量值14'!F22,'漁業生產量值-漁業種類別魚類別生產量值14'!H22,'漁業生產量值-漁業種類別魚類別生產量值14'!J22,'漁業生產量值-漁業種類別魚類別生產量值14'!L22,'漁業生產量值-漁業種類別魚類別生產量值14'!N22)=0,&quot;-&quot;,SUM('漁業生產量值-漁業種類別魚類別生產量值14'!F22,'漁業生產量值-漁業種類別魚類別生產量值14'!H22,'漁業生產量值-漁業種類別魚類別生產量值14'!J22,'漁業生產量值-漁業種類別魚類別生產量值14'!L22,'漁業生產量值-漁業種類別魚類別生產量值14'!N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10.001300000000001" table:formula="msoxl:=IF(SUM('漁業生產量值-漁業種類別魚類別生產量值14'!E23,'漁業生產量值-漁業種類別魚類別生產量值14'!G23,'漁業生產量值-漁業種類別魚類別生產量值14'!I23,'漁業生產量值-漁業種類別魚類別生產量值14'!K23,'漁業生產量值-漁業種類別魚類別生產量值14'!M23)=0,&quot;-&quot;,SUM('漁業生產量值-漁業種類別魚類別生產量值14'!E23,'漁業生產量值-漁業種類別魚類別生產量值14'!G23,'漁業生產量值-漁業種類別魚類別生產量值14'!I23,'漁業生產量值-漁業種類別魚類別生產量值14'!K23,'漁業生產量值-漁業種類別魚類別生產量值14'!M23))" table:style-name="ce55">
            <text:p>10<text:s/></text:p>
          </table:table-cell>
          <table:table-cell office:value-type="float" office:value="2198.55746" table:formula="msoxl:=IF(SUM('漁業生產量值-漁業種類別魚類別生產量值14'!F23,'漁業生產量值-漁業種類別魚類別生產量值14'!H23,'漁業生產量值-漁業種類別魚類別生產量值14'!J23,'漁業生產量值-漁業種類別魚類別生產量值14'!L23,'漁業生產量值-漁業種類別魚類別生產量值14'!N23)=0,&quot;-&quot;,SUM('漁業生產量值-漁業種類別魚類別生產量值14'!F23,'漁業生產量值-漁業種類別魚類別生產量值14'!H23,'漁業生產量值-漁業種類別魚類別生產量值14'!J23,'漁業生產量值-漁業種類別魚類別生產量值14'!L23,'漁業生產量值-漁業種類別魚類別生產量值14'!N23))" table:style-name="ce55">
            <text:p>2,199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10.001300000000001" table:style-name="ce55">
            <text:p>10<text:s/></text:p>
          </table:table-cell>
          <table:table-cell office:value-type="float" office:value="2198.55746" table:style-name="ce61">
            <text:p>2,19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office:string-value="-" table:formula="msoxl:=IF(SUM('漁業生產量值-漁業種類別魚類別生產量值14'!E24,'漁業生產量值-漁業種類別魚類別生產量值14'!G24,'漁業生產量值-漁業種類別魚類別生產量值14'!I24,'漁業生產量值-漁業種類別魚類別生產量值14'!K24,'漁業生產量值-漁業種類別魚類別生產量值14'!M24)=0,&quot;-&quot;,SUM('漁業生產量值-漁業種類別魚類別生產量值14'!E24,'漁業生產量值-漁業種類別魚類別生產量值14'!G24,'漁業生產量值-漁業種類別魚類別生產量值14'!I24,'漁業生產量值-漁業種類別魚類別生產量值14'!K24,'漁業生產量值-漁業種類別魚類別生產量值14'!M24))" table:style-name="ce55">
            <text:p>-</text:p>
          </table:table-cell>
          <table:table-cell office:value-type="string" office:string-value="-" table:formula="msoxl:=IF(SUM('漁業生產量值-漁業種類別魚類別生產量值14'!F24,'漁業生產量值-漁業種類別魚類別生產量值14'!H24,'漁業生產量值-漁業種類別魚類別生產量值14'!J24,'漁業生產量值-漁業種類別魚類別生產量值14'!L24,'漁業生產量值-漁業種類別魚類別生產量值14'!N24)=0,&quot;-&quot;,SUM('漁業生產量值-漁業種類別魚類別生產量值14'!F24,'漁業生產量值-漁業種類別魚類別生產量值14'!H24,'漁業生產量值-漁業種類別魚類別生產量值14'!J24,'漁業生產量值-漁業種類別魚類別生產量值14'!L24,'漁業生產量值-漁業種類別魚類別生產量值14'!N2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office:string-value="-" table:formula="msoxl:=IF(SUM('漁業生產量值-漁業種類別魚類別生產量值14'!E25,'漁業生產量值-漁業種類別魚類別生產量值14'!G25,'漁業生產量值-漁業種類別魚類別生產量值14'!I25,'漁業生產量值-漁業種類別魚類別生產量值14'!K25,'漁業生產量值-漁業種類別魚類別生產量值14'!M25)=0,&quot;-&quot;,SUM('漁業生產量值-漁業種類別魚類別生產量值14'!E25,'漁業生產量值-漁業種類別魚類別生產量值14'!G25,'漁業生產量值-漁業種類別魚類別生產量值14'!I25,'漁業生產量值-漁業種類別魚類別生產量值14'!K25,'漁業生產量值-漁業種類別魚類別生產量值14'!M25))" table:style-name="ce55">
            <text:p>-</text:p>
          </table:table-cell>
          <table:table-cell office:value-type="string" office:string-value="-" table:formula="msoxl:=IF(SUM('漁業生產量值-漁業種類別魚類別生產量值14'!F25,'漁業生產量值-漁業種類別魚類別生產量值14'!H25,'漁業生產量值-漁業種類別魚類別生產量值14'!J25,'漁業生產量值-漁業種類別魚類別生產量值14'!L25,'漁業生產量值-漁業種類別魚類別生產量值14'!N25)=0,&quot;-&quot;,SUM('漁業生產量值-漁業種類別魚類別生產量值14'!F25,'漁業生產量值-漁業種類別魚類別生產量值14'!H25,'漁業生產量值-漁業種類別魚類別生產量值14'!J25,'漁業生產量值-漁業種類別魚類別生產量值14'!L25,'漁業生產量值-漁業種類別魚類別生產量值14'!N2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office:string-value="-" table:formula="msoxl:=IF(SUM('漁業生產量值-漁業種類別魚類別生產量值14'!E26,'漁業生產量值-漁業種類別魚類別生產量值14'!G26,'漁業生產量值-漁業種類別魚類別生產量值14'!I26,'漁業生產量值-漁業種類別魚類別生產量值14'!K26,'漁業生產量值-漁業種類別魚類別生產量值14'!M26)=0,&quot;-&quot;,SUM('漁業生產量值-漁業種類別魚類別生產量值14'!E26,'漁業生產量值-漁業種類別魚類別生產量值14'!G26,'漁業生產量值-漁業種類別魚類別生產量值14'!I26,'漁業生產量值-漁業種類別魚類別生產量值14'!K26,'漁業生產量值-漁業種類別魚類別生產量值14'!M26))" table:style-name="ce55">
            <text:p>-</text:p>
          </table:table-cell>
          <table:table-cell office:value-type="string" office:string-value="-" table:formula="msoxl:=IF(SUM('漁業生產量值-漁業種類別魚類別生產量值14'!F26,'漁業生產量值-漁業種類別魚類別生產量值14'!H26,'漁業生產量值-漁業種類別魚類別生產量值14'!J26,'漁業生產量值-漁業種類別魚類別生產量值14'!L26,'漁業生產量值-漁業種類別魚類別生產量值14'!N26)=0,&quot;-&quot;,SUM('漁業生產量值-漁業種類別魚類別生產量值14'!F26,'漁業生產量值-漁業種類別魚類別生產量值14'!H26,'漁業生產量值-漁業種類別魚類別生產量值14'!J26,'漁業生產量值-漁業種類別魚類別生產量值14'!L26,'漁業生產量值-漁業種類別魚類別生產量值14'!N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office:string-value="-" table:formula="msoxl:=IF(SUM('漁業生產量值-漁業種類別魚類別生產量值14'!E27,'漁業生產量值-漁業種類別魚類別生產量值14'!G27,'漁業生產量值-漁業種類別魚類別生產量值14'!I27,'漁業生產量值-漁業種類別魚類別生產量值14'!K27,'漁業生產量值-漁業種類別魚類別生產量值14'!M27)=0,&quot;-&quot;,SUM('漁業生產量值-漁業種類別魚類別生產量值14'!E27,'漁業生產量值-漁業種類別魚類別生產量值14'!G27,'漁業生產量值-漁業種類別魚類別生產量值14'!I27,'漁業生產量值-漁業種類別魚類別生產量值14'!K27,'漁業生產量值-漁業種類別魚類別生產量值14'!M27))" table:style-name="ce55">
            <text:p>-</text:p>
          </table:table-cell>
          <table:table-cell office:value-type="string" office:string-value="-" table:formula="msoxl:=IF(SUM('漁業生產量值-漁業種類別魚類別生產量值14'!F27,'漁業生產量值-漁業種類別魚類別生產量值14'!H27,'漁業生產量值-漁業種類別魚類別生產量值14'!J27,'漁業生產量值-漁業種類別魚類別生產量值14'!L27,'漁業生產量值-漁業種類別魚類別生產量值14'!N27)=0,&quot;-&quot;,SUM('漁業生產量值-漁業種類別魚類別生產量值14'!F27,'漁業生產量值-漁業種類別魚類別生產量值14'!H27,'漁業生產量值-漁業種類別魚類別生產量值14'!J27,'漁業生產量值-漁業種類別魚類別生產量值14'!L27,'漁業生產量值-漁業種類別魚類別生產量值14'!N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office:string-value="-" table:formula="msoxl:=IF(SUM('漁業生產量值-漁業種類別魚類別生產量值14'!E28,'漁業生產量值-漁業種類別魚類別生產量值14'!G28,'漁業生產量值-漁業種類別魚類別生產量值14'!I28,'漁業生產量值-漁業種類別魚類別生產量值14'!K28,'漁業生產量值-漁業種類別魚類別生產量值14'!M28)=0,&quot;-&quot;,SUM('漁業生產量值-漁業種類別魚類別生產量值14'!E28,'漁業生產量值-漁業種類別魚類別生產量值14'!G28,'漁業生產量值-漁業種類別魚類別生產量值14'!I28,'漁業生產量值-漁業種類別魚類別生產量值14'!K28,'漁業生產量值-漁業種類別魚類別生產量值14'!M28))" table:style-name="ce55">
            <text:p>-</text:p>
          </table:table-cell>
          <table:table-cell office:value-type="string" office:string-value="-" table:formula="msoxl:=IF(SUM('漁業生產量值-漁業種類別魚類別生產量值14'!F28,'漁業生產量值-漁業種類別魚類別生產量值14'!H28,'漁業生產量值-漁業種類別魚類別生產量值14'!J28,'漁業生產量值-漁業種類別魚類別生產量值14'!L28,'漁業生產量值-漁業種類別魚類別生產量值14'!N28)=0,&quot;-&quot;,SUM('漁業生產量值-漁業種類別魚類別生產量值14'!F28,'漁業生產量值-漁業種類別魚類別生產量值14'!H28,'漁業生產量值-漁業種類別魚類別生產量值14'!J28,'漁業生產量值-漁業種類別魚類別生產量值14'!L28,'漁業生產量值-漁業種類別魚類別生產量值14'!N2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office:string-value="-" table:formula="msoxl:=IF(SUM('漁業生產量值-漁業種類別魚類別生產量值14'!E29,'漁業生產量值-漁業種類別魚類別生產量值14'!G29,'漁業生產量值-漁業種類別魚類別生產量值14'!I29,'漁業生產量值-漁業種類別魚類別生產量值14'!K29,'漁業生產量值-漁業種類別魚類別生產量值14'!M29)=0,&quot;-&quot;,SUM('漁業生產量值-漁業種類別魚類別生產量值14'!E29,'漁業生產量值-漁業種類別魚類別生產量值14'!G29,'漁業生產量值-漁業種類別魚類別生產量值14'!I29,'漁業生產量值-漁業種類別魚類別生產量值14'!K29,'漁業生產量值-漁業種類別魚類別生產量值14'!M29))" table:style-name="ce55">
            <text:p>-</text:p>
          </table:table-cell>
          <table:table-cell office:value-type="string" office:string-value="-" table:formula="msoxl:=IF(SUM('漁業生產量值-漁業種類別魚類別生產量值14'!F29,'漁業生產量值-漁業種類別魚類別生產量值14'!H29,'漁業生產量值-漁業種類別魚類別生產量值14'!J29,'漁業生產量值-漁業種類別魚類別生產量值14'!L29,'漁業生產量值-漁業種類別魚類別生產量值14'!N29)=0,&quot;-&quot;,SUM('漁業生產量值-漁業種類別魚類別生產量值14'!F29,'漁業生產量值-漁業種類別魚類別生產量值14'!H29,'漁業生產量值-漁業種類別魚類別生產量值14'!J29,'漁業生產量值-漁業種類別魚類別生產量值14'!L29,'漁業生產量值-漁業種類別魚類別生產量值14'!N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office:string-value="-" table:formula="msoxl:=IF(SUM('漁業生產量值-漁業種類別魚類別生產量值14'!E30,'漁業生產量值-漁業種類別魚類別生產量值14'!G30,'漁業生產量值-漁業種類別魚類別生產量值14'!I30,'漁業生產量值-漁業種類別魚類別生產量值14'!K30,'漁業生產量值-漁業種類別魚類別生產量值14'!M30)=0,&quot;-&quot;,SUM('漁業生產量值-漁業種類別魚類別生產量值14'!E30,'漁業生產量值-漁業種類別魚類別生產量值14'!G30,'漁業生產量值-漁業種類別魚類別生產量值14'!I30,'漁業生產量值-漁業種類別魚類別生產量值14'!K30,'漁業生產量值-漁業種類別魚類別生產量值14'!M30))" table:style-name="ce55">
            <text:p>-</text:p>
          </table:table-cell>
          <table:table-cell office:value-type="string" office:string-value="-" table:formula="msoxl:=IF(SUM('漁業生產量值-漁業種類別魚類別生產量值14'!F30,'漁業生產量值-漁業種類別魚類別生產量值14'!H30,'漁業生產量值-漁業種類別魚類別生產量值14'!J30,'漁業生產量值-漁業種類別魚類別生產量值14'!L30,'漁業生產量值-漁業種類別魚類別生產量值14'!N30)=0,&quot;-&quot;,SUM('漁業生產量值-漁業種類別魚類別生產量值14'!F30,'漁業生產量值-漁業種類別魚類別生產量值14'!H30,'漁業生產量值-漁業種類別魚類別生產量值14'!J30,'漁業生產量值-漁業種類別魚類別生產量值14'!L30,'漁業生產量值-漁業種類別魚類別生產量值14'!N3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office:string-value="-" table:formula="msoxl:=IF(SUM('漁業生產量值-漁業種類別魚類別生產量值14'!E31,'漁業生產量值-漁業種類別魚類別生產量值14'!G31,'漁業生產量值-漁業種類別魚類別生產量值14'!I31,'漁業生產量值-漁業種類別魚類別生產量值14'!K31,'漁業生產量值-漁業種類別魚類別生產量值14'!M31)=0,&quot;-&quot;,SUM('漁業生產量值-漁業種類別魚類別生產量值14'!E31,'漁業生產量值-漁業種類別魚類別生產量值14'!G31,'漁業生產量值-漁業種類別魚類別生產量值14'!I31,'漁業生產量值-漁業種類別魚類別生產量值14'!K31,'漁業生產量值-漁業種類別魚類別生產量值14'!M31))" table:style-name="ce55">
            <text:p>-</text:p>
          </table:table-cell>
          <table:table-cell office:value-type="string" office:string-value="-" table:formula="msoxl:=IF(SUM('漁業生產量值-漁業種類別魚類別生產量值14'!F31,'漁業生產量值-漁業種類別魚類別生產量值14'!H31,'漁業生產量值-漁業種類別魚類別生產量值14'!J31,'漁業生產量值-漁業種類別魚類別生產量值14'!L31,'漁業生產量值-漁業種類別魚類別生產量值14'!N31)=0,&quot;-&quot;,SUM('漁業生產量值-漁業種類別魚類別生產量值14'!F31,'漁業生產量值-漁業種類別魚類別生產量值14'!H31,'漁業生產量值-漁業種類別魚類別生產量值14'!J31,'漁業生產量值-漁業種類別魚類別生產量值14'!L31,'漁業生產量值-漁業種類別魚類別生產量值14'!N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office:string-value="-" table:formula="msoxl:=IF(SUM('漁業生產量值-漁業種類別魚類別生產量值14'!E32,'漁業生產量值-漁業種類別魚類別生產量值14'!G32,'漁業生產量值-漁業種類別魚類別生產量值14'!I32,'漁業生產量值-漁業種類別魚類別生產量值14'!K32,'漁業生產量值-漁業種類別魚類別生產量值14'!M32)=0,&quot;-&quot;,SUM('漁業生產量值-漁業種類別魚類別生產量值14'!E32,'漁業生產量值-漁業種類別魚類別生產量值14'!G32,'漁業生產量值-漁業種類別魚類別生產量值14'!I32,'漁業生產量值-漁業種類別魚類別生產量值14'!K32,'漁業生產量值-漁業種類別魚類別生產量值14'!M32))" table:style-name="ce55">
            <text:p>-</text:p>
          </table:table-cell>
          <table:table-cell office:value-type="string" office:string-value="-" table:formula="msoxl:=IF(SUM('漁業生產量值-漁業種類別魚類別生產量值14'!F32,'漁業生產量值-漁業種類別魚類別生產量值14'!H32,'漁業生產量值-漁業種類別魚類別生產量值14'!J32,'漁業生產量值-漁業種類別魚類別生產量值14'!L32,'漁業生產量值-漁業種類別魚類別生產量值14'!N32)=0,&quot;-&quot;,SUM('漁業生產量值-漁業種類別魚類別生產量值14'!F32,'漁業生產量值-漁業種類別魚類別生產量值14'!H32,'漁業生產量值-漁業種類別魚類別生產量值14'!J32,'漁業生產量值-漁業種類別魚類別生產量值14'!L32,'漁業生產量值-漁業種類別魚類別生產量值14'!N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office:string-value="-" table:formula="msoxl:=IF(SUM('漁業生產量值-漁業種類別魚類別生產量值14'!E33,'漁業生產量值-漁業種類別魚類別生產量值14'!G33,'漁業生產量值-漁業種類別魚類別生產量值14'!I33,'漁業生產量值-漁業種類別魚類別生產量值14'!K33,'漁業生產量值-漁業種類別魚類別生產量值14'!M33)=0,&quot;-&quot;,SUM('漁業生產量值-漁業種類別魚類別生產量值14'!E33,'漁業生產量值-漁業種類別魚類別生產量值14'!G33,'漁業生產量值-漁業種類別魚類別生產量值14'!I33,'漁業生產量值-漁業種類別魚類別生產量值14'!K33,'漁業生產量值-漁業種類別魚類別生產量值14'!M33))" table:style-name="ce55">
            <text:p>-</text:p>
          </table:table-cell>
          <table:table-cell office:value-type="string" office:string-value="-" table:formula="msoxl:=IF(SUM('漁業生產量值-漁業種類別魚類別生產量值14'!F33,'漁業生產量值-漁業種類別魚類別生產量值14'!H33,'漁業生產量值-漁業種類別魚類別生產量值14'!J33,'漁業生產量值-漁業種類別魚類別生產量值14'!L33,'漁業生產量值-漁業種類別魚類別生產量值14'!N33)=0,&quot;-&quot;,SUM('漁業生產量值-漁業種類別魚類別生產量值14'!F33,'漁業生產量值-漁業種類別魚類別生產量值14'!H33,'漁業生產量值-漁業種類別魚類別生產量值14'!J33,'漁業生產量值-漁業種類別魚類別生產量值14'!L33,'漁業生產量值-漁業種類別魚類別生產量值14'!N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office:string-value="-" table:formula="msoxl:=IF(SUM('漁業生產量值-漁業種類別魚類別生產量值14'!E34,'漁業生產量值-漁業種類別魚類別生產量值14'!G34,'漁業生產量值-漁業種類別魚類別生產量值14'!I34,'漁業生產量值-漁業種類別魚類別生產量值14'!K34,'漁業生產量值-漁業種類別魚類別生產量值14'!M34)=0,&quot;-&quot;,SUM('漁業生產量值-漁業種類別魚類別生產量值14'!E34,'漁業生產量值-漁業種類別魚類別生產量值14'!G34,'漁業生產量值-漁業種類別魚類別生產量值14'!I34,'漁業生產量值-漁業種類別魚類別生產量值14'!K34,'漁業生產量值-漁業種類別魚類別生產量值14'!M34))" table:style-name="ce55">
            <text:p>-</text:p>
          </table:table-cell>
          <table:table-cell office:value-type="string" office:string-value="-" table:formula="msoxl:=IF(SUM('漁業生產量值-漁業種類別魚類別生產量值14'!F34,'漁業生產量值-漁業種類別魚類別生產量值14'!H34,'漁業生產量值-漁業種類別魚類別生產量值14'!J34,'漁業生產量值-漁業種類別魚類別生產量值14'!L34,'漁業生產量值-漁業種類別魚類別生產量值14'!N34)=0,&quot;-&quot;,SUM('漁業生產量值-漁業種類別魚類別生產量值14'!F34,'漁業生產量值-漁業種類別魚類別生產量值14'!H34,'漁業生產量值-漁業種類別魚類別生產量值14'!J34,'漁業生產量值-漁業種類別魚類別生產量值14'!L34,'漁業生產量值-漁業種類別魚類別生產量值14'!N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office:string-value="-" table:formula="msoxl:=IF(SUM('漁業生產量值-漁業種類別魚類別生產量值14'!E35,'漁業生產量值-漁業種類別魚類別生產量值14'!G35,'漁業生產量值-漁業種類別魚類別生產量值14'!I35,'漁業生產量值-漁業種類別魚類別生產量值14'!K35,'漁業生產量值-漁業種類別魚類別生產量值14'!M35)=0,&quot;-&quot;,SUM('漁業生產量值-漁業種類別魚類別生產量值14'!E35,'漁業生產量值-漁業種類別魚類別生產量值14'!G35,'漁業生產量值-漁業種類別魚類別生產量值14'!I35,'漁業生產量值-漁業種類別魚類別生產量值14'!K35,'漁業生產量值-漁業種類別魚類別生產量值14'!M35))" table:style-name="ce55">
            <text:p>-</text:p>
          </table:table-cell>
          <table:table-cell office:value-type="string" office:string-value="-" table:formula="msoxl:=IF(SUM('漁業生產量值-漁業種類別魚類別生產量值14'!F35,'漁業生產量值-漁業種類別魚類別生產量值14'!H35,'漁業生產量值-漁業種類別魚類別生產量值14'!J35,'漁業生產量值-漁業種類別魚類別生產量值14'!L35,'漁業生產量值-漁業種類別魚類別生產量值14'!N35)=0,&quot;-&quot;,SUM('漁業生產量值-漁業種類別魚類別生產量值14'!F35,'漁業生產量值-漁業種類別魚類別生產量值14'!H35,'漁業生產量值-漁業種類別魚類別生產量值14'!J35,'漁業生產量值-漁業種類別魚類別生產量值14'!L35,'漁業生產量值-漁業種類別魚類別生產量值14'!N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583.84349999999995" table:formula="msoxl:=  IF(SUM(C37:C53)=0,&quot;-&quot;,SUM(C37:C53))" table:style-name="ce52">
            <text:p>584<text:s/></text:p>
          </table:table-cell>
          <table:table-cell office:value-type="float" office:value="63212.510750000001" table:formula="msoxl:=  IF(SUM(D37:D53)=0,&quot;-&quot;,SUM(D37:D53))" table:style-name="ce52">
            <text:p>63,213<text:s/></text:p>
          </table:table-cell>
          <table:table-cell office:value-type="string" office:string-value="-" table:formula="msoxl:=  IF(SUM(E37:E53)=0,&quot;-&quot;,SUM(E37:E53))" table:style-name="ce52">
            <text:p>-</text:p>
          </table:table-cell>
          <table:table-cell office:value-type="string" office:string-value="-" table:formula="msoxl:=  IF(SUM(F37:F53)=0,&quot;-&quot;,SUM(F37:F53))" table:style-name="ce60">
            <text:p>-</text:p>
          </table:table-cell>
          <table:table-cell office:value-type="string" office:string-value="-" table:formula="msoxl:=  IF(SUM(G37:G53)=0,&quot;-&quot;,SUM(G37:G53))" table:style-name="ce52">
            <text:p>-</text:p>
          </table:table-cell>
          <table:table-cell office:value-type="string" office:string-value="-" table:formula="msoxl:=  IF(SUM(H37:H53)=0,&quot;-&quot;,SUM(H37:H53))" table:style-name="ce60">
            <text:p>-</text:p>
          </table:table-cell>
          <table:table-cell office:value-type="string" office:string-value="-" table:formula="msoxl:=  IF(SUM(I37:I53)=0,&quot;-&quot;,SUM(I37:I53))" table:style-name="ce52">
            <text:p>-</text:p>
          </table:table-cell>
          <table:table-cell office:value-type="string" office:string-value="-" table:formula="msoxl:=  IF(SUM(J37:J53)=0,&quot;-&quot;,SUM(J37:J53))" table:style-name="ce60">
            <text:p>-</text:p>
          </table:table-cell>
          <table:table-cell office:value-type="string" office:string-value="-" table:formula="msoxl:=  IF(SUM(K37:K53)=0,&quot;-&quot;,SUM(K37:K53))" table:style-name="ce52">
            <text:p>-</text:p>
          </table:table-cell>
          <table:table-cell office:value-type="string" office:string-value="-" table:formula="msoxl:=  IF(SUM(L37:L53)=0,&quot;-&quot;,SUM(L37:L53))" table:style-name="ce60">
            <text:p>-</text:p>
          </table:table-cell>
          <table:table-cell office:value-type="float" office:value="583.84349999999995" table:formula="msoxl:=  IF(SUM(M37:M53)=0,&quot;-&quot;,SUM(M37:M53))" table:style-name="ce52">
            <text:p>584<text:s/></text:p>
          </table:table-cell>
          <table:table-cell office:value-type="float" office:value="63212.510750000001" table:formula="msoxl:=  IF(SUM(N37:N53)=0,&quot;-&quot;,SUM(N37:N53))" table:style-name="ce60">
            <text:p>63,213<text:s/></text:p>
          </table:table-cell>
          <table:table-cell office:value-type="string" office:string-value="-" table:formula="msoxl:=  IF(SUM(O37:O53)=0,&quot;-&quot;,SUM(O37:O53))" table:style-name="ce52">
            <text:p>-</text:p>
          </table:table-cell>
          <table:table-cell office:value-type="string" office:string-value="-" table:formula="msoxl:=  IF(SUM(P37:P53)=0,&quot;-&quot;,SUM(P37:P53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string" office:string-value="-" table:formula="msoxl:=IF(SUM('漁業生產量值-漁業種類別魚類別生產量值14'!E37,'漁業生產量值-漁業種類別魚類別生產量值14'!G37,'漁業生產量值-漁業種類別魚類別生產量值14'!I37,'漁業生產量值-漁業種類別魚類別生產量值14'!K37,'漁業生產量值-漁業種類別魚類別生產量值14'!M37)=0,&quot;-&quot;,SUM('漁業生產量值-漁業種類別魚類別生產量值14'!E37,'漁業生產量值-漁業種類別魚類別生產量值14'!G37,'漁業生產量值-漁業種類別魚類別生產量值14'!I37,'漁業生產量值-漁業種類別魚類別生產量值14'!K37,'漁業生產量值-漁業種類別魚類別生產量值14'!M37))" table:style-name="ce55">
            <text:p>-</text:p>
          </table:table-cell>
          <table:table-cell office:value-type="string" office:string-value="-" table:formula="msoxl:=IF(SUM('漁業生產量值-漁業種類別魚類別生產量值14'!F37,'漁業生產量值-漁業種類別魚類別生產量值14'!H37,'漁業生產量值-漁業種類別魚類別生產量值14'!J37,'漁業生產量值-漁業種類別魚類別生產量值14'!L37,'漁業生產量值-漁業種類別魚類別生產量值14'!N37)=0,&quot;-&quot;,SUM('漁業生產量值-漁業種類別魚類別生產量值14'!F37,'漁業生產量值-漁業種類別魚類別生產量值14'!H37,'漁業生產量值-漁業種類別魚類別生產量值14'!J37,'漁業生產量值-漁業種類別魚類別生產量值14'!L37,'漁業生產量值-漁業種類別魚類別生產量值14'!N3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office:string-value="-" table:formula="msoxl:=IF(SUM('漁業生產量值-漁業種類別魚類別生產量值14'!E38,'漁業生產量值-漁業種類別魚類別生產量值14'!G38,'漁業生產量值-漁業種類別魚類別生產量值14'!I38,'漁業生產量值-漁業種類別魚類別生產量值14'!K38,'漁業生產量值-漁業種類別魚類別生產量值14'!M38)=0,&quot;-&quot;,SUM('漁業生產量值-漁業種類別魚類別生產量值14'!E38,'漁業生產量值-漁業種類別魚類別生產量值14'!G38,'漁業生產量值-漁業種類別魚類別生產量值14'!I38,'漁業生產量值-漁業種類別魚類別生產量值14'!K38,'漁業生產量值-漁業種類別魚類別生產量值14'!M38))" table:style-name="ce55">
            <text:p>-</text:p>
          </table:table-cell>
          <table:table-cell office:value-type="string" office:string-value="-" table:formula="msoxl:=IF(SUM('漁業生產量值-漁業種類別魚類別生產量值14'!F38,'漁業生產量值-漁業種類別魚類別生產量值14'!H38,'漁業生產量值-漁業種類別魚類別生產量值14'!J38,'漁業生產量值-漁業種類別魚類別生產量值14'!L38,'漁業生產量值-漁業種類別魚類別生產量值14'!N38)=0,&quot;-&quot;,SUM('漁業生產量值-漁業種類別魚類別生產量值14'!F38,'漁業生產量值-漁業種類別魚類別生產量值14'!H38,'漁業生產量值-漁業種類別魚類別生產量值14'!J38,'漁業生產量值-漁業種類別魚類別生產量值14'!L38,'漁業生產量值-漁業種類別魚類別生產量值14'!N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office:string-value="-" table:formula="msoxl:=IF(SUM('漁業生產量值-漁業種類別魚類別生產量值14'!E39,'漁業生產量值-漁業種類別魚類別生產量值14'!G39,'漁業生產量值-漁業種類別魚類別生產量值14'!I39,'漁業生產量值-漁業種類別魚類別生產量值14'!K39,'漁業生產量值-漁業種類別魚類別生產量值14'!M39)=0,&quot;-&quot;,SUM('漁業生產量值-漁業種類別魚類別生產量值14'!E39,'漁業生產量值-漁業種類別魚類別生產量值14'!G39,'漁業生產量值-漁業種類別魚類別生產量值14'!I39,'漁業生產量值-漁業種類別魚類別生產量值14'!K39,'漁業生產量值-漁業種類別魚類別生產量值14'!M39))" table:style-name="ce55">
            <text:p>-</text:p>
          </table:table-cell>
          <table:table-cell office:value-type="string" office:string-value="-" table:formula="msoxl:=IF(SUM('漁業生產量值-漁業種類別魚類別生產量值14'!F39,'漁業生產量值-漁業種類別魚類別生產量值14'!H39,'漁業生產量值-漁業種類別魚類別生產量值14'!J39,'漁業生產量值-漁業種類別魚類別生產量值14'!L39,'漁業生產量值-漁業種類別魚類別生產量值14'!N39)=0,&quot;-&quot;,SUM('漁業生產量值-漁業種類別魚類別生產量值14'!F39,'漁業生產量值-漁業種類別魚類別生產量值14'!H39,'漁業生產量值-漁業種類別魚類別生產量值14'!J39,'漁業生產量值-漁業種類別魚類別生產量值14'!L39,'漁業生產量值-漁業種類別魚類別生產量值14'!N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0.42249999999999999" table:formula="msoxl:=IF(SUM('漁業生產量值-漁業種類別魚類別生產量值14'!E40,'漁業生產量值-漁業種類別魚類別生產量值14'!G40,'漁業生產量值-漁業種類別魚類別生產量值14'!I40,'漁業生產量值-漁業種類別魚類別生產量值14'!K40,'漁業生產量值-漁業種類別魚類別生產量值14'!M40)=0,&quot;-&quot;,SUM('漁業生產量值-漁業種類別魚類別生產量值14'!E40,'漁業生產量值-漁業種類別魚類別生產量值14'!G40,'漁業生產量值-漁業種類別魚類別生產量值14'!I40,'漁業生產量值-漁業種類別魚類別生產量值14'!K40,'漁業生產量值-漁業種類別魚類別生產量值14'!M40))" table:style-name="ce55">
            <text:p>0<text:s/></text:p>
          </table:table-cell>
          <table:table-cell office:value-type="float" office:value="51.820749999999997" table:formula="msoxl:=IF(SUM('漁業生產量值-漁業種類別魚類別生產量值14'!F40,'漁業生產量值-漁業種類別魚類別生產量值14'!H40,'漁業生產量值-漁業種類別魚類別生產量值14'!J40,'漁業生產量值-漁業種類別魚類別生產量值14'!L40,'漁業生產量值-漁業種類別魚類別生產量值14'!N40)=0,&quot;-&quot;,SUM('漁業生產量值-漁業種類別魚類別生產量值14'!F40,'漁業生產量值-漁業種類別魚類別生產量值14'!H40,'漁業生產量值-漁業種類別魚類別生產量值14'!J40,'漁業生產量值-漁業種類別魚類別生產量值14'!L40,'漁業生產量值-漁業種類別魚類別生產量值14'!N40))" table:style-name="ce55">
            <text:p>52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0.42249999999999999" table:style-name="ce55">
            <text:p>0<text:s/></text:p>
          </table:table-cell>
          <table:table-cell office:value-type="float" office:value="51.820749999999997" table:style-name="ce61">
            <text:p>5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office:string-value="-" table:formula="msoxl:=IF(SUM('漁業生產量值-漁業種類別魚類別生產量值14'!E41,'漁業生產量值-漁業種類別魚類別生產量值14'!G41,'漁業生產量值-漁業種類別魚類別生產量值14'!I41,'漁業生產量值-漁業種類別魚類別生產量值14'!K41,'漁業生產量值-漁業種類別魚類別生產量值14'!M41)=0,&quot;-&quot;,SUM('漁業生產量值-漁業種類別魚類別生產量值14'!E41,'漁業生產量值-漁業種類別魚類別生產量值14'!G41,'漁業生產量值-漁業種類別魚類別生產量值14'!I41,'漁業生產量值-漁業種類別魚類別生產量值14'!K41,'漁業生產量值-漁業種類別魚類別生產量值14'!M41))" table:style-name="ce55">
            <text:p>-</text:p>
          </table:table-cell>
          <table:table-cell office:value-type="string" office:string-value="-" table:formula="msoxl:=IF(SUM('漁業生產量值-漁業種類別魚類別生產量值14'!F41,'漁業生產量值-漁業種類別魚類別生產量值14'!H41,'漁業生產量值-漁業種類別魚類別生產量值14'!J41,'漁業生產量值-漁業種類別魚類別生產量值14'!L41,'漁業生產量值-漁業種類別魚類別生產量值14'!N41)=0,&quot;-&quot;,SUM('漁業生產量值-漁業種類別魚類別生產量值14'!F41,'漁業生產量值-漁業種類別魚類別生產量值14'!H41,'漁業生產量值-漁業種類別魚類別生產量值14'!J41,'漁業生產量值-漁業種類別魚類別生產量值14'!L41,'漁業生產量值-漁業種類別魚類別生產量值14'!N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office:string-value="-" table:formula="msoxl:=IF(SUM('漁業生產量值-漁業種類別魚類別生產量值14'!E42,'漁業生產量值-漁業種類別魚類別生產量值14'!G42,'漁業生產量值-漁業種類別魚類別生產量值14'!I42,'漁業生產量值-漁業種類別魚類別生產量值14'!K42,'漁業生產量值-漁業種類別魚類別生產量值14'!M42)=0,&quot;-&quot;,SUM('漁業生產量值-漁業種類別魚類別生產量值14'!E42,'漁業生產量值-漁業種類別魚類別生產量值14'!G42,'漁業生產量值-漁業種類別魚類別生產量值14'!I42,'漁業生產量值-漁業種類別魚類別生產量值14'!K42,'漁業生產量值-漁業種類別魚類別生產量值14'!M42))" table:style-name="ce55">
            <text:p>-</text:p>
          </table:table-cell>
          <table:table-cell office:value-type="string" office:string-value="-" table:formula="msoxl:=IF(SUM('漁業生產量值-漁業種類別魚類別生產量值14'!F42,'漁業生產量值-漁業種類別魚類別生產量值14'!H42,'漁業生產量值-漁業種類別魚類別生產量值14'!J42,'漁業生產量值-漁業種類別魚類別生產量值14'!L42,'漁業生產量值-漁業種類別魚類別生產量值14'!N42)=0,&quot;-&quot;,SUM('漁業生產量值-漁業種類別魚類別生產量值14'!F42,'漁業生產量值-漁業種類別魚類別生產量值14'!H42,'漁業生產量值-漁業種類別魚類別生產量值14'!J42,'漁業生產量值-漁業種類別魚類別生產量值14'!L42,'漁業生產量值-漁業種類別魚類別生產量值14'!N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office:string-value="-" table:formula="msoxl:=IF(SUM('漁業生產量值-漁業種類別魚類別生產量值14'!E43,'漁業生產量值-漁業種類別魚類別生產量值14'!G43,'漁業生產量值-漁業種類別魚類別生產量值14'!I43,'漁業生產量值-漁業種類別魚類別生產量值14'!K43,'漁業生產量值-漁業種類別魚類別生產量值14'!M43)=0,&quot;-&quot;,SUM('漁業生產量值-漁業種類別魚類別生產量值14'!E43,'漁業生產量值-漁業種類別魚類別生產量值14'!G43,'漁業生產量值-漁業種類別魚類別生產量值14'!I43,'漁業生產量值-漁業種類別魚類別生產量值14'!K43,'漁業生產量值-漁業種類別魚類別生產量值14'!M43))" table:style-name="ce55">
            <text:p>-</text:p>
          </table:table-cell>
          <table:table-cell office:value-type="string" office:string-value="-" table:formula="msoxl:=IF(SUM('漁業生產量值-漁業種類別魚類別生產量值14'!F43,'漁業生產量值-漁業種類別魚類別生產量值14'!H43,'漁業生產量值-漁業種類別魚類別生產量值14'!J43,'漁業生產量值-漁業種類別魚類別生產量值14'!L43,'漁業生產量值-漁業種類別魚類別生產量值14'!N43)=0,&quot;-&quot;,SUM('漁業生產量值-漁業種類別魚類別生產量值14'!F43,'漁業生產量值-漁業種類別魚類別生產量值14'!H43,'漁業生產量值-漁業種類別魚類別生產量值14'!J43,'漁業生產量值-漁業種類別魚類別生產量值14'!L43,'漁業生產量值-漁業種類別魚類別生產量值14'!N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office:string-value="-" table:formula="msoxl:=IF(SUM('漁業生產量值-漁業種類別魚類別生產量值14'!E44,'漁業生產量值-漁業種類別魚類別生產量值14'!G44,'漁業生產量值-漁業種類別魚類別生產量值14'!I44,'漁業生產量值-漁業種類別魚類別生產量值14'!K44,'漁業生產量值-漁業種類別魚類別生產量值14'!M44)=0,&quot;-&quot;,SUM('漁業生產量值-漁業種類別魚類別生產量值14'!E44,'漁業生產量值-漁業種類別魚類別生產量值14'!G44,'漁業生產量值-漁業種類別魚類別生產量值14'!I44,'漁業生產量值-漁業種類別魚類別生產量值14'!K44,'漁業生產量值-漁業種類別魚類別生產量值14'!M44))" table:style-name="ce55">
            <text:p>-</text:p>
          </table:table-cell>
          <table:table-cell office:value-type="string" office:string-value="-" table:formula="msoxl:=IF(SUM('漁業生產量值-漁業種類別魚類別生產量值14'!F44,'漁業生產量值-漁業種類別魚類別生產量值14'!H44,'漁業生產量值-漁業種類別魚類別生產量值14'!J44,'漁業生產量值-漁業種類別魚類別生產量值14'!L44,'漁業生產量值-漁業種類別魚類別生產量值14'!N44)=0,&quot;-&quot;,SUM('漁業生產量值-漁業種類別魚類別生產量值14'!F44,'漁業生產量值-漁業種類別魚類別生產量值14'!H44,'漁業生產量值-漁業種類別魚類別生產量值14'!J44,'漁業生產量值-漁業種類別魚類別生產量值14'!L44,'漁業生產量值-漁業種類別魚類別生產量值14'!N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office:string-value="-" table:formula="msoxl:=IF(SUM('漁業生產量值-漁業種類別魚類別生產量值14'!E45,'漁業生產量值-漁業種類別魚類別生產量值14'!G45,'漁業生產量值-漁業種類別魚類別生產量值14'!I45,'漁業生產量值-漁業種類別魚類別生產量值14'!K45,'漁業生產量值-漁業種類別魚類別生產量值14'!M45)=0,&quot;-&quot;,SUM('漁業生產量值-漁業種類別魚類別生產量值14'!E45,'漁業生產量值-漁業種類別魚類別生產量值14'!G45,'漁業生產量值-漁業種類別魚類別生產量值14'!I45,'漁業生產量值-漁業種類別魚類別生產量值14'!K45,'漁業生產量值-漁業種類別魚類別生產量值14'!M45))" table:style-name="ce55">
            <text:p>-</text:p>
          </table:table-cell>
          <table:table-cell office:value-type="string" office:string-value="-" table:formula="msoxl:=IF(SUM('漁業生產量值-漁業種類別魚類別生產量值14'!F45,'漁業生產量值-漁業種類別魚類別生產量值14'!H45,'漁業生產量值-漁業種類別魚類別生產量值14'!J45,'漁業生產量值-漁業種類別魚類別生產量值14'!L45,'漁業生產量值-漁業種類別魚類別生產量值14'!N45)=0,&quot;-&quot;,SUM('漁業生產量值-漁業種類別魚類別生產量值14'!F45,'漁業生產量值-漁業種類別魚類別生產量值14'!H45,'漁業生產量值-漁業種類別魚類別生產量值14'!J45,'漁業生產量值-漁業種類別魚類別生產量值14'!L45,'漁業生產量值-漁業種類別魚類別生產量值14'!N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float" office:value="3.9209999999999998" table:formula="msoxl:=IF(SUM('漁業生產量值-漁業種類別魚類別生產量值14'!E46,'漁業生產量值-漁業種類別魚類別生產量值14'!G46,'漁業生產量值-漁業種類別魚類別生產量值14'!I46,'漁業生產量值-漁業種類別魚類別生產量值14'!K46,'漁業生產量值-漁業種類別魚類別生產量值14'!M46)=0,&quot;-&quot;,SUM('漁業生產量值-漁業種類別魚類別生產量值14'!E46,'漁業生產量值-漁業種類別魚類別生產量值14'!G46,'漁業生產量值-漁業種類別魚類別生產量值14'!I46,'漁業生產量值-漁業種類別魚類別生產量值14'!K46,'漁業生產量值-漁業種類別魚類別生產量值14'!M46))" table:style-name="ce55">
            <text:p>4<text:s/></text:p>
          </table:table-cell>
          <table:table-cell office:value-type="float" office:value="862.62" table:formula="msoxl:=IF(SUM('漁業生產量值-漁業種類別魚類別生產量值14'!F46,'漁業生產量值-漁業種類別魚類別生產量值14'!H46,'漁業生產量值-漁業種類別魚類別生產量值14'!J46,'漁業生產量值-漁業種類別魚類別生產量值14'!L46,'漁業生產量值-漁業種類別魚類別生產量值14'!N46)=0,&quot;-&quot;,SUM('漁業生產量值-漁業種類別魚類別生產量值14'!F46,'漁業生產量值-漁業種類別魚類別生產量值14'!H46,'漁業生產量值-漁業種類別魚類別生產量值14'!J46,'漁業生產量值-漁業種類別魚類別生產量值14'!L46,'漁業生產量值-漁業種類別魚類別生產量值14'!N46))" table:style-name="ce55">
            <text:p>863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3.9209999999999998" table:style-name="ce55">
            <text:p>4<text:s/></text:p>
          </table:table-cell>
          <table:table-cell office:value-type="float" office:value="862.62" table:style-name="ce61">
            <text:p>86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office:string-value="-" table:formula="msoxl:=IF(SUM('漁業生產量值-漁業種類別魚類別生產量值14'!E47,'漁業生產量值-漁業種類別魚類別生產量值14'!G47,'漁業生產量值-漁業種類別魚類別生產量值14'!I47,'漁業生產量值-漁業種類別魚類別生產量值14'!K47,'漁業生產量值-漁業種類別魚類別生產量值14'!M47)=0,&quot;-&quot;,SUM('漁業生產量值-漁業種類別魚類別生產量值14'!E47,'漁業生產量值-漁業種類別魚類別生產量值14'!G47,'漁業生產量值-漁業種類別魚類別生產量值14'!I47,'漁業生產量值-漁業種類別魚類別生產量值14'!K47,'漁業生產量值-漁業種類別魚類別生產量值14'!M47))" table:style-name="ce55">
            <text:p>-</text:p>
          </table:table-cell>
          <table:table-cell office:value-type="string" office:string-value="-" table:formula="msoxl:=IF(SUM('漁業生產量值-漁業種類別魚類別生產量值14'!F47,'漁業生產量值-漁業種類別魚類別生產量值14'!H47,'漁業生產量值-漁業種類別魚類別生產量值14'!J47,'漁業生產量值-漁業種類別魚類別生產量值14'!L47,'漁業生產量值-漁業種類別魚類別生產量值14'!N47)=0,&quot;-&quot;,SUM('漁業生產量值-漁業種類別魚類別生產量值14'!F47,'漁業生產量值-漁業種類別魚類別生產量值14'!H47,'漁業生產量值-漁業種類別魚類別生產量值14'!J47,'漁業生產量值-漁業種類別魚類別生產量值14'!L47,'漁業生產量值-漁業種類別魚類別生產量值14'!N4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office:string-value="-" table:formula="msoxl:=IF(SUM('漁業生產量值-漁業種類別魚類別生產量值14'!E48,'漁業生產量值-漁業種類別魚類別生產量值14'!G48,'漁業生產量值-漁業種類別魚類別生產量值14'!I48,'漁業生產量值-漁業種類別魚類別生產量值14'!K48,'漁業生產量值-漁業種類別魚類別生產量值14'!M48)=0,&quot;-&quot;,SUM('漁業生產量值-漁業種類別魚類別生產量值14'!E48,'漁業生產量值-漁業種類別魚類別生產量值14'!G48,'漁業生產量值-漁業種類別魚類別生產量值14'!I48,'漁業生產量值-漁業種類別魚類別生產量值14'!K48,'漁業生產量值-漁業種類別魚類別生產量值14'!M48))" table:style-name="ce55">
            <text:p>-</text:p>
          </table:table-cell>
          <table:table-cell office:value-type="string" office:string-value="-" table:formula="msoxl:=IF(SUM('漁業生產量值-漁業種類別魚類別生產量值14'!F48,'漁業生產量值-漁業種類別魚類別生產量值14'!H48,'漁業生產量值-漁業種類別魚類別生產量值14'!J48,'漁業生產量值-漁業種類別魚類別生產量值14'!L48,'漁業生產量值-漁業種類別魚類別生產量值14'!N48)=0,&quot;-&quot;,SUM('漁業生產量值-漁業種類別魚類別生產量值14'!F48,'漁業生產量值-漁業種類別魚類別生產量值14'!H48,'漁業生產量值-漁業種類別魚類別生產量值14'!J48,'漁業生產量值-漁業種類別魚類別生產量值14'!L48,'漁業生產量值-漁業種類別魚類別生產量值14'!N4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office:string-value="-" table:formula="msoxl:=IF(SUM('漁業生產量值-漁業種類別魚類別生產量值14'!E49,'漁業生產量值-漁業種類別魚類別生產量值14'!G49,'漁業生產量值-漁業種類別魚類別生產量值14'!I49,'漁業生產量值-漁業種類別魚類別生產量值14'!K49,'漁業生產量值-漁業種類別魚類別生產量值14'!M49)=0,&quot;-&quot;,SUM('漁業生產量值-漁業種類別魚類別生產量值14'!E49,'漁業生產量值-漁業種類別魚類別生產量值14'!G49,'漁業生產量值-漁業種類別魚類別生產量值14'!I49,'漁業生產量值-漁業種類別魚類別生產量值14'!K49,'漁業生產量值-漁業種類別魚類別生產量值14'!M49))" table:style-name="ce55">
            <text:p>-</text:p>
          </table:table-cell>
          <table:table-cell office:value-type="string" office:string-value="-" table:formula="msoxl:=IF(SUM('漁業生產量值-漁業種類別魚類別生產量值14'!F49,'漁業生產量值-漁業種類別魚類別生產量值14'!H49,'漁業生產量值-漁業種類別魚類別生產量值14'!J49,'漁業生產量值-漁業種類別魚類別生產量值14'!L49,'漁業生產量值-漁業種類別魚類別生產量值14'!N49)=0,&quot;-&quot;,SUM('漁業生產量值-漁業種類別魚類別生產量值14'!F49,'漁業生產量值-漁業種類別魚類別生產量值14'!H49,'漁業生產量值-漁業種類別魚類別生產量值14'!J49,'漁業生產量值-漁業種類別魚類別生產量值14'!L49,'漁業生產量值-漁業種類別魚類別生產量值14'!N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office:string-value="-" table:formula="msoxl:=IF(SUM('漁業生產量值-漁業種類別魚類別生產量值14'!E50,'漁業生產量值-漁業種類別魚類別生產量值14'!G50,'漁業生產量值-漁業種類別魚類別生產量值14'!I50,'漁業生產量值-漁業種類別魚類別生產量值14'!K50,'漁業生產量值-漁業種類別魚類別生產量值14'!M50)=0,&quot;-&quot;,SUM('漁業生產量值-漁業種類別魚類別生產量值14'!E50,'漁業生產量值-漁業種類別魚類別生產量值14'!G50,'漁業生產量值-漁業種類別魚類別生產量值14'!I50,'漁業生產量值-漁業種類別魚類別生產量值14'!K50,'漁業生產量值-漁業種類別魚類別生產量值14'!M50))" table:style-name="ce55">
            <text:p>-</text:p>
          </table:table-cell>
          <table:table-cell office:value-type="string" office:string-value="-" table:formula="msoxl:=IF(SUM('漁業生產量值-漁業種類別魚類別生產量值14'!F50,'漁業生產量值-漁業種類別魚類別生產量值14'!H50,'漁業生產量值-漁業種類別魚類別生產量值14'!J50,'漁業生產量值-漁業種類別魚類別生產量值14'!L50,'漁業生產量值-漁業種類別魚類別生產量值14'!N50)=0,&quot;-&quot;,SUM('漁業生產量值-漁業種類別魚類別生產量值14'!F50,'漁業生產量值-漁業種類別魚類別生產量值14'!H50,'漁業生產量值-漁業種類別魚類別生產量值14'!J50,'漁業生產量值-漁業種類別魚類別生產量值14'!L50,'漁業生產量值-漁業種類別魚類別生產量值14'!N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office:string-value="-" table:formula="msoxl:=IF(SUM('漁業生產量值-漁業種類別魚類別生產量值14'!E51,'漁業生產量值-漁業種類別魚類別生產量值14'!G51,'漁業生產量值-漁業種類別魚類別生產量值14'!I51,'漁業生產量值-漁業種類別魚類別生產量值14'!K51,'漁業生產量值-漁業種類別魚類別生產量值14'!M51)=0,&quot;-&quot;,SUM('漁業生產量值-漁業種類別魚類別生產量值14'!E51,'漁業生產量值-漁業種類別魚類別生產量值14'!G51,'漁業生產量值-漁業種類別魚類別生產量值14'!I51,'漁業生產量值-漁業種類別魚類別生產量值14'!K51,'漁業生產量值-漁業種類別魚類別生產量值14'!M51))" table:style-name="ce55">
            <text:p>-</text:p>
          </table:table-cell>
          <table:table-cell office:value-type="string" office:string-value="-" table:formula="msoxl:=IF(SUM('漁業生產量值-漁業種類別魚類別生產量值14'!F51,'漁業生產量值-漁業種類別魚類別生產量值14'!H51,'漁業生產量值-漁業種類別魚類別生產量值14'!J51,'漁業生產量值-漁業種類別魚類別生產量值14'!L51,'漁業生產量值-漁業種類別魚類別生產量值14'!N51)=0,&quot;-&quot;,SUM('漁業生產量值-漁業種類別魚類別生產量值14'!F51,'漁業生產量值-漁業種類別魚類別生產量值14'!H51,'漁業生產量值-漁業種類別魚類別生產量值14'!J51,'漁業生產量值-漁業種類別魚類別生產量值14'!L51,'漁業生產量值-漁業種類別魚類別生產量值14'!N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office:string-value="-" table:formula="msoxl:=IF(SUM('漁業生產量值-漁業種類別魚類別生產量值14'!E52,'漁業生產量值-漁業種類別魚類別生產量值14'!G52,'漁業生產量值-漁業種類別魚類別生產量值14'!I52,'漁業生產量值-漁業種類別魚類別生產量值14'!K52,'漁業生產量值-漁業種類別魚類別生產量值14'!M52)=0,&quot;-&quot;,SUM('漁業生產量值-漁業種類別魚類別生產量值14'!E52,'漁業生產量值-漁業種類別魚類別生產量值14'!G52,'漁業生產量值-漁業種類別魚類別生產量值14'!I52,'漁業生產量值-漁業種類別魚類別生產量值14'!K52,'漁業生產量值-漁業種類別魚類別生產量值14'!M52))" table:style-name="ce55">
            <text:p>-</text:p>
          </table:table-cell>
          <table:table-cell office:value-type="string" office:string-value="-" table:formula="msoxl:=IF(SUM('漁業生產量值-漁業種類別魚類別生產量值14'!F52,'漁業生產量值-漁業種類別魚類別生產量值14'!H52,'漁業生產量值-漁業種類別魚類別生產量值14'!J52,'漁業生產量值-漁業種類別魚類別生產量值14'!L52,'漁業生產量值-漁業種類別魚類別生產量值14'!N52)=0,&quot;-&quot;,SUM('漁業生產量值-漁業種類別魚類別生產量值14'!F52,'漁業生產量值-漁業種類別魚類別生產量值14'!H52,'漁業生產量值-漁業種類別魚類別生產量值14'!J52,'漁業生產量值-漁業種類別魚類別生產量值14'!L52,'漁業生產量值-漁業種類別魚類別生產量值14'!N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float" office:value="579.5" table:formula="msoxl:=IF(SUM('漁業生產量值-漁業種類別魚類別生產量值14'!E53,'漁業生產量值-漁業種類別魚類別生產量值14'!G53,'漁業生產量值-漁業種類別魚類別生產量值14'!I53,'漁業生產量值-漁業種類別魚類別生產量值14'!K53,'漁業生產量值-漁業種類別魚類別生產量值14'!M53)=0,&quot;-&quot;,SUM('漁業生產量值-漁業種類別魚類別生產量值14'!E53,'漁業生產量值-漁業種類別魚類別生產量值14'!G53,'漁業生產量值-漁業種類別魚類別生產量值14'!I53,'漁業生產量值-漁業種類別魚類別生產量值14'!K53,'漁業生產量值-漁業種類別魚類別生產量值14'!M53))" table:style-name="ce55">
            <text:p>580<text:s/></text:p>
          </table:table-cell>
          <table:table-cell office:value-type="float" office:value="62298.07" table:formula="msoxl:=IF(SUM('漁業生產量值-漁業種類別魚類別生產量值14'!F53,'漁業生產量值-漁業種類別魚類別生產量值14'!H53,'漁業生產量值-漁業種類別魚類別生產量值14'!J53,'漁業生產量值-漁業種類別魚類別生產量值14'!L53,'漁業生產量值-漁業種類別魚類別生產量值14'!N53)=0,&quot;-&quot;,SUM('漁業生產量值-漁業種類別魚類別生產量值14'!F53,'漁業生產量值-漁業種類別魚類別生產量值14'!H53,'漁業生產量值-漁業種類別魚類別生產量值14'!J53,'漁業生產量值-漁業種類別魚類別生產量值14'!L53,'漁業生產量值-漁業種類別魚類別生產量值14'!N53))" table:style-name="ce55">
            <text:p>62,298<text:s/>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float" office:value="579.5" table:style-name="ce57">
            <text:p>580<text:s/></text:p>
          </table:table-cell>
          <table:table-cell office:value-type="float" office:value="62298.07" table:style-name="ce62">
            <text:p>62,298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3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60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60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60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60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60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office:string-value="-" table:formula="msoxl:=IF(SUM('漁業生產量值-漁業種類別魚類別生產量值14'!E55,'漁業生產量值-漁業種類別魚類別生產量值14'!G55,'漁業生產量值-漁業種類別魚類別生產量值14'!I55,'漁業生產量值-漁業種類別魚類別生產量值14'!K55,'漁業生產量值-漁業種類別魚類別生產量值14'!M55)=0,&quot;-&quot;,SUM('漁業生產量值-漁業種類別魚類別生產量值14'!E55,'漁業生產量值-漁業種類別魚類別生產量值14'!G55,'漁業生產量值-漁業種類別魚類別生產量值14'!I55,'漁業生產量值-漁業種類別魚類別生產量值14'!K55,'漁業生產量值-漁業種類別魚類別生產量值14'!M55))" table:style-name="ce55">
            <text:p>-</text:p>
          </table:table-cell>
          <table:table-cell office:value-type="string" office:string-value="-" table:formula="msoxl:=IF(SUM('漁業生產量值-漁業種類別魚類別生產量值14'!F55,'漁業生產量值-漁業種類別魚類別生產量值14'!H55,'漁業生產量值-漁業種類別魚類別生產量值14'!J55,'漁業生產量值-漁業種類別魚類別生產量值14'!L55,'漁業生產量值-漁業種類別魚類別生產量值14'!N55)=0,&quot;-&quot;,SUM('漁業生產量值-漁業種類別魚類別生產量值14'!F55,'漁業生產量值-漁業種類別魚類別生產量值14'!H55,'漁業生產量值-漁業種類別魚類別生產量值14'!J55,'漁業生產量值-漁業種類別魚類別生產量值14'!L55,'漁業生產量值-漁業種類別魚類別生產量值14'!N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office:string-value="-" table:formula="msoxl:=IF(SUM('漁業生產量值-漁業種類別魚類別生產量值14'!E56,'漁業生產量值-漁業種類別魚類別生產量值14'!G56,'漁業生產量值-漁業種類別魚類別生產量值14'!I56,'漁業生產量值-漁業種類別魚類別生產量值14'!K56,'漁業生產量值-漁業種類別魚類別生產量值14'!M56)=0,&quot;-&quot;,SUM('漁業生產量值-漁業種類別魚類別生產量值14'!E56,'漁業生產量值-漁業種類別魚類別生產量值14'!G56,'漁業生產量值-漁業種類別魚類別生產量值14'!I56,'漁業生產量值-漁業種類別魚類別生產量值14'!K56,'漁業生產量值-漁業種類別魚類別生產量值14'!M56))" table:style-name="ce55">
            <text:p>-</text:p>
          </table:table-cell>
          <table:table-cell office:value-type="string" office:string-value="-" table:formula="msoxl:=IF(SUM('漁業生產量值-漁業種類別魚類別生產量值14'!F56,'漁業生產量值-漁業種類別魚類別生產量值14'!H56,'漁業生產量值-漁業種類別魚類別生產量值14'!J56,'漁業生產量值-漁業種類別魚類別生產量值14'!L56,'漁業生產量值-漁業種類別魚類別生產量值14'!N56)=0,&quot;-&quot;,SUM('漁業生產量值-漁業種類別魚類別生產量值14'!F56,'漁業生產量值-漁業種類別魚類別生產量值14'!H56,'漁業生產量值-漁業種類別魚類別生產量值14'!J56,'漁業生產量值-漁業種類別魚類別生產量值14'!L56,'漁業生產量值-漁業種類別魚類別生產量值14'!N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office:string-value="-" table:formula="msoxl:=IF(SUM('漁業生產量值-漁業種類別魚類別生產量值14'!E57,'漁業生產量值-漁業種類別魚類別生產量值14'!G57,'漁業生產量值-漁業種類別魚類別生產量值14'!I57,'漁業生產量值-漁業種類別魚類別生產量值14'!K57,'漁業生產量值-漁業種類別魚類別生產量值14'!M57)=0,&quot;-&quot;,SUM('漁業生產量值-漁業種類別魚類別生產量值14'!E57,'漁業生產量值-漁業種類別魚類別生產量值14'!G57,'漁業生產量值-漁業種類別魚類別生產量值14'!I57,'漁業生產量值-漁業種類別魚類別生產量值14'!K57,'漁業生產量值-漁業種類別魚類別生產量值14'!M57))" table:style-name="ce55">
            <text:p>-</text:p>
          </table:table-cell>
          <table:table-cell office:value-type="string" office:string-value="-" table:formula="msoxl:=IF(SUM('漁業生產量值-漁業種類別魚類別生產量值14'!F57,'漁業生產量值-漁業種類別魚類別生產量值14'!H57,'漁業生產量值-漁業種類別魚類別生產量值14'!J57,'漁業生產量值-漁業種類別魚類別生產量值14'!L57,'漁業生產量值-漁業種類別魚類別生產量值14'!N57)=0,&quot;-&quot;,SUM('漁業生產量值-漁業種類別魚類別生產量值14'!F57,'漁業生產量值-漁業種類別魚類別生產量值14'!H57,'漁業生產量值-漁業種類別魚類別生產量值14'!J57,'漁業生產量值-漁業種類別魚類別生產量值14'!L57,'漁業生產量值-漁業種類別魚類別生產量值14'!N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float" office:value="22114.324000000001" table:formula="msoxl:=  IF(SUM(C59:C61)=0,&quot;-&quot;,SUM(C59:C61))" table:style-name="ce52">
            <text:p>22,114<text:s/></text:p>
          </table:table-cell>
          <table:table-cell office:value-type="float" office:value="5413339.5410000002" table:formula="msoxl:=  IF(SUM(D59:D61)=0,&quot;-&quot;,SUM(D59:D61))" table:style-name="ce53">
            <text:p>5,413,340<text:s/></text:p>
          </table:table-cell>
          <table:table-cell office:value-type="float" office:value="21865.736000000001" table:formula="msoxl:=  IF(SUM(E59:E61)=0,&quot;-&quot;,SUM(E59:E61))" table:style-name="ce52">
            <text:p>21,866<text:s/></text:p>
          </table:table-cell>
          <table:table-cell office:value-type="float" office:value="5388886.1260000002" table:formula="msoxl:=  IF(SUM(F59:F61)=0,&quot;-&quot;,SUM(F59:F61))" table:style-name="ce60">
            <text:p>5,388,886<text:s/></text:p>
          </table:table-cell>
          <table:table-cell office:value-type="float" office:value="200.39599999999999" table:formula="msoxl:=  IF(SUM(G59:G61)=0,&quot;-&quot;,SUM(G59:G61))" table:style-name="ce52">
            <text:p>200<text:s/></text:p>
          </table:table-cell>
          <table:table-cell office:value-type="float" office:value="19069.84" table:formula="msoxl:=  IF(SUM(H59:H61)=0,&quot;-&quot;,SUM(H59:H61))" table:style-name="ce60">
            <text:p>19,070<text:s/>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60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60">
            <text:p>-</text:p>
          </table:table-cell>
          <table:table-cell office:value-type="float" office:value="48.192" table:formula="msoxl:=  IF(SUM(M59:M61)=0,&quot;-&quot;,SUM(M59:M61))" table:style-name="ce52">
            <text:p>48<text:s/></text:p>
          </table:table-cell>
          <table:table-cell office:value-type="float" office:value="5383.5749999999998" table:formula="msoxl:=  IF(SUM(N59:N61)=0,&quot;-&quot;,SUM(N59:N61))" table:style-name="ce60">
            <text:p>5,384<text:s/>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float" office:value="22114.324000000001" table:formula="msoxl:=IF(SUM('漁業生產量值-漁業種類別魚類別生產量值14'!E59,'漁業生產量值-漁業種類別魚類別生產量值14'!G59,'漁業生產量值-漁業種類別魚類別生產量值14'!I59,'漁業生產量值-漁業種類別魚類別生產量值14'!K59,'漁業生產量值-漁業種類別魚類別生產量值14'!M59)=0,&quot;-&quot;,SUM('漁業生產量值-漁業種類別魚類別生產量值14'!E59,'漁業生產量值-漁業種類別魚類別生產量值14'!G59,'漁業生產量值-漁業種類別魚類別生產量值14'!I59,'漁業生產量值-漁業種類別魚類別生產量值14'!K59,'漁業生產量值-漁業種類別魚類別生產量值14'!M59))" table:style-name="ce55">
            <text:p>22,114<text:s/></text:p>
          </table:table-cell>
          <table:table-cell office:value-type="float" office:value="5413339.5410000002" table:formula="msoxl:=IF(SUM('漁業生產量值-漁業種類別魚類別生產量值14'!F59,'漁業生產量值-漁業種類別魚類別生產量值14'!H59,'漁業生產量值-漁業種類別魚類別生產量值14'!J59,'漁業生產量值-漁業種類別魚類別生產量值14'!L59,'漁業生產量值-漁業種類別魚類別生產量值14'!N59)=0,&quot;-&quot;,SUM('漁業生產量值-漁業種類別魚類別生產量值14'!F59,'漁業生產量值-漁業種類別魚類別生產量值14'!H59,'漁業生產量值-漁業種類別魚類別生產量值14'!J59,'漁業生產量值-漁業種類別魚類別生產量值14'!L59,'漁業生產量值-漁業種類別魚類別生產量值14'!N59))" table:style-name="ce55">
            <text:p>5,413,340<text:s/></text:p>
          </table:table-cell>
          <table:table-cell office:value-type="float" office:value="21865.736000000001" table:style-name="ce55">
            <text:p>21,866<text:s/></text:p>
          </table:table-cell>
          <table:table-cell office:value-type="float" office:value="5388886.1260000002" table:style-name="ce61">
            <text:p>5,388,886<text:s/></text:p>
          </table:table-cell>
          <table:table-cell office:value-type="float" office:value="200.39599999999999" table:style-name="ce55">
            <text:p>200<text:s/></text:p>
          </table:table-cell>
          <table:table-cell office:value-type="float" office:value="19069.84" table:style-name="ce61">
            <text:p>19,070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48.192" table:style-name="ce55">
            <text:p>48<text:s/></text:p>
          </table:table-cell>
          <table:table-cell office:value-type="float" office:value="5383.5749999999998" table:style-name="ce61">
            <text:p>5,38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office:string-value="-" table:formula="msoxl:=IF(SUM('漁業生產量值-漁業種類別魚類別生產量值14'!E60,'漁業生產量值-漁業種類別魚類別生產量值14'!G60,'漁業生產量值-漁業種類別魚類別生產量值14'!I60,'漁業生產量值-漁業種類別魚類別生產量值14'!K60,'漁業生產量值-漁業種類別魚類別生產量值14'!M60)=0,&quot;-&quot;,SUM('漁業生產量值-漁業種類別魚類別生產量值14'!E60,'漁業生產量值-漁業種類別魚類別生產量值14'!G60,'漁業生產量值-漁業種類別魚類別生產量值14'!I60,'漁業生產量值-漁業種類別魚類別生產量值14'!K60,'漁業生產量值-漁業種類別魚類別生產量值14'!M60))" table:style-name="ce55">
            <text:p>-</text:p>
          </table:table-cell>
          <table:table-cell office:value-type="string" office:string-value="-" table:formula="msoxl:=IF(SUM('漁業生產量值-漁業種類別魚類別生產量值14'!F60,'漁業生產量值-漁業種類別魚類別生產量值14'!H60,'漁業生產量值-漁業種類別魚類別生產量值14'!J60,'漁業生產量值-漁業種類別魚類別生產量值14'!L60,'漁業生產量值-漁業種類別魚類別生產量值14'!N60)=0,&quot;-&quot;,SUM('漁業生產量值-漁業種類別魚類別生產量值14'!F60,'漁業生產量值-漁業種類別魚類別生產量值14'!H60,'漁業生產量值-漁業種類別魚類別生產量值14'!J60,'漁業生產量值-漁業種類別魚類別生產量值14'!L60,'漁業生產量值-漁業種類別魚類別生產量值14'!N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office:string-value="-" table:formula="msoxl:=IF(SUM('漁業生產量值-漁業種類別魚類別生產量值14'!E61,'漁業生產量值-漁業種類別魚類別生產量值14'!G61,'漁業生產量值-漁業種類別魚類別生產量值14'!I61,'漁業生產量值-漁業種類別魚類別生產量值14'!K61,'漁業生產量值-漁業種類別魚類別生產量值14'!M61)=0,&quot;-&quot;,SUM('漁業生產量值-漁業種類別魚類別生產量值14'!E61,'漁業生產量值-漁業種類別魚類別生產量值14'!G61,'漁業生產量值-漁業種類別魚類別生產量值14'!I61,'漁業生產量值-漁業種類別魚類別生產量值14'!K61,'漁業生產量值-漁業種類別魚類別生產量值14'!M61))" table:style-name="ce55">
            <text:p>-</text:p>
          </table:table-cell>
          <table:table-cell office:value-type="string" office:string-value="-" table:formula="msoxl:=IF(SUM('漁業生產量值-漁業種類別魚類別生產量值14'!F61,'漁業生產量值-漁業種類別魚類別生產量值14'!H61,'漁業生產量值-漁業種類別魚類別生產量值14'!J61,'漁業生產量值-漁業種類別魚類別生產量值14'!L61,'漁業生產量值-漁業種類別魚類別生產量值14'!N61)=0,&quot;-&quot;,SUM('漁業生產量值-漁業種類別魚類別生產量值14'!F61,'漁業生產量值-漁業種類別魚類別生產量值14'!H61,'漁業生產量值-漁業種類別魚類別生產量值14'!J61,'漁業生產量值-漁業種類別魚類別生產量值14'!L61,'漁業生產量值-漁業種類別魚類別生產量值14'!N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71332.21759" table:formula="msoxl:=  IF(SUM(C63,C64,C65,C67)=0,IF(C66=0,&quot;-&quot;,C66),SUM(C63,C64,C65,C67))" table:style-name="ce52">
            <text:p>71,332<text:s/></text:p>
          </table:table-cell>
          <table:table-cell office:value-type="float" office:value="4825318.9028000003" table:formula="msoxl:=  IF(SUM(D63:D67)=0,&quot;-&quot;,SUM(D63:D67))" table:style-name="ce53">
            <text:p>4,825,319<text:s/>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60">
            <text:p>-</text:p>
          </table:table-cell>
          <table:table-cell office:value-type="float" office:value="63823.726439999999" table:formula="msoxl:=  IF(SUM(G63,G64,G65,G67)=0,IF(G66=0,&quot;-&quot;,G66),SUM(G63,G64,G65,G67))" table:style-name="ce52">
            <text:p>63,824<text:s/></text:p>
          </table:table-cell>
          <table:table-cell office:value-type="float" office:value="4472030.4548000004" table:formula="msoxl:=  IF(SUM(H63:H67)=0,&quot;-&quot;,SUM(H63:H67))" table:style-name="ce60">
            <text:p>4,472,030<text:s/>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60">
            <text:p>-</text:p>
          </table:table-cell>
          <table:table-cell office:value-type="float" office:value="7481.1911499999997" table:formula="msoxl:=  IF(SUM(K63,K64,K65,K67)=0,IF(K66=0,&quot;-&quot;,K66),SUM(K63,K64,K65,K67))" table:style-name="ce52">
            <text:p>7,481<text:s/></text:p>
          </table:table-cell>
          <table:table-cell office:value-type="float" office:value="351923.44800000003" table:formula="msoxl:=  IF(SUM(L63:L67)=0,&quot;-&quot;,SUM(L63:L67))" table:style-name="ce60">
            <text:p>351,923<text:s/></text:p>
          </table:table-cell>
          <table:table-cell office:value-type="float" office:value="27.3" table:formula="msoxl:=  IF(SUM(M63,M64,M65,M67)=0,IF(M66=0,&quot;-&quot;,M66),SUM(M63,M64,M65,M67))" table:style-name="ce52">
            <text:p>27<text:s/></text:p>
          </table:table-cell>
          <table:table-cell office:value-type="float" office:value="1365" table:formula="msoxl:=  IF(SUM(N63:N67)=0,&quot;-&quot;,SUM(N63:N67))" table:style-name="ce60">
            <text:p>1,365<text:s/></text:p>
          </table:table-cell>
          <table:table-cell office:value-type="float" office:value="1940.627" table:formula="msoxl:=  IF(SUM(O63,O64,O65,O67)=0,IF(O66=0,&quot;-&quot;,O66),SUM(O63,O64,O65,O67))" table:style-name="ce52">
            <text:p>1,941<text:s/></text:p>
          </table:table-cell>
          <table:table-cell office:value-type="float" office:value="116542.61" table:formula="msoxl:=  IF(SUM(P63:P67)=0,&quot;-&quot;,SUM(P63:P67))" table:style-name="ce52">
            <text:p>116,54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float" office:value="63823.726439999999" table:formula="msoxl:=IF(SUM('漁業生產量值-漁業種類別魚類別生產量值14'!E63,'漁業生產量值-漁業種類別魚類別生產量值14'!G63,'漁業生產量值-漁業種類別魚類別生產量值14'!I63,'漁業生產量值-漁業種類別魚類別生產量值14'!K63,'漁業生產量值-漁業種類別魚類別生產量值14'!M63)=0,&quot;-&quot;,SUM('漁業生產量值-漁業種類別魚類別生產量值14'!E63,'漁業生產量值-漁業種類別魚類別生產量值14'!G63,'漁業生產量值-漁業種類別魚類別生產量值14'!I63,'漁業生產量值-漁業種類別魚類別生產量值14'!K63,'漁業生產量值-漁業種類別魚類別生產量值14'!M63))" table:style-name="ce55">
            <text:p>63,824<text:s/></text:p>
          </table:table-cell>
          <table:table-cell office:value-type="float" office:value="4472030.4548000004" table:formula="msoxl:=IF(SUM('漁業生產量值-漁業種類別魚類別生產量值14'!F63,'漁業生產量值-漁業種類別魚類別生產量值14'!H63,'漁業生產量值-漁業種類別魚類別生產量值14'!J63,'漁業生產量值-漁業種類別魚類別生產量值14'!L63,'漁業生產量值-漁業種類別魚類別生產量值14'!N63)=0,&quot;-&quot;,SUM('漁業生產量值-漁業種類別魚類別生產量值14'!F63,'漁業生產量值-漁業種類別魚類別生產量值14'!H63,'漁業生產量值-漁業種類別魚類別生產量值14'!J63,'漁業生產量值-漁業種類別魚類別生產量值14'!L63,'漁業生產量值-漁業種類別魚類別生產量值14'!N63))" table:style-name="ce55">
            <text:p>4,472,030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63823.726439999999" table:style-name="ce55">
            <text:p>63,824<text:s/></text:p>
          </table:table-cell>
          <table:table-cell office:value-type="float" office:value="4472030.4548000004" table:style-name="ce61">
            <text:p>4,472,030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float" office:value="7508.0311499999998" table:formula="msoxl:=IF(SUM('漁業生產量值-漁業種類別魚類別生產量值14'!E64,'漁業生產量值-漁業種類別魚類別生產量值14'!G64,'漁業生產量值-漁業種類別魚類別生產量值14'!I64,'漁業生產量值-漁業種類別魚類別生產量值14'!K64,'漁業生產量值-漁業種類別魚類別生產量值14'!M64)=0,&quot;-&quot;,SUM('漁業生產量值-漁業種類別魚類別生產量值14'!E64,'漁業生產量值-漁業種類別魚類別生產量值14'!G64,'漁業生產量值-漁業種類別魚類別生產量值14'!I64,'漁業生產量值-漁業種類別魚類別生產量值14'!K64,'漁業生產量值-漁業種類別魚類別生產量值14'!M64))" table:style-name="ce55">
            <text:p>7,508<text:s/></text:p>
          </table:table-cell>
          <table:table-cell office:value-type="float" office:value="353275.70600000001" table:formula="msoxl:=IF(SUM('漁業生產量值-漁業種類別魚類別生產量值14'!F64,'漁業生產量值-漁業種類別魚類別生產量值14'!H64,'漁業生產量值-漁業種類別魚類別生產量值14'!J64,'漁業生產量值-漁業種類別魚類別生產量值14'!L64,'漁業生產量值-漁業種類別魚類別生產量值14'!N64)=0,&quot;-&quot;,SUM('漁業生產量值-漁業種類別魚類別生產量值14'!F64,'漁業生產量值-漁業種類別魚類別生產量值14'!H64,'漁業生產量值-漁業種類別魚類別生產量值14'!J64,'漁業生產量值-漁業種類別魚類別生產量值14'!L64,'漁業生產量值-漁業種類別魚類別生產量值14'!N64))" table:style-name="ce55">
            <text:p>353,276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7480.7311499999996" table:style-name="ce55">
            <text:p>7,481<text:s/></text:p>
          </table:table-cell>
          <table:table-cell office:value-type="float" office:value="351910.70600000001" table:style-name="ce61">
            <text:p>351,911<text:s/></text:p>
          </table:table-cell>
          <table:table-cell office:value-type="float" office:value="27.3" table:style-name="ce55">
            <text:p>27<text:s/></text:p>
          </table:table-cell>
          <table:table-cell office:value-type="float" office:value="1365" table:style-name="ce61">
            <text:p>1,365<text:s/></text:p>
          </table:table-cell>
          <table:table-cell office:value-type="float" office:value="1940.627" table:style-name="ce55">
            <text:p>1,941<text:s/></text:p>
          </table:table-cell>
          <table:table-cell office:value-type="float" office:value="116542.61" table:style-name="ce55">
            <text:p>116,54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office:string-value="-" table:formula="msoxl:=IF(SUM('漁業生產量值-漁業種類別魚類別生產量值14'!E65,'漁業生產量值-漁業種類別魚類別生產量值14'!G65,'漁業生產量值-漁業種類別魚類別生產量值14'!I65,'漁業生產量值-漁業種類別魚類別生產量值14'!K65,'漁業生產量值-漁業種類別魚類別生產量值14'!M65)=0,&quot;-&quot;,SUM('漁業生產量值-漁業種類別魚類別生產量值14'!E65,'漁業生產量值-漁業種類別魚類別生產量值14'!G65,'漁業生產量值-漁業種類別魚類別生產量值14'!I65,'漁業生產量值-漁業種類別魚類別生產量值14'!K65,'漁業生產量值-漁業種類別魚類別生產量值14'!M65))" table:style-name="ce55">
            <text:p>-</text:p>
          </table:table-cell>
          <table:table-cell office:value-type="string" office:string-value="-" table:formula="msoxl:=IF(SUM('漁業生產量值-漁業種類別魚類別生產量值14'!F65,'漁業生產量值-漁業種類別魚類別生產量值14'!H65,'漁業生產量值-漁業種類別魚類別生產量值14'!J65,'漁業生產量值-漁業種類別魚類別生產量值14'!L65,'漁業生產量值-漁業種類別魚類別生產量值14'!N65)=0,&quot;-&quot;,SUM('漁業生產量值-漁業種類別魚類別生產量值14'!F65,'漁業生產量值-漁業種類別魚類別生產量值14'!H65,'漁業生產量值-漁業種類別魚類別生產量值14'!J65,'漁業生產量值-漁業種類別魚類別生產量值14'!L65,'漁業生產量值-漁業種類別魚類別生產量值14'!N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office:string-value="-" table:formula="msoxl:=IF(SUM('漁業生產量值-漁業種類別魚類別生產量值14'!E66,'漁業生產量值-漁業種類別魚類別生產量值14'!G66,'漁業生產量值-漁業種類別魚類別生產量值14'!I66,'漁業生產量值-漁業種類別魚類別生產量值14'!K66,'漁業生產量值-漁業種類別魚類別生產量值14'!M66)=0,&quot;-&quot;,SUM('漁業生產量值-漁業種類別魚類別生產量值14'!E66,'漁業生產量值-漁業種類別魚類別生產量值14'!G66,'漁業生產量值-漁業種類別魚類別生產量值14'!I66,'漁業生產量值-漁業種類別魚類別生產量值14'!K66,'漁業生產量值-漁業種類別魚類別生產量值14'!M66))" table:style-name="ce55">
            <text:p>-</text:p>
          </table:table-cell>
          <table:table-cell office:value-type="string" office:string-value="-" table:formula="msoxl:=IF(SUM('漁業生產量值-漁業種類別魚類別生產量值14'!F66,'漁業生產量值-漁業種類別魚類別生產量值14'!H66,'漁業生產量值-漁業種類別魚類別生產量值14'!J66,'漁業生產量值-漁業種類別魚類別生產量值14'!L66,'漁業生產量值-漁業種類別魚類別生產量值14'!N66)=0,&quot;-&quot;,SUM('漁業生產量值-漁業種類別魚類別生產量值14'!F66,'漁業生產量值-漁業種類別魚類別生產量值14'!H66,'漁業生產量值-漁業種類別魚類別生產量值14'!J66,'漁業生產量值-漁業種類別魚類別生產量值14'!L66,'漁業生產量值-漁業種類別魚類別生產量值14'!N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float" office:value="0.46" table:formula="msoxl:=IF(SUM('漁業生產量值-漁業種類別魚類別生產量值14'!E67,'漁業生產量值-漁業種類別魚類別生產量值14'!G67,'漁業生產量值-漁業種類別魚類別生產量值14'!I67,'漁業生產量值-漁業種類別魚類別生產量值14'!K67,'漁業生產量值-漁業種類別魚類別生產量值14'!M67)=0,&quot;-&quot;,SUM('漁業生產量值-漁業種類別魚類別生產量值14'!E67,'漁業生產量值-漁業種類別魚類別生產量值14'!G67,'漁業生產量值-漁業種類別魚類別生產量值14'!I67,'漁業生產量值-漁業種類別魚類別生產量值14'!K67,'漁業生產量值-漁業種類別魚類別生產量值14'!M67))" table:style-name="ce55">
            <text:p>0<text:s/></text:p>
          </table:table-cell>
          <table:table-cell office:value-type="float" office:value="12.742000000000001" table:formula="msoxl:=IF(SUM('漁業生產量值-漁業種類別魚類別生產量值14'!F67,'漁業生產量值-漁業種類別魚類別生產量值14'!H67,'漁業生產量值-漁業種類別魚類別生產量值14'!J67,'漁業生產量值-漁業種類別魚類別生產量值14'!L67,'漁業生產量值-漁業種類別魚類別生產量值14'!N67)=0,&quot;-&quot;,SUM('漁業生產量值-漁業種類別魚類別生產量值14'!F67,'漁業生產量值-漁業種類別魚類別生產量值14'!H67,'漁業生產量值-漁業種類別魚類別生產量值14'!J67,'漁業生產量值-漁業種類別魚類別生產量值14'!L67,'漁業生產量值-漁業種類別魚類別生產量值14'!N67))" table:style-name="ce55">
            <text:p>13<text:s/>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float" office:value="0.46" table:style-name="ce57">
            <text:p>0<text:s/></text:p>
          </table:table-cell>
          <table:table-cell office:value-type="float" office:value="12.742000000000001" table:style-name="ce62">
            <text:p>13<text:s/>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5" table:style-name="ta1">
        <table:table-column table:style-name="co1" table:default-cell-style-name="ce64"/>
        <table:table-column table:style-name="co2" table:default-cell-style-name="ce64"/>
        <table:table-column table:style-name="co3" table:default-cell-style-name="ce79"/>
        <table:table-column table:style-name="co5" table:default-cell-style-name="ce79"/>
        <table:table-column table:style-name="co3" table:default-cell-style-name="ce79"/>
        <table:table-column table:style-name="co5" table:default-cell-style-name="ce79"/>
        <table:table-column table:style-name="co3" table:default-cell-style-name="ce64"/>
        <table:table-column table:style-name="co5" table:default-cell-style-name="ce64"/>
        <table:table-column table:style-name="co3" table:default-cell-style-name="ce64"/>
        <table:table-column table:style-name="co5" table:default-cell-style-name="ce64"/>
        <table:table-column table:style-name="co3" table:default-cell-style-name="ce64"/>
        <table:table-column table:style-name="co5" table:default-cell-style-name="ce64"/>
        <table:table-column table:style-name="co3" table:default-cell-style-name="ce64"/>
        <table:table-column table:style-name="co5" table:default-cell-style-name="ce64"/>
        <table:table-column table:style-name="co3" table:default-cell-style-name="ce64"/>
        <table:table-column table:style-name="co5" table:default-cell-style-name="ce64"/>
        <table:table-column table:style-name="co3" table:default-cell-style-name="ce64"/>
        <table:table-column table:style-name="co6" table:number-columns-repeated="16367" table:default-cell-style-name="ce64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79"/>
          <table:table-cell office:value-type="string" table:style-name="ce79">
            <text:p>7‧FISHERIES PRODUCTION</text:p>
          </table:table-cell>
          <table:table-cell table:number-columns-repeated="16374" table:style-name="ce79"/>
        </table:table-row>
        <table:table-row table:style-name="ro2">
          <table:table-cell table:number-columns-repeated="4" table:style-name="ce79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79"/>
          <table:table-cell table:number-columns-repeated="2" table:style-name="ce3"/>
          <table:table-cell table:number-columns-repeated="2" table:style-name="ce79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79"/>
        </table:table-row>
        <table:table-row table:style-name="ro2">
          <table:table-cell table:style-name="ce79"/>
          <table:table-cell office:value-type="string" table:number-columns-spanned="3" table:number-rows-spanned="1" table:style-name="ce116">
            <text:p>(1)<text:s/><text:span text:style-name="T1">漁業種類別魚類別生產量值(續完)</text:span></text:p>
          </table:table-cell>
          <table:covered-table-cell table:number-columns-repeated="2"/>
          <table:table-cell table:style-name="ce79"/>
          <table:table-cell office:value-type="string" table:style-name="ce80">
            <text:p>價值：新臺幣千元</text:p>
          </table:table-cell>
          <table:table-cell table:style-name="ce79"/>
          <table:table-cell table:style-name="ce80"/>
          <table:table-cell office:value-type="string" table:style-name="ce80">
            <text:p>(1) By type of fisheries by species(End)</text:p>
          </table:table-cell>
          <table:table-cell table:number-columns-repeated="3" table:style-name="ce79"/>
          <table:table-cell office:value-type="string" table:style-name="ce19">
            <text:p>Value：Thousand NT $</text:p>
          </table:table-cell>
          <table:table-cell table:number-columns-repeated="16371" table:style-name="ce79"/>
        </table:table-row>
        <table:table-row table:style-name="ro3">
          <table:table-cell table:style-name="ce7">
            <draw:custom-shape svg:x="0.38542in" svg:y="0.01042in" svg:width="0.98324in" svg:height="0.70652in" draw:z-index="1" draw:id="id14" draw:style-name="a1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" table:number-rows-spanned="3" table:style-name="ce208">
            <text:p><text:s text:c="20"/><text:span text:style-name="T1">魚類別</text:span></text:p>
            <text:p><text:span text:style-name="T1"><text:s text:c="20"/>Species</text:span></text:p>
          </table:table-cell>
          <table:table-cell office:value-type="string" table:number-columns-spanned="10" table:number-rows-spanned="1" table:style-name="ce194">
            <text:p>主 <text:s text:c="7"/>要 <text:s text:c="7"/>魚 <text:s text:c="7"/>類</text:p>
          </table:table-cell>
          <table:covered-table-cell table:number-columns-repeated="9"/>
          <table:table-cell table:number-columns-repeated="3" table:style-name="ce27"/>
          <table:table-cell table:style-name="ce26"/>
          <table:table-cell table:number-columns-repeated="16368"/>
        </table:table-row>
        <table:table-row table:style-name="ro3">
          <table:table-cell table:style-name="ce63"/>
          <table:covered-table-cell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office:value-type="string" table:number-columns-spanned="4" table:number-rows-spanned="1" table:style-name="ce194">
            <text:p>藻 <text:s text:c="3"/>類</text:p>
          </table:table-cell>
          <table:covered-table-cell table:number-columns-repeated="3"/>
          <table:table-cell table:number-columns-repeated="2" table:style-name="ce68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table:style-name="ce63"/>
          <table:covered-table-cell/>
          <table:table-cell office:value-type="string" table:number-columns-spanned="2" table:number-rows-spanned="1" table:style-name="ce197">
            <text:p>鱉</text:p>
          </table:table-cell>
          <table:covered-table-cell/>
          <table:table-cell office:value-type="string" table:number-columns-spanned="2" table:number-rows-spanned="1" table:style-name="ce197">
            <text:p>鱉蛋</text:p>
          </table:table-cell>
          <table:covered-table-cell/>
          <table:table-cell office:value-type="string" table:number-columns-spanned="2" table:number-rows-spanned="1" table:style-name="ce197">
            <text:p>珊 <text:s text:c="6"/>瑚</text:p>
          </table:table-cell>
          <table:covered-table-cell/>
          <table:table-cell office:value-type="string" table:number-columns-spanned="2" table:number-rows-spanned="1" table:style-name="ce203">
            <text:p>小計</text:p>
          </table:table-cell>
          <table:covered-table-cell/>
          <table:table-cell office:value-type="string" table:number-columns-spanned="2" table:number-rows-spanned="1" table:style-name="ce225">
            <text:p>龍鬚菜</text:p>
          </table:table-cell>
          <table:covered-table-cell/>
          <table:table-cell table:number-columns-spanned="2" table:number-rows-spanned="1" table:style-name="ce142"/>
          <table:covered-table-cell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63">
            <text:p>代碼</text:p>
          </table:table-cell>
          <table:table-cell office:value-type="string" table:number-columns-spanned="1" table:number-rows-spanned="3" table:style-name="ce20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84">
            <text:p>67001</text:p>
          </table:table-cell>
          <table:covered-table-cell/>
          <table:table-cell office:value-type="string" table:number-columns-spanned="2" table:number-rows-spanned="1" table:style-name="ce181">
            <text:p>67002</text:p>
          </table:table-cell>
          <table:covered-table-cell/>
          <table:table-cell office:value-type="string" table:number-columns-spanned="2" table:number-rows-spanned="1" table:style-name="ce181">
            <text:p>71000</text:p>
          </table:table-cell>
          <table:covered-table-cell/>
          <table:table-cell office:value-type="string" table:number-columns-spanned="2" table:number-rows-spanned="1" table:style-name="ce181">
            <text:p>Sub Total</text:p>
          </table:table-cell>
          <table:covered-table-cell/>
          <table:table-cell office:value-type="string" table:number-columns-spanned="2" table:number-rows-spanned="1" table:style-name="ce192">
            <text:p>73201</text:p>
          </table:table-cell>
          <table:covered-table-cell/>
          <table:table-cell table:number-columns-spanned="2" table:number-rows-spanned="1" table:style-name="ce142"/>
          <table:covered-table-cell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63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73">
            <text:p>價值</text:p>
          </table:table-cell>
          <table:table-cell table:number-columns-repeated="2" table:style-name="ce81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table:style-name="ce65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74">
            <text:p>Value</text:p>
          </table:table-cell>
          <table:table-cell table:number-columns-repeated="2" table:style-name="ce81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538.70699999999999" table:formula="msoxl:=  IF(SUM(C11,C19,C36,C54,C58,C62)=0,&quot;-&quot;,SUM(C11,C19,C36,C54,C58,C62))" table:style-name="ce45">
            <text:p>539<text:s/></text:p>
          </table:table-cell>
          <table:table-cell office:value-type="float" office:value="101520.5536" table:formula="msoxl:=  IF(SUM(D11,D19,D36,D54,D58,D62)=0,&quot;-&quot;,SUM(D11,D19,D36,D54,D58,D62))" table:style-name="ce45">
            <text:p>101,521<text:s/></text:p>
          </table:table-cell>
          <table:table-cell office:value-type="float" office:value="743.68600000000004" table:formula="msoxl:=  IF(SUM(E11,E19,E36,E54,E58,E62)=0,&quot;-&quot;,SUM(E11,E19,E36,E54,E58,E62))" table:style-name="ce45">
            <text:p>744<text:s/></text:p>
          </table:table-cell>
          <table:table-cell office:value-type="float" office:value="190754.7977" table:formula="msoxl:=  IF(SUM(F11,F19,F36,F54,F58,F62)=0,&quot;-&quot;,SUM(F11,F19,F36,F54,F58,F62))" table:style-name="ce45">
            <text:p>190,755<text:s/></text:p>
          </table:table-cell>
          <table:table-cell office:value-type="float" office:value="3.6366799999999997" table:formula="msoxl:=  IF(SUM(G11,G19,G36,G54,G58,G62)=0,&quot;-&quot;,SUM(G11,G19,G36,G54,G58,G62))" table:style-name="ce45">
            <text:p>4<text:s/></text:p>
          </table:table-cell>
          <table:table-cell office:value-type="float" office:value="830699.5" table:formula="msoxl:=  IF(SUM(H11,H19,H36,H54,H58,H62)=0,&quot;-&quot;,SUM(H11,H19,H36,H54,H58,H62))" table:style-name="ce72">
            <text:p>830,700<text:s/></text:p>
          </table:table-cell>
          <table:table-cell office:value-type="float" office:value="634.48" table:formula="msoxl:=IF(SUM(K10)=0,&quot;-&quot;,SUM(K10))" table:style-name="ce18">
            <text:p>634<text:s/></text:p>
          </table:table-cell>
          <table:table-cell office:value-type="float" office:value="1357.8340000000001" table:formula="msoxl:=IF(SUM(L10)=0,&quot;-&quot;,SUM(L10))" table:style-name="ce18">
            <text:p>1,358<text:s/></text:p>
          </table:table-cell>
          <table:table-cell office:value-type="float" office:value="634.48" table:formula="msoxl:=  IF(SUM(K11,K19,K36,K54,K58,K62)=0,&quot;-&quot;,SUM(K11,K19,K36,K54,K58,K62))" table:style-name="ce45">
            <text:p>634<text:s/></text:p>
          </table:table-cell>
          <table:table-cell office:value-type="float" office:value="1357.8340000000001" table:formula="msoxl:=  IF(SUM(L11,L19,L36,L54,L58,L62)=0,&quot;-&quot;,SUM(L11,L19,L36,L54,L58,L62))" table:style-name="ce75">
            <text:p>1,358<text:s/>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52">
            <text:p>-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53">
            <text:p>-</text:p>
          </table:table-cell>
          <table:table-cell office:value-type="string" office:string-value="-" table:formula="msoxl:=IF(SUM(K11)=0,&quot;-&quot;,SUM(K11))" table:style-name="ce88">
            <text:p>-</text:p>
          </table:table-cell>
          <table:table-cell office:value-type="string" office:string-value="-" table:formula="msoxl:=IF(SUM(L11)=0,&quot;-&quot;,SUM(L11))" table:style-name="ce89">
            <text:p>-</text:p>
          </table:table-cell>
          <table:table-cell office:value-type="string" office:string-value="-" table:formula="msoxl:=  IF(SUM(K12:K18)=0,&quot;-&quot;,SUM(K12:K18))" table:style-name="ce52">
            <text:p>-</text:p>
          </table:table-cell>
          <table:table-cell office:value-type="string" office:string-value="-" table:formula="msoxl:=  IF(SUM(L12:L18)=0,&quot;-&quot;,SUM(L12:L18))" table:style-name="ce53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office:value-type="string" office:string-value="-" table:formula="msoxl:=IF(SUM(K12)=0,&quot;-&quot;,SUM(K12))" table:style-name="ce90">
            <text:p>-</text:p>
          </table:table-cell>
          <table:table-cell office:value-type="string" office:string-value="-" table:formula="msoxl:=IF(SUM(L12)=0,&quot;-&quot;,SUM(L12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office:value-type="string" office:string-value="-" table:formula="msoxl:=IF(SUM(K13)=0,&quot;-&quot;,SUM(K13))" table:style-name="ce90">
            <text:p>-</text:p>
          </table:table-cell>
          <table:table-cell office:value-type="string" office:string-value="-" table:formula="msoxl:=IF(SUM(L13)=0,&quot;-&quot;,SUM(L13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office:value-type="string" office:string-value="-" table:formula="msoxl:=IF(SUM(K14)=0,&quot;-&quot;,SUM(K14))" table:style-name="ce90">
            <text:p>-</text:p>
          </table:table-cell>
          <table:table-cell office:value-type="string" office:string-value="-" table:formula="msoxl:=IF(SUM(L14)=0,&quot;-&quot;,SUM(L14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office:value-type="string" office:string-value="-" table:formula="msoxl:=IF(SUM(K15)=0,&quot;-&quot;,SUM(K15))" table:style-name="ce90">
            <text:p>-</text:p>
          </table:table-cell>
          <table:table-cell office:value-type="string" office:string-value="-" table:formula="msoxl:=IF(SUM(L15)=0,&quot;-&quot;,SUM(L15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office:value-type="string" office:string-value="-" table:formula="msoxl:=IF(SUM(K16)=0,&quot;-&quot;,SUM(K16))" table:style-name="ce90">
            <text:p>-</text:p>
          </table:table-cell>
          <table:table-cell office:value-type="string" office:string-value="-" table:formula="msoxl:=IF(SUM(L16)=0,&quot;-&quot;,SUM(L16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office:value-type="string" office:string-value="-" table:formula="msoxl:=IF(SUM(K17)=0,&quot;-&quot;,SUM(K17))" table:style-name="ce90">
            <text:p>-</text:p>
          </table:table-cell>
          <table:table-cell office:value-type="string" office:string-value="-" table:formula="msoxl:=IF(SUM(L17)=0,&quot;-&quot;,SUM(L17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77">
            <text:p>-</text:p>
          </table:table-cell>
          <table:table-cell office:value-type="string" office:string-value="-" table:formula="msoxl:=IF(SUM(K18)=0,&quot;-&quot;,SUM(K18))" table:style-name="ce92">
            <text:p>-</text:p>
          </table:table-cell>
          <table:table-cell office:value-type="string" office:string-value="-" table:formula="msoxl:=IF(SUM(L18)=0,&quot;-&quot;,SUM(L18))" table:style-name="ce93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77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string" office:string-value="-" table:formula="msoxl:=  IF(SUM(C20:C35)=0,&quot;-&quot;,SUM(C20:C35))" table:style-name="ce52">
            <text:p>-</text:p>
          </table:table-cell>
          <table:table-cell office:value-type="string" office:string-value="-" table:formula="msoxl:=  IF(SUM(D20:D35)=0,&quot;-&quot;,SUM(D20:D35))" table:style-name="ce52">
            <text:p>-</text:p>
          </table:table-cell>
          <table:table-cell office:value-type="string" office:string-value="-" table:formula="msoxl:=  IF(SUM(E20:E35)=0,&quot;-&quot;,SUM(E20:E35))" table:style-name="ce52">
            <text:p>-</text:p>
          </table:table-cell>
          <table:table-cell office:value-type="string" office:string-value="-" table:formula="msoxl:=  IF(SUM(F20:F35)=0,&quot;-&quot;,SUM(F20:F35))" table:style-name="ce52">
            <text:p>-</text:p>
          </table:table-cell>
          <table:table-cell office:value-type="float" office:value="3.6366799999999997" table:formula="msoxl:=  IF(SUM(G20:G35)=0,&quot;-&quot;,SUM(G20:G35))" table:style-name="ce52">
            <text:p>4<text:s/></text:p>
          </table:table-cell>
          <table:table-cell office:value-type="float" office:value="830699.5" table:formula="msoxl:=  IF(SUM(H20:H35)=0,&quot;-&quot;,SUM(H20:H35))" table:style-name="ce52">
            <text:p>830,700<text:s/></text:p>
          </table:table-cell>
          <table:table-cell office:value-type="string" office:string-value="-" table:formula="msoxl:=IF(SUM(K19)=0,&quot;-&quot;,SUM(K19))" table:style-name="ce89">
            <text:p>-</text:p>
          </table:table-cell>
          <table:table-cell office:value-type="string" office:string-value="-" table:formula="msoxl:=IF(SUM(L19)=0,&quot;-&quot;,SUM(L19))" table:style-name="ce89">
            <text:p>-</text:p>
          </table:table-cell>
          <table:table-cell office:value-type="string" office:string-value="-" table:formula="msoxl:=  IF(SUM(K20:K35)=0,&quot;-&quot;,SUM(K20:K35))" table:style-name="ce52">
            <text:p>-</text:p>
          </table:table-cell>
          <table:table-cell office:value-type="string" office:string-value="-" table:formula="msoxl:=  IF(SUM(L20:L35)=0,&quot;-&quot;,SUM(L20:L35))" table:style-name="ce53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50">
            <text:p>2001</text:p>
          </table:table-cell>
          <table:table-cell office:value-type="string" table:style-name="ce58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IF(SUM(K20)=0,&quot;-&quot;,SUM(K20))" table:style-name="ce91">
            <text:p>-</text:p>
          </table:table-cell>
          <table:table-cell office:value-type="string" office:string-value="-" table:formula="msoxl:=IF(SUM(L20)=0,&quot;-&quot;,SUM(L20))" table:style-name="ce9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78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1)=0,&quot;-&quot;,SUM(K21))" table:style-name="ce91">
            <text:p>-</text:p>
          </table:table-cell>
          <table:table-cell office:value-type="string" office:string-value="-" table:formula="msoxl:=IF(SUM(L21)=0,&quot;-&quot;,SUM(L21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2)=0,&quot;-&quot;,SUM(K22))" table:style-name="ce91">
            <text:p>-</text:p>
          </table:table-cell>
          <table:table-cell office:value-type="string" office:string-value="-" table:formula="msoxl:=IF(SUM(L22)=0,&quot;-&quot;,SUM(L22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3)=0,&quot;-&quot;,SUM(K23))" table:style-name="ce91">
            <text:p>-</text:p>
          </table:table-cell>
          <table:table-cell office:value-type="string" office:string-value="-" table:formula="msoxl:=IF(SUM(L23)=0,&quot;-&quot;,SUM(L23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4)=0,&quot;-&quot;,SUM(K24))" table:style-name="ce91">
            <text:p>-</text:p>
          </table:table-cell>
          <table:table-cell office:value-type="string" office:string-value="-" table:formula="msoxl:=IF(SUM(L24)=0,&quot;-&quot;,SUM(L24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5)=0,&quot;-&quot;,SUM(K25))" table:style-name="ce91">
            <text:p>-</text:p>
          </table:table-cell>
          <table:table-cell office:value-type="string" office:string-value="-" table:formula="msoxl:=IF(SUM(L25)=0,&quot;-&quot;,SUM(L25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6)=0,&quot;-&quot;,SUM(K26))" table:style-name="ce91">
            <text:p>-</text:p>
          </table:table-cell>
          <table:table-cell office:value-type="string" office:string-value="-" table:formula="msoxl:=IF(SUM(L26)=0,&quot;-&quot;,SUM(L26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7)=0,&quot;-&quot;,SUM(K27))" table:style-name="ce91">
            <text:p>-</text:p>
          </table:table-cell>
          <table:table-cell office:value-type="string" office:string-value="-" table:formula="msoxl:=IF(SUM(L27)=0,&quot;-&quot;,SUM(L27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8)=0,&quot;-&quot;,SUM(K28))" table:style-name="ce91">
            <text:p>-</text:p>
          </table:table-cell>
          <table:table-cell office:value-type="string" office:string-value="-" table:formula="msoxl:=IF(SUM(L28)=0,&quot;-&quot;,SUM(L28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9)=0,&quot;-&quot;,SUM(K29))" table:style-name="ce91">
            <text:p>-</text:p>
          </table:table-cell>
          <table:table-cell office:value-type="string" office:string-value="-" table:formula="msoxl:=IF(SUM(L29)=0,&quot;-&quot;,SUM(L29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30)=0,&quot;-&quot;,SUM(K30))" table:style-name="ce91">
            <text:p>-</text:p>
          </table:table-cell>
          <table:table-cell office:value-type="string" office:string-value="-" table:formula="msoxl:=IF(SUM(L30)=0,&quot;-&quot;,SUM(L30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31)=0,&quot;-&quot;,SUM(K31))" table:style-name="ce91">
            <text:p>-</text:p>
          </table:table-cell>
          <table:table-cell office:value-type="string" office:string-value="-" table:formula="msoxl:=IF(SUM(L31)=0,&quot;-&quot;,SUM(L31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32)=0,&quot;-&quot;,SUM(K32))" table:style-name="ce91">
            <text:p>-</text:p>
          </table:table-cell>
          <table:table-cell office:value-type="string" office:string-value="-" table:formula="msoxl:=IF(SUM(L32)=0,&quot;-&quot;,SUM(L32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.6366799999999997" table:style-name="ce55">
            <text:p>4<text:s/></text:p>
          </table:table-cell>
          <table:table-cell office:value-type="float" office:value="830699.5" table:style-name="ce55">
            <text:p>830,700<text:s/></text:p>
          </table:table-cell>
          <table:table-cell office:value-type="string" office:string-value="-" table:formula="msoxl:=IF(SUM(K33)=0,&quot;-&quot;,SUM(K33))" table:style-name="ce91">
            <text:p>-</text:p>
          </table:table-cell>
          <table:table-cell office:value-type="string" office:string-value="-" table:formula="msoxl:=IF(SUM(L33)=0,&quot;-&quot;,SUM(L33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34)=0,&quot;-&quot;,SUM(K34))" table:style-name="ce91">
            <text:p>-</text:p>
          </table:table-cell>
          <table:table-cell office:value-type="string" office:string-value="-" table:formula="msoxl:=IF(SUM(L34)=0,&quot;-&quot;,SUM(L34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IF(SUM(K35)=0,&quot;-&quot;,SUM(K35))" table:style-name="ce93">
            <text:p>-</text:p>
          </table:table-cell>
          <table:table-cell office:value-type="string" office:string-value="-" table:formula="msoxl:=IF(SUM(L35)=0,&quot;-&quot;,SUM(L35))" table:style-name="ce93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77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string" office:string-value="-" table:formula="msoxl:=  IF(SUM(C37:C53)=0,&quot;-&quot;,SUM(C37:C53))" table:style-name="ce52">
            <text:p>-</text:p>
          </table:table-cell>
          <table:table-cell office:value-type="string" office:string-value="-" table:formula="msoxl:=  IF(SUM(D37:D53)=0,&quot;-&quot;,SUM(D37:D53))" table:style-name="ce52">
            <text:p>-</text:p>
          </table:table-cell>
          <table:table-cell office:value-type="string" office:string-value="-" table:formula="msoxl:=  IF(SUM(E37:E53)=0,&quot;-&quot;,SUM(E37:E53))" table:style-name="ce52">
            <text:p>-</text:p>
          </table:table-cell>
          <table:table-cell office:value-type="string" office:string-value="-" table:formula="msoxl:=  IF(SUM(F37:F53)=0,&quot;-&quot;,SUM(F37:F53))" table:style-name="ce52">
            <text:p>-</text:p>
          </table:table-cell>
          <table:table-cell office:value-type="string" office:string-value="-" table:formula="msoxl:=  IF(SUM(G37:G53)=0,&quot;-&quot;,SUM(G37:G53))" table:style-name="ce52">
            <text:p>-</text:p>
          </table:table-cell>
          <table:table-cell office:value-type="string" office:string-value="-" table:formula="msoxl:=  IF(SUM(H37:H53)=0,&quot;-&quot;,SUM(H37:H53))" table:style-name="ce52">
            <text:p>-</text:p>
          </table:table-cell>
          <table:table-cell office:value-type="string" office:string-value="-" table:formula="msoxl:=IF(SUM(K36)=0,&quot;-&quot;,SUM(K36))" table:style-name="ce89">
            <text:p>-</text:p>
          </table:table-cell>
          <table:table-cell office:value-type="string" office:string-value="-" table:formula="msoxl:=IF(SUM(L36)=0,&quot;-&quot;,SUM(L36))" table:style-name="ce89">
            <text:p>-</text:p>
          </table:table-cell>
          <table:table-cell office:value-type="string" office:string-value="-" table:formula="msoxl:=  IF(SUM(K37:K53)=0,&quot;-&quot;,SUM(K37:K53))" table:style-name="ce52">
            <text:p>-</text:p>
          </table:table-cell>
          <table:table-cell office:value-type="string" office:string-value="-" table:formula="msoxl:=  IF(SUM(L37:L53)=0,&quot;-&quot;,SUM(L37:L53))" table:style-name="ce53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37)=0,&quot;-&quot;,SUM(K37))" table:style-name="ce91">
            <text:p>-</text:p>
          </table:table-cell>
          <table:table-cell office:value-type="string" office:string-value="-" table:formula="msoxl:=IF(SUM(L37)=0,&quot;-&quot;,SUM(L37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38)=0,&quot;-&quot;,SUM(K38))" table:style-name="ce91">
            <text:p>-</text:p>
          </table:table-cell>
          <table:table-cell office:value-type="string" office:string-value="-" table:formula="msoxl:=IF(SUM(L38)=0,&quot;-&quot;,SUM(L38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39)=0,&quot;-&quot;,SUM(K39))" table:style-name="ce91">
            <text:p>-</text:p>
          </table:table-cell>
          <table:table-cell office:value-type="string" office:string-value="-" table:formula="msoxl:=IF(SUM(L39)=0,&quot;-&quot;,SUM(L39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0)=0,&quot;-&quot;,SUM(K40))" table:style-name="ce91">
            <text:p>-</text:p>
          </table:table-cell>
          <table:table-cell office:value-type="string" office:string-value="-" table:formula="msoxl:=IF(SUM(L40)=0,&quot;-&quot;,SUM(L40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1)=0,&quot;-&quot;,SUM(K41))" table:style-name="ce91">
            <text:p>-</text:p>
          </table:table-cell>
          <table:table-cell office:value-type="string" office:string-value="-" table:formula="msoxl:=IF(SUM(L41)=0,&quot;-&quot;,SUM(L41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2)=0,&quot;-&quot;,SUM(K42))" table:style-name="ce91">
            <text:p>-</text:p>
          </table:table-cell>
          <table:table-cell office:value-type="string" office:string-value="-" table:formula="msoxl:=IF(SUM(L42)=0,&quot;-&quot;,SUM(L42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3)=0,&quot;-&quot;,SUM(K43))" table:style-name="ce91">
            <text:p>-</text:p>
          </table:table-cell>
          <table:table-cell office:value-type="string" office:string-value="-" table:formula="msoxl:=IF(SUM(L43)=0,&quot;-&quot;,SUM(L43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4)=0,&quot;-&quot;,SUM(K44))" table:style-name="ce91">
            <text:p>-</text:p>
          </table:table-cell>
          <table:table-cell office:value-type="string" office:string-value="-" table:formula="msoxl:=IF(SUM(L44)=0,&quot;-&quot;,SUM(L44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5)=0,&quot;-&quot;,SUM(K45))" table:style-name="ce91">
            <text:p>-</text:p>
          </table:table-cell>
          <table:table-cell office:value-type="string" office:string-value="-" table:formula="msoxl:=IF(SUM(L45)=0,&quot;-&quot;,SUM(L45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6)=0,&quot;-&quot;,SUM(K46))" table:style-name="ce91">
            <text:p>-</text:p>
          </table:table-cell>
          <table:table-cell office:value-type="string" office:string-value="-" table:formula="msoxl:=IF(SUM(L46)=0,&quot;-&quot;,SUM(L46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7)=0,&quot;-&quot;,SUM(K47))" table:style-name="ce91">
            <text:p>-</text:p>
          </table:table-cell>
          <table:table-cell office:value-type="string" office:string-value="-" table:formula="msoxl:=IF(SUM(L47)=0,&quot;-&quot;,SUM(L47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8)=0,&quot;-&quot;,SUM(K48))" table:style-name="ce91">
            <text:p>-</text:p>
          </table:table-cell>
          <table:table-cell office:value-type="string" office:string-value="-" table:formula="msoxl:=IF(SUM(L48)=0,&quot;-&quot;,SUM(L48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9)=0,&quot;-&quot;,SUM(K49))" table:style-name="ce91">
            <text:p>-</text:p>
          </table:table-cell>
          <table:table-cell office:value-type="string" office:string-value="-" table:formula="msoxl:=IF(SUM(L49)=0,&quot;-&quot;,SUM(L49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50)=0,&quot;-&quot;,SUM(K50))" table:style-name="ce91">
            <text:p>-</text:p>
          </table:table-cell>
          <table:table-cell office:value-type="string" office:string-value="-" table:formula="msoxl:=IF(SUM(L50)=0,&quot;-&quot;,SUM(L50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51)=0,&quot;-&quot;,SUM(K51))" table:style-name="ce91">
            <text:p>-</text:p>
          </table:table-cell>
          <table:table-cell office:value-type="string" office:string-value="-" table:formula="msoxl:=IF(SUM(L51)=0,&quot;-&quot;,SUM(L51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52)=0,&quot;-&quot;,SUM(K52))" table:style-name="ce91">
            <text:p>-</text:p>
          </table:table-cell>
          <table:table-cell office:value-type="string" office:string-value="-" table:formula="msoxl:=IF(SUM(L52)=0,&quot;-&quot;,SUM(L52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IF(SUM(K53)=0,&quot;-&quot;,SUM(K53))" table:style-name="ce93">
            <text:p>-</text:p>
          </table:table-cell>
          <table:table-cell office:value-type="string" office:string-value="-" table:formula="msoxl:=IF(SUM(L53)=0,&quot;-&quot;,SUM(L53))" table:style-name="ce93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77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IF(SUM(K54)=0,&quot;-&quot;,SUM(K54))" table:style-name="ce89">
            <text:p>-</text:p>
          </table:table-cell>
          <table:table-cell office:value-type="string" office:string-value="-" table:formula="msoxl:=IF(SUM(L54)=0,&quot;-&quot;,SUM(L54))" table:style-name="ce89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3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55)=0,&quot;-&quot;,SUM(K55))" table:style-name="ce91">
            <text:p>-</text:p>
          </table:table-cell>
          <table:table-cell office:value-type="string" office:string-value="-" table:formula="msoxl:=IF(SUM(L55)=0,&quot;-&quot;,SUM(L55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56)=0,&quot;-&quot;,SUM(K56))" table:style-name="ce91">
            <text:p>-</text:p>
          </table:table-cell>
          <table:table-cell office:value-type="string" office:string-value="-" table:formula="msoxl:=IF(SUM(L56)=0,&quot;-&quot;,SUM(L56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IF(SUM(K57)=0,&quot;-&quot;,SUM(K57))" table:style-name="ce93">
            <text:p>-</text:p>
          </table:table-cell>
          <table:table-cell office:value-type="string" office:string-value="-" table:formula="msoxl:=IF(SUM(L57)=0,&quot;-&quot;,SUM(L57))" table:style-name="ce93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77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IF(SUM(K58)=0,&quot;-&quot;,SUM(K58))" table:style-name="ce89">
            <text:p>-</text:p>
          </table:table-cell>
          <table:table-cell office:value-type="string" office:string-value="-" table:formula="msoxl:=IF(SUM(L58)=0,&quot;-&quot;,SUM(L58))" table:style-name="ce89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3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59)=0,&quot;-&quot;,SUM(K59))" table:style-name="ce91">
            <text:p>-</text:p>
          </table:table-cell>
          <table:table-cell office:value-type="string" office:string-value="-" table:formula="msoxl:=IF(SUM(L59)=0,&quot;-&quot;,SUM(L59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60)=0,&quot;-&quot;,SUM(K60))" table:style-name="ce91">
            <text:p>-</text:p>
          </table:table-cell>
          <table:table-cell office:value-type="string" office:string-value="-" table:formula="msoxl:=IF(SUM(L60)=0,&quot;-&quot;,SUM(L60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IF(SUM(K61)=0,&quot;-&quot;,SUM(K61))" table:style-name="ce93">
            <text:p>-</text:p>
          </table:table-cell>
          <table:table-cell office:value-type="string" office:string-value="-" table:formula="msoxl:=IF(SUM(L61)=0,&quot;-&quot;,SUM(L61))" table:style-name="ce93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77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538.70699999999999" table:formula="msoxl:=  IF(SUM(C63,C64,C65,C67)=0,IF(C66=0,&quot;-&quot;,C66),SUM(C63,C64,C65,C67))" table:style-name="ce52">
            <text:p>539<text:s/></text:p>
          </table:table-cell>
          <table:table-cell office:value-type="float" office:value="101520.5536" table:formula="msoxl:=  IF(SUM(D63:D67)=0,&quot;-&quot;,SUM(D63:D67))" table:style-name="ce52">
            <text:p>101,521<text:s/></text:p>
          </table:table-cell>
          <table:table-cell office:value-type="float" office:value="743.68600000000004" table:formula="msoxl:=  IF(SUM(E63,E64,E65,E67)=0,IF(E66=0,&quot;-&quot;,E66),SUM(E63,E64,E65,E67))" table:style-name="ce52">
            <text:p>744<text:s/></text:p>
          </table:table-cell>
          <table:table-cell office:value-type="float" office:value="190754.7977" table:formula="msoxl:=  IF(SUM(F63:F67)=0,&quot;-&quot;,SUM(F63:F67))" table:style-name="ce52">
            <text:p>190,755<text:s/>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2">
            <text:p>-</text:p>
          </table:table-cell>
          <table:table-cell office:value-type="float" office:value="634.48" table:formula="msoxl:=IF(SUM(K62)=0,&quot;-&quot;,SUM(K62))" table:style-name="ce89">
            <text:p>634<text:s/></text:p>
          </table:table-cell>
          <table:table-cell office:value-type="float" office:value="1357.8340000000001" table:formula="msoxl:=IF(SUM(L62)=0,&quot;-&quot;,SUM(L62))" table:style-name="ce89">
            <text:p>1,358<text:s/></text:p>
          </table:table-cell>
          <table:table-cell office:value-type="float" office:value="634.48" table:formula="msoxl:=  IF(SUM(K63,K64,K65,K67)=0,IF(K66=0,&quot;-&quot;,K66),SUM(K63,K64,K65,K67))" table:style-name="ce52">
            <text:p>634<text:s/></text:p>
          </table:table-cell>
          <table:table-cell office:value-type="float" office:value="1357.8340000000001" table:formula="msoxl:=  IF(SUM(L63:L67)=0,&quot;-&quot;,SUM(L63:L67))" table:style-name="ce53">
            <text:p>1,358<text:s/>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34.48" table:formula="msoxl:=IF(SUM(K63)=0,&quot;-&quot;,SUM(K63))" table:style-name="ce91">
            <text:p>634<text:s/></text:p>
          </table:table-cell>
          <table:table-cell office:value-type="float" office:value="1357.8340000000001" table:formula="msoxl:=IF(SUM(L63)=0,&quot;-&quot;,SUM(L63))" table:style-name="ce91">
            <text:p>1,358<text:s/></text:p>
          </table:table-cell>
          <table:table-cell office:value-type="float" office:value="634.48" table:style-name="ce55">
            <text:p>634<text:s/></text:p>
          </table:table-cell>
          <table:table-cell office:value-type="float" office:value="1357.8340000000001" table:style-name="ce76">
            <text:p>1,358<text:s/>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float" office:value="538.70699999999999" table:style-name="ce55">
            <text:p>539<text:s/></text:p>
          </table:table-cell>
          <table:table-cell office:value-type="float" office:value="101520.5536" table:style-name="ce55">
            <text:p>101,521<text:s/></text:p>
          </table:table-cell>
          <table:table-cell office:value-type="float" office:value="743.68600000000004" table:style-name="ce55">
            <text:p>744<text:s/></text:p>
          </table:table-cell>
          <table:table-cell office:value-type="float" office:value="190754.7977" table:style-name="ce55">
            <text:p>190,75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64)=0,&quot;-&quot;,SUM(K64))" table:style-name="ce91">
            <text:p>-</text:p>
          </table:table-cell>
          <table:table-cell office:value-type="string" office:string-value="-" table:formula="msoxl:=IF(SUM(L64)=0,&quot;-&quot;,SUM(L64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65)=0,&quot;-&quot;,SUM(K65))" table:style-name="ce91">
            <text:p>-</text:p>
          </table:table-cell>
          <table:table-cell office:value-type="string" office:string-value="-" table:formula="msoxl:=IF(SUM(L65)=0,&quot;-&quot;,SUM(L65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66)=0,&quot;-&quot;,SUM(K66))" table:style-name="ce91">
            <text:p>-</text:p>
          </table:table-cell>
          <table:table-cell office:value-type="string" office:string-value="-" table:formula="msoxl:=IF(SUM(L66)=0,&quot;-&quot;,SUM(L66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IF(SUM(K67)=0,&quot;-&quot;,SUM(K67))" table:style-name="ce94">
            <text:p>-</text:p>
          </table:table-cell>
          <table:table-cell office:value-type="string" office:string-value="-" table:formula="msoxl:=IF(SUM(L67)=0,&quot;-&quot;,SUM(L67))" table:style-name="ce94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77">
            <text:p>-</text:p>
          </table:table-cell>
          <table:table-cell table:number-columns-repeated="2" table:style-name="ce71"/>
          <table:table-cell table:style-name="ce6"/>
          <table:table-cell table:style-name="ce85"/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number-rows-repeated="104850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7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090000" draw:opacity="100%" draw:stroke="solid" svg:stroke-width="0.01042in" svg:stroke-color="#400000" svg:stroke-opacity="100%" draw:stroke-linejoin="round"/>
    </style:default-style>
  </office:styles>
  <office:automatic-styles>
    <style:page-layout style:name="pm1">
      <style:page-layout-properties fo:margin-top="0.118110236220472in" fo:margin-bottom="0in" fo:margin-left="0.511811023622047in" fo:margin-right="0.511811023622047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AW7_01</meta:initial-creator>
    <dc:creator>李境超</dc:creator>
    <meta:creation-date>2013-08-30T03:04:33Z</meta:creation-date>
    <dc:date>2017-03-17T09:56:58Z</dc:date>
    <meta:print-date>2017-03-17T09:56:32Z</meta:print-date>
  </office:meta>
</office:document-meta>
</file>